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113.19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119.45pt"/>
    </style:style>
    <style:style style:name="co5" style:family="table-column">
      <style:table-column-properties fo:break-before="auto" style:column-width="81.24pt"/>
    </style:style>
    <style:style style:name="co6" style:family="table-column">
      <style:table-column-properties fo:break-before="auto" style:column-width="125.69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31.95pt"/>
    </style:style>
    <style:style style:name="co9" style:family="table-column">
      <style:table-column-properties fo:break-before="auto" style:column-width="78.49pt"/>
    </style:style>
    <style:style style:name="co10" style:family="table-column">
      <style:table-column-properties fo:break-before="auto" style:column-width="74.3pt"/>
    </style:style>
    <style:style style:name="co11" style:family="table-column">
      <style:table-column-properties fo:break-before="auto" style:column-width="145.16pt"/>
    </style:style>
    <style:style style:name="co12" style:family="table-column">
      <style:table-column-properties fo:break-before="auto" style:column-width="190.29pt"/>
    </style:style>
    <style:style style:name="co13" style:family="table-column">
      <style:table-column-properties fo:break-before="auto" style:column-width="114.6pt"/>
    </style:style>
    <style:style style:name="co14" style:family="table-column">
      <style:table-column-properties fo:break-before="auto" style:column-width="139.61pt"/>
    </style:style>
    <style:style style:name="co15" style:family="table-column">
      <style:table-column-properties fo:break-before="auto" style:column-width="101.4pt"/>
    </style:style>
    <style:style style:name="co16" style:family="table-column">
      <style:table-column-properties fo:break-before="auto" style:column-width="98.59pt"/>
    </style:style>
    <style:style style:name="co17" style:family="table-column">
      <style:table-column-properties fo:break-before="auto" style:column-width="120.84pt"/>
    </style:style>
    <style:style style:name="co18" style:family="table-column">
      <style:table-column-properties fo:break-before="auto" style:column-width="96.55pt"/>
    </style:style>
    <style:style style:name="co19" style:family="table-column">
      <style:table-column-properties fo:break-before="auto" style:column-width="170.84pt"/>
    </style:style>
    <style:style style:name="co20" style:family="table-column">
      <style:table-column-properties fo:break-before="auto" style:column-width="108.34pt"/>
    </style:style>
    <style:style style:name="co21" style:family="table-column">
      <style:table-column-properties fo:break-before="auto" style:column-width="112.51pt"/>
    </style:style>
    <style:style style:name="co22" style:family="table-column">
      <style:table-column-properties fo:break-before="auto" style:column-width="155.54pt"/>
    </style:style>
    <style:style style:name="co23" style:family="table-column">
      <style:table-column-properties fo:break-before="auto" style:column-width="107.66pt"/>
    </style:style>
    <style:style style:name="co24" style:family="table-column">
      <style:table-column-properties fo:break-before="auto" style:column-width="56.24pt"/>
    </style:style>
    <style:style style:name="co25" style:family="table-column">
      <style:table-column-properties fo:break-before="auto" style:column-width="120.16pt"/>
    </style:style>
    <style:style style:name="co26" style:family="table-column">
      <style:table-column-properties fo:break-before="auto" style:column-width="100.01pt"/>
    </style:style>
    <style:style style:name="co27" style:family="table-column">
      <style:table-column-properties fo:break-before="auto" style:column-width="106.95pt"/>
    </style:style>
    <style:style style:name="co28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8.49pt" fo:break-before="auto" style:use-optimal-row-height="false"/>
    </style:style>
    <style:style style:name="ta1" style:family="table" style:master-page-name="PageStyle_5f_OLD">
      <style:table-properties table:display="true" style:writing-mode="lr-tb"/>
    </style:style>
    <style:style style:name="ta2" style:family="table" style:master-page-name="PageStyle_5f_FINAL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5pt" fo:font-style="normal" fo:text-shadow="none" style:text-underline-style="none" fo:font-weight="bold" style:font-size-asian="25pt" style:font-style-asian="normal" style:font-weight-asian="bold" style:font-name-complex="Arial" style:font-size-complex="25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25">
      <style:table-cell-properties style:rotation-align="none"/>
      <style:text-properties fo:color="#f7981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f7981d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26">
      <style:table-cell-properties style:rotation-align="none"/>
      <style:text-properties fo:color="#f7981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7pt" fo:font-style="normal" fo:text-shadow="none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5pt" fo:font-style="normal" fo:text-shadow="none" style:text-underline-style="none" fo:font-weight="bold" style:font-size-asian="25pt" style:font-style-asian="normal" style:font-weight-asian="bold" style:font-name-complex="Arial" style:font-size-complex="25pt" style:font-style-complex="normal" style:font-weight-complex="bold"/>
    </style:style>
    <style:style style:name="ce2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7981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5pt" fo:font-style="normal" fo:text-shadow="none" style:text-underline-style="none" fo:font-weight="bold" style:font-size-asian="25pt" style:font-style-asian="normal" style:font-weight-asian="bold" style:font-name-complex="Arial" style:font-size-complex="25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5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7pt" fo:font-style="normal" fo:text-shadow="none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L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7" table:number-columns-repeated="979" table:default-cell-style-name="Default"/>
        <table:table-row table:style-name="ro1">
          <table:table-cell table:style-name="ce1" office:value-type="string" calcext:value-type="string">
            <text:p>LEFT ENCODER</text:p>
          </table:table-cell>
          <table:table-cell table:style-name="ce6" office:value-type="string" calcext:value-type="string">
            <text:p>RAW DATA</text:p>
          </table:table-cell>
          <table:table-cell table:style-name="ce1" office:value-type="string" calcext:value-type="string">
            <text:p>RIGHT ENCODER</text:p>
          </table:table-cell>
          <table:table-cell table:number-columns-repeated="2"/>
          <table:table-cell table:style-name="ce1" office:value-type="string" calcext:value-type="string">
            <text:p>LEFT ENCODER</text:p>
          </table:table-cell>
          <table:table-cell table:style-name="ce6" office:value-type="string" calcext:value-type="string">
            <text:p>ABS VALUE</text:p>
          </table:table-cell>
          <table:table-cell table:style-name="ce1" office:value-type="string" calcext:value-type="string">
            <text:p>RIGHT ENCODER</text:p>
          </table:table-cell>
          <table:table-cell table:number-columns-repeated="3"/>
          <table:table-cell table:style-name="ce2" office:value-type="string" calcext:value-type="string">
            <text:p>OLD VALUES</text:p>
          </table:table-cell>
          <table:table-cell table:number-columns-repeated="5"/>
          <table:table-cell table:style-name="ce7" office:value-type="string" calcext:value-type="string">
            <text:p>3m</text:p>
          </table:table-cell>
          <table:table-cell table:number-columns-repeated="2"/>
          <table:table-cell table:style-name="ce7" office:value-type="string" calcext:value-type="string">
            <text:p>3m</text:p>
          </table:table-cell>
          <table:table-cell table:number-columns-repeated="3"/>
          <table:table-cell table:style-name="ce7" office:value-type="string" calcext:value-type="string">
            <text:p>1.5m</text:p>
          </table:table-cell>
          <table:table-cell table:number-columns-repeated="2"/>
          <table:table-cell table:style-name="ce7" office:value-type="string" calcext:value-type="string">
            <text:p>1.5m</text:p>
          </table:table-cell>
          <table:table-cell table:number-columns-repeated="2"/>
          <table:table-cell table:style-name="ce21" office:value-type="string" calcext:value-type="string">
            <text:p>Misurazioni TOF </text:p>
            <text:p>20cm</text:p>
          </table:table-cell>
          <table:table-cell/>
          <table:table-cell table:style-name="ce23" office:value-type="string" calcext:value-type="string">
            <text:p>Misurazioni TOF 20cm valore corretto</text:p>
          </table:table-cell>
          <table:table-cell table:number-columns-repeated="991"/>
        </table:table-row>
        <table:table-row table:style-name="ro1">
          <table:table-cell table:number-columns-repeated="11"/>
          <table:table-cell table:style-name="ce2" office:value-type="string" calcext:value-type="string">
            <text:p>LEFT ENCODER</text:p>
          </table:table-cell>
          <table:table-cell/>
          <table:table-cell table:style-name="ce2" office:value-type="string" calcext:value-type="string">
            <text:p>RIGHT ENCODER</text:p>
          </table:table-cell>
          <table:table-cell table:number-columns-repeated="2"/>
          <table:table-cell table:style-name="ce3" office:value-type="string" calcext:value-type="string">
            <text:p>DISTANZA CALCOLATA ENCODER</text:p>
          </table:table-cell>
          <table:table-cell/>
          <table:table-cell table:style-name="ce2"/>
          <table:table-cell table:style-name="ce2" office:value-type="string" calcext:value-type="string">
            <text:p>LEFT</text:p>
          </table:table-cell>
          <table:table-cell/>
          <table:table-cell table:style-name="ce2" office:value-type="string" calcext:value-type="string">
            <text:p>RIGHT</text:p>
          </table:table-cell>
          <table:table-cell/>
          <table:table-cell table:style-name="ce3" office:value-type="string" calcext:value-type="string">
            <text:p>DISTANZA CALCOLATA ENCODER</text:p>
          </table:table-cell>
          <table:table-cell/>
          <table:table-cell table:style-name="ce2"/>
          <table:table-cell table:style-name="ce2" office:value-type="string" calcext:value-type="string">
            <text:p>LEFT ENCODER</text:p>
          </table:table-cell>
          <table:table-cell/>
          <table:table-cell table:style-name="ce2" office:value-type="string" calcext:value-type="string">
            <text:p>RIGHT ENCODER</text:p>
          </table:table-cell>
          <table:table-cell table:style-name="ce2"/>
          <table:table-cell/>
          <table:table-cell table:style-name="ce2" table:number-columns-repeated="14"/>
          <table:table-cell table:number-columns-repeated="979"/>
        </table:table-row>
        <table:table-row table:style-name="ro1">
          <table:table-cell table:style-name="ce2" office:value-type="float" office:value="-92689" calcext:value-type="float">
            <text:p>-92689</text:p>
          </table:table-cell>
          <table:table-cell/>
          <table:table-cell table:style-name="ce2" office:value-type="float" office:value="-92833" calcext:value-type="float">
            <text:p>-92833</text:p>
          </table:table-cell>
          <table:table-cell table:number-columns-repeated="2"/>
          <table:table-cell table:style-name="ce2" office:value-type="float" office:value="92689" calcext:value-type="float">
            <text:p>92689</text:p>
          </table:table-cell>
          <table:table-cell/>
          <table:table-cell table:style-name="ce2" office:value-type="float" office:value="92833" calcext:value-type="float">
            <text:p>92833</text:p>
          </table:table-cell>
          <table:table-cell table:number-columns-repeated="3"/>
          <table:table-cell table:style-name="ce2" office:value-type="float" office:value="92732" calcext:value-type="float">
            <text:p>92732</text:p>
          </table:table-cell>
          <table:table-cell/>
          <table:table-cell table:style-name="ce2" office:value-type="float" office:value="92749" calcext:value-type="float">
            <text:p>92749</text:p>
          </table:table-cell>
          <table:table-cell table:number-columns-repeated="2"/>
          <table:table-cell table:style-name="ce4" office:value-type="string" calcext:value-type="string">
            <text:p>con 2*PI()</text:p>
          </table:table-cell>
          <table:table-cell table:style-name="ce1" office:value-type="string" calcext:value-type="string">
            <text:p>con 6,28</text:p>
          </table:table-cell>
          <table:table-cell table:style-name="ce8" office:value-type="string" calcext:value-type="string">
            <text:p>con raggio 20,61</text:p>
          </table:table-cell>
          <table:table-cell table:style-name="ce2" office:value-type="float" office:value="92689" calcext:value-type="float">
            <text:p>92689</text:p>
          </table:table-cell>
          <table:table-cell/>
          <table:table-cell table:style-name="ce2" office:value-type="float" office:value="92749" calcext:value-type="float">
            <text:p>92749</text:p>
          </table:table-cell>
          <table:table-cell/>
          <table:table-cell table:style-name="ce4" office:value-type="string" calcext:value-type="string">
            <text:p>con 2*PI()</text:p>
          </table:table-cell>
          <table:table-cell table:style-name="ce1" office:value-type="string" calcext:value-type="string">
            <text:p>con 6,28</text:p>
          </table:table-cell>
          <table:table-cell table:style-name="ce8" office:value-type="string" calcext:value-type="string">
            <text:p>con raggio 20,61</text:p>
          </table:table-cell>
          <table:table-cell table:style-name="ce2" office:value-type="float" office:value="46327" calcext:value-type="float">
            <text:p>46327</text:p>
          </table:table-cell>
          <table:table-cell/>
          <table:table-cell table:style-name="ce2" office:value-type="float" office:value="46364" calcext:value-type="float">
            <text:p>46364</text:p>
          </table:table-cell>
          <table:table-cell table:style-name="ce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1509" calcext:value-type="float">
            <text:p>91509</text:p>
          </table:table-cell>
          <table:table-cell table:number-columns-repeated="2"/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1509" calcext:value-type="float">
            <text:p>91509</text:p>
          </table:table-cell>
          <table:table-cell table:number-columns-repeated="3"/>
          <table:table-cell table:style-name="ce2" office:value-type="float" office:value="92742" calcext:value-type="float">
            <text:p>92742</text:p>
          </table:table-cell>
          <table:table-cell/>
          <table:table-cell table:style-name="ce2" office:value-type="float" office:value="92787" calcext:value-type="float">
            <text:p>92787</text:p>
          </table:table-cell>
          <table:table-cell table:number-columns-repeated="2"/>
          <table:table-cell table:style-name="ce5" table:formula="of:=([.T4]/4000)*2*PI()*20.5679" office:value-type="float" office:value="2995.17606594071" calcext:value-type="float">
            <text:p>2995.176 mm</text:p>
          </table:table-cell>
          <table:table-cell table:style-name="ce9" table:formula="of:=([.T4]/4000)*6.28*20.5679" office:value-type="float" office:value="2993.657639321" calcext:value-type="float">
            <text:p>2993.658 mm</text:p>
          </table:table-cell>
          <table:table-cell table:style-name="ce9" table:formula="of:=([.T4]/4000)*6.28*20.61" office:value-type="float" office:value="2999.7852939" calcext:value-type="float">
            <text:p>2999.785 mm</text:p>
          </table:table-cell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787" calcext:value-type="float">
            <text:p>92787</text:p>
          </table:table-cell>
          <table:table-cell/>
          <table:table-cell table:style-name="ce5" table:formula="of:=([.AA4]/4000)*2*PI()*20.5679" office:value-type="float" office:value="1496.86110338053" calcext:value-type="float">
            <text:p>1496.861 mm</text:p>
          </table:table-cell>
          <table:table-cell table:style-name="ce9" table:formula="of:=([.AA4]/4000)*6.28*20.5679" office:value-type="float" office:value="1496.102258593" calcext:value-type="float">
            <text:p>1496.102 mm</text:p>
          </table:table-cell>
          <table:table-cell table:style-name="ce9" table:formula="of:=([.AA4]/4000)*6.28*20.61" office:value-type="float" office:value="1499.1645987" calcext:value-type="float">
            <text:p>1499.165 mm</text:p>
          </table:table-cell>
          <table:table-cell table:style-name="ce2" office:value-type="float" office:value="46331" calcext:value-type="float">
            <text:p>46331</text:p>
          </table:table-cell>
          <table:table-cell/>
          <table:table-cell table:style-name="ce2" office:value-type="float" office:value="46348" calcext:value-type="float">
            <text:p>46348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84" calcext:value-type="float">
            <text:p>-92684</text:p>
          </table:table-cell>
          <table:table-cell/>
          <table:table-cell table:style-name="ce2" office:value-type="float" office:value="-92814" calcext:value-type="float">
            <text:p>-92814</text:p>
          </table:table-cell>
          <table:table-cell table:number-columns-repeated="2"/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 table:number-columns-repeated="3"/>
          <table:table-cell table:style-name="ce2" office:value-type="float" office:value="92724" calcext:value-type="float">
            <text:p>92724</text:p>
          </table:table-cell>
          <table:table-cell/>
          <table:table-cell table:style-name="ce2" office:value-type="float" office:value="92585" calcext:value-type="float">
            <text:p>92585</text:p>
          </table:table-cell>
          <table:table-cell table:number-columns-repeated="2"/>
          <table:table-cell table:style-name="ce5" table:formula="of:=([.T5]/4000)*2*PI()*20.5679" office:value-type="float" office:value="2994.43298236" calcext:value-type="float">
            <text:p>2994.433 mm</text:p>
          </table:table-cell>
          <table:table-cell table:style-name="ce9" table:formula="of:=([.T5]/4000)*6.28*20.5679" office:value-type="float" office:value="2992.914932452" calcext:value-type="float">
            <text:p>2992.915 mm</text:p>
          </table:table-cell>
          <table:table-cell table:style-name="ce9" table:formula="of:=([.T5]/4000)*6.28*20.61" office:value-type="float" office:value="2999.0410668" calcext:value-type="float">
            <text:p>2999.041 mm</text:p>
          </table:table-cell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2585" calcext:value-type="float">
            <text:p>92585</text:p>
          </table:table-cell>
          <table:table-cell/>
          <table:table-cell table:style-name="ce5" table:formula="of:=([.AA5]/4000)*2*PI()*20.5679" office:value-type="float" office:value="1496.5703315446" calcext:value-type="float">
            <text:p>1496.570 mm</text:p>
          </table:table-cell>
          <table:table-cell table:style-name="ce9" table:formula="of:=([.AA5]/4000)*6.28*20.5679" office:value-type="float" office:value="1495.811634166" calcext:value-type="float">
            <text:p>1495.812 mm</text:p>
          </table:table-cell>
          <table:table-cell table:style-name="ce9" table:formula="of:=([.AA5]/4000)*6.28*20.61" office:value-type="float" office:value="1498.8733794" calcext:value-type="float">
            <text:p>1498.873 mm</text:p>
          </table:table-cell>
          <table:table-cell table:style-name="ce2" office:value-type="float" office:value="46322" calcext:value-type="float">
            <text:p>46322</text:p>
          </table:table-cell>
          <table:table-cell/>
          <table:table-cell table:style-name="ce2" office:value-type="float" office:value="46363" calcext:value-type="float">
            <text:p>46363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1966" calcext:value-type="float">
            <text:p>91966</text:p>
          </table:table-cell>
          <table:table-cell table:number-columns-repeated="2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1966" calcext:value-type="float">
            <text:p>91966</text:p>
          </table:table-cell>
          <table:table-cell table:number-columns-repeated="3"/>
          <table:table-cell table:style-name="ce2" office:value-type="float" office:value="92779" calcext:value-type="float">
            <text:p>92779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2"/>
          <table:table-cell table:style-name="ce5" table:formula="of:=([.T6]/4000)*2*PI()*20.5679" office:value-type="float" office:value="2994.85298612301" calcext:value-type="float">
            <text:p>2994.853 mm</text:p>
          </table:table-cell>
          <table:table-cell table:style-name="ce9" table:formula="of:=([.T6]/4000)*6.28*20.5679" office:value-type="float" office:value="2993.334723291" calcext:value-type="float">
            <text:p>2993.335 mm</text:p>
          </table:table-cell>
          <table:table-cell table:style-name="ce9" table:formula="of:=([.T6]/4000)*6.28*20.61" office:value-type="float" office:value="2999.4617169" calcext:value-type="float">
            <text:p>2999.462 mm</text:p>
          </table:table-cell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/>
          <table:table-cell table:style-name="ce5" table:formula="of:=([.AA6]/4000)*2*PI()*20.5679" office:value-type="float" office:value="1496.86110338053" calcext:value-type="float">
            <text:p>1496.861 mm</text:p>
          </table:table-cell>
          <table:table-cell table:style-name="ce9" table:formula="of:=([.AA6]/4000)*6.28*20.5679" office:value-type="float" office:value="1496.102258593" calcext:value-type="float">
            <text:p>1496.102 mm</text:p>
          </table:table-cell>
          <table:table-cell table:style-name="ce9" table:formula="of:=([.AA6]/4000)*6.28*20.61" office:value-type="float" office:value="1499.1645987" calcext:value-type="float">
            <text:p>1499.165 mm</text:p>
          </table:table-cell>
          <table:table-cell table:style-name="ce2" office:value-type="float" office:value="46331" calcext:value-type="float">
            <text:p>46331</text:p>
          </table:table-cell>
          <table:table-cell/>
          <table:table-cell table:style-name="ce2" office:value-type="float" office:value="46232" calcext:value-type="float">
            <text:p>46232</text:p>
          </table:table-cell>
          <table:table-cell table:style-name="ce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90" calcext:value-type="float">
            <text:p>-92690</text:p>
          </table:table-cell>
          <table:table-cell/>
          <table:table-cell table:style-name="ce2" office:value-type="float" office:value="-92827" calcext:value-type="float">
            <text:p>-92827</text:p>
          </table:table-cell>
          <table:table-cell table:number-columns-repeated="2"/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/>
          <table:table-cell table:style-name="ce10" office:value-type="string" calcext:value-type="string">
            <text:p>VARIANCE 20 VAL NO LOCK</text:p>
          </table:table-cell>
          <table:table-cell/>
          <table:table-cell table:style-name="ce2" office:value-type="float" office:value="92792" calcext:value-type="float">
            <text:p>92792</text:p>
          </table:table-cell>
          <table:table-cell/>
          <table:table-cell table:style-name="ce2" office:value-type="float" office:value="92580" calcext:value-type="float">
            <text:p>92580</text:p>
          </table:table-cell>
          <table:table-cell/>
          <table:table-cell table:style-name="ce10" office:value-type="string" calcext:value-type="string">
            <text:p>VARIANCE OLD VALUES LEFT</text:p>
          </table:table-cell>
          <table:table-cell table:style-name="ce5" table:formula="of:=([.T7]/4000)*2*PI()*20.5679" office:value-type="float" office:value="2994.62683025062" calcext:value-type="float">
            <text:p>2994.627 mm</text:p>
          </table:table-cell>
          <table:table-cell table:style-name="ce9" table:formula="of:=([.T7]/4000)*6.28*20.5679" office:value-type="float" office:value="2993.10868207" calcext:value-type="float">
            <text:p>2993.109 mm</text:p>
          </table:table-cell>
          <table:table-cell table:style-name="ce9" table:formula="of:=([.T7]/4000)*6.28*20.61" office:value-type="float" office:value="2999.235213" calcext:value-type="float">
            <text:p>2999.235 mm</text:p>
          </table:table-cell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580" calcext:value-type="float">
            <text:p>92580</text:p>
          </table:table-cell>
          <table:table-cell table:style-name="ce10" office:value-type="string" calcext:value-type="string">
            <text:p>VARIANCE TOT VALUES LEFT</text:p>
          </table:table-cell>
          <table:table-cell table:style-name="ce5" table:formula="of:=([.AA7]/4000)*2*PI()*20.5679" office:value-type="float" office:value="1496.92571934407" calcext:value-type="float">
            <text:p>1496.926 mm</text:p>
          </table:table-cell>
          <table:table-cell table:style-name="ce9" table:formula="of:=([.AA7]/4000)*6.28*20.5679" office:value-type="float" office:value="1496.166841799" calcext:value-type="float">
            <text:p>1496.167 mm</text:p>
          </table:table-cell>
          <table:table-cell table:style-name="ce9" table:formula="of:=([.AA7]/4000)*6.28*20.61" office:value-type="float" office:value="1499.2293141" calcext:value-type="float">
            <text:p>1499.229 mm</text:p>
          </table:table-cell>
          <table:table-cell table:style-name="ce2" office:value-type="float" office:value="46333" calcext:value-type="float">
            <text:p>46333</text:p>
          </table:table-cell>
          <table:table-cell/>
          <table:table-cell table:style-name="ce2" office:value-type="float" office:value="46379" calcext:value-type="float">
            <text:p>46379</text:p>
          </table:table-cell>
          <table:table-cell table:style-name="ce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09" calcext:value-type="float">
            <text:p>92709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 table:number-columns-repeated="2"/>
          <table:table-cell table:style-name="ce2" office:value-type="float" office:value="92709" calcext:value-type="float">
            <text:p>92709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/>
          <table:table-cell table:style-name="ce11" table:formula="of:=VAR([.F10:.F30])" office:value-type="float" office:value="230.8904762" calcext:value-type="float">
            <text:p>230.8904762</text:p>
          </table:table-cell>
          <table:table-cell/>
          <table:table-cell table:style-name="ce2" office:value-type="float" office:value="92762" calcext:value-type="float">
            <text:p>92762</text:p>
          </table:table-cell>
          <table:table-cell/>
          <table:table-cell table:style-name="ce2" office:value-type="float" office:value="92815" calcext:value-type="float">
            <text:p>92815</text:p>
          </table:table-cell>
          <table:table-cell/>
          <table:table-cell table:style-name="ce11" table:formula="of:=VAR([.L3:.L55])" office:value-type="float" office:value="763.1386067" calcext:value-type="float">
            <text:p>763.1386067</text:p>
          </table:table-cell>
          <table:table-cell table:style-name="ce5" table:formula="of:=([.T8]/4000)*2*PI()*20.5679" office:value-type="float" office:value="2995.24068190425" calcext:value-type="float">
            <text:p>2995.241 mm</text:p>
          </table:table-cell>
          <table:table-cell table:style-name="ce9" table:formula="of:=([.T8]/4000)*6.28*20.5679" office:value-type="float" office:value="2993.722222527" calcext:value-type="float">
            <text:p>2993.722 mm</text:p>
          </table:table-cell>
          <table:table-cell table:style-name="ce9" table:formula="of:=([.T8]/4000)*6.28*20.61" office:value-type="float" office:value="2999.8500093" calcext:value-type="float">
            <text:p>2999.850 mm</text:p>
          </table:table-cell>
          <table:table-cell table:style-name="ce2" office:value-type="float" office:value="92709" calcext:value-type="float">
            <text:p>92709</text:p>
          </table:table-cell>
          <table:table-cell/>
          <table:table-cell table:style-name="ce2" office:value-type="float" office:value="92815" calcext:value-type="float">
            <text:p>92815</text:p>
          </table:table-cell>
          <table:table-cell table:style-name="ce11" table:formula="of:=VAR([.T3:.T176])" office:value-type="float" office:value="528.2656634" calcext:value-type="float">
            <text:p>528.2656634</text:p>
          </table:table-cell>
          <table:table-cell table:style-name="ce5" table:formula="of:=([.AA8]/4000)*2*PI()*20.5679" office:value-type="float" office:value="1497.08725925292" calcext:value-type="float">
            <text:p>1497.087 mm</text:p>
          </table:table-cell>
          <table:table-cell table:style-name="ce9" table:formula="of:=([.AA8]/4000)*6.28*20.5679" office:value-type="float" office:value="1496.328299814" calcext:value-type="float">
            <text:p>1496.328 mm</text:p>
          </table:table-cell>
          <table:table-cell table:style-name="ce9" table:formula="of:=([.AA8]/4000)*6.28*20.61" office:value-type="float" office:value="1499.3911026" calcext:value-type="float">
            <text:p>1499.391 mm</text:p>
          </table:table-cell>
          <table:table-cell table:style-name="ce2" office:value-type="float" office:value="46338" calcext:value-type="float">
            <text:p>46338</text:p>
          </table:table-cell>
          <table:table-cell/>
          <table:table-cell table:style-name="ce2" office:value-type="float" office:value="44544" calcext:value-type="float">
            <text:p>44544</text:p>
          </table:table-cell>
          <table:table-cell table:style-name="ce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1" calcext:value-type="float">
            <text:p>191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88" calcext:value-type="float">
            <text:p>-92688</text:p>
          </table:table-cell>
          <table:table-cell/>
          <table:table-cell table:style-name="ce2" office:value-type="float" office:value="-92823" calcext:value-type="float">
            <text:p>-92823</text:p>
          </table:table-cell>
          <table:table-cell table:number-columns-repeated="2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823" calcext:value-type="float">
            <text:p>92823</text:p>
          </table:table-cell>
          <table:table-cell table:number-columns-repeated="3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292" calcext:value-type="float">
            <text:p>92292</text:p>
          </table:table-cell>
          <table:table-cell table:number-columns-repeated="2"/>
          <table:table-cell table:style-name="ce5" table:formula="of:=([.T9]/4000)*2*PI()*20.5679" office:value-type="float" office:value="2994.56221428708" calcext:value-type="float">
            <text:p>2994.562 mm</text:p>
          </table:table-cell>
          <table:table-cell table:style-name="ce9" table:formula="of:=([.T9]/4000)*6.28*20.5679" office:value-type="float" office:value="2993.044098864" calcext:value-type="float">
            <text:p>2993.044 mm</text:p>
          </table:table-cell>
          <table:table-cell table:style-name="ce9" table:formula="of:=([.T9]/4000)*6.28*20.61" office:value-type="float" office:value="2999.1704976" calcext:value-type="float">
            <text:p>2999.170 mm</text:p>
          </table:table-cell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292" calcext:value-type="float">
            <text:p>92292</text:p>
          </table:table-cell>
          <table:table-cell/>
          <table:table-cell table:style-name="ce5" table:formula="of:=([.AA9]/4000)*2*PI()*20.5679" office:value-type="float" office:value="1497.21649118" calcext:value-type="float">
            <text:p>1497.216 mm</text:p>
          </table:table-cell>
          <table:table-cell table:style-name="ce9" table:formula="of:=([.AA9]/4000)*6.28*20.5679" office:value-type="float" office:value="1496.457466226" calcext:value-type="float">
            <text:p>1496.457 mm</text:p>
          </table:table-cell>
          <table:table-cell table:style-name="ce9" table:formula="of:=([.AA9]/4000)*6.28*20.61" office:value-type="float" office:value="1499.5205334" calcext:value-type="float">
            <text:p>1499.521 mm</text:p>
          </table:table-cell>
          <table:table-cell table:style-name="ce2" office:value-type="float" office:value="46342" calcext:value-type="float">
            <text:p>46342</text:p>
          </table:table-cell>
          <table:table-cell/>
          <table:table-cell table:style-name="ce2" office:value-type="float" office:value="46380" calcext:value-type="float">
            <text:p>46380</text:p>
          </table:table-cell>
          <table:table-cell table:style-name="ce2"/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1865" calcext:value-type="float">
            <text:p>91865</text:p>
          </table:table-cell>
          <table:table-cell table:number-columns-repeated="2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1865" calcext:value-type="float">
            <text:p>91865</text:p>
          </table:table-cell>
          <table:table-cell/>
          <table:table-cell table:style-name="ce10" office:value-type="string" calcext:value-type="string">
            <text:p>VARIANCE 20 VAL LOCK 3m</text:p>
          </table:table-cell>
          <table:table-cell/>
          <table:table-cell table:style-name="ce2" office:value-type="float" office:value="92754" calcext:value-type="float">
            <text:p>92754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2"/>
          <table:table-cell table:style-name="ce5" table:formula="of:=([.T10]/4000)*2*PI()*20.5679" office:value-type="float" office:value="2995.14375795894" calcext:value-type="float">
            <text:p>2995.144 mm</text:p>
          </table:table-cell>
          <table:table-cell table:style-name="ce9" table:formula="of:=([.T10]/4000)*6.28*20.5679" office:value-type="float" office:value="2993.625347718" calcext:value-type="float">
            <text:p>2993.625 mm</text:p>
          </table:table-cell>
          <table:table-cell table:style-name="ce9" table:formula="of:=([.T10]/4000)*6.28*20.61" office:value-type="float" office:value="2999.7529362" calcext:value-type="float">
            <text:p>2999.753 mm</text:p>
          </table:table-cell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/>
          <table:table-cell table:style-name="ce5" table:formula="of:=([.AA10]/4000)*2*PI()*20.5679" office:value-type="float" office:value="1497.37803108885" calcext:value-type="float">
            <text:p>1497.378 mm</text:p>
          </table:table-cell>
          <table:table-cell table:style-name="ce9" table:formula="of:=([.AA10]/4000)*6.28*20.5679" office:value-type="float" office:value="1496.618924241" calcext:value-type="float">
            <text:p>1496.619 mm</text:p>
          </table:table-cell>
          <table:table-cell table:style-name="ce9" table:formula="of:=([.AA10]/4000)*6.28*20.61" office:value-type="float" office:value="1499.6823219" calcext:value-type="float">
            <text:p>1499.682 mm</text:p>
          </table:table-cell>
          <table:table-cell table:style-name="ce2" office:value-type="float" office:value="46347" calcext:value-type="float">
            <text:p>46347</text:p>
          </table:table-cell>
          <table:table-cell/>
          <table:table-cell table:style-name="ce2" office:value-type="float" office:value="44207" calcext:value-type="float">
            <text:p>44207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78" calcext:value-type="float">
            <text:p>-92678</text:p>
          </table:table-cell>
          <table:table-cell/>
          <table:table-cell table:style-name="ce2" office:value-type="float" office:value="-92819" calcext:value-type="float">
            <text:p>-92819</text:p>
          </table:table-cell>
          <table:table-cell table:number-columns-repeated="2"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/>
          <table:table-cell table:style-name="ce13" table:formula="of:=VAR([.F103:.F123])" office:value-type="float" office:value="179.6571429" calcext:value-type="float">
            <text:p>179.6571429</text:p>
          </table:table-cell>
          <table:table-cell/>
          <table:table-cell table:style-name="ce2" office:value-type="float" office:value="92739" calcext:value-type="float">
            <text:p>92739</text:p>
          </table:table-cell>
          <table:table-cell/>
          <table:table-cell table:style-name="ce2" office:value-type="float" office:value="91855" calcext:value-type="float">
            <text:p>91855</text:p>
          </table:table-cell>
          <table:table-cell/>
          <table:table-cell table:style-name="ce10" office:value-type="string" calcext:value-type="string">
            <text:p>VARIANCE OLD VALUES RIGHT</text:p>
          </table:table-cell>
          <table:table-cell table:style-name="ce5" table:formula="of:=([.T11]/4000)*2*PI()*20.5679" office:value-type="float" office:value="2994.23913446938" calcext:value-type="float">
            <text:p>2994.239 mm</text:p>
          </table:table-cell>
          <table:table-cell table:style-name="ce9" table:formula="of:=([.T11]/4000)*6.28*20.5679" office:value-type="float" office:value="2992.721182834" calcext:value-type="float">
            <text:p>2992.721 mm</text:p>
          </table:table-cell>
          <table:table-cell table:style-name="ce9" table:formula="of:=([.T11]/4000)*6.28*20.61" office:value-type="float" office:value="2998.8469206" calcext:value-type="float">
            <text:p>2998.847 mm</text:p>
          </table:table-cell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1855" calcext:value-type="float">
            <text:p>91855</text:p>
          </table:table-cell>
          <table:table-cell table:style-name="ce6"/>
          <table:table-cell table:style-name="ce5" table:formula="of:=([.AA11]/4000)*2*PI()*20.5679" office:value-type="float" office:value="1497.08725925292" calcext:value-type="float">
            <text:p>1497.087 mm</text:p>
          </table:table-cell>
          <table:table-cell table:style-name="ce9" table:formula="of:=([.AA11]/4000)*6.28*20.5679" office:value-type="float" office:value="1496.328299814" calcext:value-type="float">
            <text:p>1496.328 mm</text:p>
          </table:table-cell>
          <table:table-cell table:style-name="ce9" table:formula="of:=([.AA11]/4000)*6.28*20.61" office:value-type="float" office:value="1499.3911026" calcext:value-type="float">
            <text:p>1499.391 mm</text:p>
          </table:table-cell>
          <table:table-cell table:style-name="ce2" office:value-type="float" office:value="46338" calcext:value-type="float">
            <text:p>46338</text:p>
          </table:table-cell>
          <table:table-cell/>
          <table:table-cell table:style-name="ce2" office:value-type="float" office:value="46380" calcext:value-type="float">
            <text:p>46380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138" calcext:value-type="float">
            <text:p>92138</text:p>
          </table:table-cell>
          <table:table-cell table:number-columns-repeated="2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138" calcext:value-type="float">
            <text:p>92138</text:p>
          </table:table-cell>
          <table:table-cell table:number-columns-repeated="3"/>
          <table:table-cell table:style-name="ce2" office:value-type="float" office:value="92767" calcext:value-type="float">
            <text:p>92767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/>
          <table:table-cell table:style-name="ce11" table:formula="of:=VAR([.N3:.N56])" office:value-type="float" office:value="29886.1747" calcext:value-type="float">
            <text:p>29886.1747</text:p>
          </table:table-cell>
          <table:table-cell table:style-name="ce5" table:formula="of:=([.T12]/4000)*2*PI()*20.5679" office:value-type="float" office:value="2994.7560621777" calcext:value-type="float">
            <text:p>2994.756 mm</text:p>
          </table:table-cell>
          <table:table-cell table:style-name="ce9" table:formula="of:=([.T12]/4000)*6.28*20.5679" office:value-type="float" office:value="2993.237848482" calcext:value-type="float">
            <text:p>2993.238 mm</text:p>
          </table:table-cell>
          <table:table-cell table:style-name="ce9" table:formula="of:=([.T12]/4000)*6.28*20.61" office:value-type="float" office:value="2999.3646438" calcext:value-type="float">
            <text:p>2999.365 mm</text:p>
          </table:table-cell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/>
          <table:table-cell table:style-name="ce5" table:formula="of:=([.AA12]/4000)*2*PI()*20.5679" office:value-type="float" office:value="1497.41033907062" calcext:value-type="float">
            <text:p>1497.410 mm</text:p>
          </table:table-cell>
          <table:table-cell table:style-name="ce9" table:formula="of:=([.AA12]/4000)*6.28*20.5679" office:value-type="float" office:value="1496.651215844" calcext:value-type="float">
            <text:p>1496.651 mm</text:p>
          </table:table-cell>
          <table:table-cell table:style-name="ce9" table:formula="of:=([.AA12]/4000)*6.28*20.61" office:value-type="float" office:value="1499.7146796" calcext:value-type="float">
            <text:p>1499.715 mm</text:p>
          </table:table-cell>
          <table:table-cell table:style-name="ce2" office:value-type="float" office:value="46348" calcext:value-type="float">
            <text:p>46348</text:p>
          </table:table-cell>
          <table:table-cell/>
          <table:table-cell table:style-name="ce2" office:value-type="float" office:value="46109" calcext:value-type="float">
            <text:p>46109</text:p>
          </table:table-cell>
          <table:table-cell table:style-name="ce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00" calcext:value-type="float">
            <text:p>-92700</text:p>
          </table:table-cell>
          <table:table-cell/>
          <table:table-cell table:style-name="ce2" office:value-type="float" office:value="-92823" calcext:value-type="float">
            <text:p>-92823</text:p>
          </table:table-cell>
          <table:table-cell table:number-columns-repeated="2"/>
          <table:table-cell table:style-name="ce2" office:value-type="float" office:value="92700" calcext:value-type="float">
            <text:p>92700</text:p>
          </table:table-cell>
          <table:table-cell/>
          <table:table-cell table:style-name="ce2" office:value-type="float" office:value="92823" calcext:value-type="float">
            <text:p>92823</text:p>
          </table:table-cell>
          <table:table-cell/>
          <table:table-cell table:style-name="ce10" office:value-type="string" calcext:value-type="string">
            <text:p>VARIANCE LEFT ENC</text:p>
          </table:table-cell>
          <table:table-cell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2"/>
          <table:table-cell table:style-name="ce5" table:formula="of:=([.T13]/4000)*2*PI()*20.5679" office:value-type="float" office:value="2994.94991006832" calcext:value-type="float">
            <text:p>2994.950 mm</text:p>
          </table:table-cell>
          <table:table-cell table:style-name="ce9" table:formula="of:=([.T13]/4000)*6.28*20.5679" office:value-type="float" office:value="2993.4315981" calcext:value-type="float">
            <text:p>2993.432 mm</text:p>
          </table:table-cell>
          <table:table-cell table:style-name="ce9" table:formula="of:=([.T13]/4000)*6.28*20.61" office:value-type="float" office:value="2999.55879" calcext:value-type="float">
            <text:p>2999.559 mm</text:p>
          </table:table-cell>
          <table:table-cell table:style-name="ce2" office:value-type="float" office:value="92700" calcext:value-type="float">
            <text:p>92700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/>
          <table:table-cell table:style-name="ce5" table:formula="of:=([.AA13]/4000)*2*PI()*20.5679" office:value-type="float" office:value="1497.5395709977" calcext:value-type="float">
            <text:p>1497.540 mm</text:p>
          </table:table-cell>
          <table:table-cell table:style-name="ce9" table:formula="of:=([.AA13]/4000)*6.28*20.5679" office:value-type="float" office:value="1496.780382256" calcext:value-type="float">
            <text:p>1496.780 mm</text:p>
          </table:table-cell>
          <table:table-cell table:style-name="ce9" table:formula="of:=([.AA13]/4000)*6.28*20.61" office:value-type="float" office:value="1499.8441104" calcext:value-type="float">
            <text:p>1499.844 mm</text:p>
          </table:table-cell>
          <table:table-cell table:style-name="ce2" office:value-type="float" office:value="46352" calcext:value-type="float">
            <text:p>46352</text:p>
          </table:table-cell>
          <table:table-cell/>
          <table:table-cell table:style-name="ce2" office:value-type="float" office:value="46405" calcext:value-type="float">
            <text:p>46405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17" calcext:value-type="float">
            <text:p>92717</text:p>
          </table:table-cell>
          <table:table-cell/>
          <table:table-cell table:style-name="ce2" office:value-type="float" office:value="92391" calcext:value-type="float">
            <text:p>92391</text:p>
          </table:table-cell>
          <table:table-cell table:number-columns-repeated="2"/>
          <table:table-cell table:style-name="ce2" office:value-type="float" office:value="92717" calcext:value-type="float">
            <text:p>92717</text:p>
          </table:table-cell>
          <table:table-cell/>
          <table:table-cell table:style-name="ce2" office:value-type="float" office:value="92391" calcext:value-type="float">
            <text:p>92391</text:p>
          </table:table-cell>
          <table:table-cell/>
          <table:table-cell table:style-name="ce11" table:formula="of:=VAR([.F3:.F123])" office:value-type="float" office:value="417.0213499" calcext:value-type="float">
            <text:p>417.0213499</text:p>
          </table:table-cell>
          <table:table-cell/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748" calcext:value-type="float">
            <text:p>92748</text:p>
          </table:table-cell>
          <table:table-cell table:number-columns-repeated="2"/>
          <table:table-cell table:style-name="ce5" table:formula="of:=([.T14]/4000)*2*PI()*20.5679" office:value-type="float" office:value="2995.4991457584" calcext:value-type="float">
            <text:p>2995.499 mm</text:p>
          </table:table-cell>
          <table:table-cell table:style-name="ce9" table:formula="of:=([.T14]/4000)*6.28*20.5679" office:value-type="float" office:value="2993.980555351" calcext:value-type="float">
            <text:p>2993.981 mm</text:p>
          </table:table-cell>
          <table:table-cell table:style-name="ce9" table:formula="of:=([.T14]/4000)*6.28*20.61" office:value-type="float" office:value="3000.1088709" calcext:value-type="float">
            <text:p>3000.109 mm</text:p>
          </table:table-cell>
          <table:table-cell table:style-name="ce2" office:value-type="float" office:value="92717" calcext:value-type="float">
            <text:p>92717</text:p>
          </table:table-cell>
          <table:table-cell/>
          <table:table-cell table:style-name="ce2" office:value-type="float" office:value="92748" calcext:value-type="float">
            <text:p>92748</text:p>
          </table:table-cell>
          <table:table-cell/>
          <table:table-cell table:style-name="ce5" table:formula="of:=([.AA14]/4000)*2*PI()*20.5679" office:value-type="float" office:value="1496.79648741699" calcext:value-type="float">
            <text:p>1496.796 mm</text:p>
          </table:table-cell>
          <table:table-cell table:style-name="ce9" table:formula="of:=([.AA14]/4000)*6.28*20.5679" office:value-type="float" office:value="1496.037675387" calcext:value-type="float">
            <text:p>1496.038 mm</text:p>
          </table:table-cell>
          <table:table-cell table:style-name="ce9" table:formula="of:=([.AA14]/4000)*6.28*20.61" office:value-type="float" office:value="1499.0998833" calcext:value-type="float">
            <text:p>1499.100 mm</text:p>
          </table:table-cell>
          <table:table-cell table:style-name="ce2" office:value-type="float" office:value="46329" calcext:value-type="float">
            <text:p>46329</text:p>
          </table:table-cell>
          <table:table-cell/>
          <table:table-cell table:style-name="ce2" office:value-type="float" office:value="46401" calcext:value-type="float">
            <text:p>46401</text:p>
          </table:table-cell>
          <table:table-cell table:style-name="ce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85" calcext:value-type="float">
            <text:p>-92685</text:p>
          </table:table-cell>
          <table:table-cell/>
          <table:table-cell table:style-name="ce2" office:value-type="float" office:value="-92818" calcext:value-type="float">
            <text:p>-92818</text:p>
          </table:table-cell>
          <table:table-cell table:number-columns-repeated="2"/>
          <table:table-cell table:style-name="ce2" office:value-type="float" office:value="92685" calcext:value-type="float">
            <text:p>92685</text:p>
          </table:table-cell>
          <table:table-cell/>
          <table:table-cell table:style-name="ce2" office:value-type="float" office:value="92818" calcext:value-type="float">
            <text:p>92818</text:p>
          </table:table-cell>
          <table:table-cell table:number-columns-repeated="3"/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 table:number-columns-repeated="2"/>
          <table:table-cell table:style-name="ce5" table:formula="of:=([.T15]/4000)*2*PI()*20.5679" office:value-type="float" office:value="2994.46529034177" calcext:value-type="float">
            <text:p>2994.465 mm</text:p>
          </table:table-cell>
          <table:table-cell table:style-name="ce9" table:formula="of:=([.T15]/4000)*6.28*20.5679" office:value-type="float" office:value="2992.947224055" calcext:value-type="float">
            <text:p>2992.947 mm</text:p>
          </table:table-cell>
          <table:table-cell table:style-name="ce9" table:formula="of:=([.T15]/4000)*6.28*20.61" office:value-type="float" office:value="2999.0734245" calcext:value-type="float">
            <text:p>2999.073 mm</text:p>
          </table:table-cell>
          <table:table-cell table:style-name="ce2" office:value-type="float" office:value="92685" calcext:value-type="float">
            <text:p>92685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 table:style-name="ce10" office:value-type="string" calcext:value-type="string">
            <text:p>VARIANCE 20 VAL LOCK 1.5m</text:p>
          </table:table-cell>
          <table:table-cell table:style-name="ce5" table:formula="of:=([.AA15]/4000)*2*PI()*20.5679" office:value-type="float" office:value="1497.05495127115" calcext:value-type="float">
            <text:p>1497.055 mm</text:p>
          </table:table-cell>
          <table:table-cell table:style-name="ce9" table:formula="of:=([.AA15]/4000)*6.28*20.5679" office:value-type="float" office:value="1496.296008211" calcext:value-type="float">
            <text:p>1496.296 mm</text:p>
          </table:table-cell>
          <table:table-cell table:style-name="ce9" table:formula="of:=([.AA15]/4000)*6.28*20.61" office:value-type="float" office:value="1499.3587449" calcext:value-type="float">
            <text:p>1499.359 mm</text:p>
          </table:table-cell>
          <table:table-cell table:style-name="ce2" office:value-type="float" office:value="46337" calcext:value-type="float">
            <text:p>46337</text:p>
          </table:table-cell>
          <table:table-cell/>
          <table:table-cell table:style-name="ce2" office:value-type="float" office:value="46396" calcext:value-type="float">
            <text:p>46396</text:p>
          </table:table-cell>
          <table:table-cell table:style-name="ce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1969" calcext:value-type="float">
            <text:p>91969</text:p>
          </table:table-cell>
          <table:table-cell table:number-columns-repeated="2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1969" calcext:value-type="float">
            <text:p>91969</text:p>
          </table:table-cell>
          <table:table-cell/>
          <table:table-cell table:style-name="ce10" office:value-type="string" calcext:value-type="string">
            <text:p>VARIANCE RIGHT ENC</text:p>
          </table:table-cell>
          <table:table-cell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770" calcext:value-type="float">
            <text:p>92770</text:p>
          </table:table-cell>
          <table:table-cell table:number-columns-repeated="2"/>
          <table:table-cell table:style-name="ce5" table:formula="of:=([.T16]/4000)*2*PI()*20.5679" office:value-type="float" office:value="2994.85298612301" calcext:value-type="float">
            <text:p>2994.853 mm</text:p>
          </table:table-cell>
          <table:table-cell table:style-name="ce9" table:formula="of:=([.T16]/4000)*6.28*20.5679" office:value-type="float" office:value="2993.334723291" calcext:value-type="float">
            <text:p>2993.335 mm</text:p>
          </table:table-cell>
          <table:table-cell table:style-name="ce9" table:formula="of:=([.T16]/4000)*6.28*20.61" office:value-type="float" office:value="2999.4617169" calcext:value-type="float">
            <text:p>2999.462 mm</text:p>
          </table:table-cell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770" calcext:value-type="float">
            <text:p>92770</text:p>
          </table:table-cell>
          <table:table-cell table:style-name="ce11" table:formula="of:=VAR([.AA3:.AA38])" office:value-type="float" office:value="93.02857143" calcext:value-type="float">
            <text:p>93.02857143</text:p>
          </table:table-cell>
          <table:table-cell table:style-name="ce5" table:formula="of:=([.AA16]/4000)*2*PI()*20.5679" office:value-type="float" office:value="1497.21649118" calcext:value-type="float">
            <text:p>1497.216 mm</text:p>
          </table:table-cell>
          <table:table-cell table:style-name="ce9" table:formula="of:=([.AA16]/4000)*6.28*20.5679" office:value-type="float" office:value="1496.457466226" calcext:value-type="float">
            <text:p>1496.457 mm</text:p>
          </table:table-cell>
          <table:table-cell table:style-name="ce9" table:formula="of:=([.AA16]/4000)*6.28*20.61" office:value-type="float" office:value="1499.5205334" calcext:value-type="float">
            <text:p>1499.521 mm</text:p>
          </table:table-cell>
          <table:table-cell table:style-name="ce2" office:value-type="float" office:value="46342" calcext:value-type="float">
            <text:p>46342</text:p>
          </table:table-cell>
          <table:table-cell/>
          <table:table-cell table:style-name="ce2" office:value-type="float" office:value="46376" calcext:value-type="float">
            <text:p>46376</text:p>
          </table:table-cell>
          <table:table-cell table:style-name="ce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06" calcext:value-type="float">
            <text:p>-92706</text:p>
          </table:table-cell>
          <table:table-cell/>
          <table:table-cell table:style-name="ce2" office:value-type="float" office:value="-92829" calcext:value-type="float">
            <text:p>-92829</text:p>
          </table:table-cell>
          <table:table-cell table:number-columns-repeated="2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29" calcext:value-type="float">
            <text:p>92829</text:p>
          </table:table-cell>
          <table:table-cell/>
          <table:table-cell table:style-name="ce11" table:formula="of:=VAR([.H3:.H123])" office:value-type="float" office:value="93223.31584" calcext:value-type="float">
            <text:p>93223.31584</text:p>
          </table:table-cell>
          <table:table-cell/>
          <table:table-cell table:style-name="ce2" office:value-type="float" office:value="92676" calcext:value-type="float">
            <text:p>92676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 table:number-columns-repeated="2"/>
          <table:table-cell table:style-name="ce5" table:formula="of:=([.T17]/4000)*2*PI()*20.5679" office:value-type="float" office:value="2995.14375795894" calcext:value-type="float">
            <text:p>2995.144 mm</text:p>
          </table:table-cell>
          <table:table-cell table:style-name="ce9" table:formula="of:=([.T17]/4000)*6.28*20.5679" office:value-type="float" office:value="2993.625347718" calcext:value-type="float">
            <text:p>2993.625 mm</text:p>
          </table:table-cell>
          <table:table-cell table:style-name="ce9" table:formula="of:=([.T17]/4000)*6.28*20.61" office:value-type="float" office:value="2999.7529362" calcext:value-type="float">
            <text:p>2999.753 mm</text:p>
          </table:table-cell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/>
          <table:table-cell table:style-name="ce5" table:formula="of:=([.AA17]/4000)*2*PI()*20.5679" office:value-type="float" office:value="1497.18418319823" calcext:value-type="float">
            <text:p>1497.184 mm</text:p>
          </table:table-cell>
          <table:table-cell table:style-name="ce9" table:formula="of:=([.AA17]/4000)*6.28*20.5679" office:value-type="float" office:value="1496.425174623" calcext:value-type="float">
            <text:p>1496.425 mm</text:p>
          </table:table-cell>
          <table:table-cell table:style-name="ce9" table:formula="of:=([.AA17]/4000)*6.28*20.61" office:value-type="float" office:value="1499.4881757" calcext:value-type="float">
            <text:p>1499.488 mm</text:p>
          </table:table-cell>
          <table:table-cell table:style-name="ce2" office:value-type="float" office:value="46341" calcext:value-type="float">
            <text:p>46341</text:p>
          </table:table-cell>
          <table:table-cell/>
          <table:table-cell table:style-name="ce2" office:value-type="float" office:value="43183" calcext:value-type="float">
            <text:p>43183</text:p>
          </table:table-cell>
          <table:table-cell table:style-name="ce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202" calcext:value-type="float">
            <text:p>202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052" calcext:value-type="float">
            <text:p>92052</text:p>
          </table:table-cell>
          <table:table-cell table:number-columns-repeated="2"/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052" calcext:value-type="float">
            <text:p>92052</text:p>
          </table:table-cell>
          <table:table-cell table:number-columns-repeated="3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764" calcext:value-type="float">
            <text:p>92764</text:p>
          </table:table-cell>
          <table:table-cell table:number-columns-repeated="2"/>
          <table:table-cell table:style-name="ce5" table:formula="of:=([.T18]/4000)*2*PI()*20.5679" office:value-type="float" office:value="2995.20837392248" calcext:value-type="float">
            <text:p>2995.208 mm</text:p>
          </table:table-cell>
          <table:table-cell table:style-name="ce9" table:formula="of:=([.T18]/4000)*6.28*20.5679" office:value-type="float" office:value="2993.689930924" calcext:value-type="float">
            <text:p>2993.690 mm</text:p>
          </table:table-cell>
          <table:table-cell table:style-name="ce9" table:formula="of:=([.T18]/4000)*6.28*20.61" office:value-type="float" office:value="2999.8176516" calcext:value-type="float">
            <text:p>2999.818 mm</text:p>
          </table:table-cell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764" calcext:value-type="float">
            <text:p>92764</text:p>
          </table:table-cell>
          <table:table-cell/>
          <table:table-cell table:style-name="ce5" table:formula="of:=([.AA18]/4000)*2*PI()*20.5679" office:value-type="float" office:value="1497.02264328938" calcext:value-type="float">
            <text:p>1497.023 mm</text:p>
          </table:table-cell>
          <table:table-cell table:style-name="ce9" table:formula="of:=([.AA18]/4000)*6.28*20.5679" office:value-type="float" office:value="1496.263716608" calcext:value-type="float">
            <text:p>1496.264 mm</text:p>
          </table:table-cell>
          <table:table-cell table:style-name="ce9" table:formula="of:=([.AA18]/4000)*6.28*20.61" office:value-type="float" office:value="1499.3263872" calcext:value-type="float">
            <text:p>1499.326 mm</text:p>
          </table:table-cell>
          <table:table-cell table:style-name="ce2" office:value-type="float" office:value="46336" calcext:value-type="float">
            <text:p>46336</text:p>
          </table:table-cell>
          <table:table-cell/>
          <table:table-cell table:style-name="ce2" office:value-type="float" office:value="46402" calcext:value-type="float">
            <text:p>46402</text:p>
          </table:table-cell>
          <table:table-cell table:style-name="ce2"/>
          <table:table-cell table:style-name="ce2" office:value-type="float" office:value="221" calcext:value-type="float">
            <text:p>221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16" calcext:value-type="float">
            <text:p>-92716</text:p>
          </table:table-cell>
          <table:table-cell/>
          <table:table-cell table:style-name="ce2" office:value-type="float" office:value="-92828" calcext:value-type="float">
            <text:p>-92828</text:p>
          </table:table-cell>
          <table:table-cell table:number-columns-repeated="2"/>
          <table:table-cell table:style-name="ce2" office:value-type="float" office:value="92716" calcext:value-type="float">
            <text:p>92716</text:p>
          </table:table-cell>
          <table:table-cell/>
          <table:table-cell table:style-name="ce2" office:value-type="float" office:value="92828" calcext:value-type="float">
            <text:p>92828</text:p>
          </table:table-cell>
          <table:table-cell table:number-columns-repeated="3"/>
          <table:table-cell table:style-name="ce2" office:value-type="float" office:value="92682" calcext:value-type="float">
            <text:p>92682</text:p>
          </table:table-cell>
          <table:table-cell/>
          <table:table-cell table:style-name="ce2" office:value-type="float" office:value="92817" calcext:value-type="float">
            <text:p>92817</text:p>
          </table:table-cell>
          <table:table-cell table:number-columns-repeated="2"/>
          <table:table-cell table:style-name="ce5" table:formula="of:=([.T19]/4000)*2*PI()*20.5679" office:value-type="float" office:value="2995.46683777663" calcext:value-type="float">
            <text:p>2995.467 mm</text:p>
          </table:table-cell>
          <table:table-cell table:style-name="ce9" table:formula="of:=([.T19]/4000)*6.28*20.5679" office:value-type="float" office:value="2993.948263748" calcext:value-type="float">
            <text:p>2993.948 mm</text:p>
          </table:table-cell>
          <table:table-cell table:style-name="ce9" table:formula="of:=([.T19]/4000)*6.28*20.61" office:value-type="float" office:value="3000.0765132" calcext:value-type="float">
            <text:p>3000.077 mm</text:p>
          </table:table-cell>
          <table:table-cell table:style-name="ce2" office:value-type="float" office:value="92716" calcext:value-type="float">
            <text:p>92716</text:p>
          </table:table-cell>
          <table:table-cell/>
          <table:table-cell table:style-name="ce2" office:value-type="float" office:value="92817" calcext:value-type="float">
            <text:p>92817</text:p>
          </table:table-cell>
          <table:table-cell/>
          <table:table-cell table:style-name="ce5" table:formula="of:=([.AA19]/4000)*2*PI()*20.5679" office:value-type="float" office:value="1496.73187145345" calcext:value-type="float">
            <text:p>1496.732 mm</text:p>
          </table:table-cell>
          <table:table-cell table:style-name="ce9" table:formula="of:=([.AA19]/4000)*6.28*20.5679" office:value-type="float" office:value="1495.973092181" calcext:value-type="float">
            <text:p>1495.973 mm</text:p>
          </table:table-cell>
          <table:table-cell table:style-name="ce9" table:formula="of:=([.AA19]/4000)*6.28*20.61" office:value-type="float" office:value="1499.0351679" calcext:value-type="float">
            <text:p>1499.035 mm</text:p>
          </table:table-cell>
          <table:table-cell table:style-name="ce2" office:value-type="float" office:value="46327" calcext:value-type="float">
            <text:p>46327</text:p>
          </table:table-cell>
          <table:table-cell/>
          <table:table-cell table:style-name="ce2" office:value-type="float" office:value="46400" calcext:value-type="float">
            <text:p>46400</text:p>
          </table:table-cell>
          <table:table-cell table:style-name="ce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24" calcext:value-type="float">
            <text:p>92724</text:p>
          </table:table-cell>
          <table:table-cell/>
          <table:table-cell table:style-name="ce2" office:value-type="float" office:value="92053" calcext:value-type="float">
            <text:p>92053</text:p>
          </table:table-cell>
          <table:table-cell table:number-columns-repeated="2"/>
          <table:table-cell table:style-name="ce2" office:value-type="float" office:value="92724" calcext:value-type="float">
            <text:p>92724</text:p>
          </table:table-cell>
          <table:table-cell/>
          <table:table-cell table:style-name="ce2" office:value-type="float" office:value="92053" calcext:value-type="float">
            <text:p>92053</text:p>
          </table:table-cell>
          <table:table-cell table:number-columns-repeated="3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676" calcext:value-type="float">
            <text:p>92676</text:p>
          </table:table-cell>
          <table:table-cell table:number-columns-repeated="2"/>
          <table:table-cell table:style-name="ce5" table:formula="of:=([.T20]/4000)*2*PI()*20.5679" office:value-type="float" office:value="2995.72530163079" calcext:value-type="float">
            <text:p>2995.725 mm</text:p>
          </table:table-cell>
          <table:table-cell table:style-name="ce9" table:formula="of:=([.T20]/4000)*6.28*20.5679" office:value-type="float" office:value="2994.206596572" calcext:value-type="float">
            <text:p>2994.207 mm</text:p>
          </table:table-cell>
          <table:table-cell table:style-name="ce9" table:formula="of:=([.T20]/4000)*6.28*20.61" office:value-type="float" office:value="3000.3353748" calcext:value-type="float">
            <text:p>3000.335 mm</text:p>
          </table:table-cell>
          <table:table-cell table:style-name="ce2" office:value-type="float" office:value="92724" calcext:value-type="float">
            <text:p>92724</text:p>
          </table:table-cell>
          <table:table-cell/>
          <table:table-cell table:style-name="ce2" office:value-type="float" office:value="92676" calcext:value-type="float">
            <text:p>92676</text:p>
          </table:table-cell>
          <table:table-cell/>
          <table:table-cell table:style-name="ce5" table:formula="of:=([.AA20]/4000)*2*PI()*20.5679" office:value-type="float" office:value="1497.02264328938" calcext:value-type="float">
            <text:p>1497.023 mm</text:p>
          </table:table-cell>
          <table:table-cell table:style-name="ce9" table:formula="of:=([.AA20]/4000)*6.28*20.5679" office:value-type="float" office:value="1496.263716608" calcext:value-type="float">
            <text:p>1496.264 mm</text:p>
          </table:table-cell>
          <table:table-cell table:style-name="ce9" table:formula="of:=([.AA20]/4000)*6.28*20.61" office:value-type="float" office:value="1499.3263872" calcext:value-type="float">
            <text:p>1499.326 mm</text:p>
          </table:table-cell>
          <table:table-cell table:style-name="ce2" office:value-type="float" office:value="46336" calcext:value-type="float">
            <text:p>46336</text:p>
          </table:table-cell>
          <table:table-cell/>
          <table:table-cell table:style-name="ce2" office:value-type="float" office:value="46408" calcext:value-type="float">
            <text:p>46408</text:p>
          </table:table-cell>
          <table:table-cell table:style-name="ce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08" calcext:value-type="float">
            <text:p>-92708</text:p>
          </table:table-cell>
          <table:table-cell/>
          <table:table-cell table:style-name="ce2" office:value-type="float" office:value="-92842" calcext:value-type="float">
            <text:p>-92842</text:p>
          </table:table-cell>
          <table:table-cell table:number-columns-repeated="2"/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842" calcext:value-type="float">
            <text:p>92842</text:p>
          </table:table-cell>
          <table:table-cell table:number-columns-repeated="3"/>
          <table:table-cell table:style-name="ce2" office:value-type="float" office:value="92731" calcext:value-type="float">
            <text:p>92731</text:p>
          </table:table-cell>
          <table:table-cell/>
          <table:table-cell table:style-name="ce2" office:value-type="float" office:value="92821" calcext:value-type="float">
            <text:p>92821</text:p>
          </table:table-cell>
          <table:table-cell table:number-columns-repeated="2"/>
          <table:table-cell table:style-name="ce5" table:formula="of:=([.T21]/4000)*2*PI()*20.5679" office:value-type="float" office:value="2995.20837392248" calcext:value-type="float">
            <text:p>2995.208 mm</text:p>
          </table:table-cell>
          <table:table-cell table:style-name="ce9" table:formula="of:=([.T21]/4000)*6.28*20.5679" office:value-type="float" office:value="2993.689930924" calcext:value-type="float">
            <text:p>2993.690 mm</text:p>
          </table:table-cell>
          <table:table-cell table:style-name="ce9" table:formula="of:=([.T21]/4000)*6.28*20.61" office:value-type="float" office:value="2999.8176516" calcext:value-type="float">
            <text:p>2999.818 mm</text:p>
          </table:table-cell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821" calcext:value-type="float">
            <text:p>92821</text:p>
          </table:table-cell>
          <table:table-cell/>
          <table:table-cell table:style-name="ce5" table:formula="of:=([.AA21]/4000)*2*PI()*20.5679" office:value-type="float" office:value="1496.95802732584" calcext:value-type="float">
            <text:p>1496.958 mm</text:p>
          </table:table-cell>
          <table:table-cell table:style-name="ce9" table:formula="of:=([.AA21]/4000)*6.28*20.5679" office:value-type="float" office:value="1496.199133402" calcext:value-type="float">
            <text:p>1496.199 mm</text:p>
          </table:table-cell>
          <table:table-cell table:style-name="ce9" table:formula="of:=([.AA21]/4000)*6.28*20.61" office:value-type="float" office:value="1499.2616718" calcext:value-type="float">
            <text:p>1499.262 mm</text:p>
          </table:table-cell>
          <table:table-cell table:style-name="ce2" office:value-type="float" office:value="46334" calcext:value-type="float">
            <text:p>46334</text:p>
          </table:table-cell>
          <table:table-cell table:style-name="ce2" office:value-type="string" calcext:value-type="string">
            <text:p>FAST</text:p>
          </table:table-cell>
          <table:table-cell table:style-name="ce2" office:value-type="float" office:value="45336" calcext:value-type="float">
            <text:p>45336</text:p>
          </table:table-cell>
          <table:table-cell table:style-name="ce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211" calcext:value-type="float">
            <text:p>92211</text:p>
          </table:table-cell>
          <table:table-cell table:number-columns-repeated="2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211" calcext:value-type="float">
            <text:p>92211</text:p>
          </table:table-cell>
          <table:table-cell table:number-columns-repeated="3"/>
          <table:table-cell table:style-name="ce2" office:value-type="float" office:value="92743" calcext:value-type="float">
            <text:p>92743</text:p>
          </table:table-cell>
          <table:table-cell/>
          <table:table-cell table:style-name="ce2" office:value-type="float" office:value="92813" calcext:value-type="float">
            <text:p>92813</text:p>
          </table:table-cell>
          <table:table-cell table:number-columns-repeated="2"/>
          <table:table-cell table:style-name="ce5" table:formula="of:=([.T22]/4000)*2*PI()*20.5679" office:value-type="float" office:value="2996.1453053938" calcext:value-type="float">
            <text:p>2996.145 mm</text:p>
          </table:table-cell>
          <table:table-cell table:style-name="ce9" table:formula="of:=([.T22]/4000)*6.28*20.5679" office:value-type="float" office:value="2994.626387411" calcext:value-type="float">
            <text:p>2994.626 mm</text:p>
          </table:table-cell>
          <table:table-cell table:style-name="ce9" table:formula="of:=([.T22]/4000)*6.28*20.61" office:value-type="float" office:value="3000.7560249" calcext:value-type="float">
            <text:p>3000.756 mm</text:p>
          </table:table-cell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813" calcext:value-type="float">
            <text:p>92813</text:p>
          </table:table-cell>
          <table:table-cell/>
          <table:table-cell table:style-name="ce5" table:formula="of:=([.AA22]/4000)*2*PI()*20.5679" office:value-type="float" office:value="1496.79648741699" calcext:value-type="float">
            <text:p>1496.796 mm</text:p>
          </table:table-cell>
          <table:table-cell table:style-name="ce9" table:formula="of:=([.AA22]/4000)*6.28*20.5679" office:value-type="float" office:value="1496.037675387" calcext:value-type="float">
            <text:p>1496.038 mm</text:p>
          </table:table-cell>
          <table:table-cell table:style-name="ce9" table:formula="of:=([.AA22]/4000)*6.28*20.61" office:value-type="float" office:value="1499.0998833" calcext:value-type="float">
            <text:p>1499.100 mm</text:p>
          </table:table-cell>
          <table:table-cell table:style-name="ce2" office:value-type="float" office:value="46329" calcext:value-type="float">
            <text:p>46329</text:p>
          </table:table-cell>
          <table:table-cell table:style-name="ce2" office:value-type="string" calcext:value-type="string">
            <text:p>FAST</text:p>
          </table:table-cell>
          <table:table-cell table:style-name="ce2" office:value-type="float" office:value="45350" calcext:value-type="float">
            <text:p>45350</text:p>
          </table:table-cell>
          <table:table-cell table:style-name="ce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14" calcext:value-type="float">
            <text:p>-92714</text:p>
          </table:table-cell>
          <table:table-cell/>
          <table:table-cell table:style-name="ce2" office:value-type="float" office:value="-92838" calcext:value-type="float">
            <text:p>-92838</text:p>
          </table:table-cell>
          <table:table-cell table:number-columns-repeated="2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838" calcext:value-type="float">
            <text:p>92838</text:p>
          </table:table-cell>
          <table:table-cell table:number-columns-repeated="3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2"/>
          <table:table-cell table:style-name="ce5" table:formula="of:=([.T23]/4000)*2*PI()*20.5679" office:value-type="float" office:value="2995.4022218131" calcext:value-type="float">
            <text:p>2995.402 mm</text:p>
          </table:table-cell>
          <table:table-cell table:style-name="ce9" table:formula="of:=([.T23]/4000)*6.28*20.5679" office:value-type="float" office:value="2993.883680542" calcext:value-type="float">
            <text:p>2993.884 mm</text:p>
          </table:table-cell>
          <table:table-cell table:style-name="ce9" table:formula="of:=([.T23]/4000)*6.28*20.61" office:value-type="float" office:value="3000.0117978" calcext:value-type="float">
            <text:p>3000.012 mm</text:p>
          </table:table-cell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/>
          <table:table-cell table:style-name="ce5" table:formula="of:=([.AA23]/4000)*2*PI()*20.5679" office:value-type="float" office:value="1497.08725925292" calcext:value-type="float">
            <text:p>1497.087 mm</text:p>
          </table:table-cell>
          <table:table-cell table:style-name="ce9" table:formula="of:=([.AA23]/4000)*6.28*20.5679" office:value-type="float" office:value="1496.328299814" calcext:value-type="float">
            <text:p>1496.328 mm</text:p>
          </table:table-cell>
          <table:table-cell table:style-name="ce9" table:formula="of:=([.AA23]/4000)*6.28*20.61" office:value-type="float" office:value="1499.3911026" calcext:value-type="float">
            <text:p>1499.391 mm</text:p>
          </table:table-cell>
          <table:table-cell table:style-name="ce2" office:value-type="float" office:value="46338" calcext:value-type="float">
            <text:p>46338</text:p>
          </table:table-cell>
          <table:table-cell table:style-name="ce2" office:value-type="string" calcext:value-type="string">
            <text:p>FAST</text:p>
          </table:table-cell>
          <table:table-cell table:style-name="ce2" office:value-type="float" office:value="45720" calcext:value-type="float">
            <text:p>45720</text:p>
          </table:table-cell>
          <table:table-cell table:style-name="ce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319" calcext:value-type="float">
            <text:p>92319</text:p>
          </table:table-cell>
          <table:table-cell table:number-columns-repeated="2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319" calcext:value-type="float">
            <text:p>92319</text:p>
          </table:table-cell>
          <table:table-cell table:number-columns-repeated="3"/>
          <table:table-cell table:style-name="ce2" office:value-type="float" office:value="92713" calcext:value-type="float">
            <text:p>92713</text:p>
          </table:table-cell>
          <table:table-cell/>
          <table:table-cell table:style-name="ce2" office:value-type="float" office:value="92750" calcext:value-type="float">
            <text:p>92750</text:p>
          </table:table-cell>
          <table:table-cell table:number-columns-repeated="2"/>
          <table:table-cell table:style-name="ce5" table:formula="of:=([.T24]/4000)*2*PI()*20.5679" office:value-type="float" office:value="2994.52990630531" calcext:value-type="float">
            <text:p>2994.530 mm</text:p>
          </table:table-cell>
          <table:table-cell table:style-name="ce9" table:formula="of:=([.T24]/4000)*6.28*20.5679" office:value-type="float" office:value="2993.011807261" calcext:value-type="float">
            <text:p>2993.012 mm</text:p>
          </table:table-cell>
          <table:table-cell table:style-name="ce9" table:formula="of:=([.T24]/4000)*6.28*20.61" office:value-type="float" office:value="2999.1381399" calcext:value-type="float">
            <text:p>2999.138 mm</text:p>
          </table:table-cell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750" calcext:value-type="float">
            <text:p>92750</text:p>
          </table:table-cell>
          <table:table-cell/>
          <table:table-cell table:style-name="ce5" table:formula="of:=([.AA24]/4000)*2*PI()*20.5679" office:value-type="float" office:value="1497.37803108885" calcext:value-type="float">
            <text:p>1497.378 mm</text:p>
          </table:table-cell>
          <table:table-cell table:style-name="ce9" table:formula="of:=([.AA24]/4000)*6.28*20.5679" office:value-type="float" office:value="1496.618924241" calcext:value-type="float">
            <text:p>1496.619 mm</text:p>
          </table:table-cell>
          <table:table-cell table:style-name="ce9" table:formula="of:=([.AA24]/4000)*6.28*20.61" office:value-type="float" office:value="1499.6823219" calcext:value-type="float">
            <text:p>1499.682 mm</text:p>
          </table:table-cell>
          <table:table-cell table:style-name="ce2" office:value-type="float" office:value="46347" calcext:value-type="float">
            <text:p>46347</text:p>
          </table:table-cell>
          <table:table-cell table:style-name="ce2" office:value-type="string" calcext:value-type="string">
            <text:p>SLOW</text:p>
          </table:table-cell>
          <table:table-cell table:style-name="ce2" office:value-type="float" office:value="42991" calcext:value-type="float">
            <text:p>42991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96" calcext:value-type="float">
            <text:p>-92696</text:p>
          </table:table-cell>
          <table:table-cell/>
          <table:table-cell table:style-name="ce2" office:value-type="float" office:value="-92822" calcext:value-type="float">
            <text:p>-92822</text:p>
          </table:table-cell>
          <table:table-cell table:number-columns-repeated="2"/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822" calcext:value-type="float">
            <text:p>92822</text:p>
          </table:table-cell>
          <table:table-cell table:number-columns-repeated="3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06" calcext:value-type="float">
            <text:p>92806</text:p>
          </table:table-cell>
          <table:table-cell table:number-columns-repeated="2"/>
          <table:table-cell table:style-name="ce5" table:formula="of:=([.T25]/4000)*2*PI()*20.5679" office:value-type="float" office:value="2994.82067814124" calcext:value-type="float">
            <text:p>2994.821 mm</text:p>
          </table:table-cell>
          <table:table-cell table:style-name="ce9" table:formula="of:=([.T25]/4000)*6.28*20.5679" office:value-type="float" office:value="2993.302431688" calcext:value-type="float">
            <text:p>2993.302 mm</text:p>
          </table:table-cell>
          <table:table-cell table:style-name="ce9" table:formula="of:=([.T25]/4000)*6.28*20.61" office:value-type="float" office:value="2999.4293592" calcext:value-type="float">
            <text:p>2999.429 mm</text:p>
          </table:table-cell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806" calcext:value-type="float">
            <text:p>92806</text:p>
          </table:table-cell>
          <table:table-cell/>
          <table:table-cell table:style-name="ce5" table:formula="of:=([.AA25]/4000)*2*PI()*20.5679" office:value-type="float" office:value="1497.73341888832" calcext:value-type="float">
            <text:p>1497.733 mm</text:p>
          </table:table-cell>
          <table:table-cell table:style-name="ce9" table:formula="of:=([.AA25]/4000)*6.28*20.5679" office:value-type="float" office:value="1496.974131874" calcext:value-type="float">
            <text:p>1496.974 mm</text:p>
          </table:table-cell>
          <table:table-cell table:style-name="ce9" table:formula="of:=([.AA25]/4000)*6.28*20.61" office:value-type="float" office:value="1500.0382566" calcext:value-type="float">
            <text:p>1500.038 mm</text:p>
          </table:table-cell>
          <table:table-cell table:style-name="ce2" office:value-type="float" office:value="46358" calcext:value-type="float">
            <text:p>46358</text:p>
          </table:table-cell>
          <table:table-cell table:style-name="ce2" office:value-type="string" calcext:value-type="string">
            <text:p>SLOW</text:p>
          </table:table-cell>
          <table:table-cell table:style-name="ce2" office:value-type="float" office:value="41873" calcext:value-type="float">
            <text:p>41873</text:p>
          </table:table-cell>
          <table:table-cell table:style-name="ce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333" calcext:value-type="float">
            <text:p>92333</text:p>
          </table:table-cell>
          <table:table-cell table:number-columns-repeated="2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333" calcext:value-type="float">
            <text:p>92333</text:p>
          </table:table-cell>
          <table:table-cell table:number-columns-repeated="3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667" calcext:value-type="float">
            <text:p>92667</text:p>
          </table:table-cell>
          <table:table-cell table:number-columns-repeated="2"/>
          <table:table-cell table:style-name="ce5" table:formula="of:=([.T26]/4000)*2*PI()*20.5679" office:value-type="float" office:value="2994.91760208655" calcext:value-type="float">
            <text:p>2994.918 mm</text:p>
          </table:table-cell>
          <table:table-cell table:style-name="ce9" table:formula="of:=([.T26]/4000)*6.28*20.5679" office:value-type="float" office:value="2993.399306497" calcext:value-type="float">
            <text:p>2993.399 mm</text:p>
          </table:table-cell>
          <table:table-cell table:style-name="ce9" table:formula="of:=([.T26]/4000)*6.28*20.61" office:value-type="float" office:value="2999.5264323" calcext:value-type="float">
            <text:p>2999.526 mm</text:p>
          </table:table-cell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667" calcext:value-type="float">
            <text:p>92667</text:p>
          </table:table-cell>
          <table:table-cell/>
          <table:table-cell table:style-name="ce5" table:formula="of:=([.AA26]/4000)*2*PI()*20.5679" office:value-type="float" office:value="1497.50726301593" calcext:value-type="float">
            <text:p>1497.507 mm</text:p>
          </table:table-cell>
          <table:table-cell table:style-name="ce9" table:formula="of:=([.AA26]/4000)*6.28*20.5679" office:value-type="float" office:value="1496.748090653" calcext:value-type="float">
            <text:p>1496.748 mm</text:p>
          </table:table-cell>
          <table:table-cell table:style-name="ce9" table:formula="of:=([.AA26]/4000)*6.28*20.61" office:value-type="float" office:value="1499.8117527" calcext:value-type="float">
            <text:p>1499.812 mm</text:p>
          </table:table-cell>
          <table:table-cell table:style-name="ce2" office:value-type="float" office:value="46351" calcext:value-type="float">
            <text:p>46351</text:p>
          </table:table-cell>
          <table:table-cell table:style-name="ce2" office:value-type="string" calcext:value-type="string">
            <text:p>SLOW</text:p>
          </table:table-cell>
          <table:table-cell table:style-name="ce2" office:value-type="float" office:value="44727" calcext:value-type="float">
            <text:p>44727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73" calcext:value-type="float">
            <text:p>-92673</text:p>
          </table:table-cell>
          <table:table-cell/>
          <table:table-cell table:style-name="ce2" office:value-type="float" office:value="-92810" calcext:value-type="float">
            <text:p>-92810</text:p>
          </table:table-cell>
          <table:table-cell table:number-columns-repeated="2"/>
          <table:table-cell table:style-name="ce2" office:value-type="float" office:value="92673" calcext:value-type="float">
            <text:p>92673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 table:number-columns-repeated="3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826" calcext:value-type="float">
            <text:p>92826</text:p>
          </table:table-cell>
          <table:table-cell table:number-columns-repeated="2"/>
          <table:table-cell table:style-name="ce5" table:formula="of:=([.T27]/4000)*2*PI()*20.5679" office:value-type="float" office:value="2994.07759456053" calcext:value-type="float">
            <text:p>2994.078 mm</text:p>
          </table:table-cell>
          <table:table-cell table:style-name="ce9" table:formula="of:=([.T27]/4000)*6.28*20.5679" office:value-type="float" office:value="2992.559724819" calcext:value-type="float">
            <text:p>2992.560 mm</text:p>
          </table:table-cell>
          <table:table-cell table:style-name="ce9" table:formula="of:=([.T27]/4000)*6.28*20.61" office:value-type="float" office:value="2998.6851321" calcext:value-type="float">
            <text:p>2998.685 mm</text:p>
          </table:table-cell>
          <table:table-cell table:style-name="ce2" office:value-type="float" office:value="92673" calcext:value-type="float">
            <text:p>92673</text:p>
          </table:table-cell>
          <table:table-cell/>
          <table:table-cell table:style-name="ce2" office:value-type="float" office:value="92826" calcext:value-type="float">
            <text:p>92826</text:p>
          </table:table-cell>
          <table:table-cell/>
          <table:table-cell table:style-name="ce5" table:formula="of:=([.AA27]/4000)*2*PI()*20.5679" office:value-type="float" office:value="1497.63649494301" calcext:value-type="float">
            <text:p>1497.636 mm</text:p>
          </table:table-cell>
          <table:table-cell table:style-name="ce9" table:formula="of:=([.AA27]/4000)*6.28*20.5679" office:value-type="float" office:value="1496.877257065" calcext:value-type="float">
            <text:p>1496.877 mm</text:p>
          </table:table-cell>
          <table:table-cell table:style-name="ce9" table:formula="of:=([.AA27]/4000)*6.28*20.61" office:value-type="float" office:value="1499.9411835" calcext:value-type="float">
            <text:p>1499.941 mm</text:p>
          </table:table-cell>
          <table:table-cell table:style-name="ce2" office:value-type="float" office:value="46355" calcext:value-type="float">
            <text:p>46355</text:p>
          </table:table-cell>
          <table:table-cell table:style-name="ce2" office:value-type="string" calcext:value-type="string">
            <text:p>SLOW</text:p>
          </table:table-cell>
          <table:table-cell table:style-name="ce2" office:value-type="float" office:value="42185" calcext:value-type="float">
            <text:p>42185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165" calcext:value-type="float">
            <text:p>92165</text:p>
          </table:table-cell>
          <table:table-cell table:number-columns-repeated="2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165" calcext:value-type="float">
            <text:p>92165</text:p>
          </table:table-cell>
          <table:table-cell table:number-columns-repeated="3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43" calcext:value-type="float">
            <text:p>92843</text:p>
          </table:table-cell>
          <table:table-cell table:number-columns-repeated="2"/>
          <table:table-cell table:style-name="ce5" table:formula="of:=([.T28]/4000)*2*PI()*20.5679" office:value-type="float" office:value="2994.88529410478" calcext:value-type="float">
            <text:p>2994.885 mm</text:p>
          </table:table-cell>
          <table:table-cell table:style-name="ce9" table:formula="of:=([.T28]/4000)*6.28*20.5679" office:value-type="float" office:value="2993.367014894" calcext:value-type="float">
            <text:p>2993.367 mm</text:p>
          </table:table-cell>
          <table:table-cell table:style-name="ce9" table:formula="of:=([.T28]/4000)*6.28*20.61" office:value-type="float" office:value="2999.4940746" calcext:value-type="float">
            <text:p>2999.494 mm</text:p>
          </table:table-cell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843" calcext:value-type="float">
            <text:p>92843</text:p>
          </table:table-cell>
          <table:table-cell/>
          <table:table-cell table:style-name="ce5" table:formula="of:=([.AA28]/4000)*2*PI()*20.5679" office:value-type="float" office:value="1496.73187145345" calcext:value-type="float">
            <text:p>1496.732 mm</text:p>
          </table:table-cell>
          <table:table-cell table:style-name="ce9" table:formula="of:=([.AA28]/4000)*6.28*20.5679" office:value-type="float" office:value="1495.973092181" calcext:value-type="float">
            <text:p>1495.973 mm</text:p>
          </table:table-cell>
          <table:table-cell table:style-name="ce9" table:formula="of:=([.AA28]/4000)*6.28*20.61" office:value-type="float" office:value="1499.0351679" calcext:value-type="float">
            <text:p>1499.035 mm</text:p>
          </table:table-cell>
          <table:table-cell table:style-name="ce2" office:value-type="float" office:value="46327" calcext:value-type="float">
            <text:p>46327</text:p>
          </table:table-cell>
          <table:table-cell/>
          <table:table-cell table:style-name="ce2" office:value-type="float" office:value="46394" calcext:value-type="float">
            <text:p>46394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14" calcext:value-type="float">
            <text:p>-92714</text:p>
          </table:table-cell>
          <table:table-cell/>
          <table:table-cell table:style-name="ce2" office:value-type="float" office:value="-92845" calcext:value-type="float">
            <text:p>-92845</text:p>
          </table:table-cell>
          <table:table-cell table:number-columns-repeated="2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3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700" calcext:value-type="float">
            <text:p>92700</text:p>
          </table:table-cell>
          <table:table-cell table:number-columns-repeated="2"/>
          <table:table-cell table:style-name="ce5" table:formula="of:=([.T29]/4000)*2*PI()*20.5679" office:value-type="float" office:value="2995.4022218131" calcext:value-type="float">
            <text:p>2995.402 mm</text:p>
          </table:table-cell>
          <table:table-cell table:style-name="ce9" table:formula="of:=([.T29]/4000)*6.28*20.5679" office:value-type="float" office:value="2993.883680542" calcext:value-type="float">
            <text:p>2993.884 mm</text:p>
          </table:table-cell>
          <table:table-cell table:style-name="ce9" table:formula="of:=([.T29]/4000)*6.28*20.61" office:value-type="float" office:value="3000.0117978" calcext:value-type="float">
            <text:p>3000.012 mm</text:p>
          </table:table-cell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700" calcext:value-type="float">
            <text:p>92700</text:p>
          </table:table-cell>
          <table:table-cell/>
          <table:table-cell table:style-name="ce5" table:formula="of:=([.AA29]/4000)*2*PI()*20.5679" office:value-type="float" office:value="1497.08725925292" calcext:value-type="float">
            <text:p>1497.087 mm</text:p>
          </table:table-cell>
          <table:table-cell table:style-name="ce9" table:formula="of:=([.AA29]/4000)*6.28*20.5679" office:value-type="float" office:value="1496.328299814" calcext:value-type="float">
            <text:p>1496.328 mm</text:p>
          </table:table-cell>
          <table:table-cell table:style-name="ce9" table:formula="of:=([.AA29]/4000)*6.28*20.61" office:value-type="float" office:value="1499.3911026" calcext:value-type="float">
            <text:p>1499.391 mm</text:p>
          </table:table-cell>
          <table:table-cell table:style-name="ce2" office:value-type="float" office:value="46338" calcext:value-type="float">
            <text:p>46338</text:p>
          </table:table-cell>
          <table:table-cell/>
          <table:table-cell table:style-name="ce2" office:value-type="float" office:value="46453" calcext:value-type="float">
            <text:p>46453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347" calcext:value-type="float">
            <text:p>92347</text:p>
          </table:table-cell>
          <table:table-cell table:number-columns-repeated="2"/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347" calcext:value-type="float">
            <text:p>92347</text:p>
          </table:table-cell>
          <table:table-cell table:number-columns-repeated="3"/>
          <table:table-cell table:style-name="ce2" office:value-type="float" office:value="92704" calcext:value-type="float">
            <text:p>92704</text:p>
          </table:table-cell>
          <table:table-cell/>
          <table:table-cell table:style-name="ce2" office:value-type="float" office:value="92840" calcext:value-type="float">
            <text:p>92840</text:p>
          </table:table-cell>
          <table:table-cell table:number-columns-repeated="2"/>
          <table:table-cell table:style-name="ce5" table:formula="of:=([.T30]/4000)*2*PI()*20.5679" office:value-type="float" office:value="2995.20837392248" calcext:value-type="float">
            <text:p>2995.208 mm</text:p>
          </table:table-cell>
          <table:table-cell table:style-name="ce9" table:formula="of:=([.T30]/4000)*6.28*20.5679" office:value-type="float" office:value="2993.689930924" calcext:value-type="float">
            <text:p>2993.690 mm</text:p>
          </table:table-cell>
          <table:table-cell table:style-name="ce9" table:formula="of:=([.T30]/4000)*6.28*20.61" office:value-type="float" office:value="2999.8176516" calcext:value-type="float">
            <text:p>2999.818 mm</text:p>
          </table:table-cell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840" calcext:value-type="float">
            <text:p>92840</text:p>
          </table:table-cell>
          <table:table-cell/>
          <table:table-cell table:style-name="ce5" table:formula="of:=([.AA30]/4000)*2*PI()*20.5679" office:value-type="float" office:value="1496.99033530761" calcext:value-type="float">
            <text:p>1496.990 mm</text:p>
          </table:table-cell>
          <table:table-cell table:style-name="ce9" table:formula="of:=([.AA30]/4000)*6.28*20.5679" office:value-type="float" office:value="1496.231425005" calcext:value-type="float">
            <text:p>1496.231 mm</text:p>
          </table:table-cell>
          <table:table-cell table:style-name="ce9" table:formula="of:=([.AA30]/4000)*6.28*20.61" office:value-type="float" office:value="1499.2940295" calcext:value-type="float">
            <text:p>1499.294 mm</text:p>
          </table:table-cell>
          <table:table-cell table:style-name="ce2" office:value-type="float" office:value="46335" calcext:value-type="float">
            <text:p>46335</text:p>
          </table:table-cell>
          <table:table-cell/>
          <table:table-cell table:style-name="ce2" office:value-type="float" office:value="46388" calcext:value-type="float">
            <text:p>46388</text:p>
          </table:table-cell>
          <table:table-cell table:style-name="ce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95" calcext:value-type="float">
            <text:p>-92695</text:p>
          </table:table-cell>
          <table:table-cell/>
          <table:table-cell table:style-name="ce2" office:value-type="float" office:value="-92819" calcext:value-type="float">
            <text:p>-92819</text:p>
          </table:table-cell>
          <table:table-cell table:number-columns-repeated="2"/>
          <table:table-cell table:style-name="ce2" office:value-type="float" office:value="92695" calcext:value-type="float">
            <text:p>92695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 table:number-columns-repeated="3"/>
          <table:table-cell table:style-name="ce2" office:value-type="float" office:value="92700" calcext:value-type="float">
            <text:p>92700</text:p>
          </table:table-cell>
          <table:table-cell/>
          <table:table-cell table:style-name="ce2" office:value-type="float" office:value="92708" calcext:value-type="float">
            <text:p>92708</text:p>
          </table:table-cell>
          <table:table-cell table:number-columns-repeated="2"/>
          <table:table-cell table:style-name="ce5" table:formula="of:=([.T31]/4000)*2*PI()*20.5679" office:value-type="float" office:value="2994.78837015947" calcext:value-type="float">
            <text:p>2994.788 mm</text:p>
          </table:table-cell>
          <table:table-cell table:style-name="ce9" table:formula="of:=([.T31]/4000)*6.28*20.5679" office:value-type="float" office:value="2993.270140085" calcext:value-type="float">
            <text:p>2993.270 mm</text:p>
          </table:table-cell>
          <table:table-cell table:style-name="ce9" table:formula="of:=([.T31]/4000)*6.28*20.61" office:value-type="float" office:value="2999.3970015" calcext:value-type="float">
            <text:p>2999.397 mm</text:p>
          </table:table-cell>
          <table:table-cell table:style-name="ce2" office:value-type="float" office:value="92695" calcext:value-type="float">
            <text:p>92695</text:p>
          </table:table-cell>
          <table:table-cell/>
          <table:table-cell table:style-name="ce2" office:value-type="float" office:value="92708" calcext:value-type="float">
            <text:p>92708</text:p>
          </table:table-cell>
          <table:table-cell/>
          <table:table-cell table:style-name="ce5" table:formula="of:=([.AA31]/4000)*2*PI()*20.5679" office:value-type="float" office:value="1497.02264328938" calcext:value-type="float">
            <text:p>1497.023 mm</text:p>
          </table:table-cell>
          <table:table-cell table:style-name="ce9" table:formula="of:=([.AA31]/4000)*6.28*20.5679" office:value-type="float" office:value="1496.263716608" calcext:value-type="float">
            <text:p>1496.264 mm</text:p>
          </table:table-cell>
          <table:table-cell table:style-name="ce9" table:formula="of:=([.AA31]/4000)*6.28*20.61" office:value-type="float" office:value="1499.3263872" calcext:value-type="float">
            <text:p>1499.326 mm</text:p>
          </table:table-cell>
          <table:table-cell table:style-name="ce2" office:value-type="float" office:value="46336" calcext:value-type="float">
            <text:p>46336</text:p>
          </table:table-cell>
          <table:table-cell/>
          <table:table-cell table:style-name="ce2" office:value-type="float" office:value="45734" calcext:value-type="float">
            <text:p>45734</text:p>
          </table:table-cell>
          <table:table-cell table:style-name="ce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202" calcext:value-type="float">
            <text:p>202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503" calcext:value-type="float">
            <text:p>92503</text:p>
          </table:table-cell>
          <table:table-cell table:number-columns-repeated="2"/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503" calcext:value-type="float">
            <text:p>92503</text:p>
          </table:table-cell>
          <table:table-cell table:number-columns-repeated="3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832" calcext:value-type="float">
            <text:p>92832</text:p>
          </table:table-cell>
          <table:table-cell table:number-columns-repeated="2"/>
          <table:table-cell table:style-name="ce5" table:formula="of:=([.T32]/4000)*2*PI()*20.5679" office:value-type="float" office:value="2995.17606594071" calcext:value-type="float">
            <text:p>2995.176 mm</text:p>
          </table:table-cell>
          <table:table-cell table:style-name="ce9" table:formula="of:=([.T32]/4000)*6.28*20.5679" office:value-type="float" office:value="2993.657639321" calcext:value-type="float">
            <text:p>2993.658 mm</text:p>
          </table:table-cell>
          <table:table-cell table:style-name="ce9" table:formula="of:=([.T32]/4000)*6.28*20.61" office:value-type="float" office:value="2999.7852939" calcext:value-type="float">
            <text:p>2999.785 mm</text:p>
          </table:table-cell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832" calcext:value-type="float">
            <text:p>92832</text:p>
          </table:table-cell>
          <table:table-cell/>
          <table:table-cell table:style-name="ce5" table:formula="of:=([.AA32]/4000)*2*PI()*20.5679" office:value-type="float" office:value="1496.63494750814" calcext:value-type="float">
            <text:p>1496.635 mm</text:p>
          </table:table-cell>
          <table:table-cell table:style-name="ce9" table:formula="of:=([.AA32]/4000)*6.28*20.5679" office:value-type="float" office:value="1495.876217372" calcext:value-type="float">
            <text:p>1495.876 mm</text:p>
          </table:table-cell>
          <table:table-cell table:style-name="ce9" table:formula="of:=([.AA32]/4000)*6.28*20.61" office:value-type="float" office:value="1498.9380948" calcext:value-type="float">
            <text:p>1498.938 mm</text:p>
          </table:table-cell>
          <table:table-cell table:style-name="ce2" office:value-type="float" office:value="46324" calcext:value-type="float">
            <text:p>46324</text:p>
          </table:table-cell>
          <table:table-cell/>
          <table:table-cell table:style-name="ce2" office:value-type="float" office:value="-46404" calcext:value-type="float">
            <text:p>-46404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14" calcext:value-type="float">
            <text:p>-92714</text:p>
          </table:table-cell>
          <table:table-cell/>
          <table:table-cell table:style-name="ce2" office:value-type="float" office:value="-92852" calcext:value-type="float">
            <text:p>-92852</text:p>
          </table:table-cell>
          <table:table-cell table:number-columns-repeated="2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852" calcext:value-type="float">
            <text:p>92852</text:p>
          </table:table-cell>
          <table:table-cell table:number-columns-repeated="3"/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757" calcext:value-type="float">
            <text:p>92757</text:p>
          </table:table-cell>
          <table:table-cell table:number-columns-repeated="2"/>
          <table:table-cell table:style-name="ce5" table:formula="of:=([.T33]/4000)*2*PI()*20.5679" office:value-type="float" office:value="2995.4022218131" calcext:value-type="float">
            <text:p>2995.402 mm</text:p>
          </table:table-cell>
          <table:table-cell table:style-name="ce9" table:formula="of:=([.T33]/4000)*6.28*20.5679" office:value-type="float" office:value="2993.883680542" calcext:value-type="float">
            <text:p>2993.884 mm</text:p>
          </table:table-cell>
          <table:table-cell table:style-name="ce9" table:formula="of:=([.T33]/4000)*6.28*20.61" office:value-type="float" office:value="3000.0117978" calcext:value-type="float">
            <text:p>3000.012 mm</text:p>
          </table:table-cell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757" calcext:value-type="float">
            <text:p>92757</text:p>
          </table:table-cell>
          <table:table-cell/>
          <table:table-cell table:style-name="ce5" table:formula="of:=([.AA33]/4000)*2*PI()*20.5679" office:value-type="float" office:value="1497.18418319823" calcext:value-type="float">
            <text:p>1497.184 mm</text:p>
          </table:table-cell>
          <table:table-cell table:style-name="ce9" table:formula="of:=([.AA33]/4000)*6.28*20.5679" office:value-type="float" office:value="1496.425174623" calcext:value-type="float">
            <text:p>1496.425 mm</text:p>
          </table:table-cell>
          <table:table-cell table:style-name="ce9" table:formula="of:=([.AA33]/4000)*6.28*20.61" office:value-type="float" office:value="1499.4881757" calcext:value-type="float">
            <text:p>1499.488 mm</text:p>
          </table:table-cell>
          <table:table-cell table:style-name="ce2" office:value-type="float" office:value="46341" calcext:value-type="float">
            <text:p>46341</text:p>
          </table:table-cell>
          <table:table-cell/>
          <table:table-cell table:style-name="ce2" office:value-type="float" office:value="46414" calcext:value-type="float">
            <text:p>46414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18" calcext:value-type="float">
            <text:p>92718</text:p>
          </table:table-cell>
          <table:table-cell/>
          <table:table-cell table:style-name="ce2" office:value-type="float" office:value="92415" calcext:value-type="float">
            <text:p>92415</text:p>
          </table:table-cell>
          <table:table-cell table:number-columns-repeated="2"/>
          <table:table-cell table:style-name="ce2" office:value-type="float" office:value="92718" calcext:value-type="float">
            <text:p>92718</text:p>
          </table:table-cell>
          <table:table-cell/>
          <table:table-cell table:style-name="ce2" office:value-type="float" office:value="92415" calcext:value-type="float">
            <text:p>92415</text:p>
          </table:table-cell>
          <table:table-cell table:number-columns-repeated="3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 table:number-columns-repeated="2"/>
          <table:table-cell table:style-name="ce5" table:formula="of:=([.T34]/4000)*2*PI()*20.5679" office:value-type="float" office:value="2995.53145374017" calcext:value-type="float">
            <text:p>2995.531 mm</text:p>
          </table:table-cell>
          <table:table-cell table:style-name="ce9" table:formula="of:=([.T34]/4000)*6.28*20.5679" office:value-type="float" office:value="2994.012846954" calcext:value-type="float">
            <text:p>2994.013 mm</text:p>
          </table:table-cell>
          <table:table-cell table:style-name="ce9" table:formula="of:=([.T34]/4000)*6.28*20.61" office:value-type="float" office:value="3000.1412286" calcext:value-type="float">
            <text:p>3000.141 mm</text:p>
          </table:table-cell>
          <table:table-cell table:style-name="ce2" office:value-type="float" office:value="92718" calcext:value-type="float">
            <text:p>92718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/>
          <table:table-cell table:style-name="ce5" table:formula="of:=([.AA34]/4000)*2*PI()*20.5679" office:value-type="float" office:value="1496.50571558106" calcext:value-type="float">
            <text:p>1496.506 mm</text:p>
          </table:table-cell>
          <table:table-cell table:style-name="ce9" table:formula="of:=([.AA34]/4000)*6.28*20.5679" office:value-type="float" office:value="1495.74705096" calcext:value-type="float">
            <text:p>1495.747 mm</text:p>
          </table:table-cell>
          <table:table-cell table:style-name="ce9" table:formula="of:=([.AA34]/4000)*6.28*20.61" office:value-type="float" office:value="1498.808664" calcext:value-type="float">
            <text:p>1498.809 mm</text:p>
          </table:table-cell>
          <table:table-cell table:style-name="ce2" office:value-type="float" office:value="46320" calcext:value-type="float">
            <text:p>46320</text:p>
          </table:table-cell>
          <table:table-cell/>
          <table:table-cell table:style-name="ce2" office:value-type="float" office:value="-46368" calcext:value-type="float">
            <text:p>-46368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05" calcext:value-type="float">
            <text:p>-92705</text:p>
          </table:table-cell>
          <table:table-cell/>
          <table:table-cell table:style-name="ce2" office:value-type="float" office:value="-92836" calcext:value-type="float">
            <text:p>-92836</text:p>
          </table:table-cell>
          <table:table-cell table:number-columns-repeated="2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 table:number-columns-repeated="3"/>
          <table:table-cell table:style-name="ce2" office:value-type="float" office:value="92717" calcext:value-type="float">
            <text:p>92717</text:p>
          </table:table-cell>
          <table:table-cell/>
          <table:table-cell table:style-name="ce2" office:value-type="float" office:value="92733" calcext:value-type="float">
            <text:p>92733</text:p>
          </table:table-cell>
          <table:table-cell table:number-columns-repeated="2"/>
          <table:table-cell table:style-name="ce5" table:formula="of:=([.T35]/4000)*2*PI()*20.5679" office:value-type="float" office:value="2995.11144997717" calcext:value-type="float">
            <text:p>2995.111 mm</text:p>
          </table:table-cell>
          <table:table-cell table:style-name="ce9" table:formula="of:=([.T35]/4000)*6.28*20.5679" office:value-type="float" office:value="2993.593056115" calcext:value-type="float">
            <text:p>2993.593 mm</text:p>
          </table:table-cell>
          <table:table-cell table:style-name="ce9" table:formula="of:=([.T35]/4000)*6.28*20.61" office:value-type="float" office:value="2999.7205785" calcext:value-type="float">
            <text:p>2999.721 mm</text:p>
          </table:table-cell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733" calcext:value-type="float">
            <text:p>92733</text:p>
          </table:table-cell>
          <table:table-cell/>
          <table:table-cell table:style-name="ce5" table:formula="of:=([.AA35]/4000)*2*PI()*20.5679" office:value-type="float" office:value="1496.92571934407" calcext:value-type="float">
            <text:p>1496.926 mm</text:p>
          </table:table-cell>
          <table:table-cell table:style-name="ce9" table:formula="of:=([.AA35]/4000)*6.28*20.5679" office:value-type="float" office:value="1496.166841799" calcext:value-type="float">
            <text:p>1496.167 mm</text:p>
          </table:table-cell>
          <table:table-cell table:style-name="ce9" table:formula="of:=([.AA35]/4000)*6.28*20.61" office:value-type="float" office:value="1499.2293141" calcext:value-type="float">
            <text:p>1499.229 mm</text:p>
          </table:table-cell>
          <table:table-cell table:style-name="ce2" office:value-type="float" office:value="46333" calcext:value-type="float">
            <text:p>46333</text:p>
          </table:table-cell>
          <table:table-cell/>
          <table:table-cell table:style-name="ce2" office:value-type="float" office:value="44779" calcext:value-type="float">
            <text:p>44779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582" calcext:value-type="float">
            <text:p>92582</text:p>
          </table:table-cell>
          <table:table-cell table:number-columns-repeated="2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582" calcext:value-type="float">
            <text:p>92582</text:p>
          </table:table-cell>
          <table:table-cell table:number-columns-repeated="3"/>
          <table:table-cell table:style-name="ce2" office:value-type="float" office:value="92686" calcext:value-type="float">
            <text:p>92686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2"/>
          <table:table-cell table:style-name="ce5" table:formula="of:=([.T36]/4000)*2*PI()*20.5679" office:value-type="float" office:value="2994.69144621416" calcext:value-type="float">
            <text:p>2994.691 mm</text:p>
          </table:table-cell>
          <table:table-cell table:style-name="ce9" table:formula="of:=([.T36]/4000)*6.28*20.5679" office:value-type="float" office:value="2993.173265276" calcext:value-type="float">
            <text:p>2993.173 mm</text:p>
          </table:table-cell>
          <table:table-cell table:style-name="ce9" table:formula="of:=([.T36]/4000)*6.28*20.61" office:value-type="float" office:value="2999.2999284" calcext:value-type="float">
            <text:p>2999.300 mm</text:p>
          </table:table-cell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/>
          <table:table-cell table:style-name="ce5" table:formula="of:=([.AA36]/4000)*2*PI()*20.5679" office:value-type="float" office:value="1497.18418319823" calcext:value-type="float">
            <text:p>1497.184 mm</text:p>
          </table:table-cell>
          <table:table-cell table:style-name="ce9" table:formula="of:=([.AA36]/4000)*6.28*20.5679" office:value-type="float" office:value="1496.425174623" calcext:value-type="float">
            <text:p>1496.425 mm</text:p>
          </table:table-cell>
          <table:table-cell table:style-name="ce9" table:formula="of:=([.AA36]/4000)*6.28*20.61" office:value-type="float" office:value="1499.4881757" calcext:value-type="float">
            <text:p>1499.488 mm</text:p>
          </table:table-cell>
          <table:table-cell table:style-name="ce2" office:value-type="float" office:value="46341" calcext:value-type="float">
            <text:p>46341</text:p>
          </table:table-cell>
          <table:table-cell/>
          <table:table-cell table:style-name="ce2" office:value-type="float" office:value="-46412" calcext:value-type="float">
            <text:p>-46412</text:p>
          </table:table-cell>
          <table:table-cell table:style-name="ce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80" calcext:value-type="float">
            <text:p>-92680</text:p>
          </table:table-cell>
          <table:table-cell/>
          <table:table-cell table:style-name="ce2" office:value-type="float" office:value="-92822" calcext:value-type="float">
            <text:p>-92822</text:p>
          </table:table-cell>
          <table:table-cell table:number-columns-repeated="2"/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822" calcext:value-type="float">
            <text:p>92822</text:p>
          </table:table-cell>
          <table:table-cell table:number-columns-repeated="3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775" calcext:value-type="float">
            <text:p>92775</text:p>
          </table:table-cell>
          <table:table-cell table:number-columns-repeated="2"/>
          <table:table-cell table:style-name="ce5" table:formula="of:=([.T37]/4000)*2*PI()*20.5679" office:value-type="float" office:value="2994.30375043292" calcext:value-type="float">
            <text:p>2994.304 mm</text:p>
          </table:table-cell>
          <table:table-cell table:style-name="ce9" table:formula="of:=([.T37]/4000)*6.28*20.5679" office:value-type="float" office:value="2992.78576604" calcext:value-type="float">
            <text:p>2992.786 mm</text:p>
          </table:table-cell>
          <table:table-cell table:style-name="ce9" table:formula="of:=([.T37]/4000)*6.28*20.61" office:value-type="float" office:value="2998.911636" calcext:value-type="float">
            <text:p>2998.912 mm</text:p>
          </table:table-cell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775" calcext:value-type="float">
            <text:p>92775</text:p>
          </table:table-cell>
          <table:table-cell/>
          <table:table-cell table:style-name="ce5" table:formula="of:=([.AA37]/4000)*2*PI()*20.5679" office:value-type="float" office:value="1497.50726301593" calcext:value-type="float">
            <text:p>1497.507 mm</text:p>
          </table:table-cell>
          <table:table-cell table:style-name="ce9" table:formula="of:=([.AA37]/4000)*6.28*20.5679" office:value-type="float" office:value="1496.748090653" calcext:value-type="float">
            <text:p>1496.748 mm</text:p>
          </table:table-cell>
          <table:table-cell table:style-name="ce9" table:formula="of:=([.AA37]/4000)*6.28*20.61" office:value-type="float" office:value="1499.8117527" calcext:value-type="float">
            <text:p>1499.812 mm</text:p>
          </table:table-cell>
          <table:table-cell table:style-name="ce2" office:value-type="float" office:value="46351" calcext:value-type="float">
            <text:p>46351</text:p>
          </table:table-cell>
          <table:table-cell/>
          <table:table-cell table:style-name="ce2" office:value-type="float" office:value="44844" calcext:value-type="float">
            <text:p>44844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512" calcext:value-type="float">
            <text:p>92512</text:p>
          </table:table-cell>
          <table:table-cell table:number-columns-repeated="2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512" calcext:value-type="float">
            <text:p>92512</text:p>
          </table:table-cell>
          <table:table-cell table:number-columns-repeated="3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2"/>
          <table:table-cell table:style-name="ce5" table:formula="of:=([.T38]/4000)*2*PI()*20.5679" office:value-type="float" office:value="2995.11144997717" calcext:value-type="float">
            <text:p>2995.111 mm</text:p>
          </table:table-cell>
          <table:table-cell table:style-name="ce9" table:formula="of:=([.T38]/4000)*6.28*20.5679" office:value-type="float" office:value="2993.593056115" calcext:value-type="float">
            <text:p>2993.593 mm</text:p>
          </table:table-cell>
          <table:table-cell table:style-name="ce9" table:formula="of:=([.T38]/4000)*6.28*20.61" office:value-type="float" office:value="2999.7205785" calcext:value-type="float">
            <text:p>2999.721 mm</text:p>
          </table:table-cell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/>
          <table:table-cell table:style-name="ce5" table:formula="of:=([.AA38]/4000)*2*PI()*20.5679" office:value-type="float" office:value="1497.57187897947" calcext:value-type="float">
            <text:p>1497.572 mm</text:p>
          </table:table-cell>
          <table:table-cell table:style-name="ce9" table:formula="of:=([.AA38]/4000)*6.28*20.5679" office:value-type="float" office:value="1496.812673859" calcext:value-type="float">
            <text:p>1496.813 mm</text:p>
          </table:table-cell>
          <table:table-cell table:style-name="ce9" table:formula="of:=([.AA38]/4000)*6.28*20.61" office:value-type="float" office:value="1499.8764681" calcext:value-type="float">
            <text:p>1499.876 mm</text:p>
          </table:table-cell>
          <table:table-cell table:style-name="ce2" office:value-type="float" office:value="46353" calcext:value-type="float">
            <text:p>46353</text:p>
          </table:table-cell>
          <table:table-cell/>
          <table:table-cell table:style-name="ce2" office:value-type="float" office:value="-46425" calcext:value-type="float">
            <text:p>-46425</text:p>
          </table:table-cell>
          <table:table-cell table:style-name="ce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96" calcext:value-type="float">
            <text:p>-92696</text:p>
          </table:table-cell>
          <table:table-cell/>
          <table:table-cell table:style-name="ce2" office:value-type="float" office:value="-92805" calcext:value-type="float">
            <text:p>-92805</text:p>
          </table:table-cell>
          <table:table-cell table:number-columns-repeated="2"/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805" calcext:value-type="float">
            <text:p>92805</text:p>
          </table:table-cell>
          <table:table-cell table:number-columns-repeated="3"/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659" calcext:value-type="float">
            <text:p>92659</text:p>
          </table:table-cell>
          <table:table-cell table:number-columns-repeated="2"/>
          <table:table-cell table:style-name="ce5" table:formula="of:=([.T39]/4000)*2*PI()*20.5679" office:value-type="float" office:value="2994.82067814124" calcext:value-type="float">
            <text:p>2994.821 mm</text:p>
          </table:table-cell>
          <table:table-cell table:style-name="ce9" table:formula="of:=([.T39]/4000)*6.28*20.5679" office:value-type="float" office:value="2993.302431688" calcext:value-type="float">
            <text:p>2993.302 mm</text:p>
          </table:table-cell>
          <table:table-cell table:style-name="ce9" table:formula="of:=([.T39]/4000)*6.28*20.61" office:value-type="float" office:value="2999.4293592" calcext:value-type="float">
            <text:p>2999.429 mm</text:p>
          </table:table-cell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659" calcext:value-type="float">
            <text:p>92659</text:p>
          </table:table-cell>
          <table:table-cell/>
          <table:table-cell table:style-name="ce5" table:formula="of:=([.AA39]/4000)*2*PI()*20.5679" office:value-type="float" office:value="1497.73341888832" calcext:value-type="float">
            <text:p>1497.733 mm</text:p>
          </table:table-cell>
          <table:table-cell table:style-name="ce9" table:formula="of:=([.AA39]/4000)*6.28*20.5679" office:value-type="float" office:value="1496.974131874" calcext:value-type="float">
            <text:p>1496.974 mm</text:p>
          </table:table-cell>
          <table:table-cell table:style-name="ce9" table:formula="of:=([.AA39]/4000)*6.28*20.61" office:value-type="float" office:value="1500.0382566" calcext:value-type="float">
            <text:p>1500.038 mm</text:p>
          </table:table-cell>
          <table:table-cell table:style-name="ce2" office:value-type="float" office:value="46358" calcext:value-type="float">
            <text:p>46358</text:p>
          </table:table-cell>
          <table:table-cell/>
          <table:table-cell table:style-name="ce2" office:value-type="float" office:value="45324" calcext:value-type="float">
            <text:p>45324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18" calcext:value-type="float">
            <text:p>92718</text:p>
          </table:table-cell>
          <table:table-cell/>
          <table:table-cell table:style-name="ce2" office:value-type="float" office:value="92413" calcext:value-type="float">
            <text:p>92413</text:p>
          </table:table-cell>
          <table:table-cell table:number-columns-repeated="2"/>
          <table:table-cell table:style-name="ce2" office:value-type="float" office:value="92718" calcext:value-type="float">
            <text:p>92718</text:p>
          </table:table-cell>
          <table:table-cell/>
          <table:table-cell table:style-name="ce2" office:value-type="float" office:value="92413" calcext:value-type="float">
            <text:p>92413</text:p>
          </table:table-cell>
          <table:table-cell table:number-columns-repeated="3"/>
          <table:table-cell table:style-name="ce2" office:value-type="float" office:value="92682" calcext:value-type="float">
            <text:p>92682</text:p>
          </table:table-cell>
          <table:table-cell/>
          <table:table-cell table:style-name="ce2" office:value-type="float" office:value="92818" calcext:value-type="float">
            <text:p>92818</text:p>
          </table:table-cell>
          <table:table-cell table:number-columns-repeated="2"/>
          <table:table-cell table:style-name="ce5" table:formula="of:=([.T40]/4000)*2*PI()*20.5679" office:value-type="float" office:value="2995.53145374017" calcext:value-type="float">
            <text:p>2995.531 mm</text:p>
          </table:table-cell>
          <table:table-cell table:style-name="ce9" table:formula="of:=([.T40]/4000)*6.28*20.5679" office:value-type="float" office:value="2994.012846954" calcext:value-type="float">
            <text:p>2994.013 mm</text:p>
          </table:table-cell>
          <table:table-cell table:style-name="ce9" table:formula="of:=([.T40]/4000)*6.28*20.61" office:value-type="float" office:value="3000.1412286" calcext:value-type="float">
            <text:p>3000.141 mm</text:p>
          </table:table-cell>
          <table:table-cell table:style-name="ce2" office:value-type="float" office:value="92718" calcext:value-type="float">
            <text:p>92718</text:p>
          </table:table-cell>
          <table:table-cell/>
          <table:table-cell table:style-name="ce2" office:value-type="float" office:value="92818" calcext:value-type="float">
            <text:p>92818</text:p>
          </table:table-cell>
          <table:table-cell/>
          <table:table-cell table:style-name="ce5" table:formula="of:=([.AA40]/4000)*2*PI()*20.5679" office:value-type="float" office:value="1497.44264705239" calcext:value-type="float">
            <text:p>1497.443 mm</text:p>
          </table:table-cell>
          <table:table-cell table:style-name="ce9" table:formula="of:=([.AA40]/4000)*6.28*20.5679" office:value-type="float" office:value="1496.683507447" calcext:value-type="float">
            <text:p>1496.684 mm</text:p>
          </table:table-cell>
          <table:table-cell table:style-name="ce9" table:formula="of:=([.AA40]/4000)*6.28*20.61" office:value-type="float" office:value="1499.7470373" calcext:value-type="float">
            <text:p>1499.747 mm</text:p>
          </table:table-cell>
          <table:table-cell table:style-name="ce2" office:value-type="float" office:value="46349" calcext:value-type="float">
            <text:p>46349</text:p>
          </table:table-cell>
          <table:table-cell/>
          <table:table-cell table:style-name="ce2" office:value-type="float" office:value="-46425" calcext:value-type="float">
            <text:p>-46425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37" calcext:value-type="float">
            <text:p>-92737</text:p>
          </table:table-cell>
          <table:table-cell/>
          <table:table-cell table:style-name="ce2" office:value-type="float" office:value="-92872" calcext:value-type="float">
            <text:p>-92872</text:p>
          </table:table-cell>
          <table:table-cell table:number-columns-repeated="2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872" calcext:value-type="float">
            <text:p>92872</text:p>
          </table:table-cell>
          <table:table-cell table:number-columns-repeated="3"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669" calcext:value-type="float">
            <text:p>92669</text:p>
          </table:table-cell>
          <table:table-cell table:number-columns-repeated="2"/>
          <table:table-cell table:style-name="ce5" table:formula="of:=([.T41]/4000)*2*PI()*20.5679" office:value-type="float" office:value="2996.1453053938" calcext:value-type="float">
            <text:p>2996.145 mm</text:p>
          </table:table-cell>
          <table:table-cell table:style-name="ce9" table:formula="of:=([.T41]/4000)*6.28*20.5679" office:value-type="float" office:value="2994.626387411" calcext:value-type="float">
            <text:p>2994.626 mm</text:p>
          </table:table-cell>
          <table:table-cell table:style-name="ce9" table:formula="of:=([.T41]/4000)*6.28*20.61" office:value-type="float" office:value="3000.7560249" calcext:value-type="float">
            <text:p>3000.756 mm</text:p>
          </table:table-cell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669" calcext:value-type="float">
            <text:p>92669</text:p>
          </table:table-cell>
          <table:table-cell/>
          <table:table-cell table:style-name="ce5" table:formula="of:=([.AA41]/4000)*2*PI()*20.5679" office:value-type="float" office:value="1497.63649494301" calcext:value-type="float">
            <text:p>1497.636 mm</text:p>
          </table:table-cell>
          <table:table-cell table:style-name="ce9" table:formula="of:=([.AA41]/4000)*6.28*20.5679" office:value-type="float" office:value="1496.877257065" calcext:value-type="float">
            <text:p>1496.877 mm</text:p>
          </table:table-cell>
          <table:table-cell table:style-name="ce9" table:formula="of:=([.AA41]/4000)*6.28*20.61" office:value-type="float" office:value="1499.9411835" calcext:value-type="float">
            <text:p>1499.941 mm</text:p>
          </table:table-cell>
          <table:table-cell table:style-name="ce2" office:value-type="float" office:value="46355" calcext:value-type="float">
            <text:p>46355</text:p>
          </table:table-cell>
          <table:table-cell/>
          <table:table-cell table:style-name="ce2" office:value-type="float" office:value="44236" calcext:value-type="float">
            <text:p>44236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27" calcext:value-type="float">
            <text:p>92727</text:p>
          </table:table-cell>
          <table:table-cell/>
          <table:table-cell table:style-name="ce2" office:value-type="float" office:value="92274" calcext:value-type="float">
            <text:p>92274</text:p>
          </table:table-cell>
          <table:table-cell table:number-columns-repeated="2"/>
          <table:table-cell table:style-name="ce2" office:value-type="float" office:value="92727" calcext:value-type="float">
            <text:p>92727</text:p>
          </table:table-cell>
          <table:table-cell/>
          <table:table-cell table:style-name="ce2" office:value-type="float" office:value="92274" calcext:value-type="float">
            <text:p>92274</text:p>
          </table:table-cell>
          <table:table-cell table:number-columns-repeated="3"/>
          <table:table-cell table:style-name="ce2" office:value-type="float" office:value="92677" calcext:value-type="float">
            <text:p>92677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 table:number-columns-repeated="2"/>
          <table:table-cell table:style-name="ce5" table:formula="of:=([.T42]/4000)*2*PI()*20.5679" office:value-type="float" office:value="2995.8222255761" calcext:value-type="float">
            <text:p>2995.822 mm</text:p>
          </table:table-cell>
          <table:table-cell table:style-name="ce9" table:formula="of:=([.T42]/4000)*6.28*20.5679" office:value-type="float" office:value="2994.303471381" calcext:value-type="float">
            <text:p>2994.303 mm</text:p>
          </table:table-cell>
          <table:table-cell table:style-name="ce9" table:formula="of:=([.T42]/4000)*6.28*20.61" office:value-type="float" office:value="3000.4324479" calcext:value-type="float">
            <text:p>3000.432 mm</text:p>
          </table:table-cell>
          <table:table-cell table:style-name="ce2" office:value-type="float" office:value="92727" calcext:value-type="float">
            <text:p>92727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/>
          <table:table-cell table:style-name="ce5" table:formula="of:=([.AA42]/4000)*2*PI()*20.5679" office:value-type="float" office:value="1497.47495503416" calcext:value-type="float">
            <text:p>1497.475 mm</text:p>
          </table:table-cell>
          <table:table-cell table:style-name="ce9" table:formula="of:=([.AA42]/4000)*6.28*20.5679" office:value-type="float" office:value="1496.71579905" calcext:value-type="float">
            <text:p>1496.716 mm</text:p>
          </table:table-cell>
          <table:table-cell table:style-name="ce9" table:formula="of:=([.AA42]/4000)*6.28*20.61" office:value-type="float" office:value="1499.779395" calcext:value-type="float">
            <text:p>1499.779 mm</text:p>
          </table:table-cell>
          <table:table-cell table:style-name="ce2" office:value-type="float" office:value="46350" calcext:value-type="float">
            <text:p>46350</text:p>
          </table:table-cell>
          <table:table-cell/>
          <table:table-cell table:style-name="ce2" office:value-type="float" office:value="-46411" calcext:value-type="float">
            <text:p>-46411</text:p>
          </table:table-cell>
          <table:table-cell table:style-name="ce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02" calcext:value-type="float">
            <text:p>-92702</text:p>
          </table:table-cell>
          <table:table-cell/>
          <table:table-cell table:style-name="ce2" office:value-type="float" office:value="-92836" calcext:value-type="float">
            <text:p>-92836</text:p>
          </table:table-cell>
          <table:table-cell table:number-columns-repeated="2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 table:number-columns-repeated="3"/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592" calcext:value-type="float">
            <text:p>92592</text:p>
          </table:table-cell>
          <table:table-cell table:number-columns-repeated="2"/>
          <table:table-cell table:style-name="ce5" table:formula="of:=([.T43]/4000)*2*PI()*20.5679" office:value-type="float" office:value="2995.01452603186" calcext:value-type="float">
            <text:p>2995.015 mm</text:p>
          </table:table-cell>
          <table:table-cell table:style-name="ce9" table:formula="of:=([.T43]/4000)*6.28*20.5679" office:value-type="float" office:value="2993.496181306" calcext:value-type="float">
            <text:p>2993.496 mm</text:p>
          </table:table-cell>
          <table:table-cell table:style-name="ce9" table:formula="of:=([.T43]/4000)*6.28*20.61" office:value-type="float" office:value="2999.6235054" calcext:value-type="float">
            <text:p>2999.624 mm</text:p>
          </table:table-cell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592" calcext:value-type="float">
            <text:p>92592</text:p>
          </table:table-cell>
          <table:table-cell/>
          <table:table-cell table:style-name="ce5" table:formula="of:=([.AA43]/4000)*2*PI()*20.5679" office:value-type="float" office:value="1497.41033907062" calcext:value-type="float">
            <text:p>1497.410 mm</text:p>
          </table:table-cell>
          <table:table-cell table:style-name="ce9" table:formula="of:=([.AA43]/4000)*6.28*20.5679" office:value-type="float" office:value="1496.651215844" calcext:value-type="float">
            <text:p>1496.651 mm</text:p>
          </table:table-cell>
          <table:table-cell table:style-name="ce9" table:formula="of:=([.AA43]/4000)*6.28*20.61" office:value-type="float" office:value="1499.7146796" calcext:value-type="float">
            <text:p>1499.715 mm</text:p>
          </table:table-cell>
          <table:table-cell table:style-name="ce2" office:value-type="float" office:value="46348" calcext:value-type="float">
            <text:p>46348</text:p>
          </table:table-cell>
          <table:table-cell/>
          <table:table-cell table:style-name="ce2" office:value-type="float" office:value="45667" calcext:value-type="float">
            <text:p>45667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360" calcext:value-type="float">
            <text:p>92360</text:p>
          </table:table-cell>
          <table:table-cell table:number-columns-repeated="2"/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360" calcext:value-type="float">
            <text:p>92360</text:p>
          </table:table-cell>
          <table:table-cell table:number-columns-repeated="3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760" calcext:value-type="float">
            <text:p>92760</text:p>
          </table:table-cell>
          <table:table-cell table:number-columns-repeated="2"/>
          <table:table-cell table:style-name="ce5" table:formula="of:=([.T44]/4000)*2*PI()*20.5679" office:value-type="float" office:value="2995.33760584956" calcext:value-type="float">
            <text:p>2995.338 mm</text:p>
          </table:table-cell>
          <table:table-cell table:style-name="ce9" table:formula="of:=([.T44]/4000)*6.28*20.5679" office:value-type="float" office:value="2993.819097336" calcext:value-type="float">
            <text:p>2993.819 mm</text:p>
          </table:table-cell>
          <table:table-cell table:style-name="ce9" table:formula="of:=([.T44]/4000)*6.28*20.61" office:value-type="float" office:value="2999.9470824" calcext:value-type="float">
            <text:p>2999.947 mm</text:p>
          </table:table-cell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760" calcext:value-type="float">
            <text:p>92760</text:p>
          </table:table-cell>
          <table:table-cell/>
          <table:table-cell table:style-name="ce5" table:formula="of:=([.AA44]/4000)*2*PI()*20.5679" office:value-type="float" office:value="1497.44264705239" calcext:value-type="float">
            <text:p>1497.443 mm</text:p>
          </table:table-cell>
          <table:table-cell table:style-name="ce9" table:formula="of:=([.AA44]/4000)*6.28*20.5679" office:value-type="float" office:value="1496.683507447" calcext:value-type="float">
            <text:p>1496.684 mm</text:p>
          </table:table-cell>
          <table:table-cell table:style-name="ce9" table:formula="of:=([.AA44]/4000)*6.28*20.61" office:value-type="float" office:value="1499.7470373" calcext:value-type="float">
            <text:p>1499.747 mm</text:p>
          </table:table-cell>
          <table:table-cell table:style-name="ce2" office:value-type="float" office:value="46349" calcext:value-type="float">
            <text:p>46349</text:p>
          </table:table-cell>
          <table:table-cell/>
          <table:table-cell table:style-name="ce2" office:value-type="float" office:value="-46411" calcext:value-type="float">
            <text:p>-46411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05" calcext:value-type="float">
            <text:p>-92705</text:p>
          </table:table-cell>
          <table:table-cell/>
          <table:table-cell table:style-name="ce2" office:value-type="float" office:value="-92840" calcext:value-type="float">
            <text:p>-92840</text:p>
          </table:table-cell>
          <table:table-cell table:number-columns-repeated="2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40" calcext:value-type="float">
            <text:p>92840</text:p>
          </table:table-cell>
          <table:table-cell table:number-columns-repeated="3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38" calcext:value-type="float">
            <text:p>92838</text:p>
          </table:table-cell>
          <table:table-cell table:number-columns-repeated="2"/>
          <table:table-cell table:style-name="ce5" table:formula="of:=([.T45]/4000)*2*PI()*20.5679" office:value-type="float" office:value="2995.11144997717" calcext:value-type="float">
            <text:p>2995.111 mm</text:p>
          </table:table-cell>
          <table:table-cell table:style-name="ce9" table:formula="of:=([.T45]/4000)*6.28*20.5679" office:value-type="float" office:value="2993.593056115" calcext:value-type="float">
            <text:p>2993.593 mm</text:p>
          </table:table-cell>
          <table:table-cell table:style-name="ce9" table:formula="of:=([.T45]/4000)*6.28*20.61" office:value-type="float" office:value="2999.7205785" calcext:value-type="float">
            <text:p>2999.721 mm</text:p>
          </table:table-cell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38" calcext:value-type="float">
            <text:p>92838</text:p>
          </table:table-cell>
          <table:table-cell/>
          <table:table-cell table:style-name="ce5" table:formula="of:=([.AA45]/4000)*2*PI()*20.5679" office:value-type="float" office:value="1497.60418696124" calcext:value-type="float">
            <text:p>1497.604 mm</text:p>
          </table:table-cell>
          <table:table-cell table:style-name="ce9" table:formula="of:=([.AA45]/4000)*6.28*20.5679" office:value-type="float" office:value="1496.844965462" calcext:value-type="float">
            <text:p>1496.845 mm</text:p>
          </table:table-cell>
          <table:table-cell table:style-name="ce9" table:formula="of:=([.AA45]/4000)*6.28*20.61" office:value-type="float" office:value="1499.9088258" calcext:value-type="float">
            <text:p>1499.909 mm</text:p>
          </table:table-cell>
          <table:table-cell table:style-name="ce2" office:value-type="float" office:value="46354" calcext:value-type="float">
            <text:p>46354</text:p>
          </table:table-cell>
          <table:table-cell/>
          <table:table-cell table:style-name="ce2" office:value-type="float" office:value="45786" calcext:value-type="float">
            <text:p>45786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296" calcext:value-type="float">
            <text:p>92296</text:p>
          </table:table-cell>
          <table:table-cell table:number-columns-repeated="2"/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296" calcext:value-type="float">
            <text:p>92296</text:p>
          </table:table-cell>
          <table:table-cell table:number-columns-repeated="3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716" calcext:value-type="float">
            <text:p>92716</text:p>
          </table:table-cell>
          <table:table-cell table:number-columns-repeated="2"/>
          <table:table-cell table:style-name="ce5" table:formula="of:=([.T46]/4000)*2*PI()*20.5679" office:value-type="float" office:value="2995.01452603186" calcext:value-type="float">
            <text:p>2995.015 mm</text:p>
          </table:table-cell>
          <table:table-cell table:style-name="ce9" table:formula="of:=([.T46]/4000)*6.28*20.5679" office:value-type="float" office:value="2993.496181306" calcext:value-type="float">
            <text:p>2993.496 mm</text:p>
          </table:table-cell>
          <table:table-cell table:style-name="ce9" table:formula="of:=([.T46]/4000)*6.28*20.61" office:value-type="float" office:value="2999.6235054" calcext:value-type="float">
            <text:p>2999.624 mm</text:p>
          </table:table-cell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716" calcext:value-type="float">
            <text:p>92716</text:p>
          </table:table-cell>
          <table:table-cell/>
          <table:table-cell table:style-name="ce5" table:formula="of:=([.AA46]/4000)*2*PI()*20.5679" office:value-type="float" office:value="1497.44264705239" calcext:value-type="float">
            <text:p>1497.443 mm</text:p>
          </table:table-cell>
          <table:table-cell table:style-name="ce9" table:formula="of:=([.AA46]/4000)*6.28*20.5679" office:value-type="float" office:value="1496.683507447" calcext:value-type="float">
            <text:p>1496.684 mm</text:p>
          </table:table-cell>
          <table:table-cell table:style-name="ce9" table:formula="of:=([.AA46]/4000)*6.28*20.61" office:value-type="float" office:value="1499.7470373" calcext:value-type="float">
            <text:p>1499.747 mm</text:p>
          </table:table-cell>
          <table:table-cell table:style-name="ce2" office:value-type="float" office:value="46349" calcext:value-type="float">
            <text:p>46349</text:p>
          </table:table-cell>
          <table:table-cell/>
          <table:table-cell table:style-name="ce2" office:value-type="float" office:value="-46418" calcext:value-type="float">
            <text:p>-46418</text:p>
          </table:table-cell>
          <table:table-cell table:style-name="ce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10" calcext:value-type="float">
            <text:p>-92710</text:p>
          </table:table-cell>
          <table:table-cell/>
          <table:table-cell table:style-name="ce2" office:value-type="float" office:value="-92837" calcext:value-type="float">
            <text:p>-92837</text:p>
          </table:table-cell>
          <table:table-cell table:number-columns-repeated="2"/>
          <table:table-cell table:style-name="ce2" office:value-type="float" office:value="92710" calcext:value-type="float">
            <text:p>92710</text:p>
          </table:table-cell>
          <table:table-cell/>
          <table:table-cell table:style-name="ce2" office:value-type="float" office:value="92837" calcext:value-type="float">
            <text:p>92837</text:p>
          </table:table-cell>
          <table:table-cell table:number-columns-repeated="3"/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 table:number-columns-repeated="2"/>
          <table:table-cell table:style-name="ce5" table:formula="of:=([.T47]/4000)*2*PI()*20.5679" office:value-type="float" office:value="2995.27298988602" calcext:value-type="float">
            <text:p>2995.273 mm</text:p>
          </table:table-cell>
          <table:table-cell table:style-name="ce9" table:formula="of:=([.T47]/4000)*6.28*20.5679" office:value-type="float" office:value="2993.75451413" calcext:value-type="float">
            <text:p>2993.755 mm</text:p>
          </table:table-cell>
          <table:table-cell table:style-name="ce9" table:formula="of:=([.T47]/4000)*6.28*20.61" office:value-type="float" office:value="2999.882367" calcext:value-type="float">
            <text:p>2999.882 mm</text:p>
          </table:table-cell>
          <table:table-cell table:style-name="ce2" office:value-type="float" office:value="92710" calcext:value-type="float">
            <text:p>92710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/>
          <table:table-cell table:style-name="ce5" table:formula="of:=([.AA47]/4000)*2*PI()*20.5679" office:value-type="float" office:value="1497.83034283363" calcext:value-type="float">
            <text:p>1497.830 mm</text:p>
          </table:table-cell>
          <table:table-cell table:style-name="ce9" table:formula="of:=([.AA47]/4000)*6.28*20.5679" office:value-type="float" office:value="1497.071006683" calcext:value-type="float">
            <text:p>1497.071 mm</text:p>
          </table:table-cell>
          <table:table-cell table:style-name="ce9" table:formula="of:=([.AA47]/4000)*6.28*20.61" office:value-type="float" office:value="1500.1353297" calcext:value-type="float">
            <text:p>1500.135 mm</text:p>
          </table:table-cell>
          <table:table-cell table:style-name="ce2" office:value-type="float" office:value="46361" calcext:value-type="float">
            <text:p>46361</text:p>
          </table:table-cell>
          <table:table-cell/>
          <table:table-cell table:style-name="ce2" office:value-type="float" office:value="44998" calcext:value-type="float">
            <text:p>44998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65" calcext:value-type="float">
            <text:p>-92665</text:p>
          </table:table-cell>
          <table:table-cell/>
          <table:table-cell table:style-name="ce2" office:value-type="float" office:value="-92799" calcext:value-type="float">
            <text:p>-92799</text:p>
          </table:table-cell>
          <table:table-cell table:number-columns-repeated="2"/>
          <table:table-cell table:style-name="ce2" office:value-type="float" office:value="92665" calcext:value-type="float">
            <text:p>92665</text:p>
          </table:table-cell>
          <table:table-cell/>
          <table:table-cell table:style-name="ce2" office:value-type="float" office:value="92799" calcext:value-type="float">
            <text:p>92799</text:p>
          </table:table-cell>
          <table:table-cell table:number-columns-repeated="3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803" calcext:value-type="float">
            <text:p>92803</text:p>
          </table:table-cell>
          <table:table-cell table:number-columns-repeated="2"/>
          <table:table-cell table:style-name="ce5" table:formula="of:=([.T48]/4000)*2*PI()*20.5679" office:value-type="float" office:value="2993.81913070637" calcext:value-type="float">
            <text:p>2993.819 mm</text:p>
          </table:table-cell>
          <table:table-cell table:style-name="ce9" table:formula="of:=([.T48]/4000)*6.28*20.5679" office:value-type="float" office:value="2992.301391995" calcext:value-type="float">
            <text:p>2992.301 mm</text:p>
          </table:table-cell>
          <table:table-cell table:style-name="ce9" table:formula="of:=([.T48]/4000)*6.28*20.61" office:value-type="float" office:value="2998.4262705" calcext:value-type="float">
            <text:p>2998.426 mm</text:p>
          </table:table-cell>
          <table:table-cell table:style-name="ce2" office:value-type="float" office:value="92665" calcext:value-type="float">
            <text:p>92665</text:p>
          </table:table-cell>
          <table:table-cell/>
          <table:table-cell table:style-name="ce2" office:value-type="float" office:value="92803" calcext:value-type="float">
            <text:p>92803</text:p>
          </table:table-cell>
          <table:table-cell/>
          <table:table-cell table:style-name="ce5" table:formula="of:=([.AA48]/4000)*2*PI()*20.5679" office:value-type="float" office:value="1497.73341888832" calcext:value-type="float">
            <text:p>1497.733 mm</text:p>
          </table:table-cell>
          <table:table-cell table:style-name="ce9" table:formula="of:=([.AA48]/4000)*6.28*20.5679" office:value-type="float" office:value="1496.974131874" calcext:value-type="float">
            <text:p>1496.974 mm</text:p>
          </table:table-cell>
          <table:table-cell table:style-name="ce9" table:formula="of:=([.AA48]/4000)*6.28*20.61" office:value-type="float" office:value="1500.0382566" calcext:value-type="float">
            <text:p>1500.038 mm</text:p>
          </table:table-cell>
          <table:table-cell table:style-name="ce2" office:value-type="float" office:value="46358" calcext:value-type="float">
            <text:p>46358</text:p>
          </table:table-cell>
          <table:table-cell/>
          <table:table-cell table:style-name="ce2" office:value-type="float" office:value="-46428" calcext:value-type="float">
            <text:p>-46428</text:p>
          </table:table-cell>
          <table:table-cell table:style-name="ce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330" calcext:value-type="float">
            <text:p>92330</text:p>
          </table:table-cell>
          <table:table-cell table:number-columns-repeated="2"/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330" calcext:value-type="float">
            <text:p>92330</text:p>
          </table:table-cell>
          <table:table-cell table:number-columns-repeated="3"/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788" calcext:value-type="float">
            <text:p>92788</text:p>
          </table:table-cell>
          <table:table-cell table:number-columns-repeated="2"/>
          <table:table-cell table:style-name="ce5" table:formula="of:=([.T49]/4000)*2*PI()*20.5679" office:value-type="float" office:value="2995.20837392248" calcext:value-type="float">
            <text:p>2995.208 mm</text:p>
          </table:table-cell>
          <table:table-cell table:style-name="ce9" table:formula="of:=([.T49]/4000)*6.28*20.5679" office:value-type="float" office:value="2993.689930924" calcext:value-type="float">
            <text:p>2993.690 mm</text:p>
          </table:table-cell>
          <table:table-cell table:style-name="ce9" table:formula="of:=([.T49]/4000)*6.28*20.61" office:value-type="float" office:value="2999.8176516" calcext:value-type="float">
            <text:p>2999.818 mm</text:p>
          </table:table-cell>
          <table:table-cell table:style-name="ce2" office:value-type="float" office:value="92708" calcext:value-type="float">
            <text:p>92708</text:p>
          </table:table-cell>
          <table:table-cell/>
          <table:table-cell table:style-name="ce2" office:value-type="float" office:value="92788" calcext:value-type="float">
            <text:p>92788</text:p>
          </table:table-cell>
          <table:table-cell/>
          <table:table-cell table:style-name="ce5" table:formula="of:=([.AA49]/4000)*2*PI()*20.5679" office:value-type="float" office:value="1498.02419072425" calcext:value-type="float">
            <text:p>1498.024 mm</text:p>
          </table:table-cell>
          <table:table-cell table:style-name="ce9" table:formula="of:=([.AA49]/4000)*6.28*20.5679" office:value-type="float" office:value="1497.264756301" calcext:value-type="float">
            <text:p>1497.265 mm</text:p>
          </table:table-cell>
          <table:table-cell table:style-name="ce9" table:formula="of:=([.AA49]/4000)*6.28*20.61" office:value-type="float" office:value="1500.3294759" calcext:value-type="float">
            <text:p>1500.329 mm</text:p>
          </table:table-cell>
          <table:table-cell table:style-name="ce2" office:value-type="float" office:value="46367" calcext:value-type="float">
            <text:p>46367</text:p>
          </table:table-cell>
          <table:table-cell/>
          <table:table-cell table:style-name="ce2" office:value-type="float" office:value="44357" calcext:value-type="float">
            <text:p>44357</text:p>
          </table:table-cell>
          <table:table-cell table:style-name="ce2"/>
          <table:table-cell table:style-name="ce2" office:value-type="float" office:value="213" calcext:value-type="float">
            <text:p>213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11" calcext:value-type="float">
            <text:p>-92711</text:p>
          </table:table-cell>
          <table:table-cell/>
          <table:table-cell table:style-name="ce2" office:value-type="float" office:value="-92833" calcext:value-type="float">
            <text:p>-92833</text:p>
          </table:table-cell>
          <table:table-cell table:number-columns-repeated="2"/>
          <table:table-cell table:style-name="ce2" office:value-type="float" office:value="92711" calcext:value-type="float">
            <text:p>92711</text:p>
          </table:table-cell>
          <table:table-cell/>
          <table:table-cell table:style-name="ce2" office:value-type="float" office:value="92833" calcext:value-type="float">
            <text:p>92833</text:p>
          </table:table-cell>
          <table:table-cell table:number-columns-repeated="3"/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670" calcext:value-type="float">
            <text:p>92670</text:p>
          </table:table-cell>
          <table:table-cell table:number-columns-repeated="2"/>
          <table:table-cell table:style-name="ce5" table:formula="of:=([.T50]/4000)*2*PI()*20.5679" office:value-type="float" office:value="2995.30529786779" calcext:value-type="float">
            <text:p>2995.305 mm</text:p>
          </table:table-cell>
          <table:table-cell table:style-name="ce9" table:formula="of:=([.T50]/4000)*6.28*20.5679" office:value-type="float" office:value="2993.786805733" calcext:value-type="float">
            <text:p>2993.787 mm</text:p>
          </table:table-cell>
          <table:table-cell table:style-name="ce9" table:formula="of:=([.T50]/4000)*6.28*20.61" office:value-type="float" office:value="2999.9147247" calcext:value-type="float">
            <text:p>2999.915 mm</text:p>
          </table:table-cell>
          <table:table-cell table:style-name="ce2" office:value-type="float" office:value="92711" calcext:value-type="float">
            <text:p>92711</text:p>
          </table:table-cell>
          <table:table-cell/>
          <table:table-cell table:style-name="ce2" office:value-type="float" office:value="92670" calcext:value-type="float">
            <text:p>92670</text:p>
          </table:table-cell>
          <table:table-cell/>
          <table:table-cell table:style-name="ce5" table:formula="of:=([.AA50]/4000)*2*PI()*20.5679" office:value-type="float" office:value="1497.41033907062" calcext:value-type="float">
            <text:p>1497.410 mm</text:p>
          </table:table-cell>
          <table:table-cell table:style-name="ce9" table:formula="of:=([.AA50]/4000)*6.28*20.5679" office:value-type="float" office:value="1496.651215844" calcext:value-type="float">
            <text:p>1496.651 mm</text:p>
          </table:table-cell>
          <table:table-cell table:style-name="ce9" table:formula="of:=([.AA50]/4000)*6.28*20.61" office:value-type="float" office:value="1499.7146796" calcext:value-type="float">
            <text:p>1499.715 mm</text:p>
          </table:table-cell>
          <table:table-cell table:style-name="ce2" office:value-type="float" office:value="46348" calcext:value-type="float">
            <text:p>46348</text:p>
          </table:table-cell>
          <table:table-cell/>
          <table:table-cell table:style-name="ce2" office:value-type="float" office:value="-46416" calcext:value-type="float">
            <text:p>-46416</text:p>
          </table:table-cell>
          <table:table-cell table:style-name="ce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09" calcext:value-type="float">
            <text:p>92709</text:p>
          </table:table-cell>
          <table:table-cell/>
          <table:table-cell table:style-name="ce2" office:value-type="float" office:value="92376" calcext:value-type="float">
            <text:p>92376</text:p>
          </table:table-cell>
          <table:table-cell table:number-columns-repeated="2"/>
          <table:table-cell table:style-name="ce2" office:value-type="float" office:value="92709" calcext:value-type="float">
            <text:p>92709</text:p>
          </table:table-cell>
          <table:table-cell/>
          <table:table-cell table:style-name="ce2" office:value-type="float" office:value="92376" calcext:value-type="float">
            <text:p>92376</text:p>
          </table:table-cell>
          <table:table-cell table:number-columns-repeated="3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2"/>
          <table:table-cell table:style-name="ce5" table:formula="of:=([.T51]/4000)*2*PI()*20.5679" office:value-type="float" office:value="2995.24068190425" calcext:value-type="float">
            <text:p>2995.241 mm</text:p>
          </table:table-cell>
          <table:table-cell table:style-name="ce9" table:formula="of:=([.T51]/4000)*6.28*20.5679" office:value-type="float" office:value="2993.722222527" calcext:value-type="float">
            <text:p>2993.722 mm</text:p>
          </table:table-cell>
          <table:table-cell table:style-name="ce9" table:formula="of:=([.T51]/4000)*6.28*20.61" office:value-type="float" office:value="2999.8500093" calcext:value-type="float">
            <text:p>2999.850 mm</text:p>
          </table:table-cell>
          <table:table-cell table:style-name="ce2" office:value-type="float" office:value="92709" calcext:value-type="float">
            <text:p>92709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/>
          <table:table-cell table:style-name="ce5" table:formula="of:=([.AA51]/4000)*2*PI()*20.5679" office:value-type="float" office:value="1497.83034283363" calcext:value-type="float">
            <text:p>1497.830 mm</text:p>
          </table:table-cell>
          <table:table-cell table:style-name="ce9" table:formula="of:=([.AA51]/4000)*6.28*20.5679" office:value-type="float" office:value="1497.071006683" calcext:value-type="float">
            <text:p>1497.071 mm</text:p>
          </table:table-cell>
          <table:table-cell table:style-name="ce9" table:formula="of:=([.AA51]/4000)*6.28*20.61" office:value-type="float" office:value="1500.1353297" calcext:value-type="float">
            <text:p>1500.135 mm</text:p>
          </table:table-cell>
          <table:table-cell table:style-name="ce2" office:value-type="float" office:value="46361" calcext:value-type="float">
            <text:p>46361</text:p>
          </table:table-cell>
          <table:table-cell/>
          <table:table-cell table:style-name="ce2" office:value-type="float" office:value="43756" calcext:value-type="float">
            <text:p>43756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26" calcext:value-type="float">
            <text:p>-92726</text:p>
          </table:table-cell>
          <table:table-cell/>
          <table:table-cell table:style-name="ce2" office:value-type="float" office:value="-92841" calcext:value-type="float">
            <text:p>-92841</text:p>
          </table:table-cell>
          <table:table-cell table:number-columns-repeated="2"/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841" calcext:value-type="float">
            <text:p>92841</text:p>
          </table:table-cell>
          <table:table-cell table:number-columns-repeated="3"/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2668" calcext:value-type="float">
            <text:p>92668</text:p>
          </table:table-cell>
          <table:table-cell table:number-columns-repeated="2"/>
          <table:table-cell table:style-name="ce5" table:formula="of:=([.T52]/4000)*2*PI()*20.5679" office:value-type="float" office:value="2995.78991759433" calcext:value-type="float">
            <text:p>2995.790 mm</text:p>
          </table:table-cell>
          <table:table-cell table:style-name="ce9" table:formula="of:=([.T52]/4000)*6.28*20.5679" office:value-type="float" office:value="2994.271179778" calcext:value-type="float">
            <text:p>2994.271 mm</text:p>
          </table:table-cell>
          <table:table-cell table:style-name="ce9" table:formula="of:=([.T52]/4000)*6.28*20.61" office:value-type="float" office:value="3000.4000902" calcext:value-type="float">
            <text:p>3000.400 mm</text:p>
          </table:table-cell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668" calcext:value-type="float">
            <text:p>92668</text:p>
          </table:table-cell>
          <table:table-cell/>
          <table:table-cell table:style-name="ce5" table:formula="of:=([.AA52]/4000)*2*PI()*20.5679" office:value-type="float" office:value="1497.79803485186" calcext:value-type="float">
            <text:p>1497.798 mm</text:p>
          </table:table-cell>
          <table:table-cell table:style-name="ce9" table:formula="of:=([.AA52]/4000)*6.28*20.5679" office:value-type="float" office:value="1497.03871508" calcext:value-type="float">
            <text:p>1497.039 mm</text:p>
          </table:table-cell>
          <table:table-cell table:style-name="ce9" table:formula="of:=([.AA52]/4000)*6.28*20.61" office:value-type="float" office:value="1500.102972" calcext:value-type="float">
            <text:p>1500.103 mm</text:p>
          </table:table-cell>
          <table:table-cell table:style-name="ce2" office:value-type="float" office:value="46360" calcext:value-type="float">
            <text:p>46360</text:p>
          </table:table-cell>
          <table:table-cell/>
          <table:table-cell table:style-name="ce2" office:value-type="float" office:value="-46424" calcext:value-type="float">
            <text:p>-46424</text:p>
          </table:table-cell>
          <table:table-cell table:style-name="ce2"/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float" office:value="190" calcext:value-type="float">
            <text:p>190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35" calcext:value-type="float">
            <text:p>92735</text:p>
          </table:table-cell>
          <table:table-cell/>
          <table:table-cell table:style-name="ce2" office:value-type="float" office:value="92308" calcext:value-type="float">
            <text:p>92308</text:p>
          </table:table-cell>
          <table:table-cell table:number-columns-repeated="2"/>
          <table:table-cell table:style-name="ce2" office:value-type="float" office:value="92735" calcext:value-type="float">
            <text:p>92735</text:p>
          </table:table-cell>
          <table:table-cell/>
          <table:table-cell table:style-name="ce2" office:value-type="float" office:value="92308" calcext:value-type="float">
            <text:p>92308</text:p>
          </table:table-cell>
          <table:table-cell table:number-columns-repeated="3"/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798" calcext:value-type="float">
            <text:p>92798</text:p>
          </table:table-cell>
          <table:table-cell table:number-columns-repeated="2"/>
          <table:table-cell table:style-name="ce5" table:formula="of:=([.T53]/4000)*2*PI()*20.5679" office:value-type="float" office:value="2996.08068943026" calcext:value-type="float">
            <text:p>2996.081 mm</text:p>
          </table:table-cell>
          <table:table-cell table:style-name="ce9" table:formula="of:=([.T53]/4000)*6.28*20.5679" office:value-type="float" office:value="2994.561804205" calcext:value-type="float">
            <text:p>2994.562 mm</text:p>
          </table:table-cell>
          <table:table-cell table:style-name="ce9" table:formula="of:=([.T53]/4000)*6.28*20.61" office:value-type="float" office:value="3000.6913095" calcext:value-type="float">
            <text:p>3000.691 mm</text:p>
          </table:table-cell>
          <table:table-cell table:style-name="ce2" office:value-type="float" office:value="92735" calcext:value-type="float">
            <text:p>92735</text:p>
          </table:table-cell>
          <table:table-cell/>
          <table:table-cell table:style-name="ce2" office:value-type="float" office:value="92798" calcext:value-type="float">
            <text:p>92798</text:p>
          </table:table-cell>
          <table:table-cell/>
          <table:table-cell table:style-name="ce5" table:formula="of:=([.AA53]/4000)*2*PI()*20.5679" office:value-type="float" office:value="1497.99188274248" calcext:value-type="float">
            <text:p>1497.992 mm</text:p>
          </table:table-cell>
          <table:table-cell table:style-name="ce9" table:formula="of:=([.AA53]/4000)*6.28*20.5679" office:value-type="float" office:value="1497.232464698" calcext:value-type="float">
            <text:p>1497.232 mm</text:p>
          </table:table-cell>
          <table:table-cell table:style-name="ce9" table:formula="of:=([.AA53]/4000)*6.28*20.61" office:value-type="float" office:value="1500.2971182" calcext:value-type="float">
            <text:p>1500.297 mm</text:p>
          </table:table-cell>
          <table:table-cell table:style-name="ce2" office:value-type="float" office:value="46366" calcext:value-type="float">
            <text:p>46366</text:p>
          </table:table-cell>
          <table:table-cell/>
          <table:table-cell table:style-name="ce2" office:value-type="float" office:value="45578" calcext:value-type="float">
            <text:p>45578</text:p>
          </table:table-cell>
          <table:table-cell table:style-name="ce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26" calcext:value-type="float">
            <text:p>-92726</text:p>
          </table:table-cell>
          <table:table-cell/>
          <table:table-cell table:style-name="ce2" office:value-type="float" office:value="-92866" calcext:value-type="float">
            <text:p>-92866</text:p>
          </table:table-cell>
          <table:table-cell table:number-columns-repeated="2"/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866" calcext:value-type="float">
            <text:p>92866</text:p>
          </table:table-cell>
          <table:table-cell table:number-columns-repeated="3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776" calcext:value-type="float">
            <text:p>92776</text:p>
          </table:table-cell>
          <table:table-cell table:number-columns-repeated="2"/>
          <table:table-cell table:style-name="ce5" table:formula="of:=([.T54]/4000)*2*PI()*20.5679" office:value-type="float" office:value="2995.78991759433" calcext:value-type="float">
            <text:p>2995.790 mm</text:p>
          </table:table-cell>
          <table:table-cell table:style-name="ce9" table:formula="of:=([.T54]/4000)*6.28*20.5679" office:value-type="float" office:value="2994.271179778" calcext:value-type="float">
            <text:p>2994.271 mm</text:p>
          </table:table-cell>
          <table:table-cell table:style-name="ce9" table:formula="of:=([.T54]/4000)*6.28*20.61" office:value-type="float" office:value="3000.4000902" calcext:value-type="float">
            <text:p>3000.400 mm</text:p>
          </table:table-cell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776" calcext:value-type="float">
            <text:p>92776</text:p>
          </table:table-cell>
          <table:table-cell/>
          <table:table-cell table:style-name="ce5" table:formula="of:=([.AA54]/4000)*2*PI()*20.5679" office:value-type="float" office:value="1497.8626508154" calcext:value-type="float">
            <text:p>1497.863 mm</text:p>
          </table:table-cell>
          <table:table-cell table:style-name="ce9" table:formula="of:=([.AA54]/4000)*6.28*20.5679" office:value-type="float" office:value="1497.103298286" calcext:value-type="float">
            <text:p>1497.103 mm</text:p>
          </table:table-cell>
          <table:table-cell table:style-name="ce9" table:formula="of:=([.AA54]/4000)*6.28*20.61" office:value-type="float" office:value="1500.1676874" calcext:value-type="float">
            <text:p>1500.168 mm</text:p>
          </table:table-cell>
          <table:table-cell table:style-name="ce2" office:value-type="float" office:value="46362" calcext:value-type="float">
            <text:p>46362</text:p>
          </table:table-cell>
          <table:table-cell/>
          <table:table-cell table:style-name="ce2" office:value-type="float" office:value="-46423" calcext:value-type="float">
            <text:p>-46423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202" calcext:value-type="float">
            <text:p>202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2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3"/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842" calcext:value-type="float">
            <text:p>92842</text:p>
          </table:table-cell>
          <table:table-cell table:number-columns-repeated="2"/>
          <table:table-cell table:style-name="ce5" table:formula="of:=([.T55]/4000)*2*PI()*20.5679" office:value-type="float" office:value="2994.91760208655" calcext:value-type="float">
            <text:p>2994.918 mm</text:p>
          </table:table-cell>
          <table:table-cell table:style-name="ce9" table:formula="of:=([.T55]/4000)*6.28*20.5679" office:value-type="float" office:value="2993.399306497" calcext:value-type="float">
            <text:p>2993.399 mm</text:p>
          </table:table-cell>
          <table:table-cell table:style-name="ce9" table:formula="of:=([.T55]/4000)*6.28*20.61" office:value-type="float" office:value="2999.5264323" calcext:value-type="float">
            <text:p>2999.526 mm</text:p>
          </table:table-cell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842" calcext:value-type="float">
            <text:p>92842</text:p>
          </table:table-cell>
          <table:table-cell/>
          <table:table-cell table:style-name="ce5" table:formula="of:=([.AA55]/4000)*2*PI()*20.5679" office:value-type="float" office:value="1498.25034659664" calcext:value-type="float">
            <text:p>1498.250 mm</text:p>
          </table:table-cell>
          <table:table-cell table:style-name="ce9" table:formula="of:=([.AA55]/4000)*6.28*20.5679" office:value-type="float" office:value="1497.490797522" calcext:value-type="float">
            <text:p>1497.491 mm</text:p>
          </table:table-cell>
          <table:table-cell table:style-name="ce9" table:formula="of:=([.AA55]/4000)*6.28*20.61" office:value-type="float" office:value="1500.5559798" calcext:value-type="float">
            <text:p>1500.556 mm</text:p>
          </table:table-cell>
          <table:table-cell table:style-name="ce2" office:value-type="float" office:value="46374" calcext:value-type="float">
            <text:p>46374</text:p>
          </table:table-cell>
          <table:table-cell/>
          <table:table-cell table:style-name="ce2" office:value-type="float" office:value="46256" calcext:value-type="float">
            <text:p>46256</text:p>
          </table:table-cell>
          <table:table-cell table:style-name="ce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72" calcext:value-type="float">
            <text:p>-92672</text:p>
          </table:table-cell>
          <table:table-cell/>
          <table:table-cell table:style-name="ce2" office:value-type="float" office:value="-92812" calcext:value-type="float">
            <text:p>-92812</text:p>
          </table:table-cell>
          <table:table-cell table:number-columns-repeated="2"/>
          <table:table-cell table:style-name="ce2" office:value-type="float" office:value="92672" calcext:value-type="float">
            <text:p>92672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 table:number-columns-repeated="5"/>
          <table:table-cell table:style-name="ce2" office:value-type="float" office:value="92193" calcext:value-type="float">
            <text:p>92193</text:p>
          </table:table-cell>
          <table:table-cell table:number-columns-repeated="2"/>
          <table:table-cell table:style-name="ce5" table:formula="of:=([.T56]/4000)*2*PI()*20.5679" office:value-type="float" office:value="2994.04528657876" calcext:value-type="float">
            <text:p>2994.045 mm</text:p>
          </table:table-cell>
          <table:table-cell table:style-name="ce9" table:formula="of:=([.T56]/4000)*6.28*20.5679" office:value-type="float" office:value="2992.527433216" calcext:value-type="float">
            <text:p>2992.527 mm</text:p>
          </table:table-cell>
          <table:table-cell table:style-name="ce9" table:formula="of:=([.T56]/4000)*6.28*20.61" office:value-type="float" office:value="2998.6527744" calcext:value-type="float">
            <text:p>2998.653 mm</text:p>
          </table:table-cell>
          <table:table-cell table:style-name="ce2" office:value-type="float" office:value="92672" calcext:value-type="float">
            <text:p>92672</text:p>
          </table:table-cell>
          <table:table-cell/>
          <table:table-cell table:style-name="ce2" office:value-type="float" office:value="92193" calcext:value-type="float">
            <text:p>92193</text:p>
          </table:table-cell>
          <table:table-cell/>
          <table:table-cell table:style-name="ce5" table:formula="of:=([.AA56]/4000)*2*PI()*20.5679" office:value-type="float" office:value="1497.60418696124" calcext:value-type="float">
            <text:p>1497.604 mm</text:p>
          </table:table-cell>
          <table:table-cell table:style-name="ce9" table:formula="of:=([.AA56]/4000)*6.28*20.5679" office:value-type="float" office:value="1496.844965462" calcext:value-type="float">
            <text:p>1496.845 mm</text:p>
          </table:table-cell>
          <table:table-cell table:style-name="ce9" table:formula="of:=([.AA56]/4000)*6.28*20.61" office:value-type="float" office:value="1499.9088258" calcext:value-type="float">
            <text:p>1499.909 mm</text:p>
          </table:table-cell>
          <table:table-cell table:style-name="ce2" office:value-type="float" office:value="46354" calcext:value-type="float">
            <text:p>46354</text:p>
          </table:table-cell>
          <table:table-cell/>
          <table:table-cell table:style-name="ce2" office:value-type="float" office:value="-46421" calcext:value-type="float">
            <text:p>-46421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2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8"/>
          <table:table-cell table:style-name="ce5" table:formula="of:=([.T57]/4000)*2*PI()*20.5679" office:value-type="float" office:value="2994.72375419593" calcext:value-type="float">
            <text:p>2994.724 mm</text:p>
          </table:table-cell>
          <table:table-cell table:style-name="ce9" table:formula="of:=([.T57]/4000)*6.28*20.5679" office:value-type="float" office:value="2993.205556879" calcext:value-type="float">
            <text:p>2993.206 mm</text:p>
          </table:table-cell>
          <table:table-cell table:style-name="ce9" table:formula="of:=([.T57]/4000)*6.28*20.61" office:value-type="float" office:value="2999.3322861" calcext:value-type="float">
            <text:p>2999.332 mm</text:p>
          </table:table-cell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33" calcext:value-type="float">
            <text:p>92833</text:p>
          </table:table-cell>
          <table:table-cell/>
          <table:table-cell table:style-name="ce5" table:formula="of:=([.AA57]/4000)*2*PI()*20.5679" office:value-type="float" office:value="1497.92726677894" calcext:value-type="float">
            <text:p>1497.927 mm</text:p>
          </table:table-cell>
          <table:table-cell table:style-name="ce9" table:formula="of:=([.AA57]/4000)*6.28*20.5679" office:value-type="float" office:value="1497.167881492" calcext:value-type="float">
            <text:p>1497.168 mm</text:p>
          </table:table-cell>
          <table:table-cell table:style-name="ce9" table:formula="of:=([.AA57]/4000)*6.28*20.61" office:value-type="float" office:value="1500.2324028" calcext:value-type="float">
            <text:p>1500.232 mm</text:p>
          </table:table-cell>
          <table:table-cell table:style-name="ce2" office:value-type="float" office:value="46364" calcext:value-type="float">
            <text:p>46364</text:p>
          </table:table-cell>
          <table:table-cell/>
          <table:table-cell table:style-name="ce2" office:value-type="float" office:value="46345" calcext:value-type="float">
            <text:p>46345</text:p>
          </table:table-cell>
          <table:table-cell table:style-name="ce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89" calcext:value-type="float">
            <text:p>-92689</text:p>
          </table:table-cell>
          <table:table-cell/>
          <table:table-cell table:style-name="ce2" office:value-type="float" office:value="-92812" calcext:value-type="float">
            <text:p>-92812</text:p>
          </table:table-cell>
          <table:table-cell table:number-columns-repeated="2"/>
          <table:table-cell table:style-name="ce2" office:value-type="float" office:value="92689" calcext:value-type="float">
            <text:p>92689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 table:number-columns-repeated="8"/>
          <table:table-cell table:style-name="ce5" table:formula="of:=([.T58]/4000)*2*PI()*20.5679" office:value-type="float" office:value="2994.59452226885" calcext:value-type="float">
            <text:p>2994.595 mm</text:p>
          </table:table-cell>
          <table:table-cell table:style-name="ce9" table:formula="of:=([.T58]/4000)*6.28*20.5679" office:value-type="float" office:value="2993.076390467" calcext:value-type="float">
            <text:p>2993.076 mm</text:p>
          </table:table-cell>
          <table:table-cell table:style-name="ce9" table:formula="of:=([.T58]/4000)*6.28*20.61" office:value-type="float" office:value="2999.2028553" calcext:value-type="float">
            <text:p>2999.203 mm</text:p>
          </table:table-cell>
          <table:table-cell table:style-name="ce2" office:value-type="float" office:value="92689" calcext:value-type="float">
            <text:p>92689</text:p>
          </table:table-cell>
          <table:table-cell/>
          <table:table-cell table:style-name="ce2" office:value-type="float" office:value="91509" calcext:value-type="float">
            <text:p>91509</text:p>
          </table:table-cell>
          <table:table-cell/>
          <table:table-cell table:style-name="ce5" table:formula="of:=([.AA58]/4000)*2*PI()*20.5679" office:value-type="float" office:value="1497.5395709977" calcext:value-type="float">
            <text:p>1497.540 mm</text:p>
          </table:table-cell>
          <table:table-cell table:style-name="ce9" table:formula="of:=([.AA58]/4000)*6.28*20.5679" office:value-type="float" office:value="1496.780382256" calcext:value-type="float">
            <text:p>1496.780 mm</text:p>
          </table:table-cell>
          <table:table-cell table:style-name="ce9" table:formula="of:=([.AA58]/4000)*6.28*20.61" office:value-type="float" office:value="1499.8441104" calcext:value-type="float">
            <text:p>1499.844 mm</text:p>
          </table:table-cell>
          <table:table-cell table:style-name="ce2" office:value-type="float" office:value="46352" calcext:value-type="float">
            <text:p>46352</text:p>
          </table:table-cell>
          <table:table-cell/>
          <table:table-cell table:style-name="ce2" office:value-type="float" office:value="-46411" calcext:value-type="float">
            <text:p>-46411</text:p>
          </table:table-cell>
          <table:table-cell table:style-name="ce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75" calcext:value-type="float">
            <text:p>92675</text:p>
          </table:table-cell>
          <table:table-cell/>
          <table:table-cell table:style-name="ce2" office:value-type="float" office:value="92272" calcext:value-type="float">
            <text:p>92272</text:p>
          </table:table-cell>
          <table:table-cell table:number-columns-repeated="2"/>
          <table:table-cell table:style-name="ce2" office:value-type="float" office:value="92675" calcext:value-type="float">
            <text:p>92675</text:p>
          </table:table-cell>
          <table:table-cell/>
          <table:table-cell table:style-name="ce2" office:value-type="float" office:value="92272" calcext:value-type="float">
            <text:p>92272</text:p>
          </table:table-cell>
          <table:table-cell table:number-columns-repeated="8"/>
          <table:table-cell table:style-name="ce5" table:formula="of:=([.T59]/4000)*2*PI()*20.5679" office:value-type="float" office:value="2994.14221052407" calcext:value-type="float">
            <text:p>2994.142 mm</text:p>
          </table:table-cell>
          <table:table-cell table:style-name="ce9" table:formula="of:=([.T59]/4000)*6.28*20.5679" office:value-type="float" office:value="2992.624308025" calcext:value-type="float">
            <text:p>2992.624 mm</text:p>
          </table:table-cell>
          <table:table-cell table:style-name="ce9" table:formula="of:=([.T59]/4000)*6.28*20.61" office:value-type="float" office:value="2998.7498475" calcext:value-type="float">
            <text:p>2998.750 mm</text:p>
          </table:table-cell>
          <table:table-cell table:style-name="ce2" office:value-type="float" office:value="92675" calcext:value-type="float">
            <text:p>92675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/>
          <table:table-cell table:style-name="ce5" table:formula="of:=([.AA59]/4000)*2*PI()*20.5679" office:value-type="float" office:value="1498.02419072425" calcext:value-type="float">
            <text:p>1498.024 mm</text:p>
          </table:table-cell>
          <table:table-cell table:style-name="ce9" table:formula="of:=([.AA59]/4000)*6.28*20.5679" office:value-type="float" office:value="1497.264756301" calcext:value-type="float">
            <text:p>1497.265 mm</text:p>
          </table:table-cell>
          <table:table-cell table:style-name="ce9" table:formula="of:=([.AA59]/4000)*6.28*20.61" office:value-type="float" office:value="1500.3294759" calcext:value-type="float">
            <text:p>1500.329 mm</text:p>
          </table:table-cell>
          <table:table-cell table:style-name="ce2" office:value-type="float" office:value="46367" calcext:value-type="float">
            <text:p>46367</text:p>
          </table:table-cell>
          <table:table-cell/>
          <table:table-cell table:style-name="ce2" office:value-type="float" office:value="44126" calcext:value-type="float">
            <text:p>44126</text:p>
          </table:table-cell>
          <table:table-cell table:style-name="ce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84" calcext:value-type="float">
            <text:p>-92684</text:p>
          </table:table-cell>
          <table:table-cell/>
          <table:table-cell table:style-name="ce2" office:value-type="float" office:value="-92817" calcext:value-type="float">
            <text:p>-92817</text:p>
          </table:table-cell>
          <table:table-cell table:number-columns-repeated="2"/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2817" calcext:value-type="float">
            <text:p>92817</text:p>
          </table:table-cell>
          <table:table-cell table:number-columns-repeated="8"/>
          <table:table-cell table:style-name="ce5" table:formula="of:=([.T60]/4000)*2*PI()*20.5679" office:value-type="float" office:value="2994.43298236" calcext:value-type="float">
            <text:p>2994.433 mm</text:p>
          </table:table-cell>
          <table:table-cell table:style-name="ce9" table:formula="of:=([.T60]/4000)*6.28*20.5679" office:value-type="float" office:value="2992.914932452" calcext:value-type="float">
            <text:p>2992.915 mm</text:p>
          </table:table-cell>
          <table:table-cell table:style-name="ce9" table:formula="of:=([.T60]/4000)*6.28*20.61" office:value-type="float" office:value="2999.0410668" calcext:value-type="float">
            <text:p>2999.041 mm</text:p>
          </table:table-cell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1966" calcext:value-type="float">
            <text:p>91966</text:p>
          </table:table-cell>
          <table:table-cell/>
          <table:table-cell table:style-name="ce5" table:formula="of:=([.AA60]/4000)*2*PI()*20.5679" office:value-type="float" office:value="1497.50726301593" calcext:value-type="float">
            <text:p>1497.507 mm</text:p>
          </table:table-cell>
          <table:table-cell table:style-name="ce9" table:formula="of:=([.AA60]/4000)*6.28*20.5679" office:value-type="float" office:value="1496.748090653" calcext:value-type="float">
            <text:p>1496.748 mm</text:p>
          </table:table-cell>
          <table:table-cell table:style-name="ce9" table:formula="of:=([.AA60]/4000)*6.28*20.61" office:value-type="float" office:value="1499.8117527" calcext:value-type="float">
            <text:p>1499.812 mm</text:p>
          </table:table-cell>
          <table:table-cell table:style-name="ce2" office:value-type="float" office:value="46351" calcext:value-type="float">
            <text:p>46351</text:p>
          </table:table-cell>
          <table:table-cell/>
          <table:table-cell table:style-name="ce2" office:value-type="float" office:value="-46418" calcext:value-type="float">
            <text:p>-46418</text:p>
          </table:table-cell>
          <table:table-cell table:style-name="ce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21" calcext:value-type="float">
            <text:p>92721</text:p>
          </table:table-cell>
          <table:table-cell/>
          <table:table-cell table:style-name="ce2" office:value-type="float" office:value="92371" calcext:value-type="float">
            <text:p>92371</text:p>
          </table:table-cell>
          <table:table-cell table:number-columns-repeated="2"/>
          <table:table-cell table:style-name="ce2" office:value-type="float" office:value="92721" calcext:value-type="float">
            <text:p>92721</text:p>
          </table:table-cell>
          <table:table-cell/>
          <table:table-cell table:style-name="ce2" office:value-type="float" office:value="92371" calcext:value-type="float">
            <text:p>92371</text:p>
          </table:table-cell>
          <table:table-cell table:number-columns-repeated="8"/>
          <table:table-cell table:style-name="ce5" table:formula="of:=([.T61]/4000)*2*PI()*20.5679" office:value-type="float" office:value="2995.62837768548" calcext:value-type="float">
            <text:p>2995.628 mm</text:p>
          </table:table-cell>
          <table:table-cell table:style-name="ce9" table:formula="of:=([.T61]/4000)*6.28*20.5679" office:value-type="float" office:value="2994.109721763" calcext:value-type="float">
            <text:p>2994.110 mm</text:p>
          </table:table-cell>
          <table:table-cell table:style-name="ce9" table:formula="of:=([.T61]/4000)*6.28*20.61" office:value-type="float" office:value="3000.2383017" calcext:value-type="float">
            <text:p>3000.238 mm</text:p>
          </table:table-cell>
          <table:table-cell table:style-name="ce2" office:value-type="float" office:value="92721" calcext:value-type="float">
            <text:p>92721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/>
          <table:table-cell table:style-name="ce5" table:formula="of:=([.AA61]/4000)*2*PI()*20.5679" office:value-type="float" office:value="1497.83034283363" calcext:value-type="float">
            <text:p>1497.830 mm</text:p>
          </table:table-cell>
          <table:table-cell table:style-name="ce9" table:formula="of:=([.AA61]/4000)*6.28*20.5679" office:value-type="float" office:value="1497.071006683" calcext:value-type="float">
            <text:p>1497.071 mm</text:p>
          </table:table-cell>
          <table:table-cell table:style-name="ce9" table:formula="of:=([.AA61]/4000)*6.28*20.61" office:value-type="float" office:value="1500.1353297" calcext:value-type="float">
            <text:p>1500.135 mm</text:p>
          </table:table-cell>
          <table:table-cell table:style-name="ce2" office:value-type="float" office:value="46361" calcext:value-type="float">
            <text:p>46361</text:p>
          </table:table-cell>
          <table:table-cell/>
          <table:table-cell table:style-name="ce2" office:value-type="float" office:value="44637" calcext:value-type="float">
            <text:p>44637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201" calcext:value-type="float">
            <text:p>201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10" calcext:value-type="float">
            <text:p>-92710</text:p>
          </table:table-cell>
          <table:table-cell/>
          <table:table-cell table:style-name="ce2" office:value-type="float" office:value="-92845" calcext:value-type="float">
            <text:p>-92845</text:p>
          </table:table-cell>
          <table:table-cell table:number-columns-repeated="2"/>
          <table:table-cell table:style-name="ce2" office:value-type="float" office:value="92710" calcext:value-type="float">
            <text:p>92710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8"/>
          <table:table-cell table:style-name="ce5" table:formula="of:=([.T62]/4000)*2*PI()*20.5679" office:value-type="float" office:value="2995.27298988602" calcext:value-type="float">
            <text:p>2995.273 mm</text:p>
          </table:table-cell>
          <table:table-cell table:style-name="ce9" table:formula="of:=([.T62]/4000)*6.28*20.5679" office:value-type="float" office:value="2993.75451413" calcext:value-type="float">
            <text:p>2993.755 mm</text:p>
          </table:table-cell>
          <table:table-cell table:style-name="ce9" table:formula="of:=([.T62]/4000)*6.28*20.61" office:value-type="float" office:value="2999.882367" calcext:value-type="float">
            <text:p>2999.882 mm</text:p>
          </table:table-cell>
          <table:table-cell table:style-name="ce2" office:value-type="float" office:value="92710" calcext:value-type="float">
            <text:p>92710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/>
          <table:table-cell table:style-name="ce5" table:formula="of:=([.AA62]/4000)*2*PI()*20.5679" office:value-type="float" office:value="1497.73341888832" calcext:value-type="float">
            <text:p>1497.733 mm</text:p>
          </table:table-cell>
          <table:table-cell table:style-name="ce9" table:formula="of:=([.AA62]/4000)*6.28*20.5679" office:value-type="float" office:value="1496.974131874" calcext:value-type="float">
            <text:p>1496.974 mm</text:p>
          </table:table-cell>
          <table:table-cell table:style-name="ce9" table:formula="of:=([.AA62]/4000)*6.28*20.61" office:value-type="float" office:value="1500.0382566" calcext:value-type="float">
            <text:p>1500.038 mm</text:p>
          </table:table-cell>
          <table:table-cell table:style-name="ce2" office:value-type="float" office:value="46358" calcext:value-type="float">
            <text:p>46358</text:p>
          </table:table-cell>
          <table:table-cell/>
          <table:table-cell table:style-name="ce2" office:value-type="float" office:value="-46423" calcext:value-type="float">
            <text:p>-46423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27" calcext:value-type="float">
            <text:p>92727</text:p>
          </table:table-cell>
          <table:table-cell/>
          <table:table-cell table:style-name="ce2" office:value-type="float" office:value="92385" calcext:value-type="float">
            <text:p>92385</text:p>
          </table:table-cell>
          <table:table-cell table:number-columns-repeated="2"/>
          <table:table-cell table:style-name="ce2" office:value-type="float" office:value="92727" calcext:value-type="float">
            <text:p>92727</text:p>
          </table:table-cell>
          <table:table-cell/>
          <table:table-cell table:style-name="ce2" office:value-type="float" office:value="92385" calcext:value-type="float">
            <text:p>92385</text:p>
          </table:table-cell>
          <table:table-cell table:number-columns-repeated="8"/>
          <table:table-cell table:style-name="ce5" table:formula="of:=([.T63]/4000)*2*PI()*20.5679" office:value-type="float" office:value="2995.8222255761" calcext:value-type="float">
            <text:p>2995.822 mm</text:p>
          </table:table-cell>
          <table:table-cell table:style-name="ce9" table:formula="of:=([.T63]/4000)*6.28*20.5679" office:value-type="float" office:value="2994.303471381" calcext:value-type="float">
            <text:p>2994.303 mm</text:p>
          </table:table-cell>
          <table:table-cell table:style-name="ce9" table:formula="of:=([.T63]/4000)*6.28*20.61" office:value-type="float" office:value="3000.4324479" calcext:value-type="float">
            <text:p>3000.432 mm</text:p>
          </table:table-cell>
          <table:table-cell table:style-name="ce2" office:value-type="float" office:value="92727" calcext:value-type="float">
            <text:p>92727</text:p>
          </table:table-cell>
          <table:table-cell/>
          <table:table-cell table:style-name="ce2" office:value-type="float" office:value="92823" calcext:value-type="float">
            <text:p>92823</text:p>
          </table:table-cell>
          <table:table-cell/>
          <table:table-cell table:style-name="ce5" table:formula="of:=([.AA63]/4000)*2*PI()*20.5679" office:value-type="float" office:value="1497.99188274248" calcext:value-type="float">
            <text:p>1497.992 mm</text:p>
          </table:table-cell>
          <table:table-cell table:style-name="ce9" table:formula="of:=([.AA63]/4000)*6.28*20.5679" office:value-type="float" office:value="1497.232464698" calcext:value-type="float">
            <text:p>1497.232 mm</text:p>
          </table:table-cell>
          <table:table-cell table:style-name="ce9" table:formula="of:=([.AA63]/4000)*6.28*20.61" office:value-type="float" office:value="1500.2971182" calcext:value-type="float">
            <text:p>1500.297 mm</text:p>
          </table:table-cell>
          <table:table-cell table:style-name="ce2" office:value-type="float" office:value="46366" calcext:value-type="float">
            <text:p>46366</text:p>
          </table:table-cell>
          <table:table-cell/>
          <table:table-cell table:style-name="ce2" office:value-type="float" office:value="45802" calcext:value-type="float">
            <text:p>45802</text:p>
          </table:table-cell>
          <table:table-cell table:style-name="ce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49" calcext:value-type="float">
            <text:p>-92749</text:p>
          </table:table-cell>
          <table:table-cell/>
          <table:table-cell table:style-name="ce2" office:value-type="float" office:value="-92878" calcext:value-type="float">
            <text:p>-92878</text:p>
          </table:table-cell>
          <table:table-cell table:number-columns-repeated="2"/>
          <table:table-cell table:style-name="ce2" office:value-type="float" office:value="92749" calcext:value-type="float">
            <text:p>92749</text:p>
          </table:table-cell>
          <table:table-cell/>
          <table:table-cell table:style-name="ce2" office:value-type="float" office:value="92878" calcext:value-type="float">
            <text:p>92878</text:p>
          </table:table-cell>
          <table:table-cell table:number-columns-repeated="8"/>
          <table:table-cell table:style-name="ce5" table:formula="of:=([.T64]/4000)*2*PI()*20.5679" office:value-type="float" office:value="2996.53300117504" calcext:value-type="float">
            <text:p>2996.533 mm</text:p>
          </table:table-cell>
          <table:table-cell table:style-name="ce9" table:formula="of:=([.T64]/4000)*6.28*20.5679" office:value-type="float" office:value="2995.013886647" calcext:value-type="float">
            <text:p>2995.014 mm</text:p>
          </table:table-cell>
          <table:table-cell table:style-name="ce9" table:formula="of:=([.T64]/4000)*6.28*20.61" office:value-type="float" office:value="3001.1443173" calcext:value-type="float">
            <text:p>3001.144 mm</text:p>
          </table:table-cell>
          <table:table-cell table:style-name="ce2" office:value-type="float" office:value="92749" calcext:value-type="float">
            <text:p>92749</text:p>
          </table:table-cell>
          <table:table-cell/>
          <table:table-cell table:style-name="ce2" office:value-type="float" office:value="91865" calcext:value-type="float">
            <text:p>91865</text:p>
          </table:table-cell>
          <table:table-cell/>
          <table:table-cell table:style-name="ce5" table:formula="of:=([.AA64]/4000)*2*PI()*20.5679" office:value-type="float" office:value="1498.1857306331" calcext:value-type="float">
            <text:p>1498.186 mm</text:p>
          </table:table-cell>
          <table:table-cell table:style-name="ce9" table:formula="of:=([.AA64]/4000)*6.28*20.5679" office:value-type="float" office:value="1497.426214316" calcext:value-type="float">
            <text:p>1497.426 mm</text:p>
          </table:table-cell>
          <table:table-cell table:style-name="ce9" table:formula="of:=([.AA64]/4000)*6.28*20.61" office:value-type="float" office:value="1500.4912644" calcext:value-type="float">
            <text:p>1500.491 mm</text:p>
          </table:table-cell>
          <table:table-cell table:style-name="ce2" office:value-type="float" office:value="46372" calcext:value-type="float">
            <text:p>46372</text:p>
          </table:table-cell>
          <table:table-cell/>
          <table:table-cell table:style-name="ce2" office:value-type="float" office:value="-46437" calcext:value-type="float">
            <text:p>-46437</text:p>
          </table:table-cell>
          <table:table-cell table:style-name="ce2"/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20" calcext:value-type="float">
            <text:p>92720</text:p>
          </table:table-cell>
          <table:table-cell/>
          <table:table-cell table:style-name="ce2" office:value-type="float" office:value="92127" calcext:value-type="float">
            <text:p>92127</text:p>
          </table:table-cell>
          <table:table-cell table:number-columns-repeated="2"/>
          <table:table-cell table:style-name="ce2" office:value-type="float" office:value="92720" calcext:value-type="float">
            <text:p>92720</text:p>
          </table:table-cell>
          <table:table-cell/>
          <table:table-cell table:style-name="ce2" office:value-type="float" office:value="92127" calcext:value-type="float">
            <text:p>92127</text:p>
          </table:table-cell>
          <table:table-cell table:number-columns-repeated="8"/>
          <table:table-cell table:style-name="ce5" table:formula="of:=([.T65]/4000)*2*PI()*20.5679" office:value-type="float" office:value="2995.59606970371" calcext:value-type="float">
            <text:p>2995.596 mm</text:p>
          </table:table-cell>
          <table:table-cell table:style-name="ce9" table:formula="of:=([.T65]/4000)*6.28*20.5679" office:value-type="float" office:value="2994.07743016" calcext:value-type="float">
            <text:p>2994.077 mm</text:p>
          </table:table-cell>
          <table:table-cell table:style-name="ce9" table:formula="of:=([.T65]/4000)*6.28*20.61" office:value-type="float" office:value="3000.205944" calcext:value-type="float">
            <text:p>3000.206 mm</text:p>
          </table:table-cell>
          <table:table-cell table:style-name="ce2" office:value-type="float" office:value="92720" calcext:value-type="float">
            <text:p>92720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/>
          <table:table-cell table:style-name="ce5" table:formula="of:=([.AA65]/4000)*2*PI()*20.5679" office:value-type="float" office:value="1498.41188650549" calcext:value-type="float">
            <text:p>1498.412 mm</text:p>
          </table:table-cell>
          <table:table-cell table:style-name="ce9" table:formula="of:=([.AA65]/4000)*6.28*20.5679" office:value-type="float" office:value="1497.652255537" calcext:value-type="float">
            <text:p>1497.652 mm</text:p>
          </table:table-cell>
          <table:table-cell table:style-name="ce9" table:formula="of:=([.AA65]/4000)*6.28*20.61" office:value-type="float" office:value="1500.7177683" calcext:value-type="float">
            <text:p>1500.718 mm</text:p>
          </table:table-cell>
          <table:table-cell table:style-name="ce2" office:value-type="float" office:value="46379" calcext:value-type="float">
            <text:p>46379</text:p>
          </table:table-cell>
          <table:table-cell/>
          <table:table-cell table:style-name="ce2" office:value-type="float" office:value="45516" calcext:value-type="float">
            <text:p>45516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72" calcext:value-type="float">
            <text:p>-92672</text:p>
          </table:table-cell>
          <table:table-cell/>
          <table:table-cell table:style-name="ce2" office:value-type="float" office:value="-92801" calcext:value-type="float">
            <text:p>-92801</text:p>
          </table:table-cell>
          <table:table-cell table:number-columns-repeated="2"/>
          <table:table-cell table:style-name="ce2" office:value-type="float" office:value="92672" calcext:value-type="float">
            <text:p>92672</text:p>
          </table:table-cell>
          <table:table-cell/>
          <table:table-cell table:style-name="ce2" office:value-type="float" office:value="92801" calcext:value-type="float">
            <text:p>92801</text:p>
          </table:table-cell>
          <table:table-cell table:number-columns-repeated="8"/>
          <table:table-cell table:style-name="ce5" table:formula="of:=([.T66]/4000)*2*PI()*20.5679" office:value-type="float" office:value="2994.04528657876" calcext:value-type="float">
            <text:p>2994.045 mm</text:p>
          </table:table-cell>
          <table:table-cell table:style-name="ce9" table:formula="of:=([.T66]/4000)*6.28*20.5679" office:value-type="float" office:value="2992.527433216" calcext:value-type="float">
            <text:p>2992.527 mm</text:p>
          </table:table-cell>
          <table:table-cell table:style-name="ce9" table:formula="of:=([.T66]/4000)*6.28*20.61" office:value-type="float" office:value="2998.6527744" calcext:value-type="float">
            <text:p>2998.653 mm</text:p>
          </table:table-cell>
          <table:table-cell table:style-name="ce2" office:value-type="float" office:value="92672" calcext:value-type="float">
            <text:p>92672</text:p>
          </table:table-cell>
          <table:table-cell/>
          <table:table-cell table:style-name="ce2" office:value-type="float" office:value="92138" calcext:value-type="float">
            <text:p>92138</text:p>
          </table:table-cell>
          <table:table-cell/>
          <table:table-cell table:style-name="ce5" table:formula="of:=([.AA66]/4000)*2*PI()*20.5679" office:value-type="float" office:value="1498.21803861487" calcext:value-type="float">
            <text:p>1498.218 mm</text:p>
          </table:table-cell>
          <table:table-cell table:style-name="ce9" table:formula="of:=([.AA66]/4000)*6.28*20.5679" office:value-type="float" office:value="1497.458505919" calcext:value-type="float">
            <text:p>1497.459 mm</text:p>
          </table:table-cell>
          <table:table-cell table:style-name="ce9" table:formula="of:=([.AA66]/4000)*6.28*20.61" office:value-type="float" office:value="1500.5236221" calcext:value-type="float">
            <text:p>1500.524 mm</text:p>
          </table:table-cell>
          <table:table-cell table:style-name="ce2" office:value-type="float" office:value="46373" calcext:value-type="float">
            <text:p>46373</text:p>
          </table:table-cell>
          <table:table-cell/>
          <table:table-cell table:style-name="ce2" office:value-type="float" office:value="-46437" calcext:value-type="float">
            <text:p>-46437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403" calcext:value-type="float">
            <text:p>92403</text:p>
          </table:table-cell>
          <table:table-cell table:number-columns-repeated="2"/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403" calcext:value-type="float">
            <text:p>92403</text:p>
          </table:table-cell>
          <table:table-cell table:number-columns-repeated="8"/>
          <table:table-cell table:style-name="ce5" table:formula="of:=([.T67]/4000)*2*PI()*20.5679" office:value-type="float" office:value="2994.69144621416" calcext:value-type="float">
            <text:p>2994.691 mm</text:p>
          </table:table-cell>
          <table:table-cell table:style-name="ce9" table:formula="of:=([.T67]/4000)*6.28*20.5679" office:value-type="float" office:value="2993.173265276" calcext:value-type="float">
            <text:p>2993.173 mm</text:p>
          </table:table-cell>
          <table:table-cell table:style-name="ce9" table:formula="of:=([.T67]/4000)*6.28*20.61" office:value-type="float" office:value="2999.2999284" calcext:value-type="float">
            <text:p>2999.300 mm</text:p>
          </table:table-cell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823" calcext:value-type="float">
            <text:p>92823</text:p>
          </table:table-cell>
          <table:table-cell/>
          <table:table-cell table:style-name="ce5" table:formula="of:=([.AA67]/4000)*2*PI()*20.5679" office:value-type="float" office:value="1498.73496632318" calcext:value-type="float">
            <text:p>1498.735 mm</text:p>
          </table:table-cell>
          <table:table-cell table:style-name="ce9" table:formula="of:=([.AA67]/4000)*6.28*20.5679" office:value-type="float" office:value="1497.975171567" calcext:value-type="float">
            <text:p>1497.975 mm</text:p>
          </table:table-cell>
          <table:table-cell table:style-name="ce9" table:formula="of:=([.AA67]/4000)*6.28*20.61" office:value-type="float" office:value="1501.0413453" calcext:value-type="float">
            <text:p>1501.041 mm</text:p>
          </table:table-cell>
          <table:table-cell table:style-name="ce2" office:value-type="float" office:value="46389" calcext:value-type="float">
            <text:p>46389</text:p>
          </table:table-cell>
          <table:table-cell/>
          <table:table-cell table:style-name="ce2" office:value-type="float" office:value="44533" calcext:value-type="float">
            <text:p>44533</text:p>
          </table:table-cell>
          <table:table-cell table:style-name="ce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98" calcext:value-type="float">
            <text:p>-92698</text:p>
          </table:table-cell>
          <table:table-cell/>
          <table:table-cell table:style-name="ce2" office:value-type="float" office:value="-92826" calcext:value-type="float">
            <text:p>-92826</text:p>
          </table:table-cell>
          <table:table-cell table:number-columns-repeated="2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826" calcext:value-type="float">
            <text:p>92826</text:p>
          </table:table-cell>
          <table:table-cell table:number-columns-repeated="8"/>
          <table:table-cell table:style-name="ce5" table:formula="of:=([.T68]/4000)*2*PI()*20.5679" office:value-type="float" office:value="2994.88529410478" calcext:value-type="float">
            <text:p>2994.885 mm</text:p>
          </table:table-cell>
          <table:table-cell table:style-name="ce9" table:formula="of:=([.T68]/4000)*6.28*20.5679" office:value-type="float" office:value="2993.367014894" calcext:value-type="float">
            <text:p>2993.367 mm</text:p>
          </table:table-cell>
          <table:table-cell table:style-name="ce9" table:formula="of:=([.T68]/4000)*6.28*20.61" office:value-type="float" office:value="2999.4940746" calcext:value-type="float">
            <text:p>2999.494 mm</text:p>
          </table:table-cell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391" calcext:value-type="float">
            <text:p>92391</text:p>
          </table:table-cell>
          <table:table-cell/>
          <table:table-cell table:style-name="ce5" table:formula="of:=([.AA68]/4000)*2*PI()*20.5679" office:value-type="float" office:value="1498.57342641433" calcext:value-type="float">
            <text:p>1498.573 mm</text:p>
          </table:table-cell>
          <table:table-cell table:style-name="ce9" table:formula="of:=([.AA68]/4000)*6.28*20.5679" office:value-type="float" office:value="1497.813713552" calcext:value-type="float">
            <text:p>1497.814 mm</text:p>
          </table:table-cell>
          <table:table-cell table:style-name="ce9" table:formula="of:=([.AA68]/4000)*6.28*20.61" office:value-type="float" office:value="1500.8795568" calcext:value-type="float">
            <text:p>1500.880 mm</text:p>
          </table:table-cell>
          <table:table-cell table:style-name="ce2" office:value-type="float" office:value="46384" calcext:value-type="float">
            <text:p>46384</text:p>
          </table:table-cell>
          <table:table-cell/>
          <table:table-cell table:style-name="ce2" office:value-type="float" office:value="-46439" calcext:value-type="float">
            <text:p>-46439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240" calcext:value-type="float">
            <text:p>92240</text:p>
          </table:table-cell>
          <table:table-cell table:number-columns-repeated="2"/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240" calcext:value-type="float">
            <text:p>92240</text:p>
          </table:table-cell>
          <table:table-cell table:number-columns-repeated="8"/>
          <table:table-cell table:style-name="ce5" table:formula="of:=([.T69]/4000)*2*PI()*20.5679" office:value-type="float" office:value="2995.88684153964" calcext:value-type="float">
            <text:p>2995.887 mm</text:p>
          </table:table-cell>
          <table:table-cell table:style-name="ce9" table:formula="of:=([.T69]/4000)*6.28*20.5679" office:value-type="float" office:value="2994.368054587" calcext:value-type="float">
            <text:p>2994.368 mm</text:p>
          </table:table-cell>
          <table:table-cell table:style-name="ce9" table:formula="of:=([.T69]/4000)*6.28*20.61" office:value-type="float" office:value="3000.4971633" calcext:value-type="float">
            <text:p>3000.497 mm</text:p>
          </table:table-cell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818" calcext:value-type="float">
            <text:p>92818</text:p>
          </table:table-cell>
          <table:table-cell/>
          <table:table-cell table:style-name="ce5" table:formula="of:=([.AA69]/4000)*2*PI()*20.5679" office:value-type="float" office:value="1498.67035035964" calcext:value-type="float">
            <text:p>1498.670 mm</text:p>
          </table:table-cell>
          <table:table-cell table:style-name="ce9" table:formula="of:=([.AA69]/4000)*6.28*20.5679" office:value-type="float" office:value="1497.910588361" calcext:value-type="float">
            <text:p>1497.911 mm</text:p>
          </table:table-cell>
          <table:table-cell table:style-name="ce9" table:formula="of:=([.AA69]/4000)*6.28*20.61" office:value-type="float" office:value="1500.9766299" calcext:value-type="float">
            <text:p>1500.977 mm</text:p>
          </table:table-cell>
          <table:table-cell table:style-name="ce2" office:value-type="float" office:value="46387" calcext:value-type="float">
            <text:p>46387</text:p>
          </table:table-cell>
          <table:table-cell/>
          <table:table-cell table:style-name="ce2" office:value-type="float" office:value="46062" calcext:value-type="float">
            <text:p>46062</text:p>
          </table:table-cell>
          <table:table-cell table:style-name="ce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14" calcext:value-type="float">
            <text:p>-92714</text:p>
          </table:table-cell>
          <table:table-cell/>
          <table:table-cell table:style-name="ce2" office:value-type="float" office:value="-92845" calcext:value-type="float">
            <text:p>-92845</text:p>
          </table:table-cell>
          <table:table-cell table:number-columns-repeated="2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8"/>
          <table:table-cell table:style-name="ce5" table:formula="of:=([.T70]/4000)*2*PI()*20.5679" office:value-type="float" office:value="2995.4022218131" calcext:value-type="float">
            <text:p>2995.402 mm</text:p>
          </table:table-cell>
          <table:table-cell table:style-name="ce9" table:formula="of:=([.T70]/4000)*6.28*20.5679" office:value-type="float" office:value="2993.883680542" calcext:value-type="float">
            <text:p>2993.884 mm</text:p>
          </table:table-cell>
          <table:table-cell table:style-name="ce9" table:formula="of:=([.T70]/4000)*6.28*20.61" office:value-type="float" office:value="3000.0117978" calcext:value-type="float">
            <text:p>3000.012 mm</text:p>
          </table:table-cell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1969" calcext:value-type="float">
            <text:p>91969</text:p>
          </table:table-cell>
          <table:table-cell/>
          <table:table-cell table:style-name="ce5" table:formula="of:=([.AA70]/4000)*2*PI()*20.5679" office:value-type="float" office:value="1498.31496256018" calcext:value-type="float">
            <text:p>1498.315 mm</text:p>
          </table:table-cell>
          <table:table-cell table:style-name="ce9" table:formula="of:=([.AA70]/4000)*6.28*20.5679" office:value-type="float" office:value="1497.555380728" calcext:value-type="float">
            <text:p>1497.555 mm</text:p>
          </table:table-cell>
          <table:table-cell table:style-name="ce9" table:formula="of:=([.AA70]/4000)*6.28*20.61" office:value-type="float" office:value="1500.6206952" calcext:value-type="float">
            <text:p>1500.621 mm</text:p>
          </table:table-cell>
          <table:table-cell table:style-name="ce2" office:value-type="float" office:value="46376" calcext:value-type="float">
            <text:p>46376</text:p>
          </table:table-cell>
          <table:table-cell/>
          <table:table-cell table:style-name="ce2" office:value-type="float" office:value="-46424" calcext:value-type="float">
            <text:p>-46424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32" calcext:value-type="float">
            <text:p>92732</text:p>
          </table:table-cell>
          <table:table-cell/>
          <table:table-cell table:style-name="ce2" office:value-type="float" office:value="92287" calcext:value-type="float">
            <text:p>92287</text:p>
          </table:table-cell>
          <table:table-cell table:number-columns-repeated="2"/>
          <table:table-cell table:style-name="ce2" office:value-type="float" office:value="92732" calcext:value-type="float">
            <text:p>92732</text:p>
          </table:table-cell>
          <table:table-cell/>
          <table:table-cell table:style-name="ce2" office:value-type="float" office:value="92287" calcext:value-type="float">
            <text:p>92287</text:p>
          </table:table-cell>
          <table:table-cell table:number-columns-repeated="8"/>
          <table:table-cell table:style-name="ce5" table:formula="of:=([.T71]/4000)*2*PI()*20.5679" office:value-type="float" office:value="2995.98376548495" calcext:value-type="float">
            <text:p>2995.984 mm</text:p>
          </table:table-cell>
          <table:table-cell table:style-name="ce9" table:formula="of:=([.T71]/4000)*6.28*20.5679" office:value-type="float" office:value="2994.464929396" calcext:value-type="float">
            <text:p>2994.465 mm</text:p>
          </table:table-cell>
          <table:table-cell table:style-name="ce9" table:formula="of:=([.T71]/4000)*6.28*20.61" office:value-type="float" office:value="3000.5942364" calcext:value-type="float">
            <text:p>3000.594 mm</text:p>
          </table:table-cell>
          <table:table-cell table:style-name="ce2" office:value-type="float" office:value="92732" calcext:value-type="float">
            <text:p>92732</text:p>
          </table:table-cell>
          <table:table-cell/>
          <table:table-cell table:style-name="ce2" office:value-type="float" office:value="92829" calcext:value-type="float">
            <text:p>92829</text:p>
          </table:table-cell>
          <table:table-cell/>
          <table:table-cell table:style-name="ce5" table:formula="of:=([.AA71]/4000)*2*PI()*20.5679" office:value-type="float" office:value="1498.73496632318" calcext:value-type="float">
            <text:p>1498.735 mm</text:p>
          </table:table-cell>
          <table:table-cell table:style-name="ce9" table:formula="of:=([.AA71]/4000)*6.28*20.5679" office:value-type="float" office:value="1497.975171567" calcext:value-type="float">
            <text:p>1497.975 mm</text:p>
          </table:table-cell>
          <table:table-cell table:style-name="ce9" table:formula="of:=([.AA71]/4000)*6.28*20.61" office:value-type="float" office:value="1501.0413453" calcext:value-type="float">
            <text:p>1501.041 mm</text:p>
          </table:table-cell>
          <table:table-cell table:style-name="ce2" office:value-type="float" office:value="46389" calcext:value-type="float">
            <text:p>46389</text:p>
          </table:table-cell>
          <table:table-cell/>
          <table:table-cell table:style-name="ce2" office:value-type="float" office:value="45832" calcext:value-type="float">
            <text:p>45832</text:p>
          </table:table-cell>
          <table:table-cell table:style-name="ce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19" calcext:value-type="float">
            <text:p>-92719</text:p>
          </table:table-cell>
          <table:table-cell/>
          <table:table-cell table:style-name="ce2" office:value-type="float" office:value="-92839" calcext:value-type="float">
            <text:p>-92839</text:p>
          </table:table-cell>
          <table:table-cell table:number-columns-repeated="2"/>
          <table:table-cell table:style-name="ce2" office:value-type="float" office:value="92719" calcext:value-type="float">
            <text:p>92719</text:p>
          </table:table-cell>
          <table:table-cell/>
          <table:table-cell table:style-name="ce2" office:value-type="float" office:value="92839" calcext:value-type="float">
            <text:p>92839</text:p>
          </table:table-cell>
          <table:table-cell table:number-columns-repeated="8"/>
          <table:table-cell table:style-name="ce5" table:formula="of:=([.T72]/4000)*2*PI()*20.5679" office:value-type="float" office:value="2995.56376172194" calcext:value-type="float">
            <text:p>2995.564 mm</text:p>
          </table:table-cell>
          <table:table-cell table:style-name="ce9" table:formula="of:=([.T72]/4000)*6.28*20.5679" office:value-type="float" office:value="2994.045138557" calcext:value-type="float">
            <text:p>2994.045 mm</text:p>
          </table:table-cell>
          <table:table-cell table:style-name="ce9" table:formula="of:=([.T72]/4000)*6.28*20.61" office:value-type="float" office:value="3000.1735863" calcext:value-type="float">
            <text:p>3000.174 mm</text:p>
          </table:table-cell>
          <table:table-cell table:style-name="ce2" office:value-type="float" office:value="92719" calcext:value-type="float">
            <text:p>92719</text:p>
          </table:table-cell>
          <table:table-cell/>
          <table:table-cell table:style-name="ce2" office:value-type="float" office:value="92052" calcext:value-type="float">
            <text:p>92052</text:p>
          </table:table-cell>
          <table:table-cell/>
          <table:table-cell table:style-name="ce5" table:formula="of:=([.AA72]/4000)*2*PI()*20.5679" office:value-type="float" office:value="1498.54111843256" calcext:value-type="float">
            <text:p>1498.541 mm</text:p>
          </table:table-cell>
          <table:table-cell table:style-name="ce9" table:formula="of:=([.AA72]/4000)*6.28*20.5679" office:value-type="float" office:value="1497.781421949" calcext:value-type="float">
            <text:p>1497.781 mm</text:p>
          </table:table-cell>
          <table:table-cell table:style-name="ce9" table:formula="of:=([.AA72]/4000)*6.28*20.61" office:value-type="float" office:value="1500.8471991" calcext:value-type="float">
            <text:p>1500.847 mm</text:p>
          </table:table-cell>
          <table:table-cell table:style-name="ce2" office:value-type="float" office:value="46383" calcext:value-type="float">
            <text:p>46383</text:p>
          </table:table-cell>
          <table:table-cell/>
          <table:table-cell table:style-name="ce2" office:value-type="float" office:value="-46435" calcext:value-type="float">
            <text:p>-46435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 table:number-columns-repeated="2"/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 table:number-columns-repeated="8"/>
          <table:table-cell table:style-name="ce5" table:formula="of:=([.T73]/4000)*2*PI()*20.5679" office:value-type="float" office:value="2995.88684153964" calcext:value-type="float">
            <text:p>2995.887 mm</text:p>
          </table:table-cell>
          <table:table-cell table:style-name="ce9" table:formula="of:=([.T73]/4000)*6.28*20.5679" office:value-type="float" office:value="2994.368054587" calcext:value-type="float">
            <text:p>2994.368 mm</text:p>
          </table:table-cell>
          <table:table-cell table:style-name="ce9" table:formula="of:=([.T73]/4000)*6.28*20.61" office:value-type="float" office:value="3000.4971633" calcext:value-type="float">
            <text:p>3000.497 mm</text:p>
          </table:table-cell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828" calcext:value-type="float">
            <text:p>92828</text:p>
          </table:table-cell>
          <table:table-cell/>
          <table:table-cell table:style-name="ce5" table:formula="of:=([.AA73]/4000)*2*PI()*20.5679" office:value-type="float" office:value="1498.6057343961" calcext:value-type="float">
            <text:p>1498.606 mm</text:p>
          </table:table-cell>
          <table:table-cell table:style-name="ce9" table:formula="of:=([.AA73]/4000)*6.28*20.5679" office:value-type="float" office:value="1497.846005155" calcext:value-type="float">
            <text:p>1497.846 mm</text:p>
          </table:table-cell>
          <table:table-cell table:style-name="ce9" table:formula="of:=([.AA73]/4000)*6.28*20.61" office:value-type="float" office:value="1500.9119145" calcext:value-type="float">
            <text:p>1500.912 mm</text:p>
          </table:table-cell>
          <table:table-cell table:style-name="ce2" office:value-type="float" office:value="46385" calcext:value-type="float">
            <text:p>46385</text:p>
          </table:table-cell>
          <table:table-cell/>
          <table:table-cell table:style-name="ce2" office:value-type="float" office:value="45305" calcext:value-type="float">
            <text:p>45305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20" calcext:value-type="float">
            <text:p>-92720</text:p>
          </table:table-cell>
          <table:table-cell/>
          <table:table-cell table:style-name="ce2" office:value-type="float" office:value="-92841" calcext:value-type="float">
            <text:p>-92841</text:p>
          </table:table-cell>
          <table:table-cell table:number-columns-repeated="2"/>
          <table:table-cell table:style-name="ce2" office:value-type="float" office:value="92720" calcext:value-type="float">
            <text:p>92720</text:p>
          </table:table-cell>
          <table:table-cell/>
          <table:table-cell table:style-name="ce2" office:value-type="float" office:value="92841" calcext:value-type="float">
            <text:p>92841</text:p>
          </table:table-cell>
          <table:table-cell table:number-columns-repeated="8"/>
          <table:table-cell table:style-name="ce5" table:formula="of:=([.T74]/4000)*2*PI()*20.5679" office:value-type="float" office:value="2995.59606970371" calcext:value-type="float">
            <text:p>2995.596 mm</text:p>
          </table:table-cell>
          <table:table-cell table:style-name="ce9" table:formula="of:=([.T74]/4000)*6.28*20.5679" office:value-type="float" office:value="2994.07743016" calcext:value-type="float">
            <text:p>2994.077 mm</text:p>
          </table:table-cell>
          <table:table-cell table:style-name="ce9" table:formula="of:=([.T74]/4000)*6.28*20.61" office:value-type="float" office:value="3000.205944" calcext:value-type="float">
            <text:p>3000.206 mm</text:p>
          </table:table-cell>
          <table:table-cell table:style-name="ce2" office:value-type="float" office:value="92720" calcext:value-type="float">
            <text:p>92720</text:p>
          </table:table-cell>
          <table:table-cell/>
          <table:table-cell table:style-name="ce2" office:value-type="float" office:value="92053" calcext:value-type="float">
            <text:p>92053</text:p>
          </table:table-cell>
          <table:table-cell/>
          <table:table-cell table:style-name="ce5" table:formula="of:=([.AA74]/4000)*2*PI()*20.5679" office:value-type="float" office:value="1497.66880292478" calcext:value-type="float">
            <text:p>1497.669 mm</text:p>
          </table:table-cell>
          <table:table-cell table:style-name="ce9" table:formula="of:=([.AA74]/4000)*6.28*20.5679" office:value-type="float" office:value="1496.909548668" calcext:value-type="float">
            <text:p>1496.910 mm</text:p>
          </table:table-cell>
          <table:table-cell table:style-name="ce9" table:formula="of:=([.AA74]/4000)*6.28*20.61" office:value-type="float" office:value="1499.9735412" calcext:value-type="float">
            <text:p>1499.974 mm</text:p>
          </table:table-cell>
          <table:table-cell table:style-name="ce2" office:value-type="float" office:value="46356" calcext:value-type="float">
            <text:p>46356</text:p>
          </table:table-cell>
          <table:table-cell/>
          <table:table-cell table:style-name="ce2" office:value-type="float" office:value="-46419" calcext:value-type="float">
            <text:p>-46419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39" calcext:value-type="float">
            <text:p>92739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 table:number-columns-repeated="2"/>
          <table:table-cell table:style-name="ce2" office:value-type="float" office:value="92739" calcext:value-type="float">
            <text:p>92739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 table:number-columns-repeated="8"/>
          <table:table-cell table:style-name="ce5" table:formula="of:=([.T75]/4000)*2*PI()*20.5679" office:value-type="float" office:value="2996.20992135734" calcext:value-type="float">
            <text:p>2996.210 mm</text:p>
          </table:table-cell>
          <table:table-cell table:style-name="ce9" table:formula="of:=([.T75]/4000)*6.28*20.5679" office:value-type="float" office:value="2994.690970617" calcext:value-type="float">
            <text:p>2994.691 mm</text:p>
          </table:table-cell>
          <table:table-cell table:style-name="ce9" table:formula="of:=([.T75]/4000)*6.28*20.61" office:value-type="float" office:value="3000.8207403" calcext:value-type="float">
            <text:p>3000.821 mm</text:p>
          </table:table-cell>
          <table:table-cell table:style-name="ce2" office:value-type="float" office:value="92739" calcext:value-type="float">
            <text:p>92739</text:p>
          </table:table-cell>
          <table:table-cell/>
          <table:table-cell table:style-name="ce2" office:value-type="float" office:value="92842" calcext:value-type="float">
            <text:p>92842</text:p>
          </table:table-cell>
          <table:table-cell/>
          <table:table-cell table:style-name="ce5" table:formula="of:=([.AA75]/4000)*2*PI()*20.5679" office:value-type="float" office:value="1498.15342265133" calcext:value-type="float">
            <text:p>1498.153 mm</text:p>
          </table:table-cell>
          <table:table-cell table:style-name="ce9" table:formula="of:=([.AA75]/4000)*6.28*20.5679" office:value-type="float" office:value="1497.393922713" calcext:value-type="float">
            <text:p>1497.394 mm</text:p>
          </table:table-cell>
          <table:table-cell table:style-name="ce9" table:formula="of:=([.AA75]/4000)*6.28*20.61" office:value-type="float" office:value="1500.4589067" calcext:value-type="float">
            <text:p>1500.459 mm</text:p>
          </table:table-cell>
          <table:table-cell table:style-name="ce2" office:value-type="float" office:value="46371" calcext:value-type="float">
            <text:p>46371</text:p>
          </table:table-cell>
          <table:table-cell/>
          <table:table-cell table:style-name="ce2" office:value-type="float" office:value="44993" calcext:value-type="float">
            <text:p>44993</text:p>
          </table:table-cell>
          <table:table-cell table:style-name="ce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33" calcext:value-type="float">
            <text:p>-92733</text:p>
          </table:table-cell>
          <table:table-cell/>
          <table:table-cell table:style-name="ce2" office:value-type="float" office:value="-92859" calcext:value-type="float">
            <text:p>-92859</text:p>
          </table:table-cell>
          <table:table-cell table:number-columns-repeated="2"/>
          <table:table-cell table:style-name="ce2" office:value-type="float" office:value="92733" calcext:value-type="float">
            <text:p>92733</text:p>
          </table:table-cell>
          <table:table-cell/>
          <table:table-cell table:style-name="ce2" office:value-type="float" office:value="92859" calcext:value-type="float">
            <text:p>92859</text:p>
          </table:table-cell>
          <table:table-cell table:number-columns-repeated="8"/>
          <table:table-cell table:style-name="ce5" table:formula="of:=([.T76]/4000)*2*PI()*20.5679" office:value-type="float" office:value="2996.01607346672" calcext:value-type="float">
            <text:p>2996.016 mm</text:p>
          </table:table-cell>
          <table:table-cell table:style-name="ce9" table:formula="of:=([.T76]/4000)*6.28*20.5679" office:value-type="float" office:value="2994.497220999" calcext:value-type="float">
            <text:p>2994.497 mm</text:p>
          </table:table-cell>
          <table:table-cell table:style-name="ce9" table:formula="of:=([.T76]/4000)*6.28*20.61" office:value-type="float" office:value="3000.6265941" calcext:value-type="float">
            <text:p>3000.627 mm</text:p>
          </table:table-cell>
          <table:table-cell table:style-name="ce2" office:value-type="float" office:value="92733" calcext:value-type="float">
            <text:p>92733</text:p>
          </table:table-cell>
          <table:table-cell/>
          <table:table-cell table:style-name="ce2" office:value-type="float" office:value="92211" calcext:value-type="float">
            <text:p>92211</text:p>
          </table:table-cell>
          <table:table-cell/>
          <table:table-cell table:style-name="ce5" table:formula="of:=([.AA76]/4000)*2*PI()*20.5679" office:value-type="float" office:value="1498.50881045079" calcext:value-type="float">
            <text:p>1498.509 mm</text:p>
          </table:table-cell>
          <table:table-cell table:style-name="ce9" table:formula="of:=([.AA76]/4000)*6.28*20.5679" office:value-type="float" office:value="1497.749130346" calcext:value-type="float">
            <text:p>1497.749 mm</text:p>
          </table:table-cell>
          <table:table-cell table:style-name="ce9" table:formula="of:=([.AA76]/4000)*6.28*20.61" office:value-type="float" office:value="1500.8148414" calcext:value-type="float">
            <text:p>1500.815 mm</text:p>
          </table:table-cell>
          <table:table-cell table:style-name="ce2" office:value-type="float" office:value="46382" calcext:value-type="float">
            <text:p>46382</text:p>
          </table:table-cell>
          <table:table-cell/>
          <table:table-cell table:style-name="ce2" office:value-type="float" office:value="-46434" calcext:value-type="float">
            <text:p>-46434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470" calcext:value-type="float">
            <text:p>92470</text:p>
          </table:table-cell>
          <table:table-cell table:number-columns-repeated="2"/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470" calcext:value-type="float">
            <text:p>92470</text:p>
          </table:table-cell>
          <table:table-cell table:number-columns-repeated="8"/>
          <table:table-cell table:style-name="ce5" table:formula="of:=([.T77]/4000)*2*PI()*20.5679" office:value-type="float" office:value="2995.11144997717" calcext:value-type="float">
            <text:p>2995.111 mm</text:p>
          </table:table-cell>
          <table:table-cell table:style-name="ce9" table:formula="of:=([.T77]/4000)*6.28*20.5679" office:value-type="float" office:value="2993.593056115" calcext:value-type="float">
            <text:p>2993.593 mm</text:p>
          </table:table-cell>
          <table:table-cell table:style-name="ce9" table:formula="of:=([.T77]/4000)*6.28*20.61" office:value-type="float" office:value="2999.7205785" calcext:value-type="float">
            <text:p>2999.721 mm</text:p>
          </table:table-cell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38" calcext:value-type="float">
            <text:p>92838</text:p>
          </table:table-cell>
          <table:table-cell/>
          <table:table-cell table:style-name="ce5" table:formula="of:=([.AA77]/4000)*2*PI()*20.5679" office:value-type="float" office:value="1498.70265834141" calcext:value-type="float">
            <text:p>1498.703 mm</text:p>
          </table:table-cell>
          <table:table-cell table:style-name="ce9" table:formula="of:=([.AA77]/4000)*6.28*20.5679" office:value-type="float" office:value="1497.942879964" calcext:value-type="float">
            <text:p>1497.943 mm</text:p>
          </table:table-cell>
          <table:table-cell table:style-name="ce9" table:formula="of:=([.AA77]/4000)*6.28*20.61" office:value-type="float" office:value="1501.0089876" calcext:value-type="float">
            <text:p>1501.009 mm</text:p>
          </table:table-cell>
          <table:table-cell table:style-name="ce2" office:value-type="float" office:value="46388" calcext:value-type="float">
            <text:p>46388</text:p>
          </table:table-cell>
          <table:table-cell/>
          <table:table-cell table:style-name="ce2" office:value-type="float" office:value="45467" calcext:value-type="float">
            <text:p>45467</text:p>
          </table:table-cell>
          <table:table-cell table:style-name="ce2"/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07" calcext:value-type="float">
            <text:p>-92707</text:p>
          </table:table-cell>
          <table:table-cell/>
          <table:table-cell table:style-name="ce2" office:value-type="float" office:value="-92837" calcext:value-type="float">
            <text:p>-92837</text:p>
          </table:table-cell>
          <table:table-cell table:number-columns-repeated="2"/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837" calcext:value-type="float">
            <text:p>92837</text:p>
          </table:table-cell>
          <table:table-cell table:number-columns-repeated="8"/>
          <table:table-cell table:style-name="ce5" table:formula="of:=([.T78]/4000)*2*PI()*20.5679" office:value-type="float" office:value="2995.17606594071" calcext:value-type="float">
            <text:p>2995.176 mm</text:p>
          </table:table-cell>
          <table:table-cell table:style-name="ce9" table:formula="of:=([.T78]/4000)*6.28*20.5679" office:value-type="float" office:value="2993.657639321" calcext:value-type="float">
            <text:p>2993.658 mm</text:p>
          </table:table-cell>
          <table:table-cell table:style-name="ce9" table:formula="of:=([.T78]/4000)*6.28*20.61" office:value-type="float" office:value="2999.7852939" calcext:value-type="float">
            <text:p>2999.785 mm</text:p>
          </table:table-cell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319" calcext:value-type="float">
            <text:p>92319</text:p>
          </table:table-cell>
          <table:table-cell/>
          <table:table-cell table:style-name="ce5" table:formula="of:=([.AA78]/4000)*2*PI()*20.5679" office:value-type="float" office:value="1498.31496256018" calcext:value-type="float">
            <text:p>1498.315 mm</text:p>
          </table:table-cell>
          <table:table-cell table:style-name="ce9" table:formula="of:=([.AA78]/4000)*6.28*20.5679" office:value-type="float" office:value="1497.555380728" calcext:value-type="float">
            <text:p>1497.555 mm</text:p>
          </table:table-cell>
          <table:table-cell table:style-name="ce9" table:formula="of:=([.AA78]/4000)*6.28*20.61" office:value-type="float" office:value="1500.6206952" calcext:value-type="float">
            <text:p>1500.621 mm</text:p>
          </table:table-cell>
          <table:table-cell table:style-name="ce2" office:value-type="float" office:value="46376" calcext:value-type="float">
            <text:p>46376</text:p>
          </table:table-cell>
          <table:table-cell/>
          <table:table-cell table:style-name="ce2" office:value-type="float" office:value="-46433" calcext:value-type="float">
            <text:p>-46433</text:p>
          </table:table-cell>
          <table:table-cell table:style-name="ce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44" calcext:value-type="float">
            <text:p>92744</text:p>
          </table:table-cell>
          <table:table-cell/>
          <table:table-cell table:style-name="ce2" office:value-type="float" office:value="92264" calcext:value-type="float">
            <text:p>92264</text:p>
          </table:table-cell>
          <table:table-cell table:number-columns-repeated="2"/>
          <table:table-cell table:style-name="ce2" office:value-type="float" office:value="92744" calcext:value-type="float">
            <text:p>92744</text:p>
          </table:table-cell>
          <table:table-cell/>
          <table:table-cell table:style-name="ce2" office:value-type="float" office:value="92264" calcext:value-type="float">
            <text:p>92264</text:p>
          </table:table-cell>
          <table:table-cell table:number-columns-repeated="8"/>
          <table:table-cell table:style-name="ce5" table:formula="of:=([.T79]/4000)*2*PI()*20.5679" office:value-type="float" office:value="2996.37146126619" calcext:value-type="float">
            <text:p>2996.371 mm</text:p>
          </table:table-cell>
          <table:table-cell table:style-name="ce9" table:formula="of:=([.T79]/4000)*6.28*20.5679" office:value-type="float" office:value="2994.852428632" calcext:value-type="float">
            <text:p>2994.852 mm</text:p>
          </table:table-cell>
          <table:table-cell table:style-name="ce9" table:formula="of:=([.T79]/4000)*6.28*20.61" office:value-type="float" office:value="3000.9825288" calcext:value-type="float">
            <text:p>3000.983 mm</text:p>
          </table:table-cell>
          <table:table-cell table:style-name="ce2" office:value-type="float" office:value="92744" calcext:value-type="float">
            <text:p>92744</text:p>
          </table:table-cell>
          <table:table-cell/>
          <table:table-cell table:style-name="ce2" office:value-type="float" office:value="92822" calcext:value-type="float">
            <text:p>92822</text:p>
          </table:table-cell>
          <table:table-cell/>
          <table:table-cell table:style-name="ce5" table:formula="of:=([.AA79]/4000)*2*PI()*20.5679" office:value-type="float" office:value="1498.73496632318" calcext:value-type="float">
            <text:p>1498.735 mm</text:p>
          </table:table-cell>
          <table:table-cell table:style-name="ce9" table:formula="of:=([.AA79]/4000)*6.28*20.5679" office:value-type="float" office:value="1497.975171567" calcext:value-type="float">
            <text:p>1497.975 mm</text:p>
          </table:table-cell>
          <table:table-cell table:style-name="ce9" table:formula="of:=([.AA79]/4000)*6.28*20.61" office:value-type="float" office:value="1501.0413453" calcext:value-type="float">
            <text:p>1501.041 mm</text:p>
          </table:table-cell>
          <table:table-cell table:style-name="ce2" office:value-type="float" office:value="46389" calcext:value-type="float">
            <text:p>46389</text:p>
          </table:table-cell>
          <table:table-cell/>
          <table:table-cell table:style-name="ce2" office:value-type="float" office:value="45706" calcext:value-type="float">
            <text:p>45706</text:p>
          </table:table-cell>
          <table:table-cell table:style-name="ce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03" calcext:value-type="float">
            <text:p>-92703</text:p>
          </table:table-cell>
          <table:table-cell/>
          <table:table-cell table:style-name="ce2" office:value-type="float" office:value="-92831" calcext:value-type="float">
            <text:p>-92831</text:p>
          </table:table-cell>
          <table:table-cell table:number-columns-repeated="2"/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8"/>
          <table:table-cell table:style-name="ce5" table:formula="of:=([.T80]/4000)*2*PI()*20.5679" office:value-type="float" office:value="2995.04683401363" calcext:value-type="float">
            <text:p>2995.047 mm</text:p>
          </table:table-cell>
          <table:table-cell table:style-name="ce9" table:formula="of:=([.T80]/4000)*6.28*20.5679" office:value-type="float" office:value="2993.528472909" calcext:value-type="float">
            <text:p>2993.528 mm</text:p>
          </table:table-cell>
          <table:table-cell table:style-name="ce9" table:formula="of:=([.T80]/4000)*6.28*20.61" office:value-type="float" office:value="2999.6558631" calcext:value-type="float">
            <text:p>2999.656 mm</text:p>
          </table:table-cell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333" calcext:value-type="float">
            <text:p>92333</text:p>
          </table:table-cell>
          <table:table-cell/>
          <table:table-cell table:style-name="ce5" table:formula="of:=([.AA80]/4000)*2*PI()*20.5679" office:value-type="float" office:value="1498.41188650549" calcext:value-type="float">
            <text:p>1498.412 mm</text:p>
          </table:table-cell>
          <table:table-cell table:style-name="ce9" table:formula="of:=([.AA80]/4000)*6.28*20.5679" office:value-type="float" office:value="1497.652255537" calcext:value-type="float">
            <text:p>1497.652 mm</text:p>
          </table:table-cell>
          <table:table-cell table:style-name="ce9" table:formula="of:=([.AA80]/4000)*6.28*20.61" office:value-type="float" office:value="1500.7177683" calcext:value-type="float">
            <text:p>1500.718 mm</text:p>
          </table:table-cell>
          <table:table-cell table:style-name="ce2" office:value-type="float" office:value="46379" calcext:value-type="float">
            <text:p>46379</text:p>
          </table:table-cell>
          <table:table-cell/>
          <table:table-cell table:style-name="ce2" office:value-type="float" office:value="-46438" calcext:value-type="float">
            <text:p>-46438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25" calcext:value-type="float">
            <text:p>92725</text:p>
          </table:table-cell>
          <table:table-cell/>
          <table:table-cell table:style-name="ce2" office:value-type="float" office:value="92369" calcext:value-type="float">
            <text:p>92369</text:p>
          </table:table-cell>
          <table:table-cell table:number-columns-repeated="2"/>
          <table:table-cell table:style-name="ce2" office:value-type="float" office:value="92725" calcext:value-type="float">
            <text:p>92725</text:p>
          </table:table-cell>
          <table:table-cell/>
          <table:table-cell table:style-name="ce2" office:value-type="float" office:value="92369" calcext:value-type="float">
            <text:p>92369</text:p>
          </table:table-cell>
          <table:table-cell table:number-columns-repeated="8"/>
          <table:table-cell table:style-name="ce5" table:formula="of:=([.T81]/4000)*2*PI()*20.5679" office:value-type="float" office:value="2995.75760961256" calcext:value-type="float">
            <text:p>2995.758 mm</text:p>
          </table:table-cell>
          <table:table-cell table:style-name="ce9" table:formula="of:=([.T81]/4000)*6.28*20.5679" office:value-type="float" office:value="2994.238888175" calcext:value-type="float">
            <text:p>2994.239 mm</text:p>
          </table:table-cell>
          <table:table-cell table:style-name="ce9" table:formula="of:=([.T81]/4000)*6.28*20.61" office:value-type="float" office:value="3000.3677325" calcext:value-type="float">
            <text:p>3000.368 mm</text:p>
          </table:table-cell>
          <table:table-cell table:style-name="ce2" office:value-type="float" office:value="92725" calcext:value-type="float">
            <text:p>92725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/>
          <table:table-cell table:style-name="ce5" table:formula="of:=([.AA81]/4000)*2*PI()*20.5679" office:value-type="float" office:value="1498.57342641433" calcext:value-type="float">
            <text:p>1498.573 mm</text:p>
          </table:table-cell>
          <table:table-cell table:style-name="ce9" table:formula="of:=([.AA81]/4000)*6.28*20.5679" office:value-type="float" office:value="1497.813713552" calcext:value-type="float">
            <text:p>1497.814 mm</text:p>
          </table:table-cell>
          <table:table-cell table:style-name="ce9" table:formula="of:=([.AA81]/4000)*6.28*20.61" office:value-type="float" office:value="1500.8795568" calcext:value-type="float">
            <text:p>1500.880 mm</text:p>
          </table:table-cell>
          <table:table-cell table:style-name="ce2" office:value-type="float" office:value="46384" calcext:value-type="float">
            <text:p>46384</text:p>
          </table:table-cell>
          <table:table-cell/>
          <table:table-cell table:style-name="ce2" office:value-type="float" office:value="44715" calcext:value-type="float">
            <text:p>44715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26" calcext:value-type="float">
            <text:p>-92726</text:p>
          </table:table-cell>
          <table:table-cell/>
          <table:table-cell table:style-name="ce2" office:value-type="float" office:value="-92854" calcext:value-type="float">
            <text:p>-92854</text:p>
          </table:table-cell>
          <table:table-cell table:number-columns-repeated="2"/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854" calcext:value-type="float">
            <text:p>92854</text:p>
          </table:table-cell>
          <table:table-cell table:number-columns-repeated="8"/>
          <table:table-cell table:style-name="ce5" table:formula="of:=([.T82]/4000)*2*PI()*20.5679" office:value-type="float" office:value="2995.78991759433" calcext:value-type="float">
            <text:p>2995.790 mm</text:p>
          </table:table-cell>
          <table:table-cell table:style-name="ce9" table:formula="of:=([.T82]/4000)*6.28*20.5679" office:value-type="float" office:value="2994.271179778" calcext:value-type="float">
            <text:p>2994.271 mm</text:p>
          </table:table-cell>
          <table:table-cell table:style-name="ce9" table:formula="of:=([.T82]/4000)*6.28*20.61" office:value-type="float" office:value="3000.4000902" calcext:value-type="float">
            <text:p>3000.400 mm</text:p>
          </table:table-cell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165" calcext:value-type="float">
            <text:p>92165</text:p>
          </table:table-cell>
          <table:table-cell/>
          <table:table-cell table:style-name="ce5" table:formula="of:=([.AA82]/4000)*2*PI()*20.5679" office:value-type="float" office:value="1498.1857306331" calcext:value-type="float">
            <text:p>1498.186 mm</text:p>
          </table:table-cell>
          <table:table-cell table:style-name="ce9" table:formula="of:=([.AA82]/4000)*6.28*20.5679" office:value-type="float" office:value="1497.426214316" calcext:value-type="float">
            <text:p>1497.426 mm</text:p>
          </table:table-cell>
          <table:table-cell table:style-name="ce9" table:formula="of:=([.AA82]/4000)*6.28*20.61" office:value-type="float" office:value="1500.4912644" calcext:value-type="float">
            <text:p>1500.491 mm</text:p>
          </table:table-cell>
          <table:table-cell table:style-name="ce2" office:value-type="float" office:value="46372" calcext:value-type="float">
            <text:p>46372</text:p>
          </table:table-cell>
          <table:table-cell/>
          <table:table-cell table:style-name="ce2" office:value-type="float" office:value="-46435" calcext:value-type="float">
            <text:p>-46435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185" calcext:value-type="float">
            <text:p>92185</text:p>
          </table:table-cell>
          <table:table-cell table:number-columns-repeated="2"/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185" calcext:value-type="float">
            <text:p>92185</text:p>
          </table:table-cell>
          <table:table-cell table:number-columns-repeated="8"/>
          <table:table-cell table:style-name="ce5" table:formula="of:=([.T83]/4000)*2*PI()*20.5679" office:value-type="float" office:value="2995.78991759433" calcext:value-type="float">
            <text:p>2995.790 mm</text:p>
          </table:table-cell>
          <table:table-cell table:style-name="ce9" table:formula="of:=([.T83]/4000)*6.28*20.5679" office:value-type="float" office:value="2994.271179778" calcext:value-type="float">
            <text:p>2994.271 mm</text:p>
          </table:table-cell>
          <table:table-cell table:style-name="ce9" table:formula="of:=([.T83]/4000)*6.28*20.61" office:value-type="float" office:value="3000.4000902" calcext:value-type="float">
            <text:p>3000.400 mm</text:p>
          </table:table-cell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/>
          <table:table-cell table:style-name="ce5" table:formula="of:=([.AA83]/4000)*2*PI()*20.5679" office:value-type="float" office:value="1499.18727806796" calcext:value-type="float">
            <text:p>1499.187 mm</text:p>
          </table:table-cell>
          <table:table-cell table:style-name="ce9" table:formula="of:=([.AA83]/4000)*6.28*20.5679" office:value-type="float" office:value="1498.427254009" calcext:value-type="float">
            <text:p>1498.427 mm</text:p>
          </table:table-cell>
          <table:table-cell table:style-name="ce9" table:formula="of:=([.AA83]/4000)*6.28*20.61" office:value-type="float" office:value="1501.4943531" calcext:value-type="float">
            <text:p>1501.494 mm</text:p>
          </table:table-cell>
          <table:table-cell table:style-name="ce2" office:value-type="float" office:value="46403" calcext:value-type="float">
            <text:p>46403</text:p>
          </table:table-cell>
          <table:table-cell/>
          <table:table-cell table:style-name="ce2" office:value-type="float" office:value="46004" calcext:value-type="float">
            <text:p>46004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14" calcext:value-type="float">
            <text:p>-92714</text:p>
          </table:table-cell>
          <table:table-cell/>
          <table:table-cell table:style-name="ce2" office:value-type="float" office:value="-92839" calcext:value-type="float">
            <text:p>-92839</text:p>
          </table:table-cell>
          <table:table-cell table:number-columns-repeated="2"/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839" calcext:value-type="float">
            <text:p>92839</text:p>
          </table:table-cell>
          <table:table-cell table:number-columns-repeated="8"/>
          <table:table-cell table:style-name="ce5" table:formula="of:=([.T84]/4000)*2*PI()*20.5679" office:value-type="float" office:value="2995.4022218131" calcext:value-type="float">
            <text:p>2995.402 mm</text:p>
          </table:table-cell>
          <table:table-cell table:style-name="ce9" table:formula="of:=([.T84]/4000)*6.28*20.5679" office:value-type="float" office:value="2993.883680542" calcext:value-type="float">
            <text:p>2993.884 mm</text:p>
          </table:table-cell>
          <table:table-cell table:style-name="ce9" table:formula="of:=([.T84]/4000)*6.28*20.61" office:value-type="float" office:value="3000.0117978" calcext:value-type="float">
            <text:p>3000.012 mm</text:p>
          </table:table-cell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347" calcext:value-type="float">
            <text:p>92347</text:p>
          </table:table-cell>
          <table:table-cell/>
          <table:table-cell table:style-name="ce5" table:formula="of:=([.AA84]/4000)*2*PI()*20.5679" office:value-type="float" office:value="1498.54111843256" calcext:value-type="float">
            <text:p>1498.541 mm</text:p>
          </table:table-cell>
          <table:table-cell table:style-name="ce9" table:formula="of:=([.AA84]/4000)*6.28*20.5679" office:value-type="float" office:value="1497.781421949" calcext:value-type="float">
            <text:p>1497.781 mm</text:p>
          </table:table-cell>
          <table:table-cell table:style-name="ce9" table:formula="of:=([.AA84]/4000)*6.28*20.61" office:value-type="float" office:value="1500.8471991" calcext:value-type="float">
            <text:p>1500.847 mm</text:p>
          </table:table-cell>
          <table:table-cell table:style-name="ce2" office:value-type="float" office:value="46383" calcext:value-type="float">
            <text:p>46383</text:p>
          </table:table-cell>
          <table:table-cell/>
          <table:table-cell table:style-name="ce2" office:value-type="float" office:value="-46439" calcext:value-type="float">
            <text:p>-46439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201" calcext:value-type="float">
            <text:p>201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321" calcext:value-type="float">
            <text:p>92321</text:p>
          </table:table-cell>
          <table:table-cell table:number-columns-repeated="2"/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321" calcext:value-type="float">
            <text:p>92321</text:p>
          </table:table-cell>
          <table:table-cell table:number-columns-repeated="8"/>
          <table:table-cell table:style-name="ce5" table:formula="of:=([.T85]/4000)*2*PI()*20.5679" office:value-type="float" office:value="2994.62683025062" calcext:value-type="float">
            <text:p>2994.627 mm</text:p>
          </table:table-cell>
          <table:table-cell table:style-name="ce9" table:formula="of:=([.T85]/4000)*6.28*20.5679" office:value-type="float" office:value="2993.10868207" calcext:value-type="float">
            <text:p>2993.109 mm</text:p>
          </table:table-cell>
          <table:table-cell table:style-name="ce9" table:formula="of:=([.T85]/4000)*6.28*20.61" office:value-type="float" office:value="2999.235213" calcext:value-type="float">
            <text:p>2999.235 mm</text:p>
          </table:table-cell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/>
          <table:table-cell table:style-name="ce5" table:formula="of:=([.AA85]/4000)*2*PI()*20.5679" office:value-type="float" office:value="1497.44264705239" calcext:value-type="float">
            <text:p>1497.443 mm</text:p>
          </table:table-cell>
          <table:table-cell table:style-name="ce9" table:formula="of:=([.AA85]/4000)*6.28*20.5679" office:value-type="float" office:value="1496.683507447" calcext:value-type="float">
            <text:p>1496.684 mm</text:p>
          </table:table-cell>
          <table:table-cell table:style-name="ce9" table:formula="of:=([.AA85]/4000)*6.28*20.61" office:value-type="float" office:value="1499.7470373" calcext:value-type="float">
            <text:p>1499.747 mm</text:p>
          </table:table-cell>
          <table:table-cell table:style-name="ce2" office:value-type="float" office:value="46349" calcext:value-type="float">
            <text:p>46349</text:p>
          </table:table-cell>
          <table:table-cell/>
          <table:table-cell table:style-name="ce2" office:value-type="float" office:value="45413" calcext:value-type="float">
            <text:p>45413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737" calcext:value-type="float">
            <text:p>-92737</text:p>
          </table:table-cell>
          <table:table-cell/>
          <table:table-cell table:style-name="ce2" office:value-type="float" office:value="-92868" calcext:value-type="float">
            <text:p>-92868</text:p>
          </table:table-cell>
          <table:table-cell table:number-columns-repeated="2"/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868" calcext:value-type="float">
            <text:p>92868</text:p>
          </table:table-cell>
          <table:table-cell table:number-columns-repeated="8"/>
          <table:table-cell table:style-name="ce5" table:formula="of:=([.T86]/4000)*2*PI()*20.5679" office:value-type="float" office:value="2996.1453053938" calcext:value-type="float">
            <text:p>2996.145 mm</text:p>
          </table:table-cell>
          <table:table-cell table:style-name="ce9" table:formula="of:=([.T86]/4000)*6.28*20.5679" office:value-type="float" office:value="2994.626387411" calcext:value-type="float">
            <text:p>2994.626 mm</text:p>
          </table:table-cell>
          <table:table-cell table:style-name="ce9" table:formula="of:=([.T86]/4000)*6.28*20.61" office:value-type="float" office:value="3000.7560249" calcext:value-type="float">
            <text:p>3000.756 mm</text:p>
          </table:table-cell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503" calcext:value-type="float">
            <text:p>92503</text:p>
          </table:table-cell>
          <table:table-cell/>
          <table:table-cell table:style-name="ce5" table:formula="of:=([.AA86]/4000)*2*PI()*20.5679" office:value-type="float" office:value="1497.18418319823" calcext:value-type="float">
            <text:p>1497.184 mm</text:p>
          </table:table-cell>
          <table:table-cell table:style-name="ce9" table:formula="of:=([.AA86]/4000)*6.28*20.5679" office:value-type="float" office:value="1496.425174623" calcext:value-type="float">
            <text:p>1496.425 mm</text:p>
          </table:table-cell>
          <table:table-cell table:style-name="ce9" table:formula="of:=([.AA86]/4000)*6.28*20.61" office:value-type="float" office:value="1499.4881757" calcext:value-type="float">
            <text:p>1499.488 mm</text:p>
          </table:table-cell>
          <table:table-cell table:style-name="ce2" office:value-type="float" office:value="46341" calcext:value-type="float">
            <text:p>46341</text:p>
          </table:table-cell>
          <table:table-cell/>
          <table:table-cell table:style-name="ce2" office:value-type="float" office:value="-46389" calcext:value-type="float">
            <text:p>-46389</text:p>
          </table:table-cell>
          <table:table-cell table:style-name="ce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324" calcext:value-type="float">
            <text:p>92324</text:p>
          </table:table-cell>
          <table:table-cell table:number-columns-repeated="2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324" calcext:value-type="float">
            <text:p>92324</text:p>
          </table:table-cell>
          <table:table-cell table:number-columns-repeated="8"/>
          <table:table-cell table:style-name="ce5" table:formula="of:=([.T87]/4000)*2*PI()*20.5679" office:value-type="float" office:value="2994.52990630531" calcext:value-type="float">
            <text:p>2994.530 mm</text:p>
          </table:table-cell>
          <table:table-cell table:style-name="ce9" table:formula="of:=([.T87]/4000)*6.28*20.5679" office:value-type="float" office:value="2993.011807261" calcext:value-type="float">
            <text:p>2993.012 mm</text:p>
          </table:table-cell>
          <table:table-cell table:style-name="ce9" table:formula="of:=([.T87]/4000)*6.28*20.61" office:value-type="float" office:value="2999.1381399" calcext:value-type="float">
            <text:p>2999.138 mm</text:p>
          </table:table-cell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852" calcext:value-type="float">
            <text:p>92852</text:p>
          </table:table-cell>
          <table:table-cell/>
          <table:table-cell table:style-name="ce5" table:formula="of:=([.AA87]/4000)*2*PI()*20.5679" office:value-type="float" office:value="1497.21649118" calcext:value-type="float">
            <text:p>1497.216 mm</text:p>
          </table:table-cell>
          <table:table-cell table:style-name="ce9" table:formula="of:=([.AA87]/4000)*6.28*20.5679" office:value-type="float" office:value="1496.457466226" calcext:value-type="float">
            <text:p>1496.457 mm</text:p>
          </table:table-cell>
          <table:table-cell table:style-name="ce9" table:formula="of:=([.AA87]/4000)*6.28*20.61" office:value-type="float" office:value="1499.5205334" calcext:value-type="float">
            <text:p>1499.521 mm</text:p>
          </table:table-cell>
          <table:table-cell table:style-name="ce2" office:value-type="float" office:value="46342" calcext:value-type="float">
            <text:p>46342</text:p>
          </table:table-cell>
          <table:table-cell/>
          <table:table-cell table:style-name="ce2" office:value-type="float" office:value="45755" calcext:value-type="float">
            <text:p>45755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74" calcext:value-type="float">
            <text:p>-92674</text:p>
          </table:table-cell>
          <table:table-cell/>
          <table:table-cell table:style-name="ce2" office:value-type="float" office:value="-92780" calcext:value-type="float">
            <text:p>-92780</text:p>
          </table:table-cell>
          <table:table-cell table:number-columns-repeated="2"/>
          <table:table-cell table:style-name="ce2" office:value-type="float" office:value="92674" calcext:value-type="float">
            <text:p>92674</text:p>
          </table:table-cell>
          <table:table-cell/>
          <table:table-cell table:style-name="ce2" office:value-type="float" office:value="92780" calcext:value-type="float">
            <text:p>92780</text:p>
          </table:table-cell>
          <table:table-cell table:number-columns-repeated="8"/>
          <table:table-cell table:style-name="ce5" table:formula="of:=([.T88]/4000)*2*PI()*20.5679" office:value-type="float" office:value="2994.1099025423" calcext:value-type="float">
            <text:p>2994.110 mm</text:p>
          </table:table-cell>
          <table:table-cell table:style-name="ce9" table:formula="of:=([.T88]/4000)*6.28*20.5679" office:value-type="float" office:value="2992.592016422" calcext:value-type="float">
            <text:p>2992.592 mm</text:p>
          </table:table-cell>
          <table:table-cell table:style-name="ce9" table:formula="of:=([.T88]/4000)*6.28*20.61" office:value-type="float" office:value="2998.7174898" calcext:value-type="float">
            <text:p>2998.717 mm</text:p>
          </table:table-cell>
          <table:table-cell table:style-name="ce2" office:value-type="float" office:value="92674" calcext:value-type="float">
            <text:p>92674</text:p>
          </table:table-cell>
          <table:table-cell/>
          <table:table-cell table:style-name="ce2" office:value-type="float" office:value="92415" calcext:value-type="float">
            <text:p>92415</text:p>
          </table:table-cell>
          <table:table-cell/>
          <table:table-cell table:style-name="ce5" table:formula="of:=([.AA88]/4000)*2*PI()*20.5679" office:value-type="float" office:value="1496.79648741699" calcext:value-type="float">
            <text:p>1496.796 mm</text:p>
          </table:table-cell>
          <table:table-cell table:style-name="ce9" table:formula="of:=([.AA88]/4000)*6.28*20.5679" office:value-type="float" office:value="1496.037675387" calcext:value-type="float">
            <text:p>1496.038 mm</text:p>
          </table:table-cell>
          <table:table-cell table:style-name="ce9" table:formula="of:=([.AA88]/4000)*6.28*20.61" office:value-type="float" office:value="1499.0998833" calcext:value-type="float">
            <text:p>1499.100 mm</text:p>
          </table:table-cell>
          <table:table-cell table:style-name="ce2" office:value-type="float" office:value="46329" calcext:value-type="float">
            <text:p>46329</text:p>
          </table:table-cell>
          <table:table-cell/>
          <table:table-cell table:style-name="ce2" office:value-type="float" office:value="46385" calcext:value-type="float">
            <text:p>46385</text:p>
          </table:table-cell>
          <table:table-cell table:style-name="ce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77" calcext:value-type="float">
            <text:p>92677</text:p>
          </table:table-cell>
          <table:table-cell/>
          <table:table-cell table:style-name="ce2" office:value-type="float" office:value="92208" calcext:value-type="float">
            <text:p>92208</text:p>
          </table:table-cell>
          <table:table-cell table:number-columns-repeated="2"/>
          <table:table-cell table:style-name="ce2" office:value-type="float" office:value="92677" calcext:value-type="float">
            <text:p>92677</text:p>
          </table:table-cell>
          <table:table-cell/>
          <table:table-cell table:style-name="ce2" office:value-type="float" office:value="92208" calcext:value-type="float">
            <text:p>92208</text:p>
          </table:table-cell>
          <table:table-cell table:number-columns-repeated="8"/>
          <table:table-cell table:style-name="ce5" table:formula="of:=([.T89]/4000)*2*PI()*20.5679" office:value-type="float" office:value="2994.20682648761" calcext:value-type="float">
            <text:p>2994.207 mm</text:p>
          </table:table-cell>
          <table:table-cell table:style-name="ce9" table:formula="of:=([.T89]/4000)*6.28*20.5679" office:value-type="float" office:value="2992.688891231" calcext:value-type="float">
            <text:p>2992.689 mm</text:p>
          </table:table-cell>
          <table:table-cell table:style-name="ce9" table:formula="of:=([.T89]/4000)*6.28*20.61" office:value-type="float" office:value="2998.8145629" calcext:value-type="float">
            <text:p>2998.815 mm</text:p>
          </table:table-cell>
          <table:table-cell table:style-name="ce2" office:value-type="float" office:value="92677" calcext:value-type="float">
            <text:p>92677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/>
          <table:table-cell table:style-name="ce5" table:formula="of:=([.AA89]/4000)*2*PI()*20.5679" office:value-type="float" office:value="1497.18418319823" calcext:value-type="float">
            <text:p>1497.184 mm</text:p>
          </table:table-cell>
          <table:table-cell table:style-name="ce9" table:formula="of:=([.AA89]/4000)*6.28*20.5679" office:value-type="float" office:value="1496.425174623" calcext:value-type="float">
            <text:p>1496.425 mm</text:p>
          </table:table-cell>
          <table:table-cell table:style-name="ce9" table:formula="of:=([.AA89]/4000)*6.28*20.61" office:value-type="float" office:value="1499.4881757" calcext:value-type="float">
            <text:p>1499.488 mm</text:p>
          </table:table-cell>
          <table:table-cell table:style-name="ce2" office:value-type="float" office:value="46341" calcext:value-type="float">
            <text:p>46341</text:p>
          </table:table-cell>
          <table:table-cell/>
          <table:table-cell table:style-name="ce2" office:value-type="float" office:value="45536" calcext:value-type="float">
            <text:p>45536</text:p>
          </table:table-cell>
          <table:table-cell table:style-name="ce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80" calcext:value-type="float">
            <text:p>-92680</text:p>
          </table:table-cell>
          <table:table-cell/>
          <table:table-cell table:style-name="ce2" office:value-type="float" office:value="-92797" calcext:value-type="float">
            <text:p>-92797</text:p>
          </table:table-cell>
          <table:table-cell table:number-columns-repeated="2"/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797" calcext:value-type="float">
            <text:p>92797</text:p>
          </table:table-cell>
          <table:table-cell table:number-columns-repeated="8"/>
          <table:table-cell table:style-name="ce5" table:formula="of:=([.T90]/4000)*2*PI()*20.5679" office:value-type="float" office:value="2994.30375043292" calcext:value-type="float">
            <text:p>2994.304 mm</text:p>
          </table:table-cell>
          <table:table-cell table:style-name="ce9" table:formula="of:=([.T90]/4000)*6.28*20.5679" office:value-type="float" office:value="2992.78576604" calcext:value-type="float">
            <text:p>2992.786 mm</text:p>
          </table:table-cell>
          <table:table-cell table:style-name="ce9" table:formula="of:=([.T90]/4000)*6.28*20.61" office:value-type="float" office:value="2998.911636" calcext:value-type="float">
            <text:p>2998.912 mm</text:p>
          </table:table-cell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582" calcext:value-type="float">
            <text:p>92582</text:p>
          </table:table-cell>
          <table:table-cell/>
          <table:table-cell table:style-name="ce5" table:formula="of:=([.AA90]/4000)*2*PI()*20.5679" office:value-type="float" office:value="1496.99033530761" calcext:value-type="float">
            <text:p>1496.990 mm</text:p>
          </table:table-cell>
          <table:table-cell table:style-name="ce9" table:formula="of:=([.AA90]/4000)*6.28*20.5679" office:value-type="float" office:value="1496.231425005" calcext:value-type="float">
            <text:p>1496.231 mm</text:p>
          </table:table-cell>
          <table:table-cell table:style-name="ce9" table:formula="of:=([.AA90]/4000)*6.28*20.61" office:value-type="float" office:value="1499.2940295" calcext:value-type="float">
            <text:p>1499.294 mm</text:p>
          </table:table-cell>
          <table:table-cell table:style-name="ce2" office:value-type="float" office:value="46335" calcext:value-type="float">
            <text:p>46335</text:p>
          </table:table-cell>
          <table:table-cell/>
          <table:table-cell table:style-name="ce2" office:value-type="float" office:value="46393" calcext:value-type="float">
            <text:p>46393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86" calcext:value-type="float">
            <text:p>92686</text:p>
          </table:table-cell>
          <table:table-cell/>
          <table:table-cell table:style-name="ce2" office:value-type="float" office:value="92242" calcext:value-type="float">
            <text:p>92242</text:p>
          </table:table-cell>
          <table:table-cell table:number-columns-repeated="2"/>
          <table:table-cell table:style-name="ce2" office:value-type="float" office:value="92686" calcext:value-type="float">
            <text:p>92686</text:p>
          </table:table-cell>
          <table:table-cell/>
          <table:table-cell table:style-name="ce2" office:value-type="float" office:value="92242" calcext:value-type="float">
            <text:p>92242</text:p>
          </table:table-cell>
          <table:table-cell table:number-columns-repeated="8"/>
          <table:table-cell table:style-name="ce5" table:formula="of:=([.T91]/4000)*2*PI()*20.5679" office:value-type="float" office:value="2994.49759832354" calcext:value-type="float">
            <text:p>2994.498 mm</text:p>
          </table:table-cell>
          <table:table-cell table:style-name="ce9" table:formula="of:=([.T91]/4000)*6.28*20.5679" office:value-type="float" office:value="2992.979515658" calcext:value-type="float">
            <text:p>2992.980 mm</text:p>
          </table:table-cell>
          <table:table-cell table:style-name="ce9" table:formula="of:=([.T91]/4000)*6.28*20.61" office:value-type="float" office:value="2999.1057822" calcext:value-type="float">
            <text:p>2999.106 mm</text:p>
          </table:table-cell>
          <table:table-cell table:style-name="ce2" office:value-type="float" office:value="92686" calcext:value-type="float">
            <text:p>92686</text:p>
          </table:table-cell>
          <table:table-cell/>
          <table:table-cell table:style-name="ce2" office:value-type="float" office:value="92822" calcext:value-type="float">
            <text:p>92822</text:p>
          </table:table-cell>
          <table:table-cell/>
          <table:table-cell table:style-name="ce5" table:formula="of:=([.AA91]/4000)*2*PI()*20.5679" office:value-type="float" office:value="1496.73187145345" calcext:value-type="float">
            <text:p>1496.732 mm</text:p>
          </table:table-cell>
          <table:table-cell table:style-name="ce9" table:formula="of:=([.AA91]/4000)*6.28*20.5679" office:value-type="float" office:value="1495.973092181" calcext:value-type="float">
            <text:p>1495.973 mm</text:p>
          </table:table-cell>
          <table:table-cell table:style-name="ce9" table:formula="of:=([.AA91]/4000)*6.28*20.61" office:value-type="float" office:value="1499.0351679" calcext:value-type="float">
            <text:p>1499.035 mm</text:p>
          </table:table-cell>
          <table:table-cell table:style-name="ce2" office:value-type="float" office:value="46327" calcext:value-type="float">
            <text:p>46327</text:p>
          </table:table-cell>
          <table:table-cell/>
          <table:table-cell table:style-name="ce2" office:value-type="float" office:value="45379" calcext:value-type="float">
            <text:p>45379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93" calcext:value-type="float">
            <text:p>-92693</text:p>
          </table:table-cell>
          <table:table-cell/>
          <table:table-cell table:style-name="ce2" office:value-type="float" office:value="-92810" calcext:value-type="float">
            <text:p>-92810</text:p>
          </table:table-cell>
          <table:table-cell table:number-columns-repeated="2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 table:number-columns-repeated="8"/>
          <table:table-cell table:style-name="ce5" table:formula="of:=([.T92]/4000)*2*PI()*20.5679" office:value-type="float" office:value="2994.72375419593" calcext:value-type="float">
            <text:p>2994.724 mm</text:p>
          </table:table-cell>
          <table:table-cell table:style-name="ce9" table:formula="of:=([.T92]/4000)*6.28*20.5679" office:value-type="float" office:value="2993.205556879" calcext:value-type="float">
            <text:p>2993.206 mm</text:p>
          </table:table-cell>
          <table:table-cell table:style-name="ce9" table:formula="of:=([.T92]/4000)*6.28*20.61" office:value-type="float" office:value="2999.3322861" calcext:value-type="float">
            <text:p>2999.332 mm</text:p>
          </table:table-cell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512" calcext:value-type="float">
            <text:p>92512</text:p>
          </table:table-cell>
          <table:table-cell/>
          <table:table-cell table:style-name="ce5" table:formula="of:=([.AA92]/4000)*2*PI()*20.5679" office:value-type="float" office:value="1496.05340383628" calcext:value-type="float">
            <text:p>1496.053 mm</text:p>
          </table:table-cell>
          <table:table-cell table:style-name="ce9" table:formula="of:=([.AA92]/4000)*6.28*20.5679" office:value-type="float" office:value="1495.294968518" calcext:value-type="float">
            <text:p>1495.295 mm</text:p>
          </table:table-cell>
          <table:table-cell table:style-name="ce9" table:formula="of:=([.AA92]/4000)*6.28*20.61" office:value-type="float" office:value="1498.3556562" calcext:value-type="float">
            <text:p>1498.356 mm</text:p>
          </table:table-cell>
          <table:table-cell table:style-name="ce2" office:value-type="float" office:value="46306" calcext:value-type="float">
            <text:p>46306</text:p>
          </table:table-cell>
          <table:table-cell/>
          <table:table-cell table:style-name="ce2" office:value-type="float" office:value="-46359" calcext:value-type="float">
            <text:p>-46359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483" calcext:value-type="float">
            <text:p>92483</text:p>
          </table:table-cell>
          <table:table-cell table:number-columns-repeated="2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483" calcext:value-type="float">
            <text:p>92483</text:p>
          </table:table-cell>
          <table:table-cell table:number-columns-repeated="8"/>
          <table:table-cell table:style-name="ce5" table:formula="of:=([.T93]/4000)*2*PI()*20.5679" office:value-type="float" office:value="2994.7560621777" calcext:value-type="float">
            <text:p>2994.756 mm</text:p>
          </table:table-cell>
          <table:table-cell table:style-name="ce9" table:formula="of:=([.T93]/4000)*6.28*20.5679" office:value-type="float" office:value="2993.237848482" calcext:value-type="float">
            <text:p>2993.238 mm</text:p>
          </table:table-cell>
          <table:table-cell table:style-name="ce9" table:formula="of:=([.T93]/4000)*6.28*20.61" office:value-type="float" office:value="2999.3646438" calcext:value-type="float">
            <text:p>2999.365 mm</text:p>
          </table:table-cell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05" calcext:value-type="float">
            <text:p>92805</text:p>
          </table:table-cell>
          <table:table-cell/>
          <table:table-cell table:style-name="ce5" table:formula="of:=([.AA93]/4000)*2*PI()*20.5679" office:value-type="float" office:value="1496.31186769044" calcext:value-type="float">
            <text:p>1496.312 mm</text:p>
          </table:table-cell>
          <table:table-cell table:style-name="ce9" table:formula="of:=([.AA93]/4000)*6.28*20.5679" office:value-type="float" office:value="1495.553301342" calcext:value-type="float">
            <text:p>1495.553 mm</text:p>
          </table:table-cell>
          <table:table-cell table:style-name="ce9" table:formula="of:=([.AA93]/4000)*6.28*20.61" office:value-type="float" office:value="1498.6145178" calcext:value-type="float">
            <text:p>1498.615 mm</text:p>
          </table:table-cell>
          <table:table-cell table:style-name="ce2" office:value-type="float" office:value="46314" calcext:value-type="float">
            <text:p>46314</text:p>
          </table:table-cell>
          <table:table-cell/>
          <table:table-cell table:style-name="ce2" office:value-type="float" office:value="45465" calcext:value-type="float">
            <text:p>45465</text:p>
          </table:table-cell>
          <table:table-cell table:style-name="ce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87" calcext:value-type="float">
            <text:p>-92687</text:p>
          </table:table-cell>
          <table:table-cell/>
          <table:table-cell table:style-name="ce2" office:value-type="float" office:value="-92814" calcext:value-type="float">
            <text:p>-92814</text:p>
          </table:table-cell>
          <table:table-cell table:number-columns-repeated="2"/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 table:number-columns-repeated="8"/>
          <table:table-cell table:style-name="ce5" table:formula="of:=([.T94]/4000)*2*PI()*20.5679" office:value-type="float" office:value="2994.52990630531" calcext:value-type="float">
            <text:p>2994.530 mm</text:p>
          </table:table-cell>
          <table:table-cell table:style-name="ce9" table:formula="of:=([.T94]/4000)*6.28*20.5679" office:value-type="float" office:value="2993.011807261" calcext:value-type="float">
            <text:p>2993.012 mm</text:p>
          </table:table-cell>
          <table:table-cell table:style-name="ce9" table:formula="of:=([.T94]/4000)*6.28*20.61" office:value-type="float" office:value="2999.1381399" calcext:value-type="float">
            <text:p>2999.138 mm</text:p>
          </table:table-cell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413" calcext:value-type="float">
            <text:p>92413</text:p>
          </table:table-cell>
          <table:table-cell/>
          <table:table-cell table:style-name="ce5" table:formula="of:=([.AA94]/4000)*2*PI()*20.5679" office:value-type="float" office:value="1496.2472517269" calcext:value-type="float">
            <text:p>1496.247 mm</text:p>
          </table:table-cell>
          <table:table-cell table:style-name="ce9" table:formula="of:=([.AA94]/4000)*6.28*20.5679" office:value-type="float" office:value="1495.488718136" calcext:value-type="float">
            <text:p>1495.489 mm</text:p>
          </table:table-cell>
          <table:table-cell table:style-name="ce9" table:formula="of:=([.AA94]/4000)*6.28*20.61" office:value-type="float" office:value="1498.5498024" calcext:value-type="float">
            <text:p>1498.550 mm</text:p>
          </table:table-cell>
          <table:table-cell table:style-name="ce2" office:value-type="float" office:value="46312" calcext:value-type="float">
            <text:p>46312</text:p>
          </table:table-cell>
          <table:table-cell/>
          <table:table-cell table:style-name="ce2" office:value-type="float" office:value="46372" calcext:value-type="float">
            <text:p>46372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249" calcext:value-type="float">
            <text:p>92249</text:p>
          </table:table-cell>
          <table:table-cell table:number-columns-repeated="2"/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249" calcext:value-type="float">
            <text:p>92249</text:p>
          </table:table-cell>
          <table:table-cell table:number-columns-repeated="8"/>
          <table:table-cell table:style-name="ce5" table:formula="of:=([.T95]/4000)*2*PI()*20.5679" office:value-type="float" office:value="2995.14375795894" calcext:value-type="float">
            <text:p>2995.144 mm</text:p>
          </table:table-cell>
          <table:table-cell table:style-name="ce9" table:formula="of:=([.T95]/4000)*6.28*20.5679" office:value-type="float" office:value="2993.625347718" calcext:value-type="float">
            <text:p>2993.625 mm</text:p>
          </table:table-cell>
          <table:table-cell table:style-name="ce9" table:formula="of:=([.T95]/4000)*6.28*20.61" office:value-type="float" office:value="2999.7529362" calcext:value-type="float">
            <text:p>2999.753 mm</text:p>
          </table:table-cell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72" calcext:value-type="float">
            <text:p>92872</text:p>
          </table:table-cell>
          <table:table-cell/>
          <table:table-cell table:style-name="ce5" table:formula="of:=([.AA95]/4000)*2*PI()*20.5679" office:value-type="float" office:value="1496.69956347168" calcext:value-type="float">
            <text:p>1496.700 mm</text:p>
          </table:table-cell>
          <table:table-cell table:style-name="ce9" table:formula="of:=([.AA95]/4000)*6.28*20.5679" office:value-type="float" office:value="1495.940800578" calcext:value-type="float">
            <text:p>1495.941 mm</text:p>
          </table:table-cell>
          <table:table-cell table:style-name="ce9" table:formula="of:=([.AA95]/4000)*6.28*20.61" office:value-type="float" office:value="1499.0028102" calcext:value-type="float">
            <text:p>1499.003 mm</text:p>
          </table:table-cell>
          <table:table-cell table:style-name="ce2" office:value-type="float" office:value="46326" calcext:value-type="float">
            <text:p>46326</text:p>
          </table:table-cell>
          <table:table-cell/>
          <table:table-cell table:style-name="ce2" office:value-type="float" office:value="46070" calcext:value-type="float">
            <text:p>46070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94" calcext:value-type="float">
            <text:p>-92694</text:p>
          </table:table-cell>
          <table:table-cell/>
          <table:table-cell table:style-name="ce2" office:value-type="float" office:value="-92827" calcext:value-type="float">
            <text:p>-92827</text:p>
          </table:table-cell>
          <table:table-cell table:number-columns-repeated="2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8"/>
          <table:table-cell table:style-name="ce5" table:formula="of:=([.T96]/4000)*2*PI()*20.5679" office:value-type="float" office:value="2994.7560621777" calcext:value-type="float">
            <text:p>2994.756 mm</text:p>
          </table:table-cell>
          <table:table-cell table:style-name="ce9" table:formula="of:=([.T96]/4000)*6.28*20.5679" office:value-type="float" office:value="2993.237848482" calcext:value-type="float">
            <text:p>2993.238 mm</text:p>
          </table:table-cell>
          <table:table-cell table:style-name="ce9" table:formula="of:=([.T96]/4000)*6.28*20.61" office:value-type="float" office:value="2999.3646438" calcext:value-type="float">
            <text:p>2999.365 mm</text:p>
          </table:table-cell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274" calcext:value-type="float">
            <text:p>92274</text:p>
          </table:table-cell>
          <table:table-cell/>
          <table:table-cell table:style-name="ce5" table:formula="of:=([.AA96]/4000)*2*PI()*20.5679" office:value-type="float" office:value="1496.95802732584" calcext:value-type="float">
            <text:p>1496.958 mm</text:p>
          </table:table-cell>
          <table:table-cell table:style-name="ce9" table:formula="of:=([.AA96]/4000)*6.28*20.5679" office:value-type="float" office:value="1496.199133402" calcext:value-type="float">
            <text:p>1496.199 mm</text:p>
          </table:table-cell>
          <table:table-cell table:style-name="ce9" table:formula="of:=([.AA96]/4000)*6.28*20.61" office:value-type="float" office:value="1499.2616718" calcext:value-type="float">
            <text:p>1499.262 mm</text:p>
          </table:table-cell>
          <table:table-cell table:style-name="ce2" office:value-type="float" office:value="46334" calcext:value-type="float">
            <text:p>46334</text:p>
          </table:table-cell>
          <table:table-cell/>
          <table:table-cell table:style-name="ce2" office:value-type="float" office:value="-46389" calcext:value-type="float">
            <text:p>-46389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416" calcext:value-type="float">
            <text:p>92416</text:p>
          </table:table-cell>
          <table:table-cell table:number-columns-repeated="2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416" calcext:value-type="float">
            <text:p>92416</text:p>
          </table:table-cell>
          <table:table-cell table:number-columns-repeated="8"/>
          <table:table-cell table:style-name="ce5" table:formula="of:=([.T97]/4000)*2*PI()*20.5679" office:value-type="float" office:value="2994.72375419593" calcext:value-type="float">
            <text:p>2994.724 mm</text:p>
          </table:table-cell>
          <table:table-cell table:style-name="ce9" table:formula="of:=([.T97]/4000)*6.28*20.5679" office:value-type="float" office:value="2993.205556879" calcext:value-type="float">
            <text:p>2993.206 mm</text:p>
          </table:table-cell>
          <table:table-cell table:style-name="ce9" table:formula="of:=([.T97]/4000)*6.28*20.61" office:value-type="float" office:value="2999.3322861" calcext:value-type="float">
            <text:p>2999.332 mm</text:p>
          </table:table-cell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/>
          <table:table-cell table:style-name="ce5" table:formula="of:=([.AA97]/4000)*2*PI()*20.5679" office:value-type="float" office:value="1496.86110338053" calcext:value-type="float">
            <text:p>1496.861 mm</text:p>
          </table:table-cell>
          <table:table-cell table:style-name="ce9" table:formula="of:=([.AA97]/4000)*6.28*20.5679" office:value-type="float" office:value="1496.102258593" calcext:value-type="float">
            <text:p>1496.102 mm</text:p>
          </table:table-cell>
          <table:table-cell table:style-name="ce9" table:formula="of:=([.AA97]/4000)*6.28*20.61" office:value-type="float" office:value="1499.1645987" calcext:value-type="float">
            <text:p>1499.165 mm</text:p>
          </table:table-cell>
          <table:table-cell table:style-name="ce2" office:value-type="float" office:value="46331" calcext:value-type="float">
            <text:p>46331</text:p>
          </table:table-cell>
          <table:table-cell/>
          <table:table-cell table:style-name="ce2" office:value-type="float" office:value="46688" calcext:value-type="float">
            <text:p>46688</text:p>
          </table:table-cell>
          <table:table-cell table:style-name="ce2"/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91" calcext:value-type="float">
            <text:p>-92691</text:p>
          </table:table-cell>
          <table:table-cell/>
          <table:table-cell table:style-name="ce2" office:value-type="float" office:value="-92825" calcext:value-type="float">
            <text:p>-92825</text:p>
          </table:table-cell>
          <table:table-cell table:number-columns-repeated="2"/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825" calcext:value-type="float">
            <text:p>92825</text:p>
          </table:table-cell>
          <table:table-cell table:number-columns-repeated="8"/>
          <table:table-cell table:style-name="ce5" table:formula="of:=([.T98]/4000)*2*PI()*20.5679" office:value-type="float" office:value="2994.65913823239" calcext:value-type="float">
            <text:p>2994.659 mm</text:p>
          </table:table-cell>
          <table:table-cell table:style-name="ce9" table:formula="of:=([.T98]/4000)*6.28*20.5679" office:value-type="float" office:value="2993.140973673" calcext:value-type="float">
            <text:p>2993.141 mm</text:p>
          </table:table-cell>
          <table:table-cell table:style-name="ce9" table:formula="of:=([.T98]/4000)*6.28*20.61" office:value-type="float" office:value="2999.2675707" calcext:value-type="float">
            <text:p>2999.268 mm</text:p>
          </table:table-cell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360" calcext:value-type="float">
            <text:p>92360</text:p>
          </table:table-cell>
          <table:table-cell/>
          <table:table-cell table:style-name="ce5" table:formula="of:=([.AA98]/4000)*2*PI()*20.5679" office:value-type="float" office:value="1496.40879163575" calcext:value-type="float">
            <text:p>1496.409 mm</text:p>
          </table:table-cell>
          <table:table-cell table:style-name="ce9" table:formula="of:=([.AA98]/4000)*6.28*20.5679" office:value-type="float" office:value="1495.650176151" calcext:value-type="float">
            <text:p>1495.650 mm</text:p>
          </table:table-cell>
          <table:table-cell table:style-name="ce9" table:formula="of:=([.AA98]/4000)*6.28*20.61" office:value-type="float" office:value="1498.7115909" calcext:value-type="float">
            <text:p>1498.712 mm</text:p>
          </table:table-cell>
          <table:table-cell table:style-name="ce2" office:value-type="float" office:value="46317" calcext:value-type="float">
            <text:p>46317</text:p>
          </table:table-cell>
          <table:table-cell/>
          <table:table-cell table:style-name="ce2" office:value-type="float" office:value="46385" calcext:value-type="float">
            <text:p>46385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2"/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8"/>
          <table:table-cell table:style-name="ce5" table:formula="of:=([.T99]/4000)*2*PI()*20.5679" office:value-type="float" office:value="2994.82067814124" calcext:value-type="float">
            <text:p>2994.821 mm</text:p>
          </table:table-cell>
          <table:table-cell table:style-name="ce9" table:formula="of:=([.T99]/4000)*6.28*20.5679" office:value-type="float" office:value="2993.302431688" calcext:value-type="float">
            <text:p>2993.302 mm</text:p>
          </table:table-cell>
          <table:table-cell table:style-name="ce9" table:formula="of:=([.T99]/4000)*6.28*20.61" office:value-type="float" office:value="2999.4293592" calcext:value-type="float">
            <text:p>2999.429 mm</text:p>
          </table:table-cell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840" calcext:value-type="float">
            <text:p>92840</text:p>
          </table:table-cell>
          <table:table-cell/>
          <table:table-cell table:style-name="ce5" table:formula="of:=([.AA99]/4000)*2*PI()*20.5679" office:value-type="float" office:value="1496.79648741699" calcext:value-type="float">
            <text:p>1496.796 mm</text:p>
          </table:table-cell>
          <table:table-cell table:style-name="ce9" table:formula="of:=([.AA99]/4000)*6.28*20.5679" office:value-type="float" office:value="1496.037675387" calcext:value-type="float">
            <text:p>1496.038 mm</text:p>
          </table:table-cell>
          <table:table-cell table:style-name="ce9" table:formula="of:=([.AA99]/4000)*6.28*20.61" office:value-type="float" office:value="1499.0998833" calcext:value-type="float">
            <text:p>1499.100 mm</text:p>
          </table:table-cell>
          <table:table-cell table:style-name="ce2" office:value-type="float" office:value="46329" calcext:value-type="float">
            <text:p>46329</text:p>
          </table:table-cell>
          <table:table-cell/>
          <table:table-cell table:style-name="ce2" office:value-type="float" office:value="45529" calcext:value-type="float">
            <text:p>45529</text:p>
          </table:table-cell>
          <table:table-cell table:style-name="ce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98" calcext:value-type="float">
            <text:p>-92698</text:p>
          </table:table-cell>
          <table:table-cell/>
          <table:table-cell table:style-name="ce2" office:value-type="float" office:value="-92831" calcext:value-type="float">
            <text:p>-92831</text:p>
          </table:table-cell>
          <table:table-cell table:number-columns-repeated="2"/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8"/>
          <table:table-cell table:style-name="ce5" table:formula="of:=([.T100]/4000)*2*PI()*20.5679" office:value-type="float" office:value="2994.88529410478" calcext:value-type="float">
            <text:p>2994.885 mm</text:p>
          </table:table-cell>
          <table:table-cell table:style-name="ce9" table:formula="of:=([.T100]/4000)*6.28*20.5679" office:value-type="float" office:value="2993.367014894" calcext:value-type="float">
            <text:p>2993.367 mm</text:p>
          </table:table-cell>
          <table:table-cell table:style-name="ce9" table:formula="of:=([.T100]/4000)*6.28*20.61" office:value-type="float" office:value="2999.4940746" calcext:value-type="float">
            <text:p>2999.494 mm</text:p>
          </table:table-cell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296" calcext:value-type="float">
            <text:p>92296</text:p>
          </table:table-cell>
          <table:table-cell/>
          <table:table-cell table:style-name="ce5" table:formula="of:=([.AA100]/4000)*2*PI()*20.5679" office:value-type="float" office:value="1496.21494374513" calcext:value-type="float">
            <text:p>1496.215 mm</text:p>
          </table:table-cell>
          <table:table-cell table:style-name="ce9" table:formula="of:=([.AA100]/4000)*6.28*20.5679" office:value-type="float" office:value="1495.456426533" calcext:value-type="float">
            <text:p>1495.456 mm</text:p>
          </table:table-cell>
          <table:table-cell table:style-name="ce9" table:formula="of:=([.AA100]/4000)*6.28*20.61" office:value-type="float" office:value="1498.5174447" calcext:value-type="float">
            <text:p>1498.517 mm</text:p>
          </table:table-cell>
          <table:table-cell table:style-name="ce2" office:value-type="float" office:value="46311" calcext:value-type="float">
            <text:p>46311</text:p>
          </table:table-cell>
          <table:table-cell/>
          <table:table-cell table:style-name="ce2" office:value-type="float" office:value="46373" calcext:value-type="float">
            <text:p>46373</text:p>
          </table:table-cell>
          <table:table-cell table:style-name="ce2"/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192" calcext:value-type="float">
            <text:p>92192</text:p>
          </table:table-cell>
          <table:table-cell table:number-columns-repeated="2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192" calcext:value-type="float">
            <text:p>92192</text:p>
          </table:table-cell>
          <table:table-cell table:number-columns-repeated="8"/>
          <table:table-cell table:style-name="ce5" table:formula="of:=([.T101]/4000)*2*PI()*20.5679" office:value-type="float" office:value="2994.7560621777" calcext:value-type="float">
            <text:p>2994.756 mm</text:p>
          </table:table-cell>
          <table:table-cell table:style-name="ce9" table:formula="of:=([.T101]/4000)*6.28*20.5679" office:value-type="float" office:value="2993.237848482" calcext:value-type="float">
            <text:p>2993.238 mm</text:p>
          </table:table-cell>
          <table:table-cell table:style-name="ce9" table:formula="of:=([.T101]/4000)*6.28*20.61" office:value-type="float" office:value="2999.3646438" calcext:value-type="float">
            <text:p>2999.365 mm</text:p>
          </table:table-cell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37" calcext:value-type="float">
            <text:p>92837</text:p>
          </table:table-cell>
          <table:table-cell/>
          <table:table-cell table:style-name="ce5" table:formula="of:=([.AA101]/4000)*2*PI()*20.5679" office:value-type="float" office:value="1496.37648365398" calcext:value-type="float">
            <text:p>1496.376 mm</text:p>
          </table:table-cell>
          <table:table-cell table:style-name="ce9" table:formula="of:=([.AA101]/4000)*6.28*20.5679" office:value-type="float" office:value="1495.617884548" calcext:value-type="float">
            <text:p>1495.618 mm</text:p>
          </table:table-cell>
          <table:table-cell table:style-name="ce9" table:formula="of:=([.AA101]/4000)*6.28*20.61" office:value-type="float" office:value="1498.6792332" calcext:value-type="float">
            <text:p>1498.679 mm</text:p>
          </table:table-cell>
          <table:table-cell table:style-name="ce2" office:value-type="float" office:value="46316" calcext:value-type="float">
            <text:p>46316</text:p>
          </table:table-cell>
          <table:table-cell/>
          <table:table-cell table:style-name="ce2" office:value-type="float" office:value="44861" calcext:value-type="float">
            <text:p>44861</text:p>
          </table:table-cell>
          <table:table-cell table:style-name="ce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88" calcext:value-type="float">
            <text:p>-92688</text:p>
          </table:table-cell>
          <table:table-cell/>
          <table:table-cell table:style-name="ce2" office:value-type="float" office:value="-92820" calcext:value-type="float">
            <text:p>-92820</text:p>
          </table:table-cell>
          <table:table-cell table:number-columns-repeated="2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820" calcext:value-type="float">
            <text:p>92820</text:p>
          </table:table-cell>
          <table:table-cell table:number-columns-repeated="8"/>
          <table:table-cell table:style-name="ce5" table:formula="of:=([.T102]/4000)*2*PI()*20.5679" office:value-type="float" office:value="2994.56221428708" calcext:value-type="float">
            <text:p>2994.562 mm</text:p>
          </table:table-cell>
          <table:table-cell table:style-name="ce9" table:formula="of:=([.T102]/4000)*6.28*20.5679" office:value-type="float" office:value="2993.044098864" calcext:value-type="float">
            <text:p>2993.044 mm</text:p>
          </table:table-cell>
          <table:table-cell table:style-name="ce9" table:formula="of:=([.T102]/4000)*6.28*20.61" office:value-type="float" office:value="2999.1704976" calcext:value-type="float">
            <text:p>2999.170 mm</text:p>
          </table:table-cell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799" calcext:value-type="float">
            <text:p>92799</text:p>
          </table:table-cell>
          <table:table-cell/>
          <table:table-cell table:style-name="ce5" table:formula="of:=([.AA102]/4000)*2*PI()*20.5679" office:value-type="float" office:value="1495.95647989097" calcext:value-type="float">
            <text:p>1495.956 mm</text:p>
          </table:table-cell>
          <table:table-cell table:style-name="ce9" table:formula="of:=([.AA102]/4000)*6.28*20.5679" office:value-type="float" office:value="1495.198093709" calcext:value-type="float">
            <text:p>1495.198 mm</text:p>
          </table:table-cell>
          <table:table-cell table:style-name="ce9" table:formula="of:=([.AA102]/4000)*6.28*20.61" office:value-type="float" office:value="1498.2585831" calcext:value-type="float">
            <text:p>1498.259 mm</text:p>
          </table:table-cell>
          <table:table-cell table:style-name="ce2" office:value-type="float" office:value="46303" calcext:value-type="float">
            <text:p>46303</text:p>
          </table:table-cell>
          <table:table-cell/>
          <table:table-cell table:style-name="ce2" office:value-type="float" office:value="46370" calcext:value-type="float">
            <text:p>46370</text:p>
          </table:table-cell>
          <table:table-cell table:style-name="ce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 table:number-columns-repeated="2"/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 table:number-columns-repeated="8"/>
          <table:table-cell table:style-name="ce5" table:formula="of:=([.T103]/4000)*2*PI()*20.5679" office:value-type="float" office:value="2994.7560621777" calcext:value-type="float">
            <text:p>2994.756 mm</text:p>
          </table:table-cell>
          <table:table-cell table:style-name="ce9" table:formula="of:=([.T103]/4000)*6.28*20.5679" office:value-type="float" office:value="2993.237848482" calcext:value-type="float">
            <text:p>2993.238 mm</text:p>
          </table:table-cell>
          <table:table-cell table:style-name="ce9" table:formula="of:=([.T103]/4000)*6.28*20.61" office:value-type="float" office:value="2999.3646438" calcext:value-type="float">
            <text:p>2999.365 mm</text:p>
          </table:table-cell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330" calcext:value-type="float">
            <text:p>92330</text:p>
          </table:table-cell>
          <table:table-cell/>
          <table:table-cell table:style-name="ce5" table:formula="of:=([.AA103]/4000)*2*PI()*20.5679" office:value-type="float" office:value="1496.44109961752" calcext:value-type="float">
            <text:p>1496.441 mm</text:p>
          </table:table-cell>
          <table:table-cell table:style-name="ce9" table:formula="of:=([.AA103]/4000)*6.28*20.5679" office:value-type="float" office:value="1495.682467754" calcext:value-type="float">
            <text:p>1495.682 mm</text:p>
          </table:table-cell>
          <table:table-cell table:style-name="ce9" table:formula="of:=([.AA103]/4000)*6.28*20.61" office:value-type="float" office:value="1498.7439486" calcext:value-type="float">
            <text:p>1498.744 mm</text:p>
          </table:table-cell>
          <table:table-cell table:style-name="ce2" office:value-type="float" office:value="46318" calcext:value-type="float">
            <text:p>46318</text:p>
          </table:table-cell>
          <table:table-cell/>
          <table:table-cell table:style-name="ce2" office:value-type="float" office:value="40323" calcext:value-type="float">
            <text:p>40323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78" calcext:value-type="float">
            <text:p>-92678</text:p>
          </table:table-cell>
          <table:table-cell/>
          <table:table-cell table:style-name="ce2" office:value-type="float" office:value="-92813" calcext:value-type="float">
            <text:p>-92813</text:p>
          </table:table-cell>
          <table:table-cell table:number-columns-repeated="2"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813" calcext:value-type="float">
            <text:p>92813</text:p>
          </table:table-cell>
          <table:table-cell table:number-columns-repeated="8"/>
          <table:table-cell table:style-name="ce5" table:formula="of:=([.T104]/4000)*2*PI()*20.5679" office:value-type="float" office:value="2994.23913446938" calcext:value-type="float">
            <text:p>2994.239 mm</text:p>
          </table:table-cell>
          <table:table-cell table:style-name="ce9" table:formula="of:=([.T104]/4000)*6.28*20.5679" office:value-type="float" office:value="2992.721182834" calcext:value-type="float">
            <text:p>2992.721 mm</text:p>
          </table:table-cell>
          <table:table-cell table:style-name="ce9" table:formula="of:=([.T104]/4000)*6.28*20.61" office:value-type="float" office:value="2998.8469206" calcext:value-type="float">
            <text:p>2998.847 mm</text:p>
          </table:table-cell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833" calcext:value-type="float">
            <text:p>92833</text:p>
          </table:table-cell>
          <table:table-cell/>
          <table:table-cell table:style-name="ce5" table:formula="of:=([.AA104]/4000)*2*PI()*20.5679" office:value-type="float" office:value="1497.18418319823" calcext:value-type="float">
            <text:p>1497.184 mm</text:p>
          </table:table-cell>
          <table:table-cell table:style-name="ce9" table:formula="of:=([.AA104]/4000)*6.28*20.5679" office:value-type="float" office:value="1496.425174623" calcext:value-type="float">
            <text:p>1496.425 mm</text:p>
          </table:table-cell>
          <table:table-cell table:style-name="ce9" table:formula="of:=([.AA104]/4000)*6.28*20.61" office:value-type="float" office:value="1499.4881757" calcext:value-type="float">
            <text:p>1499.488 mm</text:p>
          </table:table-cell>
          <table:table-cell table:style-name="ce2" office:value-type="float" office:value="46341" calcext:value-type="float">
            <text:p>46341</text:p>
          </table:table-cell>
          <table:table-cell/>
          <table:table-cell table:style-name="ce2" office:value-type="float" office:value="46422" calcext:value-type="float">
            <text:p>46422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189" calcext:value-type="float">
            <text:p>92189</text:p>
          </table:table-cell>
          <table:table-cell table:number-columns-repeated="2"/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189" calcext:value-type="float">
            <text:p>92189</text:p>
          </table:table-cell>
          <table:table-cell table:number-columns-repeated="8"/>
          <table:table-cell table:style-name="ce5" table:formula="of:=([.T105]/4000)*2*PI()*20.5679" office:value-type="float" office:value="2994.56221428708" calcext:value-type="float">
            <text:p>2994.562 mm</text:p>
          </table:table-cell>
          <table:table-cell table:style-name="ce9" table:formula="of:=([.T105]/4000)*6.28*20.5679" office:value-type="float" office:value="2993.044098864" calcext:value-type="float">
            <text:p>2993.044 mm</text:p>
          </table:table-cell>
          <table:table-cell table:style-name="ce9" table:formula="of:=([.T105]/4000)*6.28*20.61" office:value-type="float" office:value="2999.1704976" calcext:value-type="float">
            <text:p>2999.170 mm</text:p>
          </table:table-cell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376" calcext:value-type="float">
            <text:p>92376</text:p>
          </table:table-cell>
          <table:table-cell/>
          <table:table-cell table:style-name="ce5" table:formula="of:=([.AA105]/4000)*2*PI()*20.5679" office:value-type="float" office:value="1497.47495503416" calcext:value-type="float">
            <text:p>1497.475 mm</text:p>
          </table:table-cell>
          <table:table-cell table:style-name="ce9" table:formula="of:=([.AA105]/4000)*6.28*20.5679" office:value-type="float" office:value="1496.71579905" calcext:value-type="float">
            <text:p>1496.716 mm</text:p>
          </table:table-cell>
          <table:table-cell table:style-name="ce9" table:formula="of:=([.AA105]/4000)*6.28*20.61" office:value-type="float" office:value="1499.779395" calcext:value-type="float">
            <text:p>1499.779 mm</text:p>
          </table:table-cell>
          <table:table-cell table:style-name="ce2" office:value-type="float" office:value="46350" calcext:value-type="float">
            <text:p>46350</text:p>
          </table:table-cell>
          <table:table-cell/>
          <table:table-cell table:style-name="ce2" office:value-type="float" office:value="46235" calcext:value-type="float">
            <text:p>46235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93" calcext:value-type="float">
            <text:p>-92693</text:p>
          </table:table-cell>
          <table:table-cell/>
          <table:table-cell table:style-name="ce2" office:value-type="float" office:value="-92824" calcext:value-type="float">
            <text:p>-92824</text:p>
          </table:table-cell>
          <table:table-cell table:number-columns-repeated="2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8"/>
          <table:table-cell table:style-name="ce5" table:formula="of:=([.T106]/4000)*2*PI()*20.5679" office:value-type="float" office:value="2994.72375419593" calcext:value-type="float">
            <text:p>2994.724 mm</text:p>
          </table:table-cell>
          <table:table-cell table:style-name="ce9" table:formula="of:=([.T106]/4000)*6.28*20.5679" office:value-type="float" office:value="2993.205556879" calcext:value-type="float">
            <text:p>2993.206 mm</text:p>
          </table:table-cell>
          <table:table-cell table:style-name="ce9" table:formula="of:=([.T106]/4000)*6.28*20.61" office:value-type="float" office:value="2999.3322861" calcext:value-type="float">
            <text:p>2999.332 mm</text:p>
          </table:table-cell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41" calcext:value-type="float">
            <text:p>92841</text:p>
          </table:table-cell>
          <table:table-cell/>
          <table:table-cell table:style-name="ce5" table:formula="of:=([.AA106]/4000)*2*PI()*20.5679" office:value-type="float" office:value="1498.12111466956" calcext:value-type="float">
            <text:p>1498.121 mm</text:p>
          </table:table-cell>
          <table:table-cell table:style-name="ce9" table:formula="of:=([.AA106]/4000)*6.28*20.5679" office:value-type="float" office:value="1497.36163111" calcext:value-type="float">
            <text:p>1497.362 mm</text:p>
          </table:table-cell>
          <table:table-cell table:style-name="ce9" table:formula="of:=([.AA106]/4000)*6.28*20.61" office:value-type="float" office:value="1500.426549" calcext:value-type="float">
            <text:p>1500.427 mm</text:p>
          </table:table-cell>
          <table:table-cell table:style-name="ce2" office:value-type="float" office:value="46370" calcext:value-type="float">
            <text:p>46370</text:p>
          </table:table-cell>
          <table:table-cell/>
          <table:table-cell table:style-name="ce2" office:value-type="float" office:value="-46450" calcext:value-type="float">
            <text:p>-46450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381" calcext:value-type="float">
            <text:p>92381</text:p>
          </table:table-cell>
          <table:table-cell table:number-columns-repeated="2"/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381" calcext:value-type="float">
            <text:p>92381</text:p>
          </table:table-cell>
          <table:table-cell table:number-columns-repeated="8"/>
          <table:table-cell table:style-name="ce5" table:formula="of:=([.T107]/4000)*2*PI()*20.5679" office:value-type="float" office:value="2994.65913823239" calcext:value-type="float">
            <text:p>2994.659 mm</text:p>
          </table:table-cell>
          <table:table-cell table:style-name="ce9" table:formula="of:=([.T107]/4000)*6.28*20.5679" office:value-type="float" office:value="2993.140973673" calcext:value-type="float">
            <text:p>2993.141 mm</text:p>
          </table:table-cell>
          <table:table-cell table:style-name="ce9" table:formula="of:=([.T107]/4000)*6.28*20.61" office:value-type="float" office:value="2999.2675707" calcext:value-type="float">
            <text:p>2999.268 mm</text:p>
          </table:table-cell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308" calcext:value-type="float">
            <text:p>92308</text:p>
          </table:table-cell>
          <table:table-cell/>
          <table:table-cell table:style-name="ce5" table:formula="of:=([.AA107]/4000)*2*PI()*20.5679" office:value-type="float" office:value="1498.31496256018" calcext:value-type="float">
            <text:p>1498.315 mm</text:p>
          </table:table-cell>
          <table:table-cell table:style-name="ce9" table:formula="of:=([.AA107]/4000)*6.28*20.5679" office:value-type="float" office:value="1497.555380728" calcext:value-type="float">
            <text:p>1497.555 mm</text:p>
          </table:table-cell>
          <table:table-cell table:style-name="ce9" table:formula="of:=([.AA107]/4000)*6.28*20.61" office:value-type="float" office:value="1500.6206952" calcext:value-type="float">
            <text:p>1500.621 mm</text:p>
          </table:table-cell>
          <table:table-cell table:style-name="ce2" office:value-type="float" office:value="46376" calcext:value-type="float">
            <text:p>46376</text:p>
          </table:table-cell>
          <table:table-cell/>
          <table:table-cell table:style-name="ce2" office:value-type="float" office:value="46269" calcext:value-type="float">
            <text:p>46269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93" calcext:value-type="float">
            <text:p>-92693</text:p>
          </table:table-cell>
          <table:table-cell/>
          <table:table-cell table:style-name="ce2" office:value-type="float" office:value="-92831" calcext:value-type="float">
            <text:p>-92831</text:p>
          </table:table-cell>
          <table:table-cell table:number-columns-repeated="2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8"/>
          <table:table-cell table:style-name="ce5" table:formula="of:=([.T108]/4000)*2*PI()*20.5679" office:value-type="float" office:value="2994.72375419593" calcext:value-type="float">
            <text:p>2994.724 mm</text:p>
          </table:table-cell>
          <table:table-cell table:style-name="ce9" table:formula="of:=([.T108]/4000)*6.28*20.5679" office:value-type="float" office:value="2993.205556879" calcext:value-type="float">
            <text:p>2993.206 mm</text:p>
          </table:table-cell>
          <table:table-cell table:style-name="ce9" table:formula="of:=([.T108]/4000)*6.28*20.61" office:value-type="float" office:value="2999.3322861" calcext:value-type="float">
            <text:p>2999.332 mm</text:p>
          </table:table-cell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66" calcext:value-type="float">
            <text:p>92866</text:p>
          </table:table-cell>
          <table:table-cell/>
          <table:table-cell table:style-name="ce5" table:formula="of:=([.AA108]/4000)*2*PI()*20.5679" office:value-type="float" office:value="1497.08725925292" calcext:value-type="float">
            <text:p>1497.087 mm</text:p>
          </table:table-cell>
          <table:table-cell table:style-name="ce9" table:formula="of:=([.AA108]/4000)*6.28*20.5679" office:value-type="float" office:value="1496.328299814" calcext:value-type="float">
            <text:p>1496.328 mm</text:p>
          </table:table-cell>
          <table:table-cell table:style-name="ce9" table:formula="of:=([.AA108]/4000)*6.28*20.61" office:value-type="float" office:value="1499.3911026" calcext:value-type="float">
            <text:p>1499.391 mm</text:p>
          </table:table-cell>
          <table:table-cell table:style-name="ce2" office:value-type="float" office:value="46338" calcext:value-type="float">
            <text:p>46338</text:p>
          </table:table-cell>
          <table:table-cell/>
          <table:table-cell table:style-name="ce2" office:value-type="float" office:value="-46391" calcext:value-type="float">
            <text:p>-46391</text:p>
          </table:table-cell>
          <table:table-cell table:style-name="ce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202" calcext:value-type="float">
            <text:p>202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536" calcext:value-type="float">
            <text:p>92536</text:p>
          </table:table-cell>
          <table:table-cell table:number-columns-repeated="2"/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536" calcext:value-type="float">
            <text:p>92536</text:p>
          </table:table-cell>
          <table:table-cell table:number-columns-repeated="8"/>
          <table:table-cell table:style-name="ce5" table:formula="of:=([.T109]/4000)*2*PI()*20.5679" office:value-type="float" office:value="2994.91760208655" calcext:value-type="float">
            <text:p>2994.918 mm</text:p>
          </table:table-cell>
          <table:table-cell table:style-name="ce9" table:formula="of:=([.T109]/4000)*6.28*20.5679" office:value-type="float" office:value="2993.399306497" calcext:value-type="float">
            <text:p>2993.399 mm</text:p>
          </table:table-cell>
          <table:table-cell table:style-name="ce9" table:formula="of:=([.T109]/4000)*6.28*20.61" office:value-type="float" office:value="2999.5264323" calcext:value-type="float">
            <text:p>2999.526 mm</text:p>
          </table:table-cell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/>
          <table:table-cell table:style-name="ce5" table:formula="of:=([.AA109]/4000)*2*PI()*20.5679" office:value-type="float" office:value="1497.95957476071" calcext:value-type="float">
            <text:p>1497.960 mm</text:p>
          </table:table-cell>
          <table:table-cell table:style-name="ce9" table:formula="of:=([.AA109]/4000)*6.28*20.5679" office:value-type="float" office:value="1497.200173095" calcext:value-type="float">
            <text:p>1497.200 mm</text:p>
          </table:table-cell>
          <table:table-cell table:style-name="ce9" table:formula="of:=([.AA109]/4000)*6.28*20.61" office:value-type="float" office:value="1500.2647605" calcext:value-type="float">
            <text:p>1500.265 mm</text:p>
          </table:table-cell>
          <table:table-cell table:style-name="ce2" office:value-type="float" office:value="46365" calcext:value-type="float">
            <text:p>46365</text:p>
          </table:table-cell>
          <table:table-cell/>
          <table:table-cell table:style-name="ce2" office:value-type="float" office:value="46389" calcext:value-type="float">
            <text:p>46389</text:p>
          </table:table-cell>
          <table:table-cell table:style-name="ce2"/>
          <table:table-cell table:style-name="ce2" office:value-type="float" office:value="213" calcext:value-type="float">
            <text:p>213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93" calcext:value-type="float">
            <text:p>-92693</text:p>
          </table:table-cell>
          <table:table-cell/>
          <table:table-cell table:style-name="ce2" office:value-type="float" office:value="-92831" calcext:value-type="float">
            <text:p>-92831</text:p>
          </table:table-cell>
          <table:table-cell table:number-columns-repeated="2"/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8"/>
          <table:table-cell table:style-name="ce5" table:formula="of:=([.T110]/4000)*2*PI()*20.5679" office:value-type="float" office:value="2994.72375419593" calcext:value-type="float">
            <text:p>2994.724 mm</text:p>
          </table:table-cell>
          <table:table-cell table:style-name="ce9" table:formula="of:=([.T110]/4000)*6.28*20.5679" office:value-type="float" office:value="2993.205556879" calcext:value-type="float">
            <text:p>2993.206 mm</text:p>
          </table:table-cell>
          <table:table-cell table:style-name="ce9" table:formula="of:=([.T110]/4000)*6.28*20.61" office:value-type="float" office:value="2999.3322861" calcext:value-type="float">
            <text:p>2999.332 mm</text:p>
          </table:table-cell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/>
          <table:table-cell table:style-name="ce5" table:formula="of:=([.AA110]/4000)*2*PI()*20.5679" office:value-type="float" office:value="1498.05649870602" calcext:value-type="float">
            <text:p>1498.056 mm</text:p>
          </table:table-cell>
          <table:table-cell table:style-name="ce9" table:formula="of:=([.AA110]/4000)*6.28*20.5679" office:value-type="float" office:value="1497.297047904" calcext:value-type="float">
            <text:p>1497.297 mm</text:p>
          </table:table-cell>
          <table:table-cell table:style-name="ce9" table:formula="of:=([.AA110]/4000)*6.28*20.61" office:value-type="float" office:value="1500.3618336" calcext:value-type="float">
            <text:p>1500.362 mm</text:p>
          </table:table-cell>
          <table:table-cell table:style-name="ce2" office:value-type="float" office:value="46368" calcext:value-type="float">
            <text:p>46368</text:p>
          </table:table-cell>
          <table:table-cell/>
          <table:table-cell table:style-name="ce2" office:value-type="float" office:value="-46405" calcext:value-type="float">
            <text:p>-46405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482" calcext:value-type="float">
            <text:p>92482</text:p>
          </table:table-cell>
          <table:table-cell table:number-columns-repeated="2"/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482" calcext:value-type="float">
            <text:p>92482</text:p>
          </table:table-cell>
          <table:table-cell table:number-columns-repeated="8"/>
          <table:table-cell table:style-name="ce5" table:formula="of:=([.T111]/4000)*2*PI()*20.5679" office:value-type="float" office:value="2994.23913446938" calcext:value-type="float">
            <text:p>2994.239 mm</text:p>
          </table:table-cell>
          <table:table-cell table:style-name="ce9" table:formula="of:=([.T111]/4000)*6.28*20.5679" office:value-type="float" office:value="2992.721182834" calcext:value-type="float">
            <text:p>2992.721 mm</text:p>
          </table:table-cell>
          <table:table-cell table:style-name="ce9" table:formula="of:=([.T111]/4000)*6.28*20.61" office:value-type="float" office:value="2998.8469206" calcext:value-type="float">
            <text:p>2998.847 mm</text:p>
          </table:table-cell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/>
          <table:table-cell table:style-name="ce5" table:formula="of:=([.AA111]/4000)*2*PI()*20.5679" office:value-type="float" office:value="1497.99188274248" calcext:value-type="float">
            <text:p>1497.992 mm</text:p>
          </table:table-cell>
          <table:table-cell table:style-name="ce9" table:formula="of:=([.AA111]/4000)*6.28*20.5679" office:value-type="float" office:value="1497.232464698" calcext:value-type="float">
            <text:p>1497.232 mm</text:p>
          </table:table-cell>
          <table:table-cell table:style-name="ce9" table:formula="of:=([.AA111]/4000)*6.28*20.61" office:value-type="float" office:value="1500.2971182" calcext:value-type="float">
            <text:p>1500.297 mm</text:p>
          </table:table-cell>
          <table:table-cell table:style-name="ce2" office:value-type="float" office:value="46366" calcext:value-type="float">
            <text:p>46366</text:p>
          </table:table-cell>
          <table:table-cell/>
          <table:table-cell table:style-name="ce2" office:value-type="float" office:value="46395" calcext:value-type="float">
            <text:p>46395</text:p>
          </table:table-cell>
          <table:table-cell table:style-name="ce2"/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71" calcext:value-type="float">
            <text:p>-92671</text:p>
          </table:table-cell>
          <table:table-cell/>
          <table:table-cell table:style-name="ce2" office:value-type="float" office:value="-92808" calcext:value-type="float">
            <text:p>-92808</text:p>
          </table:table-cell>
          <table:table-cell table:number-columns-repeated="2"/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808" calcext:value-type="float">
            <text:p>92808</text:p>
          </table:table-cell>
          <table:table-cell table:number-columns-repeated="8"/>
          <table:table-cell table:style-name="ce5" table:formula="of:=([.T112]/4000)*2*PI()*20.5679" office:value-type="float" office:value="2994.01297859699" calcext:value-type="float">
            <text:p>2994.013 mm</text:p>
          </table:table-cell>
          <table:table-cell table:style-name="ce9" table:formula="of:=([.T112]/4000)*6.28*20.5679" office:value-type="float" office:value="2992.495141613" calcext:value-type="float">
            <text:p>2992.495 mm</text:p>
          </table:table-cell>
          <table:table-cell table:style-name="ce9" table:formula="of:=([.T112]/4000)*6.28*20.61" office:value-type="float" office:value="2998.6204167" calcext:value-type="float">
            <text:p>2998.620 mm</text:p>
          </table:table-cell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/>
          <table:table-cell table:style-name="ce5" table:formula="of:=([.AA112]/4000)*2*PI()*20.5679" office:value-type="float" office:value="1497.50726301593" calcext:value-type="float">
            <text:p>1497.507 mm</text:p>
          </table:table-cell>
          <table:table-cell table:style-name="ce9" table:formula="of:=([.AA112]/4000)*6.28*20.5679" office:value-type="float" office:value="1496.748090653" calcext:value-type="float">
            <text:p>1496.748 mm</text:p>
          </table:table-cell>
          <table:table-cell table:style-name="ce9" table:formula="of:=([.AA112]/4000)*6.28*20.61" office:value-type="float" office:value="1499.8117527" calcext:value-type="float">
            <text:p>1499.812 mm</text:p>
          </table:table-cell>
          <table:table-cell table:style-name="ce2" office:value-type="float" office:value="46351" calcext:value-type="float">
            <text:p>46351</text:p>
          </table:table-cell>
          <table:table-cell/>
          <table:table-cell table:style-name="ce2" office:value-type="float" office:value="-46404" calcext:value-type="float">
            <text:p>-46404</text:p>
          </table:table-cell>
          <table:table-cell table:style-name="ce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92679" calcext:value-type="float">
            <text:p>92679</text:p>
          </table:table-cell>
          <table:table-cell/>
          <table:table-cell table:style-name="ce2" office:value-type="float" office:value="92292" calcext:value-type="float">
            <text:p>92292</text:p>
          </table:table-cell>
          <table:table-cell table:number-columns-repeated="2"/>
          <table:table-cell table:style-name="ce2" office:value-type="float" office:value="92679" calcext:value-type="float">
            <text:p>92679</text:p>
          </table:table-cell>
          <table:table-cell/>
          <table:table-cell table:style-name="ce2" office:value-type="float" office:value="92292" calcext:value-type="float">
            <text:p>92292</text:p>
          </table:table-cell>
          <table:table-cell table:number-columns-repeated="8"/>
          <table:table-cell table:style-name="ce5" table:formula="of:=([.T113]/4000)*2*PI()*20.5679" office:value-type="float" office:value="2994.27144245115" calcext:value-type="float">
            <text:p>2994.271 mm</text:p>
          </table:table-cell>
          <table:table-cell table:style-name="ce9" table:formula="of:=([.T113]/4000)*6.28*20.5679" office:value-type="float" office:value="2992.753474437" calcext:value-type="float">
            <text:p>2992.753 mm</text:p>
          </table:table-cell>
          <table:table-cell table:style-name="ce9" table:formula="of:=([.T113]/4000)*6.28*20.61" office:value-type="float" office:value="2998.8792783" calcext:value-type="float">
            <text:p>2998.879 mm</text:p>
          </table:table-cell>
          <table:table-cell table:style-name="ce2" office:value-type="float" office:value="92679" calcext:value-type="float">
            <text:p>92679</text:p>
          </table:table-cell>
          <table:table-cell/>
          <table:table-cell table:style-name="ce2" office:value-type="float" office:value="92272" calcext:value-type="float">
            <text:p>92272</text:p>
          </table:table-cell>
          <table:table-cell/>
          <table:table-cell table:style-name="ce5" table:formula="of:=([.AA113]/4000)*2*PI()*20.5679" office:value-type="float" office:value="1497.60418696124" calcext:value-type="float">
            <text:p>1497.604 mm</text:p>
          </table:table-cell>
          <table:table-cell table:style-name="ce9" table:formula="of:=([.AA113]/4000)*6.28*20.5679" office:value-type="float" office:value="1496.844965462" calcext:value-type="float">
            <text:p>1496.845 mm</text:p>
          </table:table-cell>
          <table:table-cell table:style-name="ce9" table:formula="of:=([.AA113]/4000)*6.28*20.61" office:value-type="float" office:value="1499.9088258" calcext:value-type="float">
            <text:p>1499.909 mm</text:p>
          </table:table-cell>
          <table:table-cell table:style-name="ce2" office:value-type="float" office:value="46354" calcext:value-type="float">
            <text:p>46354</text:p>
          </table:table-cell>
          <table:table-cell/>
          <table:table-cell table:style-name="ce2" office:value-type="float" office:value="46389" calcext:value-type="float">
            <text:p>46389</text:p>
          </table:table-cell>
          <table:table-cell table:style-name="ce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2"/>
          <table:table-cell table:number-columns-repeated="979"/>
        </table:table-row>
        <table:table-row table:style-name="ro1">
          <table:table-cell table:style-name="ce2" office:value-type="float" office:value="-92665" calcext:value-type="float">
            <text:p>-92665</text:p>
          </table:table-cell>
          <table:table-cell/>
          <table:table-cell table:style-name="ce2" office:value-type="float" office:value="-92796" calcext:value-type="float">
            <text:p>-92796</text:p>
          </table:table-cell>
          <table:table-cell table:number-columns-repeated="2"/>
          <table:table-cell table:style-name="ce2" office:value-type="float" office:value="92665" calcext:value-type="float">
            <text:p>92665</text:p>
          </table:table-cell>
          <table:table-cell/>
          <table:table-cell table:style-name="ce2" office:value-type="float" office:value="92796" calcext:value-type="float">
            <text:p>92796</text:p>
          </table:table-cell>
          <table:table-cell table:number-columns-repeated="8"/>
          <table:table-cell table:style-name="ce5" table:formula="of:=([.T114]/4000)*2*PI()*20.5679" office:value-type="float" office:value="2993.81913070637" calcext:value-type="float">
            <text:p>2993.819 mm</text:p>
          </table:table-cell>
          <table:table-cell table:style-name="ce9" table:formula="of:=([.T114]/4000)*6.28*20.5679" office:value-type="float" office:value="2992.301391995" calcext:value-type="float">
            <text:p>2992.301 mm</text:p>
          </table:table-cell>
          <table:table-cell table:style-name="ce9" table:formula="of:=([.T114]/4000)*6.28*20.61" office:value-type="float" office:value="2998.4262705" calcext:value-type="float">
            <text:p>2998.426 mm</text:p>
          </table:table-cell>
          <table:table-cell table:style-name="ce2" office:value-type="float" office:value="92665" calcext:value-type="float">
            <text:p>92665</text:p>
          </table:table-cell>
          <table:table-cell/>
          <table:table-cell table:style-name="ce2" office:value-type="float" office:value="92817" calcext:value-type="float">
            <text:p>92817</text:p>
          </table:table-cell>
          <table:table-cell table:number-columns-repeated="2"/>
          <table:table-cell table:style-name="ce14"/>
          <table:table-cell table:style-name="ce18"/>
          <table:table-cell table:number-columns-repeated="4"/>
          <table:table-cell table:style-name="ce2" office:value-type="float" office:value="217" calcext:value-type="float">
            <text:p>217</text:p>
          </table:table-cell>
          <table:table-cell/>
          <table:table-cell table:style-name="ce2" office:value-type="float" office:value="195" calcext:value-type="float">
            <text:p>195</text:p>
          </table:table-cell>
          <table:table-cell table:number-columns-repeated="991"/>
        </table:table-row>
        <table:table-row table:style-name="ro1">
          <table:table-cell table:style-name="ce2" office:value-type="float" office:value="92670" calcext:value-type="float">
            <text:p>92670</text:p>
          </table:table-cell>
          <table:table-cell/>
          <table:table-cell table:style-name="ce2" office:value-type="float" office:value="92147" calcext:value-type="float">
            <text:p>92147</text:p>
          </table:table-cell>
          <table:table-cell table:number-columns-repeated="2"/>
          <table:table-cell table:style-name="ce2" office:value-type="float" office:value="92670" calcext:value-type="float">
            <text:p>92670</text:p>
          </table:table-cell>
          <table:table-cell/>
          <table:table-cell table:style-name="ce2" office:value-type="float" office:value="92147" calcext:value-type="float">
            <text:p>92147</text:p>
          </table:table-cell>
          <table:table-cell table:number-columns-repeated="8"/>
          <table:table-cell table:style-name="ce5" table:formula="of:=([.T115]/4000)*2*PI()*20.5679" office:value-type="float" office:value="2993.98067061522" calcext:value-type="float">
            <text:p>2993.981 mm</text:p>
          </table:table-cell>
          <table:table-cell table:style-name="ce9" table:formula="of:=([.T115]/4000)*6.28*20.5679" office:value-type="float" office:value="2992.46285001" calcext:value-type="float">
            <text:p>2992.463 mm</text:p>
          </table:table-cell>
          <table:table-cell table:style-name="ce9" table:formula="of:=([.T115]/4000)*6.28*20.61" office:value-type="float" office:value="2998.588059" calcext:value-type="float">
            <text:p>2998.588 mm</text:p>
          </table:table-cell>
          <table:table-cell table:style-name="ce2" office:value-type="float" office:value="92670" calcext:value-type="float">
            <text:p>92670</text:p>
          </table:table-cell>
          <table:table-cell/>
          <table:table-cell table:style-name="ce2" office:value-type="float" office:value="92371" calcext:value-type="float">
            <text:p>92371</text:p>
          </table:table-cell>
          <table:table-cell table:number-columns-repeated="2"/>
          <table:table-cell table:style-name="ce14"/>
          <table:table-cell table:style-name="ce12"/>
          <table:table-cell table:style-name="ce12" office:value-type="string" calcext:value-type="string">
            <text:p>VAR 110 LEFT 1.5M</text:p>
          </table:table-cell>
          <table:table-cell table:style-name="ce19" office:value-type="string" calcext:value-type="string">
            <text:p>MEDIAN 110 LEFT 1.5M</text:p>
          </table:table-cell>
          <table:table-cell table:style-name="ce12" office:value-type="string" calcext:value-type="string">
            <text:p>VAR 110 LEFT 1.5M</text:p>
          </table:table-cell>
          <table:table-cell table:style-name="ce12"/>
          <table:table-cell table:style-name="ce12" office:value-type="string" calcext:value-type="string">
            <text:p>VAR 110 LEFT 1.5M</text:p>
          </table:table-cell>
          <table:table-cell table:style-name="ce19" office:value-type="string" calcext:value-type="string">
            <text:p>MEDIAN 110 LEFT 1.5M</text:p>
          </table:table-cell>
          <table:table-cell table:style-name="ce12" office:value-type="string" calcext:value-type="string">
            <text:p>VAR 110 LEFT 1.5M</text:p>
          </table:table-cell>
          <table:table-cell table:style-name="ce19" office:value-type="string" calcext:value-type="string">
            <text:p>MEDIAN 110 LEFT 1.5M</text:p>
          </table:table-cell>
          <table:table-cell table:style-name="ce12" table:number-columns-repeated="11"/>
          <table:table-cell table:number-columns-repeated="979"/>
        </table:table-row>
        <table:table-row table:style-name="ro1">
          <table:table-cell table:style-name="ce2" office:value-type="float" office:value="-92658" calcext:value-type="float">
            <text:p>-92658</text:p>
          </table:table-cell>
          <table:table-cell/>
          <table:table-cell table:style-name="ce2" office:value-type="float" office:value="-92796" calcext:value-type="float">
            <text:p>-92796</text:p>
          </table:table-cell>
          <table:table-cell table:number-columns-repeated="2"/>
          <table:table-cell table:style-name="ce2" office:value-type="float" office:value="92658" calcext:value-type="float">
            <text:p>92658</text:p>
          </table:table-cell>
          <table:table-cell/>
          <table:table-cell table:style-name="ce2" office:value-type="float" office:value="92796" calcext:value-type="float">
            <text:p>92796</text:p>
          </table:table-cell>
          <table:table-cell table:number-columns-repeated="8"/>
          <table:table-cell table:style-name="ce5" table:formula="of:=([.T116]/4000)*2*PI()*20.5679" office:value-type="float" office:value="2993.59297483398" calcext:value-type="float">
            <text:p>2993.593 mm</text:p>
          </table:table-cell>
          <table:table-cell table:style-name="ce9" table:formula="of:=([.T116]/4000)*6.28*20.5679" office:value-type="float" office:value="2992.075350774" calcext:value-type="float">
            <text:p>2992.075 mm</text:p>
          </table:table-cell>
          <table:table-cell table:style-name="ce9" table:formula="of:=([.T116]/4000)*6.28*20.61" office:value-type="float" office:value="2998.1997666" calcext:value-type="float">
            <text:p>2998.200 mm</text:p>
          </table:table-cell>
          <table:table-cell table:style-name="ce2" office:value-type="float" office:value="92658" calcext:value-type="float">
            <text:p>92658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2"/>
          <table:table-cell table:style-name="ce14"/>
          <table:table-cell/>
          <table:table-cell table:style-name="ce11" table:formula="of:=VAR([.AA3:.AA113])" office:value-type="float" office:value="454.1490581" calcext:value-type="float">
            <text:p>454.1490581</text:p>
          </table:table-cell>
          <table:table-cell table:style-name="ce11" table:formula="of:=MEDIAN([.AA3:.AA113])" office:value-type="float" office:value="46349" calcext:value-type="float">
            <text:p>46349</text:p>
          </table:table-cell>
          <table:table-cell table:number-columns-repeated="2"/>
          <table:table-cell table:style-name="ce11" table:formula="of:=VAR([.AE3:.AE114])" office:value-type="float" office:value="2.72972973" calcext:value-type="float">
            <text:p>2.72972973</text:p>
          </table:table-cell>
          <table:table-cell table:style-name="ce11" table:formula="of:=MEDIAN([.AE3:.AE114])" office:value-type="float" office:value="217" calcext:value-type="float">
            <text:p>217</text:p>
          </table:table-cell>
          <table:table-cell table:style-name="ce11" table:formula="of:=VAR([.AG3:.AG114])" office:value-type="float" office:value="5.389880952" calcext:value-type="float">
            <text:p>5.389880952</text:p>
          </table:table-cell>
          <table:table-cell table:style-name="ce11" table:formula="of:=MEDIAN([.AG3:.AG114])" office:value-type="float" office:value="197" calcext:value-type="float">
            <text:p>197</text:p>
          </table:table-cell>
          <table:table-cell table:number-columns-repeated="990"/>
        </table:table-row>
        <table:table-row table:style-name="ro1">
          <table:table-cell table:style-name="ce2" office:value-type="float" office:value="92660" calcext:value-type="float">
            <text:p>92660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 table:number-columns-repeated="2"/>
          <table:table-cell table:style-name="ce2" office:value-type="float" office:value="92660" calcext:value-type="float">
            <text:p>92660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 table:number-columns-repeated="8"/>
          <table:table-cell table:style-name="ce5" table:formula="of:=([.T117]/4000)*2*PI()*20.5679" office:value-type="float" office:value="2993.65759079752" calcext:value-type="float">
            <text:p>2993.658 mm</text:p>
          </table:table-cell>
          <table:table-cell table:style-name="ce9" table:formula="of:=([.T117]/4000)*6.28*20.5679" office:value-type="float" office:value="2992.13993398" calcext:value-type="float">
            <text:p>2992.140 mm</text:p>
          </table:table-cell>
          <table:table-cell table:style-name="ce9" table:formula="of:=([.T117]/4000)*6.28*20.61" office:value-type="float" office:value="2998.264482" calcext:value-type="float">
            <text:p>2998.264 mm</text:p>
          </table:table-cell>
          <table:table-cell table:style-name="ce2" office:value-type="float" office:value="92660" calcext:value-type="float">
            <text:p>92660</text:p>
          </table:table-cell>
          <table:table-cell/>
          <table:table-cell table:style-name="ce2" office:value-type="float" office:value="92385" calcext:value-type="float">
            <text:p>92385</text:p>
          </table:table-cell>
          <table:table-cell table:number-columns-repeated="2"/>
          <table:table-cell table:style-name="ce14"/>
          <table:table-cell table:number-columns-repeated="999"/>
        </table:table-row>
        <table:table-row table:style-name="ro1">
          <table:table-cell table:style-name="ce2" office:value-type="float" office:value="-92661" calcext:value-type="float">
            <text:p>-92661</text:p>
          </table:table-cell>
          <table:table-cell/>
          <table:table-cell table:style-name="ce2" office:value-type="float" office:value="-92802" calcext:value-type="float">
            <text:p>-92802</text:p>
          </table:table-cell>
          <table:table-cell table:number-columns-repeated="2"/>
          <table:table-cell table:style-name="ce2" office:value-type="float" office:value="92661" calcext:value-type="float">
            <text:p>92661</text:p>
          </table:table-cell>
          <table:table-cell/>
          <table:table-cell table:style-name="ce2" office:value-type="float" office:value="92802" calcext:value-type="float">
            <text:p>92802</text:p>
          </table:table-cell>
          <table:table-cell table:number-columns-repeated="8"/>
          <table:table-cell table:style-name="ce5" table:formula="of:=([.T118]/4000)*2*PI()*20.5679" office:value-type="float" office:value="2993.68989877929" calcext:value-type="float">
            <text:p>2993.690 mm</text:p>
          </table:table-cell>
          <table:table-cell table:style-name="ce9" table:formula="of:=([.T118]/4000)*6.28*20.5679" office:value-type="float" office:value="2992.172225583" calcext:value-type="float">
            <text:p>2992.172 mm</text:p>
          </table:table-cell>
          <table:table-cell table:style-name="ce9" table:formula="of:=([.T118]/4000)*6.28*20.61" office:value-type="float" office:value="2998.2968397" calcext:value-type="float">
            <text:p>2998.297 mm</text:p>
          </table:table-cell>
          <table:table-cell table:style-name="ce2" office:value-type="float" office:value="92661" calcext:value-type="float">
            <text:p>92661</text:p>
          </table:table-cell>
          <table:table-cell/>
          <table:table-cell table:style-name="ce2" office:value-type="float" office:value="92878" calcext:value-type="float">
            <text:p>92878</text:p>
          </table:table-cell>
          <table:table-cell table:number-columns-repeated="2"/>
          <table:table-cell table:style-name="ce14"/>
          <table:table-cell table:number-columns-repeated="999"/>
        </table:table-row>
        <table:table-row table:style-name="ro1">
          <table:table-cell table:style-name="ce2" office:value-type="float" office:value="92663" calcext:value-type="float">
            <text:p>92663</text:p>
          </table:table-cell>
          <table:table-cell/>
          <table:table-cell table:style-name="ce2" office:value-type="float" office:value="92137" calcext:value-type="float">
            <text:p>92137</text:p>
          </table:table-cell>
          <table:table-cell table:number-columns-repeated="2"/>
          <table:table-cell table:style-name="ce2" office:value-type="float" office:value="92663" calcext:value-type="float">
            <text:p>92663</text:p>
          </table:table-cell>
          <table:table-cell/>
          <table:table-cell table:style-name="ce2" office:value-type="float" office:value="92137" calcext:value-type="float">
            <text:p>92137</text:p>
          </table:table-cell>
          <table:table-cell table:number-columns-repeated="8"/>
          <table:table-cell table:style-name="ce5" table:formula="of:=([.T119]/4000)*2*PI()*20.5679" office:value-type="float" office:value="2993.75451474283" calcext:value-type="float">
            <text:p>2993.755 mm</text:p>
          </table:table-cell>
          <table:table-cell table:style-name="ce9" table:formula="of:=([.T119]/4000)*6.28*20.5679" office:value-type="float" office:value="2992.236808789" calcext:value-type="float">
            <text:p>2992.237 mm</text:p>
          </table:table-cell>
          <table:table-cell table:style-name="ce9" table:formula="of:=([.T119]/4000)*6.28*20.61" office:value-type="float" office:value="2998.3615551" calcext:value-type="float">
            <text:p>2998.362 mm</text:p>
          </table:table-cell>
          <table:table-cell table:style-name="ce2" office:value-type="float" office:value="92663" calcext:value-type="float">
            <text:p>92663</text:p>
          </table:table-cell>
          <table:table-cell/>
          <table:table-cell table:style-name="ce2" office:value-type="float" office:value="92127" calcext:value-type="float">
            <text:p>92127</text:p>
          </table:table-cell>
          <table:table-cell table:number-columns-repeated="2"/>
          <table:table-cell table:style-name="ce14"/>
          <table:table-cell table:style-name="ce12"/>
          <table:table-cell table:style-name="ce12" office:value-type="string" calcext:value-type="string">
            <text:p>VAR 110 LEFT 3MT</text:p>
          </table:table-cell>
          <table:table-cell table:style-name="ce19" office:value-type="string" calcext:value-type="string">
            <text:p>MEDIAN 110 LEFT 3M</text:p>
          </table:table-cell>
          <table:table-cell table:number-columns-repeated="996"/>
        </table:table-row>
        <table:table-row table:style-name="ro1">
          <table:table-cell table:style-name="ce2" office:value-type="float" office:value="92662" calcext:value-type="float">
            <text:p>92662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 table:number-columns-repeated="2"/>
          <table:table-cell table:style-name="ce2" office:value-type="float" office:value="92662" calcext:value-type="float">
            <text:p>92662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 table:number-columns-repeated="8"/>
          <table:table-cell table:style-name="ce5" table:formula="of:=([.T120]/4000)*2*PI()*20.5679" office:value-type="float" office:value="2993.72220676106" calcext:value-type="float">
            <text:p>2993.722 mm</text:p>
          </table:table-cell>
          <table:table-cell table:style-name="ce9" table:formula="of:=([.T120]/4000)*6.28*20.5679" office:value-type="float" office:value="2992.204517186" calcext:value-type="float">
            <text:p>2992.205 mm</text:p>
          </table:table-cell>
          <table:table-cell table:style-name="ce9" table:formula="of:=([.T120]/4000)*6.28*20.61" office:value-type="float" office:value="2998.3291974" calcext:value-type="float">
            <text:p>2998.329 mm</text:p>
          </table:table-cell>
          <table:table-cell table:style-name="ce2" office:value-type="float" office:value="92662" calcext:value-type="float">
            <text:p>92662</text:p>
          </table:table-cell>
          <table:table-cell/>
          <table:table-cell table:style-name="ce2" office:value-type="float" office:value="92801" calcext:value-type="float">
            <text:p>92801</text:p>
          </table:table-cell>
          <table:table-cell table:number-columns-repeated="2"/>
          <table:table-cell table:style-name="ce14"/>
          <table:table-cell/>
          <table:table-cell table:style-name="ce11" table:formula="of:=VAR([.T66:.T176])" office:value-type="float" office:value="659.6507781" calcext:value-type="float">
            <text:p>659.6507781</text:p>
          </table:table-cell>
          <table:table-cell table:style-name="ce11" table:formula="of:=MEDIAN([.T66:.T176])" office:value-type="float" office:value="92694" calcext:value-type="float">
            <text:p>92694</text:p>
          </table:table-cell>
          <table:table-cell table:number-columns-repeated="996"/>
        </table:table-row>
        <table:table-row table:style-name="ro1">
          <table:table-cell table:style-name="ce2" office:value-type="float" office:value="-92669" calcext:value-type="float">
            <text:p>-92669</text:p>
          </table:table-cell>
          <table:table-cell/>
          <table:table-cell table:style-name="ce2" office:value-type="float" office:value="-92801" calcext:value-type="float">
            <text:p>-92801</text:p>
          </table:table-cell>
          <table:table-cell table:number-columns-repeated="2"/>
          <table:table-cell table:style-name="ce2" office:value-type="float" office:value="92669" calcext:value-type="float">
            <text:p>92669</text:p>
          </table:table-cell>
          <table:table-cell/>
          <table:table-cell table:style-name="ce2" office:value-type="float" office:value="92801" calcext:value-type="float">
            <text:p>92801</text:p>
          </table:table-cell>
          <table:table-cell table:number-columns-repeated="8"/>
          <table:table-cell table:style-name="ce5" table:formula="of:=([.T121]/4000)*2*PI()*20.5679" office:value-type="float" office:value="2993.94836263345" calcext:value-type="float">
            <text:p>2993.948 mm</text:p>
          </table:table-cell>
          <table:table-cell table:style-name="ce9" table:formula="of:=([.T121]/4000)*6.28*20.5679" office:value-type="float" office:value="2992.430558407" calcext:value-type="float">
            <text:p>2992.431 mm</text:p>
          </table:table-cell>
          <table:table-cell table:style-name="ce9" table:formula="of:=([.T121]/4000)*6.28*20.61" office:value-type="float" office:value="2998.5557013" calcext:value-type="float">
            <text:p>2998.556 mm</text:p>
          </table:table-cell>
          <table:table-cell table:style-name="ce2" office:value-type="float" office:value="92669" calcext:value-type="float">
            <text:p>92669</text:p>
          </table:table-cell>
          <table:table-cell/>
          <table:table-cell table:style-name="ce2" office:value-type="float" office:value="92403" calcext:value-type="float">
            <text:p>92403</text:p>
          </table:table-cell>
          <table:table-cell table:number-columns-repeated="2"/>
          <table:table-cell table:style-name="ce14"/>
          <table:table-cell table:number-columns-repeated="999"/>
        </table:table-row>
        <table:table-row table:style-name="ro1">
          <table:table-cell table:style-name="ce2" office:value-type="float" office:value="92673" calcext:value-type="float">
            <text:p>92673</text:p>
          </table:table-cell>
          <table:table-cell/>
          <table:table-cell table:style-name="ce2" office:value-type="float" office:value="92255" calcext:value-type="float">
            <text:p>92255</text:p>
          </table:table-cell>
          <table:table-cell table:number-columns-repeated="2"/>
          <table:table-cell table:style-name="ce2" office:value-type="float" office:value="92673" calcext:value-type="float">
            <text:p>92673</text:p>
          </table:table-cell>
          <table:table-cell/>
          <table:table-cell table:style-name="ce2" office:value-type="float" office:value="92255" calcext:value-type="float">
            <text:p>92255</text:p>
          </table:table-cell>
          <table:table-cell table:number-columns-repeated="8"/>
          <table:table-cell table:style-name="ce5" table:formula="of:=([.T122]/4000)*2*PI()*20.5679" office:value-type="float" office:value="2994.07759456053" calcext:value-type="float">
            <text:p>2994.078 mm</text:p>
          </table:table-cell>
          <table:table-cell table:style-name="ce9" table:formula="of:=([.T122]/4000)*6.28*20.5679" office:value-type="float" office:value="2992.559724819" calcext:value-type="float">
            <text:p>2992.560 mm</text:p>
          </table:table-cell>
          <table:table-cell table:style-name="ce9" table:formula="of:=([.T122]/4000)*6.28*20.61" office:value-type="float" office:value="2998.6851321" calcext:value-type="float">
            <text:p>2998.685 mm</text:p>
          </table:table-cell>
          <table:table-cell table:style-name="ce2" office:value-type="float" office:value="92673" calcext:value-type="float">
            <text:p>92673</text:p>
          </table:table-cell>
          <table:table-cell/>
          <table:table-cell table:style-name="ce2" office:value-type="float" office:value="92826" calcext:value-type="float">
            <text:p>92826</text:p>
          </table:table-cell>
          <table:table-cell table:number-columns-repeated="2"/>
          <table:table-cell table:style-name="ce14"/>
          <table:table-cell table:number-columns-repeated="999"/>
        </table:table-row>
        <table:table-row table:style-name="ro1">
          <table:table-cell table:style-name="ce2" office:value-type="float" office:value="-92667" calcext:value-type="float">
            <text:p>-92667</text:p>
          </table:table-cell>
          <table:table-cell/>
          <table:table-cell table:style-name="ce2" office:value-type="float" office:value="-92801" calcext:value-type="float">
            <text:p>-92801</text:p>
          </table:table-cell>
          <table:table-cell table:number-columns-repeated="2"/>
          <table:table-cell table:style-name="ce2" office:value-type="float" office:value="92667" calcext:value-type="float">
            <text:p>92667</text:p>
          </table:table-cell>
          <table:table-cell/>
          <table:table-cell table:style-name="ce2" office:value-type="float" office:value="92801" calcext:value-type="float">
            <text:p>92801</text:p>
          </table:table-cell>
          <table:table-cell table:number-columns-repeated="8"/>
          <table:table-cell table:style-name="ce5" table:formula="of:=([.T123]/4000)*2*PI()*20.5679" office:value-type="float" office:value="2993.88374666991" calcext:value-type="float">
            <text:p>2993.884 mm</text:p>
          </table:table-cell>
          <table:table-cell table:style-name="ce9" table:formula="of:=([.T123]/4000)*6.28*20.5679" office:value-type="float" office:value="2992.365975201" calcext:value-type="float">
            <text:p>2992.366 mm</text:p>
          </table:table-cell>
          <table:table-cell table:style-name="ce9" table:formula="of:=([.T123]/4000)*6.28*20.61" office:value-type="float" office:value="2998.4909859" calcext:value-type="float">
            <text:p>2998.491 mm</text:p>
          </table:table-cell>
          <table:table-cell table:style-name="ce2" office:value-type="float" office:value="92667" calcext:value-type="float">
            <text:p>92667</text:p>
          </table:table-cell>
          <table:table-cell/>
          <table:table-cell table:style-name="ce2" office:value-type="float" office:value="92240" calcext:value-type="float">
            <text:p>92240</text:p>
          </table:table-cell>
          <table:table-cell table:number-columns-repeated="2"/>
          <table:table-cell table:style-name="ce14"/>
          <table:table-cell table:style-name="ce12"/>
          <table:table-cell table:style-name="ce12" office:value-type="string" calcext:value-type="string">
            <text:p>STD_DEV 110 LEFT 1.5M</text:p>
          </table:table-cell>
          <table:table-cell table:number-columns-repeated="997"/>
        </table:table-row>
        <table:table-row table:style-name="ro1">
          <table:table-cell table:number-columns-repeated="16"/>
          <table:table-cell table:style-name="ce5" table:formula="of:=([.T124]/4000)*2*PI()*20.5679" office:value-type="float" office:value="2995.98376548495" calcext:value-type="float">
            <text:p>2995.984 mm</text:p>
          </table:table-cell>
          <table:table-cell table:style-name="ce9" table:formula="of:=([.T124]/4000)*6.28*20.5679" office:value-type="float" office:value="2994.464929396" calcext:value-type="float">
            <text:p>2994.465 mm</text:p>
          </table:table-cell>
          <table:table-cell table:style-name="ce9" table:formula="of:=([.T124]/4000)*6.28*20.61" office:value-type="float" office:value="3000.5942364" calcext:value-type="float">
            <text:p>3000.594 mm</text:p>
          </table:table-cell>
          <table:table-cell table:style-name="ce2" office:value-type="float" office:value="92732" calcext:value-type="float">
            <text:p>92732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2"/>
          <table:table-cell table:style-name="ce14"/>
          <table:table-cell/>
          <table:table-cell table:style-name="ce11" table:formula="of:=STDEV([.AA3:.AA113])" office:value-type="float" office:value="21.31077329" calcext:value-type="float">
            <text:p>21.31077329</text:p>
          </table:table-cell>
          <table:table-cell table:number-columns-repeated="997"/>
        </table:table-row>
        <table:table-row table:style-name="ro1">
          <table:table-cell table:number-columns-repeated="16"/>
          <table:table-cell table:style-name="ce5" table:formula="of:=([.T125]/4000)*2*PI()*20.5679" office:value-type="float" office:value="2996.30684530265" calcext:value-type="float">
            <text:p>2996.307 mm</text:p>
          </table:table-cell>
          <table:table-cell table:style-name="ce9" table:formula="of:=([.T125]/4000)*6.28*20.5679" office:value-type="float" office:value="2994.787845426" calcext:value-type="float">
            <text:p>2994.788 mm</text:p>
          </table:table-cell>
          <table:table-cell table:style-name="ce9" table:formula="of:=([.T125]/4000)*6.28*20.61" office:value-type="float" office:value="3000.9178134" calcext:value-type="float">
            <text:p>3000.918 mm</text:p>
          </table:table-cell>
          <table:table-cell table:style-name="ce2" office:value-type="float" office:value="92742" calcext:value-type="float">
            <text:p>92742</text:p>
          </table:table-cell>
          <table:table-cell/>
          <table:table-cell table:style-name="ce2" office:value-type="float" office:value="92287" calcext:value-type="float">
            <text:p>92287</text:p>
          </table:table-cell>
          <table:table-cell table:number-columns-repeated="2"/>
          <table:table-cell table:style-name="ce14"/>
          <table:table-cell table:number-columns-repeated="999"/>
        </table:table-row>
        <table:table-row table:style-name="ro1">
          <table:table-cell table:number-columns-repeated="16"/>
          <table:table-cell table:style-name="ce5" table:formula="of:=([.T126]/4000)*2*PI()*20.5679" office:value-type="float" office:value="2995.72530163079" calcext:value-type="float">
            <text:p>2995.725 mm</text:p>
          </table:table-cell>
          <table:table-cell table:style-name="ce9" table:formula="of:=([.T126]/4000)*6.28*20.5679" office:value-type="float" office:value="2994.206596572" calcext:value-type="float">
            <text:p>2994.207 mm</text:p>
          </table:table-cell>
          <table:table-cell table:style-name="ce9" table:formula="of:=([.T126]/4000)*6.28*20.61" office:value-type="float" office:value="3000.3353748" calcext:value-type="float">
            <text:p>3000.335 mm</text:p>
          </table:table-cell>
          <table:table-cell table:style-name="ce2" office:value-type="float" office:value="92724" calcext:value-type="float">
            <text:p>92724</text:p>
          </table:table-cell>
          <table:table-cell/>
          <table:table-cell table:style-name="ce2" office:value-type="float" office:value="92839" calcext:value-type="float">
            <text:p>92839</text:p>
          </table:table-cell>
          <table:table-cell table:number-columns-repeated="2"/>
          <table:table-cell table:style-name="ce14"/>
          <table:table-cell table:style-name="ce12"/>
          <table:table-cell table:style-name="ce12" office:value-type="string" calcext:value-type="string">
            <text:p>STD_DEV 110 LEFT 3M</text:p>
          </table:table-cell>
          <table:table-cell table:number-columns-repeated="997"/>
        </table:table-row>
        <table:table-row table:style-name="ro1">
          <table:table-cell table:number-columns-repeated="16"/>
          <table:table-cell table:style-name="ce5" table:formula="of:=([.T127]/4000)*2*PI()*20.5679" office:value-type="float" office:value="2997.50224062814" calcext:value-type="float">
            <text:p>2997.502 mm</text:p>
          </table:table-cell>
          <table:table-cell table:style-name="ce9" table:formula="of:=([.T127]/4000)*6.28*20.5679" office:value-type="float" office:value="2995.982634737" calcext:value-type="float">
            <text:p>2995.983 mm</text:p>
          </table:table-cell>
          <table:table-cell table:style-name="ce9" table:formula="of:=([.T127]/4000)*6.28*20.61" office:value-type="float" office:value="3002.1150483" calcext:value-type="float">
            <text:p>3002.115 mm</text:p>
          </table:table-cell>
          <table:table-cell table:style-name="ce2" office:value-type="float" office:value="92779" calcext:value-type="float">
            <text:p>92779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 table:number-columns-repeated="2"/>
          <table:table-cell table:style-name="ce14"/>
          <table:table-cell/>
          <table:table-cell table:style-name="ce11" table:formula="of:=STDEV([.T66:.T176])" office:value-type="float" office:value="25.68366754" calcext:value-type="float">
            <text:p>25.68366754</text:p>
          </table:table-cell>
          <table:table-cell table:number-columns-repeated="997"/>
        </table:table-row>
        <table:table-row table:style-name="ro1">
          <table:table-cell table:number-columns-repeated="16"/>
          <table:table-cell table:style-name="ce5" table:formula="of:=([.T128]/4000)*2*PI()*20.5679" office:value-type="float" office:value="2997.92224439115" calcext:value-type="float">
            <text:p>2997.922 mm</text:p>
          </table:table-cell>
          <table:table-cell table:style-name="ce9" table:formula="of:=([.T128]/4000)*6.28*20.5679" office:value-type="float" office:value="2996.402425576" calcext:value-type="float">
            <text:p>2996.402 mm</text:p>
          </table:table-cell>
          <table:table-cell table:style-name="ce9" table:formula="of:=([.T128]/4000)*6.28*20.61" office:value-type="float" office:value="3002.5356984" calcext:value-type="float">
            <text:p>3002.536 mm</text:p>
          </table:table-cell>
          <table:table-cell table:style-name="ce2" office:value-type="float" office:value="92792" calcext:value-type="float">
            <text:p>92792</text:p>
          </table:table-cell>
          <table:table-cell/>
          <table:table-cell table:style-name="ce2" office:value-type="float" office:value="92841" calcext:value-type="float">
            <text:p>92841</text:p>
          </table:table-cell>
          <table:table-cell table:number-columns-repeated="2"/>
          <table:table-cell table:style-name="ce14"/>
          <table:table-cell table:number-columns-repeated="999"/>
        </table:table-row>
        <table:table-row table:style-name="ro1">
          <table:table-cell table:number-columns-repeated="16"/>
          <table:table-cell table:style-name="ce5" table:formula="of:=([.T129]/4000)*2*PI()*20.5679" office:value-type="float" office:value="2996.95300493805" calcext:value-type="float">
            <text:p>2996.953 mm</text:p>
          </table:table-cell>
          <table:table-cell table:style-name="ce9" table:formula="of:=([.T129]/4000)*6.28*20.5679" office:value-type="float" office:value="2995.433677486" calcext:value-type="float">
            <text:p>2995.434 mm</text:p>
          </table:table-cell>
          <table:table-cell table:style-name="ce9" table:formula="of:=([.T129]/4000)*6.28*20.61" office:value-type="float" office:value="3001.5649674" calcext:value-type="float">
            <text:p>3001.565 mm</text:p>
          </table:table-cell>
          <table:table-cell table:style-name="ce2" office:value-type="float" office:value="92762" calcext:value-type="float">
            <text:p>92762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 table:number-columns-repeated="2"/>
          <table:table-cell table:style-name="ce14"/>
          <table:table-cell table:style-name="ce12"/>
          <table:table-cell table:style-name="ce10" office:value-type="string" calcext:value-type="string">
            <text:p>VAR 110 LEFT 1.5M</text:p>
            <text:p>DISTANCE</text:p>
          </table:table-cell>
          <table:table-cell table:style-name="ce10" office:value-type="string" calcext:value-type="string">
            <text:p>STD_DEV 110 LEFT 1.5M</text:p>
            <text:p>DISTANCE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" table:formula="of:=([.T130]/4000)*2*PI()*20.5679" office:value-type="float" office:value="2996.1453053938" calcext:value-type="float">
            <text:p>2996.145 mm</text:p>
          </table:table-cell>
          <table:table-cell table:style-name="ce9" table:formula="of:=([.T130]/4000)*6.28*20.5679" office:value-type="float" office:value="2994.626387411" calcext:value-type="float">
            <text:p>2994.626 mm</text:p>
          </table:table-cell>
          <table:table-cell table:style-name="ce9" table:formula="of:=([.T130]/4000)*6.28*20.61" office:value-type="float" office:value="3000.7560249" calcext:value-type="float">
            <text:p>3000.756 mm</text:p>
          </table:table-cell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859" calcext:value-type="float">
            <text:p>92859</text:p>
          </table:table-cell>
          <table:table-cell table:number-columns-repeated="2"/>
          <table:table-cell table:style-name="ce14"/>
          <table:table-cell/>
          <table:table-cell table:style-name="ce11" table:formula="of:=VAR([.Z4:.Z113])" office:value-type="float" office:value="0.474657644" calcext:value-type="float">
            <text:p>0.474657644</text:p>
          </table:table-cell>
          <table:table-cell table:style-name="ce11" table:formula="of:=STDEV([.Z4:.Z113])" office:value-type="float" office:value="0.6889540217" calcext:value-type="float">
            <text:p>0.6889540217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" table:formula="of:=([.T131]/4000)*2*PI()*20.5679" office:value-type="float" office:value="2996.69454108389" calcext:value-type="float">
            <text:p>2996.695 mm</text:p>
          </table:table-cell>
          <table:table-cell table:style-name="ce9" table:formula="of:=([.T131]/4000)*6.28*20.5679" office:value-type="float" office:value="2995.175344662" calcext:value-type="float">
            <text:p>2995.175 mm</text:p>
          </table:table-cell>
          <table:table-cell table:style-name="ce9" table:formula="of:=([.T131]/4000)*6.28*20.61" office:value-type="float" office:value="3001.3061058" calcext:value-type="float">
            <text:p>3001.306 mm</text:p>
          </table:table-cell>
          <table:table-cell table:style-name="ce2" office:value-type="float" office:value="92754" calcext:value-type="float">
            <text:p>92754</text:p>
          </table:table-cell>
          <table:table-cell/>
          <table:table-cell table:style-name="ce2" office:value-type="float" office:value="92470" calcext:value-type="float">
            <text:p>92470</text:p>
          </table:table-cell>
          <table:table-cell table:number-columns-repeated="2"/>
          <table:table-cell table:style-name="ce7" office:value-type="string" calcext:value-type="string">
            <text:p>0.75m</text:p>
          </table:table-cell>
          <table:table-cell table:number-columns-repeated="2"/>
          <table:table-cell table:style-name="ce7" office:value-type="string" calcext:value-type="string">
            <text:p>0.75m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" table:formula="of:=([.T132]/4000)*2*PI()*20.5679" office:value-type="float" office:value="2996.20992135734" calcext:value-type="float">
            <text:p>2996.210 mm</text:p>
          </table:table-cell>
          <table:table-cell table:style-name="ce9" table:formula="of:=([.T132]/4000)*6.28*20.5679" office:value-type="float" office:value="2994.690970617" calcext:value-type="float">
            <text:p>2994.691 mm</text:p>
          </table:table-cell>
          <table:table-cell table:style-name="ce9" table:formula="of:=([.T132]/4000)*6.28*20.61" office:value-type="float" office:value="3000.8207403" calcext:value-type="float">
            <text:p>3000.821 mm</text:p>
          </table:table-cell>
          <table:table-cell table:style-name="ce2" office:value-type="float" office:value="92739" calcext:value-type="float">
            <text:p>92739</text:p>
          </table:table-cell>
          <table:table-cell/>
          <table:table-cell table:style-name="ce2" office:value-type="float" office:value="92837" calcext:value-type="float">
            <text:p>92837</text:p>
          </table:table-cell>
          <table:table-cell table:number-columns-repeated="2"/>
          <table:table-cell table:style-name="ce14"/>
          <table:table-cell table:number-columns-repeated="2"/>
          <table:table-cell table:style-name="ce2" office:value-type="string" calcext:value-type="string">
            <text:p>giovanni è bello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" table:formula="of:=([.T133]/4000)*2*PI()*20.5679" office:value-type="float" office:value="2997.1145448469" calcext:value-type="float">
            <text:p>2997.115 mm</text:p>
          </table:table-cell>
          <table:table-cell table:style-name="ce9" table:formula="of:=([.T133]/4000)*6.28*20.5679" office:value-type="float" office:value="2995.595135501" calcext:value-type="float">
            <text:p>2995.595 mm</text:p>
          </table:table-cell>
          <table:table-cell table:style-name="ce9" table:formula="of:=([.T133]/4000)*6.28*20.61" office:value-type="float" office:value="3001.7267559" calcext:value-type="float">
            <text:p>3001.727 mm</text:p>
          </table:table-cell>
          <table:table-cell table:style-name="ce2" office:value-type="float" office:value="92767" calcext:value-type="float">
            <text:p>92767</text:p>
          </table:table-cell>
          <table:table-cell/>
          <table:table-cell table:style-name="ce2" office:value-type="float" office:value="92264" calcext:value-type="float">
            <text:p>92264</text:p>
          </table:table-cell>
          <table:table-cell table:number-columns-repeated="2"/>
          <table:table-cell table:style-name="ce14"/>
          <table:table-cell table:number-columns-repeated="2"/>
          <table:table-cell table:style-name="ce2" office:value-type="string" calcext:value-type="string">
            <text:p>awwwww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" table:formula="of:=([.T134]/4000)*2*PI()*20.5679" office:value-type="float" office:value="2994.52990630531" calcext:value-type="float">
            <text:p>2994.530 mm</text:p>
          </table:table-cell>
          <table:table-cell table:style-name="ce9" table:formula="of:=([.T134]/4000)*6.28*20.5679" office:value-type="float" office:value="2993.011807261" calcext:value-type="float">
            <text:p>2993.012 mm</text:p>
          </table:table-cell>
          <table:table-cell table:style-name="ce9" table:formula="of:=([.T134]/4000)*6.28*20.61" office:value-type="float" office:value="2999.1381399" calcext:value-type="float">
            <text:p>2999.138 mm</text:p>
          </table:table-cell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/>
          <table:table-cell table:style-name="ce3" office:value-type="string" calcext:value-type="string">
            <text:p>DISTANZA CALCOLATA ENCODER</text:p>
          </table:table-cell>
          <table:table-cell table:style-name="ce14"/>
          <table:table-cell table:number-columns-repeated="2"/>
          <table:table-cell table:style-name="ce2" office:value-type="string" calcext:value-type="string">
            <text:p>tu sei bello mello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" table:formula="of:=([.T135]/4000)*2*PI()*20.5679" office:value-type="float" office:value="2995.04683401363" calcext:value-type="float">
            <text:p>2995.047 mm</text:p>
          </table:table-cell>
          <table:table-cell table:style-name="ce9" table:formula="of:=([.T135]/4000)*6.28*20.5679" office:value-type="float" office:value="2993.528472909" calcext:value-type="float">
            <text:p>2993.528 mm</text:p>
          </table:table-cell>
          <table:table-cell table:style-name="ce9" table:formula="of:=([.T135]/4000)*6.28*20.61" office:value-type="float" office:value="2999.6558631" calcext:value-type="float">
            <text:p>2999.656 mm</text:p>
          </table:table-cell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369" calcext:value-type="float">
            <text:p>92369</text:p>
          </table:table-cell>
          <table:table-cell/>
          <table:table-cell table:style-name="ce4" office:value-type="string" calcext:value-type="string">
            <text:p>con 2*PI()</text:p>
          </table:table-cell>
          <table:table-cell table:style-name="ce8" office:value-type="string" calcext:value-type="string">
            <text:p>con 6,28</text:p>
          </table:table-cell>
          <table:table-cell table:style-name="ce8" office:value-type="string" calcext:value-type="string">
            <text:p>con raggio 20,61</text:p>
          </table:table-cell>
          <table:table-cell table:style-name="ce2" office:value-type="string" calcext:value-type="string">
            <text:p>LEFT ENCODER</text:p>
          </table:table-cell>
          <table:table-cell/>
          <table:table-cell table:style-name="ce2" office:value-type="string" calcext:value-type="string">
            <text:p>RIGHT ENCODER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36]/4000)*2*PI()*20.5679" office:value-type="float" office:value="2994.01297859699" calcext:value-type="float">
            <text:p>2994.013 mm</text:p>
          </table:table-cell>
          <table:table-cell table:style-name="ce9" table:formula="of:=([.T136]/4000)*6.28*20.5679" office:value-type="float" office:value="2992.495141613" calcext:value-type="float">
            <text:p>2992.495 mm</text:p>
          </table:table-cell>
          <table:table-cell table:style-name="ce9" table:formula="of:=([.T136]/4000)*6.28*20.61" office:value-type="float" office:value="2998.6204167" calcext:value-type="float">
            <text:p>2998.620 mm</text:p>
          </table:table-cell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854" calcext:value-type="float">
            <text:p>92854</text:p>
          </table:table-cell>
          <table:table-cell/>
          <table:table-cell table:style-name="ce5" table:formula="of:=([.AA136]/4000)*2*PI()*20.5679" office:value-type="float" office:value="750.288260642034" calcext:value-type="float">
            <text:p>750.288 mm</text:p>
          </table:table-cell>
          <table:table-cell table:style-name="ce9" table:formula="of:=([.AA136]/4000)*6.28*20.5679" office:value-type="float" office:value="749.907896469" calcext:value-type="float">
            <text:p>749.908 mm</text:p>
          </table:table-cell>
          <table:table-cell table:style-name="ce9" table:formula="of:=([.AA136]/4000)*6.28*20.61" office:value-type="float" office:value="751.4428671" calcext:value-type="float">
            <text:p>751.443 mm</text:p>
          </table:table-cell>
          <table:table-cell table:style-name="ce2" office:value-type="float" office:value="23223" calcext:value-type="float">
            <text:p>23223</text:p>
          </table:table-cell>
          <table:table-cell/>
          <table:table-cell table:style-name="ce2" office:value-type="float" office:value="23214" calcext:value-type="float">
            <text:p>23214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37]/4000)*2*PI()*20.5679" office:value-type="float" office:value="2994.85298612301" calcext:value-type="float">
            <text:p>2994.853 mm</text:p>
          </table:table-cell>
          <table:table-cell table:style-name="ce9" table:formula="of:=([.T137]/4000)*6.28*20.5679" office:value-type="float" office:value="2993.334723291" calcext:value-type="float">
            <text:p>2993.335 mm</text:p>
          </table:table-cell>
          <table:table-cell table:style-name="ce9" table:formula="of:=([.T137]/4000)*6.28*20.61" office:value-type="float" office:value="2999.4617169" calcext:value-type="float">
            <text:p>2999.462 mm</text:p>
          </table:table-cell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185" calcext:value-type="float">
            <text:p>92185</text:p>
          </table:table-cell>
          <table:table-cell/>
          <table:table-cell table:style-name="ce5" table:formula="of:=([.AA137]/4000)*2*PI()*20.5679" office:value-type="float" office:value="750.449800550883" calcext:value-type="float">
            <text:p>750.450 mm</text:p>
          </table:table-cell>
          <table:table-cell table:style-name="ce9" table:formula="of:=([.AA137]/4000)*6.28*20.5679" office:value-type="float" office:value="750.069354484" calcext:value-type="float">
            <text:p>750.069 mm</text:p>
          </table:table-cell>
          <table:table-cell table:style-name="ce9" table:formula="of:=([.AA137]/4000)*6.28*20.61" office:value-type="float" office:value="751.6046556" calcext:value-type="float">
            <text:p>751.605 mm</text:p>
          </table:table-cell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04" calcext:value-type="float">
            <text:p>23204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38]/4000)*2*PI()*20.5679" office:value-type="float" office:value="2994.17451850584" calcext:value-type="float">
            <text:p>2994.175 mm</text:p>
          </table:table-cell>
          <table:table-cell table:style-name="ce9" table:formula="of:=([.T138]/4000)*6.28*20.5679" office:value-type="float" office:value="2992.656599628" calcext:value-type="float">
            <text:p>2992.657 mm</text:p>
          </table:table-cell>
          <table:table-cell table:style-name="ce9" table:formula="of:=([.T138]/4000)*6.28*20.61" office:value-type="float" office:value="2998.7822052" calcext:value-type="float">
            <text:p>2998.782 mm</text:p>
          </table:table-cell>
          <table:table-cell table:style-name="ce2" office:value-type="float" office:value="92676" calcext:value-type="float">
            <text:p>92676</text:p>
          </table:table-cell>
          <table:table-cell/>
          <table:table-cell table:style-name="ce2" office:value-type="float" office:value="92839" calcext:value-type="float">
            <text:p>92839</text:p>
          </table:table-cell>
          <table:table-cell/>
          <table:table-cell table:style-name="ce5" table:formula="of:=([.AA138]/4000)*2*PI()*20.5679" office:value-type="float" office:value="750.062104769644" calcext:value-type="float">
            <text:p>750.062 mm</text:p>
          </table:table-cell>
          <table:table-cell table:style-name="ce9" table:formula="of:=([.AA138]/4000)*6.28*20.5679" office:value-type="float" office:value="749.681855248" calcext:value-type="float">
            <text:p>749.682 mm</text:p>
          </table:table-cell>
          <table:table-cell table:style-name="ce9" table:formula="of:=([.AA138]/4000)*6.28*20.61" office:value-type="float" office:value="751.2163632" calcext:value-type="float">
            <text:p>751.216 mm</text:p>
          </table:table-cell>
          <table:table-cell table:style-name="ce2" office:value-type="float" office:value="23216" calcext:value-type="float">
            <text:p>23216</text:p>
          </table:table-cell>
          <table:table-cell/>
          <table:table-cell table:style-name="ce2" office:value-type="float" office:value="23220" calcext:value-type="float">
            <text:p>23220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39]/4000)*2*PI()*20.5679" office:value-type="float" office:value="2995.01452603186" calcext:value-type="float">
            <text:p>2995.015 mm</text:p>
          </table:table-cell>
          <table:table-cell table:style-name="ce9" table:formula="of:=([.T139]/4000)*6.28*20.5679" office:value-type="float" office:value="2993.496181306" calcext:value-type="float">
            <text:p>2993.496 mm</text:p>
          </table:table-cell>
          <table:table-cell table:style-name="ce9" table:formula="of:=([.T139]/4000)*6.28*20.61" office:value-type="float" office:value="2999.6235054" calcext:value-type="float">
            <text:p>2999.624 mm</text:p>
          </table:table-cell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321" calcext:value-type="float">
            <text:p>92321</text:p>
          </table:table-cell>
          <table:table-cell/>
          <table:table-cell table:style-name="ce5" table:formula="of:=([.AA139]/4000)*2*PI()*20.5679" office:value-type="float" office:value="750.385184587343" calcext:value-type="float">
            <text:p>750.385 mm</text:p>
          </table:table-cell>
          <table:table-cell table:style-name="ce9" table:formula="of:=([.AA139]/4000)*6.28*20.5679" office:value-type="float" office:value="750.004771278" calcext:value-type="float">
            <text:p>750.005 mm</text:p>
          </table:table-cell>
          <table:table-cell table:style-name="ce9" table:formula="of:=([.AA139]/4000)*6.28*20.61" office:value-type="float" office:value="751.5399402" calcext:value-type="float">
            <text:p>751.540 mm</text:p>
          </table:table-cell>
          <table:table-cell table:style-name="ce2" office:value-type="float" office:value="23226" calcext:value-type="float">
            <text:p>23226</text:p>
          </table:table-cell>
          <table:table-cell/>
          <table:table-cell table:style-name="ce2" office:value-type="float" office:value="23210" calcext:value-type="float">
            <text:p>23210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40]/4000)*2*PI()*20.5679" office:value-type="float" office:value="2994.36836639646" calcext:value-type="float">
            <text:p>2994.368 mm</text:p>
          </table:table-cell>
          <table:table-cell table:style-name="ce9" table:formula="of:=([.T140]/4000)*6.28*20.5679" office:value-type="float" office:value="2992.850349246" calcext:value-type="float">
            <text:p>2992.850 mm</text:p>
          </table:table-cell>
          <table:table-cell table:style-name="ce9" table:formula="of:=([.T140]/4000)*6.28*20.61" office:value-type="float" office:value="2998.9763514" calcext:value-type="float">
            <text:p>2998.976 mm</text:p>
          </table:table-cell>
          <table:table-cell table:style-name="ce2" office:value-type="float" office:value="92682" calcext:value-type="float">
            <text:p>92682</text:p>
          </table:table-cell>
          <table:table-cell/>
          <table:table-cell table:style-name="ce2" office:value-type="float" office:value="92868" calcext:value-type="float">
            <text:p>92868</text:p>
          </table:table-cell>
          <table:table-cell/>
          <table:table-cell table:style-name="ce5" table:formula="of:=([.AA140]/4000)*2*PI()*20.5679" office:value-type="float" office:value="750.029796787875" calcext:value-type="float">
            <text:p>750.030 mm</text:p>
          </table:table-cell>
          <table:table-cell table:style-name="ce9" table:formula="of:=([.AA140]/4000)*6.28*20.5679" office:value-type="float" office:value="749.649563645" calcext:value-type="float">
            <text:p>749.650 mm</text:p>
          </table:table-cell>
          <table:table-cell table:style-name="ce9" table:formula="of:=([.AA140]/4000)*6.28*20.61" office:value-type="float" office:value="751.1840055" calcext:value-type="float">
            <text:p>751.184 mm</text:p>
          </table:table-cell>
          <table:table-cell table:style-name="ce2" office:value-type="float" office:value="23215" calcext:value-type="float">
            <text:p>23215</text:p>
          </table:table-cell>
          <table:table-cell/>
          <table:table-cell table:style-name="ce2" office:value-type="float" office:value="23221" calcext:value-type="float">
            <text:p>23221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41]/4000)*2*PI()*20.5679" office:value-type="float" office:value="2994.52990630531" calcext:value-type="float">
            <text:p>2994.530 mm</text:p>
          </table:table-cell>
          <table:table-cell table:style-name="ce9" table:formula="of:=([.T141]/4000)*6.28*20.5679" office:value-type="float" office:value="2993.011807261" calcext:value-type="float">
            <text:p>2993.012 mm</text:p>
          </table:table-cell>
          <table:table-cell table:style-name="ce9" table:formula="of:=([.T141]/4000)*6.28*20.61" office:value-type="float" office:value="2999.1381399" calcext:value-type="float">
            <text:p>2999.138 mm</text:p>
          </table:table-cell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324" calcext:value-type="float">
            <text:p>92324</text:p>
          </table:table-cell>
          <table:table-cell/>
          <table:table-cell table:style-name="ce5" table:formula="of:=([.AA141]/4000)*2*PI()*20.5679" office:value-type="float" office:value="750.449800550883" calcext:value-type="float">
            <text:p>750.450 mm</text:p>
          </table:table-cell>
          <table:table-cell table:style-name="ce9" table:formula="of:=([.AA141]/4000)*6.28*20.5679" office:value-type="float" office:value="750.069354484" calcext:value-type="float">
            <text:p>750.069 mm</text:p>
          </table:table-cell>
          <table:table-cell table:style-name="ce9" table:formula="of:=([.AA141]/4000)*6.28*20.61" office:value-type="float" office:value="751.6046556" calcext:value-type="float">
            <text:p>751.605 mm</text:p>
          </table:table-cell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12" calcext:value-type="float">
            <text:p>23212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42]/4000)*2*PI()*20.5679" office:value-type="float" office:value="2995.95145750318" calcext:value-type="float">
            <text:p>2995.951 mm</text:p>
          </table:table-cell>
          <table:table-cell table:style-name="ce9" table:formula="of:=([.T142]/4000)*6.28*20.5679" office:value-type="float" office:value="2994.432637793" calcext:value-type="float">
            <text:p>2994.433 mm</text:p>
          </table:table-cell>
          <table:table-cell table:style-name="ce9" table:formula="of:=([.T142]/4000)*6.28*20.61" office:value-type="float" office:value="3000.5618787" calcext:value-type="float">
            <text:p>3000.562 mm</text:p>
          </table:table-cell>
          <table:table-cell table:style-name="ce2" office:value-type="float" office:value="92731" calcext:value-type="float">
            <text:p>92731</text:p>
          </table:table-cell>
          <table:table-cell/>
          <table:table-cell table:style-name="ce2" office:value-type="float" office:value="92780" calcext:value-type="float">
            <text:p>92780</text:p>
          </table:table-cell>
          <table:table-cell/>
          <table:table-cell table:style-name="ce5" table:formula="of:=([.AA142]/4000)*2*PI()*20.5679" office:value-type="float" office:value="750.223644678494" calcext:value-type="float">
            <text:p>750.224 mm</text:p>
          </table:table-cell>
          <table:table-cell table:style-name="ce9" table:formula="of:=([.AA142]/4000)*6.28*20.5679" office:value-type="float" office:value="749.843313263" calcext:value-type="float">
            <text:p>749.843 mm</text:p>
          </table:table-cell>
          <table:table-cell table:style-name="ce9" table:formula="of:=([.AA142]/4000)*6.28*20.61" office:value-type="float" office:value="751.3781517" calcext:value-type="float">
            <text:p>751.378 mm</text:p>
          </table:table-cell>
          <table:table-cell table:style-name="ce2" office:value-type="float" office:value="23221" calcext:value-type="float">
            <text:p>23221</text:p>
          </table:table-cell>
          <table:table-cell/>
          <table:table-cell table:style-name="ce2" office:value-type="float" office:value="23217" calcext:value-type="float">
            <text:p>23217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43]/4000)*2*PI()*20.5679" office:value-type="float" office:value="2996.33915328442" calcext:value-type="float">
            <text:p>2996.339 mm</text:p>
          </table:table-cell>
          <table:table-cell table:style-name="ce9" table:formula="of:=([.T143]/4000)*6.28*20.5679" office:value-type="float" office:value="2994.820137029" calcext:value-type="float">
            <text:p>2994.820 mm</text:p>
          </table:table-cell>
          <table:table-cell table:style-name="ce9" table:formula="of:=([.T143]/4000)*6.28*20.61" office:value-type="float" office:value="3000.9501711" calcext:value-type="float">
            <text:p>3000.950 mm</text:p>
          </table:table-cell>
          <table:table-cell table:style-name="ce2" office:value-type="float" office:value="92743" calcext:value-type="float">
            <text:p>92743</text:p>
          </table:table-cell>
          <table:table-cell/>
          <table:table-cell table:style-name="ce2" office:value-type="float" office:value="92208" calcext:value-type="float">
            <text:p>92208</text:p>
          </table:table-cell>
          <table:table-cell/>
          <table:table-cell table:style-name="ce5" table:formula="of:=([.AA143]/4000)*2*PI()*20.5679" office:value-type="float" office:value="750.417492569113" calcext:value-type="float">
            <text:p>750.417 mm</text:p>
          </table:table-cell>
          <table:table-cell table:style-name="ce9" table:formula="of:=([.AA143]/4000)*6.28*20.5679" office:value-type="float" office:value="750.037062881" calcext:value-type="float">
            <text:p>750.037 mm</text:p>
          </table:table-cell>
          <table:table-cell table:style-name="ce9" table:formula="of:=([.AA143]/4000)*6.28*20.61" office:value-type="float" office:value="751.5722979" calcext:value-type="float">
            <text:p>751.572 mm</text:p>
          </table:table-cell>
          <table:table-cell table:style-name="ce2" office:value-type="float" office:value="23227" calcext:value-type="float">
            <text:p>23227</text:p>
          </table:table-cell>
          <table:table-cell/>
          <table:table-cell table:style-name="ce2" office:value-type="float" office:value="23204" calcext:value-type="float">
            <text:p>23204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44]/4000)*2*PI()*20.5679" office:value-type="float" office:value="2994.91760208655" calcext:value-type="float">
            <text:p>2994.918 mm</text:p>
          </table:table-cell>
          <table:table-cell table:style-name="ce9" table:formula="of:=([.T144]/4000)*6.28*20.5679" office:value-type="float" office:value="2993.399306497" calcext:value-type="float">
            <text:p>2993.399 mm</text:p>
          </table:table-cell>
          <table:table-cell table:style-name="ce9" table:formula="of:=([.T144]/4000)*6.28*20.61" office:value-type="float" office:value="2999.5264323" calcext:value-type="float">
            <text:p>2999.526 mm</text:p>
          </table:table-cell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797" calcext:value-type="float">
            <text:p>92797</text:p>
          </table:table-cell>
          <table:table-cell/>
          <table:table-cell table:style-name="ce5" table:formula="of:=([.AA144]/4000)*2*PI()*20.5679" office:value-type="float" office:value="750.126720733184" calcext:value-type="float">
            <text:p>750.127 mm</text:p>
          </table:table-cell>
          <table:table-cell table:style-name="ce9" table:formula="of:=([.AA144]/4000)*6.28*20.5679" office:value-type="float" office:value="749.746438454" calcext:value-type="float">
            <text:p>749.746 mm</text:p>
          </table:table-cell>
          <table:table-cell table:style-name="ce9" table:formula="of:=([.AA144]/4000)*6.28*20.61" office:value-type="float" office:value="751.2810786" calcext:value-type="float">
            <text:p>751.281 mm</text:p>
          </table:table-cell>
          <table:table-cell table:style-name="ce2" office:value-type="float" office:value="23218" calcext:value-type="float">
            <text:p>23218</text:p>
          </table:table-cell>
          <table:table-cell/>
          <table:table-cell table:style-name="ce2" office:value-type="float" office:value="23213" calcext:value-type="float">
            <text:p>23213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45]/4000)*2*PI()*20.5679" office:value-type="float" office:value="2995.36991383133" calcext:value-type="float">
            <text:p>2995.370 mm</text:p>
          </table:table-cell>
          <table:table-cell table:style-name="ce9" table:formula="of:=([.T145]/4000)*6.28*20.5679" office:value-type="float" office:value="2993.851388939" calcext:value-type="float">
            <text:p>2993.851 mm</text:p>
          </table:table-cell>
          <table:table-cell table:style-name="ce9" table:formula="of:=([.T145]/4000)*6.28*20.61" office:value-type="float" office:value="2999.9794401" calcext:value-type="float">
            <text:p>2999.979 mm</text:p>
          </table:table-cell>
          <table:table-cell table:style-name="ce2" office:value-type="float" office:value="92713" calcext:value-type="float">
            <text:p>92713</text:p>
          </table:table-cell>
          <table:table-cell/>
          <table:table-cell table:style-name="ce2" office:value-type="float" office:value="92242" calcext:value-type="float">
            <text:p>92242</text:p>
          </table:table-cell>
          <table:table-cell/>
          <table:table-cell table:style-name="ce5" table:formula="of:=([.AA145]/4000)*2*PI()*20.5679" office:value-type="float" office:value="750.449800550883" calcext:value-type="float">
            <text:p>750.450 mm</text:p>
          </table:table-cell>
          <table:table-cell table:style-name="ce9" table:formula="of:=([.AA145]/4000)*6.28*20.5679" office:value-type="float" office:value="750.069354484" calcext:value-type="float">
            <text:p>750.069 mm</text:p>
          </table:table-cell>
          <table:table-cell table:style-name="ce9" table:formula="of:=([.AA145]/4000)*6.28*20.61" office:value-type="float" office:value="751.6046556" calcext:value-type="float">
            <text:p>751.605 mm</text:p>
          </table:table-cell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04" calcext:value-type="float">
            <text:p>23204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46]/4000)*2*PI()*20.5679" office:value-type="float" office:value="2994.7560621777" calcext:value-type="float">
            <text:p>2994.756 mm</text:p>
          </table:table-cell>
          <table:table-cell table:style-name="ce9" table:formula="of:=([.T146]/4000)*6.28*20.5679" office:value-type="float" office:value="2993.237848482" calcext:value-type="float">
            <text:p>2993.238 mm</text:p>
          </table:table-cell>
          <table:table-cell table:style-name="ce9" table:formula="of:=([.T146]/4000)*6.28*20.61" office:value-type="float" office:value="2999.3646438" calcext:value-type="float">
            <text:p>2999.365 mm</text:p>
          </table:table-cell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/>
          <table:table-cell table:style-name="ce5" table:formula="of:=([.AA146]/4000)*2*PI()*20.5679" office:value-type="float" office:value="750.191336696724" calcext:value-type="float">
            <text:p>750.191 mm</text:p>
          </table:table-cell>
          <table:table-cell table:style-name="ce9" table:formula="of:=([.AA146]/4000)*6.28*20.5679" office:value-type="float" office:value="749.81102166" calcext:value-type="float">
            <text:p>749.811 mm</text:p>
          </table:table-cell>
          <table:table-cell table:style-name="ce9" table:formula="of:=([.AA146]/4000)*6.28*20.61" office:value-type="float" office:value="751.345794" calcext:value-type="float">
            <text:p>751.346 mm</text:p>
          </table:table-cell>
          <table:table-cell table:style-name="ce2" office:value-type="float" office:value="23220" calcext:value-type="float">
            <text:p>23220</text:p>
          </table:table-cell>
          <table:table-cell/>
          <table:table-cell table:style-name="ce2" office:value-type="float" office:value="23217" calcext:value-type="float">
            <text:p>23217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47]/4000)*2*PI()*20.5679" office:value-type="float" office:value="2995.01452603186" calcext:value-type="float">
            <text:p>2995.015 mm</text:p>
          </table:table-cell>
          <table:table-cell table:style-name="ce9" table:formula="of:=([.T147]/4000)*6.28*20.5679" office:value-type="float" office:value="2993.496181306" calcext:value-type="float">
            <text:p>2993.496 mm</text:p>
          </table:table-cell>
          <table:table-cell table:style-name="ce9" table:formula="of:=([.T147]/4000)*6.28*20.61" office:value-type="float" office:value="2999.6235054" calcext:value-type="float">
            <text:p>2999.624 mm</text:p>
          </table:table-cell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483" calcext:value-type="float">
            <text:p>92483</text:p>
          </table:table-cell>
          <table:table-cell/>
          <table:table-cell table:style-name="ce5" table:formula="of:=([.AA147]/4000)*2*PI()*20.5679" office:value-type="float" office:value="750.320568623804" calcext:value-type="float">
            <text:p>750.321 mm</text:p>
          </table:table-cell>
          <table:table-cell table:style-name="ce9" table:formula="of:=([.AA147]/4000)*6.28*20.5679" office:value-type="float" office:value="749.940188072" calcext:value-type="float">
            <text:p>749.940 mm</text:p>
          </table:table-cell>
          <table:table-cell table:style-name="ce9" table:formula="of:=([.AA147]/4000)*6.28*20.61" office:value-type="float" office:value="751.4752248" calcext:value-type="float">
            <text:p>751.475 mm</text:p>
          </table:table-cell>
          <table:table-cell table:style-name="ce2" office:value-type="float" office:value="23224" calcext:value-type="float">
            <text:p>23224</text:p>
          </table:table-cell>
          <table:table-cell/>
          <table:table-cell table:style-name="ce2" office:value-type="float" office:value="23202" calcext:value-type="float">
            <text:p>23202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48]/4000)*2*PI()*20.5679" office:value-type="float" office:value="2994.85298612301" calcext:value-type="float">
            <text:p>2994.853 mm</text:p>
          </table:table-cell>
          <table:table-cell table:style-name="ce9" table:formula="of:=([.T148]/4000)*6.28*20.5679" office:value-type="float" office:value="2993.334723291" calcext:value-type="float">
            <text:p>2993.335 mm</text:p>
          </table:table-cell>
          <table:table-cell table:style-name="ce9" table:formula="of:=([.T148]/4000)*6.28*20.61" office:value-type="float" office:value="2999.4617169" calcext:value-type="float">
            <text:p>2999.462 mm</text:p>
          </table:table-cell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/>
          <table:table-cell table:style-name="ce5" table:formula="of:=([.AA148]/4000)*2*PI()*20.5679" office:value-type="float" office:value="749.803640915485" calcext:value-type="float">
            <text:p>749.804 mm</text:p>
          </table:table-cell>
          <table:table-cell table:style-name="ce9" table:formula="of:=([.AA148]/4000)*6.28*20.5679" office:value-type="float" office:value="749.423522424" calcext:value-type="float">
            <text:p>749.424 mm</text:p>
          </table:table-cell>
          <table:table-cell table:style-name="ce9" table:formula="of:=([.AA148]/4000)*6.28*20.61" office:value-type="float" office:value="750.9575016" calcext:value-type="float">
            <text:p>750.958 mm</text:p>
          </table:table-cell>
          <table:table-cell table:style-name="ce2" office:value-type="float" office:value="23208" calcext:value-type="float">
            <text:p>23208</text:p>
          </table:table-cell>
          <table:table-cell/>
          <table:table-cell table:style-name="ce2" office:value-type="float" office:value="23198" calcext:value-type="float">
            <text:p>23198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49]/4000)*2*PI()*20.5679" office:value-type="float" office:value="2995.11144997717" calcext:value-type="float">
            <text:p>2995.111 mm</text:p>
          </table:table-cell>
          <table:table-cell table:style-name="ce9" table:formula="of:=([.T149]/4000)*6.28*20.5679" office:value-type="float" office:value="2993.593056115" calcext:value-type="float">
            <text:p>2993.593 mm</text:p>
          </table:table-cell>
          <table:table-cell table:style-name="ce9" table:formula="of:=([.T149]/4000)*6.28*20.61" office:value-type="float" office:value="2999.7205785" calcext:value-type="float">
            <text:p>2999.721 mm</text:p>
          </table:table-cell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249" calcext:value-type="float">
            <text:p>92249</text:p>
          </table:table-cell>
          <table:table-cell/>
          <table:table-cell table:style-name="ce5" table:formula="of:=([.AA149]/4000)*2*PI()*20.5679" office:value-type="float" office:value="749.545177061326" calcext:value-type="float">
            <text:p>749.545 mm</text:p>
          </table:table-cell>
          <table:table-cell table:style-name="ce9" table:formula="of:=([.AA149]/4000)*6.28*20.5679" office:value-type="float" office:value="749.1651896" calcext:value-type="float">
            <text:p>749.165 mm</text:p>
          </table:table-cell>
          <table:table-cell table:style-name="ce9" table:formula="of:=([.AA149]/4000)*6.28*20.61" office:value-type="float" office:value="750.69864" calcext:value-type="float">
            <text:p>750.699 mm</text:p>
          </table:table-cell>
          <table:table-cell table:style-name="ce2" office:value-type="float" office:value="23200" calcext:value-type="float">
            <text:p>23200</text:p>
          </table:table-cell>
          <table:table-cell/>
          <table:table-cell table:style-name="ce2" office:value-type="float" office:value="23163" calcext:value-type="float">
            <text:p>23163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50]/4000)*2*PI()*20.5679" office:value-type="float" office:value="2995.01452603186" calcext:value-type="float">
            <text:p>2995.015 mm</text:p>
          </table:table-cell>
          <table:table-cell table:style-name="ce9" table:formula="of:=([.T150]/4000)*6.28*20.5679" office:value-type="float" office:value="2993.496181306" calcext:value-type="float">
            <text:p>2993.496 mm</text:p>
          </table:table-cell>
          <table:table-cell table:style-name="ce9" table:formula="of:=([.T150]/4000)*6.28*20.61" office:value-type="float" office:value="2999.6235054" calcext:value-type="float">
            <text:p>2999.624 mm</text:p>
          </table:table-cell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/>
          <table:table-cell table:style-name="ce5" table:formula="of:=([.AA150]/4000)*2*PI()*20.5679" office:value-type="float" office:value="749.254405225397" calcext:value-type="float">
            <text:p>749.254 mm</text:p>
          </table:table-cell>
          <table:table-cell table:style-name="ce9" table:formula="of:=([.AA150]/4000)*6.28*20.5679" office:value-type="float" office:value="748.874565173" calcext:value-type="float">
            <text:p>748.875 mm</text:p>
          </table:table-cell>
          <table:table-cell table:style-name="ce9" table:formula="of:=([.AA150]/4000)*6.28*20.61" office:value-type="float" office:value="750.4074207" calcext:value-type="float">
            <text:p>750.407 mm</text:p>
          </table:table-cell>
          <table:table-cell table:style-name="ce2" office:value-type="float" office:value="23191" calcext:value-type="float">
            <text:p>23191</text:p>
          </table:table-cell>
          <table:table-cell/>
          <table:table-cell table:style-name="ce2" office:value-type="float" office:value="23232" calcext:value-type="float">
            <text:p>23232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51]/4000)*2*PI()*20.5679" office:value-type="float" office:value="2995.0791419954" calcext:value-type="float">
            <text:p>2995.079 mm</text:p>
          </table:table-cell>
          <table:table-cell table:style-name="ce9" table:formula="of:=([.T151]/4000)*6.28*20.5679" office:value-type="float" office:value="2993.560764512" calcext:value-type="float">
            <text:p>2993.561 mm</text:p>
          </table:table-cell>
          <table:table-cell table:style-name="ce9" table:formula="of:=([.T151]/4000)*6.28*20.61" office:value-type="float" office:value="2999.6882208" calcext:value-type="float">
            <text:p>2999.688 mm</text:p>
          </table:table-cell>
          <table:table-cell table:style-name="ce2" office:value-type="float" office:value="92704" calcext:value-type="float">
            <text:p>92704</text:p>
          </table:table-cell>
          <table:table-cell/>
          <table:table-cell table:style-name="ce2" office:value-type="float" office:value="92416" calcext:value-type="float">
            <text:p>92416</text:p>
          </table:table-cell>
          <table:table-cell/>
          <table:table-cell table:style-name="ce5" table:formula="of:=([.AA151]/4000)*2*PI()*20.5679" office:value-type="float" office:value="748.834401462389" calcext:value-type="float">
            <text:p>748.834 mm</text:p>
          </table:table-cell>
          <table:table-cell table:style-name="ce9" table:formula="of:=([.AA151]/4000)*6.28*20.5679" office:value-type="float" office:value="748.454774334" calcext:value-type="float">
            <text:p>748.455 mm</text:p>
          </table:table-cell>
          <table:table-cell table:style-name="ce9" table:formula="of:=([.AA151]/4000)*6.28*20.61" office:value-type="float" office:value="749.9867706" calcext:value-type="float">
            <text:p>749.987 mm</text:p>
          </table:table-cell>
          <table:table-cell table:style-name="ce2" office:value-type="float" office:value="23178" calcext:value-type="float">
            <text:p>23178</text:p>
          </table:table-cell>
          <table:table-cell/>
          <table:table-cell table:style-name="ce2" office:value-type="float" office:value="23168" calcext:value-type="float">
            <text:p>23168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52]/4000)*2*PI()*20.5679" office:value-type="float" office:value="2994.94991006832" calcext:value-type="float">
            <text:p>2994.950 mm</text:p>
          </table:table-cell>
          <table:table-cell table:style-name="ce9" table:formula="of:=([.T152]/4000)*6.28*20.5679" office:value-type="float" office:value="2993.4315981" calcext:value-type="float">
            <text:p>2993.432 mm</text:p>
          </table:table-cell>
          <table:table-cell table:style-name="ce9" table:formula="of:=([.T152]/4000)*6.28*20.61" office:value-type="float" office:value="2999.55879" calcext:value-type="float">
            <text:p>2999.559 mm</text:p>
          </table:table-cell>
          <table:table-cell table:style-name="ce2" office:value-type="float" office:value="92700" calcext:value-type="float">
            <text:p>92700</text:p>
          </table:table-cell>
          <table:table-cell/>
          <table:table-cell table:style-name="ce2" office:value-type="float" office:value="92825" calcext:value-type="float">
            <text:p>92825</text:p>
          </table:table-cell>
          <table:table-cell/>
          <table:table-cell table:style-name="ce5" table:formula="of:=([.AA152]/4000)*2*PI()*20.5679" office:value-type="float" office:value="748.834401462389" calcext:value-type="float">
            <text:p>748.834 mm</text:p>
          </table:table-cell>
          <table:table-cell table:style-name="ce9" table:formula="of:=([.AA152]/4000)*6.28*20.5679" office:value-type="float" office:value="748.454774334" calcext:value-type="float">
            <text:p>748.455 mm</text:p>
          </table:table-cell>
          <table:table-cell table:style-name="ce9" table:formula="of:=([.AA152]/4000)*6.28*20.61" office:value-type="float" office:value="749.9867706" calcext:value-type="float">
            <text:p>749.987 mm</text:p>
          </table:table-cell>
          <table:table-cell table:style-name="ce2" office:value-type="float" office:value="23178" calcext:value-type="float">
            <text:p>23178</text:p>
          </table:table-cell>
          <table:table-cell/>
          <table:table-cell table:style-name="ce2" office:value-type="float" office:value="23196" calcext:value-type="float">
            <text:p>23196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53]/4000)*2*PI()*20.5679" office:value-type="float" office:value="2994.56221428708" calcext:value-type="float">
            <text:p>2994.562 mm</text:p>
          </table:table-cell>
          <table:table-cell table:style-name="ce9" table:formula="of:=([.T153]/4000)*6.28*20.5679" office:value-type="float" office:value="2993.044098864" calcext:value-type="float">
            <text:p>2993.044 mm</text:p>
          </table:table-cell>
          <table:table-cell table:style-name="ce9" table:formula="of:=([.T153]/4000)*6.28*20.61" office:value-type="float" office:value="2999.1704976" calcext:value-type="float">
            <text:p>2999.170 mm</text:p>
          </table:table-cell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/>
          <table:table-cell table:style-name="ce5" table:formula="of:=([.AA153]/4000)*2*PI()*20.5679" office:value-type="float" office:value="750.514416514423" calcext:value-type="float">
            <text:p>750.514 mm</text:p>
          </table:table-cell>
          <table:table-cell table:style-name="ce9" table:formula="of:=([.AA153]/4000)*6.28*20.5679" office:value-type="float" office:value="750.13393769" calcext:value-type="float">
            <text:p>750.134 mm</text:p>
          </table:table-cell>
          <table:table-cell table:style-name="ce9" table:formula="of:=([.AA153]/4000)*6.28*20.61" office:value-type="float" office:value="751.669371" calcext:value-type="float">
            <text:p>751.669 mm</text:p>
          </table:table-cell>
          <table:table-cell table:style-name="ce2" office:value-type="float" office:value="23230" calcext:value-type="float">
            <text:p>23230</text:p>
          </table:table-cell>
          <table:table-cell/>
          <table:table-cell table:style-name="ce2" office:value-type="float" office:value="23204" calcext:value-type="float">
            <text:p>23204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54]/4000)*2*PI()*20.5679" office:value-type="float" office:value="2995.33760584956" calcext:value-type="float">
            <text:p>2995.338 mm</text:p>
          </table:table-cell>
          <table:table-cell table:style-name="ce9" table:formula="of:=([.T154]/4000)*6.28*20.5679" office:value-type="float" office:value="2993.819097336" calcext:value-type="float">
            <text:p>2993.819 mm</text:p>
          </table:table-cell>
          <table:table-cell table:style-name="ce9" table:formula="of:=([.T154]/4000)*6.28*20.61" office:value-type="float" office:value="2999.9470824" calcext:value-type="float">
            <text:p>2999.947 mm</text:p>
          </table:table-cell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/>
          <table:table-cell table:style-name="ce5" table:formula="of:=([.AA154]/4000)*2*PI()*20.5679" office:value-type="float" office:value="750.385184587343" calcext:value-type="float">
            <text:p>750.385 mm</text:p>
          </table:table-cell>
          <table:table-cell table:style-name="ce9" table:formula="of:=([.AA154]/4000)*6.28*20.5679" office:value-type="float" office:value="750.004771278" calcext:value-type="float">
            <text:p>750.005 mm</text:p>
          </table:table-cell>
          <table:table-cell table:style-name="ce9" table:formula="of:=([.AA154]/4000)*6.28*20.61" office:value-type="float" office:value="751.5399402" calcext:value-type="float">
            <text:p>751.540 mm</text:p>
          </table:table-cell>
          <table:table-cell table:style-name="ce2" office:value-type="float" office:value="23226" calcext:value-type="float">
            <text:p>23226</text:p>
          </table:table-cell>
          <table:table-cell/>
          <table:table-cell table:style-name="ce2" office:value-type="float" office:value="23209" calcext:value-type="float">
            <text:p>23209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55]/4000)*2*PI()*20.5679" office:value-type="float" office:value="2995.01452603186" calcext:value-type="float">
            <text:p>2995.015 mm</text:p>
          </table:table-cell>
          <table:table-cell table:style-name="ce9" table:formula="of:=([.T155]/4000)*6.28*20.5679" office:value-type="float" office:value="2993.496181306" calcext:value-type="float">
            <text:p>2993.496 mm</text:p>
          </table:table-cell>
          <table:table-cell table:style-name="ce9" table:formula="of:=([.T155]/4000)*6.28*20.61" office:value-type="float" office:value="2999.6235054" calcext:value-type="float">
            <text:p>2999.624 mm</text:p>
          </table:table-cell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192" calcext:value-type="float">
            <text:p>92192</text:p>
          </table:table-cell>
          <table:table-cell/>
          <table:table-cell table:style-name="ce5" table:formula="of:=([.AA155]/4000)*2*PI()*20.5679" office:value-type="float" office:value="750.417492569113" calcext:value-type="float">
            <text:p>750.417 mm</text:p>
          </table:table-cell>
          <table:table-cell table:style-name="ce9" table:formula="of:=([.AA155]/4000)*6.28*20.5679" office:value-type="float" office:value="750.037062881" calcext:value-type="float">
            <text:p>750.037 mm</text:p>
          </table:table-cell>
          <table:table-cell table:style-name="ce9" table:formula="of:=([.AA155]/4000)*6.28*20.61" office:value-type="float" office:value="751.5722979" calcext:value-type="float">
            <text:p>751.572 mm</text:p>
          </table:table-cell>
          <table:table-cell table:style-name="ce2" office:value-type="float" office:value="23227" calcext:value-type="float">
            <text:p>23227</text:p>
          </table:table-cell>
          <table:table-cell/>
          <table:table-cell table:style-name="ce2" office:value-type="float" office:value="23197" calcext:value-type="float">
            <text:p>23197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56]/4000)*2*PI()*20.5679" office:value-type="float" office:value="2995.4991457584" calcext:value-type="float">
            <text:p>2995.499 mm</text:p>
          </table:table-cell>
          <table:table-cell table:style-name="ce9" table:formula="of:=([.T156]/4000)*6.28*20.5679" office:value-type="float" office:value="2993.980555351" calcext:value-type="float">
            <text:p>2993.981 mm</text:p>
          </table:table-cell>
          <table:table-cell table:style-name="ce9" table:formula="of:=([.T156]/4000)*6.28*20.61" office:value-type="float" office:value="3000.1088709" calcext:value-type="float">
            <text:p>3000.109 mm</text:p>
          </table:table-cell>
          <table:table-cell table:style-name="ce2" office:value-type="float" office:value="92717" calcext:value-type="float">
            <text:p>92717</text:p>
          </table:table-cell>
          <table:table-cell/>
          <table:table-cell table:style-name="ce2" office:value-type="float" office:value="92820" calcext:value-type="float">
            <text:p>92820</text:p>
          </table:table-cell>
          <table:table-cell/>
          <table:table-cell table:style-name="ce5" table:formula="of:=([.AA156]/4000)*2*PI()*20.5679" office:value-type="float" office:value="751.063652204511" calcext:value-type="float">
            <text:p>751.064 mm</text:p>
          </table:table-cell>
          <table:table-cell table:style-name="ce9" table:formula="of:=([.AA156]/4000)*6.28*20.5679" office:value-type="float" office:value="750.682894941" calcext:value-type="float">
            <text:p>750.683 mm</text:p>
          </table:table-cell>
          <table:table-cell table:style-name="ce9" table:formula="of:=([.AA156]/4000)*6.28*20.61" office:value-type="float" office:value="752.2194519" calcext:value-type="float">
            <text:p>752.219 mm</text:p>
          </table:table-cell>
          <table:table-cell table:style-name="ce2" office:value-type="float" office:value="23247" calcext:value-type="float">
            <text:p>23247</text:p>
          </table:table-cell>
          <table:table-cell/>
          <table:table-cell table:style-name="ce2" office:value-type="float" office:value="23233" calcext:value-type="float">
            <text:p>23233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57]/4000)*2*PI()*20.5679" office:value-type="float" office:value="2994.49759832354" calcext:value-type="float">
            <text:p>2994.498 mm</text:p>
          </table:table-cell>
          <table:table-cell table:style-name="ce9" table:formula="of:=([.T157]/4000)*6.28*20.5679" office:value-type="float" office:value="2992.979515658" calcext:value-type="float">
            <text:p>2992.980 mm</text:p>
          </table:table-cell>
          <table:table-cell table:style-name="ce9" table:formula="of:=([.T157]/4000)*6.28*20.61" office:value-type="float" office:value="2999.1057822" calcext:value-type="float">
            <text:p>2999.106 mm</text:p>
          </table:table-cell>
          <table:table-cell table:style-name="ce2" office:value-type="float" office:value="92686" calcext:value-type="float">
            <text:p>92686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/>
          <table:table-cell table:style-name="ce5" table:formula="of:=([.AA157]/4000)*2*PI()*20.5679" office:value-type="float" office:value="750.352876605574" calcext:value-type="float">
            <text:p>750.353 mm</text:p>
          </table:table-cell>
          <table:table-cell table:style-name="ce9" table:formula="of:=([.AA157]/4000)*6.28*20.5679" office:value-type="float" office:value="749.972479675" calcext:value-type="float">
            <text:p>749.972 mm</text:p>
          </table:table-cell>
          <table:table-cell table:style-name="ce9" table:formula="of:=([.AA157]/4000)*6.28*20.61" office:value-type="float" office:value="751.5075825" calcext:value-type="float">
            <text:p>751.508 mm</text:p>
          </table:table-cell>
          <table:table-cell table:style-name="ce2" office:value-type="float" office:value="23225" calcext:value-type="float">
            <text:p>23225</text:p>
          </table:table-cell>
          <table:table-cell/>
          <table:table-cell table:style-name="ce2" office:value-type="float" office:value="23196" calcext:value-type="float">
            <text:p>23196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58]/4000)*2*PI()*20.5679" office:value-type="float" office:value="2994.88529410478" calcext:value-type="float">
            <text:p>2994.885 mm</text:p>
          </table:table-cell>
          <table:table-cell table:style-name="ce9" table:formula="of:=([.T158]/4000)*6.28*20.5679" office:value-type="float" office:value="2993.367014894" calcext:value-type="float">
            <text:p>2993.367 mm</text:p>
          </table:table-cell>
          <table:table-cell table:style-name="ce9" table:formula="of:=([.T158]/4000)*6.28*20.61" office:value-type="float" office:value="2999.4940746" calcext:value-type="float">
            <text:p>2999.494 mm</text:p>
          </table:table-cell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813" calcext:value-type="float">
            <text:p>92813</text:p>
          </table:table-cell>
          <table:table-cell/>
          <table:table-cell table:style-name="ce5" table:formula="of:=([.AA158]/4000)*2*PI()*20.5679" office:value-type="float" office:value="750.223644678494" calcext:value-type="float">
            <text:p>750.224 mm</text:p>
          </table:table-cell>
          <table:table-cell table:style-name="ce9" table:formula="of:=([.AA158]/4000)*6.28*20.5679" office:value-type="float" office:value="749.843313263" calcext:value-type="float">
            <text:p>749.843 mm</text:p>
          </table:table-cell>
          <table:table-cell table:style-name="ce9" table:formula="of:=([.AA158]/4000)*6.28*20.61" office:value-type="float" office:value="751.3781517" calcext:value-type="float">
            <text:p>751.378 mm</text:p>
          </table:table-cell>
          <table:table-cell table:style-name="ce2" office:value-type="float" office:value="23221" calcext:value-type="float">
            <text:p>23221</text:p>
          </table:table-cell>
          <table:table-cell/>
          <table:table-cell table:style-name="ce2" office:value-type="float" office:value="23208" calcext:value-type="float">
            <text:p>23208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59]/4000)*2*PI()*20.5679" office:value-type="float" office:value="2994.69144621416" calcext:value-type="float">
            <text:p>2994.691 mm</text:p>
          </table:table-cell>
          <table:table-cell table:style-name="ce9" table:formula="of:=([.T159]/4000)*6.28*20.5679" office:value-type="float" office:value="2993.173265276" calcext:value-type="float">
            <text:p>2993.173 mm</text:p>
          </table:table-cell>
          <table:table-cell table:style-name="ce9" table:formula="of:=([.T159]/4000)*6.28*20.61" office:value-type="float" office:value="2999.2999284" calcext:value-type="float">
            <text:p>2999.300 mm</text:p>
          </table:table-cell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189" calcext:value-type="float">
            <text:p>92189</text:p>
          </table:table-cell>
          <table:table-cell/>
          <table:table-cell table:style-name="ce5" table:formula="of:=([.AA159]/4000)*2*PI()*20.5679" office:value-type="float" office:value="750.449800550883" calcext:value-type="float">
            <text:p>750.450 mm</text:p>
          </table:table-cell>
          <table:table-cell table:style-name="ce9" table:formula="of:=([.AA159]/4000)*6.28*20.5679" office:value-type="float" office:value="750.069354484" calcext:value-type="float">
            <text:p>750.069 mm</text:p>
          </table:table-cell>
          <table:table-cell table:style-name="ce9" table:formula="of:=([.AA159]/4000)*6.28*20.61" office:value-type="float" office:value="751.6046556" calcext:value-type="float">
            <text:p>751.605 mm</text:p>
          </table:table-cell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00" calcext:value-type="float">
            <text:p>23200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60]/4000)*2*PI()*20.5679" office:value-type="float" office:value="2995.04683401363" calcext:value-type="float">
            <text:p>2995.047 mm</text:p>
          </table:table-cell>
          <table:table-cell table:style-name="ce9" table:formula="of:=([.T160]/4000)*6.28*20.5679" office:value-type="float" office:value="2993.528472909" calcext:value-type="float">
            <text:p>2993.528 mm</text:p>
          </table:table-cell>
          <table:table-cell table:style-name="ce9" table:formula="of:=([.T160]/4000)*6.28*20.61" office:value-type="float" office:value="2999.6558631" calcext:value-type="float">
            <text:p>2999.656 mm</text:p>
          </table:table-cell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/>
          <table:table-cell table:style-name="ce5" table:formula="of:=([.AA160]/4000)*2*PI()*20.5679" office:value-type="float" office:value="750.094412751414" calcext:value-type="float">
            <text:p>750.094 mm</text:p>
          </table:table-cell>
          <table:table-cell table:style-name="ce9" table:formula="of:=([.AA160]/4000)*6.28*20.5679" office:value-type="float" office:value="749.714146851" calcext:value-type="float">
            <text:p>749.714 mm</text:p>
          </table:table-cell>
          <table:table-cell table:style-name="ce9" table:formula="of:=([.AA160]/4000)*6.28*20.61" office:value-type="float" office:value="751.2487209" calcext:value-type="float">
            <text:p>751.249 mm</text:p>
          </table:table-cell>
          <table:table-cell table:style-name="ce2" office:value-type="float" office:value="23217" calcext:value-type="float">
            <text:p>23217</text:p>
          </table:table-cell>
          <table:table-cell/>
          <table:table-cell table:style-name="ce2" office:value-type="float" office:value="23205" calcext:value-type="float">
            <text:p>23205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61]/4000)*2*PI()*20.5679" office:value-type="float" office:value="2994.36836639646" calcext:value-type="float">
            <text:p>2994.368 mm</text:p>
          </table:table-cell>
          <table:table-cell table:style-name="ce9" table:formula="of:=([.T161]/4000)*6.28*20.5679" office:value-type="float" office:value="2992.850349246" calcext:value-type="float">
            <text:p>2992.850 mm</text:p>
          </table:table-cell>
          <table:table-cell table:style-name="ce9" table:formula="of:=([.T161]/4000)*6.28*20.61" office:value-type="float" office:value="2998.9763514" calcext:value-type="float">
            <text:p>2998.976 mm</text:p>
          </table:table-cell>
          <table:table-cell table:style-name="ce2" office:value-type="float" office:value="92682" calcext:value-type="float">
            <text:p>92682</text:p>
          </table:table-cell>
          <table:table-cell/>
          <table:table-cell table:style-name="ce2" office:value-type="float" office:value="92381" calcext:value-type="float">
            <text:p>92381</text:p>
          </table:table-cell>
          <table:table-cell/>
          <table:table-cell table:style-name="ce5" table:formula="of:=([.AA161]/4000)*2*PI()*20.5679" office:value-type="float" office:value="750.255952660264" calcext:value-type="float">
            <text:p>750.256 mm</text:p>
          </table:table-cell>
          <table:table-cell table:style-name="ce9" table:formula="of:=([.AA161]/4000)*6.28*20.5679" office:value-type="float" office:value="749.875604866" calcext:value-type="float">
            <text:p>749.876 mm</text:p>
          </table:table-cell>
          <table:table-cell table:style-name="ce9" table:formula="of:=([.AA161]/4000)*6.28*20.61" office:value-type="float" office:value="751.4105094" calcext:value-type="float">
            <text:p>751.411 mm</text:p>
          </table:table-cell>
          <table:table-cell table:style-name="ce2" office:value-type="float" office:value="23222" calcext:value-type="float">
            <text:p>23222</text:p>
          </table:table-cell>
          <table:table-cell/>
          <table:table-cell table:style-name="ce2" office:value-type="float" office:value="23193" calcext:value-type="float">
            <text:p>23193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62]/4000)*2*PI()*20.5679" office:value-type="float" office:value="2994.23913446938" calcext:value-type="float">
            <text:p>2994.239 mm</text:p>
          </table:table-cell>
          <table:table-cell table:style-name="ce9" table:formula="of:=([.T162]/4000)*6.28*20.5679" office:value-type="float" office:value="2992.721182834" calcext:value-type="float">
            <text:p>2992.721 mm</text:p>
          </table:table-cell>
          <table:table-cell table:style-name="ce9" table:formula="of:=([.T162]/4000)*6.28*20.61" office:value-type="float" office:value="2998.8469206" calcext:value-type="float">
            <text:p>2998.847 mm</text:p>
          </table:table-cell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/>
          <table:table-cell table:style-name="ce5" table:formula="of:=([.AA162]/4000)*2*PI()*20.5679" office:value-type="float" office:value="749.706716970176" calcext:value-type="float">
            <text:p>749.707 mm</text:p>
          </table:table-cell>
          <table:table-cell table:style-name="ce9" table:formula="of:=([.AA162]/4000)*6.28*20.5679" office:value-type="float" office:value="749.326647615" calcext:value-type="float">
            <text:p>749.327 mm</text:p>
          </table:table-cell>
          <table:table-cell table:style-name="ce9" table:formula="of:=([.AA162]/4000)*6.28*20.61" office:value-type="float" office:value="750.8604285" calcext:value-type="float">
            <text:p>750.860 mm</text:p>
          </table:table-cell>
          <table:table-cell table:style-name="ce2" office:value-type="float" office:value="23205" calcext:value-type="float">
            <text:p>23205</text:p>
          </table:table-cell>
          <table:table-cell/>
          <table:table-cell table:style-name="ce2" office:value-type="float" office:value="23197" calcext:value-type="float">
            <text:p>23197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63]/4000)*2*PI()*20.5679" office:value-type="float" office:value="2994.20682648761" calcext:value-type="float">
            <text:p>2994.207 mm</text:p>
          </table:table-cell>
          <table:table-cell table:style-name="ce9" table:formula="of:=([.T163]/4000)*6.28*20.5679" office:value-type="float" office:value="2992.688891231" calcext:value-type="float">
            <text:p>2992.689 mm</text:p>
          </table:table-cell>
          <table:table-cell table:style-name="ce9" table:formula="of:=([.T163]/4000)*6.28*20.61" office:value-type="float" office:value="2998.8145629" calcext:value-type="float">
            <text:p>2998.815 mm</text:p>
          </table:table-cell>
          <table:table-cell table:style-name="ce2" office:value-type="float" office:value="92677" calcext:value-type="float">
            <text:p>92677</text:p>
          </table:table-cell>
          <table:table-cell/>
          <table:table-cell table:style-name="ce2" office:value-type="float" office:value="92536" calcext:value-type="float">
            <text:p>92536</text:p>
          </table:table-cell>
          <table:table-cell/>
          <table:table-cell table:style-name="ce5" table:formula="of:=([.AA163]/4000)*2*PI()*20.5679" office:value-type="float" office:value="750.223644678494" calcext:value-type="float">
            <text:p>750.224 mm</text:p>
          </table:table-cell>
          <table:table-cell table:style-name="ce9" table:formula="of:=([.AA163]/4000)*6.28*20.5679" office:value-type="float" office:value="749.843313263" calcext:value-type="float">
            <text:p>749.843 mm</text:p>
          </table:table-cell>
          <table:table-cell table:style-name="ce9" table:formula="of:=([.AA163]/4000)*6.28*20.61" office:value-type="float" office:value="751.3781517" calcext:value-type="float">
            <text:p>751.378 mm</text:p>
          </table:table-cell>
          <table:table-cell table:style-name="ce2" office:value-type="float" office:value="23221" calcext:value-type="float">
            <text:p>23221</text:p>
          </table:table-cell>
          <table:table-cell/>
          <table:table-cell table:style-name="ce2" office:value-type="float" office:value="23191" calcext:value-type="float">
            <text:p>23191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64]/4000)*2*PI()*20.5679" office:value-type="float" office:value="2994.62683025062" calcext:value-type="float">
            <text:p>2994.627 mm</text:p>
          </table:table-cell>
          <table:table-cell table:style-name="ce9" table:formula="of:=([.T164]/4000)*6.28*20.5679" office:value-type="float" office:value="2993.10868207" calcext:value-type="float">
            <text:p>2993.109 mm</text:p>
          </table:table-cell>
          <table:table-cell table:style-name="ce9" table:formula="of:=([.T164]/4000)*6.28*20.61" office:value-type="float" office:value="2999.235213" calcext:value-type="float">
            <text:p>2999.235 mm</text:p>
          </table:table-cell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/>
          <table:table-cell table:style-name="ce5" table:formula="of:=([.AA164]/4000)*2*PI()*20.5679" office:value-type="float" office:value="749.900564860795" calcext:value-type="float">
            <text:p>749.901 mm</text:p>
          </table:table-cell>
          <table:table-cell table:style-name="ce9" table:formula="of:=([.AA164]/4000)*6.28*20.5679" office:value-type="float" office:value="749.520397233" calcext:value-type="float">
            <text:p>749.520 mm</text:p>
          </table:table-cell>
          <table:table-cell table:style-name="ce9" table:formula="of:=([.AA164]/4000)*6.28*20.61" office:value-type="float" office:value="751.0545747" calcext:value-type="float">
            <text:p>751.055 mm</text:p>
          </table:table-cell>
          <table:table-cell table:style-name="ce2" office:value-type="float" office:value="23211" calcext:value-type="float">
            <text:p>23211</text:p>
          </table:table-cell>
          <table:table-cell/>
          <table:table-cell table:style-name="ce2" office:value-type="float" office:value="23200" calcext:value-type="float">
            <text:p>23200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65]/4000)*2*PI()*20.5679" office:value-type="float" office:value="2994.7560621777" calcext:value-type="float">
            <text:p>2994.756 mm</text:p>
          </table:table-cell>
          <table:table-cell table:style-name="ce9" table:formula="of:=([.T165]/4000)*6.28*20.5679" office:value-type="float" office:value="2993.237848482" calcext:value-type="float">
            <text:p>2993.238 mm</text:p>
          </table:table-cell>
          <table:table-cell table:style-name="ce9" table:formula="of:=([.T165]/4000)*6.28*20.61" office:value-type="float" office:value="2999.3646438" calcext:value-type="float">
            <text:p>2999.365 mm</text:p>
          </table:table-cell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482" calcext:value-type="float">
            <text:p>92482</text:p>
          </table:table-cell>
          <table:table-cell/>
          <table:table-cell table:style-name="ce5" table:formula="of:=([.AA165]/4000)*2*PI()*20.5679" office:value-type="float" office:value="750.094412751414" calcext:value-type="float">
            <text:p>750.094 mm</text:p>
          </table:table-cell>
          <table:table-cell table:style-name="ce9" table:formula="of:=([.AA165]/4000)*6.28*20.5679" office:value-type="float" office:value="749.714146851" calcext:value-type="float">
            <text:p>749.714 mm</text:p>
          </table:table-cell>
          <table:table-cell table:style-name="ce9" table:formula="of:=([.AA165]/4000)*6.28*20.61" office:value-type="float" office:value="751.2487209" calcext:value-type="float">
            <text:p>751.249 mm</text:p>
          </table:table-cell>
          <table:table-cell table:style-name="ce2" office:value-type="float" office:value="23217" calcext:value-type="float">
            <text:p>23217</text:p>
          </table:table-cell>
          <table:table-cell/>
          <table:table-cell table:style-name="ce2" office:value-type="float" office:value="23190" calcext:value-type="float">
            <text:p>23190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66]/4000)*2*PI()*20.5679" office:value-type="float" office:value="2995.14375795894" calcext:value-type="float">
            <text:p>2995.144 mm</text:p>
          </table:table-cell>
          <table:table-cell table:style-name="ce9" table:formula="of:=([.T166]/4000)*6.28*20.5679" office:value-type="float" office:value="2993.625347718" calcext:value-type="float">
            <text:p>2993.625 mm</text:p>
          </table:table-cell>
          <table:table-cell table:style-name="ce9" table:formula="of:=([.T166]/4000)*6.28*20.61" office:value-type="float" office:value="2999.7529362" calcext:value-type="float">
            <text:p>2999.753 mm</text:p>
          </table:table-cell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08" calcext:value-type="float">
            <text:p>92808</text:p>
          </table:table-cell>
          <table:table-cell/>
          <table:table-cell table:style-name="ce5" table:formula="of:=([.AA166]/4000)*2*PI()*20.5679" office:value-type="float" office:value="750.029796787875" calcext:value-type="float">
            <text:p>750.030 mm</text:p>
          </table:table-cell>
          <table:table-cell table:style-name="ce9" table:formula="of:=([.AA166]/4000)*6.28*20.5679" office:value-type="float" office:value="749.649563645" calcext:value-type="float">
            <text:p>749.650 mm</text:p>
          </table:table-cell>
          <table:table-cell table:style-name="ce9" table:formula="of:=([.AA166]/4000)*6.28*20.61" office:value-type="float" office:value="751.1840055" calcext:value-type="float">
            <text:p>751.184 mm</text:p>
          </table:table-cell>
          <table:table-cell table:style-name="ce2" office:value-type="float" office:value="23215" calcext:value-type="float">
            <text:p>23215</text:p>
          </table:table-cell>
          <table:table-cell/>
          <table:table-cell table:style-name="ce2" office:value-type="float" office:value="23202" calcext:value-type="float">
            <text:p>23202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67]/4000)*2*PI()*20.5679" office:value-type="float" office:value="2994.69144621416" calcext:value-type="float">
            <text:p>2994.691 mm</text:p>
          </table:table-cell>
          <table:table-cell table:style-name="ce9" table:formula="of:=([.T167]/4000)*6.28*20.5679" office:value-type="float" office:value="2993.173265276" calcext:value-type="float">
            <text:p>2993.173 mm</text:p>
          </table:table-cell>
          <table:table-cell table:style-name="ce9" table:formula="of:=([.T167]/4000)*6.28*20.61" office:value-type="float" office:value="2999.2999284" calcext:value-type="float">
            <text:p>2999.300 mm</text:p>
          </table:table-cell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292" calcext:value-type="float">
            <text:p>92292</text:p>
          </table:table-cell>
          <table:table-cell/>
          <table:table-cell table:style-name="ce5" table:formula="of:=([.AA167]/4000)*2*PI()*20.5679" office:value-type="float" office:value="750.320568623804" calcext:value-type="float">
            <text:p>750.321 mm</text:p>
          </table:table-cell>
          <table:table-cell table:style-name="ce9" table:formula="of:=([.AA167]/4000)*6.28*20.5679" office:value-type="float" office:value="749.940188072" calcext:value-type="float">
            <text:p>749.940 mm</text:p>
          </table:table-cell>
          <table:table-cell table:style-name="ce9" table:formula="of:=([.AA167]/4000)*6.28*20.61" office:value-type="float" office:value="751.4752248" calcext:value-type="float">
            <text:p>751.475 mm</text:p>
          </table:table-cell>
          <table:table-cell table:style-name="ce2" office:value-type="float" office:value="23224" calcext:value-type="float">
            <text:p>23224</text:p>
          </table:table-cell>
          <table:table-cell/>
          <table:table-cell table:style-name="ce2" office:value-type="float" office:value="23195" calcext:value-type="float">
            <text:p>23195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68]/4000)*2*PI()*20.5679" office:value-type="float" office:value="2994.65913823239" calcext:value-type="float">
            <text:p>2994.659 mm</text:p>
          </table:table-cell>
          <table:table-cell table:style-name="ce9" table:formula="of:=([.T168]/4000)*6.28*20.5679" office:value-type="float" office:value="2993.140973673" calcext:value-type="float">
            <text:p>2993.141 mm</text:p>
          </table:table-cell>
          <table:table-cell table:style-name="ce9" table:formula="of:=([.T168]/4000)*6.28*20.61" office:value-type="float" office:value="2999.2675707" calcext:value-type="float">
            <text:p>2999.268 mm</text:p>
          </table:table-cell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796" calcext:value-type="float">
            <text:p>92796</text:p>
          </table:table-cell>
          <table:table-cell/>
          <table:table-cell table:style-name="ce5" table:formula="of:=([.AA168]/4000)*2*PI()*20.5679" office:value-type="float" office:value="750.352876605574" calcext:value-type="float">
            <text:p>750.353 mm</text:p>
          </table:table-cell>
          <table:table-cell table:style-name="ce9" table:formula="of:=([.AA168]/4000)*6.28*20.5679" office:value-type="float" office:value="749.972479675" calcext:value-type="float">
            <text:p>749.972 mm</text:p>
          </table:table-cell>
          <table:table-cell table:style-name="ce9" table:formula="of:=([.AA168]/4000)*6.28*20.61" office:value-type="float" office:value="751.5075825" calcext:value-type="float">
            <text:p>751.508 mm</text:p>
          </table:table-cell>
          <table:table-cell table:style-name="ce2" office:value-type="float" office:value="23225" calcext:value-type="float">
            <text:p>23225</text:p>
          </table:table-cell>
          <table:table-cell/>
          <table:table-cell table:style-name="ce2" office:value-type="float" office:value="23210" calcext:value-type="float">
            <text:p>23210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69]/4000)*2*PI()*20.5679" office:value-type="float" office:value="2994.52990630531" calcext:value-type="float">
            <text:p>2994.530 mm</text:p>
          </table:table-cell>
          <table:table-cell table:style-name="ce9" table:formula="of:=([.T169]/4000)*6.28*20.5679" office:value-type="float" office:value="2993.011807261" calcext:value-type="float">
            <text:p>2993.012 mm</text:p>
          </table:table-cell>
          <table:table-cell table:style-name="ce9" table:formula="of:=([.T169]/4000)*6.28*20.61" office:value-type="float" office:value="2999.1381399" calcext:value-type="float">
            <text:p>2999.138 mm</text:p>
          </table:table-cell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147" calcext:value-type="float">
            <text:p>92147</text:p>
          </table:table-cell>
          <table:table-cell/>
          <table:table-cell table:style-name="ce5" table:formula="of:=([.AA169]/4000)*2*PI()*20.5679" office:value-type="float" office:value="750.740572386812" calcext:value-type="float">
            <text:p>750.741 mm</text:p>
          </table:table-cell>
          <table:table-cell table:style-name="ce9" table:formula="of:=([.AA169]/4000)*6.28*20.5679" office:value-type="float" office:value="750.359978911" calcext:value-type="float">
            <text:p>750.360 mm</text:p>
          </table:table-cell>
          <table:table-cell table:style-name="ce9" table:formula="of:=([.AA169]/4000)*6.28*20.61" office:value-type="float" office:value="751.8958749" calcext:value-type="float">
            <text:p>751.896 mm</text:p>
          </table:table-cell>
          <table:table-cell table:style-name="ce2" office:value-type="float" office:value="23237" calcext:value-type="float">
            <text:p>23237</text:p>
          </table:table-cell>
          <table:table-cell/>
          <table:table-cell table:style-name="ce2" office:value-type="float" office:value="23212" calcext:value-type="float">
            <text:p>23212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70]/4000)*2*PI()*20.5679" office:value-type="float" office:value="2994.30375043292" calcext:value-type="float">
            <text:p>2994.304 mm</text:p>
          </table:table-cell>
          <table:table-cell table:style-name="ce9" table:formula="of:=([.T170]/4000)*6.28*20.5679" office:value-type="float" office:value="2992.78576604" calcext:value-type="float">
            <text:p>2992.786 mm</text:p>
          </table:table-cell>
          <table:table-cell table:style-name="ce9" table:formula="of:=([.T170]/4000)*6.28*20.61" office:value-type="float" office:value="2998.911636" calcext:value-type="float">
            <text:p>2998.912 mm</text:p>
          </table:table-cell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796" calcext:value-type="float">
            <text:p>92796</text:p>
          </table:table-cell>
          <table:table-cell/>
          <table:table-cell table:style-name="ce5" table:formula="of:=([.AA170]/4000)*2*PI()*20.5679" office:value-type="float" office:value="750.514416514423" calcext:value-type="float">
            <text:p>750.514 mm</text:p>
          </table:table-cell>
          <table:table-cell table:style-name="ce9" table:formula="of:=([.AA170]/4000)*6.28*20.5679" office:value-type="float" office:value="750.13393769" calcext:value-type="float">
            <text:p>750.134 mm</text:p>
          </table:table-cell>
          <table:table-cell table:style-name="ce9" table:formula="of:=([.AA170]/4000)*6.28*20.61" office:value-type="float" office:value="751.669371" calcext:value-type="float">
            <text:p>751.669 mm</text:p>
          </table:table-cell>
          <table:table-cell table:style-name="ce2" office:value-type="float" office:value="23230" calcext:value-type="float">
            <text:p>23230</text:p>
          </table:table-cell>
          <table:table-cell/>
          <table:table-cell table:style-name="ce2" office:value-type="float" office:value="23215" calcext:value-type="float">
            <text:p>23215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71]/4000)*2*PI()*20.5679" office:value-type="float" office:value="2994.85298612301" calcext:value-type="float">
            <text:p>2994.853 mm</text:p>
          </table:table-cell>
          <table:table-cell table:style-name="ce9" table:formula="of:=([.T171]/4000)*6.28*20.5679" office:value-type="float" office:value="2993.334723291" calcext:value-type="float">
            <text:p>2993.335 mm</text:p>
          </table:table-cell>
          <table:table-cell table:style-name="ce9" table:formula="of:=([.T171]/4000)*6.28*20.61" office:value-type="float" office:value="2999.4617169" calcext:value-type="float">
            <text:p>2999.462 mm</text:p>
          </table:table-cell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/>
          <table:table-cell table:style-name="ce5" table:formula="of:=([.AA171]/4000)*2*PI()*20.5679" office:value-type="float" office:value="750.740572386812" calcext:value-type="float">
            <text:p>750.741 mm</text:p>
          </table:table-cell>
          <table:table-cell table:style-name="ce9" table:formula="of:=([.AA171]/4000)*6.28*20.5679" office:value-type="float" office:value="750.359978911" calcext:value-type="float">
            <text:p>750.360 mm</text:p>
          </table:table-cell>
          <table:table-cell table:style-name="ce9" table:formula="of:=([.AA171]/4000)*6.28*20.61" office:value-type="float" office:value="751.8958749" calcext:value-type="float">
            <text:p>751.896 mm</text:p>
          </table:table-cell>
          <table:table-cell table:style-name="ce2" office:value-type="float" office:value="23237" calcext:value-type="float">
            <text:p>23237</text:p>
          </table:table-cell>
          <table:table-cell/>
          <table:table-cell table:style-name="ce2" office:value-type="float" office:value="23211" calcext:value-type="float">
            <text:p>23211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72]/4000)*2*PI()*20.5679" office:value-type="float" office:value="2994.72375419593" calcext:value-type="float">
            <text:p>2994.724 mm</text:p>
          </table:table-cell>
          <table:table-cell table:style-name="ce9" table:formula="of:=([.T172]/4000)*6.28*20.5679" office:value-type="float" office:value="2993.205556879" calcext:value-type="float">
            <text:p>2993.206 mm</text:p>
          </table:table-cell>
          <table:table-cell table:style-name="ce9" table:formula="of:=([.T172]/4000)*6.28*20.61" office:value-type="float" office:value="2999.3322861" calcext:value-type="float">
            <text:p>2999.332 mm</text:p>
          </table:table-cell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02" calcext:value-type="float">
            <text:p>92802</text:p>
          </table:table-cell>
          <table:table-cell/>
          <table:table-cell table:style-name="ce5" table:formula="of:=([.AA172]/4000)*2*PI()*20.5679" office:value-type="float" office:value="750.385184587343" calcext:value-type="float">
            <text:p>750.385 mm</text:p>
          </table:table-cell>
          <table:table-cell table:style-name="ce9" table:formula="of:=([.AA172]/4000)*6.28*20.5679" office:value-type="float" office:value="750.004771278" calcext:value-type="float">
            <text:p>750.005 mm</text:p>
          </table:table-cell>
          <table:table-cell table:style-name="ce9" table:formula="of:=([.AA172]/4000)*6.28*20.61" office:value-type="float" office:value="751.5399402" calcext:value-type="float">
            <text:p>751.540 mm</text:p>
          </table:table-cell>
          <table:table-cell table:style-name="ce2" office:value-type="float" office:value="23226" calcext:value-type="float">
            <text:p>23226</text:p>
          </table:table-cell>
          <table:table-cell/>
          <table:table-cell table:style-name="ce2" office:value-type="float" office:value="23216" calcext:value-type="float">
            <text:p>23216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73]/4000)*2*PI()*20.5679" office:value-type="float" office:value="2994.43298236" calcext:value-type="float">
            <text:p>2994.433 mm</text:p>
          </table:table-cell>
          <table:table-cell table:style-name="ce9" table:formula="of:=([.T173]/4000)*6.28*20.5679" office:value-type="float" office:value="2992.914932452" calcext:value-type="float">
            <text:p>2992.915 mm</text:p>
          </table:table-cell>
          <table:table-cell table:style-name="ce9" table:formula="of:=([.T173]/4000)*6.28*20.61" office:value-type="float" office:value="2999.0410668" calcext:value-type="float">
            <text:p>2999.041 mm</text:p>
          </table:table-cell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2137" calcext:value-type="float">
            <text:p>92137</text:p>
          </table:table-cell>
          <table:table-cell/>
          <table:table-cell table:style-name="ce5" table:formula="of:=([.AA173]/4000)*2*PI()*20.5679" office:value-type="float" office:value="750.708264405042" calcext:value-type="float">
            <text:p>750.708 mm</text:p>
          </table:table-cell>
          <table:table-cell table:style-name="ce9" table:formula="of:=([.AA173]/4000)*6.28*20.5679" office:value-type="float" office:value="750.327687308" calcext:value-type="float">
            <text:p>750.328 mm</text:p>
          </table:table-cell>
          <table:table-cell table:style-name="ce9" table:formula="of:=([.AA173]/4000)*6.28*20.61" office:value-type="float" office:value="751.8635172" calcext:value-type="float">
            <text:p>751.864 mm</text:p>
          </table:table-cell>
          <table:table-cell table:style-name="ce2" office:value-type="float" office:value="23236" calcext:value-type="float">
            <text:p>23236</text:p>
          </table:table-cell>
          <table:table-cell/>
          <table:table-cell table:style-name="ce2" office:value-type="float" office:value="23209" calcext:value-type="float">
            <text:p>23209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74]/4000)*2*PI()*20.5679" office:value-type="float" office:value="2994.01297859699" calcext:value-type="float">
            <text:p>2994.013 mm</text:p>
          </table:table-cell>
          <table:table-cell table:style-name="ce9" table:formula="of:=([.T174]/4000)*6.28*20.5679" office:value-type="float" office:value="2992.495141613" calcext:value-type="float">
            <text:p>2992.495 mm</text:p>
          </table:table-cell>
          <table:table-cell table:style-name="ce9" table:formula="of:=([.T174]/4000)*6.28*20.61" office:value-type="float" office:value="2998.6204167" calcext:value-type="float">
            <text:p>2998.620 mm</text:p>
          </table:table-cell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/>
          <table:table-cell table:style-name="ce5" table:formula="of:=([.AA174]/4000)*2*PI()*20.5679" office:value-type="float" office:value="750.449800550883" calcext:value-type="float">
            <text:p>750.450 mm</text:p>
          </table:table-cell>
          <table:table-cell table:style-name="ce9" table:formula="of:=([.AA174]/4000)*6.28*20.5679" office:value-type="float" office:value="750.069354484" calcext:value-type="float">
            <text:p>750.069 mm</text:p>
          </table:table-cell>
          <table:table-cell table:style-name="ce9" table:formula="of:=([.AA174]/4000)*6.28*20.61" office:value-type="float" office:value="751.6046556" calcext:value-type="float">
            <text:p>751.605 mm</text:p>
          </table:table-cell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16" calcext:value-type="float">
            <text:p>23216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75]/4000)*2*PI()*20.5679" office:value-type="float" office:value="2994.56221428708" calcext:value-type="float">
            <text:p>2994.562 mm</text:p>
          </table:table-cell>
          <table:table-cell table:style-name="ce9" table:formula="of:=([.T175]/4000)*6.28*20.5679" office:value-type="float" office:value="2993.044098864" calcext:value-type="float">
            <text:p>2993.044 mm</text:p>
          </table:table-cell>
          <table:table-cell table:style-name="ce9" table:formula="of:=([.T175]/4000)*6.28*20.61" office:value-type="float" office:value="2999.1704976" calcext:value-type="float">
            <text:p>2999.170 mm</text:p>
          </table:table-cell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801" calcext:value-type="float">
            <text:p>92801</text:p>
          </table:table-cell>
          <table:table-cell/>
          <table:table-cell table:style-name="ce5" table:formula="of:=([.AA175]/4000)*2*PI()*20.5679" office:value-type="float" office:value="750.611340459732" calcext:value-type="float">
            <text:p>750.611 mm</text:p>
          </table:table-cell>
          <table:table-cell table:style-name="ce9" table:formula="of:=([.AA175]/4000)*6.28*20.5679" office:value-type="float" office:value="750.230812499" calcext:value-type="float">
            <text:p>750.231 mm</text:p>
          </table:table-cell>
          <table:table-cell table:style-name="ce9" table:formula="of:=([.AA175]/4000)*6.28*20.61" office:value-type="float" office:value="751.7664441" calcext:value-type="float">
            <text:p>751.766 mm</text:p>
          </table:table-cell>
          <table:table-cell table:style-name="ce2" office:value-type="float" office:value="23233" calcext:value-type="float">
            <text:p>23233</text:p>
          </table:table-cell>
          <table:table-cell/>
          <table:table-cell table:style-name="ce2" office:value-type="float" office:value="23207" calcext:value-type="float">
            <text:p>23207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176]/4000)*2*PI()*20.5679" office:value-type="float" office:value="2995.33760584956" calcext:value-type="float">
            <text:p>2995.338 mm</text:p>
          </table:table-cell>
          <table:table-cell table:style-name="ce9" table:formula="of:=([.T176]/4000)*6.28*20.5679" office:value-type="float" office:value="2993.819097336" calcext:value-type="float">
            <text:p>2993.819 mm</text:p>
          </table:table-cell>
          <table:table-cell table:style-name="ce9" table:formula="of:=([.T176]/4000)*6.28*20.61" office:value-type="float" office:value="2999.9470824" calcext:value-type="float">
            <text:p>2999.947 mm</text:p>
          </table:table-cell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255" calcext:value-type="float">
            <text:p>92255</text:p>
          </table:table-cell>
          <table:table-cell/>
          <table:table-cell table:style-name="ce5" table:formula="of:=([.AA176]/4000)*2*PI()*20.5679" office:value-type="float" office:value="750.675956423272" calcext:value-type="float">
            <text:p>750.676 mm</text:p>
          </table:table-cell>
          <table:table-cell table:style-name="ce9" table:formula="of:=([.AA176]/4000)*6.28*20.5679" office:value-type="float" office:value="750.295395705" calcext:value-type="float">
            <text:p>750.295 mm</text:p>
          </table:table-cell>
          <table:table-cell table:style-name="ce9" table:formula="of:=([.AA176]/4000)*6.28*20.61" office:value-type="float" office:value="751.8311595" calcext:value-type="float">
            <text:p>751.831 mm</text:p>
          </table:table-cell>
          <table:table-cell table:style-name="ce2" office:value-type="float" office:value="23235" calcext:value-type="float">
            <text:p>23235</text:p>
          </table:table-cell>
          <table:table-cell/>
          <table:table-cell table:style-name="ce2" office:value-type="float" office:value="23204" calcext:value-type="float">
            <text:p>23204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1"/>
          <table:table-cell table:style-name="ce2" office:value-type="float" office:value="92801" calcext:value-type="float">
            <text:p>92801</text:p>
          </table:table-cell>
          <table:table-cell/>
          <table:table-cell table:style-name="ce5" table:formula="of:=([.AA177]/4000)*2*PI()*20.5679" office:value-type="float" office:value="750.449800550883" calcext:value-type="float">
            <text:p>750.450 mm</text:p>
          </table:table-cell>
          <table:table-cell table:style-name="ce9" table:formula="of:=([.AA177]/4000)*6.28*20.5679" office:value-type="float" office:value="750.069354484" calcext:value-type="float">
            <text:p>750.069 mm</text:p>
          </table:table-cell>
          <table:table-cell table:style-name="ce9" table:formula="of:=([.AA177]/4000)*6.28*20.61" office:value-type="float" office:value="751.6046556" calcext:value-type="float">
            <text:p>751.605 mm</text:p>
          </table:table-cell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13" calcext:value-type="float">
            <text:p>23213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178]/4000)*2*PI()*20.5679" office:value-type="float" office:value="750.869804313892" calcext:value-type="float">
            <text:p>750.870 mm</text:p>
          </table:table-cell>
          <table:table-cell table:style-name="ce9" table:formula="of:=([.AA178]/4000)*6.28*20.5679" office:value-type="float" office:value="750.489145323" calcext:value-type="float">
            <text:p>750.489 mm</text:p>
          </table:table-cell>
          <table:table-cell table:style-name="ce9" table:formula="of:=([.AA178]/4000)*6.28*20.61" office:value-type="float" office:value="752.0253057" calcext:value-type="float">
            <text:p>752.025 mm</text:p>
          </table:table-cell>
          <table:table-cell table:style-name="ce2" office:value-type="float" office:value="23241" calcext:value-type="float">
            <text:p>23241</text:p>
          </table:table-cell>
          <table:table-cell/>
          <table:table-cell table:style-name="ce2" office:value-type="float" office:value="23213" calcext:value-type="float">
            <text:p>23213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179]/4000)*2*PI()*20.5679" office:value-type="float" office:value="750.643648441502" calcext:value-type="float">
            <text:p>750.644 mm</text:p>
          </table:table-cell>
          <table:table-cell table:style-name="ce9" table:formula="of:=([.AA179]/4000)*6.28*20.5679" office:value-type="float" office:value="750.263104102" calcext:value-type="float">
            <text:p>750.263 mm</text:p>
          </table:table-cell>
          <table:table-cell table:style-name="ce9" table:formula="of:=([.AA179]/4000)*6.28*20.61" office:value-type="float" office:value="751.7988018" calcext:value-type="float">
            <text:p>751.799 mm</text:p>
          </table:table-cell>
          <table:table-cell table:style-name="ce2" office:value-type="float" office:value="23234" calcext:value-type="float">
            <text:p>23234</text:p>
          </table:table-cell>
          <table:table-cell/>
          <table:table-cell table:style-name="ce2" office:value-type="float" office:value="23218" calcext:value-type="float">
            <text:p>23218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180]/4000)*2*PI()*20.5679" office:value-type="float" office:value="750.966728259201" calcext:value-type="float">
            <text:p>750.967 mm</text:p>
          </table:table-cell>
          <table:table-cell table:style-name="ce9" table:formula="of:=([.AA180]/4000)*6.28*20.5679" office:value-type="float" office:value="750.586020132" calcext:value-type="float">
            <text:p>750.586 mm</text:p>
          </table:table-cell>
          <table:table-cell table:style-name="ce9" table:formula="of:=([.AA180]/4000)*6.28*20.61" office:value-type="float" office:value="752.1223788" calcext:value-type="float">
            <text:p>752.122 mm</text:p>
          </table:table-cell>
          <table:table-cell table:style-name="ce2" office:value-type="float" office:value="23244" calcext:value-type="float">
            <text:p>23244</text:p>
          </table:table-cell>
          <table:table-cell/>
          <table:table-cell table:style-name="ce2" office:value-type="float" office:value="23215" calcext:value-type="float">
            <text:p>23215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181]/4000)*2*PI()*20.5679" office:value-type="float" office:value="750.094412751414" calcext:value-type="float">
            <text:p>750.094 mm</text:p>
          </table:table-cell>
          <table:table-cell table:style-name="ce9" table:formula="of:=([.AA181]/4000)*6.28*20.5679" office:value-type="float" office:value="749.714146851" calcext:value-type="float">
            <text:p>749.714 mm</text:p>
          </table:table-cell>
          <table:table-cell table:style-name="ce9" table:formula="of:=([.AA181]/4000)*6.28*20.61" office:value-type="float" office:value="751.2487209" calcext:value-type="float">
            <text:p>751.249 mm</text:p>
          </table:table-cell>
          <table:table-cell table:style-name="ce2" office:value-type="float" office:value="23217" calcext:value-type="float">
            <text:p>23217</text:p>
          </table:table-cell>
          <table:table-cell/>
          <table:table-cell table:style-name="ce2" office:value-type="float" office:value="23204" calcext:value-type="float">
            <text:p>23204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182]/4000)*2*PI()*20.5679" office:value-type="float" office:value="750.449800550883" calcext:value-type="float">
            <text:p>750.450 mm</text:p>
          </table:table-cell>
          <table:table-cell table:style-name="ce9" table:formula="of:=([.AA182]/4000)*6.28*20.5679" office:value-type="float" office:value="750.069354484" calcext:value-type="float">
            <text:p>750.069 mm</text:p>
          </table:table-cell>
          <table:table-cell table:style-name="ce9" table:formula="of:=([.AA182]/4000)*6.28*20.61" office:value-type="float" office:value="751.6046556" calcext:value-type="float">
            <text:p>751.605 mm</text:p>
          </table:table-cell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01" calcext:value-type="float">
            <text:p>23201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183]/4000)*2*PI()*20.5679" office:value-type="float" office:value="750.449800550883" calcext:value-type="float">
            <text:p>750.450 mm</text:p>
          </table:table-cell>
          <table:table-cell table:style-name="ce9" table:formula="of:=([.AA183]/4000)*6.28*20.5679" office:value-type="float" office:value="750.069354484" calcext:value-type="float">
            <text:p>750.069 mm</text:p>
          </table:table-cell>
          <table:table-cell table:style-name="ce9" table:formula="of:=([.AA183]/4000)*6.28*20.61" office:value-type="float" office:value="751.6046556" calcext:value-type="float">
            <text:p>751.605 mm</text:p>
          </table:table-cell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15" calcext:value-type="float">
            <text:p>23215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184]/4000)*2*PI()*20.5679" office:value-type="float" office:value="750.675956423272" calcext:value-type="float">
            <text:p>750.676 mm</text:p>
          </table:table-cell>
          <table:table-cell table:style-name="ce9" table:formula="of:=([.AA184]/4000)*6.28*20.5679" office:value-type="float" office:value="750.295395705" calcext:value-type="float">
            <text:p>750.295 mm</text:p>
          </table:table-cell>
          <table:table-cell table:style-name="ce9" table:formula="of:=([.AA184]/4000)*6.28*20.61" office:value-type="float" office:value="751.8311595" calcext:value-type="float">
            <text:p>751.831 mm</text:p>
          </table:table-cell>
          <table:table-cell table:style-name="ce2" office:value-type="float" office:value="23235" calcext:value-type="float">
            <text:p>23235</text:p>
          </table:table-cell>
          <table:table-cell/>
          <table:table-cell table:style-name="ce2" office:value-type="float" office:value="23209" calcext:value-type="float">
            <text:p>23209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185]/4000)*2*PI()*20.5679" office:value-type="float" office:value="750.126720733184" calcext:value-type="float">
            <text:p>750.127 mm</text:p>
          </table:table-cell>
          <table:table-cell table:style-name="ce9" table:formula="of:=([.AA185]/4000)*6.28*20.5679" office:value-type="float" office:value="749.746438454" calcext:value-type="float">
            <text:p>749.746 mm</text:p>
          </table:table-cell>
          <table:table-cell table:style-name="ce9" table:formula="of:=([.AA185]/4000)*6.28*20.61" office:value-type="float" office:value="751.2810786" calcext:value-type="float">
            <text:p>751.281 mm</text:p>
          </table:table-cell>
          <table:table-cell table:style-name="ce2" office:value-type="float" office:value="23218" calcext:value-type="float">
            <text:p>23218</text:p>
          </table:table-cell>
          <table:table-cell/>
          <table:table-cell table:style-name="ce2" office:value-type="float" office:value="23210" calcext:value-type="float">
            <text:p>23210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186]/4000)*2*PI()*20.5679" office:value-type="float" office:value="750.579032477963" calcext:value-type="float">
            <text:p>750.579 mm</text:p>
          </table:table-cell>
          <table:table-cell table:style-name="ce9" table:formula="of:=([.AA186]/4000)*6.28*20.5679" office:value-type="float" office:value="750.198520896" calcext:value-type="float">
            <text:p>750.199 mm</text:p>
          </table:table-cell>
          <table:table-cell table:style-name="ce9" table:formula="of:=([.AA186]/4000)*6.28*20.61" office:value-type="float" office:value="751.7340864" calcext:value-type="float">
            <text:p>751.734 mm</text:p>
          </table:table-cell>
          <table:table-cell table:style-name="ce2" office:value-type="float" office:value="23232" calcext:value-type="float">
            <text:p>23232</text:p>
          </table:table-cell>
          <table:table-cell/>
          <table:table-cell table:style-name="ce2" office:value-type="float" office:value="23206" calcext:value-type="float">
            <text:p>23206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187]/4000)*2*PI()*20.5679" office:value-type="float" office:value="749.932872842565" calcext:value-type="float">
            <text:p>749.933 mm</text:p>
          </table:table-cell>
          <table:table-cell table:style-name="ce9" table:formula="of:=([.AA187]/4000)*6.28*20.5679" office:value-type="float" office:value="749.552688836" calcext:value-type="float">
            <text:p>749.553 mm</text:p>
          </table:table-cell>
          <table:table-cell table:style-name="ce9" table:formula="of:=([.AA187]/4000)*6.28*20.61" office:value-type="float" office:value="751.0869324" calcext:value-type="float">
            <text:p>751.087 mm</text:p>
          </table:table-cell>
          <table:table-cell table:style-name="ce2" office:value-type="float" office:value="23212" calcext:value-type="float">
            <text:p>23212</text:p>
          </table:table-cell>
          <table:table-cell/>
          <table:table-cell table:style-name="ce2" office:value-type="float" office:value="23198" calcext:value-type="float">
            <text:p>23198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188]/4000)*2*PI()*20.5679" office:value-type="float" office:value="750.029796787875" calcext:value-type="float">
            <text:p>750.030 mm</text:p>
          </table:table-cell>
          <table:table-cell table:style-name="ce9" table:formula="of:=([.AA188]/4000)*6.28*20.5679" office:value-type="float" office:value="749.649563645" calcext:value-type="float">
            <text:p>749.650 mm</text:p>
          </table:table-cell>
          <table:table-cell table:style-name="ce9" table:formula="of:=([.AA188]/4000)*6.28*20.61" office:value-type="float" office:value="751.1840055" calcext:value-type="float">
            <text:p>751.184 mm</text:p>
          </table:table-cell>
          <table:table-cell table:style-name="ce2" office:value-type="float" office:value="23215" calcext:value-type="float">
            <text:p>23215</text:p>
          </table:table-cell>
          <table:table-cell/>
          <table:table-cell table:style-name="ce2" office:value-type="float" office:value="23187" calcext:value-type="float">
            <text:p>23187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189]/4000)*2*PI()*20.5679" office:value-type="float" office:value="750.126720733184" calcext:value-type="float">
            <text:p>750.127 mm</text:p>
          </table:table-cell>
          <table:table-cell table:style-name="ce9" table:formula="of:=([.AA189]/4000)*6.28*20.5679" office:value-type="float" office:value="749.746438454" calcext:value-type="float">
            <text:p>749.746 mm</text:p>
          </table:table-cell>
          <table:table-cell table:style-name="ce9" table:formula="of:=([.AA189]/4000)*6.28*20.61" office:value-type="float" office:value="751.2810786" calcext:value-type="float">
            <text:p>751.281 mm</text:p>
          </table:table-cell>
          <table:table-cell table:style-name="ce2" office:value-type="float" office:value="23218" calcext:value-type="float">
            <text:p>23218</text:p>
          </table:table-cell>
          <table:table-cell/>
          <table:table-cell table:style-name="ce2" office:value-type="float" office:value="23206" calcext:value-type="float">
            <text:p>23206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190]/4000)*2*PI()*20.5679" office:value-type="float" office:value="749.771332933716" calcext:value-type="float">
            <text:p>749.771 mm</text:p>
          </table:table-cell>
          <table:table-cell table:style-name="ce9" table:formula="of:=([.AA190]/4000)*6.28*20.5679" office:value-type="float" office:value="749.391230821" calcext:value-type="float">
            <text:p>749.391 mm</text:p>
          </table:table-cell>
          <table:table-cell table:style-name="ce9" table:formula="of:=([.AA190]/4000)*6.28*20.61" office:value-type="float" office:value="750.9251439" calcext:value-type="float">
            <text:p>750.925 mm</text:p>
          </table:table-cell>
          <table:table-cell table:style-name="ce2" office:value-type="float" office:value="23207" calcext:value-type="float">
            <text:p>23207</text:p>
          </table:table-cell>
          <table:table-cell/>
          <table:table-cell table:style-name="ce2" office:value-type="float" office:value="23180" calcext:value-type="float">
            <text:p>23180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191]/4000)*2*PI()*20.5679" office:value-type="float" office:value="749.125173298318" calcext:value-type="float">
            <text:p>749.125 mm</text:p>
          </table:table-cell>
          <table:table-cell table:style-name="ce9" table:formula="of:=([.AA191]/4000)*6.28*20.5679" office:value-type="float" office:value="748.745398761" calcext:value-type="float">
            <text:p>748.745 mm</text:p>
          </table:table-cell>
          <table:table-cell table:style-name="ce9" table:formula="of:=([.AA191]/4000)*6.28*20.61" office:value-type="float" office:value="750.2779899" calcext:value-type="float">
            <text:p>750.278 mm</text:p>
          </table:table-cell>
          <table:table-cell table:style-name="ce2" office:value-type="float" office:value="23187" calcext:value-type="float">
            <text:p>23187</text:p>
          </table:table-cell>
          <table:table-cell/>
          <table:table-cell table:style-name="ce2" office:value-type="float" office:value="23175" calcext:value-type="float">
            <text:p>23175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192]/4000)*2*PI()*20.5679" office:value-type="float" office:value="750.288260642034" calcext:value-type="float">
            <text:p>750.288 mm</text:p>
          </table:table-cell>
          <table:table-cell table:style-name="ce9" table:formula="of:=([.AA192]/4000)*6.28*20.5679" office:value-type="float" office:value="749.907896469" calcext:value-type="float">
            <text:p>749.908 mm</text:p>
          </table:table-cell>
          <table:table-cell table:style-name="ce9" table:formula="of:=([.AA192]/4000)*6.28*20.61" office:value-type="float" office:value="751.4428671" calcext:value-type="float">
            <text:p>751.443 mm</text:p>
          </table:table-cell>
          <table:table-cell table:style-name="ce2" office:value-type="float" office:value="23223" calcext:value-type="float">
            <text:p>23223</text:p>
          </table:table-cell>
          <table:table-cell/>
          <table:table-cell table:style-name="ce2" office:value-type="float" office:value="23196" calcext:value-type="float">
            <text:p>23196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193]/4000)*2*PI()*20.5679" office:value-type="float" office:value="750.449800550883" calcext:value-type="float">
            <text:p>750.450 mm</text:p>
          </table:table-cell>
          <table:table-cell table:style-name="ce9" table:formula="of:=([.AA193]/4000)*6.28*20.5679" office:value-type="float" office:value="750.069354484" calcext:value-type="float">
            <text:p>750.069 mm</text:p>
          </table:table-cell>
          <table:table-cell table:style-name="ce9" table:formula="of:=([.AA193]/4000)*6.28*20.61" office:value-type="float" office:value="751.6046556" calcext:value-type="float">
            <text:p>751.605 mm</text:p>
          </table:table-cell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15" calcext:value-type="float">
            <text:p>23215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194]/4000)*2*PI()*20.5679" office:value-type="float" office:value="750.999036240971" calcext:value-type="float">
            <text:p>750.999 mm</text:p>
          </table:table-cell>
          <table:table-cell table:style-name="ce9" table:formula="of:=([.AA194]/4000)*6.28*20.5679" office:value-type="float" office:value="750.618311735" calcext:value-type="float">
            <text:p>750.618 mm</text:p>
          </table:table-cell>
          <table:table-cell table:style-name="ce9" table:formula="of:=([.AA194]/4000)*6.28*20.61" office:value-type="float" office:value="752.1547365" calcext:value-type="float">
            <text:p>752.155 mm</text:p>
          </table:table-cell>
          <table:table-cell table:style-name="ce2" office:value-type="float" office:value="23245" calcext:value-type="float">
            <text:p>23245</text:p>
          </table:table-cell>
          <table:table-cell/>
          <table:table-cell table:style-name="ce2" office:value-type="float" office:value="23221" calcext:value-type="float">
            <text:p>23221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195]/4000)*2*PI()*20.5679" office:value-type="float" office:value="750.837496332122" calcext:value-type="float">
            <text:p>750.837 mm</text:p>
          </table:table-cell>
          <table:table-cell table:style-name="ce9" table:formula="of:=([.AA195]/4000)*6.28*20.5679" office:value-type="float" office:value="750.45685372" calcext:value-type="float">
            <text:p>750.457 mm</text:p>
          </table:table-cell>
          <table:table-cell table:style-name="ce9" table:formula="of:=([.AA195]/4000)*6.28*20.61" office:value-type="float" office:value="751.992948" calcext:value-type="float">
            <text:p>751.993 mm</text:p>
          </table:table-cell>
          <table:table-cell table:style-name="ce2" office:value-type="float" office:value="23240" calcext:value-type="float">
            <text:p>23240</text:p>
          </table:table-cell>
          <table:table-cell/>
          <table:table-cell table:style-name="ce2" office:value-type="float" office:value="23217" calcext:value-type="float">
            <text:p>23217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196]/4000)*2*PI()*20.5679" office:value-type="float" office:value="750.514416514423" calcext:value-type="float">
            <text:p>750.514 mm</text:p>
          </table:table-cell>
          <table:table-cell table:style-name="ce9" table:formula="of:=([.AA196]/4000)*6.28*20.5679" office:value-type="float" office:value="750.13393769" calcext:value-type="float">
            <text:p>750.134 mm</text:p>
          </table:table-cell>
          <table:table-cell table:style-name="ce9" table:formula="of:=([.AA196]/4000)*6.28*20.61" office:value-type="float" office:value="751.669371" calcext:value-type="float">
            <text:p>751.669 mm</text:p>
          </table:table-cell>
          <table:table-cell table:style-name="ce2" office:value-type="float" office:value="23230" calcext:value-type="float">
            <text:p>23230</text:p>
          </table:table-cell>
          <table:table-cell/>
          <table:table-cell table:style-name="ce2" office:value-type="float" office:value="23218" calcext:value-type="float">
            <text:p>23218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197]/4000)*2*PI()*20.5679" office:value-type="float" office:value="750.708264405042" calcext:value-type="float">
            <text:p>750.708 mm</text:p>
          </table:table-cell>
          <table:table-cell table:style-name="ce9" table:formula="of:=([.AA197]/4000)*6.28*20.5679" office:value-type="float" office:value="750.327687308" calcext:value-type="float">
            <text:p>750.328 mm</text:p>
          </table:table-cell>
          <table:table-cell table:style-name="ce9" table:formula="of:=([.AA197]/4000)*6.28*20.61" office:value-type="float" office:value="751.8635172" calcext:value-type="float">
            <text:p>751.864 mm</text:p>
          </table:table-cell>
          <table:table-cell table:style-name="ce2" office:value-type="float" office:value="23236" calcext:value-type="float">
            <text:p>23236</text:p>
          </table:table-cell>
          <table:table-cell/>
          <table:table-cell table:style-name="ce2" office:value-type="float" office:value="23211" calcext:value-type="float">
            <text:p>23211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198]/4000)*2*PI()*20.5679" office:value-type="float" office:value="750.805188350352" calcext:value-type="float">
            <text:p>750.805 mm</text:p>
          </table:table-cell>
          <table:table-cell table:style-name="ce9" table:formula="of:=([.AA198]/4000)*6.28*20.5679" office:value-type="float" office:value="750.424562117" calcext:value-type="float">
            <text:p>750.425 mm</text:p>
          </table:table-cell>
          <table:table-cell table:style-name="ce9" table:formula="of:=([.AA198]/4000)*6.28*20.61" office:value-type="float" office:value="751.9605903" calcext:value-type="float">
            <text:p>751.961 mm</text:p>
          </table:table-cell>
          <table:table-cell table:style-name="ce2" office:value-type="float" office:value="23239" calcext:value-type="float">
            <text:p>23239</text:p>
          </table:table-cell>
          <table:table-cell/>
          <table:table-cell table:style-name="ce2" office:value-type="float" office:value="23228" calcext:value-type="float">
            <text:p>23228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199]/4000)*2*PI()*20.5679" office:value-type="float" office:value="751.031344222741" calcext:value-type="float">
            <text:p>751.031 mm</text:p>
          </table:table-cell>
          <table:table-cell table:style-name="ce9" table:formula="of:=([.AA199]/4000)*6.28*20.5679" office:value-type="float" office:value="750.650603338" calcext:value-type="float">
            <text:p>750.651 mm</text:p>
          </table:table-cell>
          <table:table-cell table:style-name="ce9" table:formula="of:=([.AA199]/4000)*6.28*20.61" office:value-type="float" office:value="752.1870942" calcext:value-type="float">
            <text:p>752.187 mm</text:p>
          </table:table-cell>
          <table:table-cell table:style-name="ce2" office:value-type="float" office:value="23246" calcext:value-type="float">
            <text:p>23246</text:p>
          </table:table-cell>
          <table:table-cell/>
          <table:table-cell table:style-name="ce2" office:value-type="float" office:value="23223" calcext:value-type="float">
            <text:p>23223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00]/4000)*2*PI()*20.5679" office:value-type="float" office:value="749.674408988406" calcext:value-type="float">
            <text:p>749.674 mm</text:p>
          </table:table-cell>
          <table:table-cell table:style-name="ce9" table:formula="of:=([.AA200]/4000)*6.28*20.5679" office:value-type="float" office:value="749.294356012" calcext:value-type="float">
            <text:p>749.294 mm</text:p>
          </table:table-cell>
          <table:table-cell table:style-name="ce9" table:formula="of:=([.AA200]/4000)*6.28*20.61" office:value-type="float" office:value="750.8280708" calcext:value-type="float">
            <text:p>750.828 mm</text:p>
          </table:table-cell>
          <table:table-cell table:style-name="ce2" office:value-type="float" office:value="23204" calcext:value-type="float">
            <text:p>23204</text:p>
          </table:table-cell>
          <table:table-cell/>
          <table:table-cell table:style-name="ce2" office:value-type="float" office:value="23190" calcext:value-type="float">
            <text:p>23190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01]/4000)*2*PI()*20.5679" office:value-type="float" office:value="750.159028714954" calcext:value-type="float">
            <text:p>750.159 mm</text:p>
          </table:table-cell>
          <table:table-cell table:style-name="ce9" table:formula="of:=([.AA201]/4000)*6.28*20.5679" office:value-type="float" office:value="749.778730057" calcext:value-type="float">
            <text:p>749.779 mm</text:p>
          </table:table-cell>
          <table:table-cell table:style-name="ce9" table:formula="of:=([.AA201]/4000)*6.28*20.61" office:value-type="float" office:value="751.3134363" calcext:value-type="float">
            <text:p>751.313 mm</text:p>
          </table:table-cell>
          <table:table-cell table:style-name="ce2" office:value-type="float" office:value="23219" calcext:value-type="float">
            <text:p>23219</text:p>
          </table:table-cell>
          <table:table-cell/>
          <table:table-cell table:style-name="ce2" office:value-type="float" office:value="23196" calcext:value-type="float">
            <text:p>23196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02]/4000)*2*PI()*20.5679" office:value-type="float" office:value="750.094412751414" calcext:value-type="float">
            <text:p>750.094 mm</text:p>
          </table:table-cell>
          <table:table-cell table:style-name="ce9" table:formula="of:=([.AA202]/4000)*6.28*20.5679" office:value-type="float" office:value="749.714146851" calcext:value-type="float">
            <text:p>749.714 mm</text:p>
          </table:table-cell>
          <table:table-cell table:style-name="ce9" table:formula="of:=([.AA202]/4000)*6.28*20.61" office:value-type="float" office:value="751.2487209" calcext:value-type="float">
            <text:p>751.249 mm</text:p>
          </table:table-cell>
          <table:table-cell table:style-name="ce2" office:value-type="float" office:value="23217" calcext:value-type="float">
            <text:p>23217</text:p>
          </table:table-cell>
          <table:table-cell/>
          <table:table-cell table:style-name="ce2" office:value-type="float" office:value="23207" calcext:value-type="float">
            <text:p>23207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03]/4000)*2*PI()*20.5679" office:value-type="float" office:value="750.417492569113" calcext:value-type="float">
            <text:p>750.417 mm</text:p>
          </table:table-cell>
          <table:table-cell table:style-name="ce9" table:formula="of:=([.AA203]/4000)*6.28*20.5679" office:value-type="float" office:value="750.037062881" calcext:value-type="float">
            <text:p>750.037 mm</text:p>
          </table:table-cell>
          <table:table-cell table:style-name="ce9" table:formula="of:=([.AA203]/4000)*6.28*20.61" office:value-type="float" office:value="751.5722979" calcext:value-type="float">
            <text:p>751.572 mm</text:p>
          </table:table-cell>
          <table:table-cell table:style-name="ce2" office:value-type="float" office:value="23227" calcext:value-type="float">
            <text:p>23227</text:p>
          </table:table-cell>
          <table:table-cell/>
          <table:table-cell table:style-name="ce2" office:value-type="float" office:value="23203" calcext:value-type="float">
            <text:p>23203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04]/4000)*2*PI()*20.5679" office:value-type="float" office:value="749.803640915485" calcext:value-type="float">
            <text:p>749.804 mm</text:p>
          </table:table-cell>
          <table:table-cell table:style-name="ce9" table:formula="of:=([.AA204]/4000)*6.28*20.5679" office:value-type="float" office:value="749.423522424" calcext:value-type="float">
            <text:p>749.424 mm</text:p>
          </table:table-cell>
          <table:table-cell table:style-name="ce9" table:formula="of:=([.AA204]/4000)*6.28*20.61" office:value-type="float" office:value="750.9575016" calcext:value-type="float">
            <text:p>750.958 mm</text:p>
          </table:table-cell>
          <table:table-cell table:style-name="ce2" office:value-type="float" office:value="23208" calcext:value-type="float">
            <text:p>23208</text:p>
          </table:table-cell>
          <table:table-cell/>
          <table:table-cell table:style-name="ce2" office:value-type="float" office:value="23199" calcext:value-type="float">
            <text:p>23199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05]/4000)*2*PI()*20.5679" office:value-type="float" office:value="749.997488806105" calcext:value-type="float">
            <text:p>749.997 mm</text:p>
          </table:table-cell>
          <table:table-cell table:style-name="ce9" table:formula="of:=([.AA205]/4000)*6.28*20.5679" office:value-type="float" office:value="749.617272042" calcext:value-type="float">
            <text:p>749.617 mm</text:p>
          </table:table-cell>
          <table:table-cell table:style-name="ce9" table:formula="of:=([.AA205]/4000)*6.28*20.61" office:value-type="float" office:value="751.1516478" calcext:value-type="float">
            <text:p>751.152 mm</text:p>
          </table:table-cell>
          <table:table-cell table:style-name="ce2" office:value-type="float" office:value="23214" calcext:value-type="float">
            <text:p>23214</text:p>
          </table:table-cell>
          <table:table-cell/>
          <table:table-cell table:style-name="ce2" office:value-type="float" office:value="23189" calcext:value-type="float">
            <text:p>23189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06]/4000)*2*PI()*20.5679" office:value-type="float" office:value="749.480561097787" calcext:value-type="float">
            <text:p>749.481 mm</text:p>
          </table:table-cell>
          <table:table-cell table:style-name="ce9" table:formula="of:=([.AA206]/4000)*6.28*20.5679" office:value-type="float" office:value="749.100606394" calcext:value-type="float">
            <text:p>749.101 mm</text:p>
          </table:table-cell>
          <table:table-cell table:style-name="ce9" table:formula="of:=([.AA206]/4000)*6.28*20.61" office:value-type="float" office:value="750.6339246" calcext:value-type="float">
            <text:p>750.634 mm</text:p>
          </table:table-cell>
          <table:table-cell table:style-name="ce2" office:value-type="float" office:value="23198" calcext:value-type="float">
            <text:p>23198</text:p>
          </table:table-cell>
          <table:table-cell/>
          <table:table-cell table:style-name="ce2" office:value-type="float" office:value="23186" calcext:value-type="float">
            <text:p>23186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07]/4000)*2*PI()*20.5679" office:value-type="float" office:value="750.029796787875" calcext:value-type="float">
            <text:p>750.030 mm</text:p>
          </table:table-cell>
          <table:table-cell table:style-name="ce9" table:formula="of:=([.AA207]/4000)*6.28*20.5679" office:value-type="float" office:value="749.649563645" calcext:value-type="float">
            <text:p>749.650 mm</text:p>
          </table:table-cell>
          <table:table-cell table:style-name="ce9" table:formula="of:=([.AA207]/4000)*6.28*20.61" office:value-type="float" office:value="751.1840055" calcext:value-type="float">
            <text:p>751.184 mm</text:p>
          </table:table-cell>
          <table:table-cell table:style-name="ce2" office:value-type="float" office:value="23215" calcext:value-type="float">
            <text:p>23215</text:p>
          </table:table-cell>
          <table:table-cell/>
          <table:table-cell table:style-name="ce2" office:value-type="float" office:value="23192" calcext:value-type="float">
            <text:p>23192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08]/4000)*2*PI()*20.5679" office:value-type="float" office:value="749.448253116017" calcext:value-type="float">
            <text:p>749.448 mm</text:p>
          </table:table-cell>
          <table:table-cell table:style-name="ce9" table:formula="of:=([.AA208]/4000)*6.28*20.5679" office:value-type="float" office:value="749.068314791" calcext:value-type="float">
            <text:p>749.068 mm</text:p>
          </table:table-cell>
          <table:table-cell table:style-name="ce9" table:formula="of:=([.AA208]/4000)*6.28*20.61" office:value-type="float" office:value="750.6015669" calcext:value-type="float">
            <text:p>750.602 mm</text:p>
          </table:table-cell>
          <table:table-cell table:style-name="ce2" office:value-type="float" office:value="23197" calcext:value-type="float">
            <text:p>23197</text:p>
          </table:table-cell>
          <table:table-cell/>
          <table:table-cell table:style-name="ce2" office:value-type="float" office:value="23186" calcext:value-type="float">
            <text:p>23186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09]/4000)*2*PI()*20.5679" office:value-type="float" office:value="749.706716970176" calcext:value-type="float">
            <text:p>749.707 mm</text:p>
          </table:table-cell>
          <table:table-cell table:style-name="ce9" table:formula="of:=([.AA209]/4000)*6.28*20.5679" office:value-type="float" office:value="749.326647615" calcext:value-type="float">
            <text:p>749.327 mm</text:p>
          </table:table-cell>
          <table:table-cell table:style-name="ce9" table:formula="of:=([.AA209]/4000)*6.28*20.61" office:value-type="float" office:value="750.8604285" calcext:value-type="float">
            <text:p>750.860 mm</text:p>
          </table:table-cell>
          <table:table-cell table:style-name="ce2" office:value-type="float" office:value="23205" calcext:value-type="float">
            <text:p>23205</text:p>
          </table:table-cell>
          <table:table-cell/>
          <table:table-cell table:style-name="ce2" office:value-type="float" office:value="23180" calcext:value-type="float">
            <text:p>23180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10]/4000)*2*PI()*20.5679" office:value-type="float" office:value="749.609793024866" calcext:value-type="float">
            <text:p>749.610 mm</text:p>
          </table:table-cell>
          <table:table-cell table:style-name="ce9" table:formula="of:=([.AA210]/4000)*6.28*20.5679" office:value-type="float" office:value="749.229772806" calcext:value-type="float">
            <text:p>749.230 mm</text:p>
          </table:table-cell>
          <table:table-cell table:style-name="ce9" table:formula="of:=([.AA210]/4000)*6.28*20.61" office:value-type="float" office:value="750.7633554" calcext:value-type="float">
            <text:p>750.763 mm</text:p>
          </table:table-cell>
          <table:table-cell table:style-name="ce2" office:value-type="float" office:value="23202" calcext:value-type="float">
            <text:p>23202</text:p>
          </table:table-cell>
          <table:table-cell/>
          <table:table-cell table:style-name="ce2" office:value-type="float" office:value="23187" calcext:value-type="float">
            <text:p>23187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11]/4000)*2*PI()*20.5679" office:value-type="float" office:value="750.159028714954" calcext:value-type="float">
            <text:p>750.159 mm</text:p>
          </table:table-cell>
          <table:table-cell table:style-name="ce9" table:formula="of:=([.AA211]/4000)*6.28*20.5679" office:value-type="float" office:value="749.778730057" calcext:value-type="float">
            <text:p>749.779 mm</text:p>
          </table:table-cell>
          <table:table-cell table:style-name="ce9" table:formula="of:=([.AA211]/4000)*6.28*20.61" office:value-type="float" office:value="751.3134363" calcext:value-type="float">
            <text:p>751.313 mm</text:p>
          </table:table-cell>
          <table:table-cell table:style-name="ce2" office:value-type="float" office:value="23219" calcext:value-type="float">
            <text:p>23219</text:p>
          </table:table-cell>
          <table:table-cell/>
          <table:table-cell table:style-name="ce2" office:value-type="float" office:value="23192" calcext:value-type="float">
            <text:p>23192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12]/4000)*2*PI()*20.5679" office:value-type="float" office:value="749.803640915485" calcext:value-type="float">
            <text:p>749.804 mm</text:p>
          </table:table-cell>
          <table:table-cell table:style-name="ce9" table:formula="of:=([.AA212]/4000)*6.28*20.5679" office:value-type="float" office:value="749.423522424" calcext:value-type="float">
            <text:p>749.424 mm</text:p>
          </table:table-cell>
          <table:table-cell table:style-name="ce9" table:formula="of:=([.AA212]/4000)*6.28*20.61" office:value-type="float" office:value="750.9575016" calcext:value-type="float">
            <text:p>750.958 mm</text:p>
          </table:table-cell>
          <table:table-cell table:style-name="ce2" office:value-type="float" office:value="23208" calcext:value-type="float">
            <text:p>23208</text:p>
          </table:table-cell>
          <table:table-cell/>
          <table:table-cell table:style-name="ce2" office:value-type="float" office:value="23194" calcext:value-type="float">
            <text:p>23194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13]/4000)*2*PI()*20.5679" office:value-type="float" office:value="750.191336696724" calcext:value-type="float">
            <text:p>750.191 mm</text:p>
          </table:table-cell>
          <table:table-cell table:style-name="ce9" table:formula="of:=([.AA213]/4000)*6.28*20.5679" office:value-type="float" office:value="749.81102166" calcext:value-type="float">
            <text:p>749.811 mm</text:p>
          </table:table-cell>
          <table:table-cell table:style-name="ce9" table:formula="of:=([.AA213]/4000)*6.28*20.61" office:value-type="float" office:value="751.345794" calcext:value-type="float">
            <text:p>751.346 mm</text:p>
          </table:table-cell>
          <table:table-cell table:style-name="ce2" office:value-type="float" office:value="23220" calcext:value-type="float">
            <text:p>23220</text:p>
          </table:table-cell>
          <table:table-cell/>
          <table:table-cell table:style-name="ce2" office:value-type="float" office:value="23193" calcext:value-type="float">
            <text:p>23193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14]/4000)*2*PI()*20.5679" office:value-type="float" office:value="750.255952660264" calcext:value-type="float">
            <text:p>750.256 mm</text:p>
          </table:table-cell>
          <table:table-cell table:style-name="ce9" table:formula="of:=([.AA214]/4000)*6.28*20.5679" office:value-type="float" office:value="749.875604866" calcext:value-type="float">
            <text:p>749.876 mm</text:p>
          </table:table-cell>
          <table:table-cell table:style-name="ce9" table:formula="of:=([.AA214]/4000)*6.28*20.61" office:value-type="float" office:value="751.4105094" calcext:value-type="float">
            <text:p>751.411 mm</text:p>
          </table:table-cell>
          <table:table-cell table:style-name="ce2" office:value-type="float" office:value="23222" calcext:value-type="float">
            <text:p>23222</text:p>
          </table:table-cell>
          <table:table-cell/>
          <table:table-cell table:style-name="ce2" office:value-type="float" office:value="23207" calcext:value-type="float">
            <text:p>23207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15]/4000)*2*PI()*20.5679" office:value-type="float" office:value="750.094412751414" calcext:value-type="float">
            <text:p>750.094 mm</text:p>
          </table:table-cell>
          <table:table-cell table:style-name="ce9" table:formula="of:=([.AA215]/4000)*6.28*20.5679" office:value-type="float" office:value="749.714146851" calcext:value-type="float">
            <text:p>749.714 mm</text:p>
          </table:table-cell>
          <table:table-cell table:style-name="ce9" table:formula="of:=([.AA215]/4000)*6.28*20.61" office:value-type="float" office:value="751.2487209" calcext:value-type="float">
            <text:p>751.249 mm</text:p>
          </table:table-cell>
          <table:table-cell table:style-name="ce2" office:value-type="float" office:value="23217" calcext:value-type="float">
            <text:p>23217</text:p>
          </table:table-cell>
          <table:table-cell/>
          <table:table-cell table:style-name="ce2" office:value-type="float" office:value="23192" calcext:value-type="float">
            <text:p>23192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16]/4000)*2*PI()*20.5679" office:value-type="float" office:value="749.868256879025" calcext:value-type="float">
            <text:p>749.868 mm</text:p>
          </table:table-cell>
          <table:table-cell table:style-name="ce9" table:formula="of:=([.AA216]/4000)*6.28*20.5679" office:value-type="float" office:value="749.48810563" calcext:value-type="float">
            <text:p>749.488 mm</text:p>
          </table:table-cell>
          <table:table-cell table:style-name="ce9" table:formula="of:=([.AA216]/4000)*6.28*20.61" office:value-type="float" office:value="751.022217" calcext:value-type="float">
            <text:p>751.022 mm</text:p>
          </table:table-cell>
          <table:table-cell table:style-name="ce2" office:value-type="float" office:value="23210" calcext:value-type="float">
            <text:p>23210</text:p>
          </table:table-cell>
          <table:table-cell/>
          <table:table-cell table:style-name="ce2" office:value-type="float" office:value="23199" calcext:value-type="float">
            <text:p>23199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17]/4000)*2*PI()*20.5679" office:value-type="float" office:value="750.126720733184" calcext:value-type="float">
            <text:p>750.127 mm</text:p>
          </table:table-cell>
          <table:table-cell table:style-name="ce9" table:formula="of:=([.AA217]/4000)*6.28*20.5679" office:value-type="float" office:value="749.746438454" calcext:value-type="float">
            <text:p>749.746 mm</text:p>
          </table:table-cell>
          <table:table-cell table:style-name="ce9" table:formula="of:=([.AA217]/4000)*6.28*20.61" office:value-type="float" office:value="751.2810786" calcext:value-type="float">
            <text:p>751.281 mm</text:p>
          </table:table-cell>
          <table:table-cell table:style-name="ce2" office:value-type="float" office:value="23218" calcext:value-type="float">
            <text:p>23218</text:p>
          </table:table-cell>
          <table:table-cell/>
          <table:table-cell table:style-name="ce2" office:value-type="float" office:value="23192" calcext:value-type="float">
            <text:p>23192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18]/4000)*2*PI()*20.5679" office:value-type="float" office:value="749.545177061326" calcext:value-type="float">
            <text:p>749.545 mm</text:p>
          </table:table-cell>
          <table:table-cell table:style-name="ce9" table:formula="of:=([.AA218]/4000)*6.28*20.5679" office:value-type="float" office:value="749.1651896" calcext:value-type="float">
            <text:p>749.165 mm</text:p>
          </table:table-cell>
          <table:table-cell table:style-name="ce9" table:formula="of:=([.AA218]/4000)*6.28*20.61" office:value-type="float" office:value="750.69864" calcext:value-type="float">
            <text:p>750.699 mm</text:p>
          </table:table-cell>
          <table:table-cell table:style-name="ce2" office:value-type="float" office:value="23200" calcext:value-type="float">
            <text:p>23200</text:p>
          </table:table-cell>
          <table:table-cell/>
          <table:table-cell table:style-name="ce2" office:value-type="float" office:value="23191" calcext:value-type="float">
            <text:p>23191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19]/4000)*2*PI()*20.5679" office:value-type="float" office:value="750.223644678494" calcext:value-type="float">
            <text:p>750.224 mm</text:p>
          </table:table-cell>
          <table:table-cell table:style-name="ce9" table:formula="of:=([.AA219]/4000)*6.28*20.5679" office:value-type="float" office:value="749.843313263" calcext:value-type="float">
            <text:p>749.843 mm</text:p>
          </table:table-cell>
          <table:table-cell table:style-name="ce9" table:formula="of:=([.AA219]/4000)*6.28*20.61" office:value-type="float" office:value="751.3781517" calcext:value-type="float">
            <text:p>751.378 mm</text:p>
          </table:table-cell>
          <table:table-cell table:style-name="ce2" office:value-type="float" office:value="23221" calcext:value-type="float">
            <text:p>23221</text:p>
          </table:table-cell>
          <table:table-cell/>
          <table:table-cell table:style-name="ce2" office:value-type="float" office:value="23200" calcext:value-type="float">
            <text:p>23200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20]/4000)*2*PI()*20.5679" office:value-type="float" office:value="749.900564860795" calcext:value-type="float">
            <text:p>749.901 mm</text:p>
          </table:table-cell>
          <table:table-cell table:style-name="ce9" table:formula="of:=([.AA220]/4000)*6.28*20.5679" office:value-type="float" office:value="749.520397233" calcext:value-type="float">
            <text:p>749.520 mm</text:p>
          </table:table-cell>
          <table:table-cell table:style-name="ce9" table:formula="of:=([.AA220]/4000)*6.28*20.61" office:value-type="float" office:value="751.0545747" calcext:value-type="float">
            <text:p>751.055 mm</text:p>
          </table:table-cell>
          <table:table-cell table:style-name="ce2" office:value-type="float" office:value="23211" calcext:value-type="float">
            <text:p>23211</text:p>
          </table:table-cell>
          <table:table-cell/>
          <table:table-cell table:style-name="ce2" office:value-type="float" office:value="23203" calcext:value-type="float">
            <text:p>23203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21]/4000)*2*PI()*20.5679" office:value-type="float" office:value="750.482108532653" calcext:value-type="float">
            <text:p>750.482 mm</text:p>
          </table:table-cell>
          <table:table-cell table:style-name="ce9" table:formula="of:=([.AA221]/4000)*6.28*20.5679" office:value-type="float" office:value="750.101646087" calcext:value-type="float">
            <text:p>750.102 mm</text:p>
          </table:table-cell>
          <table:table-cell table:style-name="ce9" table:formula="of:=([.AA221]/4000)*6.28*20.61" office:value-type="float" office:value="751.6370133" calcext:value-type="float">
            <text:p>751.637 mm</text:p>
          </table:table-cell>
          <table:table-cell table:style-name="ce2" office:value-type="float" office:value="23229" calcext:value-type="float">
            <text:p>23229</text:p>
          </table:table-cell>
          <table:table-cell/>
          <table:table-cell table:style-name="ce2" office:value-type="float" office:value="23205" calcext:value-type="float">
            <text:p>23205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22]/4000)*2*PI()*20.5679" office:value-type="float" office:value="750.029796787875" calcext:value-type="float">
            <text:p>750.030 mm</text:p>
          </table:table-cell>
          <table:table-cell table:style-name="ce9" table:formula="of:=([.AA222]/4000)*6.28*20.5679" office:value-type="float" office:value="749.649563645" calcext:value-type="float">
            <text:p>749.650 mm</text:p>
          </table:table-cell>
          <table:table-cell table:style-name="ce9" table:formula="of:=([.AA222]/4000)*6.28*20.61" office:value-type="float" office:value="751.1840055" calcext:value-type="float">
            <text:p>751.184 mm</text:p>
          </table:table-cell>
          <table:table-cell table:style-name="ce2" office:value-type="float" office:value="23215" calcext:value-type="float">
            <text:p>23215</text:p>
          </table:table-cell>
          <table:table-cell/>
          <table:table-cell table:style-name="ce2" office:value-type="float" office:value="23209" calcext:value-type="float">
            <text:p>23209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23]/4000)*2*PI()*20.5679" office:value-type="float" office:value="750.514416514423" calcext:value-type="float">
            <text:p>750.514 mm</text:p>
          </table:table-cell>
          <table:table-cell table:style-name="ce9" table:formula="of:=([.AA223]/4000)*6.28*20.5679" office:value-type="float" office:value="750.13393769" calcext:value-type="float">
            <text:p>750.134 mm</text:p>
          </table:table-cell>
          <table:table-cell table:style-name="ce9" table:formula="of:=([.AA223]/4000)*6.28*20.61" office:value-type="float" office:value="751.669371" calcext:value-type="float">
            <text:p>751.669 mm</text:p>
          </table:table-cell>
          <table:table-cell table:style-name="ce2" office:value-type="float" office:value="23230" calcext:value-type="float">
            <text:p>23230</text:p>
          </table:table-cell>
          <table:table-cell/>
          <table:table-cell table:style-name="ce2" office:value-type="float" office:value="23207" calcext:value-type="float">
            <text:p>23207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24]/4000)*2*PI()*20.5679" office:value-type="float" office:value="749.900564860795" calcext:value-type="float">
            <text:p>749.901 mm</text:p>
          </table:table-cell>
          <table:table-cell table:style-name="ce9" table:formula="of:=([.AA224]/4000)*6.28*20.5679" office:value-type="float" office:value="749.520397233" calcext:value-type="float">
            <text:p>749.520 mm</text:p>
          </table:table-cell>
          <table:table-cell table:style-name="ce9" table:formula="of:=([.AA224]/4000)*6.28*20.61" office:value-type="float" office:value="751.0545747" calcext:value-type="float">
            <text:p>751.055 mm</text:p>
          </table:table-cell>
          <table:table-cell table:style-name="ce2" office:value-type="float" office:value="23211" calcext:value-type="float">
            <text:p>23211</text:p>
          </table:table-cell>
          <table:table-cell/>
          <table:table-cell table:style-name="ce2" office:value-type="float" office:value="23202" calcext:value-type="float">
            <text:p>23202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25]/4000)*2*PI()*20.5679" office:value-type="float" office:value="749.932872842565" calcext:value-type="float">
            <text:p>749.933 mm</text:p>
          </table:table-cell>
          <table:table-cell table:style-name="ce9" table:formula="of:=([.AA225]/4000)*6.28*20.5679" office:value-type="float" office:value="749.552688836" calcext:value-type="float">
            <text:p>749.553 mm</text:p>
          </table:table-cell>
          <table:table-cell table:style-name="ce9" table:formula="of:=([.AA225]/4000)*6.28*20.61" office:value-type="float" office:value="751.0869324" calcext:value-type="float">
            <text:p>751.087 mm</text:p>
          </table:table-cell>
          <table:table-cell table:style-name="ce2" office:value-type="float" office:value="23212" calcext:value-type="float">
            <text:p>23212</text:p>
          </table:table-cell>
          <table:table-cell/>
          <table:table-cell table:style-name="ce2" office:value-type="float" office:value="23188" calcext:value-type="float">
            <text:p>23188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26]/4000)*2*PI()*20.5679" office:value-type="float" office:value="749.254405225397" calcext:value-type="float">
            <text:p>749.254 mm</text:p>
          </table:table-cell>
          <table:table-cell table:style-name="ce9" table:formula="of:=([.AA226]/4000)*6.28*20.5679" office:value-type="float" office:value="748.874565173" calcext:value-type="float">
            <text:p>748.875 mm</text:p>
          </table:table-cell>
          <table:table-cell table:style-name="ce9" table:formula="of:=([.AA226]/4000)*6.28*20.61" office:value-type="float" office:value="750.4074207" calcext:value-type="float">
            <text:p>750.407 mm</text:p>
          </table:table-cell>
          <table:table-cell table:style-name="ce2" office:value-type="float" office:value="23191" calcext:value-type="float">
            <text:p>23191</text:p>
          </table:table-cell>
          <table:table-cell/>
          <table:table-cell table:style-name="ce2" office:value-type="float" office:value="23184" calcext:value-type="float">
            <text:p>23184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27]/4000)*2*PI()*20.5679" office:value-type="float" office:value="749.448253116017" calcext:value-type="float">
            <text:p>749.448 mm</text:p>
          </table:table-cell>
          <table:table-cell table:style-name="ce9" table:formula="of:=([.AA227]/4000)*6.28*20.5679" office:value-type="float" office:value="749.068314791" calcext:value-type="float">
            <text:p>749.068 mm</text:p>
          </table:table-cell>
          <table:table-cell table:style-name="ce9" table:formula="of:=([.AA227]/4000)*6.28*20.61" office:value-type="float" office:value="750.6015669" calcext:value-type="float">
            <text:p>750.602 mm</text:p>
          </table:table-cell>
          <table:table-cell table:style-name="ce2" office:value-type="float" office:value="23197" calcext:value-type="float">
            <text:p>23197</text:p>
          </table:table-cell>
          <table:table-cell/>
          <table:table-cell table:style-name="ce2" office:value-type="float" office:value="23172" calcext:value-type="float">
            <text:p>23172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28]/4000)*2*PI()*20.5679" office:value-type="float" office:value="749.545177061326" calcext:value-type="float">
            <text:p>749.545 mm</text:p>
          </table:table-cell>
          <table:table-cell table:style-name="ce9" table:formula="of:=([.AA228]/4000)*6.28*20.5679" office:value-type="float" office:value="749.1651896" calcext:value-type="float">
            <text:p>749.165 mm</text:p>
          </table:table-cell>
          <table:table-cell table:style-name="ce9" table:formula="of:=([.AA228]/4000)*6.28*20.61" office:value-type="float" office:value="750.69864" calcext:value-type="float">
            <text:p>750.699 mm</text:p>
          </table:table-cell>
          <table:table-cell table:style-name="ce2" office:value-type="float" office:value="23200" calcext:value-type="float">
            <text:p>23200</text:p>
          </table:table-cell>
          <table:table-cell/>
          <table:table-cell table:style-name="ce2" office:value-type="float" office:value="23193" calcext:value-type="float">
            <text:p>23193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29]/4000)*2*PI()*20.5679" office:value-type="float" office:value="750.449800550883" calcext:value-type="float">
            <text:p>750.450 mm</text:p>
          </table:table-cell>
          <table:table-cell table:style-name="ce9" table:formula="of:=([.AA229]/4000)*6.28*20.5679" office:value-type="float" office:value="750.069354484" calcext:value-type="float">
            <text:p>750.069 mm</text:p>
          </table:table-cell>
          <table:table-cell table:style-name="ce9" table:formula="of:=([.AA229]/4000)*6.28*20.61" office:value-type="float" office:value="751.6046556" calcext:value-type="float">
            <text:p>751.605 mm</text:p>
          </table:table-cell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05" calcext:value-type="float">
            <text:p>23205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30]/4000)*2*PI()*20.5679" office:value-type="float" office:value="749.932872842565" calcext:value-type="float">
            <text:p>749.933 mm</text:p>
          </table:table-cell>
          <table:table-cell table:style-name="ce9" table:formula="of:=([.AA230]/4000)*6.28*20.5679" office:value-type="float" office:value="749.552688836" calcext:value-type="float">
            <text:p>749.553 mm</text:p>
          </table:table-cell>
          <table:table-cell table:style-name="ce9" table:formula="of:=([.AA230]/4000)*6.28*20.61" office:value-type="float" office:value="751.0869324" calcext:value-type="float">
            <text:p>751.087 mm</text:p>
          </table:table-cell>
          <table:table-cell table:style-name="ce2" office:value-type="float" office:value="23212" calcext:value-type="float">
            <text:p>23212</text:p>
          </table:table-cell>
          <table:table-cell/>
          <table:table-cell table:style-name="ce2" office:value-type="float" office:value="23204" calcext:value-type="float">
            <text:p>23204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31]/4000)*2*PI()*20.5679" office:value-type="float" office:value="750.159028714954" calcext:value-type="float">
            <text:p>750.159 mm</text:p>
          </table:table-cell>
          <table:table-cell table:style-name="ce9" table:formula="of:=([.AA231]/4000)*6.28*20.5679" office:value-type="float" office:value="749.778730057" calcext:value-type="float">
            <text:p>749.779 mm</text:p>
          </table:table-cell>
          <table:table-cell table:style-name="ce9" table:formula="of:=([.AA231]/4000)*6.28*20.61" office:value-type="float" office:value="751.3134363" calcext:value-type="float">
            <text:p>751.313 mm</text:p>
          </table:table-cell>
          <table:table-cell table:style-name="ce2" office:value-type="float" office:value="23219" calcext:value-type="float">
            <text:p>23219</text:p>
          </table:table-cell>
          <table:table-cell/>
          <table:table-cell table:style-name="ce2" office:value-type="float" office:value="23194" calcext:value-type="float">
            <text:p>23194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32]/4000)*2*PI()*20.5679" office:value-type="float" office:value="749.835948897255" calcext:value-type="float">
            <text:p>749.836 mm</text:p>
          </table:table-cell>
          <table:table-cell table:style-name="ce9" table:formula="of:=([.AA232]/4000)*6.28*20.5679" office:value-type="float" office:value="749.455814027" calcext:value-type="float">
            <text:p>749.456 mm</text:p>
          </table:table-cell>
          <table:table-cell table:style-name="ce9" table:formula="of:=([.AA232]/4000)*6.28*20.61" office:value-type="float" office:value="750.9898593" calcext:value-type="float">
            <text:p>750.990 mm</text:p>
          </table:table-cell>
          <table:table-cell table:style-name="ce2" office:value-type="float" office:value="23209" calcext:value-type="float">
            <text:p>23209</text:p>
          </table:table-cell>
          <table:table-cell/>
          <table:table-cell table:style-name="ce2" office:value-type="float" office:value="23200" calcext:value-type="float">
            <text:p>23200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33]/4000)*2*PI()*20.5679" office:value-type="float" office:value="749.965180824335" calcext:value-type="float">
            <text:p>749.965 mm</text:p>
          </table:table-cell>
          <table:table-cell table:style-name="ce9" table:formula="of:=([.AA233]/4000)*6.28*20.5679" office:value-type="float" office:value="749.584980439" calcext:value-type="float">
            <text:p>749.585 mm</text:p>
          </table:table-cell>
          <table:table-cell table:style-name="ce9" table:formula="of:=([.AA233]/4000)*6.28*20.61" office:value-type="float" office:value="751.1192901" calcext:value-type="float">
            <text:p>751.119 mm</text:p>
          </table:table-cell>
          <table:table-cell table:style-name="ce2" office:value-type="float" office:value="23213" calcext:value-type="float">
            <text:p>23213</text:p>
          </table:table-cell>
          <table:table-cell/>
          <table:table-cell table:style-name="ce2" office:value-type="float" office:value="23190" calcext:value-type="float">
            <text:p>23190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34]/4000)*2*PI()*20.5679" office:value-type="float" office:value="749.254405225397" calcext:value-type="float">
            <text:p>749.254 mm</text:p>
          </table:table-cell>
          <table:table-cell table:style-name="ce9" table:formula="of:=([.AA234]/4000)*6.28*20.5679" office:value-type="float" office:value="748.874565173" calcext:value-type="float">
            <text:p>748.875 mm</text:p>
          </table:table-cell>
          <table:table-cell table:style-name="ce9" table:formula="of:=([.AA234]/4000)*6.28*20.61" office:value-type="float" office:value="750.4074207" calcext:value-type="float">
            <text:p>750.407 mm</text:p>
          </table:table-cell>
          <table:table-cell table:style-name="ce2" office:value-type="float" office:value="23191" calcext:value-type="float">
            <text:p>23191</text:p>
          </table:table-cell>
          <table:table-cell/>
          <table:table-cell table:style-name="ce2" office:value-type="float" office:value="23183" calcext:value-type="float">
            <text:p>23183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35]/4000)*2*PI()*20.5679" office:value-type="float" office:value="749.286713207167" calcext:value-type="float">
            <text:p>749.287 mm</text:p>
          </table:table-cell>
          <table:table-cell table:style-name="ce9" table:formula="of:=([.AA235]/4000)*6.28*20.5679" office:value-type="float" office:value="748.906856776" calcext:value-type="float">
            <text:p>748.907 mm</text:p>
          </table:table-cell>
          <table:table-cell table:style-name="ce9" table:formula="of:=([.AA235]/4000)*6.28*20.61" office:value-type="float" office:value="750.4397784" calcext:value-type="float">
            <text:p>750.440 mm</text:p>
          </table:table-cell>
          <table:table-cell table:style-name="ce2" office:value-type="float" office:value="23192" calcext:value-type="float">
            <text:p>23192</text:p>
          </table:table-cell>
          <table:table-cell/>
          <table:table-cell table:style-name="ce2" office:value-type="float" office:value="23169" calcext:value-type="float">
            <text:p>23169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36]/4000)*2*PI()*20.5679" office:value-type="float" office:value="749.319021188937" calcext:value-type="float">
            <text:p>749.319 mm</text:p>
          </table:table-cell>
          <table:table-cell table:style-name="ce9" table:formula="of:=([.AA236]/4000)*6.28*20.5679" office:value-type="float" office:value="748.939148379" calcext:value-type="float">
            <text:p>748.939 mm</text:p>
          </table:table-cell>
          <table:table-cell table:style-name="ce9" table:formula="of:=([.AA236]/4000)*6.28*20.61" office:value-type="float" office:value="750.4721361" calcext:value-type="float">
            <text:p>750.472 mm</text:p>
          </table:table-cell>
          <table:table-cell table:style-name="ce2" office:value-type="float" office:value="23193" calcext:value-type="float">
            <text:p>23193</text:p>
          </table:table-cell>
          <table:table-cell/>
          <table:table-cell table:style-name="ce2" office:value-type="float" office:value="23182" calcext:value-type="float">
            <text:p>23182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37]/4000)*2*PI()*20.5679" office:value-type="float" office:value="750.320568623804" calcext:value-type="float">
            <text:p>750.321 mm</text:p>
          </table:table-cell>
          <table:table-cell table:style-name="ce9" table:formula="of:=([.AA237]/4000)*6.28*20.5679" office:value-type="float" office:value="749.940188072" calcext:value-type="float">
            <text:p>749.940 mm</text:p>
          </table:table-cell>
          <table:table-cell table:style-name="ce9" table:formula="of:=([.AA237]/4000)*6.28*20.61" office:value-type="float" office:value="751.4752248" calcext:value-type="float">
            <text:p>751.475 mm</text:p>
          </table:table-cell>
          <table:table-cell table:style-name="ce2" office:value-type="float" office:value="23224" calcext:value-type="float">
            <text:p>23224</text:p>
          </table:table-cell>
          <table:table-cell/>
          <table:table-cell table:style-name="ce2" office:value-type="float" office:value="23199" calcext:value-type="float">
            <text:p>23199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38]/4000)*2*PI()*20.5679" office:value-type="float" office:value="749.739024951946" calcext:value-type="float">
            <text:p>749.739 mm</text:p>
          </table:table-cell>
          <table:table-cell table:style-name="ce9" table:formula="of:=([.AA238]/4000)*6.28*20.5679" office:value-type="float" office:value="749.358939218" calcext:value-type="float">
            <text:p>749.359 mm</text:p>
          </table:table-cell>
          <table:table-cell table:style-name="ce9" table:formula="of:=([.AA238]/4000)*6.28*20.61" office:value-type="float" office:value="750.8927862" calcext:value-type="float">
            <text:p>750.893 mm</text:p>
          </table:table-cell>
          <table:table-cell table:style-name="ce2" office:value-type="float" office:value="23206" calcext:value-type="float">
            <text:p>23206</text:p>
          </table:table-cell>
          <table:table-cell/>
          <table:table-cell table:style-name="ce2" office:value-type="float" office:value="23199" calcext:value-type="float">
            <text:p>23199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39]/4000)*2*PI()*20.5679" office:value-type="float" office:value="750.159028714954" calcext:value-type="float">
            <text:p>750.159 mm</text:p>
          </table:table-cell>
          <table:table-cell table:style-name="ce9" table:formula="of:=([.AA239]/4000)*6.28*20.5679" office:value-type="float" office:value="749.778730057" calcext:value-type="float">
            <text:p>749.779 mm</text:p>
          </table:table-cell>
          <table:table-cell table:style-name="ce9" table:formula="of:=([.AA239]/4000)*6.28*20.61" office:value-type="float" office:value="751.3134363" calcext:value-type="float">
            <text:p>751.313 mm</text:p>
          </table:table-cell>
          <table:table-cell table:style-name="ce2" office:value-type="float" office:value="23219" calcext:value-type="float">
            <text:p>23219</text:p>
          </table:table-cell>
          <table:table-cell/>
          <table:table-cell table:style-name="ce2" office:value-type="float" office:value="23197" calcext:value-type="float">
            <text:p>23197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40]/4000)*2*PI()*20.5679" office:value-type="float" office:value="750.062104769644" calcext:value-type="float">
            <text:p>750.062 mm</text:p>
          </table:table-cell>
          <table:table-cell table:style-name="ce9" table:formula="of:=([.AA240]/4000)*6.28*20.5679" office:value-type="float" office:value="749.681855248" calcext:value-type="float">
            <text:p>749.682 mm</text:p>
          </table:table-cell>
          <table:table-cell table:style-name="ce9" table:formula="of:=([.AA240]/4000)*6.28*20.61" office:value-type="float" office:value="751.2163632" calcext:value-type="float">
            <text:p>751.216 mm</text:p>
          </table:table-cell>
          <table:table-cell table:style-name="ce2" office:value-type="float" office:value="23216" calcext:value-type="float">
            <text:p>23216</text:p>
          </table:table-cell>
          <table:table-cell/>
          <table:table-cell table:style-name="ce2" office:value-type="float" office:value="23202" calcext:value-type="float">
            <text:p>23202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41]/4000)*2*PI()*20.5679" office:value-type="float" office:value="750.320568623804" calcext:value-type="float">
            <text:p>750.321 mm</text:p>
          </table:table-cell>
          <table:table-cell table:style-name="ce9" table:formula="of:=([.AA241]/4000)*6.28*20.5679" office:value-type="float" office:value="749.940188072" calcext:value-type="float">
            <text:p>749.940 mm</text:p>
          </table:table-cell>
          <table:table-cell table:style-name="ce9" table:formula="of:=([.AA241]/4000)*6.28*20.61" office:value-type="float" office:value="751.4752248" calcext:value-type="float">
            <text:p>751.475 mm</text:p>
          </table:table-cell>
          <table:table-cell table:style-name="ce2" office:value-type="float" office:value="23224" calcext:value-type="float">
            <text:p>23224</text:p>
          </table:table-cell>
          <table:table-cell/>
          <table:table-cell table:style-name="ce2" office:value-type="float" office:value="23199" calcext:value-type="float">
            <text:p>23199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42]/4000)*2*PI()*20.5679" office:value-type="float" office:value="749.739024951946" calcext:value-type="float">
            <text:p>749.739 mm</text:p>
          </table:table-cell>
          <table:table-cell table:style-name="ce9" table:formula="of:=([.AA242]/4000)*6.28*20.5679" office:value-type="float" office:value="749.358939218" calcext:value-type="float">
            <text:p>749.359 mm</text:p>
          </table:table-cell>
          <table:table-cell table:style-name="ce9" table:formula="of:=([.AA242]/4000)*6.28*20.61" office:value-type="float" office:value="750.8927862" calcext:value-type="float">
            <text:p>750.893 mm</text:p>
          </table:table-cell>
          <table:table-cell table:style-name="ce2" office:value-type="float" office:value="23206" calcext:value-type="float">
            <text:p>23206</text:p>
          </table:table-cell>
          <table:table-cell/>
          <table:table-cell table:style-name="ce2" office:value-type="float" office:value="23190" calcext:value-type="float">
            <text:p>23190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43]/4000)*2*PI()*20.5679" office:value-type="float" office:value="749.545177061326" calcext:value-type="float">
            <text:p>749.545 mm</text:p>
          </table:table-cell>
          <table:table-cell table:style-name="ce9" table:formula="of:=([.AA243]/4000)*6.28*20.5679" office:value-type="float" office:value="749.1651896" calcext:value-type="float">
            <text:p>749.165 mm</text:p>
          </table:table-cell>
          <table:table-cell table:style-name="ce9" table:formula="of:=([.AA243]/4000)*6.28*20.61" office:value-type="float" office:value="750.69864" calcext:value-type="float">
            <text:p>750.699 mm</text:p>
          </table:table-cell>
          <table:table-cell table:style-name="ce2" office:value-type="float" office:value="23200" calcext:value-type="float">
            <text:p>23200</text:p>
          </table:table-cell>
          <table:table-cell/>
          <table:table-cell table:style-name="ce2" office:value-type="float" office:value="23179" calcext:value-type="float">
            <text:p>23179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44]/4000)*2*PI()*20.5679" office:value-type="float" office:value="749.545177061326" calcext:value-type="float">
            <text:p>749.545 mm</text:p>
          </table:table-cell>
          <table:table-cell table:style-name="ce9" table:formula="of:=([.AA244]/4000)*6.28*20.5679" office:value-type="float" office:value="749.1651896" calcext:value-type="float">
            <text:p>749.165 mm</text:p>
          </table:table-cell>
          <table:table-cell table:style-name="ce9" table:formula="of:=([.AA244]/4000)*6.28*20.61" office:value-type="float" office:value="750.69864" calcext:value-type="float">
            <text:p>750.699 mm</text:p>
          </table:table-cell>
          <table:table-cell table:style-name="ce2" office:value-type="float" office:value="23200" calcext:value-type="float">
            <text:p>23200</text:p>
          </table:table-cell>
          <table:table-cell/>
          <table:table-cell table:style-name="ce2" office:value-type="float" office:value="23186" calcext:value-type="float">
            <text:p>23186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45]/4000)*2*PI()*20.5679" office:value-type="float" office:value="750.255952660264" calcext:value-type="float">
            <text:p>750.256 mm</text:p>
          </table:table-cell>
          <table:table-cell table:style-name="ce9" table:formula="of:=([.AA245]/4000)*6.28*20.5679" office:value-type="float" office:value="749.875604866" calcext:value-type="float">
            <text:p>749.876 mm</text:p>
          </table:table-cell>
          <table:table-cell table:style-name="ce9" table:formula="of:=([.AA245]/4000)*6.28*20.61" office:value-type="float" office:value="751.4105094" calcext:value-type="float">
            <text:p>751.411 mm</text:p>
          </table:table-cell>
          <table:table-cell table:style-name="ce2" office:value-type="float" office:value="23222" calcext:value-type="float">
            <text:p>23222</text:p>
          </table:table-cell>
          <table:table-cell/>
          <table:table-cell table:style-name="ce2" office:value-type="float" office:value="23196" calcext:value-type="float">
            <text:p>23196</text:p>
          </table:table-cell>
          <table:table-cell table:style-name="ce2" table:number-columns-repeated="16"/>
          <table:table-cell table:number-columns-repeated="979"/>
        </table:table-row>
        <table:table-row table:style-name="ro1">
          <table:table-cell table:number-columns-repeated="23"/>
          <table:table-cell table:style-name="ce5" table:formula="of:=([.AA246]/4000)*2*PI()*20.5679" office:value-type="float" office:value="749.609793024866" calcext:value-type="float">
            <text:p>749.610 mm</text:p>
          </table:table-cell>
          <table:table-cell table:style-name="ce9" table:formula="of:=([.AA246]/4000)*6.28*20.5679" office:value-type="float" office:value="749.229772806" calcext:value-type="float">
            <text:p>749.230 mm</text:p>
          </table:table-cell>
          <table:table-cell table:style-name="ce9" table:formula="of:=([.AA246]/4000)*6.28*20.61" office:value-type="float" office:value="750.7633554" calcext:value-type="float">
            <text:p>750.763 mm</text:p>
          </table:table-cell>
          <table:table-cell table:style-name="ce2" office:value-type="float" office:value="23202" calcext:value-type="float">
            <text:p>23202</text:p>
          </table:table-cell>
          <table:table-cell/>
          <table:table-cell table:style-name="ce2" office:value-type="float" office:value="23191" calcext:value-type="float">
            <text:p>23191</text:p>
          </table:table-cell>
          <table:table-cell table:style-name="ce2" table:number-columns-repeated="16"/>
          <table:table-cell table:number-columns-repeated="97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5"/>
          <table:table-cell table:style-name="ce12"/>
          <table:table-cell table:style-name="ce12" office:value-type="string" calcext:value-type="string">
            <text:p>VAR 110 LEFT 0.75M</text:p>
          </table:table-cell>
          <table:table-cell table:style-name="ce19" office:value-type="string" calcext:value-type="string">
            <text:p>MEDIAN 110 LEFT 0.75M</text:p>
          </table:table-cell>
          <table:table-cell table:style-name="ce12" office:value-type="string" calcext:value-type="string">
            <text:p>VAR 110 RIGHT 0.75M</text:p>
          </table:table-cell>
          <table:table-cell table:style-name="ce12" table:number-columns-repeated="16"/>
          <table:table-cell table:number-columns-repeated="979"/>
        </table:table-row>
        <table:table-row table:style-name="ro1">
          <table:table-cell table:number-columns-repeated="26"/>
          <table:table-cell table:style-name="ce11" table:formula="of:=VAR([.AA136:.AA246])" office:value-type="float" office:value="203.9451269" calcext:value-type="float">
            <text:p>203.9451269</text:p>
          </table:table-cell>
          <table:table-cell table:style-name="ce11" table:formula="of:=MEDIAN([.AA136:.AA246])" office:value-type="float" office:value="23219" calcext:value-type="float">
            <text:p>23219</text:p>
          </table:table-cell>
          <table:table-cell table:style-name="ce11" table:formula="of:=VAR([.AC136:.AC246])" office:value-type="float" office:value="175.3475839" calcext:value-type="float">
            <text:p>175.3475839</text:p>
          </table:table-cell>
          <table:table-cell table:number-columns-repeated="995"/>
        </table:table-row>
        <table:table-row table:style-name="ro1">
          <table:table-cell table:number-columns-repeated="27"/>
          <table:table-cell table:style-name="ce19" office:value-type="string" calcext:value-type="string">
            <text:p>MEDIAN 110 RIGHT 0.75</text:p>
          </table:table-cell>
          <table:table-cell table:number-columns-repeated="996"/>
        </table:table-row>
        <table:table-row table:style-name="ro1">
          <table:table-cell table:number-columns-repeated="27"/>
          <table:table-cell table:style-name="ce11" table:formula="of:=MEDIAN([.AC136:.AC246])" office:value-type="float" office:value="23202" calcext:value-type="float">
            <text:p>23202</text:p>
          </table:table-cell>
          <table:table-cell table:number-columns-repeated="996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25"/>
          <table:table-cell table:style-name="ce12"/>
          <table:table-cell table:style-name="ce12" office:value-type="string" calcext:value-type="string">
            <text:p>STD_DEV 110 LEFT 0.75M</text:p>
          </table:table-cell>
          <table:table-cell table:style-name="ce20" office:value-type="string" calcext:value-type="string">
            <text:p>STD_DEV 110 RIGHT 0.75M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1" table:formula="of:=STDEV([.AA136:.AA246])" office:value-type="float" office:value="14.28093579" calcext:value-type="float">
            <text:p>14.28093579</text:p>
          </table:table-cell>
          <table:table-cell table:style-name="ce11" table:formula="of:=STDEV([.AC136:.AC246])" office:value-type="float" office:value="13.24188748" calcext:value-type="float">
            <text:p>13.24188748</text:p>
          </table:table-cell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5"/>
          <table:table-cell table:style-name="ce12"/>
          <table:table-cell table:style-name="ce12" office:value-type="string" calcext:value-type="string">
            <text:p>STD_DEV 110 LEFT 1.5M</text:p>
          </table:table-cell>
          <table:table-cell table:number-columns-repeated="997"/>
        </table:table-row>
        <table:table-row table:style-name="ro1">
          <table:table-cell table:number-columns-repeated="26"/>
          <table:table-cell table:style-name="ce11" table:formula="of:=STDEV([.AA3:.AA113])" office:value-type="float" office:value="21.31077329" calcext:value-type="float">
            <text:p>21.31077329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5"/>
          <table:table-cell table:style-name="ce12"/>
          <table:table-cell table:style-name="ce12" office:value-type="string" calcext:value-type="string">
            <text:p>STD_DEV 110 LEFT 3M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ce15"/>
          <table:table-cell table:style-name="ce15" table:formula="of:=STDEV([.T66:.T176])" office:value-type="float" office:value="25.68366754" calcext:value-type="float">
            <text:p>25.68366754</text:p>
          </table:table-cell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5"/>
          <table:table-cell table:style-name="ce12"/>
          <table:table-cell table:style-name="ce12" office:value-type="string" calcext:value-type="string">
            <text:p>STD_DEV 110 LEFT 4.5M</text:p>
          </table:table-cell>
          <table:table-cell table:style-name="ce20" office:value-type="string" calcext:value-type="string">
            <text:p>STD_DEV 110 LEFT 4.5M</text:p>
          </table:table-cell>
          <table:table-cell table:number-columns-repeated="996"/>
        </table:table-row>
        <table:table-row table:style-name="ro1">
          <table:table-cell table:number-columns-repeated="26"/>
          <table:table-cell table:style-name="ce11" table:formula="of:=STDEV([.AA273:.AA383])" office:value-type="float" office:value="30.99444351" calcext:value-type="float">
            <text:p>30.99444351</text:p>
          </table:table-cell>
          <table:table-cell table:style-name="ce17" table:formula="of:=STDEV([.AC273:.AC383])" office:value-type="float" office:value="19.98578528" calcext:value-type="float">
            <text:p>19.98578528</text:p>
          </table:table-cell>
          <table:table-cell table:number-columns-repeated="996"/>
        </table:table-row>
        <table:table-row table:style-name="ro1">
          <table:table-cell table:number-columns-repeated="23"/>
          <table:table-cell table:style-name="ce2" office:value-type="string" calcext:value-type="string">
            <text:p>4000 impulsi a giro, raggio 20,56797981</text:p>
          </table:table-cell>
          <table:table-cell table:number-columns-repeated="3"/>
          <table:table-cell table:style-name="ce7"/>
          <table:table-cell table:number-columns-repeated="996"/>
        </table:table-row>
        <table:table-row table:style-name="ro1">
          <table:table-cell table:number-columns-repeated="16"/>
          <table:table-cell table:style-name="ce3"/>
          <table:table-cell table:style-name="ce7" office:value-type="string" calcext:value-type="string">
            <text:p>0.661m</text:p>
          </table:table-cell>
          <table:table-cell table:number-columns-repeated="2"/>
          <table:table-cell table:style-name="ce7" office:value-type="string" calcext:value-type="string">
            <text:p>0.661m</text:p>
          </table:table-cell>
          <table:table-cell table:number-columns-repeated="2"/>
          <table:table-cell table:style-name="ce3"/>
          <table:table-cell table:style-name="ce7" office:value-type="string" calcext:value-type="string">
            <text:p>4.5m</text:p>
          </table:table-cell>
          <table:table-cell table:number-columns-repeated="2"/>
          <table:table-cell table:style-name="ce7" office:value-type="string" calcext:value-type="string">
            <text:p>4.5m</text:p>
          </table:table-cell>
          <table:table-cell table:number-columns-repeated="3"/>
          <table:table-cell table:style-name="ce22" office:value-type="string" calcext:value-type="string">
            <text:p>Misurazioni TOF </text:p>
            <text:p>20cm</text:p>
          </table:table-cell>
          <table:table-cell table:style-name="ce24"/>
          <table:table-cell table:style-name="ce25" office:value-type="string" calcext:value-type="string">
            <text:p>Misurazioni TOF 20cm valore corretto</text:p>
          </table:table-cell>
          <table:table-cell table:number-columns-repeated="990"/>
        </table:table-row>
        <table:table-row table:style-name="ro1">
          <table:table-cell table:number-columns-repeated="16"/>
          <table:table-cell table:style-name="ce3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3"/>
          <table:table-cell table:style-name="ce7"/>
          <table:table-cell table:number-columns-repeated="2"/>
          <table:table-cell table:style-name="ce7"/>
          <table:table-cell table:number-columns-repeated="4"/>
          <table:table-cell table:style-name="ce2" table:number-columns-repeated="3"/>
          <table:table-cell table:number-columns-repeated="989"/>
        </table:table-row>
        <table:table-row table:style-name="ro1">
          <table:table-cell table:number-columns-repeated="16"/>
          <table:table-cell table:style-name="ce3" office:value-type="string" calcext:value-type="string">
            <text:p>DISTANZA CALCOLATA ENCODER</text:p>
          </table:table-cell>
          <table:table-cell table:number-columns-repeated="6"/>
          <table:table-cell table:style-name="ce3" office:value-type="string" calcext:value-type="string">
            <text:p>DISTANZA CALCOLATA ENCODER</text:p>
          </table:table-cell>
          <table:table-cell table:number-columns-repeated="7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/>
          <table:table-cell table:number-columns-repeated="989"/>
        </table:table-row>
        <table:table-row table:style-name="ro3">
          <table:table-cell table:number-columns-repeated="16"/>
          <table:table-cell table:style-name="ce4" office:value-type="string" calcext:value-type="string">
            <text:p>con 2*PI()</text:p>
          </table:table-cell>
          <table:table-cell table:style-name="ce8" office:value-type="string" calcext:value-type="string">
            <text:p>con 6,28</text:p>
          </table:table-cell>
          <table:table-cell table:style-name="ce8" office:value-type="string" calcext:value-type="string">
            <text:p>con raggio 20,61</text:p>
          </table:table-cell>
          <table:table-cell table:style-name="ce2" office:value-type="string" calcext:value-type="string">
            <text:p>LEFT ENCODER</text:p>
          </table:table-cell>
          <table:table-cell/>
          <table:table-cell table:style-name="ce2" office:value-type="string" calcext:value-type="string">
            <text:p>RIGHT ENCODER</text:p>
          </table:table-cell>
          <table:table-cell/>
          <table:table-cell table:style-name="ce4" office:value-type="string" calcext:value-type="string">
            <text:p>con 2*PI()</text:p>
          </table:table-cell>
          <table:table-cell table:style-name="ce8" office:value-type="string" calcext:value-type="string">
            <text:p>con 6,28</text:p>
          </table:table-cell>
          <table:table-cell table:style-name="ce8" office:value-type="string" calcext:value-type="string">
            <text:p>con raggio 20,61</text:p>
          </table:table-cell>
          <table:table-cell table:style-name="ce2" office:value-type="string" calcext:value-type="string">
            <text:p>LEFT ENCODER</text:p>
          </table:table-cell>
          <table:table-cell/>
          <table:table-cell table:style-name="ce2" office:value-type="string" calcext:value-type="string">
            <text:p>RIGHT ENCODER</text:p>
          </table:table-cell>
          <table:table-cell table:style-name="ce2" table:number-columns-repeated="2"/>
          <table:table-cell table:style-name="ce2" office:value-type="float" office:value="214" calcext:value-type="float">
            <text:p>214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24"/>
          <table:table-cell table:style-name="ce14"/>
          <table:table-cell table:number-columns-repeated="6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9"/>
        </table:table-row>
        <table:table-row table:style-name="ro1">
          <table:table-cell table:number-columns-repeated="16"/>
          <table:table-cell table:style-name="ce5" table:formula="of:=([.T273]/4000)*2*PI()*20.5679" office:value-type="float" office:value="659.922835631666" calcext:value-type="float">
            <text:p>659.923 mm</text:p>
          </table:table-cell>
          <table:table-cell table:style-name="ce9" table:formula="of:=([.T273]/4000)*6.28*20.5679" office:value-type="float" office:value="659.588282878" calcext:value-type="float">
            <text:p>659.588 mm</text:p>
          </table:table-cell>
          <table:table-cell table:style-name="ce9" table:formula="of:=([.T273]/4000)*6.28*20.61" office:value-type="float" office:value="660.9383802" calcext:value-type="float">
            <text:p>660.938 mm</text:p>
          </table:table-cell>
          <table:table-cell table:style-name="ce2" office:value-type="float" office:value="20426" calcext:value-type="float">
            <text:p>20426</text:p>
          </table:table-cell>
          <table:table-cell/>
          <table:table-cell table:style-name="ce2" office:value-type="float" office:value="20456" calcext:value-type="float">
            <text:p>20456</text:p>
          </table:table-cell>
          <table:table-cell/>
          <table:table-cell table:style-name="ce5" table:formula="of:=([.AA273]/4000)*2*PI()*20.5679" office:value-type="float" office:value="4492.45717308424" calcext:value-type="float">
            <text:p>4492.457 mm</text:p>
          </table:table-cell>
          <table:table-cell table:style-name="ce9" table:formula="of:=([.AA273]/4000)*6.28*20.5679" office:value-type="float" office:value="4490.179688753" calcext:value-type="float">
            <text:p>4490.180 mm</text:p>
          </table:table-cell>
          <table:table-cell table:style-name="ce9" table:formula="of:=([.AA273]/4000)*6.28*20.61" office:value-type="float" office:value="4499.3705427" calcext:value-type="float">
            <text:p>4499.371 mm</text:p>
          </table:table-cell>
          <table:table-cell table:style-name="ce2" office:value-type="float" office:value="139051" calcext:value-type="float">
            <text:p>139051</text:p>
          </table:table-cell>
          <table:table-cell/>
          <table:table-cell table:style-name="ce2" office:value-type="float" office:value="139310" calcext:value-type="float">
            <text:p>139310</text:p>
          </table:table-cell>
          <table:table-cell table:style-name="ce2"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74]/4000)*2*PI()*20.5679" office:value-type="float" office:value="660.245915449365" calcext:value-type="float">
            <text:p>660.246 mm</text:p>
          </table:table-cell>
          <table:table-cell table:style-name="ce9" table:formula="of:=([.T274]/4000)*6.28*20.5679" office:value-type="float" office:value="659.911198908" calcext:value-type="float">
            <text:p>659.911 mm</text:p>
          </table:table-cell>
          <table:table-cell table:style-name="ce9" table:formula="of:=([.T274]/4000)*6.28*20.61" office:value-type="float" office:value="661.2619572" calcext:value-type="float">
            <text:p>661.262 mm</text:p>
          </table:table-cell>
          <table:table-cell table:style-name="ce2" office:value-type="float" office:value="20436" calcext:value-type="float">
            <text:p>20436</text:p>
          </table:table-cell>
          <table:table-cell/>
          <table:table-cell table:style-name="ce2" office:value-type="float" office:value="20452" calcext:value-type="float">
            <text:p>20452</text:p>
          </table:table-cell>
          <table:table-cell/>
          <table:table-cell table:style-name="ce5" table:formula="of:=([.AA274]/4000)*2*PI()*20.5679" office:value-type="float" office:value="4494.49257593575" calcext:value-type="float">
            <text:p>4494.493 mm</text:p>
          </table:table-cell>
          <table:table-cell table:style-name="ce9" table:formula="of:=([.AA274]/4000)*6.28*20.5679" office:value-type="float" office:value="4492.214059742" calcext:value-type="float">
            <text:p>4492.214 mm</text:p>
          </table:table-cell>
          <table:table-cell table:style-name="ce9" table:formula="of:=([.AA274]/4000)*6.28*20.61" office:value-type="float" office:value="4501.4090778" calcext:value-type="float">
            <text:p>4501.409 mm</text:p>
          </table:table-cell>
          <table:table-cell table:style-name="ce11" table:formula="of:=139114" office:value-type="float" office:value="139114" calcext:value-type="float">
            <text:p>139114</text:p>
          </table:table-cell>
          <table:table-cell/>
          <table:table-cell table:style-name="ce2" office:value-type="float" office:value="139272" calcext:value-type="float">
            <text:p>139272</text:p>
          </table:table-cell>
          <table:table-cell table:style-name="ce2"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75]/4000)*2*PI()*20.5679" office:value-type="float" office:value="659.890527649896" calcext:value-type="float">
            <text:p>659.891 mm</text:p>
          </table:table-cell>
          <table:table-cell table:style-name="ce9" table:formula="of:=([.T275]/4000)*6.28*20.5679" office:value-type="float" office:value="659.555991275" calcext:value-type="float">
            <text:p>659.556 mm</text:p>
          </table:table-cell>
          <table:table-cell table:style-name="ce9" table:formula="of:=([.T275]/4000)*6.28*20.61" office:value-type="float" office:value="660.9060225" calcext:value-type="float">
            <text:p>660.906 mm</text:p>
          </table:table-cell>
          <table:table-cell table:style-name="ce2" office:value-type="float" office:value="20425" calcext:value-type="float">
            <text:p>20425</text:p>
          </table:table-cell>
          <table:table-cell/>
          <table:table-cell table:style-name="ce2" office:value-type="float" office:value="20456" calcext:value-type="float">
            <text:p>20456</text:p>
          </table:table-cell>
          <table:table-cell/>
          <table:table-cell table:style-name="ce5" table:formula="of:=([.AA275]/4000)*2*PI()*20.5679" office:value-type="float" office:value="4492.58640501133" calcext:value-type="float">
            <text:p>4492.586 mm</text:p>
          </table:table-cell>
          <table:table-cell table:style-name="ce9" table:formula="of:=([.AA275]/4000)*6.28*20.5679" office:value-type="float" office:value="4490.308855165" calcext:value-type="float">
            <text:p>4490.309 mm</text:p>
          </table:table-cell>
          <table:table-cell table:style-name="ce9" table:formula="of:=([.AA275]/4000)*6.28*20.61" office:value-type="float" office:value="4499.4999735" calcext:value-type="float">
            <text:p>4499.500 mm</text:p>
          </table:table-cell>
          <table:table-cell table:style-name="ce2" office:value-type="float" office:value="139055" calcext:value-type="float">
            <text:p>139055</text:p>
          </table:table-cell>
          <table:table-cell/>
          <table:table-cell table:style-name="ce2" office:value-type="float" office:value="139275" calcext:value-type="float">
            <text:p>139275</text:p>
          </table:table-cell>
          <table:table-cell table:style-name="ce2"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1" calcext:value-type="float">
            <text:p>191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76]/4000)*2*PI()*20.5679" office:value-type="float" office:value="660.148991504055" calcext:value-type="float">
            <text:p>660.149 mm</text:p>
          </table:table-cell>
          <table:table-cell table:style-name="ce9" table:formula="of:=([.T276]/4000)*6.28*20.5679" office:value-type="float" office:value="659.814324099" calcext:value-type="float">
            <text:p>659.814 mm</text:p>
          </table:table-cell>
          <table:table-cell table:style-name="ce9" table:formula="of:=([.T276]/4000)*6.28*20.61" office:value-type="float" office:value="661.1648841" calcext:value-type="float">
            <text:p>661.165 mm</text:p>
          </table:table-cell>
          <table:table-cell table:style-name="ce2" office:value-type="float" office:value="20433" calcext:value-type="float">
            <text:p>20433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/>
          <table:table-cell table:style-name="ce5" table:formula="of:=([.AA276]/4000)*2*PI()*20.5679" office:value-type="float" office:value="4495.23565951646" calcext:value-type="float">
            <text:p>4495.236 mm</text:p>
          </table:table-cell>
          <table:table-cell table:style-name="ce9" table:formula="of:=([.AA276]/4000)*6.28*20.5679" office:value-type="float" office:value="4492.956766611" calcext:value-type="float">
            <text:p>4492.957 mm</text:p>
          </table:table-cell>
          <table:table-cell table:style-name="ce9" table:formula="of:=([.AA276]/4000)*6.28*20.61" office:value-type="float" office:value="4502.1533049" calcext:value-type="float">
            <text:p>4502.153 mm</text:p>
          </table:table-cell>
          <table:table-cell table:style-name="ce2" office:value-type="float" office:value="139137" calcext:value-type="float">
            <text:p>139137</text:p>
          </table:table-cell>
          <table:table-cell/>
          <table:table-cell table:style-name="ce2" office:value-type="float" office:value="139260" calcext:value-type="float">
            <text:p>139260</text:p>
          </table:table-cell>
          <table:table-cell table:style-name="ce2" table:number-columns-repeated="2"/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77]/4000)*2*PI()*20.5679" office:value-type="float" office:value="659.632063795737" calcext:value-type="float">
            <text:p>659.632 mm</text:p>
          </table:table-cell>
          <table:table-cell table:style-name="ce9" table:formula="of:=([.T277]/4000)*6.28*20.5679" office:value-type="float" office:value="659.297658451" calcext:value-type="float">
            <text:p>659.298 mm</text:p>
          </table:table-cell>
          <table:table-cell table:style-name="ce9" table:formula="of:=([.T277]/4000)*6.28*20.61" office:value-type="float" office:value="660.6471609" calcext:value-type="float">
            <text:p>660.647 mm</text:p>
          </table:table-cell>
          <table:table-cell table:style-name="ce2" office:value-type="float" office:value="20417" calcext:value-type="float">
            <text:p>20417</text:p>
          </table:table-cell>
          <table:table-cell/>
          <table:table-cell table:style-name="ce2" office:value-type="float" office:value="20448" calcext:value-type="float">
            <text:p>20448</text:p>
          </table:table-cell>
          <table:table-cell/>
          <table:table-cell table:style-name="ce5" table:formula="of:=([.AA277]/4000)*2*PI()*20.5679" office:value-type="float" office:value="4492.2956331754" calcext:value-type="float">
            <text:p>4492.296 mm</text:p>
          </table:table-cell>
          <table:table-cell table:style-name="ce9" table:formula="of:=([.AA277]/4000)*6.28*20.5679" office:value-type="float" office:value="4490.018230738" calcext:value-type="float">
            <text:p>4490.018 mm</text:p>
          </table:table-cell>
          <table:table-cell table:style-name="ce9" table:formula="of:=([.AA277]/4000)*6.28*20.61" office:value-type="float" office:value="4499.2087542" calcext:value-type="float">
            <text:p>4499.209 mm</text:p>
          </table:table-cell>
          <table:table-cell table:style-name="ce2" office:value-type="float" office:value="139046" calcext:value-type="float">
            <text:p>139046</text:p>
          </table:table-cell>
          <table:table-cell/>
          <table:table-cell table:style-name="ce2" office:value-type="float" office:value="139250" calcext:value-type="float">
            <text:p>139250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78]/4000)*2*PI()*20.5679" office:value-type="float" office:value="660.052067558746" calcext:value-type="float">
            <text:p>660.052 mm</text:p>
          </table:table-cell>
          <table:table-cell table:style-name="ce9" table:formula="of:=([.T278]/4000)*6.28*20.5679" office:value-type="float" office:value="659.71744929" calcext:value-type="float">
            <text:p>659.717 mm</text:p>
          </table:table-cell>
          <table:table-cell table:style-name="ce9" table:formula="of:=([.T278]/4000)*6.28*20.61" office:value-type="float" office:value="661.067811" calcext:value-type="float">
            <text:p>661.068 mm</text:p>
          </table:table-cell>
          <table:table-cell table:style-name="ce2" office:value-type="float" office:value="20430" calcext:value-type="float">
            <text:p>20430</text:p>
          </table:table-cell>
          <table:table-cell/>
          <table:table-cell table:style-name="ce2" office:value-type="float" office:value="20455" calcext:value-type="float">
            <text:p>20455</text:p>
          </table:table-cell>
          <table:table-cell/>
          <table:table-cell table:style-name="ce5" table:formula="of:=([.AA278]/4000)*2*PI()*20.5679" office:value-type="float" office:value="4494.88027171699" calcext:value-type="float">
            <text:p>4494.880 mm</text:p>
          </table:table-cell>
          <table:table-cell table:style-name="ce9" table:formula="of:=([.AA278]/4000)*6.28*20.5679" office:value-type="float" office:value="4492.601558978" calcext:value-type="float">
            <text:p>4492.602 mm</text:p>
          </table:table-cell>
          <table:table-cell table:style-name="ce9" table:formula="of:=([.AA278]/4000)*6.28*20.61" office:value-type="float" office:value="4501.7973702" calcext:value-type="float">
            <text:p>4501.797 mm</text:p>
          </table:table-cell>
          <table:table-cell table:style-name="ce2" office:value-type="float" office:value="139126" calcext:value-type="float">
            <text:p>139126</text:p>
          </table:table-cell>
          <table:table-cell/>
          <table:table-cell table:style-name="ce2" office:value-type="float" office:value="139240" calcext:value-type="float">
            <text:p>139240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79]/4000)*2*PI()*20.5679" office:value-type="float" office:value="659.793603704586" calcext:value-type="float">
            <text:p>659.794 mm</text:p>
          </table:table-cell>
          <table:table-cell table:style-name="ce9" table:formula="of:=([.T279]/4000)*6.28*20.5679" office:value-type="float" office:value="659.459116466" calcext:value-type="float">
            <text:p>659.459 mm</text:p>
          </table:table-cell>
          <table:table-cell table:style-name="ce9" table:formula="of:=([.T279]/4000)*6.28*20.61" office:value-type="float" office:value="660.8089494" calcext:value-type="float">
            <text:p>660.809 mm</text:p>
          </table:table-cell>
          <table:table-cell table:style-name="ce2" office:value-type="float" office:value="20422" calcext:value-type="float">
            <text:p>20422</text:p>
          </table:table-cell>
          <table:table-cell/>
          <table:table-cell table:style-name="ce2" office:value-type="float" office:value="20463" calcext:value-type="float">
            <text:p>20463</text:p>
          </table:table-cell>
          <table:table-cell/>
          <table:table-cell table:style-name="ce5" table:formula="of:=([.AA279]/4000)*2*PI()*20.5679" office:value-type="float" office:value="4492.68332895664" calcext:value-type="float">
            <text:p>4492.683 mm</text:p>
          </table:table-cell>
          <table:table-cell table:style-name="ce9" table:formula="of:=([.AA279]/4000)*6.28*20.5679" office:value-type="float" office:value="4490.405729974" calcext:value-type="float">
            <text:p>4490.406 mm</text:p>
          </table:table-cell>
          <table:table-cell table:style-name="ce9" table:formula="of:=([.AA279]/4000)*6.28*20.61" office:value-type="float" office:value="4499.5970466" calcext:value-type="float">
            <text:p>4499.597 mm</text:p>
          </table:table-cell>
          <table:table-cell table:style-name="ce2" office:value-type="float" office:value="139058" calcext:value-type="float">
            <text:p>139058</text:p>
          </table:table-cell>
          <table:table-cell/>
          <table:table-cell table:style-name="ce2" office:value-type="float" office:value="139248" calcext:value-type="float">
            <text:p>139248</text:p>
          </table:table-cell>
          <table:table-cell table:style-name="ce2" table:number-columns-repeated="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80]/4000)*2*PI()*20.5679" office:value-type="float" office:value="660.213607467595" calcext:value-type="float">
            <text:p>660.214 mm</text:p>
          </table:table-cell>
          <table:table-cell table:style-name="ce9" table:formula="of:=([.T280]/4000)*6.28*20.5679" office:value-type="float" office:value="659.878907305" calcext:value-type="float">
            <text:p>659.879 mm</text:p>
          </table:table-cell>
          <table:table-cell table:style-name="ce9" table:formula="of:=([.T280]/4000)*6.28*20.61" office:value-type="float" office:value="661.2295995" calcext:value-type="float">
            <text:p>661.230 mm</text:p>
          </table:table-cell>
          <table:table-cell table:style-name="ce2" office:value-type="float" office:value="20435" calcext:value-type="float">
            <text:p>20435</text:p>
          </table:table-cell>
          <table:table-cell/>
          <table:table-cell table:style-name="ce2" office:value-type="float" office:value="20451" calcext:value-type="float">
            <text:p>20451</text:p>
          </table:table-cell>
          <table:table-cell/>
          <table:table-cell table:style-name="ce5" table:formula="of:=([.AA280]/4000)*2*PI()*20.5679" office:value-type="float" office:value="4494.58949988106" calcext:value-type="float">
            <text:p>4494.589 mm</text:p>
          </table:table-cell>
          <table:table-cell table:style-name="ce9" table:formula="of:=([.AA280]/4000)*6.28*20.5679" office:value-type="float" office:value="4492.310934551" calcext:value-type="float">
            <text:p>4492.311 mm</text:p>
          </table:table-cell>
          <table:table-cell table:style-name="ce9" table:formula="of:=([.AA280]/4000)*6.28*20.61" office:value-type="float" office:value="4501.5061509" calcext:value-type="float">
            <text:p>4501.506 mm</text:p>
          </table:table-cell>
          <table:table-cell table:style-name="ce2" office:value-type="float" office:value="139117" calcext:value-type="float">
            <text:p>139117</text:p>
          </table:table-cell>
          <table:table-cell/>
          <table:table-cell table:style-name="ce2" office:value-type="float" office:value="139239" calcext:value-type="float">
            <text:p>139239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81]/4000)*2*PI()*20.5679" office:value-type="float" office:value="659.728987741047" calcext:value-type="float">
            <text:p>659.729 mm</text:p>
          </table:table-cell>
          <table:table-cell table:style-name="ce9" table:formula="of:=([.T281]/4000)*6.28*20.5679" office:value-type="float" office:value="659.39453326" calcext:value-type="float">
            <text:p>659.395 mm</text:p>
          </table:table-cell>
          <table:table-cell table:style-name="ce9" table:formula="of:=([.T281]/4000)*6.28*20.61" office:value-type="float" office:value="660.744234" calcext:value-type="float">
            <text:p>660.744 mm</text:p>
          </table:table-cell>
          <table:table-cell table:style-name="ce2" office:value-type="float" office:value="20420" calcext:value-type="float">
            <text:p>20420</text:p>
          </table:table-cell>
          <table:table-cell/>
          <table:table-cell table:style-name="ce2" office:value-type="float" office:value="20453" calcext:value-type="float">
            <text:p>20453</text:p>
          </table:table-cell>
          <table:table-cell/>
          <table:table-cell table:style-name="ce5" table:formula="of:=([.AA281]/4000)*2*PI()*20.5679" office:value-type="float" office:value="4491.9725533577" calcext:value-type="float">
            <text:p>4491.973 mm</text:p>
          </table:table-cell>
          <table:table-cell table:style-name="ce9" table:formula="of:=([.AA281]/4000)*6.28*20.5679" office:value-type="float" office:value="4489.695314708" calcext:value-type="float">
            <text:p>4489.695 mm</text:p>
          </table:table-cell>
          <table:table-cell table:style-name="ce9" table:formula="of:=([.AA281]/4000)*6.28*20.61" office:value-type="float" office:value="4498.8851772" calcext:value-type="float">
            <text:p>4498.885 mm</text:p>
          </table:table-cell>
          <table:table-cell table:style-name="ce2" office:value-type="float" office:value="139036" calcext:value-type="float">
            <text:p>139036</text:p>
          </table:table-cell>
          <table:table-cell/>
          <table:table-cell table:style-name="ce2" office:value-type="float" office:value="139296" calcext:value-type="float">
            <text:p>139296</text:p>
          </table:table-cell>
          <table:table-cell table:style-name="ce2"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82]/4000)*2*PI()*20.5679" office:value-type="float" office:value="660.084375540515" calcext:value-type="float">
            <text:p>660.084 mm</text:p>
          </table:table-cell>
          <table:table-cell table:style-name="ce9" table:formula="of:=([.T282]/4000)*6.28*20.5679" office:value-type="float" office:value="659.749740893" calcext:value-type="float">
            <text:p>659.750 mm</text:p>
          </table:table-cell>
          <table:table-cell table:style-name="ce9" table:formula="of:=([.T282]/4000)*6.28*20.61" office:value-type="float" office:value="661.1001687" calcext:value-type="float">
            <text:p>661.100 mm</text:p>
          </table:table-cell>
          <table:table-cell table:style-name="ce2" office:value-type="float" office:value="20431" calcext:value-type="float">
            <text:p>20431</text:p>
          </table:table-cell>
          <table:table-cell/>
          <table:table-cell table:style-name="ce2" office:value-type="float" office:value="20449" calcext:value-type="float">
            <text:p>20449</text:p>
          </table:table-cell>
          <table:table-cell/>
          <table:table-cell table:style-name="ce5" table:formula="of:=([.AA282]/4000)*2*PI()*20.5679" office:value-type="float" office:value="4494.62180786283" calcext:value-type="float">
            <text:p>4494.622 mm</text:p>
          </table:table-cell>
          <table:table-cell table:style-name="ce9" table:formula="of:=([.AA282]/4000)*6.28*20.5679" office:value-type="float" office:value="4492.343226154" calcext:value-type="float">
            <text:p>4492.343 mm</text:p>
          </table:table-cell>
          <table:table-cell table:style-name="ce9" table:formula="of:=([.AA282]/4000)*6.28*20.61" office:value-type="float" office:value="4501.5385086" calcext:value-type="float">
            <text:p>4501.539 mm</text:p>
          </table:table-cell>
          <table:table-cell table:style-name="ce2" office:value-type="float" office:value="139118" calcext:value-type="float">
            <text:p>139118</text:p>
          </table:table-cell>
          <table:table-cell/>
          <table:table-cell table:style-name="ce2" office:value-type="float" office:value="139276" calcext:value-type="float">
            <text:p>139276</text:p>
          </table:table-cell>
          <table:table-cell table:style-name="ce2" table:number-columns-repeated="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83]/4000)*2*PI()*20.5679" office:value-type="float" office:value="659.761295722817" calcext:value-type="float">
            <text:p>659.761 mm</text:p>
          </table:table-cell>
          <table:table-cell table:style-name="ce9" table:formula="of:=([.T283]/4000)*6.28*20.5679" office:value-type="float" office:value="659.426824863" calcext:value-type="float">
            <text:p>659.427 mm</text:p>
          </table:table-cell>
          <table:table-cell table:style-name="ce9" table:formula="of:=([.T283]/4000)*6.28*20.61" office:value-type="float" office:value="660.7765917" calcext:value-type="float">
            <text:p>660.777 mm</text:p>
          </table:table-cell>
          <table:table-cell table:style-name="ce2" office:value-type="float" office:value="20421" calcext:value-type="float">
            <text:p>20421</text:p>
          </table:table-cell>
          <table:table-cell/>
          <table:table-cell table:style-name="ce2" office:value-type="float" office:value="20452" calcext:value-type="float">
            <text:p>20452</text:p>
          </table:table-cell>
          <table:table-cell/>
          <table:table-cell table:style-name="ce5" table:formula="of:=([.AA283]/4000)*2*PI()*20.5679" office:value-type="float" office:value="4494.62180786283" calcext:value-type="float">
            <text:p>4494.622 mm</text:p>
          </table:table-cell>
          <table:table-cell table:style-name="ce9" table:formula="of:=([.AA283]/4000)*6.28*20.5679" office:value-type="float" office:value="4492.343226154" calcext:value-type="float">
            <text:p>4492.343 mm</text:p>
          </table:table-cell>
          <table:table-cell table:style-name="ce9" table:formula="of:=([.AA283]/4000)*6.28*20.61" office:value-type="float" office:value="4501.5385086" calcext:value-type="float">
            <text:p>4501.539 mm</text:p>
          </table:table-cell>
          <table:table-cell table:style-name="ce2" office:value-type="float" office:value="139118" calcext:value-type="float">
            <text:p>139118</text:p>
          </table:table-cell>
          <table:table-cell/>
          <table:table-cell table:style-name="ce2" office:value-type="float" office:value="139240" calcext:value-type="float">
            <text:p>139240</text:p>
          </table:table-cell>
          <table:table-cell table:style-name="ce2"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84]/4000)*2*PI()*20.5679" office:value-type="float" office:value="660.148991504055" calcext:value-type="float">
            <text:p>660.149 mm</text:p>
          </table:table-cell>
          <table:table-cell table:style-name="ce9" table:formula="of:=([.T284]/4000)*6.28*20.5679" office:value-type="float" office:value="659.814324099" calcext:value-type="float">
            <text:p>659.814 mm</text:p>
          </table:table-cell>
          <table:table-cell table:style-name="ce9" table:formula="of:=([.T284]/4000)*6.28*20.61" office:value-type="float" office:value="661.1648841" calcext:value-type="float">
            <text:p>661.165 mm</text:p>
          </table:table-cell>
          <table:table-cell table:style-name="ce2" office:value-type="float" office:value="20433" calcext:value-type="float">
            <text:p>20433</text:p>
          </table:table-cell>
          <table:table-cell/>
          <table:table-cell table:style-name="ce2" office:value-type="float" office:value="20448" calcext:value-type="float">
            <text:p>20448</text:p>
          </table:table-cell>
          <table:table-cell/>
          <table:table-cell table:style-name="ce5" table:formula="of:=([.AA284]/4000)*2*PI()*20.5679" office:value-type="float" office:value="4492.32794115717" calcext:value-type="float">
            <text:p>4492.328 mm</text:p>
          </table:table-cell>
          <table:table-cell table:style-name="ce9" table:formula="of:=([.AA284]/4000)*6.28*20.5679" office:value-type="float" office:value="4490.050522341" calcext:value-type="float">
            <text:p>4490.051 mm</text:p>
          </table:table-cell>
          <table:table-cell table:style-name="ce9" table:formula="of:=([.AA284]/4000)*6.28*20.61" office:value-type="float" office:value="4499.2411119" calcext:value-type="float">
            <text:p>4499.241 mm</text:p>
          </table:table-cell>
          <table:table-cell table:style-name="ce2" office:value-type="float" office:value="139047" calcext:value-type="float">
            <text:p>139047</text:p>
          </table:table-cell>
          <table:table-cell/>
          <table:table-cell table:style-name="ce2" office:value-type="float" office:value="139255" calcext:value-type="float">
            <text:p>139255</text:p>
          </table:table-cell>
          <table:table-cell table:style-name="ce2"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202" calcext:value-type="float">
            <text:p>202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85]/4000)*2*PI()*20.5679" office:value-type="float" office:value="659.825911686356" calcext:value-type="float">
            <text:p>659.826 mm</text:p>
          </table:table-cell>
          <table:table-cell table:style-name="ce9" table:formula="of:=([.T285]/4000)*6.28*20.5679" office:value-type="float" office:value="659.491408069" calcext:value-type="float">
            <text:p>659.491 mm</text:p>
          </table:table-cell>
          <table:table-cell table:style-name="ce9" table:formula="of:=([.T285]/4000)*6.28*20.61" office:value-type="float" office:value="660.8413071" calcext:value-type="float">
            <text:p>660.841 mm</text:p>
          </table:table-cell>
          <table:table-cell table:style-name="ce2" office:value-type="float" office:value="20423" calcext:value-type="float">
            <text:p>20423</text:p>
          </table:table-cell>
          <table:table-cell/>
          <table:table-cell table:style-name="ce2" office:value-type="float" office:value="20454" calcext:value-type="float">
            <text:p>20454</text:p>
          </table:table-cell>
          <table:table-cell/>
          <table:table-cell table:style-name="ce5" table:formula="of:=([.AA285]/4000)*2*PI()*20.5679" office:value-type="float" office:value="4494.42795997221" calcext:value-type="float">
            <text:p>4494.428 mm</text:p>
          </table:table-cell>
          <table:table-cell table:style-name="ce9" table:formula="of:=([.AA285]/4000)*6.28*20.5679" office:value-type="float" office:value="4492.149476536" calcext:value-type="float">
            <text:p>4492.149 mm</text:p>
          </table:table-cell>
          <table:table-cell table:style-name="ce9" table:formula="of:=([.AA285]/4000)*6.28*20.61" office:value-type="float" office:value="4501.3443624" calcext:value-type="float">
            <text:p>4501.344 mm</text:p>
          </table:table-cell>
          <table:table-cell table:style-name="ce2" office:value-type="float" office:value="139112" calcext:value-type="float">
            <text:p>139112</text:p>
          </table:table-cell>
          <table:table-cell/>
          <table:table-cell table:style-name="ce2" office:value-type="float" office:value="139237" calcext:value-type="float">
            <text:p>139237</text:p>
          </table:table-cell>
          <table:table-cell table:style-name="ce2" table:number-columns-repeated="2"/>
          <table:table-cell table:style-name="ce2" office:value-type="float" office:value="221" calcext:value-type="float">
            <text:p>221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86]/4000)*2*PI()*20.5679" office:value-type="float" office:value="660.181299485825" calcext:value-type="float">
            <text:p>660.181 mm</text:p>
          </table:table-cell>
          <table:table-cell table:style-name="ce9" table:formula="of:=([.T286]/4000)*6.28*20.5679" office:value-type="float" office:value="659.846615702" calcext:value-type="float">
            <text:p>659.847 mm</text:p>
          </table:table-cell>
          <table:table-cell table:style-name="ce9" table:formula="of:=([.T286]/4000)*6.28*20.61" office:value-type="float" office:value="661.1972418" calcext:value-type="float">
            <text:p>661.197 mm</text:p>
          </table:table-cell>
          <table:table-cell table:style-name="ce2" office:value-type="float" office:value="20434" calcext:value-type="float">
            <text:p>20434</text:p>
          </table:table-cell>
          <table:table-cell/>
          <table:table-cell table:style-name="ce2" office:value-type="float" office:value="20451" calcext:value-type="float">
            <text:p>20451</text:p>
          </table:table-cell>
          <table:table-cell/>
          <table:table-cell table:style-name="ce5" table:formula="of:=([.AA286]/4000)*2*PI()*20.5679" office:value-type="float" office:value="4492.71563693841" calcext:value-type="float">
            <text:p>4492.716 mm</text:p>
          </table:table-cell>
          <table:table-cell table:style-name="ce9" table:formula="of:=([.AA286]/4000)*6.28*20.5679" office:value-type="float" office:value="4490.438021577" calcext:value-type="float">
            <text:p>4490.438 mm</text:p>
          </table:table-cell>
          <table:table-cell table:style-name="ce9" table:formula="of:=([.AA286]/4000)*6.28*20.61" office:value-type="float" office:value="4499.6294043" calcext:value-type="float">
            <text:p>4499.629 mm</text:p>
          </table:table-cell>
          <table:table-cell table:style-name="ce2" office:value-type="float" office:value="139059" calcext:value-type="float">
            <text:p>139059</text:p>
          </table:table-cell>
          <table:table-cell/>
          <table:table-cell table:style-name="ce2" office:value-type="float" office:value="139254" calcext:value-type="float">
            <text:p>139254</text:p>
          </table:table-cell>
          <table:table-cell table:style-name="ce2"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87]/4000)*2*PI()*20.5679" office:value-type="float" office:value="659.696679759277" calcext:value-type="float">
            <text:p>659.697 mm</text:p>
          </table:table-cell>
          <table:table-cell table:style-name="ce9" table:formula="of:=([.T287]/4000)*6.28*20.5679" office:value-type="float" office:value="659.362241657" calcext:value-type="float">
            <text:p>659.362 mm</text:p>
          </table:table-cell>
          <table:table-cell table:style-name="ce9" table:formula="of:=([.T287]/4000)*6.28*20.61" office:value-type="float" office:value="660.7118763" calcext:value-type="float">
            <text:p>660.712 mm</text:p>
          </table:table-cell>
          <table:table-cell table:style-name="ce2" office:value-type="float" office:value="20419" calcext:value-type="float">
            <text:p>20419</text:p>
          </table:table-cell>
          <table:table-cell/>
          <table:table-cell table:style-name="ce2" office:value-type="float" office:value="20452" calcext:value-type="float">
            <text:p>20452</text:p>
          </table:table-cell>
          <table:table-cell/>
          <table:table-cell table:style-name="ce5" table:formula="of:=([.AA287]/4000)*2*PI()*20.5679" office:value-type="float" office:value="4493.3617965738" calcext:value-type="float">
            <text:p>4493.362 mm</text:p>
          </table:table-cell>
          <table:table-cell table:style-name="ce9" table:formula="of:=([.AA287]/4000)*6.28*20.5679" office:value-type="float" office:value="4491.083853637" calcext:value-type="float">
            <text:p>4491.084 mm</text:p>
          </table:table-cell>
          <table:table-cell table:style-name="ce9" table:formula="of:=([.AA287]/4000)*6.28*20.61" office:value-type="float" office:value="4500.2765583" calcext:value-type="float">
            <text:p>4500.277 mm</text:p>
          </table:table-cell>
          <table:table-cell table:style-name="ce2" office:value-type="float" office:value="139079" calcext:value-type="float">
            <text:p>139079</text:p>
          </table:table-cell>
          <table:table-cell/>
          <table:table-cell table:style-name="ce2" office:value-type="float" office:value="139230" calcext:value-type="float">
            <text:p>139230</text:p>
          </table:table-cell>
          <table:table-cell table:style-name="ce2"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88]/4000)*2*PI()*20.5679" office:value-type="float" office:value="660.084375540515" calcext:value-type="float">
            <text:p>660.084 mm</text:p>
          </table:table-cell>
          <table:table-cell table:style-name="ce9" table:formula="of:=([.T288]/4000)*6.28*20.5679" office:value-type="float" office:value="659.749740893" calcext:value-type="float">
            <text:p>659.750 mm</text:p>
          </table:table-cell>
          <table:table-cell table:style-name="ce9" table:formula="of:=([.T288]/4000)*6.28*20.61" office:value-type="float" office:value="661.1001687" calcext:value-type="float">
            <text:p>661.100 mm</text:p>
          </table:table-cell>
          <table:table-cell table:style-name="ce2" office:value-type="float" office:value="20431" calcext:value-type="float">
            <text:p>20431</text:p>
          </table:table-cell>
          <table:table-cell/>
          <table:table-cell table:style-name="ce2" office:value-type="float" office:value="20448" calcext:value-type="float">
            <text:p>20448</text:p>
          </table:table-cell>
          <table:table-cell/>
          <table:table-cell table:style-name="ce5" table:formula="of:=([.AA288]/4000)*2*PI()*20.5679" office:value-type="float" office:value="4491.58485757646" calcext:value-type="float">
            <text:p>4491.585 mm</text:p>
          </table:table-cell>
          <table:table-cell table:style-name="ce9" table:formula="of:=([.AA288]/4000)*6.28*20.5679" office:value-type="float" office:value="4489.307815472" calcext:value-type="float">
            <text:p>4489.308 mm</text:p>
          </table:table-cell>
          <table:table-cell table:style-name="ce9" table:formula="of:=([.AA288]/4000)*6.28*20.61" office:value-type="float" office:value="4498.4968848" calcext:value-type="float">
            <text:p>4498.497 mm</text:p>
          </table:table-cell>
          <table:table-cell table:style-name="ce2" office:value-type="float" office:value="139024" calcext:value-type="float">
            <text:p>139024</text:p>
          </table:table-cell>
          <table:table-cell/>
          <table:table-cell table:style-name="ce2" office:value-type="float" office:value="139156" calcext:value-type="float">
            <text:p>139156</text:p>
          </table:table-cell>
          <table:table-cell table:style-name="ce2"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89]/4000)*2*PI()*20.5679" office:value-type="float" office:value="659.728987741047" calcext:value-type="float">
            <text:p>659.729 mm</text:p>
          </table:table-cell>
          <table:table-cell table:style-name="ce9" table:formula="of:=([.T289]/4000)*6.28*20.5679" office:value-type="float" office:value="659.39453326" calcext:value-type="float">
            <text:p>659.395 mm</text:p>
          </table:table-cell>
          <table:table-cell table:style-name="ce9" table:formula="of:=([.T289]/4000)*6.28*20.61" office:value-type="float" office:value="660.744234" calcext:value-type="float">
            <text:p>660.744 mm</text:p>
          </table:table-cell>
          <table:table-cell table:style-name="ce2" office:value-type="float" office:value="20420" calcext:value-type="float">
            <text:p>20420</text:p>
          </table:table-cell>
          <table:table-cell/>
          <table:table-cell table:style-name="ce2" office:value-type="float" office:value="20455" calcext:value-type="float">
            <text:p>20455</text:p>
          </table:table-cell>
          <table:table-cell/>
          <table:table-cell table:style-name="ce5" table:formula="of:=([.AA289]/4000)*2*PI()*20.5679" office:value-type="float" office:value="4494.88027171699" calcext:value-type="float">
            <text:p>4494.880 mm</text:p>
          </table:table-cell>
          <table:table-cell table:style-name="ce9" table:formula="of:=([.AA289]/4000)*6.28*20.5679" office:value-type="float" office:value="4492.601558978" calcext:value-type="float">
            <text:p>4492.602 mm</text:p>
          </table:table-cell>
          <table:table-cell table:style-name="ce9" table:formula="of:=([.AA289]/4000)*6.28*20.61" office:value-type="float" office:value="4501.7973702" calcext:value-type="float">
            <text:p>4501.797 mm</text:p>
          </table:table-cell>
          <table:table-cell table:style-name="ce2" office:value-type="float" office:value="139126" calcext:value-type="float">
            <text:p>139126</text:p>
          </table:table-cell>
          <table:table-cell/>
          <table:table-cell table:style-name="ce2" office:value-type="float" office:value="139254" calcext:value-type="float">
            <text:p>139254</text:p>
          </table:table-cell>
          <table:table-cell table:style-name="ce2"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90]/4000)*2*PI()*20.5679" office:value-type="float" office:value="660.148991504055" calcext:value-type="float">
            <text:p>660.149 mm</text:p>
          </table:table-cell>
          <table:table-cell table:style-name="ce9" table:formula="of:=([.T290]/4000)*6.28*20.5679" office:value-type="float" office:value="659.814324099" calcext:value-type="float">
            <text:p>659.814 mm</text:p>
          </table:table-cell>
          <table:table-cell table:style-name="ce9" table:formula="of:=([.T290]/4000)*6.28*20.61" office:value-type="float" office:value="661.1648841" calcext:value-type="float">
            <text:p>661.165 mm</text:p>
          </table:table-cell>
          <table:table-cell table:style-name="ce2" office:value-type="float" office:value="20433" calcext:value-type="float">
            <text:p>20433</text:p>
          </table:table-cell>
          <table:table-cell/>
          <table:table-cell table:style-name="ce2" office:value-type="float" office:value="20449" calcext:value-type="float">
            <text:p>20449</text:p>
          </table:table-cell>
          <table:table-cell/>
          <table:table-cell table:style-name="ce5" table:formula="of:=([.AA290]/4000)*2*PI()*20.5679" office:value-type="float" office:value="4491.68178152177" calcext:value-type="float">
            <text:p>4491.682 mm</text:p>
          </table:table-cell>
          <table:table-cell table:style-name="ce9" table:formula="of:=([.AA290]/4000)*6.28*20.5679" office:value-type="float" office:value="4489.404690281" calcext:value-type="float">
            <text:p>4489.405 mm</text:p>
          </table:table-cell>
          <table:table-cell table:style-name="ce9" table:formula="of:=([.AA290]/4000)*6.28*20.61" office:value-type="float" office:value="4498.5939579" calcext:value-type="float">
            <text:p>4498.594 mm</text:p>
          </table:table-cell>
          <table:table-cell table:style-name="ce2" office:value-type="float" office:value="139027" calcext:value-type="float">
            <text:p>139027</text:p>
          </table:table-cell>
          <table:table-cell/>
          <table:table-cell table:style-name="ce2" office:value-type="float" office:value="139234" calcext:value-type="float">
            <text:p>139234</text:p>
          </table:table-cell>
          <table:table-cell table:style-name="ce2"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91]/4000)*2*PI()*20.5679" office:value-type="float" office:value="659.761295722817" calcext:value-type="float">
            <text:p>659.761 mm</text:p>
          </table:table-cell>
          <table:table-cell table:style-name="ce9" table:formula="of:=([.T291]/4000)*6.28*20.5679" office:value-type="float" office:value="659.426824863" calcext:value-type="float">
            <text:p>659.427 mm</text:p>
          </table:table-cell>
          <table:table-cell table:style-name="ce9" table:formula="of:=([.T291]/4000)*6.28*20.61" office:value-type="float" office:value="660.7765917" calcext:value-type="float">
            <text:p>660.777 mm</text:p>
          </table:table-cell>
          <table:table-cell table:style-name="ce2" office:value-type="float" office:value="20421" calcext:value-type="float">
            <text:p>20421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/>
          <table:table-cell table:style-name="ce5" table:formula="of:=([.AA291]/4000)*2*PI()*20.5679" office:value-type="float" office:value="4494.04026419097" calcext:value-type="float">
            <text:p>4494.040 mm</text:p>
          </table:table-cell>
          <table:table-cell table:style-name="ce9" table:formula="of:=([.AA291]/4000)*6.28*20.5679" office:value-type="float" office:value="4491.7619773" calcext:value-type="float">
            <text:p>4491.762 mm</text:p>
          </table:table-cell>
          <table:table-cell table:style-name="ce9" table:formula="of:=([.AA291]/4000)*6.28*20.61" office:value-type="float" office:value="4500.95607" calcext:value-type="float">
            <text:p>4500.956 mm</text:p>
          </table:table-cell>
          <table:table-cell table:style-name="ce2" office:value-type="float" office:value="139100" calcext:value-type="float">
            <text:p>139100</text:p>
          </table:table-cell>
          <table:table-cell/>
          <table:table-cell table:style-name="ce2" office:value-type="float" office:value="139235" calcext:value-type="float">
            <text:p>139235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92]/4000)*2*PI()*20.5679" office:value-type="float" office:value="660.181299485825" calcext:value-type="float">
            <text:p>660.181 mm</text:p>
          </table:table-cell>
          <table:table-cell table:style-name="ce9" table:formula="of:=([.T292]/4000)*6.28*20.5679" office:value-type="float" office:value="659.846615702" calcext:value-type="float">
            <text:p>659.847 mm</text:p>
          </table:table-cell>
          <table:table-cell table:style-name="ce9" table:formula="of:=([.T292]/4000)*6.28*20.61" office:value-type="float" office:value="661.1972418" calcext:value-type="float">
            <text:p>661.197 mm</text:p>
          </table:table-cell>
          <table:table-cell table:style-name="ce2" office:value-type="float" office:value="20434" calcext:value-type="float">
            <text:p>20434</text:p>
          </table:table-cell>
          <table:table-cell/>
          <table:table-cell table:style-name="ce2" office:value-type="float" office:value="20448" calcext:value-type="float">
            <text:p>20448</text:p>
          </table:table-cell>
          <table:table-cell/>
          <table:table-cell table:style-name="ce5" table:formula="of:=([.AA292]/4000)*2*PI()*20.5679" office:value-type="float" office:value="4492.06947730301" calcext:value-type="float">
            <text:p>4492.069 mm</text:p>
          </table:table-cell>
          <table:table-cell table:style-name="ce9" table:formula="of:=([.AA292]/4000)*6.28*20.5679" office:value-type="float" office:value="4489.792189517" calcext:value-type="float">
            <text:p>4489.792 mm</text:p>
          </table:table-cell>
          <table:table-cell table:style-name="ce9" table:formula="of:=([.AA292]/4000)*6.28*20.61" office:value-type="float" office:value="4498.9822503" calcext:value-type="float">
            <text:p>4498.982 mm</text:p>
          </table:table-cell>
          <table:table-cell table:style-name="ce2" office:value-type="float" office:value="139039" calcext:value-type="float">
            <text:p>139039</text:p>
          </table:table-cell>
          <table:table-cell/>
          <table:table-cell table:style-name="ce2" office:value-type="float" office:value="139228" calcext:value-type="float">
            <text:p>139228</text:p>
          </table:table-cell>
          <table:table-cell table:style-name="ce2"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93]/4000)*2*PI()*20.5679" office:value-type="float" office:value="659.761295722817" calcext:value-type="float">
            <text:p>659.761 mm</text:p>
          </table:table-cell>
          <table:table-cell table:style-name="ce9" table:formula="of:=([.T293]/4000)*6.28*20.5679" office:value-type="float" office:value="659.426824863" calcext:value-type="float">
            <text:p>659.427 mm</text:p>
          </table:table-cell>
          <table:table-cell table:style-name="ce9" table:formula="of:=([.T293]/4000)*6.28*20.61" office:value-type="float" office:value="660.7765917" calcext:value-type="float">
            <text:p>660.777 mm</text:p>
          </table:table-cell>
          <table:table-cell table:style-name="ce2" office:value-type="float" office:value="20421" calcext:value-type="float">
            <text:p>20421</text:p>
          </table:table-cell>
          <table:table-cell/>
          <table:table-cell table:style-name="ce2" office:value-type="float" office:value="20454" calcext:value-type="float">
            <text:p>20454</text:p>
          </table:table-cell>
          <table:table-cell/>
          <table:table-cell table:style-name="ce5" table:formula="of:=([.AA293]/4000)*2*PI()*20.5679" office:value-type="float" office:value="4494.07257217274" calcext:value-type="float">
            <text:p>4494.073 mm</text:p>
          </table:table-cell>
          <table:table-cell table:style-name="ce9" table:formula="of:=([.AA293]/4000)*6.28*20.5679" office:value-type="float" office:value="4491.794268903" calcext:value-type="float">
            <text:p>4491.794 mm</text:p>
          </table:table-cell>
          <table:table-cell table:style-name="ce9" table:formula="of:=([.AA293]/4000)*6.28*20.61" office:value-type="float" office:value="4500.9884277" calcext:value-type="float">
            <text:p>4500.988 mm</text:p>
          </table:table-cell>
          <table:table-cell table:style-name="ce2" office:value-type="float" office:value="139101" calcext:value-type="float">
            <text:p>139101</text:p>
          </table:table-cell>
          <table:table-cell/>
          <table:table-cell table:style-name="ce2" office:value-type="float" office:value="139220" calcext:value-type="float">
            <text:p>139220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94]/4000)*2*PI()*20.5679" office:value-type="float" office:value="660.148991504055" calcext:value-type="float">
            <text:p>660.149 mm</text:p>
          </table:table-cell>
          <table:table-cell table:style-name="ce9" table:formula="of:=([.T294]/4000)*6.28*20.5679" office:value-type="float" office:value="659.814324099" calcext:value-type="float">
            <text:p>659.814 mm</text:p>
          </table:table-cell>
          <table:table-cell table:style-name="ce9" table:formula="of:=([.T294]/4000)*6.28*20.61" office:value-type="float" office:value="661.1648841" calcext:value-type="float">
            <text:p>661.165 mm</text:p>
          </table:table-cell>
          <table:table-cell table:style-name="ce2" office:value-type="float" office:value="20433" calcext:value-type="float">
            <text:p>20433</text:p>
          </table:table-cell>
          <table:table-cell/>
          <table:table-cell table:style-name="ce2" office:value-type="float" office:value="20452" calcext:value-type="float">
            <text:p>20452</text:p>
          </table:table-cell>
          <table:table-cell/>
          <table:table-cell table:style-name="ce5" table:formula="of:=([.AA294]/4000)*2*PI()*20.5679" office:value-type="float" office:value="4492.48948106601" calcext:value-type="float">
            <text:p>4492.489 mm</text:p>
          </table:table-cell>
          <table:table-cell table:style-name="ce9" table:formula="of:=([.AA294]/4000)*6.28*20.5679" office:value-type="float" office:value="4490.211980356" calcext:value-type="float">
            <text:p>4490.212 mm</text:p>
          </table:table-cell>
          <table:table-cell table:style-name="ce9" table:formula="of:=([.AA294]/4000)*6.28*20.61" office:value-type="float" office:value="4499.4029004" calcext:value-type="float">
            <text:p>4499.403 mm</text:p>
          </table:table-cell>
          <table:table-cell table:style-name="ce2" office:value-type="float" office:value="139052" calcext:value-type="float">
            <text:p>139052</text:p>
          </table:table-cell>
          <table:table-cell/>
          <table:table-cell table:style-name="ce2" office:value-type="float" office:value="139241" calcext:value-type="float">
            <text:p>139241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95]/4000)*2*PI()*20.5679" office:value-type="float" office:value="659.761295722817" calcext:value-type="float">
            <text:p>659.761 mm</text:p>
          </table:table-cell>
          <table:table-cell table:style-name="ce9" table:formula="of:=([.T295]/4000)*6.28*20.5679" office:value-type="float" office:value="659.426824863" calcext:value-type="float">
            <text:p>659.427 mm</text:p>
          </table:table-cell>
          <table:table-cell table:style-name="ce9" table:formula="of:=([.T295]/4000)*6.28*20.61" office:value-type="float" office:value="660.7765917" calcext:value-type="float">
            <text:p>660.777 mm</text:p>
          </table:table-cell>
          <table:table-cell table:style-name="ce2" office:value-type="float" office:value="20421" calcext:value-type="float">
            <text:p>20421</text:p>
          </table:table-cell>
          <table:table-cell/>
          <table:table-cell table:style-name="ce2" office:value-type="float" office:value="20455" calcext:value-type="float">
            <text:p>20455</text:p>
          </table:table-cell>
          <table:table-cell/>
          <table:table-cell table:style-name="ce5" table:formula="of:=([.AA295]/4000)*2*PI()*20.5679" office:value-type="float" office:value="4493.65256840973" calcext:value-type="float">
            <text:p>4493.653 mm</text:p>
          </table:table-cell>
          <table:table-cell table:style-name="ce9" table:formula="of:=([.AA295]/4000)*6.28*20.5679" office:value-type="float" office:value="4491.374478064" calcext:value-type="float">
            <text:p>4491.374 mm</text:p>
          </table:table-cell>
          <table:table-cell table:style-name="ce9" table:formula="of:=([.AA295]/4000)*6.28*20.61" office:value-type="float" office:value="4500.5677776" calcext:value-type="float">
            <text:p>4500.568 mm</text:p>
          </table:table-cell>
          <table:table-cell table:style-name="ce2" office:value-type="float" office:value="139088" calcext:value-type="float">
            <text:p>139088</text:p>
          </table:table-cell>
          <table:table-cell/>
          <table:table-cell table:style-name="ce2" office:value-type="float" office:value="139223" calcext:value-type="float">
            <text:p>139223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96]/4000)*2*PI()*20.5679" office:value-type="float" office:value="660.148991504055" calcext:value-type="float">
            <text:p>660.149 mm</text:p>
          </table:table-cell>
          <table:table-cell table:style-name="ce9" table:formula="of:=([.T296]/4000)*6.28*20.5679" office:value-type="float" office:value="659.814324099" calcext:value-type="float">
            <text:p>659.814 mm</text:p>
          </table:table-cell>
          <table:table-cell table:style-name="ce9" table:formula="of:=([.T296]/4000)*6.28*20.61" office:value-type="float" office:value="661.1648841" calcext:value-type="float">
            <text:p>661.165 mm</text:p>
          </table:table-cell>
          <table:table-cell table:style-name="ce2" office:value-type="float" office:value="20433" calcext:value-type="float">
            <text:p>20433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/>
          <table:table-cell table:style-name="ce5" table:formula="of:=([.AA296]/4000)*2*PI()*20.5679" office:value-type="float" office:value="4492.23101721186" calcext:value-type="float">
            <text:p>4492.231 mm</text:p>
          </table:table-cell>
          <table:table-cell table:style-name="ce9" table:formula="of:=([.AA296]/4000)*6.28*20.5679" office:value-type="float" office:value="4489.953647532" calcext:value-type="float">
            <text:p>4489.954 mm</text:p>
          </table:table-cell>
          <table:table-cell table:style-name="ce9" table:formula="of:=([.AA296]/4000)*6.28*20.61" office:value-type="float" office:value="4499.1440388" calcext:value-type="float">
            <text:p>4499.144 mm</text:p>
          </table:table-cell>
          <table:table-cell table:style-name="ce2" office:value-type="float" office:value="139044" calcext:value-type="float">
            <text:p>139044</text:p>
          </table:table-cell>
          <table:table-cell/>
          <table:table-cell table:style-name="ce2" office:value-type="float" office:value="139246" calcext:value-type="float">
            <text:p>139246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97]/4000)*2*PI()*20.5679" office:value-type="float" office:value="659.793603704586" calcext:value-type="float">
            <text:p>659.794 mm</text:p>
          </table:table-cell>
          <table:table-cell table:style-name="ce9" table:formula="of:=([.T297]/4000)*6.28*20.5679" office:value-type="float" office:value="659.459116466" calcext:value-type="float">
            <text:p>659.459 mm</text:p>
          </table:table-cell>
          <table:table-cell table:style-name="ce9" table:formula="of:=([.T297]/4000)*6.28*20.61" office:value-type="float" office:value="660.8089494" calcext:value-type="float">
            <text:p>660.809 mm</text:p>
          </table:table-cell>
          <table:table-cell table:style-name="ce2" office:value-type="float" office:value="20422" calcext:value-type="float">
            <text:p>20422</text:p>
          </table:table-cell>
          <table:table-cell/>
          <table:table-cell table:style-name="ce2" office:value-type="float" office:value="20455" calcext:value-type="float">
            <text:p>20455</text:p>
          </table:table-cell>
          <table:table-cell/>
          <table:table-cell table:style-name="ce5" table:formula="of:=([.AA297]/4000)*2*PI()*20.5679" office:value-type="float" office:value="4493.52333648265" calcext:value-type="float">
            <text:p>4493.523 mm</text:p>
          </table:table-cell>
          <table:table-cell table:style-name="ce9" table:formula="of:=([.AA297]/4000)*6.28*20.5679" office:value-type="float" office:value="4491.245311652" calcext:value-type="float">
            <text:p>4491.245 mm</text:p>
          </table:table-cell>
          <table:table-cell table:style-name="ce9" table:formula="of:=([.AA297]/4000)*6.28*20.61" office:value-type="float" office:value="4500.4383468" calcext:value-type="float">
            <text:p>4500.438 mm</text:p>
          </table:table-cell>
          <table:table-cell table:style-name="ce2" office:value-type="float" office:value="139084" calcext:value-type="float">
            <text:p>139084</text:p>
          </table:table-cell>
          <table:table-cell/>
          <table:table-cell table:style-name="ce2" office:value-type="float" office:value="139236" calcext:value-type="float">
            <text:p>139236</text:p>
          </table:table-cell>
          <table:table-cell table:style-name="ce2"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98]/4000)*2*PI()*20.5679" office:value-type="float" office:value="660.116683522285" calcext:value-type="float">
            <text:p>660.117 mm</text:p>
          </table:table-cell>
          <table:table-cell table:style-name="ce9" table:formula="of:=([.T298]/4000)*6.28*20.5679" office:value-type="float" office:value="659.782032496" calcext:value-type="float">
            <text:p>659.782 mm</text:p>
          </table:table-cell>
          <table:table-cell table:style-name="ce9" table:formula="of:=([.T298]/4000)*6.28*20.61" office:value-type="float" office:value="661.1325264" calcext:value-type="float">
            <text:p>661.133 mm</text:p>
          </table:table-cell>
          <table:table-cell table:style-name="ce2" office:value-type="float" office:value="20432" calcext:value-type="float">
            <text:p>20432</text:p>
          </table:table-cell>
          <table:table-cell/>
          <table:table-cell table:style-name="ce2" office:value-type="float" office:value="20451" calcext:value-type="float">
            <text:p>20451</text:p>
          </table:table-cell>
          <table:table-cell/>
          <table:table-cell table:style-name="ce5" table:formula="of:=([.AA298]/4000)*2*PI()*20.5679" office:value-type="float" office:value="4491.94024537593" calcext:value-type="float">
            <text:p>4491.940 mm</text:p>
          </table:table-cell>
          <table:table-cell table:style-name="ce9" table:formula="of:=([.AA298]/4000)*6.28*20.5679" office:value-type="float" office:value="4489.663023105" calcext:value-type="float">
            <text:p>4489.663 mm</text:p>
          </table:table-cell>
          <table:table-cell table:style-name="ce9" table:formula="of:=([.AA298]/4000)*6.28*20.61" office:value-type="float" office:value="4498.8528195" calcext:value-type="float">
            <text:p>4498.853 mm</text:p>
          </table:table-cell>
          <table:table-cell table:style-name="ce2" office:value-type="float" office:value="139035" calcext:value-type="float">
            <text:p>139035</text:p>
          </table:table-cell>
          <table:table-cell/>
          <table:table-cell table:style-name="ce2" office:value-type="float" office:value="139243" calcext:value-type="float">
            <text:p>139243</text:p>
          </table:table-cell>
          <table:table-cell table:style-name="ce2"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202" calcext:value-type="float">
            <text:p>202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299]/4000)*2*PI()*20.5679" office:value-type="float" office:value="659.761295722817" calcext:value-type="float">
            <text:p>659.761 mm</text:p>
          </table:table-cell>
          <table:table-cell table:style-name="ce9" table:formula="of:=([.T299]/4000)*6.28*20.5679" office:value-type="float" office:value="659.426824863" calcext:value-type="float">
            <text:p>659.427 mm</text:p>
          </table:table-cell>
          <table:table-cell table:style-name="ce9" table:formula="of:=([.T299]/4000)*6.28*20.61" office:value-type="float" office:value="660.7765917" calcext:value-type="float">
            <text:p>660.777 mm</text:p>
          </table:table-cell>
          <table:table-cell table:style-name="ce2" office:value-type="float" office:value="20421" calcext:value-type="float">
            <text:p>20421</text:p>
          </table:table-cell>
          <table:table-cell/>
          <table:table-cell table:style-name="ce2" office:value-type="float" office:value="20454" calcext:value-type="float">
            <text:p>20454</text:p>
          </table:table-cell>
          <table:table-cell/>
          <table:table-cell table:style-name="ce5" table:formula="of:=([.AA299]/4000)*2*PI()*20.5679" office:value-type="float" office:value="4493.97564822743" calcext:value-type="float">
            <text:p>4493.976 mm</text:p>
          </table:table-cell>
          <table:table-cell table:style-name="ce9" table:formula="of:=([.AA299]/4000)*6.28*20.5679" office:value-type="float" office:value="4491.697394094" calcext:value-type="float">
            <text:p>4491.697 mm</text:p>
          </table:table-cell>
          <table:table-cell table:style-name="ce9" table:formula="of:=([.AA299]/4000)*6.28*20.61" office:value-type="float" office:value="4500.8913546" calcext:value-type="float">
            <text:p>4500.891 mm</text:p>
          </table:table-cell>
          <table:table-cell table:style-name="ce2" office:value-type="float" office:value="139098" calcext:value-type="float">
            <text:p>139098</text:p>
          </table:table-cell>
          <table:table-cell/>
          <table:table-cell table:style-name="ce2" office:value-type="float" office:value="139259" calcext:value-type="float">
            <text:p>139259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00]/4000)*2*PI()*20.5679" office:value-type="float" office:value="660.245915449365" calcext:value-type="float">
            <text:p>660.246 mm</text:p>
          </table:table-cell>
          <table:table-cell table:style-name="ce9" table:formula="of:=([.T300]/4000)*6.28*20.5679" office:value-type="float" office:value="659.911198908" calcext:value-type="float">
            <text:p>659.911 mm</text:p>
          </table:table-cell>
          <table:table-cell table:style-name="ce9" table:formula="of:=([.T300]/4000)*6.28*20.61" office:value-type="float" office:value="661.2619572" calcext:value-type="float">
            <text:p>661.262 mm</text:p>
          </table:table-cell>
          <table:table-cell table:style-name="ce2" office:value-type="float" office:value="20436" calcext:value-type="float">
            <text:p>20436</text:p>
          </table:table-cell>
          <table:table-cell/>
          <table:table-cell table:style-name="ce2" office:value-type="float" office:value="20453" calcext:value-type="float">
            <text:p>20453</text:p>
          </table:table-cell>
          <table:table-cell/>
          <table:table-cell table:style-name="ce5" table:formula="of:=([.AA300]/4000)*2*PI()*20.5679" office:value-type="float" office:value="4491.9725533577" calcext:value-type="float">
            <text:p>4491.973 mm</text:p>
          </table:table-cell>
          <table:table-cell table:style-name="ce9" table:formula="of:=([.AA300]/4000)*6.28*20.5679" office:value-type="float" office:value="4489.695314708" calcext:value-type="float">
            <text:p>4489.695 mm</text:p>
          </table:table-cell>
          <table:table-cell table:style-name="ce9" table:formula="of:=([.AA300]/4000)*6.28*20.61" office:value-type="float" office:value="4498.8851772" calcext:value-type="float">
            <text:p>4498.885 mm</text:p>
          </table:table-cell>
          <table:table-cell table:style-name="ce2" office:value-type="float" office:value="139036" calcext:value-type="float">
            <text:p>139036</text:p>
          </table:table-cell>
          <table:table-cell/>
          <table:table-cell table:style-name="ce2" office:value-type="float" office:value="139272" calcext:value-type="float">
            <text:p>139272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01]/4000)*2*PI()*20.5679" office:value-type="float" office:value="659.728987741047" calcext:value-type="float">
            <text:p>659.729 mm</text:p>
          </table:table-cell>
          <table:table-cell table:style-name="ce9" table:formula="of:=([.T301]/4000)*6.28*20.5679" office:value-type="float" office:value="659.39453326" calcext:value-type="float">
            <text:p>659.395 mm</text:p>
          </table:table-cell>
          <table:table-cell table:style-name="ce9" table:formula="of:=([.T301]/4000)*6.28*20.61" office:value-type="float" office:value="660.744234" calcext:value-type="float">
            <text:p>660.744 mm</text:p>
          </table:table-cell>
          <table:table-cell table:style-name="ce2" office:value-type="float" office:value="20420" calcext:value-type="float">
            <text:p>20420</text:p>
          </table:table-cell>
          <table:table-cell/>
          <table:table-cell table:style-name="ce2" office:value-type="float" office:value="20457" calcext:value-type="float">
            <text:p>20457</text:p>
          </table:table-cell>
          <table:table-cell/>
          <table:table-cell table:style-name="ce5" table:formula="of:=([.AA301]/4000)*2*PI()*20.5679" office:value-type="float" office:value="4494.16949611805" calcext:value-type="float">
            <text:p>4494.169 mm</text:p>
          </table:table-cell>
          <table:table-cell table:style-name="ce9" table:formula="of:=([.AA301]/4000)*6.28*20.5679" office:value-type="float" office:value="4491.891143712" calcext:value-type="float">
            <text:p>4491.891 mm</text:p>
          </table:table-cell>
          <table:table-cell table:style-name="ce9" table:formula="of:=([.AA301]/4000)*6.28*20.61" office:value-type="float" office:value="4501.0855008" calcext:value-type="float">
            <text:p>4501.086 mm</text:p>
          </table:table-cell>
          <table:table-cell table:style-name="ce2" office:value-type="float" office:value="139104" calcext:value-type="float">
            <text:p>139104</text:p>
          </table:table-cell>
          <table:table-cell/>
          <table:table-cell table:style-name="ce2" office:value-type="float" office:value="139275" calcext:value-type="float">
            <text:p>139275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02]/4000)*2*PI()*20.5679" office:value-type="float" office:value="660.181299485825" calcext:value-type="float">
            <text:p>660.181 mm</text:p>
          </table:table-cell>
          <table:table-cell table:style-name="ce9" table:formula="of:=([.T302]/4000)*6.28*20.5679" office:value-type="float" office:value="659.846615702" calcext:value-type="float">
            <text:p>659.847 mm</text:p>
          </table:table-cell>
          <table:table-cell table:style-name="ce9" table:formula="of:=([.T302]/4000)*6.28*20.61" office:value-type="float" office:value="661.1972418" calcext:value-type="float">
            <text:p>661.197 mm</text:p>
          </table:table-cell>
          <table:table-cell table:style-name="ce2" office:value-type="float" office:value="20434" calcext:value-type="float">
            <text:p>20434</text:p>
          </table:table-cell>
          <table:table-cell/>
          <table:table-cell table:style-name="ce2" office:value-type="float" office:value="20451" calcext:value-type="float">
            <text:p>20451</text:p>
          </table:table-cell>
          <table:table-cell/>
          <table:table-cell table:style-name="ce5" table:formula="of:=([.AA302]/4000)*2*PI()*20.5679" office:value-type="float" office:value="4492.13409326655" calcext:value-type="float">
            <text:p>4492.134 mm</text:p>
          </table:table-cell>
          <table:table-cell table:style-name="ce9" table:formula="of:=([.AA302]/4000)*6.28*20.5679" office:value-type="float" office:value="4489.856772723" calcext:value-type="float">
            <text:p>4489.857 mm</text:p>
          </table:table-cell>
          <table:table-cell table:style-name="ce9" table:formula="of:=([.AA302]/4000)*6.28*20.61" office:value-type="float" office:value="4499.0469657" calcext:value-type="float">
            <text:p>4499.047 mm</text:p>
          </table:table-cell>
          <table:table-cell table:style-name="ce2" office:value-type="float" office:value="139041" calcext:value-type="float">
            <text:p>139041</text:p>
          </table:table-cell>
          <table:table-cell/>
          <table:table-cell table:style-name="ce2" office:value-type="float" office:value="139286" calcext:value-type="float">
            <text:p>139286</text:p>
          </table:table-cell>
          <table:table-cell table:style-name="ce2" table:number-columns-repeated="2"/>
          <table:table-cell table:style-name="ce2" office:value-type="float" office:value="214" calcext:value-type="float">
            <text:p>214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03]/4000)*2*PI()*20.5679" office:value-type="float" office:value="659.728987741047" calcext:value-type="float">
            <text:p>659.729 mm</text:p>
          </table:table-cell>
          <table:table-cell table:style-name="ce9" table:formula="of:=([.T303]/4000)*6.28*20.5679" office:value-type="float" office:value="659.39453326" calcext:value-type="float">
            <text:p>659.395 mm</text:p>
          </table:table-cell>
          <table:table-cell table:style-name="ce9" table:formula="of:=([.T303]/4000)*6.28*20.61" office:value-type="float" office:value="660.744234" calcext:value-type="float">
            <text:p>660.744 mm</text:p>
          </table:table-cell>
          <table:table-cell table:style-name="ce2" office:value-type="float" office:value="20420" calcext:value-type="float">
            <text:p>20420</text:p>
          </table:table-cell>
          <table:table-cell/>
          <table:table-cell table:style-name="ce2" office:value-type="float" office:value="20454" calcext:value-type="float">
            <text:p>20454</text:p>
          </table:table-cell>
          <table:table-cell/>
          <table:table-cell table:style-name="ce5" table:formula="of:=([.AA303]/4000)*2*PI()*20.5679" office:value-type="float" office:value="4494.29872804513" calcext:value-type="float">
            <text:p>4494.299 mm</text:p>
          </table:table-cell>
          <table:table-cell table:style-name="ce9" table:formula="of:=([.AA303]/4000)*6.28*20.5679" office:value-type="float" office:value="4492.020310124" calcext:value-type="float">
            <text:p>4492.020 mm</text:p>
          </table:table-cell>
          <table:table-cell table:style-name="ce9" table:formula="of:=([.AA303]/4000)*6.28*20.61" office:value-type="float" office:value="4501.2149316" calcext:value-type="float">
            <text:p>4501.215 mm</text:p>
          </table:table-cell>
          <table:table-cell table:style-name="ce2" office:value-type="float" office:value="139108" calcext:value-type="float">
            <text:p>139108</text:p>
          </table:table-cell>
          <table:table-cell/>
          <table:table-cell table:style-name="ce2" office:value-type="float" office:value="139288" calcext:value-type="float">
            <text:p>139288</text:p>
          </table:table-cell>
          <table:table-cell table:style-name="ce2" table:number-columns-repeated="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04]/4000)*2*PI()*20.5679" office:value-type="float" office:value="660.116683522285" calcext:value-type="float">
            <text:p>660.117 mm</text:p>
          </table:table-cell>
          <table:table-cell table:style-name="ce9" table:formula="of:=([.T304]/4000)*6.28*20.5679" office:value-type="float" office:value="659.782032496" calcext:value-type="float">
            <text:p>659.782 mm</text:p>
          </table:table-cell>
          <table:table-cell table:style-name="ce9" table:formula="of:=([.T304]/4000)*6.28*20.61" office:value-type="float" office:value="661.1325264" calcext:value-type="float">
            <text:p>661.133 mm</text:p>
          </table:table-cell>
          <table:table-cell table:style-name="ce2" office:value-type="float" office:value="20432" calcext:value-type="float">
            <text:p>20432</text:p>
          </table:table-cell>
          <table:table-cell/>
          <table:table-cell table:style-name="ce2" office:value-type="float" office:value="20451" calcext:value-type="float">
            <text:p>20451</text:p>
          </table:table-cell>
          <table:table-cell/>
          <table:table-cell table:style-name="ce5" table:formula="of:=([.AA304]/4000)*2*PI()*20.5679" office:value-type="float" office:value="4492.36024913894" calcext:value-type="float">
            <text:p>4492.360 mm</text:p>
          </table:table-cell>
          <table:table-cell table:style-name="ce9" table:formula="of:=([.AA304]/4000)*6.28*20.5679" office:value-type="float" office:value="4490.082813944" calcext:value-type="float">
            <text:p>4490.083 mm</text:p>
          </table:table-cell>
          <table:table-cell table:style-name="ce9" table:formula="of:=([.AA304]/4000)*6.28*20.61" office:value-type="float" office:value="4499.2734696" calcext:value-type="float">
            <text:p>4499.273 mm</text:p>
          </table:table-cell>
          <table:table-cell table:style-name="ce2" office:value-type="float" office:value="139048" calcext:value-type="float">
            <text:p>139048</text:p>
          </table:table-cell>
          <table:table-cell/>
          <table:table-cell table:style-name="ce2" office:value-type="float" office:value="139276" calcext:value-type="float">
            <text:p>139276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05]/4000)*2*PI()*20.5679" office:value-type="float" office:value="659.728987741047" calcext:value-type="float">
            <text:p>659.729 mm</text:p>
          </table:table-cell>
          <table:table-cell table:style-name="ce9" table:formula="of:=([.T305]/4000)*6.28*20.5679" office:value-type="float" office:value="659.39453326" calcext:value-type="float">
            <text:p>659.395 mm</text:p>
          </table:table-cell>
          <table:table-cell table:style-name="ce9" table:formula="of:=([.T305]/4000)*6.28*20.61" office:value-type="float" office:value="660.744234" calcext:value-type="float">
            <text:p>660.744 mm</text:p>
          </table:table-cell>
          <table:table-cell table:style-name="ce2" office:value-type="float" office:value="20420" calcext:value-type="float">
            <text:p>20420</text:p>
          </table:table-cell>
          <table:table-cell/>
          <table:table-cell table:style-name="ce2" office:value-type="float" office:value="20452" calcext:value-type="float">
            <text:p>20452</text:p>
          </table:table-cell>
          <table:table-cell/>
          <table:table-cell table:style-name="ce5" table:formula="of:=([.AA305]/4000)*2*PI()*20.5679" office:value-type="float" office:value="4494.3310360269" calcext:value-type="float">
            <text:p>4494.331 mm</text:p>
          </table:table-cell>
          <table:table-cell table:style-name="ce9" table:formula="of:=([.AA305]/4000)*6.28*20.5679" office:value-type="float" office:value="4492.052601727" calcext:value-type="float">
            <text:p>4492.053 mm</text:p>
          </table:table-cell>
          <table:table-cell table:style-name="ce9" table:formula="of:=([.AA305]/4000)*6.28*20.61" office:value-type="float" office:value="4501.2472893" calcext:value-type="float">
            <text:p>4501.247 mm</text:p>
          </table:table-cell>
          <table:table-cell table:style-name="ce2" office:value-type="float" office:value="139109" calcext:value-type="float">
            <text:p>139109</text:p>
          </table:table-cell>
          <table:table-cell/>
          <table:table-cell table:style-name="ce2" office:value-type="float" office:value="139272" calcext:value-type="float">
            <text:p>139272</text:p>
          </table:table-cell>
          <table:table-cell table:style-name="ce2"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06]/4000)*2*PI()*20.5679" office:value-type="float" office:value="660.084375540515" calcext:value-type="float">
            <text:p>660.084 mm</text:p>
          </table:table-cell>
          <table:table-cell table:style-name="ce9" table:formula="of:=([.T306]/4000)*6.28*20.5679" office:value-type="float" office:value="659.749740893" calcext:value-type="float">
            <text:p>659.750 mm</text:p>
          </table:table-cell>
          <table:table-cell table:style-name="ce9" table:formula="of:=([.T306]/4000)*6.28*20.61" office:value-type="float" office:value="661.1001687" calcext:value-type="float">
            <text:p>661.100 mm</text:p>
          </table:table-cell>
          <table:table-cell table:style-name="ce2" office:value-type="float" office:value="20431" calcext:value-type="float">
            <text:p>20431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/>
          <table:table-cell table:style-name="ce5" table:formula="of:=([.AA306]/4000)*2*PI()*20.5679" office:value-type="float" office:value="4492.2956331754" calcext:value-type="float">
            <text:p>4492.296 mm</text:p>
          </table:table-cell>
          <table:table-cell table:style-name="ce9" table:formula="of:=([.AA306]/4000)*6.28*20.5679" office:value-type="float" office:value="4490.018230738" calcext:value-type="float">
            <text:p>4490.018 mm</text:p>
          </table:table-cell>
          <table:table-cell table:style-name="ce9" table:formula="of:=([.AA306]/4000)*6.28*20.61" office:value-type="float" office:value="4499.2087542" calcext:value-type="float">
            <text:p>4499.209 mm</text:p>
          </table:table-cell>
          <table:table-cell table:style-name="ce2" office:value-type="float" office:value="139046" calcext:value-type="float">
            <text:p>139046</text:p>
          </table:table-cell>
          <table:table-cell/>
          <table:table-cell table:style-name="ce2" office:value-type="float" office:value="139279" calcext:value-type="float">
            <text:p>139279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07]/4000)*2*PI()*20.5679" office:value-type="float" office:value="659.728987741047" calcext:value-type="float">
            <text:p>659.729 mm</text:p>
          </table:table-cell>
          <table:table-cell table:style-name="ce9" table:formula="of:=([.T307]/4000)*6.28*20.5679" office:value-type="float" office:value="659.39453326" calcext:value-type="float">
            <text:p>659.395 mm</text:p>
          </table:table-cell>
          <table:table-cell table:style-name="ce9" table:formula="of:=([.T307]/4000)*6.28*20.61" office:value-type="float" office:value="660.744234" calcext:value-type="float">
            <text:p>660.744 mm</text:p>
          </table:table-cell>
          <table:table-cell table:style-name="ce2" office:value-type="float" office:value="20420" calcext:value-type="float">
            <text:p>20420</text:p>
          </table:table-cell>
          <table:table-cell/>
          <table:table-cell table:style-name="ce2" office:value-type="float" office:value="20453" calcext:value-type="float">
            <text:p>20453</text:p>
          </table:table-cell>
          <table:table-cell/>
          <table:table-cell table:style-name="ce5" table:formula="of:=([.AA307]/4000)*2*PI()*20.5679" office:value-type="float" office:value="4494.39565199044" calcext:value-type="float">
            <text:p>4494.396 mm</text:p>
          </table:table-cell>
          <table:table-cell table:style-name="ce9" table:formula="of:=([.AA307]/4000)*6.28*20.5679" office:value-type="float" office:value="4492.117184933" calcext:value-type="float">
            <text:p>4492.117 mm</text:p>
          </table:table-cell>
          <table:table-cell table:style-name="ce9" table:formula="of:=([.AA307]/4000)*6.28*20.61" office:value-type="float" office:value="4501.3120047" calcext:value-type="float">
            <text:p>4501.312 mm</text:p>
          </table:table-cell>
          <table:table-cell table:style-name="ce2" office:value-type="float" office:value="139111" calcext:value-type="float">
            <text:p>139111</text:p>
          </table:table-cell>
          <table:table-cell/>
          <table:table-cell table:style-name="ce2" office:value-type="float" office:value="139274" calcext:value-type="float">
            <text:p>139274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08]/4000)*2*PI()*20.5679" office:value-type="float" office:value="660.116683522285" calcext:value-type="float">
            <text:p>660.117 mm</text:p>
          </table:table-cell>
          <table:table-cell table:style-name="ce9" table:formula="of:=([.T308]/4000)*6.28*20.5679" office:value-type="float" office:value="659.782032496" calcext:value-type="float">
            <text:p>659.782 mm</text:p>
          </table:table-cell>
          <table:table-cell table:style-name="ce9" table:formula="of:=([.T308]/4000)*6.28*20.61" office:value-type="float" office:value="661.1325264" calcext:value-type="float">
            <text:p>661.133 mm</text:p>
          </table:table-cell>
          <table:table-cell table:style-name="ce2" office:value-type="float" office:value="20432" calcext:value-type="float">
            <text:p>20432</text:p>
          </table:table-cell>
          <table:table-cell/>
          <table:table-cell table:style-name="ce2" office:value-type="float" office:value="20448" calcext:value-type="float">
            <text:p>20448</text:p>
          </table:table-cell>
          <table:table-cell/>
          <table:table-cell table:style-name="ce5" table:formula="of:=([.AA308]/4000)*2*PI()*20.5679" office:value-type="float" office:value="4492.39255712071" calcext:value-type="float">
            <text:p>4492.393 mm</text:p>
          </table:table-cell>
          <table:table-cell table:style-name="ce9" table:formula="of:=([.AA308]/4000)*6.28*20.5679" office:value-type="float" office:value="4490.115105547" calcext:value-type="float">
            <text:p>4490.115 mm</text:p>
          </table:table-cell>
          <table:table-cell table:style-name="ce9" table:formula="of:=([.AA308]/4000)*6.28*20.61" office:value-type="float" office:value="4499.3058273" calcext:value-type="float">
            <text:p>4499.306 mm</text:p>
          </table:table-cell>
          <table:table-cell table:style-name="ce2" office:value-type="float" office:value="139049" calcext:value-type="float">
            <text:p>139049</text:p>
          </table:table-cell>
          <table:table-cell/>
          <table:table-cell table:style-name="ce2" office:value-type="float" office:value="139274" calcext:value-type="float">
            <text:p>139274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09]/4000)*2*PI()*20.5679" office:value-type="float" office:value="659.858219668126" calcext:value-type="float">
            <text:p>659.858 mm</text:p>
          </table:table-cell>
          <table:table-cell table:style-name="ce9" table:formula="of:=([.T309]/4000)*6.28*20.5679" office:value-type="float" office:value="659.523699672" calcext:value-type="float">
            <text:p>659.524 mm</text:p>
          </table:table-cell>
          <table:table-cell table:style-name="ce9" table:formula="of:=([.T309]/4000)*6.28*20.61" office:value-type="float" office:value="660.8736648" calcext:value-type="float">
            <text:p>660.874 mm</text:p>
          </table:table-cell>
          <table:table-cell table:style-name="ce2" office:value-type="float" office:value="20424" calcext:value-type="float">
            <text:p>20424</text:p>
          </table:table-cell>
          <table:table-cell/>
          <table:table-cell table:style-name="ce2" office:value-type="float" office:value="20453" calcext:value-type="float">
            <text:p>20453</text:p>
          </table:table-cell>
          <table:table-cell/>
          <table:table-cell table:style-name="ce5" table:formula="of:=([.AA309]/4000)*2*PI()*20.5679" office:value-type="float" office:value="4494.55719189929" calcext:value-type="float">
            <text:p>4494.557 mm</text:p>
          </table:table-cell>
          <table:table-cell table:style-name="ce9" table:formula="of:=([.AA309]/4000)*6.28*20.5679" office:value-type="float" office:value="4492.278642948" calcext:value-type="float">
            <text:p>4492.279 mm</text:p>
          </table:table-cell>
          <table:table-cell table:style-name="ce9" table:formula="of:=([.AA309]/4000)*6.28*20.61" office:value-type="float" office:value="4501.4737932" calcext:value-type="float">
            <text:p>4501.474 mm</text:p>
          </table:table-cell>
          <table:table-cell table:style-name="ce2" office:value-type="float" office:value="139116" calcext:value-type="float">
            <text:p>139116</text:p>
          </table:table-cell>
          <table:table-cell/>
          <table:table-cell table:style-name="ce2" office:value-type="float" office:value="139268" calcext:value-type="float">
            <text:p>139268</text:p>
          </table:table-cell>
          <table:table-cell table:style-name="ce2"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10]/4000)*2*PI()*20.5679" office:value-type="float" office:value="660.148991504055" calcext:value-type="float">
            <text:p>660.149 mm</text:p>
          </table:table-cell>
          <table:table-cell table:style-name="ce9" table:formula="of:=([.T310]/4000)*6.28*20.5679" office:value-type="float" office:value="659.814324099" calcext:value-type="float">
            <text:p>659.814 mm</text:p>
          </table:table-cell>
          <table:table-cell table:style-name="ce9" table:formula="of:=([.T310]/4000)*6.28*20.61" office:value-type="float" office:value="661.1648841" calcext:value-type="float">
            <text:p>661.165 mm</text:p>
          </table:table-cell>
          <table:table-cell table:style-name="ce2" office:value-type="float" office:value="20433" calcext:value-type="float">
            <text:p>20433</text:p>
          </table:table-cell>
          <table:table-cell/>
          <table:table-cell table:style-name="ce2" office:value-type="float" office:value="20449" calcext:value-type="float">
            <text:p>20449</text:p>
          </table:table-cell>
          <table:table-cell/>
          <table:table-cell table:style-name="ce5" table:formula="of:=([.AA310]/4000)*2*PI()*20.5679" office:value-type="float" office:value="4492.58640501133" calcext:value-type="float">
            <text:p>4492.586 mm</text:p>
          </table:table-cell>
          <table:table-cell table:style-name="ce9" table:formula="of:=([.AA310]/4000)*6.28*20.5679" office:value-type="float" office:value="4490.308855165" calcext:value-type="float">
            <text:p>4490.309 mm</text:p>
          </table:table-cell>
          <table:table-cell table:style-name="ce9" table:formula="of:=([.AA310]/4000)*6.28*20.61" office:value-type="float" office:value="4499.4999735" calcext:value-type="float">
            <text:p>4499.500 mm</text:p>
          </table:table-cell>
          <table:table-cell table:style-name="ce2" office:value-type="float" office:value="139055" calcext:value-type="float">
            <text:p>139055</text:p>
          </table:table-cell>
          <table:table-cell/>
          <table:table-cell table:style-name="ce2" office:value-type="float" office:value="139262" calcext:value-type="float">
            <text:p>139262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11]/4000)*2*PI()*20.5679" office:value-type="float" office:value="659.761295722817" calcext:value-type="float">
            <text:p>659.761 mm</text:p>
          </table:table-cell>
          <table:table-cell table:style-name="ce9" table:formula="of:=([.T311]/4000)*6.28*20.5679" office:value-type="float" office:value="659.426824863" calcext:value-type="float">
            <text:p>659.427 mm</text:p>
          </table:table-cell>
          <table:table-cell table:style-name="ce9" table:formula="of:=([.T311]/4000)*6.28*20.61" office:value-type="float" office:value="660.7765917" calcext:value-type="float">
            <text:p>660.777 mm</text:p>
          </table:table-cell>
          <table:table-cell table:style-name="ce2" office:value-type="float" office:value="20421" calcext:value-type="float">
            <text:p>20421</text:p>
          </table:table-cell>
          <table:table-cell/>
          <table:table-cell table:style-name="ce2" office:value-type="float" office:value="20453" calcext:value-type="float">
            <text:p>20453</text:p>
          </table:table-cell>
          <table:table-cell/>
          <table:table-cell table:style-name="ce5" table:formula="of:=([.AA311]/4000)*2*PI()*20.5679" office:value-type="float" office:value="4494.62180786283" calcext:value-type="float">
            <text:p>4494.622 mm</text:p>
          </table:table-cell>
          <table:table-cell table:style-name="ce9" table:formula="of:=([.AA311]/4000)*6.28*20.5679" office:value-type="float" office:value="4492.343226154" calcext:value-type="float">
            <text:p>4492.343 mm</text:p>
          </table:table-cell>
          <table:table-cell table:style-name="ce9" table:formula="of:=([.AA311]/4000)*6.28*20.61" office:value-type="float" office:value="4501.5385086" calcext:value-type="float">
            <text:p>4501.539 mm</text:p>
          </table:table-cell>
          <table:table-cell table:style-name="ce2" office:value-type="float" office:value="139118" calcext:value-type="float">
            <text:p>139118</text:p>
          </table:table-cell>
          <table:table-cell/>
          <table:table-cell table:style-name="ce2" office:value-type="float" office:value="139259" calcext:value-type="float">
            <text:p>139259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12]/4000)*2*PI()*20.5679" office:value-type="float" office:value="660.181299485825" calcext:value-type="float">
            <text:p>660.181 mm</text:p>
          </table:table-cell>
          <table:table-cell table:style-name="ce9" table:formula="of:=([.T312]/4000)*6.28*20.5679" office:value-type="float" office:value="659.846615702" calcext:value-type="float">
            <text:p>659.847 mm</text:p>
          </table:table-cell>
          <table:table-cell table:style-name="ce9" table:formula="of:=([.T312]/4000)*6.28*20.61" office:value-type="float" office:value="661.1972418" calcext:value-type="float">
            <text:p>661.197 mm</text:p>
          </table:table-cell>
          <table:table-cell table:style-name="ce2" office:value-type="float" office:value="20434" calcext:value-type="float">
            <text:p>20434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/>
          <table:table-cell table:style-name="ce5" table:formula="of:=([.AA312]/4000)*2*PI()*20.5679" office:value-type="float" office:value="4492.26332519363" calcext:value-type="float">
            <text:p>4492.263 mm</text:p>
          </table:table-cell>
          <table:table-cell table:style-name="ce9" table:formula="of:=([.AA312]/4000)*6.28*20.5679" office:value-type="float" office:value="4489.985939135" calcext:value-type="float">
            <text:p>4489.986 mm</text:p>
          </table:table-cell>
          <table:table-cell table:style-name="ce9" table:formula="of:=([.AA312]/4000)*6.28*20.61" office:value-type="float" office:value="4499.1763965" calcext:value-type="float">
            <text:p>4499.176 mm</text:p>
          </table:table-cell>
          <table:table-cell table:style-name="ce2" office:value-type="float" office:value="139045" calcext:value-type="float">
            <text:p>139045</text:p>
          </table:table-cell>
          <table:table-cell/>
          <table:table-cell table:style-name="ce2" office:value-type="float" office:value="139264" calcext:value-type="float">
            <text:p>139264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13]/4000)*2*PI()*20.5679" office:value-type="float" office:value="659.825911686356" calcext:value-type="float">
            <text:p>659.826 mm</text:p>
          </table:table-cell>
          <table:table-cell table:style-name="ce9" table:formula="of:=([.T313]/4000)*6.28*20.5679" office:value-type="float" office:value="659.491408069" calcext:value-type="float">
            <text:p>659.491 mm</text:p>
          </table:table-cell>
          <table:table-cell table:style-name="ce9" table:formula="of:=([.T313]/4000)*6.28*20.61" office:value-type="float" office:value="660.8413071" calcext:value-type="float">
            <text:p>660.841 mm</text:p>
          </table:table-cell>
          <table:table-cell table:style-name="ce2" office:value-type="float" office:value="20423" calcext:value-type="float">
            <text:p>20423</text:p>
          </table:table-cell>
          <table:table-cell/>
          <table:table-cell table:style-name="ce2" office:value-type="float" office:value="20452" calcext:value-type="float">
            <text:p>20452</text:p>
          </table:table-cell>
          <table:table-cell/>
          <table:table-cell table:style-name="ce5" table:formula="of:=([.AA313]/4000)*2*PI()*20.5679" office:value-type="float" office:value="4494.58949988106" calcext:value-type="float">
            <text:p>4494.589 mm</text:p>
          </table:table-cell>
          <table:table-cell table:style-name="ce9" table:formula="of:=([.AA313]/4000)*6.28*20.5679" office:value-type="float" office:value="4492.310934551" calcext:value-type="float">
            <text:p>4492.311 mm</text:p>
          </table:table-cell>
          <table:table-cell table:style-name="ce9" table:formula="of:=([.AA313]/4000)*6.28*20.61" office:value-type="float" office:value="4501.5061509" calcext:value-type="float">
            <text:p>4501.506 mm</text:p>
          </table:table-cell>
          <table:table-cell table:style-name="ce2" office:value-type="float" office:value="139117" calcext:value-type="float">
            <text:p>139117</text:p>
          </table:table-cell>
          <table:table-cell/>
          <table:table-cell table:style-name="ce2" office:value-type="float" office:value="139253" calcext:value-type="float">
            <text:p>139253</text:p>
          </table:table-cell>
          <table:table-cell table:style-name="ce2"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14]/4000)*2*PI()*20.5679" office:value-type="float" office:value="660.181299485825" calcext:value-type="float">
            <text:p>660.181 mm</text:p>
          </table:table-cell>
          <table:table-cell table:style-name="ce9" table:formula="of:=([.T314]/4000)*6.28*20.5679" office:value-type="float" office:value="659.846615702" calcext:value-type="float">
            <text:p>659.847 mm</text:p>
          </table:table-cell>
          <table:table-cell table:style-name="ce9" table:formula="of:=([.T314]/4000)*6.28*20.61" office:value-type="float" office:value="661.1972418" calcext:value-type="float">
            <text:p>661.197 mm</text:p>
          </table:table-cell>
          <table:table-cell table:style-name="ce2" office:value-type="float" office:value="20434" calcext:value-type="float">
            <text:p>20434</text:p>
          </table:table-cell>
          <table:table-cell/>
          <table:table-cell table:style-name="ce2" office:value-type="float" office:value="20448" calcext:value-type="float">
            <text:p>20448</text:p>
          </table:table-cell>
          <table:table-cell/>
          <table:table-cell table:style-name="ce5" table:formula="of:=([.AA314]/4000)*2*PI()*20.5679" office:value-type="float" office:value="4492.19870923009" calcext:value-type="float">
            <text:p>4492.199 mm</text:p>
          </table:table-cell>
          <table:table-cell table:style-name="ce9" table:formula="of:=([.AA314]/4000)*6.28*20.5679" office:value-type="float" office:value="4489.921355929" calcext:value-type="float">
            <text:p>4489.921 mm</text:p>
          </table:table-cell>
          <table:table-cell table:style-name="ce9" table:formula="of:=([.AA314]/4000)*6.28*20.61" office:value-type="float" office:value="4499.1116811" calcext:value-type="float">
            <text:p>4499.112 mm</text:p>
          </table:table-cell>
          <table:table-cell table:style-name="ce2" office:value-type="float" office:value="139043" calcext:value-type="float">
            <text:p>139043</text:p>
          </table:table-cell>
          <table:table-cell/>
          <table:table-cell table:style-name="ce2" office:value-type="float" office:value="139283" calcext:value-type="float">
            <text:p>139283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15]/4000)*2*PI()*20.5679" office:value-type="float" office:value="659.664371777507" calcext:value-type="float">
            <text:p>659.664 mm</text:p>
          </table:table-cell>
          <table:table-cell table:style-name="ce9" table:formula="of:=([.T315]/4000)*6.28*20.5679" office:value-type="float" office:value="659.329950054" calcext:value-type="float">
            <text:p>659.330 mm</text:p>
          </table:table-cell>
          <table:table-cell table:style-name="ce9" table:formula="of:=([.T315]/4000)*6.28*20.61" office:value-type="float" office:value="660.6795186" calcext:value-type="float">
            <text:p>660.680 mm</text:p>
          </table:table-cell>
          <table:table-cell table:style-name="ce2" office:value-type="float" office:value="20418" calcext:value-type="float">
            <text:p>20418</text:p>
          </table:table-cell>
          <table:table-cell/>
          <table:table-cell table:style-name="ce2" office:value-type="float" office:value="20447" calcext:value-type="float">
            <text:p>20447</text:p>
          </table:table-cell>
          <table:table-cell/>
          <table:table-cell table:style-name="ce5" table:formula="of:=([.AA315]/4000)*2*PI()*20.5679" office:value-type="float" office:value="4494.13718813628" calcext:value-type="float">
            <text:p>4494.137 mm</text:p>
          </table:table-cell>
          <table:table-cell table:style-name="ce9" table:formula="of:=([.AA315]/4000)*6.28*20.5679" office:value-type="float" office:value="4491.858852109" calcext:value-type="float">
            <text:p>4491.859 mm</text:p>
          </table:table-cell>
          <table:table-cell table:style-name="ce9" table:formula="of:=([.AA315]/4000)*6.28*20.61" office:value-type="float" office:value="4501.0531431" calcext:value-type="float">
            <text:p>4501.053 mm</text:p>
          </table:table-cell>
          <table:table-cell table:style-name="ce2" office:value-type="float" office:value="139103" calcext:value-type="float">
            <text:p>139103</text:p>
          </table:table-cell>
          <table:table-cell/>
          <table:table-cell table:style-name="ce2" office:value-type="float" office:value="139273" calcext:value-type="float">
            <text:p>139273</text:p>
          </table:table-cell>
          <table:table-cell table:style-name="ce2" table:number-columns-repeated="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16]/4000)*2*PI()*20.5679" office:value-type="float" office:value="659.987451595206" calcext:value-type="float">
            <text:p>659.987 mm</text:p>
          </table:table-cell>
          <table:table-cell table:style-name="ce9" table:formula="of:=([.T316]/4000)*6.28*20.5679" office:value-type="float" office:value="659.652866084" calcext:value-type="float">
            <text:p>659.653 mm</text:p>
          </table:table-cell>
          <table:table-cell table:style-name="ce9" table:formula="of:=([.T316]/4000)*6.28*20.61" office:value-type="float" office:value="661.0030956" calcext:value-type="float">
            <text:p>661.003 mm</text:p>
          </table:table-cell>
          <table:table-cell table:style-name="ce2" office:value-type="float" office:value="20428" calcext:value-type="float">
            <text:p>20428</text:p>
          </table:table-cell>
          <table:table-cell/>
          <table:table-cell table:style-name="ce2" office:value-type="float" office:value="20445" calcext:value-type="float">
            <text:p>20445</text:p>
          </table:table-cell>
          <table:table-cell/>
          <table:table-cell table:style-name="ce5" table:formula="of:=([.AA316]/4000)*2*PI()*20.5679" office:value-type="float" office:value="4490.22792234212" calcext:value-type="float">
            <text:p>4490.228 mm</text:p>
          </table:table-cell>
          <table:table-cell table:style-name="ce9" table:formula="of:=([.AA316]/4000)*6.28*20.5679" office:value-type="float" office:value="4487.951568146" calcext:value-type="float">
            <text:p>4487.952 mm</text:p>
          </table:table-cell>
          <table:table-cell table:style-name="ce9" table:formula="of:=([.AA316]/4000)*6.28*20.61" office:value-type="float" office:value="4497.1378614" calcext:value-type="float">
            <text:p>4497.138 mm</text:p>
          </table:table-cell>
          <table:table-cell table:style-name="ce2" office:value-type="float" office:value="138982" calcext:value-type="float">
            <text:p>138982</text:p>
          </table:table-cell>
          <table:table-cell/>
          <table:table-cell table:style-name="ce2" office:value-type="float" office:value="139198" calcext:value-type="float">
            <text:p>139198</text:p>
          </table:table-cell>
          <table:table-cell table:style-name="ce2" table:number-columns-repeated="2"/>
          <table:table-cell table:style-name="ce2" office:value-type="float" office:value="213" calcext:value-type="float">
            <text:p>213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17]/4000)*2*PI()*20.5679" office:value-type="float" office:value="659.728987741047" calcext:value-type="float">
            <text:p>659.729 mm</text:p>
          </table:table-cell>
          <table:table-cell table:style-name="ce9" table:formula="of:=([.T317]/4000)*6.28*20.5679" office:value-type="float" office:value="659.39453326" calcext:value-type="float">
            <text:p>659.395 mm</text:p>
          </table:table-cell>
          <table:table-cell table:style-name="ce9" table:formula="of:=([.T317]/4000)*6.28*20.61" office:value-type="float" office:value="660.744234" calcext:value-type="float">
            <text:p>660.744 mm</text:p>
          </table:table-cell>
          <table:table-cell table:style-name="ce2" office:value-type="float" office:value="20420" calcext:value-type="float">
            <text:p>20420</text:p>
          </table:table-cell>
          <table:table-cell/>
          <table:table-cell table:style-name="ce2" office:value-type="float" office:value="20452" calcext:value-type="float">
            <text:p>20452</text:p>
          </table:table-cell>
          <table:table-cell/>
          <table:table-cell table:style-name="ce5" table:formula="of:=([.AA317]/4000)*2*PI()*20.5679" office:value-type="float" office:value="4494.46026795398" calcext:value-type="float">
            <text:p>4494.460 mm</text:p>
          </table:table-cell>
          <table:table-cell table:style-name="ce9" table:formula="of:=([.AA317]/4000)*6.28*20.5679" office:value-type="float" office:value="4492.181768139" calcext:value-type="float">
            <text:p>4492.182 mm</text:p>
          </table:table-cell>
          <table:table-cell table:style-name="ce9" table:formula="of:=([.AA317]/4000)*6.28*20.61" office:value-type="float" office:value="4501.3767201" calcext:value-type="float">
            <text:p>4501.377 mm</text:p>
          </table:table-cell>
          <table:table-cell table:style-name="ce2" office:value-type="float" office:value="139113" calcext:value-type="float">
            <text:p>139113</text:p>
          </table:table-cell>
          <table:table-cell/>
          <table:table-cell table:style-name="ce2" office:value-type="float" office:value="139267" calcext:value-type="float">
            <text:p>139267</text:p>
          </table:table-cell>
          <table:table-cell table:style-name="ce2"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18]/4000)*2*PI()*20.5679" office:value-type="float" office:value="660.181299485825" calcext:value-type="float">
            <text:p>660.181 mm</text:p>
          </table:table-cell>
          <table:table-cell table:style-name="ce9" table:formula="of:=([.T318]/4000)*6.28*20.5679" office:value-type="float" office:value="659.846615702" calcext:value-type="float">
            <text:p>659.847 mm</text:p>
          </table:table-cell>
          <table:table-cell table:style-name="ce9" table:formula="of:=([.T318]/4000)*6.28*20.61" office:value-type="float" office:value="661.1972418" calcext:value-type="float">
            <text:p>661.197 mm</text:p>
          </table:table-cell>
          <table:table-cell table:style-name="ce2" office:value-type="float" office:value="20434" calcext:value-type="float">
            <text:p>20434</text:p>
          </table:table-cell>
          <table:table-cell/>
          <table:table-cell table:style-name="ce2" office:value-type="float" office:value="20453" calcext:value-type="float">
            <text:p>20453</text:p>
          </table:table-cell>
          <table:table-cell/>
          <table:table-cell table:style-name="ce5" table:formula="of:=([.AA318]/4000)*2*PI()*20.5679" office:value-type="float" office:value="4492.03716932124" calcext:value-type="float">
            <text:p>4492.037 mm</text:p>
          </table:table-cell>
          <table:table-cell table:style-name="ce9" table:formula="of:=([.AA318]/4000)*6.28*20.5679" office:value-type="float" office:value="4489.759897914" calcext:value-type="float">
            <text:p>4489.760 mm</text:p>
          </table:table-cell>
          <table:table-cell table:style-name="ce9" table:formula="of:=([.AA318]/4000)*6.28*20.61" office:value-type="float" office:value="4498.9498926" calcext:value-type="float">
            <text:p>4498.950 mm</text:p>
          </table:table-cell>
          <table:table-cell table:style-name="ce2" office:value-type="float" office:value="139038" calcext:value-type="float">
            <text:p>139038</text:p>
          </table:table-cell>
          <table:table-cell/>
          <table:table-cell table:style-name="ce2" office:value-type="float" office:value="139257" calcext:value-type="float">
            <text:p>139257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19]/4000)*2*PI()*20.5679" office:value-type="float" office:value="659.761295722817" calcext:value-type="float">
            <text:p>659.761 mm</text:p>
          </table:table-cell>
          <table:table-cell table:style-name="ce9" table:formula="of:=([.T319]/4000)*6.28*20.5679" office:value-type="float" office:value="659.426824863" calcext:value-type="float">
            <text:p>659.427 mm</text:p>
          </table:table-cell>
          <table:table-cell table:style-name="ce9" table:formula="of:=([.T319]/4000)*6.28*20.61" office:value-type="float" office:value="660.7765917" calcext:value-type="float">
            <text:p>660.777 mm</text:p>
          </table:table-cell>
          <table:table-cell table:style-name="ce2" office:value-type="float" office:value="20421" calcext:value-type="float">
            <text:p>20421</text:p>
          </table:table-cell>
          <table:table-cell/>
          <table:table-cell table:style-name="ce2" office:value-type="float" office:value="20454" calcext:value-type="float">
            <text:p>20454</text:p>
          </table:table-cell>
          <table:table-cell/>
          <table:table-cell table:style-name="ce5" table:formula="of:=([.AA319]/4000)*2*PI()*20.5679" office:value-type="float" office:value="4494.39565199044" calcext:value-type="float">
            <text:p>4494.396 mm</text:p>
          </table:table-cell>
          <table:table-cell table:style-name="ce9" table:formula="of:=([.AA319]/4000)*6.28*20.5679" office:value-type="float" office:value="4492.117184933" calcext:value-type="float">
            <text:p>4492.117 mm</text:p>
          </table:table-cell>
          <table:table-cell table:style-name="ce9" table:formula="of:=([.AA319]/4000)*6.28*20.61" office:value-type="float" office:value="4501.3120047" calcext:value-type="float">
            <text:p>4501.312 mm</text:p>
          </table:table-cell>
          <table:table-cell table:style-name="ce2" office:value-type="float" office:value="139111" calcext:value-type="float">
            <text:p>139111</text:p>
          </table:table-cell>
          <table:table-cell/>
          <table:table-cell table:style-name="ce2" office:value-type="float" office:value="139263" calcext:value-type="float">
            <text:p>139263</text:p>
          </table:table-cell>
          <table:table-cell table:style-name="ce2" table:number-columns-repeated="2"/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float" office:value="190" calcext:value-type="float">
            <text:p>190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20]/4000)*2*PI()*20.5679" office:value-type="float" office:value="660.213607467595" calcext:value-type="float">
            <text:p>660.214 mm</text:p>
          </table:table-cell>
          <table:table-cell table:style-name="ce9" table:formula="of:=([.T320]/4000)*6.28*20.5679" office:value-type="float" office:value="659.878907305" calcext:value-type="float">
            <text:p>659.879 mm</text:p>
          </table:table-cell>
          <table:table-cell table:style-name="ce9" table:formula="of:=([.T320]/4000)*6.28*20.61" office:value-type="float" office:value="661.2295995" calcext:value-type="float">
            <text:p>661.230 mm</text:p>
          </table:table-cell>
          <table:table-cell table:style-name="ce2" office:value-type="float" office:value="20435" calcext:value-type="float">
            <text:p>20435</text:p>
          </table:table-cell>
          <table:table-cell/>
          <table:table-cell table:style-name="ce2" office:value-type="float" office:value="20449" calcext:value-type="float">
            <text:p>20449</text:p>
          </table:table-cell>
          <table:table-cell/>
          <table:table-cell table:style-name="ce5" table:formula="of:=([.AA320]/4000)*2*PI()*20.5679" office:value-type="float" office:value="4492.23101721186" calcext:value-type="float">
            <text:p>4492.231 mm</text:p>
          </table:table-cell>
          <table:table-cell table:style-name="ce9" table:formula="of:=([.AA320]/4000)*6.28*20.5679" office:value-type="float" office:value="4489.953647532" calcext:value-type="float">
            <text:p>4489.954 mm</text:p>
          </table:table-cell>
          <table:table-cell table:style-name="ce9" table:formula="of:=([.AA320]/4000)*6.28*20.61" office:value-type="float" office:value="4499.1440388" calcext:value-type="float">
            <text:p>4499.144 mm</text:p>
          </table:table-cell>
          <table:table-cell table:style-name="ce2" office:value-type="float" office:value="139044" calcext:value-type="float">
            <text:p>139044</text:p>
          </table:table-cell>
          <table:table-cell/>
          <table:table-cell table:style-name="ce2" office:value-type="float" office:value="139255" calcext:value-type="float">
            <text:p>139255</text:p>
          </table:table-cell>
          <table:table-cell table:style-name="ce2"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21]/4000)*2*PI()*20.5679" office:value-type="float" office:value="659.793603704586" calcext:value-type="float">
            <text:p>659.794 mm</text:p>
          </table:table-cell>
          <table:table-cell table:style-name="ce9" table:formula="of:=([.T321]/4000)*6.28*20.5679" office:value-type="float" office:value="659.459116466" calcext:value-type="float">
            <text:p>659.459 mm</text:p>
          </table:table-cell>
          <table:table-cell table:style-name="ce9" table:formula="of:=([.T321]/4000)*6.28*20.61" office:value-type="float" office:value="660.8089494" calcext:value-type="float">
            <text:p>660.809 mm</text:p>
          </table:table-cell>
          <table:table-cell table:style-name="ce2" office:value-type="float" office:value="20422" calcext:value-type="float">
            <text:p>20422</text:p>
          </table:table-cell>
          <table:table-cell/>
          <table:table-cell table:style-name="ce2" office:value-type="float" office:value="20451" calcext:value-type="float">
            <text:p>20451</text:p>
          </table:table-cell>
          <table:table-cell/>
          <table:table-cell table:style-name="ce5" table:formula="of:=([.AA321]/4000)*2*PI()*20.5679" office:value-type="float" office:value="4494.42795997221" calcext:value-type="float">
            <text:p>4494.428 mm</text:p>
          </table:table-cell>
          <table:table-cell table:style-name="ce9" table:formula="of:=([.AA321]/4000)*6.28*20.5679" office:value-type="float" office:value="4492.149476536" calcext:value-type="float">
            <text:p>4492.149 mm</text:p>
          </table:table-cell>
          <table:table-cell table:style-name="ce9" table:formula="of:=([.AA321]/4000)*6.28*20.61" office:value-type="float" office:value="4501.3443624" calcext:value-type="float">
            <text:p>4501.344 mm</text:p>
          </table:table-cell>
          <table:table-cell table:style-name="ce2" office:value-type="float" office:value="139112" calcext:value-type="float">
            <text:p>139112</text:p>
          </table:table-cell>
          <table:table-cell/>
          <table:table-cell table:style-name="ce2" office:value-type="float" office:value="139263" calcext:value-type="float">
            <text:p>139263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202" calcext:value-type="float">
            <text:p>202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22]/4000)*2*PI()*20.5679" office:value-type="float" office:value="660.116683522285" calcext:value-type="float">
            <text:p>660.117 mm</text:p>
          </table:table-cell>
          <table:table-cell table:style-name="ce9" table:formula="of:=([.T322]/4000)*6.28*20.5679" office:value-type="float" office:value="659.782032496" calcext:value-type="float">
            <text:p>659.782 mm</text:p>
          </table:table-cell>
          <table:table-cell table:style-name="ce9" table:formula="of:=([.T322]/4000)*6.28*20.61" office:value-type="float" office:value="661.1325264" calcext:value-type="float">
            <text:p>661.133 mm</text:p>
          </table:table-cell>
          <table:table-cell table:style-name="ce2" office:value-type="float" office:value="20432" calcext:value-type="float">
            <text:p>20432</text:p>
          </table:table-cell>
          <table:table-cell/>
          <table:table-cell table:style-name="ce2" office:value-type="float" office:value="20447" calcext:value-type="float">
            <text:p>20447</text:p>
          </table:table-cell>
          <table:table-cell/>
          <table:table-cell table:style-name="ce5" table:formula="of:=([.AA322]/4000)*2*PI()*20.5679" office:value-type="float" office:value="4492.36024913894" calcext:value-type="float">
            <text:p>4492.360 mm</text:p>
          </table:table-cell>
          <table:table-cell table:style-name="ce9" table:formula="of:=([.AA322]/4000)*6.28*20.5679" office:value-type="float" office:value="4490.082813944" calcext:value-type="float">
            <text:p>4490.083 mm</text:p>
          </table:table-cell>
          <table:table-cell table:style-name="ce9" table:formula="of:=([.AA322]/4000)*6.28*20.61" office:value-type="float" office:value="4499.2734696" calcext:value-type="float">
            <text:p>4499.273 mm</text:p>
          </table:table-cell>
          <table:table-cell table:style-name="ce2" office:value-type="float" office:value="139048" calcext:value-type="float">
            <text:p>139048</text:p>
          </table:table-cell>
          <table:table-cell/>
          <table:table-cell table:style-name="ce2" office:value-type="float" office:value="139255" calcext:value-type="float">
            <text:p>139255</text:p>
          </table:table-cell>
          <table:table-cell table:style-name="ce2"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23]/4000)*2*PI()*20.5679" office:value-type="float" office:value="659.793603704586" calcext:value-type="float">
            <text:p>659.794 mm</text:p>
          </table:table-cell>
          <table:table-cell table:style-name="ce9" table:formula="of:=([.T323]/4000)*6.28*20.5679" office:value-type="float" office:value="659.459116466" calcext:value-type="float">
            <text:p>659.459 mm</text:p>
          </table:table-cell>
          <table:table-cell table:style-name="ce9" table:formula="of:=([.T323]/4000)*6.28*20.61" office:value-type="float" office:value="660.8089494" calcext:value-type="float">
            <text:p>660.809 mm</text:p>
          </table:table-cell>
          <table:table-cell table:style-name="ce2" office:value-type="float" office:value="20422" calcext:value-type="float">
            <text:p>20422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/>
          <table:table-cell table:style-name="ce5" table:formula="of:=([.AA323]/4000)*2*PI()*20.5679" office:value-type="float" office:value="4494.20180409982" calcext:value-type="float">
            <text:p>4494.202 mm</text:p>
          </table:table-cell>
          <table:table-cell table:style-name="ce9" table:formula="of:=([.AA323]/4000)*6.28*20.5679" office:value-type="float" office:value="4491.923435315" calcext:value-type="float">
            <text:p>4491.923 mm</text:p>
          </table:table-cell>
          <table:table-cell table:style-name="ce9" table:formula="of:=([.AA323]/4000)*6.28*20.61" office:value-type="float" office:value="4501.1178585" calcext:value-type="float">
            <text:p>4501.118 mm</text:p>
          </table:table-cell>
          <table:table-cell table:style-name="ce2" office:value-type="float" office:value="139105" calcext:value-type="float">
            <text:p>139105</text:p>
          </table:table-cell>
          <table:table-cell/>
          <table:table-cell table:style-name="ce2" office:value-type="float" office:value="139260" calcext:value-type="float">
            <text:p>139260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24]/4000)*2*PI()*20.5679" office:value-type="float" office:value="660.052067558746" calcext:value-type="float">
            <text:p>660.052 mm</text:p>
          </table:table-cell>
          <table:table-cell table:style-name="ce9" table:formula="of:=([.T324]/4000)*6.28*20.5679" office:value-type="float" office:value="659.71744929" calcext:value-type="float">
            <text:p>659.717 mm</text:p>
          </table:table-cell>
          <table:table-cell table:style-name="ce9" table:formula="of:=([.T324]/4000)*6.28*20.61" office:value-type="float" office:value="661.067811" calcext:value-type="float">
            <text:p>661.068 mm</text:p>
          </table:table-cell>
          <table:table-cell table:style-name="ce2" office:value-type="float" office:value="20430" calcext:value-type="float">
            <text:p>20430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/>
          <table:table-cell table:style-name="ce5" table:formula="of:=([.AA324]/4000)*2*PI()*20.5679" office:value-type="float" office:value="4492.52178904778" calcext:value-type="float">
            <text:p>4492.522 mm</text:p>
          </table:table-cell>
          <table:table-cell table:style-name="ce9" table:formula="of:=([.AA324]/4000)*6.28*20.5679" office:value-type="float" office:value="4490.244271959" calcext:value-type="float">
            <text:p>4490.244 mm</text:p>
          </table:table-cell>
          <table:table-cell table:style-name="ce9" table:formula="of:=([.AA324]/4000)*6.28*20.61" office:value-type="float" office:value="4499.4352581" calcext:value-type="float">
            <text:p>4499.435 mm</text:p>
          </table:table-cell>
          <table:table-cell table:style-name="ce2" office:value-type="float" office:value="139053" calcext:value-type="float">
            <text:p>139053</text:p>
          </table:table-cell>
          <table:table-cell/>
          <table:table-cell table:style-name="ce2" office:value-type="float" office:value="139262" calcext:value-type="float">
            <text:p>139262</text:p>
          </table:table-cell>
          <table:table-cell table:style-name="ce2"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25]/4000)*2*PI()*20.5679" office:value-type="float" office:value="659.728987741047" calcext:value-type="float">
            <text:p>659.729 mm</text:p>
          </table:table-cell>
          <table:table-cell table:style-name="ce9" table:formula="of:=([.T325]/4000)*6.28*20.5679" office:value-type="float" office:value="659.39453326" calcext:value-type="float">
            <text:p>659.395 mm</text:p>
          </table:table-cell>
          <table:table-cell table:style-name="ce9" table:formula="of:=([.T325]/4000)*6.28*20.61" office:value-type="float" office:value="660.744234" calcext:value-type="float">
            <text:p>660.744 mm</text:p>
          </table:table-cell>
          <table:table-cell table:style-name="ce2" office:value-type="float" office:value="20420" calcext:value-type="float">
            <text:p>20420</text:p>
          </table:table-cell>
          <table:table-cell/>
          <table:table-cell table:style-name="ce2" office:value-type="float" office:value="20447" calcext:value-type="float">
            <text:p>20447</text:p>
          </table:table-cell>
          <table:table-cell/>
          <table:table-cell table:style-name="ce5" table:formula="of:=([.AA325]/4000)*2*PI()*20.5679" office:value-type="float" office:value="4494.42795997221" calcext:value-type="float">
            <text:p>4494.428 mm</text:p>
          </table:table-cell>
          <table:table-cell table:style-name="ce9" table:formula="of:=([.AA325]/4000)*6.28*20.5679" office:value-type="float" office:value="4492.149476536" calcext:value-type="float">
            <text:p>4492.149 mm</text:p>
          </table:table-cell>
          <table:table-cell table:style-name="ce9" table:formula="of:=([.AA325]/4000)*6.28*20.61" office:value-type="float" office:value="4501.3443624" calcext:value-type="float">
            <text:p>4501.344 mm</text:p>
          </table:table-cell>
          <table:table-cell table:style-name="ce2" office:value-type="float" office:value="139112" calcext:value-type="float">
            <text:p>139112</text:p>
          </table:table-cell>
          <table:table-cell/>
          <table:table-cell table:style-name="ce2" office:value-type="float" office:value="139259" calcext:value-type="float">
            <text:p>139259</text:p>
          </table:table-cell>
          <table:table-cell table:style-name="ce2"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26]/4000)*2*PI()*20.5679" office:value-type="float" office:value="660.148991504055" calcext:value-type="float">
            <text:p>660.149 mm</text:p>
          </table:table-cell>
          <table:table-cell table:style-name="ce9" table:formula="of:=([.T326]/4000)*6.28*20.5679" office:value-type="float" office:value="659.814324099" calcext:value-type="float">
            <text:p>659.814 mm</text:p>
          </table:table-cell>
          <table:table-cell table:style-name="ce9" table:formula="of:=([.T326]/4000)*6.28*20.61" office:value-type="float" office:value="661.1648841" calcext:value-type="float">
            <text:p>661.165 mm</text:p>
          </table:table-cell>
          <table:table-cell table:style-name="ce2" office:value-type="float" office:value="20433" calcext:value-type="float">
            <text:p>20433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/>
          <table:table-cell table:style-name="ce5" table:formula="of:=([.AA326]/4000)*2*PI()*20.5679" office:value-type="float" office:value="4492.78025290194" calcext:value-type="float">
            <text:p>4492.780 mm</text:p>
          </table:table-cell>
          <table:table-cell table:style-name="ce9" table:formula="of:=([.AA326]/4000)*6.28*20.5679" office:value-type="float" office:value="4490.502604783" calcext:value-type="float">
            <text:p>4490.503 mm</text:p>
          </table:table-cell>
          <table:table-cell table:style-name="ce9" table:formula="of:=([.AA326]/4000)*6.28*20.61" office:value-type="float" office:value="4499.6941197" calcext:value-type="float">
            <text:p>4499.694 mm</text:p>
          </table:table-cell>
          <table:table-cell table:style-name="ce2" office:value-type="float" office:value="139061" calcext:value-type="float">
            <text:p>139061</text:p>
          </table:table-cell>
          <table:table-cell/>
          <table:table-cell table:style-name="ce2" office:value-type="float" office:value="139253" calcext:value-type="float">
            <text:p>139253</text:p>
          </table:table-cell>
          <table:table-cell table:style-name="ce2"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27]/4000)*2*PI()*20.5679" office:value-type="float" office:value="659.761295722817" calcext:value-type="float">
            <text:p>659.761 mm</text:p>
          </table:table-cell>
          <table:table-cell table:style-name="ce9" table:formula="of:=([.T327]/4000)*6.28*20.5679" office:value-type="float" office:value="659.426824863" calcext:value-type="float">
            <text:p>659.427 mm</text:p>
          </table:table-cell>
          <table:table-cell table:style-name="ce9" table:formula="of:=([.T327]/4000)*6.28*20.61" office:value-type="float" office:value="660.7765917" calcext:value-type="float">
            <text:p>660.777 mm</text:p>
          </table:table-cell>
          <table:table-cell table:style-name="ce2" office:value-type="float" office:value="20421" calcext:value-type="float">
            <text:p>20421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/>
          <table:table-cell table:style-name="ce5" table:formula="of:=([.AA327]/4000)*2*PI()*20.5679" office:value-type="float" office:value="4494.3310360269" calcext:value-type="float">
            <text:p>4494.331 mm</text:p>
          </table:table-cell>
          <table:table-cell table:style-name="ce9" table:formula="of:=([.AA327]/4000)*6.28*20.5679" office:value-type="float" office:value="4492.052601727" calcext:value-type="float">
            <text:p>4492.053 mm</text:p>
          </table:table-cell>
          <table:table-cell table:style-name="ce9" table:formula="of:=([.AA327]/4000)*6.28*20.61" office:value-type="float" office:value="4501.2472893" calcext:value-type="float">
            <text:p>4501.247 mm</text:p>
          </table:table-cell>
          <table:table-cell table:style-name="ce2" office:value-type="float" office:value="139109" calcext:value-type="float">
            <text:p>139109</text:p>
          </table:table-cell>
          <table:table-cell/>
          <table:table-cell table:style-name="ce2" office:value-type="float" office:value="139258" calcext:value-type="float">
            <text:p>139258</text:p>
          </table:table-cell>
          <table:table-cell table:style-name="ce2"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28]/4000)*2*PI()*20.5679" office:value-type="float" office:value="659.987451595206" calcext:value-type="float">
            <text:p>659.987 mm</text:p>
          </table:table-cell>
          <table:table-cell table:style-name="ce9" table:formula="of:=([.T328]/4000)*6.28*20.5679" office:value-type="float" office:value="659.652866084" calcext:value-type="float">
            <text:p>659.653 mm</text:p>
          </table:table-cell>
          <table:table-cell table:style-name="ce9" table:formula="of:=([.T328]/4000)*6.28*20.61" office:value-type="float" office:value="661.0030956" calcext:value-type="float">
            <text:p>661.003 mm</text:p>
          </table:table-cell>
          <table:table-cell table:style-name="ce2" office:value-type="float" office:value="20428" calcext:value-type="float">
            <text:p>20428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/>
          <table:table-cell table:style-name="ce5" table:formula="of:=([.AA328]/4000)*2*PI()*20.5679" office:value-type="float" office:value="4492.6187129931" calcext:value-type="float">
            <text:p>4492.619 mm</text:p>
          </table:table-cell>
          <table:table-cell table:style-name="ce9" table:formula="of:=([.AA328]/4000)*6.28*20.5679" office:value-type="float" office:value="4490.341146768" calcext:value-type="float">
            <text:p>4490.341 mm</text:p>
          </table:table-cell>
          <table:table-cell table:style-name="ce9" table:formula="of:=([.AA328]/4000)*6.28*20.61" office:value-type="float" office:value="4499.5323312" calcext:value-type="float">
            <text:p>4499.532 mm</text:p>
          </table:table-cell>
          <table:table-cell table:style-name="ce2" office:value-type="float" office:value="139056" calcext:value-type="float">
            <text:p>139056</text:p>
          </table:table-cell>
          <table:table-cell/>
          <table:table-cell table:style-name="ce2" office:value-type="float" office:value="139256" calcext:value-type="float">
            <text:p>139256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201" calcext:value-type="float">
            <text:p>201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29]/4000)*2*PI()*20.5679" office:value-type="float" office:value="659.696679759277" calcext:value-type="float">
            <text:p>659.697 mm</text:p>
          </table:table-cell>
          <table:table-cell table:style-name="ce9" table:formula="of:=([.T329]/4000)*6.28*20.5679" office:value-type="float" office:value="659.362241657" calcext:value-type="float">
            <text:p>659.362 mm</text:p>
          </table:table-cell>
          <table:table-cell table:style-name="ce9" table:formula="of:=([.T329]/4000)*6.28*20.61" office:value-type="float" office:value="660.7118763" calcext:value-type="float">
            <text:p>660.712 mm</text:p>
          </table:table-cell>
          <table:table-cell table:style-name="ce2" office:value-type="float" office:value="20419" calcext:value-type="float">
            <text:p>20419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/>
          <table:table-cell table:style-name="ce5" table:formula="of:=([.AA329]/4000)*2*PI()*20.5679" office:value-type="float" office:value="4494.13718813628" calcext:value-type="float">
            <text:p>4494.137 mm</text:p>
          </table:table-cell>
          <table:table-cell table:style-name="ce9" table:formula="of:=([.AA329]/4000)*6.28*20.5679" office:value-type="float" office:value="4491.858852109" calcext:value-type="float">
            <text:p>4491.859 mm</text:p>
          </table:table-cell>
          <table:table-cell table:style-name="ce9" table:formula="of:=([.AA329]/4000)*6.28*20.61" office:value-type="float" office:value="4501.0531431" calcext:value-type="float">
            <text:p>4501.053 mm</text:p>
          </table:table-cell>
          <table:table-cell table:style-name="ce2" office:value-type="float" office:value="139103" calcext:value-type="float">
            <text:p>139103</text:p>
          </table:table-cell>
          <table:table-cell/>
          <table:table-cell table:style-name="ce2" office:value-type="float" office:value="139256" calcext:value-type="float">
            <text:p>139256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30]/4000)*2*PI()*20.5679" office:value-type="float" office:value="659.955143613436" calcext:value-type="float">
            <text:p>659.955 mm</text:p>
          </table:table-cell>
          <table:table-cell table:style-name="ce9" table:formula="of:=([.T330]/4000)*6.28*20.5679" office:value-type="float" office:value="659.620574481" calcext:value-type="float">
            <text:p>659.621 mm</text:p>
          </table:table-cell>
          <table:table-cell table:style-name="ce9" table:formula="of:=([.T330]/4000)*6.28*20.61" office:value-type="float" office:value="660.9707379" calcext:value-type="float">
            <text:p>660.971 mm</text:p>
          </table:table-cell>
          <table:table-cell table:style-name="ce2" office:value-type="float" office:value="20427" calcext:value-type="float">
            <text:p>20427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/>
          <table:table-cell table:style-name="ce5" table:formula="of:=([.AA330]/4000)*2*PI()*20.5679" office:value-type="float" office:value="4492.71563693841" calcext:value-type="float">
            <text:p>4492.716 mm</text:p>
          </table:table-cell>
          <table:table-cell table:style-name="ce9" table:formula="of:=([.AA330]/4000)*6.28*20.5679" office:value-type="float" office:value="4490.438021577" calcext:value-type="float">
            <text:p>4490.438 mm</text:p>
          </table:table-cell>
          <table:table-cell table:style-name="ce9" table:formula="of:=([.AA330]/4000)*6.28*20.61" office:value-type="float" office:value="4499.6294043" calcext:value-type="float">
            <text:p>4499.629 mm</text:p>
          </table:table-cell>
          <table:table-cell table:style-name="ce2" office:value-type="float" office:value="139059" calcext:value-type="float">
            <text:p>139059</text:p>
          </table:table-cell>
          <table:table-cell/>
          <table:table-cell table:style-name="ce2" office:value-type="float" office:value="139254" calcext:value-type="float">
            <text:p>139254</text:p>
          </table:table-cell>
          <table:table-cell table:style-name="ce2"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31]/4000)*2*PI()*20.5679" office:value-type="float" office:value="659.793603704586" calcext:value-type="float">
            <text:p>659.794 mm</text:p>
          </table:table-cell>
          <table:table-cell table:style-name="ce9" table:formula="of:=([.T331]/4000)*6.28*20.5679" office:value-type="float" office:value="659.459116466" calcext:value-type="float">
            <text:p>659.459 mm</text:p>
          </table:table-cell>
          <table:table-cell table:style-name="ce9" table:formula="of:=([.T331]/4000)*6.28*20.61" office:value-type="float" office:value="660.8089494" calcext:value-type="float">
            <text:p>660.809 mm</text:p>
          </table:table-cell>
          <table:table-cell table:style-name="ce2" office:value-type="float" office:value="20422" calcext:value-type="float">
            <text:p>20422</text:p>
          </table:table-cell>
          <table:table-cell/>
          <table:table-cell table:style-name="ce2" office:value-type="float" office:value="20451" calcext:value-type="float">
            <text:p>20451</text:p>
          </table:table-cell>
          <table:table-cell/>
          <table:table-cell table:style-name="ce5" table:formula="of:=([.AA331]/4000)*2*PI()*20.5679" office:value-type="float" office:value="4494.55719189929" calcext:value-type="float">
            <text:p>4494.557 mm</text:p>
          </table:table-cell>
          <table:table-cell table:style-name="ce9" table:formula="of:=([.AA331]/4000)*6.28*20.5679" office:value-type="float" office:value="4492.278642948" calcext:value-type="float">
            <text:p>4492.279 mm</text:p>
          </table:table-cell>
          <table:table-cell table:style-name="ce9" table:formula="of:=([.AA331]/4000)*6.28*20.61" office:value-type="float" office:value="4501.4737932" calcext:value-type="float">
            <text:p>4501.474 mm</text:p>
          </table:table-cell>
          <table:table-cell table:style-name="ce2" office:value-type="float" office:value="139116" calcext:value-type="float">
            <text:p>139116</text:p>
          </table:table-cell>
          <table:table-cell/>
          <table:table-cell table:style-name="ce2" office:value-type="float" office:value="139258" calcext:value-type="float">
            <text:p>139258</text:p>
          </table:table-cell>
          <table:table-cell table:style-name="ce2" table:number-columns-repeated="2"/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32]/4000)*2*PI()*20.5679" office:value-type="float" office:value="660.148991504055" calcext:value-type="float">
            <text:p>660.149 mm</text:p>
          </table:table-cell>
          <table:table-cell table:style-name="ce9" table:formula="of:=([.T332]/4000)*6.28*20.5679" office:value-type="float" office:value="659.814324099" calcext:value-type="float">
            <text:p>659.814 mm</text:p>
          </table:table-cell>
          <table:table-cell table:style-name="ce9" table:formula="of:=([.T332]/4000)*6.28*20.61" office:value-type="float" office:value="661.1648841" calcext:value-type="float">
            <text:p>661.165 mm</text:p>
          </table:table-cell>
          <table:table-cell table:style-name="ce2" office:value-type="float" office:value="20433" calcext:value-type="float">
            <text:p>20433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/>
          <table:table-cell table:style-name="ce5" table:formula="of:=([.AA332]/4000)*2*PI()*20.5679" office:value-type="float" office:value="4492.6187129931" calcext:value-type="float">
            <text:p>4492.619 mm</text:p>
          </table:table-cell>
          <table:table-cell table:style-name="ce9" table:formula="of:=([.AA332]/4000)*6.28*20.5679" office:value-type="float" office:value="4490.341146768" calcext:value-type="float">
            <text:p>4490.341 mm</text:p>
          </table:table-cell>
          <table:table-cell table:style-name="ce9" table:formula="of:=([.AA332]/4000)*6.28*20.61" office:value-type="float" office:value="4499.5323312" calcext:value-type="float">
            <text:p>4499.532 mm</text:p>
          </table:table-cell>
          <table:table-cell table:style-name="ce2" office:value-type="float" office:value="139056" calcext:value-type="float">
            <text:p>139056</text:p>
          </table:table-cell>
          <table:table-cell/>
          <table:table-cell table:style-name="ce2" office:value-type="float" office:value="139256" calcext:value-type="float">
            <text:p>139256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33]/4000)*2*PI()*20.5679" office:value-type="float" office:value="659.825911686356" calcext:value-type="float">
            <text:p>659.826 mm</text:p>
          </table:table-cell>
          <table:table-cell table:style-name="ce9" table:formula="of:=([.T333]/4000)*6.28*20.5679" office:value-type="float" office:value="659.491408069" calcext:value-type="float">
            <text:p>659.491 mm</text:p>
          </table:table-cell>
          <table:table-cell table:style-name="ce9" table:formula="of:=([.T333]/4000)*6.28*20.61" office:value-type="float" office:value="660.8413071" calcext:value-type="float">
            <text:p>660.841 mm</text:p>
          </table:table-cell>
          <table:table-cell table:style-name="ce2" office:value-type="float" office:value="20423" calcext:value-type="float">
            <text:p>20423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/>
          <table:table-cell table:style-name="ce5" table:formula="of:=([.AA333]/4000)*2*PI()*20.5679" office:value-type="float" office:value="4494.42795997221" calcext:value-type="float">
            <text:p>4494.428 mm</text:p>
          </table:table-cell>
          <table:table-cell table:style-name="ce9" table:formula="of:=([.AA333]/4000)*6.28*20.5679" office:value-type="float" office:value="4492.149476536" calcext:value-type="float">
            <text:p>4492.149 mm</text:p>
          </table:table-cell>
          <table:table-cell table:style-name="ce9" table:formula="of:=([.AA333]/4000)*6.28*20.61" office:value-type="float" office:value="4501.3443624" calcext:value-type="float">
            <text:p>4501.344 mm</text:p>
          </table:table-cell>
          <table:table-cell table:style-name="ce2" office:value-type="float" office:value="139112" calcext:value-type="float">
            <text:p>139112</text:p>
          </table:table-cell>
          <table:table-cell/>
          <table:table-cell table:style-name="ce2" office:value-type="float" office:value="139253" calcext:value-type="float">
            <text:p>139253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34]/4000)*2*PI()*20.5679" office:value-type="float" office:value="660.148991504055" calcext:value-type="float">
            <text:p>660.149 mm</text:p>
          </table:table-cell>
          <table:table-cell table:style-name="ce9" table:formula="of:=([.T334]/4000)*6.28*20.5679" office:value-type="float" office:value="659.814324099" calcext:value-type="float">
            <text:p>659.814 mm</text:p>
          </table:table-cell>
          <table:table-cell table:style-name="ce9" table:formula="of:=([.T334]/4000)*6.28*20.61" office:value-type="float" office:value="661.1648841" calcext:value-type="float">
            <text:p>661.165 mm</text:p>
          </table:table-cell>
          <table:table-cell table:style-name="ce2" office:value-type="float" office:value="20433" calcext:value-type="float">
            <text:p>20433</text:p>
          </table:table-cell>
          <table:table-cell/>
          <table:table-cell table:style-name="ce2" office:value-type="float" office:value="20445" calcext:value-type="float">
            <text:p>20445</text:p>
          </table:table-cell>
          <table:table-cell/>
          <table:table-cell table:style-name="ce5" table:formula="of:=([.AA334]/4000)*2*PI()*20.5679" office:value-type="float" office:value="4492.55409702956" calcext:value-type="float">
            <text:p>4492.554 mm</text:p>
          </table:table-cell>
          <table:table-cell table:style-name="ce9" table:formula="of:=([.AA334]/4000)*6.28*20.5679" office:value-type="float" office:value="4490.276563562" calcext:value-type="float">
            <text:p>4490.277 mm</text:p>
          </table:table-cell>
          <table:table-cell table:style-name="ce9" table:formula="of:=([.AA334]/4000)*6.28*20.61" office:value-type="float" office:value="4499.4676158" calcext:value-type="float">
            <text:p>4499.468 mm</text:p>
          </table:table-cell>
          <table:table-cell table:style-name="ce2" office:value-type="float" office:value="139054" calcext:value-type="float">
            <text:p>139054</text:p>
          </table:table-cell>
          <table:table-cell/>
          <table:table-cell table:style-name="ce2" office:value-type="float" office:value="139268" calcext:value-type="float">
            <text:p>139268</text:p>
          </table:table-cell>
          <table:table-cell table:style-name="ce2" table:number-columns-repeated="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35]/4000)*2*PI()*20.5679" office:value-type="float" office:value="659.793603704586" calcext:value-type="float">
            <text:p>659.794 mm</text:p>
          </table:table-cell>
          <table:table-cell table:style-name="ce9" table:formula="of:=([.T335]/4000)*6.28*20.5679" office:value-type="float" office:value="659.459116466" calcext:value-type="float">
            <text:p>659.459 mm</text:p>
          </table:table-cell>
          <table:table-cell table:style-name="ce9" table:formula="of:=([.T335]/4000)*6.28*20.61" office:value-type="float" office:value="660.8089494" calcext:value-type="float">
            <text:p>660.809 mm</text:p>
          </table:table-cell>
          <table:table-cell table:style-name="ce2" office:value-type="float" office:value="20422" calcext:value-type="float">
            <text:p>20422</text:p>
          </table:table-cell>
          <table:table-cell/>
          <table:table-cell table:style-name="ce2" office:value-type="float" office:value="20444" calcext:value-type="float">
            <text:p>20444</text:p>
          </table:table-cell>
          <table:table-cell/>
          <table:table-cell table:style-name="ce5" table:formula="of:=([.AA335]/4000)*2*PI()*20.5679" office:value-type="float" office:value="4493.84641630035" calcext:value-type="float">
            <text:p>4493.846 mm</text:p>
          </table:table-cell>
          <table:table-cell table:style-name="ce9" table:formula="of:=([.AA335]/4000)*6.28*20.5679" office:value-type="float" office:value="4491.568227682" calcext:value-type="float">
            <text:p>4491.568 mm</text:p>
          </table:table-cell>
          <table:table-cell table:style-name="ce9" table:formula="of:=([.AA335]/4000)*6.28*20.61" office:value-type="float" office:value="4500.7619238" calcext:value-type="float">
            <text:p>4500.762 mm</text:p>
          </table:table-cell>
          <table:table-cell table:style-name="ce2" office:value-type="float" office:value="139094" calcext:value-type="float">
            <text:p>139094</text:p>
          </table:table-cell>
          <table:table-cell/>
          <table:table-cell table:style-name="ce2" office:value-type="float" office:value="139253" calcext:value-type="float">
            <text:p>139253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36]/4000)*2*PI()*20.5679" office:value-type="float" office:value="660.148991504055" calcext:value-type="float">
            <text:p>660.149 mm</text:p>
          </table:table-cell>
          <table:table-cell table:style-name="ce9" table:formula="of:=([.T336]/4000)*6.28*20.5679" office:value-type="float" office:value="659.814324099" calcext:value-type="float">
            <text:p>659.814 mm</text:p>
          </table:table-cell>
          <table:table-cell table:style-name="ce9" table:formula="of:=([.T336]/4000)*6.28*20.61" office:value-type="float" office:value="661.1648841" calcext:value-type="float">
            <text:p>661.165 mm</text:p>
          </table:table-cell>
          <table:table-cell table:style-name="ce2" office:value-type="float" office:value="20433" calcext:value-type="float">
            <text:p>20433</text:p>
          </table:table-cell>
          <table:table-cell/>
          <table:table-cell table:style-name="ce2" office:value-type="float" office:value="20445" calcext:value-type="float">
            <text:p>20445</text:p>
          </table:table-cell>
          <table:table-cell/>
          <table:table-cell table:style-name="ce5" table:formula="of:=([.AA336]/4000)*2*PI()*20.5679" office:value-type="float" office:value="4491.90793739416" calcext:value-type="float">
            <text:p>4491.908 mm</text:p>
          </table:table-cell>
          <table:table-cell table:style-name="ce9" table:formula="of:=([.AA336]/4000)*6.28*20.5679" office:value-type="float" office:value="4489.630731502" calcext:value-type="float">
            <text:p>4489.631 mm</text:p>
          </table:table-cell>
          <table:table-cell table:style-name="ce9" table:formula="of:=([.AA336]/4000)*6.28*20.61" office:value-type="float" office:value="4498.8204618" calcext:value-type="float">
            <text:p>4498.820 mm</text:p>
          </table:table-cell>
          <table:table-cell table:style-name="ce2" office:value-type="float" office:value="139034" calcext:value-type="float">
            <text:p>139034</text:p>
          </table:table-cell>
          <table:table-cell/>
          <table:table-cell table:style-name="ce2" office:value-type="float" office:value="139267" calcext:value-type="float">
            <text:p>139267</text:p>
          </table:table-cell>
          <table:table-cell table:style-name="ce2"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37]/4000)*2*PI()*20.5679" office:value-type="float" office:value="659.728987741047" calcext:value-type="float">
            <text:p>659.729 mm</text:p>
          </table:table-cell>
          <table:table-cell table:style-name="ce9" table:formula="of:=([.T337]/4000)*6.28*20.5679" office:value-type="float" office:value="659.39453326" calcext:value-type="float">
            <text:p>659.395 mm</text:p>
          </table:table-cell>
          <table:table-cell table:style-name="ce9" table:formula="of:=([.T337]/4000)*6.28*20.61" office:value-type="float" office:value="660.744234" calcext:value-type="float">
            <text:p>660.744 mm</text:p>
          </table:table-cell>
          <table:table-cell table:style-name="ce2" office:value-type="float" office:value="20420" calcext:value-type="float">
            <text:p>20420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/>
          <table:table-cell table:style-name="ce5" table:formula="of:=([.AA337]/4000)*2*PI()*20.5679" office:value-type="float" office:value="4493.78180033681" calcext:value-type="float">
            <text:p>4493.782 mm</text:p>
          </table:table-cell>
          <table:table-cell table:style-name="ce9" table:formula="of:=([.AA337]/4000)*6.28*20.5679" office:value-type="float" office:value="4491.503644476" calcext:value-type="float">
            <text:p>4491.504 mm</text:p>
          </table:table-cell>
          <table:table-cell table:style-name="ce9" table:formula="of:=([.AA337]/4000)*6.28*20.61" office:value-type="float" office:value="4500.6972084" calcext:value-type="float">
            <text:p>4500.697 mm</text:p>
          </table:table-cell>
          <table:table-cell table:style-name="ce2" office:value-type="float" office:value="139092" calcext:value-type="float">
            <text:p>139092</text:p>
          </table:table-cell>
          <table:table-cell/>
          <table:table-cell table:style-name="ce2" office:value-type="float" office:value="139258" calcext:value-type="float">
            <text:p>139258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38]/4000)*2*PI()*20.5679" office:value-type="float" office:value="660.019759576976" calcext:value-type="float">
            <text:p>660.020 mm</text:p>
          </table:table-cell>
          <table:table-cell table:style-name="ce9" table:formula="of:=([.T338]/4000)*6.28*20.5679" office:value-type="float" office:value="659.685157687" calcext:value-type="float">
            <text:p>659.685 mm</text:p>
          </table:table-cell>
          <table:table-cell table:style-name="ce9" table:formula="of:=([.T338]/4000)*6.28*20.61" office:value-type="float" office:value="661.0354533" calcext:value-type="float">
            <text:p>661.035 mm</text:p>
          </table:table-cell>
          <table:table-cell table:style-name="ce2" office:value-type="float" office:value="20429" calcext:value-type="float">
            <text:p>20429</text:p>
          </table:table-cell>
          <table:table-cell/>
          <table:table-cell table:style-name="ce2" office:value-type="float" office:value="20445" calcext:value-type="float">
            <text:p>20445</text:p>
          </table:table-cell>
          <table:table-cell/>
          <table:table-cell table:style-name="ce5" table:formula="of:=([.AA338]/4000)*2*PI()*20.5679" office:value-type="float" office:value="4493.84641630035" calcext:value-type="float">
            <text:p>4493.846 mm</text:p>
          </table:table-cell>
          <table:table-cell table:style-name="ce9" table:formula="of:=([.AA338]/4000)*6.28*20.5679" office:value-type="float" office:value="4491.568227682" calcext:value-type="float">
            <text:p>4491.568 mm</text:p>
          </table:table-cell>
          <table:table-cell table:style-name="ce9" table:formula="of:=([.AA338]/4000)*6.28*20.61" office:value-type="float" office:value="4500.7619238" calcext:value-type="float">
            <text:p>4500.762 mm</text:p>
          </table:table-cell>
          <table:table-cell table:style-name="ce2" office:value-type="float" office:value="139094" calcext:value-type="float">
            <text:p>139094</text:p>
          </table:table-cell>
          <table:table-cell/>
          <table:table-cell table:style-name="ce2" office:value-type="float" office:value="139250" calcext:value-type="float">
            <text:p>139250</text:p>
          </table:table-cell>
          <table:table-cell table:style-name="ce2" table:number-columns-repeated="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39]/4000)*2*PI()*20.5679" office:value-type="float" office:value="659.664371777507" calcext:value-type="float">
            <text:p>659.664 mm</text:p>
          </table:table-cell>
          <table:table-cell table:style-name="ce9" table:formula="of:=([.T339]/4000)*6.28*20.5679" office:value-type="float" office:value="659.329950054" calcext:value-type="float">
            <text:p>659.330 mm</text:p>
          </table:table-cell>
          <table:table-cell table:style-name="ce9" table:formula="of:=([.T339]/4000)*6.28*20.61" office:value-type="float" office:value="660.6795186" calcext:value-type="float">
            <text:p>660.680 mm</text:p>
          </table:table-cell>
          <table:table-cell table:style-name="ce2" office:value-type="float" office:value="20418" calcext:value-type="float">
            <text:p>20418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/>
          <table:table-cell table:style-name="ce5" table:formula="of:=([.AA339]/4000)*2*PI()*20.5679" office:value-type="float" office:value="4492.55409702956" calcext:value-type="float">
            <text:p>4492.554 mm</text:p>
          </table:table-cell>
          <table:table-cell table:style-name="ce9" table:formula="of:=([.AA339]/4000)*6.28*20.5679" office:value-type="float" office:value="4490.276563562" calcext:value-type="float">
            <text:p>4490.277 mm</text:p>
          </table:table-cell>
          <table:table-cell table:style-name="ce9" table:formula="of:=([.AA339]/4000)*6.28*20.61" office:value-type="float" office:value="4499.4676158" calcext:value-type="float">
            <text:p>4499.468 mm</text:p>
          </table:table-cell>
          <table:table-cell table:style-name="ce2" office:value-type="float" office:value="139054" calcext:value-type="float">
            <text:p>139054</text:p>
          </table:table-cell>
          <table:table-cell/>
          <table:table-cell table:style-name="ce2" office:value-type="float" office:value="139262" calcext:value-type="float">
            <text:p>139262</text:p>
          </table:table-cell>
          <table:table-cell table:style-name="ce2" table:number-columns-repeated="2"/>
          <table:table-cell table:style-name="ce2" office:value-type="float" office:value="214" calcext:value-type="float">
            <text:p>214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40]/4000)*2*PI()*20.5679" office:value-type="float" office:value="659.955143613436" calcext:value-type="float">
            <text:p>659.955 mm</text:p>
          </table:table-cell>
          <table:table-cell table:style-name="ce9" table:formula="of:=([.T340]/4000)*6.28*20.5679" office:value-type="float" office:value="659.620574481" calcext:value-type="float">
            <text:p>659.621 mm</text:p>
          </table:table-cell>
          <table:table-cell table:style-name="ce9" table:formula="of:=([.T340]/4000)*6.28*20.61" office:value-type="float" office:value="660.9707379" calcext:value-type="float">
            <text:p>660.971 mm</text:p>
          </table:table-cell>
          <table:table-cell table:style-name="ce2" office:value-type="float" office:value="20427" calcext:value-type="float">
            <text:p>20427</text:p>
          </table:table-cell>
          <table:table-cell/>
          <table:table-cell table:style-name="ce2" office:value-type="float" office:value="20444" calcext:value-type="float">
            <text:p>20444</text:p>
          </table:table-cell>
          <table:table-cell/>
          <table:table-cell table:style-name="ce5" table:formula="of:=([.AA340]/4000)*2*PI()*20.5679" office:value-type="float" office:value="4492.32794115717" calcext:value-type="float">
            <text:p>4492.328 mm</text:p>
          </table:table-cell>
          <table:table-cell table:style-name="ce9" table:formula="of:=([.AA340]/4000)*6.28*20.5679" office:value-type="float" office:value="4490.050522341" calcext:value-type="float">
            <text:p>4490.051 mm</text:p>
          </table:table-cell>
          <table:table-cell table:style-name="ce9" table:formula="of:=([.AA340]/4000)*6.28*20.61" office:value-type="float" office:value="4499.2411119" calcext:value-type="float">
            <text:p>4499.241 mm</text:p>
          </table:table-cell>
          <table:table-cell table:style-name="ce2" office:value-type="float" office:value="139047" calcext:value-type="float">
            <text:p>139047</text:p>
          </table:table-cell>
          <table:table-cell/>
          <table:table-cell table:style-name="ce2" office:value-type="float" office:value="139265" calcext:value-type="float">
            <text:p>139265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41]/4000)*2*PI()*20.5679" office:value-type="float" office:value="659.793603704586" calcext:value-type="float">
            <text:p>659.794 mm</text:p>
          </table:table-cell>
          <table:table-cell table:style-name="ce9" table:formula="of:=([.T341]/4000)*6.28*20.5679" office:value-type="float" office:value="659.459116466" calcext:value-type="float">
            <text:p>659.459 mm</text:p>
          </table:table-cell>
          <table:table-cell table:style-name="ce9" table:formula="of:=([.T341]/4000)*6.28*20.61" office:value-type="float" office:value="660.8089494" calcext:value-type="float">
            <text:p>660.809 mm</text:p>
          </table:table-cell>
          <table:table-cell table:style-name="ce2" office:value-type="float" office:value="20422" calcext:value-type="float">
            <text:p>20422</text:p>
          </table:table-cell>
          <table:table-cell/>
          <table:table-cell table:style-name="ce2" office:value-type="float" office:value="20447" calcext:value-type="float">
            <text:p>20447</text:p>
          </table:table-cell>
          <table:table-cell/>
          <table:table-cell table:style-name="ce5" table:formula="of:=([.AA341]/4000)*2*PI()*20.5679" office:value-type="float" office:value="4494.04026419097" calcext:value-type="float">
            <text:p>4494.040 mm</text:p>
          </table:table-cell>
          <table:table-cell table:style-name="ce9" table:formula="of:=([.AA341]/4000)*6.28*20.5679" office:value-type="float" office:value="4491.7619773" calcext:value-type="float">
            <text:p>4491.762 mm</text:p>
          </table:table-cell>
          <table:table-cell table:style-name="ce9" table:formula="of:=([.AA341]/4000)*6.28*20.61" office:value-type="float" office:value="4500.95607" calcext:value-type="float">
            <text:p>4500.956 mm</text:p>
          </table:table-cell>
          <table:table-cell table:style-name="ce2" office:value-type="float" office:value="139100" calcext:value-type="float">
            <text:p>139100</text:p>
          </table:table-cell>
          <table:table-cell/>
          <table:table-cell table:style-name="ce2" office:value-type="float" office:value="139248" calcext:value-type="float">
            <text:p>139248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42]/4000)*2*PI()*20.5679" office:value-type="float" office:value="660.019759576976" calcext:value-type="float">
            <text:p>660.020 mm</text:p>
          </table:table-cell>
          <table:table-cell table:style-name="ce9" table:formula="of:=([.T342]/4000)*6.28*20.5679" office:value-type="float" office:value="659.685157687" calcext:value-type="float">
            <text:p>659.685 mm</text:p>
          </table:table-cell>
          <table:table-cell table:style-name="ce9" table:formula="of:=([.T342]/4000)*6.28*20.61" office:value-type="float" office:value="661.0354533" calcext:value-type="float">
            <text:p>661.035 mm</text:p>
          </table:table-cell>
          <table:table-cell table:style-name="ce2" office:value-type="float" office:value="20429" calcext:value-type="float">
            <text:p>20429</text:p>
          </table:table-cell>
          <table:table-cell/>
          <table:table-cell table:style-name="ce2" office:value-type="float" office:value="20440" calcext:value-type="float">
            <text:p>20440</text:p>
          </table:table-cell>
          <table:table-cell/>
          <table:table-cell table:style-name="ce5" table:formula="of:=([.AA342]/4000)*2*PI()*20.5679" office:value-type="float" office:value="4492.32794115717" calcext:value-type="float">
            <text:p>4492.328 mm</text:p>
          </table:table-cell>
          <table:table-cell table:style-name="ce9" table:formula="of:=([.AA342]/4000)*6.28*20.5679" office:value-type="float" office:value="4490.050522341" calcext:value-type="float">
            <text:p>4490.051 mm</text:p>
          </table:table-cell>
          <table:table-cell table:style-name="ce9" table:formula="of:=([.AA342]/4000)*6.28*20.61" office:value-type="float" office:value="4499.2411119" calcext:value-type="float">
            <text:p>4499.241 mm</text:p>
          </table:table-cell>
          <table:table-cell table:style-name="ce2" office:value-type="float" office:value="139047" calcext:value-type="float">
            <text:p>139047</text:p>
          </table:table-cell>
          <table:table-cell/>
          <table:table-cell table:style-name="ce2" office:value-type="float" office:value="139262" calcext:value-type="float">
            <text:p>139262</text:p>
          </table:table-cell>
          <table:table-cell table:style-name="ce2" table:number-columns-repeated="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43]/4000)*2*PI()*20.5679" office:value-type="float" office:value="659.955143613436" calcext:value-type="float">
            <text:p>659.955 mm</text:p>
          </table:table-cell>
          <table:table-cell table:style-name="ce9" table:formula="of:=([.T343]/4000)*6.28*20.5679" office:value-type="float" office:value="659.620574481" calcext:value-type="float">
            <text:p>659.621 mm</text:p>
          </table:table-cell>
          <table:table-cell table:style-name="ce9" table:formula="of:=([.T343]/4000)*6.28*20.61" office:value-type="float" office:value="660.9707379" calcext:value-type="float">
            <text:p>660.971 mm</text:p>
          </table:table-cell>
          <table:table-cell table:style-name="ce2" office:value-type="float" office:value="20427" calcext:value-type="float">
            <text:p>20427</text:p>
          </table:table-cell>
          <table:table-cell/>
          <table:table-cell table:style-name="ce2" office:value-type="float" office:value="20443" calcext:value-type="float">
            <text:p>20443</text:p>
          </table:table-cell>
          <table:table-cell/>
          <table:table-cell table:style-name="ce5" table:formula="of:=([.AA343]/4000)*2*PI()*20.5679" office:value-type="float" office:value="4493.91103226389" calcext:value-type="float">
            <text:p>4493.911 mm</text:p>
          </table:table-cell>
          <table:table-cell table:style-name="ce9" table:formula="of:=([.AA343]/4000)*6.28*20.5679" office:value-type="float" office:value="4491.632810888" calcext:value-type="float">
            <text:p>4491.633 mm</text:p>
          </table:table-cell>
          <table:table-cell table:style-name="ce9" table:formula="of:=([.AA343]/4000)*6.28*20.61" office:value-type="float" office:value="4500.8266392" calcext:value-type="float">
            <text:p>4500.827 mm</text:p>
          </table:table-cell>
          <table:table-cell table:style-name="ce2" office:value-type="float" office:value="139096" calcext:value-type="float">
            <text:p>139096</text:p>
          </table:table-cell>
          <table:table-cell/>
          <table:table-cell table:style-name="ce2" office:value-type="float" office:value="139248" calcext:value-type="float">
            <text:p>139248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44]/4000)*2*PI()*20.5679" office:value-type="float" office:value="659.890527649896" calcext:value-type="float">
            <text:p>659.891 mm</text:p>
          </table:table-cell>
          <table:table-cell table:style-name="ce9" table:formula="of:=([.T344]/4000)*6.28*20.5679" office:value-type="float" office:value="659.555991275" calcext:value-type="float">
            <text:p>659.556 mm</text:p>
          </table:table-cell>
          <table:table-cell table:style-name="ce9" table:formula="of:=([.T344]/4000)*6.28*20.61" office:value-type="float" office:value="660.9060225" calcext:value-type="float">
            <text:p>660.906 mm</text:p>
          </table:table-cell>
          <table:table-cell table:style-name="ce2" office:value-type="float" office:value="20425" calcext:value-type="float">
            <text:p>20425</text:p>
          </table:table-cell>
          <table:table-cell/>
          <table:table-cell table:style-name="ce2" office:value-type="float" office:value="20452" calcext:value-type="float">
            <text:p>20452</text:p>
          </table:table-cell>
          <table:table-cell/>
          <table:table-cell table:style-name="ce5" table:formula="of:=([.AA344]/4000)*2*PI()*20.5679" office:value-type="float" office:value="4492.42486510248" calcext:value-type="float">
            <text:p>4492.425 mm</text:p>
          </table:table-cell>
          <table:table-cell table:style-name="ce9" table:formula="of:=([.AA344]/4000)*6.28*20.5679" office:value-type="float" office:value="4490.14739715" calcext:value-type="float">
            <text:p>4490.147 mm</text:p>
          </table:table-cell>
          <table:table-cell table:style-name="ce9" table:formula="of:=([.AA344]/4000)*6.28*20.61" office:value-type="float" office:value="4499.338185" calcext:value-type="float">
            <text:p>4499.338 mm</text:p>
          </table:table-cell>
          <table:table-cell table:style-name="ce2" office:value-type="float" office:value="139050" calcext:value-type="float">
            <text:p>139050</text:p>
          </table:table-cell>
          <table:table-cell/>
          <table:table-cell table:style-name="ce2" office:value-type="float" office:value="139261" calcext:value-type="float">
            <text:p>139261</text:p>
          </table:table-cell>
          <table:table-cell table:style-name="ce2" table:number-columns-repeated="2"/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45]/4000)*2*PI()*20.5679" office:value-type="float" office:value="660.148991504055" calcext:value-type="float">
            <text:p>660.149 mm</text:p>
          </table:table-cell>
          <table:table-cell table:style-name="ce9" table:formula="of:=([.T345]/4000)*6.28*20.5679" office:value-type="float" office:value="659.814324099" calcext:value-type="float">
            <text:p>659.814 mm</text:p>
          </table:table-cell>
          <table:table-cell table:style-name="ce9" table:formula="of:=([.T345]/4000)*6.28*20.61" office:value-type="float" office:value="661.1648841" calcext:value-type="float">
            <text:p>661.165 mm</text:p>
          </table:table-cell>
          <table:table-cell table:style-name="ce2" office:value-type="float" office:value="20433" calcext:value-type="float">
            <text:p>20433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/>
          <table:table-cell table:style-name="ce5" table:formula="of:=([.AA345]/4000)*2*PI()*20.5679" office:value-type="float" office:value="4493.81410831858" calcext:value-type="float">
            <text:p>4493.814 mm</text:p>
          </table:table-cell>
          <table:table-cell table:style-name="ce9" table:formula="of:=([.AA345]/4000)*6.28*20.5679" office:value-type="float" office:value="4491.535936079" calcext:value-type="float">
            <text:p>4491.536 mm</text:p>
          </table:table-cell>
          <table:table-cell table:style-name="ce9" table:formula="of:=([.AA345]/4000)*6.28*20.61" office:value-type="float" office:value="4500.7295661" calcext:value-type="float">
            <text:p>4500.730 mm</text:p>
          </table:table-cell>
          <table:table-cell table:style-name="ce2" office:value-type="float" office:value="139093" calcext:value-type="float">
            <text:p>139093</text:p>
          </table:table-cell>
          <table:table-cell/>
          <table:table-cell table:style-name="ce2" office:value-type="float" office:value="139245" calcext:value-type="float">
            <text:p>139245</text:p>
          </table:table-cell>
          <table:table-cell table:style-name="ce2"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46]/4000)*2*PI()*20.5679" office:value-type="float" office:value="659.825911686356" calcext:value-type="float">
            <text:p>659.826 mm</text:p>
          </table:table-cell>
          <table:table-cell table:style-name="ce9" table:formula="of:=([.T346]/4000)*6.28*20.5679" office:value-type="float" office:value="659.491408069" calcext:value-type="float">
            <text:p>659.491 mm</text:p>
          </table:table-cell>
          <table:table-cell table:style-name="ce9" table:formula="of:=([.T346]/4000)*6.28*20.61" office:value-type="float" office:value="660.8413071" calcext:value-type="float">
            <text:p>660.841 mm</text:p>
          </table:table-cell>
          <table:table-cell table:style-name="ce2" office:value-type="float" office:value="20423" calcext:value-type="float">
            <text:p>20423</text:p>
          </table:table-cell>
          <table:table-cell/>
          <table:table-cell table:style-name="ce2" office:value-type="float" office:value="20449" calcext:value-type="float">
            <text:p>20449</text:p>
          </table:table-cell>
          <table:table-cell/>
          <table:table-cell table:style-name="ce5" table:formula="of:=([.AA346]/4000)*2*PI()*20.5679" office:value-type="float" office:value="4492.48948106601" calcext:value-type="float">
            <text:p>4492.489 mm</text:p>
          </table:table-cell>
          <table:table-cell table:style-name="ce9" table:formula="of:=([.AA346]/4000)*6.28*20.5679" office:value-type="float" office:value="4490.211980356" calcext:value-type="float">
            <text:p>4490.212 mm</text:p>
          </table:table-cell>
          <table:table-cell table:style-name="ce9" table:formula="of:=([.AA346]/4000)*6.28*20.61" office:value-type="float" office:value="4499.4029004" calcext:value-type="float">
            <text:p>4499.403 mm</text:p>
          </table:table-cell>
          <table:table-cell table:style-name="ce2" office:value-type="float" office:value="139052" calcext:value-type="float">
            <text:p>139052</text:p>
          </table:table-cell>
          <table:table-cell/>
          <table:table-cell table:style-name="ce2" office:value-type="float" office:value="139249" calcext:value-type="float">
            <text:p>139249</text:p>
          </table:table-cell>
          <table:table-cell table:style-name="ce2" table:number-columns-repeated="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47]/4000)*2*PI()*20.5679" office:value-type="float" office:value="660.019759576976" calcext:value-type="float">
            <text:p>660.020 mm</text:p>
          </table:table-cell>
          <table:table-cell table:style-name="ce9" table:formula="of:=([.T347]/4000)*6.28*20.5679" office:value-type="float" office:value="659.685157687" calcext:value-type="float">
            <text:p>659.685 mm</text:p>
          </table:table-cell>
          <table:table-cell table:style-name="ce9" table:formula="of:=([.T347]/4000)*6.28*20.61" office:value-type="float" office:value="661.0354533" calcext:value-type="float">
            <text:p>661.035 mm</text:p>
          </table:table-cell>
          <table:table-cell table:style-name="ce2" office:value-type="float" office:value="20429" calcext:value-type="float">
            <text:p>20429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/>
          <table:table-cell table:style-name="ce5" table:formula="of:=([.AA347]/4000)*2*PI()*20.5679" office:value-type="float" office:value="4494.07257217274" calcext:value-type="float">
            <text:p>4494.073 mm</text:p>
          </table:table-cell>
          <table:table-cell table:style-name="ce9" table:formula="of:=([.AA347]/4000)*6.28*20.5679" office:value-type="float" office:value="4491.794268903" calcext:value-type="float">
            <text:p>4491.794 mm</text:p>
          </table:table-cell>
          <table:table-cell table:style-name="ce9" table:formula="of:=([.AA347]/4000)*6.28*20.61" office:value-type="float" office:value="4500.9884277" calcext:value-type="float">
            <text:p>4500.988 mm</text:p>
          </table:table-cell>
          <table:table-cell table:style-name="ce2" office:value-type="float" office:value="139101" calcext:value-type="float">
            <text:p>139101</text:p>
          </table:table-cell>
          <table:table-cell/>
          <table:table-cell table:style-name="ce2" office:value-type="float" office:value="139237" calcext:value-type="float">
            <text:p>139237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48]/4000)*2*PI()*20.5679" office:value-type="float" office:value="659.728987741047" calcext:value-type="float">
            <text:p>659.729 mm</text:p>
          </table:table-cell>
          <table:table-cell table:style-name="ce9" table:formula="of:=([.T348]/4000)*6.28*20.5679" office:value-type="float" office:value="659.39453326" calcext:value-type="float">
            <text:p>659.395 mm</text:p>
          </table:table-cell>
          <table:table-cell table:style-name="ce9" table:formula="of:=([.T348]/4000)*6.28*20.61" office:value-type="float" office:value="660.744234" calcext:value-type="float">
            <text:p>660.744 mm</text:p>
          </table:table-cell>
          <table:table-cell table:style-name="ce2" office:value-type="float" office:value="20420" calcext:value-type="float">
            <text:p>20420</text:p>
          </table:table-cell>
          <table:table-cell/>
          <table:table-cell table:style-name="ce2" office:value-type="float" office:value="20448" calcext:value-type="float">
            <text:p>20448</text:p>
          </table:table-cell>
          <table:table-cell/>
          <table:table-cell table:style-name="ce5" table:formula="of:=([.AA348]/4000)*2*PI()*20.5679" office:value-type="float" office:value="4492.58640501133" calcext:value-type="float">
            <text:p>4492.586 mm</text:p>
          </table:table-cell>
          <table:table-cell table:style-name="ce9" table:formula="of:=([.AA348]/4000)*6.28*20.5679" office:value-type="float" office:value="4490.308855165" calcext:value-type="float">
            <text:p>4490.309 mm</text:p>
          </table:table-cell>
          <table:table-cell table:style-name="ce9" table:formula="of:=([.AA348]/4000)*6.28*20.61" office:value-type="float" office:value="4499.4999735" calcext:value-type="float">
            <text:p>4499.500 mm</text:p>
          </table:table-cell>
          <table:table-cell table:style-name="ce2" office:value-type="float" office:value="139055" calcext:value-type="float">
            <text:p>139055</text:p>
          </table:table-cell>
          <table:table-cell/>
          <table:table-cell table:style-name="ce2" office:value-type="float" office:value="139260" calcext:value-type="float">
            <text:p>139260</text:p>
          </table:table-cell>
          <table:table-cell table:style-name="ce2" table:number-columns-repeated="2"/>
          <table:table-cell table:style-name="ce2" office:value-type="float" office:value="214" calcext:value-type="float">
            <text:p>214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49]/4000)*2*PI()*20.5679" office:value-type="float" office:value="660.019759576976" calcext:value-type="float">
            <text:p>660.020 mm</text:p>
          </table:table-cell>
          <table:table-cell table:style-name="ce9" table:formula="of:=([.T349]/4000)*6.28*20.5679" office:value-type="float" office:value="659.685157687" calcext:value-type="float">
            <text:p>659.685 mm</text:p>
          </table:table-cell>
          <table:table-cell table:style-name="ce9" table:formula="of:=([.T349]/4000)*6.28*20.61" office:value-type="float" office:value="661.0354533" calcext:value-type="float">
            <text:p>661.035 mm</text:p>
          </table:table-cell>
          <table:table-cell table:style-name="ce2" office:value-type="float" office:value="20429" calcext:value-type="float">
            <text:p>20429</text:p>
          </table:table-cell>
          <table:table-cell/>
          <table:table-cell table:style-name="ce2" office:value-type="float" office:value="20444" calcext:value-type="float">
            <text:p>20444</text:p>
          </table:table-cell>
          <table:table-cell/>
          <table:table-cell table:style-name="ce5" table:formula="of:=([.AA349]/4000)*2*PI()*20.5679" office:value-type="float" office:value="4494.20180409982" calcext:value-type="float">
            <text:p>4494.202 mm</text:p>
          </table:table-cell>
          <table:table-cell table:style-name="ce9" table:formula="of:=([.AA349]/4000)*6.28*20.5679" office:value-type="float" office:value="4491.923435315" calcext:value-type="float">
            <text:p>4491.923 mm</text:p>
          </table:table-cell>
          <table:table-cell table:style-name="ce9" table:formula="of:=([.AA349]/4000)*6.28*20.61" office:value-type="float" office:value="4501.1178585" calcext:value-type="float">
            <text:p>4501.118 mm</text:p>
          </table:table-cell>
          <table:table-cell table:style-name="ce2" office:value-type="float" office:value="139105" calcext:value-type="float">
            <text:p>139105</text:p>
          </table:table-cell>
          <table:table-cell/>
          <table:table-cell table:style-name="ce2" office:value-type="float" office:value="139239" calcext:value-type="float">
            <text:p>139239</text:p>
          </table:table-cell>
          <table:table-cell table:style-name="ce2" table:number-columns-repeated="2"/>
          <table:table-cell table:style-name="ce2" office:value-type="float" office:value="214" calcext:value-type="float">
            <text:p>214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50]/4000)*2*PI()*20.5679" office:value-type="float" office:value="659.696679759277" calcext:value-type="float">
            <text:p>659.697 mm</text:p>
          </table:table-cell>
          <table:table-cell table:style-name="ce9" table:formula="of:=([.T350]/4000)*6.28*20.5679" office:value-type="float" office:value="659.362241657" calcext:value-type="float">
            <text:p>659.362 mm</text:p>
          </table:table-cell>
          <table:table-cell table:style-name="ce9" table:formula="of:=([.T350]/4000)*6.28*20.61" office:value-type="float" office:value="660.7118763" calcext:value-type="float">
            <text:p>660.712 mm</text:p>
          </table:table-cell>
          <table:table-cell table:style-name="ce2" office:value-type="float" office:value="20419" calcext:value-type="float">
            <text:p>20419</text:p>
          </table:table-cell>
          <table:table-cell/>
          <table:table-cell table:style-name="ce2" office:value-type="float" office:value="20445" calcext:value-type="float">
            <text:p>20445</text:p>
          </table:table-cell>
          <table:table-cell/>
          <table:table-cell table:style-name="ce5" table:formula="of:=([.AA350]/4000)*2*PI()*20.5679" office:value-type="float" office:value="4492.19870923009" calcext:value-type="float">
            <text:p>4492.199 mm</text:p>
          </table:table-cell>
          <table:table-cell table:style-name="ce9" table:formula="of:=([.AA350]/4000)*6.28*20.5679" office:value-type="float" office:value="4489.921355929" calcext:value-type="float">
            <text:p>4489.921 mm</text:p>
          </table:table-cell>
          <table:table-cell table:style-name="ce9" table:formula="of:=([.AA350]/4000)*6.28*20.61" office:value-type="float" office:value="4499.1116811" calcext:value-type="float">
            <text:p>4499.112 mm</text:p>
          </table:table-cell>
          <table:table-cell table:style-name="ce2" office:value-type="float" office:value="139043" calcext:value-type="float">
            <text:p>139043</text:p>
          </table:table-cell>
          <table:table-cell/>
          <table:table-cell table:style-name="ce2" office:value-type="float" office:value="139254" calcext:value-type="float">
            <text:p>139254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51]/4000)*2*PI()*20.5679" office:value-type="float" office:value="660.052067558746" calcext:value-type="float">
            <text:p>660.052 mm</text:p>
          </table:table-cell>
          <table:table-cell table:style-name="ce9" table:formula="of:=([.T351]/4000)*6.28*20.5679" office:value-type="float" office:value="659.71744929" calcext:value-type="float">
            <text:p>659.717 mm</text:p>
          </table:table-cell>
          <table:table-cell table:style-name="ce9" table:formula="of:=([.T351]/4000)*6.28*20.61" office:value-type="float" office:value="661.067811" calcext:value-type="float">
            <text:p>661.068 mm</text:p>
          </table:table-cell>
          <table:table-cell table:style-name="ce2" office:value-type="float" office:value="20430" calcext:value-type="float">
            <text:p>20430</text:p>
          </table:table-cell>
          <table:table-cell/>
          <table:table-cell table:style-name="ce2" office:value-type="float" office:value="20442" calcext:value-type="float">
            <text:p>20442</text:p>
          </table:table-cell>
          <table:table-cell/>
          <table:table-cell table:style-name="ce5" table:formula="of:=([.AA351]/4000)*2*PI()*20.5679" office:value-type="float" office:value="4494.46026795398" calcext:value-type="float">
            <text:p>4494.460 mm</text:p>
          </table:table-cell>
          <table:table-cell table:style-name="ce9" table:formula="of:=([.AA351]/4000)*6.28*20.5679" office:value-type="float" office:value="4492.181768139" calcext:value-type="float">
            <text:p>4492.182 mm</text:p>
          </table:table-cell>
          <table:table-cell table:style-name="ce9" table:formula="of:=([.AA351]/4000)*6.28*20.61" office:value-type="float" office:value="4501.3767201" calcext:value-type="float">
            <text:p>4501.377 mm</text:p>
          </table:table-cell>
          <table:table-cell table:style-name="ce2" office:value-type="float" office:value="139113" calcext:value-type="float">
            <text:p>139113</text:p>
          </table:table-cell>
          <table:table-cell/>
          <table:table-cell table:style-name="ce2" office:value-type="float" office:value="139245" calcext:value-type="float">
            <text:p>139245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201" calcext:value-type="float">
            <text:p>201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52]/4000)*2*PI()*20.5679" office:value-type="float" office:value="659.825911686356" calcext:value-type="float">
            <text:p>659.826 mm</text:p>
          </table:table-cell>
          <table:table-cell table:style-name="ce9" table:formula="of:=([.T352]/4000)*6.28*20.5679" office:value-type="float" office:value="659.491408069" calcext:value-type="float">
            <text:p>659.491 mm</text:p>
          </table:table-cell>
          <table:table-cell table:style-name="ce9" table:formula="of:=([.T352]/4000)*6.28*20.61" office:value-type="float" office:value="660.8413071" calcext:value-type="float">
            <text:p>660.841 mm</text:p>
          </table:table-cell>
          <table:table-cell table:style-name="ce2" office:value-type="float" office:value="20423" calcext:value-type="float">
            <text:p>20423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/>
          <table:table-cell table:style-name="ce5" table:formula="of:=([.AA352]/4000)*2*PI()*20.5679" office:value-type="float" office:value="4492.52178904778" calcext:value-type="float">
            <text:p>4492.522 mm</text:p>
          </table:table-cell>
          <table:table-cell table:style-name="ce9" table:formula="of:=([.AA352]/4000)*6.28*20.5679" office:value-type="float" office:value="4490.244271959" calcext:value-type="float">
            <text:p>4490.244 mm</text:p>
          </table:table-cell>
          <table:table-cell table:style-name="ce9" table:formula="of:=([.AA352]/4000)*6.28*20.61" office:value-type="float" office:value="4499.4352581" calcext:value-type="float">
            <text:p>4499.435 mm</text:p>
          </table:table-cell>
          <table:table-cell table:style-name="ce2" office:value-type="float" office:value="139053" calcext:value-type="float">
            <text:p>139053</text:p>
          </table:table-cell>
          <table:table-cell/>
          <table:table-cell table:style-name="ce2" office:value-type="float" office:value="139253" calcext:value-type="float">
            <text:p>139253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53]/4000)*2*PI()*20.5679" office:value-type="float" office:value="660.116683522285" calcext:value-type="float">
            <text:p>660.117 mm</text:p>
          </table:table-cell>
          <table:table-cell table:style-name="ce9" table:formula="of:=([.T353]/4000)*6.28*20.5679" office:value-type="float" office:value="659.782032496" calcext:value-type="float">
            <text:p>659.782 mm</text:p>
          </table:table-cell>
          <table:table-cell table:style-name="ce9" table:formula="of:=([.T353]/4000)*6.28*20.61" office:value-type="float" office:value="661.1325264" calcext:value-type="float">
            <text:p>661.133 mm</text:p>
          </table:table-cell>
          <table:table-cell table:style-name="ce2" office:value-type="float" office:value="20432" calcext:value-type="float">
            <text:p>20432</text:p>
          </table:table-cell>
          <table:table-cell/>
          <table:table-cell table:style-name="ce2" office:value-type="float" office:value="20447" calcext:value-type="float">
            <text:p>20447</text:p>
          </table:table-cell>
          <table:table-cell/>
          <table:table-cell table:style-name="ce5" table:formula="of:=([.AA353]/4000)*2*PI()*20.5679" office:value-type="float" office:value="4494.3310360269" calcext:value-type="float">
            <text:p>4494.331 mm</text:p>
          </table:table-cell>
          <table:table-cell table:style-name="ce9" table:formula="of:=([.AA353]/4000)*6.28*20.5679" office:value-type="float" office:value="4492.052601727" calcext:value-type="float">
            <text:p>4492.053 mm</text:p>
          </table:table-cell>
          <table:table-cell table:style-name="ce9" table:formula="of:=([.AA353]/4000)*6.28*20.61" office:value-type="float" office:value="4501.2472893" calcext:value-type="float">
            <text:p>4501.247 mm</text:p>
          </table:table-cell>
          <table:table-cell table:style-name="ce2" office:value-type="float" office:value="139109" calcext:value-type="float">
            <text:p>139109</text:p>
          </table:table-cell>
          <table:table-cell/>
          <table:table-cell table:style-name="ce2" office:value-type="float" office:value="139238" calcext:value-type="float">
            <text:p>139238</text:p>
          </table:table-cell>
          <table:table-cell table:style-name="ce2" table:number-columns-repeated="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54]/4000)*2*PI()*20.5679" office:value-type="float" office:value="659.825911686356" calcext:value-type="float">
            <text:p>659.826 mm</text:p>
          </table:table-cell>
          <table:table-cell table:style-name="ce9" table:formula="of:=([.T354]/4000)*6.28*20.5679" office:value-type="float" office:value="659.491408069" calcext:value-type="float">
            <text:p>659.491 mm</text:p>
          </table:table-cell>
          <table:table-cell table:style-name="ce9" table:formula="of:=([.T354]/4000)*6.28*20.61" office:value-type="float" office:value="660.8413071" calcext:value-type="float">
            <text:p>660.841 mm</text:p>
          </table:table-cell>
          <table:table-cell table:style-name="ce2" office:value-type="float" office:value="20423" calcext:value-type="float">
            <text:p>20423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/>
          <table:table-cell table:style-name="ce5" table:formula="of:=([.AA354]/4000)*2*PI()*20.5679" office:value-type="float" office:value="4492.84486886548" calcext:value-type="float">
            <text:p>4492.845 mm</text:p>
          </table:table-cell>
          <table:table-cell table:style-name="ce9" table:formula="of:=([.AA354]/4000)*6.28*20.5679" office:value-type="float" office:value="4490.567187989" calcext:value-type="float">
            <text:p>4490.567 mm</text:p>
          </table:table-cell>
          <table:table-cell table:style-name="ce9" table:formula="of:=([.AA354]/4000)*6.28*20.61" office:value-type="float" office:value="4499.7588351" calcext:value-type="float">
            <text:p>4499.759 mm</text:p>
          </table:table-cell>
          <table:table-cell table:style-name="ce2" office:value-type="float" office:value="139063" calcext:value-type="float">
            <text:p>139063</text:p>
          </table:table-cell>
          <table:table-cell/>
          <table:table-cell table:style-name="ce2" office:value-type="float" office:value="139255" calcext:value-type="float">
            <text:p>139255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55]/4000)*2*PI()*20.5679" office:value-type="float" office:value="659.987451595206" calcext:value-type="float">
            <text:p>659.987 mm</text:p>
          </table:table-cell>
          <table:table-cell table:style-name="ce9" table:formula="of:=([.T355]/4000)*6.28*20.5679" office:value-type="float" office:value="659.652866084" calcext:value-type="float">
            <text:p>659.653 mm</text:p>
          </table:table-cell>
          <table:table-cell table:style-name="ce9" table:formula="of:=([.T355]/4000)*6.28*20.61" office:value-type="float" office:value="661.0030956" calcext:value-type="float">
            <text:p>661.003 mm</text:p>
          </table:table-cell>
          <table:table-cell table:style-name="ce2" office:value-type="float" office:value="20428" calcext:value-type="float">
            <text:p>20428</text:p>
          </table:table-cell>
          <table:table-cell/>
          <table:table-cell table:style-name="ce2" office:value-type="float" office:value="20443" calcext:value-type="float">
            <text:p>20443</text:p>
          </table:table-cell>
          <table:table-cell/>
          <table:table-cell table:style-name="ce5" table:formula="of:=([.AA355]/4000)*2*PI()*20.5679" office:value-type="float" office:value="4494.20180409982" calcext:value-type="float">
            <text:p>4494.202 mm</text:p>
          </table:table-cell>
          <table:table-cell table:style-name="ce9" table:formula="of:=([.AA355]/4000)*6.28*20.5679" office:value-type="float" office:value="4491.923435315" calcext:value-type="float">
            <text:p>4491.923 mm</text:p>
          </table:table-cell>
          <table:table-cell table:style-name="ce9" table:formula="of:=([.AA355]/4000)*6.28*20.61" office:value-type="float" office:value="4501.1178585" calcext:value-type="float">
            <text:p>4501.118 mm</text:p>
          </table:table-cell>
          <table:table-cell table:style-name="ce2" office:value-type="float" office:value="139105" calcext:value-type="float">
            <text:p>139105</text:p>
          </table:table-cell>
          <table:table-cell/>
          <table:table-cell table:style-name="ce2" office:value-type="float" office:value="139233" calcext:value-type="float">
            <text:p>139233</text:p>
          </table:table-cell>
          <table:table-cell table:style-name="ce2"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56]/4000)*2*PI()*20.5679" office:value-type="float" office:value="659.728987741047" calcext:value-type="float">
            <text:p>659.729 mm</text:p>
          </table:table-cell>
          <table:table-cell table:style-name="ce9" table:formula="of:=([.T356]/4000)*6.28*20.5679" office:value-type="float" office:value="659.39453326" calcext:value-type="float">
            <text:p>659.395 mm</text:p>
          </table:table-cell>
          <table:table-cell table:style-name="ce9" table:formula="of:=([.T356]/4000)*6.28*20.61" office:value-type="float" office:value="660.744234" calcext:value-type="float">
            <text:p>660.744 mm</text:p>
          </table:table-cell>
          <table:table-cell table:style-name="ce2" office:value-type="float" office:value="20420" calcext:value-type="float">
            <text:p>20420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/>
          <table:table-cell table:style-name="ce5" table:formula="of:=([.AA356]/4000)*2*PI()*20.5679" office:value-type="float" office:value="4492.55409702956" calcext:value-type="float">
            <text:p>4492.554 mm</text:p>
          </table:table-cell>
          <table:table-cell table:style-name="ce9" table:formula="of:=([.AA356]/4000)*6.28*20.5679" office:value-type="float" office:value="4490.276563562" calcext:value-type="float">
            <text:p>4490.277 mm</text:p>
          </table:table-cell>
          <table:table-cell table:style-name="ce9" table:formula="of:=([.AA356]/4000)*6.28*20.61" office:value-type="float" office:value="4499.4676158" calcext:value-type="float">
            <text:p>4499.468 mm</text:p>
          </table:table-cell>
          <table:table-cell table:style-name="ce2" office:value-type="float" office:value="139054" calcext:value-type="float">
            <text:p>139054</text:p>
          </table:table-cell>
          <table:table-cell/>
          <table:table-cell table:style-name="ce2" office:value-type="float" office:value="139259" calcext:value-type="float">
            <text:p>139259</text:p>
          </table:table-cell>
          <table:table-cell table:style-name="ce2"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57]/4000)*2*PI()*20.5679" office:value-type="float" office:value="660.084375540515" calcext:value-type="float">
            <text:p>660.084 mm</text:p>
          </table:table-cell>
          <table:table-cell table:style-name="ce9" table:formula="of:=([.T357]/4000)*6.28*20.5679" office:value-type="float" office:value="659.749740893" calcext:value-type="float">
            <text:p>659.750 mm</text:p>
          </table:table-cell>
          <table:table-cell table:style-name="ce9" table:formula="of:=([.T357]/4000)*6.28*20.61" office:value-type="float" office:value="661.1001687" calcext:value-type="float">
            <text:p>661.100 mm</text:p>
          </table:table-cell>
          <table:table-cell table:style-name="ce2" office:value-type="float" office:value="20431" calcext:value-type="float">
            <text:p>20431</text:p>
          </table:table-cell>
          <table:table-cell/>
          <table:table-cell table:style-name="ce2" office:value-type="float" office:value="20444" calcext:value-type="float">
            <text:p>20444</text:p>
          </table:table-cell>
          <table:table-cell/>
          <table:table-cell table:style-name="ce5" table:formula="of:=([.AA357]/4000)*2*PI()*20.5679" office:value-type="float" office:value="4493.94334024566" calcext:value-type="float">
            <text:p>4493.943 mm</text:p>
          </table:table-cell>
          <table:table-cell table:style-name="ce9" table:formula="of:=([.AA357]/4000)*6.28*20.5679" office:value-type="float" office:value="4491.665102491" calcext:value-type="float">
            <text:p>4491.665 mm</text:p>
          </table:table-cell>
          <table:table-cell table:style-name="ce9" table:formula="of:=([.AA357]/4000)*6.28*20.61" office:value-type="float" office:value="4500.8589969" calcext:value-type="float">
            <text:p>4500.859 mm</text:p>
          </table:table-cell>
          <table:table-cell table:style-name="ce2" office:value-type="float" office:value="139097" calcext:value-type="float">
            <text:p>139097</text:p>
          </table:table-cell>
          <table:table-cell/>
          <table:table-cell table:style-name="ce2" office:value-type="float" office:value="139237" calcext:value-type="float">
            <text:p>139237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58]/4000)*2*PI()*20.5679" office:value-type="float" office:value="659.825911686356" calcext:value-type="float">
            <text:p>659.826 mm</text:p>
          </table:table-cell>
          <table:table-cell table:style-name="ce9" table:formula="of:=([.T358]/4000)*6.28*20.5679" office:value-type="float" office:value="659.491408069" calcext:value-type="float">
            <text:p>659.491 mm</text:p>
          </table:table-cell>
          <table:table-cell table:style-name="ce9" table:formula="of:=([.T358]/4000)*6.28*20.61" office:value-type="float" office:value="660.8413071" calcext:value-type="float">
            <text:p>660.841 mm</text:p>
          </table:table-cell>
          <table:table-cell table:style-name="ce2" office:value-type="float" office:value="20423" calcext:value-type="float">
            <text:p>20423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/>
          <table:table-cell table:style-name="ce5" table:formula="of:=([.AA358]/4000)*2*PI()*20.5679" office:value-type="float" office:value="4492.65102097486" calcext:value-type="float">
            <text:p>4492.651 mm</text:p>
          </table:table-cell>
          <table:table-cell table:style-name="ce9" table:formula="of:=([.AA358]/4000)*6.28*20.5679" office:value-type="float" office:value="4490.373438371" calcext:value-type="float">
            <text:p>4490.373 mm</text:p>
          </table:table-cell>
          <table:table-cell table:style-name="ce9" table:formula="of:=([.AA358]/4000)*6.28*20.61" office:value-type="float" office:value="4499.5646889" calcext:value-type="float">
            <text:p>4499.565 mm</text:p>
          </table:table-cell>
          <table:table-cell table:style-name="ce2" office:value-type="float" office:value="139057" calcext:value-type="float">
            <text:p>139057</text:p>
          </table:table-cell>
          <table:table-cell/>
          <table:table-cell table:style-name="ce2" office:value-type="float" office:value="139262" calcext:value-type="float">
            <text:p>139262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59]/4000)*2*PI()*20.5679" office:value-type="float" office:value="660.116683522285" calcext:value-type="float">
            <text:p>660.117 mm</text:p>
          </table:table-cell>
          <table:table-cell table:style-name="ce9" table:formula="of:=([.T359]/4000)*6.28*20.5679" office:value-type="float" office:value="659.782032496" calcext:value-type="float">
            <text:p>659.782 mm</text:p>
          </table:table-cell>
          <table:table-cell table:style-name="ce9" table:formula="of:=([.T359]/4000)*6.28*20.61" office:value-type="float" office:value="661.1325264" calcext:value-type="float">
            <text:p>661.133 mm</text:p>
          </table:table-cell>
          <table:table-cell table:style-name="ce2" office:value-type="float" office:value="20432" calcext:value-type="float">
            <text:p>20432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/>
          <table:table-cell table:style-name="ce5" table:formula="of:=([.AA359]/4000)*2*PI()*20.5679" office:value-type="float" office:value="4494.23411208159" calcext:value-type="float">
            <text:p>4494.234 mm</text:p>
          </table:table-cell>
          <table:table-cell table:style-name="ce9" table:formula="of:=([.AA359]/4000)*6.28*20.5679" office:value-type="float" office:value="4491.955726918" calcext:value-type="float">
            <text:p>4491.956 mm</text:p>
          </table:table-cell>
          <table:table-cell table:style-name="ce9" table:formula="of:=([.AA359]/4000)*6.28*20.61" office:value-type="float" office:value="4501.1502162" calcext:value-type="float">
            <text:p>4501.150 mm</text:p>
          </table:table-cell>
          <table:table-cell table:style-name="ce2" office:value-type="float" office:value="139106" calcext:value-type="float">
            <text:p>139106</text:p>
          </table:table-cell>
          <table:table-cell/>
          <table:table-cell table:style-name="ce2" office:value-type="float" office:value="139248" calcext:value-type="float">
            <text:p>139248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60]/4000)*2*PI()*20.5679" office:value-type="float" office:value="659.793603704586" calcext:value-type="float">
            <text:p>659.794 mm</text:p>
          </table:table-cell>
          <table:table-cell table:style-name="ce9" table:formula="of:=([.T360]/4000)*6.28*20.5679" office:value-type="float" office:value="659.459116466" calcext:value-type="float">
            <text:p>659.459 mm</text:p>
          </table:table-cell>
          <table:table-cell table:style-name="ce9" table:formula="of:=([.T360]/4000)*6.28*20.61" office:value-type="float" office:value="660.8089494" calcext:value-type="float">
            <text:p>660.809 mm</text:p>
          </table:table-cell>
          <table:table-cell table:style-name="ce2" office:value-type="float" office:value="20422" calcext:value-type="float">
            <text:p>20422</text:p>
          </table:table-cell>
          <table:table-cell/>
          <table:table-cell table:style-name="ce2" office:value-type="float" office:value="20445" calcext:value-type="float">
            <text:p>20445</text:p>
          </table:table-cell>
          <table:table-cell/>
          <table:table-cell table:style-name="ce5" table:formula="of:=([.AA360]/4000)*2*PI()*20.5679" office:value-type="float" office:value="4492.16640124832" calcext:value-type="float">
            <text:p>4492.166 mm</text:p>
          </table:table-cell>
          <table:table-cell table:style-name="ce9" table:formula="of:=([.AA360]/4000)*6.28*20.5679" office:value-type="float" office:value="4489.889064326" calcext:value-type="float">
            <text:p>4489.889 mm</text:p>
          </table:table-cell>
          <table:table-cell table:style-name="ce9" table:formula="of:=([.AA360]/4000)*6.28*20.61" office:value-type="float" office:value="4499.0793234" calcext:value-type="float">
            <text:p>4499.079 mm</text:p>
          </table:table-cell>
          <table:table-cell table:style-name="ce2" office:value-type="float" office:value="139042" calcext:value-type="float">
            <text:p>139042</text:p>
          </table:table-cell>
          <table:table-cell/>
          <table:table-cell table:style-name="ce2" office:value-type="float" office:value="139247" calcext:value-type="float">
            <text:p>139247</text:p>
          </table:table-cell>
          <table:table-cell table:style-name="ce2"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61]/4000)*2*PI()*20.5679" office:value-type="float" office:value="659.987451595206" calcext:value-type="float">
            <text:p>659.987 mm</text:p>
          </table:table-cell>
          <table:table-cell table:style-name="ce9" table:formula="of:=([.T361]/4000)*6.28*20.5679" office:value-type="float" office:value="659.652866084" calcext:value-type="float">
            <text:p>659.653 mm</text:p>
          </table:table-cell>
          <table:table-cell table:style-name="ce9" table:formula="of:=([.T361]/4000)*6.28*20.61" office:value-type="float" office:value="661.0030956" calcext:value-type="float">
            <text:p>661.003 mm</text:p>
          </table:table-cell>
          <table:table-cell table:style-name="ce2" office:value-type="float" office:value="20428" calcext:value-type="float">
            <text:p>20428</text:p>
          </table:table-cell>
          <table:table-cell/>
          <table:table-cell table:style-name="ce2" office:value-type="float" office:value="20440" calcext:value-type="float">
            <text:p>20440</text:p>
          </table:table-cell>
          <table:table-cell/>
          <table:table-cell table:style-name="ce5" table:formula="of:=([.AA361]/4000)*2*PI()*20.5679" office:value-type="float" office:value="4494.52488391752" calcext:value-type="float">
            <text:p>4494.525 mm</text:p>
          </table:table-cell>
          <table:table-cell table:style-name="ce9" table:formula="of:=([.AA361]/4000)*6.28*20.5679" office:value-type="float" office:value="4492.246351345" calcext:value-type="float">
            <text:p>4492.246 mm</text:p>
          </table:table-cell>
          <table:table-cell table:style-name="ce9" table:formula="of:=([.AA361]/4000)*6.28*20.61" office:value-type="float" office:value="4501.4414355" calcext:value-type="float">
            <text:p>4501.441 mm</text:p>
          </table:table-cell>
          <table:table-cell table:style-name="ce2" office:value-type="float" office:value="139115" calcext:value-type="float">
            <text:p>139115</text:p>
          </table:table-cell>
          <table:table-cell/>
          <table:table-cell table:style-name="ce2" office:value-type="float" office:value="139248" calcext:value-type="float">
            <text:p>139248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62]/4000)*2*PI()*20.5679" office:value-type="float" office:value="659.664371777507" calcext:value-type="float">
            <text:p>659.664 mm</text:p>
          </table:table-cell>
          <table:table-cell table:style-name="ce9" table:formula="of:=([.T362]/4000)*6.28*20.5679" office:value-type="float" office:value="659.329950054" calcext:value-type="float">
            <text:p>659.330 mm</text:p>
          </table:table-cell>
          <table:table-cell table:style-name="ce9" table:formula="of:=([.T362]/4000)*6.28*20.61" office:value-type="float" office:value="660.6795186" calcext:value-type="float">
            <text:p>660.680 mm</text:p>
          </table:table-cell>
          <table:table-cell table:style-name="ce2" office:value-type="float" office:value="20418" calcext:value-type="float">
            <text:p>20418</text:p>
          </table:table-cell>
          <table:table-cell/>
          <table:table-cell table:style-name="ce2" office:value-type="float" office:value="20444" calcext:value-type="float">
            <text:p>20444</text:p>
          </table:table-cell>
          <table:table-cell/>
          <table:table-cell table:style-name="ce5" table:formula="of:=([.AA362]/4000)*2*PI()*20.5679" office:value-type="float" office:value="4493.78180033681" calcext:value-type="float">
            <text:p>4493.782 mm</text:p>
          </table:table-cell>
          <table:table-cell table:style-name="ce9" table:formula="of:=([.AA362]/4000)*6.28*20.5679" office:value-type="float" office:value="4491.503644476" calcext:value-type="float">
            <text:p>4491.504 mm</text:p>
          </table:table-cell>
          <table:table-cell table:style-name="ce9" table:formula="of:=([.AA362]/4000)*6.28*20.61" office:value-type="float" office:value="4500.6972084" calcext:value-type="float">
            <text:p>4500.697 mm</text:p>
          </table:table-cell>
          <table:table-cell table:style-name="ce2" office:value-type="float" office:value="139092" calcext:value-type="float">
            <text:p>139092</text:p>
          </table:table-cell>
          <table:table-cell/>
          <table:table-cell table:style-name="ce2" office:value-type="float" office:value="139230" calcext:value-type="float">
            <text:p>139230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63]/4000)*2*PI()*20.5679" office:value-type="float" office:value="660.052067558746" calcext:value-type="float">
            <text:p>660.052 mm</text:p>
          </table:table-cell>
          <table:table-cell table:style-name="ce9" table:formula="of:=([.T363]/4000)*6.28*20.5679" office:value-type="float" office:value="659.71744929" calcext:value-type="float">
            <text:p>659.717 mm</text:p>
          </table:table-cell>
          <table:table-cell table:style-name="ce9" table:formula="of:=([.T363]/4000)*6.28*20.61" office:value-type="float" office:value="661.067811" calcext:value-type="float">
            <text:p>661.068 mm</text:p>
          </table:table-cell>
          <table:table-cell table:style-name="ce2" office:value-type="float" office:value="20430" calcext:value-type="float">
            <text:p>20430</text:p>
          </table:table-cell>
          <table:table-cell/>
          <table:table-cell table:style-name="ce2" office:value-type="float" office:value="20439" calcext:value-type="float">
            <text:p>20439</text:p>
          </table:table-cell>
          <table:table-cell/>
          <table:table-cell table:style-name="ce5" table:formula="of:=([.AA363]/4000)*2*PI()*20.5679" office:value-type="float" office:value="4492.16640124832" calcext:value-type="float">
            <text:p>4492.166 mm</text:p>
          </table:table-cell>
          <table:table-cell table:style-name="ce9" table:formula="of:=([.AA363]/4000)*6.28*20.5679" office:value-type="float" office:value="4489.889064326" calcext:value-type="float">
            <text:p>4489.889 mm</text:p>
          </table:table-cell>
          <table:table-cell table:style-name="ce9" table:formula="of:=([.AA363]/4000)*6.28*20.61" office:value-type="float" office:value="4499.0793234" calcext:value-type="float">
            <text:p>4499.079 mm</text:p>
          </table:table-cell>
          <table:table-cell table:style-name="ce2" office:value-type="float" office:value="139042" calcext:value-type="float">
            <text:p>139042</text:p>
          </table:table-cell>
          <table:table-cell/>
          <table:table-cell table:style-name="ce2" office:value-type="float" office:value="139248" calcext:value-type="float">
            <text:p>139248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64]/4000)*2*PI()*20.5679" office:value-type="float" office:value="659.761295722817" calcext:value-type="float">
            <text:p>659.761 mm</text:p>
          </table:table-cell>
          <table:table-cell table:style-name="ce9" table:formula="of:=([.T364]/4000)*6.28*20.5679" office:value-type="float" office:value="659.426824863" calcext:value-type="float">
            <text:p>659.427 mm</text:p>
          </table:table-cell>
          <table:table-cell table:style-name="ce9" table:formula="of:=([.T364]/4000)*6.28*20.61" office:value-type="float" office:value="660.7765917" calcext:value-type="float">
            <text:p>660.777 mm</text:p>
          </table:table-cell>
          <table:table-cell table:style-name="ce2" office:value-type="float" office:value="20421" calcext:value-type="float">
            <text:p>20421</text:p>
          </table:table-cell>
          <table:table-cell/>
          <table:table-cell table:style-name="ce2" office:value-type="float" office:value="20444" calcext:value-type="float">
            <text:p>20444</text:p>
          </table:table-cell>
          <table:table-cell/>
          <table:table-cell table:style-name="ce5" table:formula="of:=([.AA364]/4000)*2*PI()*20.5679" office:value-type="float" office:value="4493.55564446442" calcext:value-type="float">
            <text:p>4493.556 mm</text:p>
          </table:table-cell>
          <table:table-cell table:style-name="ce9" table:formula="of:=([.AA364]/4000)*6.28*20.5679" office:value-type="float" office:value="4491.277603255" calcext:value-type="float">
            <text:p>4491.278 mm</text:p>
          </table:table-cell>
          <table:table-cell table:style-name="ce9" table:formula="of:=([.AA364]/4000)*6.28*20.61" office:value-type="float" office:value="4500.4707045" calcext:value-type="float">
            <text:p>4500.471 mm</text:p>
          </table:table-cell>
          <table:table-cell table:style-name="ce2" office:value-type="float" office:value="139085" calcext:value-type="float">
            <text:p>139085</text:p>
          </table:table-cell>
          <table:table-cell/>
          <table:table-cell table:style-name="ce2" office:value-type="float" office:value="139225" calcext:value-type="float">
            <text:p>139225</text:p>
          </table:table-cell>
          <table:table-cell table:style-name="ce2" table:number-columns-repeated="2"/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65]/4000)*2*PI()*20.5679" office:value-type="float" office:value="660.019759576976" calcext:value-type="float">
            <text:p>660.020 mm</text:p>
          </table:table-cell>
          <table:table-cell table:style-name="ce9" table:formula="of:=([.T365]/4000)*6.28*20.5679" office:value-type="float" office:value="659.685157687" calcext:value-type="float">
            <text:p>659.685 mm</text:p>
          </table:table-cell>
          <table:table-cell table:style-name="ce9" table:formula="of:=([.T365]/4000)*6.28*20.61" office:value-type="float" office:value="661.0354533" calcext:value-type="float">
            <text:p>661.035 mm</text:p>
          </table:table-cell>
          <table:table-cell table:style-name="ce2" office:value-type="float" office:value="20429" calcext:value-type="float">
            <text:p>20429</text:p>
          </table:table-cell>
          <table:table-cell/>
          <table:table-cell table:style-name="ce2" office:value-type="float" office:value="20443" calcext:value-type="float">
            <text:p>20443</text:p>
          </table:table-cell>
          <table:table-cell/>
          <table:table-cell table:style-name="ce5" table:formula="of:=([.AA365]/4000)*2*PI()*20.5679" office:value-type="float" office:value="4492.42486510248" calcext:value-type="float">
            <text:p>4492.425 mm</text:p>
          </table:table-cell>
          <table:table-cell table:style-name="ce9" table:formula="of:=([.AA365]/4000)*6.28*20.5679" office:value-type="float" office:value="4490.14739715" calcext:value-type="float">
            <text:p>4490.147 mm</text:p>
          </table:table-cell>
          <table:table-cell table:style-name="ce9" table:formula="of:=([.AA365]/4000)*6.28*20.61" office:value-type="float" office:value="4499.338185" calcext:value-type="float">
            <text:p>4499.338 mm</text:p>
          </table:table-cell>
          <table:table-cell table:style-name="ce2" office:value-type="float" office:value="139050" calcext:value-type="float">
            <text:p>139050</text:p>
          </table:table-cell>
          <table:table-cell/>
          <table:table-cell table:style-name="ce2" office:value-type="float" office:value="139240" calcext:value-type="float">
            <text:p>139240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66]/4000)*2*PI()*20.5679" office:value-type="float" office:value="659.922835631666" calcext:value-type="float">
            <text:p>659.923 mm</text:p>
          </table:table-cell>
          <table:table-cell table:style-name="ce9" table:formula="of:=([.T366]/4000)*6.28*20.5679" office:value-type="float" office:value="659.588282878" calcext:value-type="float">
            <text:p>659.588 mm</text:p>
          </table:table-cell>
          <table:table-cell table:style-name="ce9" table:formula="of:=([.T366]/4000)*6.28*20.61" office:value-type="float" office:value="660.9383802" calcext:value-type="float">
            <text:p>660.938 mm</text:p>
          </table:table-cell>
          <table:table-cell table:style-name="ce2" office:value-type="float" office:value="20426" calcext:value-type="float">
            <text:p>20426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/>
          <table:table-cell table:style-name="ce5" table:formula="of:=([.AA366]/4000)*2*PI()*20.5679" office:value-type="float" office:value="4493.65256840973" calcext:value-type="float">
            <text:p>4493.653 mm</text:p>
          </table:table-cell>
          <table:table-cell table:style-name="ce9" table:formula="of:=([.AA366]/4000)*6.28*20.5679" office:value-type="float" office:value="4491.374478064" calcext:value-type="float">
            <text:p>4491.374 mm</text:p>
          </table:table-cell>
          <table:table-cell table:style-name="ce9" table:formula="of:=([.AA366]/4000)*6.28*20.61" office:value-type="float" office:value="4500.5677776" calcext:value-type="float">
            <text:p>4500.568 mm</text:p>
          </table:table-cell>
          <table:table-cell table:style-name="ce2" office:value-type="float" office:value="139088" calcext:value-type="float">
            <text:p>139088</text:p>
          </table:table-cell>
          <table:table-cell/>
          <table:table-cell table:style-name="ce2" office:value-type="float" office:value="139225" calcext:value-type="float">
            <text:p>139225</text:p>
          </table:table-cell>
          <table:table-cell table:style-name="ce2"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67]/4000)*2*PI()*20.5679" office:value-type="float" office:value="660.052067558746" calcext:value-type="float">
            <text:p>660.052 mm</text:p>
          </table:table-cell>
          <table:table-cell table:style-name="ce9" table:formula="of:=([.T367]/4000)*6.28*20.5679" office:value-type="float" office:value="659.71744929" calcext:value-type="float">
            <text:p>659.717 mm</text:p>
          </table:table-cell>
          <table:table-cell table:style-name="ce9" table:formula="of:=([.T367]/4000)*6.28*20.61" office:value-type="float" office:value="661.067811" calcext:value-type="float">
            <text:p>661.068 mm</text:p>
          </table:table-cell>
          <table:table-cell table:style-name="ce2" office:value-type="float" office:value="20430" calcext:value-type="float">
            <text:p>20430</text:p>
          </table:table-cell>
          <table:table-cell/>
          <table:table-cell table:style-name="ce2" office:value-type="float" office:value="20444" calcext:value-type="float">
            <text:p>20444</text:p>
          </table:table-cell>
          <table:table-cell/>
          <table:table-cell table:style-name="ce5" table:formula="of:=([.AA367]/4000)*2*PI()*20.5679" office:value-type="float" office:value="4492.42486510248" calcext:value-type="float">
            <text:p>4492.425 mm</text:p>
          </table:table-cell>
          <table:table-cell table:style-name="ce9" table:formula="of:=([.AA367]/4000)*6.28*20.5679" office:value-type="float" office:value="4490.14739715" calcext:value-type="float">
            <text:p>4490.147 mm</text:p>
          </table:table-cell>
          <table:table-cell table:style-name="ce9" table:formula="of:=([.AA367]/4000)*6.28*20.61" office:value-type="float" office:value="4499.338185" calcext:value-type="float">
            <text:p>4499.338 mm</text:p>
          </table:table-cell>
          <table:table-cell table:style-name="ce2" office:value-type="float" office:value="139050" calcext:value-type="float">
            <text:p>139050</text:p>
          </table:table-cell>
          <table:table-cell/>
          <table:table-cell table:style-name="ce2" office:value-type="float" office:value="139247" calcext:value-type="float">
            <text:p>139247</text:p>
          </table:table-cell>
          <table:table-cell table:style-name="ce2" table:number-columns-repeated="2"/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68]/4000)*2*PI()*20.5679" office:value-type="float" office:value="659.728987741047" calcext:value-type="float">
            <text:p>659.729 mm</text:p>
          </table:table-cell>
          <table:table-cell table:style-name="ce9" table:formula="of:=([.T368]/4000)*6.28*20.5679" office:value-type="float" office:value="659.39453326" calcext:value-type="float">
            <text:p>659.395 mm</text:p>
          </table:table-cell>
          <table:table-cell table:style-name="ce9" table:formula="of:=([.T368]/4000)*6.28*20.61" office:value-type="float" office:value="660.744234" calcext:value-type="float">
            <text:p>660.744 mm</text:p>
          </table:table-cell>
          <table:table-cell table:style-name="ce2" office:value-type="float" office:value="20420" calcext:value-type="float">
            <text:p>20420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/>
          <table:table-cell table:style-name="ce5" table:formula="of:=([.AA368]/4000)*2*PI()*20.5679" office:value-type="float" office:value="4493.45872051911" calcext:value-type="float">
            <text:p>4493.459 mm</text:p>
          </table:table-cell>
          <table:table-cell table:style-name="ce9" table:formula="of:=([.AA368]/4000)*6.28*20.5679" office:value-type="float" office:value="4491.180728446" calcext:value-type="float">
            <text:p>4491.181 mm</text:p>
          </table:table-cell>
          <table:table-cell table:style-name="ce9" table:formula="of:=([.AA368]/4000)*6.28*20.61" office:value-type="float" office:value="4500.3736314" calcext:value-type="float">
            <text:p>4500.374 mm</text:p>
          </table:table-cell>
          <table:table-cell table:style-name="ce2" office:value-type="float" office:value="139082" calcext:value-type="float">
            <text:p>139082</text:p>
          </table:table-cell>
          <table:table-cell/>
          <table:table-cell table:style-name="ce2" office:value-type="float" office:value="139226" calcext:value-type="float">
            <text:p>139226</text:p>
          </table:table-cell>
          <table:table-cell table:style-name="ce2"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69]/4000)*2*PI()*20.5679" office:value-type="float" office:value="659.987451595206" calcext:value-type="float">
            <text:p>659.987 mm</text:p>
          </table:table-cell>
          <table:table-cell table:style-name="ce9" table:formula="of:=([.T369]/4000)*6.28*20.5679" office:value-type="float" office:value="659.652866084" calcext:value-type="float">
            <text:p>659.653 mm</text:p>
          </table:table-cell>
          <table:table-cell table:style-name="ce9" table:formula="of:=([.T369]/4000)*6.28*20.61" office:value-type="float" office:value="661.0030956" calcext:value-type="float">
            <text:p>661.003 mm</text:p>
          </table:table-cell>
          <table:table-cell table:style-name="ce2" office:value-type="float" office:value="20428" calcext:value-type="float">
            <text:p>20428</text:p>
          </table:table-cell>
          <table:table-cell/>
          <table:table-cell table:style-name="ce2" office:value-type="float" office:value="20443" calcext:value-type="float">
            <text:p>20443</text:p>
          </table:table-cell>
          <table:table-cell/>
          <table:table-cell table:style-name="ce5" table:formula="of:=([.AA369]/4000)*2*PI()*20.5679" office:value-type="float" office:value="4492.45717308424" calcext:value-type="float">
            <text:p>4492.457 mm</text:p>
          </table:table-cell>
          <table:table-cell table:style-name="ce9" table:formula="of:=([.AA369]/4000)*6.28*20.5679" office:value-type="float" office:value="4490.179688753" calcext:value-type="float">
            <text:p>4490.180 mm</text:p>
          </table:table-cell>
          <table:table-cell table:style-name="ce9" table:formula="of:=([.AA369]/4000)*6.28*20.61" office:value-type="float" office:value="4499.3705427" calcext:value-type="float">
            <text:p>4499.371 mm</text:p>
          </table:table-cell>
          <table:table-cell table:style-name="ce2" office:value-type="float" office:value="139051" calcext:value-type="float">
            <text:p>139051</text:p>
          </table:table-cell>
          <table:table-cell/>
          <table:table-cell table:style-name="ce2" office:value-type="float" office:value="139259" calcext:value-type="float">
            <text:p>139259</text:p>
          </table:table-cell>
          <table:table-cell table:style-name="ce2"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70]/4000)*2*PI()*20.5679" office:value-type="float" office:value="659.825911686356" calcext:value-type="float">
            <text:p>659.826 mm</text:p>
          </table:table-cell>
          <table:table-cell table:style-name="ce9" table:formula="of:=([.T370]/4000)*6.28*20.5679" office:value-type="float" office:value="659.491408069" calcext:value-type="float">
            <text:p>659.491 mm</text:p>
          </table:table-cell>
          <table:table-cell table:style-name="ce9" table:formula="of:=([.T370]/4000)*6.28*20.61" office:value-type="float" office:value="660.8413071" calcext:value-type="float">
            <text:p>660.841 mm</text:p>
          </table:table-cell>
          <table:table-cell table:style-name="ce2" office:value-type="float" office:value="20423" calcext:value-type="float">
            <text:p>20423</text:p>
          </table:table-cell>
          <table:table-cell/>
          <table:table-cell table:style-name="ce2" office:value-type="float" office:value="20448" calcext:value-type="float">
            <text:p>20448</text:p>
          </table:table-cell>
          <table:table-cell/>
          <table:table-cell table:style-name="ce5" table:formula="of:=([.AA370]/4000)*2*PI()*20.5679" office:value-type="float" office:value="4493.74949235504" calcext:value-type="float">
            <text:p>4493.749 mm</text:p>
          </table:table-cell>
          <table:table-cell table:style-name="ce9" table:formula="of:=([.AA370]/4000)*6.28*20.5679" office:value-type="float" office:value="4491.471352873" calcext:value-type="float">
            <text:p>4491.471 mm</text:p>
          </table:table-cell>
          <table:table-cell table:style-name="ce9" table:formula="of:=([.AA370]/4000)*6.28*20.61" office:value-type="float" office:value="4500.6648507" calcext:value-type="float">
            <text:p>4500.665 mm</text:p>
          </table:table-cell>
          <table:table-cell table:style-name="ce2" office:value-type="float" office:value="139091" calcext:value-type="float">
            <text:p>139091</text:p>
          </table:table-cell>
          <table:table-cell/>
          <table:table-cell table:style-name="ce2" office:value-type="float" office:value="139232" calcext:value-type="float">
            <text:p>139232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71]/4000)*2*PI()*20.5679" office:value-type="float" office:value="660.116683522285" calcext:value-type="float">
            <text:p>660.117 mm</text:p>
          </table:table-cell>
          <table:table-cell table:style-name="ce9" table:formula="of:=([.T371]/4000)*6.28*20.5679" office:value-type="float" office:value="659.782032496" calcext:value-type="float">
            <text:p>659.782 mm</text:p>
          </table:table-cell>
          <table:table-cell table:style-name="ce9" table:formula="of:=([.T371]/4000)*6.28*20.61" office:value-type="float" office:value="661.1325264" calcext:value-type="float">
            <text:p>661.133 mm</text:p>
          </table:table-cell>
          <table:table-cell table:style-name="ce2" office:value-type="float" office:value="20432" calcext:value-type="float">
            <text:p>20432</text:p>
          </table:table-cell>
          <table:table-cell/>
          <table:table-cell table:style-name="ce2" office:value-type="float" office:value="20448" calcext:value-type="float">
            <text:p>20448</text:p>
          </table:table-cell>
          <table:table-cell/>
          <table:table-cell table:style-name="ce5" table:formula="of:=([.AA371]/4000)*2*PI()*20.5679" office:value-type="float" office:value="4492.39255712071" calcext:value-type="float">
            <text:p>4492.393 mm</text:p>
          </table:table-cell>
          <table:table-cell table:style-name="ce9" table:formula="of:=([.AA371]/4000)*6.28*20.5679" office:value-type="float" office:value="4490.115105547" calcext:value-type="float">
            <text:p>4490.115 mm</text:p>
          </table:table-cell>
          <table:table-cell table:style-name="ce9" table:formula="of:=([.AA371]/4000)*6.28*20.61" office:value-type="float" office:value="4499.3058273" calcext:value-type="float">
            <text:p>4499.306 mm</text:p>
          </table:table-cell>
          <table:table-cell table:style-name="ce2" office:value-type="float" office:value="139049" calcext:value-type="float">
            <text:p>139049</text:p>
          </table:table-cell>
          <table:table-cell/>
          <table:table-cell table:style-name="ce2" office:value-type="float" office:value="139256" calcext:value-type="float">
            <text:p>139256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72]/4000)*2*PI()*20.5679" office:value-type="float" office:value="659.858219668126" calcext:value-type="float">
            <text:p>659.858 mm</text:p>
          </table:table-cell>
          <table:table-cell table:style-name="ce9" table:formula="of:=([.T372]/4000)*6.28*20.5679" office:value-type="float" office:value="659.523699672" calcext:value-type="float">
            <text:p>659.524 mm</text:p>
          </table:table-cell>
          <table:table-cell table:style-name="ce9" table:formula="of:=([.T372]/4000)*6.28*20.61" office:value-type="float" office:value="660.8736648" calcext:value-type="float">
            <text:p>660.874 mm</text:p>
          </table:table-cell>
          <table:table-cell table:style-name="ce2" office:value-type="float" office:value="20424" calcext:value-type="float">
            <text:p>20424</text:p>
          </table:table-cell>
          <table:table-cell/>
          <table:table-cell table:style-name="ce2" office:value-type="float" office:value="20452" calcext:value-type="float">
            <text:p>20452</text:p>
          </table:table-cell>
          <table:table-cell/>
          <table:table-cell table:style-name="ce5" table:formula="of:=([.AA372]/4000)*2*PI()*20.5679" office:value-type="float" office:value="4493.3617965738" calcext:value-type="float">
            <text:p>4493.362 mm</text:p>
          </table:table-cell>
          <table:table-cell table:style-name="ce9" table:formula="of:=([.AA372]/4000)*6.28*20.5679" office:value-type="float" office:value="4491.083853637" calcext:value-type="float">
            <text:p>4491.084 mm</text:p>
          </table:table-cell>
          <table:table-cell table:style-name="ce9" table:formula="of:=([.AA372]/4000)*6.28*20.61" office:value-type="float" office:value="4500.2765583" calcext:value-type="float">
            <text:p>4500.277 mm</text:p>
          </table:table-cell>
          <table:table-cell table:style-name="ce2" office:value-type="float" office:value="139079" calcext:value-type="float">
            <text:p>139079</text:p>
          </table:table-cell>
          <table:table-cell/>
          <table:table-cell table:style-name="ce2" office:value-type="float" office:value="139229" calcext:value-type="float">
            <text:p>139229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73]/4000)*2*PI()*20.5679" office:value-type="float" office:value="660.084375540515" calcext:value-type="float">
            <text:p>660.084 mm</text:p>
          </table:table-cell>
          <table:table-cell table:style-name="ce9" table:formula="of:=([.T373]/4000)*6.28*20.5679" office:value-type="float" office:value="659.749740893" calcext:value-type="float">
            <text:p>659.750 mm</text:p>
          </table:table-cell>
          <table:table-cell table:style-name="ce9" table:formula="of:=([.T373]/4000)*6.28*20.61" office:value-type="float" office:value="661.1001687" calcext:value-type="float">
            <text:p>661.100 mm</text:p>
          </table:table-cell>
          <table:table-cell table:style-name="ce2" office:value-type="float" office:value="20431" calcext:value-type="float">
            <text:p>20431</text:p>
          </table:table-cell>
          <table:table-cell/>
          <table:table-cell table:style-name="ce2" office:value-type="float" office:value="20445" calcext:value-type="float">
            <text:p>20445</text:p>
          </table:table-cell>
          <table:table-cell/>
          <table:table-cell table:style-name="ce5" table:formula="of:=([.AA373]/4000)*2*PI()*20.5679" office:value-type="float" office:value="4492.42486510248" calcext:value-type="float">
            <text:p>4492.425 mm</text:p>
          </table:table-cell>
          <table:table-cell table:style-name="ce9" table:formula="of:=([.AA373]/4000)*6.28*20.5679" office:value-type="float" office:value="4490.14739715" calcext:value-type="float">
            <text:p>4490.147 mm</text:p>
          </table:table-cell>
          <table:table-cell table:style-name="ce9" table:formula="of:=([.AA373]/4000)*6.28*20.61" office:value-type="float" office:value="4499.338185" calcext:value-type="float">
            <text:p>4499.338 mm</text:p>
          </table:table-cell>
          <table:table-cell table:style-name="ce2" office:value-type="float" office:value="139050" calcext:value-type="float">
            <text:p>139050</text:p>
          </table:table-cell>
          <table:table-cell/>
          <table:table-cell table:style-name="ce2" office:value-type="float" office:value="139245" calcext:value-type="float">
            <text:p>139245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74]/4000)*2*PI()*20.5679" office:value-type="float" office:value="659.858219668126" calcext:value-type="float">
            <text:p>659.858 mm</text:p>
          </table:table-cell>
          <table:table-cell table:style-name="ce9" table:formula="of:=([.T374]/4000)*6.28*20.5679" office:value-type="float" office:value="659.523699672" calcext:value-type="float">
            <text:p>659.524 mm</text:p>
          </table:table-cell>
          <table:table-cell table:style-name="ce9" table:formula="of:=([.T374]/4000)*6.28*20.61" office:value-type="float" office:value="660.8736648" calcext:value-type="float">
            <text:p>660.874 mm</text:p>
          </table:table-cell>
          <table:table-cell table:style-name="ce2" office:value-type="float" office:value="20424" calcext:value-type="float">
            <text:p>20424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/>
          <table:table-cell table:style-name="ce5" table:formula="of:=([.AA374]/4000)*2*PI()*20.5679" office:value-type="float" office:value="4493.26487262849" calcext:value-type="float">
            <text:p>4493.265 mm</text:p>
          </table:table-cell>
          <table:table-cell table:style-name="ce9" table:formula="of:=([.AA374]/4000)*6.28*20.5679" office:value-type="float" office:value="4490.986978828" calcext:value-type="float">
            <text:p>4490.987 mm</text:p>
          </table:table-cell>
          <table:table-cell table:style-name="ce9" table:formula="of:=([.AA374]/4000)*6.28*20.61" office:value-type="float" office:value="4500.1794852" calcext:value-type="float">
            <text:p>4500.179 mm</text:p>
          </table:table-cell>
          <table:table-cell table:style-name="ce2" office:value-type="float" office:value="139076" calcext:value-type="float">
            <text:p>139076</text:p>
          </table:table-cell>
          <table:table-cell/>
          <table:table-cell table:style-name="ce2" office:value-type="float" office:value="139218" calcext:value-type="float">
            <text:p>139218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75]/4000)*2*PI()*20.5679" office:value-type="float" office:value="660.052067558746" calcext:value-type="float">
            <text:p>660.052 mm</text:p>
          </table:table-cell>
          <table:table-cell table:style-name="ce9" table:formula="of:=([.T375]/4000)*6.28*20.5679" office:value-type="float" office:value="659.71744929" calcext:value-type="float">
            <text:p>659.717 mm</text:p>
          </table:table-cell>
          <table:table-cell table:style-name="ce9" table:formula="of:=([.T375]/4000)*6.28*20.61" office:value-type="float" office:value="661.067811" calcext:value-type="float">
            <text:p>661.068 mm</text:p>
          </table:table-cell>
          <table:table-cell table:style-name="ce2" office:value-type="float" office:value="20430" calcext:value-type="float">
            <text:p>20430</text:p>
          </table:table-cell>
          <table:table-cell/>
          <table:table-cell table:style-name="ce2" office:value-type="float" office:value="20445" calcext:value-type="float">
            <text:p>20445</text:p>
          </table:table-cell>
          <table:table-cell/>
          <table:table-cell table:style-name="ce5" table:formula="of:=([.AA375]/4000)*2*PI()*20.5679" office:value-type="float" office:value="4492.26332519363" calcext:value-type="float">
            <text:p>4492.263 mm</text:p>
          </table:table-cell>
          <table:table-cell table:style-name="ce9" table:formula="of:=([.AA375]/4000)*6.28*20.5679" office:value-type="float" office:value="4489.985939135" calcext:value-type="float">
            <text:p>4489.986 mm</text:p>
          </table:table-cell>
          <table:table-cell table:style-name="ce9" table:formula="of:=([.AA375]/4000)*6.28*20.61" office:value-type="float" office:value="4499.1763965" calcext:value-type="float">
            <text:p>4499.176 mm</text:p>
          </table:table-cell>
          <table:table-cell table:style-name="ce2" office:value-type="float" office:value="139045" calcext:value-type="float">
            <text:p>139045</text:p>
          </table:table-cell>
          <table:table-cell/>
          <table:table-cell table:style-name="ce2" office:value-type="float" office:value="139238" calcext:value-type="float">
            <text:p>139238</text:p>
          </table:table-cell>
          <table:table-cell table:style-name="ce2" table:number-columns-repeated="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202" calcext:value-type="float">
            <text:p>202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76]/4000)*2*PI()*20.5679" office:value-type="float" office:value="659.858219668126" calcext:value-type="float">
            <text:p>659.858 mm</text:p>
          </table:table-cell>
          <table:table-cell table:style-name="ce9" table:formula="of:=([.T376]/4000)*6.28*20.5679" office:value-type="float" office:value="659.523699672" calcext:value-type="float">
            <text:p>659.524 mm</text:p>
          </table:table-cell>
          <table:table-cell table:style-name="ce9" table:formula="of:=([.T376]/4000)*6.28*20.61" office:value-type="float" office:value="660.8736648" calcext:value-type="float">
            <text:p>660.874 mm</text:p>
          </table:table-cell>
          <table:table-cell table:style-name="ce2" office:value-type="float" office:value="20424" calcext:value-type="float">
            <text:p>20424</text:p>
          </table:table-cell>
          <table:table-cell/>
          <table:table-cell table:style-name="ce2" office:value-type="float" office:value="20449" calcext:value-type="float">
            <text:p>20449</text:p>
          </table:table-cell>
          <table:table-cell/>
          <table:table-cell table:style-name="ce5" table:formula="of:=([.AA376]/4000)*2*PI()*20.5679" office:value-type="float" office:value="4493.58795244619" calcext:value-type="float">
            <text:p>4493.588 mm</text:p>
          </table:table-cell>
          <table:table-cell table:style-name="ce9" table:formula="of:=([.AA376]/4000)*6.28*20.5679" office:value-type="float" office:value="4491.309894858" calcext:value-type="float">
            <text:p>4491.310 mm</text:p>
          </table:table-cell>
          <table:table-cell table:style-name="ce9" table:formula="of:=([.AA376]/4000)*6.28*20.61" office:value-type="float" office:value="4500.5030622" calcext:value-type="float">
            <text:p>4500.503 mm</text:p>
          </table:table-cell>
          <table:table-cell table:style-name="ce2" office:value-type="float" office:value="139086" calcext:value-type="float">
            <text:p>139086</text:p>
          </table:table-cell>
          <table:table-cell/>
          <table:table-cell table:style-name="ce2" office:value-type="float" office:value="139231" calcext:value-type="float">
            <text:p>139231</text:p>
          </table:table-cell>
          <table:table-cell table:style-name="ce2" table:number-columns-repeated="2"/>
          <table:table-cell table:style-name="ce2" office:value-type="float" office:value="213" calcext:value-type="float">
            <text:p>213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77]/4000)*2*PI()*20.5679" office:value-type="float" office:value="660.116683522285" calcext:value-type="float">
            <text:p>660.117 mm</text:p>
          </table:table-cell>
          <table:table-cell table:style-name="ce9" table:formula="of:=([.T377]/4000)*6.28*20.5679" office:value-type="float" office:value="659.782032496" calcext:value-type="float">
            <text:p>659.782 mm</text:p>
          </table:table-cell>
          <table:table-cell table:style-name="ce9" table:formula="of:=([.T377]/4000)*6.28*20.61" office:value-type="float" office:value="661.1325264" calcext:value-type="float">
            <text:p>661.133 mm</text:p>
          </table:table-cell>
          <table:table-cell table:style-name="ce2" office:value-type="float" office:value="20432" calcext:value-type="float">
            <text:p>20432</text:p>
          </table:table-cell>
          <table:table-cell/>
          <table:table-cell table:style-name="ce2" office:value-type="float" office:value="20445" calcext:value-type="float">
            <text:p>20445</text:p>
          </table:table-cell>
          <table:table-cell/>
          <table:table-cell table:style-name="ce5" table:formula="of:=([.AA377]/4000)*2*PI()*20.5679" office:value-type="float" office:value="4492.39255712071" calcext:value-type="float">
            <text:p>4492.393 mm</text:p>
          </table:table-cell>
          <table:table-cell table:style-name="ce9" table:formula="of:=([.AA377]/4000)*6.28*20.5679" office:value-type="float" office:value="4490.115105547" calcext:value-type="float">
            <text:p>4490.115 mm</text:p>
          </table:table-cell>
          <table:table-cell table:style-name="ce9" table:formula="of:=([.AA377]/4000)*6.28*20.61" office:value-type="float" office:value="4499.3058273" calcext:value-type="float">
            <text:p>4499.306 mm</text:p>
          </table:table-cell>
          <table:table-cell table:style-name="ce2" office:value-type="float" office:value="139049" calcext:value-type="float">
            <text:p>139049</text:p>
          </table:table-cell>
          <table:table-cell/>
          <table:table-cell table:style-name="ce2" office:value-type="float" office:value="139249" calcext:value-type="float">
            <text:p>139249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78]/4000)*2*PI()*20.5679" office:value-type="float" office:value="659.793603704586" calcext:value-type="float">
            <text:p>659.794 mm</text:p>
          </table:table-cell>
          <table:table-cell table:style-name="ce9" table:formula="of:=([.T378]/4000)*6.28*20.5679" office:value-type="float" office:value="659.459116466" calcext:value-type="float">
            <text:p>659.459 mm</text:p>
          </table:table-cell>
          <table:table-cell table:style-name="ce9" table:formula="of:=([.T378]/4000)*6.28*20.61" office:value-type="float" office:value="660.8089494" calcext:value-type="float">
            <text:p>660.809 mm</text:p>
          </table:table-cell>
          <table:table-cell table:style-name="ce2" office:value-type="float" office:value="20422" calcext:value-type="float">
            <text:p>20422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/>
          <table:table-cell table:style-name="ce5" table:formula="of:=([.AA378]/4000)*2*PI()*20.5679" office:value-type="float" office:value="4493.29718061026" calcext:value-type="float">
            <text:p>4493.297 mm</text:p>
          </table:table-cell>
          <table:table-cell table:style-name="ce9" table:formula="of:=([.AA378]/4000)*6.28*20.5679" office:value-type="float" office:value="4491.019270431" calcext:value-type="float">
            <text:p>4491.019 mm</text:p>
          </table:table-cell>
          <table:table-cell table:style-name="ce9" table:formula="of:=([.AA378]/4000)*6.28*20.61" office:value-type="float" office:value="4500.2118429" calcext:value-type="float">
            <text:p>4500.212 mm</text:p>
          </table:table-cell>
          <table:table-cell table:style-name="ce2" office:value-type="float" office:value="139077" calcext:value-type="float">
            <text:p>139077</text:p>
          </table:table-cell>
          <table:table-cell/>
          <table:table-cell table:style-name="ce2" office:value-type="float" office:value="139223" calcext:value-type="float">
            <text:p>139223</text:p>
          </table:table-cell>
          <table:table-cell table:style-name="ce2" table:number-columns-repeated="2"/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79]/4000)*2*PI()*20.5679" office:value-type="float" office:value="660.116683522285" calcext:value-type="float">
            <text:p>660.117 mm</text:p>
          </table:table-cell>
          <table:table-cell table:style-name="ce9" table:formula="of:=([.T379]/4000)*6.28*20.5679" office:value-type="float" office:value="659.782032496" calcext:value-type="float">
            <text:p>659.782 mm</text:p>
          </table:table-cell>
          <table:table-cell table:style-name="ce9" table:formula="of:=([.T379]/4000)*6.28*20.61" office:value-type="float" office:value="661.1325264" calcext:value-type="float">
            <text:p>661.133 mm</text:p>
          </table:table-cell>
          <table:table-cell table:style-name="ce2" office:value-type="float" office:value="20432" calcext:value-type="float">
            <text:p>20432</text:p>
          </table:table-cell>
          <table:table-cell/>
          <table:table-cell table:style-name="ce2" office:value-type="float" office:value="20447" calcext:value-type="float">
            <text:p>20447</text:p>
          </table:table-cell>
          <table:table-cell/>
          <table:table-cell table:style-name="ce5" table:formula="of:=([.AA379]/4000)*2*PI()*20.5679" office:value-type="float" office:value="4492.58640501133" calcext:value-type="float">
            <text:p>4492.586 mm</text:p>
          </table:table-cell>
          <table:table-cell table:style-name="ce9" table:formula="of:=([.AA379]/4000)*6.28*20.5679" office:value-type="float" office:value="4490.308855165" calcext:value-type="float">
            <text:p>4490.309 mm</text:p>
          </table:table-cell>
          <table:table-cell table:style-name="ce9" table:formula="of:=([.AA379]/4000)*6.28*20.61" office:value-type="float" office:value="4499.4999735" calcext:value-type="float">
            <text:p>4499.500 mm</text:p>
          </table:table-cell>
          <table:table-cell table:style-name="ce2" office:value-type="float" office:value="139055" calcext:value-type="float">
            <text:p>139055</text:p>
          </table:table-cell>
          <table:table-cell/>
          <table:table-cell table:style-name="ce2" office:value-type="float" office:value="139251" calcext:value-type="float">
            <text:p>139251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80]/4000)*2*PI()*20.5679" office:value-type="float" office:value="659.858219668126" calcext:value-type="float">
            <text:p>659.858 mm</text:p>
          </table:table-cell>
          <table:table-cell table:style-name="ce9" table:formula="of:=([.T380]/4000)*6.28*20.5679" office:value-type="float" office:value="659.523699672" calcext:value-type="float">
            <text:p>659.524 mm</text:p>
          </table:table-cell>
          <table:table-cell table:style-name="ce9" table:formula="of:=([.T380]/4000)*6.28*20.61" office:value-type="float" office:value="660.8736648" calcext:value-type="float">
            <text:p>660.874 mm</text:p>
          </table:table-cell>
          <table:table-cell table:style-name="ce2" office:value-type="float" office:value="20424" calcext:value-type="float">
            <text:p>20424</text:p>
          </table:table-cell>
          <table:table-cell/>
          <table:table-cell table:style-name="ce2" office:value-type="float" office:value="20449" calcext:value-type="float">
            <text:p>20449</text:p>
          </table:table-cell>
          <table:table-cell/>
          <table:table-cell table:style-name="ce5" table:formula="of:=([.AA380]/4000)*2*PI()*20.5679" office:value-type="float" office:value="4493.49102850088" calcext:value-type="float">
            <text:p>4493.491 mm</text:p>
          </table:table-cell>
          <table:table-cell table:style-name="ce9" table:formula="of:=([.AA380]/4000)*6.28*20.5679" office:value-type="float" office:value="4491.213020049" calcext:value-type="float">
            <text:p>4491.213 mm</text:p>
          </table:table-cell>
          <table:table-cell table:style-name="ce9" table:formula="of:=([.AA380]/4000)*6.28*20.61" office:value-type="float" office:value="4500.4059891" calcext:value-type="float">
            <text:p>4500.406 mm</text:p>
          </table:table-cell>
          <table:table-cell table:style-name="ce2" office:value-type="float" office:value="139083" calcext:value-type="float">
            <text:p>139083</text:p>
          </table:table-cell>
          <table:table-cell/>
          <table:table-cell table:style-name="ce2" office:value-type="float" office:value="139229" calcext:value-type="float">
            <text:p>139229</text:p>
          </table:table-cell>
          <table:table-cell table:style-name="ce2"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 table:number-columns-repeated="11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81]/4000)*2*PI()*20.5679" office:value-type="float" office:value="660.052067558746" calcext:value-type="float">
            <text:p>660.052 mm</text:p>
          </table:table-cell>
          <table:table-cell table:style-name="ce9" table:formula="of:=([.T381]/4000)*6.28*20.5679" office:value-type="float" office:value="659.71744929" calcext:value-type="float">
            <text:p>659.717 mm</text:p>
          </table:table-cell>
          <table:table-cell table:style-name="ce9" table:formula="of:=([.T381]/4000)*6.28*20.61" office:value-type="float" office:value="661.067811" calcext:value-type="float">
            <text:p>661.068 mm</text:p>
          </table:table-cell>
          <table:table-cell table:style-name="ce2" office:value-type="float" office:value="20430" calcext:value-type="float">
            <text:p>20430</text:p>
          </table:table-cell>
          <table:table-cell/>
          <table:table-cell table:style-name="ce2" office:value-type="float" office:value="20442" calcext:value-type="float">
            <text:p>20442</text:p>
          </table:table-cell>
          <table:table-cell/>
          <table:table-cell table:style-name="ce5" table:formula="of:=([.AA381]/4000)*2*PI()*20.5679" office:value-type="float" office:value="4492.06947730301" calcext:value-type="float">
            <text:p>4492.069 mm</text:p>
          </table:table-cell>
          <table:table-cell table:style-name="ce9" table:formula="of:=([.AA381]/4000)*6.28*20.5679" office:value-type="float" office:value="4489.792189517" calcext:value-type="float">
            <text:p>4489.792 mm</text:p>
          </table:table-cell>
          <table:table-cell table:style-name="ce9" table:formula="of:=([.AA381]/4000)*6.28*20.61" office:value-type="float" office:value="4498.9822503" calcext:value-type="float">
            <text:p>4498.982 mm</text:p>
          </table:table-cell>
          <table:table-cell table:style-name="ce2" office:value-type="float" office:value="139039" calcext:value-type="float">
            <text:p>139039</text:p>
          </table:table-cell>
          <table:table-cell/>
          <table:table-cell table:style-name="ce2" office:value-type="float" office:value="139245" calcext:value-type="float">
            <text:p>139245</text:p>
          </table:table-cell>
          <table:table-cell table:style-name="ce2" table:number-columns-repeated="2"/>
          <table:table-cell table:style-name="ce2" office:value-type="float" office:value="217" calcext:value-type="float">
            <text:p>217</text:p>
          </table:table-cell>
          <table:table-cell/>
          <table:table-cell table:style-name="ce2" office:value-type="float" office:value="195" calcext:value-type="float">
            <text:p>195</text:p>
          </table:table-cell>
          <table:table-cell/>
          <table:table-cell table:style-name="ce2" table:number-columns-repeated="10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82]/4000)*2*PI()*20.5679" office:value-type="float" office:value="659.793603704586" calcext:value-type="float">
            <text:p>659.794 mm</text:p>
          </table:table-cell>
          <table:table-cell table:style-name="ce9" table:formula="of:=([.T382]/4000)*6.28*20.5679" office:value-type="float" office:value="659.459116466" calcext:value-type="float">
            <text:p>659.459 mm</text:p>
          </table:table-cell>
          <table:table-cell table:style-name="ce9" table:formula="of:=([.T382]/4000)*6.28*20.61" office:value-type="float" office:value="660.8089494" calcext:value-type="float">
            <text:p>660.809 mm</text:p>
          </table:table-cell>
          <table:table-cell table:style-name="ce2" office:value-type="float" office:value="20422" calcext:value-type="float">
            <text:p>20422</text:p>
          </table:table-cell>
          <table:table-cell/>
          <table:table-cell table:style-name="ce2" office:value-type="float" office:value="20448" calcext:value-type="float">
            <text:p>20448</text:p>
          </table:table-cell>
          <table:table-cell/>
          <table:table-cell table:style-name="ce5" table:formula="of:=([.AA382]/4000)*2*PI()*20.5679" office:value-type="float" office:value="4493.16794868318" calcext:value-type="float">
            <text:p>4493.168 mm</text:p>
          </table:table-cell>
          <table:table-cell table:style-name="ce9" table:formula="of:=([.AA382]/4000)*6.28*20.5679" office:value-type="float" office:value="4490.890104019" calcext:value-type="float">
            <text:p>4490.890 mm</text:p>
          </table:table-cell>
          <table:table-cell table:style-name="ce9" table:formula="of:=([.AA382]/4000)*6.28*20.61" office:value-type="float" office:value="4500.0824121" calcext:value-type="float">
            <text:p>4500.082 mm</text:p>
          </table:table-cell>
          <table:table-cell table:style-name="ce2" office:value-type="float" office:value="139073" calcext:value-type="float">
            <text:p>139073</text:p>
          </table:table-cell>
          <table:table-cell/>
          <table:table-cell table:style-name="ce2" office:value-type="float" office:value="139211" calcext:value-type="float">
            <text:p>139211</text:p>
          </table:table-cell>
          <table:table-cell table:style-name="ce2" table:number-columns-repeated="2"/>
          <table:table-cell table:style-name="ce12" office:value-type="string" calcext:value-type="string">
            <text:p>VAR 110 LEFT 1.5M</text:p>
          </table:table-cell>
          <table:table-cell table:style-name="ce19" office:value-type="string" calcext:value-type="string">
            <text:p>MEDIAN 110 LEFT 1.5M</text:p>
          </table:table-cell>
          <table:table-cell table:style-name="ce12" office:value-type="string" calcext:value-type="string">
            <text:p>VAR 110 LEFT 1.5M</text:p>
          </table:table-cell>
          <table:table-cell table:style-name="ce19" office:value-type="string" calcext:value-type="string">
            <text:p>MEDIAN 110 LEFT 1.5M</text:p>
          </table:table-cell>
          <table:table-cell table:style-name="ce2" table:number-columns-repeated="10"/>
          <table:table-cell table:number-columns-repeated="979"/>
        </table:table-row>
        <table:table-row table:style-name="ro1">
          <table:table-cell table:number-columns-repeated="16"/>
          <table:table-cell table:style-name="ce5" table:formula="of:=([.T383]/4000)*2*PI()*20.5679" office:value-type="float" office:value="660.181299485825" calcext:value-type="float">
            <text:p>660.181 mm</text:p>
          </table:table-cell>
          <table:table-cell table:style-name="ce9" table:formula="of:=([.T383]/4000)*6.28*20.5679" office:value-type="float" office:value="659.846615702" calcext:value-type="float">
            <text:p>659.847 mm</text:p>
          </table:table-cell>
          <table:table-cell table:style-name="ce9" table:formula="of:=([.T383]/4000)*6.28*20.61" office:value-type="float" office:value="661.1972418" calcext:value-type="float">
            <text:p>661.197 mm</text:p>
          </table:table-cell>
          <table:table-cell table:style-name="ce2" office:value-type="float" office:value="20434" calcext:value-type="float">
            <text:p>20434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/>
          <table:table-cell table:style-name="ce5" table:formula="of:=([.AA383]/4000)*2*PI()*20.5679" office:value-type="float" office:value="4491.9725533577" calcext:value-type="float">
            <text:p>4491.973 mm</text:p>
          </table:table-cell>
          <table:table-cell table:style-name="ce9" table:formula="of:=([.AA383]/4000)*6.28*20.5679" office:value-type="float" office:value="4489.695314708" calcext:value-type="float">
            <text:p>4489.695 mm</text:p>
          </table:table-cell>
          <table:table-cell table:style-name="ce9" table:formula="of:=([.AA383]/4000)*6.28*20.61" office:value-type="float" office:value="4498.8851772" calcext:value-type="float">
            <text:p>4498.885 mm</text:p>
          </table:table-cell>
          <table:table-cell table:style-name="ce2" office:value-type="float" office:value="139036" calcext:value-type="float">
            <text:p>139036</text:p>
          </table:table-cell>
          <table:table-cell/>
          <table:table-cell table:style-name="ce2" office:value-type="float" office:value="139242" calcext:value-type="float">
            <text:p>139242</text:p>
          </table:table-cell>
          <table:table-cell table:style-name="ce2" table:number-columns-repeated="2"/>
          <table:table-cell table:style-name="ce11" table:formula="of:=VAR([.AF270:.AF381])" office:value-type="float" office:value="2.72972973" calcext:value-type="float">
            <text:p>2.72972973</text:p>
          </table:table-cell>
          <table:table-cell table:style-name="ce11" table:formula="of:=MEDIAN([.AF270:.AF381])" office:value-type="float" office:value="217" calcext:value-type="float">
            <text:p>217</text:p>
          </table:table-cell>
          <table:table-cell table:style-name="ce11" table:formula="of:=VAR([.AH270:.AH381])" office:value-type="float" office:value="5.389880952" calcext:value-type="float">
            <text:p>5.389880952</text:p>
          </table:table-cell>
          <table:table-cell table:style-name="ce11" table:formula="of:=MEDIAN([.AH270:.AH381])" office:value-type="float" office:value="197" calcext:value-type="float">
            <text:p>197</text:p>
          </table:table-cell>
          <table:table-cell table:style-name="ce2" table:number-columns-repeated="10"/>
          <table:table-cell table:number-columns-repeated="97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7"/>
          <table:table-cell table:style-name="ce10" office:value-type="string" calcext:value-type="string">
            <text:p>VAR 110 LEFT 0.66M</text:p>
            <text:p>DISTANCE</text:p>
          </table:table-cell>
          <table:table-cell/>
          <table:table-cell table:style-name="ce12" office:value-type="string" calcext:value-type="string">
            <text:p>VAR 110 LEFT 0.66M</text:p>
          </table:table-cell>
          <table:table-cell/>
          <table:table-cell table:style-name="ce12" office:value-type="string" calcext:value-type="string">
            <text:p>VAR 110 RIGHT 0.66M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VAR 110 RIGHT 4.5M</text:p>
          </table:table-cell>
          <table:table-cell/>
          <table:table-cell table:style-name="ce12" office:value-type="string" calcext:value-type="string">
            <text:p>VAR 110 RIGHT 4.5M</text:p>
          </table:table-cell>
          <table:table-cell table:style-name="ce12" table:number-columns-repeated="16"/>
          <table:table-cell table:number-columns-repeated="979"/>
        </table:table-row>
        <table:table-row table:style-name="ro1">
          <table:table-cell table:number-columns-repeated="17"/>
          <table:table-cell table:style-name="ce11" table:formula="of:=VAR([.R273:.R383])" office:value-type="float" office:value="0.03107046316" calcext:value-type="float">
            <text:p>0.03107046316</text:p>
          </table:table-cell>
          <table:table-cell/>
          <table:table-cell table:style-name="ce11" table:formula="of:=VAR([.T273:.T383])" office:value-type="float" office:value="29.796724" calcext:value-type="float">
            <text:p>29.796724</text:p>
          </table:table-cell>
          <table:table-cell/>
          <table:table-cell table:style-name="ce11" table:formula="of:=VAR([.V273:.V383])" office:value-type="float" office:value="16.56232596" calcext:value-type="float">
            <text:p>16.56232596</text:p>
          </table:table-cell>
          <table:table-cell table:number-columns-repeated="4"/>
          <table:table-cell table:style-name="ce11" table:formula="of:=VAR([.AA273:.AA383])" office:value-type="float" office:value="960.6555283" calcext:value-type="float">
            <text:p>960.6555283</text:p>
          </table:table-cell>
          <table:table-cell/>
          <table:table-cell table:style-name="ce11" table:formula="of:=VAR([.AC273:.AC383])" office:value-type="float" office:value="399.4316134" calcext:value-type="float">
            <text:p>399.4316134</text:p>
          </table:table-cell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7"/>
          <table:table-cell table:style-name="ce10" office:value-type="string" calcext:value-type="string">
            <text:p>ST_DEV 110 LEFT 0.66M</text:p>
            <text:p>DISTANCE</text:p>
          </table:table-cell>
          <table:table-cell/>
          <table:table-cell table:style-name="ce12" office:value-type="string" calcext:value-type="string">
            <text:p>STD_DEV 110 LEFT 0.66M</text:p>
          </table:table-cell>
          <table:table-cell/>
          <table:table-cell table:style-name="ce12" office:value-type="string" calcext:value-type="string">
            <text:p>STD_DEV 110 RIGHT 0.66M</text:p>
          </table:table-cell>
          <table:table-cell table:number-columns-repeated="1002"/>
        </table:table-row>
        <table:table-row table:style-name="ro1">
          <table:table-cell table:number-columns-repeated="17"/>
          <table:table-cell table:style-name="ce11" table:formula="of:=STDEV([.R273:.R383])" office:value-type="float" office:value="0.176268157" calcext:value-type="float">
            <text:p>0.176268157</text:p>
          </table:table-cell>
          <table:table-cell/>
          <table:table-cell table:style-name="ce11" table:formula="of:=STDEV([.T273:.T383])" office:value-type="float" office:value="5.458637559" calcext:value-type="float">
            <text:p>5.458637559</text:p>
          </table:table-cell>
          <table:table-cell/>
          <table:table-cell table:style-name="ce11" table:formula="of:=STDEV([.V273:.V383])" office:value-type="float" office:value="4.069683767" calcext:value-type="float">
            <text:p>4.069683767</text:p>
          </table:table-cell>
          <table:table-cell table:number-columns-repeated="1002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3"/>
          <table:table-cell table:style-name="ce7" office:value-type="string" calcext:value-type="string">
            <text:p>0.661m</text:p>
          </table:table-cell>
          <table:table-cell table:number-columns-repeated="2"/>
          <table:table-cell table:style-name="ce7" office:value-type="string" calcext:value-type="string">
            <text:p>0.661m</text:p>
          </table:table-cell>
          <table:table-cell table:number-columns-repeated="4"/>
          <table:table-cell table:style-name="ce7" office:value-type="string" calcext:value-type="string">
            <text:p>0.75m</text:p>
          </table:table-cell>
          <table:table-cell table:number-columns-repeated="2"/>
          <table:table-cell table:style-name="ce7" office:value-type="string" calcext:value-type="string">
            <text:p>0.75m</text:p>
          </table:table-cell>
          <table:table-cell table:number-columns-repeated="4"/>
          <table:table-cell table:style-name="ce7" office:value-type="string" calcext:value-type="string">
            <text:p>1.5m</text:p>
          </table:table-cell>
          <table:table-cell table:number-columns-repeated="2"/>
          <table:table-cell table:style-name="ce7" office:value-type="string" calcext:value-type="string">
            <text:p>1.5m</text:p>
          </table:table-cell>
          <table:table-cell table:number-columns-repeated="4"/>
          <table:table-cell table:style-name="ce7" office:value-type="string" calcext:value-type="string">
            <text:p>3m</text:p>
          </table:table-cell>
          <table:table-cell table:number-columns-repeated="2"/>
          <table:table-cell table:style-name="ce7" office:value-type="string" calcext:value-type="string">
            <text:p>3m</text:p>
          </table:table-cell>
          <table:table-cell table:number-columns-repeated="3"/>
          <table:table-cell table:style-name="ce3"/>
          <table:table-cell table:style-name="ce7" office:value-type="string" calcext:value-type="string">
            <text:p>4.5m</text:p>
          </table:table-cell>
          <table:table-cell table:number-columns-repeated="2"/>
          <table:table-cell table:style-name="ce7" office:value-type="string" calcext:value-type="string">
            <text:p>4.5m</text:p>
          </table:table-cell>
          <table:table-cell table:style-name="ce2" office:value-type="string" calcext:value-type="string">
            <text:p>4000 impulsi a giro, raggio 20,56797981</text:p>
          </table:table-cell>
          <table:table-cell table:number-columns-repeated="2"/>
          <table:table-cell table:style-name="ce22" office:value-type="string" calcext:value-type="string">
            <text:p>Misurazioni TOF </text:p>
            <text:p>20cm</text:p>
          </table:table-cell>
          <table:table-cell table:style-name="ce24"/>
          <table:table-cell table:style-name="ce25" office:value-type="string" calcext:value-type="string">
            <text:p>Misurazioni TOF 20cm valore corretto</text:p>
          </table:table-cell>
          <table:table-cell table:number-columns-repeated="981"/>
        </table:table-row>
        <table:table-row table:style-name="ro1">
          <table:table-cell table:style-name="ce3"/>
          <table:table-cell table:style-name="ce7"/>
          <table:table-cell table:number-columns-repeated="2"/>
          <table:table-cell table:style-name="ce7"/>
          <table:table-cell table:number-columns-repeated="4"/>
          <table:table-cell table:style-name="ce14"/>
          <table:table-cell table:number-columns-repeated="22"/>
          <table:table-cell table:style-name="ce3"/>
          <table:table-cell table:style-name="ce7"/>
          <table:table-cell table:number-columns-repeated="2"/>
          <table:table-cell table:style-name="ce7"/>
          <table:table-cell table:number-columns-repeated="4"/>
          <table:table-cell table:style-name="ce2" table:number-columns-repeated="3"/>
          <table:table-cell table:number-columns-repeated="980"/>
        </table:table-row>
        <table:table-row table:style-name="ro1">
          <table:table-cell table:style-name="ce3" office:value-type="string" calcext:value-type="string">
            <text:p>DISTANZA CALCOLATA ENCODER</text:p>
          </table:table-cell>
          <table:table-cell table:number-columns-repeated="7"/>
          <table:table-cell table:style-name="ce3" office:value-type="string" calcext:value-type="string">
            <text:p>DISTANZA CALCOLATA ENCODER</text:p>
          </table:table-cell>
          <table:table-cell table:style-name="ce14"/>
          <table:table-cell table:number-columns-repeated="6"/>
          <table:table-cell table:style-name="ce3" office:value-type="string" calcext:value-type="string">
            <text:p>DISTANZA CALCOLATA ENCODER</text:p>
          </table:table-cell>
          <table:table-cell/>
          <table:table-cell table:style-name="ce2"/>
          <table:table-cell table:number-columns-repeated="5"/>
          <table:table-cell table:style-name="ce3" office:value-type="string" calcext:value-type="string">
            <text:p>DISTANZA CALCOLATA ENCODER</text:p>
          </table:table-cell>
          <table:table-cell/>
          <table:table-cell table:style-name="ce2"/>
          <table:table-cell table:style-name="ce2" office:value-type="string" calcext:value-type="string">
            <text:p>LEFT</text:p>
          </table:table-cell>
          <table:table-cell/>
          <table:table-cell table:style-name="ce2" office:value-type="string" calcext:value-type="string">
            <text:p>RIGHT</text:p>
          </table:table-cell>
          <table:table-cell table:number-columns-repeated="2"/>
          <table:table-cell table:style-name="ce3" office:value-type="string" calcext:value-type="string">
            <text:p>DISTANZA CALCOLATA ENCODER</text:p>
          </table:table-cell>
          <table:table-cell table:number-columns-repeated="991"/>
        </table:table-row>
        <table:table-row table:style-name="ro1">
          <table:table-cell table:style-name="ce4" office:value-type="string" calcext:value-type="string">
            <text:p>con 2*PI()</text:p>
          </table:table-cell>
          <table:table-cell table:style-name="ce8" office:value-type="string" calcext:value-type="string">
            <text:p>con 6,28</text:p>
          </table:table-cell>
          <table:table-cell table:style-name="ce8" office:value-type="string" calcext:value-type="string">
            <text:p>con raggio 20,61</text:p>
          </table:table-cell>
          <table:table-cell table:style-name="ce2" office:value-type="string" calcext:value-type="string">
            <text:p>LEFT ENCODER</text:p>
          </table:table-cell>
          <table:table-cell/>
          <table:table-cell table:style-name="ce2" office:value-type="string" calcext:value-type="string">
            <text:p>RIGHT ENCODER</text:p>
          </table:table-cell>
          <table:table-cell table:number-columns-repeated="2"/>
          <table:table-cell table:style-name="ce4" office:value-type="string" calcext:value-type="string">
            <text:p>con 2*PI()</text:p>
          </table:table-cell>
          <table:table-cell table:style-name="ce8" office:value-type="string" calcext:value-type="string">
            <text:p>con 6,28</text:p>
          </table:table-cell>
          <table:table-cell table:style-name="ce8" office:value-type="string" calcext:value-type="string">
            <text:p>con raggio 20,61</text:p>
          </table:table-cell>
          <table:table-cell table:style-name="ce2" office:value-type="string" calcext:value-type="string">
            <text:p>LEFT ENCODER</text:p>
          </table:table-cell>
          <table:table-cell/>
          <table:table-cell table:style-name="ce2" office:value-type="string" calcext:value-type="string">
            <text:p>RIGHT ENCODER</text:p>
          </table:table-cell>
          <table:table-cell table:number-columns-repeated="2"/>
          <table:table-cell table:style-name="ce4" office:value-type="string" calcext:value-type="string">
            <text:p>con 2*PI()</text:p>
          </table:table-cell>
          <table:table-cell table:style-name="ce1" office:value-type="string" calcext:value-type="string">
            <text:p>con 6,28</text:p>
          </table:table-cell>
          <table:table-cell table:style-name="ce8" office:value-type="string" calcext:value-type="string">
            <text:p>con raggio 20,61</text:p>
          </table:table-cell>
          <table:table-cell table:style-name="ce2" office:value-type="string" calcext:value-type="string">
            <text:p>LEFT ENCODER</text:p>
          </table:table-cell>
          <table:table-cell/>
          <table:table-cell table:style-name="ce2" office:value-type="string" calcext:value-type="string">
            <text:p>RIGHT ENCODER</text:p>
          </table:table-cell>
          <table:table-cell table:number-columns-repeated="2"/>
          <table:table-cell table:style-name="ce4" office:value-type="string" calcext:value-type="string">
            <text:p>con 2*PI()</text:p>
          </table:table-cell>
          <table:table-cell table:style-name="ce1" office:value-type="string" calcext:value-type="string">
            <text:p>con 6,28</text:p>
          </table:table-cell>
          <table:table-cell table:style-name="ce8" office:value-type="string" calcext:value-type="string">
            <text:p>con raggio 20,61</text:p>
          </table:table-cell>
          <table:table-cell table:number-columns-repeated="5"/>
          <table:table-cell table:style-name="ce4" office:value-type="string" calcext:value-type="string">
            <text:p>con 2*PI()</text:p>
          </table:table-cell>
          <table:table-cell table:style-name="ce8" office:value-type="string" calcext:value-type="string">
            <text:p>con 6,28</text:p>
          </table:table-cell>
          <table:table-cell table:style-name="ce8" office:value-type="string" calcext:value-type="string">
            <text:p>con raggio 20,61</text:p>
          </table:table-cell>
          <table:table-cell table:style-name="ce2" office:value-type="string" calcext:value-type="string">
            <text:p>LEFT ENCODER</text:p>
          </table:table-cell>
          <table:table-cell/>
          <table:table-cell table:style-name="ce2" office:value-type="string" calcext:value-type="string">
            <text:p>RIGHT ENCODER</text:p>
          </table:table-cell>
          <table:table-cell table:number-columns-repeated="986"/>
        </table:table-row>
        <table:table-row table:style-name="ro1">
          <table:table-cell table:number-columns-repeated="24"/>
          <table:table-cell table:style-name="ce5"/>
          <table:table-cell table:style-name="ce9" table:number-columns-repeated="2"/>
          <table:table-cell table:number-columns-repeated="6"/>
          <table:table-cell table:style-name="ce14"/>
          <table:table-cell table:number-columns-repeated="990"/>
        </table:table-row>
        <table:table-row table:style-name="ro1">
          <table:table-cell table:style-name="ce5" table:formula="of:=([.D400]/4000)*2*PI()*20.5679" office:value-type="float" office:value="659.922835631666" calcext:value-type="float">
            <text:p>659.923 mm</text:p>
          </table:table-cell>
          <table:table-cell table:style-name="ce9" table:formula="of:=([.D400]/4000)*6.28*20.5679" office:value-type="float" office:value="659.588282878" calcext:value-type="float">
            <text:p>659.588 mm</text:p>
          </table:table-cell>
          <table:table-cell table:style-name="ce9" table:formula="of:=([.D400]/4000)*6.28*20.61" office:value-type="float" office:value="660.9383802" calcext:value-type="float">
            <text:p>660.938 mm</text:p>
          </table:table-cell>
          <table:table-cell table:style-name="ce2" office:value-type="float" office:value="20426" calcext:value-type="float">
            <text:p>20426</text:p>
          </table:table-cell>
          <table:table-cell/>
          <table:table-cell table:style-name="ce2" office:value-type="float" office:value="20456" calcext:value-type="float">
            <text:p>20456</text:p>
          </table:table-cell>
          <table:table-cell table:number-columns-repeated="2"/>
          <table:table-cell table:style-name="ce5" table:formula="of:=([.L400]/4000)*2*PI()*20.5679" office:value-type="float" office:value="750.288260642034" calcext:value-type="float">
            <text:p>750.288 mm</text:p>
          </table:table-cell>
          <table:table-cell table:style-name="ce9" table:formula="of:=([.L400]/4000)*6.28*20.5679" office:value-type="float" office:value="749.907896469" calcext:value-type="float">
            <text:p>749.908 mm</text:p>
          </table:table-cell>
          <table:table-cell table:style-name="ce9" table:formula="of:=([.L400]/4000)*6.28*20.61" office:value-type="float" office:value="751.4428671" calcext:value-type="float">
            <text:p>751.443 mm</text:p>
          </table:table-cell>
          <table:table-cell table:style-name="ce2" office:value-type="float" office:value="23223" calcext:value-type="float">
            <text:p>23223</text:p>
          </table:table-cell>
          <table:table-cell table:style-name="ce16" office:value-type="string" calcext:value-type="string">
            <text:p>giovanni è bello</text:p>
          </table:table-cell>
          <table:table-cell table:style-name="ce2" office:value-type="float" office:value="23214" calcext:value-type="float">
            <text:p>23214</text:p>
          </table:table-cell>
          <table:table-cell table:number-columns-repeated="2"/>
          <table:table-cell table:style-name="ce5" table:formula="of:=([.T401]/4000)*2*PI()*20.5679" office:value-type="float" office:value="1496.86110338053" calcext:value-type="float">
            <text:p>1496.861 mm</text:p>
          </table:table-cell>
          <table:table-cell table:style-name="ce9" table:formula="of:=([.T401]/4000)*6.28*20.5679" office:value-type="float" office:value="1496.102258593" calcext:value-type="float">
            <text:p>1496.102 mm</text:p>
          </table:table-cell>
          <table:table-cell table:style-name="ce9" table:formula="of:=([.T401]/4000)*6.28*20.61" office:value-type="float" office:value="1499.1645987" calcext:value-type="float">
            <text:p>1499.165 mm</text:p>
          </table:table-cell>
          <table:table-cell table:style-name="ce2" office:value-type="float" office:value="46327" calcext:value-type="float">
            <text:p>46327</text:p>
          </table:table-cell>
          <table:table-cell/>
          <table:table-cell table:style-name="ce2" office:value-type="float" office:value="46364" calcext:value-type="float">
            <text:p>46364</text:p>
          </table:table-cell>
          <table:table-cell table:number-columns-repeated="2"/>
          <table:table-cell table:style-name="ce5" table:formula="of:=([.AB400]/4000)*2*PI()*20.5679" office:value-type="float" office:value="2994.04528657876" calcext:value-type="float">
            <text:p>2994.045 mm</text:p>
          </table:table-cell>
          <table:table-cell table:style-name="ce9" table:formula="of:=([.AB400]/4000)*6.28*20.5679" office:value-type="float" office:value="2992.527433216" calcext:value-type="float">
            <text:p>2992.527 mm</text:p>
          </table:table-cell>
          <table:table-cell table:style-name="ce9" table:formula="of:=([.AB400]/4000)*6.28*20.61" office:value-type="float" office:value="2998.6527744" calcext:value-type="float">
            <text:p>2998.653 mm</text:p>
          </table:table-cell>
          <table:table-cell table:style-name="ce2" office:value-type="float" office:value="92672" calcext:value-type="float">
            <text:p>92672</text:p>
          </table:table-cell>
          <table:table-cell/>
          <table:table-cell table:style-name="ce2" office:value-type="float" office:value="92138" calcext:value-type="float">
            <text:p>92138</text:p>
          </table:table-cell>
          <table:table-cell table:number-columns-repeated="2"/>
          <table:table-cell table:style-name="ce5" table:formula="of:=([.AJ400]/4000)*2*PI()*20.5679" office:value-type="float" office:value="4492.45717308424" calcext:value-type="float">
            <text:p>4492.457 mm</text:p>
          </table:table-cell>
          <table:table-cell table:style-name="ce9" table:formula="of:=([.AJ400]/4000)*6.28*20.5679" office:value-type="float" office:value="4490.179688753" calcext:value-type="float">
            <text:p>4490.180 mm</text:p>
          </table:table-cell>
          <table:table-cell table:style-name="ce9" table:formula="of:=([.AJ400]/4000)*6.28*20.61" office:value-type="float" office:value="4499.3705427" calcext:value-type="float">
            <text:p>4499.371 mm</text:p>
          </table:table-cell>
          <table:table-cell table:style-name="ce2" office:value-type="float" office:value="139051" calcext:value-type="float">
            <text:p>139051</text:p>
          </table:table-cell>
          <table:table-cell/>
          <table:table-cell table:style-name="ce2" office:value-type="float" office:value="139310" calcext:value-type="float">
            <text:p>139310</text:p>
          </table:table-cell>
          <table:table-cell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01]/4000)*2*PI()*20.5679" office:value-type="float" office:value="660.245915449365" calcext:value-type="float">
            <text:p>660.246 mm</text:p>
          </table:table-cell>
          <table:table-cell table:style-name="ce9" table:formula="of:=([.D401]/4000)*6.28*20.5679" office:value-type="float" office:value="659.911198908" calcext:value-type="float">
            <text:p>659.911 mm</text:p>
          </table:table-cell>
          <table:table-cell table:style-name="ce9" table:formula="of:=([.D401]/4000)*6.28*20.61" office:value-type="float" office:value="661.2619572" calcext:value-type="float">
            <text:p>661.262 mm</text:p>
          </table:table-cell>
          <table:table-cell table:style-name="ce2" office:value-type="float" office:value="20436" calcext:value-type="float">
            <text:p>20436</text:p>
          </table:table-cell>
          <table:table-cell/>
          <table:table-cell table:style-name="ce2" office:value-type="float" office:value="20452" calcext:value-type="float">
            <text:p>20452</text:p>
          </table:table-cell>
          <table:table-cell table:number-columns-repeated="2"/>
          <table:table-cell table:style-name="ce5" table:formula="of:=([.L401]/4000)*2*PI()*20.5679" office:value-type="float" office:value="750.449800550883" calcext:value-type="float">
            <text:p>750.450 mm</text:p>
          </table:table-cell>
          <table:table-cell table:style-name="ce9" table:formula="of:=([.L401]/4000)*6.28*20.5679" office:value-type="float" office:value="750.069354484" calcext:value-type="float">
            <text:p>750.069 mm</text:p>
          </table:table-cell>
          <table:table-cell table:style-name="ce9" table:formula="of:=([.L401]/4000)*6.28*20.61" office:value-type="float" office:value="751.6046556" calcext:value-type="float">
            <text:p>751.605 mm</text:p>
          </table:table-cell>
          <table:table-cell table:style-name="ce2" office:value-type="float" office:value="23228" calcext:value-type="float">
            <text:p>23228</text:p>
          </table:table-cell>
          <table:table-cell table:style-name="ce16" office:value-type="string" calcext:value-type="string">
            <text:p>awwwww</text:p>
          </table:table-cell>
          <table:table-cell table:style-name="ce2" office:value-type="float" office:value="23204" calcext:value-type="float">
            <text:p>23204</text:p>
          </table:table-cell>
          <table:table-cell table:number-columns-repeated="2"/>
          <table:table-cell table:style-name="ce5" table:formula="of:=([.T402]/4000)*2*PI()*20.5679" office:value-type="float" office:value="1496.5703315446" calcext:value-type="float">
            <text:p>1496.570 mm</text:p>
          </table:table-cell>
          <table:table-cell table:style-name="ce9" table:formula="of:=([.T402]/4000)*6.28*20.5679" office:value-type="float" office:value="1495.811634166" calcext:value-type="float">
            <text:p>1495.812 mm</text:p>
          </table:table-cell>
          <table:table-cell table:style-name="ce9" table:formula="of:=([.T402]/4000)*6.28*20.61" office:value-type="float" office:value="1498.8733794" calcext:value-type="float">
            <text:p>1498.873 mm</text:p>
          </table:table-cell>
          <table:table-cell table:style-name="ce2" office:value-type="float" office:value="46331" calcext:value-type="float">
            <text:p>46331</text:p>
          </table:table-cell>
          <table:table-cell/>
          <table:table-cell table:style-name="ce2" office:value-type="float" office:value="46348" calcext:value-type="float">
            <text:p>46348</text:p>
          </table:table-cell>
          <table:table-cell table:number-columns-repeated="2"/>
          <table:table-cell table:style-name="ce5" table:formula="of:=([.AB401]/4000)*2*PI()*20.5679" office:value-type="float" office:value="2994.69144621416" calcext:value-type="float">
            <text:p>2994.691 mm</text:p>
          </table:table-cell>
          <table:table-cell table:style-name="ce9" table:formula="of:=([.AB401]/4000)*6.28*20.5679" office:value-type="float" office:value="2993.173265276" calcext:value-type="float">
            <text:p>2993.173 mm</text:p>
          </table:table-cell>
          <table:table-cell table:style-name="ce9" table:formula="of:=([.AB401]/4000)*6.28*20.61" office:value-type="float" office:value="2999.2999284" calcext:value-type="float">
            <text:p>2999.300 mm</text:p>
          </table:table-cell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823" calcext:value-type="float">
            <text:p>92823</text:p>
          </table:table-cell>
          <table:table-cell table:number-columns-repeated="2"/>
          <table:table-cell table:style-name="ce5" table:formula="of:=([.AJ401]/4000)*2*PI()*20.5679" office:value-type="float" office:value="4494.49257593575" calcext:value-type="float">
            <text:p>4494.493 mm</text:p>
          </table:table-cell>
          <table:table-cell table:style-name="ce9" table:formula="of:=([.AJ401]/4000)*6.28*20.5679" office:value-type="float" office:value="4492.214059742" calcext:value-type="float">
            <text:p>4492.214 mm</text:p>
          </table:table-cell>
          <table:table-cell table:style-name="ce9" table:formula="of:=([.AJ401]/4000)*6.28*20.61" office:value-type="float" office:value="4501.4090778" calcext:value-type="float">
            <text:p>4501.409 mm</text:p>
          </table:table-cell>
          <table:table-cell table:style-name="ce11" table:formula="of:=139114" office:value-type="float" office:value="139114" calcext:value-type="float">
            <text:p>139114</text:p>
          </table:table-cell>
          <table:table-cell/>
          <table:table-cell table:style-name="ce2" office:value-type="float" office:value="139272" calcext:value-type="float">
            <text:p>139272</text:p>
          </table:table-cell>
          <table:table-cell table:number-columns-repeated="2"/>
          <table:table-cell table:style-name="ce2" office:value-type="float" office:value="214" calcext:value-type="float">
            <text:p>214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02]/4000)*2*PI()*20.5679" office:value-type="float" office:value="659.890527649896" calcext:value-type="float">
            <text:p>659.891 mm</text:p>
          </table:table-cell>
          <table:table-cell table:style-name="ce9" table:formula="of:=([.D402]/4000)*6.28*20.5679" office:value-type="float" office:value="659.555991275" calcext:value-type="float">
            <text:p>659.556 mm</text:p>
          </table:table-cell>
          <table:table-cell table:style-name="ce9" table:formula="of:=([.D402]/4000)*6.28*20.61" office:value-type="float" office:value="660.9060225" calcext:value-type="float">
            <text:p>660.906 mm</text:p>
          </table:table-cell>
          <table:table-cell table:style-name="ce2" office:value-type="float" office:value="20425" calcext:value-type="float">
            <text:p>20425</text:p>
          </table:table-cell>
          <table:table-cell/>
          <table:table-cell table:style-name="ce2" office:value-type="float" office:value="20456" calcext:value-type="float">
            <text:p>20456</text:p>
          </table:table-cell>
          <table:table-cell table:number-columns-repeated="2"/>
          <table:table-cell table:style-name="ce5" table:formula="of:=([.L402]/4000)*2*PI()*20.5679" office:value-type="float" office:value="750.062104769644" calcext:value-type="float">
            <text:p>750.062 mm</text:p>
          </table:table-cell>
          <table:table-cell table:style-name="ce9" table:formula="of:=([.L402]/4000)*6.28*20.5679" office:value-type="float" office:value="749.681855248" calcext:value-type="float">
            <text:p>749.682 mm</text:p>
          </table:table-cell>
          <table:table-cell table:style-name="ce9" table:formula="of:=([.L402]/4000)*6.28*20.61" office:value-type="float" office:value="751.2163632" calcext:value-type="float">
            <text:p>751.216 mm</text:p>
          </table:table-cell>
          <table:table-cell table:style-name="ce2" office:value-type="float" office:value="23216" calcext:value-type="float">
            <text:p>23216</text:p>
          </table:table-cell>
          <table:table-cell table:style-name="ce16" office:value-type="string" calcext:value-type="string">
            <text:p>tu sei bello mello</text:p>
          </table:table-cell>
          <table:table-cell table:style-name="ce2" office:value-type="float" office:value="23220" calcext:value-type="float">
            <text:p>23220</text:p>
          </table:table-cell>
          <table:table-cell table:number-columns-repeated="2"/>
          <table:table-cell table:style-name="ce5" table:formula="of:=([.T403]/4000)*2*PI()*20.5679" office:value-type="float" office:value="1496.86110338053" calcext:value-type="float">
            <text:p>1496.861 mm</text:p>
          </table:table-cell>
          <table:table-cell table:style-name="ce9" table:formula="of:=([.T403]/4000)*6.28*20.5679" office:value-type="float" office:value="1496.102258593" calcext:value-type="float">
            <text:p>1496.102 mm</text:p>
          </table:table-cell>
          <table:table-cell table:style-name="ce9" table:formula="of:=([.T403]/4000)*6.28*20.61" office:value-type="float" office:value="1499.1645987" calcext:value-type="float">
            <text:p>1499.165 mm</text:p>
          </table:table-cell>
          <table:table-cell table:style-name="ce2" office:value-type="float" office:value="46322" calcext:value-type="float">
            <text:p>46322</text:p>
          </table:table-cell>
          <table:table-cell/>
          <table:table-cell table:style-name="ce2" office:value-type="float" office:value="46363" calcext:value-type="float">
            <text:p>46363</text:p>
          </table:table-cell>
          <table:table-cell table:number-columns-repeated="2"/>
          <table:table-cell table:style-name="ce5" table:formula="of:=([.AB402]/4000)*2*PI()*20.5679" office:value-type="float" office:value="2994.88529410478" calcext:value-type="float">
            <text:p>2994.885 mm</text:p>
          </table:table-cell>
          <table:table-cell table:style-name="ce9" table:formula="of:=([.AB402]/4000)*6.28*20.5679" office:value-type="float" office:value="2993.367014894" calcext:value-type="float">
            <text:p>2993.367 mm</text:p>
          </table:table-cell>
          <table:table-cell table:style-name="ce9" table:formula="of:=([.AB402]/4000)*6.28*20.61" office:value-type="float" office:value="2999.4940746" calcext:value-type="float">
            <text:p>2999.494 mm</text:p>
          </table:table-cell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391" calcext:value-type="float">
            <text:p>92391</text:p>
          </table:table-cell>
          <table:table-cell table:number-columns-repeated="2"/>
          <table:table-cell table:style-name="ce5" table:formula="of:=([.AJ402]/4000)*2*PI()*20.5679" office:value-type="float" office:value="4492.58640501133" calcext:value-type="float">
            <text:p>4492.586 mm</text:p>
          </table:table-cell>
          <table:table-cell table:style-name="ce9" table:formula="of:=([.AJ402]/4000)*6.28*20.5679" office:value-type="float" office:value="4490.308855165" calcext:value-type="float">
            <text:p>4490.309 mm</text:p>
          </table:table-cell>
          <table:table-cell table:style-name="ce9" table:formula="of:=([.AJ402]/4000)*6.28*20.61" office:value-type="float" office:value="4499.4999735" calcext:value-type="float">
            <text:p>4499.500 mm</text:p>
          </table:table-cell>
          <table:table-cell table:style-name="ce2" office:value-type="float" office:value="139055" calcext:value-type="float">
            <text:p>139055</text:p>
          </table:table-cell>
          <table:table-cell/>
          <table:table-cell table:style-name="ce2" office:value-type="float" office:value="139275" calcext:value-type="float">
            <text:p>139275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03]/4000)*2*PI()*20.5679" office:value-type="float" office:value="660.148991504055" calcext:value-type="float">
            <text:p>660.149 mm</text:p>
          </table:table-cell>
          <table:table-cell table:style-name="ce9" table:formula="of:=([.D403]/4000)*6.28*20.5679" office:value-type="float" office:value="659.814324099" calcext:value-type="float">
            <text:p>659.814 mm</text:p>
          </table:table-cell>
          <table:table-cell table:style-name="ce9" table:formula="of:=([.D403]/4000)*6.28*20.61" office:value-type="float" office:value="661.1648841" calcext:value-type="float">
            <text:p>661.165 mm</text:p>
          </table:table-cell>
          <table:table-cell table:style-name="ce2" office:value-type="float" office:value="20433" calcext:value-type="float">
            <text:p>20433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 table:number-columns-repeated="2"/>
          <table:table-cell table:style-name="ce5" table:formula="of:=([.L403]/4000)*2*PI()*20.5679" office:value-type="float" office:value="750.385184587343" calcext:value-type="float">
            <text:p>750.385 mm</text:p>
          </table:table-cell>
          <table:table-cell table:style-name="ce9" table:formula="of:=([.L403]/4000)*6.28*20.5679" office:value-type="float" office:value="750.004771278" calcext:value-type="float">
            <text:p>750.005 mm</text:p>
          </table:table-cell>
          <table:table-cell table:style-name="ce9" table:formula="of:=([.L403]/4000)*6.28*20.61" office:value-type="float" office:value="751.5399402" calcext:value-type="float">
            <text:p>751.540 mm</text:p>
          </table:table-cell>
          <table:table-cell table:style-name="ce2" office:value-type="float" office:value="23226" calcext:value-type="float">
            <text:p>23226</text:p>
          </table:table-cell>
          <table:table-cell/>
          <table:table-cell table:style-name="ce2" office:value-type="float" office:value="23210" calcext:value-type="float">
            <text:p>23210</text:p>
          </table:table-cell>
          <table:table-cell table:number-columns-repeated="2"/>
          <table:table-cell table:style-name="ce5" table:formula="of:=([.T404]/4000)*2*PI()*20.5679" office:value-type="float" office:value="1496.92571934407" calcext:value-type="float">
            <text:p>1496.926 mm</text:p>
          </table:table-cell>
          <table:table-cell table:style-name="ce9" table:formula="of:=([.T404]/4000)*6.28*20.5679" office:value-type="float" office:value="1496.166841799" calcext:value-type="float">
            <text:p>1496.167 mm</text:p>
          </table:table-cell>
          <table:table-cell table:style-name="ce9" table:formula="of:=([.T404]/4000)*6.28*20.61" office:value-type="float" office:value="1499.2293141" calcext:value-type="float">
            <text:p>1499.229 mm</text:p>
          </table:table-cell>
          <table:table-cell table:style-name="ce2" office:value-type="float" office:value="46331" calcext:value-type="float">
            <text:p>46331</text:p>
          </table:table-cell>
          <table:table-cell/>
          <table:table-cell table:style-name="ce2" office:value-type="float" office:value="46232" calcext:value-type="float">
            <text:p>46232</text:p>
          </table:table-cell>
          <table:table-cell table:number-columns-repeated="2"/>
          <table:table-cell table:style-name="ce5" table:formula="of:=([.AB403]/4000)*2*PI()*20.5679" office:value-type="float" office:value="2995.88684153964" calcext:value-type="float">
            <text:p>2995.887 mm</text:p>
          </table:table-cell>
          <table:table-cell table:style-name="ce9" table:formula="of:=([.AB403]/4000)*6.28*20.5679" office:value-type="float" office:value="2994.368054587" calcext:value-type="float">
            <text:p>2994.368 mm</text:p>
          </table:table-cell>
          <table:table-cell table:style-name="ce9" table:formula="of:=([.AB403]/4000)*6.28*20.61" office:value-type="float" office:value="3000.4971633" calcext:value-type="float">
            <text:p>3000.497 mm</text:p>
          </table:table-cell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818" calcext:value-type="float">
            <text:p>92818</text:p>
          </table:table-cell>
          <table:table-cell table:number-columns-repeated="2"/>
          <table:table-cell table:style-name="ce5" table:formula="of:=([.AJ403]/4000)*2*PI()*20.5679" office:value-type="float" office:value="4495.23565951646" calcext:value-type="float">
            <text:p>4495.236 mm</text:p>
          </table:table-cell>
          <table:table-cell table:style-name="ce9" table:formula="of:=([.AJ403]/4000)*6.28*20.5679" office:value-type="float" office:value="4492.956766611" calcext:value-type="float">
            <text:p>4492.957 mm</text:p>
          </table:table-cell>
          <table:table-cell table:style-name="ce9" table:formula="of:=([.AJ403]/4000)*6.28*20.61" office:value-type="float" office:value="4502.1533049" calcext:value-type="float">
            <text:p>4502.153 mm</text:p>
          </table:table-cell>
          <table:table-cell table:style-name="ce2" office:value-type="float" office:value="139137" calcext:value-type="float">
            <text:p>139137</text:p>
          </table:table-cell>
          <table:table-cell/>
          <table:table-cell table:style-name="ce2" office:value-type="float" office:value="139260" calcext:value-type="float">
            <text:p>139260</text:p>
          </table:table-cell>
          <table:table-cell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04]/4000)*2*PI()*20.5679" office:value-type="float" office:value="659.632063795737" calcext:value-type="float">
            <text:p>659.632 mm</text:p>
          </table:table-cell>
          <table:table-cell table:style-name="ce9" table:formula="of:=([.D404]/4000)*6.28*20.5679" office:value-type="float" office:value="659.297658451" calcext:value-type="float">
            <text:p>659.298 mm</text:p>
          </table:table-cell>
          <table:table-cell table:style-name="ce9" table:formula="of:=([.D404]/4000)*6.28*20.61" office:value-type="float" office:value="660.6471609" calcext:value-type="float">
            <text:p>660.647 mm</text:p>
          </table:table-cell>
          <table:table-cell table:style-name="ce2" office:value-type="float" office:value="20417" calcext:value-type="float">
            <text:p>20417</text:p>
          </table:table-cell>
          <table:table-cell/>
          <table:table-cell table:style-name="ce2" office:value-type="float" office:value="20448" calcext:value-type="float">
            <text:p>20448</text:p>
          </table:table-cell>
          <table:table-cell table:number-columns-repeated="2"/>
          <table:table-cell table:style-name="ce5" table:formula="of:=([.L404]/4000)*2*PI()*20.5679" office:value-type="float" office:value="750.029796787875" calcext:value-type="float">
            <text:p>750.030 mm</text:p>
          </table:table-cell>
          <table:table-cell table:style-name="ce9" table:formula="of:=([.L404]/4000)*6.28*20.5679" office:value-type="float" office:value="749.649563645" calcext:value-type="float">
            <text:p>749.650 mm</text:p>
          </table:table-cell>
          <table:table-cell table:style-name="ce9" table:formula="of:=([.L404]/4000)*6.28*20.61" office:value-type="float" office:value="751.1840055" calcext:value-type="float">
            <text:p>751.184 mm</text:p>
          </table:table-cell>
          <table:table-cell table:style-name="ce2" office:value-type="float" office:value="23215" calcext:value-type="float">
            <text:p>23215</text:p>
          </table:table-cell>
          <table:table-cell/>
          <table:table-cell table:style-name="ce2" office:value-type="float" office:value="23221" calcext:value-type="float">
            <text:p>23221</text:p>
          </table:table-cell>
          <table:table-cell table:number-columns-repeated="2"/>
          <table:table-cell table:style-name="ce5" table:formula="of:=([.T405]/4000)*2*PI()*20.5679" office:value-type="float" office:value="1497.08725925292" calcext:value-type="float">
            <text:p>1497.087 mm</text:p>
          </table:table-cell>
          <table:table-cell table:style-name="ce9" table:formula="of:=([.T405]/4000)*6.28*20.5679" office:value-type="float" office:value="1496.328299814" calcext:value-type="float">
            <text:p>1496.328 mm</text:p>
          </table:table-cell>
          <table:table-cell table:style-name="ce9" table:formula="of:=([.T405]/4000)*6.28*20.61" office:value-type="float" office:value="1499.3911026" calcext:value-type="float">
            <text:p>1499.391 mm</text:p>
          </table:table-cell>
          <table:table-cell table:style-name="ce2" office:value-type="float" office:value="46333" calcext:value-type="float">
            <text:p>46333</text:p>
          </table:table-cell>
          <table:table-cell/>
          <table:table-cell table:style-name="ce2" office:value-type="float" office:value="46379" calcext:value-type="float">
            <text:p>46379</text:p>
          </table:table-cell>
          <table:table-cell table:number-columns-repeated="2"/>
          <table:table-cell table:style-name="ce5" table:formula="of:=([.AB404]/4000)*2*PI()*20.5679" office:value-type="float" office:value="2995.4022218131" calcext:value-type="float">
            <text:p>2995.402 mm</text:p>
          </table:table-cell>
          <table:table-cell table:style-name="ce9" table:formula="of:=([.AB404]/4000)*6.28*20.5679" office:value-type="float" office:value="2993.883680542" calcext:value-type="float">
            <text:p>2993.884 mm</text:p>
          </table:table-cell>
          <table:table-cell table:style-name="ce9" table:formula="of:=([.AB404]/4000)*6.28*20.61" office:value-type="float" office:value="3000.0117978" calcext:value-type="float">
            <text:p>3000.012 mm</text:p>
          </table:table-cell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1969" calcext:value-type="float">
            <text:p>91969</text:p>
          </table:table-cell>
          <table:table-cell table:number-columns-repeated="2"/>
          <table:table-cell table:style-name="ce5" table:formula="of:=([.AJ404]/4000)*2*PI()*20.5679" office:value-type="float" office:value="4492.2956331754" calcext:value-type="float">
            <text:p>4492.296 mm</text:p>
          </table:table-cell>
          <table:table-cell table:style-name="ce9" table:formula="of:=([.AJ404]/4000)*6.28*20.5679" office:value-type="float" office:value="4490.018230738" calcext:value-type="float">
            <text:p>4490.018 mm</text:p>
          </table:table-cell>
          <table:table-cell table:style-name="ce9" table:formula="of:=([.AJ404]/4000)*6.28*20.61" office:value-type="float" office:value="4499.2087542" calcext:value-type="float">
            <text:p>4499.209 mm</text:p>
          </table:table-cell>
          <table:table-cell table:style-name="ce2" office:value-type="float" office:value="139046" calcext:value-type="float">
            <text:p>139046</text:p>
          </table:table-cell>
          <table:table-cell/>
          <table:table-cell table:style-name="ce2" office:value-type="float" office:value="139250" calcext:value-type="float">
            <text:p>139250</text:p>
          </table:table-cell>
          <table:table-cell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05]/4000)*2*PI()*20.5679" office:value-type="float" office:value="660.052067558746" calcext:value-type="float">
            <text:p>660.052 mm</text:p>
          </table:table-cell>
          <table:table-cell table:style-name="ce9" table:formula="of:=([.D405]/4000)*6.28*20.5679" office:value-type="float" office:value="659.71744929" calcext:value-type="float">
            <text:p>659.717 mm</text:p>
          </table:table-cell>
          <table:table-cell table:style-name="ce9" table:formula="of:=([.D405]/4000)*6.28*20.61" office:value-type="float" office:value="661.067811" calcext:value-type="float">
            <text:p>661.068 mm</text:p>
          </table:table-cell>
          <table:table-cell table:style-name="ce2" office:value-type="float" office:value="20430" calcext:value-type="float">
            <text:p>20430</text:p>
          </table:table-cell>
          <table:table-cell/>
          <table:table-cell table:style-name="ce2" office:value-type="float" office:value="20455" calcext:value-type="float">
            <text:p>20455</text:p>
          </table:table-cell>
          <table:table-cell table:number-columns-repeated="2"/>
          <table:table-cell table:style-name="ce5" table:formula="of:=([.L405]/4000)*2*PI()*20.5679" office:value-type="float" office:value="750.449800550883" calcext:value-type="float">
            <text:p>750.450 mm</text:p>
          </table:table-cell>
          <table:table-cell table:style-name="ce9" table:formula="of:=([.L405]/4000)*6.28*20.5679" office:value-type="float" office:value="750.069354484" calcext:value-type="float">
            <text:p>750.069 mm</text:p>
          </table:table-cell>
          <table:table-cell table:style-name="ce9" table:formula="of:=([.L405]/4000)*6.28*20.61" office:value-type="float" office:value="751.6046556" calcext:value-type="float">
            <text:p>751.605 mm</text:p>
          </table:table-cell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12" calcext:value-type="float">
            <text:p>23212</text:p>
          </table:table-cell>
          <table:table-cell table:number-columns-repeated="2"/>
          <table:table-cell table:style-name="ce5" table:formula="of:=([.T406]/4000)*2*PI()*20.5679" office:value-type="float" office:value="1497.21649118" calcext:value-type="float">
            <text:p>1497.216 mm</text:p>
          </table:table-cell>
          <table:table-cell table:style-name="ce9" table:formula="of:=([.T406]/4000)*6.28*20.5679" office:value-type="float" office:value="1496.457466226" calcext:value-type="float">
            <text:p>1496.457 mm</text:p>
          </table:table-cell>
          <table:table-cell table:style-name="ce9" table:formula="of:=([.T406]/4000)*6.28*20.61" office:value-type="float" office:value="1499.5205334" calcext:value-type="float">
            <text:p>1499.521 mm</text:p>
          </table:table-cell>
          <table:table-cell table:style-name="ce2" office:value-type="float" office:value="46338" calcext:value-type="float">
            <text:p>46338</text:p>
          </table:table-cell>
          <table:table-cell/>
          <table:table-cell table:style-name="ce2" office:value-type="float" office:value="44544" calcext:value-type="float">
            <text:p>44544</text:p>
          </table:table-cell>
          <table:table-cell table:number-columns-repeated="2"/>
          <table:table-cell table:style-name="ce5" table:formula="of:=([.AB405]/4000)*2*PI()*20.5679" office:value-type="float" office:value="2995.98376548495" calcext:value-type="float">
            <text:p>2995.984 mm</text:p>
          </table:table-cell>
          <table:table-cell table:style-name="ce9" table:formula="of:=([.AB405]/4000)*6.28*20.5679" office:value-type="float" office:value="2994.464929396" calcext:value-type="float">
            <text:p>2994.465 mm</text:p>
          </table:table-cell>
          <table:table-cell table:style-name="ce9" table:formula="of:=([.AB405]/4000)*6.28*20.61" office:value-type="float" office:value="3000.5942364" calcext:value-type="float">
            <text:p>3000.594 mm</text:p>
          </table:table-cell>
          <table:table-cell table:style-name="ce2" office:value-type="float" office:value="92732" calcext:value-type="float">
            <text:p>92732</text:p>
          </table:table-cell>
          <table:table-cell/>
          <table:table-cell table:style-name="ce2" office:value-type="float" office:value="92829" calcext:value-type="float">
            <text:p>92829</text:p>
          </table:table-cell>
          <table:table-cell table:number-columns-repeated="2"/>
          <table:table-cell table:style-name="ce5" table:formula="of:=([.AJ405]/4000)*2*PI()*20.5679" office:value-type="float" office:value="4494.88027171699" calcext:value-type="float">
            <text:p>4494.880 mm</text:p>
          </table:table-cell>
          <table:table-cell table:style-name="ce9" table:formula="of:=([.AJ405]/4000)*6.28*20.5679" office:value-type="float" office:value="4492.601558978" calcext:value-type="float">
            <text:p>4492.602 mm</text:p>
          </table:table-cell>
          <table:table-cell table:style-name="ce9" table:formula="of:=([.AJ405]/4000)*6.28*20.61" office:value-type="float" office:value="4501.7973702" calcext:value-type="float">
            <text:p>4501.797 mm</text:p>
          </table:table-cell>
          <table:table-cell table:style-name="ce2" office:value-type="float" office:value="139126" calcext:value-type="float">
            <text:p>139126</text:p>
          </table:table-cell>
          <table:table-cell/>
          <table:table-cell table:style-name="ce2" office:value-type="float" office:value="139240" calcext:value-type="float">
            <text:p>139240</text:p>
          </table:table-cell>
          <table:table-cell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1" calcext:value-type="float">
            <text:p>191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06]/4000)*2*PI()*20.5679" office:value-type="float" office:value="659.793603704586" calcext:value-type="float">
            <text:p>659.794 mm</text:p>
          </table:table-cell>
          <table:table-cell table:style-name="ce9" table:formula="of:=([.D406]/4000)*6.28*20.5679" office:value-type="float" office:value="659.459116466" calcext:value-type="float">
            <text:p>659.459 mm</text:p>
          </table:table-cell>
          <table:table-cell table:style-name="ce9" table:formula="of:=([.D406]/4000)*6.28*20.61" office:value-type="float" office:value="660.8089494" calcext:value-type="float">
            <text:p>660.809 mm</text:p>
          </table:table-cell>
          <table:table-cell table:style-name="ce2" office:value-type="float" office:value="20422" calcext:value-type="float">
            <text:p>20422</text:p>
          </table:table-cell>
          <table:table-cell/>
          <table:table-cell table:style-name="ce2" office:value-type="float" office:value="20463" calcext:value-type="float">
            <text:p>20463</text:p>
          </table:table-cell>
          <table:table-cell table:number-columns-repeated="2"/>
          <table:table-cell table:style-name="ce5" table:formula="of:=([.L406]/4000)*2*PI()*20.5679" office:value-type="float" office:value="750.223644678494" calcext:value-type="float">
            <text:p>750.224 mm</text:p>
          </table:table-cell>
          <table:table-cell table:style-name="ce9" table:formula="of:=([.L406]/4000)*6.28*20.5679" office:value-type="float" office:value="749.843313263" calcext:value-type="float">
            <text:p>749.843 mm</text:p>
          </table:table-cell>
          <table:table-cell table:style-name="ce9" table:formula="of:=([.L406]/4000)*6.28*20.61" office:value-type="float" office:value="751.3781517" calcext:value-type="float">
            <text:p>751.378 mm</text:p>
          </table:table-cell>
          <table:table-cell table:style-name="ce2" office:value-type="float" office:value="23221" calcext:value-type="float">
            <text:p>23221</text:p>
          </table:table-cell>
          <table:table-cell/>
          <table:table-cell table:style-name="ce2" office:value-type="float" office:value="23217" calcext:value-type="float">
            <text:p>23217</text:p>
          </table:table-cell>
          <table:table-cell table:number-columns-repeated="2"/>
          <table:table-cell table:style-name="ce5" table:formula="of:=([.T407]/4000)*2*PI()*20.5679" office:value-type="float" office:value="1497.37803108885" calcext:value-type="float">
            <text:p>1497.378 mm</text:p>
          </table:table-cell>
          <table:table-cell table:style-name="ce9" table:formula="of:=([.T407]/4000)*6.28*20.5679" office:value-type="float" office:value="1496.618924241" calcext:value-type="float">
            <text:p>1496.619 mm</text:p>
          </table:table-cell>
          <table:table-cell table:style-name="ce9" table:formula="of:=([.T407]/4000)*6.28*20.61" office:value-type="float" office:value="1499.6823219" calcext:value-type="float">
            <text:p>1499.682 mm</text:p>
          </table:table-cell>
          <table:table-cell table:style-name="ce2" office:value-type="float" office:value="46342" calcext:value-type="float">
            <text:p>46342</text:p>
          </table:table-cell>
          <table:table-cell/>
          <table:table-cell table:style-name="ce2" office:value-type="float" office:value="46380" calcext:value-type="float">
            <text:p>46380</text:p>
          </table:table-cell>
          <table:table-cell table:number-columns-repeated="2"/>
          <table:table-cell table:style-name="ce5" table:formula="of:=([.AB406]/4000)*2*PI()*20.5679" office:value-type="float" office:value="2995.56376172194" calcext:value-type="float">
            <text:p>2995.564 mm</text:p>
          </table:table-cell>
          <table:table-cell table:style-name="ce9" table:formula="of:=([.AB406]/4000)*6.28*20.5679" office:value-type="float" office:value="2994.045138557" calcext:value-type="float">
            <text:p>2994.045 mm</text:p>
          </table:table-cell>
          <table:table-cell table:style-name="ce9" table:formula="of:=([.AB406]/4000)*6.28*20.61" office:value-type="float" office:value="3000.1735863" calcext:value-type="float">
            <text:p>3000.174 mm</text:p>
          </table:table-cell>
          <table:table-cell table:style-name="ce2" office:value-type="float" office:value="92719" calcext:value-type="float">
            <text:p>92719</text:p>
          </table:table-cell>
          <table:table-cell/>
          <table:table-cell table:style-name="ce2" office:value-type="float" office:value="92052" calcext:value-type="float">
            <text:p>92052</text:p>
          </table:table-cell>
          <table:table-cell table:number-columns-repeated="2"/>
          <table:table-cell table:style-name="ce5" table:formula="of:=([.AJ406]/4000)*2*PI()*20.5679" office:value-type="float" office:value="4492.68332895664" calcext:value-type="float">
            <text:p>4492.683 mm</text:p>
          </table:table-cell>
          <table:table-cell table:style-name="ce9" table:formula="of:=([.AJ406]/4000)*6.28*20.5679" office:value-type="float" office:value="4490.405729974" calcext:value-type="float">
            <text:p>4490.406 mm</text:p>
          </table:table-cell>
          <table:table-cell table:style-name="ce9" table:formula="of:=([.AJ406]/4000)*6.28*20.61" office:value-type="float" office:value="4499.5970466" calcext:value-type="float">
            <text:p>4499.597 mm</text:p>
          </table:table-cell>
          <table:table-cell table:style-name="ce2" office:value-type="float" office:value="139058" calcext:value-type="float">
            <text:p>139058</text:p>
          </table:table-cell>
          <table:table-cell/>
          <table:table-cell table:style-name="ce2" office:value-type="float" office:value="139248" calcext:value-type="float">
            <text:p>139248</text:p>
          </table:table-cell>
          <table:table-cell table:number-columns-repeated="2"/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07]/4000)*2*PI()*20.5679" office:value-type="float" office:value="660.213607467595" calcext:value-type="float">
            <text:p>660.214 mm</text:p>
          </table:table-cell>
          <table:table-cell table:style-name="ce9" table:formula="of:=([.D407]/4000)*6.28*20.5679" office:value-type="float" office:value="659.878907305" calcext:value-type="float">
            <text:p>659.879 mm</text:p>
          </table:table-cell>
          <table:table-cell table:style-name="ce9" table:formula="of:=([.D407]/4000)*6.28*20.61" office:value-type="float" office:value="661.2295995" calcext:value-type="float">
            <text:p>661.230 mm</text:p>
          </table:table-cell>
          <table:table-cell table:style-name="ce2" office:value-type="float" office:value="20435" calcext:value-type="float">
            <text:p>20435</text:p>
          </table:table-cell>
          <table:table-cell/>
          <table:table-cell table:style-name="ce2" office:value-type="float" office:value="20451" calcext:value-type="float">
            <text:p>20451</text:p>
          </table:table-cell>
          <table:table-cell table:number-columns-repeated="2"/>
          <table:table-cell table:style-name="ce5" table:formula="of:=([.L407]/4000)*2*PI()*20.5679" office:value-type="float" office:value="750.417492569113" calcext:value-type="float">
            <text:p>750.417 mm</text:p>
          </table:table-cell>
          <table:table-cell table:style-name="ce9" table:formula="of:=([.L407]/4000)*6.28*20.5679" office:value-type="float" office:value="750.037062881" calcext:value-type="float">
            <text:p>750.037 mm</text:p>
          </table:table-cell>
          <table:table-cell table:style-name="ce9" table:formula="of:=([.L407]/4000)*6.28*20.61" office:value-type="float" office:value="751.5722979" calcext:value-type="float">
            <text:p>751.572 mm</text:p>
          </table:table-cell>
          <table:table-cell table:style-name="ce2" office:value-type="float" office:value="23227" calcext:value-type="float">
            <text:p>23227</text:p>
          </table:table-cell>
          <table:table-cell/>
          <table:table-cell table:style-name="ce2" office:value-type="float" office:value="23204" calcext:value-type="float">
            <text:p>23204</text:p>
          </table:table-cell>
          <table:table-cell table:number-columns-repeated="2"/>
          <table:table-cell table:style-name="ce5" table:formula="of:=([.T408]/4000)*2*PI()*20.5679" office:value-type="float" office:value="1497.08725925292" calcext:value-type="float">
            <text:p>1497.087 mm</text:p>
          </table:table-cell>
          <table:table-cell table:style-name="ce9" table:formula="of:=([.T408]/4000)*6.28*20.5679" office:value-type="float" office:value="1496.328299814" calcext:value-type="float">
            <text:p>1496.328 mm</text:p>
          </table:table-cell>
          <table:table-cell table:style-name="ce9" table:formula="of:=([.T408]/4000)*6.28*20.61" office:value-type="float" office:value="1499.3911026" calcext:value-type="float">
            <text:p>1499.391 mm</text:p>
          </table:table-cell>
          <table:table-cell table:style-name="ce2" office:value-type="float" office:value="46347" calcext:value-type="float">
            <text:p>46347</text:p>
          </table:table-cell>
          <table:table-cell/>
          <table:table-cell table:style-name="ce2" office:value-type="float" office:value="44207" calcext:value-type="float">
            <text:p>44207</text:p>
          </table:table-cell>
          <table:table-cell table:number-columns-repeated="2"/>
          <table:table-cell table:style-name="ce5" table:formula="of:=([.AB407]/4000)*2*PI()*20.5679" office:value-type="float" office:value="2995.88684153964" calcext:value-type="float">
            <text:p>2995.887 mm</text:p>
          </table:table-cell>
          <table:table-cell table:style-name="ce9" table:formula="of:=([.AB407]/4000)*6.28*20.5679" office:value-type="float" office:value="2994.368054587" calcext:value-type="float">
            <text:p>2994.368 mm</text:p>
          </table:table-cell>
          <table:table-cell table:style-name="ce9" table:formula="of:=([.AB407]/4000)*6.28*20.61" office:value-type="float" office:value="3000.4971633" calcext:value-type="float">
            <text:p>3000.497 mm</text:p>
          </table:table-cell>
          <table:table-cell table:style-name="ce2" office:value-type="float" office:value="92729" calcext:value-type="float">
            <text:p>92729</text:p>
          </table:table-cell>
          <table:table-cell/>
          <table:table-cell table:style-name="ce2" office:value-type="float" office:value="92828" calcext:value-type="float">
            <text:p>92828</text:p>
          </table:table-cell>
          <table:table-cell table:number-columns-repeated="2"/>
          <table:table-cell table:style-name="ce5" table:formula="of:=([.AJ407]/4000)*2*PI()*20.5679" office:value-type="float" office:value="4494.58949988106" calcext:value-type="float">
            <text:p>4494.589 mm</text:p>
          </table:table-cell>
          <table:table-cell table:style-name="ce9" table:formula="of:=([.AJ407]/4000)*6.28*20.5679" office:value-type="float" office:value="4492.310934551" calcext:value-type="float">
            <text:p>4492.311 mm</text:p>
          </table:table-cell>
          <table:table-cell table:style-name="ce9" table:formula="of:=([.AJ407]/4000)*6.28*20.61" office:value-type="float" office:value="4501.5061509" calcext:value-type="float">
            <text:p>4501.506 mm</text:p>
          </table:table-cell>
          <table:table-cell table:style-name="ce2" office:value-type="float" office:value="139117" calcext:value-type="float">
            <text:p>139117</text:p>
          </table:table-cell>
          <table:table-cell/>
          <table:table-cell table:style-name="ce2" office:value-type="float" office:value="139239" calcext:value-type="float">
            <text:p>139239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08]/4000)*2*PI()*20.5679" office:value-type="float" office:value="659.728987741047" calcext:value-type="float">
            <text:p>659.729 mm</text:p>
          </table:table-cell>
          <table:table-cell table:style-name="ce9" table:formula="of:=([.D408]/4000)*6.28*20.5679" office:value-type="float" office:value="659.39453326" calcext:value-type="float">
            <text:p>659.395 mm</text:p>
          </table:table-cell>
          <table:table-cell table:style-name="ce9" table:formula="of:=([.D408]/4000)*6.28*20.61" office:value-type="float" office:value="660.744234" calcext:value-type="float">
            <text:p>660.744 mm</text:p>
          </table:table-cell>
          <table:table-cell table:style-name="ce2" office:value-type="float" office:value="20420" calcext:value-type="float">
            <text:p>20420</text:p>
          </table:table-cell>
          <table:table-cell/>
          <table:table-cell table:style-name="ce2" office:value-type="float" office:value="20453" calcext:value-type="float">
            <text:p>20453</text:p>
          </table:table-cell>
          <table:table-cell table:number-columns-repeated="2"/>
          <table:table-cell table:style-name="ce5" table:formula="of:=([.L408]/4000)*2*PI()*20.5679" office:value-type="float" office:value="750.126720733184" calcext:value-type="float">
            <text:p>750.127 mm</text:p>
          </table:table-cell>
          <table:table-cell table:style-name="ce9" table:formula="of:=([.L408]/4000)*6.28*20.5679" office:value-type="float" office:value="749.746438454" calcext:value-type="float">
            <text:p>749.746 mm</text:p>
          </table:table-cell>
          <table:table-cell table:style-name="ce9" table:formula="of:=([.L408]/4000)*6.28*20.61" office:value-type="float" office:value="751.2810786" calcext:value-type="float">
            <text:p>751.281 mm</text:p>
          </table:table-cell>
          <table:table-cell table:style-name="ce2" office:value-type="float" office:value="23218" calcext:value-type="float">
            <text:p>23218</text:p>
          </table:table-cell>
          <table:table-cell/>
          <table:table-cell table:style-name="ce2" office:value-type="float" office:value="23213" calcext:value-type="float">
            <text:p>23213</text:p>
          </table:table-cell>
          <table:table-cell table:number-columns-repeated="2"/>
          <table:table-cell table:style-name="ce5" table:formula="of:=([.T409]/4000)*2*PI()*20.5679" office:value-type="float" office:value="1497.41033907062" calcext:value-type="float">
            <text:p>1497.410 mm</text:p>
          </table:table-cell>
          <table:table-cell table:style-name="ce9" table:formula="of:=([.T409]/4000)*6.28*20.5679" office:value-type="float" office:value="1496.651215844" calcext:value-type="float">
            <text:p>1496.651 mm</text:p>
          </table:table-cell>
          <table:table-cell table:style-name="ce9" table:formula="of:=([.T409]/4000)*6.28*20.61" office:value-type="float" office:value="1499.7146796" calcext:value-type="float">
            <text:p>1499.715 mm</text:p>
          </table:table-cell>
          <table:table-cell table:style-name="ce2" office:value-type="float" office:value="46338" calcext:value-type="float">
            <text:p>46338</text:p>
          </table:table-cell>
          <table:table-cell/>
          <table:table-cell table:style-name="ce2" office:value-type="float" office:value="46380" calcext:value-type="float">
            <text:p>46380</text:p>
          </table:table-cell>
          <table:table-cell table:number-columns-repeated="2"/>
          <table:table-cell table:style-name="ce5" table:formula="of:=([.AB408]/4000)*2*PI()*20.5679" office:value-type="float" office:value="2995.59606970371" calcext:value-type="float">
            <text:p>2995.596 mm</text:p>
          </table:table-cell>
          <table:table-cell table:style-name="ce9" table:formula="of:=([.AB408]/4000)*6.28*20.5679" office:value-type="float" office:value="2994.07743016" calcext:value-type="float">
            <text:p>2994.077 mm</text:p>
          </table:table-cell>
          <table:table-cell table:style-name="ce9" table:formula="of:=([.AB408]/4000)*6.28*20.61" office:value-type="float" office:value="3000.205944" calcext:value-type="float">
            <text:p>3000.206 mm</text:p>
          </table:table-cell>
          <table:table-cell table:style-name="ce2" office:value-type="float" office:value="92720" calcext:value-type="float">
            <text:p>92720</text:p>
          </table:table-cell>
          <table:table-cell/>
          <table:table-cell table:style-name="ce2" office:value-type="float" office:value="92053" calcext:value-type="float">
            <text:p>92053</text:p>
          </table:table-cell>
          <table:table-cell table:number-columns-repeated="2"/>
          <table:table-cell table:style-name="ce5" table:formula="of:=([.AJ408]/4000)*2*PI()*20.5679" office:value-type="float" office:value="4491.9725533577" calcext:value-type="float">
            <text:p>4491.973 mm</text:p>
          </table:table-cell>
          <table:table-cell table:style-name="ce9" table:formula="of:=([.AJ408]/4000)*6.28*20.5679" office:value-type="float" office:value="4489.695314708" calcext:value-type="float">
            <text:p>4489.695 mm</text:p>
          </table:table-cell>
          <table:table-cell table:style-name="ce9" table:formula="of:=([.AJ408]/4000)*6.28*20.61" office:value-type="float" office:value="4498.8851772" calcext:value-type="float">
            <text:p>4498.885 mm</text:p>
          </table:table-cell>
          <table:table-cell table:style-name="ce2" office:value-type="float" office:value="139036" calcext:value-type="float">
            <text:p>139036</text:p>
          </table:table-cell>
          <table:table-cell/>
          <table:table-cell table:style-name="ce2" office:value-type="float" office:value="139296" calcext:value-type="float">
            <text:p>139296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09]/4000)*2*PI()*20.5679" office:value-type="float" office:value="660.084375540515" calcext:value-type="float">
            <text:p>660.084 mm</text:p>
          </table:table-cell>
          <table:table-cell table:style-name="ce9" table:formula="of:=([.D409]/4000)*6.28*20.5679" office:value-type="float" office:value="659.749740893" calcext:value-type="float">
            <text:p>659.750 mm</text:p>
          </table:table-cell>
          <table:table-cell table:style-name="ce9" table:formula="of:=([.D409]/4000)*6.28*20.61" office:value-type="float" office:value="661.1001687" calcext:value-type="float">
            <text:p>661.100 mm</text:p>
          </table:table-cell>
          <table:table-cell table:style-name="ce2" office:value-type="float" office:value="20431" calcext:value-type="float">
            <text:p>20431</text:p>
          </table:table-cell>
          <table:table-cell/>
          <table:table-cell table:style-name="ce2" office:value-type="float" office:value="20449" calcext:value-type="float">
            <text:p>20449</text:p>
          </table:table-cell>
          <table:table-cell table:number-columns-repeated="2"/>
          <table:table-cell table:style-name="ce5" table:formula="of:=([.L409]/4000)*2*PI()*20.5679" office:value-type="float" office:value="750.449800550883" calcext:value-type="float">
            <text:p>750.450 mm</text:p>
          </table:table-cell>
          <table:table-cell table:style-name="ce9" table:formula="of:=([.L409]/4000)*6.28*20.5679" office:value-type="float" office:value="750.069354484" calcext:value-type="float">
            <text:p>750.069 mm</text:p>
          </table:table-cell>
          <table:table-cell table:style-name="ce9" table:formula="of:=([.L409]/4000)*6.28*20.61" office:value-type="float" office:value="751.6046556" calcext:value-type="float">
            <text:p>751.605 mm</text:p>
          </table:table-cell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04" calcext:value-type="float">
            <text:p>23204</text:p>
          </table:table-cell>
          <table:table-cell table:number-columns-repeated="2"/>
          <table:table-cell table:style-name="ce5" table:formula="of:=([.T410]/4000)*2*PI()*20.5679" office:value-type="float" office:value="1497.5395709977" calcext:value-type="float">
            <text:p>1497.540 mm</text:p>
          </table:table-cell>
          <table:table-cell table:style-name="ce9" table:formula="of:=([.T410]/4000)*6.28*20.5679" office:value-type="float" office:value="1496.780382256" calcext:value-type="float">
            <text:p>1496.780 mm</text:p>
          </table:table-cell>
          <table:table-cell table:style-name="ce9" table:formula="of:=([.T410]/4000)*6.28*20.61" office:value-type="float" office:value="1499.8441104" calcext:value-type="float">
            <text:p>1499.844 mm</text:p>
          </table:table-cell>
          <table:table-cell table:style-name="ce2" office:value-type="float" office:value="46348" calcext:value-type="float">
            <text:p>46348</text:p>
          </table:table-cell>
          <table:table-cell/>
          <table:table-cell table:style-name="ce2" office:value-type="float" office:value="46109" calcext:value-type="float">
            <text:p>46109</text:p>
          </table:table-cell>
          <table:table-cell table:number-columns-repeated="2"/>
          <table:table-cell table:style-name="ce5" table:formula="of:=([.AB409]/4000)*2*PI()*20.5679" office:value-type="float" office:value="2996.20992135734" calcext:value-type="float">
            <text:p>2996.210 mm</text:p>
          </table:table-cell>
          <table:table-cell table:style-name="ce9" table:formula="of:=([.AB409]/4000)*6.28*20.5679" office:value-type="float" office:value="2994.690970617" calcext:value-type="float">
            <text:p>2994.691 mm</text:p>
          </table:table-cell>
          <table:table-cell table:style-name="ce9" table:formula="of:=([.AB409]/4000)*6.28*20.61" office:value-type="float" office:value="3000.8207403" calcext:value-type="float">
            <text:p>3000.821 mm</text:p>
          </table:table-cell>
          <table:table-cell table:style-name="ce2" office:value-type="float" office:value="92739" calcext:value-type="float">
            <text:p>92739</text:p>
          </table:table-cell>
          <table:table-cell/>
          <table:table-cell table:style-name="ce2" office:value-type="float" office:value="92842" calcext:value-type="float">
            <text:p>92842</text:p>
          </table:table-cell>
          <table:table-cell table:number-columns-repeated="2"/>
          <table:table-cell table:style-name="ce5" table:formula="of:=([.AJ409]/4000)*2*PI()*20.5679" office:value-type="float" office:value="4494.62180786283" calcext:value-type="float">
            <text:p>4494.622 mm</text:p>
          </table:table-cell>
          <table:table-cell table:style-name="ce9" table:formula="of:=([.AJ409]/4000)*6.28*20.5679" office:value-type="float" office:value="4492.343226154" calcext:value-type="float">
            <text:p>4492.343 mm</text:p>
          </table:table-cell>
          <table:table-cell table:style-name="ce9" table:formula="of:=([.AJ409]/4000)*6.28*20.61" office:value-type="float" office:value="4501.5385086" calcext:value-type="float">
            <text:p>4501.539 mm</text:p>
          </table:table-cell>
          <table:table-cell table:style-name="ce2" office:value-type="float" office:value="139118" calcext:value-type="float">
            <text:p>139118</text:p>
          </table:table-cell>
          <table:table-cell/>
          <table:table-cell table:style-name="ce2" office:value-type="float" office:value="139276" calcext:value-type="float">
            <text:p>139276</text:p>
          </table:table-cell>
          <table:table-cell table:number-columns-repeated="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10]/4000)*2*PI()*20.5679" office:value-type="float" office:value="659.761295722817" calcext:value-type="float">
            <text:p>659.761 mm</text:p>
          </table:table-cell>
          <table:table-cell table:style-name="ce9" table:formula="of:=([.D410]/4000)*6.28*20.5679" office:value-type="float" office:value="659.426824863" calcext:value-type="float">
            <text:p>659.427 mm</text:p>
          </table:table-cell>
          <table:table-cell table:style-name="ce9" table:formula="of:=([.D410]/4000)*6.28*20.61" office:value-type="float" office:value="660.7765917" calcext:value-type="float">
            <text:p>660.777 mm</text:p>
          </table:table-cell>
          <table:table-cell table:style-name="ce2" office:value-type="float" office:value="20421" calcext:value-type="float">
            <text:p>20421</text:p>
          </table:table-cell>
          <table:table-cell/>
          <table:table-cell table:style-name="ce2" office:value-type="float" office:value="20452" calcext:value-type="float">
            <text:p>20452</text:p>
          </table:table-cell>
          <table:table-cell table:number-columns-repeated="2"/>
          <table:table-cell table:style-name="ce5" table:formula="of:=([.L410]/4000)*2*PI()*20.5679" office:value-type="float" office:value="750.191336696724" calcext:value-type="float">
            <text:p>750.191 mm</text:p>
          </table:table-cell>
          <table:table-cell table:style-name="ce9" table:formula="of:=([.L410]/4000)*6.28*20.5679" office:value-type="float" office:value="749.81102166" calcext:value-type="float">
            <text:p>749.811 mm</text:p>
          </table:table-cell>
          <table:table-cell table:style-name="ce9" table:formula="of:=([.L410]/4000)*6.28*20.61" office:value-type="float" office:value="751.345794" calcext:value-type="float">
            <text:p>751.346 mm</text:p>
          </table:table-cell>
          <table:table-cell table:style-name="ce2" office:value-type="float" office:value="23220" calcext:value-type="float">
            <text:p>23220</text:p>
          </table:table-cell>
          <table:table-cell/>
          <table:table-cell table:style-name="ce2" office:value-type="float" office:value="23217" calcext:value-type="float">
            <text:p>23217</text:p>
          </table:table-cell>
          <table:table-cell table:number-columns-repeated="2"/>
          <table:table-cell table:style-name="ce5" table:formula="of:=([.T411]/4000)*2*PI()*20.5679" office:value-type="float" office:value="1496.79648741699" calcext:value-type="float">
            <text:p>1496.796 mm</text:p>
          </table:table-cell>
          <table:table-cell table:style-name="ce9" table:formula="of:=([.T411]/4000)*6.28*20.5679" office:value-type="float" office:value="1496.037675387" calcext:value-type="float">
            <text:p>1496.038 mm</text:p>
          </table:table-cell>
          <table:table-cell table:style-name="ce9" table:formula="of:=([.T411]/4000)*6.28*20.61" office:value-type="float" office:value="1499.0998833" calcext:value-type="float">
            <text:p>1499.100 mm</text:p>
          </table:table-cell>
          <table:table-cell table:style-name="ce2" office:value-type="float" office:value="46352" calcext:value-type="float">
            <text:p>46352</text:p>
          </table:table-cell>
          <table:table-cell/>
          <table:table-cell table:style-name="ce2" office:value-type="float" office:value="46405" calcext:value-type="float">
            <text:p>46405</text:p>
          </table:table-cell>
          <table:table-cell table:number-columns-repeated="2"/>
          <table:table-cell table:style-name="ce5" table:formula="of:=([.AB410]/4000)*2*PI()*20.5679" office:value-type="float" office:value="2996.01607346672" calcext:value-type="float">
            <text:p>2996.016 mm</text:p>
          </table:table-cell>
          <table:table-cell table:style-name="ce9" table:formula="of:=([.AB410]/4000)*6.28*20.5679" office:value-type="float" office:value="2994.497220999" calcext:value-type="float">
            <text:p>2994.497 mm</text:p>
          </table:table-cell>
          <table:table-cell table:style-name="ce9" table:formula="of:=([.AB410]/4000)*6.28*20.61" office:value-type="float" office:value="3000.6265941" calcext:value-type="float">
            <text:p>3000.627 mm</text:p>
          </table:table-cell>
          <table:table-cell table:style-name="ce2" office:value-type="float" office:value="92733" calcext:value-type="float">
            <text:p>92733</text:p>
          </table:table-cell>
          <table:table-cell/>
          <table:table-cell table:style-name="ce2" office:value-type="float" office:value="92211" calcext:value-type="float">
            <text:p>92211</text:p>
          </table:table-cell>
          <table:table-cell table:number-columns-repeated="2"/>
          <table:table-cell table:style-name="ce5" table:formula="of:=([.AJ410]/4000)*2*PI()*20.5679" office:value-type="float" office:value="4494.62180786283" calcext:value-type="float">
            <text:p>4494.622 mm</text:p>
          </table:table-cell>
          <table:table-cell table:style-name="ce9" table:formula="of:=([.AJ410]/4000)*6.28*20.5679" office:value-type="float" office:value="4492.343226154" calcext:value-type="float">
            <text:p>4492.343 mm</text:p>
          </table:table-cell>
          <table:table-cell table:style-name="ce9" table:formula="of:=([.AJ410]/4000)*6.28*20.61" office:value-type="float" office:value="4501.5385086" calcext:value-type="float">
            <text:p>4501.539 mm</text:p>
          </table:table-cell>
          <table:table-cell table:style-name="ce2" office:value-type="float" office:value="139118" calcext:value-type="float">
            <text:p>139118</text:p>
          </table:table-cell>
          <table:table-cell/>
          <table:table-cell table:style-name="ce2" office:value-type="float" office:value="139240" calcext:value-type="float">
            <text:p>139240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11]/4000)*2*PI()*20.5679" office:value-type="float" office:value="660.148991504055" calcext:value-type="float">
            <text:p>660.149 mm</text:p>
          </table:table-cell>
          <table:table-cell table:style-name="ce9" table:formula="of:=([.D411]/4000)*6.28*20.5679" office:value-type="float" office:value="659.814324099" calcext:value-type="float">
            <text:p>659.814 mm</text:p>
          </table:table-cell>
          <table:table-cell table:style-name="ce9" table:formula="of:=([.D411]/4000)*6.28*20.61" office:value-type="float" office:value="661.1648841" calcext:value-type="float">
            <text:p>661.165 mm</text:p>
          </table:table-cell>
          <table:table-cell table:style-name="ce2" office:value-type="float" office:value="20433" calcext:value-type="float">
            <text:p>20433</text:p>
          </table:table-cell>
          <table:table-cell/>
          <table:table-cell table:style-name="ce2" office:value-type="float" office:value="20448" calcext:value-type="float">
            <text:p>20448</text:p>
          </table:table-cell>
          <table:table-cell table:number-columns-repeated="2"/>
          <table:table-cell table:style-name="ce5" table:formula="of:=([.L411]/4000)*2*PI()*20.5679" office:value-type="float" office:value="750.320568623804" calcext:value-type="float">
            <text:p>750.321 mm</text:p>
          </table:table-cell>
          <table:table-cell table:style-name="ce9" table:formula="of:=([.L411]/4000)*6.28*20.5679" office:value-type="float" office:value="749.940188072" calcext:value-type="float">
            <text:p>749.940 mm</text:p>
          </table:table-cell>
          <table:table-cell table:style-name="ce9" table:formula="of:=([.L411]/4000)*6.28*20.61" office:value-type="float" office:value="751.4752248" calcext:value-type="float">
            <text:p>751.475 mm</text:p>
          </table:table-cell>
          <table:table-cell table:style-name="ce2" office:value-type="float" office:value="23224" calcext:value-type="float">
            <text:p>23224</text:p>
          </table:table-cell>
          <table:table-cell/>
          <table:table-cell table:style-name="ce2" office:value-type="float" office:value="23202" calcext:value-type="float">
            <text:p>23202</text:p>
          </table:table-cell>
          <table:table-cell table:number-columns-repeated="2"/>
          <table:table-cell table:style-name="ce5" table:formula="of:=([.T412]/4000)*2*PI()*20.5679" office:value-type="float" office:value="1497.05495127115" calcext:value-type="float">
            <text:p>1497.055 mm</text:p>
          </table:table-cell>
          <table:table-cell table:style-name="ce9" table:formula="of:=([.T412]/4000)*6.28*20.5679" office:value-type="float" office:value="1496.296008211" calcext:value-type="float">
            <text:p>1496.296 mm</text:p>
          </table:table-cell>
          <table:table-cell table:style-name="ce9" table:formula="of:=([.T412]/4000)*6.28*20.61" office:value-type="float" office:value="1499.3587449" calcext:value-type="float">
            <text:p>1499.359 mm</text:p>
          </table:table-cell>
          <table:table-cell table:style-name="ce2" office:value-type="float" office:value="46329" calcext:value-type="float">
            <text:p>46329</text:p>
          </table:table-cell>
          <table:table-cell/>
          <table:table-cell table:style-name="ce2" office:value-type="float" office:value="46401" calcext:value-type="float">
            <text:p>46401</text:p>
          </table:table-cell>
          <table:table-cell table:number-columns-repeated="2"/>
          <table:table-cell table:style-name="ce5" table:formula="of:=([.AB411]/4000)*2*PI()*20.5679" office:value-type="float" office:value="2995.11144997717" calcext:value-type="float">
            <text:p>2995.111 mm</text:p>
          </table:table-cell>
          <table:table-cell table:style-name="ce9" table:formula="of:=([.AB411]/4000)*6.28*20.5679" office:value-type="float" office:value="2993.593056115" calcext:value-type="float">
            <text:p>2993.593 mm</text:p>
          </table:table-cell>
          <table:table-cell table:style-name="ce9" table:formula="of:=([.AB411]/4000)*6.28*20.61" office:value-type="float" office:value="2999.7205785" calcext:value-type="float">
            <text:p>2999.721 mm</text:p>
          </table:table-cell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838" calcext:value-type="float">
            <text:p>92838</text:p>
          </table:table-cell>
          <table:table-cell table:number-columns-repeated="2"/>
          <table:table-cell table:style-name="ce5" table:formula="of:=([.AJ411]/4000)*2*PI()*20.5679" office:value-type="float" office:value="4492.32794115717" calcext:value-type="float">
            <text:p>4492.328 mm</text:p>
          </table:table-cell>
          <table:table-cell table:style-name="ce9" table:formula="of:=([.AJ411]/4000)*6.28*20.5679" office:value-type="float" office:value="4490.050522341" calcext:value-type="float">
            <text:p>4490.051 mm</text:p>
          </table:table-cell>
          <table:table-cell table:style-name="ce9" table:formula="of:=([.AJ411]/4000)*6.28*20.61" office:value-type="float" office:value="4499.2411119" calcext:value-type="float">
            <text:p>4499.241 mm</text:p>
          </table:table-cell>
          <table:table-cell table:style-name="ce2" office:value-type="float" office:value="139047" calcext:value-type="float">
            <text:p>139047</text:p>
          </table:table-cell>
          <table:table-cell/>
          <table:table-cell table:style-name="ce2" office:value-type="float" office:value="139255" calcext:value-type="float">
            <text:p>139255</text:p>
          </table:table-cell>
          <table:table-cell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12]/4000)*2*PI()*20.5679" office:value-type="float" office:value="659.825911686356" calcext:value-type="float">
            <text:p>659.826 mm</text:p>
          </table:table-cell>
          <table:table-cell table:style-name="ce9" table:formula="of:=([.D412]/4000)*6.28*20.5679" office:value-type="float" office:value="659.491408069" calcext:value-type="float">
            <text:p>659.491 mm</text:p>
          </table:table-cell>
          <table:table-cell table:style-name="ce9" table:formula="of:=([.D412]/4000)*6.28*20.61" office:value-type="float" office:value="660.8413071" calcext:value-type="float">
            <text:p>660.841 mm</text:p>
          </table:table-cell>
          <table:table-cell table:style-name="ce2" office:value-type="float" office:value="20423" calcext:value-type="float">
            <text:p>20423</text:p>
          </table:table-cell>
          <table:table-cell/>
          <table:table-cell table:style-name="ce2" office:value-type="float" office:value="20454" calcext:value-type="float">
            <text:p>20454</text:p>
          </table:table-cell>
          <table:table-cell table:number-columns-repeated="2"/>
          <table:table-cell table:style-name="ce5" table:formula="of:=([.L412]/4000)*2*PI()*20.5679" office:value-type="float" office:value="749.803640915485" calcext:value-type="float">
            <text:p>749.804 mm</text:p>
          </table:table-cell>
          <table:table-cell table:style-name="ce9" table:formula="of:=([.L412]/4000)*6.28*20.5679" office:value-type="float" office:value="749.423522424" calcext:value-type="float">
            <text:p>749.424 mm</text:p>
          </table:table-cell>
          <table:table-cell table:style-name="ce9" table:formula="of:=([.L412]/4000)*6.28*20.61" office:value-type="float" office:value="750.9575016" calcext:value-type="float">
            <text:p>750.958 mm</text:p>
          </table:table-cell>
          <table:table-cell table:style-name="ce2" office:value-type="float" office:value="23208" calcext:value-type="float">
            <text:p>23208</text:p>
          </table:table-cell>
          <table:table-cell/>
          <table:table-cell table:style-name="ce2" office:value-type="float" office:value="23198" calcext:value-type="float">
            <text:p>23198</text:p>
          </table:table-cell>
          <table:table-cell table:number-columns-repeated="2"/>
          <table:table-cell table:style-name="ce5" table:formula="of:=([.T413]/4000)*2*PI()*20.5679" office:value-type="float" office:value="1497.21649118" calcext:value-type="float">
            <text:p>1497.216 mm</text:p>
          </table:table-cell>
          <table:table-cell table:style-name="ce9" table:formula="of:=([.T413]/4000)*6.28*20.5679" office:value-type="float" office:value="1496.457466226" calcext:value-type="float">
            <text:p>1496.457 mm</text:p>
          </table:table-cell>
          <table:table-cell table:style-name="ce9" table:formula="of:=([.T413]/4000)*6.28*20.61" office:value-type="float" office:value="1499.5205334" calcext:value-type="float">
            <text:p>1499.521 mm</text:p>
          </table:table-cell>
          <table:table-cell table:style-name="ce2" office:value-type="float" office:value="46337" calcext:value-type="float">
            <text:p>46337</text:p>
          </table:table-cell>
          <table:table-cell/>
          <table:table-cell table:style-name="ce2" office:value-type="float" office:value="46396" calcext:value-type="float">
            <text:p>46396</text:p>
          </table:table-cell>
          <table:table-cell table:number-columns-repeated="2"/>
          <table:table-cell table:style-name="ce5" table:formula="of:=([.AB412]/4000)*2*PI()*20.5679" office:value-type="float" office:value="2995.17606594071" calcext:value-type="float">
            <text:p>2995.176 mm</text:p>
          </table:table-cell>
          <table:table-cell table:style-name="ce9" table:formula="of:=([.AB412]/4000)*6.28*20.5679" office:value-type="float" office:value="2993.657639321" calcext:value-type="float">
            <text:p>2993.658 mm</text:p>
          </table:table-cell>
          <table:table-cell table:style-name="ce9" table:formula="of:=([.AB412]/4000)*6.28*20.61" office:value-type="float" office:value="2999.7852939" calcext:value-type="float">
            <text:p>2999.785 mm</text:p>
          </table:table-cell>
          <table:table-cell table:style-name="ce2" office:value-type="float" office:value="92707" calcext:value-type="float">
            <text:p>92707</text:p>
          </table:table-cell>
          <table:table-cell/>
          <table:table-cell table:style-name="ce2" office:value-type="float" office:value="92319" calcext:value-type="float">
            <text:p>92319</text:p>
          </table:table-cell>
          <table:table-cell table:number-columns-repeated="2"/>
          <table:table-cell table:style-name="ce5" table:formula="of:=([.AJ412]/4000)*2*PI()*20.5679" office:value-type="float" office:value="4494.42795997221" calcext:value-type="float">
            <text:p>4494.428 mm</text:p>
          </table:table-cell>
          <table:table-cell table:style-name="ce9" table:formula="of:=([.AJ412]/4000)*6.28*20.5679" office:value-type="float" office:value="4492.149476536" calcext:value-type="float">
            <text:p>4492.149 mm</text:p>
          </table:table-cell>
          <table:table-cell table:style-name="ce9" table:formula="of:=([.AJ412]/4000)*6.28*20.61" office:value-type="float" office:value="4501.3443624" calcext:value-type="float">
            <text:p>4501.344 mm</text:p>
          </table:table-cell>
          <table:table-cell table:style-name="ce2" office:value-type="float" office:value="139112" calcext:value-type="float">
            <text:p>139112</text:p>
          </table:table-cell>
          <table:table-cell/>
          <table:table-cell table:style-name="ce2" office:value-type="float" office:value="139237" calcext:value-type="float">
            <text:p>139237</text:p>
          </table:table-cell>
          <table:table-cell table:number-columns-repeated="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13]/4000)*2*PI()*20.5679" office:value-type="float" office:value="660.181299485825" calcext:value-type="float">
            <text:p>660.181 mm</text:p>
          </table:table-cell>
          <table:table-cell table:style-name="ce9" table:formula="of:=([.D413]/4000)*6.28*20.5679" office:value-type="float" office:value="659.846615702" calcext:value-type="float">
            <text:p>659.847 mm</text:p>
          </table:table-cell>
          <table:table-cell table:style-name="ce9" table:formula="of:=([.D413]/4000)*6.28*20.61" office:value-type="float" office:value="661.1972418" calcext:value-type="float">
            <text:p>661.197 mm</text:p>
          </table:table-cell>
          <table:table-cell table:style-name="ce2" office:value-type="float" office:value="20434" calcext:value-type="float">
            <text:p>20434</text:p>
          </table:table-cell>
          <table:table-cell/>
          <table:table-cell table:style-name="ce2" office:value-type="float" office:value="20451" calcext:value-type="float">
            <text:p>20451</text:p>
          </table:table-cell>
          <table:table-cell table:number-columns-repeated="2"/>
          <table:table-cell table:style-name="ce5" table:formula="of:=([.L413]/4000)*2*PI()*20.5679" office:value-type="float" office:value="749.545177061326" calcext:value-type="float">
            <text:p>749.545 mm</text:p>
          </table:table-cell>
          <table:table-cell table:style-name="ce9" table:formula="of:=([.L413]/4000)*6.28*20.5679" office:value-type="float" office:value="749.1651896" calcext:value-type="float">
            <text:p>749.165 mm</text:p>
          </table:table-cell>
          <table:table-cell table:style-name="ce9" table:formula="of:=([.L413]/4000)*6.28*20.61" office:value-type="float" office:value="750.69864" calcext:value-type="float">
            <text:p>750.699 mm</text:p>
          </table:table-cell>
          <table:table-cell table:style-name="ce2" office:value-type="float" office:value="23200" calcext:value-type="float">
            <text:p>23200</text:p>
          </table:table-cell>
          <table:table-cell/>
          <table:table-cell table:style-name="ce2" office:value-type="float" office:value="23163" calcext:value-type="float">
            <text:p>23163</text:p>
          </table:table-cell>
          <table:table-cell table:number-columns-repeated="2"/>
          <table:table-cell table:style-name="ce5" table:formula="of:=([.T414]/4000)*2*PI()*20.5679" office:value-type="float" office:value="1497.18418319823" calcext:value-type="float">
            <text:p>1497.184 mm</text:p>
          </table:table-cell>
          <table:table-cell table:style-name="ce9" table:formula="of:=([.T414]/4000)*6.28*20.5679" office:value-type="float" office:value="1496.425174623" calcext:value-type="float">
            <text:p>1496.425 mm</text:p>
          </table:table-cell>
          <table:table-cell table:style-name="ce9" table:formula="of:=([.T414]/4000)*6.28*20.61" office:value-type="float" office:value="1499.4881757" calcext:value-type="float">
            <text:p>1499.488 mm</text:p>
          </table:table-cell>
          <table:table-cell table:style-name="ce2" office:value-type="float" office:value="46342" calcext:value-type="float">
            <text:p>46342</text:p>
          </table:table-cell>
          <table:table-cell/>
          <table:table-cell table:style-name="ce2" office:value-type="float" office:value="46376" calcext:value-type="float">
            <text:p>46376</text:p>
          </table:table-cell>
          <table:table-cell table:number-columns-repeated="2"/>
          <table:table-cell table:style-name="ce5" table:formula="of:=([.AB413]/4000)*2*PI()*20.5679" office:value-type="float" office:value="2996.37146126619" calcext:value-type="float">
            <text:p>2996.371 mm</text:p>
          </table:table-cell>
          <table:table-cell table:style-name="ce9" table:formula="of:=([.AB413]/4000)*6.28*20.5679" office:value-type="float" office:value="2994.852428632" calcext:value-type="float">
            <text:p>2994.852 mm</text:p>
          </table:table-cell>
          <table:table-cell table:style-name="ce9" table:formula="of:=([.AB413]/4000)*6.28*20.61" office:value-type="float" office:value="3000.9825288" calcext:value-type="float">
            <text:p>3000.983 mm</text:p>
          </table:table-cell>
          <table:table-cell table:style-name="ce2" office:value-type="float" office:value="92744" calcext:value-type="float">
            <text:p>92744</text:p>
          </table:table-cell>
          <table:table-cell/>
          <table:table-cell table:style-name="ce2" office:value-type="float" office:value="92822" calcext:value-type="float">
            <text:p>92822</text:p>
          </table:table-cell>
          <table:table-cell table:number-columns-repeated="2"/>
          <table:table-cell table:style-name="ce5" table:formula="of:=([.AJ413]/4000)*2*PI()*20.5679" office:value-type="float" office:value="4492.71563693841" calcext:value-type="float">
            <text:p>4492.716 mm</text:p>
          </table:table-cell>
          <table:table-cell table:style-name="ce9" table:formula="of:=([.AJ413]/4000)*6.28*20.5679" office:value-type="float" office:value="4490.438021577" calcext:value-type="float">
            <text:p>4490.438 mm</text:p>
          </table:table-cell>
          <table:table-cell table:style-name="ce9" table:formula="of:=([.AJ413]/4000)*6.28*20.61" office:value-type="float" office:value="4499.6294043" calcext:value-type="float">
            <text:p>4499.629 mm</text:p>
          </table:table-cell>
          <table:table-cell table:style-name="ce2" office:value-type="float" office:value="139059" calcext:value-type="float">
            <text:p>139059</text:p>
          </table:table-cell>
          <table:table-cell/>
          <table:table-cell table:style-name="ce2" office:value-type="float" office:value="139254" calcext:value-type="float">
            <text:p>139254</text:p>
          </table:table-cell>
          <table:table-cell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14]/4000)*2*PI()*20.5679" office:value-type="float" office:value="659.696679759277" calcext:value-type="float">
            <text:p>659.697 mm</text:p>
          </table:table-cell>
          <table:table-cell table:style-name="ce9" table:formula="of:=([.D414]/4000)*6.28*20.5679" office:value-type="float" office:value="659.362241657" calcext:value-type="float">
            <text:p>659.362 mm</text:p>
          </table:table-cell>
          <table:table-cell table:style-name="ce9" table:formula="of:=([.D414]/4000)*6.28*20.61" office:value-type="float" office:value="660.7118763" calcext:value-type="float">
            <text:p>660.712 mm</text:p>
          </table:table-cell>
          <table:table-cell table:style-name="ce2" office:value-type="float" office:value="20419" calcext:value-type="float">
            <text:p>20419</text:p>
          </table:table-cell>
          <table:table-cell/>
          <table:table-cell table:style-name="ce2" office:value-type="float" office:value="20452" calcext:value-type="float">
            <text:p>20452</text:p>
          </table:table-cell>
          <table:table-cell table:number-columns-repeated="2"/>
          <table:table-cell table:style-name="ce5" table:formula="of:=([.L414]/4000)*2*PI()*20.5679" office:value-type="float" office:value="749.254405225397" calcext:value-type="float">
            <text:p>749.254 mm</text:p>
          </table:table-cell>
          <table:table-cell table:style-name="ce9" table:formula="of:=([.L414]/4000)*6.28*20.5679" office:value-type="float" office:value="748.874565173" calcext:value-type="float">
            <text:p>748.875 mm</text:p>
          </table:table-cell>
          <table:table-cell table:style-name="ce9" table:formula="of:=([.L414]/4000)*6.28*20.61" office:value-type="float" office:value="750.4074207" calcext:value-type="float">
            <text:p>750.407 mm</text:p>
          </table:table-cell>
          <table:table-cell table:style-name="ce2" office:value-type="float" office:value="23191" calcext:value-type="float">
            <text:p>23191</text:p>
          </table:table-cell>
          <table:table-cell/>
          <table:table-cell table:style-name="ce2" office:value-type="float" office:value="23232" calcext:value-type="float">
            <text:p>23232</text:p>
          </table:table-cell>
          <table:table-cell table:number-columns-repeated="2"/>
          <table:table-cell table:style-name="ce5" table:formula="of:=([.T415]/4000)*2*PI()*20.5679" office:value-type="float" office:value="1497.02264328938" calcext:value-type="float">
            <text:p>1497.023 mm</text:p>
          </table:table-cell>
          <table:table-cell table:style-name="ce9" table:formula="of:=([.T415]/4000)*6.28*20.5679" office:value-type="float" office:value="1496.263716608" calcext:value-type="float">
            <text:p>1496.264 mm</text:p>
          </table:table-cell>
          <table:table-cell table:style-name="ce9" table:formula="of:=([.T415]/4000)*6.28*20.61" office:value-type="float" office:value="1499.3263872" calcext:value-type="float">
            <text:p>1499.326 mm</text:p>
          </table:table-cell>
          <table:table-cell table:style-name="ce2" office:value-type="float" office:value="46341" calcext:value-type="float">
            <text:p>46341</text:p>
          </table:table-cell>
          <table:table-cell/>
          <table:table-cell table:style-name="ce2" office:value-type="float" office:value="43183" calcext:value-type="float">
            <text:p>43183</text:p>
          </table:table-cell>
          <table:table-cell table:number-columns-repeated="2"/>
          <table:table-cell table:style-name="ce5" table:formula="of:=([.AB414]/4000)*2*PI()*20.5679" office:value-type="float" office:value="2995.04683401363" calcext:value-type="float">
            <text:p>2995.047 mm</text:p>
          </table:table-cell>
          <table:table-cell table:style-name="ce9" table:formula="of:=([.AB414]/4000)*6.28*20.5679" office:value-type="float" office:value="2993.528472909" calcext:value-type="float">
            <text:p>2993.528 mm</text:p>
          </table:table-cell>
          <table:table-cell table:style-name="ce9" table:formula="of:=([.AB414]/4000)*6.28*20.61" office:value-type="float" office:value="2999.6558631" calcext:value-type="float">
            <text:p>2999.656 mm</text:p>
          </table:table-cell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333" calcext:value-type="float">
            <text:p>92333</text:p>
          </table:table-cell>
          <table:table-cell table:number-columns-repeated="2"/>
          <table:table-cell table:style-name="ce5" table:formula="of:=([.AJ414]/4000)*2*PI()*20.5679" office:value-type="float" office:value="4493.3617965738" calcext:value-type="float">
            <text:p>4493.362 mm</text:p>
          </table:table-cell>
          <table:table-cell table:style-name="ce9" table:formula="of:=([.AJ414]/4000)*6.28*20.5679" office:value-type="float" office:value="4491.083853637" calcext:value-type="float">
            <text:p>4491.084 mm</text:p>
          </table:table-cell>
          <table:table-cell table:style-name="ce9" table:formula="of:=([.AJ414]/4000)*6.28*20.61" office:value-type="float" office:value="4500.2765583" calcext:value-type="float">
            <text:p>4500.277 mm</text:p>
          </table:table-cell>
          <table:table-cell table:style-name="ce2" office:value-type="float" office:value="139079" calcext:value-type="float">
            <text:p>139079</text:p>
          </table:table-cell>
          <table:table-cell/>
          <table:table-cell table:style-name="ce2" office:value-type="float" office:value="139230" calcext:value-type="float">
            <text:p>139230</text:p>
          </table:table-cell>
          <table:table-cell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15]/4000)*2*PI()*20.5679" office:value-type="float" office:value="660.084375540515" calcext:value-type="float">
            <text:p>660.084 mm</text:p>
          </table:table-cell>
          <table:table-cell table:style-name="ce9" table:formula="of:=([.D415]/4000)*6.28*20.5679" office:value-type="float" office:value="659.749740893" calcext:value-type="float">
            <text:p>659.750 mm</text:p>
          </table:table-cell>
          <table:table-cell table:style-name="ce9" table:formula="of:=([.D415]/4000)*6.28*20.61" office:value-type="float" office:value="661.1001687" calcext:value-type="float">
            <text:p>661.100 mm</text:p>
          </table:table-cell>
          <table:table-cell table:style-name="ce2" office:value-type="float" office:value="20431" calcext:value-type="float">
            <text:p>20431</text:p>
          </table:table-cell>
          <table:table-cell/>
          <table:table-cell table:style-name="ce2" office:value-type="float" office:value="20448" calcext:value-type="float">
            <text:p>20448</text:p>
          </table:table-cell>
          <table:table-cell table:number-columns-repeated="2"/>
          <table:table-cell table:style-name="ce5" table:formula="of:=([.L415]/4000)*2*PI()*20.5679" office:value-type="float" office:value="748.834401462389" calcext:value-type="float">
            <text:p>748.834 mm</text:p>
          </table:table-cell>
          <table:table-cell table:style-name="ce9" table:formula="of:=([.L415]/4000)*6.28*20.5679" office:value-type="float" office:value="748.454774334" calcext:value-type="float">
            <text:p>748.455 mm</text:p>
          </table:table-cell>
          <table:table-cell table:style-name="ce9" table:formula="of:=([.L415]/4000)*6.28*20.61" office:value-type="float" office:value="749.9867706" calcext:value-type="float">
            <text:p>749.987 mm</text:p>
          </table:table-cell>
          <table:table-cell table:style-name="ce2" office:value-type="float" office:value="23178" calcext:value-type="float">
            <text:p>23178</text:p>
          </table:table-cell>
          <table:table-cell/>
          <table:table-cell table:style-name="ce2" office:value-type="float" office:value="23168" calcext:value-type="float">
            <text:p>23168</text:p>
          </table:table-cell>
          <table:table-cell table:number-columns-repeated="2"/>
          <table:table-cell table:style-name="ce5" table:formula="of:=([.T416]/4000)*2*PI()*20.5679" office:value-type="float" office:value="1496.73187145345" calcext:value-type="float">
            <text:p>1496.732 mm</text:p>
          </table:table-cell>
          <table:table-cell table:style-name="ce9" table:formula="of:=([.T416]/4000)*6.28*20.5679" office:value-type="float" office:value="1495.973092181" calcext:value-type="float">
            <text:p>1495.973 mm</text:p>
          </table:table-cell>
          <table:table-cell table:style-name="ce9" table:formula="of:=([.T416]/4000)*6.28*20.61" office:value-type="float" office:value="1499.0351679" calcext:value-type="float">
            <text:p>1499.035 mm</text:p>
          </table:table-cell>
          <table:table-cell table:style-name="ce2" office:value-type="float" office:value="46336" calcext:value-type="float">
            <text:p>46336</text:p>
          </table:table-cell>
          <table:table-cell/>
          <table:table-cell table:style-name="ce2" office:value-type="float" office:value="46402" calcext:value-type="float">
            <text:p>46402</text:p>
          </table:table-cell>
          <table:table-cell table:number-columns-repeated="2"/>
          <table:table-cell table:style-name="ce5" table:formula="of:=([.AB415]/4000)*2*PI()*20.5679" office:value-type="float" office:value="2995.75760961256" calcext:value-type="float">
            <text:p>2995.758 mm</text:p>
          </table:table-cell>
          <table:table-cell table:style-name="ce9" table:formula="of:=([.AB415]/4000)*6.28*20.5679" office:value-type="float" office:value="2994.238888175" calcext:value-type="float">
            <text:p>2994.239 mm</text:p>
          </table:table-cell>
          <table:table-cell table:style-name="ce9" table:formula="of:=([.AB415]/4000)*6.28*20.61" office:value-type="float" office:value="3000.3677325" calcext:value-type="float">
            <text:p>3000.368 mm</text:p>
          </table:table-cell>
          <table:table-cell table:style-name="ce2" office:value-type="float" office:value="92725" calcext:value-type="float">
            <text:p>92725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 table:number-columns-repeated="2"/>
          <table:table-cell table:style-name="ce5" table:formula="of:=([.AJ415]/4000)*2*PI()*20.5679" office:value-type="float" office:value="4491.58485757646" calcext:value-type="float">
            <text:p>4491.585 mm</text:p>
          </table:table-cell>
          <table:table-cell table:style-name="ce9" table:formula="of:=([.AJ415]/4000)*6.28*20.5679" office:value-type="float" office:value="4489.307815472" calcext:value-type="float">
            <text:p>4489.308 mm</text:p>
          </table:table-cell>
          <table:table-cell table:style-name="ce9" table:formula="of:=([.AJ415]/4000)*6.28*20.61" office:value-type="float" office:value="4498.4968848" calcext:value-type="float">
            <text:p>4498.497 mm</text:p>
          </table:table-cell>
          <table:table-cell table:style-name="ce2" office:value-type="float" office:value="139024" calcext:value-type="float">
            <text:p>139024</text:p>
          </table:table-cell>
          <table:table-cell/>
          <table:table-cell table:style-name="ce2" office:value-type="float" office:value="139156" calcext:value-type="float">
            <text:p>139156</text:p>
          </table:table-cell>
          <table:table-cell table:number-columns-repeated="2"/>
          <table:table-cell table:style-name="ce2" office:value-type="float" office:value="221" calcext:value-type="float">
            <text:p>221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16]/4000)*2*PI()*20.5679" office:value-type="float" office:value="659.728987741047" calcext:value-type="float">
            <text:p>659.729 mm</text:p>
          </table:table-cell>
          <table:table-cell table:style-name="ce9" table:formula="of:=([.D416]/4000)*6.28*20.5679" office:value-type="float" office:value="659.39453326" calcext:value-type="float">
            <text:p>659.395 mm</text:p>
          </table:table-cell>
          <table:table-cell table:style-name="ce9" table:formula="of:=([.D416]/4000)*6.28*20.61" office:value-type="float" office:value="660.744234" calcext:value-type="float">
            <text:p>660.744 mm</text:p>
          </table:table-cell>
          <table:table-cell table:style-name="ce2" office:value-type="float" office:value="20420" calcext:value-type="float">
            <text:p>20420</text:p>
          </table:table-cell>
          <table:table-cell/>
          <table:table-cell table:style-name="ce2" office:value-type="float" office:value="20455" calcext:value-type="float">
            <text:p>20455</text:p>
          </table:table-cell>
          <table:table-cell table:number-columns-repeated="2"/>
          <table:table-cell table:style-name="ce5" table:formula="of:=([.L416]/4000)*2*PI()*20.5679" office:value-type="float" office:value="748.834401462389" calcext:value-type="float">
            <text:p>748.834 mm</text:p>
          </table:table-cell>
          <table:table-cell table:style-name="ce9" table:formula="of:=([.L416]/4000)*6.28*20.5679" office:value-type="float" office:value="748.454774334" calcext:value-type="float">
            <text:p>748.455 mm</text:p>
          </table:table-cell>
          <table:table-cell table:style-name="ce9" table:formula="of:=([.L416]/4000)*6.28*20.61" office:value-type="float" office:value="749.9867706" calcext:value-type="float">
            <text:p>749.987 mm</text:p>
          </table:table-cell>
          <table:table-cell table:style-name="ce2" office:value-type="float" office:value="23178" calcext:value-type="float">
            <text:p>23178</text:p>
          </table:table-cell>
          <table:table-cell/>
          <table:table-cell table:style-name="ce2" office:value-type="float" office:value="23196" calcext:value-type="float">
            <text:p>23196</text:p>
          </table:table-cell>
          <table:table-cell table:number-columns-repeated="2"/>
          <table:table-cell table:style-name="ce5" table:formula="of:=([.T417]/4000)*2*PI()*20.5679" office:value-type="float" office:value="1497.02264328938" calcext:value-type="float">
            <text:p>1497.023 mm</text:p>
          </table:table-cell>
          <table:table-cell table:style-name="ce9" table:formula="of:=([.T417]/4000)*6.28*20.5679" office:value-type="float" office:value="1496.263716608" calcext:value-type="float">
            <text:p>1496.264 mm</text:p>
          </table:table-cell>
          <table:table-cell table:style-name="ce9" table:formula="of:=([.T417]/4000)*6.28*20.61" office:value-type="float" office:value="1499.3263872" calcext:value-type="float">
            <text:p>1499.326 mm</text:p>
          </table:table-cell>
          <table:table-cell table:style-name="ce2" office:value-type="float" office:value="46327" calcext:value-type="float">
            <text:p>46327</text:p>
          </table:table-cell>
          <table:table-cell/>
          <table:table-cell table:style-name="ce2" office:value-type="float" office:value="46400" calcext:value-type="float">
            <text:p>46400</text:p>
          </table:table-cell>
          <table:table-cell table:number-columns-repeated="2"/>
          <table:table-cell table:style-name="ce5" table:formula="of:=([.AB416]/4000)*2*PI()*20.5679" office:value-type="float" office:value="2995.78991759433" calcext:value-type="float">
            <text:p>2995.790 mm</text:p>
          </table:table-cell>
          <table:table-cell table:style-name="ce9" table:formula="of:=([.AB416]/4000)*6.28*20.5679" office:value-type="float" office:value="2994.271179778" calcext:value-type="float">
            <text:p>2994.271 mm</text:p>
          </table:table-cell>
          <table:table-cell table:style-name="ce9" table:formula="of:=([.AB416]/4000)*6.28*20.61" office:value-type="float" office:value="3000.4000902" calcext:value-type="float">
            <text:p>3000.400 mm</text:p>
          </table:table-cell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165" calcext:value-type="float">
            <text:p>92165</text:p>
          </table:table-cell>
          <table:table-cell table:number-columns-repeated="2"/>
          <table:table-cell table:style-name="ce5" table:formula="of:=([.AJ416]/4000)*2*PI()*20.5679" office:value-type="float" office:value="4494.88027171699" calcext:value-type="float">
            <text:p>4494.880 mm</text:p>
          </table:table-cell>
          <table:table-cell table:style-name="ce9" table:formula="of:=([.AJ416]/4000)*6.28*20.5679" office:value-type="float" office:value="4492.601558978" calcext:value-type="float">
            <text:p>4492.602 mm</text:p>
          </table:table-cell>
          <table:table-cell table:style-name="ce9" table:formula="of:=([.AJ416]/4000)*6.28*20.61" office:value-type="float" office:value="4501.7973702" calcext:value-type="float">
            <text:p>4501.797 mm</text:p>
          </table:table-cell>
          <table:table-cell table:style-name="ce2" office:value-type="float" office:value="139126" calcext:value-type="float">
            <text:p>139126</text:p>
          </table:table-cell>
          <table:table-cell/>
          <table:table-cell table:style-name="ce2" office:value-type="float" office:value="139254" calcext:value-type="float">
            <text:p>139254</text:p>
          </table:table-cell>
          <table:table-cell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17]/4000)*2*PI()*20.5679" office:value-type="float" office:value="660.148991504055" calcext:value-type="float">
            <text:p>660.149 mm</text:p>
          </table:table-cell>
          <table:table-cell table:style-name="ce9" table:formula="of:=([.D417]/4000)*6.28*20.5679" office:value-type="float" office:value="659.814324099" calcext:value-type="float">
            <text:p>659.814 mm</text:p>
          </table:table-cell>
          <table:table-cell table:style-name="ce9" table:formula="of:=([.D417]/4000)*6.28*20.61" office:value-type="float" office:value="661.1648841" calcext:value-type="float">
            <text:p>661.165 mm</text:p>
          </table:table-cell>
          <table:table-cell table:style-name="ce2" office:value-type="float" office:value="20433" calcext:value-type="float">
            <text:p>20433</text:p>
          </table:table-cell>
          <table:table-cell/>
          <table:table-cell table:style-name="ce2" office:value-type="float" office:value="20449" calcext:value-type="float">
            <text:p>20449</text:p>
          </table:table-cell>
          <table:table-cell table:number-columns-repeated="2"/>
          <table:table-cell table:style-name="ce5" table:formula="of:=([.L417]/4000)*2*PI()*20.5679" office:value-type="float" office:value="750.514416514423" calcext:value-type="float">
            <text:p>750.514 mm</text:p>
          </table:table-cell>
          <table:table-cell table:style-name="ce9" table:formula="of:=([.L417]/4000)*6.28*20.5679" office:value-type="float" office:value="750.13393769" calcext:value-type="float">
            <text:p>750.134 mm</text:p>
          </table:table-cell>
          <table:table-cell table:style-name="ce9" table:formula="of:=([.L417]/4000)*6.28*20.61" office:value-type="float" office:value="751.669371" calcext:value-type="float">
            <text:p>751.669 mm</text:p>
          </table:table-cell>
          <table:table-cell table:style-name="ce2" office:value-type="float" office:value="23230" calcext:value-type="float">
            <text:p>23230</text:p>
          </table:table-cell>
          <table:table-cell/>
          <table:table-cell table:style-name="ce2" office:value-type="float" office:value="23204" calcext:value-type="float">
            <text:p>23204</text:p>
          </table:table-cell>
          <table:table-cell table:number-columns-repeated="2"/>
          <table:table-cell table:style-name="ce5" table:formula="of:=([.T418]/4000)*2*PI()*20.5679" office:value-type="float" office:value="1496.95802732584" calcext:value-type="float">
            <text:p>1496.958 mm</text:p>
          </table:table-cell>
          <table:table-cell table:style-name="ce9" table:formula="of:=([.T418]/4000)*6.28*20.5679" office:value-type="float" office:value="1496.199133402" calcext:value-type="float">
            <text:p>1496.199 mm</text:p>
          </table:table-cell>
          <table:table-cell table:style-name="ce9" table:formula="of:=([.T418]/4000)*6.28*20.61" office:value-type="float" office:value="1499.2616718" calcext:value-type="float">
            <text:p>1499.262 mm</text:p>
          </table:table-cell>
          <table:table-cell table:style-name="ce2" office:value-type="float" office:value="46336" calcext:value-type="float">
            <text:p>46336</text:p>
          </table:table-cell>
          <table:table-cell/>
          <table:table-cell table:style-name="ce2" office:value-type="float" office:value="46408" calcext:value-type="float">
            <text:p>46408</text:p>
          </table:table-cell>
          <table:table-cell table:number-columns-repeated="2"/>
          <table:table-cell table:style-name="ce5" table:formula="of:=([.AB417]/4000)*2*PI()*20.5679" office:value-type="float" office:value="2995.78991759433" calcext:value-type="float">
            <text:p>2995.790 mm</text:p>
          </table:table-cell>
          <table:table-cell table:style-name="ce9" table:formula="of:=([.AB417]/4000)*6.28*20.5679" office:value-type="float" office:value="2994.271179778" calcext:value-type="float">
            <text:p>2994.271 mm</text:p>
          </table:table-cell>
          <table:table-cell table:style-name="ce9" table:formula="of:=([.AB417]/4000)*6.28*20.61" office:value-type="float" office:value="3000.4000902" calcext:value-type="float">
            <text:p>3000.400 mm</text:p>
          </table:table-cell>
          <table:table-cell table:style-name="ce2" office:value-type="float" office:value="92726" calcext:value-type="float">
            <text:p>92726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2"/>
          <table:table-cell table:style-name="ce5" table:formula="of:=([.AJ417]/4000)*2*PI()*20.5679" office:value-type="float" office:value="4491.68178152177" calcext:value-type="float">
            <text:p>4491.682 mm</text:p>
          </table:table-cell>
          <table:table-cell table:style-name="ce9" table:formula="of:=([.AJ417]/4000)*6.28*20.5679" office:value-type="float" office:value="4489.404690281" calcext:value-type="float">
            <text:p>4489.405 mm</text:p>
          </table:table-cell>
          <table:table-cell table:style-name="ce9" table:formula="of:=([.AJ417]/4000)*6.28*20.61" office:value-type="float" office:value="4498.5939579" calcext:value-type="float">
            <text:p>4498.594 mm</text:p>
          </table:table-cell>
          <table:table-cell table:style-name="ce2" office:value-type="float" office:value="139027" calcext:value-type="float">
            <text:p>139027</text:p>
          </table:table-cell>
          <table:table-cell/>
          <table:table-cell table:style-name="ce2" office:value-type="float" office:value="139234" calcext:value-type="float">
            <text:p>139234</text:p>
          </table:table-cell>
          <table:table-cell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18]/4000)*2*PI()*20.5679" office:value-type="float" office:value="659.761295722817" calcext:value-type="float">
            <text:p>659.761 mm</text:p>
          </table:table-cell>
          <table:table-cell table:style-name="ce9" table:formula="of:=([.D418]/4000)*6.28*20.5679" office:value-type="float" office:value="659.426824863" calcext:value-type="float">
            <text:p>659.427 mm</text:p>
          </table:table-cell>
          <table:table-cell table:style-name="ce9" table:formula="of:=([.D418]/4000)*6.28*20.61" office:value-type="float" office:value="660.7765917" calcext:value-type="float">
            <text:p>660.777 mm</text:p>
          </table:table-cell>
          <table:table-cell table:style-name="ce2" office:value-type="float" office:value="20421" calcext:value-type="float">
            <text:p>20421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 table:number-columns-repeated="2"/>
          <table:table-cell table:style-name="ce5" table:formula="of:=([.L418]/4000)*2*PI()*20.5679" office:value-type="float" office:value="750.385184587343" calcext:value-type="float">
            <text:p>750.385 mm</text:p>
          </table:table-cell>
          <table:table-cell table:style-name="ce9" table:formula="of:=([.L418]/4000)*6.28*20.5679" office:value-type="float" office:value="750.004771278" calcext:value-type="float">
            <text:p>750.005 mm</text:p>
          </table:table-cell>
          <table:table-cell table:style-name="ce9" table:formula="of:=([.L418]/4000)*6.28*20.61" office:value-type="float" office:value="751.5399402" calcext:value-type="float">
            <text:p>751.540 mm</text:p>
          </table:table-cell>
          <table:table-cell table:style-name="ce2" office:value-type="float" office:value="23226" calcext:value-type="float">
            <text:p>23226</text:p>
          </table:table-cell>
          <table:table-cell/>
          <table:table-cell table:style-name="ce2" office:value-type="float" office:value="23209" calcext:value-type="float">
            <text:p>23209</text:p>
          </table:table-cell>
          <table:table-cell table:number-columns-repeated="2"/>
          <table:table-cell table:style-name="ce5" table:formula="of:=([.T419]/4000)*2*PI()*20.5679" office:value-type="float" office:value="1496.79648741699" calcext:value-type="float">
            <text:p>1496.796 mm</text:p>
          </table:table-cell>
          <table:table-cell table:style-name="ce9" table:formula="of:=([.T419]/4000)*6.28*20.5679" office:value-type="float" office:value="1496.037675387" calcext:value-type="float">
            <text:p>1496.038 mm</text:p>
          </table:table-cell>
          <table:table-cell table:style-name="ce9" table:formula="of:=([.T419]/4000)*6.28*20.61" office:value-type="float" office:value="1499.0998833" calcext:value-type="float">
            <text:p>1499.100 mm</text:p>
          </table:table-cell>
          <table:table-cell table:style-name="ce2" office:value-type="float" office:value="46334" calcext:value-type="float">
            <text:p>46334</text:p>
          </table:table-cell>
          <table:table-cell table:style-name="ce2" office:value-type="string" calcext:value-type="string">
            <text:p>FAST</text:p>
          </table:table-cell>
          <table:table-cell table:style-name="ce2" office:value-type="float" office:value="45336" calcext:value-type="float">
            <text:p>45336</text:p>
          </table:table-cell>
          <table:table-cell table:number-columns-repeated="2"/>
          <table:table-cell table:style-name="ce5" table:formula="of:=([.AB418]/4000)*2*PI()*20.5679" office:value-type="float" office:value="2995.4022218131" calcext:value-type="float">
            <text:p>2995.402 mm</text:p>
          </table:table-cell>
          <table:table-cell table:style-name="ce9" table:formula="of:=([.AB418]/4000)*6.28*20.5679" office:value-type="float" office:value="2993.883680542" calcext:value-type="float">
            <text:p>2993.884 mm</text:p>
          </table:table-cell>
          <table:table-cell table:style-name="ce9" table:formula="of:=([.AB418]/4000)*6.28*20.61" office:value-type="float" office:value="3000.0117978" calcext:value-type="float">
            <text:p>3000.012 mm</text:p>
          </table:table-cell>
          <table:table-cell table:style-name="ce2" office:value-type="float" office:value="92714" calcext:value-type="float">
            <text:p>92714</text:p>
          </table:table-cell>
          <table:table-cell/>
          <table:table-cell table:style-name="ce2" office:value-type="float" office:value="92347" calcext:value-type="float">
            <text:p>92347</text:p>
          </table:table-cell>
          <table:table-cell table:number-columns-repeated="2"/>
          <table:table-cell table:style-name="ce5" table:formula="of:=([.AJ418]/4000)*2*PI()*20.5679" office:value-type="float" office:value="4494.04026419097" calcext:value-type="float">
            <text:p>4494.040 mm</text:p>
          </table:table-cell>
          <table:table-cell table:style-name="ce9" table:formula="of:=([.AJ418]/4000)*6.28*20.5679" office:value-type="float" office:value="4491.7619773" calcext:value-type="float">
            <text:p>4491.762 mm</text:p>
          </table:table-cell>
          <table:table-cell table:style-name="ce9" table:formula="of:=([.AJ418]/4000)*6.28*20.61" office:value-type="float" office:value="4500.95607" calcext:value-type="float">
            <text:p>4500.956 mm</text:p>
          </table:table-cell>
          <table:table-cell table:style-name="ce2" office:value-type="float" office:value="139100" calcext:value-type="float">
            <text:p>139100</text:p>
          </table:table-cell>
          <table:table-cell/>
          <table:table-cell table:style-name="ce2" office:value-type="float" office:value="139235" calcext:value-type="float">
            <text:p>139235</text:p>
          </table:table-cell>
          <table:table-cell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19]/4000)*2*PI()*20.5679" office:value-type="float" office:value="660.181299485825" calcext:value-type="float">
            <text:p>660.181 mm</text:p>
          </table:table-cell>
          <table:table-cell table:style-name="ce9" table:formula="of:=([.D419]/4000)*6.28*20.5679" office:value-type="float" office:value="659.846615702" calcext:value-type="float">
            <text:p>659.847 mm</text:p>
          </table:table-cell>
          <table:table-cell table:style-name="ce9" table:formula="of:=([.D419]/4000)*6.28*20.61" office:value-type="float" office:value="661.1972418" calcext:value-type="float">
            <text:p>661.197 mm</text:p>
          </table:table-cell>
          <table:table-cell table:style-name="ce2" office:value-type="float" office:value="20434" calcext:value-type="float">
            <text:p>20434</text:p>
          </table:table-cell>
          <table:table-cell/>
          <table:table-cell table:style-name="ce2" office:value-type="float" office:value="20448" calcext:value-type="float">
            <text:p>20448</text:p>
          </table:table-cell>
          <table:table-cell table:number-columns-repeated="2"/>
          <table:table-cell table:style-name="ce5" table:formula="of:=([.L419]/4000)*2*PI()*20.5679" office:value-type="float" office:value="750.417492569113" calcext:value-type="float">
            <text:p>750.417 mm</text:p>
          </table:table-cell>
          <table:table-cell table:style-name="ce9" table:formula="of:=([.L419]/4000)*6.28*20.5679" office:value-type="float" office:value="750.037062881" calcext:value-type="float">
            <text:p>750.037 mm</text:p>
          </table:table-cell>
          <table:table-cell table:style-name="ce9" table:formula="of:=([.L419]/4000)*6.28*20.61" office:value-type="float" office:value="751.5722979" calcext:value-type="float">
            <text:p>751.572 mm</text:p>
          </table:table-cell>
          <table:table-cell table:style-name="ce2" office:value-type="float" office:value="23227" calcext:value-type="float">
            <text:p>23227</text:p>
          </table:table-cell>
          <table:table-cell/>
          <table:table-cell table:style-name="ce2" office:value-type="float" office:value="23197" calcext:value-type="float">
            <text:p>23197</text:p>
          </table:table-cell>
          <table:table-cell table:number-columns-repeated="2"/>
          <table:table-cell table:style-name="ce5" table:formula="of:=([.T420]/4000)*2*PI()*20.5679" office:value-type="float" office:value="1497.08725925292" calcext:value-type="float">
            <text:p>1497.087 mm</text:p>
          </table:table-cell>
          <table:table-cell table:style-name="ce9" table:formula="of:=([.T420]/4000)*6.28*20.5679" office:value-type="float" office:value="1496.328299814" calcext:value-type="float">
            <text:p>1496.328 mm</text:p>
          </table:table-cell>
          <table:table-cell table:style-name="ce9" table:formula="of:=([.T420]/4000)*6.28*20.61" office:value-type="float" office:value="1499.3911026" calcext:value-type="float">
            <text:p>1499.391 mm</text:p>
          </table:table-cell>
          <table:table-cell table:style-name="ce2" office:value-type="float" office:value="46329" calcext:value-type="float">
            <text:p>46329</text:p>
          </table:table-cell>
          <table:table-cell table:style-name="ce2" office:value-type="string" calcext:value-type="string">
            <text:p>FAST</text:p>
          </table:table-cell>
          <table:table-cell table:style-name="ce2" office:value-type="float" office:value="45350" calcext:value-type="float">
            <text:p>45350</text:p>
          </table:table-cell>
          <table:table-cell table:number-columns-repeated="2"/>
          <table:table-cell table:style-name="ce5" table:formula="of:=([.AB419]/4000)*2*PI()*20.5679" office:value-type="float" office:value="2994.62683025062" calcext:value-type="float">
            <text:p>2994.627 mm</text:p>
          </table:table-cell>
          <table:table-cell table:style-name="ce9" table:formula="of:=([.AB419]/4000)*6.28*20.5679" office:value-type="float" office:value="2993.10868207" calcext:value-type="float">
            <text:p>2993.109 mm</text:p>
          </table:table-cell>
          <table:table-cell table:style-name="ce9" table:formula="of:=([.AB419]/4000)*6.28*20.61" office:value-type="float" office:value="2999.235213" calcext:value-type="float">
            <text:p>2999.235 mm</text:p>
          </table:table-cell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819" calcext:value-type="float">
            <text:p>92819</text:p>
          </table:table-cell>
          <table:table-cell table:number-columns-repeated="2"/>
          <table:table-cell table:style-name="ce5" table:formula="of:=([.AJ419]/4000)*2*PI()*20.5679" office:value-type="float" office:value="4492.06947730301" calcext:value-type="float">
            <text:p>4492.069 mm</text:p>
          </table:table-cell>
          <table:table-cell table:style-name="ce9" table:formula="of:=([.AJ419]/4000)*6.28*20.5679" office:value-type="float" office:value="4489.792189517" calcext:value-type="float">
            <text:p>4489.792 mm</text:p>
          </table:table-cell>
          <table:table-cell table:style-name="ce9" table:formula="of:=([.AJ419]/4000)*6.28*20.61" office:value-type="float" office:value="4498.9822503" calcext:value-type="float">
            <text:p>4498.982 mm</text:p>
          </table:table-cell>
          <table:table-cell table:style-name="ce2" office:value-type="float" office:value="139039" calcext:value-type="float">
            <text:p>139039</text:p>
          </table:table-cell>
          <table:table-cell/>
          <table:table-cell table:style-name="ce2" office:value-type="float" office:value="139228" calcext:value-type="float">
            <text:p>139228</text:p>
          </table:table-cell>
          <table:table-cell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20]/4000)*2*PI()*20.5679" office:value-type="float" office:value="659.761295722817" calcext:value-type="float">
            <text:p>659.761 mm</text:p>
          </table:table-cell>
          <table:table-cell table:style-name="ce9" table:formula="of:=([.D420]/4000)*6.28*20.5679" office:value-type="float" office:value="659.426824863" calcext:value-type="float">
            <text:p>659.427 mm</text:p>
          </table:table-cell>
          <table:table-cell table:style-name="ce9" table:formula="of:=([.D420]/4000)*6.28*20.61" office:value-type="float" office:value="660.7765917" calcext:value-type="float">
            <text:p>660.777 mm</text:p>
          </table:table-cell>
          <table:table-cell table:style-name="ce2" office:value-type="float" office:value="20421" calcext:value-type="float">
            <text:p>20421</text:p>
          </table:table-cell>
          <table:table-cell/>
          <table:table-cell table:style-name="ce2" office:value-type="float" office:value="20454" calcext:value-type="float">
            <text:p>20454</text:p>
          </table:table-cell>
          <table:table-cell table:number-columns-repeated="2"/>
          <table:table-cell table:style-name="ce5" table:formula="of:=([.L420]/4000)*2*PI()*20.5679" office:value-type="float" office:value="751.063652204511" calcext:value-type="float">
            <text:p>751.064 mm</text:p>
          </table:table-cell>
          <table:table-cell table:style-name="ce9" table:formula="of:=([.L420]/4000)*6.28*20.5679" office:value-type="float" office:value="750.682894941" calcext:value-type="float">
            <text:p>750.683 mm</text:p>
          </table:table-cell>
          <table:table-cell table:style-name="ce9" table:formula="of:=([.L420]/4000)*6.28*20.61" office:value-type="float" office:value="752.2194519" calcext:value-type="float">
            <text:p>752.219 mm</text:p>
          </table:table-cell>
          <table:table-cell table:style-name="ce2" office:value-type="float" office:value="23247" calcext:value-type="float">
            <text:p>23247</text:p>
          </table:table-cell>
          <table:table-cell/>
          <table:table-cell table:style-name="ce2" office:value-type="float" office:value="23233" calcext:value-type="float">
            <text:p>23233</text:p>
          </table:table-cell>
          <table:table-cell table:number-columns-repeated="2"/>
          <table:table-cell table:style-name="ce5" table:formula="of:=([.T421]/4000)*2*PI()*20.5679" office:value-type="float" office:value="1497.37803108885" calcext:value-type="float">
            <text:p>1497.378 mm</text:p>
          </table:table-cell>
          <table:table-cell table:style-name="ce9" table:formula="of:=([.T421]/4000)*6.28*20.5679" office:value-type="float" office:value="1496.618924241" calcext:value-type="float">
            <text:p>1496.619 mm</text:p>
          </table:table-cell>
          <table:table-cell table:style-name="ce9" table:formula="of:=([.T421]/4000)*6.28*20.61" office:value-type="float" office:value="1499.6823219" calcext:value-type="float">
            <text:p>1499.682 mm</text:p>
          </table:table-cell>
          <table:table-cell table:style-name="ce2" office:value-type="float" office:value="46338" calcext:value-type="float">
            <text:p>46338</text:p>
          </table:table-cell>
          <table:table-cell table:style-name="ce2" office:value-type="string" calcext:value-type="string">
            <text:p>FAST</text:p>
          </table:table-cell>
          <table:table-cell table:style-name="ce2" office:value-type="float" office:value="45720" calcext:value-type="float">
            <text:p>45720</text:p>
          </table:table-cell>
          <table:table-cell table:number-columns-repeated="2"/>
          <table:table-cell table:style-name="ce5" table:formula="of:=([.AB420]/4000)*2*PI()*20.5679" office:value-type="float" office:value="2996.1453053938" calcext:value-type="float">
            <text:p>2996.145 mm</text:p>
          </table:table-cell>
          <table:table-cell table:style-name="ce9" table:formula="of:=([.AB420]/4000)*6.28*20.5679" office:value-type="float" office:value="2994.626387411" calcext:value-type="float">
            <text:p>2994.626 mm</text:p>
          </table:table-cell>
          <table:table-cell table:style-name="ce9" table:formula="of:=([.AB420]/4000)*6.28*20.61" office:value-type="float" office:value="3000.7560249" calcext:value-type="float">
            <text:p>3000.756 mm</text:p>
          </table:table-cell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503" calcext:value-type="float">
            <text:p>92503</text:p>
          </table:table-cell>
          <table:table-cell table:number-columns-repeated="2"/>
          <table:table-cell table:style-name="ce5" table:formula="of:=([.AJ420]/4000)*2*PI()*20.5679" office:value-type="float" office:value="4494.07257217274" calcext:value-type="float">
            <text:p>4494.073 mm</text:p>
          </table:table-cell>
          <table:table-cell table:style-name="ce9" table:formula="of:=([.AJ420]/4000)*6.28*20.5679" office:value-type="float" office:value="4491.794268903" calcext:value-type="float">
            <text:p>4491.794 mm</text:p>
          </table:table-cell>
          <table:table-cell table:style-name="ce9" table:formula="of:=([.AJ420]/4000)*6.28*20.61" office:value-type="float" office:value="4500.9884277" calcext:value-type="float">
            <text:p>4500.988 mm</text:p>
          </table:table-cell>
          <table:table-cell table:style-name="ce2" office:value-type="float" office:value="139101" calcext:value-type="float">
            <text:p>139101</text:p>
          </table:table-cell>
          <table:table-cell/>
          <table:table-cell table:style-name="ce2" office:value-type="float" office:value="139220" calcext:value-type="float">
            <text:p>139220</text:p>
          </table:table-cell>
          <table:table-cell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21]/4000)*2*PI()*20.5679" office:value-type="float" office:value="660.148991504055" calcext:value-type="float">
            <text:p>660.149 mm</text:p>
          </table:table-cell>
          <table:table-cell table:style-name="ce9" table:formula="of:=([.D421]/4000)*6.28*20.5679" office:value-type="float" office:value="659.814324099" calcext:value-type="float">
            <text:p>659.814 mm</text:p>
          </table:table-cell>
          <table:table-cell table:style-name="ce9" table:formula="of:=([.D421]/4000)*6.28*20.61" office:value-type="float" office:value="661.1648841" calcext:value-type="float">
            <text:p>661.165 mm</text:p>
          </table:table-cell>
          <table:table-cell table:style-name="ce2" office:value-type="float" office:value="20433" calcext:value-type="float">
            <text:p>20433</text:p>
          </table:table-cell>
          <table:table-cell/>
          <table:table-cell table:style-name="ce2" office:value-type="float" office:value="20452" calcext:value-type="float">
            <text:p>20452</text:p>
          </table:table-cell>
          <table:table-cell table:number-columns-repeated="2"/>
          <table:table-cell table:style-name="ce5" table:formula="of:=([.L421]/4000)*2*PI()*20.5679" office:value-type="float" office:value="750.352876605574" calcext:value-type="float">
            <text:p>750.353 mm</text:p>
          </table:table-cell>
          <table:table-cell table:style-name="ce9" table:formula="of:=([.L421]/4000)*6.28*20.5679" office:value-type="float" office:value="749.972479675" calcext:value-type="float">
            <text:p>749.972 mm</text:p>
          </table:table-cell>
          <table:table-cell table:style-name="ce9" table:formula="of:=([.L421]/4000)*6.28*20.61" office:value-type="float" office:value="751.5075825" calcext:value-type="float">
            <text:p>751.508 mm</text:p>
          </table:table-cell>
          <table:table-cell table:style-name="ce2" office:value-type="float" office:value="23225" calcext:value-type="float">
            <text:p>23225</text:p>
          </table:table-cell>
          <table:table-cell/>
          <table:table-cell table:style-name="ce2" office:value-type="float" office:value="23196" calcext:value-type="float">
            <text:p>23196</text:p>
          </table:table-cell>
          <table:table-cell table:number-columns-repeated="2"/>
          <table:table-cell table:style-name="ce5" table:formula="of:=([.T422]/4000)*2*PI()*20.5679" office:value-type="float" office:value="1497.73341888832" calcext:value-type="float">
            <text:p>1497.733 mm</text:p>
          </table:table-cell>
          <table:table-cell table:style-name="ce9" table:formula="of:=([.T422]/4000)*6.28*20.5679" office:value-type="float" office:value="1496.974131874" calcext:value-type="float">
            <text:p>1496.974 mm</text:p>
          </table:table-cell>
          <table:table-cell table:style-name="ce9" table:formula="of:=([.T422]/4000)*6.28*20.61" office:value-type="float" office:value="1500.0382566" calcext:value-type="float">
            <text:p>1500.038 mm</text:p>
          </table:table-cell>
          <table:table-cell table:style-name="ce2" office:value-type="float" office:value="46347" calcext:value-type="float">
            <text:p>46347</text:p>
          </table:table-cell>
          <table:table-cell table:style-name="ce2" office:value-type="string" calcext:value-type="string">
            <text:p>SLOW</text:p>
          </table:table-cell>
          <table:table-cell table:style-name="ce2" office:value-type="float" office:value="42991" calcext:value-type="float">
            <text:p>42991</text:p>
          </table:table-cell>
          <table:table-cell table:number-columns-repeated="2"/>
          <table:table-cell table:style-name="ce5" table:formula="of:=([.AB421]/4000)*2*PI()*20.5679" office:value-type="float" office:value="2994.52990630531" calcext:value-type="float">
            <text:p>2994.530 mm</text:p>
          </table:table-cell>
          <table:table-cell table:style-name="ce9" table:formula="of:=([.AB421]/4000)*6.28*20.5679" office:value-type="float" office:value="2993.011807261" calcext:value-type="float">
            <text:p>2993.012 mm</text:p>
          </table:table-cell>
          <table:table-cell table:style-name="ce9" table:formula="of:=([.AB421]/4000)*6.28*20.61" office:value-type="float" office:value="2999.1381399" calcext:value-type="float">
            <text:p>2999.138 mm</text:p>
          </table:table-cell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852" calcext:value-type="float">
            <text:p>92852</text:p>
          </table:table-cell>
          <table:table-cell table:number-columns-repeated="2"/>
          <table:table-cell table:style-name="ce5" table:formula="of:=([.AJ421]/4000)*2*PI()*20.5679" office:value-type="float" office:value="4492.48948106601" calcext:value-type="float">
            <text:p>4492.489 mm</text:p>
          </table:table-cell>
          <table:table-cell table:style-name="ce9" table:formula="of:=([.AJ421]/4000)*6.28*20.5679" office:value-type="float" office:value="4490.211980356" calcext:value-type="float">
            <text:p>4490.212 mm</text:p>
          </table:table-cell>
          <table:table-cell table:style-name="ce9" table:formula="of:=([.AJ421]/4000)*6.28*20.61" office:value-type="float" office:value="4499.4029004" calcext:value-type="float">
            <text:p>4499.403 mm</text:p>
          </table:table-cell>
          <table:table-cell table:style-name="ce2" office:value-type="float" office:value="139052" calcext:value-type="float">
            <text:p>139052</text:p>
          </table:table-cell>
          <table:table-cell/>
          <table:table-cell table:style-name="ce2" office:value-type="float" office:value="139241" calcext:value-type="float">
            <text:p>139241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22]/4000)*2*PI()*20.5679" office:value-type="float" office:value="659.761295722817" calcext:value-type="float">
            <text:p>659.761 mm</text:p>
          </table:table-cell>
          <table:table-cell table:style-name="ce9" table:formula="of:=([.D422]/4000)*6.28*20.5679" office:value-type="float" office:value="659.426824863" calcext:value-type="float">
            <text:p>659.427 mm</text:p>
          </table:table-cell>
          <table:table-cell table:style-name="ce9" table:formula="of:=([.D422]/4000)*6.28*20.61" office:value-type="float" office:value="660.7765917" calcext:value-type="float">
            <text:p>660.777 mm</text:p>
          </table:table-cell>
          <table:table-cell table:style-name="ce2" office:value-type="float" office:value="20421" calcext:value-type="float">
            <text:p>20421</text:p>
          </table:table-cell>
          <table:table-cell/>
          <table:table-cell table:style-name="ce2" office:value-type="float" office:value="20455" calcext:value-type="float">
            <text:p>20455</text:p>
          </table:table-cell>
          <table:table-cell table:number-columns-repeated="2"/>
          <table:table-cell table:style-name="ce5" table:formula="of:=([.L422]/4000)*2*PI()*20.5679" office:value-type="float" office:value="750.223644678494" calcext:value-type="float">
            <text:p>750.224 mm</text:p>
          </table:table-cell>
          <table:table-cell table:style-name="ce9" table:formula="of:=([.L422]/4000)*6.28*20.5679" office:value-type="float" office:value="749.843313263" calcext:value-type="float">
            <text:p>749.843 mm</text:p>
          </table:table-cell>
          <table:table-cell table:style-name="ce9" table:formula="of:=([.L422]/4000)*6.28*20.61" office:value-type="float" office:value="751.3781517" calcext:value-type="float">
            <text:p>751.378 mm</text:p>
          </table:table-cell>
          <table:table-cell table:style-name="ce2" office:value-type="float" office:value="23221" calcext:value-type="float">
            <text:p>23221</text:p>
          </table:table-cell>
          <table:table-cell/>
          <table:table-cell table:style-name="ce2" office:value-type="float" office:value="23208" calcext:value-type="float">
            <text:p>23208</text:p>
          </table:table-cell>
          <table:table-cell table:number-columns-repeated="2"/>
          <table:table-cell table:style-name="ce5" table:formula="of:=([.T423]/4000)*2*PI()*20.5679" office:value-type="float" office:value="1497.50726301593" calcext:value-type="float">
            <text:p>1497.507 mm</text:p>
          </table:table-cell>
          <table:table-cell table:style-name="ce9" table:formula="of:=([.T423]/4000)*6.28*20.5679" office:value-type="float" office:value="1496.748090653" calcext:value-type="float">
            <text:p>1496.748 mm</text:p>
          </table:table-cell>
          <table:table-cell table:style-name="ce9" table:formula="of:=([.T423]/4000)*6.28*20.61" office:value-type="float" office:value="1499.8117527" calcext:value-type="float">
            <text:p>1499.812 mm</text:p>
          </table:table-cell>
          <table:table-cell table:style-name="ce2" office:value-type="float" office:value="46358" calcext:value-type="float">
            <text:p>46358</text:p>
          </table:table-cell>
          <table:table-cell table:style-name="ce2" office:value-type="string" calcext:value-type="string">
            <text:p>SLOW</text:p>
          </table:table-cell>
          <table:table-cell table:style-name="ce2" office:value-type="float" office:value="41873" calcext:value-type="float">
            <text:p>41873</text:p>
          </table:table-cell>
          <table:table-cell table:number-columns-repeated="2"/>
          <table:table-cell table:style-name="ce5" table:formula="of:=([.AB422]/4000)*2*PI()*20.5679" office:value-type="float" office:value="2994.1099025423" calcext:value-type="float">
            <text:p>2994.110 mm</text:p>
          </table:table-cell>
          <table:table-cell table:style-name="ce9" table:formula="of:=([.AB422]/4000)*6.28*20.5679" office:value-type="float" office:value="2992.592016422" calcext:value-type="float">
            <text:p>2992.592 mm</text:p>
          </table:table-cell>
          <table:table-cell table:style-name="ce9" table:formula="of:=([.AB422]/4000)*6.28*20.61" office:value-type="float" office:value="2998.7174898" calcext:value-type="float">
            <text:p>2998.717 mm</text:p>
          </table:table-cell>
          <table:table-cell table:style-name="ce2" office:value-type="float" office:value="92674" calcext:value-type="float">
            <text:p>92674</text:p>
          </table:table-cell>
          <table:table-cell/>
          <table:table-cell table:style-name="ce2" office:value-type="float" office:value="92415" calcext:value-type="float">
            <text:p>92415</text:p>
          </table:table-cell>
          <table:table-cell table:number-columns-repeated="2"/>
          <table:table-cell table:style-name="ce5" table:formula="of:=([.AJ422]/4000)*2*PI()*20.5679" office:value-type="float" office:value="4493.65256840973" calcext:value-type="float">
            <text:p>4493.653 mm</text:p>
          </table:table-cell>
          <table:table-cell table:style-name="ce9" table:formula="of:=([.AJ422]/4000)*6.28*20.5679" office:value-type="float" office:value="4491.374478064" calcext:value-type="float">
            <text:p>4491.374 mm</text:p>
          </table:table-cell>
          <table:table-cell table:style-name="ce9" table:formula="of:=([.AJ422]/4000)*6.28*20.61" office:value-type="float" office:value="4500.5677776" calcext:value-type="float">
            <text:p>4500.568 mm</text:p>
          </table:table-cell>
          <table:table-cell table:style-name="ce2" office:value-type="float" office:value="139088" calcext:value-type="float">
            <text:p>139088</text:p>
          </table:table-cell>
          <table:table-cell/>
          <table:table-cell table:style-name="ce2" office:value-type="float" office:value="139223" calcext:value-type="float">
            <text:p>139223</text:p>
          </table:table-cell>
          <table:table-cell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23]/4000)*2*PI()*20.5679" office:value-type="float" office:value="660.148991504055" calcext:value-type="float">
            <text:p>660.149 mm</text:p>
          </table:table-cell>
          <table:table-cell table:style-name="ce9" table:formula="of:=([.D423]/4000)*6.28*20.5679" office:value-type="float" office:value="659.814324099" calcext:value-type="float">
            <text:p>659.814 mm</text:p>
          </table:table-cell>
          <table:table-cell table:style-name="ce9" table:formula="of:=([.D423]/4000)*6.28*20.61" office:value-type="float" office:value="661.1648841" calcext:value-type="float">
            <text:p>661.165 mm</text:p>
          </table:table-cell>
          <table:table-cell table:style-name="ce2" office:value-type="float" office:value="20433" calcext:value-type="float">
            <text:p>20433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 table:number-columns-repeated="2"/>
          <table:table-cell table:style-name="ce5" table:formula="of:=([.L423]/4000)*2*PI()*20.5679" office:value-type="float" office:value="750.449800550883" calcext:value-type="float">
            <text:p>750.450 mm</text:p>
          </table:table-cell>
          <table:table-cell table:style-name="ce9" table:formula="of:=([.L423]/4000)*6.28*20.5679" office:value-type="float" office:value="750.069354484" calcext:value-type="float">
            <text:p>750.069 mm</text:p>
          </table:table-cell>
          <table:table-cell table:style-name="ce9" table:formula="of:=([.L423]/4000)*6.28*20.61" office:value-type="float" office:value="751.6046556" calcext:value-type="float">
            <text:p>751.605 mm</text:p>
          </table:table-cell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00" calcext:value-type="float">
            <text:p>23200</text:p>
          </table:table-cell>
          <table:table-cell table:number-columns-repeated="2"/>
          <table:table-cell table:style-name="ce5" table:formula="of:=([.T424]/4000)*2*PI()*20.5679" office:value-type="float" office:value="1497.63649494301" calcext:value-type="float">
            <text:p>1497.636 mm</text:p>
          </table:table-cell>
          <table:table-cell table:style-name="ce9" table:formula="of:=([.T424]/4000)*6.28*20.5679" office:value-type="float" office:value="1496.877257065" calcext:value-type="float">
            <text:p>1496.877 mm</text:p>
          </table:table-cell>
          <table:table-cell table:style-name="ce9" table:formula="of:=([.T424]/4000)*6.28*20.61" office:value-type="float" office:value="1499.9411835" calcext:value-type="float">
            <text:p>1499.941 mm</text:p>
          </table:table-cell>
          <table:table-cell table:style-name="ce2" office:value-type="float" office:value="46351" calcext:value-type="float">
            <text:p>46351</text:p>
          </table:table-cell>
          <table:table-cell table:style-name="ce2" office:value-type="string" calcext:value-type="string">
            <text:p>SLOW</text:p>
          </table:table-cell>
          <table:table-cell table:style-name="ce2" office:value-type="float" office:value="44727" calcext:value-type="float">
            <text:p>44727</text:p>
          </table:table-cell>
          <table:table-cell table:number-columns-repeated="2"/>
          <table:table-cell table:style-name="ce5" table:formula="of:=([.AB423]/4000)*2*PI()*20.5679" office:value-type="float" office:value="2994.20682648761" calcext:value-type="float">
            <text:p>2994.207 mm</text:p>
          </table:table-cell>
          <table:table-cell table:style-name="ce9" table:formula="of:=([.AB423]/4000)*6.28*20.5679" office:value-type="float" office:value="2992.688891231" calcext:value-type="float">
            <text:p>2992.689 mm</text:p>
          </table:table-cell>
          <table:table-cell table:style-name="ce9" table:formula="of:=([.AB423]/4000)*6.28*20.61" office:value-type="float" office:value="2998.8145629" calcext:value-type="float">
            <text:p>2998.815 mm</text:p>
          </table:table-cell>
          <table:table-cell table:style-name="ce2" office:value-type="float" office:value="92677" calcext:value-type="float">
            <text:p>92677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 table:number-columns-repeated="2"/>
          <table:table-cell table:style-name="ce5" table:formula="of:=([.AJ423]/4000)*2*PI()*20.5679" office:value-type="float" office:value="4492.23101721186" calcext:value-type="float">
            <text:p>4492.231 mm</text:p>
          </table:table-cell>
          <table:table-cell table:style-name="ce9" table:formula="of:=([.AJ423]/4000)*6.28*20.5679" office:value-type="float" office:value="4489.953647532" calcext:value-type="float">
            <text:p>4489.954 mm</text:p>
          </table:table-cell>
          <table:table-cell table:style-name="ce9" table:formula="of:=([.AJ423]/4000)*6.28*20.61" office:value-type="float" office:value="4499.1440388" calcext:value-type="float">
            <text:p>4499.144 mm</text:p>
          </table:table-cell>
          <table:table-cell table:style-name="ce2" office:value-type="float" office:value="139044" calcext:value-type="float">
            <text:p>139044</text:p>
          </table:table-cell>
          <table:table-cell/>
          <table:table-cell table:style-name="ce2" office:value-type="float" office:value="139246" calcext:value-type="float">
            <text:p>139246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24]/4000)*2*PI()*20.5679" office:value-type="float" office:value="659.793603704586" calcext:value-type="float">
            <text:p>659.794 mm</text:p>
          </table:table-cell>
          <table:table-cell table:style-name="ce9" table:formula="of:=([.D424]/4000)*6.28*20.5679" office:value-type="float" office:value="659.459116466" calcext:value-type="float">
            <text:p>659.459 mm</text:p>
          </table:table-cell>
          <table:table-cell table:style-name="ce9" table:formula="of:=([.D424]/4000)*6.28*20.61" office:value-type="float" office:value="660.8089494" calcext:value-type="float">
            <text:p>660.809 mm</text:p>
          </table:table-cell>
          <table:table-cell table:style-name="ce2" office:value-type="float" office:value="20422" calcext:value-type="float">
            <text:p>20422</text:p>
          </table:table-cell>
          <table:table-cell/>
          <table:table-cell table:style-name="ce2" office:value-type="float" office:value="20455" calcext:value-type="float">
            <text:p>20455</text:p>
          </table:table-cell>
          <table:table-cell table:number-columns-repeated="2"/>
          <table:table-cell table:style-name="ce5" table:formula="of:=([.L424]/4000)*2*PI()*20.5679" office:value-type="float" office:value="750.094412751414" calcext:value-type="float">
            <text:p>750.094 mm</text:p>
          </table:table-cell>
          <table:table-cell table:style-name="ce9" table:formula="of:=([.L424]/4000)*6.28*20.5679" office:value-type="float" office:value="749.714146851" calcext:value-type="float">
            <text:p>749.714 mm</text:p>
          </table:table-cell>
          <table:table-cell table:style-name="ce9" table:formula="of:=([.L424]/4000)*6.28*20.61" office:value-type="float" office:value="751.2487209" calcext:value-type="float">
            <text:p>751.249 mm</text:p>
          </table:table-cell>
          <table:table-cell table:style-name="ce2" office:value-type="float" office:value="23217" calcext:value-type="float">
            <text:p>23217</text:p>
          </table:table-cell>
          <table:table-cell/>
          <table:table-cell table:style-name="ce2" office:value-type="float" office:value="23205" calcext:value-type="float">
            <text:p>23205</text:p>
          </table:table-cell>
          <table:table-cell table:number-columns-repeated="2"/>
          <table:table-cell table:style-name="ce5" table:formula="of:=([.T425]/4000)*2*PI()*20.5679" office:value-type="float" office:value="1496.73187145345" calcext:value-type="float">
            <text:p>1496.732 mm</text:p>
          </table:table-cell>
          <table:table-cell table:style-name="ce9" table:formula="of:=([.T425]/4000)*6.28*20.5679" office:value-type="float" office:value="1495.973092181" calcext:value-type="float">
            <text:p>1495.973 mm</text:p>
          </table:table-cell>
          <table:table-cell table:style-name="ce9" table:formula="of:=([.T425]/4000)*6.28*20.61" office:value-type="float" office:value="1499.0351679" calcext:value-type="float">
            <text:p>1499.035 mm</text:p>
          </table:table-cell>
          <table:table-cell table:style-name="ce2" office:value-type="float" office:value="46355" calcext:value-type="float">
            <text:p>46355</text:p>
          </table:table-cell>
          <table:table-cell table:style-name="ce2" office:value-type="string" calcext:value-type="string">
            <text:p>SLOW</text:p>
          </table:table-cell>
          <table:table-cell table:style-name="ce2" office:value-type="float" office:value="42185" calcext:value-type="float">
            <text:p>42185</text:p>
          </table:table-cell>
          <table:table-cell table:number-columns-repeated="2"/>
          <table:table-cell table:style-name="ce5" table:formula="of:=([.AB424]/4000)*2*PI()*20.5679" office:value-type="float" office:value="2994.30375043292" calcext:value-type="float">
            <text:p>2994.304 mm</text:p>
          </table:table-cell>
          <table:table-cell table:style-name="ce9" table:formula="of:=([.AB424]/4000)*6.28*20.5679" office:value-type="float" office:value="2992.78576604" calcext:value-type="float">
            <text:p>2992.786 mm</text:p>
          </table:table-cell>
          <table:table-cell table:style-name="ce9" table:formula="of:=([.AB424]/4000)*6.28*20.61" office:value-type="float" office:value="2998.911636" calcext:value-type="float">
            <text:p>2998.912 mm</text:p>
          </table:table-cell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582" calcext:value-type="float">
            <text:p>92582</text:p>
          </table:table-cell>
          <table:table-cell table:number-columns-repeated="2"/>
          <table:table-cell table:style-name="ce5" table:formula="of:=([.AJ424]/4000)*2*PI()*20.5679" office:value-type="float" office:value="4493.52333648265" calcext:value-type="float">
            <text:p>4493.523 mm</text:p>
          </table:table-cell>
          <table:table-cell table:style-name="ce9" table:formula="of:=([.AJ424]/4000)*6.28*20.5679" office:value-type="float" office:value="4491.245311652" calcext:value-type="float">
            <text:p>4491.245 mm</text:p>
          </table:table-cell>
          <table:table-cell table:style-name="ce9" table:formula="of:=([.AJ424]/4000)*6.28*20.61" office:value-type="float" office:value="4500.4383468" calcext:value-type="float">
            <text:p>4500.438 mm</text:p>
          </table:table-cell>
          <table:table-cell table:style-name="ce2" office:value-type="float" office:value="139084" calcext:value-type="float">
            <text:p>139084</text:p>
          </table:table-cell>
          <table:table-cell/>
          <table:table-cell table:style-name="ce2" office:value-type="float" office:value="139236" calcext:value-type="float">
            <text:p>139236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25]/4000)*2*PI()*20.5679" office:value-type="float" office:value="660.116683522285" calcext:value-type="float">
            <text:p>660.117 mm</text:p>
          </table:table-cell>
          <table:table-cell table:style-name="ce9" table:formula="of:=([.D425]/4000)*6.28*20.5679" office:value-type="float" office:value="659.782032496" calcext:value-type="float">
            <text:p>659.782 mm</text:p>
          </table:table-cell>
          <table:table-cell table:style-name="ce9" table:formula="of:=([.D425]/4000)*6.28*20.61" office:value-type="float" office:value="661.1325264" calcext:value-type="float">
            <text:p>661.133 mm</text:p>
          </table:table-cell>
          <table:table-cell table:style-name="ce2" office:value-type="float" office:value="20432" calcext:value-type="float">
            <text:p>20432</text:p>
          </table:table-cell>
          <table:table-cell/>
          <table:table-cell table:style-name="ce2" office:value-type="float" office:value="20451" calcext:value-type="float">
            <text:p>20451</text:p>
          </table:table-cell>
          <table:table-cell table:number-columns-repeated="2"/>
          <table:table-cell table:style-name="ce5" table:formula="of:=([.L425]/4000)*2*PI()*20.5679" office:value-type="float" office:value="750.255952660264" calcext:value-type="float">
            <text:p>750.256 mm</text:p>
          </table:table-cell>
          <table:table-cell table:style-name="ce9" table:formula="of:=([.L425]/4000)*6.28*20.5679" office:value-type="float" office:value="749.875604866" calcext:value-type="float">
            <text:p>749.876 mm</text:p>
          </table:table-cell>
          <table:table-cell table:style-name="ce9" table:formula="of:=([.L425]/4000)*6.28*20.61" office:value-type="float" office:value="751.4105094" calcext:value-type="float">
            <text:p>751.411 mm</text:p>
          </table:table-cell>
          <table:table-cell table:style-name="ce2" office:value-type="float" office:value="23222" calcext:value-type="float">
            <text:p>23222</text:p>
          </table:table-cell>
          <table:table-cell/>
          <table:table-cell table:style-name="ce2" office:value-type="float" office:value="23193" calcext:value-type="float">
            <text:p>23193</text:p>
          </table:table-cell>
          <table:table-cell table:number-columns-repeated="2"/>
          <table:table-cell table:style-name="ce5" table:formula="of:=([.T426]/4000)*2*PI()*20.5679" office:value-type="float" office:value="1497.08725925292" calcext:value-type="float">
            <text:p>1497.087 mm</text:p>
          </table:table-cell>
          <table:table-cell table:style-name="ce9" table:formula="of:=([.T426]/4000)*6.28*20.5679" office:value-type="float" office:value="1496.328299814" calcext:value-type="float">
            <text:p>1496.328 mm</text:p>
          </table:table-cell>
          <table:table-cell table:style-name="ce9" table:formula="of:=([.T426]/4000)*6.28*20.61" office:value-type="float" office:value="1499.3911026" calcext:value-type="float">
            <text:p>1499.391 mm</text:p>
          </table:table-cell>
          <table:table-cell table:style-name="ce2" office:value-type="float" office:value="46327" calcext:value-type="float">
            <text:p>46327</text:p>
          </table:table-cell>
          <table:table-cell/>
          <table:table-cell table:style-name="ce2" office:value-type="float" office:value="46394" calcext:value-type="float">
            <text:p>46394</text:p>
          </table:table-cell>
          <table:table-cell table:number-columns-repeated="2"/>
          <table:table-cell table:style-name="ce5" table:formula="of:=([.AB425]/4000)*2*PI()*20.5679" office:value-type="float" office:value="2994.49759832354" calcext:value-type="float">
            <text:p>2994.498 mm</text:p>
          </table:table-cell>
          <table:table-cell table:style-name="ce9" table:formula="of:=([.AB425]/4000)*6.28*20.5679" office:value-type="float" office:value="2992.979515658" calcext:value-type="float">
            <text:p>2992.980 mm</text:p>
          </table:table-cell>
          <table:table-cell table:style-name="ce9" table:formula="of:=([.AB425]/4000)*6.28*20.61" office:value-type="float" office:value="2999.1057822" calcext:value-type="float">
            <text:p>2999.106 mm</text:p>
          </table:table-cell>
          <table:table-cell table:style-name="ce2" office:value-type="float" office:value="92686" calcext:value-type="float">
            <text:p>92686</text:p>
          </table:table-cell>
          <table:table-cell/>
          <table:table-cell table:style-name="ce2" office:value-type="float" office:value="92822" calcext:value-type="float">
            <text:p>92822</text:p>
          </table:table-cell>
          <table:table-cell table:number-columns-repeated="2"/>
          <table:table-cell table:style-name="ce5" table:formula="of:=([.AJ425]/4000)*2*PI()*20.5679" office:value-type="float" office:value="4491.94024537593" calcext:value-type="float">
            <text:p>4491.940 mm</text:p>
          </table:table-cell>
          <table:table-cell table:style-name="ce9" table:formula="of:=([.AJ425]/4000)*6.28*20.5679" office:value-type="float" office:value="4489.663023105" calcext:value-type="float">
            <text:p>4489.663 mm</text:p>
          </table:table-cell>
          <table:table-cell table:style-name="ce9" table:formula="of:=([.AJ425]/4000)*6.28*20.61" office:value-type="float" office:value="4498.8528195" calcext:value-type="float">
            <text:p>4498.853 mm</text:p>
          </table:table-cell>
          <table:table-cell table:style-name="ce2" office:value-type="float" office:value="139035" calcext:value-type="float">
            <text:p>139035</text:p>
          </table:table-cell>
          <table:table-cell/>
          <table:table-cell table:style-name="ce2" office:value-type="float" office:value="139243" calcext:value-type="float">
            <text:p>139243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26]/4000)*2*PI()*20.5679" office:value-type="float" office:value="659.761295722817" calcext:value-type="float">
            <text:p>659.761 mm</text:p>
          </table:table-cell>
          <table:table-cell table:style-name="ce9" table:formula="of:=([.D426]/4000)*6.28*20.5679" office:value-type="float" office:value="659.426824863" calcext:value-type="float">
            <text:p>659.427 mm</text:p>
          </table:table-cell>
          <table:table-cell table:style-name="ce9" table:formula="of:=([.D426]/4000)*6.28*20.61" office:value-type="float" office:value="660.7765917" calcext:value-type="float">
            <text:p>660.777 mm</text:p>
          </table:table-cell>
          <table:table-cell table:style-name="ce2" office:value-type="float" office:value="20421" calcext:value-type="float">
            <text:p>20421</text:p>
          </table:table-cell>
          <table:table-cell/>
          <table:table-cell table:style-name="ce2" office:value-type="float" office:value="20454" calcext:value-type="float">
            <text:p>20454</text:p>
          </table:table-cell>
          <table:table-cell table:number-columns-repeated="2"/>
          <table:table-cell table:style-name="ce5" table:formula="of:=([.L426]/4000)*2*PI()*20.5679" office:value-type="float" office:value="749.706716970176" calcext:value-type="float">
            <text:p>749.707 mm</text:p>
          </table:table-cell>
          <table:table-cell table:style-name="ce9" table:formula="of:=([.L426]/4000)*6.28*20.5679" office:value-type="float" office:value="749.326647615" calcext:value-type="float">
            <text:p>749.327 mm</text:p>
          </table:table-cell>
          <table:table-cell table:style-name="ce9" table:formula="of:=([.L426]/4000)*6.28*20.61" office:value-type="float" office:value="750.8604285" calcext:value-type="float">
            <text:p>750.860 mm</text:p>
          </table:table-cell>
          <table:table-cell table:style-name="ce2" office:value-type="float" office:value="23205" calcext:value-type="float">
            <text:p>23205</text:p>
          </table:table-cell>
          <table:table-cell/>
          <table:table-cell table:style-name="ce2" office:value-type="float" office:value="23197" calcext:value-type="float">
            <text:p>23197</text:p>
          </table:table-cell>
          <table:table-cell table:number-columns-repeated="2"/>
          <table:table-cell table:style-name="ce5" table:formula="of:=([.T427]/4000)*2*PI()*20.5679" office:value-type="float" office:value="1496.99033530761" calcext:value-type="float">
            <text:p>1496.990 mm</text:p>
          </table:table-cell>
          <table:table-cell table:style-name="ce9" table:formula="of:=([.T427]/4000)*6.28*20.5679" office:value-type="float" office:value="1496.231425005" calcext:value-type="float">
            <text:p>1496.231 mm</text:p>
          </table:table-cell>
          <table:table-cell table:style-name="ce9" table:formula="of:=([.T427]/4000)*6.28*20.61" office:value-type="float" office:value="1499.2940295" calcext:value-type="float">
            <text:p>1499.294 mm</text:p>
          </table:table-cell>
          <table:table-cell table:style-name="ce2" office:value-type="float" office:value="46338" calcext:value-type="float">
            <text:p>46338</text:p>
          </table:table-cell>
          <table:table-cell/>
          <table:table-cell table:style-name="ce2" office:value-type="float" office:value="46453" calcext:value-type="float">
            <text:p>46453</text:p>
          </table:table-cell>
          <table:table-cell table:number-columns-repeated="2"/>
          <table:table-cell table:style-name="ce5" table:formula="of:=([.AB426]/4000)*2*PI()*20.5679" office:value-type="float" office:value="2994.72375419593" calcext:value-type="float">
            <text:p>2994.724 mm</text:p>
          </table:table-cell>
          <table:table-cell table:style-name="ce9" table:formula="of:=([.AB426]/4000)*6.28*20.5679" office:value-type="float" office:value="2993.205556879" calcext:value-type="float">
            <text:p>2993.206 mm</text:p>
          </table:table-cell>
          <table:table-cell table:style-name="ce9" table:formula="of:=([.AB426]/4000)*6.28*20.61" office:value-type="float" office:value="2999.3322861" calcext:value-type="float">
            <text:p>2999.332 mm</text:p>
          </table:table-cell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512" calcext:value-type="float">
            <text:p>92512</text:p>
          </table:table-cell>
          <table:table-cell table:number-columns-repeated="2"/>
          <table:table-cell table:style-name="ce5" table:formula="of:=([.AJ426]/4000)*2*PI()*20.5679" office:value-type="float" office:value="4493.97564822743" calcext:value-type="float">
            <text:p>4493.976 mm</text:p>
          </table:table-cell>
          <table:table-cell table:style-name="ce9" table:formula="of:=([.AJ426]/4000)*6.28*20.5679" office:value-type="float" office:value="4491.697394094" calcext:value-type="float">
            <text:p>4491.697 mm</text:p>
          </table:table-cell>
          <table:table-cell table:style-name="ce9" table:formula="of:=([.AJ426]/4000)*6.28*20.61" office:value-type="float" office:value="4500.8913546" calcext:value-type="float">
            <text:p>4500.891 mm</text:p>
          </table:table-cell>
          <table:table-cell table:style-name="ce2" office:value-type="float" office:value="139098" calcext:value-type="float">
            <text:p>139098</text:p>
          </table:table-cell>
          <table:table-cell/>
          <table:table-cell table:style-name="ce2" office:value-type="float" office:value="139259" calcext:value-type="float">
            <text:p>139259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27]/4000)*2*PI()*20.5679" office:value-type="float" office:value="660.245915449365" calcext:value-type="float">
            <text:p>660.246 mm</text:p>
          </table:table-cell>
          <table:table-cell table:style-name="ce9" table:formula="of:=([.D427]/4000)*6.28*20.5679" office:value-type="float" office:value="659.911198908" calcext:value-type="float">
            <text:p>659.911 mm</text:p>
          </table:table-cell>
          <table:table-cell table:style-name="ce9" table:formula="of:=([.D427]/4000)*6.28*20.61" office:value-type="float" office:value="661.2619572" calcext:value-type="float">
            <text:p>661.262 mm</text:p>
          </table:table-cell>
          <table:table-cell table:style-name="ce2" office:value-type="float" office:value="20436" calcext:value-type="float">
            <text:p>20436</text:p>
          </table:table-cell>
          <table:table-cell/>
          <table:table-cell table:style-name="ce2" office:value-type="float" office:value="20453" calcext:value-type="float">
            <text:p>20453</text:p>
          </table:table-cell>
          <table:table-cell table:number-columns-repeated="2"/>
          <table:table-cell table:style-name="ce5" table:formula="of:=([.L427]/4000)*2*PI()*20.5679" office:value-type="float" office:value="750.223644678494" calcext:value-type="float">
            <text:p>750.224 mm</text:p>
          </table:table-cell>
          <table:table-cell table:style-name="ce9" table:formula="of:=([.L427]/4000)*6.28*20.5679" office:value-type="float" office:value="749.843313263" calcext:value-type="float">
            <text:p>749.843 mm</text:p>
          </table:table-cell>
          <table:table-cell table:style-name="ce9" table:formula="of:=([.L427]/4000)*6.28*20.61" office:value-type="float" office:value="751.3781517" calcext:value-type="float">
            <text:p>751.378 mm</text:p>
          </table:table-cell>
          <table:table-cell table:style-name="ce2" office:value-type="float" office:value="23221" calcext:value-type="float">
            <text:p>23221</text:p>
          </table:table-cell>
          <table:table-cell/>
          <table:table-cell table:style-name="ce2" office:value-type="float" office:value="23191" calcext:value-type="float">
            <text:p>23191</text:p>
          </table:table-cell>
          <table:table-cell table:number-columns-repeated="2"/>
          <table:table-cell table:style-name="ce5" table:formula="of:=([.T428]/4000)*2*PI()*20.5679" office:value-type="float" office:value="1497.02264328938" calcext:value-type="float">
            <text:p>1497.023 mm</text:p>
          </table:table-cell>
          <table:table-cell table:style-name="ce9" table:formula="of:=([.T428]/4000)*6.28*20.5679" office:value-type="float" office:value="1496.263716608" calcext:value-type="float">
            <text:p>1496.264 mm</text:p>
          </table:table-cell>
          <table:table-cell table:style-name="ce9" table:formula="of:=([.T428]/4000)*6.28*20.61" office:value-type="float" office:value="1499.3263872" calcext:value-type="float">
            <text:p>1499.326 mm</text:p>
          </table:table-cell>
          <table:table-cell table:style-name="ce2" office:value-type="float" office:value="46335" calcext:value-type="float">
            <text:p>46335</text:p>
          </table:table-cell>
          <table:table-cell/>
          <table:table-cell table:style-name="ce2" office:value-type="float" office:value="46388" calcext:value-type="float">
            <text:p>46388</text:p>
          </table:table-cell>
          <table:table-cell table:number-columns-repeated="2"/>
          <table:table-cell table:style-name="ce5" table:formula="of:=([.AB427]/4000)*2*PI()*20.5679" office:value-type="float" office:value="2994.7560621777" calcext:value-type="float">
            <text:p>2994.756 mm</text:p>
          </table:table-cell>
          <table:table-cell table:style-name="ce9" table:formula="of:=([.AB427]/4000)*6.28*20.5679" office:value-type="float" office:value="2993.237848482" calcext:value-type="float">
            <text:p>2993.238 mm</text:p>
          </table:table-cell>
          <table:table-cell table:style-name="ce9" table:formula="of:=([.AB427]/4000)*6.28*20.61" office:value-type="float" office:value="2999.3646438" calcext:value-type="float">
            <text:p>2999.365 mm</text:p>
          </table:table-cell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05" calcext:value-type="float">
            <text:p>92805</text:p>
          </table:table-cell>
          <table:table-cell table:number-columns-repeated="2"/>
          <table:table-cell table:style-name="ce5" table:formula="of:=([.AJ427]/4000)*2*PI()*20.5679" office:value-type="float" office:value="4491.9725533577" calcext:value-type="float">
            <text:p>4491.973 mm</text:p>
          </table:table-cell>
          <table:table-cell table:style-name="ce9" table:formula="of:=([.AJ427]/4000)*6.28*20.5679" office:value-type="float" office:value="4489.695314708" calcext:value-type="float">
            <text:p>4489.695 mm</text:p>
          </table:table-cell>
          <table:table-cell table:style-name="ce9" table:formula="of:=([.AJ427]/4000)*6.28*20.61" office:value-type="float" office:value="4498.8851772" calcext:value-type="float">
            <text:p>4498.885 mm</text:p>
          </table:table-cell>
          <table:table-cell table:style-name="ce2" office:value-type="float" office:value="139036" calcext:value-type="float">
            <text:p>139036</text:p>
          </table:table-cell>
          <table:table-cell/>
          <table:table-cell table:style-name="ce2" office:value-type="float" office:value="139272" calcext:value-type="float">
            <text:p>139272</text:p>
          </table:table-cell>
          <table:table-cell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28]/4000)*2*PI()*20.5679" office:value-type="float" office:value="659.728987741047" calcext:value-type="float">
            <text:p>659.729 mm</text:p>
          </table:table-cell>
          <table:table-cell table:style-name="ce9" table:formula="of:=([.D428]/4000)*6.28*20.5679" office:value-type="float" office:value="659.39453326" calcext:value-type="float">
            <text:p>659.395 mm</text:p>
          </table:table-cell>
          <table:table-cell table:style-name="ce9" table:formula="of:=([.D428]/4000)*6.28*20.61" office:value-type="float" office:value="660.744234" calcext:value-type="float">
            <text:p>660.744 mm</text:p>
          </table:table-cell>
          <table:table-cell table:style-name="ce2" office:value-type="float" office:value="20420" calcext:value-type="float">
            <text:p>20420</text:p>
          </table:table-cell>
          <table:table-cell/>
          <table:table-cell table:style-name="ce2" office:value-type="float" office:value="20457" calcext:value-type="float">
            <text:p>20457</text:p>
          </table:table-cell>
          <table:table-cell table:number-columns-repeated="2"/>
          <table:table-cell table:style-name="ce5" table:formula="of:=([.L428]/4000)*2*PI()*20.5679" office:value-type="float" office:value="749.900564860795" calcext:value-type="float">
            <text:p>749.901 mm</text:p>
          </table:table-cell>
          <table:table-cell table:style-name="ce9" table:formula="of:=([.L428]/4000)*6.28*20.5679" office:value-type="float" office:value="749.520397233" calcext:value-type="float">
            <text:p>749.520 mm</text:p>
          </table:table-cell>
          <table:table-cell table:style-name="ce9" table:formula="of:=([.L428]/4000)*6.28*20.61" office:value-type="float" office:value="751.0545747" calcext:value-type="float">
            <text:p>751.055 mm</text:p>
          </table:table-cell>
          <table:table-cell table:style-name="ce2" office:value-type="float" office:value="23211" calcext:value-type="float">
            <text:p>23211</text:p>
          </table:table-cell>
          <table:table-cell/>
          <table:table-cell table:style-name="ce2" office:value-type="float" office:value="23200" calcext:value-type="float">
            <text:p>23200</text:p>
          </table:table-cell>
          <table:table-cell table:number-columns-repeated="2"/>
          <table:table-cell table:style-name="ce5" table:formula="of:=([.T429]/4000)*2*PI()*20.5679" office:value-type="float" office:value="1496.63494750814" calcext:value-type="float">
            <text:p>1496.635 mm</text:p>
          </table:table-cell>
          <table:table-cell table:style-name="ce9" table:formula="of:=([.T429]/4000)*6.28*20.5679" office:value-type="float" office:value="1495.876217372" calcext:value-type="float">
            <text:p>1495.876 mm</text:p>
          </table:table-cell>
          <table:table-cell table:style-name="ce9" table:formula="of:=([.T429]/4000)*6.28*20.61" office:value-type="float" office:value="1498.9380948" calcext:value-type="float">
            <text:p>1498.938 mm</text:p>
          </table:table-cell>
          <table:table-cell table:style-name="ce2" office:value-type="float" office:value="46336" calcext:value-type="float">
            <text:p>46336</text:p>
          </table:table-cell>
          <table:table-cell/>
          <table:table-cell table:style-name="ce2" office:value-type="float" office:value="45734" calcext:value-type="float">
            <text:p>45734</text:p>
          </table:table-cell>
          <table:table-cell table:number-columns-repeated="2"/>
          <table:table-cell table:style-name="ce5" table:formula="of:=([.AB428]/4000)*2*PI()*20.5679" office:value-type="float" office:value="2994.52990630531" calcext:value-type="float">
            <text:p>2994.530 mm</text:p>
          </table:table-cell>
          <table:table-cell table:style-name="ce9" table:formula="of:=([.AB428]/4000)*6.28*20.5679" office:value-type="float" office:value="2993.011807261" calcext:value-type="float">
            <text:p>2993.012 mm</text:p>
          </table:table-cell>
          <table:table-cell table:style-name="ce9" table:formula="of:=([.AB428]/4000)*6.28*20.61" office:value-type="float" office:value="2999.1381399" calcext:value-type="float">
            <text:p>2999.138 mm</text:p>
          </table:table-cell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413" calcext:value-type="float">
            <text:p>92413</text:p>
          </table:table-cell>
          <table:table-cell table:number-columns-repeated="2"/>
          <table:table-cell table:style-name="ce5" table:formula="of:=([.AJ428]/4000)*2*PI()*20.5679" office:value-type="float" office:value="4494.16949611805" calcext:value-type="float">
            <text:p>4494.169 mm</text:p>
          </table:table-cell>
          <table:table-cell table:style-name="ce9" table:formula="of:=([.AJ428]/4000)*6.28*20.5679" office:value-type="float" office:value="4491.891143712" calcext:value-type="float">
            <text:p>4491.891 mm</text:p>
          </table:table-cell>
          <table:table-cell table:style-name="ce9" table:formula="of:=([.AJ428]/4000)*6.28*20.61" office:value-type="float" office:value="4501.0855008" calcext:value-type="float">
            <text:p>4501.086 mm</text:p>
          </table:table-cell>
          <table:table-cell table:style-name="ce2" office:value-type="float" office:value="139104" calcext:value-type="float">
            <text:p>139104</text:p>
          </table:table-cell>
          <table:table-cell/>
          <table:table-cell table:style-name="ce2" office:value-type="float" office:value="139275" calcext:value-type="float">
            <text:p>139275</text:p>
          </table:table-cell>
          <table:table-cell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29]/4000)*2*PI()*20.5679" office:value-type="float" office:value="660.181299485825" calcext:value-type="float">
            <text:p>660.181 mm</text:p>
          </table:table-cell>
          <table:table-cell table:style-name="ce9" table:formula="of:=([.D429]/4000)*6.28*20.5679" office:value-type="float" office:value="659.846615702" calcext:value-type="float">
            <text:p>659.847 mm</text:p>
          </table:table-cell>
          <table:table-cell table:style-name="ce9" table:formula="of:=([.D429]/4000)*6.28*20.61" office:value-type="float" office:value="661.1972418" calcext:value-type="float">
            <text:p>661.197 mm</text:p>
          </table:table-cell>
          <table:table-cell table:style-name="ce2" office:value-type="float" office:value="20434" calcext:value-type="float">
            <text:p>20434</text:p>
          </table:table-cell>
          <table:table-cell/>
          <table:table-cell table:style-name="ce2" office:value-type="float" office:value="20451" calcext:value-type="float">
            <text:p>20451</text:p>
          </table:table-cell>
          <table:table-cell table:number-columns-repeated="2"/>
          <table:table-cell table:style-name="ce5" table:formula="of:=([.L429]/4000)*2*PI()*20.5679" office:value-type="float" office:value="750.094412751414" calcext:value-type="float">
            <text:p>750.094 mm</text:p>
          </table:table-cell>
          <table:table-cell table:style-name="ce9" table:formula="of:=([.L429]/4000)*6.28*20.5679" office:value-type="float" office:value="749.714146851" calcext:value-type="float">
            <text:p>749.714 mm</text:p>
          </table:table-cell>
          <table:table-cell table:style-name="ce9" table:formula="of:=([.L429]/4000)*6.28*20.61" office:value-type="float" office:value="751.2487209" calcext:value-type="float">
            <text:p>751.249 mm</text:p>
          </table:table-cell>
          <table:table-cell table:style-name="ce2" office:value-type="float" office:value="23217" calcext:value-type="float">
            <text:p>23217</text:p>
          </table:table-cell>
          <table:table-cell/>
          <table:table-cell table:style-name="ce2" office:value-type="float" office:value="23190" calcext:value-type="float">
            <text:p>23190</text:p>
          </table:table-cell>
          <table:table-cell table:number-columns-repeated="2"/>
          <table:table-cell table:style-name="ce5" table:formula="of:=([.T430]/4000)*2*PI()*20.5679" office:value-type="float" office:value="1497.18418319823" calcext:value-type="float">
            <text:p>1497.184 mm</text:p>
          </table:table-cell>
          <table:table-cell table:style-name="ce9" table:formula="of:=([.T430]/4000)*6.28*20.5679" office:value-type="float" office:value="1496.425174623" calcext:value-type="float">
            <text:p>1496.425 mm</text:p>
          </table:table-cell>
          <table:table-cell table:style-name="ce9" table:formula="of:=([.T430]/4000)*6.28*20.61" office:value-type="float" office:value="1499.4881757" calcext:value-type="float">
            <text:p>1499.488 mm</text:p>
          </table:table-cell>
          <table:table-cell table:style-name="ce2" office:value-type="float" office:value="46324" calcext:value-type="float">
            <text:p>46324</text:p>
          </table:table-cell>
          <table:table-cell/>
          <table:table-cell table:style-name="ce2" office:value-type="float" office:value="-46404" calcext:value-type="float">
            <text:p>-46404</text:p>
          </table:table-cell>
          <table:table-cell table:number-columns-repeated="2"/>
          <table:table-cell table:style-name="ce5" table:formula="of:=([.AB429]/4000)*2*PI()*20.5679" office:value-type="float" office:value="2995.14375795894" calcext:value-type="float">
            <text:p>2995.144 mm</text:p>
          </table:table-cell>
          <table:table-cell table:style-name="ce9" table:formula="of:=([.AB429]/4000)*6.28*20.5679" office:value-type="float" office:value="2993.625347718" calcext:value-type="float">
            <text:p>2993.625 mm</text:p>
          </table:table-cell>
          <table:table-cell table:style-name="ce9" table:formula="of:=([.AB429]/4000)*6.28*20.61" office:value-type="float" office:value="2999.7529362" calcext:value-type="float">
            <text:p>2999.753 mm</text:p>
          </table:table-cell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72" calcext:value-type="float">
            <text:p>92872</text:p>
          </table:table-cell>
          <table:table-cell table:number-columns-repeated="2"/>
          <table:table-cell table:style-name="ce5" table:formula="of:=([.AJ429]/4000)*2*PI()*20.5679" office:value-type="float" office:value="4492.13409326655" calcext:value-type="float">
            <text:p>4492.134 mm</text:p>
          </table:table-cell>
          <table:table-cell table:style-name="ce9" table:formula="of:=([.AJ429]/4000)*6.28*20.5679" office:value-type="float" office:value="4489.856772723" calcext:value-type="float">
            <text:p>4489.857 mm</text:p>
          </table:table-cell>
          <table:table-cell table:style-name="ce9" table:formula="of:=([.AJ429]/4000)*6.28*20.61" office:value-type="float" office:value="4499.0469657" calcext:value-type="float">
            <text:p>4499.047 mm</text:p>
          </table:table-cell>
          <table:table-cell table:style-name="ce2" office:value-type="float" office:value="139041" calcext:value-type="float">
            <text:p>139041</text:p>
          </table:table-cell>
          <table:table-cell/>
          <table:table-cell table:style-name="ce2" office:value-type="float" office:value="139286" calcext:value-type="float">
            <text:p>139286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30]/4000)*2*PI()*20.5679" office:value-type="float" office:value="659.728987741047" calcext:value-type="float">
            <text:p>659.729 mm</text:p>
          </table:table-cell>
          <table:table-cell table:style-name="ce9" table:formula="of:=([.D430]/4000)*6.28*20.5679" office:value-type="float" office:value="659.39453326" calcext:value-type="float">
            <text:p>659.395 mm</text:p>
          </table:table-cell>
          <table:table-cell table:style-name="ce9" table:formula="of:=([.D430]/4000)*6.28*20.61" office:value-type="float" office:value="660.744234" calcext:value-type="float">
            <text:p>660.744 mm</text:p>
          </table:table-cell>
          <table:table-cell table:style-name="ce2" office:value-type="float" office:value="20420" calcext:value-type="float">
            <text:p>20420</text:p>
          </table:table-cell>
          <table:table-cell/>
          <table:table-cell table:style-name="ce2" office:value-type="float" office:value="20454" calcext:value-type="float">
            <text:p>20454</text:p>
          </table:table-cell>
          <table:table-cell table:number-columns-repeated="2"/>
          <table:table-cell table:style-name="ce5" table:formula="of:=([.L430]/4000)*2*PI()*20.5679" office:value-type="float" office:value="750.029796787875" calcext:value-type="float">
            <text:p>750.030 mm</text:p>
          </table:table-cell>
          <table:table-cell table:style-name="ce9" table:formula="of:=([.L430]/4000)*6.28*20.5679" office:value-type="float" office:value="749.649563645" calcext:value-type="float">
            <text:p>749.650 mm</text:p>
          </table:table-cell>
          <table:table-cell table:style-name="ce9" table:formula="of:=([.L430]/4000)*6.28*20.61" office:value-type="float" office:value="751.1840055" calcext:value-type="float">
            <text:p>751.184 mm</text:p>
          </table:table-cell>
          <table:table-cell table:style-name="ce2" office:value-type="float" office:value="23215" calcext:value-type="float">
            <text:p>23215</text:p>
          </table:table-cell>
          <table:table-cell/>
          <table:table-cell table:style-name="ce2" office:value-type="float" office:value="23202" calcext:value-type="float">
            <text:p>23202</text:p>
          </table:table-cell>
          <table:table-cell table:number-columns-repeated="2"/>
          <table:table-cell table:style-name="ce5" table:formula="of:=([.T431]/4000)*2*PI()*20.5679" office:value-type="float" office:value="1496.50571558106" calcext:value-type="float">
            <text:p>1496.506 mm</text:p>
          </table:table-cell>
          <table:table-cell table:style-name="ce9" table:formula="of:=([.T431]/4000)*6.28*20.5679" office:value-type="float" office:value="1495.74705096" calcext:value-type="float">
            <text:p>1495.747 mm</text:p>
          </table:table-cell>
          <table:table-cell table:style-name="ce9" table:formula="of:=([.T431]/4000)*6.28*20.61" office:value-type="float" office:value="1498.808664" calcext:value-type="float">
            <text:p>1498.809 mm</text:p>
          </table:table-cell>
          <table:table-cell table:style-name="ce2" office:value-type="float" office:value="46341" calcext:value-type="float">
            <text:p>46341</text:p>
          </table:table-cell>
          <table:table-cell/>
          <table:table-cell table:style-name="ce2" office:value-type="float" office:value="46414" calcext:value-type="float">
            <text:p>46414</text:p>
          </table:table-cell>
          <table:table-cell table:number-columns-repeated="2"/>
          <table:table-cell table:style-name="ce5" table:formula="of:=([.AB430]/4000)*2*PI()*20.5679" office:value-type="float" office:value="2994.7560621777" calcext:value-type="float">
            <text:p>2994.756 mm</text:p>
          </table:table-cell>
          <table:table-cell table:style-name="ce9" table:formula="of:=([.AB430]/4000)*6.28*20.5679" office:value-type="float" office:value="2993.237848482" calcext:value-type="float">
            <text:p>2993.238 mm</text:p>
          </table:table-cell>
          <table:table-cell table:style-name="ce9" table:formula="of:=([.AB430]/4000)*6.28*20.61" office:value-type="float" office:value="2999.3646438" calcext:value-type="float">
            <text:p>2999.365 mm</text:p>
          </table:table-cell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274" calcext:value-type="float">
            <text:p>92274</text:p>
          </table:table-cell>
          <table:table-cell table:number-columns-repeated="2"/>
          <table:table-cell table:style-name="ce5" table:formula="of:=([.AJ430]/4000)*2*PI()*20.5679" office:value-type="float" office:value="4494.29872804513" calcext:value-type="float">
            <text:p>4494.299 mm</text:p>
          </table:table-cell>
          <table:table-cell table:style-name="ce9" table:formula="of:=([.AJ430]/4000)*6.28*20.5679" office:value-type="float" office:value="4492.020310124" calcext:value-type="float">
            <text:p>4492.020 mm</text:p>
          </table:table-cell>
          <table:table-cell table:style-name="ce9" table:formula="of:=([.AJ430]/4000)*6.28*20.61" office:value-type="float" office:value="4501.2149316" calcext:value-type="float">
            <text:p>4501.215 mm</text:p>
          </table:table-cell>
          <table:table-cell table:style-name="ce2" office:value-type="float" office:value="139108" calcext:value-type="float">
            <text:p>139108</text:p>
          </table:table-cell>
          <table:table-cell/>
          <table:table-cell table:style-name="ce2" office:value-type="float" office:value="139288" calcext:value-type="float">
            <text:p>139288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31]/4000)*2*PI()*20.5679" office:value-type="float" office:value="660.116683522285" calcext:value-type="float">
            <text:p>660.117 mm</text:p>
          </table:table-cell>
          <table:table-cell table:style-name="ce9" table:formula="of:=([.D431]/4000)*6.28*20.5679" office:value-type="float" office:value="659.782032496" calcext:value-type="float">
            <text:p>659.782 mm</text:p>
          </table:table-cell>
          <table:table-cell table:style-name="ce9" table:formula="of:=([.D431]/4000)*6.28*20.61" office:value-type="float" office:value="661.1325264" calcext:value-type="float">
            <text:p>661.133 mm</text:p>
          </table:table-cell>
          <table:table-cell table:style-name="ce2" office:value-type="float" office:value="20432" calcext:value-type="float">
            <text:p>20432</text:p>
          </table:table-cell>
          <table:table-cell/>
          <table:table-cell table:style-name="ce2" office:value-type="float" office:value="20451" calcext:value-type="float">
            <text:p>20451</text:p>
          </table:table-cell>
          <table:table-cell table:number-columns-repeated="2"/>
          <table:table-cell table:style-name="ce5" table:formula="of:=([.L431]/4000)*2*PI()*20.5679" office:value-type="float" office:value="750.320568623804" calcext:value-type="float">
            <text:p>750.321 mm</text:p>
          </table:table-cell>
          <table:table-cell table:style-name="ce9" table:formula="of:=([.L431]/4000)*6.28*20.5679" office:value-type="float" office:value="749.940188072" calcext:value-type="float">
            <text:p>749.940 mm</text:p>
          </table:table-cell>
          <table:table-cell table:style-name="ce9" table:formula="of:=([.L431]/4000)*6.28*20.61" office:value-type="float" office:value="751.4752248" calcext:value-type="float">
            <text:p>751.475 mm</text:p>
          </table:table-cell>
          <table:table-cell table:style-name="ce2" office:value-type="float" office:value="23224" calcext:value-type="float">
            <text:p>23224</text:p>
          </table:table-cell>
          <table:table-cell/>
          <table:table-cell table:style-name="ce2" office:value-type="float" office:value="23195" calcext:value-type="float">
            <text:p>23195</text:p>
          </table:table-cell>
          <table:table-cell table:number-columns-repeated="2"/>
          <table:table-cell table:style-name="ce5" table:formula="of:=([.T432]/4000)*2*PI()*20.5679" office:value-type="float" office:value="1496.92571934407" calcext:value-type="float">
            <text:p>1496.926 mm</text:p>
          </table:table-cell>
          <table:table-cell table:style-name="ce9" table:formula="of:=([.T432]/4000)*6.28*20.5679" office:value-type="float" office:value="1496.166841799" calcext:value-type="float">
            <text:p>1496.167 mm</text:p>
          </table:table-cell>
          <table:table-cell table:style-name="ce9" table:formula="of:=([.T432]/4000)*6.28*20.61" office:value-type="float" office:value="1499.2293141" calcext:value-type="float">
            <text:p>1499.229 mm</text:p>
          </table:table-cell>
          <table:table-cell table:style-name="ce2" office:value-type="float" office:value="46320" calcext:value-type="float">
            <text:p>46320</text:p>
          </table:table-cell>
          <table:table-cell/>
          <table:table-cell table:style-name="ce2" office:value-type="float" office:value="-46368" calcext:value-type="float">
            <text:p>-46368</text:p>
          </table:table-cell>
          <table:table-cell table:number-columns-repeated="2"/>
          <table:table-cell table:style-name="ce5" table:formula="of:=([.AB431]/4000)*2*PI()*20.5679" office:value-type="float" office:value="2994.72375419593" calcext:value-type="float">
            <text:p>2994.724 mm</text:p>
          </table:table-cell>
          <table:table-cell table:style-name="ce9" table:formula="of:=([.AB431]/4000)*6.28*20.5679" office:value-type="float" office:value="2993.205556879" calcext:value-type="float">
            <text:p>2993.206 mm</text:p>
          </table:table-cell>
          <table:table-cell table:style-name="ce9" table:formula="of:=([.AB431]/4000)*6.28*20.61" office:value-type="float" office:value="2999.3322861" calcext:value-type="float">
            <text:p>2999.332 mm</text:p>
          </table:table-cell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36" calcext:value-type="float">
            <text:p>92836</text:p>
          </table:table-cell>
          <table:table-cell table:number-columns-repeated="2"/>
          <table:table-cell table:style-name="ce5" table:formula="of:=([.AJ431]/4000)*2*PI()*20.5679" office:value-type="float" office:value="4492.36024913894" calcext:value-type="float">
            <text:p>4492.360 mm</text:p>
          </table:table-cell>
          <table:table-cell table:style-name="ce9" table:formula="of:=([.AJ431]/4000)*6.28*20.5679" office:value-type="float" office:value="4490.082813944" calcext:value-type="float">
            <text:p>4490.083 mm</text:p>
          </table:table-cell>
          <table:table-cell table:style-name="ce9" table:formula="of:=([.AJ431]/4000)*6.28*20.61" office:value-type="float" office:value="4499.2734696" calcext:value-type="float">
            <text:p>4499.273 mm</text:p>
          </table:table-cell>
          <table:table-cell table:style-name="ce2" office:value-type="float" office:value="139048" calcext:value-type="float">
            <text:p>139048</text:p>
          </table:table-cell>
          <table:table-cell/>
          <table:table-cell table:style-name="ce2" office:value-type="float" office:value="139276" calcext:value-type="float">
            <text:p>139276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32]/4000)*2*PI()*20.5679" office:value-type="float" office:value="659.728987741047" calcext:value-type="float">
            <text:p>659.729 mm</text:p>
          </table:table-cell>
          <table:table-cell table:style-name="ce9" table:formula="of:=([.D432]/4000)*6.28*20.5679" office:value-type="float" office:value="659.39453326" calcext:value-type="float">
            <text:p>659.395 mm</text:p>
          </table:table-cell>
          <table:table-cell table:style-name="ce9" table:formula="of:=([.D432]/4000)*6.28*20.61" office:value-type="float" office:value="660.744234" calcext:value-type="float">
            <text:p>660.744 mm</text:p>
          </table:table-cell>
          <table:table-cell table:style-name="ce2" office:value-type="float" office:value="20420" calcext:value-type="float">
            <text:p>20420</text:p>
          </table:table-cell>
          <table:table-cell/>
          <table:table-cell table:style-name="ce2" office:value-type="float" office:value="20452" calcext:value-type="float">
            <text:p>20452</text:p>
          </table:table-cell>
          <table:table-cell table:number-columns-repeated="2"/>
          <table:table-cell table:style-name="ce5" table:formula="of:=([.L432]/4000)*2*PI()*20.5679" office:value-type="float" office:value="750.352876605574" calcext:value-type="float">
            <text:p>750.353 mm</text:p>
          </table:table-cell>
          <table:table-cell table:style-name="ce9" table:formula="of:=([.L432]/4000)*6.28*20.5679" office:value-type="float" office:value="749.972479675" calcext:value-type="float">
            <text:p>749.972 mm</text:p>
          </table:table-cell>
          <table:table-cell table:style-name="ce9" table:formula="of:=([.L432]/4000)*6.28*20.61" office:value-type="float" office:value="751.5075825" calcext:value-type="float">
            <text:p>751.508 mm</text:p>
          </table:table-cell>
          <table:table-cell table:style-name="ce2" office:value-type="float" office:value="23225" calcext:value-type="float">
            <text:p>23225</text:p>
          </table:table-cell>
          <table:table-cell/>
          <table:table-cell table:style-name="ce2" office:value-type="float" office:value="23210" calcext:value-type="float">
            <text:p>23210</text:p>
          </table:table-cell>
          <table:table-cell table:number-columns-repeated="2"/>
          <table:table-cell table:style-name="ce5" table:formula="of:=([.T433]/4000)*2*PI()*20.5679" office:value-type="float" office:value="1497.18418319823" calcext:value-type="float">
            <text:p>1497.184 mm</text:p>
          </table:table-cell>
          <table:table-cell table:style-name="ce9" table:formula="of:=([.T433]/4000)*6.28*20.5679" office:value-type="float" office:value="1496.425174623" calcext:value-type="float">
            <text:p>1496.425 mm</text:p>
          </table:table-cell>
          <table:table-cell table:style-name="ce9" table:formula="of:=([.T433]/4000)*6.28*20.61" office:value-type="float" office:value="1499.4881757" calcext:value-type="float">
            <text:p>1499.488 mm</text:p>
          </table:table-cell>
          <table:table-cell table:style-name="ce2" office:value-type="float" office:value="46333" calcext:value-type="float">
            <text:p>46333</text:p>
          </table:table-cell>
          <table:table-cell/>
          <table:table-cell table:style-name="ce2" office:value-type="float" office:value="44779" calcext:value-type="float">
            <text:p>44779</text:p>
          </table:table-cell>
          <table:table-cell table:number-columns-repeated="2"/>
          <table:table-cell table:style-name="ce5" table:formula="of:=([.AB432]/4000)*2*PI()*20.5679" office:value-type="float" office:value="2994.65913823239" calcext:value-type="float">
            <text:p>2994.659 mm</text:p>
          </table:table-cell>
          <table:table-cell table:style-name="ce9" table:formula="of:=([.AB432]/4000)*6.28*20.5679" office:value-type="float" office:value="2993.140973673" calcext:value-type="float">
            <text:p>2993.141 mm</text:p>
          </table:table-cell>
          <table:table-cell table:style-name="ce9" table:formula="of:=([.AB432]/4000)*6.28*20.61" office:value-type="float" office:value="2999.2675707" calcext:value-type="float">
            <text:p>2999.268 mm</text:p>
          </table:table-cell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360" calcext:value-type="float">
            <text:p>92360</text:p>
          </table:table-cell>
          <table:table-cell table:number-columns-repeated="2"/>
          <table:table-cell table:style-name="ce5" table:formula="of:=([.AJ432]/4000)*2*PI()*20.5679" office:value-type="float" office:value="4494.3310360269" calcext:value-type="float">
            <text:p>4494.331 mm</text:p>
          </table:table-cell>
          <table:table-cell table:style-name="ce9" table:formula="of:=([.AJ432]/4000)*6.28*20.5679" office:value-type="float" office:value="4492.052601727" calcext:value-type="float">
            <text:p>4492.053 mm</text:p>
          </table:table-cell>
          <table:table-cell table:style-name="ce9" table:formula="of:=([.AJ432]/4000)*6.28*20.61" office:value-type="float" office:value="4501.2472893" calcext:value-type="float">
            <text:p>4501.247 mm</text:p>
          </table:table-cell>
          <table:table-cell table:style-name="ce2" office:value-type="float" office:value="139109" calcext:value-type="float">
            <text:p>139109</text:p>
          </table:table-cell>
          <table:table-cell/>
          <table:table-cell table:style-name="ce2" office:value-type="float" office:value="139272" calcext:value-type="float">
            <text:p>139272</text:p>
          </table:table-cell>
          <table:table-cell table:number-columns-repeated="2"/>
          <table:table-cell table:style-name="ce2" office:value-type="float" office:value="214" calcext:value-type="float">
            <text:p>214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33]/4000)*2*PI()*20.5679" office:value-type="float" office:value="660.084375540515" calcext:value-type="float">
            <text:p>660.084 mm</text:p>
          </table:table-cell>
          <table:table-cell table:style-name="ce9" table:formula="of:=([.D433]/4000)*6.28*20.5679" office:value-type="float" office:value="659.749740893" calcext:value-type="float">
            <text:p>659.750 mm</text:p>
          </table:table-cell>
          <table:table-cell table:style-name="ce9" table:formula="of:=([.D433]/4000)*6.28*20.61" office:value-type="float" office:value="661.1001687" calcext:value-type="float">
            <text:p>661.100 mm</text:p>
          </table:table-cell>
          <table:table-cell table:style-name="ce2" office:value-type="float" office:value="20431" calcext:value-type="float">
            <text:p>20431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 table:number-columns-repeated="2"/>
          <table:table-cell table:style-name="ce5" table:formula="of:=([.L433]/4000)*2*PI()*20.5679" office:value-type="float" office:value="750.740572386812" calcext:value-type="float">
            <text:p>750.741 mm</text:p>
          </table:table-cell>
          <table:table-cell table:style-name="ce9" table:formula="of:=([.L433]/4000)*6.28*20.5679" office:value-type="float" office:value="750.359978911" calcext:value-type="float">
            <text:p>750.360 mm</text:p>
          </table:table-cell>
          <table:table-cell table:style-name="ce9" table:formula="of:=([.L433]/4000)*6.28*20.61" office:value-type="float" office:value="751.8958749" calcext:value-type="float">
            <text:p>751.896 mm</text:p>
          </table:table-cell>
          <table:table-cell table:style-name="ce2" office:value-type="float" office:value="23237" calcext:value-type="float">
            <text:p>23237</text:p>
          </table:table-cell>
          <table:table-cell/>
          <table:table-cell table:style-name="ce2" office:value-type="float" office:value="23212" calcext:value-type="float">
            <text:p>23212</text:p>
          </table:table-cell>
          <table:table-cell table:number-columns-repeated="2"/>
          <table:table-cell table:style-name="ce5" table:formula="of:=([.T434]/4000)*2*PI()*20.5679" office:value-type="float" office:value="1497.50726301593" calcext:value-type="float">
            <text:p>1497.507 mm</text:p>
          </table:table-cell>
          <table:table-cell table:style-name="ce9" table:formula="of:=([.T434]/4000)*6.28*20.5679" office:value-type="float" office:value="1496.748090653" calcext:value-type="float">
            <text:p>1496.748 mm</text:p>
          </table:table-cell>
          <table:table-cell table:style-name="ce9" table:formula="of:=([.T434]/4000)*6.28*20.61" office:value-type="float" office:value="1499.8117527" calcext:value-type="float">
            <text:p>1499.812 mm</text:p>
          </table:table-cell>
          <table:table-cell table:style-name="ce2" office:value-type="float" office:value="46341" calcext:value-type="float">
            <text:p>46341</text:p>
          </table:table-cell>
          <table:table-cell/>
          <table:table-cell table:style-name="ce2" office:value-type="float" office:value="-46412" calcext:value-type="float">
            <text:p>-46412</text:p>
          </table:table-cell>
          <table:table-cell table:number-columns-repeated="2"/>
          <table:table-cell table:style-name="ce5" table:formula="of:=([.AB433]/4000)*2*PI()*20.5679" office:value-type="float" office:value="2994.82067814124" calcext:value-type="float">
            <text:p>2994.821 mm</text:p>
          </table:table-cell>
          <table:table-cell table:style-name="ce9" table:formula="of:=([.AB433]/4000)*6.28*20.5679" office:value-type="float" office:value="2993.302431688" calcext:value-type="float">
            <text:p>2993.302 mm</text:p>
          </table:table-cell>
          <table:table-cell table:style-name="ce9" table:formula="of:=([.AB433]/4000)*6.28*20.61" office:value-type="float" office:value="2999.4293592" calcext:value-type="float">
            <text:p>2999.429 mm</text:p>
          </table:table-cell>
          <table:table-cell table:style-name="ce2" office:value-type="float" office:value="92696" calcext:value-type="float">
            <text:p>92696</text:p>
          </table:table-cell>
          <table:table-cell/>
          <table:table-cell table:style-name="ce2" office:value-type="float" office:value="92840" calcext:value-type="float">
            <text:p>92840</text:p>
          </table:table-cell>
          <table:table-cell table:number-columns-repeated="2"/>
          <table:table-cell table:style-name="ce5" table:formula="of:=([.AJ433]/4000)*2*PI()*20.5679" office:value-type="float" office:value="4492.2956331754" calcext:value-type="float">
            <text:p>4492.296 mm</text:p>
          </table:table-cell>
          <table:table-cell table:style-name="ce9" table:formula="of:=([.AJ433]/4000)*6.28*20.5679" office:value-type="float" office:value="4490.018230738" calcext:value-type="float">
            <text:p>4490.018 mm</text:p>
          </table:table-cell>
          <table:table-cell table:style-name="ce9" table:formula="of:=([.AJ433]/4000)*6.28*20.61" office:value-type="float" office:value="4499.2087542" calcext:value-type="float">
            <text:p>4499.209 mm</text:p>
          </table:table-cell>
          <table:table-cell table:style-name="ce2" office:value-type="float" office:value="139046" calcext:value-type="float">
            <text:p>139046</text:p>
          </table:table-cell>
          <table:table-cell/>
          <table:table-cell table:style-name="ce2" office:value-type="float" office:value="139279" calcext:value-type="float">
            <text:p>139279</text:p>
          </table:table-cell>
          <table:table-cell table:number-columns-repeated="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34]/4000)*2*PI()*20.5679" office:value-type="float" office:value="659.728987741047" calcext:value-type="float">
            <text:p>659.729 mm</text:p>
          </table:table-cell>
          <table:table-cell table:style-name="ce9" table:formula="of:=([.D434]/4000)*6.28*20.5679" office:value-type="float" office:value="659.39453326" calcext:value-type="float">
            <text:p>659.395 mm</text:p>
          </table:table-cell>
          <table:table-cell table:style-name="ce9" table:formula="of:=([.D434]/4000)*6.28*20.61" office:value-type="float" office:value="660.744234" calcext:value-type="float">
            <text:p>660.744 mm</text:p>
          </table:table-cell>
          <table:table-cell table:style-name="ce2" office:value-type="float" office:value="20420" calcext:value-type="float">
            <text:p>20420</text:p>
          </table:table-cell>
          <table:table-cell/>
          <table:table-cell table:style-name="ce2" office:value-type="float" office:value="20453" calcext:value-type="float">
            <text:p>20453</text:p>
          </table:table-cell>
          <table:table-cell table:number-columns-repeated="2"/>
          <table:table-cell table:style-name="ce5" table:formula="of:=([.L434]/4000)*2*PI()*20.5679" office:value-type="float" office:value="750.514416514423" calcext:value-type="float">
            <text:p>750.514 mm</text:p>
          </table:table-cell>
          <table:table-cell table:style-name="ce9" table:formula="of:=([.L434]/4000)*6.28*20.5679" office:value-type="float" office:value="750.13393769" calcext:value-type="float">
            <text:p>750.134 mm</text:p>
          </table:table-cell>
          <table:table-cell table:style-name="ce9" table:formula="of:=([.L434]/4000)*6.28*20.61" office:value-type="float" office:value="751.669371" calcext:value-type="float">
            <text:p>751.669 mm</text:p>
          </table:table-cell>
          <table:table-cell table:style-name="ce2" office:value-type="float" office:value="23230" calcext:value-type="float">
            <text:p>23230</text:p>
          </table:table-cell>
          <table:table-cell/>
          <table:table-cell table:style-name="ce2" office:value-type="float" office:value="23215" calcext:value-type="float">
            <text:p>23215</text:p>
          </table:table-cell>
          <table:table-cell table:number-columns-repeated="2"/>
          <table:table-cell table:style-name="ce5" table:formula="of:=([.T435]/4000)*2*PI()*20.5679" office:value-type="float" office:value="1497.57187897947" calcext:value-type="float">
            <text:p>1497.572 mm</text:p>
          </table:table-cell>
          <table:table-cell table:style-name="ce9" table:formula="of:=([.T435]/4000)*6.28*20.5679" office:value-type="float" office:value="1496.812673859" calcext:value-type="float">
            <text:p>1496.813 mm</text:p>
          </table:table-cell>
          <table:table-cell table:style-name="ce9" table:formula="of:=([.T435]/4000)*6.28*20.61" office:value-type="float" office:value="1499.8764681" calcext:value-type="float">
            <text:p>1499.876 mm</text:p>
          </table:table-cell>
          <table:table-cell table:style-name="ce2" office:value-type="float" office:value="46351" calcext:value-type="float">
            <text:p>46351</text:p>
          </table:table-cell>
          <table:table-cell/>
          <table:table-cell table:style-name="ce2" office:value-type="float" office:value="44844" calcext:value-type="float">
            <text:p>44844</text:p>
          </table:table-cell>
          <table:table-cell table:number-columns-repeated="2"/>
          <table:table-cell table:style-name="ce5" table:formula="of:=([.AB434]/4000)*2*PI()*20.5679" office:value-type="float" office:value="2994.88529410478" calcext:value-type="float">
            <text:p>2994.885 mm</text:p>
          </table:table-cell>
          <table:table-cell table:style-name="ce9" table:formula="of:=([.AB434]/4000)*6.28*20.5679" office:value-type="float" office:value="2993.367014894" calcext:value-type="float">
            <text:p>2993.367 mm</text:p>
          </table:table-cell>
          <table:table-cell table:style-name="ce9" table:formula="of:=([.AB434]/4000)*6.28*20.61" office:value-type="float" office:value="2999.4940746" calcext:value-type="float">
            <text:p>2999.494 mm</text:p>
          </table:table-cell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296" calcext:value-type="float">
            <text:p>92296</text:p>
          </table:table-cell>
          <table:table-cell table:number-columns-repeated="2"/>
          <table:table-cell table:style-name="ce5" table:formula="of:=([.AJ434]/4000)*2*PI()*20.5679" office:value-type="float" office:value="4494.39565199044" calcext:value-type="float">
            <text:p>4494.396 mm</text:p>
          </table:table-cell>
          <table:table-cell table:style-name="ce9" table:formula="of:=([.AJ434]/4000)*6.28*20.5679" office:value-type="float" office:value="4492.117184933" calcext:value-type="float">
            <text:p>4492.117 mm</text:p>
          </table:table-cell>
          <table:table-cell table:style-name="ce9" table:formula="of:=([.AJ434]/4000)*6.28*20.61" office:value-type="float" office:value="4501.3120047" calcext:value-type="float">
            <text:p>4501.312 mm</text:p>
          </table:table-cell>
          <table:table-cell table:style-name="ce2" office:value-type="float" office:value="139111" calcext:value-type="float">
            <text:p>139111</text:p>
          </table:table-cell>
          <table:table-cell/>
          <table:table-cell table:style-name="ce2" office:value-type="float" office:value="139274" calcext:value-type="float">
            <text:p>139274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35]/4000)*2*PI()*20.5679" office:value-type="float" office:value="660.116683522285" calcext:value-type="float">
            <text:p>660.117 mm</text:p>
          </table:table-cell>
          <table:table-cell table:style-name="ce9" table:formula="of:=([.D435]/4000)*6.28*20.5679" office:value-type="float" office:value="659.782032496" calcext:value-type="float">
            <text:p>659.782 mm</text:p>
          </table:table-cell>
          <table:table-cell table:style-name="ce9" table:formula="of:=([.D435]/4000)*6.28*20.61" office:value-type="float" office:value="661.1325264" calcext:value-type="float">
            <text:p>661.133 mm</text:p>
          </table:table-cell>
          <table:table-cell table:style-name="ce2" office:value-type="float" office:value="20432" calcext:value-type="float">
            <text:p>20432</text:p>
          </table:table-cell>
          <table:table-cell/>
          <table:table-cell table:style-name="ce2" office:value-type="float" office:value="20448" calcext:value-type="float">
            <text:p>20448</text:p>
          </table:table-cell>
          <table:table-cell table:number-columns-repeated="2"/>
          <table:table-cell table:style-name="ce5" table:formula="of:=([.L435]/4000)*2*PI()*20.5679" office:value-type="float" office:value="750.740572386812" calcext:value-type="float">
            <text:p>750.741 mm</text:p>
          </table:table-cell>
          <table:table-cell table:style-name="ce9" table:formula="of:=([.L435]/4000)*6.28*20.5679" office:value-type="float" office:value="750.359978911" calcext:value-type="float">
            <text:p>750.360 mm</text:p>
          </table:table-cell>
          <table:table-cell table:style-name="ce9" table:formula="of:=([.L435]/4000)*6.28*20.61" office:value-type="float" office:value="751.8958749" calcext:value-type="float">
            <text:p>751.896 mm</text:p>
          </table:table-cell>
          <table:table-cell table:style-name="ce2" office:value-type="float" office:value="23237" calcext:value-type="float">
            <text:p>23237</text:p>
          </table:table-cell>
          <table:table-cell/>
          <table:table-cell table:style-name="ce2" office:value-type="float" office:value="23211" calcext:value-type="float">
            <text:p>23211</text:p>
          </table:table-cell>
          <table:table-cell table:number-columns-repeated="2"/>
          <table:table-cell table:style-name="ce5" table:formula="of:=([.T436]/4000)*2*PI()*20.5679" office:value-type="float" office:value="1497.73341888832" calcext:value-type="float">
            <text:p>1497.733 mm</text:p>
          </table:table-cell>
          <table:table-cell table:style-name="ce9" table:formula="of:=([.T436]/4000)*6.28*20.5679" office:value-type="float" office:value="1496.974131874" calcext:value-type="float">
            <text:p>1496.974 mm</text:p>
          </table:table-cell>
          <table:table-cell table:style-name="ce9" table:formula="of:=([.T436]/4000)*6.28*20.61" office:value-type="float" office:value="1500.0382566" calcext:value-type="float">
            <text:p>1500.038 mm</text:p>
          </table:table-cell>
          <table:table-cell table:style-name="ce2" office:value-type="float" office:value="46353" calcext:value-type="float">
            <text:p>46353</text:p>
          </table:table-cell>
          <table:table-cell/>
          <table:table-cell table:style-name="ce2" office:value-type="float" office:value="-46425" calcext:value-type="float">
            <text:p>-46425</text:p>
          </table:table-cell>
          <table:table-cell table:number-columns-repeated="2"/>
          <table:table-cell table:style-name="ce5" table:formula="of:=([.AB435]/4000)*2*PI()*20.5679" office:value-type="float" office:value="2994.7560621777" calcext:value-type="float">
            <text:p>2994.756 mm</text:p>
          </table:table-cell>
          <table:table-cell table:style-name="ce9" table:formula="of:=([.AB435]/4000)*6.28*20.5679" office:value-type="float" office:value="2993.237848482" calcext:value-type="float">
            <text:p>2993.238 mm</text:p>
          </table:table-cell>
          <table:table-cell table:style-name="ce9" table:formula="of:=([.AB435]/4000)*6.28*20.61" office:value-type="float" office:value="2999.3646438" calcext:value-type="float">
            <text:p>2999.365 mm</text:p>
          </table:table-cell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37" calcext:value-type="float">
            <text:p>92837</text:p>
          </table:table-cell>
          <table:table-cell table:number-columns-repeated="2"/>
          <table:table-cell table:style-name="ce5" table:formula="of:=([.AJ435]/4000)*2*PI()*20.5679" office:value-type="float" office:value="4492.39255712071" calcext:value-type="float">
            <text:p>4492.393 mm</text:p>
          </table:table-cell>
          <table:table-cell table:style-name="ce9" table:formula="of:=([.AJ435]/4000)*6.28*20.5679" office:value-type="float" office:value="4490.115105547" calcext:value-type="float">
            <text:p>4490.115 mm</text:p>
          </table:table-cell>
          <table:table-cell table:style-name="ce9" table:formula="of:=([.AJ435]/4000)*6.28*20.61" office:value-type="float" office:value="4499.3058273" calcext:value-type="float">
            <text:p>4499.306 mm</text:p>
          </table:table-cell>
          <table:table-cell table:style-name="ce2" office:value-type="float" office:value="139049" calcext:value-type="float">
            <text:p>139049</text:p>
          </table:table-cell>
          <table:table-cell/>
          <table:table-cell table:style-name="ce2" office:value-type="float" office:value="139274" calcext:value-type="float">
            <text:p>139274</text:p>
          </table:table-cell>
          <table:table-cell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36]/4000)*2*PI()*20.5679" office:value-type="float" office:value="659.858219668126" calcext:value-type="float">
            <text:p>659.858 mm</text:p>
          </table:table-cell>
          <table:table-cell table:style-name="ce9" table:formula="of:=([.D436]/4000)*6.28*20.5679" office:value-type="float" office:value="659.523699672" calcext:value-type="float">
            <text:p>659.524 mm</text:p>
          </table:table-cell>
          <table:table-cell table:style-name="ce9" table:formula="of:=([.D436]/4000)*6.28*20.61" office:value-type="float" office:value="660.8736648" calcext:value-type="float">
            <text:p>660.874 mm</text:p>
          </table:table-cell>
          <table:table-cell table:style-name="ce2" office:value-type="float" office:value="20424" calcext:value-type="float">
            <text:p>20424</text:p>
          </table:table-cell>
          <table:table-cell/>
          <table:table-cell table:style-name="ce2" office:value-type="float" office:value="20453" calcext:value-type="float">
            <text:p>20453</text:p>
          </table:table-cell>
          <table:table-cell table:number-columns-repeated="2"/>
          <table:table-cell table:style-name="ce5" table:formula="of:=([.L436]/4000)*2*PI()*20.5679" office:value-type="float" office:value="750.385184587343" calcext:value-type="float">
            <text:p>750.385 mm</text:p>
          </table:table-cell>
          <table:table-cell table:style-name="ce9" table:formula="of:=([.L436]/4000)*6.28*20.5679" office:value-type="float" office:value="750.004771278" calcext:value-type="float">
            <text:p>750.005 mm</text:p>
          </table:table-cell>
          <table:table-cell table:style-name="ce9" table:formula="of:=([.L436]/4000)*6.28*20.61" office:value-type="float" office:value="751.5399402" calcext:value-type="float">
            <text:p>751.540 mm</text:p>
          </table:table-cell>
          <table:table-cell table:style-name="ce2" office:value-type="float" office:value="23226" calcext:value-type="float">
            <text:p>23226</text:p>
          </table:table-cell>
          <table:table-cell/>
          <table:table-cell table:style-name="ce2" office:value-type="float" office:value="23216" calcext:value-type="float">
            <text:p>23216</text:p>
          </table:table-cell>
          <table:table-cell table:number-columns-repeated="2"/>
          <table:table-cell table:style-name="ce5" table:formula="of:=([.T437]/4000)*2*PI()*20.5679" office:value-type="float" office:value="1497.44264705239" calcext:value-type="float">
            <text:p>1497.443 mm</text:p>
          </table:table-cell>
          <table:table-cell table:style-name="ce9" table:formula="of:=([.T437]/4000)*6.28*20.5679" office:value-type="float" office:value="1496.683507447" calcext:value-type="float">
            <text:p>1496.684 mm</text:p>
          </table:table-cell>
          <table:table-cell table:style-name="ce9" table:formula="of:=([.T437]/4000)*6.28*20.61" office:value-type="float" office:value="1499.7470373" calcext:value-type="float">
            <text:p>1499.747 mm</text:p>
          </table:table-cell>
          <table:table-cell table:style-name="ce2" office:value-type="float" office:value="46358" calcext:value-type="float">
            <text:p>46358</text:p>
          </table:table-cell>
          <table:table-cell/>
          <table:table-cell table:style-name="ce2" office:value-type="float" office:value="45324" calcext:value-type="float">
            <text:p>45324</text:p>
          </table:table-cell>
          <table:table-cell table:number-columns-repeated="2"/>
          <table:table-cell table:style-name="ce5" table:formula="of:=([.AB436]/4000)*2*PI()*20.5679" office:value-type="float" office:value="2994.56221428708" calcext:value-type="float">
            <text:p>2994.562 mm</text:p>
          </table:table-cell>
          <table:table-cell table:style-name="ce9" table:formula="of:=([.AB436]/4000)*6.28*20.5679" office:value-type="float" office:value="2993.044098864" calcext:value-type="float">
            <text:p>2993.044 mm</text:p>
          </table:table-cell>
          <table:table-cell table:style-name="ce9" table:formula="of:=([.AB436]/4000)*6.28*20.61" office:value-type="float" office:value="2999.1704976" calcext:value-type="float">
            <text:p>2999.170 mm</text:p>
          </table:table-cell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799" calcext:value-type="float">
            <text:p>92799</text:p>
          </table:table-cell>
          <table:table-cell table:number-columns-repeated="2"/>
          <table:table-cell table:style-name="ce5" table:formula="of:=([.AJ436]/4000)*2*PI()*20.5679" office:value-type="float" office:value="4494.55719189929" calcext:value-type="float">
            <text:p>4494.557 mm</text:p>
          </table:table-cell>
          <table:table-cell table:style-name="ce9" table:formula="of:=([.AJ436]/4000)*6.28*20.5679" office:value-type="float" office:value="4492.278642948" calcext:value-type="float">
            <text:p>4492.279 mm</text:p>
          </table:table-cell>
          <table:table-cell table:style-name="ce9" table:formula="of:=([.AJ436]/4000)*6.28*20.61" office:value-type="float" office:value="4501.4737932" calcext:value-type="float">
            <text:p>4501.474 mm</text:p>
          </table:table-cell>
          <table:table-cell table:style-name="ce2" office:value-type="float" office:value="139116" calcext:value-type="float">
            <text:p>139116</text:p>
          </table:table-cell>
          <table:table-cell/>
          <table:table-cell table:style-name="ce2" office:value-type="float" office:value="139268" calcext:value-type="float">
            <text:p>139268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37]/4000)*2*PI()*20.5679" office:value-type="float" office:value="660.148991504055" calcext:value-type="float">
            <text:p>660.149 mm</text:p>
          </table:table-cell>
          <table:table-cell table:style-name="ce9" table:formula="of:=([.D437]/4000)*6.28*20.5679" office:value-type="float" office:value="659.814324099" calcext:value-type="float">
            <text:p>659.814 mm</text:p>
          </table:table-cell>
          <table:table-cell table:style-name="ce9" table:formula="of:=([.D437]/4000)*6.28*20.61" office:value-type="float" office:value="661.1648841" calcext:value-type="float">
            <text:p>661.165 mm</text:p>
          </table:table-cell>
          <table:table-cell table:style-name="ce2" office:value-type="float" office:value="20433" calcext:value-type="float">
            <text:p>20433</text:p>
          </table:table-cell>
          <table:table-cell/>
          <table:table-cell table:style-name="ce2" office:value-type="float" office:value="20449" calcext:value-type="float">
            <text:p>20449</text:p>
          </table:table-cell>
          <table:table-cell table:number-columns-repeated="2"/>
          <table:table-cell table:style-name="ce5" table:formula="of:=([.L437]/4000)*2*PI()*20.5679" office:value-type="float" office:value="750.708264405042" calcext:value-type="float">
            <text:p>750.708 mm</text:p>
          </table:table-cell>
          <table:table-cell table:style-name="ce9" table:formula="of:=([.L437]/4000)*6.28*20.5679" office:value-type="float" office:value="750.327687308" calcext:value-type="float">
            <text:p>750.328 mm</text:p>
          </table:table-cell>
          <table:table-cell table:style-name="ce9" table:formula="of:=([.L437]/4000)*6.28*20.61" office:value-type="float" office:value="751.8635172" calcext:value-type="float">
            <text:p>751.864 mm</text:p>
          </table:table-cell>
          <table:table-cell table:style-name="ce2" office:value-type="float" office:value="23236" calcext:value-type="float">
            <text:p>23236</text:p>
          </table:table-cell>
          <table:table-cell/>
          <table:table-cell table:style-name="ce2" office:value-type="float" office:value="23209" calcext:value-type="float">
            <text:p>23209</text:p>
          </table:table-cell>
          <table:table-cell table:number-columns-repeated="2"/>
          <table:table-cell table:style-name="ce5" table:formula="of:=([.T438]/4000)*2*PI()*20.5679" office:value-type="float" office:value="1497.63649494301" calcext:value-type="float">
            <text:p>1497.636 mm</text:p>
          </table:table-cell>
          <table:table-cell table:style-name="ce9" table:formula="of:=([.T438]/4000)*6.28*20.5679" office:value-type="float" office:value="1496.877257065" calcext:value-type="float">
            <text:p>1496.877 mm</text:p>
          </table:table-cell>
          <table:table-cell table:style-name="ce9" table:formula="of:=([.T438]/4000)*6.28*20.61" office:value-type="float" office:value="1499.9411835" calcext:value-type="float">
            <text:p>1499.941 mm</text:p>
          </table:table-cell>
          <table:table-cell table:style-name="ce2" office:value-type="float" office:value="46349" calcext:value-type="float">
            <text:p>46349</text:p>
          </table:table-cell>
          <table:table-cell/>
          <table:table-cell table:style-name="ce2" office:value-type="float" office:value="-46425" calcext:value-type="float">
            <text:p>-46425</text:p>
          </table:table-cell>
          <table:table-cell table:number-columns-repeated="2"/>
          <table:table-cell table:style-name="ce5" table:formula="of:=([.AB437]/4000)*2*PI()*20.5679" office:value-type="float" office:value="2994.7560621777" calcext:value-type="float">
            <text:p>2994.756 mm</text:p>
          </table:table-cell>
          <table:table-cell table:style-name="ce9" table:formula="of:=([.AB437]/4000)*6.28*20.5679" office:value-type="float" office:value="2993.237848482" calcext:value-type="float">
            <text:p>2993.238 mm</text:p>
          </table:table-cell>
          <table:table-cell table:style-name="ce9" table:formula="of:=([.AB437]/4000)*6.28*20.61" office:value-type="float" office:value="2999.3646438" calcext:value-type="float">
            <text:p>2999.365 mm</text:p>
          </table:table-cell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330" calcext:value-type="float">
            <text:p>92330</text:p>
          </table:table-cell>
          <table:table-cell table:number-columns-repeated="2"/>
          <table:table-cell table:style-name="ce5" table:formula="of:=([.AJ437]/4000)*2*PI()*20.5679" office:value-type="float" office:value="4492.58640501133" calcext:value-type="float">
            <text:p>4492.586 mm</text:p>
          </table:table-cell>
          <table:table-cell table:style-name="ce9" table:formula="of:=([.AJ437]/4000)*6.28*20.5679" office:value-type="float" office:value="4490.308855165" calcext:value-type="float">
            <text:p>4490.309 mm</text:p>
          </table:table-cell>
          <table:table-cell table:style-name="ce9" table:formula="of:=([.AJ437]/4000)*6.28*20.61" office:value-type="float" office:value="4499.4999735" calcext:value-type="float">
            <text:p>4499.500 mm</text:p>
          </table:table-cell>
          <table:table-cell table:style-name="ce2" office:value-type="float" office:value="139055" calcext:value-type="float">
            <text:p>139055</text:p>
          </table:table-cell>
          <table:table-cell/>
          <table:table-cell table:style-name="ce2" office:value-type="float" office:value="139262" calcext:value-type="float">
            <text:p>139262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38]/4000)*2*PI()*20.5679" office:value-type="float" office:value="659.761295722817" calcext:value-type="float">
            <text:p>659.761 mm</text:p>
          </table:table-cell>
          <table:table-cell table:style-name="ce9" table:formula="of:=([.D438]/4000)*6.28*20.5679" office:value-type="float" office:value="659.426824863" calcext:value-type="float">
            <text:p>659.427 mm</text:p>
          </table:table-cell>
          <table:table-cell table:style-name="ce9" table:formula="of:=([.D438]/4000)*6.28*20.61" office:value-type="float" office:value="660.7765917" calcext:value-type="float">
            <text:p>660.777 mm</text:p>
          </table:table-cell>
          <table:table-cell table:style-name="ce2" office:value-type="float" office:value="20421" calcext:value-type="float">
            <text:p>20421</text:p>
          </table:table-cell>
          <table:table-cell/>
          <table:table-cell table:style-name="ce2" office:value-type="float" office:value="20453" calcext:value-type="float">
            <text:p>20453</text:p>
          </table:table-cell>
          <table:table-cell table:number-columns-repeated="2"/>
          <table:table-cell table:style-name="ce5" table:formula="of:=([.L438]/4000)*2*PI()*20.5679" office:value-type="float" office:value="750.449800550883" calcext:value-type="float">
            <text:p>750.450 mm</text:p>
          </table:table-cell>
          <table:table-cell table:style-name="ce9" table:formula="of:=([.L438]/4000)*6.28*20.5679" office:value-type="float" office:value="750.069354484" calcext:value-type="float">
            <text:p>750.069 mm</text:p>
          </table:table-cell>
          <table:table-cell table:style-name="ce9" table:formula="of:=([.L438]/4000)*6.28*20.61" office:value-type="float" office:value="751.6046556" calcext:value-type="float">
            <text:p>751.605 mm</text:p>
          </table:table-cell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16" calcext:value-type="float">
            <text:p>23216</text:p>
          </table:table-cell>
          <table:table-cell table:number-columns-repeated="2"/>
          <table:table-cell table:style-name="ce5" table:formula="of:=([.T439]/4000)*2*PI()*20.5679" office:value-type="float" office:value="1497.47495503416" calcext:value-type="float">
            <text:p>1497.475 mm</text:p>
          </table:table-cell>
          <table:table-cell table:style-name="ce9" table:formula="of:=([.T439]/4000)*6.28*20.5679" office:value-type="float" office:value="1496.71579905" calcext:value-type="float">
            <text:p>1496.716 mm</text:p>
          </table:table-cell>
          <table:table-cell table:style-name="ce9" table:formula="of:=([.T439]/4000)*6.28*20.61" office:value-type="float" office:value="1499.779395" calcext:value-type="float">
            <text:p>1499.779 mm</text:p>
          </table:table-cell>
          <table:table-cell table:style-name="ce2" office:value-type="float" office:value="46355" calcext:value-type="float">
            <text:p>46355</text:p>
          </table:table-cell>
          <table:table-cell/>
          <table:table-cell table:style-name="ce2" office:value-type="float" office:value="44236" calcext:value-type="float">
            <text:p>44236</text:p>
          </table:table-cell>
          <table:table-cell table:number-columns-repeated="2"/>
          <table:table-cell table:style-name="ce5" table:formula="of:=([.AB438]/4000)*2*PI()*20.5679" office:value-type="float" office:value="2994.23913446938" calcext:value-type="float">
            <text:p>2994.239 mm</text:p>
          </table:table-cell>
          <table:table-cell table:style-name="ce9" table:formula="of:=([.AB438]/4000)*6.28*20.5679" office:value-type="float" office:value="2992.721182834" calcext:value-type="float">
            <text:p>2992.721 mm</text:p>
          </table:table-cell>
          <table:table-cell table:style-name="ce9" table:formula="of:=([.AB438]/4000)*6.28*20.61" office:value-type="float" office:value="2998.8469206" calcext:value-type="float">
            <text:p>2998.847 mm</text:p>
          </table:table-cell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833" calcext:value-type="float">
            <text:p>92833</text:p>
          </table:table-cell>
          <table:table-cell table:number-columns-repeated="2"/>
          <table:table-cell table:style-name="ce5" table:formula="of:=([.AJ438]/4000)*2*PI()*20.5679" office:value-type="float" office:value="4494.62180786283" calcext:value-type="float">
            <text:p>4494.622 mm</text:p>
          </table:table-cell>
          <table:table-cell table:style-name="ce9" table:formula="of:=([.AJ438]/4000)*6.28*20.5679" office:value-type="float" office:value="4492.343226154" calcext:value-type="float">
            <text:p>4492.343 mm</text:p>
          </table:table-cell>
          <table:table-cell table:style-name="ce9" table:formula="of:=([.AJ438]/4000)*6.28*20.61" office:value-type="float" office:value="4501.5385086" calcext:value-type="float">
            <text:p>4501.539 mm</text:p>
          </table:table-cell>
          <table:table-cell table:style-name="ce2" office:value-type="float" office:value="139118" calcext:value-type="float">
            <text:p>139118</text:p>
          </table:table-cell>
          <table:table-cell/>
          <table:table-cell table:style-name="ce2" office:value-type="float" office:value="139259" calcext:value-type="float">
            <text:p>139259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39]/4000)*2*PI()*20.5679" office:value-type="float" office:value="660.181299485825" calcext:value-type="float">
            <text:p>660.181 mm</text:p>
          </table:table-cell>
          <table:table-cell table:style-name="ce9" table:formula="of:=([.D439]/4000)*6.28*20.5679" office:value-type="float" office:value="659.846615702" calcext:value-type="float">
            <text:p>659.847 mm</text:p>
          </table:table-cell>
          <table:table-cell table:style-name="ce9" table:formula="of:=([.D439]/4000)*6.28*20.61" office:value-type="float" office:value="661.1972418" calcext:value-type="float">
            <text:p>661.197 mm</text:p>
          </table:table-cell>
          <table:table-cell table:style-name="ce2" office:value-type="float" office:value="20434" calcext:value-type="float">
            <text:p>20434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 table:number-columns-repeated="2"/>
          <table:table-cell table:style-name="ce5" table:formula="of:=([.L439]/4000)*2*PI()*20.5679" office:value-type="float" office:value="750.611340459732" calcext:value-type="float">
            <text:p>750.611 mm</text:p>
          </table:table-cell>
          <table:table-cell table:style-name="ce9" table:formula="of:=([.L439]/4000)*6.28*20.5679" office:value-type="float" office:value="750.230812499" calcext:value-type="float">
            <text:p>750.231 mm</text:p>
          </table:table-cell>
          <table:table-cell table:style-name="ce9" table:formula="of:=([.L439]/4000)*6.28*20.61" office:value-type="float" office:value="751.7664441" calcext:value-type="float">
            <text:p>751.766 mm</text:p>
          </table:table-cell>
          <table:table-cell table:style-name="ce2" office:value-type="float" office:value="23233" calcext:value-type="float">
            <text:p>23233</text:p>
          </table:table-cell>
          <table:table-cell/>
          <table:table-cell table:style-name="ce2" office:value-type="float" office:value="23207" calcext:value-type="float">
            <text:p>23207</text:p>
          </table:table-cell>
          <table:table-cell table:number-columns-repeated="2"/>
          <table:table-cell table:style-name="ce5" table:formula="of:=([.T440]/4000)*2*PI()*20.5679" office:value-type="float" office:value="1497.41033907062" calcext:value-type="float">
            <text:p>1497.410 mm</text:p>
          </table:table-cell>
          <table:table-cell table:style-name="ce9" table:formula="of:=([.T440]/4000)*6.28*20.5679" office:value-type="float" office:value="1496.651215844" calcext:value-type="float">
            <text:p>1496.651 mm</text:p>
          </table:table-cell>
          <table:table-cell table:style-name="ce9" table:formula="of:=([.T440]/4000)*6.28*20.61" office:value-type="float" office:value="1499.7146796" calcext:value-type="float">
            <text:p>1499.715 mm</text:p>
          </table:table-cell>
          <table:table-cell table:style-name="ce2" office:value-type="float" office:value="46350" calcext:value-type="float">
            <text:p>46350</text:p>
          </table:table-cell>
          <table:table-cell/>
          <table:table-cell table:style-name="ce2" office:value-type="float" office:value="-46411" calcext:value-type="float">
            <text:p>-46411</text:p>
          </table:table-cell>
          <table:table-cell table:number-columns-repeated="2"/>
          <table:table-cell table:style-name="ce5" table:formula="of:=([.AB439]/4000)*2*PI()*20.5679" office:value-type="float" office:value="2994.56221428708" calcext:value-type="float">
            <text:p>2994.562 mm</text:p>
          </table:table-cell>
          <table:table-cell table:style-name="ce9" table:formula="of:=([.AB439]/4000)*6.28*20.5679" office:value-type="float" office:value="2993.044098864" calcext:value-type="float">
            <text:p>2993.044 mm</text:p>
          </table:table-cell>
          <table:table-cell table:style-name="ce9" table:formula="of:=([.AB439]/4000)*6.28*20.61" office:value-type="float" office:value="2999.1704976" calcext:value-type="float">
            <text:p>2999.170 mm</text:p>
          </table:table-cell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376" calcext:value-type="float">
            <text:p>92376</text:p>
          </table:table-cell>
          <table:table-cell table:number-columns-repeated="2"/>
          <table:table-cell table:style-name="ce5" table:formula="of:=([.AJ439]/4000)*2*PI()*20.5679" office:value-type="float" office:value="4492.26332519363" calcext:value-type="float">
            <text:p>4492.263 mm</text:p>
          </table:table-cell>
          <table:table-cell table:style-name="ce9" table:formula="of:=([.AJ439]/4000)*6.28*20.5679" office:value-type="float" office:value="4489.985939135" calcext:value-type="float">
            <text:p>4489.986 mm</text:p>
          </table:table-cell>
          <table:table-cell table:style-name="ce9" table:formula="of:=([.AJ439]/4000)*6.28*20.61" office:value-type="float" office:value="4499.1763965" calcext:value-type="float">
            <text:p>4499.176 mm</text:p>
          </table:table-cell>
          <table:table-cell table:style-name="ce2" office:value-type="float" office:value="139045" calcext:value-type="float">
            <text:p>139045</text:p>
          </table:table-cell>
          <table:table-cell/>
          <table:table-cell table:style-name="ce2" office:value-type="float" office:value="139264" calcext:value-type="float">
            <text:p>139264</text:p>
          </table:table-cell>
          <table:table-cell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40]/4000)*2*PI()*20.5679" office:value-type="float" office:value="659.825911686356" calcext:value-type="float">
            <text:p>659.826 mm</text:p>
          </table:table-cell>
          <table:table-cell table:style-name="ce9" table:formula="of:=([.D440]/4000)*6.28*20.5679" office:value-type="float" office:value="659.491408069" calcext:value-type="float">
            <text:p>659.491 mm</text:p>
          </table:table-cell>
          <table:table-cell table:style-name="ce9" table:formula="of:=([.D440]/4000)*6.28*20.61" office:value-type="float" office:value="660.8413071" calcext:value-type="float">
            <text:p>660.841 mm</text:p>
          </table:table-cell>
          <table:table-cell table:style-name="ce2" office:value-type="float" office:value="20423" calcext:value-type="float">
            <text:p>20423</text:p>
          </table:table-cell>
          <table:table-cell/>
          <table:table-cell table:style-name="ce2" office:value-type="float" office:value="20452" calcext:value-type="float">
            <text:p>20452</text:p>
          </table:table-cell>
          <table:table-cell table:number-columns-repeated="2"/>
          <table:table-cell table:style-name="ce5" table:formula="of:=([.L440]/4000)*2*PI()*20.5679" office:value-type="float" office:value="750.675956423272" calcext:value-type="float">
            <text:p>750.676 mm</text:p>
          </table:table-cell>
          <table:table-cell table:style-name="ce9" table:formula="of:=([.L440]/4000)*6.28*20.5679" office:value-type="float" office:value="750.295395705" calcext:value-type="float">
            <text:p>750.295 mm</text:p>
          </table:table-cell>
          <table:table-cell table:style-name="ce9" table:formula="of:=([.L440]/4000)*6.28*20.61" office:value-type="float" office:value="751.8311595" calcext:value-type="float">
            <text:p>751.831 mm</text:p>
          </table:table-cell>
          <table:table-cell table:style-name="ce2" office:value-type="float" office:value="23235" calcext:value-type="float">
            <text:p>23235</text:p>
          </table:table-cell>
          <table:table-cell/>
          <table:table-cell table:style-name="ce2" office:value-type="float" office:value="23204" calcext:value-type="float">
            <text:p>23204</text:p>
          </table:table-cell>
          <table:table-cell table:number-columns-repeated="2"/>
          <table:table-cell table:style-name="ce5" table:formula="of:=([.T441]/4000)*2*PI()*20.5679" office:value-type="float" office:value="1497.44264705239" calcext:value-type="float">
            <text:p>1497.443 mm</text:p>
          </table:table-cell>
          <table:table-cell table:style-name="ce9" table:formula="of:=([.T441]/4000)*6.28*20.5679" office:value-type="float" office:value="1496.683507447" calcext:value-type="float">
            <text:p>1496.684 mm</text:p>
          </table:table-cell>
          <table:table-cell table:style-name="ce9" table:formula="of:=([.T441]/4000)*6.28*20.61" office:value-type="float" office:value="1499.7470373" calcext:value-type="float">
            <text:p>1499.747 mm</text:p>
          </table:table-cell>
          <table:table-cell table:style-name="ce2" office:value-type="float" office:value="46348" calcext:value-type="float">
            <text:p>46348</text:p>
          </table:table-cell>
          <table:table-cell/>
          <table:table-cell table:style-name="ce2" office:value-type="float" office:value="45667" calcext:value-type="float">
            <text:p>45667</text:p>
          </table:table-cell>
          <table:table-cell table:number-columns-repeated="2"/>
          <table:table-cell table:style-name="ce5" table:formula="of:=([.AB440]/4000)*2*PI()*20.5679" office:value-type="float" office:value="2994.72375419593" calcext:value-type="float">
            <text:p>2994.724 mm</text:p>
          </table:table-cell>
          <table:table-cell table:style-name="ce9" table:formula="of:=([.AB440]/4000)*6.28*20.5679" office:value-type="float" office:value="2993.205556879" calcext:value-type="float">
            <text:p>2993.206 mm</text:p>
          </table:table-cell>
          <table:table-cell table:style-name="ce9" table:formula="of:=([.AB440]/4000)*6.28*20.61" office:value-type="float" office:value="2999.3322861" calcext:value-type="float">
            <text:p>2999.332 mm</text:p>
          </table:table-cell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41" calcext:value-type="float">
            <text:p>92841</text:p>
          </table:table-cell>
          <table:table-cell table:number-columns-repeated="2"/>
          <table:table-cell table:style-name="ce5" table:formula="of:=([.AJ440]/4000)*2*PI()*20.5679" office:value-type="float" office:value="4494.58949988106" calcext:value-type="float">
            <text:p>4494.589 mm</text:p>
          </table:table-cell>
          <table:table-cell table:style-name="ce9" table:formula="of:=([.AJ440]/4000)*6.28*20.5679" office:value-type="float" office:value="4492.310934551" calcext:value-type="float">
            <text:p>4492.311 mm</text:p>
          </table:table-cell>
          <table:table-cell table:style-name="ce9" table:formula="of:=([.AJ440]/4000)*6.28*20.61" office:value-type="float" office:value="4501.5061509" calcext:value-type="float">
            <text:p>4501.506 mm</text:p>
          </table:table-cell>
          <table:table-cell table:style-name="ce2" office:value-type="float" office:value="139117" calcext:value-type="float">
            <text:p>139117</text:p>
          </table:table-cell>
          <table:table-cell/>
          <table:table-cell table:style-name="ce2" office:value-type="float" office:value="139253" calcext:value-type="float">
            <text:p>139253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41]/4000)*2*PI()*20.5679" office:value-type="float" office:value="660.181299485825" calcext:value-type="float">
            <text:p>660.181 mm</text:p>
          </table:table-cell>
          <table:table-cell table:style-name="ce9" table:formula="of:=([.D441]/4000)*6.28*20.5679" office:value-type="float" office:value="659.846615702" calcext:value-type="float">
            <text:p>659.847 mm</text:p>
          </table:table-cell>
          <table:table-cell table:style-name="ce9" table:formula="of:=([.D441]/4000)*6.28*20.61" office:value-type="float" office:value="661.1972418" calcext:value-type="float">
            <text:p>661.197 mm</text:p>
          </table:table-cell>
          <table:table-cell table:style-name="ce2" office:value-type="float" office:value="20434" calcext:value-type="float">
            <text:p>20434</text:p>
          </table:table-cell>
          <table:table-cell/>
          <table:table-cell table:style-name="ce2" office:value-type="float" office:value="20448" calcext:value-type="float">
            <text:p>20448</text:p>
          </table:table-cell>
          <table:table-cell table:number-columns-repeated="2"/>
          <table:table-cell table:style-name="ce5" table:formula="of:=([.L441]/4000)*2*PI()*20.5679" office:value-type="float" office:value="750.449800550883" calcext:value-type="float">
            <text:p>750.450 mm</text:p>
          </table:table-cell>
          <table:table-cell table:style-name="ce9" table:formula="of:=([.L441]/4000)*6.28*20.5679" office:value-type="float" office:value="750.069354484" calcext:value-type="float">
            <text:p>750.069 mm</text:p>
          </table:table-cell>
          <table:table-cell table:style-name="ce9" table:formula="of:=([.L441]/4000)*6.28*20.61" office:value-type="float" office:value="751.6046556" calcext:value-type="float">
            <text:p>751.605 mm</text:p>
          </table:table-cell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13" calcext:value-type="float">
            <text:p>23213</text:p>
          </table:table-cell>
          <table:table-cell table:number-columns-repeated="2"/>
          <table:table-cell table:style-name="ce5" table:formula="of:=([.T442]/4000)*2*PI()*20.5679" office:value-type="float" office:value="1497.60418696124" calcext:value-type="float">
            <text:p>1497.604 mm</text:p>
          </table:table-cell>
          <table:table-cell table:style-name="ce9" table:formula="of:=([.T442]/4000)*6.28*20.5679" office:value-type="float" office:value="1496.844965462" calcext:value-type="float">
            <text:p>1496.845 mm</text:p>
          </table:table-cell>
          <table:table-cell table:style-name="ce9" table:formula="of:=([.T442]/4000)*6.28*20.61" office:value-type="float" office:value="1499.9088258" calcext:value-type="float">
            <text:p>1499.909 mm</text:p>
          </table:table-cell>
          <table:table-cell table:style-name="ce2" office:value-type="float" office:value="46349" calcext:value-type="float">
            <text:p>46349</text:p>
          </table:table-cell>
          <table:table-cell/>
          <table:table-cell table:style-name="ce2" office:value-type="float" office:value="-46411" calcext:value-type="float">
            <text:p>-46411</text:p>
          </table:table-cell>
          <table:table-cell table:number-columns-repeated="2"/>
          <table:table-cell table:style-name="ce5" table:formula="of:=([.AB441]/4000)*2*PI()*20.5679" office:value-type="float" office:value="2994.65913823239" calcext:value-type="float">
            <text:p>2994.659 mm</text:p>
          </table:table-cell>
          <table:table-cell table:style-name="ce9" table:formula="of:=([.AB441]/4000)*6.28*20.5679" office:value-type="float" office:value="2993.140973673" calcext:value-type="float">
            <text:p>2993.141 mm</text:p>
          </table:table-cell>
          <table:table-cell table:style-name="ce9" table:formula="of:=([.AB441]/4000)*6.28*20.61" office:value-type="float" office:value="2999.2675707" calcext:value-type="float">
            <text:p>2999.268 mm</text:p>
          </table:table-cell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308" calcext:value-type="float">
            <text:p>92308</text:p>
          </table:table-cell>
          <table:table-cell table:number-columns-repeated="2"/>
          <table:table-cell table:style-name="ce5" table:formula="of:=([.AJ441]/4000)*2*PI()*20.5679" office:value-type="float" office:value="4492.19870923009" calcext:value-type="float">
            <text:p>4492.199 mm</text:p>
          </table:table-cell>
          <table:table-cell table:style-name="ce9" table:formula="of:=([.AJ441]/4000)*6.28*20.5679" office:value-type="float" office:value="4489.921355929" calcext:value-type="float">
            <text:p>4489.921 mm</text:p>
          </table:table-cell>
          <table:table-cell table:style-name="ce9" table:formula="of:=([.AJ441]/4000)*6.28*20.61" office:value-type="float" office:value="4499.1116811" calcext:value-type="float">
            <text:p>4499.112 mm</text:p>
          </table:table-cell>
          <table:table-cell table:style-name="ce2" office:value-type="float" office:value="139043" calcext:value-type="float">
            <text:p>139043</text:p>
          </table:table-cell>
          <table:table-cell/>
          <table:table-cell table:style-name="ce2" office:value-type="float" office:value="139283" calcext:value-type="float">
            <text:p>139283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42]/4000)*2*PI()*20.5679" office:value-type="float" office:value="659.664371777507" calcext:value-type="float">
            <text:p>659.664 mm</text:p>
          </table:table-cell>
          <table:table-cell table:style-name="ce9" table:formula="of:=([.D442]/4000)*6.28*20.5679" office:value-type="float" office:value="659.329950054" calcext:value-type="float">
            <text:p>659.330 mm</text:p>
          </table:table-cell>
          <table:table-cell table:style-name="ce9" table:formula="of:=([.D442]/4000)*6.28*20.61" office:value-type="float" office:value="660.6795186" calcext:value-type="float">
            <text:p>660.680 mm</text:p>
          </table:table-cell>
          <table:table-cell table:style-name="ce2" office:value-type="float" office:value="20418" calcext:value-type="float">
            <text:p>20418</text:p>
          </table:table-cell>
          <table:table-cell/>
          <table:table-cell table:style-name="ce2" office:value-type="float" office:value="20447" calcext:value-type="float">
            <text:p>20447</text:p>
          </table:table-cell>
          <table:table-cell table:number-columns-repeated="2"/>
          <table:table-cell table:style-name="ce5" table:formula="of:=([.L442]/4000)*2*PI()*20.5679" office:value-type="float" office:value="750.869804313892" calcext:value-type="float">
            <text:p>750.870 mm</text:p>
          </table:table-cell>
          <table:table-cell table:style-name="ce9" table:formula="of:=([.L442]/4000)*6.28*20.5679" office:value-type="float" office:value="750.489145323" calcext:value-type="float">
            <text:p>750.489 mm</text:p>
          </table:table-cell>
          <table:table-cell table:style-name="ce9" table:formula="of:=([.L442]/4000)*6.28*20.61" office:value-type="float" office:value="752.0253057" calcext:value-type="float">
            <text:p>752.025 mm</text:p>
          </table:table-cell>
          <table:table-cell table:style-name="ce2" office:value-type="float" office:value="23241" calcext:value-type="float">
            <text:p>23241</text:p>
          </table:table-cell>
          <table:table-cell/>
          <table:table-cell table:style-name="ce2" office:value-type="float" office:value="23213" calcext:value-type="float">
            <text:p>23213</text:p>
          </table:table-cell>
          <table:table-cell table:number-columns-repeated="2"/>
          <table:table-cell table:style-name="ce5" table:formula="of:=([.T443]/4000)*2*PI()*20.5679" office:value-type="float" office:value="1497.44264705239" calcext:value-type="float">
            <text:p>1497.443 mm</text:p>
          </table:table-cell>
          <table:table-cell table:style-name="ce9" table:formula="of:=([.T443]/4000)*6.28*20.5679" office:value-type="float" office:value="1496.683507447" calcext:value-type="float">
            <text:p>1496.684 mm</text:p>
          </table:table-cell>
          <table:table-cell table:style-name="ce9" table:formula="of:=([.T443]/4000)*6.28*20.61" office:value-type="float" office:value="1499.7470373" calcext:value-type="float">
            <text:p>1499.747 mm</text:p>
          </table:table-cell>
          <table:table-cell table:style-name="ce2" office:value-type="float" office:value="46354" calcext:value-type="float">
            <text:p>46354</text:p>
          </table:table-cell>
          <table:table-cell/>
          <table:table-cell table:style-name="ce2" office:value-type="float" office:value="45786" calcext:value-type="float">
            <text:p>45786</text:p>
          </table:table-cell>
          <table:table-cell table:number-columns-repeated="2"/>
          <table:table-cell table:style-name="ce5" table:formula="of:=([.AB442]/4000)*2*PI()*20.5679" office:value-type="float" office:value="2994.72375419593" calcext:value-type="float">
            <text:p>2994.724 mm</text:p>
          </table:table-cell>
          <table:table-cell table:style-name="ce9" table:formula="of:=([.AB442]/4000)*6.28*20.5679" office:value-type="float" office:value="2993.205556879" calcext:value-type="float">
            <text:p>2993.206 mm</text:p>
          </table:table-cell>
          <table:table-cell table:style-name="ce9" table:formula="of:=([.AB442]/4000)*6.28*20.61" office:value-type="float" office:value="2999.3322861" calcext:value-type="float">
            <text:p>2999.332 mm</text:p>
          </table:table-cell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66" calcext:value-type="float">
            <text:p>92866</text:p>
          </table:table-cell>
          <table:table-cell table:number-columns-repeated="2"/>
          <table:table-cell table:style-name="ce5" table:formula="of:=([.AJ442]/4000)*2*PI()*20.5679" office:value-type="float" office:value="4494.13718813628" calcext:value-type="float">
            <text:p>4494.137 mm</text:p>
          </table:table-cell>
          <table:table-cell table:style-name="ce9" table:formula="of:=([.AJ442]/4000)*6.28*20.5679" office:value-type="float" office:value="4491.858852109" calcext:value-type="float">
            <text:p>4491.859 mm</text:p>
          </table:table-cell>
          <table:table-cell table:style-name="ce9" table:formula="of:=([.AJ442]/4000)*6.28*20.61" office:value-type="float" office:value="4501.0531431" calcext:value-type="float">
            <text:p>4501.053 mm</text:p>
          </table:table-cell>
          <table:table-cell table:style-name="ce2" office:value-type="float" office:value="139103" calcext:value-type="float">
            <text:p>139103</text:p>
          </table:table-cell>
          <table:table-cell/>
          <table:table-cell table:style-name="ce2" office:value-type="float" office:value="139273" calcext:value-type="float">
            <text:p>139273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43]/4000)*2*PI()*20.5679" office:value-type="float" office:value="659.987451595206" calcext:value-type="float">
            <text:p>659.987 mm</text:p>
          </table:table-cell>
          <table:table-cell table:style-name="ce9" table:formula="of:=([.D443]/4000)*6.28*20.5679" office:value-type="float" office:value="659.652866084" calcext:value-type="float">
            <text:p>659.653 mm</text:p>
          </table:table-cell>
          <table:table-cell table:style-name="ce9" table:formula="of:=([.D443]/4000)*6.28*20.61" office:value-type="float" office:value="661.0030956" calcext:value-type="float">
            <text:p>661.003 mm</text:p>
          </table:table-cell>
          <table:table-cell table:style-name="ce2" office:value-type="float" office:value="20428" calcext:value-type="float">
            <text:p>20428</text:p>
          </table:table-cell>
          <table:table-cell/>
          <table:table-cell table:style-name="ce2" office:value-type="float" office:value="20445" calcext:value-type="float">
            <text:p>20445</text:p>
          </table:table-cell>
          <table:table-cell table:number-columns-repeated="2"/>
          <table:table-cell table:style-name="ce5" table:formula="of:=([.L443]/4000)*2*PI()*20.5679" office:value-type="float" office:value="750.643648441502" calcext:value-type="float">
            <text:p>750.644 mm</text:p>
          </table:table-cell>
          <table:table-cell table:style-name="ce9" table:formula="of:=([.L443]/4000)*6.28*20.5679" office:value-type="float" office:value="750.263104102" calcext:value-type="float">
            <text:p>750.263 mm</text:p>
          </table:table-cell>
          <table:table-cell table:style-name="ce9" table:formula="of:=([.L443]/4000)*6.28*20.61" office:value-type="float" office:value="751.7988018" calcext:value-type="float">
            <text:p>751.799 mm</text:p>
          </table:table-cell>
          <table:table-cell table:style-name="ce2" office:value-type="float" office:value="23234" calcext:value-type="float">
            <text:p>23234</text:p>
          </table:table-cell>
          <table:table-cell/>
          <table:table-cell table:style-name="ce2" office:value-type="float" office:value="23218" calcext:value-type="float">
            <text:p>23218</text:p>
          </table:table-cell>
          <table:table-cell table:number-columns-repeated="2"/>
          <table:table-cell table:style-name="ce5" table:formula="of:=([.T444]/4000)*2*PI()*20.5679" office:value-type="float" office:value="1497.83034283363" calcext:value-type="float">
            <text:p>1497.830 mm</text:p>
          </table:table-cell>
          <table:table-cell table:style-name="ce9" table:formula="of:=([.T444]/4000)*6.28*20.5679" office:value-type="float" office:value="1497.071006683" calcext:value-type="float">
            <text:p>1497.071 mm</text:p>
          </table:table-cell>
          <table:table-cell table:style-name="ce9" table:formula="of:=([.T444]/4000)*6.28*20.61" office:value-type="float" office:value="1500.1353297" calcext:value-type="float">
            <text:p>1500.135 mm</text:p>
          </table:table-cell>
          <table:table-cell table:style-name="ce2" office:value-type="float" office:value="46349" calcext:value-type="float">
            <text:p>46349</text:p>
          </table:table-cell>
          <table:table-cell/>
          <table:table-cell table:style-name="ce2" office:value-type="float" office:value="-46418" calcext:value-type="float">
            <text:p>-46418</text:p>
          </table:table-cell>
          <table:table-cell table:number-columns-repeated="2"/>
          <table:table-cell table:style-name="ce5" table:formula="of:=([.AB443]/4000)*2*PI()*20.5679" office:value-type="float" office:value="2994.91760208655" calcext:value-type="float">
            <text:p>2994.918 mm</text:p>
          </table:table-cell>
          <table:table-cell table:style-name="ce9" table:formula="of:=([.AB443]/4000)*6.28*20.5679" office:value-type="float" office:value="2993.399306497" calcext:value-type="float">
            <text:p>2993.399 mm</text:p>
          </table:table-cell>
          <table:table-cell table:style-name="ce9" table:formula="of:=([.AB443]/4000)*6.28*20.61" office:value-type="float" office:value="2999.5264323" calcext:value-type="float">
            <text:p>2999.526 mm</text:p>
          </table:table-cell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2"/>
          <table:table-cell table:style-name="ce5" table:formula="of:=([.AJ443]/4000)*2*PI()*20.5679" office:value-type="float" office:value="4490.22792234212" calcext:value-type="float">
            <text:p>4490.228 mm</text:p>
          </table:table-cell>
          <table:table-cell table:style-name="ce9" table:formula="of:=([.AJ443]/4000)*6.28*20.5679" office:value-type="float" office:value="4487.951568146" calcext:value-type="float">
            <text:p>4487.952 mm</text:p>
          </table:table-cell>
          <table:table-cell table:style-name="ce9" table:formula="of:=([.AJ443]/4000)*6.28*20.61" office:value-type="float" office:value="4497.1378614" calcext:value-type="float">
            <text:p>4497.138 mm</text:p>
          </table:table-cell>
          <table:table-cell table:style-name="ce2" office:value-type="float" office:value="138982" calcext:value-type="float">
            <text:p>138982</text:p>
          </table:table-cell>
          <table:table-cell/>
          <table:table-cell table:style-name="ce2" office:value-type="float" office:value="139198" calcext:value-type="float">
            <text:p>139198</text:p>
          </table:table-cell>
          <table:table-cell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44]/4000)*2*PI()*20.5679" office:value-type="float" office:value="659.728987741047" calcext:value-type="float">
            <text:p>659.729 mm</text:p>
          </table:table-cell>
          <table:table-cell table:style-name="ce9" table:formula="of:=([.D444]/4000)*6.28*20.5679" office:value-type="float" office:value="659.39453326" calcext:value-type="float">
            <text:p>659.395 mm</text:p>
          </table:table-cell>
          <table:table-cell table:style-name="ce9" table:formula="of:=([.D444]/4000)*6.28*20.61" office:value-type="float" office:value="660.744234" calcext:value-type="float">
            <text:p>660.744 mm</text:p>
          </table:table-cell>
          <table:table-cell table:style-name="ce2" office:value-type="float" office:value="20420" calcext:value-type="float">
            <text:p>20420</text:p>
          </table:table-cell>
          <table:table-cell/>
          <table:table-cell table:style-name="ce2" office:value-type="float" office:value="20452" calcext:value-type="float">
            <text:p>20452</text:p>
          </table:table-cell>
          <table:table-cell table:number-columns-repeated="2"/>
          <table:table-cell table:style-name="ce5" table:formula="of:=([.L444]/4000)*2*PI()*20.5679" office:value-type="float" office:value="750.966728259201" calcext:value-type="float">
            <text:p>750.967 mm</text:p>
          </table:table-cell>
          <table:table-cell table:style-name="ce9" table:formula="of:=([.L444]/4000)*6.28*20.5679" office:value-type="float" office:value="750.586020132" calcext:value-type="float">
            <text:p>750.586 mm</text:p>
          </table:table-cell>
          <table:table-cell table:style-name="ce9" table:formula="of:=([.L444]/4000)*6.28*20.61" office:value-type="float" office:value="752.1223788" calcext:value-type="float">
            <text:p>752.122 mm</text:p>
          </table:table-cell>
          <table:table-cell table:style-name="ce2" office:value-type="float" office:value="23244" calcext:value-type="float">
            <text:p>23244</text:p>
          </table:table-cell>
          <table:table-cell/>
          <table:table-cell table:style-name="ce2" office:value-type="float" office:value="23215" calcext:value-type="float">
            <text:p>23215</text:p>
          </table:table-cell>
          <table:table-cell table:number-columns-repeated="2"/>
          <table:table-cell table:style-name="ce5" table:formula="of:=([.T445]/4000)*2*PI()*20.5679" office:value-type="float" office:value="1497.73341888832" calcext:value-type="float">
            <text:p>1497.733 mm</text:p>
          </table:table-cell>
          <table:table-cell table:style-name="ce9" table:formula="of:=([.T445]/4000)*6.28*20.5679" office:value-type="float" office:value="1496.974131874" calcext:value-type="float">
            <text:p>1496.974 mm</text:p>
          </table:table-cell>
          <table:table-cell table:style-name="ce9" table:formula="of:=([.T445]/4000)*6.28*20.61" office:value-type="float" office:value="1500.0382566" calcext:value-type="float">
            <text:p>1500.038 mm</text:p>
          </table:table-cell>
          <table:table-cell table:style-name="ce2" office:value-type="float" office:value="46361" calcext:value-type="float">
            <text:p>46361</text:p>
          </table:table-cell>
          <table:table-cell/>
          <table:table-cell table:style-name="ce2" office:value-type="float" office:value="44998" calcext:value-type="float">
            <text:p>44998</text:p>
          </table:table-cell>
          <table:table-cell table:number-columns-repeated="2"/>
          <table:table-cell table:style-name="ce5" table:formula="of:=([.AB444]/4000)*2*PI()*20.5679" office:value-type="float" office:value="2994.72375419593" calcext:value-type="float">
            <text:p>2994.724 mm</text:p>
          </table:table-cell>
          <table:table-cell table:style-name="ce9" table:formula="of:=([.AB444]/4000)*6.28*20.5679" office:value-type="float" office:value="2993.205556879" calcext:value-type="float">
            <text:p>2993.206 mm</text:p>
          </table:table-cell>
          <table:table-cell table:style-name="ce9" table:formula="of:=([.AB444]/4000)*6.28*20.61" office:value-type="float" office:value="2999.3322861" calcext:value-type="float">
            <text:p>2999.332 mm</text:p>
          </table:table-cell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 table:number-columns-repeated="2"/>
          <table:table-cell table:style-name="ce5" table:formula="of:=([.AJ444]/4000)*2*PI()*20.5679" office:value-type="float" office:value="4494.46026795398" calcext:value-type="float">
            <text:p>4494.460 mm</text:p>
          </table:table-cell>
          <table:table-cell table:style-name="ce9" table:formula="of:=([.AJ444]/4000)*6.28*20.5679" office:value-type="float" office:value="4492.181768139" calcext:value-type="float">
            <text:p>4492.182 mm</text:p>
          </table:table-cell>
          <table:table-cell table:style-name="ce9" table:formula="of:=([.AJ444]/4000)*6.28*20.61" office:value-type="float" office:value="4501.3767201" calcext:value-type="float">
            <text:p>4501.377 mm</text:p>
          </table:table-cell>
          <table:table-cell table:style-name="ce2" office:value-type="float" office:value="139113" calcext:value-type="float">
            <text:p>139113</text:p>
          </table:table-cell>
          <table:table-cell/>
          <table:table-cell table:style-name="ce2" office:value-type="float" office:value="139267" calcext:value-type="float">
            <text:p>139267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45]/4000)*2*PI()*20.5679" office:value-type="float" office:value="660.181299485825" calcext:value-type="float">
            <text:p>660.181 mm</text:p>
          </table:table-cell>
          <table:table-cell table:style-name="ce9" table:formula="of:=([.D445]/4000)*6.28*20.5679" office:value-type="float" office:value="659.846615702" calcext:value-type="float">
            <text:p>659.847 mm</text:p>
          </table:table-cell>
          <table:table-cell table:style-name="ce9" table:formula="of:=([.D445]/4000)*6.28*20.61" office:value-type="float" office:value="661.1972418" calcext:value-type="float">
            <text:p>661.197 mm</text:p>
          </table:table-cell>
          <table:table-cell table:style-name="ce2" office:value-type="float" office:value="20434" calcext:value-type="float">
            <text:p>20434</text:p>
          </table:table-cell>
          <table:table-cell/>
          <table:table-cell table:style-name="ce2" office:value-type="float" office:value="20453" calcext:value-type="float">
            <text:p>20453</text:p>
          </table:table-cell>
          <table:table-cell table:number-columns-repeated="2"/>
          <table:table-cell table:style-name="ce5" table:formula="of:=([.L445]/4000)*2*PI()*20.5679" office:value-type="float" office:value="750.094412751414" calcext:value-type="float">
            <text:p>750.094 mm</text:p>
          </table:table-cell>
          <table:table-cell table:style-name="ce9" table:formula="of:=([.L445]/4000)*6.28*20.5679" office:value-type="float" office:value="749.714146851" calcext:value-type="float">
            <text:p>749.714 mm</text:p>
          </table:table-cell>
          <table:table-cell table:style-name="ce9" table:formula="of:=([.L445]/4000)*6.28*20.61" office:value-type="float" office:value="751.2487209" calcext:value-type="float">
            <text:p>751.249 mm</text:p>
          </table:table-cell>
          <table:table-cell table:style-name="ce2" office:value-type="float" office:value="23217" calcext:value-type="float">
            <text:p>23217</text:p>
          </table:table-cell>
          <table:table-cell/>
          <table:table-cell table:style-name="ce2" office:value-type="float" office:value="23204" calcext:value-type="float">
            <text:p>23204</text:p>
          </table:table-cell>
          <table:table-cell table:number-columns-repeated="2"/>
          <table:table-cell table:style-name="ce5" table:formula="of:=([.T446]/4000)*2*PI()*20.5679" office:value-type="float" office:value="1498.02419072425" calcext:value-type="float">
            <text:p>1498.024 mm</text:p>
          </table:table-cell>
          <table:table-cell table:style-name="ce9" table:formula="of:=([.T446]/4000)*6.28*20.5679" office:value-type="float" office:value="1497.264756301" calcext:value-type="float">
            <text:p>1497.265 mm</text:p>
          </table:table-cell>
          <table:table-cell table:style-name="ce9" table:formula="of:=([.T446]/4000)*6.28*20.61" office:value-type="float" office:value="1500.3294759" calcext:value-type="float">
            <text:p>1500.329 mm</text:p>
          </table:table-cell>
          <table:table-cell table:style-name="ce2" office:value-type="float" office:value="46358" calcext:value-type="float">
            <text:p>46358</text:p>
          </table:table-cell>
          <table:table-cell/>
          <table:table-cell table:style-name="ce2" office:value-type="float" office:value="-46428" calcext:value-type="float">
            <text:p>-46428</text:p>
          </table:table-cell>
          <table:table-cell table:number-columns-repeated="2"/>
          <table:table-cell table:style-name="ce5" table:formula="of:=([.AB445]/4000)*2*PI()*20.5679" office:value-type="float" office:value="2994.23913446938" calcext:value-type="float">
            <text:p>2994.239 mm</text:p>
          </table:table-cell>
          <table:table-cell table:style-name="ce9" table:formula="of:=([.AB445]/4000)*6.28*20.5679" office:value-type="float" office:value="2992.721182834" calcext:value-type="float">
            <text:p>2992.721 mm</text:p>
          </table:table-cell>
          <table:table-cell table:style-name="ce9" table:formula="of:=([.AB445]/4000)*6.28*20.61" office:value-type="float" office:value="2998.8469206" calcext:value-type="float">
            <text:p>2998.847 mm</text:p>
          </table:table-cell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2"/>
          <table:table-cell table:style-name="ce5" table:formula="of:=([.AJ445]/4000)*2*PI()*20.5679" office:value-type="float" office:value="4492.03716932124" calcext:value-type="float">
            <text:p>4492.037 mm</text:p>
          </table:table-cell>
          <table:table-cell table:style-name="ce9" table:formula="of:=([.AJ445]/4000)*6.28*20.5679" office:value-type="float" office:value="4489.759897914" calcext:value-type="float">
            <text:p>4489.760 mm</text:p>
          </table:table-cell>
          <table:table-cell table:style-name="ce9" table:formula="of:=([.AJ445]/4000)*6.28*20.61" office:value-type="float" office:value="4498.9498926" calcext:value-type="float">
            <text:p>4498.950 mm</text:p>
          </table:table-cell>
          <table:table-cell table:style-name="ce2" office:value-type="float" office:value="139038" calcext:value-type="float">
            <text:p>139038</text:p>
          </table:table-cell>
          <table:table-cell/>
          <table:table-cell table:style-name="ce2" office:value-type="float" office:value="139257" calcext:value-type="float">
            <text:p>139257</text:p>
          </table:table-cell>
          <table:table-cell table:number-columns-repeated="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46]/4000)*2*PI()*20.5679" office:value-type="float" office:value="659.761295722817" calcext:value-type="float">
            <text:p>659.761 mm</text:p>
          </table:table-cell>
          <table:table-cell table:style-name="ce9" table:formula="of:=([.D446]/4000)*6.28*20.5679" office:value-type="float" office:value="659.426824863" calcext:value-type="float">
            <text:p>659.427 mm</text:p>
          </table:table-cell>
          <table:table-cell table:style-name="ce9" table:formula="of:=([.D446]/4000)*6.28*20.61" office:value-type="float" office:value="660.7765917" calcext:value-type="float">
            <text:p>660.777 mm</text:p>
          </table:table-cell>
          <table:table-cell table:style-name="ce2" office:value-type="float" office:value="20421" calcext:value-type="float">
            <text:p>20421</text:p>
          </table:table-cell>
          <table:table-cell/>
          <table:table-cell table:style-name="ce2" office:value-type="float" office:value="20454" calcext:value-type="float">
            <text:p>20454</text:p>
          </table:table-cell>
          <table:table-cell table:number-columns-repeated="2"/>
          <table:table-cell table:style-name="ce5" table:formula="of:=([.L446]/4000)*2*PI()*20.5679" office:value-type="float" office:value="750.449800550883" calcext:value-type="float">
            <text:p>750.450 mm</text:p>
          </table:table-cell>
          <table:table-cell table:style-name="ce9" table:formula="of:=([.L446]/4000)*6.28*20.5679" office:value-type="float" office:value="750.069354484" calcext:value-type="float">
            <text:p>750.069 mm</text:p>
          </table:table-cell>
          <table:table-cell table:style-name="ce9" table:formula="of:=([.L446]/4000)*6.28*20.61" office:value-type="float" office:value="751.6046556" calcext:value-type="float">
            <text:p>751.605 mm</text:p>
          </table:table-cell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01" calcext:value-type="float">
            <text:p>23201</text:p>
          </table:table-cell>
          <table:table-cell table:number-columns-repeated="2"/>
          <table:table-cell table:style-name="ce5" table:formula="of:=([.T447]/4000)*2*PI()*20.5679" office:value-type="float" office:value="1497.41033907062" calcext:value-type="float">
            <text:p>1497.410 mm</text:p>
          </table:table-cell>
          <table:table-cell table:style-name="ce9" table:formula="of:=([.T447]/4000)*6.28*20.5679" office:value-type="float" office:value="1496.651215844" calcext:value-type="float">
            <text:p>1496.651 mm</text:p>
          </table:table-cell>
          <table:table-cell table:style-name="ce9" table:formula="of:=([.T447]/4000)*6.28*20.61" office:value-type="float" office:value="1499.7146796" calcext:value-type="float">
            <text:p>1499.715 mm</text:p>
          </table:table-cell>
          <table:table-cell table:style-name="ce2" office:value-type="float" office:value="46367" calcext:value-type="float">
            <text:p>46367</text:p>
          </table:table-cell>
          <table:table-cell/>
          <table:table-cell table:style-name="ce2" office:value-type="float" office:value="44357" calcext:value-type="float">
            <text:p>44357</text:p>
          </table:table-cell>
          <table:table-cell table:number-columns-repeated="2"/>
          <table:table-cell table:style-name="ce5" table:formula="of:=([.AB446]/4000)*2*PI()*20.5679" office:value-type="float" office:value="2994.01297859699" calcext:value-type="float">
            <text:p>2994.013 mm</text:p>
          </table:table-cell>
          <table:table-cell table:style-name="ce9" table:formula="of:=([.AB446]/4000)*6.28*20.5679" office:value-type="float" office:value="2992.495141613" calcext:value-type="float">
            <text:p>2992.495 mm</text:p>
          </table:table-cell>
          <table:table-cell table:style-name="ce9" table:formula="of:=([.AB446]/4000)*6.28*20.61" office:value-type="float" office:value="2998.6204167" calcext:value-type="float">
            <text:p>2998.620 mm</text:p>
          </table:table-cell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812" calcext:value-type="float">
            <text:p>92812</text:p>
          </table:table-cell>
          <table:table-cell table:number-columns-repeated="2"/>
          <table:table-cell table:style-name="ce5" table:formula="of:=([.AJ446]/4000)*2*PI()*20.5679" office:value-type="float" office:value="4494.39565199044" calcext:value-type="float">
            <text:p>4494.396 mm</text:p>
          </table:table-cell>
          <table:table-cell table:style-name="ce9" table:formula="of:=([.AJ446]/4000)*6.28*20.5679" office:value-type="float" office:value="4492.117184933" calcext:value-type="float">
            <text:p>4492.117 mm</text:p>
          </table:table-cell>
          <table:table-cell table:style-name="ce9" table:formula="of:=([.AJ446]/4000)*6.28*20.61" office:value-type="float" office:value="4501.3120047" calcext:value-type="float">
            <text:p>4501.312 mm</text:p>
          </table:table-cell>
          <table:table-cell table:style-name="ce2" office:value-type="float" office:value="139111" calcext:value-type="float">
            <text:p>139111</text:p>
          </table:table-cell>
          <table:table-cell/>
          <table:table-cell table:style-name="ce2" office:value-type="float" office:value="139263" calcext:value-type="float">
            <text:p>139263</text:p>
          </table:table-cell>
          <table:table-cell table:number-columns-repeated="2"/>
          <table:table-cell table:style-name="ce2" office:value-type="float" office:value="213" calcext:value-type="float">
            <text:p>213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47]/4000)*2*PI()*20.5679" office:value-type="float" office:value="660.213607467595" calcext:value-type="float">
            <text:p>660.214 mm</text:p>
          </table:table-cell>
          <table:table-cell table:style-name="ce9" table:formula="of:=([.D447]/4000)*6.28*20.5679" office:value-type="float" office:value="659.878907305" calcext:value-type="float">
            <text:p>659.879 mm</text:p>
          </table:table-cell>
          <table:table-cell table:style-name="ce9" table:formula="of:=([.D447]/4000)*6.28*20.61" office:value-type="float" office:value="661.2295995" calcext:value-type="float">
            <text:p>661.230 mm</text:p>
          </table:table-cell>
          <table:table-cell table:style-name="ce2" office:value-type="float" office:value="20435" calcext:value-type="float">
            <text:p>20435</text:p>
          </table:table-cell>
          <table:table-cell/>
          <table:table-cell table:style-name="ce2" office:value-type="float" office:value="20449" calcext:value-type="float">
            <text:p>20449</text:p>
          </table:table-cell>
          <table:table-cell table:number-columns-repeated="2"/>
          <table:table-cell table:style-name="ce5" table:formula="of:=([.L447]/4000)*2*PI()*20.5679" office:value-type="float" office:value="750.449800550883" calcext:value-type="float">
            <text:p>750.450 mm</text:p>
          </table:table-cell>
          <table:table-cell table:style-name="ce9" table:formula="of:=([.L447]/4000)*6.28*20.5679" office:value-type="float" office:value="750.069354484" calcext:value-type="float">
            <text:p>750.069 mm</text:p>
          </table:table-cell>
          <table:table-cell table:style-name="ce9" table:formula="of:=([.L447]/4000)*6.28*20.61" office:value-type="float" office:value="751.6046556" calcext:value-type="float">
            <text:p>751.605 mm</text:p>
          </table:table-cell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15" calcext:value-type="float">
            <text:p>23215</text:p>
          </table:table-cell>
          <table:table-cell table:number-columns-repeated="2"/>
          <table:table-cell table:style-name="ce5" table:formula="of:=([.T448]/4000)*2*PI()*20.5679" office:value-type="float" office:value="1497.83034283363" calcext:value-type="float">
            <text:p>1497.830 mm</text:p>
          </table:table-cell>
          <table:table-cell table:style-name="ce9" table:formula="of:=([.T448]/4000)*6.28*20.5679" office:value-type="float" office:value="1497.071006683" calcext:value-type="float">
            <text:p>1497.071 mm</text:p>
          </table:table-cell>
          <table:table-cell table:style-name="ce9" table:formula="of:=([.T448]/4000)*6.28*20.61" office:value-type="float" office:value="1500.1353297" calcext:value-type="float">
            <text:p>1500.135 mm</text:p>
          </table:table-cell>
          <table:table-cell table:style-name="ce2" office:value-type="float" office:value="46348" calcext:value-type="float">
            <text:p>46348</text:p>
          </table:table-cell>
          <table:table-cell/>
          <table:table-cell table:style-name="ce2" office:value-type="float" office:value="-46416" calcext:value-type="float">
            <text:p>-46416</text:p>
          </table:table-cell>
          <table:table-cell table:number-columns-repeated="2"/>
          <table:table-cell table:style-name="ce5" table:formula="of:=([.AB447]/4000)*2*PI()*20.5679" office:value-type="float" office:value="2994.27144245115" calcext:value-type="float">
            <text:p>2994.271 mm</text:p>
          </table:table-cell>
          <table:table-cell table:style-name="ce9" table:formula="of:=([.AB447]/4000)*6.28*20.5679" office:value-type="float" office:value="2992.753474437" calcext:value-type="float">
            <text:p>2992.753 mm</text:p>
          </table:table-cell>
          <table:table-cell table:style-name="ce9" table:formula="of:=([.AB447]/4000)*6.28*20.61" office:value-type="float" office:value="2998.8792783" calcext:value-type="float">
            <text:p>2998.879 mm</text:p>
          </table:table-cell>
          <table:table-cell table:style-name="ce2" office:value-type="float" office:value="92679" calcext:value-type="float">
            <text:p>92679</text:p>
          </table:table-cell>
          <table:table-cell/>
          <table:table-cell table:style-name="ce2" office:value-type="float" office:value="92272" calcext:value-type="float">
            <text:p>92272</text:p>
          </table:table-cell>
          <table:table-cell table:number-columns-repeated="2"/>
          <table:table-cell table:style-name="ce5" table:formula="of:=([.AJ447]/4000)*2*PI()*20.5679" office:value-type="float" office:value="4492.23101721186" calcext:value-type="float">
            <text:p>4492.231 mm</text:p>
          </table:table-cell>
          <table:table-cell table:style-name="ce9" table:formula="of:=([.AJ447]/4000)*6.28*20.5679" office:value-type="float" office:value="4489.953647532" calcext:value-type="float">
            <text:p>4489.954 mm</text:p>
          </table:table-cell>
          <table:table-cell table:style-name="ce9" table:formula="of:=([.AJ447]/4000)*6.28*20.61" office:value-type="float" office:value="4499.1440388" calcext:value-type="float">
            <text:p>4499.144 mm</text:p>
          </table:table-cell>
          <table:table-cell table:style-name="ce2" office:value-type="float" office:value="139044" calcext:value-type="float">
            <text:p>139044</text:p>
          </table:table-cell>
          <table:table-cell/>
          <table:table-cell table:style-name="ce2" office:value-type="float" office:value="139255" calcext:value-type="float">
            <text:p>139255</text:p>
          </table:table-cell>
          <table:table-cell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48]/4000)*2*PI()*20.5679" office:value-type="float" office:value="659.793603704586" calcext:value-type="float">
            <text:p>659.794 mm</text:p>
          </table:table-cell>
          <table:table-cell table:style-name="ce9" table:formula="of:=([.D448]/4000)*6.28*20.5679" office:value-type="float" office:value="659.459116466" calcext:value-type="float">
            <text:p>659.459 mm</text:p>
          </table:table-cell>
          <table:table-cell table:style-name="ce9" table:formula="of:=([.D448]/4000)*6.28*20.61" office:value-type="float" office:value="660.8089494" calcext:value-type="float">
            <text:p>660.809 mm</text:p>
          </table:table-cell>
          <table:table-cell table:style-name="ce2" office:value-type="float" office:value="20422" calcext:value-type="float">
            <text:p>20422</text:p>
          </table:table-cell>
          <table:table-cell/>
          <table:table-cell table:style-name="ce2" office:value-type="float" office:value="20451" calcext:value-type="float">
            <text:p>20451</text:p>
          </table:table-cell>
          <table:table-cell table:number-columns-repeated="2"/>
          <table:table-cell table:style-name="ce5" table:formula="of:=([.L448]/4000)*2*PI()*20.5679" office:value-type="float" office:value="750.675956423272" calcext:value-type="float">
            <text:p>750.676 mm</text:p>
          </table:table-cell>
          <table:table-cell table:style-name="ce9" table:formula="of:=([.L448]/4000)*6.28*20.5679" office:value-type="float" office:value="750.295395705" calcext:value-type="float">
            <text:p>750.295 mm</text:p>
          </table:table-cell>
          <table:table-cell table:style-name="ce9" table:formula="of:=([.L448]/4000)*6.28*20.61" office:value-type="float" office:value="751.8311595" calcext:value-type="float">
            <text:p>751.831 mm</text:p>
          </table:table-cell>
          <table:table-cell table:style-name="ce2" office:value-type="float" office:value="23235" calcext:value-type="float">
            <text:p>23235</text:p>
          </table:table-cell>
          <table:table-cell/>
          <table:table-cell table:style-name="ce2" office:value-type="float" office:value="23209" calcext:value-type="float">
            <text:p>23209</text:p>
          </table:table-cell>
          <table:table-cell table:number-columns-repeated="2"/>
          <table:table-cell table:style-name="ce5" table:formula="of:=([.T449]/4000)*2*PI()*20.5679" office:value-type="float" office:value="1497.79803485186" calcext:value-type="float">
            <text:p>1497.798 mm</text:p>
          </table:table-cell>
          <table:table-cell table:style-name="ce9" table:formula="of:=([.T449]/4000)*6.28*20.5679" office:value-type="float" office:value="1497.03871508" calcext:value-type="float">
            <text:p>1497.039 mm</text:p>
          </table:table-cell>
          <table:table-cell table:style-name="ce9" table:formula="of:=([.T449]/4000)*6.28*20.61" office:value-type="float" office:value="1500.102972" calcext:value-type="float">
            <text:p>1500.103 mm</text:p>
          </table:table-cell>
          <table:table-cell table:style-name="ce2" office:value-type="float" office:value="46361" calcext:value-type="float">
            <text:p>46361</text:p>
          </table:table-cell>
          <table:table-cell/>
          <table:table-cell table:style-name="ce2" office:value-type="float" office:value="43756" calcext:value-type="float">
            <text:p>43756</text:p>
          </table:table-cell>
          <table:table-cell table:number-columns-repeated="2"/>
          <table:table-cell table:style-name="ce5" table:formula="of:=([.AB448]/4000)*2*PI()*20.5679" office:value-type="float" office:value="2993.81913070637" calcext:value-type="float">
            <text:p>2993.819 mm</text:p>
          </table:table-cell>
          <table:table-cell table:style-name="ce9" table:formula="of:=([.AB448]/4000)*6.28*20.5679" office:value-type="float" office:value="2992.301391995" calcext:value-type="float">
            <text:p>2992.301 mm</text:p>
          </table:table-cell>
          <table:table-cell table:style-name="ce9" table:formula="of:=([.AB448]/4000)*6.28*20.61" office:value-type="float" office:value="2998.4262705" calcext:value-type="float">
            <text:p>2998.426 mm</text:p>
          </table:table-cell>
          <table:table-cell table:style-name="ce2" office:value-type="float" office:value="92665" calcext:value-type="float">
            <text:p>92665</text:p>
          </table:table-cell>
          <table:table-cell/>
          <table:table-cell table:style-name="ce2" office:value-type="float" office:value="92817" calcext:value-type="float">
            <text:p>92817</text:p>
          </table:table-cell>
          <table:table-cell table:number-columns-repeated="2"/>
          <table:table-cell table:style-name="ce5" table:formula="of:=([.AJ448]/4000)*2*PI()*20.5679" office:value-type="float" office:value="4494.42795997221" calcext:value-type="float">
            <text:p>4494.428 mm</text:p>
          </table:table-cell>
          <table:table-cell table:style-name="ce9" table:formula="of:=([.AJ448]/4000)*6.28*20.5679" office:value-type="float" office:value="4492.149476536" calcext:value-type="float">
            <text:p>4492.149 mm</text:p>
          </table:table-cell>
          <table:table-cell table:style-name="ce9" table:formula="of:=([.AJ448]/4000)*6.28*20.61" office:value-type="float" office:value="4501.3443624" calcext:value-type="float">
            <text:p>4501.344 mm</text:p>
          </table:table-cell>
          <table:table-cell table:style-name="ce2" office:value-type="float" office:value="139112" calcext:value-type="float">
            <text:p>139112</text:p>
          </table:table-cell>
          <table:table-cell/>
          <table:table-cell table:style-name="ce2" office:value-type="float" office:value="139263" calcext:value-type="float">
            <text:p>139263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49]/4000)*2*PI()*20.5679" office:value-type="float" office:value="660.116683522285" calcext:value-type="float">
            <text:p>660.117 mm</text:p>
          </table:table-cell>
          <table:table-cell table:style-name="ce9" table:formula="of:=([.D449]/4000)*6.28*20.5679" office:value-type="float" office:value="659.782032496" calcext:value-type="float">
            <text:p>659.782 mm</text:p>
          </table:table-cell>
          <table:table-cell table:style-name="ce9" table:formula="of:=([.D449]/4000)*6.28*20.61" office:value-type="float" office:value="661.1325264" calcext:value-type="float">
            <text:p>661.133 mm</text:p>
          </table:table-cell>
          <table:table-cell table:style-name="ce2" office:value-type="float" office:value="20432" calcext:value-type="float">
            <text:p>20432</text:p>
          </table:table-cell>
          <table:table-cell/>
          <table:table-cell table:style-name="ce2" office:value-type="float" office:value="20447" calcext:value-type="float">
            <text:p>20447</text:p>
          </table:table-cell>
          <table:table-cell table:number-columns-repeated="2"/>
          <table:table-cell table:style-name="ce5" table:formula="of:=([.L449]/4000)*2*PI()*20.5679" office:value-type="float" office:value="750.126720733184" calcext:value-type="float">
            <text:p>750.127 mm</text:p>
          </table:table-cell>
          <table:table-cell table:style-name="ce9" table:formula="of:=([.L449]/4000)*6.28*20.5679" office:value-type="float" office:value="749.746438454" calcext:value-type="float">
            <text:p>749.746 mm</text:p>
          </table:table-cell>
          <table:table-cell table:style-name="ce9" table:formula="of:=([.L449]/4000)*6.28*20.61" office:value-type="float" office:value="751.2810786" calcext:value-type="float">
            <text:p>751.281 mm</text:p>
          </table:table-cell>
          <table:table-cell table:style-name="ce2" office:value-type="float" office:value="23218" calcext:value-type="float">
            <text:p>23218</text:p>
          </table:table-cell>
          <table:table-cell/>
          <table:table-cell table:style-name="ce2" office:value-type="float" office:value="23210" calcext:value-type="float">
            <text:p>23210</text:p>
          </table:table-cell>
          <table:table-cell table:number-columns-repeated="2"/>
          <table:table-cell table:style-name="ce5" table:formula="of:=([.T450]/4000)*2*PI()*20.5679" office:value-type="float" office:value="1497.99188274248" calcext:value-type="float">
            <text:p>1497.992 mm</text:p>
          </table:table-cell>
          <table:table-cell table:style-name="ce9" table:formula="of:=([.T450]/4000)*6.28*20.5679" office:value-type="float" office:value="1497.232464698" calcext:value-type="float">
            <text:p>1497.232 mm</text:p>
          </table:table-cell>
          <table:table-cell table:style-name="ce9" table:formula="of:=([.T450]/4000)*6.28*20.61" office:value-type="float" office:value="1500.2971182" calcext:value-type="float">
            <text:p>1500.297 mm</text:p>
          </table:table-cell>
          <table:table-cell table:style-name="ce2" office:value-type="float" office:value="46360" calcext:value-type="float">
            <text:p>46360</text:p>
          </table:table-cell>
          <table:table-cell/>
          <table:table-cell table:style-name="ce2" office:value-type="float" office:value="-46424" calcext:value-type="float">
            <text:p>-46424</text:p>
          </table:table-cell>
          <table:table-cell table:number-columns-repeated="2"/>
          <table:table-cell table:style-name="ce5" table:formula="of:=([.AB449]/4000)*2*PI()*20.5679" office:value-type="float" office:value="2993.98067061522" calcext:value-type="float">
            <text:p>2993.981 mm</text:p>
          </table:table-cell>
          <table:table-cell table:style-name="ce9" table:formula="of:=([.AB449]/4000)*6.28*20.5679" office:value-type="float" office:value="2992.46285001" calcext:value-type="float">
            <text:p>2992.463 mm</text:p>
          </table:table-cell>
          <table:table-cell table:style-name="ce9" table:formula="of:=([.AB449]/4000)*6.28*20.61" office:value-type="float" office:value="2998.588059" calcext:value-type="float">
            <text:p>2998.588 mm</text:p>
          </table:table-cell>
          <table:table-cell table:style-name="ce2" office:value-type="float" office:value="92670" calcext:value-type="float">
            <text:p>92670</text:p>
          </table:table-cell>
          <table:table-cell/>
          <table:table-cell table:style-name="ce2" office:value-type="float" office:value="92371" calcext:value-type="float">
            <text:p>92371</text:p>
          </table:table-cell>
          <table:table-cell table:number-columns-repeated="2"/>
          <table:table-cell table:style-name="ce5" table:formula="of:=([.AJ449]/4000)*2*PI()*20.5679" office:value-type="float" office:value="4492.36024913894" calcext:value-type="float">
            <text:p>4492.360 mm</text:p>
          </table:table-cell>
          <table:table-cell table:style-name="ce9" table:formula="of:=([.AJ449]/4000)*6.28*20.5679" office:value-type="float" office:value="4490.082813944" calcext:value-type="float">
            <text:p>4490.083 mm</text:p>
          </table:table-cell>
          <table:table-cell table:style-name="ce9" table:formula="of:=([.AJ449]/4000)*6.28*20.61" office:value-type="float" office:value="4499.2734696" calcext:value-type="float">
            <text:p>4499.273 mm</text:p>
          </table:table-cell>
          <table:table-cell table:style-name="ce2" office:value-type="float" office:value="139048" calcext:value-type="float">
            <text:p>139048</text:p>
          </table:table-cell>
          <table:table-cell/>
          <table:table-cell table:style-name="ce2" office:value-type="float" office:value="139255" calcext:value-type="float">
            <text:p>139255</text:p>
          </table:table-cell>
          <table:table-cell table:number-columns-repeated="2"/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float" office:value="190" calcext:value-type="float">
            <text:p>190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50]/4000)*2*PI()*20.5679" office:value-type="float" office:value="659.793603704586" calcext:value-type="float">
            <text:p>659.794 mm</text:p>
          </table:table-cell>
          <table:table-cell table:style-name="ce9" table:formula="of:=([.D450]/4000)*6.28*20.5679" office:value-type="float" office:value="659.459116466" calcext:value-type="float">
            <text:p>659.459 mm</text:p>
          </table:table-cell>
          <table:table-cell table:style-name="ce9" table:formula="of:=([.D450]/4000)*6.28*20.61" office:value-type="float" office:value="660.8089494" calcext:value-type="float">
            <text:p>660.809 mm</text:p>
          </table:table-cell>
          <table:table-cell table:style-name="ce2" office:value-type="float" office:value="20422" calcext:value-type="float">
            <text:p>20422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 table:number-columns-repeated="2"/>
          <table:table-cell table:style-name="ce5" table:formula="of:=([.L450]/4000)*2*PI()*20.5679" office:value-type="float" office:value="750.579032477963" calcext:value-type="float">
            <text:p>750.579 mm</text:p>
          </table:table-cell>
          <table:table-cell table:style-name="ce9" table:formula="of:=([.L450]/4000)*6.28*20.5679" office:value-type="float" office:value="750.198520896" calcext:value-type="float">
            <text:p>750.199 mm</text:p>
          </table:table-cell>
          <table:table-cell table:style-name="ce9" table:formula="of:=([.L450]/4000)*6.28*20.61" office:value-type="float" office:value="751.7340864" calcext:value-type="float">
            <text:p>751.734 mm</text:p>
          </table:table-cell>
          <table:table-cell table:style-name="ce2" office:value-type="float" office:value="23232" calcext:value-type="float">
            <text:p>23232</text:p>
          </table:table-cell>
          <table:table-cell/>
          <table:table-cell table:style-name="ce2" office:value-type="float" office:value="23206" calcext:value-type="float">
            <text:p>23206</text:p>
          </table:table-cell>
          <table:table-cell table:number-columns-repeated="2"/>
          <table:table-cell table:style-name="ce5" table:formula="of:=([.T451]/4000)*2*PI()*20.5679" office:value-type="float" office:value="1497.8626508154" calcext:value-type="float">
            <text:p>1497.863 mm</text:p>
          </table:table-cell>
          <table:table-cell table:style-name="ce9" table:formula="of:=([.T451]/4000)*6.28*20.5679" office:value-type="float" office:value="1497.103298286" calcext:value-type="float">
            <text:p>1497.103 mm</text:p>
          </table:table-cell>
          <table:table-cell table:style-name="ce9" table:formula="of:=([.T451]/4000)*6.28*20.61" office:value-type="float" office:value="1500.1676874" calcext:value-type="float">
            <text:p>1500.168 mm</text:p>
          </table:table-cell>
          <table:table-cell table:style-name="ce2" office:value-type="float" office:value="46366" calcext:value-type="float">
            <text:p>46366</text:p>
          </table:table-cell>
          <table:table-cell/>
          <table:table-cell table:style-name="ce2" office:value-type="float" office:value="45578" calcext:value-type="float">
            <text:p>45578</text:p>
          </table:table-cell>
          <table:table-cell table:number-columns-repeated="2"/>
          <table:table-cell table:style-name="ce5" table:formula="of:=([.AB450]/4000)*2*PI()*20.5679" office:value-type="float" office:value="2993.59297483398" calcext:value-type="float">
            <text:p>2993.593 mm</text:p>
          </table:table-cell>
          <table:table-cell table:style-name="ce9" table:formula="of:=([.AB450]/4000)*6.28*20.5679" office:value-type="float" office:value="2992.075350774" calcext:value-type="float">
            <text:p>2992.075 mm</text:p>
          </table:table-cell>
          <table:table-cell table:style-name="ce9" table:formula="of:=([.AB450]/4000)*6.28*20.61" office:value-type="float" office:value="2998.1997666" calcext:value-type="float">
            <text:p>2998.200 mm</text:p>
          </table:table-cell>
          <table:table-cell table:style-name="ce2" office:value-type="float" office:value="92658" calcext:value-type="float">
            <text:p>92658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2"/>
          <table:table-cell table:style-name="ce5" table:formula="of:=([.AJ450]/4000)*2*PI()*20.5679" office:value-type="float" office:value="4494.20180409982" calcext:value-type="float">
            <text:p>4494.202 mm</text:p>
          </table:table-cell>
          <table:table-cell table:style-name="ce9" table:formula="of:=([.AJ450]/4000)*6.28*20.5679" office:value-type="float" office:value="4491.923435315" calcext:value-type="float">
            <text:p>4491.923 mm</text:p>
          </table:table-cell>
          <table:table-cell table:style-name="ce9" table:formula="of:=([.AJ450]/4000)*6.28*20.61" office:value-type="float" office:value="4501.1178585" calcext:value-type="float">
            <text:p>4501.118 mm</text:p>
          </table:table-cell>
          <table:table-cell table:style-name="ce2" office:value-type="float" office:value="139105" calcext:value-type="float">
            <text:p>139105</text:p>
          </table:table-cell>
          <table:table-cell/>
          <table:table-cell table:style-name="ce2" office:value-type="float" office:value="139260" calcext:value-type="float">
            <text:p>139260</text:p>
          </table:table-cell>
          <table:table-cell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51]/4000)*2*PI()*20.5679" office:value-type="float" office:value="660.052067558746" calcext:value-type="float">
            <text:p>660.052 mm</text:p>
          </table:table-cell>
          <table:table-cell table:style-name="ce9" table:formula="of:=([.D451]/4000)*6.28*20.5679" office:value-type="float" office:value="659.71744929" calcext:value-type="float">
            <text:p>659.717 mm</text:p>
          </table:table-cell>
          <table:table-cell table:style-name="ce9" table:formula="of:=([.D451]/4000)*6.28*20.61" office:value-type="float" office:value="661.067811" calcext:value-type="float">
            <text:p>661.068 mm</text:p>
          </table:table-cell>
          <table:table-cell table:style-name="ce2" office:value-type="float" office:value="20430" calcext:value-type="float">
            <text:p>20430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 table:number-columns-repeated="2"/>
          <table:table-cell table:style-name="ce5" table:formula="of:=([.L451]/4000)*2*PI()*20.5679" office:value-type="float" office:value="749.932872842565" calcext:value-type="float">
            <text:p>749.933 mm</text:p>
          </table:table-cell>
          <table:table-cell table:style-name="ce9" table:formula="of:=([.L451]/4000)*6.28*20.5679" office:value-type="float" office:value="749.552688836" calcext:value-type="float">
            <text:p>749.553 mm</text:p>
          </table:table-cell>
          <table:table-cell table:style-name="ce9" table:formula="of:=([.L451]/4000)*6.28*20.61" office:value-type="float" office:value="751.0869324" calcext:value-type="float">
            <text:p>751.087 mm</text:p>
          </table:table-cell>
          <table:table-cell table:style-name="ce2" office:value-type="float" office:value="23212" calcext:value-type="float">
            <text:p>23212</text:p>
          </table:table-cell>
          <table:table-cell/>
          <table:table-cell table:style-name="ce2" office:value-type="float" office:value="23198" calcext:value-type="float">
            <text:p>23198</text:p>
          </table:table-cell>
          <table:table-cell table:number-columns-repeated="2"/>
          <table:table-cell table:style-name="ce5" table:formula="of:=([.T452]/4000)*2*PI()*20.5679" office:value-type="float" office:value="1498.25034659664" calcext:value-type="float">
            <text:p>1498.250 mm</text:p>
          </table:table-cell>
          <table:table-cell table:style-name="ce9" table:formula="of:=([.T452]/4000)*6.28*20.5679" office:value-type="float" office:value="1497.490797522" calcext:value-type="float">
            <text:p>1497.491 mm</text:p>
          </table:table-cell>
          <table:table-cell table:style-name="ce9" table:formula="of:=([.T452]/4000)*6.28*20.61" office:value-type="float" office:value="1500.5559798" calcext:value-type="float">
            <text:p>1500.556 mm</text:p>
          </table:table-cell>
          <table:table-cell table:style-name="ce2" office:value-type="float" office:value="46362" calcext:value-type="float">
            <text:p>46362</text:p>
          </table:table-cell>
          <table:table-cell/>
          <table:table-cell table:style-name="ce2" office:value-type="float" office:value="-46423" calcext:value-type="float">
            <text:p>-46423</text:p>
          </table:table-cell>
          <table:table-cell table:number-columns-repeated="2"/>
          <table:table-cell table:style-name="ce5" table:formula="of:=([.AB451]/4000)*2*PI()*20.5679" office:value-type="float" office:value="2993.65759079752" calcext:value-type="float">
            <text:p>2993.658 mm</text:p>
          </table:table-cell>
          <table:table-cell table:style-name="ce9" table:formula="of:=([.AB451]/4000)*6.28*20.5679" office:value-type="float" office:value="2992.13993398" calcext:value-type="float">
            <text:p>2992.140 mm</text:p>
          </table:table-cell>
          <table:table-cell table:style-name="ce9" table:formula="of:=([.AB451]/4000)*6.28*20.61" office:value-type="float" office:value="2998.264482" calcext:value-type="float">
            <text:p>2998.264 mm</text:p>
          </table:table-cell>
          <table:table-cell table:style-name="ce2" office:value-type="float" office:value="92660" calcext:value-type="float">
            <text:p>92660</text:p>
          </table:table-cell>
          <table:table-cell/>
          <table:table-cell table:style-name="ce2" office:value-type="float" office:value="92385" calcext:value-type="float">
            <text:p>92385</text:p>
          </table:table-cell>
          <table:table-cell table:number-columns-repeated="2"/>
          <table:table-cell table:style-name="ce5" table:formula="of:=([.AJ451]/4000)*2*PI()*20.5679" office:value-type="float" office:value="4492.52178904778" calcext:value-type="float">
            <text:p>4492.522 mm</text:p>
          </table:table-cell>
          <table:table-cell table:style-name="ce9" table:formula="of:=([.AJ451]/4000)*6.28*20.5679" office:value-type="float" office:value="4490.244271959" calcext:value-type="float">
            <text:p>4490.244 mm</text:p>
          </table:table-cell>
          <table:table-cell table:style-name="ce9" table:formula="of:=([.AJ451]/4000)*6.28*20.61" office:value-type="float" office:value="4499.4352581" calcext:value-type="float">
            <text:p>4499.435 mm</text:p>
          </table:table-cell>
          <table:table-cell table:style-name="ce2" office:value-type="float" office:value="139053" calcext:value-type="float">
            <text:p>139053</text:p>
          </table:table-cell>
          <table:table-cell/>
          <table:table-cell table:style-name="ce2" office:value-type="float" office:value="139262" calcext:value-type="float">
            <text:p>139262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52]/4000)*2*PI()*20.5679" office:value-type="float" office:value="659.728987741047" calcext:value-type="float">
            <text:p>659.729 mm</text:p>
          </table:table-cell>
          <table:table-cell table:style-name="ce9" table:formula="of:=([.D452]/4000)*6.28*20.5679" office:value-type="float" office:value="659.39453326" calcext:value-type="float">
            <text:p>659.395 mm</text:p>
          </table:table-cell>
          <table:table-cell table:style-name="ce9" table:formula="of:=([.D452]/4000)*6.28*20.61" office:value-type="float" office:value="660.744234" calcext:value-type="float">
            <text:p>660.744 mm</text:p>
          </table:table-cell>
          <table:table-cell table:style-name="ce2" office:value-type="float" office:value="20420" calcext:value-type="float">
            <text:p>20420</text:p>
          </table:table-cell>
          <table:table-cell/>
          <table:table-cell table:style-name="ce2" office:value-type="float" office:value="20447" calcext:value-type="float">
            <text:p>20447</text:p>
          </table:table-cell>
          <table:table-cell table:number-columns-repeated="2"/>
          <table:table-cell table:style-name="ce5" table:formula="of:=([.L452]/4000)*2*PI()*20.5679" office:value-type="float" office:value="750.029796787875" calcext:value-type="float">
            <text:p>750.030 mm</text:p>
          </table:table-cell>
          <table:table-cell table:style-name="ce9" table:formula="of:=([.L452]/4000)*6.28*20.5679" office:value-type="float" office:value="749.649563645" calcext:value-type="float">
            <text:p>749.650 mm</text:p>
          </table:table-cell>
          <table:table-cell table:style-name="ce9" table:formula="of:=([.L452]/4000)*6.28*20.61" office:value-type="float" office:value="751.1840055" calcext:value-type="float">
            <text:p>751.184 mm</text:p>
          </table:table-cell>
          <table:table-cell table:style-name="ce2" office:value-type="float" office:value="23215" calcext:value-type="float">
            <text:p>23215</text:p>
          </table:table-cell>
          <table:table-cell/>
          <table:table-cell table:style-name="ce2" office:value-type="float" office:value="23187" calcext:value-type="float">
            <text:p>23187</text:p>
          </table:table-cell>
          <table:table-cell table:number-columns-repeated="2"/>
          <table:table-cell table:style-name="ce5" table:formula="of:=([.T453]/4000)*2*PI()*20.5679" office:value-type="float" office:value="1497.60418696124" calcext:value-type="float">
            <text:p>1497.604 mm</text:p>
          </table:table-cell>
          <table:table-cell table:style-name="ce9" table:formula="of:=([.T453]/4000)*6.28*20.5679" office:value-type="float" office:value="1496.844965462" calcext:value-type="float">
            <text:p>1496.845 mm</text:p>
          </table:table-cell>
          <table:table-cell table:style-name="ce9" table:formula="of:=([.T453]/4000)*6.28*20.61" office:value-type="float" office:value="1499.9088258" calcext:value-type="float">
            <text:p>1499.909 mm</text:p>
          </table:table-cell>
          <table:table-cell table:style-name="ce2" office:value-type="float" office:value="46374" calcext:value-type="float">
            <text:p>46374</text:p>
          </table:table-cell>
          <table:table-cell/>
          <table:table-cell table:style-name="ce2" office:value-type="float" office:value="46256" calcext:value-type="float">
            <text:p>46256</text:p>
          </table:table-cell>
          <table:table-cell table:number-columns-repeated="2"/>
          <table:table-cell table:style-name="ce5" table:formula="of:=([.AB452]/4000)*2*PI()*20.5679" office:value-type="float" office:value="2993.68989877929" calcext:value-type="float">
            <text:p>2993.690 mm</text:p>
          </table:table-cell>
          <table:table-cell table:style-name="ce9" table:formula="of:=([.AB452]/4000)*6.28*20.5679" office:value-type="float" office:value="2992.172225583" calcext:value-type="float">
            <text:p>2992.172 mm</text:p>
          </table:table-cell>
          <table:table-cell table:style-name="ce9" table:formula="of:=([.AB452]/4000)*6.28*20.61" office:value-type="float" office:value="2998.2968397" calcext:value-type="float">
            <text:p>2998.297 mm</text:p>
          </table:table-cell>
          <table:table-cell table:style-name="ce2" office:value-type="float" office:value="92661" calcext:value-type="float">
            <text:p>92661</text:p>
          </table:table-cell>
          <table:table-cell/>
          <table:table-cell table:style-name="ce2" office:value-type="float" office:value="92878" calcext:value-type="float">
            <text:p>92878</text:p>
          </table:table-cell>
          <table:table-cell table:number-columns-repeated="2"/>
          <table:table-cell table:style-name="ce5" table:formula="of:=([.AJ452]/4000)*2*PI()*20.5679" office:value-type="float" office:value="4494.42795997221" calcext:value-type="float">
            <text:p>4494.428 mm</text:p>
          </table:table-cell>
          <table:table-cell table:style-name="ce9" table:formula="of:=([.AJ452]/4000)*6.28*20.5679" office:value-type="float" office:value="4492.149476536" calcext:value-type="float">
            <text:p>4492.149 mm</text:p>
          </table:table-cell>
          <table:table-cell table:style-name="ce9" table:formula="of:=([.AJ452]/4000)*6.28*20.61" office:value-type="float" office:value="4501.3443624" calcext:value-type="float">
            <text:p>4501.344 mm</text:p>
          </table:table-cell>
          <table:table-cell table:style-name="ce2" office:value-type="float" office:value="139112" calcext:value-type="float">
            <text:p>139112</text:p>
          </table:table-cell>
          <table:table-cell/>
          <table:table-cell table:style-name="ce2" office:value-type="float" office:value="139259" calcext:value-type="float">
            <text:p>139259</text:p>
          </table:table-cell>
          <table:table-cell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53]/4000)*2*PI()*20.5679" office:value-type="float" office:value="660.148991504055" calcext:value-type="float">
            <text:p>660.149 mm</text:p>
          </table:table-cell>
          <table:table-cell table:style-name="ce9" table:formula="of:=([.D453]/4000)*6.28*20.5679" office:value-type="float" office:value="659.814324099" calcext:value-type="float">
            <text:p>659.814 mm</text:p>
          </table:table-cell>
          <table:table-cell table:style-name="ce9" table:formula="of:=([.D453]/4000)*6.28*20.61" office:value-type="float" office:value="661.1648841" calcext:value-type="float">
            <text:p>661.165 mm</text:p>
          </table:table-cell>
          <table:table-cell table:style-name="ce2" office:value-type="float" office:value="20433" calcext:value-type="float">
            <text:p>20433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 table:number-columns-repeated="2"/>
          <table:table-cell table:style-name="ce5" table:formula="of:=([.L453]/4000)*2*PI()*20.5679" office:value-type="float" office:value="750.126720733184" calcext:value-type="float">
            <text:p>750.127 mm</text:p>
          </table:table-cell>
          <table:table-cell table:style-name="ce9" table:formula="of:=([.L453]/4000)*6.28*20.5679" office:value-type="float" office:value="749.746438454" calcext:value-type="float">
            <text:p>749.746 mm</text:p>
          </table:table-cell>
          <table:table-cell table:style-name="ce9" table:formula="of:=([.L453]/4000)*6.28*20.61" office:value-type="float" office:value="751.2810786" calcext:value-type="float">
            <text:p>751.281 mm</text:p>
          </table:table-cell>
          <table:table-cell table:style-name="ce2" office:value-type="float" office:value="23218" calcext:value-type="float">
            <text:p>23218</text:p>
          </table:table-cell>
          <table:table-cell/>
          <table:table-cell table:style-name="ce2" office:value-type="float" office:value="23206" calcext:value-type="float">
            <text:p>23206</text:p>
          </table:table-cell>
          <table:table-cell table:number-columns-repeated="2"/>
          <table:table-cell table:style-name="ce5" table:formula="of:=([.T454]/4000)*2*PI()*20.5679" office:value-type="float" office:value="1497.92726677894" calcext:value-type="float">
            <text:p>1497.927 mm</text:p>
          </table:table-cell>
          <table:table-cell table:style-name="ce9" table:formula="of:=([.T454]/4000)*6.28*20.5679" office:value-type="float" office:value="1497.167881492" calcext:value-type="float">
            <text:p>1497.168 mm</text:p>
          </table:table-cell>
          <table:table-cell table:style-name="ce9" table:formula="of:=([.T454]/4000)*6.28*20.61" office:value-type="float" office:value="1500.2324028" calcext:value-type="float">
            <text:p>1500.232 mm</text:p>
          </table:table-cell>
          <table:table-cell table:style-name="ce2" office:value-type="float" office:value="46354" calcext:value-type="float">
            <text:p>46354</text:p>
          </table:table-cell>
          <table:table-cell/>
          <table:table-cell table:style-name="ce2" office:value-type="float" office:value="-46421" calcext:value-type="float">
            <text:p>-46421</text:p>
          </table:table-cell>
          <table:table-cell table:number-columns-repeated="2"/>
          <table:table-cell table:style-name="ce5" table:formula="of:=([.AB453]/4000)*2*PI()*20.5679" office:value-type="float" office:value="2993.75451474283" calcext:value-type="float">
            <text:p>2993.755 mm</text:p>
          </table:table-cell>
          <table:table-cell table:style-name="ce9" table:formula="of:=([.AB453]/4000)*6.28*20.5679" office:value-type="float" office:value="2992.236808789" calcext:value-type="float">
            <text:p>2992.237 mm</text:p>
          </table:table-cell>
          <table:table-cell table:style-name="ce9" table:formula="of:=([.AB453]/4000)*6.28*20.61" office:value-type="float" office:value="2998.3615551" calcext:value-type="float">
            <text:p>2998.362 mm</text:p>
          </table:table-cell>
          <table:table-cell table:style-name="ce2" office:value-type="float" office:value="92663" calcext:value-type="float">
            <text:p>92663</text:p>
          </table:table-cell>
          <table:table-cell/>
          <table:table-cell table:style-name="ce2" office:value-type="float" office:value="92127" calcext:value-type="float">
            <text:p>92127</text:p>
          </table:table-cell>
          <table:table-cell table:number-columns-repeated="2"/>
          <table:table-cell table:style-name="ce5" table:formula="of:=([.AJ453]/4000)*2*PI()*20.5679" office:value-type="float" office:value="4492.78025290194" calcext:value-type="float">
            <text:p>4492.780 mm</text:p>
          </table:table-cell>
          <table:table-cell table:style-name="ce9" table:formula="of:=([.AJ453]/4000)*6.28*20.5679" office:value-type="float" office:value="4490.502604783" calcext:value-type="float">
            <text:p>4490.503 mm</text:p>
          </table:table-cell>
          <table:table-cell table:style-name="ce9" table:formula="of:=([.AJ453]/4000)*6.28*20.61" office:value-type="float" office:value="4499.6941197" calcext:value-type="float">
            <text:p>4499.694 mm</text:p>
          </table:table-cell>
          <table:table-cell table:style-name="ce2" office:value-type="float" office:value="139061" calcext:value-type="float">
            <text:p>139061</text:p>
          </table:table-cell>
          <table:table-cell/>
          <table:table-cell table:style-name="ce2" office:value-type="float" office:value="139253" calcext:value-type="float">
            <text:p>139253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54]/4000)*2*PI()*20.5679" office:value-type="float" office:value="659.761295722817" calcext:value-type="float">
            <text:p>659.761 mm</text:p>
          </table:table-cell>
          <table:table-cell table:style-name="ce9" table:formula="of:=([.D454]/4000)*6.28*20.5679" office:value-type="float" office:value="659.426824863" calcext:value-type="float">
            <text:p>659.427 mm</text:p>
          </table:table-cell>
          <table:table-cell table:style-name="ce9" table:formula="of:=([.D454]/4000)*6.28*20.61" office:value-type="float" office:value="660.7765917" calcext:value-type="float">
            <text:p>660.777 mm</text:p>
          </table:table-cell>
          <table:table-cell table:style-name="ce2" office:value-type="float" office:value="20421" calcext:value-type="float">
            <text:p>20421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 table:number-columns-repeated="2"/>
          <table:table-cell table:style-name="ce5" table:formula="of:=([.L454]/4000)*2*PI()*20.5679" office:value-type="float" office:value="749.771332933716" calcext:value-type="float">
            <text:p>749.771 mm</text:p>
          </table:table-cell>
          <table:table-cell table:style-name="ce9" table:formula="of:=([.L454]/4000)*6.28*20.5679" office:value-type="float" office:value="749.391230821" calcext:value-type="float">
            <text:p>749.391 mm</text:p>
          </table:table-cell>
          <table:table-cell table:style-name="ce9" table:formula="of:=([.L454]/4000)*6.28*20.61" office:value-type="float" office:value="750.9251439" calcext:value-type="float">
            <text:p>750.925 mm</text:p>
          </table:table-cell>
          <table:table-cell table:style-name="ce2" office:value-type="float" office:value="23207" calcext:value-type="float">
            <text:p>23207</text:p>
          </table:table-cell>
          <table:table-cell/>
          <table:table-cell table:style-name="ce2" office:value-type="float" office:value="23180" calcext:value-type="float">
            <text:p>23180</text:p>
          </table:table-cell>
          <table:table-cell table:number-columns-repeated="2"/>
          <table:table-cell table:style-name="ce5" table:formula="of:=([.T455]/4000)*2*PI()*20.5679" office:value-type="float" office:value="1497.5395709977" calcext:value-type="float">
            <text:p>1497.540 mm</text:p>
          </table:table-cell>
          <table:table-cell table:style-name="ce9" table:formula="of:=([.T455]/4000)*6.28*20.5679" office:value-type="float" office:value="1496.780382256" calcext:value-type="float">
            <text:p>1496.780 mm</text:p>
          </table:table-cell>
          <table:table-cell table:style-name="ce9" table:formula="of:=([.T455]/4000)*6.28*20.61" office:value-type="float" office:value="1499.8441104" calcext:value-type="float">
            <text:p>1499.844 mm</text:p>
          </table:table-cell>
          <table:table-cell table:style-name="ce2" office:value-type="float" office:value="46364" calcext:value-type="float">
            <text:p>46364</text:p>
          </table:table-cell>
          <table:table-cell/>
          <table:table-cell table:style-name="ce2" office:value-type="float" office:value="46345" calcext:value-type="float">
            <text:p>46345</text:p>
          </table:table-cell>
          <table:table-cell table:number-columns-repeated="2"/>
          <table:table-cell table:style-name="ce5" table:formula="of:=([.AB454]/4000)*2*PI()*20.5679" office:value-type="float" office:value="2993.72220676106" calcext:value-type="float">
            <text:p>2993.722 mm</text:p>
          </table:table-cell>
          <table:table-cell table:style-name="ce9" table:formula="of:=([.AB454]/4000)*6.28*20.5679" office:value-type="float" office:value="2992.204517186" calcext:value-type="float">
            <text:p>2992.205 mm</text:p>
          </table:table-cell>
          <table:table-cell table:style-name="ce9" table:formula="of:=([.AB454]/4000)*6.28*20.61" office:value-type="float" office:value="2998.3291974" calcext:value-type="float">
            <text:p>2998.329 mm</text:p>
          </table:table-cell>
          <table:table-cell table:style-name="ce2" office:value-type="float" office:value="92662" calcext:value-type="float">
            <text:p>92662</text:p>
          </table:table-cell>
          <table:table-cell/>
          <table:table-cell table:style-name="ce2" office:value-type="float" office:value="92801" calcext:value-type="float">
            <text:p>92801</text:p>
          </table:table-cell>
          <table:table-cell table:number-columns-repeated="2"/>
          <table:table-cell table:style-name="ce5" table:formula="of:=([.AJ454]/4000)*2*PI()*20.5679" office:value-type="float" office:value="4494.3310360269" calcext:value-type="float">
            <text:p>4494.331 mm</text:p>
          </table:table-cell>
          <table:table-cell table:style-name="ce9" table:formula="of:=([.AJ454]/4000)*6.28*20.5679" office:value-type="float" office:value="4492.052601727" calcext:value-type="float">
            <text:p>4492.053 mm</text:p>
          </table:table-cell>
          <table:table-cell table:style-name="ce9" table:formula="of:=([.AJ454]/4000)*6.28*20.61" office:value-type="float" office:value="4501.2472893" calcext:value-type="float">
            <text:p>4501.247 mm</text:p>
          </table:table-cell>
          <table:table-cell table:style-name="ce2" office:value-type="float" office:value="139109" calcext:value-type="float">
            <text:p>139109</text:p>
          </table:table-cell>
          <table:table-cell/>
          <table:table-cell table:style-name="ce2" office:value-type="float" office:value="139258" calcext:value-type="float">
            <text:p>139258</text:p>
          </table:table-cell>
          <table:table-cell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55]/4000)*2*PI()*20.5679" office:value-type="float" office:value="659.987451595206" calcext:value-type="float">
            <text:p>659.987 mm</text:p>
          </table:table-cell>
          <table:table-cell table:style-name="ce9" table:formula="of:=([.D455]/4000)*6.28*20.5679" office:value-type="float" office:value="659.652866084" calcext:value-type="float">
            <text:p>659.653 mm</text:p>
          </table:table-cell>
          <table:table-cell table:style-name="ce9" table:formula="of:=([.D455]/4000)*6.28*20.61" office:value-type="float" office:value="661.0030956" calcext:value-type="float">
            <text:p>661.003 mm</text:p>
          </table:table-cell>
          <table:table-cell table:style-name="ce2" office:value-type="float" office:value="20428" calcext:value-type="float">
            <text:p>20428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 table:number-columns-repeated="2"/>
          <table:table-cell table:style-name="ce5" table:formula="of:=([.L455]/4000)*2*PI()*20.5679" office:value-type="float" office:value="749.125173298318" calcext:value-type="float">
            <text:p>749.125 mm</text:p>
          </table:table-cell>
          <table:table-cell table:style-name="ce9" table:formula="of:=([.L455]/4000)*6.28*20.5679" office:value-type="float" office:value="748.745398761" calcext:value-type="float">
            <text:p>748.745 mm</text:p>
          </table:table-cell>
          <table:table-cell table:style-name="ce9" table:formula="of:=([.L455]/4000)*6.28*20.61" office:value-type="float" office:value="750.2779899" calcext:value-type="float">
            <text:p>750.278 mm</text:p>
          </table:table-cell>
          <table:table-cell table:style-name="ce2" office:value-type="float" office:value="23187" calcext:value-type="float">
            <text:p>23187</text:p>
          </table:table-cell>
          <table:table-cell/>
          <table:table-cell table:style-name="ce2" office:value-type="float" office:value="23175" calcext:value-type="float">
            <text:p>23175</text:p>
          </table:table-cell>
          <table:table-cell table:number-columns-repeated="2"/>
          <table:table-cell table:style-name="ce5" table:formula="of:=([.T456]/4000)*2*PI()*20.5679" office:value-type="float" office:value="1498.02419072425" calcext:value-type="float">
            <text:p>1498.024 mm</text:p>
          </table:table-cell>
          <table:table-cell table:style-name="ce9" table:formula="of:=([.T456]/4000)*6.28*20.5679" office:value-type="float" office:value="1497.264756301" calcext:value-type="float">
            <text:p>1497.265 mm</text:p>
          </table:table-cell>
          <table:table-cell table:style-name="ce9" table:formula="of:=([.T456]/4000)*6.28*20.61" office:value-type="float" office:value="1500.3294759" calcext:value-type="float">
            <text:p>1500.329 mm</text:p>
          </table:table-cell>
          <table:table-cell table:style-name="ce2" office:value-type="float" office:value="46352" calcext:value-type="float">
            <text:p>46352</text:p>
          </table:table-cell>
          <table:table-cell/>
          <table:table-cell table:style-name="ce2" office:value-type="float" office:value="-46411" calcext:value-type="float">
            <text:p>-46411</text:p>
          </table:table-cell>
          <table:table-cell table:number-columns-repeated="2"/>
          <table:table-cell table:style-name="ce5" table:formula="of:=([.AB455]/4000)*2*PI()*20.5679" office:value-type="float" office:value="2993.94836263345" calcext:value-type="float">
            <text:p>2993.948 mm</text:p>
          </table:table-cell>
          <table:table-cell table:style-name="ce9" table:formula="of:=([.AB455]/4000)*6.28*20.5679" office:value-type="float" office:value="2992.430558407" calcext:value-type="float">
            <text:p>2992.431 mm</text:p>
          </table:table-cell>
          <table:table-cell table:style-name="ce9" table:formula="of:=([.AB455]/4000)*6.28*20.61" office:value-type="float" office:value="2998.5557013" calcext:value-type="float">
            <text:p>2998.556 mm</text:p>
          </table:table-cell>
          <table:table-cell table:style-name="ce2" office:value-type="float" office:value="92669" calcext:value-type="float">
            <text:p>92669</text:p>
          </table:table-cell>
          <table:table-cell/>
          <table:table-cell table:style-name="ce2" office:value-type="float" office:value="92403" calcext:value-type="float">
            <text:p>92403</text:p>
          </table:table-cell>
          <table:table-cell table:number-columns-repeated="2"/>
          <table:table-cell table:style-name="ce5" table:formula="of:=([.AJ455]/4000)*2*PI()*20.5679" office:value-type="float" office:value="4492.6187129931" calcext:value-type="float">
            <text:p>4492.619 mm</text:p>
          </table:table-cell>
          <table:table-cell table:style-name="ce9" table:formula="of:=([.AJ455]/4000)*6.28*20.5679" office:value-type="float" office:value="4490.341146768" calcext:value-type="float">
            <text:p>4490.341 mm</text:p>
          </table:table-cell>
          <table:table-cell table:style-name="ce9" table:formula="of:=([.AJ455]/4000)*6.28*20.61" office:value-type="float" office:value="4499.5323312" calcext:value-type="float">
            <text:p>4499.532 mm</text:p>
          </table:table-cell>
          <table:table-cell table:style-name="ce2" office:value-type="float" office:value="139056" calcext:value-type="float">
            <text:p>139056</text:p>
          </table:table-cell>
          <table:table-cell/>
          <table:table-cell table:style-name="ce2" office:value-type="float" office:value="139256" calcext:value-type="float">
            <text:p>139256</text:p>
          </table:table-cell>
          <table:table-cell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56]/4000)*2*PI()*20.5679" office:value-type="float" office:value="659.696679759277" calcext:value-type="float">
            <text:p>659.697 mm</text:p>
          </table:table-cell>
          <table:table-cell table:style-name="ce9" table:formula="of:=([.D456]/4000)*6.28*20.5679" office:value-type="float" office:value="659.362241657" calcext:value-type="float">
            <text:p>659.362 mm</text:p>
          </table:table-cell>
          <table:table-cell table:style-name="ce9" table:formula="of:=([.D456]/4000)*6.28*20.61" office:value-type="float" office:value="660.7118763" calcext:value-type="float">
            <text:p>660.712 mm</text:p>
          </table:table-cell>
          <table:table-cell table:style-name="ce2" office:value-type="float" office:value="20419" calcext:value-type="float">
            <text:p>20419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 table:number-columns-repeated="2"/>
          <table:table-cell table:style-name="ce5" table:formula="of:=([.L456]/4000)*2*PI()*20.5679" office:value-type="float" office:value="750.288260642034" calcext:value-type="float">
            <text:p>750.288 mm</text:p>
          </table:table-cell>
          <table:table-cell table:style-name="ce9" table:formula="of:=([.L456]/4000)*6.28*20.5679" office:value-type="float" office:value="749.907896469" calcext:value-type="float">
            <text:p>749.908 mm</text:p>
          </table:table-cell>
          <table:table-cell table:style-name="ce9" table:formula="of:=([.L456]/4000)*6.28*20.61" office:value-type="float" office:value="751.4428671" calcext:value-type="float">
            <text:p>751.443 mm</text:p>
          </table:table-cell>
          <table:table-cell table:style-name="ce2" office:value-type="float" office:value="23223" calcext:value-type="float">
            <text:p>23223</text:p>
          </table:table-cell>
          <table:table-cell/>
          <table:table-cell table:style-name="ce2" office:value-type="float" office:value="23196" calcext:value-type="float">
            <text:p>23196</text:p>
          </table:table-cell>
          <table:table-cell table:number-columns-repeated="2"/>
          <table:table-cell table:style-name="ce5" table:formula="of:=([.T457]/4000)*2*PI()*20.5679" office:value-type="float" office:value="1497.50726301593" calcext:value-type="float">
            <text:p>1497.507 mm</text:p>
          </table:table-cell>
          <table:table-cell table:style-name="ce9" table:formula="of:=([.T457]/4000)*6.28*20.5679" office:value-type="float" office:value="1496.748090653" calcext:value-type="float">
            <text:p>1496.748 mm</text:p>
          </table:table-cell>
          <table:table-cell table:style-name="ce9" table:formula="of:=([.T457]/4000)*6.28*20.61" office:value-type="float" office:value="1499.8117527" calcext:value-type="float">
            <text:p>1499.812 mm</text:p>
          </table:table-cell>
          <table:table-cell table:style-name="ce2" office:value-type="float" office:value="46367" calcext:value-type="float">
            <text:p>46367</text:p>
          </table:table-cell>
          <table:table-cell/>
          <table:table-cell table:style-name="ce2" office:value-type="float" office:value="44126" calcext:value-type="float">
            <text:p>44126</text:p>
          </table:table-cell>
          <table:table-cell table:number-columns-repeated="2"/>
          <table:table-cell table:style-name="ce5" table:formula="of:=([.AB456]/4000)*2*PI()*20.5679" office:value-type="float" office:value="2994.07759456053" calcext:value-type="float">
            <text:p>2994.078 mm</text:p>
          </table:table-cell>
          <table:table-cell table:style-name="ce9" table:formula="of:=([.AB456]/4000)*6.28*20.5679" office:value-type="float" office:value="2992.559724819" calcext:value-type="float">
            <text:p>2992.560 mm</text:p>
          </table:table-cell>
          <table:table-cell table:style-name="ce9" table:formula="of:=([.AB456]/4000)*6.28*20.61" office:value-type="float" office:value="2998.6851321" calcext:value-type="float">
            <text:p>2998.685 mm</text:p>
          </table:table-cell>
          <table:table-cell table:style-name="ce2" office:value-type="float" office:value="92673" calcext:value-type="float">
            <text:p>92673</text:p>
          </table:table-cell>
          <table:table-cell/>
          <table:table-cell table:style-name="ce2" office:value-type="float" office:value="92826" calcext:value-type="float">
            <text:p>92826</text:p>
          </table:table-cell>
          <table:table-cell table:number-columns-repeated="2"/>
          <table:table-cell table:style-name="ce5" table:formula="of:=([.AJ456]/4000)*2*PI()*20.5679" office:value-type="float" office:value="4494.13718813628" calcext:value-type="float">
            <text:p>4494.137 mm</text:p>
          </table:table-cell>
          <table:table-cell table:style-name="ce9" table:formula="of:=([.AJ456]/4000)*6.28*20.5679" office:value-type="float" office:value="4491.858852109" calcext:value-type="float">
            <text:p>4491.859 mm</text:p>
          </table:table-cell>
          <table:table-cell table:style-name="ce9" table:formula="of:=([.AJ456]/4000)*6.28*20.61" office:value-type="float" office:value="4501.0531431" calcext:value-type="float">
            <text:p>4501.053 mm</text:p>
          </table:table-cell>
          <table:table-cell table:style-name="ce2" office:value-type="float" office:value="139103" calcext:value-type="float">
            <text:p>139103</text:p>
          </table:table-cell>
          <table:table-cell/>
          <table:table-cell table:style-name="ce2" office:value-type="float" office:value="139256" calcext:value-type="float">
            <text:p>139256</text:p>
          </table:table-cell>
          <table:table-cell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57]/4000)*2*PI()*20.5679" office:value-type="float" office:value="659.955143613436" calcext:value-type="float">
            <text:p>659.955 mm</text:p>
          </table:table-cell>
          <table:table-cell table:style-name="ce9" table:formula="of:=([.D457]/4000)*6.28*20.5679" office:value-type="float" office:value="659.620574481" calcext:value-type="float">
            <text:p>659.621 mm</text:p>
          </table:table-cell>
          <table:table-cell table:style-name="ce9" table:formula="of:=([.D457]/4000)*6.28*20.61" office:value-type="float" office:value="660.9707379" calcext:value-type="float">
            <text:p>660.971 mm</text:p>
          </table:table-cell>
          <table:table-cell table:style-name="ce2" office:value-type="float" office:value="20427" calcext:value-type="float">
            <text:p>20427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 table:number-columns-repeated="2"/>
          <table:table-cell table:style-name="ce5" table:formula="of:=([.L457]/4000)*2*PI()*20.5679" office:value-type="float" office:value="750.449800550883" calcext:value-type="float">
            <text:p>750.450 mm</text:p>
          </table:table-cell>
          <table:table-cell table:style-name="ce9" table:formula="of:=([.L457]/4000)*6.28*20.5679" office:value-type="float" office:value="750.069354484" calcext:value-type="float">
            <text:p>750.069 mm</text:p>
          </table:table-cell>
          <table:table-cell table:style-name="ce9" table:formula="of:=([.L457]/4000)*6.28*20.61" office:value-type="float" office:value="751.6046556" calcext:value-type="float">
            <text:p>751.605 mm</text:p>
          </table:table-cell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15" calcext:value-type="float">
            <text:p>23215</text:p>
          </table:table-cell>
          <table:table-cell table:number-columns-repeated="2"/>
          <table:table-cell table:style-name="ce5" table:formula="of:=([.T458]/4000)*2*PI()*20.5679" office:value-type="float" office:value="1497.83034283363" calcext:value-type="float">
            <text:p>1497.830 mm</text:p>
          </table:table-cell>
          <table:table-cell table:style-name="ce9" table:formula="of:=([.T458]/4000)*6.28*20.5679" office:value-type="float" office:value="1497.071006683" calcext:value-type="float">
            <text:p>1497.071 mm</text:p>
          </table:table-cell>
          <table:table-cell table:style-name="ce9" table:formula="of:=([.T458]/4000)*6.28*20.61" office:value-type="float" office:value="1500.1353297" calcext:value-type="float">
            <text:p>1500.135 mm</text:p>
          </table:table-cell>
          <table:table-cell table:style-name="ce2" office:value-type="float" office:value="46351" calcext:value-type="float">
            <text:p>46351</text:p>
          </table:table-cell>
          <table:table-cell/>
          <table:table-cell table:style-name="ce2" office:value-type="float" office:value="-46418" calcext:value-type="float">
            <text:p>-46418</text:p>
          </table:table-cell>
          <table:table-cell table:number-columns-repeated="2"/>
          <table:table-cell table:style-name="ce5" table:formula="of:=([.AB457]/4000)*2*PI()*20.5679" office:value-type="float" office:value="2993.88374666991" calcext:value-type="float">
            <text:p>2993.884 mm</text:p>
          </table:table-cell>
          <table:table-cell table:style-name="ce9" table:formula="of:=([.AB457]/4000)*6.28*20.5679" office:value-type="float" office:value="2992.365975201" calcext:value-type="float">
            <text:p>2992.366 mm</text:p>
          </table:table-cell>
          <table:table-cell table:style-name="ce9" table:formula="of:=([.AB457]/4000)*6.28*20.61" office:value-type="float" office:value="2998.4909859" calcext:value-type="float">
            <text:p>2998.491 mm</text:p>
          </table:table-cell>
          <table:table-cell table:style-name="ce2" office:value-type="float" office:value="92667" calcext:value-type="float">
            <text:p>92667</text:p>
          </table:table-cell>
          <table:table-cell/>
          <table:table-cell table:style-name="ce2" office:value-type="float" office:value="92240" calcext:value-type="float">
            <text:p>92240</text:p>
          </table:table-cell>
          <table:table-cell table:number-columns-repeated="2"/>
          <table:table-cell table:style-name="ce5" table:formula="of:=([.AJ457]/4000)*2*PI()*20.5679" office:value-type="float" office:value="4492.71563693841" calcext:value-type="float">
            <text:p>4492.716 mm</text:p>
          </table:table-cell>
          <table:table-cell table:style-name="ce9" table:formula="of:=([.AJ457]/4000)*6.28*20.5679" office:value-type="float" office:value="4490.438021577" calcext:value-type="float">
            <text:p>4490.438 mm</text:p>
          </table:table-cell>
          <table:table-cell table:style-name="ce9" table:formula="of:=([.AJ457]/4000)*6.28*20.61" office:value-type="float" office:value="4499.6294043" calcext:value-type="float">
            <text:p>4499.629 mm</text:p>
          </table:table-cell>
          <table:table-cell table:style-name="ce2" office:value-type="float" office:value="139059" calcext:value-type="float">
            <text:p>139059</text:p>
          </table:table-cell>
          <table:table-cell/>
          <table:table-cell table:style-name="ce2" office:value-type="float" office:value="139254" calcext:value-type="float">
            <text:p>139254</text:p>
          </table:table-cell>
          <table:table-cell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58]/4000)*2*PI()*20.5679" office:value-type="float" office:value="659.793603704586" calcext:value-type="float">
            <text:p>659.794 mm</text:p>
          </table:table-cell>
          <table:table-cell table:style-name="ce9" table:formula="of:=([.D458]/4000)*6.28*20.5679" office:value-type="float" office:value="659.459116466" calcext:value-type="float">
            <text:p>659.459 mm</text:p>
          </table:table-cell>
          <table:table-cell table:style-name="ce9" table:formula="of:=([.D458]/4000)*6.28*20.61" office:value-type="float" office:value="660.8089494" calcext:value-type="float">
            <text:p>660.809 mm</text:p>
          </table:table-cell>
          <table:table-cell table:style-name="ce2" office:value-type="float" office:value="20422" calcext:value-type="float">
            <text:p>20422</text:p>
          </table:table-cell>
          <table:table-cell/>
          <table:table-cell table:style-name="ce2" office:value-type="float" office:value="20451" calcext:value-type="float">
            <text:p>20451</text:p>
          </table:table-cell>
          <table:table-cell table:number-columns-repeated="2"/>
          <table:table-cell table:style-name="ce5" table:formula="of:=([.L458]/4000)*2*PI()*20.5679" office:value-type="float" office:value="750.999036240971" calcext:value-type="float">
            <text:p>750.999 mm</text:p>
          </table:table-cell>
          <table:table-cell table:style-name="ce9" table:formula="of:=([.L458]/4000)*6.28*20.5679" office:value-type="float" office:value="750.618311735" calcext:value-type="float">
            <text:p>750.618 mm</text:p>
          </table:table-cell>
          <table:table-cell table:style-name="ce9" table:formula="of:=([.L458]/4000)*6.28*20.61" office:value-type="float" office:value="752.1547365" calcext:value-type="float">
            <text:p>752.155 mm</text:p>
          </table:table-cell>
          <table:table-cell table:style-name="ce2" office:value-type="float" office:value="23245" calcext:value-type="float">
            <text:p>23245</text:p>
          </table:table-cell>
          <table:table-cell/>
          <table:table-cell table:style-name="ce2" office:value-type="float" office:value="23221" calcext:value-type="float">
            <text:p>23221</text:p>
          </table:table-cell>
          <table:table-cell table:number-columns-repeated="2"/>
          <table:table-cell table:style-name="ce5" table:formula="of:=([.T459]/4000)*2*PI()*20.5679" office:value-type="float" office:value="1497.73341888832" calcext:value-type="float">
            <text:p>1497.733 mm</text:p>
          </table:table-cell>
          <table:table-cell table:style-name="ce9" table:formula="of:=([.T459]/4000)*6.28*20.5679" office:value-type="float" office:value="1496.974131874" calcext:value-type="float">
            <text:p>1496.974 mm</text:p>
          </table:table-cell>
          <table:table-cell table:style-name="ce9" table:formula="of:=([.T459]/4000)*6.28*20.61" office:value-type="float" office:value="1500.0382566" calcext:value-type="float">
            <text:p>1500.038 mm</text:p>
          </table:table-cell>
          <table:table-cell table:style-name="ce2" office:value-type="float" office:value="46361" calcext:value-type="float">
            <text:p>46361</text:p>
          </table:table-cell>
          <table:table-cell/>
          <table:table-cell table:style-name="ce2" office:value-type="float" office:value="44637" calcext:value-type="float">
            <text:p>44637</text:p>
          </table:table-cell>
          <table:table-cell table:number-columns-repeated="2"/>
          <table:table-cell table:style-name="ce5" table:formula="of:=([.AB458]/4000)*2*PI()*20.5679" office:value-type="float" office:value="2995.98376548495" calcext:value-type="float">
            <text:p>2995.984 mm</text:p>
          </table:table-cell>
          <table:table-cell table:style-name="ce9" table:formula="of:=([.AB458]/4000)*6.28*20.5679" office:value-type="float" office:value="2994.464929396" calcext:value-type="float">
            <text:p>2994.465 mm</text:p>
          </table:table-cell>
          <table:table-cell table:style-name="ce9" table:formula="of:=([.AB458]/4000)*6.28*20.61" office:value-type="float" office:value="3000.5942364" calcext:value-type="float">
            <text:p>3000.594 mm</text:p>
          </table:table-cell>
          <table:table-cell table:style-name="ce2" office:value-type="float" office:value="92732" calcext:value-type="float">
            <text:p>92732</text:p>
          </table:table-cell>
          <table:table-cell/>
          <table:table-cell table:style-name="ce2" office:value-type="float" office:value="92845" calcext:value-type="float">
            <text:p>92845</text:p>
          </table:table-cell>
          <table:table-cell table:number-columns-repeated="2"/>
          <table:table-cell table:style-name="ce5" table:formula="of:=([.AJ458]/4000)*2*PI()*20.5679" office:value-type="float" office:value="4494.55719189929" calcext:value-type="float">
            <text:p>4494.557 mm</text:p>
          </table:table-cell>
          <table:table-cell table:style-name="ce9" table:formula="of:=([.AJ458]/4000)*6.28*20.5679" office:value-type="float" office:value="4492.278642948" calcext:value-type="float">
            <text:p>4492.279 mm</text:p>
          </table:table-cell>
          <table:table-cell table:style-name="ce9" table:formula="of:=([.AJ458]/4000)*6.28*20.61" office:value-type="float" office:value="4501.4737932" calcext:value-type="float">
            <text:p>4501.474 mm</text:p>
          </table:table-cell>
          <table:table-cell table:style-name="ce2" office:value-type="float" office:value="139116" calcext:value-type="float">
            <text:p>139116</text:p>
          </table:table-cell>
          <table:table-cell/>
          <table:table-cell table:style-name="ce2" office:value-type="float" office:value="139258" calcext:value-type="float">
            <text:p>139258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201" calcext:value-type="float">
            <text:p>201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59]/4000)*2*PI()*20.5679" office:value-type="float" office:value="660.148991504055" calcext:value-type="float">
            <text:p>660.149 mm</text:p>
          </table:table-cell>
          <table:table-cell table:style-name="ce9" table:formula="of:=([.D459]/4000)*6.28*20.5679" office:value-type="float" office:value="659.814324099" calcext:value-type="float">
            <text:p>659.814 mm</text:p>
          </table:table-cell>
          <table:table-cell table:style-name="ce9" table:formula="of:=([.D459]/4000)*6.28*20.61" office:value-type="float" office:value="661.1648841" calcext:value-type="float">
            <text:p>661.165 mm</text:p>
          </table:table-cell>
          <table:table-cell table:style-name="ce2" office:value-type="float" office:value="20433" calcext:value-type="float">
            <text:p>20433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 table:number-columns-repeated="2"/>
          <table:table-cell table:style-name="ce5" table:formula="of:=([.L459]/4000)*2*PI()*20.5679" office:value-type="float" office:value="750.837496332122" calcext:value-type="float">
            <text:p>750.837 mm</text:p>
          </table:table-cell>
          <table:table-cell table:style-name="ce9" table:formula="of:=([.L459]/4000)*6.28*20.5679" office:value-type="float" office:value="750.45685372" calcext:value-type="float">
            <text:p>750.457 mm</text:p>
          </table:table-cell>
          <table:table-cell table:style-name="ce9" table:formula="of:=([.L459]/4000)*6.28*20.61" office:value-type="float" office:value="751.992948" calcext:value-type="float">
            <text:p>751.993 mm</text:p>
          </table:table-cell>
          <table:table-cell table:style-name="ce2" office:value-type="float" office:value="23240" calcext:value-type="float">
            <text:p>23240</text:p>
          </table:table-cell>
          <table:table-cell/>
          <table:table-cell table:style-name="ce2" office:value-type="float" office:value="23217" calcext:value-type="float">
            <text:p>23217</text:p>
          </table:table-cell>
          <table:table-cell table:number-columns-repeated="2"/>
          <table:table-cell table:style-name="ce5" table:formula="of:=([.T460]/4000)*2*PI()*20.5679" office:value-type="float" office:value="1497.99188274248" calcext:value-type="float">
            <text:p>1497.992 mm</text:p>
          </table:table-cell>
          <table:table-cell table:style-name="ce9" table:formula="of:=([.T460]/4000)*6.28*20.5679" office:value-type="float" office:value="1497.232464698" calcext:value-type="float">
            <text:p>1497.232 mm</text:p>
          </table:table-cell>
          <table:table-cell table:style-name="ce9" table:formula="of:=([.T460]/4000)*6.28*20.61" office:value-type="float" office:value="1500.2971182" calcext:value-type="float">
            <text:p>1500.297 mm</text:p>
          </table:table-cell>
          <table:table-cell table:style-name="ce2" office:value-type="float" office:value="46358" calcext:value-type="float">
            <text:p>46358</text:p>
          </table:table-cell>
          <table:table-cell/>
          <table:table-cell table:style-name="ce2" office:value-type="float" office:value="-46423" calcext:value-type="float">
            <text:p>-46423</text:p>
          </table:table-cell>
          <table:table-cell table:number-columns-repeated="2"/>
          <table:table-cell table:style-name="ce5" table:formula="of:=([.AB459]/4000)*2*PI()*20.5679" office:value-type="float" office:value="2996.30684530265" calcext:value-type="float">
            <text:p>2996.307 mm</text:p>
          </table:table-cell>
          <table:table-cell table:style-name="ce9" table:formula="of:=([.AB459]/4000)*6.28*20.5679" office:value-type="float" office:value="2994.787845426" calcext:value-type="float">
            <text:p>2994.788 mm</text:p>
          </table:table-cell>
          <table:table-cell table:style-name="ce9" table:formula="of:=([.AB459]/4000)*6.28*20.61" office:value-type="float" office:value="3000.9178134" calcext:value-type="float">
            <text:p>3000.918 mm</text:p>
          </table:table-cell>
          <table:table-cell table:style-name="ce2" office:value-type="float" office:value="92742" calcext:value-type="float">
            <text:p>92742</text:p>
          </table:table-cell>
          <table:table-cell/>
          <table:table-cell table:style-name="ce2" office:value-type="float" office:value="92287" calcext:value-type="float">
            <text:p>92287</text:p>
          </table:table-cell>
          <table:table-cell table:number-columns-repeated="2"/>
          <table:table-cell table:style-name="ce5" table:formula="of:=([.AJ459]/4000)*2*PI()*20.5679" office:value-type="float" office:value="4492.6187129931" calcext:value-type="float">
            <text:p>4492.619 mm</text:p>
          </table:table-cell>
          <table:table-cell table:style-name="ce9" table:formula="of:=([.AJ459]/4000)*6.28*20.5679" office:value-type="float" office:value="4490.341146768" calcext:value-type="float">
            <text:p>4490.341 mm</text:p>
          </table:table-cell>
          <table:table-cell table:style-name="ce9" table:formula="of:=([.AJ459]/4000)*6.28*20.61" office:value-type="float" office:value="4499.5323312" calcext:value-type="float">
            <text:p>4499.532 mm</text:p>
          </table:table-cell>
          <table:table-cell table:style-name="ce2" office:value-type="float" office:value="139056" calcext:value-type="float">
            <text:p>139056</text:p>
          </table:table-cell>
          <table:table-cell/>
          <table:table-cell table:style-name="ce2" office:value-type="float" office:value="139256" calcext:value-type="float">
            <text:p>139256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60]/4000)*2*PI()*20.5679" office:value-type="float" office:value="659.825911686356" calcext:value-type="float">
            <text:p>659.826 mm</text:p>
          </table:table-cell>
          <table:table-cell table:style-name="ce9" table:formula="of:=([.D460]/4000)*6.28*20.5679" office:value-type="float" office:value="659.491408069" calcext:value-type="float">
            <text:p>659.491 mm</text:p>
          </table:table-cell>
          <table:table-cell table:style-name="ce9" table:formula="of:=([.D460]/4000)*6.28*20.61" office:value-type="float" office:value="660.8413071" calcext:value-type="float">
            <text:p>660.841 mm</text:p>
          </table:table-cell>
          <table:table-cell table:style-name="ce2" office:value-type="float" office:value="20423" calcext:value-type="float">
            <text:p>20423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 table:number-columns-repeated="2"/>
          <table:table-cell table:style-name="ce5" table:formula="of:=([.L460]/4000)*2*PI()*20.5679" office:value-type="float" office:value="750.514416514423" calcext:value-type="float">
            <text:p>750.514 mm</text:p>
          </table:table-cell>
          <table:table-cell table:style-name="ce9" table:formula="of:=([.L460]/4000)*6.28*20.5679" office:value-type="float" office:value="750.13393769" calcext:value-type="float">
            <text:p>750.134 mm</text:p>
          </table:table-cell>
          <table:table-cell table:style-name="ce9" table:formula="of:=([.L460]/4000)*6.28*20.61" office:value-type="float" office:value="751.669371" calcext:value-type="float">
            <text:p>751.669 mm</text:p>
          </table:table-cell>
          <table:table-cell table:style-name="ce2" office:value-type="float" office:value="23230" calcext:value-type="float">
            <text:p>23230</text:p>
          </table:table-cell>
          <table:table-cell/>
          <table:table-cell table:style-name="ce2" office:value-type="float" office:value="23218" calcext:value-type="float">
            <text:p>23218</text:p>
          </table:table-cell>
          <table:table-cell table:number-columns-repeated="2"/>
          <table:table-cell table:style-name="ce5" table:formula="of:=([.T461]/4000)*2*PI()*20.5679" office:value-type="float" office:value="1498.1857306331" calcext:value-type="float">
            <text:p>1498.186 mm</text:p>
          </table:table-cell>
          <table:table-cell table:style-name="ce9" table:formula="of:=([.T461]/4000)*6.28*20.5679" office:value-type="float" office:value="1497.426214316" calcext:value-type="float">
            <text:p>1497.426 mm</text:p>
          </table:table-cell>
          <table:table-cell table:style-name="ce9" table:formula="of:=([.T461]/4000)*6.28*20.61" office:value-type="float" office:value="1500.4912644" calcext:value-type="float">
            <text:p>1500.491 mm</text:p>
          </table:table-cell>
          <table:table-cell table:style-name="ce2" office:value-type="float" office:value="46366" calcext:value-type="float">
            <text:p>46366</text:p>
          </table:table-cell>
          <table:table-cell/>
          <table:table-cell table:style-name="ce2" office:value-type="float" office:value="45802" calcext:value-type="float">
            <text:p>45802</text:p>
          </table:table-cell>
          <table:table-cell table:number-columns-repeated="2"/>
          <table:table-cell table:style-name="ce5" table:formula="of:=([.AB460]/4000)*2*PI()*20.5679" office:value-type="float" office:value="2995.72530163079" calcext:value-type="float">
            <text:p>2995.725 mm</text:p>
          </table:table-cell>
          <table:table-cell table:style-name="ce9" table:formula="of:=([.AB460]/4000)*6.28*20.5679" office:value-type="float" office:value="2994.206596572" calcext:value-type="float">
            <text:p>2994.207 mm</text:p>
          </table:table-cell>
          <table:table-cell table:style-name="ce9" table:formula="of:=([.AB460]/4000)*6.28*20.61" office:value-type="float" office:value="3000.3353748" calcext:value-type="float">
            <text:p>3000.335 mm</text:p>
          </table:table-cell>
          <table:table-cell table:style-name="ce2" office:value-type="float" office:value="92724" calcext:value-type="float">
            <text:p>92724</text:p>
          </table:table-cell>
          <table:table-cell/>
          <table:table-cell table:style-name="ce2" office:value-type="float" office:value="92839" calcext:value-type="float">
            <text:p>92839</text:p>
          </table:table-cell>
          <table:table-cell table:number-columns-repeated="2"/>
          <table:table-cell table:style-name="ce5" table:formula="of:=([.AJ460]/4000)*2*PI()*20.5679" office:value-type="float" office:value="4494.42795997221" calcext:value-type="float">
            <text:p>4494.428 mm</text:p>
          </table:table-cell>
          <table:table-cell table:style-name="ce9" table:formula="of:=([.AJ460]/4000)*6.28*20.5679" office:value-type="float" office:value="4492.149476536" calcext:value-type="float">
            <text:p>4492.149 mm</text:p>
          </table:table-cell>
          <table:table-cell table:style-name="ce9" table:formula="of:=([.AJ460]/4000)*6.28*20.61" office:value-type="float" office:value="4501.3443624" calcext:value-type="float">
            <text:p>4501.344 mm</text:p>
          </table:table-cell>
          <table:table-cell table:style-name="ce2" office:value-type="float" office:value="139112" calcext:value-type="float">
            <text:p>139112</text:p>
          </table:table-cell>
          <table:table-cell/>
          <table:table-cell table:style-name="ce2" office:value-type="float" office:value="139253" calcext:value-type="float">
            <text:p>139253</text:p>
          </table:table-cell>
          <table:table-cell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61]/4000)*2*PI()*20.5679" office:value-type="float" office:value="660.148991504055" calcext:value-type="float">
            <text:p>660.149 mm</text:p>
          </table:table-cell>
          <table:table-cell table:style-name="ce9" table:formula="of:=([.D461]/4000)*6.28*20.5679" office:value-type="float" office:value="659.814324099" calcext:value-type="float">
            <text:p>659.814 mm</text:p>
          </table:table-cell>
          <table:table-cell table:style-name="ce9" table:formula="of:=([.D461]/4000)*6.28*20.61" office:value-type="float" office:value="661.1648841" calcext:value-type="float">
            <text:p>661.165 mm</text:p>
          </table:table-cell>
          <table:table-cell table:style-name="ce2" office:value-type="float" office:value="20433" calcext:value-type="float">
            <text:p>20433</text:p>
          </table:table-cell>
          <table:table-cell/>
          <table:table-cell table:style-name="ce2" office:value-type="float" office:value="20445" calcext:value-type="float">
            <text:p>20445</text:p>
          </table:table-cell>
          <table:table-cell table:number-columns-repeated="2"/>
          <table:table-cell table:style-name="ce5" table:formula="of:=([.L461]/4000)*2*PI()*20.5679" office:value-type="float" office:value="750.708264405042" calcext:value-type="float">
            <text:p>750.708 mm</text:p>
          </table:table-cell>
          <table:table-cell table:style-name="ce9" table:formula="of:=([.L461]/4000)*6.28*20.5679" office:value-type="float" office:value="750.327687308" calcext:value-type="float">
            <text:p>750.328 mm</text:p>
          </table:table-cell>
          <table:table-cell table:style-name="ce9" table:formula="of:=([.L461]/4000)*6.28*20.61" office:value-type="float" office:value="751.8635172" calcext:value-type="float">
            <text:p>751.864 mm</text:p>
          </table:table-cell>
          <table:table-cell table:style-name="ce2" office:value-type="float" office:value="23236" calcext:value-type="float">
            <text:p>23236</text:p>
          </table:table-cell>
          <table:table-cell/>
          <table:table-cell table:style-name="ce2" office:value-type="float" office:value="23211" calcext:value-type="float">
            <text:p>23211</text:p>
          </table:table-cell>
          <table:table-cell table:number-columns-repeated="2"/>
          <table:table-cell table:style-name="ce5" table:formula="of:=([.T462]/4000)*2*PI()*20.5679" office:value-type="float" office:value="1498.41188650549" calcext:value-type="float">
            <text:p>1498.412 mm</text:p>
          </table:table-cell>
          <table:table-cell table:style-name="ce9" table:formula="of:=([.T462]/4000)*6.28*20.5679" office:value-type="float" office:value="1497.652255537" calcext:value-type="float">
            <text:p>1497.652 mm</text:p>
          </table:table-cell>
          <table:table-cell table:style-name="ce9" table:formula="of:=([.T462]/4000)*6.28*20.61" office:value-type="float" office:value="1500.7177683" calcext:value-type="float">
            <text:p>1500.718 mm</text:p>
          </table:table-cell>
          <table:table-cell table:style-name="ce2" office:value-type="float" office:value="46372" calcext:value-type="float">
            <text:p>46372</text:p>
          </table:table-cell>
          <table:table-cell/>
          <table:table-cell table:style-name="ce2" office:value-type="float" office:value="-46437" calcext:value-type="float">
            <text:p>-46437</text:p>
          </table:table-cell>
          <table:table-cell table:number-columns-repeated="2"/>
          <table:table-cell table:style-name="ce5" table:formula="of:=([.AB461]/4000)*2*PI()*20.5679" office:value-type="float" office:value="2997.50224062814" calcext:value-type="float">
            <text:p>2997.502 mm</text:p>
          </table:table-cell>
          <table:table-cell table:style-name="ce9" table:formula="of:=([.AB461]/4000)*6.28*20.5679" office:value-type="float" office:value="2995.982634737" calcext:value-type="float">
            <text:p>2995.983 mm</text:p>
          </table:table-cell>
          <table:table-cell table:style-name="ce9" table:formula="of:=([.AB461]/4000)*6.28*20.61" office:value-type="float" office:value="3002.1150483" calcext:value-type="float">
            <text:p>3002.115 mm</text:p>
          </table:table-cell>
          <table:table-cell table:style-name="ce2" office:value-type="float" office:value="92779" calcext:value-type="float">
            <text:p>92779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 table:number-columns-repeated="2"/>
          <table:table-cell table:style-name="ce5" table:formula="of:=([.AJ461]/4000)*2*PI()*20.5679" office:value-type="float" office:value="4492.55409702956" calcext:value-type="float">
            <text:p>4492.554 mm</text:p>
          </table:table-cell>
          <table:table-cell table:style-name="ce9" table:formula="of:=([.AJ461]/4000)*6.28*20.5679" office:value-type="float" office:value="4490.276563562" calcext:value-type="float">
            <text:p>4490.277 mm</text:p>
          </table:table-cell>
          <table:table-cell table:style-name="ce9" table:formula="of:=([.AJ461]/4000)*6.28*20.61" office:value-type="float" office:value="4499.4676158" calcext:value-type="float">
            <text:p>4499.468 mm</text:p>
          </table:table-cell>
          <table:table-cell table:style-name="ce2" office:value-type="float" office:value="139054" calcext:value-type="float">
            <text:p>139054</text:p>
          </table:table-cell>
          <table:table-cell/>
          <table:table-cell table:style-name="ce2" office:value-type="float" office:value="139268" calcext:value-type="float">
            <text:p>139268</text:p>
          </table:table-cell>
          <table:table-cell table:number-columns-repeated="2"/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62]/4000)*2*PI()*20.5679" office:value-type="float" office:value="659.793603704586" calcext:value-type="float">
            <text:p>659.794 mm</text:p>
          </table:table-cell>
          <table:table-cell table:style-name="ce9" table:formula="of:=([.D462]/4000)*6.28*20.5679" office:value-type="float" office:value="659.459116466" calcext:value-type="float">
            <text:p>659.459 mm</text:p>
          </table:table-cell>
          <table:table-cell table:style-name="ce9" table:formula="of:=([.D462]/4000)*6.28*20.61" office:value-type="float" office:value="660.8089494" calcext:value-type="float">
            <text:p>660.809 mm</text:p>
          </table:table-cell>
          <table:table-cell table:style-name="ce2" office:value-type="float" office:value="20422" calcext:value-type="float">
            <text:p>20422</text:p>
          </table:table-cell>
          <table:table-cell/>
          <table:table-cell table:style-name="ce2" office:value-type="float" office:value="20444" calcext:value-type="float">
            <text:p>20444</text:p>
          </table:table-cell>
          <table:table-cell table:number-columns-repeated="2"/>
          <table:table-cell table:style-name="ce5" table:formula="of:=([.L462]/4000)*2*PI()*20.5679" office:value-type="float" office:value="750.805188350352" calcext:value-type="float">
            <text:p>750.805 mm</text:p>
          </table:table-cell>
          <table:table-cell table:style-name="ce9" table:formula="of:=([.L462]/4000)*6.28*20.5679" office:value-type="float" office:value="750.424562117" calcext:value-type="float">
            <text:p>750.425 mm</text:p>
          </table:table-cell>
          <table:table-cell table:style-name="ce9" table:formula="of:=([.L462]/4000)*6.28*20.61" office:value-type="float" office:value="751.9605903" calcext:value-type="float">
            <text:p>751.961 mm</text:p>
          </table:table-cell>
          <table:table-cell table:style-name="ce2" office:value-type="float" office:value="23239" calcext:value-type="float">
            <text:p>23239</text:p>
          </table:table-cell>
          <table:table-cell/>
          <table:table-cell table:style-name="ce2" office:value-type="float" office:value="23228" calcext:value-type="float">
            <text:p>23228</text:p>
          </table:table-cell>
          <table:table-cell table:number-columns-repeated="2"/>
          <table:table-cell table:style-name="ce5" table:formula="of:=([.T463]/4000)*2*PI()*20.5679" office:value-type="float" office:value="1498.21803861487" calcext:value-type="float">
            <text:p>1498.218 mm</text:p>
          </table:table-cell>
          <table:table-cell table:style-name="ce9" table:formula="of:=([.T463]/4000)*6.28*20.5679" office:value-type="float" office:value="1497.458505919" calcext:value-type="float">
            <text:p>1497.459 mm</text:p>
          </table:table-cell>
          <table:table-cell table:style-name="ce9" table:formula="of:=([.T463]/4000)*6.28*20.61" office:value-type="float" office:value="1500.5236221" calcext:value-type="float">
            <text:p>1500.524 mm</text:p>
          </table:table-cell>
          <table:table-cell table:style-name="ce2" office:value-type="float" office:value="46379" calcext:value-type="float">
            <text:p>46379</text:p>
          </table:table-cell>
          <table:table-cell/>
          <table:table-cell table:style-name="ce2" office:value-type="float" office:value="45516" calcext:value-type="float">
            <text:p>45516</text:p>
          </table:table-cell>
          <table:table-cell table:number-columns-repeated="2"/>
          <table:table-cell table:style-name="ce5" table:formula="of:=([.AB462]/4000)*2*PI()*20.5679" office:value-type="float" office:value="2997.92224439115" calcext:value-type="float">
            <text:p>2997.922 mm</text:p>
          </table:table-cell>
          <table:table-cell table:style-name="ce9" table:formula="of:=([.AB462]/4000)*6.28*20.5679" office:value-type="float" office:value="2996.402425576" calcext:value-type="float">
            <text:p>2996.402 mm</text:p>
          </table:table-cell>
          <table:table-cell table:style-name="ce9" table:formula="of:=([.AB462]/4000)*6.28*20.61" office:value-type="float" office:value="3002.5356984" calcext:value-type="float">
            <text:p>3002.536 mm</text:p>
          </table:table-cell>
          <table:table-cell table:style-name="ce2" office:value-type="float" office:value="92792" calcext:value-type="float">
            <text:p>92792</text:p>
          </table:table-cell>
          <table:table-cell/>
          <table:table-cell table:style-name="ce2" office:value-type="float" office:value="92841" calcext:value-type="float">
            <text:p>92841</text:p>
          </table:table-cell>
          <table:table-cell table:number-columns-repeated="2"/>
          <table:table-cell table:style-name="ce5" table:formula="of:=([.AJ462]/4000)*2*PI()*20.5679" office:value-type="float" office:value="4493.84641630035" calcext:value-type="float">
            <text:p>4493.846 mm</text:p>
          </table:table-cell>
          <table:table-cell table:style-name="ce9" table:formula="of:=([.AJ462]/4000)*6.28*20.5679" office:value-type="float" office:value="4491.568227682" calcext:value-type="float">
            <text:p>4491.568 mm</text:p>
          </table:table-cell>
          <table:table-cell table:style-name="ce9" table:formula="of:=([.AJ462]/4000)*6.28*20.61" office:value-type="float" office:value="4500.7619238" calcext:value-type="float">
            <text:p>4500.762 mm</text:p>
          </table:table-cell>
          <table:table-cell table:style-name="ce2" office:value-type="float" office:value="139094" calcext:value-type="float">
            <text:p>139094</text:p>
          </table:table-cell>
          <table:table-cell/>
          <table:table-cell table:style-name="ce2" office:value-type="float" office:value="139253" calcext:value-type="float">
            <text:p>139253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63]/4000)*2*PI()*20.5679" office:value-type="float" office:value="660.148991504055" calcext:value-type="float">
            <text:p>660.149 mm</text:p>
          </table:table-cell>
          <table:table-cell table:style-name="ce9" table:formula="of:=([.D463]/4000)*6.28*20.5679" office:value-type="float" office:value="659.814324099" calcext:value-type="float">
            <text:p>659.814 mm</text:p>
          </table:table-cell>
          <table:table-cell table:style-name="ce9" table:formula="of:=([.D463]/4000)*6.28*20.61" office:value-type="float" office:value="661.1648841" calcext:value-type="float">
            <text:p>661.165 mm</text:p>
          </table:table-cell>
          <table:table-cell table:style-name="ce2" office:value-type="float" office:value="20433" calcext:value-type="float">
            <text:p>20433</text:p>
          </table:table-cell>
          <table:table-cell/>
          <table:table-cell table:style-name="ce2" office:value-type="float" office:value="20445" calcext:value-type="float">
            <text:p>20445</text:p>
          </table:table-cell>
          <table:table-cell table:number-columns-repeated="2"/>
          <table:table-cell table:style-name="ce5" table:formula="of:=([.L463]/4000)*2*PI()*20.5679" office:value-type="float" office:value="751.031344222741" calcext:value-type="float">
            <text:p>751.031 mm</text:p>
          </table:table-cell>
          <table:table-cell table:style-name="ce9" table:formula="of:=([.L463]/4000)*6.28*20.5679" office:value-type="float" office:value="750.650603338" calcext:value-type="float">
            <text:p>750.651 mm</text:p>
          </table:table-cell>
          <table:table-cell table:style-name="ce9" table:formula="of:=([.L463]/4000)*6.28*20.61" office:value-type="float" office:value="752.1870942" calcext:value-type="float">
            <text:p>752.187 mm</text:p>
          </table:table-cell>
          <table:table-cell table:style-name="ce2" office:value-type="float" office:value="23246" calcext:value-type="float">
            <text:p>23246</text:p>
          </table:table-cell>
          <table:table-cell/>
          <table:table-cell table:style-name="ce2" office:value-type="float" office:value="23223" calcext:value-type="float">
            <text:p>23223</text:p>
          </table:table-cell>
          <table:table-cell table:number-columns-repeated="2"/>
          <table:table-cell table:style-name="ce5" table:formula="of:=([.T464]/4000)*2*PI()*20.5679" office:value-type="float" office:value="1498.73496632318" calcext:value-type="float">
            <text:p>1498.735 mm</text:p>
          </table:table-cell>
          <table:table-cell table:style-name="ce9" table:formula="of:=([.T464]/4000)*6.28*20.5679" office:value-type="float" office:value="1497.975171567" calcext:value-type="float">
            <text:p>1497.975 mm</text:p>
          </table:table-cell>
          <table:table-cell table:style-name="ce9" table:formula="of:=([.T464]/4000)*6.28*20.61" office:value-type="float" office:value="1501.0413453" calcext:value-type="float">
            <text:p>1501.041 mm</text:p>
          </table:table-cell>
          <table:table-cell table:style-name="ce2" office:value-type="float" office:value="46373" calcext:value-type="float">
            <text:p>46373</text:p>
          </table:table-cell>
          <table:table-cell/>
          <table:table-cell table:style-name="ce2" office:value-type="float" office:value="-46437" calcext:value-type="float">
            <text:p>-46437</text:p>
          </table:table-cell>
          <table:table-cell table:number-columns-repeated="2"/>
          <table:table-cell table:style-name="ce5" table:formula="of:=([.AB463]/4000)*2*PI()*20.5679" office:value-type="float" office:value="2996.95300493805" calcext:value-type="float">
            <text:p>2996.953 mm</text:p>
          </table:table-cell>
          <table:table-cell table:style-name="ce9" table:formula="of:=([.AB463]/4000)*6.28*20.5679" office:value-type="float" office:value="2995.433677486" calcext:value-type="float">
            <text:p>2995.434 mm</text:p>
          </table:table-cell>
          <table:table-cell table:style-name="ce9" table:formula="of:=([.AB463]/4000)*6.28*20.61" office:value-type="float" office:value="3001.5649674" calcext:value-type="float">
            <text:p>3001.565 mm</text:p>
          </table:table-cell>
          <table:table-cell table:style-name="ce2" office:value-type="float" office:value="92762" calcext:value-type="float">
            <text:p>92762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 table:number-columns-repeated="2"/>
          <table:table-cell table:style-name="ce5" table:formula="of:=([.AJ463]/4000)*2*PI()*20.5679" office:value-type="float" office:value="4491.90793739416" calcext:value-type="float">
            <text:p>4491.908 mm</text:p>
          </table:table-cell>
          <table:table-cell table:style-name="ce9" table:formula="of:=([.AJ463]/4000)*6.28*20.5679" office:value-type="float" office:value="4489.630731502" calcext:value-type="float">
            <text:p>4489.631 mm</text:p>
          </table:table-cell>
          <table:table-cell table:style-name="ce9" table:formula="of:=([.AJ463]/4000)*6.28*20.61" office:value-type="float" office:value="4498.8204618" calcext:value-type="float">
            <text:p>4498.820 mm</text:p>
          </table:table-cell>
          <table:table-cell table:style-name="ce2" office:value-type="float" office:value="139034" calcext:value-type="float">
            <text:p>139034</text:p>
          </table:table-cell>
          <table:table-cell/>
          <table:table-cell table:style-name="ce2" office:value-type="float" office:value="139267" calcext:value-type="float">
            <text:p>139267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64]/4000)*2*PI()*20.5679" office:value-type="float" office:value="659.728987741047" calcext:value-type="float">
            <text:p>659.729 mm</text:p>
          </table:table-cell>
          <table:table-cell table:style-name="ce9" table:formula="of:=([.D464]/4000)*6.28*20.5679" office:value-type="float" office:value="659.39453326" calcext:value-type="float">
            <text:p>659.395 mm</text:p>
          </table:table-cell>
          <table:table-cell table:style-name="ce9" table:formula="of:=([.D464]/4000)*6.28*20.61" office:value-type="float" office:value="660.744234" calcext:value-type="float">
            <text:p>660.744 mm</text:p>
          </table:table-cell>
          <table:table-cell table:style-name="ce2" office:value-type="float" office:value="20420" calcext:value-type="float">
            <text:p>20420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 table:number-columns-repeated="2"/>
          <table:table-cell table:style-name="ce5" table:formula="of:=([.L464]/4000)*2*PI()*20.5679" office:value-type="float" office:value="749.674408988406" calcext:value-type="float">
            <text:p>749.674 mm</text:p>
          </table:table-cell>
          <table:table-cell table:style-name="ce9" table:formula="of:=([.L464]/4000)*6.28*20.5679" office:value-type="float" office:value="749.294356012" calcext:value-type="float">
            <text:p>749.294 mm</text:p>
          </table:table-cell>
          <table:table-cell table:style-name="ce9" table:formula="of:=([.L464]/4000)*6.28*20.61" office:value-type="float" office:value="750.8280708" calcext:value-type="float">
            <text:p>750.828 mm</text:p>
          </table:table-cell>
          <table:table-cell table:style-name="ce2" office:value-type="float" office:value="23204" calcext:value-type="float">
            <text:p>23204</text:p>
          </table:table-cell>
          <table:table-cell/>
          <table:table-cell table:style-name="ce2" office:value-type="float" office:value="23190" calcext:value-type="float">
            <text:p>23190</text:p>
          </table:table-cell>
          <table:table-cell table:number-columns-repeated="2"/>
          <table:table-cell table:style-name="ce5" table:formula="of:=([.T465]/4000)*2*PI()*20.5679" office:value-type="float" office:value="1498.57342641433" calcext:value-type="float">
            <text:p>1498.573 mm</text:p>
          </table:table-cell>
          <table:table-cell table:style-name="ce9" table:formula="of:=([.T465]/4000)*6.28*20.5679" office:value-type="float" office:value="1497.813713552" calcext:value-type="float">
            <text:p>1497.814 mm</text:p>
          </table:table-cell>
          <table:table-cell table:style-name="ce9" table:formula="of:=([.T465]/4000)*6.28*20.61" office:value-type="float" office:value="1500.8795568" calcext:value-type="float">
            <text:p>1500.880 mm</text:p>
          </table:table-cell>
          <table:table-cell table:style-name="ce2" office:value-type="float" office:value="46389" calcext:value-type="float">
            <text:p>46389</text:p>
          </table:table-cell>
          <table:table-cell/>
          <table:table-cell table:style-name="ce2" office:value-type="float" office:value="44533" calcext:value-type="float">
            <text:p>44533</text:p>
          </table:table-cell>
          <table:table-cell table:number-columns-repeated="2"/>
          <table:table-cell table:style-name="ce5" table:formula="of:=([.AB464]/4000)*2*PI()*20.5679" office:value-type="float" office:value="2996.1453053938" calcext:value-type="float">
            <text:p>2996.145 mm</text:p>
          </table:table-cell>
          <table:table-cell table:style-name="ce9" table:formula="of:=([.AB464]/4000)*6.28*20.5679" office:value-type="float" office:value="2994.626387411" calcext:value-type="float">
            <text:p>2994.626 mm</text:p>
          </table:table-cell>
          <table:table-cell table:style-name="ce9" table:formula="of:=([.AB464]/4000)*6.28*20.61" office:value-type="float" office:value="3000.7560249" calcext:value-type="float">
            <text:p>3000.756 mm</text:p>
          </table:table-cell>
          <table:table-cell table:style-name="ce2" office:value-type="float" office:value="92737" calcext:value-type="float">
            <text:p>92737</text:p>
          </table:table-cell>
          <table:table-cell/>
          <table:table-cell table:style-name="ce2" office:value-type="float" office:value="92859" calcext:value-type="float">
            <text:p>92859</text:p>
          </table:table-cell>
          <table:table-cell table:number-columns-repeated="2"/>
          <table:table-cell table:style-name="ce5" table:formula="of:=([.AJ464]/4000)*2*PI()*20.5679" office:value-type="float" office:value="4493.78180033681" calcext:value-type="float">
            <text:p>4493.782 mm</text:p>
          </table:table-cell>
          <table:table-cell table:style-name="ce9" table:formula="of:=([.AJ464]/4000)*6.28*20.5679" office:value-type="float" office:value="4491.503644476" calcext:value-type="float">
            <text:p>4491.504 mm</text:p>
          </table:table-cell>
          <table:table-cell table:style-name="ce9" table:formula="of:=([.AJ464]/4000)*6.28*20.61" office:value-type="float" office:value="4500.6972084" calcext:value-type="float">
            <text:p>4500.697 mm</text:p>
          </table:table-cell>
          <table:table-cell table:style-name="ce2" office:value-type="float" office:value="139092" calcext:value-type="float">
            <text:p>139092</text:p>
          </table:table-cell>
          <table:table-cell/>
          <table:table-cell table:style-name="ce2" office:value-type="float" office:value="139258" calcext:value-type="float">
            <text:p>139258</text:p>
          </table:table-cell>
          <table:table-cell table:number-columns-repeated="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65]/4000)*2*PI()*20.5679" office:value-type="float" office:value="660.019759576976" calcext:value-type="float">
            <text:p>660.020 mm</text:p>
          </table:table-cell>
          <table:table-cell table:style-name="ce9" table:formula="of:=([.D465]/4000)*6.28*20.5679" office:value-type="float" office:value="659.685157687" calcext:value-type="float">
            <text:p>659.685 mm</text:p>
          </table:table-cell>
          <table:table-cell table:style-name="ce9" table:formula="of:=([.D465]/4000)*6.28*20.61" office:value-type="float" office:value="661.0354533" calcext:value-type="float">
            <text:p>661.035 mm</text:p>
          </table:table-cell>
          <table:table-cell table:style-name="ce2" office:value-type="float" office:value="20429" calcext:value-type="float">
            <text:p>20429</text:p>
          </table:table-cell>
          <table:table-cell/>
          <table:table-cell table:style-name="ce2" office:value-type="float" office:value="20445" calcext:value-type="float">
            <text:p>20445</text:p>
          </table:table-cell>
          <table:table-cell table:number-columns-repeated="2"/>
          <table:table-cell table:style-name="ce5" table:formula="of:=([.L465]/4000)*2*PI()*20.5679" office:value-type="float" office:value="750.159028714954" calcext:value-type="float">
            <text:p>750.159 mm</text:p>
          </table:table-cell>
          <table:table-cell table:style-name="ce9" table:formula="of:=([.L465]/4000)*6.28*20.5679" office:value-type="float" office:value="749.778730057" calcext:value-type="float">
            <text:p>749.779 mm</text:p>
          </table:table-cell>
          <table:table-cell table:style-name="ce9" table:formula="of:=([.L465]/4000)*6.28*20.61" office:value-type="float" office:value="751.3134363" calcext:value-type="float">
            <text:p>751.313 mm</text:p>
          </table:table-cell>
          <table:table-cell table:style-name="ce2" office:value-type="float" office:value="23219" calcext:value-type="float">
            <text:p>23219</text:p>
          </table:table-cell>
          <table:table-cell/>
          <table:table-cell table:style-name="ce2" office:value-type="float" office:value="23196" calcext:value-type="float">
            <text:p>23196</text:p>
          </table:table-cell>
          <table:table-cell table:number-columns-repeated="2"/>
          <table:table-cell table:style-name="ce5" table:formula="of:=([.T466]/4000)*2*PI()*20.5679" office:value-type="float" office:value="1498.67035035964" calcext:value-type="float">
            <text:p>1498.670 mm</text:p>
          </table:table-cell>
          <table:table-cell table:style-name="ce9" table:formula="of:=([.T466]/4000)*6.28*20.5679" office:value-type="float" office:value="1497.910588361" calcext:value-type="float">
            <text:p>1497.911 mm</text:p>
          </table:table-cell>
          <table:table-cell table:style-name="ce9" table:formula="of:=([.T466]/4000)*6.28*20.61" office:value-type="float" office:value="1500.9766299" calcext:value-type="float">
            <text:p>1500.977 mm</text:p>
          </table:table-cell>
          <table:table-cell table:style-name="ce2" office:value-type="float" office:value="46384" calcext:value-type="float">
            <text:p>46384</text:p>
          </table:table-cell>
          <table:table-cell/>
          <table:table-cell table:style-name="ce2" office:value-type="float" office:value="-46439" calcext:value-type="float">
            <text:p>-46439</text:p>
          </table:table-cell>
          <table:table-cell table:number-columns-repeated="2"/>
          <table:table-cell table:style-name="ce5" table:formula="of:=([.AB465]/4000)*2*PI()*20.5679" office:value-type="float" office:value="2996.69454108389" calcext:value-type="float">
            <text:p>2996.695 mm</text:p>
          </table:table-cell>
          <table:table-cell table:style-name="ce9" table:formula="of:=([.AB465]/4000)*6.28*20.5679" office:value-type="float" office:value="2995.175344662" calcext:value-type="float">
            <text:p>2995.175 mm</text:p>
          </table:table-cell>
          <table:table-cell table:style-name="ce9" table:formula="of:=([.AB465]/4000)*6.28*20.61" office:value-type="float" office:value="3001.3061058" calcext:value-type="float">
            <text:p>3001.306 mm</text:p>
          </table:table-cell>
          <table:table-cell table:style-name="ce2" office:value-type="float" office:value="92754" calcext:value-type="float">
            <text:p>92754</text:p>
          </table:table-cell>
          <table:table-cell/>
          <table:table-cell table:style-name="ce2" office:value-type="float" office:value="92470" calcext:value-type="float">
            <text:p>92470</text:p>
          </table:table-cell>
          <table:table-cell table:number-columns-repeated="2"/>
          <table:table-cell table:style-name="ce5" table:formula="of:=([.AJ465]/4000)*2*PI()*20.5679" office:value-type="float" office:value="4493.84641630035" calcext:value-type="float">
            <text:p>4493.846 mm</text:p>
          </table:table-cell>
          <table:table-cell table:style-name="ce9" table:formula="of:=([.AJ465]/4000)*6.28*20.5679" office:value-type="float" office:value="4491.568227682" calcext:value-type="float">
            <text:p>4491.568 mm</text:p>
          </table:table-cell>
          <table:table-cell table:style-name="ce9" table:formula="of:=([.AJ465]/4000)*6.28*20.61" office:value-type="float" office:value="4500.7619238" calcext:value-type="float">
            <text:p>4500.762 mm</text:p>
          </table:table-cell>
          <table:table-cell table:style-name="ce2" office:value-type="float" office:value="139094" calcext:value-type="float">
            <text:p>139094</text:p>
          </table:table-cell>
          <table:table-cell/>
          <table:table-cell table:style-name="ce2" office:value-type="float" office:value="139250" calcext:value-type="float">
            <text:p>139250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66]/4000)*2*PI()*20.5679" office:value-type="float" office:value="659.664371777507" calcext:value-type="float">
            <text:p>659.664 mm</text:p>
          </table:table-cell>
          <table:table-cell table:style-name="ce9" table:formula="of:=([.D466]/4000)*6.28*20.5679" office:value-type="float" office:value="659.329950054" calcext:value-type="float">
            <text:p>659.330 mm</text:p>
          </table:table-cell>
          <table:table-cell table:style-name="ce9" table:formula="of:=([.D466]/4000)*6.28*20.61" office:value-type="float" office:value="660.6795186" calcext:value-type="float">
            <text:p>660.680 mm</text:p>
          </table:table-cell>
          <table:table-cell table:style-name="ce2" office:value-type="float" office:value="20418" calcext:value-type="float">
            <text:p>20418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 table:number-columns-repeated="2"/>
          <table:table-cell table:style-name="ce5" table:formula="of:=([.L466]/4000)*2*PI()*20.5679" office:value-type="float" office:value="750.094412751414" calcext:value-type="float">
            <text:p>750.094 mm</text:p>
          </table:table-cell>
          <table:table-cell table:style-name="ce9" table:formula="of:=([.L466]/4000)*6.28*20.5679" office:value-type="float" office:value="749.714146851" calcext:value-type="float">
            <text:p>749.714 mm</text:p>
          </table:table-cell>
          <table:table-cell table:style-name="ce9" table:formula="of:=([.L466]/4000)*6.28*20.61" office:value-type="float" office:value="751.2487209" calcext:value-type="float">
            <text:p>751.249 mm</text:p>
          </table:table-cell>
          <table:table-cell table:style-name="ce2" office:value-type="float" office:value="23217" calcext:value-type="float">
            <text:p>23217</text:p>
          </table:table-cell>
          <table:table-cell/>
          <table:table-cell table:style-name="ce2" office:value-type="float" office:value="23207" calcext:value-type="float">
            <text:p>23207</text:p>
          </table:table-cell>
          <table:table-cell table:number-columns-repeated="2"/>
          <table:table-cell table:style-name="ce5" table:formula="of:=([.T467]/4000)*2*PI()*20.5679" office:value-type="float" office:value="1498.31496256018" calcext:value-type="float">
            <text:p>1498.315 mm</text:p>
          </table:table-cell>
          <table:table-cell table:style-name="ce9" table:formula="of:=([.T467]/4000)*6.28*20.5679" office:value-type="float" office:value="1497.555380728" calcext:value-type="float">
            <text:p>1497.555 mm</text:p>
          </table:table-cell>
          <table:table-cell table:style-name="ce9" table:formula="of:=([.T467]/4000)*6.28*20.61" office:value-type="float" office:value="1500.6206952" calcext:value-type="float">
            <text:p>1500.621 mm</text:p>
          </table:table-cell>
          <table:table-cell table:style-name="ce2" office:value-type="float" office:value="46387" calcext:value-type="float">
            <text:p>46387</text:p>
          </table:table-cell>
          <table:table-cell/>
          <table:table-cell table:style-name="ce2" office:value-type="float" office:value="46062" calcext:value-type="float">
            <text:p>46062</text:p>
          </table:table-cell>
          <table:table-cell table:number-columns-repeated="2"/>
          <table:table-cell table:style-name="ce5" table:formula="of:=([.AB466]/4000)*2*PI()*20.5679" office:value-type="float" office:value="2996.20992135734" calcext:value-type="float">
            <text:p>2996.210 mm</text:p>
          </table:table-cell>
          <table:table-cell table:style-name="ce9" table:formula="of:=([.AB466]/4000)*6.28*20.5679" office:value-type="float" office:value="2994.690970617" calcext:value-type="float">
            <text:p>2994.691 mm</text:p>
          </table:table-cell>
          <table:table-cell table:style-name="ce9" table:formula="of:=([.AB466]/4000)*6.28*20.61" office:value-type="float" office:value="3000.8207403" calcext:value-type="float">
            <text:p>3000.821 mm</text:p>
          </table:table-cell>
          <table:table-cell table:style-name="ce2" office:value-type="float" office:value="92739" calcext:value-type="float">
            <text:p>92739</text:p>
          </table:table-cell>
          <table:table-cell/>
          <table:table-cell table:style-name="ce2" office:value-type="float" office:value="92837" calcext:value-type="float">
            <text:p>92837</text:p>
          </table:table-cell>
          <table:table-cell table:number-columns-repeated="2"/>
          <table:table-cell table:style-name="ce5" table:formula="of:=([.AJ466]/4000)*2*PI()*20.5679" office:value-type="float" office:value="4492.55409702956" calcext:value-type="float">
            <text:p>4492.554 mm</text:p>
          </table:table-cell>
          <table:table-cell table:style-name="ce9" table:formula="of:=([.AJ466]/4000)*6.28*20.5679" office:value-type="float" office:value="4490.276563562" calcext:value-type="float">
            <text:p>4490.277 mm</text:p>
          </table:table-cell>
          <table:table-cell table:style-name="ce9" table:formula="of:=([.AJ466]/4000)*6.28*20.61" office:value-type="float" office:value="4499.4676158" calcext:value-type="float">
            <text:p>4499.468 mm</text:p>
          </table:table-cell>
          <table:table-cell table:style-name="ce2" office:value-type="float" office:value="139054" calcext:value-type="float">
            <text:p>139054</text:p>
          </table:table-cell>
          <table:table-cell/>
          <table:table-cell table:style-name="ce2" office:value-type="float" office:value="139262" calcext:value-type="float">
            <text:p>139262</text:p>
          </table:table-cell>
          <table:table-cell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67]/4000)*2*PI()*20.5679" office:value-type="float" office:value="659.955143613436" calcext:value-type="float">
            <text:p>659.955 mm</text:p>
          </table:table-cell>
          <table:table-cell table:style-name="ce9" table:formula="of:=([.D467]/4000)*6.28*20.5679" office:value-type="float" office:value="659.620574481" calcext:value-type="float">
            <text:p>659.621 mm</text:p>
          </table:table-cell>
          <table:table-cell table:style-name="ce9" table:formula="of:=([.D467]/4000)*6.28*20.61" office:value-type="float" office:value="660.9707379" calcext:value-type="float">
            <text:p>660.971 mm</text:p>
          </table:table-cell>
          <table:table-cell table:style-name="ce2" office:value-type="float" office:value="20427" calcext:value-type="float">
            <text:p>20427</text:p>
          </table:table-cell>
          <table:table-cell/>
          <table:table-cell table:style-name="ce2" office:value-type="float" office:value="20444" calcext:value-type="float">
            <text:p>20444</text:p>
          </table:table-cell>
          <table:table-cell table:number-columns-repeated="2"/>
          <table:table-cell table:style-name="ce5" table:formula="of:=([.L467]/4000)*2*PI()*20.5679" office:value-type="float" office:value="750.417492569113" calcext:value-type="float">
            <text:p>750.417 mm</text:p>
          </table:table-cell>
          <table:table-cell table:style-name="ce9" table:formula="of:=([.L467]/4000)*6.28*20.5679" office:value-type="float" office:value="750.037062881" calcext:value-type="float">
            <text:p>750.037 mm</text:p>
          </table:table-cell>
          <table:table-cell table:style-name="ce9" table:formula="of:=([.L467]/4000)*6.28*20.61" office:value-type="float" office:value="751.5722979" calcext:value-type="float">
            <text:p>751.572 mm</text:p>
          </table:table-cell>
          <table:table-cell table:style-name="ce2" office:value-type="float" office:value="23227" calcext:value-type="float">
            <text:p>23227</text:p>
          </table:table-cell>
          <table:table-cell/>
          <table:table-cell table:style-name="ce2" office:value-type="float" office:value="23203" calcext:value-type="float">
            <text:p>23203</text:p>
          </table:table-cell>
          <table:table-cell table:number-columns-repeated="2"/>
          <table:table-cell table:style-name="ce5" table:formula="of:=([.T468]/4000)*2*PI()*20.5679" office:value-type="float" office:value="1498.73496632318" calcext:value-type="float">
            <text:p>1498.735 mm</text:p>
          </table:table-cell>
          <table:table-cell table:style-name="ce9" table:formula="of:=([.T468]/4000)*6.28*20.5679" office:value-type="float" office:value="1497.975171567" calcext:value-type="float">
            <text:p>1497.975 mm</text:p>
          </table:table-cell>
          <table:table-cell table:style-name="ce9" table:formula="of:=([.T468]/4000)*6.28*20.61" office:value-type="float" office:value="1501.0413453" calcext:value-type="float">
            <text:p>1501.041 mm</text:p>
          </table:table-cell>
          <table:table-cell table:style-name="ce2" office:value-type="float" office:value="46376" calcext:value-type="float">
            <text:p>46376</text:p>
          </table:table-cell>
          <table:table-cell/>
          <table:table-cell table:style-name="ce2" office:value-type="float" office:value="-46424" calcext:value-type="float">
            <text:p>-46424</text:p>
          </table:table-cell>
          <table:table-cell table:number-columns-repeated="2"/>
          <table:table-cell table:style-name="ce5" table:formula="of:=([.AB467]/4000)*2*PI()*20.5679" office:value-type="float" office:value="2997.1145448469" calcext:value-type="float">
            <text:p>2997.115 mm</text:p>
          </table:table-cell>
          <table:table-cell table:style-name="ce9" table:formula="of:=([.AB467]/4000)*6.28*20.5679" office:value-type="float" office:value="2995.595135501" calcext:value-type="float">
            <text:p>2995.595 mm</text:p>
          </table:table-cell>
          <table:table-cell table:style-name="ce9" table:formula="of:=([.AB467]/4000)*6.28*20.61" office:value-type="float" office:value="3001.7267559" calcext:value-type="float">
            <text:p>3001.727 mm</text:p>
          </table:table-cell>
          <table:table-cell table:style-name="ce2" office:value-type="float" office:value="92767" calcext:value-type="float">
            <text:p>92767</text:p>
          </table:table-cell>
          <table:table-cell/>
          <table:table-cell table:style-name="ce2" office:value-type="float" office:value="92264" calcext:value-type="float">
            <text:p>92264</text:p>
          </table:table-cell>
          <table:table-cell table:number-columns-repeated="2"/>
          <table:table-cell table:style-name="ce5" table:formula="of:=([.AJ467]/4000)*2*PI()*20.5679" office:value-type="float" office:value="4492.32794115717" calcext:value-type="float">
            <text:p>4492.328 mm</text:p>
          </table:table-cell>
          <table:table-cell table:style-name="ce9" table:formula="of:=([.AJ467]/4000)*6.28*20.5679" office:value-type="float" office:value="4490.050522341" calcext:value-type="float">
            <text:p>4490.051 mm</text:p>
          </table:table-cell>
          <table:table-cell table:style-name="ce9" table:formula="of:=([.AJ467]/4000)*6.28*20.61" office:value-type="float" office:value="4499.2411119" calcext:value-type="float">
            <text:p>4499.241 mm</text:p>
          </table:table-cell>
          <table:table-cell table:style-name="ce2" office:value-type="float" office:value="139047" calcext:value-type="float">
            <text:p>139047</text:p>
          </table:table-cell>
          <table:table-cell/>
          <table:table-cell table:style-name="ce2" office:value-type="float" office:value="139265" calcext:value-type="float">
            <text:p>139265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68]/4000)*2*PI()*20.5679" office:value-type="float" office:value="659.793603704586" calcext:value-type="float">
            <text:p>659.794 mm</text:p>
          </table:table-cell>
          <table:table-cell table:style-name="ce9" table:formula="of:=([.D468]/4000)*6.28*20.5679" office:value-type="float" office:value="659.459116466" calcext:value-type="float">
            <text:p>659.459 mm</text:p>
          </table:table-cell>
          <table:table-cell table:style-name="ce9" table:formula="of:=([.D468]/4000)*6.28*20.61" office:value-type="float" office:value="660.8089494" calcext:value-type="float">
            <text:p>660.809 mm</text:p>
          </table:table-cell>
          <table:table-cell table:style-name="ce2" office:value-type="float" office:value="20422" calcext:value-type="float">
            <text:p>20422</text:p>
          </table:table-cell>
          <table:table-cell/>
          <table:table-cell table:style-name="ce2" office:value-type="float" office:value="20447" calcext:value-type="float">
            <text:p>20447</text:p>
          </table:table-cell>
          <table:table-cell table:number-columns-repeated="2"/>
          <table:table-cell table:style-name="ce5" table:formula="of:=([.L468]/4000)*2*PI()*20.5679" office:value-type="float" office:value="749.803640915485" calcext:value-type="float">
            <text:p>749.804 mm</text:p>
          </table:table-cell>
          <table:table-cell table:style-name="ce9" table:formula="of:=([.L468]/4000)*6.28*20.5679" office:value-type="float" office:value="749.423522424" calcext:value-type="float">
            <text:p>749.424 mm</text:p>
          </table:table-cell>
          <table:table-cell table:style-name="ce9" table:formula="of:=([.L468]/4000)*6.28*20.61" office:value-type="float" office:value="750.9575016" calcext:value-type="float">
            <text:p>750.958 mm</text:p>
          </table:table-cell>
          <table:table-cell table:style-name="ce2" office:value-type="float" office:value="23208" calcext:value-type="float">
            <text:p>23208</text:p>
          </table:table-cell>
          <table:table-cell/>
          <table:table-cell table:style-name="ce2" office:value-type="float" office:value="23199" calcext:value-type="float">
            <text:p>23199</text:p>
          </table:table-cell>
          <table:table-cell table:number-columns-repeated="2"/>
          <table:table-cell table:style-name="ce5" table:formula="of:=([.T469]/4000)*2*PI()*20.5679" office:value-type="float" office:value="1498.54111843256" calcext:value-type="float">
            <text:p>1498.541 mm</text:p>
          </table:table-cell>
          <table:table-cell table:style-name="ce9" table:formula="of:=([.T469]/4000)*6.28*20.5679" office:value-type="float" office:value="1497.781421949" calcext:value-type="float">
            <text:p>1497.781 mm</text:p>
          </table:table-cell>
          <table:table-cell table:style-name="ce9" table:formula="of:=([.T469]/4000)*6.28*20.61" office:value-type="float" office:value="1500.8471991" calcext:value-type="float">
            <text:p>1500.847 mm</text:p>
          </table:table-cell>
          <table:table-cell table:style-name="ce2" office:value-type="float" office:value="46389" calcext:value-type="float">
            <text:p>46389</text:p>
          </table:table-cell>
          <table:table-cell/>
          <table:table-cell table:style-name="ce2" office:value-type="float" office:value="45832" calcext:value-type="float">
            <text:p>45832</text:p>
          </table:table-cell>
          <table:table-cell table:number-columns-repeated="2"/>
          <table:table-cell table:style-name="ce5" table:formula="of:=([.AB468]/4000)*2*PI()*20.5679" office:value-type="float" office:value="2994.52990630531" calcext:value-type="float">
            <text:p>2994.530 mm</text:p>
          </table:table-cell>
          <table:table-cell table:style-name="ce9" table:formula="of:=([.AB468]/4000)*6.28*20.5679" office:value-type="float" office:value="2993.011807261" calcext:value-type="float">
            <text:p>2993.012 mm</text:p>
          </table:table-cell>
          <table:table-cell table:style-name="ce9" table:formula="of:=([.AB468]/4000)*6.28*20.61" office:value-type="float" office:value="2999.1381399" calcext:value-type="float">
            <text:p>2999.138 mm</text:p>
          </table:table-cell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2"/>
          <table:table-cell table:style-name="ce5" table:formula="of:=([.AJ468]/4000)*2*PI()*20.5679" office:value-type="float" office:value="4494.04026419097" calcext:value-type="float">
            <text:p>4494.040 mm</text:p>
          </table:table-cell>
          <table:table-cell table:style-name="ce9" table:formula="of:=([.AJ468]/4000)*6.28*20.5679" office:value-type="float" office:value="4491.7619773" calcext:value-type="float">
            <text:p>4491.762 mm</text:p>
          </table:table-cell>
          <table:table-cell table:style-name="ce9" table:formula="of:=([.AJ468]/4000)*6.28*20.61" office:value-type="float" office:value="4500.95607" calcext:value-type="float">
            <text:p>4500.956 mm</text:p>
          </table:table-cell>
          <table:table-cell table:style-name="ce2" office:value-type="float" office:value="139100" calcext:value-type="float">
            <text:p>139100</text:p>
          </table:table-cell>
          <table:table-cell/>
          <table:table-cell table:style-name="ce2" office:value-type="float" office:value="139248" calcext:value-type="float">
            <text:p>139248</text:p>
          </table:table-cell>
          <table:table-cell table:number-columns-repeated="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69]/4000)*2*PI()*20.5679" office:value-type="float" office:value="660.019759576976" calcext:value-type="float">
            <text:p>660.020 mm</text:p>
          </table:table-cell>
          <table:table-cell table:style-name="ce9" table:formula="of:=([.D469]/4000)*6.28*20.5679" office:value-type="float" office:value="659.685157687" calcext:value-type="float">
            <text:p>659.685 mm</text:p>
          </table:table-cell>
          <table:table-cell table:style-name="ce9" table:formula="of:=([.D469]/4000)*6.28*20.61" office:value-type="float" office:value="661.0354533" calcext:value-type="float">
            <text:p>661.035 mm</text:p>
          </table:table-cell>
          <table:table-cell table:style-name="ce2" office:value-type="float" office:value="20429" calcext:value-type="float">
            <text:p>20429</text:p>
          </table:table-cell>
          <table:table-cell/>
          <table:table-cell table:style-name="ce2" office:value-type="float" office:value="20440" calcext:value-type="float">
            <text:p>20440</text:p>
          </table:table-cell>
          <table:table-cell table:number-columns-repeated="2"/>
          <table:table-cell table:style-name="ce5" table:formula="of:=([.L469]/4000)*2*PI()*20.5679" office:value-type="float" office:value="749.997488806105" calcext:value-type="float">
            <text:p>749.997 mm</text:p>
          </table:table-cell>
          <table:table-cell table:style-name="ce9" table:formula="of:=([.L469]/4000)*6.28*20.5679" office:value-type="float" office:value="749.617272042" calcext:value-type="float">
            <text:p>749.617 mm</text:p>
          </table:table-cell>
          <table:table-cell table:style-name="ce9" table:formula="of:=([.L469]/4000)*6.28*20.61" office:value-type="float" office:value="751.1516478" calcext:value-type="float">
            <text:p>751.152 mm</text:p>
          </table:table-cell>
          <table:table-cell table:style-name="ce2" office:value-type="float" office:value="23214" calcext:value-type="float">
            <text:p>23214</text:p>
          </table:table-cell>
          <table:table-cell/>
          <table:table-cell table:style-name="ce2" office:value-type="float" office:value="23189" calcext:value-type="float">
            <text:p>23189</text:p>
          </table:table-cell>
          <table:table-cell table:number-columns-repeated="2"/>
          <table:table-cell table:style-name="ce5" table:formula="of:=([.T470]/4000)*2*PI()*20.5679" office:value-type="float" office:value="1498.6057343961" calcext:value-type="float">
            <text:p>1498.606 mm</text:p>
          </table:table-cell>
          <table:table-cell table:style-name="ce9" table:formula="of:=([.T470]/4000)*6.28*20.5679" office:value-type="float" office:value="1497.846005155" calcext:value-type="float">
            <text:p>1497.846 mm</text:p>
          </table:table-cell>
          <table:table-cell table:style-name="ce9" table:formula="of:=([.T470]/4000)*6.28*20.61" office:value-type="float" office:value="1500.9119145" calcext:value-type="float">
            <text:p>1500.912 mm</text:p>
          </table:table-cell>
          <table:table-cell table:style-name="ce2" office:value-type="float" office:value="46383" calcext:value-type="float">
            <text:p>46383</text:p>
          </table:table-cell>
          <table:table-cell/>
          <table:table-cell table:style-name="ce2" office:value-type="float" office:value="-46435" calcext:value-type="float">
            <text:p>-46435</text:p>
          </table:table-cell>
          <table:table-cell table:number-columns-repeated="2"/>
          <table:table-cell table:style-name="ce5" table:formula="of:=([.AB469]/4000)*2*PI()*20.5679" office:value-type="float" office:value="2995.04683401363" calcext:value-type="float">
            <text:p>2995.047 mm</text:p>
          </table:table-cell>
          <table:table-cell table:style-name="ce9" table:formula="of:=([.AB469]/4000)*6.28*20.5679" office:value-type="float" office:value="2993.528472909" calcext:value-type="float">
            <text:p>2993.528 mm</text:p>
          </table:table-cell>
          <table:table-cell table:style-name="ce9" table:formula="of:=([.AB469]/4000)*6.28*20.61" office:value-type="float" office:value="2999.6558631" calcext:value-type="float">
            <text:p>2999.656 mm</text:p>
          </table:table-cell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369" calcext:value-type="float">
            <text:p>92369</text:p>
          </table:table-cell>
          <table:table-cell table:number-columns-repeated="2"/>
          <table:table-cell table:style-name="ce5" table:formula="of:=([.AJ469]/4000)*2*PI()*20.5679" office:value-type="float" office:value="4492.32794115717" calcext:value-type="float">
            <text:p>4492.328 mm</text:p>
          </table:table-cell>
          <table:table-cell table:style-name="ce9" table:formula="of:=([.AJ469]/4000)*6.28*20.5679" office:value-type="float" office:value="4490.050522341" calcext:value-type="float">
            <text:p>4490.051 mm</text:p>
          </table:table-cell>
          <table:table-cell table:style-name="ce9" table:formula="of:=([.AJ469]/4000)*6.28*20.61" office:value-type="float" office:value="4499.2411119" calcext:value-type="float">
            <text:p>4499.241 mm</text:p>
          </table:table-cell>
          <table:table-cell table:style-name="ce2" office:value-type="float" office:value="139047" calcext:value-type="float">
            <text:p>139047</text:p>
          </table:table-cell>
          <table:table-cell/>
          <table:table-cell table:style-name="ce2" office:value-type="float" office:value="139262" calcext:value-type="float">
            <text:p>139262</text:p>
          </table:table-cell>
          <table:table-cell table:number-columns-repeated="2"/>
          <table:table-cell table:style-name="ce2" office:value-type="float" office:value="214" calcext:value-type="float">
            <text:p>214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70]/4000)*2*PI()*20.5679" office:value-type="float" office:value="659.955143613436" calcext:value-type="float">
            <text:p>659.955 mm</text:p>
          </table:table-cell>
          <table:table-cell table:style-name="ce9" table:formula="of:=([.D470]/4000)*6.28*20.5679" office:value-type="float" office:value="659.620574481" calcext:value-type="float">
            <text:p>659.621 mm</text:p>
          </table:table-cell>
          <table:table-cell table:style-name="ce9" table:formula="of:=([.D470]/4000)*6.28*20.61" office:value-type="float" office:value="660.9707379" calcext:value-type="float">
            <text:p>660.971 mm</text:p>
          </table:table-cell>
          <table:table-cell table:style-name="ce2" office:value-type="float" office:value="20427" calcext:value-type="float">
            <text:p>20427</text:p>
          </table:table-cell>
          <table:table-cell/>
          <table:table-cell table:style-name="ce2" office:value-type="float" office:value="20443" calcext:value-type="float">
            <text:p>20443</text:p>
          </table:table-cell>
          <table:table-cell table:number-columns-repeated="2"/>
          <table:table-cell table:style-name="ce5" table:formula="of:=([.L470]/4000)*2*PI()*20.5679" office:value-type="float" office:value="749.480561097787" calcext:value-type="float">
            <text:p>749.481 mm</text:p>
          </table:table-cell>
          <table:table-cell table:style-name="ce9" table:formula="of:=([.L470]/4000)*6.28*20.5679" office:value-type="float" office:value="749.100606394" calcext:value-type="float">
            <text:p>749.101 mm</text:p>
          </table:table-cell>
          <table:table-cell table:style-name="ce9" table:formula="of:=([.L470]/4000)*6.28*20.61" office:value-type="float" office:value="750.6339246" calcext:value-type="float">
            <text:p>750.634 mm</text:p>
          </table:table-cell>
          <table:table-cell table:style-name="ce2" office:value-type="float" office:value="23198" calcext:value-type="float">
            <text:p>23198</text:p>
          </table:table-cell>
          <table:table-cell/>
          <table:table-cell table:style-name="ce2" office:value-type="float" office:value="23186" calcext:value-type="float">
            <text:p>23186</text:p>
          </table:table-cell>
          <table:table-cell table:number-columns-repeated="2"/>
          <table:table-cell table:style-name="ce5" table:formula="of:=([.T471]/4000)*2*PI()*20.5679" office:value-type="float" office:value="1497.66880292478" calcext:value-type="float">
            <text:p>1497.669 mm</text:p>
          </table:table-cell>
          <table:table-cell table:style-name="ce9" table:formula="of:=([.T471]/4000)*6.28*20.5679" office:value-type="float" office:value="1496.909548668" calcext:value-type="float">
            <text:p>1496.910 mm</text:p>
          </table:table-cell>
          <table:table-cell table:style-name="ce9" table:formula="of:=([.T471]/4000)*6.28*20.61" office:value-type="float" office:value="1499.9735412" calcext:value-type="float">
            <text:p>1499.974 mm</text:p>
          </table:table-cell>
          <table:table-cell table:style-name="ce2" office:value-type="float" office:value="46385" calcext:value-type="float">
            <text:p>46385</text:p>
          </table:table-cell>
          <table:table-cell/>
          <table:table-cell table:style-name="ce2" office:value-type="float" office:value="45305" calcext:value-type="float">
            <text:p>45305</text:p>
          </table:table-cell>
          <table:table-cell table:number-columns-repeated="2"/>
          <table:table-cell table:style-name="ce5" table:formula="of:=([.AB470]/4000)*2*PI()*20.5679" office:value-type="float" office:value="2994.01297859699" calcext:value-type="float">
            <text:p>2994.013 mm</text:p>
          </table:table-cell>
          <table:table-cell table:style-name="ce9" table:formula="of:=([.AB470]/4000)*6.28*20.5679" office:value-type="float" office:value="2992.495141613" calcext:value-type="float">
            <text:p>2992.495 mm</text:p>
          </table:table-cell>
          <table:table-cell table:style-name="ce9" table:formula="of:=([.AB470]/4000)*6.28*20.61" office:value-type="float" office:value="2998.6204167" calcext:value-type="float">
            <text:p>2998.620 mm</text:p>
          </table:table-cell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854" calcext:value-type="float">
            <text:p>92854</text:p>
          </table:table-cell>
          <table:table-cell table:number-columns-repeated="2"/>
          <table:table-cell table:style-name="ce5" table:formula="of:=([.AJ470]/4000)*2*PI()*20.5679" office:value-type="float" office:value="4493.91103226389" calcext:value-type="float">
            <text:p>4493.911 mm</text:p>
          </table:table-cell>
          <table:table-cell table:style-name="ce9" table:formula="of:=([.AJ470]/4000)*6.28*20.5679" office:value-type="float" office:value="4491.632810888" calcext:value-type="float">
            <text:p>4491.633 mm</text:p>
          </table:table-cell>
          <table:table-cell table:style-name="ce9" table:formula="of:=([.AJ470]/4000)*6.28*20.61" office:value-type="float" office:value="4500.8266392" calcext:value-type="float">
            <text:p>4500.827 mm</text:p>
          </table:table-cell>
          <table:table-cell table:style-name="ce2" office:value-type="float" office:value="139096" calcext:value-type="float">
            <text:p>139096</text:p>
          </table:table-cell>
          <table:table-cell/>
          <table:table-cell table:style-name="ce2" office:value-type="float" office:value="139248" calcext:value-type="float">
            <text:p>139248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71]/4000)*2*PI()*20.5679" office:value-type="float" office:value="659.890527649896" calcext:value-type="float">
            <text:p>659.891 mm</text:p>
          </table:table-cell>
          <table:table-cell table:style-name="ce9" table:formula="of:=([.D471]/4000)*6.28*20.5679" office:value-type="float" office:value="659.555991275" calcext:value-type="float">
            <text:p>659.556 mm</text:p>
          </table:table-cell>
          <table:table-cell table:style-name="ce9" table:formula="of:=([.D471]/4000)*6.28*20.61" office:value-type="float" office:value="660.9060225" calcext:value-type="float">
            <text:p>660.906 mm</text:p>
          </table:table-cell>
          <table:table-cell table:style-name="ce2" office:value-type="float" office:value="20425" calcext:value-type="float">
            <text:p>20425</text:p>
          </table:table-cell>
          <table:table-cell/>
          <table:table-cell table:style-name="ce2" office:value-type="float" office:value="20452" calcext:value-type="float">
            <text:p>20452</text:p>
          </table:table-cell>
          <table:table-cell table:number-columns-repeated="2"/>
          <table:table-cell table:style-name="ce5" table:formula="of:=([.L471]/4000)*2*PI()*20.5679" office:value-type="float" office:value="750.029796787875" calcext:value-type="float">
            <text:p>750.030 mm</text:p>
          </table:table-cell>
          <table:table-cell table:style-name="ce9" table:formula="of:=([.L471]/4000)*6.28*20.5679" office:value-type="float" office:value="749.649563645" calcext:value-type="float">
            <text:p>749.650 mm</text:p>
          </table:table-cell>
          <table:table-cell table:style-name="ce9" table:formula="of:=([.L471]/4000)*6.28*20.61" office:value-type="float" office:value="751.1840055" calcext:value-type="float">
            <text:p>751.184 mm</text:p>
          </table:table-cell>
          <table:table-cell table:style-name="ce2" office:value-type="float" office:value="23215" calcext:value-type="float">
            <text:p>23215</text:p>
          </table:table-cell>
          <table:table-cell/>
          <table:table-cell table:style-name="ce2" office:value-type="float" office:value="23192" calcext:value-type="float">
            <text:p>23192</text:p>
          </table:table-cell>
          <table:table-cell table:number-columns-repeated="2"/>
          <table:table-cell table:style-name="ce5" table:formula="of:=([.T472]/4000)*2*PI()*20.5679" office:value-type="float" office:value="1498.15342265133" calcext:value-type="float">
            <text:p>1498.153 mm</text:p>
          </table:table-cell>
          <table:table-cell table:style-name="ce9" table:formula="of:=([.T472]/4000)*6.28*20.5679" office:value-type="float" office:value="1497.393922713" calcext:value-type="float">
            <text:p>1497.394 mm</text:p>
          </table:table-cell>
          <table:table-cell table:style-name="ce9" table:formula="of:=([.T472]/4000)*6.28*20.61" office:value-type="float" office:value="1500.4589067" calcext:value-type="float">
            <text:p>1500.459 mm</text:p>
          </table:table-cell>
          <table:table-cell table:style-name="ce2" office:value-type="float" office:value="46356" calcext:value-type="float">
            <text:p>46356</text:p>
          </table:table-cell>
          <table:table-cell/>
          <table:table-cell table:style-name="ce2" office:value-type="float" office:value="-46419" calcext:value-type="float">
            <text:p>-46419</text:p>
          </table:table-cell>
          <table:table-cell table:number-columns-repeated="2"/>
          <table:table-cell table:style-name="ce5" table:formula="of:=([.AB471]/4000)*2*PI()*20.5679" office:value-type="float" office:value="2994.85298612301" calcext:value-type="float">
            <text:p>2994.853 mm</text:p>
          </table:table-cell>
          <table:table-cell table:style-name="ce9" table:formula="of:=([.AB471]/4000)*6.28*20.5679" office:value-type="float" office:value="2993.334723291" calcext:value-type="float">
            <text:p>2993.335 mm</text:p>
          </table:table-cell>
          <table:table-cell table:style-name="ce9" table:formula="of:=([.AB471]/4000)*6.28*20.61" office:value-type="float" office:value="2999.4617169" calcext:value-type="float">
            <text:p>2999.462 mm</text:p>
          </table:table-cell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185" calcext:value-type="float">
            <text:p>92185</text:p>
          </table:table-cell>
          <table:table-cell table:number-columns-repeated="2"/>
          <table:table-cell table:style-name="ce5" table:formula="of:=([.AJ471]/4000)*2*PI()*20.5679" office:value-type="float" office:value="4492.42486510248" calcext:value-type="float">
            <text:p>4492.425 mm</text:p>
          </table:table-cell>
          <table:table-cell table:style-name="ce9" table:formula="of:=([.AJ471]/4000)*6.28*20.5679" office:value-type="float" office:value="4490.14739715" calcext:value-type="float">
            <text:p>4490.147 mm</text:p>
          </table:table-cell>
          <table:table-cell table:style-name="ce9" table:formula="of:=([.AJ471]/4000)*6.28*20.61" office:value-type="float" office:value="4499.338185" calcext:value-type="float">
            <text:p>4499.338 mm</text:p>
          </table:table-cell>
          <table:table-cell table:style-name="ce2" office:value-type="float" office:value="139050" calcext:value-type="float">
            <text:p>139050</text:p>
          </table:table-cell>
          <table:table-cell/>
          <table:table-cell table:style-name="ce2" office:value-type="float" office:value="139261" calcext:value-type="float">
            <text:p>139261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72]/4000)*2*PI()*20.5679" office:value-type="float" office:value="660.148991504055" calcext:value-type="float">
            <text:p>660.149 mm</text:p>
          </table:table-cell>
          <table:table-cell table:style-name="ce9" table:formula="of:=([.D472]/4000)*6.28*20.5679" office:value-type="float" office:value="659.814324099" calcext:value-type="float">
            <text:p>659.814 mm</text:p>
          </table:table-cell>
          <table:table-cell table:style-name="ce9" table:formula="of:=([.D472]/4000)*6.28*20.61" office:value-type="float" office:value="661.1648841" calcext:value-type="float">
            <text:p>661.165 mm</text:p>
          </table:table-cell>
          <table:table-cell table:style-name="ce2" office:value-type="float" office:value="20433" calcext:value-type="float">
            <text:p>20433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 table:number-columns-repeated="2"/>
          <table:table-cell table:style-name="ce5" table:formula="of:=([.L472]/4000)*2*PI()*20.5679" office:value-type="float" office:value="749.448253116017" calcext:value-type="float">
            <text:p>749.448 mm</text:p>
          </table:table-cell>
          <table:table-cell table:style-name="ce9" table:formula="of:=([.L472]/4000)*6.28*20.5679" office:value-type="float" office:value="749.068314791" calcext:value-type="float">
            <text:p>749.068 mm</text:p>
          </table:table-cell>
          <table:table-cell table:style-name="ce9" table:formula="of:=([.L472]/4000)*6.28*20.61" office:value-type="float" office:value="750.6015669" calcext:value-type="float">
            <text:p>750.602 mm</text:p>
          </table:table-cell>
          <table:table-cell table:style-name="ce2" office:value-type="float" office:value="23197" calcext:value-type="float">
            <text:p>23197</text:p>
          </table:table-cell>
          <table:table-cell/>
          <table:table-cell table:style-name="ce2" office:value-type="float" office:value="23186" calcext:value-type="float">
            <text:p>23186</text:p>
          </table:table-cell>
          <table:table-cell table:number-columns-repeated="2"/>
          <table:table-cell table:style-name="ce5" table:formula="of:=([.T473]/4000)*2*PI()*20.5679" office:value-type="float" office:value="1498.50881045079" calcext:value-type="float">
            <text:p>1498.509 mm</text:p>
          </table:table-cell>
          <table:table-cell table:style-name="ce9" table:formula="of:=([.T473]/4000)*6.28*20.5679" office:value-type="float" office:value="1497.749130346" calcext:value-type="float">
            <text:p>1497.749 mm</text:p>
          </table:table-cell>
          <table:table-cell table:style-name="ce9" table:formula="of:=([.T473]/4000)*6.28*20.61" office:value-type="float" office:value="1500.8148414" calcext:value-type="float">
            <text:p>1500.815 mm</text:p>
          </table:table-cell>
          <table:table-cell table:style-name="ce2" office:value-type="float" office:value="46371" calcext:value-type="float">
            <text:p>46371</text:p>
          </table:table-cell>
          <table:table-cell/>
          <table:table-cell table:style-name="ce2" office:value-type="float" office:value="44993" calcext:value-type="float">
            <text:p>44993</text:p>
          </table:table-cell>
          <table:table-cell table:number-columns-repeated="2"/>
          <table:table-cell table:style-name="ce5" table:formula="of:=([.AB472]/4000)*2*PI()*20.5679" office:value-type="float" office:value="2994.17451850584" calcext:value-type="float">
            <text:p>2994.175 mm</text:p>
          </table:table-cell>
          <table:table-cell table:style-name="ce9" table:formula="of:=([.AB472]/4000)*6.28*20.5679" office:value-type="float" office:value="2992.656599628" calcext:value-type="float">
            <text:p>2992.657 mm</text:p>
          </table:table-cell>
          <table:table-cell table:style-name="ce9" table:formula="of:=([.AB472]/4000)*6.28*20.61" office:value-type="float" office:value="2998.7822052" calcext:value-type="float">
            <text:p>2998.782 mm</text:p>
          </table:table-cell>
          <table:table-cell table:style-name="ce2" office:value-type="float" office:value="92676" calcext:value-type="float">
            <text:p>92676</text:p>
          </table:table-cell>
          <table:table-cell/>
          <table:table-cell table:style-name="ce2" office:value-type="float" office:value="92839" calcext:value-type="float">
            <text:p>92839</text:p>
          </table:table-cell>
          <table:table-cell table:number-columns-repeated="2"/>
          <table:table-cell table:style-name="ce5" table:formula="of:=([.AJ472]/4000)*2*PI()*20.5679" office:value-type="float" office:value="4493.81410831858" calcext:value-type="float">
            <text:p>4493.814 mm</text:p>
          </table:table-cell>
          <table:table-cell table:style-name="ce9" table:formula="of:=([.AJ472]/4000)*6.28*20.5679" office:value-type="float" office:value="4491.535936079" calcext:value-type="float">
            <text:p>4491.536 mm</text:p>
          </table:table-cell>
          <table:table-cell table:style-name="ce9" table:formula="of:=([.AJ472]/4000)*6.28*20.61" office:value-type="float" office:value="4500.7295661" calcext:value-type="float">
            <text:p>4500.730 mm</text:p>
          </table:table-cell>
          <table:table-cell table:style-name="ce2" office:value-type="float" office:value="139093" calcext:value-type="float">
            <text:p>139093</text:p>
          </table:table-cell>
          <table:table-cell/>
          <table:table-cell table:style-name="ce2" office:value-type="float" office:value="139245" calcext:value-type="float">
            <text:p>139245</text:p>
          </table:table-cell>
          <table:table-cell table:number-columns-repeated="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73]/4000)*2*PI()*20.5679" office:value-type="float" office:value="659.825911686356" calcext:value-type="float">
            <text:p>659.826 mm</text:p>
          </table:table-cell>
          <table:table-cell table:style-name="ce9" table:formula="of:=([.D473]/4000)*6.28*20.5679" office:value-type="float" office:value="659.491408069" calcext:value-type="float">
            <text:p>659.491 mm</text:p>
          </table:table-cell>
          <table:table-cell table:style-name="ce9" table:formula="of:=([.D473]/4000)*6.28*20.61" office:value-type="float" office:value="660.8413071" calcext:value-type="float">
            <text:p>660.841 mm</text:p>
          </table:table-cell>
          <table:table-cell table:style-name="ce2" office:value-type="float" office:value="20423" calcext:value-type="float">
            <text:p>20423</text:p>
          </table:table-cell>
          <table:table-cell/>
          <table:table-cell table:style-name="ce2" office:value-type="float" office:value="20449" calcext:value-type="float">
            <text:p>20449</text:p>
          </table:table-cell>
          <table:table-cell table:number-columns-repeated="2"/>
          <table:table-cell table:style-name="ce5" table:formula="of:=([.L473]/4000)*2*PI()*20.5679" office:value-type="float" office:value="749.706716970176" calcext:value-type="float">
            <text:p>749.707 mm</text:p>
          </table:table-cell>
          <table:table-cell table:style-name="ce9" table:formula="of:=([.L473]/4000)*6.28*20.5679" office:value-type="float" office:value="749.326647615" calcext:value-type="float">
            <text:p>749.327 mm</text:p>
          </table:table-cell>
          <table:table-cell table:style-name="ce9" table:formula="of:=([.L473]/4000)*6.28*20.61" office:value-type="float" office:value="750.8604285" calcext:value-type="float">
            <text:p>750.860 mm</text:p>
          </table:table-cell>
          <table:table-cell table:style-name="ce2" office:value-type="float" office:value="23205" calcext:value-type="float">
            <text:p>23205</text:p>
          </table:table-cell>
          <table:table-cell/>
          <table:table-cell table:style-name="ce2" office:value-type="float" office:value="23180" calcext:value-type="float">
            <text:p>23180</text:p>
          </table:table-cell>
          <table:table-cell table:number-columns-repeated="2"/>
          <table:table-cell table:style-name="ce5" table:formula="of:=([.T474]/4000)*2*PI()*20.5679" office:value-type="float" office:value="1498.70265834141" calcext:value-type="float">
            <text:p>1498.703 mm</text:p>
          </table:table-cell>
          <table:table-cell table:style-name="ce9" table:formula="of:=([.T474]/4000)*6.28*20.5679" office:value-type="float" office:value="1497.942879964" calcext:value-type="float">
            <text:p>1497.943 mm</text:p>
          </table:table-cell>
          <table:table-cell table:style-name="ce9" table:formula="of:=([.T474]/4000)*6.28*20.61" office:value-type="float" office:value="1501.0089876" calcext:value-type="float">
            <text:p>1501.009 mm</text:p>
          </table:table-cell>
          <table:table-cell table:style-name="ce2" office:value-type="float" office:value="46382" calcext:value-type="float">
            <text:p>46382</text:p>
          </table:table-cell>
          <table:table-cell/>
          <table:table-cell table:style-name="ce2" office:value-type="float" office:value="-46434" calcext:value-type="float">
            <text:p>-46434</text:p>
          </table:table-cell>
          <table:table-cell table:number-columns-repeated="2"/>
          <table:table-cell table:style-name="ce5" table:formula="of:=([.AB473]/4000)*2*PI()*20.5679" office:value-type="float" office:value="2995.01452603186" calcext:value-type="float">
            <text:p>2995.015 mm</text:p>
          </table:table-cell>
          <table:table-cell table:style-name="ce9" table:formula="of:=([.AB473]/4000)*6.28*20.5679" office:value-type="float" office:value="2993.496181306" calcext:value-type="float">
            <text:p>2993.496 mm</text:p>
          </table:table-cell>
          <table:table-cell table:style-name="ce9" table:formula="of:=([.AB473]/4000)*6.28*20.61" office:value-type="float" office:value="2999.6235054" calcext:value-type="float">
            <text:p>2999.624 mm</text:p>
          </table:table-cell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321" calcext:value-type="float">
            <text:p>92321</text:p>
          </table:table-cell>
          <table:table-cell table:number-columns-repeated="2"/>
          <table:table-cell table:style-name="ce5" table:formula="of:=([.AJ473]/4000)*2*PI()*20.5679" office:value-type="float" office:value="4492.48948106601" calcext:value-type="float">
            <text:p>4492.489 mm</text:p>
          </table:table-cell>
          <table:table-cell table:style-name="ce9" table:formula="of:=([.AJ473]/4000)*6.28*20.5679" office:value-type="float" office:value="4490.211980356" calcext:value-type="float">
            <text:p>4490.212 mm</text:p>
          </table:table-cell>
          <table:table-cell table:style-name="ce9" table:formula="of:=([.AJ473]/4000)*6.28*20.61" office:value-type="float" office:value="4499.4029004" calcext:value-type="float">
            <text:p>4499.403 mm</text:p>
          </table:table-cell>
          <table:table-cell table:style-name="ce2" office:value-type="float" office:value="139052" calcext:value-type="float">
            <text:p>139052</text:p>
          </table:table-cell>
          <table:table-cell/>
          <table:table-cell table:style-name="ce2" office:value-type="float" office:value="139249" calcext:value-type="float">
            <text:p>139249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74]/4000)*2*PI()*20.5679" office:value-type="float" office:value="660.019759576976" calcext:value-type="float">
            <text:p>660.020 mm</text:p>
          </table:table-cell>
          <table:table-cell table:style-name="ce9" table:formula="of:=([.D474]/4000)*6.28*20.5679" office:value-type="float" office:value="659.685157687" calcext:value-type="float">
            <text:p>659.685 mm</text:p>
          </table:table-cell>
          <table:table-cell table:style-name="ce9" table:formula="of:=([.D474]/4000)*6.28*20.61" office:value-type="float" office:value="661.0354533" calcext:value-type="float">
            <text:p>661.035 mm</text:p>
          </table:table-cell>
          <table:table-cell table:style-name="ce2" office:value-type="float" office:value="20429" calcext:value-type="float">
            <text:p>20429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 table:number-columns-repeated="2"/>
          <table:table-cell table:style-name="ce5" table:formula="of:=([.L474]/4000)*2*PI()*20.5679" office:value-type="float" office:value="749.609793024866" calcext:value-type="float">
            <text:p>749.610 mm</text:p>
          </table:table-cell>
          <table:table-cell table:style-name="ce9" table:formula="of:=([.L474]/4000)*6.28*20.5679" office:value-type="float" office:value="749.229772806" calcext:value-type="float">
            <text:p>749.230 mm</text:p>
          </table:table-cell>
          <table:table-cell table:style-name="ce9" table:formula="of:=([.L474]/4000)*6.28*20.61" office:value-type="float" office:value="750.7633554" calcext:value-type="float">
            <text:p>750.763 mm</text:p>
          </table:table-cell>
          <table:table-cell table:style-name="ce2" office:value-type="float" office:value="23202" calcext:value-type="float">
            <text:p>23202</text:p>
          </table:table-cell>
          <table:table-cell/>
          <table:table-cell table:style-name="ce2" office:value-type="float" office:value="23187" calcext:value-type="float">
            <text:p>23187</text:p>
          </table:table-cell>
          <table:table-cell table:number-columns-repeated="2"/>
          <table:table-cell table:style-name="ce5" table:formula="of:=([.T475]/4000)*2*PI()*20.5679" office:value-type="float" office:value="1498.31496256018" calcext:value-type="float">
            <text:p>1498.315 mm</text:p>
          </table:table-cell>
          <table:table-cell table:style-name="ce9" table:formula="of:=([.T475]/4000)*6.28*20.5679" office:value-type="float" office:value="1497.555380728" calcext:value-type="float">
            <text:p>1497.555 mm</text:p>
          </table:table-cell>
          <table:table-cell table:style-name="ce9" table:formula="of:=([.T475]/4000)*6.28*20.61" office:value-type="float" office:value="1500.6206952" calcext:value-type="float">
            <text:p>1500.621 mm</text:p>
          </table:table-cell>
          <table:table-cell table:style-name="ce2" office:value-type="float" office:value="46388" calcext:value-type="float">
            <text:p>46388</text:p>
          </table:table-cell>
          <table:table-cell/>
          <table:table-cell table:style-name="ce2" office:value-type="float" office:value="45467" calcext:value-type="float">
            <text:p>45467</text:p>
          </table:table-cell>
          <table:table-cell table:number-columns-repeated="2"/>
          <table:table-cell table:style-name="ce5" table:formula="of:=([.AB474]/4000)*2*PI()*20.5679" office:value-type="float" office:value="2994.36836639646" calcext:value-type="float">
            <text:p>2994.368 mm</text:p>
          </table:table-cell>
          <table:table-cell table:style-name="ce9" table:formula="of:=([.AB474]/4000)*6.28*20.5679" office:value-type="float" office:value="2992.850349246" calcext:value-type="float">
            <text:p>2992.850 mm</text:p>
          </table:table-cell>
          <table:table-cell table:style-name="ce9" table:formula="of:=([.AB474]/4000)*6.28*20.61" office:value-type="float" office:value="2998.9763514" calcext:value-type="float">
            <text:p>2998.976 mm</text:p>
          </table:table-cell>
          <table:table-cell table:style-name="ce2" office:value-type="float" office:value="92682" calcext:value-type="float">
            <text:p>92682</text:p>
          </table:table-cell>
          <table:table-cell/>
          <table:table-cell table:style-name="ce2" office:value-type="float" office:value="92868" calcext:value-type="float">
            <text:p>92868</text:p>
          </table:table-cell>
          <table:table-cell table:number-columns-repeated="2"/>
          <table:table-cell table:style-name="ce5" table:formula="of:=([.AJ474]/4000)*2*PI()*20.5679" office:value-type="float" office:value="4494.07257217274" calcext:value-type="float">
            <text:p>4494.073 mm</text:p>
          </table:table-cell>
          <table:table-cell table:style-name="ce9" table:formula="of:=([.AJ474]/4000)*6.28*20.5679" office:value-type="float" office:value="4491.794268903" calcext:value-type="float">
            <text:p>4491.794 mm</text:p>
          </table:table-cell>
          <table:table-cell table:style-name="ce9" table:formula="of:=([.AJ474]/4000)*6.28*20.61" office:value-type="float" office:value="4500.9884277" calcext:value-type="float">
            <text:p>4500.988 mm</text:p>
          </table:table-cell>
          <table:table-cell table:style-name="ce2" office:value-type="float" office:value="139101" calcext:value-type="float">
            <text:p>139101</text:p>
          </table:table-cell>
          <table:table-cell/>
          <table:table-cell table:style-name="ce2" office:value-type="float" office:value="139237" calcext:value-type="float">
            <text:p>139237</text:p>
          </table:table-cell>
          <table:table-cell table:number-columns-repeated="2"/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75]/4000)*2*PI()*20.5679" office:value-type="float" office:value="659.728987741047" calcext:value-type="float">
            <text:p>659.729 mm</text:p>
          </table:table-cell>
          <table:table-cell table:style-name="ce9" table:formula="of:=([.D475]/4000)*6.28*20.5679" office:value-type="float" office:value="659.39453326" calcext:value-type="float">
            <text:p>659.395 mm</text:p>
          </table:table-cell>
          <table:table-cell table:style-name="ce9" table:formula="of:=([.D475]/4000)*6.28*20.61" office:value-type="float" office:value="660.744234" calcext:value-type="float">
            <text:p>660.744 mm</text:p>
          </table:table-cell>
          <table:table-cell table:style-name="ce2" office:value-type="float" office:value="20420" calcext:value-type="float">
            <text:p>20420</text:p>
          </table:table-cell>
          <table:table-cell/>
          <table:table-cell table:style-name="ce2" office:value-type="float" office:value="20448" calcext:value-type="float">
            <text:p>20448</text:p>
          </table:table-cell>
          <table:table-cell table:number-columns-repeated="2"/>
          <table:table-cell table:style-name="ce5" table:formula="of:=([.L475]/4000)*2*PI()*20.5679" office:value-type="float" office:value="750.159028714954" calcext:value-type="float">
            <text:p>750.159 mm</text:p>
          </table:table-cell>
          <table:table-cell table:style-name="ce9" table:formula="of:=([.L475]/4000)*6.28*20.5679" office:value-type="float" office:value="749.778730057" calcext:value-type="float">
            <text:p>749.779 mm</text:p>
          </table:table-cell>
          <table:table-cell table:style-name="ce9" table:formula="of:=([.L475]/4000)*6.28*20.61" office:value-type="float" office:value="751.3134363" calcext:value-type="float">
            <text:p>751.313 mm</text:p>
          </table:table-cell>
          <table:table-cell table:style-name="ce2" office:value-type="float" office:value="23219" calcext:value-type="float">
            <text:p>23219</text:p>
          </table:table-cell>
          <table:table-cell/>
          <table:table-cell table:style-name="ce2" office:value-type="float" office:value="23192" calcext:value-type="float">
            <text:p>23192</text:p>
          </table:table-cell>
          <table:table-cell table:number-columns-repeated="2"/>
          <table:table-cell table:style-name="ce5" table:formula="of:=([.T476]/4000)*2*PI()*20.5679" office:value-type="float" office:value="1498.73496632318" calcext:value-type="float">
            <text:p>1498.735 mm</text:p>
          </table:table-cell>
          <table:table-cell table:style-name="ce9" table:formula="of:=([.T476]/4000)*6.28*20.5679" office:value-type="float" office:value="1497.975171567" calcext:value-type="float">
            <text:p>1497.975 mm</text:p>
          </table:table-cell>
          <table:table-cell table:style-name="ce9" table:formula="of:=([.T476]/4000)*6.28*20.61" office:value-type="float" office:value="1501.0413453" calcext:value-type="float">
            <text:p>1501.041 mm</text:p>
          </table:table-cell>
          <table:table-cell table:style-name="ce2" office:value-type="float" office:value="46376" calcext:value-type="float">
            <text:p>46376</text:p>
          </table:table-cell>
          <table:table-cell/>
          <table:table-cell table:style-name="ce2" office:value-type="float" office:value="-46433" calcext:value-type="float">
            <text:p>-46433</text:p>
          </table:table-cell>
          <table:table-cell table:number-columns-repeated="2"/>
          <table:table-cell table:style-name="ce5" table:formula="of:=([.AB475]/4000)*2*PI()*20.5679" office:value-type="float" office:value="2994.52990630531" calcext:value-type="float">
            <text:p>2994.530 mm</text:p>
          </table:table-cell>
          <table:table-cell table:style-name="ce9" table:formula="of:=([.AB475]/4000)*6.28*20.5679" office:value-type="float" office:value="2993.011807261" calcext:value-type="float">
            <text:p>2993.012 mm</text:p>
          </table:table-cell>
          <table:table-cell table:style-name="ce9" table:formula="of:=([.AB475]/4000)*6.28*20.61" office:value-type="float" office:value="2999.1381399" calcext:value-type="float">
            <text:p>2999.138 mm</text:p>
          </table:table-cell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324" calcext:value-type="float">
            <text:p>92324</text:p>
          </table:table-cell>
          <table:table-cell table:number-columns-repeated="2"/>
          <table:table-cell table:style-name="ce5" table:formula="of:=([.AJ475]/4000)*2*PI()*20.5679" office:value-type="float" office:value="4492.58640501133" calcext:value-type="float">
            <text:p>4492.586 mm</text:p>
          </table:table-cell>
          <table:table-cell table:style-name="ce9" table:formula="of:=([.AJ475]/4000)*6.28*20.5679" office:value-type="float" office:value="4490.308855165" calcext:value-type="float">
            <text:p>4490.309 mm</text:p>
          </table:table-cell>
          <table:table-cell table:style-name="ce9" table:formula="of:=([.AJ475]/4000)*6.28*20.61" office:value-type="float" office:value="4499.4999735" calcext:value-type="float">
            <text:p>4499.500 mm</text:p>
          </table:table-cell>
          <table:table-cell table:style-name="ce2" office:value-type="float" office:value="139055" calcext:value-type="float">
            <text:p>139055</text:p>
          </table:table-cell>
          <table:table-cell/>
          <table:table-cell table:style-name="ce2" office:value-type="float" office:value="139260" calcext:value-type="float">
            <text:p>139260</text:p>
          </table:table-cell>
          <table:table-cell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76]/4000)*2*PI()*20.5679" office:value-type="float" office:value="660.019759576976" calcext:value-type="float">
            <text:p>660.020 mm</text:p>
          </table:table-cell>
          <table:table-cell table:style-name="ce9" table:formula="of:=([.D476]/4000)*6.28*20.5679" office:value-type="float" office:value="659.685157687" calcext:value-type="float">
            <text:p>659.685 mm</text:p>
          </table:table-cell>
          <table:table-cell table:style-name="ce9" table:formula="of:=([.D476]/4000)*6.28*20.61" office:value-type="float" office:value="661.0354533" calcext:value-type="float">
            <text:p>661.035 mm</text:p>
          </table:table-cell>
          <table:table-cell table:style-name="ce2" office:value-type="float" office:value="20429" calcext:value-type="float">
            <text:p>20429</text:p>
          </table:table-cell>
          <table:table-cell/>
          <table:table-cell table:style-name="ce2" office:value-type="float" office:value="20444" calcext:value-type="float">
            <text:p>20444</text:p>
          </table:table-cell>
          <table:table-cell table:number-columns-repeated="2"/>
          <table:table-cell table:style-name="ce5" table:formula="of:=([.L476]/4000)*2*PI()*20.5679" office:value-type="float" office:value="749.803640915485" calcext:value-type="float">
            <text:p>749.804 mm</text:p>
          </table:table-cell>
          <table:table-cell table:style-name="ce9" table:formula="of:=([.L476]/4000)*6.28*20.5679" office:value-type="float" office:value="749.423522424" calcext:value-type="float">
            <text:p>749.424 mm</text:p>
          </table:table-cell>
          <table:table-cell table:style-name="ce9" table:formula="of:=([.L476]/4000)*6.28*20.61" office:value-type="float" office:value="750.9575016" calcext:value-type="float">
            <text:p>750.958 mm</text:p>
          </table:table-cell>
          <table:table-cell table:style-name="ce2" office:value-type="float" office:value="23208" calcext:value-type="float">
            <text:p>23208</text:p>
          </table:table-cell>
          <table:table-cell/>
          <table:table-cell table:style-name="ce2" office:value-type="float" office:value="23194" calcext:value-type="float">
            <text:p>23194</text:p>
          </table:table-cell>
          <table:table-cell table:number-columns-repeated="2"/>
          <table:table-cell table:style-name="ce5" table:formula="of:=([.T477]/4000)*2*PI()*20.5679" office:value-type="float" office:value="1498.41188650549" calcext:value-type="float">
            <text:p>1498.412 mm</text:p>
          </table:table-cell>
          <table:table-cell table:style-name="ce9" table:formula="of:=([.T477]/4000)*6.28*20.5679" office:value-type="float" office:value="1497.652255537" calcext:value-type="float">
            <text:p>1497.652 mm</text:p>
          </table:table-cell>
          <table:table-cell table:style-name="ce9" table:formula="of:=([.T477]/4000)*6.28*20.61" office:value-type="float" office:value="1500.7177683" calcext:value-type="float">
            <text:p>1500.718 mm</text:p>
          </table:table-cell>
          <table:table-cell table:style-name="ce2" office:value-type="float" office:value="46389" calcext:value-type="float">
            <text:p>46389</text:p>
          </table:table-cell>
          <table:table-cell/>
          <table:table-cell table:style-name="ce2" office:value-type="float" office:value="45706" calcext:value-type="float">
            <text:p>45706</text:p>
          </table:table-cell>
          <table:table-cell table:number-columns-repeated="2"/>
          <table:table-cell table:style-name="ce5" table:formula="of:=([.AB476]/4000)*2*PI()*20.5679" office:value-type="float" office:value="2995.95145750318" calcext:value-type="float">
            <text:p>2995.951 mm</text:p>
          </table:table-cell>
          <table:table-cell table:style-name="ce9" table:formula="of:=([.AB476]/4000)*6.28*20.5679" office:value-type="float" office:value="2994.432637793" calcext:value-type="float">
            <text:p>2994.433 mm</text:p>
          </table:table-cell>
          <table:table-cell table:style-name="ce9" table:formula="of:=([.AB476]/4000)*6.28*20.61" office:value-type="float" office:value="3000.5618787" calcext:value-type="float">
            <text:p>3000.562 mm</text:p>
          </table:table-cell>
          <table:table-cell table:style-name="ce2" office:value-type="float" office:value="92731" calcext:value-type="float">
            <text:p>92731</text:p>
          </table:table-cell>
          <table:table-cell/>
          <table:table-cell table:style-name="ce2" office:value-type="float" office:value="92780" calcext:value-type="float">
            <text:p>92780</text:p>
          </table:table-cell>
          <table:table-cell table:number-columns-repeated="2"/>
          <table:table-cell table:style-name="ce5" table:formula="of:=([.AJ476]/4000)*2*PI()*20.5679" office:value-type="float" office:value="4494.20180409982" calcext:value-type="float">
            <text:p>4494.202 mm</text:p>
          </table:table-cell>
          <table:table-cell table:style-name="ce9" table:formula="of:=([.AJ476]/4000)*6.28*20.5679" office:value-type="float" office:value="4491.923435315" calcext:value-type="float">
            <text:p>4491.923 mm</text:p>
          </table:table-cell>
          <table:table-cell table:style-name="ce9" table:formula="of:=([.AJ476]/4000)*6.28*20.61" office:value-type="float" office:value="4501.1178585" calcext:value-type="float">
            <text:p>4501.118 mm</text:p>
          </table:table-cell>
          <table:table-cell table:style-name="ce2" office:value-type="float" office:value="139105" calcext:value-type="float">
            <text:p>139105</text:p>
          </table:table-cell>
          <table:table-cell/>
          <table:table-cell table:style-name="ce2" office:value-type="float" office:value="139239" calcext:value-type="float">
            <text:p>139239</text:p>
          </table:table-cell>
          <table:table-cell table:number-columns-repeated="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77]/4000)*2*PI()*20.5679" office:value-type="float" office:value="659.696679759277" calcext:value-type="float">
            <text:p>659.697 mm</text:p>
          </table:table-cell>
          <table:table-cell table:style-name="ce9" table:formula="of:=([.D477]/4000)*6.28*20.5679" office:value-type="float" office:value="659.362241657" calcext:value-type="float">
            <text:p>659.362 mm</text:p>
          </table:table-cell>
          <table:table-cell table:style-name="ce9" table:formula="of:=([.D477]/4000)*6.28*20.61" office:value-type="float" office:value="660.7118763" calcext:value-type="float">
            <text:p>660.712 mm</text:p>
          </table:table-cell>
          <table:table-cell table:style-name="ce2" office:value-type="float" office:value="20419" calcext:value-type="float">
            <text:p>20419</text:p>
          </table:table-cell>
          <table:table-cell/>
          <table:table-cell table:style-name="ce2" office:value-type="float" office:value="20445" calcext:value-type="float">
            <text:p>20445</text:p>
          </table:table-cell>
          <table:table-cell table:number-columns-repeated="2"/>
          <table:table-cell table:style-name="ce5" table:formula="of:=([.L477]/4000)*2*PI()*20.5679" office:value-type="float" office:value="750.191336696724" calcext:value-type="float">
            <text:p>750.191 mm</text:p>
          </table:table-cell>
          <table:table-cell table:style-name="ce9" table:formula="of:=([.L477]/4000)*6.28*20.5679" office:value-type="float" office:value="749.81102166" calcext:value-type="float">
            <text:p>749.811 mm</text:p>
          </table:table-cell>
          <table:table-cell table:style-name="ce9" table:formula="of:=([.L477]/4000)*6.28*20.61" office:value-type="float" office:value="751.345794" calcext:value-type="float">
            <text:p>751.346 mm</text:p>
          </table:table-cell>
          <table:table-cell table:style-name="ce2" office:value-type="float" office:value="23220" calcext:value-type="float">
            <text:p>23220</text:p>
          </table:table-cell>
          <table:table-cell/>
          <table:table-cell table:style-name="ce2" office:value-type="float" office:value="23193" calcext:value-type="float">
            <text:p>23193</text:p>
          </table:table-cell>
          <table:table-cell table:number-columns-repeated="2"/>
          <table:table-cell table:style-name="ce5" table:formula="of:=([.T478]/4000)*2*PI()*20.5679" office:value-type="float" office:value="1498.57342641433" calcext:value-type="float">
            <text:p>1498.573 mm</text:p>
          </table:table-cell>
          <table:table-cell table:style-name="ce9" table:formula="of:=([.T478]/4000)*6.28*20.5679" office:value-type="float" office:value="1497.813713552" calcext:value-type="float">
            <text:p>1497.814 mm</text:p>
          </table:table-cell>
          <table:table-cell table:style-name="ce9" table:formula="of:=([.T478]/4000)*6.28*20.61" office:value-type="float" office:value="1500.8795568" calcext:value-type="float">
            <text:p>1500.880 mm</text:p>
          </table:table-cell>
          <table:table-cell table:style-name="ce2" office:value-type="float" office:value="46379" calcext:value-type="float">
            <text:p>46379</text:p>
          </table:table-cell>
          <table:table-cell/>
          <table:table-cell table:style-name="ce2" office:value-type="float" office:value="-46438" calcext:value-type="float">
            <text:p>-46438</text:p>
          </table:table-cell>
          <table:table-cell table:number-columns-repeated="2"/>
          <table:table-cell table:style-name="ce5" table:formula="of:=([.AB477]/4000)*2*PI()*20.5679" office:value-type="float" office:value="2996.33915328442" calcext:value-type="float">
            <text:p>2996.339 mm</text:p>
          </table:table-cell>
          <table:table-cell table:style-name="ce9" table:formula="of:=([.AB477]/4000)*6.28*20.5679" office:value-type="float" office:value="2994.820137029" calcext:value-type="float">
            <text:p>2994.820 mm</text:p>
          </table:table-cell>
          <table:table-cell table:style-name="ce9" table:formula="of:=([.AB477]/4000)*6.28*20.61" office:value-type="float" office:value="3000.9501711" calcext:value-type="float">
            <text:p>3000.950 mm</text:p>
          </table:table-cell>
          <table:table-cell table:style-name="ce2" office:value-type="float" office:value="92743" calcext:value-type="float">
            <text:p>92743</text:p>
          </table:table-cell>
          <table:table-cell/>
          <table:table-cell table:style-name="ce2" office:value-type="float" office:value="92208" calcext:value-type="float">
            <text:p>92208</text:p>
          </table:table-cell>
          <table:table-cell table:number-columns-repeated="2"/>
          <table:table-cell table:style-name="ce5" table:formula="of:=([.AJ477]/4000)*2*PI()*20.5679" office:value-type="float" office:value="4492.19870923009" calcext:value-type="float">
            <text:p>4492.199 mm</text:p>
          </table:table-cell>
          <table:table-cell table:style-name="ce9" table:formula="of:=([.AJ477]/4000)*6.28*20.5679" office:value-type="float" office:value="4489.921355929" calcext:value-type="float">
            <text:p>4489.921 mm</text:p>
          </table:table-cell>
          <table:table-cell table:style-name="ce9" table:formula="of:=([.AJ477]/4000)*6.28*20.61" office:value-type="float" office:value="4499.1116811" calcext:value-type="float">
            <text:p>4499.112 mm</text:p>
          </table:table-cell>
          <table:table-cell table:style-name="ce2" office:value-type="float" office:value="139043" calcext:value-type="float">
            <text:p>139043</text:p>
          </table:table-cell>
          <table:table-cell/>
          <table:table-cell table:style-name="ce2" office:value-type="float" office:value="139254" calcext:value-type="float">
            <text:p>139254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78]/4000)*2*PI()*20.5679" office:value-type="float" office:value="660.052067558746" calcext:value-type="float">
            <text:p>660.052 mm</text:p>
          </table:table-cell>
          <table:table-cell table:style-name="ce9" table:formula="of:=([.D478]/4000)*6.28*20.5679" office:value-type="float" office:value="659.71744929" calcext:value-type="float">
            <text:p>659.717 mm</text:p>
          </table:table-cell>
          <table:table-cell table:style-name="ce9" table:formula="of:=([.D478]/4000)*6.28*20.61" office:value-type="float" office:value="661.067811" calcext:value-type="float">
            <text:p>661.068 mm</text:p>
          </table:table-cell>
          <table:table-cell table:style-name="ce2" office:value-type="float" office:value="20430" calcext:value-type="float">
            <text:p>20430</text:p>
          </table:table-cell>
          <table:table-cell/>
          <table:table-cell table:style-name="ce2" office:value-type="float" office:value="20442" calcext:value-type="float">
            <text:p>20442</text:p>
          </table:table-cell>
          <table:table-cell table:number-columns-repeated="2"/>
          <table:table-cell table:style-name="ce5" table:formula="of:=([.L478]/4000)*2*PI()*20.5679" office:value-type="float" office:value="750.255952660264" calcext:value-type="float">
            <text:p>750.256 mm</text:p>
          </table:table-cell>
          <table:table-cell table:style-name="ce9" table:formula="of:=([.L478]/4000)*6.28*20.5679" office:value-type="float" office:value="749.875604866" calcext:value-type="float">
            <text:p>749.876 mm</text:p>
          </table:table-cell>
          <table:table-cell table:style-name="ce9" table:formula="of:=([.L478]/4000)*6.28*20.61" office:value-type="float" office:value="751.4105094" calcext:value-type="float">
            <text:p>751.411 mm</text:p>
          </table:table-cell>
          <table:table-cell table:style-name="ce2" office:value-type="float" office:value="23222" calcext:value-type="float">
            <text:p>23222</text:p>
          </table:table-cell>
          <table:table-cell/>
          <table:table-cell table:style-name="ce2" office:value-type="float" office:value="23207" calcext:value-type="float">
            <text:p>23207</text:p>
          </table:table-cell>
          <table:table-cell table:number-columns-repeated="2"/>
          <table:table-cell table:style-name="ce5" table:formula="of:=([.T479]/4000)*2*PI()*20.5679" office:value-type="float" office:value="1498.1857306331" calcext:value-type="float">
            <text:p>1498.186 mm</text:p>
          </table:table-cell>
          <table:table-cell table:style-name="ce9" table:formula="of:=([.T479]/4000)*6.28*20.5679" office:value-type="float" office:value="1497.426214316" calcext:value-type="float">
            <text:p>1497.426 mm</text:p>
          </table:table-cell>
          <table:table-cell table:style-name="ce9" table:formula="of:=([.T479]/4000)*6.28*20.61" office:value-type="float" office:value="1500.4912644" calcext:value-type="float">
            <text:p>1500.491 mm</text:p>
          </table:table-cell>
          <table:table-cell table:style-name="ce2" office:value-type="float" office:value="46384" calcext:value-type="float">
            <text:p>46384</text:p>
          </table:table-cell>
          <table:table-cell/>
          <table:table-cell table:style-name="ce2" office:value-type="float" office:value="44715" calcext:value-type="float">
            <text:p>44715</text:p>
          </table:table-cell>
          <table:table-cell table:number-columns-repeated="2"/>
          <table:table-cell table:style-name="ce5" table:formula="of:=([.AB478]/4000)*2*PI()*20.5679" office:value-type="float" office:value="2994.91760208655" calcext:value-type="float">
            <text:p>2994.918 mm</text:p>
          </table:table-cell>
          <table:table-cell table:style-name="ce9" table:formula="of:=([.AB478]/4000)*6.28*20.5679" office:value-type="float" office:value="2993.399306497" calcext:value-type="float">
            <text:p>2993.399 mm</text:p>
          </table:table-cell>
          <table:table-cell table:style-name="ce9" table:formula="of:=([.AB478]/4000)*6.28*20.61" office:value-type="float" office:value="2999.5264323" calcext:value-type="float">
            <text:p>2999.526 mm</text:p>
          </table:table-cell>
          <table:table-cell table:style-name="ce2" office:value-type="float" office:value="92699" calcext:value-type="float">
            <text:p>92699</text:p>
          </table:table-cell>
          <table:table-cell/>
          <table:table-cell table:style-name="ce2" office:value-type="float" office:value="92797" calcext:value-type="float">
            <text:p>92797</text:p>
          </table:table-cell>
          <table:table-cell table:number-columns-repeated="2"/>
          <table:table-cell table:style-name="ce5" table:formula="of:=([.AJ478]/4000)*2*PI()*20.5679" office:value-type="float" office:value="4494.46026795398" calcext:value-type="float">
            <text:p>4494.460 mm</text:p>
          </table:table-cell>
          <table:table-cell table:style-name="ce9" table:formula="of:=([.AJ478]/4000)*6.28*20.5679" office:value-type="float" office:value="4492.181768139" calcext:value-type="float">
            <text:p>4492.182 mm</text:p>
          </table:table-cell>
          <table:table-cell table:style-name="ce9" table:formula="of:=([.AJ478]/4000)*6.28*20.61" office:value-type="float" office:value="4501.3767201" calcext:value-type="float">
            <text:p>4501.377 mm</text:p>
          </table:table-cell>
          <table:table-cell table:style-name="ce2" office:value-type="float" office:value="139113" calcext:value-type="float">
            <text:p>139113</text:p>
          </table:table-cell>
          <table:table-cell/>
          <table:table-cell table:style-name="ce2" office:value-type="float" office:value="139245" calcext:value-type="float">
            <text:p>139245</text:p>
          </table:table-cell>
          <table:table-cell table:number-columns-repeated="2"/>
          <table:table-cell table:style-name="ce2" office:value-type="float" office:value="214" calcext:value-type="float">
            <text:p>214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79]/4000)*2*PI()*20.5679" office:value-type="float" office:value="659.825911686356" calcext:value-type="float">
            <text:p>659.826 mm</text:p>
          </table:table-cell>
          <table:table-cell table:style-name="ce9" table:formula="of:=([.D479]/4000)*6.28*20.5679" office:value-type="float" office:value="659.491408069" calcext:value-type="float">
            <text:p>659.491 mm</text:p>
          </table:table-cell>
          <table:table-cell table:style-name="ce9" table:formula="of:=([.D479]/4000)*6.28*20.61" office:value-type="float" office:value="660.8413071" calcext:value-type="float">
            <text:p>660.841 mm</text:p>
          </table:table-cell>
          <table:table-cell table:style-name="ce2" office:value-type="float" office:value="20423" calcext:value-type="float">
            <text:p>20423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 table:number-columns-repeated="2"/>
          <table:table-cell table:style-name="ce5" table:formula="of:=([.L479]/4000)*2*PI()*20.5679" office:value-type="float" office:value="750.094412751414" calcext:value-type="float">
            <text:p>750.094 mm</text:p>
          </table:table-cell>
          <table:table-cell table:style-name="ce9" table:formula="of:=([.L479]/4000)*6.28*20.5679" office:value-type="float" office:value="749.714146851" calcext:value-type="float">
            <text:p>749.714 mm</text:p>
          </table:table-cell>
          <table:table-cell table:style-name="ce9" table:formula="of:=([.L479]/4000)*6.28*20.61" office:value-type="float" office:value="751.2487209" calcext:value-type="float">
            <text:p>751.249 mm</text:p>
          </table:table-cell>
          <table:table-cell table:style-name="ce2" office:value-type="float" office:value="23217" calcext:value-type="float">
            <text:p>23217</text:p>
          </table:table-cell>
          <table:table-cell/>
          <table:table-cell table:style-name="ce2" office:value-type="float" office:value="23192" calcext:value-type="float">
            <text:p>23192</text:p>
          </table:table-cell>
          <table:table-cell table:number-columns-repeated="2"/>
          <table:table-cell table:style-name="ce5" table:formula="of:=([.T480]/4000)*2*PI()*20.5679" office:value-type="float" office:value="1499.18727806796" calcext:value-type="float">
            <text:p>1499.187 mm</text:p>
          </table:table-cell>
          <table:table-cell table:style-name="ce9" table:formula="of:=([.T480]/4000)*6.28*20.5679" office:value-type="float" office:value="1498.427254009" calcext:value-type="float">
            <text:p>1498.427 mm</text:p>
          </table:table-cell>
          <table:table-cell table:style-name="ce9" table:formula="of:=([.T480]/4000)*6.28*20.61" office:value-type="float" office:value="1501.4943531" calcext:value-type="float">
            <text:p>1501.494 mm</text:p>
          </table:table-cell>
          <table:table-cell table:style-name="ce2" office:value-type="float" office:value="46372" calcext:value-type="float">
            <text:p>46372</text:p>
          </table:table-cell>
          <table:table-cell/>
          <table:table-cell table:style-name="ce2" office:value-type="float" office:value="-46435" calcext:value-type="float">
            <text:p>-46435</text:p>
          </table:table-cell>
          <table:table-cell table:number-columns-repeated="2"/>
          <table:table-cell table:style-name="ce5" table:formula="of:=([.AB479]/4000)*2*PI()*20.5679" office:value-type="float" office:value="2995.36991383133" calcext:value-type="float">
            <text:p>2995.370 mm</text:p>
          </table:table-cell>
          <table:table-cell table:style-name="ce9" table:formula="of:=([.AB479]/4000)*6.28*20.5679" office:value-type="float" office:value="2993.851388939" calcext:value-type="float">
            <text:p>2993.851 mm</text:p>
          </table:table-cell>
          <table:table-cell table:style-name="ce9" table:formula="of:=([.AB479]/4000)*6.28*20.61" office:value-type="float" office:value="2999.9794401" calcext:value-type="float">
            <text:p>2999.979 mm</text:p>
          </table:table-cell>
          <table:table-cell table:style-name="ce2" office:value-type="float" office:value="92713" calcext:value-type="float">
            <text:p>92713</text:p>
          </table:table-cell>
          <table:table-cell/>
          <table:table-cell table:style-name="ce2" office:value-type="float" office:value="92242" calcext:value-type="float">
            <text:p>92242</text:p>
          </table:table-cell>
          <table:table-cell table:number-columns-repeated="2"/>
          <table:table-cell table:style-name="ce5" table:formula="of:=([.AJ479]/4000)*2*PI()*20.5679" office:value-type="float" office:value="4492.52178904778" calcext:value-type="float">
            <text:p>4492.522 mm</text:p>
          </table:table-cell>
          <table:table-cell table:style-name="ce9" table:formula="of:=([.AJ479]/4000)*6.28*20.5679" office:value-type="float" office:value="4490.244271959" calcext:value-type="float">
            <text:p>4490.244 mm</text:p>
          </table:table-cell>
          <table:table-cell table:style-name="ce9" table:formula="of:=([.AJ479]/4000)*6.28*20.61" office:value-type="float" office:value="4499.4352581" calcext:value-type="float">
            <text:p>4499.435 mm</text:p>
          </table:table-cell>
          <table:table-cell table:style-name="ce2" office:value-type="float" office:value="139053" calcext:value-type="float">
            <text:p>139053</text:p>
          </table:table-cell>
          <table:table-cell/>
          <table:table-cell table:style-name="ce2" office:value-type="float" office:value="139253" calcext:value-type="float">
            <text:p>139253</text:p>
          </table:table-cell>
          <table:table-cell table:number-columns-repeated="2"/>
          <table:table-cell table:style-name="ce2" office:value-type="float" office:value="214" calcext:value-type="float">
            <text:p>214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80]/4000)*2*PI()*20.5679" office:value-type="float" office:value="660.116683522285" calcext:value-type="float">
            <text:p>660.117 mm</text:p>
          </table:table-cell>
          <table:table-cell table:style-name="ce9" table:formula="of:=([.D480]/4000)*6.28*20.5679" office:value-type="float" office:value="659.782032496" calcext:value-type="float">
            <text:p>659.782 mm</text:p>
          </table:table-cell>
          <table:table-cell table:style-name="ce9" table:formula="of:=([.D480]/4000)*6.28*20.61" office:value-type="float" office:value="661.1325264" calcext:value-type="float">
            <text:p>661.133 mm</text:p>
          </table:table-cell>
          <table:table-cell table:style-name="ce2" office:value-type="float" office:value="20432" calcext:value-type="float">
            <text:p>20432</text:p>
          </table:table-cell>
          <table:table-cell/>
          <table:table-cell table:style-name="ce2" office:value-type="float" office:value="20447" calcext:value-type="float">
            <text:p>20447</text:p>
          </table:table-cell>
          <table:table-cell table:number-columns-repeated="2"/>
          <table:table-cell table:style-name="ce5" table:formula="of:=([.L480]/4000)*2*PI()*20.5679" office:value-type="float" office:value="749.868256879025" calcext:value-type="float">
            <text:p>749.868 mm</text:p>
          </table:table-cell>
          <table:table-cell table:style-name="ce9" table:formula="of:=([.L480]/4000)*6.28*20.5679" office:value-type="float" office:value="749.48810563" calcext:value-type="float">
            <text:p>749.488 mm</text:p>
          </table:table-cell>
          <table:table-cell table:style-name="ce9" table:formula="of:=([.L480]/4000)*6.28*20.61" office:value-type="float" office:value="751.022217" calcext:value-type="float">
            <text:p>751.022 mm</text:p>
          </table:table-cell>
          <table:table-cell table:style-name="ce2" office:value-type="float" office:value="23210" calcext:value-type="float">
            <text:p>23210</text:p>
          </table:table-cell>
          <table:table-cell/>
          <table:table-cell table:style-name="ce2" office:value-type="float" office:value="23199" calcext:value-type="float">
            <text:p>23199</text:p>
          </table:table-cell>
          <table:table-cell table:number-columns-repeated="2"/>
          <table:table-cell table:style-name="ce5" table:formula="of:=([.T481]/4000)*2*PI()*20.5679" office:value-type="float" office:value="1498.54111843256" calcext:value-type="float">
            <text:p>1498.541 mm</text:p>
          </table:table-cell>
          <table:table-cell table:style-name="ce9" table:formula="of:=([.T481]/4000)*6.28*20.5679" office:value-type="float" office:value="1497.781421949" calcext:value-type="float">
            <text:p>1497.781 mm</text:p>
          </table:table-cell>
          <table:table-cell table:style-name="ce9" table:formula="of:=([.T481]/4000)*6.28*20.61" office:value-type="float" office:value="1500.8471991" calcext:value-type="float">
            <text:p>1500.847 mm</text:p>
          </table:table-cell>
          <table:table-cell table:style-name="ce2" office:value-type="float" office:value="46403" calcext:value-type="float">
            <text:p>46403</text:p>
          </table:table-cell>
          <table:table-cell/>
          <table:table-cell table:style-name="ce2" office:value-type="float" office:value="46004" calcext:value-type="float">
            <text:p>46004</text:p>
          </table:table-cell>
          <table:table-cell table:number-columns-repeated="2"/>
          <table:table-cell table:style-name="ce5" table:formula="of:=([.AB480]/4000)*2*PI()*20.5679" office:value-type="float" office:value="2994.7560621777" calcext:value-type="float">
            <text:p>2994.756 mm</text:p>
          </table:table-cell>
          <table:table-cell table:style-name="ce9" table:formula="of:=([.AB480]/4000)*6.28*20.5679" office:value-type="float" office:value="2993.237848482" calcext:value-type="float">
            <text:p>2993.238 mm</text:p>
          </table:table-cell>
          <table:table-cell table:style-name="ce9" table:formula="of:=([.AB480]/4000)*6.28*20.61" office:value-type="float" office:value="2999.3646438" calcext:value-type="float">
            <text:p>2999.365 mm</text:p>
          </table:table-cell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810" calcext:value-type="float">
            <text:p>92810</text:p>
          </table:table-cell>
          <table:table-cell table:number-columns-repeated="2"/>
          <table:table-cell table:style-name="ce5" table:formula="of:=([.AJ480]/4000)*2*PI()*20.5679" office:value-type="float" office:value="4494.3310360269" calcext:value-type="float">
            <text:p>4494.331 mm</text:p>
          </table:table-cell>
          <table:table-cell table:style-name="ce9" table:formula="of:=([.AJ480]/4000)*6.28*20.5679" office:value-type="float" office:value="4492.052601727" calcext:value-type="float">
            <text:p>4492.053 mm</text:p>
          </table:table-cell>
          <table:table-cell table:style-name="ce9" table:formula="of:=([.AJ480]/4000)*6.28*20.61" office:value-type="float" office:value="4501.2472893" calcext:value-type="float">
            <text:p>4501.247 mm</text:p>
          </table:table-cell>
          <table:table-cell table:style-name="ce2" office:value-type="float" office:value="139109" calcext:value-type="float">
            <text:p>139109</text:p>
          </table:table-cell>
          <table:table-cell/>
          <table:table-cell table:style-name="ce2" office:value-type="float" office:value="139238" calcext:value-type="float">
            <text:p>139238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81]/4000)*2*PI()*20.5679" office:value-type="float" office:value="659.825911686356" calcext:value-type="float">
            <text:p>659.826 mm</text:p>
          </table:table-cell>
          <table:table-cell table:style-name="ce9" table:formula="of:=([.D481]/4000)*6.28*20.5679" office:value-type="float" office:value="659.491408069" calcext:value-type="float">
            <text:p>659.491 mm</text:p>
          </table:table-cell>
          <table:table-cell table:style-name="ce9" table:formula="of:=([.D481]/4000)*6.28*20.61" office:value-type="float" office:value="660.8413071" calcext:value-type="float">
            <text:p>660.841 mm</text:p>
          </table:table-cell>
          <table:table-cell table:style-name="ce2" office:value-type="float" office:value="20423" calcext:value-type="float">
            <text:p>20423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 table:number-columns-repeated="2"/>
          <table:table-cell table:style-name="ce5" table:formula="of:=([.L481]/4000)*2*PI()*20.5679" office:value-type="float" office:value="750.126720733184" calcext:value-type="float">
            <text:p>750.127 mm</text:p>
          </table:table-cell>
          <table:table-cell table:style-name="ce9" table:formula="of:=([.L481]/4000)*6.28*20.5679" office:value-type="float" office:value="749.746438454" calcext:value-type="float">
            <text:p>749.746 mm</text:p>
          </table:table-cell>
          <table:table-cell table:style-name="ce9" table:formula="of:=([.L481]/4000)*6.28*20.61" office:value-type="float" office:value="751.2810786" calcext:value-type="float">
            <text:p>751.281 mm</text:p>
          </table:table-cell>
          <table:table-cell table:style-name="ce2" office:value-type="float" office:value="23218" calcext:value-type="float">
            <text:p>23218</text:p>
          </table:table-cell>
          <table:table-cell/>
          <table:table-cell table:style-name="ce2" office:value-type="float" office:value="23192" calcext:value-type="float">
            <text:p>23192</text:p>
          </table:table-cell>
          <table:table-cell table:number-columns-repeated="2"/>
          <table:table-cell table:style-name="ce5" table:formula="of:=([.T482]/4000)*2*PI()*20.5679" office:value-type="float" office:value="1497.44264705239" calcext:value-type="float">
            <text:p>1497.443 mm</text:p>
          </table:table-cell>
          <table:table-cell table:style-name="ce9" table:formula="of:=([.T482]/4000)*6.28*20.5679" office:value-type="float" office:value="1496.683507447" calcext:value-type="float">
            <text:p>1496.684 mm</text:p>
          </table:table-cell>
          <table:table-cell table:style-name="ce9" table:formula="of:=([.T482]/4000)*6.28*20.61" office:value-type="float" office:value="1499.7470373" calcext:value-type="float">
            <text:p>1499.747 mm</text:p>
          </table:table-cell>
          <table:table-cell table:style-name="ce2" office:value-type="float" office:value="46383" calcext:value-type="float">
            <text:p>46383</text:p>
          </table:table-cell>
          <table:table-cell/>
          <table:table-cell table:style-name="ce2" office:value-type="float" office:value="-46439" calcext:value-type="float">
            <text:p>-46439</text:p>
          </table:table-cell>
          <table:table-cell table:number-columns-repeated="2"/>
          <table:table-cell table:style-name="ce5" table:formula="of:=([.AB481]/4000)*2*PI()*20.5679" office:value-type="float" office:value="2995.01452603186" calcext:value-type="float">
            <text:p>2995.015 mm</text:p>
          </table:table-cell>
          <table:table-cell table:style-name="ce9" table:formula="of:=([.AB481]/4000)*6.28*20.5679" office:value-type="float" office:value="2993.496181306" calcext:value-type="float">
            <text:p>2993.496 mm</text:p>
          </table:table-cell>
          <table:table-cell table:style-name="ce9" table:formula="of:=([.AB481]/4000)*6.28*20.61" office:value-type="float" office:value="2999.6235054" calcext:value-type="float">
            <text:p>2999.624 mm</text:p>
          </table:table-cell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483" calcext:value-type="float">
            <text:p>92483</text:p>
          </table:table-cell>
          <table:table-cell table:number-columns-repeated="2"/>
          <table:table-cell table:style-name="ce5" table:formula="of:=([.AJ481]/4000)*2*PI()*20.5679" office:value-type="float" office:value="4492.84486886548" calcext:value-type="float">
            <text:p>4492.845 mm</text:p>
          </table:table-cell>
          <table:table-cell table:style-name="ce9" table:formula="of:=([.AJ481]/4000)*6.28*20.5679" office:value-type="float" office:value="4490.567187989" calcext:value-type="float">
            <text:p>4490.567 mm</text:p>
          </table:table-cell>
          <table:table-cell table:style-name="ce9" table:formula="of:=([.AJ481]/4000)*6.28*20.61" office:value-type="float" office:value="4499.7588351" calcext:value-type="float">
            <text:p>4499.759 mm</text:p>
          </table:table-cell>
          <table:table-cell table:style-name="ce2" office:value-type="float" office:value="139063" calcext:value-type="float">
            <text:p>139063</text:p>
          </table:table-cell>
          <table:table-cell/>
          <table:table-cell table:style-name="ce2" office:value-type="float" office:value="139255" calcext:value-type="float">
            <text:p>139255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201" calcext:value-type="float">
            <text:p>201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82]/4000)*2*PI()*20.5679" office:value-type="float" office:value="659.987451595206" calcext:value-type="float">
            <text:p>659.987 mm</text:p>
          </table:table-cell>
          <table:table-cell table:style-name="ce9" table:formula="of:=([.D482]/4000)*6.28*20.5679" office:value-type="float" office:value="659.652866084" calcext:value-type="float">
            <text:p>659.653 mm</text:p>
          </table:table-cell>
          <table:table-cell table:style-name="ce9" table:formula="of:=([.D482]/4000)*6.28*20.61" office:value-type="float" office:value="661.0030956" calcext:value-type="float">
            <text:p>661.003 mm</text:p>
          </table:table-cell>
          <table:table-cell table:style-name="ce2" office:value-type="float" office:value="20428" calcext:value-type="float">
            <text:p>20428</text:p>
          </table:table-cell>
          <table:table-cell/>
          <table:table-cell table:style-name="ce2" office:value-type="float" office:value="20443" calcext:value-type="float">
            <text:p>20443</text:p>
          </table:table-cell>
          <table:table-cell table:number-columns-repeated="2"/>
          <table:table-cell table:style-name="ce5" table:formula="of:=([.L482]/4000)*2*PI()*20.5679" office:value-type="float" office:value="749.545177061326" calcext:value-type="float">
            <text:p>749.545 mm</text:p>
          </table:table-cell>
          <table:table-cell table:style-name="ce9" table:formula="of:=([.L482]/4000)*6.28*20.5679" office:value-type="float" office:value="749.1651896" calcext:value-type="float">
            <text:p>749.165 mm</text:p>
          </table:table-cell>
          <table:table-cell table:style-name="ce9" table:formula="of:=([.L482]/4000)*6.28*20.61" office:value-type="float" office:value="750.69864" calcext:value-type="float">
            <text:p>750.699 mm</text:p>
          </table:table-cell>
          <table:table-cell table:style-name="ce2" office:value-type="float" office:value="23200" calcext:value-type="float">
            <text:p>23200</text:p>
          </table:table-cell>
          <table:table-cell/>
          <table:table-cell table:style-name="ce2" office:value-type="float" office:value="23191" calcext:value-type="float">
            <text:p>23191</text:p>
          </table:table-cell>
          <table:table-cell table:number-columns-repeated="2"/>
          <table:table-cell table:style-name="ce5" table:formula="of:=([.T483]/4000)*2*PI()*20.5679" office:value-type="float" office:value="1497.18418319823" calcext:value-type="float">
            <text:p>1497.184 mm</text:p>
          </table:table-cell>
          <table:table-cell table:style-name="ce9" table:formula="of:=([.T483]/4000)*6.28*20.5679" office:value-type="float" office:value="1496.425174623" calcext:value-type="float">
            <text:p>1496.425 mm</text:p>
          </table:table-cell>
          <table:table-cell table:style-name="ce9" table:formula="of:=([.T483]/4000)*6.28*20.61" office:value-type="float" office:value="1499.4881757" calcext:value-type="float">
            <text:p>1499.488 mm</text:p>
          </table:table-cell>
          <table:table-cell table:style-name="ce2" office:value-type="float" office:value="46349" calcext:value-type="float">
            <text:p>46349</text:p>
          </table:table-cell>
          <table:table-cell/>
          <table:table-cell table:style-name="ce2" office:value-type="float" office:value="45413" calcext:value-type="float">
            <text:p>45413</text:p>
          </table:table-cell>
          <table:table-cell table:number-columns-repeated="2"/>
          <table:table-cell table:style-name="ce5" table:formula="of:=([.AB482]/4000)*2*PI()*20.5679" office:value-type="float" office:value="2994.85298612301" calcext:value-type="float">
            <text:p>2994.853 mm</text:p>
          </table:table-cell>
          <table:table-cell table:style-name="ce9" table:formula="of:=([.AB482]/4000)*6.28*20.5679" office:value-type="float" office:value="2993.334723291" calcext:value-type="float">
            <text:p>2993.335 mm</text:p>
          </table:table-cell>
          <table:table-cell table:style-name="ce9" table:formula="of:=([.AB482]/4000)*6.28*20.61" office:value-type="float" office:value="2999.4617169" calcext:value-type="float">
            <text:p>2999.462 mm</text:p>
          </table:table-cell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814" calcext:value-type="float">
            <text:p>92814</text:p>
          </table:table-cell>
          <table:table-cell table:number-columns-repeated="2"/>
          <table:table-cell table:style-name="ce5" table:formula="of:=([.AJ482]/4000)*2*PI()*20.5679" office:value-type="float" office:value="4494.20180409982" calcext:value-type="float">
            <text:p>4494.202 mm</text:p>
          </table:table-cell>
          <table:table-cell table:style-name="ce9" table:formula="of:=([.AJ482]/4000)*6.28*20.5679" office:value-type="float" office:value="4491.923435315" calcext:value-type="float">
            <text:p>4491.923 mm</text:p>
          </table:table-cell>
          <table:table-cell table:style-name="ce9" table:formula="of:=([.AJ482]/4000)*6.28*20.61" office:value-type="float" office:value="4501.1178585" calcext:value-type="float">
            <text:p>4501.118 mm</text:p>
          </table:table-cell>
          <table:table-cell table:style-name="ce2" office:value-type="float" office:value="139105" calcext:value-type="float">
            <text:p>139105</text:p>
          </table:table-cell>
          <table:table-cell/>
          <table:table-cell table:style-name="ce2" office:value-type="float" office:value="139233" calcext:value-type="float">
            <text:p>139233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83]/4000)*2*PI()*20.5679" office:value-type="float" office:value="659.728987741047" calcext:value-type="float">
            <text:p>659.729 mm</text:p>
          </table:table-cell>
          <table:table-cell table:style-name="ce9" table:formula="of:=([.D483]/4000)*6.28*20.5679" office:value-type="float" office:value="659.39453326" calcext:value-type="float">
            <text:p>659.395 mm</text:p>
          </table:table-cell>
          <table:table-cell table:style-name="ce9" table:formula="of:=([.D483]/4000)*6.28*20.61" office:value-type="float" office:value="660.744234" calcext:value-type="float">
            <text:p>660.744 mm</text:p>
          </table:table-cell>
          <table:table-cell table:style-name="ce2" office:value-type="float" office:value="20420" calcext:value-type="float">
            <text:p>20420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 table:number-columns-repeated="2"/>
          <table:table-cell table:style-name="ce5" table:formula="of:=([.L483]/4000)*2*PI()*20.5679" office:value-type="float" office:value="750.223644678494" calcext:value-type="float">
            <text:p>750.224 mm</text:p>
          </table:table-cell>
          <table:table-cell table:style-name="ce9" table:formula="of:=([.L483]/4000)*6.28*20.5679" office:value-type="float" office:value="749.843313263" calcext:value-type="float">
            <text:p>749.843 mm</text:p>
          </table:table-cell>
          <table:table-cell table:style-name="ce9" table:formula="of:=([.L483]/4000)*6.28*20.61" office:value-type="float" office:value="751.3781517" calcext:value-type="float">
            <text:p>751.378 mm</text:p>
          </table:table-cell>
          <table:table-cell table:style-name="ce2" office:value-type="float" office:value="23221" calcext:value-type="float">
            <text:p>23221</text:p>
          </table:table-cell>
          <table:table-cell/>
          <table:table-cell table:style-name="ce2" office:value-type="float" office:value="23200" calcext:value-type="float">
            <text:p>23200</text:p>
          </table:table-cell>
          <table:table-cell table:number-columns-repeated="2"/>
          <table:table-cell table:style-name="ce5" table:formula="of:=([.T484]/4000)*2*PI()*20.5679" office:value-type="float" office:value="1497.21649118" calcext:value-type="float">
            <text:p>1497.216 mm</text:p>
          </table:table-cell>
          <table:table-cell table:style-name="ce9" table:formula="of:=([.T484]/4000)*6.28*20.5679" office:value-type="float" office:value="1496.457466226" calcext:value-type="float">
            <text:p>1496.457 mm</text:p>
          </table:table-cell>
          <table:table-cell table:style-name="ce9" table:formula="of:=([.T484]/4000)*6.28*20.61" office:value-type="float" office:value="1499.5205334" calcext:value-type="float">
            <text:p>1499.521 mm</text:p>
          </table:table-cell>
          <table:table-cell table:style-name="ce2" office:value-type="float" office:value="46341" calcext:value-type="float">
            <text:p>46341</text:p>
          </table:table-cell>
          <table:table-cell/>
          <table:table-cell table:style-name="ce2" office:value-type="float" office:value="-46389" calcext:value-type="float">
            <text:p>-46389</text:p>
          </table:table-cell>
          <table:table-cell table:number-columns-repeated="2"/>
          <table:table-cell table:style-name="ce5" table:formula="of:=([.AB483]/4000)*2*PI()*20.5679" office:value-type="float" office:value="2995.11144997717" calcext:value-type="float">
            <text:p>2995.111 mm</text:p>
          </table:table-cell>
          <table:table-cell table:style-name="ce9" table:formula="of:=([.AB483]/4000)*6.28*20.5679" office:value-type="float" office:value="2993.593056115" calcext:value-type="float">
            <text:p>2993.593 mm</text:p>
          </table:table-cell>
          <table:table-cell table:style-name="ce9" table:formula="of:=([.AB483]/4000)*6.28*20.61" office:value-type="float" office:value="2999.7205785" calcext:value-type="float">
            <text:p>2999.721 mm</text:p>
          </table:table-cell>
          <table:table-cell table:style-name="ce2" office:value-type="float" office:value="92705" calcext:value-type="float">
            <text:p>92705</text:p>
          </table:table-cell>
          <table:table-cell/>
          <table:table-cell table:style-name="ce2" office:value-type="float" office:value="92249" calcext:value-type="float">
            <text:p>92249</text:p>
          </table:table-cell>
          <table:table-cell table:number-columns-repeated="2"/>
          <table:table-cell table:style-name="ce5" table:formula="of:=([.AJ483]/4000)*2*PI()*20.5679" office:value-type="float" office:value="4492.55409702956" calcext:value-type="float">
            <text:p>4492.554 mm</text:p>
          </table:table-cell>
          <table:table-cell table:style-name="ce9" table:formula="of:=([.AJ483]/4000)*6.28*20.5679" office:value-type="float" office:value="4490.276563562" calcext:value-type="float">
            <text:p>4490.277 mm</text:p>
          </table:table-cell>
          <table:table-cell table:style-name="ce9" table:formula="of:=([.AJ483]/4000)*6.28*20.61" office:value-type="float" office:value="4499.4676158" calcext:value-type="float">
            <text:p>4499.468 mm</text:p>
          </table:table-cell>
          <table:table-cell table:style-name="ce2" office:value-type="float" office:value="139054" calcext:value-type="float">
            <text:p>139054</text:p>
          </table:table-cell>
          <table:table-cell/>
          <table:table-cell table:style-name="ce2" office:value-type="float" office:value="139259" calcext:value-type="float">
            <text:p>139259</text:p>
          </table:table-cell>
          <table:table-cell table:number-columns-repeated="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84]/4000)*2*PI()*20.5679" office:value-type="float" office:value="660.084375540515" calcext:value-type="float">
            <text:p>660.084 mm</text:p>
          </table:table-cell>
          <table:table-cell table:style-name="ce9" table:formula="of:=([.D484]/4000)*6.28*20.5679" office:value-type="float" office:value="659.749740893" calcext:value-type="float">
            <text:p>659.750 mm</text:p>
          </table:table-cell>
          <table:table-cell table:style-name="ce9" table:formula="of:=([.D484]/4000)*6.28*20.61" office:value-type="float" office:value="661.1001687" calcext:value-type="float">
            <text:p>661.100 mm</text:p>
          </table:table-cell>
          <table:table-cell table:style-name="ce2" office:value-type="float" office:value="20431" calcext:value-type="float">
            <text:p>20431</text:p>
          </table:table-cell>
          <table:table-cell/>
          <table:table-cell table:style-name="ce2" office:value-type="float" office:value="20444" calcext:value-type="float">
            <text:p>20444</text:p>
          </table:table-cell>
          <table:table-cell table:number-columns-repeated="2"/>
          <table:table-cell table:style-name="ce5" table:formula="of:=([.L484]/4000)*2*PI()*20.5679" office:value-type="float" office:value="749.900564860795" calcext:value-type="float">
            <text:p>749.901 mm</text:p>
          </table:table-cell>
          <table:table-cell table:style-name="ce9" table:formula="of:=([.L484]/4000)*6.28*20.5679" office:value-type="float" office:value="749.520397233" calcext:value-type="float">
            <text:p>749.520 mm</text:p>
          </table:table-cell>
          <table:table-cell table:style-name="ce9" table:formula="of:=([.L484]/4000)*6.28*20.61" office:value-type="float" office:value="751.0545747" calcext:value-type="float">
            <text:p>751.055 mm</text:p>
          </table:table-cell>
          <table:table-cell table:style-name="ce2" office:value-type="float" office:value="23211" calcext:value-type="float">
            <text:p>23211</text:p>
          </table:table-cell>
          <table:table-cell/>
          <table:table-cell table:style-name="ce2" office:value-type="float" office:value="23203" calcext:value-type="float">
            <text:p>23203</text:p>
          </table:table-cell>
          <table:table-cell table:number-columns-repeated="2"/>
          <table:table-cell table:style-name="ce5" table:formula="of:=([.T485]/4000)*2*PI()*20.5679" office:value-type="float" office:value="1496.79648741699" calcext:value-type="float">
            <text:p>1496.796 mm</text:p>
          </table:table-cell>
          <table:table-cell table:style-name="ce9" table:formula="of:=([.T485]/4000)*6.28*20.5679" office:value-type="float" office:value="1496.037675387" calcext:value-type="float">
            <text:p>1496.038 mm</text:p>
          </table:table-cell>
          <table:table-cell table:style-name="ce9" table:formula="of:=([.T485]/4000)*6.28*20.61" office:value-type="float" office:value="1499.0998833" calcext:value-type="float">
            <text:p>1499.100 mm</text:p>
          </table:table-cell>
          <table:table-cell table:style-name="ce2" office:value-type="float" office:value="46342" calcext:value-type="float">
            <text:p>46342</text:p>
          </table:table-cell>
          <table:table-cell/>
          <table:table-cell table:style-name="ce2" office:value-type="float" office:value="45755" calcext:value-type="float">
            <text:p>45755</text:p>
          </table:table-cell>
          <table:table-cell table:number-columns-repeated="2"/>
          <table:table-cell table:style-name="ce5" table:formula="of:=([.AB484]/4000)*2*PI()*20.5679" office:value-type="float" office:value="2995.01452603186" calcext:value-type="float">
            <text:p>2995.015 mm</text:p>
          </table:table-cell>
          <table:table-cell table:style-name="ce9" table:formula="of:=([.AB484]/4000)*6.28*20.5679" office:value-type="float" office:value="2993.496181306" calcext:value-type="float">
            <text:p>2993.496 mm</text:p>
          </table:table-cell>
          <table:table-cell table:style-name="ce9" table:formula="of:=([.AB484]/4000)*6.28*20.61" office:value-type="float" office:value="2999.6235054" calcext:value-type="float">
            <text:p>2999.624 mm</text:p>
          </table:table-cell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827" calcext:value-type="float">
            <text:p>92827</text:p>
          </table:table-cell>
          <table:table-cell table:number-columns-repeated="2"/>
          <table:table-cell table:style-name="ce5" table:formula="of:=([.AJ484]/4000)*2*PI()*20.5679" office:value-type="float" office:value="4493.94334024566" calcext:value-type="float">
            <text:p>4493.943 mm</text:p>
          </table:table-cell>
          <table:table-cell table:style-name="ce9" table:formula="of:=([.AJ484]/4000)*6.28*20.5679" office:value-type="float" office:value="4491.665102491" calcext:value-type="float">
            <text:p>4491.665 mm</text:p>
          </table:table-cell>
          <table:table-cell table:style-name="ce9" table:formula="of:=([.AJ484]/4000)*6.28*20.61" office:value-type="float" office:value="4500.8589969" calcext:value-type="float">
            <text:p>4500.859 mm</text:p>
          </table:table-cell>
          <table:table-cell table:style-name="ce2" office:value-type="float" office:value="139097" calcext:value-type="float">
            <text:p>139097</text:p>
          </table:table-cell>
          <table:table-cell/>
          <table:table-cell table:style-name="ce2" office:value-type="float" office:value="139237" calcext:value-type="float">
            <text:p>139237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85]/4000)*2*PI()*20.5679" office:value-type="float" office:value="659.825911686356" calcext:value-type="float">
            <text:p>659.826 mm</text:p>
          </table:table-cell>
          <table:table-cell table:style-name="ce9" table:formula="of:=([.D485]/4000)*6.28*20.5679" office:value-type="float" office:value="659.491408069" calcext:value-type="float">
            <text:p>659.491 mm</text:p>
          </table:table-cell>
          <table:table-cell table:style-name="ce9" table:formula="of:=([.D485]/4000)*6.28*20.61" office:value-type="float" office:value="660.8413071" calcext:value-type="float">
            <text:p>660.841 mm</text:p>
          </table:table-cell>
          <table:table-cell table:style-name="ce2" office:value-type="float" office:value="20423" calcext:value-type="float">
            <text:p>20423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 table:number-columns-repeated="2"/>
          <table:table-cell table:style-name="ce5" table:formula="of:=([.L485]/4000)*2*PI()*20.5679" office:value-type="float" office:value="750.482108532653" calcext:value-type="float">
            <text:p>750.482 mm</text:p>
          </table:table-cell>
          <table:table-cell table:style-name="ce9" table:formula="of:=([.L485]/4000)*6.28*20.5679" office:value-type="float" office:value="750.101646087" calcext:value-type="float">
            <text:p>750.102 mm</text:p>
          </table:table-cell>
          <table:table-cell table:style-name="ce9" table:formula="of:=([.L485]/4000)*6.28*20.61" office:value-type="float" office:value="751.6370133" calcext:value-type="float">
            <text:p>751.637 mm</text:p>
          </table:table-cell>
          <table:table-cell table:style-name="ce2" office:value-type="float" office:value="23229" calcext:value-type="float">
            <text:p>23229</text:p>
          </table:table-cell>
          <table:table-cell/>
          <table:table-cell table:style-name="ce2" office:value-type="float" office:value="23205" calcext:value-type="float">
            <text:p>23205</text:p>
          </table:table-cell>
          <table:table-cell table:number-columns-repeated="2"/>
          <table:table-cell table:style-name="ce5" table:formula="of:=([.T486]/4000)*2*PI()*20.5679" office:value-type="float" office:value="1497.18418319823" calcext:value-type="float">
            <text:p>1497.184 mm</text:p>
          </table:table-cell>
          <table:table-cell table:style-name="ce9" table:formula="of:=([.T486]/4000)*6.28*20.5679" office:value-type="float" office:value="1496.425174623" calcext:value-type="float">
            <text:p>1496.425 mm</text:p>
          </table:table-cell>
          <table:table-cell table:style-name="ce9" table:formula="of:=([.T486]/4000)*6.28*20.61" office:value-type="float" office:value="1499.4881757" calcext:value-type="float">
            <text:p>1499.488 mm</text:p>
          </table:table-cell>
          <table:table-cell table:style-name="ce2" office:value-type="float" office:value="46329" calcext:value-type="float">
            <text:p>46329</text:p>
          </table:table-cell>
          <table:table-cell/>
          <table:table-cell table:style-name="ce2" office:value-type="float" office:value="46385" calcext:value-type="float">
            <text:p>46385</text:p>
          </table:table-cell>
          <table:table-cell table:number-columns-repeated="2"/>
          <table:table-cell table:style-name="ce5" table:formula="of:=([.AB485]/4000)*2*PI()*20.5679" office:value-type="float" office:value="2995.0791419954" calcext:value-type="float">
            <text:p>2995.079 mm</text:p>
          </table:table-cell>
          <table:table-cell table:style-name="ce9" table:formula="of:=([.AB485]/4000)*6.28*20.5679" office:value-type="float" office:value="2993.560764512" calcext:value-type="float">
            <text:p>2993.561 mm</text:p>
          </table:table-cell>
          <table:table-cell table:style-name="ce9" table:formula="of:=([.AB485]/4000)*6.28*20.61" office:value-type="float" office:value="2999.6882208" calcext:value-type="float">
            <text:p>2999.688 mm</text:p>
          </table:table-cell>
          <table:table-cell table:style-name="ce2" office:value-type="float" office:value="92704" calcext:value-type="float">
            <text:p>92704</text:p>
          </table:table-cell>
          <table:table-cell/>
          <table:table-cell table:style-name="ce2" office:value-type="float" office:value="92416" calcext:value-type="float">
            <text:p>92416</text:p>
          </table:table-cell>
          <table:table-cell table:number-columns-repeated="2"/>
          <table:table-cell table:style-name="ce5" table:formula="of:=([.AJ485]/4000)*2*PI()*20.5679" office:value-type="float" office:value="4492.65102097486" calcext:value-type="float">
            <text:p>4492.651 mm</text:p>
          </table:table-cell>
          <table:table-cell table:style-name="ce9" table:formula="of:=([.AJ485]/4000)*6.28*20.5679" office:value-type="float" office:value="4490.373438371" calcext:value-type="float">
            <text:p>4490.373 mm</text:p>
          </table:table-cell>
          <table:table-cell table:style-name="ce9" table:formula="of:=([.AJ485]/4000)*6.28*20.61" office:value-type="float" office:value="4499.5646889" calcext:value-type="float">
            <text:p>4499.565 mm</text:p>
          </table:table-cell>
          <table:table-cell table:style-name="ce2" office:value-type="float" office:value="139057" calcext:value-type="float">
            <text:p>139057</text:p>
          </table:table-cell>
          <table:table-cell/>
          <table:table-cell table:style-name="ce2" office:value-type="float" office:value="139262" calcext:value-type="float">
            <text:p>139262</text:p>
          </table:table-cell>
          <table:table-cell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86]/4000)*2*PI()*20.5679" office:value-type="float" office:value="660.116683522285" calcext:value-type="float">
            <text:p>660.117 mm</text:p>
          </table:table-cell>
          <table:table-cell table:style-name="ce9" table:formula="of:=([.D486]/4000)*6.28*20.5679" office:value-type="float" office:value="659.782032496" calcext:value-type="float">
            <text:p>659.782 mm</text:p>
          </table:table-cell>
          <table:table-cell table:style-name="ce9" table:formula="of:=([.D486]/4000)*6.28*20.61" office:value-type="float" office:value="661.1325264" calcext:value-type="float">
            <text:p>661.133 mm</text:p>
          </table:table-cell>
          <table:table-cell table:style-name="ce2" office:value-type="float" office:value="20432" calcext:value-type="float">
            <text:p>20432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 table:number-columns-repeated="2"/>
          <table:table-cell table:style-name="ce5" table:formula="of:=([.L486]/4000)*2*PI()*20.5679" office:value-type="float" office:value="750.029796787875" calcext:value-type="float">
            <text:p>750.030 mm</text:p>
          </table:table-cell>
          <table:table-cell table:style-name="ce9" table:formula="of:=([.L486]/4000)*6.28*20.5679" office:value-type="float" office:value="749.649563645" calcext:value-type="float">
            <text:p>749.650 mm</text:p>
          </table:table-cell>
          <table:table-cell table:style-name="ce9" table:formula="of:=([.L486]/4000)*6.28*20.61" office:value-type="float" office:value="751.1840055" calcext:value-type="float">
            <text:p>751.184 mm</text:p>
          </table:table-cell>
          <table:table-cell table:style-name="ce2" office:value-type="float" office:value="23215" calcext:value-type="float">
            <text:p>23215</text:p>
          </table:table-cell>
          <table:table-cell/>
          <table:table-cell table:style-name="ce2" office:value-type="float" office:value="23209" calcext:value-type="float">
            <text:p>23209</text:p>
          </table:table-cell>
          <table:table-cell table:number-columns-repeated="2"/>
          <table:table-cell table:style-name="ce5" table:formula="of:=([.T487]/4000)*2*PI()*20.5679" office:value-type="float" office:value="1496.99033530761" calcext:value-type="float">
            <text:p>1496.990 mm</text:p>
          </table:table-cell>
          <table:table-cell table:style-name="ce9" table:formula="of:=([.T487]/4000)*6.28*20.5679" office:value-type="float" office:value="1496.231425005" calcext:value-type="float">
            <text:p>1496.231 mm</text:p>
          </table:table-cell>
          <table:table-cell table:style-name="ce9" table:formula="of:=([.T487]/4000)*6.28*20.61" office:value-type="float" office:value="1499.2940295" calcext:value-type="float">
            <text:p>1499.294 mm</text:p>
          </table:table-cell>
          <table:table-cell table:style-name="ce2" office:value-type="float" office:value="46341" calcext:value-type="float">
            <text:p>46341</text:p>
          </table:table-cell>
          <table:table-cell/>
          <table:table-cell table:style-name="ce2" office:value-type="float" office:value="45536" calcext:value-type="float">
            <text:p>45536</text:p>
          </table:table-cell>
          <table:table-cell table:number-columns-repeated="2"/>
          <table:table-cell table:style-name="ce5" table:formula="of:=([.AB486]/4000)*2*PI()*20.5679" office:value-type="float" office:value="2994.94991006832" calcext:value-type="float">
            <text:p>2994.950 mm</text:p>
          </table:table-cell>
          <table:table-cell table:style-name="ce9" table:formula="of:=([.AB486]/4000)*6.28*20.5679" office:value-type="float" office:value="2993.4315981" calcext:value-type="float">
            <text:p>2993.432 mm</text:p>
          </table:table-cell>
          <table:table-cell table:style-name="ce9" table:formula="of:=([.AB486]/4000)*6.28*20.61" office:value-type="float" office:value="2999.55879" calcext:value-type="float">
            <text:p>2999.559 mm</text:p>
          </table:table-cell>
          <table:table-cell table:style-name="ce2" office:value-type="float" office:value="92700" calcext:value-type="float">
            <text:p>92700</text:p>
          </table:table-cell>
          <table:table-cell/>
          <table:table-cell table:style-name="ce2" office:value-type="float" office:value="92825" calcext:value-type="float">
            <text:p>92825</text:p>
          </table:table-cell>
          <table:table-cell table:number-columns-repeated="2"/>
          <table:table-cell table:style-name="ce5" table:formula="of:=([.AJ486]/4000)*2*PI()*20.5679" office:value-type="float" office:value="4494.23411208159" calcext:value-type="float">
            <text:p>4494.234 mm</text:p>
          </table:table-cell>
          <table:table-cell table:style-name="ce9" table:formula="of:=([.AJ486]/4000)*6.28*20.5679" office:value-type="float" office:value="4491.955726918" calcext:value-type="float">
            <text:p>4491.956 mm</text:p>
          </table:table-cell>
          <table:table-cell table:style-name="ce9" table:formula="of:=([.AJ486]/4000)*6.28*20.61" office:value-type="float" office:value="4501.1502162" calcext:value-type="float">
            <text:p>4501.150 mm</text:p>
          </table:table-cell>
          <table:table-cell table:style-name="ce2" office:value-type="float" office:value="139106" calcext:value-type="float">
            <text:p>139106</text:p>
          </table:table-cell>
          <table:table-cell/>
          <table:table-cell table:style-name="ce2" office:value-type="float" office:value="139248" calcext:value-type="float">
            <text:p>139248</text:p>
          </table:table-cell>
          <table:table-cell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87]/4000)*2*PI()*20.5679" office:value-type="float" office:value="659.793603704586" calcext:value-type="float">
            <text:p>659.794 mm</text:p>
          </table:table-cell>
          <table:table-cell table:style-name="ce9" table:formula="of:=([.D487]/4000)*6.28*20.5679" office:value-type="float" office:value="659.459116466" calcext:value-type="float">
            <text:p>659.459 mm</text:p>
          </table:table-cell>
          <table:table-cell table:style-name="ce9" table:formula="of:=([.D487]/4000)*6.28*20.61" office:value-type="float" office:value="660.8089494" calcext:value-type="float">
            <text:p>660.809 mm</text:p>
          </table:table-cell>
          <table:table-cell table:style-name="ce2" office:value-type="float" office:value="20422" calcext:value-type="float">
            <text:p>20422</text:p>
          </table:table-cell>
          <table:table-cell/>
          <table:table-cell table:style-name="ce2" office:value-type="float" office:value="20445" calcext:value-type="float">
            <text:p>20445</text:p>
          </table:table-cell>
          <table:table-cell table:number-columns-repeated="2"/>
          <table:table-cell table:style-name="ce5" table:formula="of:=([.L487]/4000)*2*PI()*20.5679" office:value-type="float" office:value="750.514416514423" calcext:value-type="float">
            <text:p>750.514 mm</text:p>
          </table:table-cell>
          <table:table-cell table:style-name="ce9" table:formula="of:=([.L487]/4000)*6.28*20.5679" office:value-type="float" office:value="750.13393769" calcext:value-type="float">
            <text:p>750.134 mm</text:p>
          </table:table-cell>
          <table:table-cell table:style-name="ce9" table:formula="of:=([.L487]/4000)*6.28*20.61" office:value-type="float" office:value="751.669371" calcext:value-type="float">
            <text:p>751.669 mm</text:p>
          </table:table-cell>
          <table:table-cell table:style-name="ce2" office:value-type="float" office:value="23230" calcext:value-type="float">
            <text:p>23230</text:p>
          </table:table-cell>
          <table:table-cell/>
          <table:table-cell table:style-name="ce2" office:value-type="float" office:value="23207" calcext:value-type="float">
            <text:p>23207</text:p>
          </table:table-cell>
          <table:table-cell table:number-columns-repeated="2"/>
          <table:table-cell table:style-name="ce5" table:formula="of:=([.T488]/4000)*2*PI()*20.5679" office:value-type="float" office:value="1496.73187145345" calcext:value-type="float">
            <text:p>1496.732 mm</text:p>
          </table:table-cell>
          <table:table-cell table:style-name="ce9" table:formula="of:=([.T488]/4000)*6.28*20.5679" office:value-type="float" office:value="1495.973092181" calcext:value-type="float">
            <text:p>1495.973 mm</text:p>
          </table:table-cell>
          <table:table-cell table:style-name="ce9" table:formula="of:=([.T488]/4000)*6.28*20.61" office:value-type="float" office:value="1499.0351679" calcext:value-type="float">
            <text:p>1499.035 mm</text:p>
          </table:table-cell>
          <table:table-cell table:style-name="ce2" office:value-type="float" office:value="46335" calcext:value-type="float">
            <text:p>46335</text:p>
          </table:table-cell>
          <table:table-cell/>
          <table:table-cell table:style-name="ce2" office:value-type="float" office:value="46393" calcext:value-type="float">
            <text:p>46393</text:p>
          </table:table-cell>
          <table:table-cell table:number-columns-repeated="2"/>
          <table:table-cell table:style-name="ce5" table:formula="of:=([.AB487]/4000)*2*PI()*20.5679" office:value-type="float" office:value="2994.56221428708" calcext:value-type="float">
            <text:p>2994.562 mm</text:p>
          </table:table-cell>
          <table:table-cell table:style-name="ce9" table:formula="of:=([.AB487]/4000)*6.28*20.5679" office:value-type="float" office:value="2993.044098864" calcext:value-type="float">
            <text:p>2993.044 mm</text:p>
          </table:table-cell>
          <table:table-cell table:style-name="ce9" table:formula="of:=([.AB487]/4000)*6.28*20.61" office:value-type="float" office:value="2999.1704976" calcext:value-type="float">
            <text:p>2999.170 mm</text:p>
          </table:table-cell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304" calcext:value-type="float">
            <text:p>92304</text:p>
          </table:table-cell>
          <table:table-cell table:number-columns-repeated="2"/>
          <table:table-cell table:style-name="ce5" table:formula="of:=([.AJ487]/4000)*2*PI()*20.5679" office:value-type="float" office:value="4492.16640124832" calcext:value-type="float">
            <text:p>4492.166 mm</text:p>
          </table:table-cell>
          <table:table-cell table:style-name="ce9" table:formula="of:=([.AJ487]/4000)*6.28*20.5679" office:value-type="float" office:value="4489.889064326" calcext:value-type="float">
            <text:p>4489.889 mm</text:p>
          </table:table-cell>
          <table:table-cell table:style-name="ce9" table:formula="of:=([.AJ487]/4000)*6.28*20.61" office:value-type="float" office:value="4499.0793234" calcext:value-type="float">
            <text:p>4499.079 mm</text:p>
          </table:table-cell>
          <table:table-cell table:style-name="ce2" office:value-type="float" office:value="139042" calcext:value-type="float">
            <text:p>139042</text:p>
          </table:table-cell>
          <table:table-cell/>
          <table:table-cell table:style-name="ce2" office:value-type="float" office:value="139247" calcext:value-type="float">
            <text:p>139247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88]/4000)*2*PI()*20.5679" office:value-type="float" office:value="659.987451595206" calcext:value-type="float">
            <text:p>659.987 mm</text:p>
          </table:table-cell>
          <table:table-cell table:style-name="ce9" table:formula="of:=([.D488]/4000)*6.28*20.5679" office:value-type="float" office:value="659.652866084" calcext:value-type="float">
            <text:p>659.653 mm</text:p>
          </table:table-cell>
          <table:table-cell table:style-name="ce9" table:formula="of:=([.D488]/4000)*6.28*20.61" office:value-type="float" office:value="661.0030956" calcext:value-type="float">
            <text:p>661.003 mm</text:p>
          </table:table-cell>
          <table:table-cell table:style-name="ce2" office:value-type="float" office:value="20428" calcext:value-type="float">
            <text:p>20428</text:p>
          </table:table-cell>
          <table:table-cell/>
          <table:table-cell table:style-name="ce2" office:value-type="float" office:value="20440" calcext:value-type="float">
            <text:p>20440</text:p>
          </table:table-cell>
          <table:table-cell table:number-columns-repeated="2"/>
          <table:table-cell table:style-name="ce5" table:formula="of:=([.L488]/4000)*2*PI()*20.5679" office:value-type="float" office:value="749.900564860795" calcext:value-type="float">
            <text:p>749.901 mm</text:p>
          </table:table-cell>
          <table:table-cell table:style-name="ce9" table:formula="of:=([.L488]/4000)*6.28*20.5679" office:value-type="float" office:value="749.520397233" calcext:value-type="float">
            <text:p>749.520 mm</text:p>
          </table:table-cell>
          <table:table-cell table:style-name="ce9" table:formula="of:=([.L488]/4000)*6.28*20.61" office:value-type="float" office:value="751.0545747" calcext:value-type="float">
            <text:p>751.055 mm</text:p>
          </table:table-cell>
          <table:table-cell table:style-name="ce2" office:value-type="float" office:value="23211" calcext:value-type="float">
            <text:p>23211</text:p>
          </table:table-cell>
          <table:table-cell/>
          <table:table-cell table:style-name="ce2" office:value-type="float" office:value="23202" calcext:value-type="float">
            <text:p>23202</text:p>
          </table:table-cell>
          <table:table-cell table:number-columns-repeated="2"/>
          <table:table-cell table:style-name="ce5" table:formula="of:=([.T489]/4000)*2*PI()*20.5679" office:value-type="float" office:value="1496.05340383628" calcext:value-type="float">
            <text:p>1496.053 mm</text:p>
          </table:table-cell>
          <table:table-cell table:style-name="ce9" table:formula="of:=([.T489]/4000)*6.28*20.5679" office:value-type="float" office:value="1495.294968518" calcext:value-type="float">
            <text:p>1495.295 mm</text:p>
          </table:table-cell>
          <table:table-cell table:style-name="ce9" table:formula="of:=([.T489]/4000)*6.28*20.61" office:value-type="float" office:value="1498.3556562" calcext:value-type="float">
            <text:p>1498.356 mm</text:p>
          </table:table-cell>
          <table:table-cell table:style-name="ce2" office:value-type="float" office:value="46327" calcext:value-type="float">
            <text:p>46327</text:p>
          </table:table-cell>
          <table:table-cell/>
          <table:table-cell table:style-name="ce2" office:value-type="float" office:value="45379" calcext:value-type="float">
            <text:p>45379</text:p>
          </table:table-cell>
          <table:table-cell table:number-columns-repeated="2"/>
          <table:table-cell table:style-name="ce5" table:formula="of:=([.AB488]/4000)*2*PI()*20.5679" office:value-type="float" office:value="2995.33760584956" calcext:value-type="float">
            <text:p>2995.338 mm</text:p>
          </table:table-cell>
          <table:table-cell table:style-name="ce9" table:formula="of:=([.AB488]/4000)*6.28*20.5679" office:value-type="float" office:value="2993.819097336" calcext:value-type="float">
            <text:p>2993.819 mm</text:p>
          </table:table-cell>
          <table:table-cell table:style-name="ce9" table:formula="of:=([.AB488]/4000)*6.28*20.61" office:value-type="float" office:value="2999.9470824" calcext:value-type="float">
            <text:p>2999.947 mm</text:p>
          </table:table-cell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2"/>
          <table:table-cell table:style-name="ce5" table:formula="of:=([.AJ488]/4000)*2*PI()*20.5679" office:value-type="float" office:value="4494.52488391752" calcext:value-type="float">
            <text:p>4494.525 mm</text:p>
          </table:table-cell>
          <table:table-cell table:style-name="ce9" table:formula="of:=([.AJ488]/4000)*6.28*20.5679" office:value-type="float" office:value="4492.246351345" calcext:value-type="float">
            <text:p>4492.246 mm</text:p>
          </table:table-cell>
          <table:table-cell table:style-name="ce9" table:formula="of:=([.AJ488]/4000)*6.28*20.61" office:value-type="float" office:value="4501.4414355" calcext:value-type="float">
            <text:p>4501.441 mm</text:p>
          </table:table-cell>
          <table:table-cell table:style-name="ce2" office:value-type="float" office:value="139115" calcext:value-type="float">
            <text:p>139115</text:p>
          </table:table-cell>
          <table:table-cell/>
          <table:table-cell table:style-name="ce2" office:value-type="float" office:value="139248" calcext:value-type="float">
            <text:p>139248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3" calcext:value-type="float">
            <text:p>193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89]/4000)*2*PI()*20.5679" office:value-type="float" office:value="659.664371777507" calcext:value-type="float">
            <text:p>659.664 mm</text:p>
          </table:table-cell>
          <table:table-cell table:style-name="ce9" table:formula="of:=([.D489]/4000)*6.28*20.5679" office:value-type="float" office:value="659.329950054" calcext:value-type="float">
            <text:p>659.330 mm</text:p>
          </table:table-cell>
          <table:table-cell table:style-name="ce9" table:formula="of:=([.D489]/4000)*6.28*20.61" office:value-type="float" office:value="660.6795186" calcext:value-type="float">
            <text:p>660.680 mm</text:p>
          </table:table-cell>
          <table:table-cell table:style-name="ce2" office:value-type="float" office:value="20418" calcext:value-type="float">
            <text:p>20418</text:p>
          </table:table-cell>
          <table:table-cell/>
          <table:table-cell table:style-name="ce2" office:value-type="float" office:value="20444" calcext:value-type="float">
            <text:p>20444</text:p>
          </table:table-cell>
          <table:table-cell table:number-columns-repeated="2"/>
          <table:table-cell table:style-name="ce5" table:formula="of:=([.L489]/4000)*2*PI()*20.5679" office:value-type="float" office:value="749.932872842565" calcext:value-type="float">
            <text:p>749.933 mm</text:p>
          </table:table-cell>
          <table:table-cell table:style-name="ce9" table:formula="of:=([.L489]/4000)*6.28*20.5679" office:value-type="float" office:value="749.552688836" calcext:value-type="float">
            <text:p>749.553 mm</text:p>
          </table:table-cell>
          <table:table-cell table:style-name="ce9" table:formula="of:=([.L489]/4000)*6.28*20.61" office:value-type="float" office:value="751.0869324" calcext:value-type="float">
            <text:p>751.087 mm</text:p>
          </table:table-cell>
          <table:table-cell table:style-name="ce2" office:value-type="float" office:value="23212" calcext:value-type="float">
            <text:p>23212</text:p>
          </table:table-cell>
          <table:table-cell/>
          <table:table-cell table:style-name="ce2" office:value-type="float" office:value="23188" calcext:value-type="float">
            <text:p>23188</text:p>
          </table:table-cell>
          <table:table-cell table:number-columns-repeated="2"/>
          <table:table-cell table:style-name="ce5" table:formula="of:=([.T490]/4000)*2*PI()*20.5679" office:value-type="float" office:value="1496.31186769044" calcext:value-type="float">
            <text:p>1496.312 mm</text:p>
          </table:table-cell>
          <table:table-cell table:style-name="ce9" table:formula="of:=([.T490]/4000)*6.28*20.5679" office:value-type="float" office:value="1495.553301342" calcext:value-type="float">
            <text:p>1495.553 mm</text:p>
          </table:table-cell>
          <table:table-cell table:style-name="ce9" table:formula="of:=([.T490]/4000)*6.28*20.61" office:value-type="float" office:value="1498.6145178" calcext:value-type="float">
            <text:p>1498.615 mm</text:p>
          </table:table-cell>
          <table:table-cell table:style-name="ce2" office:value-type="float" office:value="46306" calcext:value-type="float">
            <text:p>46306</text:p>
          </table:table-cell>
          <table:table-cell/>
          <table:table-cell table:style-name="ce2" office:value-type="float" office:value="-46359" calcext:value-type="float">
            <text:p>-46359</text:p>
          </table:table-cell>
          <table:table-cell table:number-columns-repeated="2"/>
          <table:table-cell table:style-name="ce5" table:formula="of:=([.AB489]/4000)*2*PI()*20.5679" office:value-type="float" office:value="2995.01452603186" calcext:value-type="float">
            <text:p>2995.015 mm</text:p>
          </table:table-cell>
          <table:table-cell table:style-name="ce9" table:formula="of:=([.AB489]/4000)*6.28*20.5679" office:value-type="float" office:value="2993.496181306" calcext:value-type="float">
            <text:p>2993.496 mm</text:p>
          </table:table-cell>
          <table:table-cell table:style-name="ce9" table:formula="of:=([.AB489]/4000)*6.28*20.61" office:value-type="float" office:value="2999.6235054" calcext:value-type="float">
            <text:p>2999.624 mm</text:p>
          </table:table-cell>
          <table:table-cell table:style-name="ce2" office:value-type="float" office:value="92702" calcext:value-type="float">
            <text:p>92702</text:p>
          </table:table-cell>
          <table:table-cell/>
          <table:table-cell table:style-name="ce2" office:value-type="float" office:value="92192" calcext:value-type="float">
            <text:p>92192</text:p>
          </table:table-cell>
          <table:table-cell table:number-columns-repeated="2"/>
          <table:table-cell table:style-name="ce5" table:formula="of:=([.AJ489]/4000)*2*PI()*20.5679" office:value-type="float" office:value="4493.78180033681" calcext:value-type="float">
            <text:p>4493.782 mm</text:p>
          </table:table-cell>
          <table:table-cell table:style-name="ce9" table:formula="of:=([.AJ489]/4000)*6.28*20.5679" office:value-type="float" office:value="4491.503644476" calcext:value-type="float">
            <text:p>4491.504 mm</text:p>
          </table:table-cell>
          <table:table-cell table:style-name="ce9" table:formula="of:=([.AJ489]/4000)*6.28*20.61" office:value-type="float" office:value="4500.6972084" calcext:value-type="float">
            <text:p>4500.697 mm</text:p>
          </table:table-cell>
          <table:table-cell table:style-name="ce2" office:value-type="float" office:value="139092" calcext:value-type="float">
            <text:p>139092</text:p>
          </table:table-cell>
          <table:table-cell/>
          <table:table-cell table:style-name="ce2" office:value-type="float" office:value="139230" calcext:value-type="float">
            <text:p>139230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90]/4000)*2*PI()*20.5679" office:value-type="float" office:value="660.052067558746" calcext:value-type="float">
            <text:p>660.052 mm</text:p>
          </table:table-cell>
          <table:table-cell table:style-name="ce9" table:formula="of:=([.D490]/4000)*6.28*20.5679" office:value-type="float" office:value="659.71744929" calcext:value-type="float">
            <text:p>659.717 mm</text:p>
          </table:table-cell>
          <table:table-cell table:style-name="ce9" table:formula="of:=([.D490]/4000)*6.28*20.61" office:value-type="float" office:value="661.067811" calcext:value-type="float">
            <text:p>661.068 mm</text:p>
          </table:table-cell>
          <table:table-cell table:style-name="ce2" office:value-type="float" office:value="20430" calcext:value-type="float">
            <text:p>20430</text:p>
          </table:table-cell>
          <table:table-cell/>
          <table:table-cell table:style-name="ce2" office:value-type="float" office:value="20439" calcext:value-type="float">
            <text:p>20439</text:p>
          </table:table-cell>
          <table:table-cell table:number-columns-repeated="2"/>
          <table:table-cell table:style-name="ce5" table:formula="of:=([.L490]/4000)*2*PI()*20.5679" office:value-type="float" office:value="749.254405225397" calcext:value-type="float">
            <text:p>749.254 mm</text:p>
          </table:table-cell>
          <table:table-cell table:style-name="ce9" table:formula="of:=([.L490]/4000)*6.28*20.5679" office:value-type="float" office:value="748.874565173" calcext:value-type="float">
            <text:p>748.875 mm</text:p>
          </table:table-cell>
          <table:table-cell table:style-name="ce9" table:formula="of:=([.L490]/4000)*6.28*20.61" office:value-type="float" office:value="750.4074207" calcext:value-type="float">
            <text:p>750.407 mm</text:p>
          </table:table-cell>
          <table:table-cell table:style-name="ce2" office:value-type="float" office:value="23191" calcext:value-type="float">
            <text:p>23191</text:p>
          </table:table-cell>
          <table:table-cell/>
          <table:table-cell table:style-name="ce2" office:value-type="float" office:value="23184" calcext:value-type="float">
            <text:p>23184</text:p>
          </table:table-cell>
          <table:table-cell table:number-columns-repeated="2"/>
          <table:table-cell table:style-name="ce5" table:formula="of:=([.T491]/4000)*2*PI()*20.5679" office:value-type="float" office:value="1496.2472517269" calcext:value-type="float">
            <text:p>1496.247 mm</text:p>
          </table:table-cell>
          <table:table-cell table:style-name="ce9" table:formula="of:=([.T491]/4000)*6.28*20.5679" office:value-type="float" office:value="1495.488718136" calcext:value-type="float">
            <text:p>1495.489 mm</text:p>
          </table:table-cell>
          <table:table-cell table:style-name="ce9" table:formula="of:=([.T491]/4000)*6.28*20.61" office:value-type="float" office:value="1498.5498024" calcext:value-type="float">
            <text:p>1498.550 mm</text:p>
          </table:table-cell>
          <table:table-cell table:style-name="ce2" office:value-type="float" office:value="46314" calcext:value-type="float">
            <text:p>46314</text:p>
          </table:table-cell>
          <table:table-cell/>
          <table:table-cell table:style-name="ce2" office:value-type="float" office:value="45465" calcext:value-type="float">
            <text:p>45465</text:p>
          </table:table-cell>
          <table:table-cell table:number-columns-repeated="2"/>
          <table:table-cell table:style-name="ce5" table:formula="of:=([.AB490]/4000)*2*PI()*20.5679" office:value-type="float" office:value="2995.4991457584" calcext:value-type="float">
            <text:p>2995.499 mm</text:p>
          </table:table-cell>
          <table:table-cell table:style-name="ce9" table:formula="of:=([.AB490]/4000)*6.28*20.5679" office:value-type="float" office:value="2993.980555351" calcext:value-type="float">
            <text:p>2993.981 mm</text:p>
          </table:table-cell>
          <table:table-cell table:style-name="ce9" table:formula="of:=([.AB490]/4000)*6.28*20.61" office:value-type="float" office:value="3000.1088709" calcext:value-type="float">
            <text:p>3000.109 mm</text:p>
          </table:table-cell>
          <table:table-cell table:style-name="ce2" office:value-type="float" office:value="92717" calcext:value-type="float">
            <text:p>92717</text:p>
          </table:table-cell>
          <table:table-cell/>
          <table:table-cell table:style-name="ce2" office:value-type="float" office:value="92820" calcext:value-type="float">
            <text:p>92820</text:p>
          </table:table-cell>
          <table:table-cell table:number-columns-repeated="2"/>
          <table:table-cell table:style-name="ce5" table:formula="of:=([.AJ490]/4000)*2*PI()*20.5679" office:value-type="float" office:value="4492.16640124832" calcext:value-type="float">
            <text:p>4492.166 mm</text:p>
          </table:table-cell>
          <table:table-cell table:style-name="ce9" table:formula="of:=([.AJ490]/4000)*6.28*20.5679" office:value-type="float" office:value="4489.889064326" calcext:value-type="float">
            <text:p>4489.889 mm</text:p>
          </table:table-cell>
          <table:table-cell table:style-name="ce9" table:formula="of:=([.AJ490]/4000)*6.28*20.61" office:value-type="float" office:value="4499.0793234" calcext:value-type="float">
            <text:p>4499.079 mm</text:p>
          </table:table-cell>
          <table:table-cell table:style-name="ce2" office:value-type="float" office:value="139042" calcext:value-type="float">
            <text:p>139042</text:p>
          </table:table-cell>
          <table:table-cell/>
          <table:table-cell table:style-name="ce2" office:value-type="float" office:value="139248" calcext:value-type="float">
            <text:p>139248</text:p>
          </table:table-cell>
          <table:table-cell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91]/4000)*2*PI()*20.5679" office:value-type="float" office:value="659.761295722817" calcext:value-type="float">
            <text:p>659.761 mm</text:p>
          </table:table-cell>
          <table:table-cell table:style-name="ce9" table:formula="of:=([.D491]/4000)*6.28*20.5679" office:value-type="float" office:value="659.426824863" calcext:value-type="float">
            <text:p>659.427 mm</text:p>
          </table:table-cell>
          <table:table-cell table:style-name="ce9" table:formula="of:=([.D491]/4000)*6.28*20.61" office:value-type="float" office:value="660.7765917" calcext:value-type="float">
            <text:p>660.777 mm</text:p>
          </table:table-cell>
          <table:table-cell table:style-name="ce2" office:value-type="float" office:value="20421" calcext:value-type="float">
            <text:p>20421</text:p>
          </table:table-cell>
          <table:table-cell/>
          <table:table-cell table:style-name="ce2" office:value-type="float" office:value="20444" calcext:value-type="float">
            <text:p>20444</text:p>
          </table:table-cell>
          <table:table-cell table:number-columns-repeated="2"/>
          <table:table-cell table:style-name="ce5" table:formula="of:=([.L491]/4000)*2*PI()*20.5679" office:value-type="float" office:value="749.448253116017" calcext:value-type="float">
            <text:p>749.448 mm</text:p>
          </table:table-cell>
          <table:table-cell table:style-name="ce9" table:formula="of:=([.L491]/4000)*6.28*20.5679" office:value-type="float" office:value="749.068314791" calcext:value-type="float">
            <text:p>749.068 mm</text:p>
          </table:table-cell>
          <table:table-cell table:style-name="ce9" table:formula="of:=([.L491]/4000)*6.28*20.61" office:value-type="float" office:value="750.6015669" calcext:value-type="float">
            <text:p>750.602 mm</text:p>
          </table:table-cell>
          <table:table-cell table:style-name="ce2" office:value-type="float" office:value="23197" calcext:value-type="float">
            <text:p>23197</text:p>
          </table:table-cell>
          <table:table-cell/>
          <table:table-cell table:style-name="ce2" office:value-type="float" office:value="23172" calcext:value-type="float">
            <text:p>23172</text:p>
          </table:table-cell>
          <table:table-cell table:number-columns-repeated="2"/>
          <table:table-cell table:style-name="ce5" table:formula="of:=([.T492]/4000)*2*PI()*20.5679" office:value-type="float" office:value="1496.69956347168" calcext:value-type="float">
            <text:p>1496.700 mm</text:p>
          </table:table-cell>
          <table:table-cell table:style-name="ce9" table:formula="of:=([.T492]/4000)*6.28*20.5679" office:value-type="float" office:value="1495.940800578" calcext:value-type="float">
            <text:p>1495.941 mm</text:p>
          </table:table-cell>
          <table:table-cell table:style-name="ce9" table:formula="of:=([.T492]/4000)*6.28*20.61" office:value-type="float" office:value="1499.0028102" calcext:value-type="float">
            <text:p>1499.003 mm</text:p>
          </table:table-cell>
          <table:table-cell table:style-name="ce2" office:value-type="float" office:value="46312" calcext:value-type="float">
            <text:p>46312</text:p>
          </table:table-cell>
          <table:table-cell/>
          <table:table-cell table:style-name="ce2" office:value-type="float" office:value="46372" calcext:value-type="float">
            <text:p>46372</text:p>
          </table:table-cell>
          <table:table-cell table:number-columns-repeated="2"/>
          <table:table-cell table:style-name="ce5" table:formula="of:=([.AB491]/4000)*2*PI()*20.5679" office:value-type="float" office:value="2994.49759832354" calcext:value-type="float">
            <text:p>2994.498 mm</text:p>
          </table:table-cell>
          <table:table-cell table:style-name="ce9" table:formula="of:=([.AB491]/4000)*6.28*20.5679" office:value-type="float" office:value="2992.979515658" calcext:value-type="float">
            <text:p>2992.980 mm</text:p>
          </table:table-cell>
          <table:table-cell table:style-name="ce9" table:formula="of:=([.AB491]/4000)*6.28*20.61" office:value-type="float" office:value="2999.1057822" calcext:value-type="float">
            <text:p>2999.106 mm</text:p>
          </table:table-cell>
          <table:table-cell table:style-name="ce2" office:value-type="float" office:value="92686" calcext:value-type="float">
            <text:p>92686</text:p>
          </table:table-cell>
          <table:table-cell/>
          <table:table-cell table:style-name="ce2" office:value-type="float" office:value="92179" calcext:value-type="float">
            <text:p>92179</text:p>
          </table:table-cell>
          <table:table-cell table:number-columns-repeated="2"/>
          <table:table-cell table:style-name="ce5" table:formula="of:=([.AJ491]/4000)*2*PI()*20.5679" office:value-type="float" office:value="4493.55564446442" calcext:value-type="float">
            <text:p>4493.556 mm</text:p>
          </table:table-cell>
          <table:table-cell table:style-name="ce9" table:formula="of:=([.AJ491]/4000)*6.28*20.5679" office:value-type="float" office:value="4491.277603255" calcext:value-type="float">
            <text:p>4491.278 mm</text:p>
          </table:table-cell>
          <table:table-cell table:style-name="ce9" table:formula="of:=([.AJ491]/4000)*6.28*20.61" office:value-type="float" office:value="4500.4707045" calcext:value-type="float">
            <text:p>4500.471 mm</text:p>
          </table:table-cell>
          <table:table-cell table:style-name="ce2" office:value-type="float" office:value="139085" calcext:value-type="float">
            <text:p>139085</text:p>
          </table:table-cell>
          <table:table-cell/>
          <table:table-cell table:style-name="ce2" office:value-type="float" office:value="139225" calcext:value-type="float">
            <text:p>139225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92]/4000)*2*PI()*20.5679" office:value-type="float" office:value="660.019759576976" calcext:value-type="float">
            <text:p>660.020 mm</text:p>
          </table:table-cell>
          <table:table-cell table:style-name="ce9" table:formula="of:=([.D492]/4000)*6.28*20.5679" office:value-type="float" office:value="659.685157687" calcext:value-type="float">
            <text:p>659.685 mm</text:p>
          </table:table-cell>
          <table:table-cell table:style-name="ce9" table:formula="of:=([.D492]/4000)*6.28*20.61" office:value-type="float" office:value="661.0354533" calcext:value-type="float">
            <text:p>661.035 mm</text:p>
          </table:table-cell>
          <table:table-cell table:style-name="ce2" office:value-type="float" office:value="20429" calcext:value-type="float">
            <text:p>20429</text:p>
          </table:table-cell>
          <table:table-cell/>
          <table:table-cell table:style-name="ce2" office:value-type="float" office:value="20443" calcext:value-type="float">
            <text:p>20443</text:p>
          </table:table-cell>
          <table:table-cell table:number-columns-repeated="2"/>
          <table:table-cell table:style-name="ce5" table:formula="of:=([.L492]/4000)*2*PI()*20.5679" office:value-type="float" office:value="749.545177061326" calcext:value-type="float">
            <text:p>749.545 mm</text:p>
          </table:table-cell>
          <table:table-cell table:style-name="ce9" table:formula="of:=([.L492]/4000)*6.28*20.5679" office:value-type="float" office:value="749.1651896" calcext:value-type="float">
            <text:p>749.165 mm</text:p>
          </table:table-cell>
          <table:table-cell table:style-name="ce9" table:formula="of:=([.L492]/4000)*6.28*20.61" office:value-type="float" office:value="750.69864" calcext:value-type="float">
            <text:p>750.699 mm</text:p>
          </table:table-cell>
          <table:table-cell table:style-name="ce2" office:value-type="float" office:value="23200" calcext:value-type="float">
            <text:p>23200</text:p>
          </table:table-cell>
          <table:table-cell/>
          <table:table-cell table:style-name="ce2" office:value-type="float" office:value="23193" calcext:value-type="float">
            <text:p>23193</text:p>
          </table:table-cell>
          <table:table-cell table:number-columns-repeated="2"/>
          <table:table-cell table:style-name="ce5" table:formula="of:=([.T493]/4000)*2*PI()*20.5679" office:value-type="float" office:value="1496.95802732584" calcext:value-type="float">
            <text:p>1496.958 mm</text:p>
          </table:table-cell>
          <table:table-cell table:style-name="ce9" table:formula="of:=([.T493]/4000)*6.28*20.5679" office:value-type="float" office:value="1496.199133402" calcext:value-type="float">
            <text:p>1496.199 mm</text:p>
          </table:table-cell>
          <table:table-cell table:style-name="ce9" table:formula="of:=([.T493]/4000)*6.28*20.61" office:value-type="float" office:value="1499.2616718" calcext:value-type="float">
            <text:p>1499.262 mm</text:p>
          </table:table-cell>
          <table:table-cell table:style-name="ce2" office:value-type="float" office:value="46326" calcext:value-type="float">
            <text:p>46326</text:p>
          </table:table-cell>
          <table:table-cell/>
          <table:table-cell table:style-name="ce2" office:value-type="float" office:value="46070" calcext:value-type="float">
            <text:p>46070</text:p>
          </table:table-cell>
          <table:table-cell table:number-columns-repeated="2"/>
          <table:table-cell table:style-name="ce5" table:formula="of:=([.AB492]/4000)*2*PI()*20.5679" office:value-type="float" office:value="2994.88529410478" calcext:value-type="float">
            <text:p>2994.885 mm</text:p>
          </table:table-cell>
          <table:table-cell table:style-name="ce9" table:formula="of:=([.AB492]/4000)*6.28*20.5679" office:value-type="float" office:value="2993.367014894" calcext:value-type="float">
            <text:p>2993.367 mm</text:p>
          </table:table-cell>
          <table:table-cell table:style-name="ce9" table:formula="of:=([.AB492]/4000)*6.28*20.61" office:value-type="float" office:value="2999.4940746" calcext:value-type="float">
            <text:p>2999.494 mm</text:p>
          </table:table-cell>
          <table:table-cell table:style-name="ce2" office:value-type="float" office:value="92698" calcext:value-type="float">
            <text:p>92698</text:p>
          </table:table-cell>
          <table:table-cell/>
          <table:table-cell table:style-name="ce2" office:value-type="float" office:value="92813" calcext:value-type="float">
            <text:p>92813</text:p>
          </table:table-cell>
          <table:table-cell table:number-columns-repeated="2"/>
          <table:table-cell table:style-name="ce5" table:formula="of:=([.AJ492]/4000)*2*PI()*20.5679" office:value-type="float" office:value="4492.42486510248" calcext:value-type="float">
            <text:p>4492.425 mm</text:p>
          </table:table-cell>
          <table:table-cell table:style-name="ce9" table:formula="of:=([.AJ492]/4000)*6.28*20.5679" office:value-type="float" office:value="4490.14739715" calcext:value-type="float">
            <text:p>4490.147 mm</text:p>
          </table:table-cell>
          <table:table-cell table:style-name="ce9" table:formula="of:=([.AJ492]/4000)*6.28*20.61" office:value-type="float" office:value="4499.338185" calcext:value-type="float">
            <text:p>4499.338 mm</text:p>
          </table:table-cell>
          <table:table-cell table:style-name="ce2" office:value-type="float" office:value="139050" calcext:value-type="float">
            <text:p>139050</text:p>
          </table:table-cell>
          <table:table-cell/>
          <table:table-cell table:style-name="ce2" office:value-type="float" office:value="139240" calcext:value-type="float">
            <text:p>139240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93]/4000)*2*PI()*20.5679" office:value-type="float" office:value="659.922835631666" calcext:value-type="float">
            <text:p>659.923 mm</text:p>
          </table:table-cell>
          <table:table-cell table:style-name="ce9" table:formula="of:=([.D493]/4000)*6.28*20.5679" office:value-type="float" office:value="659.588282878" calcext:value-type="float">
            <text:p>659.588 mm</text:p>
          </table:table-cell>
          <table:table-cell table:style-name="ce9" table:formula="of:=([.D493]/4000)*6.28*20.61" office:value-type="float" office:value="660.9383802" calcext:value-type="float">
            <text:p>660.938 mm</text:p>
          </table:table-cell>
          <table:table-cell table:style-name="ce2" office:value-type="float" office:value="20426" calcext:value-type="float">
            <text:p>20426</text:p>
          </table:table-cell>
          <table:table-cell/>
          <table:table-cell table:style-name="ce2" office:value-type="float" office:value="20450" calcext:value-type="float">
            <text:p>20450</text:p>
          </table:table-cell>
          <table:table-cell table:number-columns-repeated="2"/>
          <table:table-cell table:style-name="ce5" table:formula="of:=([.L493]/4000)*2*PI()*20.5679" office:value-type="float" office:value="750.449800550883" calcext:value-type="float">
            <text:p>750.450 mm</text:p>
          </table:table-cell>
          <table:table-cell table:style-name="ce9" table:formula="of:=([.L493]/4000)*6.28*20.5679" office:value-type="float" office:value="750.069354484" calcext:value-type="float">
            <text:p>750.069 mm</text:p>
          </table:table-cell>
          <table:table-cell table:style-name="ce9" table:formula="of:=([.L493]/4000)*6.28*20.61" office:value-type="float" office:value="751.6046556" calcext:value-type="float">
            <text:p>751.605 mm</text:p>
          </table:table-cell>
          <table:table-cell table:style-name="ce2" office:value-type="float" office:value="23228" calcext:value-type="float">
            <text:p>23228</text:p>
          </table:table-cell>
          <table:table-cell/>
          <table:table-cell table:style-name="ce2" office:value-type="float" office:value="23205" calcext:value-type="float">
            <text:p>23205</text:p>
          </table:table-cell>
          <table:table-cell table:number-columns-repeated="2"/>
          <table:table-cell table:style-name="ce5" table:formula="of:=([.T494]/4000)*2*PI()*20.5679" office:value-type="float" office:value="1496.86110338053" calcext:value-type="float">
            <text:p>1496.861 mm</text:p>
          </table:table-cell>
          <table:table-cell table:style-name="ce9" table:formula="of:=([.T494]/4000)*6.28*20.5679" office:value-type="float" office:value="1496.102258593" calcext:value-type="float">
            <text:p>1496.102 mm</text:p>
          </table:table-cell>
          <table:table-cell table:style-name="ce9" table:formula="of:=([.T494]/4000)*6.28*20.61" office:value-type="float" office:value="1499.1645987" calcext:value-type="float">
            <text:p>1499.165 mm</text:p>
          </table:table-cell>
          <table:table-cell table:style-name="ce2" office:value-type="float" office:value="46334" calcext:value-type="float">
            <text:p>46334</text:p>
          </table:table-cell>
          <table:table-cell/>
          <table:table-cell table:style-name="ce2" office:value-type="float" office:value="-46389" calcext:value-type="float">
            <text:p>-46389</text:p>
          </table:table-cell>
          <table:table-cell table:number-columns-repeated="2"/>
          <table:table-cell table:style-name="ce5" table:formula="of:=([.AB493]/4000)*2*PI()*20.5679" office:value-type="float" office:value="2994.69144621416" calcext:value-type="float">
            <text:p>2994.691 mm</text:p>
          </table:table-cell>
          <table:table-cell table:style-name="ce9" table:formula="of:=([.AB493]/4000)*6.28*20.5679" office:value-type="float" office:value="2993.173265276" calcext:value-type="float">
            <text:p>2993.173 mm</text:p>
          </table:table-cell>
          <table:table-cell table:style-name="ce9" table:formula="of:=([.AB493]/4000)*6.28*20.61" office:value-type="float" office:value="2999.2999284" calcext:value-type="float">
            <text:p>2999.300 mm</text:p>
          </table:table-cell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189" calcext:value-type="float">
            <text:p>92189</text:p>
          </table:table-cell>
          <table:table-cell table:number-columns-repeated="2"/>
          <table:table-cell table:style-name="ce5" table:formula="of:=([.AJ493]/4000)*2*PI()*20.5679" office:value-type="float" office:value="4493.65256840973" calcext:value-type="float">
            <text:p>4493.653 mm</text:p>
          </table:table-cell>
          <table:table-cell table:style-name="ce9" table:formula="of:=([.AJ493]/4000)*6.28*20.5679" office:value-type="float" office:value="4491.374478064" calcext:value-type="float">
            <text:p>4491.374 mm</text:p>
          </table:table-cell>
          <table:table-cell table:style-name="ce9" table:formula="of:=([.AJ493]/4000)*6.28*20.61" office:value-type="float" office:value="4500.5677776" calcext:value-type="float">
            <text:p>4500.568 mm</text:p>
          </table:table-cell>
          <table:table-cell table:style-name="ce2" office:value-type="float" office:value="139088" calcext:value-type="float">
            <text:p>139088</text:p>
          </table:table-cell>
          <table:table-cell/>
          <table:table-cell table:style-name="ce2" office:value-type="float" office:value="139225" calcext:value-type="float">
            <text:p>139225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94]/4000)*2*PI()*20.5679" office:value-type="float" office:value="660.052067558746" calcext:value-type="float">
            <text:p>660.052 mm</text:p>
          </table:table-cell>
          <table:table-cell table:style-name="ce9" table:formula="of:=([.D494]/4000)*6.28*20.5679" office:value-type="float" office:value="659.71744929" calcext:value-type="float">
            <text:p>659.717 mm</text:p>
          </table:table-cell>
          <table:table-cell table:style-name="ce9" table:formula="of:=([.D494]/4000)*6.28*20.61" office:value-type="float" office:value="661.067811" calcext:value-type="float">
            <text:p>661.068 mm</text:p>
          </table:table-cell>
          <table:table-cell table:style-name="ce2" office:value-type="float" office:value="20430" calcext:value-type="float">
            <text:p>20430</text:p>
          </table:table-cell>
          <table:table-cell/>
          <table:table-cell table:style-name="ce2" office:value-type="float" office:value="20444" calcext:value-type="float">
            <text:p>20444</text:p>
          </table:table-cell>
          <table:table-cell table:number-columns-repeated="2"/>
          <table:table-cell table:style-name="ce5" table:formula="of:=([.L494]/4000)*2*PI()*20.5679" office:value-type="float" office:value="749.932872842565" calcext:value-type="float">
            <text:p>749.933 mm</text:p>
          </table:table-cell>
          <table:table-cell table:style-name="ce9" table:formula="of:=([.L494]/4000)*6.28*20.5679" office:value-type="float" office:value="749.552688836" calcext:value-type="float">
            <text:p>749.553 mm</text:p>
          </table:table-cell>
          <table:table-cell table:style-name="ce9" table:formula="of:=([.L494]/4000)*6.28*20.61" office:value-type="float" office:value="751.0869324" calcext:value-type="float">
            <text:p>751.087 mm</text:p>
          </table:table-cell>
          <table:table-cell table:style-name="ce2" office:value-type="float" office:value="23212" calcext:value-type="float">
            <text:p>23212</text:p>
          </table:table-cell>
          <table:table-cell/>
          <table:table-cell table:style-name="ce2" office:value-type="float" office:value="23204" calcext:value-type="float">
            <text:p>23204</text:p>
          </table:table-cell>
          <table:table-cell table:number-columns-repeated="2"/>
          <table:table-cell table:style-name="ce5" table:formula="of:=([.T495]/4000)*2*PI()*20.5679" office:value-type="float" office:value="1496.40879163575" calcext:value-type="float">
            <text:p>1496.409 mm</text:p>
          </table:table-cell>
          <table:table-cell table:style-name="ce9" table:formula="of:=([.T495]/4000)*6.28*20.5679" office:value-type="float" office:value="1495.650176151" calcext:value-type="float">
            <text:p>1495.650 mm</text:p>
          </table:table-cell>
          <table:table-cell table:style-name="ce9" table:formula="of:=([.T495]/4000)*6.28*20.61" office:value-type="float" office:value="1498.7115909" calcext:value-type="float">
            <text:p>1498.712 mm</text:p>
          </table:table-cell>
          <table:table-cell table:style-name="ce2" office:value-type="float" office:value="46331" calcext:value-type="float">
            <text:p>46331</text:p>
          </table:table-cell>
          <table:table-cell/>
          <table:table-cell table:style-name="ce2" office:value-type="float" office:value="46688" calcext:value-type="float">
            <text:p>46688</text:p>
          </table:table-cell>
          <table:table-cell table:number-columns-repeated="2"/>
          <table:table-cell table:style-name="ce5" table:formula="of:=([.AB494]/4000)*2*PI()*20.5679" office:value-type="float" office:value="2995.04683401363" calcext:value-type="float">
            <text:p>2995.047 mm</text:p>
          </table:table-cell>
          <table:table-cell table:style-name="ce9" table:formula="of:=([.AB494]/4000)*6.28*20.5679" office:value-type="float" office:value="2993.528472909" calcext:value-type="float">
            <text:p>2993.528 mm</text:p>
          </table:table-cell>
          <table:table-cell table:style-name="ce9" table:formula="of:=([.AB494]/4000)*6.28*20.61" office:value-type="float" office:value="2999.6558631" calcext:value-type="float">
            <text:p>2999.656 mm</text:p>
          </table:table-cell>
          <table:table-cell table:style-name="ce2" office:value-type="float" office:value="92703" calcext:value-type="float">
            <text:p>92703</text:p>
          </table:table-cell>
          <table:table-cell/>
          <table:table-cell table:style-name="ce2" office:value-type="float" office:value="92824" calcext:value-type="float">
            <text:p>92824</text:p>
          </table:table-cell>
          <table:table-cell table:number-columns-repeated="2"/>
          <table:table-cell table:style-name="ce5" table:formula="of:=([.AJ494]/4000)*2*PI()*20.5679" office:value-type="float" office:value="4492.42486510248" calcext:value-type="float">
            <text:p>4492.425 mm</text:p>
          </table:table-cell>
          <table:table-cell table:style-name="ce9" table:formula="of:=([.AJ494]/4000)*6.28*20.5679" office:value-type="float" office:value="4490.14739715" calcext:value-type="float">
            <text:p>4490.147 mm</text:p>
          </table:table-cell>
          <table:table-cell table:style-name="ce9" table:formula="of:=([.AJ494]/4000)*6.28*20.61" office:value-type="float" office:value="4499.338185" calcext:value-type="float">
            <text:p>4499.338 mm</text:p>
          </table:table-cell>
          <table:table-cell table:style-name="ce2" office:value-type="float" office:value="139050" calcext:value-type="float">
            <text:p>139050</text:p>
          </table:table-cell>
          <table:table-cell/>
          <table:table-cell table:style-name="ce2" office:value-type="float" office:value="139247" calcext:value-type="float">
            <text:p>139247</text:p>
          </table:table-cell>
          <table:table-cell table:number-columns-repeated="2"/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95]/4000)*2*PI()*20.5679" office:value-type="float" office:value="659.728987741047" calcext:value-type="float">
            <text:p>659.729 mm</text:p>
          </table:table-cell>
          <table:table-cell table:style-name="ce9" table:formula="of:=([.D495]/4000)*6.28*20.5679" office:value-type="float" office:value="659.39453326" calcext:value-type="float">
            <text:p>659.395 mm</text:p>
          </table:table-cell>
          <table:table-cell table:style-name="ce9" table:formula="of:=([.D495]/4000)*6.28*20.61" office:value-type="float" office:value="660.744234" calcext:value-type="float">
            <text:p>660.744 mm</text:p>
          </table:table-cell>
          <table:table-cell table:style-name="ce2" office:value-type="float" office:value="20420" calcext:value-type="float">
            <text:p>20420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 table:number-columns-repeated="2"/>
          <table:table-cell table:style-name="ce5" table:formula="of:=([.L495]/4000)*2*PI()*20.5679" office:value-type="float" office:value="750.159028714954" calcext:value-type="float">
            <text:p>750.159 mm</text:p>
          </table:table-cell>
          <table:table-cell table:style-name="ce9" table:formula="of:=([.L495]/4000)*6.28*20.5679" office:value-type="float" office:value="749.778730057" calcext:value-type="float">
            <text:p>749.779 mm</text:p>
          </table:table-cell>
          <table:table-cell table:style-name="ce9" table:formula="of:=([.L495]/4000)*6.28*20.61" office:value-type="float" office:value="751.3134363" calcext:value-type="float">
            <text:p>751.313 mm</text:p>
          </table:table-cell>
          <table:table-cell table:style-name="ce2" office:value-type="float" office:value="23219" calcext:value-type="float">
            <text:p>23219</text:p>
          </table:table-cell>
          <table:table-cell/>
          <table:table-cell table:style-name="ce2" office:value-type="float" office:value="23194" calcext:value-type="float">
            <text:p>23194</text:p>
          </table:table-cell>
          <table:table-cell table:number-columns-repeated="2"/>
          <table:table-cell table:style-name="ce5" table:formula="of:=([.T496]/4000)*2*PI()*20.5679" office:value-type="float" office:value="1496.79648741699" calcext:value-type="float">
            <text:p>1496.796 mm</text:p>
          </table:table-cell>
          <table:table-cell table:style-name="ce9" table:formula="of:=([.T496]/4000)*6.28*20.5679" office:value-type="float" office:value="1496.037675387" calcext:value-type="float">
            <text:p>1496.038 mm</text:p>
          </table:table-cell>
          <table:table-cell table:style-name="ce9" table:formula="of:=([.T496]/4000)*6.28*20.61" office:value-type="float" office:value="1499.0998833" calcext:value-type="float">
            <text:p>1499.100 mm</text:p>
          </table:table-cell>
          <table:table-cell table:style-name="ce2" office:value-type="float" office:value="46317" calcext:value-type="float">
            <text:p>46317</text:p>
          </table:table-cell>
          <table:table-cell/>
          <table:table-cell table:style-name="ce2" office:value-type="float" office:value="46385" calcext:value-type="float">
            <text:p>46385</text:p>
          </table:table-cell>
          <table:table-cell table:number-columns-repeated="2"/>
          <table:table-cell table:style-name="ce5" table:formula="of:=([.AB495]/4000)*2*PI()*20.5679" office:value-type="float" office:value="2994.36836639646" calcext:value-type="float">
            <text:p>2994.368 mm</text:p>
          </table:table-cell>
          <table:table-cell table:style-name="ce9" table:formula="of:=([.AB495]/4000)*6.28*20.5679" office:value-type="float" office:value="2992.850349246" calcext:value-type="float">
            <text:p>2992.850 mm</text:p>
          </table:table-cell>
          <table:table-cell table:style-name="ce9" table:formula="of:=([.AB495]/4000)*6.28*20.61" office:value-type="float" office:value="2998.9763514" calcext:value-type="float">
            <text:p>2998.976 mm</text:p>
          </table:table-cell>
          <table:table-cell table:style-name="ce2" office:value-type="float" office:value="92682" calcext:value-type="float">
            <text:p>92682</text:p>
          </table:table-cell>
          <table:table-cell/>
          <table:table-cell table:style-name="ce2" office:value-type="float" office:value="92381" calcext:value-type="float">
            <text:p>92381</text:p>
          </table:table-cell>
          <table:table-cell table:number-columns-repeated="2"/>
          <table:table-cell table:style-name="ce5" table:formula="of:=([.AJ495]/4000)*2*PI()*20.5679" office:value-type="float" office:value="4493.45872051911" calcext:value-type="float">
            <text:p>4493.459 mm</text:p>
          </table:table-cell>
          <table:table-cell table:style-name="ce9" table:formula="of:=([.AJ495]/4000)*6.28*20.5679" office:value-type="float" office:value="4491.180728446" calcext:value-type="float">
            <text:p>4491.181 mm</text:p>
          </table:table-cell>
          <table:table-cell table:style-name="ce9" table:formula="of:=([.AJ495]/4000)*6.28*20.61" office:value-type="float" office:value="4500.3736314" calcext:value-type="float">
            <text:p>4500.374 mm</text:p>
          </table:table-cell>
          <table:table-cell table:style-name="ce2" office:value-type="float" office:value="139082" calcext:value-type="float">
            <text:p>139082</text:p>
          </table:table-cell>
          <table:table-cell/>
          <table:table-cell table:style-name="ce2" office:value-type="float" office:value="139226" calcext:value-type="float">
            <text:p>139226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96]/4000)*2*PI()*20.5679" office:value-type="float" office:value="659.987451595206" calcext:value-type="float">
            <text:p>659.987 mm</text:p>
          </table:table-cell>
          <table:table-cell table:style-name="ce9" table:formula="of:=([.D496]/4000)*6.28*20.5679" office:value-type="float" office:value="659.652866084" calcext:value-type="float">
            <text:p>659.653 mm</text:p>
          </table:table-cell>
          <table:table-cell table:style-name="ce9" table:formula="of:=([.D496]/4000)*6.28*20.61" office:value-type="float" office:value="661.0030956" calcext:value-type="float">
            <text:p>661.003 mm</text:p>
          </table:table-cell>
          <table:table-cell table:style-name="ce2" office:value-type="float" office:value="20428" calcext:value-type="float">
            <text:p>20428</text:p>
          </table:table-cell>
          <table:table-cell/>
          <table:table-cell table:style-name="ce2" office:value-type="float" office:value="20443" calcext:value-type="float">
            <text:p>20443</text:p>
          </table:table-cell>
          <table:table-cell table:number-columns-repeated="2"/>
          <table:table-cell table:style-name="ce5" table:formula="of:=([.L496]/4000)*2*PI()*20.5679" office:value-type="float" office:value="749.835948897255" calcext:value-type="float">
            <text:p>749.836 mm</text:p>
          </table:table-cell>
          <table:table-cell table:style-name="ce9" table:formula="of:=([.L496]/4000)*6.28*20.5679" office:value-type="float" office:value="749.455814027" calcext:value-type="float">
            <text:p>749.456 mm</text:p>
          </table:table-cell>
          <table:table-cell table:style-name="ce9" table:formula="of:=([.L496]/4000)*6.28*20.61" office:value-type="float" office:value="750.9898593" calcext:value-type="float">
            <text:p>750.990 mm</text:p>
          </table:table-cell>
          <table:table-cell table:style-name="ce2" office:value-type="float" office:value="23209" calcext:value-type="float">
            <text:p>23209</text:p>
          </table:table-cell>
          <table:table-cell/>
          <table:table-cell table:style-name="ce2" office:value-type="float" office:value="23200" calcext:value-type="float">
            <text:p>23200</text:p>
          </table:table-cell>
          <table:table-cell table:number-columns-repeated="2"/>
          <table:table-cell table:style-name="ce5" table:formula="of:=([.T497]/4000)*2*PI()*20.5679" office:value-type="float" office:value="1496.21494374513" calcext:value-type="float">
            <text:p>1496.215 mm</text:p>
          </table:table-cell>
          <table:table-cell table:style-name="ce9" table:formula="of:=([.T497]/4000)*6.28*20.5679" office:value-type="float" office:value="1495.456426533" calcext:value-type="float">
            <text:p>1495.456 mm</text:p>
          </table:table-cell>
          <table:table-cell table:style-name="ce9" table:formula="of:=([.T497]/4000)*6.28*20.61" office:value-type="float" office:value="1498.5174447" calcext:value-type="float">
            <text:p>1498.517 mm</text:p>
          </table:table-cell>
          <table:table-cell table:style-name="ce2" office:value-type="float" office:value="46329" calcext:value-type="float">
            <text:p>46329</text:p>
          </table:table-cell>
          <table:table-cell/>
          <table:table-cell table:style-name="ce2" office:value-type="float" office:value="45529" calcext:value-type="float">
            <text:p>45529</text:p>
          </table:table-cell>
          <table:table-cell table:number-columns-repeated="2"/>
          <table:table-cell table:style-name="ce5" table:formula="of:=([.AB496]/4000)*2*PI()*20.5679" office:value-type="float" office:value="2994.23913446938" calcext:value-type="float">
            <text:p>2994.239 mm</text:p>
          </table:table-cell>
          <table:table-cell table:style-name="ce9" table:formula="of:=([.AB496]/4000)*6.28*20.5679" office:value-type="float" office:value="2992.721182834" calcext:value-type="float">
            <text:p>2992.721 mm</text:p>
          </table:table-cell>
          <table:table-cell table:style-name="ce9" table:formula="of:=([.AB496]/4000)*6.28*20.61" office:value-type="float" office:value="2998.8469206" calcext:value-type="float">
            <text:p>2998.847 mm</text:p>
          </table:table-cell>
          <table:table-cell table:style-name="ce2" office:value-type="float" office:value="92678" calcext:value-type="float">
            <text:p>92678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2"/>
          <table:table-cell table:style-name="ce5" table:formula="of:=([.AJ496]/4000)*2*PI()*20.5679" office:value-type="float" office:value="4492.45717308424" calcext:value-type="float">
            <text:p>4492.457 mm</text:p>
          </table:table-cell>
          <table:table-cell table:style-name="ce9" table:formula="of:=([.AJ496]/4000)*6.28*20.5679" office:value-type="float" office:value="4490.179688753" calcext:value-type="float">
            <text:p>4490.180 mm</text:p>
          </table:table-cell>
          <table:table-cell table:style-name="ce9" table:formula="of:=([.AJ496]/4000)*6.28*20.61" office:value-type="float" office:value="4499.3705427" calcext:value-type="float">
            <text:p>4499.371 mm</text:p>
          </table:table-cell>
          <table:table-cell table:style-name="ce2" office:value-type="float" office:value="139051" calcext:value-type="float">
            <text:p>139051</text:p>
          </table:table-cell>
          <table:table-cell/>
          <table:table-cell table:style-name="ce2" office:value-type="float" office:value="139259" calcext:value-type="float">
            <text:p>139259</text:p>
          </table:table-cell>
          <table:table-cell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97]/4000)*2*PI()*20.5679" office:value-type="float" office:value="659.825911686356" calcext:value-type="float">
            <text:p>659.826 mm</text:p>
          </table:table-cell>
          <table:table-cell table:style-name="ce9" table:formula="of:=([.D497]/4000)*6.28*20.5679" office:value-type="float" office:value="659.491408069" calcext:value-type="float">
            <text:p>659.491 mm</text:p>
          </table:table-cell>
          <table:table-cell table:style-name="ce9" table:formula="of:=([.D497]/4000)*6.28*20.61" office:value-type="float" office:value="660.8413071" calcext:value-type="float">
            <text:p>660.841 mm</text:p>
          </table:table-cell>
          <table:table-cell table:style-name="ce2" office:value-type="float" office:value="20423" calcext:value-type="float">
            <text:p>20423</text:p>
          </table:table-cell>
          <table:table-cell/>
          <table:table-cell table:style-name="ce2" office:value-type="float" office:value="20448" calcext:value-type="float">
            <text:p>20448</text:p>
          </table:table-cell>
          <table:table-cell table:number-columns-repeated="2"/>
          <table:table-cell table:style-name="ce5" table:formula="of:=([.L497]/4000)*2*PI()*20.5679" office:value-type="float" office:value="749.965180824335" calcext:value-type="float">
            <text:p>749.965 mm</text:p>
          </table:table-cell>
          <table:table-cell table:style-name="ce9" table:formula="of:=([.L497]/4000)*6.28*20.5679" office:value-type="float" office:value="749.584980439" calcext:value-type="float">
            <text:p>749.585 mm</text:p>
          </table:table-cell>
          <table:table-cell table:style-name="ce9" table:formula="of:=([.L497]/4000)*6.28*20.61" office:value-type="float" office:value="751.1192901" calcext:value-type="float">
            <text:p>751.119 mm</text:p>
          </table:table-cell>
          <table:table-cell table:style-name="ce2" office:value-type="float" office:value="23213" calcext:value-type="float">
            <text:p>23213</text:p>
          </table:table-cell>
          <table:table-cell/>
          <table:table-cell table:style-name="ce2" office:value-type="float" office:value="23190" calcext:value-type="float">
            <text:p>23190</text:p>
          </table:table-cell>
          <table:table-cell table:number-columns-repeated="2"/>
          <table:table-cell table:style-name="ce5" table:formula="of:=([.T498]/4000)*2*PI()*20.5679" office:value-type="float" office:value="1496.37648365398" calcext:value-type="float">
            <text:p>1496.376 mm</text:p>
          </table:table-cell>
          <table:table-cell table:style-name="ce9" table:formula="of:=([.T498]/4000)*6.28*20.5679" office:value-type="float" office:value="1495.617884548" calcext:value-type="float">
            <text:p>1495.618 mm</text:p>
          </table:table-cell>
          <table:table-cell table:style-name="ce9" table:formula="of:=([.T498]/4000)*6.28*20.61" office:value-type="float" office:value="1498.6792332" calcext:value-type="float">
            <text:p>1498.679 mm</text:p>
          </table:table-cell>
          <table:table-cell table:style-name="ce2" office:value-type="float" office:value="46311" calcext:value-type="float">
            <text:p>46311</text:p>
          </table:table-cell>
          <table:table-cell/>
          <table:table-cell table:style-name="ce2" office:value-type="float" office:value="46373" calcext:value-type="float">
            <text:p>46373</text:p>
          </table:table-cell>
          <table:table-cell table:number-columns-repeated="2"/>
          <table:table-cell table:style-name="ce5" table:formula="of:=([.AB497]/4000)*2*PI()*20.5679" office:value-type="float" office:value="2994.20682648761" calcext:value-type="float">
            <text:p>2994.207 mm</text:p>
          </table:table-cell>
          <table:table-cell table:style-name="ce9" table:formula="of:=([.AB497]/4000)*6.28*20.5679" office:value-type="float" office:value="2992.688891231" calcext:value-type="float">
            <text:p>2992.689 mm</text:p>
          </table:table-cell>
          <table:table-cell table:style-name="ce9" table:formula="of:=([.AB497]/4000)*6.28*20.61" office:value-type="float" office:value="2998.8145629" calcext:value-type="float">
            <text:p>2998.815 mm</text:p>
          </table:table-cell>
          <table:table-cell table:style-name="ce2" office:value-type="float" office:value="92677" calcext:value-type="float">
            <text:p>92677</text:p>
          </table:table-cell>
          <table:table-cell/>
          <table:table-cell table:style-name="ce2" office:value-type="float" office:value="92536" calcext:value-type="float">
            <text:p>92536</text:p>
          </table:table-cell>
          <table:table-cell table:number-columns-repeated="2"/>
          <table:table-cell table:style-name="ce5" table:formula="of:=([.AJ497]/4000)*2*PI()*20.5679" office:value-type="float" office:value="4493.74949235504" calcext:value-type="float">
            <text:p>4493.749 mm</text:p>
          </table:table-cell>
          <table:table-cell table:style-name="ce9" table:formula="of:=([.AJ497]/4000)*6.28*20.5679" office:value-type="float" office:value="4491.471352873" calcext:value-type="float">
            <text:p>4491.471 mm</text:p>
          </table:table-cell>
          <table:table-cell table:style-name="ce9" table:formula="of:=([.AJ497]/4000)*6.28*20.61" office:value-type="float" office:value="4500.6648507" calcext:value-type="float">
            <text:p>4500.665 mm</text:p>
          </table:table-cell>
          <table:table-cell table:style-name="ce2" office:value-type="float" office:value="139091" calcext:value-type="float">
            <text:p>139091</text:p>
          </table:table-cell>
          <table:table-cell/>
          <table:table-cell table:style-name="ce2" office:value-type="float" office:value="139232" calcext:value-type="float">
            <text:p>139232</text:p>
          </table:table-cell>
          <table:table-cell table:number-columns-repeated="2"/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float" office:value="198" calcext:value-type="float">
            <text:p>198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98]/4000)*2*PI()*20.5679" office:value-type="float" office:value="660.116683522285" calcext:value-type="float">
            <text:p>660.117 mm</text:p>
          </table:table-cell>
          <table:table-cell table:style-name="ce9" table:formula="of:=([.D498]/4000)*6.28*20.5679" office:value-type="float" office:value="659.782032496" calcext:value-type="float">
            <text:p>659.782 mm</text:p>
          </table:table-cell>
          <table:table-cell table:style-name="ce9" table:formula="of:=([.D498]/4000)*6.28*20.61" office:value-type="float" office:value="661.1325264" calcext:value-type="float">
            <text:p>661.133 mm</text:p>
          </table:table-cell>
          <table:table-cell table:style-name="ce2" office:value-type="float" office:value="20432" calcext:value-type="float">
            <text:p>20432</text:p>
          </table:table-cell>
          <table:table-cell/>
          <table:table-cell table:style-name="ce2" office:value-type="float" office:value="20448" calcext:value-type="float">
            <text:p>20448</text:p>
          </table:table-cell>
          <table:table-cell table:number-columns-repeated="2"/>
          <table:table-cell table:style-name="ce5" table:formula="of:=([.L498]/4000)*2*PI()*20.5679" office:value-type="float" office:value="749.254405225397" calcext:value-type="float">
            <text:p>749.254 mm</text:p>
          </table:table-cell>
          <table:table-cell table:style-name="ce9" table:formula="of:=([.L498]/4000)*6.28*20.5679" office:value-type="float" office:value="748.874565173" calcext:value-type="float">
            <text:p>748.875 mm</text:p>
          </table:table-cell>
          <table:table-cell table:style-name="ce9" table:formula="of:=([.L498]/4000)*6.28*20.61" office:value-type="float" office:value="750.4074207" calcext:value-type="float">
            <text:p>750.407 mm</text:p>
          </table:table-cell>
          <table:table-cell table:style-name="ce2" office:value-type="float" office:value="23191" calcext:value-type="float">
            <text:p>23191</text:p>
          </table:table-cell>
          <table:table-cell/>
          <table:table-cell table:style-name="ce2" office:value-type="float" office:value="23183" calcext:value-type="float">
            <text:p>23183</text:p>
          </table:table-cell>
          <table:table-cell table:number-columns-repeated="2"/>
          <table:table-cell table:style-name="ce5" table:formula="of:=([.T499]/4000)*2*PI()*20.5679" office:value-type="float" office:value="1495.95647989097" calcext:value-type="float">
            <text:p>1495.956 mm</text:p>
          </table:table-cell>
          <table:table-cell table:style-name="ce9" table:formula="of:=([.T499]/4000)*6.28*20.5679" office:value-type="float" office:value="1495.198093709" calcext:value-type="float">
            <text:p>1495.198 mm</text:p>
          </table:table-cell>
          <table:table-cell table:style-name="ce9" table:formula="of:=([.T499]/4000)*6.28*20.61" office:value-type="float" office:value="1498.2585831" calcext:value-type="float">
            <text:p>1498.259 mm</text:p>
          </table:table-cell>
          <table:table-cell table:style-name="ce2" office:value-type="float" office:value="46316" calcext:value-type="float">
            <text:p>46316</text:p>
          </table:table-cell>
          <table:table-cell/>
          <table:table-cell table:style-name="ce2" office:value-type="float" office:value="44861" calcext:value-type="float">
            <text:p>44861</text:p>
          </table:table-cell>
          <table:table-cell table:number-columns-repeated="2"/>
          <table:table-cell table:style-name="ce5" table:formula="of:=([.AB498]/4000)*2*PI()*20.5679" office:value-type="float" office:value="2994.62683025062" calcext:value-type="float">
            <text:p>2994.627 mm</text:p>
          </table:table-cell>
          <table:table-cell table:style-name="ce9" table:formula="of:=([.AB498]/4000)*6.28*20.5679" office:value-type="float" office:value="2993.10868207" calcext:value-type="float">
            <text:p>2993.109 mm</text:p>
          </table:table-cell>
          <table:table-cell table:style-name="ce9" table:formula="of:=([.AB498]/4000)*6.28*20.61" office:value-type="float" office:value="2999.235213" calcext:value-type="float">
            <text:p>2999.235 mm</text:p>
          </table:table-cell>
          <table:table-cell table:style-name="ce2" office:value-type="float" office:value="92690" calcext:value-type="float">
            <text:p>92690</text:p>
          </table:table-cell>
          <table:table-cell/>
          <table:table-cell table:style-name="ce2" office:value-type="float" office:value="92831" calcext:value-type="float">
            <text:p>92831</text:p>
          </table:table-cell>
          <table:table-cell table:number-columns-repeated="2"/>
          <table:table-cell table:style-name="ce5" table:formula="of:=([.AJ498]/4000)*2*PI()*20.5679" office:value-type="float" office:value="4492.39255712071" calcext:value-type="float">
            <text:p>4492.393 mm</text:p>
          </table:table-cell>
          <table:table-cell table:style-name="ce9" table:formula="of:=([.AJ498]/4000)*6.28*20.5679" office:value-type="float" office:value="4490.115105547" calcext:value-type="float">
            <text:p>4490.115 mm</text:p>
          </table:table-cell>
          <table:table-cell table:style-name="ce9" table:formula="of:=([.AJ498]/4000)*6.28*20.61" office:value-type="float" office:value="4499.3058273" calcext:value-type="float">
            <text:p>4499.306 mm</text:p>
          </table:table-cell>
          <table:table-cell table:style-name="ce2" office:value-type="float" office:value="139049" calcext:value-type="float">
            <text:p>139049</text:p>
          </table:table-cell>
          <table:table-cell/>
          <table:table-cell table:style-name="ce2" office:value-type="float" office:value="139256" calcext:value-type="float">
            <text:p>139256</text:p>
          </table:table-cell>
          <table:table-cell table:number-columns-repeated="2"/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499]/4000)*2*PI()*20.5679" office:value-type="float" office:value="659.858219668126" calcext:value-type="float">
            <text:p>659.858 mm</text:p>
          </table:table-cell>
          <table:table-cell table:style-name="ce9" table:formula="of:=([.D499]/4000)*6.28*20.5679" office:value-type="float" office:value="659.523699672" calcext:value-type="float">
            <text:p>659.524 mm</text:p>
          </table:table-cell>
          <table:table-cell table:style-name="ce9" table:formula="of:=([.D499]/4000)*6.28*20.61" office:value-type="float" office:value="660.8736648" calcext:value-type="float">
            <text:p>660.874 mm</text:p>
          </table:table-cell>
          <table:table-cell table:style-name="ce2" office:value-type="float" office:value="20424" calcext:value-type="float">
            <text:p>20424</text:p>
          </table:table-cell>
          <table:table-cell/>
          <table:table-cell table:style-name="ce2" office:value-type="float" office:value="20452" calcext:value-type="float">
            <text:p>20452</text:p>
          </table:table-cell>
          <table:table-cell table:number-columns-repeated="2"/>
          <table:table-cell table:style-name="ce5" table:formula="of:=([.L499]/4000)*2*PI()*20.5679" office:value-type="float" office:value="749.286713207167" calcext:value-type="float">
            <text:p>749.287 mm</text:p>
          </table:table-cell>
          <table:table-cell table:style-name="ce9" table:formula="of:=([.L499]/4000)*6.28*20.5679" office:value-type="float" office:value="748.906856776" calcext:value-type="float">
            <text:p>748.907 mm</text:p>
          </table:table-cell>
          <table:table-cell table:style-name="ce9" table:formula="of:=([.L499]/4000)*6.28*20.61" office:value-type="float" office:value="750.4397784" calcext:value-type="float">
            <text:p>750.440 mm</text:p>
          </table:table-cell>
          <table:table-cell table:style-name="ce2" office:value-type="float" office:value="23192" calcext:value-type="float">
            <text:p>23192</text:p>
          </table:table-cell>
          <table:table-cell/>
          <table:table-cell table:style-name="ce2" office:value-type="float" office:value="23169" calcext:value-type="float">
            <text:p>23169</text:p>
          </table:table-cell>
          <table:table-cell table:number-columns-repeated="2"/>
          <table:table-cell table:style-name="ce5" table:formula="of:=([.T500]/4000)*2*PI()*20.5679" office:value-type="float" office:value="1496.44109961752" calcext:value-type="float">
            <text:p>1496.441 mm</text:p>
          </table:table-cell>
          <table:table-cell table:style-name="ce9" table:formula="of:=([.T500]/4000)*6.28*20.5679" office:value-type="float" office:value="1495.682467754" calcext:value-type="float">
            <text:p>1495.682 mm</text:p>
          </table:table-cell>
          <table:table-cell table:style-name="ce9" table:formula="of:=([.T500]/4000)*6.28*20.61" office:value-type="float" office:value="1498.7439486" calcext:value-type="float">
            <text:p>1498.744 mm</text:p>
          </table:table-cell>
          <table:table-cell table:style-name="ce2" office:value-type="float" office:value="46303" calcext:value-type="float">
            <text:p>46303</text:p>
          </table:table-cell>
          <table:table-cell/>
          <table:table-cell table:style-name="ce2" office:value-type="float" office:value="46370" calcext:value-type="float">
            <text:p>46370</text:p>
          </table:table-cell>
          <table:table-cell table:number-columns-repeated="2"/>
          <table:table-cell table:style-name="ce5" table:formula="of:=([.AB499]/4000)*2*PI()*20.5679" office:value-type="float" office:value="2994.7560621777" calcext:value-type="float">
            <text:p>2994.756 mm</text:p>
          </table:table-cell>
          <table:table-cell table:style-name="ce9" table:formula="of:=([.AB499]/4000)*6.28*20.5679" office:value-type="float" office:value="2993.237848482" calcext:value-type="float">
            <text:p>2993.238 mm</text:p>
          </table:table-cell>
          <table:table-cell table:style-name="ce9" table:formula="of:=([.AB499]/4000)*6.28*20.61" office:value-type="float" office:value="2999.3646438" calcext:value-type="float">
            <text:p>2999.365 mm</text:p>
          </table:table-cell>
          <table:table-cell table:style-name="ce2" office:value-type="float" office:value="92694" calcext:value-type="float">
            <text:p>92694</text:p>
          </table:table-cell>
          <table:table-cell/>
          <table:table-cell table:style-name="ce2" office:value-type="float" office:value="92482" calcext:value-type="float">
            <text:p>92482</text:p>
          </table:table-cell>
          <table:table-cell table:number-columns-repeated="2"/>
          <table:table-cell table:style-name="ce5" table:formula="of:=([.AJ499]/4000)*2*PI()*20.5679" office:value-type="float" office:value="4493.3617965738" calcext:value-type="float">
            <text:p>4493.362 mm</text:p>
          </table:table-cell>
          <table:table-cell table:style-name="ce9" table:formula="of:=([.AJ499]/4000)*6.28*20.5679" office:value-type="float" office:value="4491.083853637" calcext:value-type="float">
            <text:p>4491.084 mm</text:p>
          </table:table-cell>
          <table:table-cell table:style-name="ce9" table:formula="of:=([.AJ499]/4000)*6.28*20.61" office:value-type="float" office:value="4500.2765583" calcext:value-type="float">
            <text:p>4500.277 mm</text:p>
          </table:table-cell>
          <table:table-cell table:style-name="ce2" office:value-type="float" office:value="139079" calcext:value-type="float">
            <text:p>139079</text:p>
          </table:table-cell>
          <table:table-cell/>
          <table:table-cell table:style-name="ce2" office:value-type="float" office:value="139229" calcext:value-type="float">
            <text:p>139229</text:p>
          </table:table-cell>
          <table:table-cell table:number-columns-repeated="2"/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500]/4000)*2*PI()*20.5679" office:value-type="float" office:value="660.084375540515" calcext:value-type="float">
            <text:p>660.084 mm</text:p>
          </table:table-cell>
          <table:table-cell table:style-name="ce9" table:formula="of:=([.D500]/4000)*6.28*20.5679" office:value-type="float" office:value="659.749740893" calcext:value-type="float">
            <text:p>659.750 mm</text:p>
          </table:table-cell>
          <table:table-cell table:style-name="ce9" table:formula="of:=([.D500]/4000)*6.28*20.61" office:value-type="float" office:value="661.1001687" calcext:value-type="float">
            <text:p>661.100 mm</text:p>
          </table:table-cell>
          <table:table-cell table:style-name="ce2" office:value-type="float" office:value="20431" calcext:value-type="float">
            <text:p>20431</text:p>
          </table:table-cell>
          <table:table-cell/>
          <table:table-cell table:style-name="ce2" office:value-type="float" office:value="20445" calcext:value-type="float">
            <text:p>20445</text:p>
          </table:table-cell>
          <table:table-cell table:number-columns-repeated="2"/>
          <table:table-cell table:style-name="ce5" table:formula="of:=([.L500]/4000)*2*PI()*20.5679" office:value-type="float" office:value="749.319021188937" calcext:value-type="float">
            <text:p>749.319 mm</text:p>
          </table:table-cell>
          <table:table-cell table:style-name="ce9" table:formula="of:=([.L500]/4000)*6.28*20.5679" office:value-type="float" office:value="748.939148379" calcext:value-type="float">
            <text:p>748.939 mm</text:p>
          </table:table-cell>
          <table:table-cell table:style-name="ce9" table:formula="of:=([.L500]/4000)*6.28*20.61" office:value-type="float" office:value="750.4721361" calcext:value-type="float">
            <text:p>750.472 mm</text:p>
          </table:table-cell>
          <table:table-cell table:style-name="ce2" office:value-type="float" office:value="23193" calcext:value-type="float">
            <text:p>23193</text:p>
          </table:table-cell>
          <table:table-cell/>
          <table:table-cell table:style-name="ce2" office:value-type="float" office:value="23182" calcext:value-type="float">
            <text:p>23182</text:p>
          </table:table-cell>
          <table:table-cell table:number-columns-repeated="2"/>
          <table:table-cell table:style-name="ce5" table:formula="of:=([.T501]/4000)*2*PI()*20.5679" office:value-type="float" office:value="1497.18418319823" calcext:value-type="float">
            <text:p>1497.184 mm</text:p>
          </table:table-cell>
          <table:table-cell table:style-name="ce9" table:formula="of:=([.T501]/4000)*6.28*20.5679" office:value-type="float" office:value="1496.425174623" calcext:value-type="float">
            <text:p>1496.425 mm</text:p>
          </table:table-cell>
          <table:table-cell table:style-name="ce9" table:formula="of:=([.T501]/4000)*6.28*20.61" office:value-type="float" office:value="1499.4881757" calcext:value-type="float">
            <text:p>1499.488 mm</text:p>
          </table:table-cell>
          <table:table-cell table:style-name="ce2" office:value-type="float" office:value="46318" calcext:value-type="float">
            <text:p>46318</text:p>
          </table:table-cell>
          <table:table-cell/>
          <table:table-cell table:style-name="ce2" office:value-type="float" office:value="40323" calcext:value-type="float">
            <text:p>40323</text:p>
          </table:table-cell>
          <table:table-cell table:number-columns-repeated="2"/>
          <table:table-cell table:style-name="ce5" table:formula="of:=([.AB500]/4000)*2*PI()*20.5679" office:value-type="float" office:value="2995.14375795894" calcext:value-type="float">
            <text:p>2995.144 mm</text:p>
          </table:table-cell>
          <table:table-cell table:style-name="ce9" table:formula="of:=([.AB500]/4000)*6.28*20.5679" office:value-type="float" office:value="2993.625347718" calcext:value-type="float">
            <text:p>2993.625 mm</text:p>
          </table:table-cell>
          <table:table-cell table:style-name="ce9" table:formula="of:=([.AB500]/4000)*6.28*20.61" office:value-type="float" office:value="2999.7529362" calcext:value-type="float">
            <text:p>2999.753 mm</text:p>
          </table:table-cell>
          <table:table-cell table:style-name="ce2" office:value-type="float" office:value="92706" calcext:value-type="float">
            <text:p>92706</text:p>
          </table:table-cell>
          <table:table-cell/>
          <table:table-cell table:style-name="ce2" office:value-type="float" office:value="92808" calcext:value-type="float">
            <text:p>92808</text:p>
          </table:table-cell>
          <table:table-cell table:number-columns-repeated="2"/>
          <table:table-cell table:style-name="ce5" table:formula="of:=([.AJ500]/4000)*2*PI()*20.5679" office:value-type="float" office:value="4492.42486510248" calcext:value-type="float">
            <text:p>4492.425 mm</text:p>
          </table:table-cell>
          <table:table-cell table:style-name="ce9" table:formula="of:=([.AJ500]/4000)*6.28*20.5679" office:value-type="float" office:value="4490.14739715" calcext:value-type="float">
            <text:p>4490.147 mm</text:p>
          </table:table-cell>
          <table:table-cell table:style-name="ce9" table:formula="of:=([.AJ500]/4000)*6.28*20.61" office:value-type="float" office:value="4499.338185" calcext:value-type="float">
            <text:p>4499.338 mm</text:p>
          </table:table-cell>
          <table:table-cell table:style-name="ce2" office:value-type="float" office:value="139050" calcext:value-type="float">
            <text:p>139050</text:p>
          </table:table-cell>
          <table:table-cell/>
          <table:table-cell table:style-name="ce2" office:value-type="float" office:value="139245" calcext:value-type="float">
            <text:p>139245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501]/4000)*2*PI()*20.5679" office:value-type="float" office:value="659.858219668126" calcext:value-type="float">
            <text:p>659.858 mm</text:p>
          </table:table-cell>
          <table:table-cell table:style-name="ce9" table:formula="of:=([.D501]/4000)*6.28*20.5679" office:value-type="float" office:value="659.523699672" calcext:value-type="float">
            <text:p>659.524 mm</text:p>
          </table:table-cell>
          <table:table-cell table:style-name="ce9" table:formula="of:=([.D501]/4000)*6.28*20.61" office:value-type="float" office:value="660.8736648" calcext:value-type="float">
            <text:p>660.874 mm</text:p>
          </table:table-cell>
          <table:table-cell table:style-name="ce2" office:value-type="float" office:value="20424" calcext:value-type="float">
            <text:p>20424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 table:number-columns-repeated="2"/>
          <table:table-cell table:style-name="ce5" table:formula="of:=([.L501]/4000)*2*PI()*20.5679" office:value-type="float" office:value="750.320568623804" calcext:value-type="float">
            <text:p>750.321 mm</text:p>
          </table:table-cell>
          <table:table-cell table:style-name="ce9" table:formula="of:=([.L501]/4000)*6.28*20.5679" office:value-type="float" office:value="749.940188072" calcext:value-type="float">
            <text:p>749.940 mm</text:p>
          </table:table-cell>
          <table:table-cell table:style-name="ce9" table:formula="of:=([.L501]/4000)*6.28*20.61" office:value-type="float" office:value="751.4752248" calcext:value-type="float">
            <text:p>751.475 mm</text:p>
          </table:table-cell>
          <table:table-cell table:style-name="ce2" office:value-type="float" office:value="23224" calcext:value-type="float">
            <text:p>23224</text:p>
          </table:table-cell>
          <table:table-cell/>
          <table:table-cell table:style-name="ce2" office:value-type="float" office:value="23199" calcext:value-type="float">
            <text:p>23199</text:p>
          </table:table-cell>
          <table:table-cell table:number-columns-repeated="2"/>
          <table:table-cell table:style-name="ce5" table:formula="of:=([.T502]/4000)*2*PI()*20.5679" office:value-type="float" office:value="1497.47495503416" calcext:value-type="float">
            <text:p>1497.475 mm</text:p>
          </table:table-cell>
          <table:table-cell table:style-name="ce9" table:formula="of:=([.T502]/4000)*6.28*20.5679" office:value-type="float" office:value="1496.71579905" calcext:value-type="float">
            <text:p>1496.716 mm</text:p>
          </table:table-cell>
          <table:table-cell table:style-name="ce9" table:formula="of:=([.T502]/4000)*6.28*20.61" office:value-type="float" office:value="1499.779395" calcext:value-type="float">
            <text:p>1499.779 mm</text:p>
          </table:table-cell>
          <table:table-cell table:style-name="ce2" office:value-type="float" office:value="46341" calcext:value-type="float">
            <text:p>46341</text:p>
          </table:table-cell>
          <table:table-cell/>
          <table:table-cell table:style-name="ce2" office:value-type="float" office:value="46422" calcext:value-type="float">
            <text:p>46422</text:p>
          </table:table-cell>
          <table:table-cell table:number-columns-repeated="2"/>
          <table:table-cell table:style-name="ce5" table:formula="of:=([.AB501]/4000)*2*PI()*20.5679" office:value-type="float" office:value="2994.69144621416" calcext:value-type="float">
            <text:p>2994.691 mm</text:p>
          </table:table-cell>
          <table:table-cell table:style-name="ce9" table:formula="of:=([.AB501]/4000)*6.28*20.5679" office:value-type="float" office:value="2993.173265276" calcext:value-type="float">
            <text:p>2993.173 mm</text:p>
          </table:table-cell>
          <table:table-cell table:style-name="ce9" table:formula="of:=([.AB501]/4000)*6.28*20.61" office:value-type="float" office:value="2999.2999284" calcext:value-type="float">
            <text:p>2999.300 mm</text:p>
          </table:table-cell>
          <table:table-cell table:style-name="ce2" office:value-type="float" office:value="92692" calcext:value-type="float">
            <text:p>92692</text:p>
          </table:table-cell>
          <table:table-cell/>
          <table:table-cell table:style-name="ce2" office:value-type="float" office:value="92292" calcext:value-type="float">
            <text:p>92292</text:p>
          </table:table-cell>
          <table:table-cell table:number-columns-repeated="2"/>
          <table:table-cell table:style-name="ce5" table:formula="of:=([.AJ501]/4000)*2*PI()*20.5679" office:value-type="float" office:value="4493.26487262849" calcext:value-type="float">
            <text:p>4493.265 mm</text:p>
          </table:table-cell>
          <table:table-cell table:style-name="ce9" table:formula="of:=([.AJ501]/4000)*6.28*20.5679" office:value-type="float" office:value="4490.986978828" calcext:value-type="float">
            <text:p>4490.987 mm</text:p>
          </table:table-cell>
          <table:table-cell table:style-name="ce9" table:formula="of:=([.AJ501]/4000)*6.28*20.61" office:value-type="float" office:value="4500.1794852" calcext:value-type="float">
            <text:p>4500.179 mm</text:p>
          </table:table-cell>
          <table:table-cell table:style-name="ce2" office:value-type="float" office:value="139076" calcext:value-type="float">
            <text:p>139076</text:p>
          </table:table-cell>
          <table:table-cell/>
          <table:table-cell table:style-name="ce2" office:value-type="float" office:value="139218" calcext:value-type="float">
            <text:p>139218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5" calcext:value-type="float">
            <text:p>195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502]/4000)*2*PI()*20.5679" office:value-type="float" office:value="660.052067558746" calcext:value-type="float">
            <text:p>660.052 mm</text:p>
          </table:table-cell>
          <table:table-cell table:style-name="ce9" table:formula="of:=([.D502]/4000)*6.28*20.5679" office:value-type="float" office:value="659.71744929" calcext:value-type="float">
            <text:p>659.717 mm</text:p>
          </table:table-cell>
          <table:table-cell table:style-name="ce9" table:formula="of:=([.D502]/4000)*6.28*20.61" office:value-type="float" office:value="661.067811" calcext:value-type="float">
            <text:p>661.068 mm</text:p>
          </table:table-cell>
          <table:table-cell table:style-name="ce2" office:value-type="float" office:value="20430" calcext:value-type="float">
            <text:p>20430</text:p>
          </table:table-cell>
          <table:table-cell/>
          <table:table-cell table:style-name="ce2" office:value-type="float" office:value="20445" calcext:value-type="float">
            <text:p>20445</text:p>
          </table:table-cell>
          <table:table-cell table:number-columns-repeated="2"/>
          <table:table-cell table:style-name="ce5" table:formula="of:=([.L502]/4000)*2*PI()*20.5679" office:value-type="float" office:value="749.739024951946" calcext:value-type="float">
            <text:p>749.739 mm</text:p>
          </table:table-cell>
          <table:table-cell table:style-name="ce9" table:formula="of:=([.L502]/4000)*6.28*20.5679" office:value-type="float" office:value="749.358939218" calcext:value-type="float">
            <text:p>749.359 mm</text:p>
          </table:table-cell>
          <table:table-cell table:style-name="ce9" table:formula="of:=([.L502]/4000)*6.28*20.61" office:value-type="float" office:value="750.8927862" calcext:value-type="float">
            <text:p>750.893 mm</text:p>
          </table:table-cell>
          <table:table-cell table:style-name="ce2" office:value-type="float" office:value="23206" calcext:value-type="float">
            <text:p>23206</text:p>
          </table:table-cell>
          <table:table-cell/>
          <table:table-cell table:style-name="ce2" office:value-type="float" office:value="23199" calcext:value-type="float">
            <text:p>23199</text:p>
          </table:table-cell>
          <table:table-cell table:number-columns-repeated="2"/>
          <table:table-cell table:style-name="ce5" table:formula="of:=([.T503]/4000)*2*PI()*20.5679" office:value-type="float" office:value="1498.12111466956" calcext:value-type="float">
            <text:p>1498.121 mm</text:p>
          </table:table-cell>
          <table:table-cell table:style-name="ce9" table:formula="of:=([.T503]/4000)*6.28*20.5679" office:value-type="float" office:value="1497.36163111" calcext:value-type="float">
            <text:p>1497.362 mm</text:p>
          </table:table-cell>
          <table:table-cell table:style-name="ce9" table:formula="of:=([.T503]/4000)*6.28*20.61" office:value-type="float" office:value="1500.426549" calcext:value-type="float">
            <text:p>1500.427 mm</text:p>
          </table:table-cell>
          <table:table-cell table:style-name="ce2" office:value-type="float" office:value="46350" calcext:value-type="float">
            <text:p>46350</text:p>
          </table:table-cell>
          <table:table-cell/>
          <table:table-cell table:style-name="ce2" office:value-type="float" office:value="46235" calcext:value-type="float">
            <text:p>46235</text:p>
          </table:table-cell>
          <table:table-cell table:number-columns-repeated="2"/>
          <table:table-cell table:style-name="ce5" table:formula="of:=([.AB502]/4000)*2*PI()*20.5679" office:value-type="float" office:value="2994.65913823239" calcext:value-type="float">
            <text:p>2994.659 mm</text:p>
          </table:table-cell>
          <table:table-cell table:style-name="ce9" table:formula="of:=([.AB502]/4000)*6.28*20.5679" office:value-type="float" office:value="2993.140973673" calcext:value-type="float">
            <text:p>2993.141 mm</text:p>
          </table:table-cell>
          <table:table-cell table:style-name="ce9" table:formula="of:=([.AB502]/4000)*6.28*20.61" office:value-type="float" office:value="2999.2675707" calcext:value-type="float">
            <text:p>2999.268 mm</text:p>
          </table:table-cell>
          <table:table-cell table:style-name="ce2" office:value-type="float" office:value="92691" calcext:value-type="float">
            <text:p>92691</text:p>
          </table:table-cell>
          <table:table-cell/>
          <table:table-cell table:style-name="ce2" office:value-type="float" office:value="92796" calcext:value-type="float">
            <text:p>92796</text:p>
          </table:table-cell>
          <table:table-cell table:number-columns-repeated="2"/>
          <table:table-cell table:style-name="ce5" table:formula="of:=([.AJ502]/4000)*2*PI()*20.5679" office:value-type="float" office:value="4492.26332519363" calcext:value-type="float">
            <text:p>4492.263 mm</text:p>
          </table:table-cell>
          <table:table-cell table:style-name="ce9" table:formula="of:=([.AJ502]/4000)*6.28*20.5679" office:value-type="float" office:value="4489.985939135" calcext:value-type="float">
            <text:p>4489.986 mm</text:p>
          </table:table-cell>
          <table:table-cell table:style-name="ce9" table:formula="of:=([.AJ502]/4000)*6.28*20.61" office:value-type="float" office:value="4499.1763965" calcext:value-type="float">
            <text:p>4499.176 mm</text:p>
          </table:table-cell>
          <table:table-cell table:style-name="ce2" office:value-type="float" office:value="139045" calcext:value-type="float">
            <text:p>139045</text:p>
          </table:table-cell>
          <table:table-cell/>
          <table:table-cell table:style-name="ce2" office:value-type="float" office:value="139238" calcext:value-type="float">
            <text:p>139238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503]/4000)*2*PI()*20.5679" office:value-type="float" office:value="659.858219668126" calcext:value-type="float">
            <text:p>659.858 mm</text:p>
          </table:table-cell>
          <table:table-cell table:style-name="ce9" table:formula="of:=([.D503]/4000)*6.28*20.5679" office:value-type="float" office:value="659.523699672" calcext:value-type="float">
            <text:p>659.524 mm</text:p>
          </table:table-cell>
          <table:table-cell table:style-name="ce9" table:formula="of:=([.D503]/4000)*6.28*20.61" office:value-type="float" office:value="660.8736648" calcext:value-type="float">
            <text:p>660.874 mm</text:p>
          </table:table-cell>
          <table:table-cell table:style-name="ce2" office:value-type="float" office:value="20424" calcext:value-type="float">
            <text:p>20424</text:p>
          </table:table-cell>
          <table:table-cell/>
          <table:table-cell table:style-name="ce2" office:value-type="float" office:value="20449" calcext:value-type="float">
            <text:p>20449</text:p>
          </table:table-cell>
          <table:table-cell table:number-columns-repeated="2"/>
          <table:table-cell table:style-name="ce5" table:formula="of:=([.L503]/4000)*2*PI()*20.5679" office:value-type="float" office:value="750.159028714954" calcext:value-type="float">
            <text:p>750.159 mm</text:p>
          </table:table-cell>
          <table:table-cell table:style-name="ce9" table:formula="of:=([.L503]/4000)*6.28*20.5679" office:value-type="float" office:value="749.778730057" calcext:value-type="float">
            <text:p>749.779 mm</text:p>
          </table:table-cell>
          <table:table-cell table:style-name="ce9" table:formula="of:=([.L503]/4000)*6.28*20.61" office:value-type="float" office:value="751.3134363" calcext:value-type="float">
            <text:p>751.313 mm</text:p>
          </table:table-cell>
          <table:table-cell table:style-name="ce2" office:value-type="float" office:value="23219" calcext:value-type="float">
            <text:p>23219</text:p>
          </table:table-cell>
          <table:table-cell/>
          <table:table-cell table:style-name="ce2" office:value-type="float" office:value="23197" calcext:value-type="float">
            <text:p>23197</text:p>
          </table:table-cell>
          <table:table-cell table:number-columns-repeated="2"/>
          <table:table-cell table:style-name="ce5" table:formula="of:=([.T504]/4000)*2*PI()*20.5679" office:value-type="float" office:value="1498.31496256018" calcext:value-type="float">
            <text:p>1498.315 mm</text:p>
          </table:table-cell>
          <table:table-cell table:style-name="ce9" table:formula="of:=([.T504]/4000)*6.28*20.5679" office:value-type="float" office:value="1497.555380728" calcext:value-type="float">
            <text:p>1497.555 mm</text:p>
          </table:table-cell>
          <table:table-cell table:style-name="ce9" table:formula="of:=([.T504]/4000)*6.28*20.61" office:value-type="float" office:value="1500.6206952" calcext:value-type="float">
            <text:p>1500.621 mm</text:p>
          </table:table-cell>
          <table:table-cell table:style-name="ce2" office:value-type="float" office:value="46370" calcext:value-type="float">
            <text:p>46370</text:p>
          </table:table-cell>
          <table:table-cell/>
          <table:table-cell table:style-name="ce2" office:value-type="float" office:value="-46450" calcext:value-type="float">
            <text:p>-46450</text:p>
          </table:table-cell>
          <table:table-cell table:number-columns-repeated="2"/>
          <table:table-cell table:style-name="ce5" table:formula="of:=([.AB503]/4000)*2*PI()*20.5679" office:value-type="float" office:value="2994.52990630531" calcext:value-type="float">
            <text:p>2994.530 mm</text:p>
          </table:table-cell>
          <table:table-cell table:style-name="ce9" table:formula="of:=([.AB503]/4000)*6.28*20.5679" office:value-type="float" office:value="2993.011807261" calcext:value-type="float">
            <text:p>2993.012 mm</text:p>
          </table:table-cell>
          <table:table-cell table:style-name="ce9" table:formula="of:=([.AB503]/4000)*6.28*20.61" office:value-type="float" office:value="2999.1381399" calcext:value-type="float">
            <text:p>2999.138 mm</text:p>
          </table:table-cell>
          <table:table-cell table:style-name="ce2" office:value-type="float" office:value="92687" calcext:value-type="float">
            <text:p>92687</text:p>
          </table:table-cell>
          <table:table-cell/>
          <table:table-cell table:style-name="ce2" office:value-type="float" office:value="92147" calcext:value-type="float">
            <text:p>92147</text:p>
          </table:table-cell>
          <table:table-cell table:number-columns-repeated="2"/>
          <table:table-cell table:style-name="ce5" table:formula="of:=([.AJ503]/4000)*2*PI()*20.5679" office:value-type="float" office:value="4493.58795244619" calcext:value-type="float">
            <text:p>4493.588 mm</text:p>
          </table:table-cell>
          <table:table-cell table:style-name="ce9" table:formula="of:=([.AJ503]/4000)*6.28*20.5679" office:value-type="float" office:value="4491.309894858" calcext:value-type="float">
            <text:p>4491.310 mm</text:p>
          </table:table-cell>
          <table:table-cell table:style-name="ce9" table:formula="of:=([.AJ503]/4000)*6.28*20.61" office:value-type="float" office:value="4500.5030622" calcext:value-type="float">
            <text:p>4500.503 mm</text:p>
          </table:table-cell>
          <table:table-cell table:style-name="ce2" office:value-type="float" office:value="139086" calcext:value-type="float">
            <text:p>139086</text:p>
          </table:table-cell>
          <table:table-cell/>
          <table:table-cell table:style-name="ce2" office:value-type="float" office:value="139231" calcext:value-type="float">
            <text:p>139231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504]/4000)*2*PI()*20.5679" office:value-type="float" office:value="660.116683522285" calcext:value-type="float">
            <text:p>660.117 mm</text:p>
          </table:table-cell>
          <table:table-cell table:style-name="ce9" table:formula="of:=([.D504]/4000)*6.28*20.5679" office:value-type="float" office:value="659.782032496" calcext:value-type="float">
            <text:p>659.782 mm</text:p>
          </table:table-cell>
          <table:table-cell table:style-name="ce9" table:formula="of:=([.D504]/4000)*6.28*20.61" office:value-type="float" office:value="661.1325264" calcext:value-type="float">
            <text:p>661.133 mm</text:p>
          </table:table-cell>
          <table:table-cell table:style-name="ce2" office:value-type="float" office:value="20432" calcext:value-type="float">
            <text:p>20432</text:p>
          </table:table-cell>
          <table:table-cell/>
          <table:table-cell table:style-name="ce2" office:value-type="float" office:value="20445" calcext:value-type="float">
            <text:p>20445</text:p>
          </table:table-cell>
          <table:table-cell table:number-columns-repeated="2"/>
          <table:table-cell table:style-name="ce5" table:formula="of:=([.L504]/4000)*2*PI()*20.5679" office:value-type="float" office:value="750.062104769644" calcext:value-type="float">
            <text:p>750.062 mm</text:p>
          </table:table-cell>
          <table:table-cell table:style-name="ce9" table:formula="of:=([.L504]/4000)*6.28*20.5679" office:value-type="float" office:value="749.681855248" calcext:value-type="float">
            <text:p>749.682 mm</text:p>
          </table:table-cell>
          <table:table-cell table:style-name="ce9" table:formula="of:=([.L504]/4000)*6.28*20.61" office:value-type="float" office:value="751.2163632" calcext:value-type="float">
            <text:p>751.216 mm</text:p>
          </table:table-cell>
          <table:table-cell table:style-name="ce2" office:value-type="float" office:value="23216" calcext:value-type="float">
            <text:p>23216</text:p>
          </table:table-cell>
          <table:table-cell/>
          <table:table-cell table:style-name="ce2" office:value-type="float" office:value="23202" calcext:value-type="float">
            <text:p>23202</text:p>
          </table:table-cell>
          <table:table-cell table:number-columns-repeated="2"/>
          <table:table-cell table:style-name="ce5" table:formula="of:=([.T505]/4000)*2*PI()*20.5679" office:value-type="float" office:value="1497.08725925292" calcext:value-type="float">
            <text:p>1497.087 mm</text:p>
          </table:table-cell>
          <table:table-cell table:style-name="ce9" table:formula="of:=([.T505]/4000)*6.28*20.5679" office:value-type="float" office:value="1496.328299814" calcext:value-type="float">
            <text:p>1496.328 mm</text:p>
          </table:table-cell>
          <table:table-cell table:style-name="ce9" table:formula="of:=([.T505]/4000)*6.28*20.61" office:value-type="float" office:value="1499.3911026" calcext:value-type="float">
            <text:p>1499.391 mm</text:p>
          </table:table-cell>
          <table:table-cell table:style-name="ce2" office:value-type="float" office:value="46376" calcext:value-type="float">
            <text:p>46376</text:p>
          </table:table-cell>
          <table:table-cell/>
          <table:table-cell table:style-name="ce2" office:value-type="float" office:value="46269" calcext:value-type="float">
            <text:p>46269</text:p>
          </table:table-cell>
          <table:table-cell table:number-columns-repeated="2"/>
          <table:table-cell table:style-name="ce5" table:formula="of:=([.AB504]/4000)*2*PI()*20.5679" office:value-type="float" office:value="2994.30375043292" calcext:value-type="float">
            <text:p>2994.304 mm</text:p>
          </table:table-cell>
          <table:table-cell table:style-name="ce9" table:formula="of:=([.AB504]/4000)*6.28*20.5679" office:value-type="float" office:value="2992.78576604" calcext:value-type="float">
            <text:p>2992.786 mm</text:p>
          </table:table-cell>
          <table:table-cell table:style-name="ce9" table:formula="of:=([.AB504]/4000)*6.28*20.61" office:value-type="float" office:value="2998.911636" calcext:value-type="float">
            <text:p>2998.912 mm</text:p>
          </table:table-cell>
          <table:table-cell table:style-name="ce2" office:value-type="float" office:value="92680" calcext:value-type="float">
            <text:p>92680</text:p>
          </table:table-cell>
          <table:table-cell/>
          <table:table-cell table:style-name="ce2" office:value-type="float" office:value="92796" calcext:value-type="float">
            <text:p>92796</text:p>
          </table:table-cell>
          <table:table-cell table:number-columns-repeated="2"/>
          <table:table-cell table:style-name="ce5" table:formula="of:=([.AJ504]/4000)*2*PI()*20.5679" office:value-type="float" office:value="4492.39255712071" calcext:value-type="float">
            <text:p>4492.393 mm</text:p>
          </table:table-cell>
          <table:table-cell table:style-name="ce9" table:formula="of:=([.AJ504]/4000)*6.28*20.5679" office:value-type="float" office:value="4490.115105547" calcext:value-type="float">
            <text:p>4490.115 mm</text:p>
          </table:table-cell>
          <table:table-cell table:style-name="ce9" table:formula="of:=([.AJ504]/4000)*6.28*20.61" office:value-type="float" office:value="4499.3058273" calcext:value-type="float">
            <text:p>4499.306 mm</text:p>
          </table:table-cell>
          <table:table-cell table:style-name="ce2" office:value-type="float" office:value="139049" calcext:value-type="float">
            <text:p>139049</text:p>
          </table:table-cell>
          <table:table-cell/>
          <table:table-cell table:style-name="ce2" office:value-type="float" office:value="139249" calcext:value-type="float">
            <text:p>139249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505]/4000)*2*PI()*20.5679" office:value-type="float" office:value="659.793603704586" calcext:value-type="float">
            <text:p>659.794 mm</text:p>
          </table:table-cell>
          <table:table-cell table:style-name="ce9" table:formula="of:=([.D505]/4000)*6.28*20.5679" office:value-type="float" office:value="659.459116466" calcext:value-type="float">
            <text:p>659.459 mm</text:p>
          </table:table-cell>
          <table:table-cell table:style-name="ce9" table:formula="of:=([.D505]/4000)*6.28*20.61" office:value-type="float" office:value="660.8089494" calcext:value-type="float">
            <text:p>660.809 mm</text:p>
          </table:table-cell>
          <table:table-cell table:style-name="ce2" office:value-type="float" office:value="20422" calcext:value-type="float">
            <text:p>20422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 table:number-columns-repeated="2"/>
          <table:table-cell table:style-name="ce5" table:formula="of:=([.L505]/4000)*2*PI()*20.5679" office:value-type="float" office:value="750.320568623804" calcext:value-type="float">
            <text:p>750.321 mm</text:p>
          </table:table-cell>
          <table:table-cell table:style-name="ce9" table:formula="of:=([.L505]/4000)*6.28*20.5679" office:value-type="float" office:value="749.940188072" calcext:value-type="float">
            <text:p>749.940 mm</text:p>
          </table:table-cell>
          <table:table-cell table:style-name="ce9" table:formula="of:=([.L505]/4000)*6.28*20.61" office:value-type="float" office:value="751.4752248" calcext:value-type="float">
            <text:p>751.475 mm</text:p>
          </table:table-cell>
          <table:table-cell table:style-name="ce2" office:value-type="float" office:value="23224" calcext:value-type="float">
            <text:p>23224</text:p>
          </table:table-cell>
          <table:table-cell/>
          <table:table-cell table:style-name="ce2" office:value-type="float" office:value="23199" calcext:value-type="float">
            <text:p>23199</text:p>
          </table:table-cell>
          <table:table-cell table:number-columns-repeated="2"/>
          <table:table-cell table:style-name="ce5" table:formula="of:=([.T506]/4000)*2*PI()*20.5679" office:value-type="float" office:value="1497.95957476071" calcext:value-type="float">
            <text:p>1497.960 mm</text:p>
          </table:table-cell>
          <table:table-cell table:style-name="ce9" table:formula="of:=([.T506]/4000)*6.28*20.5679" office:value-type="float" office:value="1497.200173095" calcext:value-type="float">
            <text:p>1497.200 mm</text:p>
          </table:table-cell>
          <table:table-cell table:style-name="ce9" table:formula="of:=([.T506]/4000)*6.28*20.61" office:value-type="float" office:value="1500.2647605" calcext:value-type="float">
            <text:p>1500.265 mm</text:p>
          </table:table-cell>
          <table:table-cell table:style-name="ce2" office:value-type="float" office:value="46338" calcext:value-type="float">
            <text:p>46338</text:p>
          </table:table-cell>
          <table:table-cell/>
          <table:table-cell table:style-name="ce2" office:value-type="float" office:value="-46391" calcext:value-type="float">
            <text:p>-46391</text:p>
          </table:table-cell>
          <table:table-cell table:number-columns-repeated="2"/>
          <table:table-cell table:style-name="ce5" table:formula="of:=([.AB505]/4000)*2*PI()*20.5679" office:value-type="float" office:value="2994.85298612301" calcext:value-type="float">
            <text:p>2994.853 mm</text:p>
          </table:table-cell>
          <table:table-cell table:style-name="ce9" table:formula="of:=([.AB505]/4000)*6.28*20.5679" office:value-type="float" office:value="2993.334723291" calcext:value-type="float">
            <text:p>2993.335 mm</text:p>
          </table:table-cell>
          <table:table-cell table:style-name="ce9" table:formula="of:=([.AB505]/4000)*6.28*20.61" office:value-type="float" office:value="2999.4617169" calcext:value-type="float">
            <text:p>2999.462 mm</text:p>
          </table:table-cell>
          <table:table-cell table:style-name="ce2" office:value-type="float" office:value="92697" calcext:value-type="float">
            <text:p>92697</text:p>
          </table:table-cell>
          <table:table-cell/>
          <table:table-cell table:style-name="ce2" office:value-type="float" office:value="92191" calcext:value-type="float">
            <text:p>92191</text:p>
          </table:table-cell>
          <table:table-cell table:number-columns-repeated="2"/>
          <table:table-cell table:style-name="ce5" table:formula="of:=([.AJ505]/4000)*2*PI()*20.5679" office:value-type="float" office:value="4493.29718061026" calcext:value-type="float">
            <text:p>4493.297 mm</text:p>
          </table:table-cell>
          <table:table-cell table:style-name="ce9" table:formula="of:=([.AJ505]/4000)*6.28*20.5679" office:value-type="float" office:value="4491.019270431" calcext:value-type="float">
            <text:p>4491.019 mm</text:p>
          </table:table-cell>
          <table:table-cell table:style-name="ce9" table:formula="of:=([.AJ505]/4000)*6.28*20.61" office:value-type="float" office:value="4500.2118429" calcext:value-type="float">
            <text:p>4500.212 mm</text:p>
          </table:table-cell>
          <table:table-cell table:style-name="ce2" office:value-type="float" office:value="139077" calcext:value-type="float">
            <text:p>139077</text:p>
          </table:table-cell>
          <table:table-cell/>
          <table:table-cell table:style-name="ce2" office:value-type="float" office:value="139223" calcext:value-type="float">
            <text:p>139223</text:p>
          </table:table-cell>
          <table:table-cell table:number-columns-repeated="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202" calcext:value-type="float">
            <text:p>202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506]/4000)*2*PI()*20.5679" office:value-type="float" office:value="660.116683522285" calcext:value-type="float">
            <text:p>660.117 mm</text:p>
          </table:table-cell>
          <table:table-cell table:style-name="ce9" table:formula="of:=([.D506]/4000)*6.28*20.5679" office:value-type="float" office:value="659.782032496" calcext:value-type="float">
            <text:p>659.782 mm</text:p>
          </table:table-cell>
          <table:table-cell table:style-name="ce9" table:formula="of:=([.D506]/4000)*6.28*20.61" office:value-type="float" office:value="661.1325264" calcext:value-type="float">
            <text:p>661.133 mm</text:p>
          </table:table-cell>
          <table:table-cell table:style-name="ce2" office:value-type="float" office:value="20432" calcext:value-type="float">
            <text:p>20432</text:p>
          </table:table-cell>
          <table:table-cell/>
          <table:table-cell table:style-name="ce2" office:value-type="float" office:value="20447" calcext:value-type="float">
            <text:p>20447</text:p>
          </table:table-cell>
          <table:table-cell table:number-columns-repeated="2"/>
          <table:table-cell table:style-name="ce5" table:formula="of:=([.L506]/4000)*2*PI()*20.5679" office:value-type="float" office:value="749.739024951946" calcext:value-type="float">
            <text:p>749.739 mm</text:p>
          </table:table-cell>
          <table:table-cell table:style-name="ce9" table:formula="of:=([.L506]/4000)*6.28*20.5679" office:value-type="float" office:value="749.358939218" calcext:value-type="float">
            <text:p>749.359 mm</text:p>
          </table:table-cell>
          <table:table-cell table:style-name="ce9" table:formula="of:=([.L506]/4000)*6.28*20.61" office:value-type="float" office:value="750.8927862" calcext:value-type="float">
            <text:p>750.893 mm</text:p>
          </table:table-cell>
          <table:table-cell table:style-name="ce2" office:value-type="float" office:value="23206" calcext:value-type="float">
            <text:p>23206</text:p>
          </table:table-cell>
          <table:table-cell/>
          <table:table-cell table:style-name="ce2" office:value-type="float" office:value="23190" calcext:value-type="float">
            <text:p>23190</text:p>
          </table:table-cell>
          <table:table-cell table:number-columns-repeated="2"/>
          <table:table-cell table:style-name="ce5" table:formula="of:=([.T507]/4000)*2*PI()*20.5679" office:value-type="float" office:value="1498.05649870602" calcext:value-type="float">
            <text:p>1498.056 mm</text:p>
          </table:table-cell>
          <table:table-cell table:style-name="ce9" table:formula="of:=([.T507]/4000)*6.28*20.5679" office:value-type="float" office:value="1497.297047904" calcext:value-type="float">
            <text:p>1497.297 mm</text:p>
          </table:table-cell>
          <table:table-cell table:style-name="ce9" table:formula="of:=([.T507]/4000)*6.28*20.61" office:value-type="float" office:value="1500.3618336" calcext:value-type="float">
            <text:p>1500.362 mm</text:p>
          </table:table-cell>
          <table:table-cell table:style-name="ce2" office:value-type="float" office:value="46365" calcext:value-type="float">
            <text:p>46365</text:p>
          </table:table-cell>
          <table:table-cell/>
          <table:table-cell table:style-name="ce2" office:value-type="float" office:value="46389" calcext:value-type="float">
            <text:p>46389</text:p>
          </table:table-cell>
          <table:table-cell table:number-columns-repeated="2"/>
          <table:table-cell table:style-name="ce5" table:formula="of:=([.AB506]/4000)*2*PI()*20.5679" office:value-type="float" office:value="2994.72375419593" calcext:value-type="float">
            <text:p>2994.724 mm</text:p>
          </table:table-cell>
          <table:table-cell table:style-name="ce9" table:formula="of:=([.AB506]/4000)*6.28*20.5679" office:value-type="float" office:value="2993.205556879" calcext:value-type="float">
            <text:p>2993.206 mm</text:p>
          </table:table-cell>
          <table:table-cell table:style-name="ce9" table:formula="of:=([.AB506]/4000)*6.28*20.61" office:value-type="float" office:value="2999.3322861" calcext:value-type="float">
            <text:p>2999.332 mm</text:p>
          </table:table-cell>
          <table:table-cell table:style-name="ce2" office:value-type="float" office:value="92693" calcext:value-type="float">
            <text:p>92693</text:p>
          </table:table-cell>
          <table:table-cell/>
          <table:table-cell table:style-name="ce2" office:value-type="float" office:value="92802" calcext:value-type="float">
            <text:p>92802</text:p>
          </table:table-cell>
          <table:table-cell table:number-columns-repeated="2"/>
          <table:table-cell table:style-name="ce5" table:formula="of:=([.AJ506]/4000)*2*PI()*20.5679" office:value-type="float" office:value="4492.58640501133" calcext:value-type="float">
            <text:p>4492.586 mm</text:p>
          </table:table-cell>
          <table:table-cell table:style-name="ce9" table:formula="of:=([.AJ506]/4000)*6.28*20.5679" office:value-type="float" office:value="4490.308855165" calcext:value-type="float">
            <text:p>4490.309 mm</text:p>
          </table:table-cell>
          <table:table-cell table:style-name="ce9" table:formula="of:=([.AJ506]/4000)*6.28*20.61" office:value-type="float" office:value="4499.4999735" calcext:value-type="float">
            <text:p>4499.500 mm</text:p>
          </table:table-cell>
          <table:table-cell table:style-name="ce2" office:value-type="float" office:value="139055" calcext:value-type="float">
            <text:p>139055</text:p>
          </table:table-cell>
          <table:table-cell/>
          <table:table-cell table:style-name="ce2" office:value-type="float" office:value="139251" calcext:value-type="float">
            <text:p>139251</text:p>
          </table:table-cell>
          <table:table-cell table:number-columns-repeated="2"/>
          <table:table-cell table:style-name="ce2" office:value-type="float" office:value="213" calcext:value-type="float">
            <text:p>213</text:p>
          </table:table-cell>
          <table:table-cell table:style-name="ce2"/>
          <table:table-cell table:style-name="ce2" office:value-type="float" office:value="194" calcext:value-type="float">
            <text:p>194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507]/4000)*2*PI()*20.5679" office:value-type="float" office:value="659.858219668126" calcext:value-type="float">
            <text:p>659.858 mm</text:p>
          </table:table-cell>
          <table:table-cell table:style-name="ce9" table:formula="of:=([.D507]/4000)*6.28*20.5679" office:value-type="float" office:value="659.523699672" calcext:value-type="float">
            <text:p>659.524 mm</text:p>
          </table:table-cell>
          <table:table-cell table:style-name="ce9" table:formula="of:=([.D507]/4000)*6.28*20.61" office:value-type="float" office:value="660.8736648" calcext:value-type="float">
            <text:p>660.874 mm</text:p>
          </table:table-cell>
          <table:table-cell table:style-name="ce2" office:value-type="float" office:value="20424" calcext:value-type="float">
            <text:p>20424</text:p>
          </table:table-cell>
          <table:table-cell/>
          <table:table-cell table:style-name="ce2" office:value-type="float" office:value="20449" calcext:value-type="float">
            <text:p>20449</text:p>
          </table:table-cell>
          <table:table-cell table:number-columns-repeated="2"/>
          <table:table-cell table:style-name="ce5" table:formula="of:=([.L507]/4000)*2*PI()*20.5679" office:value-type="float" office:value="749.545177061326" calcext:value-type="float">
            <text:p>749.545 mm</text:p>
          </table:table-cell>
          <table:table-cell table:style-name="ce9" table:formula="of:=([.L507]/4000)*6.28*20.5679" office:value-type="float" office:value="749.1651896" calcext:value-type="float">
            <text:p>749.165 mm</text:p>
          </table:table-cell>
          <table:table-cell table:style-name="ce9" table:formula="of:=([.L507]/4000)*6.28*20.61" office:value-type="float" office:value="750.69864" calcext:value-type="float">
            <text:p>750.699 mm</text:p>
          </table:table-cell>
          <table:table-cell table:style-name="ce2" office:value-type="float" office:value="23200" calcext:value-type="float">
            <text:p>23200</text:p>
          </table:table-cell>
          <table:table-cell/>
          <table:table-cell table:style-name="ce2" office:value-type="float" office:value="23179" calcext:value-type="float">
            <text:p>23179</text:p>
          </table:table-cell>
          <table:table-cell table:number-columns-repeated="2"/>
          <table:table-cell table:style-name="ce5" table:formula="of:=([.T508]/4000)*2*PI()*20.5679" office:value-type="float" office:value="1497.99188274248" calcext:value-type="float">
            <text:p>1497.992 mm</text:p>
          </table:table-cell>
          <table:table-cell table:style-name="ce9" table:formula="of:=([.T508]/4000)*6.28*20.5679" office:value-type="float" office:value="1497.232464698" calcext:value-type="float">
            <text:p>1497.232 mm</text:p>
          </table:table-cell>
          <table:table-cell table:style-name="ce9" table:formula="of:=([.T508]/4000)*6.28*20.61" office:value-type="float" office:value="1500.2971182" calcext:value-type="float">
            <text:p>1500.297 mm</text:p>
          </table:table-cell>
          <table:table-cell table:style-name="ce2" office:value-type="float" office:value="46368" calcext:value-type="float">
            <text:p>46368</text:p>
          </table:table-cell>
          <table:table-cell/>
          <table:table-cell table:style-name="ce2" office:value-type="float" office:value="-46405" calcext:value-type="float">
            <text:p>-46405</text:p>
          </table:table-cell>
          <table:table-cell table:number-columns-repeated="2"/>
          <table:table-cell table:style-name="ce5" table:formula="of:=([.AB507]/4000)*2*PI()*20.5679" office:value-type="float" office:value="2994.43298236" calcext:value-type="float">
            <text:p>2994.433 mm</text:p>
          </table:table-cell>
          <table:table-cell table:style-name="ce9" table:formula="of:=([.AB507]/4000)*6.28*20.5679" office:value-type="float" office:value="2992.914932452" calcext:value-type="float">
            <text:p>2992.915 mm</text:p>
          </table:table-cell>
          <table:table-cell table:style-name="ce9" table:formula="of:=([.AB507]/4000)*6.28*20.61" office:value-type="float" office:value="2999.0410668" calcext:value-type="float">
            <text:p>2999.041 mm</text:p>
          </table:table-cell>
          <table:table-cell table:style-name="ce2" office:value-type="float" office:value="92684" calcext:value-type="float">
            <text:p>92684</text:p>
          </table:table-cell>
          <table:table-cell/>
          <table:table-cell table:style-name="ce2" office:value-type="float" office:value="92137" calcext:value-type="float">
            <text:p>92137</text:p>
          </table:table-cell>
          <table:table-cell table:number-columns-repeated="2"/>
          <table:table-cell table:style-name="ce5" table:formula="of:=([.AJ507]/4000)*2*PI()*20.5679" office:value-type="float" office:value="4493.49102850088" calcext:value-type="float">
            <text:p>4493.491 mm</text:p>
          </table:table-cell>
          <table:table-cell table:style-name="ce9" table:formula="of:=([.AJ507]/4000)*6.28*20.5679" office:value-type="float" office:value="4491.213020049" calcext:value-type="float">
            <text:p>4491.213 mm</text:p>
          </table:table-cell>
          <table:table-cell table:style-name="ce9" table:formula="of:=([.AJ507]/4000)*6.28*20.61" office:value-type="float" office:value="4500.4059891" calcext:value-type="float">
            <text:p>4500.406 mm</text:p>
          </table:table-cell>
          <table:table-cell table:style-name="ce2" office:value-type="float" office:value="139083" calcext:value-type="float">
            <text:p>139083</text:p>
          </table:table-cell>
          <table:table-cell/>
          <table:table-cell table:style-name="ce2" office:value-type="float" office:value="139229" calcext:value-type="float">
            <text:p>139229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508]/4000)*2*PI()*20.5679" office:value-type="float" office:value="660.052067558746" calcext:value-type="float">
            <text:p>660.052 mm</text:p>
          </table:table-cell>
          <table:table-cell table:style-name="ce9" table:formula="of:=([.D508]/4000)*6.28*20.5679" office:value-type="float" office:value="659.71744929" calcext:value-type="float">
            <text:p>659.717 mm</text:p>
          </table:table-cell>
          <table:table-cell table:style-name="ce9" table:formula="of:=([.D508]/4000)*6.28*20.61" office:value-type="float" office:value="661.067811" calcext:value-type="float">
            <text:p>661.068 mm</text:p>
          </table:table-cell>
          <table:table-cell table:style-name="ce2" office:value-type="float" office:value="20430" calcext:value-type="float">
            <text:p>20430</text:p>
          </table:table-cell>
          <table:table-cell/>
          <table:table-cell table:style-name="ce2" office:value-type="float" office:value="20442" calcext:value-type="float">
            <text:p>20442</text:p>
          </table:table-cell>
          <table:table-cell table:number-columns-repeated="2"/>
          <table:table-cell table:style-name="ce5" table:formula="of:=([.L508]/4000)*2*PI()*20.5679" office:value-type="float" office:value="749.545177061326" calcext:value-type="float">
            <text:p>749.545 mm</text:p>
          </table:table-cell>
          <table:table-cell table:style-name="ce9" table:formula="of:=([.L508]/4000)*6.28*20.5679" office:value-type="float" office:value="749.1651896" calcext:value-type="float">
            <text:p>749.165 mm</text:p>
          </table:table-cell>
          <table:table-cell table:style-name="ce9" table:formula="of:=([.L508]/4000)*6.28*20.61" office:value-type="float" office:value="750.69864" calcext:value-type="float">
            <text:p>750.699 mm</text:p>
          </table:table-cell>
          <table:table-cell table:style-name="ce2" office:value-type="float" office:value="23200" calcext:value-type="float">
            <text:p>23200</text:p>
          </table:table-cell>
          <table:table-cell/>
          <table:table-cell table:style-name="ce2" office:value-type="float" office:value="23186" calcext:value-type="float">
            <text:p>23186</text:p>
          </table:table-cell>
          <table:table-cell table:number-columns-repeated="2"/>
          <table:table-cell table:style-name="ce5" table:formula="of:=([.T509]/4000)*2*PI()*20.5679" office:value-type="float" office:value="1497.50726301593" calcext:value-type="float">
            <text:p>1497.507 mm</text:p>
          </table:table-cell>
          <table:table-cell table:style-name="ce9" table:formula="of:=([.T509]/4000)*6.28*20.5679" office:value-type="float" office:value="1496.748090653" calcext:value-type="float">
            <text:p>1496.748 mm</text:p>
          </table:table-cell>
          <table:table-cell table:style-name="ce9" table:formula="of:=([.T509]/4000)*6.28*20.61" office:value-type="float" office:value="1499.8117527" calcext:value-type="float">
            <text:p>1499.812 mm</text:p>
          </table:table-cell>
          <table:table-cell table:style-name="ce2" office:value-type="float" office:value="46366" calcext:value-type="float">
            <text:p>46366</text:p>
          </table:table-cell>
          <table:table-cell/>
          <table:table-cell table:style-name="ce2" office:value-type="float" office:value="46395" calcext:value-type="float">
            <text:p>46395</text:p>
          </table:table-cell>
          <table:table-cell table:number-columns-repeated="2"/>
          <table:table-cell table:style-name="ce5" table:formula="of:=([.AB508]/4000)*2*PI()*20.5679" office:value-type="float" office:value="2994.01297859699" calcext:value-type="float">
            <text:p>2994.013 mm</text:p>
          </table:table-cell>
          <table:table-cell table:style-name="ce9" table:formula="of:=([.AB508]/4000)*6.28*20.5679" office:value-type="float" office:value="2992.495141613" calcext:value-type="float">
            <text:p>2992.495 mm</text:p>
          </table:table-cell>
          <table:table-cell table:style-name="ce9" table:formula="of:=([.AB508]/4000)*6.28*20.61" office:value-type="float" office:value="2998.6204167" calcext:value-type="float">
            <text:p>2998.620 mm</text:p>
          </table:table-cell>
          <table:table-cell table:style-name="ce2" office:value-type="float" office:value="92671" calcext:value-type="float">
            <text:p>92671</text:p>
          </table:table-cell>
          <table:table-cell/>
          <table:table-cell table:style-name="ce2" office:value-type="float" office:value="92299" calcext:value-type="float">
            <text:p>92299</text:p>
          </table:table-cell>
          <table:table-cell table:number-columns-repeated="2"/>
          <table:table-cell table:style-name="ce5" table:formula="of:=([.AJ508]/4000)*2*PI()*20.5679" office:value-type="float" office:value="4492.06947730301" calcext:value-type="float">
            <text:p>4492.069 mm</text:p>
          </table:table-cell>
          <table:table-cell table:style-name="ce9" table:formula="of:=([.AJ508]/4000)*6.28*20.5679" office:value-type="float" office:value="4489.792189517" calcext:value-type="float">
            <text:p>4489.792 mm</text:p>
          </table:table-cell>
          <table:table-cell table:style-name="ce9" table:formula="of:=([.AJ508]/4000)*6.28*20.61" office:value-type="float" office:value="4498.9822503" calcext:value-type="float">
            <text:p>4498.982 mm</text:p>
          </table:table-cell>
          <table:table-cell table:style-name="ce2" office:value-type="float" office:value="139039" calcext:value-type="float">
            <text:p>139039</text:p>
          </table:table-cell>
          <table:table-cell/>
          <table:table-cell table:style-name="ce2" office:value-type="float" office:value="139245" calcext:value-type="float">
            <text:p>139245</text:p>
          </table:table-cell>
          <table:table-cell table:number-columns-repeated="2"/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float" office:value="197" calcext:value-type="float">
            <text:p>197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509]/4000)*2*PI()*20.5679" office:value-type="float" office:value="659.793603704586" calcext:value-type="float">
            <text:p>659.794 mm</text:p>
          </table:table-cell>
          <table:table-cell table:style-name="ce9" table:formula="of:=([.D509]/4000)*6.28*20.5679" office:value-type="float" office:value="659.459116466" calcext:value-type="float">
            <text:p>659.459 mm</text:p>
          </table:table-cell>
          <table:table-cell table:style-name="ce9" table:formula="of:=([.D509]/4000)*6.28*20.61" office:value-type="float" office:value="660.8089494" calcext:value-type="float">
            <text:p>660.809 mm</text:p>
          </table:table-cell>
          <table:table-cell table:style-name="ce2" office:value-type="float" office:value="20422" calcext:value-type="float">
            <text:p>20422</text:p>
          </table:table-cell>
          <table:table-cell/>
          <table:table-cell table:style-name="ce2" office:value-type="float" office:value="20448" calcext:value-type="float">
            <text:p>20448</text:p>
          </table:table-cell>
          <table:table-cell table:number-columns-repeated="2"/>
          <table:table-cell table:style-name="ce5" table:formula="of:=([.L509]/4000)*2*PI()*20.5679" office:value-type="float" office:value="750.255952660264" calcext:value-type="float">
            <text:p>750.256 mm</text:p>
          </table:table-cell>
          <table:table-cell table:style-name="ce9" table:formula="of:=([.L509]/4000)*6.28*20.5679" office:value-type="float" office:value="749.875604866" calcext:value-type="float">
            <text:p>749.876 mm</text:p>
          </table:table-cell>
          <table:table-cell table:style-name="ce9" table:formula="of:=([.L509]/4000)*6.28*20.61" office:value-type="float" office:value="751.4105094" calcext:value-type="float">
            <text:p>751.411 mm</text:p>
          </table:table-cell>
          <table:table-cell table:style-name="ce2" office:value-type="float" office:value="23222" calcext:value-type="float">
            <text:p>23222</text:p>
          </table:table-cell>
          <table:table-cell/>
          <table:table-cell table:style-name="ce2" office:value-type="float" office:value="23196" calcext:value-type="float">
            <text:p>23196</text:p>
          </table:table-cell>
          <table:table-cell table:number-columns-repeated="2"/>
          <table:table-cell table:style-name="ce5" table:formula="of:=([.T510]/4000)*2*PI()*20.5679" office:value-type="float" office:value="1497.60418696124" calcext:value-type="float">
            <text:p>1497.604 mm</text:p>
          </table:table-cell>
          <table:table-cell table:style-name="ce9" table:formula="of:=([.T510]/4000)*6.28*20.5679" office:value-type="float" office:value="1496.844965462" calcext:value-type="float">
            <text:p>1496.845 mm</text:p>
          </table:table-cell>
          <table:table-cell table:style-name="ce9" table:formula="of:=([.T510]/4000)*6.28*20.61" office:value-type="float" office:value="1499.9088258" calcext:value-type="float">
            <text:p>1499.909 mm</text:p>
          </table:table-cell>
          <table:table-cell table:style-name="ce2" office:value-type="float" office:value="46351" calcext:value-type="float">
            <text:p>46351</text:p>
          </table:table-cell>
          <table:table-cell/>
          <table:table-cell table:style-name="ce2" office:value-type="float" office:value="-46404" calcext:value-type="float">
            <text:p>-46404</text:p>
          </table:table-cell>
          <table:table-cell table:number-columns-repeated="2"/>
          <table:table-cell table:style-name="ce5" table:formula="of:=([.AB509]/4000)*2*PI()*20.5679" office:value-type="float" office:value="2994.56221428708" calcext:value-type="float">
            <text:p>2994.562 mm</text:p>
          </table:table-cell>
          <table:table-cell table:style-name="ce9" table:formula="of:=([.AB509]/4000)*6.28*20.5679" office:value-type="float" office:value="2993.044098864" calcext:value-type="float">
            <text:p>2993.044 mm</text:p>
          </table:table-cell>
          <table:table-cell table:style-name="ce9" table:formula="of:=([.AB509]/4000)*6.28*20.61" office:value-type="float" office:value="2999.1704976" calcext:value-type="float">
            <text:p>2999.170 mm</text:p>
          </table:table-cell>
          <table:table-cell table:style-name="ce2" office:value-type="float" office:value="92688" calcext:value-type="float">
            <text:p>92688</text:p>
          </table:table-cell>
          <table:table-cell/>
          <table:table-cell table:style-name="ce2" office:value-type="float" office:value="92801" calcext:value-type="float">
            <text:p>92801</text:p>
          </table:table-cell>
          <table:table-cell table:number-columns-repeated="2"/>
          <table:table-cell table:style-name="ce5" table:formula="of:=([.AJ509]/4000)*2*PI()*20.5679" office:value-type="float" office:value="4493.16794868318" calcext:value-type="float">
            <text:p>4493.168 mm</text:p>
          </table:table-cell>
          <table:table-cell table:style-name="ce9" table:formula="of:=([.AJ509]/4000)*6.28*20.5679" office:value-type="float" office:value="4490.890104019" calcext:value-type="float">
            <text:p>4490.890 mm</text:p>
          </table:table-cell>
          <table:table-cell table:style-name="ce9" table:formula="of:=([.AJ509]/4000)*6.28*20.61" office:value-type="float" office:value="4500.0824121" calcext:value-type="float">
            <text:p>4500.082 mm</text:p>
          </table:table-cell>
          <table:table-cell table:style-name="ce2" office:value-type="float" office:value="139073" calcext:value-type="float">
            <text:p>139073</text:p>
          </table:table-cell>
          <table:table-cell/>
          <table:table-cell table:style-name="ce2" office:value-type="float" office:value="139211" calcext:value-type="float">
            <text:p>139211</text:p>
          </table:table-cell>
          <table:table-cell table:number-columns-repeated="2"/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5" table:formula="of:=([.D510]/4000)*2*PI()*20.5679" office:value-type="float" office:value="660.181299485825" calcext:value-type="float">
            <text:p>660.181 mm</text:p>
          </table:table-cell>
          <table:table-cell table:style-name="ce9" table:formula="of:=([.D510]/4000)*6.28*20.5679" office:value-type="float" office:value="659.846615702" calcext:value-type="float">
            <text:p>659.847 mm</text:p>
          </table:table-cell>
          <table:table-cell table:style-name="ce9" table:formula="of:=([.D510]/4000)*6.28*20.61" office:value-type="float" office:value="661.1972418" calcext:value-type="float">
            <text:p>661.197 mm</text:p>
          </table:table-cell>
          <table:table-cell table:style-name="ce2" office:value-type="float" office:value="20434" calcext:value-type="float">
            <text:p>20434</text:p>
          </table:table-cell>
          <table:table-cell/>
          <table:table-cell table:style-name="ce2" office:value-type="float" office:value="20446" calcext:value-type="float">
            <text:p>20446</text:p>
          </table:table-cell>
          <table:table-cell table:number-columns-repeated="2"/>
          <table:table-cell table:style-name="ce5" table:formula="of:=([.L510]/4000)*2*PI()*20.5679" office:value-type="float" office:value="749.609793024866" calcext:value-type="float">
            <text:p>749.610 mm</text:p>
          </table:table-cell>
          <table:table-cell table:style-name="ce9" table:formula="of:=([.L510]/4000)*6.28*20.5679" office:value-type="float" office:value="749.229772806" calcext:value-type="float">
            <text:p>749.230 mm</text:p>
          </table:table-cell>
          <table:table-cell table:style-name="ce9" table:formula="of:=([.L510]/4000)*6.28*20.61" office:value-type="float" office:value="750.7633554" calcext:value-type="float">
            <text:p>750.763 mm</text:p>
          </table:table-cell>
          <table:table-cell table:style-name="ce2" office:value-type="float" office:value="23202" calcext:value-type="float">
            <text:p>23202</text:p>
          </table:table-cell>
          <table:table-cell/>
          <table:table-cell table:style-name="ce2" office:value-type="float" office:value="23191" calcext:value-type="float">
            <text:p>23191</text:p>
          </table:table-cell>
          <table:table-cell table:number-columns-repeated="3"/>
          <table:table-cell table:style-name="ce14"/>
          <table:table-cell table:style-name="ce18"/>
          <table:table-cell table:style-name="ce2" office:value-type="float" office:value="46354" calcext:value-type="float">
            <text:p>46354</text:p>
          </table:table-cell>
          <table:table-cell/>
          <table:table-cell table:style-name="ce2" office:value-type="float" office:value="46389" calcext:value-type="float">
            <text:p>46389</text:p>
          </table:table-cell>
          <table:table-cell table:number-columns-repeated="2"/>
          <table:table-cell table:style-name="ce5" table:formula="of:=([.AB510]/4000)*2*PI()*20.5679" office:value-type="float" office:value="2995.33760584956" calcext:value-type="float">
            <text:p>2995.338 mm</text:p>
          </table:table-cell>
          <table:table-cell table:style-name="ce9" table:formula="of:=([.AB510]/4000)*6.28*20.5679" office:value-type="float" office:value="2993.819097336" calcext:value-type="float">
            <text:p>2993.819 mm</text:p>
          </table:table-cell>
          <table:table-cell table:style-name="ce9" table:formula="of:=([.AB510]/4000)*6.28*20.61" office:value-type="float" office:value="2999.9470824" calcext:value-type="float">
            <text:p>2999.947 mm</text:p>
          </table:table-cell>
          <table:table-cell table:style-name="ce2" office:value-type="float" office:value="92712" calcext:value-type="float">
            <text:p>92712</text:p>
          </table:table-cell>
          <table:table-cell/>
          <table:table-cell table:style-name="ce2" office:value-type="float" office:value="92255" calcext:value-type="float">
            <text:p>92255</text:p>
          </table:table-cell>
          <table:table-cell table:number-columns-repeated="2"/>
          <table:table-cell table:style-name="ce5" table:formula="of:=([.AJ510]/4000)*2*PI()*20.5679" office:value-type="float" office:value="4491.9725533577" calcext:value-type="float">
            <text:p>4491.973 mm</text:p>
          </table:table-cell>
          <table:table-cell table:style-name="ce9" table:formula="of:=([.AJ510]/4000)*6.28*20.5679" office:value-type="float" office:value="4489.695314708" calcext:value-type="float">
            <text:p>4489.695 mm</text:p>
          </table:table-cell>
          <table:table-cell table:style-name="ce9" table:formula="of:=([.AJ510]/4000)*6.28*20.61" office:value-type="float" office:value="4498.8851772" calcext:value-type="float">
            <text:p>4498.885 mm</text:p>
          </table:table-cell>
          <table:table-cell table:style-name="ce2" office:value-type="float" office:value="139036" calcext:value-type="float">
            <text:p>139036</text:p>
          </table:table-cell>
          <table:table-cell/>
          <table:table-cell table:style-name="ce2" office:value-type="float" office:value="139242" calcext:value-type="float">
            <text:p>139242</text:p>
          </table:table-cell>
          <table:table-cell table:number-columns-repeated="2"/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96" calcext:value-type="float">
            <text:p>196</text:p>
          </table:table-cell>
          <table:table-cell table:style-name="ce2"/>
          <table:table-cell table:number-columns-repeated="980"/>
        </table:table-row>
        <table:table-row table:style-name="ro1">
          <table:table-cell table:number-columns-repeated="17"/>
          <table:table-cell table:style-name="ce14"/>
          <table:table-cell table:style-name="ce1"/>
          <table:table-cell table:number-columns-repeated="21"/>
          <table:table-cell table:style-name="ce2" office:value-type="float" office:value="217" calcext:value-type="float">
            <text:p>217</text:p>
          </table:table-cell>
          <table:table-cell/>
          <table:table-cell table:style-name="ce2" office:value-type="float" office:value="195" calcext:value-type="float">
            <text:p>195</text:p>
          </table:table-cell>
          <table:table-cell table:number-columns-repeated="981"/>
        </table:table-row>
        <table:table-row table:style-name="ro1">
          <table:table-cell table:number-columns-repeated="10"/>
          <table:table-cell table:style-name="ce1" table:number-columns-repeated="4"/>
          <table:table-cell table:number-columns-repeated="3"/>
          <table:table-cell table:style-name="ce14"/>
          <table:table-cell/>
          <table:table-cell table:style-name="ce1" table:number-columns-repeated="3"/>
          <table:table-cell table:number-columns-repeated="1002"/>
        </table:table-row>
        <table:table-row table:style-name="ro1">
          <table:table-cell/>
          <table:table-cell table:style-name="ce10" office:value-type="string" calcext:value-type="string">
            <text:p>VAR 110 LEFT 0.66M</text:p>
            <text:p>DISTANCE</text:p>
          </table:table-cell>
          <table:table-cell/>
          <table:table-cell table:style-name="ce12" office:value-type="string" calcext:value-type="string">
            <text:p>VAR 110 LEFT 0.66M</text:p>
          </table:table-cell>
          <table:table-cell/>
          <table:table-cell table:style-name="ce12" office:value-type="string" calcext:value-type="string">
            <text:p>VAR 110 RIGHT 0.66M</text:p>
          </table:table-cell>
          <table:table-cell table:number-columns-repeated="3"/>
          <table:table-cell table:style-name="ce10" office:value-type="string" calcext:value-type="string">
            <text:p>VAR 110 LEFT 0.75M</text:p>
            <text:p>DISTANCE</text:p>
          </table:table-cell>
          <table:table-cell/>
          <table:table-cell table:style-name="ce12" office:value-type="string" calcext:value-type="string">
            <text:p>VAR 110 LEFT 0.75M</text:p>
          </table:table-cell>
          <table:table-cell/>
          <table:table-cell table:style-name="ce12" office:value-type="string" calcext:value-type="string">
            <text:p>VAR 110 RIGHT 0.75M</text:p>
          </table:table-cell>
          <table:table-cell table:number-columns-repeated="3"/>
          <table:table-cell table:style-name="ce10" office:value-type="string" calcext:value-type="string">
            <text:p>VAR 110 LEFT 1.5M</text:p>
            <text:p>DISTANCE</text:p>
          </table:table-cell>
          <table:table-cell/>
          <table:table-cell table:style-name="ce12" office:value-type="string" calcext:value-type="string">
            <text:p>VAR 110 LEFT 1.5M</text:p>
          </table:table-cell>
          <table:table-cell/>
          <table:table-cell table:style-name="ce12" office:value-type="string" calcext:value-type="string">
            <text:p>VAR 110 RIGHT 1.5M</text:p>
          </table:table-cell>
          <table:table-cell table:number-columns-repeated="3"/>
          <table:table-cell table:style-name="ce10" office:value-type="string" calcext:value-type="string">
            <text:p>VAR 110 LEFT 3M</text:p>
            <text:p>DISTANCE</text:p>
          </table:table-cell>
          <table:table-cell/>
          <table:table-cell table:style-name="ce12" office:value-type="string" calcext:value-type="string">
            <text:p>VAR 110 LEFT 3M</text:p>
          </table:table-cell>
          <table:table-cell/>
          <table:table-cell table:style-name="ce12" office:value-type="string" calcext:value-type="string">
            <text:p>VAR 110 RIGHT 3M</text:p>
          </table:table-cell>
          <table:table-cell table:number-columns-repeated="3"/>
          <table:table-cell table:style-name="ce10" office:value-type="string" calcext:value-type="string">
            <text:p>VAR 110 LEFT 4.5M</text:p>
            <text:p>DISTANCE</text:p>
          </table:table-cell>
          <table:table-cell/>
          <table:table-cell table:style-name="ce12" office:value-type="string" calcext:value-type="string">
            <text:p>VAR 110 LEFT 4.5M</text:p>
          </table:table-cell>
          <table:table-cell/>
          <table:table-cell table:style-name="ce12" office:value-type="string" calcext:value-type="string">
            <text:p>VAR 110 RIGHT 4.5M</text:p>
          </table:table-cell>
          <table:table-cell table:number-columns-repeated="2"/>
          <table:table-cell table:style-name="ce12" office:value-type="string" calcext:value-type="string">
            <text:p>VAR 110 LEFT 20CM</text:p>
          </table:table-cell>
          <table:table-cell/>
          <table:table-cell table:style-name="ce12" office:value-type="string" calcext:value-type="string">
            <text:p>VAR 110 LEFT 20CM</text:p>
          </table:table-cell>
          <table:table-cell table:number-columns-repeated="981"/>
        </table:table-row>
        <table:table-row table:style-name="ro1">
          <table:table-cell/>
          <table:table-cell table:style-name="ce11" table:formula="of:=VAR([.B400:.B510])" office:value-type="float" office:value="0.03107046316" calcext:value-type="float">
            <text:p>0.03107046316</text:p>
          </table:table-cell>
          <table:table-cell/>
          <table:table-cell table:style-name="ce11" table:formula="of:=VAR([.D400:.D510])" office:value-type="float" office:value="29.796724" calcext:value-type="float">
            <text:p>29.796724</text:p>
          </table:table-cell>
          <table:table-cell/>
          <table:table-cell table:style-name="ce11" table:formula="of:=VAR([.F400:.F510])" office:value-type="float" office:value="16.56232596" calcext:value-type="float">
            <text:p>16.56232596</text:p>
          </table:table-cell>
          <table:table-cell table:number-columns-repeated="3"/>
          <table:table-cell table:style-name="ce11" table:formula="of:=VAR([.J400:.J510])" office:value-type="float" office:value="0.2126632966" calcext:value-type="float">
            <text:p>0.2126632966</text:p>
          </table:table-cell>
          <table:table-cell/>
          <table:table-cell table:style-name="ce11" table:formula="of:=VAR([.L400:.L510])" office:value-type="float" office:value="203.9451269" calcext:value-type="float">
            <text:p>203.9451269</text:p>
          </table:table-cell>
          <table:table-cell/>
          <table:table-cell table:style-name="ce11" table:formula="of:=VAR([.N400:.N510])" office:value-type="float" office:value="175.3475839" calcext:value-type="float">
            <text:p>175.3475839</text:p>
          </table:table-cell>
          <table:table-cell table:number-columns-repeated="3"/>
          <table:table-cell table:style-name="ce11" table:formula="of:=VAR([.R400:.R510])" office:value-type="float" office:value="0.4727204603" calcext:value-type="float">
            <text:p>0.4727204603</text:p>
          </table:table-cell>
          <table:table-cell/>
          <table:table-cell table:style-name="ce11" table:formula="of:=VAR([.T400:.T510])" office:value-type="float" office:value="454.1490581" calcext:value-type="float">
            <text:p>454.1490581</text:p>
          </table:table-cell>
          <table:table-cell/>
          <table:table-cell table:style-name="ce11" table:formula="of:=VAR([.V400:.V510])" office:value-type="float" office:value="1813206352" calcext:value-type="float">
            <text:p>1813206352</text:p>
          </table:table-cell>
          <table:table-cell table:number-columns-repeated="3"/>
          <table:table-cell table:style-name="ce11" table:formula="of:=VAR([.Z400:.Z510])" office:value-type="float" office:value="0.6878492817" calcext:value-type="float">
            <text:p>0.6878492817</text:p>
          </table:table-cell>
          <table:table-cell/>
          <table:table-cell table:style-name="ce11" table:formula="of:=VAR([.AB400:.AB510])" office:value-type="float" office:value="659.6507781" calcext:value-type="float">
            <text:p>659.6507781</text:p>
          </table:table-cell>
          <table:table-cell/>
          <table:table-cell table:style-name="ce11" table:formula="of:=VAR([.AD400:.AD510])" office:value-type="float" office:value="79241.39869" calcext:value-type="float">
            <text:p>79241.39869</text:p>
          </table:table-cell>
          <table:table-cell table:number-columns-repeated="3"/>
          <table:table-cell table:style-name="ce11" table:formula="of:=VAR([.AH400:.AH510])" office:value-type="float" office:value="1.00172127" calcext:value-type="float">
            <text:p>1.00172127</text:p>
          </table:table-cell>
          <table:table-cell/>
          <table:table-cell table:style-name="ce11" table:formula="of:=VAR([.AJ400:.AJ510])" office:value-type="float" office:value="960.6555283" calcext:value-type="float">
            <text:p>960.6555283</text:p>
          </table:table-cell>
          <table:table-cell/>
          <table:table-cell table:style-name="ce11" table:formula="of:=VAR([.AL400:.AL510])" office:value-type="float" office:value="399.4316134" calcext:value-type="float">
            <text:p>399.4316134</text:p>
          </table:table-cell>
          <table:table-cell table:number-columns-repeated="2"/>
          <table:table-cell table:style-name="ce11" table:formula="of:=VAR([.AO400:.AO511])" office:value-type="float" office:value="2.72972973" calcext:value-type="float">
            <text:p>2.72972973</text:p>
          </table:table-cell>
          <table:table-cell/>
          <table:table-cell table:style-name="ce11" table:formula="of:=VAR([.AQ400:.AQ511])" office:value-type="float" office:value="5.389880952" calcext:value-type="float">
            <text:p>5.389880952</text:p>
          </table:table-cell>
          <table:table-cell table:number-columns-repeated="98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ST_DEV 110 LEFT 0.66M</text:p>
            <text:p>DISTANCE</text:p>
          </table:table-cell>
          <table:table-cell/>
          <table:table-cell table:style-name="ce12" office:value-type="string" calcext:value-type="string">
            <text:p>STD_DEV 110 LEFT 0.66M</text:p>
          </table:table-cell>
          <table:table-cell/>
          <table:table-cell table:style-name="ce12" office:value-type="string" calcext:value-type="string">
            <text:p>STD_DEV 110 RIGHT 0.66M</text:p>
          </table:table-cell>
          <table:table-cell table:number-columns-repeated="3"/>
          <table:table-cell table:style-name="ce10" office:value-type="string" calcext:value-type="string">
            <text:p>ST_DEV 110 LEFT 0.75M</text:p>
            <text:p>DISTANCE</text:p>
          </table:table-cell>
          <table:table-cell/>
          <table:table-cell table:style-name="ce12" office:value-type="string" calcext:value-type="string">
            <text:p>STD_DEV 110 LEFT 0.75M</text:p>
          </table:table-cell>
          <table:table-cell/>
          <table:table-cell table:style-name="ce12" office:value-type="string" calcext:value-type="string">
            <text:p>STD_DEV 110 RIGHT 0.75M</text:p>
          </table:table-cell>
          <table:table-cell table:number-columns-repeated="3"/>
          <table:table-cell table:style-name="ce10" office:value-type="string" calcext:value-type="string">
            <text:p>ST_DEV 110 LEFT 1.5M</text:p>
            <text:p>DISTANCE</text:p>
          </table:table-cell>
          <table:table-cell/>
          <table:table-cell table:style-name="ce12" office:value-type="string" calcext:value-type="string">
            <text:p>STD_DEV 110 LEFT 1.5M</text:p>
          </table:table-cell>
          <table:table-cell/>
          <table:table-cell table:style-name="ce12" office:value-type="string" calcext:value-type="string">
            <text:p>STD_DEV 110 RIGHT 1.5M</text:p>
          </table:table-cell>
          <table:table-cell table:number-columns-repeated="3"/>
          <table:table-cell table:style-name="ce10" office:value-type="string" calcext:value-type="string">
            <text:p>ST_DEV 110 LEFT 3M</text:p>
            <text:p>DISTANCE</text:p>
          </table:table-cell>
          <table:table-cell/>
          <table:table-cell table:style-name="ce12" office:value-type="string" calcext:value-type="string">
            <text:p>STD_DEV 110 LEFT 3M</text:p>
          </table:table-cell>
          <table:table-cell/>
          <table:table-cell table:style-name="ce12" office:value-type="string" calcext:value-type="string">
            <text:p>STD_DEV 110 RIGHT 3M</text:p>
          </table:table-cell>
          <table:table-cell table:number-columns-repeated="3"/>
          <table:table-cell table:style-name="ce10" office:value-type="string" calcext:value-type="string">
            <text:p>ST_DEV 110 LEFT 4.5M</text:p>
            <text:p>DISTANCE</text:p>
          </table:table-cell>
          <table:table-cell/>
          <table:table-cell table:style-name="ce12" office:value-type="string" calcext:value-type="string">
            <text:p>STD_DEV 110 LEFT 4.5M</text:p>
          </table:table-cell>
          <table:table-cell/>
          <table:table-cell table:style-name="ce12" office:value-type="string" calcext:value-type="string">
            <text:p>STD_DEV 110 RIGHT 4.5M</text:p>
          </table:table-cell>
          <table:table-cell table:number-columns-repeated="2"/>
          <table:table-cell table:style-name="ce19" office:value-type="string" calcext:value-type="string">
            <text:p>MEDIAN 110 LEFT 20CM</text:p>
          </table:table-cell>
          <table:table-cell/>
          <table:table-cell table:style-name="ce19" office:value-type="string" calcext:value-type="string">
            <text:p>MEDIAN 110 LEFT 20CM</text:p>
          </table:table-cell>
          <table:table-cell table:number-columns-repeated="981"/>
        </table:table-row>
        <table:table-row table:style-name="ro1">
          <table:table-cell/>
          <table:table-cell table:style-name="ce11" table:formula="of:=STDEV([.B400:.B510])" office:value-type="float" office:value="0.176268157" calcext:value-type="float">
            <text:p>0.176268157</text:p>
          </table:table-cell>
          <table:table-cell/>
          <table:table-cell table:style-name="ce11" table:formula="of:=STDEV([.D400:.D510])" office:value-type="float" office:value="5.458637559" calcext:value-type="float">
            <text:p>5.458637559</text:p>
          </table:table-cell>
          <table:table-cell/>
          <table:table-cell table:style-name="ce11" table:formula="of:=STDEV([.F400:.F510])" office:value-type="float" office:value="4.069683767" calcext:value-type="float">
            <text:p>4.069683767</text:p>
          </table:table-cell>
          <table:table-cell table:number-columns-repeated="3"/>
          <table:table-cell table:style-name="ce11" table:formula="of:=STDEV([.J400:.J510])" office:value-type="float" office:value="0.4611543089" calcext:value-type="float">
            <text:p>0.4611543089</text:p>
          </table:table-cell>
          <table:table-cell/>
          <table:table-cell table:style-name="ce11" table:formula="of:=STDEV([.L400:.L510])" office:value-type="float" office:value="14.28093579" calcext:value-type="float">
            <text:p>14.28093579</text:p>
          </table:table-cell>
          <table:table-cell/>
          <table:table-cell table:style-name="ce11" table:formula="of:=STDEV([.N400:.N510])" office:value-type="float" office:value="13.24188748" calcext:value-type="float">
            <text:p>13.24188748</text:p>
          </table:table-cell>
          <table:table-cell table:number-columns-repeated="3"/>
          <table:table-cell table:style-name="ce11" table:formula="of:=STDEV([.R400:.R510])" office:value-type="float" office:value="0.6875466968" calcext:value-type="float">
            <text:p>0.6875466968</text:p>
          </table:table-cell>
          <table:table-cell/>
          <table:table-cell table:style-name="ce11" table:formula="of:=STDEV([.T400:.T510])" office:value-type="float" office:value="21.31077329" calcext:value-type="float">
            <text:p>21.31077329</text:p>
          </table:table-cell>
          <table:table-cell/>
          <table:table-cell table:style-name="ce11" table:formula="of:=STDEV([.V400:.V510])" office:value-type="float" office:value="42581.76079" calcext:value-type="float">
            <text:p>42581.76079</text:p>
          </table:table-cell>
          <table:table-cell table:number-columns-repeated="3"/>
          <table:table-cell table:style-name="ce11" table:formula="of:=STDEV([.Z400:.Z510])" office:value-type="float" office:value="0.8293667956" calcext:value-type="float">
            <text:p>0.8293667956</text:p>
          </table:table-cell>
          <table:table-cell/>
          <table:table-cell table:style-name="ce11" table:formula="of:=STDEV([.AB400:.AB510])" office:value-type="float" office:value="25.68366754" calcext:value-type="float">
            <text:p>25.68366754</text:p>
          </table:table-cell>
          <table:table-cell/>
          <table:table-cell table:style-name="ce11" table:formula="of:=STDEV([.AD400:.AD510])" office:value-type="float" office:value="281.4984879" calcext:value-type="float">
            <text:p>281.4984879</text:p>
          </table:table-cell>
          <table:table-cell table:number-columns-repeated="3"/>
          <table:table-cell table:style-name="ce11" table:formula="of:=STDEV([.AH400:.AH510])" office:value-type="float" office:value="1.000860265" calcext:value-type="float">
            <text:p>1.000860265</text:p>
          </table:table-cell>
          <table:table-cell/>
          <table:table-cell table:style-name="ce11" table:formula="of:=STDEV([.AJ400:.AJ510])" office:value-type="float" office:value="30.99444351" calcext:value-type="float">
            <text:p>30.99444351</text:p>
          </table:table-cell>
          <table:table-cell/>
          <table:table-cell table:style-name="ce11" table:formula="of:=STDEV([.AL400:.AL510])" office:value-type="float" office:value="19.98578528" calcext:value-type="float">
            <text:p>19.98578528</text:p>
          </table:table-cell>
          <table:table-cell table:number-columns-repeated="2"/>
          <table:table-cell table:style-name="ce11" table:formula="of:=MEDIAN([.AO400:.AO511])" office:value-type="float" office:value="217" calcext:value-type="float">
            <text:p>217</text:p>
          </table:table-cell>
          <table:table-cell/>
          <table:table-cell table:style-name="ce11" table:formula="of:=MEDIAN([.AQ400:.AQ511])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number-columns-repeated="17"/>
          <table:table-cell table:style-name="ce14"/>
          <table:table-cell table:number-columns-repeated="1006"/>
        </table:table-row>
        <table:table-row table:style-name="ro1">
          <table:table-cell table:number-columns-repeated="17"/>
          <table:table-cell table:style-name="ce14"/>
          <table:table-cell table:style-name="ce1"/>
          <table:table-cell table:number-columns-repeated="1005"/>
        </table:table-row>
        <table:table-row table:style-name="ro1">
          <table:table-cell table:number-columns-repeated="10"/>
          <table:table-cell table:style-name="ce1" table:number-columns-repeated="3"/>
          <table:table-cell table:number-columns-repeated="4"/>
          <table:table-cell table:style-name="ce14"/>
          <table:table-cell/>
          <table:table-cell table:style-name="ce1"/>
          <table:table-cell table:number-columns-repeated="1004"/>
        </table:table-row>
        <table:table-row table:style-name="ro1">
          <table:table-cell table:number-columns-repeated="17"/>
          <table:table-cell table:style-name="ce14"/>
          <table:table-cell table:number-columns-repeated="1006"/>
        </table:table-row>
        <table:table-row table:style-name="ro1">
          <table:table-cell table:number-columns-repeated="17"/>
          <table:table-cell table:style-name="ce14"/>
          <table:table-cell table:style-name="ce1"/>
          <table:table-cell table:number-columns-repeated="1005"/>
        </table:table-row>
        <table:table-row table:style-name="ro1">
          <table:table-cell table:number-columns-repeated="10"/>
          <table:table-cell table:style-name="ce1" table:number-columns-repeated="2"/>
          <table:table-cell table:number-columns-repeated="5"/>
          <table:table-cell table:style-name="ce14"/>
          <table:table-cell/>
          <table:table-cell table:style-name="ce1"/>
          <table:table-cell table:number-columns-repeated="1004"/>
        </table:table-row>
        <table:table-row table:style-name="ro1">
          <table:table-cell table:number-columns-repeated="17"/>
          <table:table-cell table:style-name="ce14"/>
          <table:table-cell table:number-columns-repeated="1006"/>
        </table:table-row>
        <table:table-row table:style-name="ro1">
          <table:table-cell table:number-columns-repeated="17"/>
          <table:table-cell table:style-name="ce14"/>
          <table:table-cell table:style-name="ce1"/>
          <table:table-cell table:number-columns-repeated="1005"/>
        </table:table-row>
        <table:table-row table:style-name="ro1">
          <table:table-cell table:number-columns-repeated="10"/>
          <table:table-cell table:style-name="ce1" table:number-columns-repeated="2"/>
          <table:table-cell table:number-columns-repeated="5"/>
          <table:table-cell table:style-name="ce14"/>
          <table:table-cell/>
          <table:table-cell table:style-name="ce6" table:number-columns-repeated="2"/>
          <table:table-cell table:number-columns-repeated="1003"/>
        </table:table-row>
        <table:table-row table:style-name="ro1">
          <table:table-cell table:number-columns-repeated="10"/>
          <table:table-cell table:style-name="ce15" table:number-columns-repeated="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1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0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NAL" table:style-name="ta2">
        <table:table-column table:style-name="co22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2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number-columns-repeated="2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7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7" table:number-columns-repeated="2" table:default-cell-style-name="Default"/>
        <table:table-column table:style-name="co17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number-columns-repeated="981" table:default-cell-style-name="Default"/>
        <table:table-row table:style-name="ro1">
          <table:table-cell table:style-name="ce26" office:value-type="string" calcext:value-type="string" table:number-columns-spanned="3" table:number-rows-spanned="1">
            <text:p>0.661m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0.661m</text:p>
          </table:table-cell>
          <table:covered-table-cell table:number-columns-repeated="2"/>
          <table:table-cell table:style-name="ce31" table:number-columns-repeated="2"/>
          <table:table-cell table:style-name="ce26" office:value-type="string" calcext:value-type="string" table:number-columns-spanned="3" table:number-rows-spanned="1">
            <text:p>0.75m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0.75m</text:p>
          </table:table-cell>
          <table:covered-table-cell table:number-columns-repeated="2"/>
          <table:table-cell table:style-name="ce31" table:number-columns-repeated="2"/>
          <table:table-cell table:style-name="ce26" office:value-type="string" calcext:value-type="string" table:number-columns-spanned="3" table:number-rows-spanned="1">
            <text:p>1.5m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1.5m</text:p>
          </table:table-cell>
          <table:covered-table-cell table:number-columns-repeated="2"/>
          <table:table-cell table:style-name="ce31" table:number-columns-repeated="2"/>
          <table:table-cell table:style-name="ce26" office:value-type="string" calcext:value-type="string" table:number-columns-spanned="3" table:number-rows-spanned="1">
            <text:p>3m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3m</text:p>
          </table:table-cell>
          <table:covered-table-cell table:number-columns-repeated="2"/>
          <table:table-cell table:style-name="ce31" table:number-columns-repeated="2"/>
          <table:table-cell table:style-name="ce26" office:value-type="string" calcext:value-type="string" table:number-columns-spanned="3" table:number-rows-spanned="1">
            <text:p>4.5m</text:p>
          </table:table-cell>
          <table:covered-table-cell table:number-columns-repeated="2"/>
          <table:table-cell table:style-name="ce31"/>
          <table:table-cell table:style-name="ce33" office:value-type="string" calcext:value-type="string">
            <text:p>4.5m</text:p>
          </table:table-cell>
          <table:table-cell table:style-name="ce31" office:value-type="string" calcext:value-type="string">
            <text:p>4000 impulsi a giro, raggio 20,56797981</text:p>
          </table:table-cell>
          <table:table-cell table:style-name="ce31" table:number-columns-repeated="2"/>
          <table:table-cell table:style-name="ce34" office:value-type="string" calcext:value-type="string">
            <text:p>Misurazioni TOF </text:p>
            <text:p>20cm</text:p>
          </table:table-cell>
          <table:table-cell table:style-name="ce31"/>
          <table:table-cell table:style-name="ce36" office:value-type="string" calcext:value-type="string">
            <text:p>Misurazioni TOF 20cm valore corretto</text:p>
          </table:table-cell>
          <table:table-cell table:number-columns-repeated="981"/>
        </table:table-row>
        <table:table-row table:style-name="ro1"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" table:number-columns-repeated="28"/>
          <table:table-cell table:style-name="ce7"/>
          <table:table-cell table:style-name="ce2" table:number-columns-repeated="2"/>
          <table:table-cell table:style-name="ce7"/>
          <table:table-cell table:style-name="ce2" table:number-columns-repeated="6"/>
          <table:table-cell table:number-columns-repeated="981"/>
        </table:table-row>
        <table:table-row table:style-name="ro1">
          <table:table-cell table:style-name="ce2" office:value-type="string" calcext:value-type="string">
            <text:p>DISTANZA CALCOLATA ENCODER</text:p>
          </table:table-cell>
          <table:table-cell table:style-name="ce2" table:number-columns-repeated="7"/>
          <table:table-cell table:style-name="ce2" office:value-type="string" calcext:value-type="string">
            <text:p>DISTANZA CALCOLATA ENCODER</text:p>
          </table:table-cell>
          <table:table-cell table:style-name="ce2" table:number-columns-repeated="7"/>
          <table:table-cell table:style-name="ce2" office:value-type="string" calcext:value-type="string">
            <text:p>DISTANZA CALCOLATA ENCODER</text:p>
          </table:table-cell>
          <table:table-cell table:style-name="ce2" table:number-columns-repeated="7"/>
          <table:table-cell table:style-name="ce2" office:value-type="string" calcext:value-type="string">
            <text:p>DISTANZA CALCOLATA ENCODER</text:p>
          </table:table-cell>
          <table:table-cell table:style-name="ce2" table:number-columns-repeated="2"/>
          <table:table-cell/>
          <table:table-cell table:style-name="ce16"/>
          <table:table-cell/>
          <table:table-cell table:style-name="ce2" table:number-columns-repeated="2"/>
          <table:table-cell table:style-name="ce2" office:value-type="string" calcext:value-type="string">
            <text:p>DISTANZA CALCOLATA ENCODER</text:p>
          </table:table-cell>
          <table:table-cell table:style-name="ce2" table:number-columns-repeated="10"/>
          <table:table-cell table:number-columns-repeated="981"/>
        </table:table-row>
        <table:table-row table:style-name="ro1">
          <table:table-cell table:style-name="ce6" office:value-type="string" calcext:value-type="string">
            <text:p>con 2*PI()</text:p>
          </table:table-cell>
          <table:table-cell table:style-name="ce6" office:value-type="string" calcext:value-type="string">
            <text:p>con 6,28</text:p>
          </table:table-cell>
          <table:table-cell table:style-name="ce6" office:value-type="string" calcext:value-type="string">
            <text:p>con raggio 20,61</text:p>
          </table:table-cell>
          <table:table-cell table:style-name="ce6" office:value-type="string" calcext:value-type="string">
            <text:p>LEFT ENCODER</text:p>
          </table:table-cell>
          <table:table-cell table:style-name="ce16"/>
          <table:table-cell table:style-name="ce6" office:value-type="string" calcext:value-type="string">
            <text:p>RIGHT ENCODER</text:p>
          </table:table-cell>
          <table:table-cell table:style-name="ce2" table:number-columns-repeated="2"/>
          <table:table-cell table:style-name="ce6" office:value-type="string" calcext:value-type="string">
            <text:p>con 2*PI()</text:p>
          </table:table-cell>
          <table:table-cell table:style-name="ce6" office:value-type="string" calcext:value-type="string">
            <text:p>con 6,28</text:p>
          </table:table-cell>
          <table:table-cell table:style-name="ce6" office:value-type="string" calcext:value-type="string">
            <text:p>con raggio 20,61</text:p>
          </table:table-cell>
          <table:table-cell table:style-name="ce6" office:value-type="string" calcext:value-type="string">
            <text:p>LEFT ENCODER</text:p>
          </table:table-cell>
          <table:table-cell table:style-name="ce6"/>
          <table:table-cell table:style-name="ce6" office:value-type="string" calcext:value-type="string">
            <text:p>RIGHT ENCODER</text:p>
          </table:table-cell>
          <table:table-cell table:style-name="ce2" table:number-columns-repeated="2"/>
          <table:table-cell table:style-name="ce6" office:value-type="string" calcext:value-type="string">
            <text:p>con 2*PI()</text:p>
          </table:table-cell>
          <table:table-cell table:style-name="ce6" office:value-type="string" calcext:value-type="string">
            <text:p>con 6,28</text:p>
          </table:table-cell>
          <table:table-cell table:style-name="ce6" office:value-type="string" calcext:value-type="string">
            <text:p>con raggio 20,61</text:p>
          </table:table-cell>
          <table:table-cell table:style-name="ce6" office:value-type="string" calcext:value-type="string">
            <text:p>LEFT ENCODER</text:p>
          </table:table-cell>
          <table:table-cell table:style-name="ce6"/>
          <table:table-cell table:style-name="ce6" office:value-type="string" calcext:value-type="string">
            <text:p>RIGHT ENCODER</text:p>
          </table:table-cell>
          <table:table-cell table:style-name="ce2" table:number-columns-repeated="2"/>
          <table:table-cell table:style-name="ce6" office:value-type="string" calcext:value-type="string">
            <text:p>con 2*PI()</text:p>
          </table:table-cell>
          <table:table-cell table:style-name="ce6" office:value-type="string" calcext:value-type="string">
            <text:p>con 6,28</text:p>
          </table:table-cell>
          <table:table-cell table:style-name="ce6" office:value-type="string" calcext:value-type="string">
            <text:p>con raggio 20,61</text:p>
          </table:table-cell>
          <table:table-cell table:style-name="ce6" office:value-type="string" calcext:value-type="string">
            <text:p>LEFT ENCODER</text:p>
          </table:table-cell>
          <table:table-cell table:style-name="ce6"/>
          <table:table-cell table:style-name="ce6" office:value-type="string" calcext:value-type="string">
            <text:p>RIGHT ENCODER</text:p>
          </table:table-cell>
          <table:table-cell table:style-name="ce2" table:number-columns-repeated="2"/>
          <table:table-cell table:style-name="ce6" office:value-type="string" calcext:value-type="string">
            <text:p>con 2*PI()</text:p>
          </table:table-cell>
          <table:table-cell table:style-name="ce6" office:value-type="string" calcext:value-type="string">
            <text:p>con 6,28</text:p>
          </table:table-cell>
          <table:table-cell table:style-name="ce6" office:value-type="string" calcext:value-type="string">
            <text:p>con raggio 20,61</text:p>
          </table:table-cell>
          <table:table-cell table:style-name="ce6" office:value-type="string" calcext:value-type="string">
            <text:p>LEFT ENCODER</text:p>
          </table:table-cell>
          <table:table-cell table:style-name="ce6"/>
          <table:table-cell table:style-name="ce6" office:value-type="string" calcext:value-type="string">
            <text:p>RIGHT ENCODER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16" table:number-columns-repeated="6"/>
          <table:table-cell table:style-name="ce2" table:number-columns-repeated="2"/>
          <table:table-cell table:style-name="ce16" table:number-columns-repeated="6"/>
          <table:table-cell table:style-name="ce2" table:number-columns-repeated="2"/>
          <table:table-cell table:style-name="ce16" table:number-columns-repeated="6"/>
          <table:table-cell table:style-name="ce2" table:number-columns-repeated="2"/>
          <table:table-cell table:style-name="ce27" table:number-columns-repeated="3"/>
          <table:table-cell table:style-name="ce16" table:number-columns-repeated="3"/>
          <table:table-cell table:style-name="ce2" table:number-columns-repeated="5"/>
          <table:table-cell table:style-name="ce16" table:number-columns-repeated="3"/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7" table:formula="of:=([.D6]/4000)*2*PI()*20.5679" office:value-type="float" office:value="659.922835631666" calcext:value-type="float">
            <text:p>659.923 mm</text:p>
          </table:table-cell>
          <table:table-cell table:style-name="ce29" table:formula="of:=([.D6]/4000)*6.28*20.5679" office:value-type="float" office:value="659.588282878" calcext:value-type="float">
            <text:p>659.588 mm</text:p>
          </table:table-cell>
          <table:table-cell table:style-name="ce29" table:formula="of:=([.D6]/4000)*6.28*20.61" office:value-type="float" office:value="660.9383802" calcext:value-type="float">
            <text:p>660.938 mm</text:p>
          </table:table-cell>
          <table:table-cell table:style-name="ce16" office:value-type="float" office:value="20426" calcext:value-type="float">
            <text:p>20426</text:p>
          </table:table-cell>
          <table:table-cell table:style-name="ce16"/>
          <table:table-cell table:style-name="ce16" office:value-type="float" office:value="20456" calcext:value-type="float">
            <text:p>20456</text:p>
          </table:table-cell>
          <table:table-cell table:style-name="ce2" table:number-columns-repeated="2"/>
          <table:table-cell table:style-name="ce27" table:formula="of:=([.L6]/4000)*2*PI()*20.5679" office:value-type="float" office:value="750.288260642034" calcext:value-type="float">
            <text:p>750.288 mm</text:p>
          </table:table-cell>
          <table:table-cell table:style-name="ce29" table:formula="of:=([.L6]/4000)*6.28*20.5679" office:value-type="float" office:value="749.907896469" calcext:value-type="float">
            <text:p>749.908 mm</text:p>
          </table:table-cell>
          <table:table-cell table:style-name="ce29" table:formula="of:=([.L6]/4000)*6.28*20.61" office:value-type="float" office:value="751.4428671" calcext:value-type="float">
            <text:p>751.443 mm</text:p>
          </table:table-cell>
          <table:table-cell table:style-name="ce16" office:value-type="float" office:value="23223" calcext:value-type="float">
            <text:p>23223</text:p>
          </table:table-cell>
          <table:table-cell table:style-name="ce16" office:value-type="string" calcext:value-type="string">
            <text:p>giovanni è bello</text:p>
          </table:table-cell>
          <table:table-cell table:style-name="ce16" office:value-type="float" office:value="23214" calcext:value-type="float">
            <text:p>23214</text:p>
          </table:table-cell>
          <table:table-cell table:style-name="ce2" table:number-columns-repeated="2"/>
          <table:table-cell table:style-name="ce27" table:formula="of:=([.T7]/4000)*2*PI()*20.5679" office:value-type="float" office:value="1496.86110338053" calcext:value-type="float">
            <text:p>1496.861 mm</text:p>
          </table:table-cell>
          <table:table-cell table:style-name="ce29" table:formula="of:=([.T7]/4000)*6.28*20.5679" office:value-type="float" office:value="1496.102258593" calcext:value-type="float">
            <text:p>1496.102 mm</text:p>
          </table:table-cell>
          <table:table-cell table:style-name="ce29" table:formula="of:=([.T7]/4000)*6.28*20.61" office:value-type="float" office:value="1499.1645987" calcext:value-type="float">
            <text:p>1499.165 mm</text:p>
          </table:table-cell>
          <table:table-cell table:style-name="ce16" office:value-type="float" office:value="46327" calcext:value-type="float">
            <text:p>46327</text:p>
          </table:table-cell>
          <table:table-cell table:style-name="ce16"/>
          <table:table-cell table:style-name="ce16" office:value-type="float" office:value="46364" calcext:value-type="float">
            <text:p>46364</text:p>
          </table:table-cell>
          <table:table-cell table:style-name="ce2" table:number-columns-repeated="2"/>
          <table:table-cell table:style-name="ce27" table:formula="of:=([.AB6]/4000)*2*PI()*20.5679" office:value-type="float" office:value="2994.04528657876" calcext:value-type="float">
            <text:p>2994.045 mm</text:p>
          </table:table-cell>
          <table:table-cell table:style-name="ce29" table:formula="of:=([.AB6]/4000)*6.28*20.5679" office:value-type="float" office:value="2992.527433216" calcext:value-type="float">
            <text:p>2992.527 mm</text:p>
          </table:table-cell>
          <table:table-cell table:style-name="ce29" table:formula="of:=([.AB6]/4000)*6.28*20.61" office:value-type="float" office:value="2998.6527744" calcext:value-type="float">
            <text:p>2998.653 mm</text:p>
          </table:table-cell>
          <table:table-cell table:style-name="ce16" office:value-type="float" office:value="92672" calcext:value-type="float">
            <text:p>92672</text:p>
          </table:table-cell>
          <table:table-cell table:style-name="ce16"/>
          <table:table-cell table:style-name="ce16" office:value-type="float" office:value="92138" calcext:value-type="float">
            <text:p>92138</text:p>
          </table:table-cell>
          <table:table-cell table:style-name="ce2" table:number-columns-repeated="2"/>
          <table:table-cell table:style-name="ce27" table:formula="of:=([.AJ6]/4000)*2*PI()*20.5679" office:value-type="float" office:value="4492.45717308424" calcext:value-type="float">
            <text:p>4492.457 mm</text:p>
          </table:table-cell>
          <table:table-cell table:style-name="ce29" table:formula="of:=([.AJ6]/4000)*6.28*20.5679" office:value-type="float" office:value="4490.179688753" calcext:value-type="float">
            <text:p>4490.180 mm</text:p>
          </table:table-cell>
          <table:table-cell table:style-name="ce29" table:formula="of:=([.AJ6]/4000)*6.28*20.61" office:value-type="float" office:value="4499.3705427" calcext:value-type="float">
            <text:p>4499.371 mm</text:p>
          </table:table-cell>
          <table:table-cell table:style-name="ce16" office:value-type="float" office:value="139051" calcext:value-type="float">
            <text:p>139051</text:p>
          </table:table-cell>
          <table:table-cell table:style-name="ce16"/>
          <table:table-cell table:style-name="ce16" office:value-type="float" office:value="139310" calcext:value-type="float">
            <text:p>139310</text:p>
          </table:table-cell>
          <table:table-cell table:style-name="ce2" table:number-columns-repeated="2"/>
          <table:table-cell table:style-name="ce16" office:value-type="float" office:value="216" calcext:value-type="float">
            <text:p>216</text:p>
          </table:table-cell>
          <table:table-cell table:style-name="ce2"/>
          <table:table-cell table:style-name="ce16" office:value-type="float" office:value="200" calcext:value-type="float">
            <text:p>200</text:p>
          </table:table-cell>
          <table:table-cell table:number-columns-repeated="981"/>
        </table:table-row>
        <table:table-row table:style-name="ro1">
          <table:table-cell table:style-name="ce27" table:formula="of:=([.D7]/4000)*2*PI()*20.5679" office:value-type="float" office:value="660.245915449365" calcext:value-type="float">
            <text:p>660.246 mm</text:p>
          </table:table-cell>
          <table:table-cell table:style-name="ce29" table:formula="of:=([.D7]/4000)*6.28*20.5679" office:value-type="float" office:value="659.911198908" calcext:value-type="float">
            <text:p>659.911 mm</text:p>
          </table:table-cell>
          <table:table-cell table:style-name="ce29" table:formula="of:=([.D7]/4000)*6.28*20.61" office:value-type="float" office:value="661.2619572" calcext:value-type="float">
            <text:p>661.262 mm</text:p>
          </table:table-cell>
          <table:table-cell table:style-name="ce16" office:value-type="float" office:value="20436" calcext:value-type="float">
            <text:p>20436</text:p>
          </table:table-cell>
          <table:table-cell table:style-name="ce16"/>
          <table:table-cell table:style-name="ce16" office:value-type="float" office:value="20452" calcext:value-type="float">
            <text:p>20452</text:p>
          </table:table-cell>
          <table:table-cell table:style-name="ce2" table:number-columns-repeated="2"/>
          <table:table-cell table:style-name="ce27" table:formula="of:=([.L7]/4000)*2*PI()*20.5679" office:value-type="float" office:value="750.449800550883" calcext:value-type="float">
            <text:p>750.450 mm</text:p>
          </table:table-cell>
          <table:table-cell table:style-name="ce29" table:formula="of:=([.L7]/4000)*6.28*20.5679" office:value-type="float" office:value="750.069354484" calcext:value-type="float">
            <text:p>750.069 mm</text:p>
          </table:table-cell>
          <table:table-cell table:style-name="ce29" table:formula="of:=([.L7]/4000)*6.28*20.61" office:value-type="float" office:value="751.6046556" calcext:value-type="float">
            <text:p>751.605 mm</text:p>
          </table:table-cell>
          <table:table-cell table:style-name="ce16" office:value-type="float" office:value="23228" calcext:value-type="float">
            <text:p>23228</text:p>
          </table:table-cell>
          <table:table-cell table:style-name="ce16" office:value-type="string" calcext:value-type="string">
            <text:p>awwwww</text:p>
          </table:table-cell>
          <table:table-cell table:style-name="ce16" office:value-type="float" office:value="23204" calcext:value-type="float">
            <text:p>23204</text:p>
          </table:table-cell>
          <table:table-cell table:style-name="ce2" table:number-columns-repeated="2"/>
          <table:table-cell table:style-name="ce27" table:formula="of:=([.T8]/4000)*2*PI()*20.5679" office:value-type="float" office:value="1496.5703315446" calcext:value-type="float">
            <text:p>1496.570 mm</text:p>
          </table:table-cell>
          <table:table-cell table:style-name="ce29" table:formula="of:=([.T8]/4000)*6.28*20.5679" office:value-type="float" office:value="1495.811634166" calcext:value-type="float">
            <text:p>1495.812 mm</text:p>
          </table:table-cell>
          <table:table-cell table:style-name="ce29" table:formula="of:=([.T8]/4000)*6.28*20.61" office:value-type="float" office:value="1498.8733794" calcext:value-type="float">
            <text:p>1498.873 mm</text:p>
          </table:table-cell>
          <table:table-cell table:style-name="ce16" office:value-type="float" office:value="46331" calcext:value-type="float">
            <text:p>46331</text:p>
          </table:table-cell>
          <table:table-cell table:style-name="ce16"/>
          <table:table-cell table:style-name="ce16" office:value-type="float" office:value="46348" calcext:value-type="float">
            <text:p>46348</text:p>
          </table:table-cell>
          <table:table-cell table:style-name="ce2" table:number-columns-repeated="2"/>
          <table:table-cell table:style-name="ce27" table:formula="of:=([.AB7]/4000)*2*PI()*20.5679" office:value-type="float" office:value="2994.69144621416" calcext:value-type="float">
            <text:p>2994.691 mm</text:p>
          </table:table-cell>
          <table:table-cell table:style-name="ce29" table:formula="of:=([.AB7]/4000)*6.28*20.5679" office:value-type="float" office:value="2993.173265276" calcext:value-type="float">
            <text:p>2993.173 mm</text:p>
          </table:table-cell>
          <table:table-cell table:style-name="ce29" table:formula="of:=([.AB7]/4000)*6.28*20.61" office:value-type="float" office:value="2999.2999284" calcext:value-type="float">
            <text:p>2999.300 mm</text:p>
          </table:table-cell>
          <table:table-cell table:style-name="ce16" office:value-type="float" office:value="92692" calcext:value-type="float">
            <text:p>92692</text:p>
          </table:table-cell>
          <table:table-cell table:style-name="ce16"/>
          <table:table-cell table:style-name="ce16" office:value-type="float" office:value="92823" calcext:value-type="float">
            <text:p>92823</text:p>
          </table:table-cell>
          <table:table-cell table:style-name="ce2" table:number-columns-repeated="2"/>
          <table:table-cell table:style-name="ce27" table:formula="of:=([.AJ7]/4000)*2*PI()*20.5679" office:value-type="float" office:value="4494.49257593575" calcext:value-type="float">
            <text:p>4494.493 mm</text:p>
          </table:table-cell>
          <table:table-cell table:style-name="ce29" table:formula="of:=([.AJ7]/4000)*6.28*20.5679" office:value-type="float" office:value="4492.214059742" calcext:value-type="float">
            <text:p>4492.214 mm</text:p>
          </table:table-cell>
          <table:table-cell table:style-name="ce29" table:formula="of:=([.AJ7]/4000)*6.28*20.61" office:value-type="float" office:value="4501.4090778" calcext:value-type="float">
            <text:p>4501.409 mm</text:p>
          </table:table-cell>
          <table:table-cell table:style-name="ce16" table:formula="of:=139114" office:value-type="float" office:value="139114" calcext:value-type="float">
            <text:p>139114</text:p>
          </table:table-cell>
          <table:table-cell table:style-name="ce16"/>
          <table:table-cell table:style-name="ce16" office:value-type="float" office:value="139272" calcext:value-type="float">
            <text:p>139272</text:p>
          </table:table-cell>
          <table:table-cell table:style-name="ce2" table:number-columns-repeated="2"/>
          <table:table-cell table:style-name="ce16" office:value-type="float" office:value="214" calcext:value-type="float">
            <text:p>214</text:p>
          </table:table-cell>
          <table:table-cell table:style-name="ce2"/>
          <table:table-cell table:style-name="ce16" office:value-type="float" office:value="196" calcext:value-type="float">
            <text:p>196</text:p>
          </table:table-cell>
          <table:table-cell table:number-columns-repeated="981"/>
        </table:table-row>
        <table:table-row table:style-name="ro1">
          <table:table-cell table:style-name="ce27" table:formula="of:=([.D8]/4000)*2*PI()*20.5679" office:value-type="float" office:value="659.890527649896" calcext:value-type="float">
            <text:p>659.891 mm</text:p>
          </table:table-cell>
          <table:table-cell table:style-name="ce29" table:formula="of:=([.D8]/4000)*6.28*20.5679" office:value-type="float" office:value="659.555991275" calcext:value-type="float">
            <text:p>659.556 mm</text:p>
          </table:table-cell>
          <table:table-cell table:style-name="ce29" table:formula="of:=([.D8]/4000)*6.28*20.61" office:value-type="float" office:value="660.9060225" calcext:value-type="float">
            <text:p>660.906 mm</text:p>
          </table:table-cell>
          <table:table-cell table:style-name="ce16" office:value-type="float" office:value="20425" calcext:value-type="float">
            <text:p>20425</text:p>
          </table:table-cell>
          <table:table-cell table:style-name="ce16"/>
          <table:table-cell table:style-name="ce16" office:value-type="float" office:value="20456" calcext:value-type="float">
            <text:p>20456</text:p>
          </table:table-cell>
          <table:table-cell table:style-name="ce2" table:number-columns-repeated="2"/>
          <table:table-cell table:style-name="ce27" table:formula="of:=([.L8]/4000)*2*PI()*20.5679" office:value-type="float" office:value="750.062104769644" calcext:value-type="float">
            <text:p>750.062 mm</text:p>
          </table:table-cell>
          <table:table-cell table:style-name="ce29" table:formula="of:=([.L8]/4000)*6.28*20.5679" office:value-type="float" office:value="749.681855248" calcext:value-type="float">
            <text:p>749.682 mm</text:p>
          </table:table-cell>
          <table:table-cell table:style-name="ce29" table:formula="of:=([.L8]/4000)*6.28*20.61" office:value-type="float" office:value="751.2163632" calcext:value-type="float">
            <text:p>751.216 mm</text:p>
          </table:table-cell>
          <table:table-cell table:style-name="ce16" office:value-type="float" office:value="23216" calcext:value-type="float">
            <text:p>23216</text:p>
          </table:table-cell>
          <table:table-cell table:style-name="ce16" office:value-type="string" calcext:value-type="string">
            <text:p>tu sei bello mello</text:p>
          </table:table-cell>
          <table:table-cell table:style-name="ce16" office:value-type="float" office:value="23220" calcext:value-type="float">
            <text:p>23220</text:p>
          </table:table-cell>
          <table:table-cell table:style-name="ce2" table:number-columns-repeated="2"/>
          <table:table-cell table:style-name="ce27" table:formula="of:=([.T9]/4000)*2*PI()*20.5679" office:value-type="float" office:value="1496.86110338053" calcext:value-type="float">
            <text:p>1496.861 mm</text:p>
          </table:table-cell>
          <table:table-cell table:style-name="ce29" table:formula="of:=([.T9]/4000)*6.28*20.5679" office:value-type="float" office:value="1496.102258593" calcext:value-type="float">
            <text:p>1496.102 mm</text:p>
          </table:table-cell>
          <table:table-cell table:style-name="ce29" table:formula="of:=([.T9]/4000)*6.28*20.61" office:value-type="float" office:value="1499.1645987" calcext:value-type="float">
            <text:p>1499.165 mm</text:p>
          </table:table-cell>
          <table:table-cell table:style-name="ce16" office:value-type="float" office:value="46322" calcext:value-type="float">
            <text:p>46322</text:p>
          </table:table-cell>
          <table:table-cell table:style-name="ce16"/>
          <table:table-cell table:style-name="ce16" office:value-type="float" office:value="46363" calcext:value-type="float">
            <text:p>46363</text:p>
          </table:table-cell>
          <table:table-cell table:style-name="ce2" table:number-columns-repeated="2"/>
          <table:table-cell table:style-name="ce27" table:formula="of:=([.AB8]/4000)*2*PI()*20.5679" office:value-type="float" office:value="2994.88529410478" calcext:value-type="float">
            <text:p>2994.885 mm</text:p>
          </table:table-cell>
          <table:table-cell table:style-name="ce29" table:formula="of:=([.AB8]/4000)*6.28*20.5679" office:value-type="float" office:value="2993.367014894" calcext:value-type="float">
            <text:p>2993.367 mm</text:p>
          </table:table-cell>
          <table:table-cell table:style-name="ce29" table:formula="of:=([.AB8]/4000)*6.28*20.61" office:value-type="float" office:value="2999.4940746" calcext:value-type="float">
            <text:p>2999.494 mm</text:p>
          </table:table-cell>
          <table:table-cell table:style-name="ce16" office:value-type="float" office:value="92698" calcext:value-type="float">
            <text:p>92698</text:p>
          </table:table-cell>
          <table:table-cell table:style-name="ce16"/>
          <table:table-cell table:style-name="ce16" office:value-type="float" office:value="92391" calcext:value-type="float">
            <text:p>92391</text:p>
          </table:table-cell>
          <table:table-cell table:style-name="ce2" table:number-columns-repeated="2"/>
          <table:table-cell table:style-name="ce27" table:formula="of:=([.AJ8]/4000)*2*PI()*20.5679" office:value-type="float" office:value="4492.58640501133" calcext:value-type="float">
            <text:p>4492.586 mm</text:p>
          </table:table-cell>
          <table:table-cell table:style-name="ce29" table:formula="of:=([.AJ8]/4000)*6.28*20.5679" office:value-type="float" office:value="4490.308855165" calcext:value-type="float">
            <text:p>4490.309 mm</text:p>
          </table:table-cell>
          <table:table-cell table:style-name="ce29" table:formula="of:=([.AJ8]/4000)*6.28*20.61" office:value-type="float" office:value="4499.4999735" calcext:value-type="float">
            <text:p>4499.500 mm</text:p>
          </table:table-cell>
          <table:table-cell table:style-name="ce16" office:value-type="float" office:value="139055" calcext:value-type="float">
            <text:p>139055</text:p>
          </table:table-cell>
          <table:table-cell table:style-name="ce16"/>
          <table:table-cell table:style-name="ce16" office:value-type="float" office:value="139275" calcext:value-type="float">
            <text:p>139275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9]/4000)*2*PI()*20.5679" office:value-type="float" office:value="660.148991504055" calcext:value-type="float">
            <text:p>660.149 mm</text:p>
          </table:table-cell>
          <table:table-cell table:style-name="ce29" table:formula="of:=([.D9]/4000)*6.28*20.5679" office:value-type="float" office:value="659.814324099" calcext:value-type="float">
            <text:p>659.814 mm</text:p>
          </table:table-cell>
          <table:table-cell table:style-name="ce29" table:formula="of:=([.D9]/4000)*6.28*20.61" office:value-type="float" office:value="661.1648841" calcext:value-type="float">
            <text:p>661.165 mm</text:p>
          </table:table-cell>
          <table:table-cell table:style-name="ce16" office:value-type="float" office:value="20433" calcext:value-type="float">
            <text:p>20433</text:p>
          </table:table-cell>
          <table:table-cell table:style-name="ce16"/>
          <table:table-cell table:style-name="ce16" office:value-type="float" office:value="20446" calcext:value-type="float">
            <text:p>20446</text:p>
          </table:table-cell>
          <table:table-cell table:style-name="ce2" table:number-columns-repeated="2"/>
          <table:table-cell table:style-name="ce27" table:formula="of:=([.L9]/4000)*2*PI()*20.5679" office:value-type="float" office:value="750.385184587343" calcext:value-type="float">
            <text:p>750.385 mm</text:p>
          </table:table-cell>
          <table:table-cell table:style-name="ce29" table:formula="of:=([.L9]/4000)*6.28*20.5679" office:value-type="float" office:value="750.004771278" calcext:value-type="float">
            <text:p>750.005 mm</text:p>
          </table:table-cell>
          <table:table-cell table:style-name="ce29" table:formula="of:=([.L9]/4000)*6.28*20.61" office:value-type="float" office:value="751.5399402" calcext:value-type="float">
            <text:p>751.540 mm</text:p>
          </table:table-cell>
          <table:table-cell table:style-name="ce16" office:value-type="float" office:value="23226" calcext:value-type="float">
            <text:p>23226</text:p>
          </table:table-cell>
          <table:table-cell table:style-name="ce16"/>
          <table:table-cell table:style-name="ce16" office:value-type="float" office:value="23210" calcext:value-type="float">
            <text:p>23210</text:p>
          </table:table-cell>
          <table:table-cell table:style-name="ce2" table:number-columns-repeated="2"/>
          <table:table-cell table:style-name="ce27" table:formula="of:=([.T10]/4000)*2*PI()*20.5679" office:value-type="float" office:value="1496.92571934407" calcext:value-type="float">
            <text:p>1496.926 mm</text:p>
          </table:table-cell>
          <table:table-cell table:style-name="ce29" table:formula="of:=([.T10]/4000)*6.28*20.5679" office:value-type="float" office:value="1496.166841799" calcext:value-type="float">
            <text:p>1496.167 mm</text:p>
          </table:table-cell>
          <table:table-cell table:style-name="ce29" table:formula="of:=([.T10]/4000)*6.28*20.61" office:value-type="float" office:value="1499.2293141" calcext:value-type="float">
            <text:p>1499.229 mm</text:p>
          </table:table-cell>
          <table:table-cell table:style-name="ce16" office:value-type="float" office:value="46331" calcext:value-type="float">
            <text:p>46331</text:p>
          </table:table-cell>
          <table:table-cell table:style-name="ce16"/>
          <table:table-cell table:style-name="ce16" office:value-type="float" office:value="46232" calcext:value-type="float">
            <text:p>46232</text:p>
          </table:table-cell>
          <table:table-cell table:style-name="ce2" table:number-columns-repeated="2"/>
          <table:table-cell table:style-name="ce27" table:formula="of:=([.AB9]/4000)*2*PI()*20.5679" office:value-type="float" office:value="2995.88684153964" calcext:value-type="float">
            <text:p>2995.887 mm</text:p>
          </table:table-cell>
          <table:table-cell table:style-name="ce29" table:formula="of:=([.AB9]/4000)*6.28*20.5679" office:value-type="float" office:value="2994.368054587" calcext:value-type="float">
            <text:p>2994.368 mm</text:p>
          </table:table-cell>
          <table:table-cell table:style-name="ce29" table:formula="of:=([.AB9]/4000)*6.28*20.61" office:value-type="float" office:value="3000.4971633" calcext:value-type="float">
            <text:p>3000.497 mm</text:p>
          </table:table-cell>
          <table:table-cell table:style-name="ce16" office:value-type="float" office:value="92729" calcext:value-type="float">
            <text:p>92729</text:p>
          </table:table-cell>
          <table:table-cell table:style-name="ce16"/>
          <table:table-cell table:style-name="ce16" office:value-type="float" office:value="92818" calcext:value-type="float">
            <text:p>92818</text:p>
          </table:table-cell>
          <table:table-cell table:style-name="ce2" table:number-columns-repeated="2"/>
          <table:table-cell table:style-name="ce27" table:formula="of:=([.AJ9]/4000)*2*PI()*20.5679" office:value-type="float" office:value="4495.23565951646" calcext:value-type="float">
            <text:p>4495.236 mm</text:p>
          </table:table-cell>
          <table:table-cell table:style-name="ce29" table:formula="of:=([.AJ9]/4000)*6.28*20.5679" office:value-type="float" office:value="4492.956766611" calcext:value-type="float">
            <text:p>4492.957 mm</text:p>
          </table:table-cell>
          <table:table-cell table:style-name="ce29" table:formula="of:=([.AJ9]/4000)*6.28*20.61" office:value-type="float" office:value="4502.1533049" calcext:value-type="float">
            <text:p>4502.153 mm</text:p>
          </table:table-cell>
          <table:table-cell table:style-name="ce16" office:value-type="float" office:value="139137" calcext:value-type="float">
            <text:p>139137</text:p>
          </table:table-cell>
          <table:table-cell table:style-name="ce16"/>
          <table:table-cell table:style-name="ce16" office:value-type="float" office:value="139260" calcext:value-type="float">
            <text:p>139260</text:p>
          </table:table-cell>
          <table:table-cell table:style-name="ce2" table:number-columns-repeated="2"/>
          <table:table-cell table:style-name="ce16" office:value-type="float" office:value="219" calcext:value-type="float">
            <text:p>219</text:p>
          </table:table-cell>
          <table:table-cell table:style-name="ce2"/>
          <table:table-cell table:style-name="ce16" office:value-type="float" office:value="199" calcext:value-type="float">
            <text:p>199</text:p>
          </table:table-cell>
          <table:table-cell table:number-columns-repeated="981"/>
        </table:table-row>
        <table:table-row table:style-name="ro1">
          <table:table-cell table:style-name="ce27" table:formula="of:=([.D10]/4000)*2*PI()*20.5679" office:value-type="float" office:value="659.632063795737" calcext:value-type="float">
            <text:p>659.632 mm</text:p>
          </table:table-cell>
          <table:table-cell table:style-name="ce29" table:formula="of:=([.D10]/4000)*6.28*20.5679" office:value-type="float" office:value="659.297658451" calcext:value-type="float">
            <text:p>659.298 mm</text:p>
          </table:table-cell>
          <table:table-cell table:style-name="ce29" table:formula="of:=([.D10]/4000)*6.28*20.61" office:value-type="float" office:value="660.6471609" calcext:value-type="float">
            <text:p>660.647 mm</text:p>
          </table:table-cell>
          <table:table-cell table:style-name="ce16" office:value-type="float" office:value="20417" calcext:value-type="float">
            <text:p>20417</text:p>
          </table:table-cell>
          <table:table-cell table:style-name="ce16"/>
          <table:table-cell table:style-name="ce16" office:value-type="float" office:value="20448" calcext:value-type="float">
            <text:p>20448</text:p>
          </table:table-cell>
          <table:table-cell table:style-name="ce2" table:number-columns-repeated="2"/>
          <table:table-cell table:style-name="ce27" table:formula="of:=([.L10]/4000)*2*PI()*20.5679" office:value-type="float" office:value="750.029796787875" calcext:value-type="float">
            <text:p>750.030 mm</text:p>
          </table:table-cell>
          <table:table-cell table:style-name="ce29" table:formula="of:=([.L10]/4000)*6.28*20.5679" office:value-type="float" office:value="749.649563645" calcext:value-type="float">
            <text:p>749.650 mm</text:p>
          </table:table-cell>
          <table:table-cell table:style-name="ce29" table:formula="of:=([.L10]/4000)*6.28*20.61" office:value-type="float" office:value="751.1840055" calcext:value-type="float">
            <text:p>751.184 mm</text:p>
          </table:table-cell>
          <table:table-cell table:style-name="ce16" office:value-type="float" office:value="23215" calcext:value-type="float">
            <text:p>23215</text:p>
          </table:table-cell>
          <table:table-cell table:style-name="ce16"/>
          <table:table-cell table:style-name="ce16" office:value-type="float" office:value="23221" calcext:value-type="float">
            <text:p>23221</text:p>
          </table:table-cell>
          <table:table-cell table:style-name="ce2" table:number-columns-repeated="2"/>
          <table:table-cell table:style-name="ce27" table:formula="of:=([.T11]/4000)*2*PI()*20.5679" office:value-type="float" office:value="1497.08725925292" calcext:value-type="float">
            <text:p>1497.087 mm</text:p>
          </table:table-cell>
          <table:table-cell table:style-name="ce29" table:formula="of:=([.T11]/4000)*6.28*20.5679" office:value-type="float" office:value="1496.328299814" calcext:value-type="float">
            <text:p>1496.328 mm</text:p>
          </table:table-cell>
          <table:table-cell table:style-name="ce29" table:formula="of:=([.T11]/4000)*6.28*20.61" office:value-type="float" office:value="1499.3911026" calcext:value-type="float">
            <text:p>1499.391 mm</text:p>
          </table:table-cell>
          <table:table-cell table:style-name="ce16" office:value-type="float" office:value="46333" calcext:value-type="float">
            <text:p>46333</text:p>
          </table:table-cell>
          <table:table-cell table:style-name="ce16"/>
          <table:table-cell table:style-name="ce16" office:value-type="float" office:value="46379" calcext:value-type="float">
            <text:p>46379</text:p>
          </table:table-cell>
          <table:table-cell table:style-name="ce2" table:number-columns-repeated="2"/>
          <table:table-cell table:style-name="ce27" table:formula="of:=([.AB10]/4000)*2*PI()*20.5679" office:value-type="float" office:value="2995.4022218131" calcext:value-type="float">
            <text:p>2995.402 mm</text:p>
          </table:table-cell>
          <table:table-cell table:style-name="ce29" table:formula="of:=([.AB10]/4000)*6.28*20.5679" office:value-type="float" office:value="2993.883680542" calcext:value-type="float">
            <text:p>2993.884 mm</text:p>
          </table:table-cell>
          <table:table-cell table:style-name="ce29" table:formula="of:=([.AB10]/4000)*6.28*20.61" office:value-type="float" office:value="3000.0117978" calcext:value-type="float">
            <text:p>3000.012 mm</text:p>
          </table:table-cell>
          <table:table-cell table:style-name="ce16" office:value-type="float" office:value="92714" calcext:value-type="float">
            <text:p>92714</text:p>
          </table:table-cell>
          <table:table-cell table:style-name="ce16"/>
          <table:table-cell table:style-name="ce16" office:value-type="float" office:value="91969" calcext:value-type="float">
            <text:p>91969</text:p>
          </table:table-cell>
          <table:table-cell table:style-name="ce2" table:number-columns-repeated="2"/>
          <table:table-cell table:style-name="ce27" table:formula="of:=([.AJ10]/4000)*2*PI()*20.5679" office:value-type="float" office:value="4492.2956331754" calcext:value-type="float">
            <text:p>4492.296 mm</text:p>
          </table:table-cell>
          <table:table-cell table:style-name="ce29" table:formula="of:=([.AJ10]/4000)*6.28*20.5679" office:value-type="float" office:value="4490.018230738" calcext:value-type="float">
            <text:p>4490.018 mm</text:p>
          </table:table-cell>
          <table:table-cell table:style-name="ce29" table:formula="of:=([.AJ10]/4000)*6.28*20.61" office:value-type="float" office:value="4499.2087542" calcext:value-type="float">
            <text:p>4499.209 mm</text:p>
          </table:table-cell>
          <table:table-cell table:style-name="ce16" office:value-type="float" office:value="139046" calcext:value-type="float">
            <text:p>139046</text:p>
          </table:table-cell>
          <table:table-cell table:style-name="ce16"/>
          <table:table-cell table:style-name="ce16" office:value-type="float" office:value="139250" calcext:value-type="float">
            <text:p>139250</text:p>
          </table:table-cell>
          <table:table-cell table:style-name="ce2" table:number-columns-repeated="2"/>
          <table:table-cell table:style-name="ce16" office:value-type="float" office:value="219" calcext:value-type="float">
            <text:p>219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11]/4000)*2*PI()*20.5679" office:value-type="float" office:value="660.052067558746" calcext:value-type="float">
            <text:p>660.052 mm</text:p>
          </table:table-cell>
          <table:table-cell table:style-name="ce29" table:formula="of:=([.D11]/4000)*6.28*20.5679" office:value-type="float" office:value="659.71744929" calcext:value-type="float">
            <text:p>659.717 mm</text:p>
          </table:table-cell>
          <table:table-cell table:style-name="ce29" table:formula="of:=([.D11]/4000)*6.28*20.61" office:value-type="float" office:value="661.067811" calcext:value-type="float">
            <text:p>661.068 mm</text:p>
          </table:table-cell>
          <table:table-cell table:style-name="ce16" office:value-type="float" office:value="20430" calcext:value-type="float">
            <text:p>20430</text:p>
          </table:table-cell>
          <table:table-cell table:style-name="ce16"/>
          <table:table-cell table:style-name="ce16" office:value-type="float" office:value="20455" calcext:value-type="float">
            <text:p>20455</text:p>
          </table:table-cell>
          <table:table-cell table:style-name="ce2" table:number-columns-repeated="2"/>
          <table:table-cell table:style-name="ce27" table:formula="of:=([.L11]/4000)*2*PI()*20.5679" office:value-type="float" office:value="750.449800550883" calcext:value-type="float">
            <text:p>750.450 mm</text:p>
          </table:table-cell>
          <table:table-cell table:style-name="ce29" table:formula="of:=([.L11]/4000)*6.28*20.5679" office:value-type="float" office:value="750.069354484" calcext:value-type="float">
            <text:p>750.069 mm</text:p>
          </table:table-cell>
          <table:table-cell table:style-name="ce29" table:formula="of:=([.L11]/4000)*6.28*20.61" office:value-type="float" office:value="751.6046556" calcext:value-type="float">
            <text:p>751.605 mm</text:p>
          </table:table-cell>
          <table:table-cell table:style-name="ce16" office:value-type="float" office:value="23228" calcext:value-type="float">
            <text:p>23228</text:p>
          </table:table-cell>
          <table:table-cell table:style-name="ce16"/>
          <table:table-cell table:style-name="ce16" office:value-type="float" office:value="23212" calcext:value-type="float">
            <text:p>23212</text:p>
          </table:table-cell>
          <table:table-cell table:style-name="ce2" table:number-columns-repeated="2"/>
          <table:table-cell table:style-name="ce27" table:formula="of:=([.T12]/4000)*2*PI()*20.5679" office:value-type="float" office:value="1497.21649118" calcext:value-type="float">
            <text:p>1497.216 mm</text:p>
          </table:table-cell>
          <table:table-cell table:style-name="ce29" table:formula="of:=([.T12]/4000)*6.28*20.5679" office:value-type="float" office:value="1496.457466226" calcext:value-type="float">
            <text:p>1496.457 mm</text:p>
          </table:table-cell>
          <table:table-cell table:style-name="ce29" table:formula="of:=([.T12]/4000)*6.28*20.61" office:value-type="float" office:value="1499.5205334" calcext:value-type="float">
            <text:p>1499.521 mm</text:p>
          </table:table-cell>
          <table:table-cell table:style-name="ce16" office:value-type="float" office:value="46338" calcext:value-type="float">
            <text:p>46338</text:p>
          </table:table-cell>
          <table:table-cell table:style-name="ce16"/>
          <table:table-cell table:style-name="ce16" office:value-type="float" office:value="44544" calcext:value-type="float">
            <text:p>44544</text:p>
          </table:table-cell>
          <table:table-cell table:style-name="ce2" table:number-columns-repeated="2"/>
          <table:table-cell table:style-name="ce27" table:formula="of:=([.AB11]/4000)*2*PI()*20.5679" office:value-type="float" office:value="2995.98376548495" calcext:value-type="float">
            <text:p>2995.984 mm</text:p>
          </table:table-cell>
          <table:table-cell table:style-name="ce29" table:formula="of:=([.AB11]/4000)*6.28*20.5679" office:value-type="float" office:value="2994.464929396" calcext:value-type="float">
            <text:p>2994.465 mm</text:p>
          </table:table-cell>
          <table:table-cell table:style-name="ce29" table:formula="of:=([.AB11]/4000)*6.28*20.61" office:value-type="float" office:value="3000.5942364" calcext:value-type="float">
            <text:p>3000.594 mm</text:p>
          </table:table-cell>
          <table:table-cell table:style-name="ce16" office:value-type="float" office:value="92732" calcext:value-type="float">
            <text:p>92732</text:p>
          </table:table-cell>
          <table:table-cell table:style-name="ce16"/>
          <table:table-cell table:style-name="ce16" office:value-type="float" office:value="92829" calcext:value-type="float">
            <text:p>92829</text:p>
          </table:table-cell>
          <table:table-cell table:style-name="ce2" table:number-columns-repeated="2"/>
          <table:table-cell table:style-name="ce27" table:formula="of:=([.AJ11]/4000)*2*PI()*20.5679" office:value-type="float" office:value="4494.88027171699" calcext:value-type="float">
            <text:p>4494.880 mm</text:p>
          </table:table-cell>
          <table:table-cell table:style-name="ce29" table:formula="of:=([.AJ11]/4000)*6.28*20.5679" office:value-type="float" office:value="4492.601558978" calcext:value-type="float">
            <text:p>4492.602 mm</text:p>
          </table:table-cell>
          <table:table-cell table:style-name="ce29" table:formula="of:=([.AJ11]/4000)*6.28*20.61" office:value-type="float" office:value="4501.7973702" calcext:value-type="float">
            <text:p>4501.797 mm</text:p>
          </table:table-cell>
          <table:table-cell table:style-name="ce16" office:value-type="float" office:value="139126" calcext:value-type="float">
            <text:p>139126</text:p>
          </table:table-cell>
          <table:table-cell table:style-name="ce16"/>
          <table:table-cell table:style-name="ce16" office:value-type="float" office:value="139240" calcext:value-type="float">
            <text:p>139240</text:p>
          </table:table-cell>
          <table:table-cell table:style-name="ce2" table:number-columns-repeated="2"/>
          <table:table-cell table:style-name="ce16" office:value-type="float" office:value="216" calcext:value-type="float">
            <text:p>216</text:p>
          </table:table-cell>
          <table:table-cell table:style-name="ce2"/>
          <table:table-cell table:style-name="ce16" office:value-type="float" office:value="191" calcext:value-type="float">
            <text:p>191</text:p>
          </table:table-cell>
          <table:table-cell table:number-columns-repeated="981"/>
        </table:table-row>
        <table:table-row table:style-name="ro1">
          <table:table-cell table:style-name="ce27" table:formula="of:=([.D12]/4000)*2*PI()*20.5679" office:value-type="float" office:value="659.793603704586" calcext:value-type="float">
            <text:p>659.794 mm</text:p>
          </table:table-cell>
          <table:table-cell table:style-name="ce29" table:formula="of:=([.D12]/4000)*6.28*20.5679" office:value-type="float" office:value="659.459116466" calcext:value-type="float">
            <text:p>659.459 mm</text:p>
          </table:table-cell>
          <table:table-cell table:style-name="ce29" table:formula="of:=([.D12]/4000)*6.28*20.61" office:value-type="float" office:value="660.8089494" calcext:value-type="float">
            <text:p>660.809 mm</text:p>
          </table:table-cell>
          <table:table-cell table:style-name="ce16" office:value-type="float" office:value="20422" calcext:value-type="float">
            <text:p>20422</text:p>
          </table:table-cell>
          <table:table-cell table:style-name="ce16"/>
          <table:table-cell table:style-name="ce16" office:value-type="float" office:value="20463" calcext:value-type="float">
            <text:p>20463</text:p>
          </table:table-cell>
          <table:table-cell table:style-name="ce2" table:number-columns-repeated="2"/>
          <table:table-cell table:style-name="ce27" table:formula="of:=([.L12]/4000)*2*PI()*20.5679" office:value-type="float" office:value="750.223644678494" calcext:value-type="float">
            <text:p>750.224 mm</text:p>
          </table:table-cell>
          <table:table-cell table:style-name="ce29" table:formula="of:=([.L12]/4000)*6.28*20.5679" office:value-type="float" office:value="749.843313263" calcext:value-type="float">
            <text:p>749.843 mm</text:p>
          </table:table-cell>
          <table:table-cell table:style-name="ce29" table:formula="of:=([.L12]/4000)*6.28*20.61" office:value-type="float" office:value="751.3781517" calcext:value-type="float">
            <text:p>751.378 mm</text:p>
          </table:table-cell>
          <table:table-cell table:style-name="ce16" office:value-type="float" office:value="23221" calcext:value-type="float">
            <text:p>23221</text:p>
          </table:table-cell>
          <table:table-cell table:style-name="ce16"/>
          <table:table-cell table:style-name="ce16" office:value-type="float" office:value="23217" calcext:value-type="float">
            <text:p>23217</text:p>
          </table:table-cell>
          <table:table-cell table:style-name="ce2" table:number-columns-repeated="2"/>
          <table:table-cell table:style-name="ce27" table:formula="of:=([.T13]/4000)*2*PI()*20.5679" office:value-type="float" office:value="1497.37803108885" calcext:value-type="float">
            <text:p>1497.378 mm</text:p>
          </table:table-cell>
          <table:table-cell table:style-name="ce29" table:formula="of:=([.T13]/4000)*6.28*20.5679" office:value-type="float" office:value="1496.618924241" calcext:value-type="float">
            <text:p>1496.619 mm</text:p>
          </table:table-cell>
          <table:table-cell table:style-name="ce29" table:formula="of:=([.T13]/4000)*6.28*20.61" office:value-type="float" office:value="1499.6823219" calcext:value-type="float">
            <text:p>1499.682 mm</text:p>
          </table:table-cell>
          <table:table-cell table:style-name="ce16" office:value-type="float" office:value="46342" calcext:value-type="float">
            <text:p>46342</text:p>
          </table:table-cell>
          <table:table-cell table:style-name="ce16"/>
          <table:table-cell table:style-name="ce16" office:value-type="float" office:value="46380" calcext:value-type="float">
            <text:p>46380</text:p>
          </table:table-cell>
          <table:table-cell table:style-name="ce2" table:number-columns-repeated="2"/>
          <table:table-cell table:style-name="ce27" table:formula="of:=([.AB12]/4000)*2*PI()*20.5679" office:value-type="float" office:value="2995.56376172194" calcext:value-type="float">
            <text:p>2995.564 mm</text:p>
          </table:table-cell>
          <table:table-cell table:style-name="ce29" table:formula="of:=([.AB12]/4000)*6.28*20.5679" office:value-type="float" office:value="2994.045138557" calcext:value-type="float">
            <text:p>2994.045 mm</text:p>
          </table:table-cell>
          <table:table-cell table:style-name="ce29" table:formula="of:=([.AB12]/4000)*6.28*20.61" office:value-type="float" office:value="3000.1735863" calcext:value-type="float">
            <text:p>3000.174 mm</text:p>
          </table:table-cell>
          <table:table-cell table:style-name="ce16" office:value-type="float" office:value="92719" calcext:value-type="float">
            <text:p>92719</text:p>
          </table:table-cell>
          <table:table-cell table:style-name="ce16"/>
          <table:table-cell table:style-name="ce16" office:value-type="float" office:value="92052" calcext:value-type="float">
            <text:p>92052</text:p>
          </table:table-cell>
          <table:table-cell table:style-name="ce2" table:number-columns-repeated="2"/>
          <table:table-cell table:style-name="ce27" table:formula="of:=([.AJ12]/4000)*2*PI()*20.5679" office:value-type="float" office:value="4492.68332895664" calcext:value-type="float">
            <text:p>4492.683 mm</text:p>
          </table:table-cell>
          <table:table-cell table:style-name="ce29" table:formula="of:=([.AJ12]/4000)*6.28*20.5679" office:value-type="float" office:value="4490.405729974" calcext:value-type="float">
            <text:p>4490.406 mm</text:p>
          </table:table-cell>
          <table:table-cell table:style-name="ce29" table:formula="of:=([.AJ12]/4000)*6.28*20.61" office:value-type="float" office:value="4499.5970466" calcext:value-type="float">
            <text:p>4499.597 mm</text:p>
          </table:table-cell>
          <table:table-cell table:style-name="ce16" office:value-type="float" office:value="139058" calcext:value-type="float">
            <text:p>139058</text:p>
          </table:table-cell>
          <table:table-cell table:style-name="ce16"/>
          <table:table-cell table:style-name="ce16" office:value-type="float" office:value="139248" calcext:value-type="float">
            <text:p>139248</text:p>
          </table:table-cell>
          <table:table-cell table:style-name="ce2" table:number-columns-repeated="2"/>
          <table:table-cell table:style-name="ce16" office:value-type="float" office:value="220" calcext:value-type="float">
            <text:p>220</text:p>
          </table:table-cell>
          <table:table-cell table:style-name="ce2"/>
          <table:table-cell table:style-name="ce16" office:value-type="float" office:value="194" calcext:value-type="float">
            <text:p>194</text:p>
          </table:table-cell>
          <table:table-cell table:number-columns-repeated="981"/>
        </table:table-row>
        <table:table-row table:style-name="ro1">
          <table:table-cell table:style-name="ce27" table:formula="of:=([.D13]/4000)*2*PI()*20.5679" office:value-type="float" office:value="660.213607467595" calcext:value-type="float">
            <text:p>660.214 mm</text:p>
          </table:table-cell>
          <table:table-cell table:style-name="ce29" table:formula="of:=([.D13]/4000)*6.28*20.5679" office:value-type="float" office:value="659.878907305" calcext:value-type="float">
            <text:p>659.879 mm</text:p>
          </table:table-cell>
          <table:table-cell table:style-name="ce29" table:formula="of:=([.D13]/4000)*6.28*20.61" office:value-type="float" office:value="661.2295995" calcext:value-type="float">
            <text:p>661.230 mm</text:p>
          </table:table-cell>
          <table:table-cell table:style-name="ce16" office:value-type="float" office:value="20435" calcext:value-type="float">
            <text:p>20435</text:p>
          </table:table-cell>
          <table:table-cell table:style-name="ce16"/>
          <table:table-cell table:style-name="ce16" office:value-type="float" office:value="20451" calcext:value-type="float">
            <text:p>20451</text:p>
          </table:table-cell>
          <table:table-cell table:style-name="ce2" table:number-columns-repeated="2"/>
          <table:table-cell table:style-name="ce27" table:formula="of:=([.L13]/4000)*2*PI()*20.5679" office:value-type="float" office:value="750.417492569113" calcext:value-type="float">
            <text:p>750.417 mm</text:p>
          </table:table-cell>
          <table:table-cell table:style-name="ce29" table:formula="of:=([.L13]/4000)*6.28*20.5679" office:value-type="float" office:value="750.037062881" calcext:value-type="float">
            <text:p>750.037 mm</text:p>
          </table:table-cell>
          <table:table-cell table:style-name="ce29" table:formula="of:=([.L13]/4000)*6.28*20.61" office:value-type="float" office:value="751.5722979" calcext:value-type="float">
            <text:p>751.572 mm</text:p>
          </table:table-cell>
          <table:table-cell table:style-name="ce16" office:value-type="float" office:value="23227" calcext:value-type="float">
            <text:p>23227</text:p>
          </table:table-cell>
          <table:table-cell table:style-name="ce16"/>
          <table:table-cell table:style-name="ce16" office:value-type="float" office:value="23204" calcext:value-type="float">
            <text:p>23204</text:p>
          </table:table-cell>
          <table:table-cell table:style-name="ce2" table:number-columns-repeated="2"/>
          <table:table-cell table:style-name="ce27" table:formula="of:=([.T14]/4000)*2*PI()*20.5679" office:value-type="float" office:value="1497.08725925292" calcext:value-type="float">
            <text:p>1497.087 mm</text:p>
          </table:table-cell>
          <table:table-cell table:style-name="ce29" table:formula="of:=([.T14]/4000)*6.28*20.5679" office:value-type="float" office:value="1496.328299814" calcext:value-type="float">
            <text:p>1496.328 mm</text:p>
          </table:table-cell>
          <table:table-cell table:style-name="ce29" table:formula="of:=([.T14]/4000)*6.28*20.61" office:value-type="float" office:value="1499.3911026" calcext:value-type="float">
            <text:p>1499.391 mm</text:p>
          </table:table-cell>
          <table:table-cell table:style-name="ce16" office:value-type="float" office:value="46347" calcext:value-type="float">
            <text:p>46347</text:p>
          </table:table-cell>
          <table:table-cell table:style-name="ce16"/>
          <table:table-cell table:style-name="ce16" office:value-type="float" office:value="44207" calcext:value-type="float">
            <text:p>44207</text:p>
          </table:table-cell>
          <table:table-cell table:style-name="ce2" table:number-columns-repeated="2"/>
          <table:table-cell table:style-name="ce27" table:formula="of:=([.AB13]/4000)*2*PI()*20.5679" office:value-type="float" office:value="2995.88684153964" calcext:value-type="float">
            <text:p>2995.887 mm</text:p>
          </table:table-cell>
          <table:table-cell table:style-name="ce29" table:formula="of:=([.AB13]/4000)*6.28*20.5679" office:value-type="float" office:value="2994.368054587" calcext:value-type="float">
            <text:p>2994.368 mm</text:p>
          </table:table-cell>
          <table:table-cell table:style-name="ce29" table:formula="of:=([.AB13]/4000)*6.28*20.61" office:value-type="float" office:value="3000.4971633" calcext:value-type="float">
            <text:p>3000.497 mm</text:p>
          </table:table-cell>
          <table:table-cell table:style-name="ce16" office:value-type="float" office:value="92729" calcext:value-type="float">
            <text:p>92729</text:p>
          </table:table-cell>
          <table:table-cell table:style-name="ce16"/>
          <table:table-cell table:style-name="ce16" office:value-type="float" office:value="92828" calcext:value-type="float">
            <text:p>92828</text:p>
          </table:table-cell>
          <table:table-cell table:style-name="ce2" table:number-columns-repeated="2"/>
          <table:table-cell table:style-name="ce27" table:formula="of:=([.AJ13]/4000)*2*PI()*20.5679" office:value-type="float" office:value="4494.58949988106" calcext:value-type="float">
            <text:p>4494.589 mm</text:p>
          </table:table-cell>
          <table:table-cell table:style-name="ce29" table:formula="of:=([.AJ13]/4000)*6.28*20.5679" office:value-type="float" office:value="4492.310934551" calcext:value-type="float">
            <text:p>4492.311 mm</text:p>
          </table:table-cell>
          <table:table-cell table:style-name="ce29" table:formula="of:=([.AJ13]/4000)*6.28*20.61" office:value-type="float" office:value="4501.5061509" calcext:value-type="float">
            <text:p>4501.506 mm</text:p>
          </table:table-cell>
          <table:table-cell table:style-name="ce16" office:value-type="float" office:value="139117" calcext:value-type="float">
            <text:p>139117</text:p>
          </table:table-cell>
          <table:table-cell table:style-name="ce16"/>
          <table:table-cell table:style-name="ce16" office:value-type="float" office:value="139239" calcext:value-type="float">
            <text:p>139239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198" calcext:value-type="float">
            <text:p>198</text:p>
          </table:table-cell>
          <table:table-cell table:number-columns-repeated="981"/>
        </table:table-row>
        <table:table-row table:style-name="ro1">
          <table:table-cell table:style-name="ce27" table:formula="of:=([.D14]/4000)*2*PI()*20.5679" office:value-type="float" office:value="659.728987741047" calcext:value-type="float">
            <text:p>659.729 mm</text:p>
          </table:table-cell>
          <table:table-cell table:style-name="ce29" table:formula="of:=([.D14]/4000)*6.28*20.5679" office:value-type="float" office:value="659.39453326" calcext:value-type="float">
            <text:p>659.395 mm</text:p>
          </table:table-cell>
          <table:table-cell table:style-name="ce29" table:formula="of:=([.D14]/4000)*6.28*20.61" office:value-type="float" office:value="660.744234" calcext:value-type="float">
            <text:p>660.744 mm</text:p>
          </table:table-cell>
          <table:table-cell table:style-name="ce16" office:value-type="float" office:value="20420" calcext:value-type="float">
            <text:p>20420</text:p>
          </table:table-cell>
          <table:table-cell table:style-name="ce16"/>
          <table:table-cell table:style-name="ce16" office:value-type="float" office:value="20453" calcext:value-type="float">
            <text:p>20453</text:p>
          </table:table-cell>
          <table:table-cell table:style-name="ce2" table:number-columns-repeated="2"/>
          <table:table-cell table:style-name="ce27" table:formula="of:=([.L14]/4000)*2*PI()*20.5679" office:value-type="float" office:value="750.126720733184" calcext:value-type="float">
            <text:p>750.127 mm</text:p>
          </table:table-cell>
          <table:table-cell table:style-name="ce29" table:formula="of:=([.L14]/4000)*6.28*20.5679" office:value-type="float" office:value="749.746438454" calcext:value-type="float">
            <text:p>749.746 mm</text:p>
          </table:table-cell>
          <table:table-cell table:style-name="ce29" table:formula="of:=([.L14]/4000)*6.28*20.61" office:value-type="float" office:value="751.2810786" calcext:value-type="float">
            <text:p>751.281 mm</text:p>
          </table:table-cell>
          <table:table-cell table:style-name="ce16" office:value-type="float" office:value="23218" calcext:value-type="float">
            <text:p>23218</text:p>
          </table:table-cell>
          <table:table-cell table:style-name="ce16"/>
          <table:table-cell table:style-name="ce16" office:value-type="float" office:value="23213" calcext:value-type="float">
            <text:p>23213</text:p>
          </table:table-cell>
          <table:table-cell table:style-name="ce2" table:number-columns-repeated="2"/>
          <table:table-cell table:style-name="ce27" table:formula="of:=([.T15]/4000)*2*PI()*20.5679" office:value-type="float" office:value="1497.41033907062" calcext:value-type="float">
            <text:p>1497.410 mm</text:p>
          </table:table-cell>
          <table:table-cell table:style-name="ce29" table:formula="of:=([.T15]/4000)*6.28*20.5679" office:value-type="float" office:value="1496.651215844" calcext:value-type="float">
            <text:p>1496.651 mm</text:p>
          </table:table-cell>
          <table:table-cell table:style-name="ce29" table:formula="of:=([.T15]/4000)*6.28*20.61" office:value-type="float" office:value="1499.7146796" calcext:value-type="float">
            <text:p>1499.715 mm</text:p>
          </table:table-cell>
          <table:table-cell table:style-name="ce16" office:value-type="float" office:value="46338" calcext:value-type="float">
            <text:p>46338</text:p>
          </table:table-cell>
          <table:table-cell table:style-name="ce16"/>
          <table:table-cell table:style-name="ce16" office:value-type="float" office:value="46380" calcext:value-type="float">
            <text:p>46380</text:p>
          </table:table-cell>
          <table:table-cell table:style-name="ce2" table:number-columns-repeated="2"/>
          <table:table-cell table:style-name="ce27" table:formula="of:=([.AB14]/4000)*2*PI()*20.5679" office:value-type="float" office:value="2995.59606970371" calcext:value-type="float">
            <text:p>2995.596 mm</text:p>
          </table:table-cell>
          <table:table-cell table:style-name="ce29" table:formula="of:=([.AB14]/4000)*6.28*20.5679" office:value-type="float" office:value="2994.07743016" calcext:value-type="float">
            <text:p>2994.077 mm</text:p>
          </table:table-cell>
          <table:table-cell table:style-name="ce29" table:formula="of:=([.AB14]/4000)*6.28*20.61" office:value-type="float" office:value="3000.205944" calcext:value-type="float">
            <text:p>3000.206 mm</text:p>
          </table:table-cell>
          <table:table-cell table:style-name="ce16" office:value-type="float" office:value="92720" calcext:value-type="float">
            <text:p>92720</text:p>
          </table:table-cell>
          <table:table-cell table:style-name="ce16"/>
          <table:table-cell table:style-name="ce16" office:value-type="float" office:value="92053" calcext:value-type="float">
            <text:p>92053</text:p>
          </table:table-cell>
          <table:table-cell table:style-name="ce2" table:number-columns-repeated="2"/>
          <table:table-cell table:style-name="ce27" table:formula="of:=([.AJ14]/4000)*2*PI()*20.5679" office:value-type="float" office:value="4491.9725533577" calcext:value-type="float">
            <text:p>4491.973 mm</text:p>
          </table:table-cell>
          <table:table-cell table:style-name="ce29" table:formula="of:=([.AJ14]/4000)*6.28*20.5679" office:value-type="float" office:value="4489.695314708" calcext:value-type="float">
            <text:p>4489.695 mm</text:p>
          </table:table-cell>
          <table:table-cell table:style-name="ce29" table:formula="of:=([.AJ14]/4000)*6.28*20.61" office:value-type="float" office:value="4498.8851772" calcext:value-type="float">
            <text:p>4498.885 mm</text:p>
          </table:table-cell>
          <table:table-cell table:style-name="ce16" office:value-type="float" office:value="139036" calcext:value-type="float">
            <text:p>139036</text:p>
          </table:table-cell>
          <table:table-cell table:style-name="ce16"/>
          <table:table-cell table:style-name="ce16" office:value-type="float" office:value="139296" calcext:value-type="float">
            <text:p>139296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4" calcext:value-type="float">
            <text:p>194</text:p>
          </table:table-cell>
          <table:table-cell table:number-columns-repeated="981"/>
        </table:table-row>
        <table:table-row table:style-name="ro1">
          <table:table-cell table:style-name="ce27" table:formula="of:=([.D15]/4000)*2*PI()*20.5679" office:value-type="float" office:value="660.084375540515" calcext:value-type="float">
            <text:p>660.084 mm</text:p>
          </table:table-cell>
          <table:table-cell table:style-name="ce29" table:formula="of:=([.D15]/4000)*6.28*20.5679" office:value-type="float" office:value="659.749740893" calcext:value-type="float">
            <text:p>659.750 mm</text:p>
          </table:table-cell>
          <table:table-cell table:style-name="ce29" table:formula="of:=([.D15]/4000)*6.28*20.61" office:value-type="float" office:value="661.1001687" calcext:value-type="float">
            <text:p>661.100 mm</text:p>
          </table:table-cell>
          <table:table-cell table:style-name="ce16" office:value-type="float" office:value="20431" calcext:value-type="float">
            <text:p>20431</text:p>
          </table:table-cell>
          <table:table-cell table:style-name="ce16"/>
          <table:table-cell table:style-name="ce16" office:value-type="float" office:value="20449" calcext:value-type="float">
            <text:p>20449</text:p>
          </table:table-cell>
          <table:table-cell table:style-name="ce2" table:number-columns-repeated="2"/>
          <table:table-cell table:style-name="ce27" table:formula="of:=([.L15]/4000)*2*PI()*20.5679" office:value-type="float" office:value="750.449800550883" calcext:value-type="float">
            <text:p>750.450 mm</text:p>
          </table:table-cell>
          <table:table-cell table:style-name="ce29" table:formula="of:=([.L15]/4000)*6.28*20.5679" office:value-type="float" office:value="750.069354484" calcext:value-type="float">
            <text:p>750.069 mm</text:p>
          </table:table-cell>
          <table:table-cell table:style-name="ce29" table:formula="of:=([.L15]/4000)*6.28*20.61" office:value-type="float" office:value="751.6046556" calcext:value-type="float">
            <text:p>751.605 mm</text:p>
          </table:table-cell>
          <table:table-cell table:style-name="ce16" office:value-type="float" office:value="23228" calcext:value-type="float">
            <text:p>23228</text:p>
          </table:table-cell>
          <table:table-cell table:style-name="ce16"/>
          <table:table-cell table:style-name="ce16" office:value-type="float" office:value="23204" calcext:value-type="float">
            <text:p>23204</text:p>
          </table:table-cell>
          <table:table-cell table:style-name="ce2" table:number-columns-repeated="2"/>
          <table:table-cell table:style-name="ce27" table:formula="of:=([.T16]/4000)*2*PI()*20.5679" office:value-type="float" office:value="1497.5395709977" calcext:value-type="float">
            <text:p>1497.540 mm</text:p>
          </table:table-cell>
          <table:table-cell table:style-name="ce29" table:formula="of:=([.T16]/4000)*6.28*20.5679" office:value-type="float" office:value="1496.780382256" calcext:value-type="float">
            <text:p>1496.780 mm</text:p>
          </table:table-cell>
          <table:table-cell table:style-name="ce29" table:formula="of:=([.T16]/4000)*6.28*20.61" office:value-type="float" office:value="1499.8441104" calcext:value-type="float">
            <text:p>1499.844 mm</text:p>
          </table:table-cell>
          <table:table-cell table:style-name="ce16" office:value-type="float" office:value="46348" calcext:value-type="float">
            <text:p>46348</text:p>
          </table:table-cell>
          <table:table-cell table:style-name="ce16"/>
          <table:table-cell table:style-name="ce16" office:value-type="float" office:value="46109" calcext:value-type="float">
            <text:p>46109</text:p>
          </table:table-cell>
          <table:table-cell table:style-name="ce2" table:number-columns-repeated="2"/>
          <table:table-cell table:style-name="ce27" table:formula="of:=([.AB15]/4000)*2*PI()*20.5679" office:value-type="float" office:value="2996.20992135734" calcext:value-type="float">
            <text:p>2996.210 mm</text:p>
          </table:table-cell>
          <table:table-cell table:style-name="ce29" table:formula="of:=([.AB15]/4000)*6.28*20.5679" office:value-type="float" office:value="2994.690970617" calcext:value-type="float">
            <text:p>2994.691 mm</text:p>
          </table:table-cell>
          <table:table-cell table:style-name="ce29" table:formula="of:=([.AB15]/4000)*6.28*20.61" office:value-type="float" office:value="3000.8207403" calcext:value-type="float">
            <text:p>3000.821 mm</text:p>
          </table:table-cell>
          <table:table-cell table:style-name="ce16" office:value-type="float" office:value="92739" calcext:value-type="float">
            <text:p>92739</text:p>
          </table:table-cell>
          <table:table-cell table:style-name="ce16"/>
          <table:table-cell table:style-name="ce16" office:value-type="float" office:value="92842" calcext:value-type="float">
            <text:p>92842</text:p>
          </table:table-cell>
          <table:table-cell table:style-name="ce2" table:number-columns-repeated="2"/>
          <table:table-cell table:style-name="ce27" table:formula="of:=([.AJ15]/4000)*2*PI()*20.5679" office:value-type="float" office:value="4494.62180786283" calcext:value-type="float">
            <text:p>4494.622 mm</text:p>
          </table:table-cell>
          <table:table-cell table:style-name="ce29" table:formula="of:=([.AJ15]/4000)*6.28*20.5679" office:value-type="float" office:value="4492.343226154" calcext:value-type="float">
            <text:p>4492.343 mm</text:p>
          </table:table-cell>
          <table:table-cell table:style-name="ce29" table:formula="of:=([.AJ15]/4000)*6.28*20.61" office:value-type="float" office:value="4501.5385086" calcext:value-type="float">
            <text:p>4501.539 mm</text:p>
          </table:table-cell>
          <table:table-cell table:style-name="ce16" office:value-type="float" office:value="139118" calcext:value-type="float">
            <text:p>139118</text:p>
          </table:table-cell>
          <table:table-cell table:style-name="ce16"/>
          <table:table-cell table:style-name="ce16" office:value-type="float" office:value="139276" calcext:value-type="float">
            <text:p>139276</text:p>
          </table:table-cell>
          <table:table-cell table:style-name="ce2" table:number-columns-repeated="2"/>
          <table:table-cell table:style-name="ce16" office:value-type="float" office:value="215" calcext:value-type="float">
            <text:p>215</text:p>
          </table:table-cell>
          <table:table-cell table:style-name="ce2"/>
          <table:table-cell table:style-name="ce16" office:value-type="float" office:value="193" calcext:value-type="float">
            <text:p>193</text:p>
          </table:table-cell>
          <table:table-cell table:number-columns-repeated="981"/>
        </table:table-row>
        <table:table-row table:style-name="ro1">
          <table:table-cell table:style-name="ce27" table:formula="of:=([.D16]/4000)*2*PI()*20.5679" office:value-type="float" office:value="659.761295722817" calcext:value-type="float">
            <text:p>659.761 mm</text:p>
          </table:table-cell>
          <table:table-cell table:style-name="ce29" table:formula="of:=([.D16]/4000)*6.28*20.5679" office:value-type="float" office:value="659.426824863" calcext:value-type="float">
            <text:p>659.427 mm</text:p>
          </table:table-cell>
          <table:table-cell table:style-name="ce29" table:formula="of:=([.D16]/4000)*6.28*20.61" office:value-type="float" office:value="660.7765917" calcext:value-type="float">
            <text:p>660.777 mm</text:p>
          </table:table-cell>
          <table:table-cell table:style-name="ce16" office:value-type="float" office:value="20421" calcext:value-type="float">
            <text:p>20421</text:p>
          </table:table-cell>
          <table:table-cell table:style-name="ce16"/>
          <table:table-cell table:style-name="ce16" office:value-type="float" office:value="20452" calcext:value-type="float">
            <text:p>20452</text:p>
          </table:table-cell>
          <table:table-cell table:style-name="ce2" table:number-columns-repeated="2"/>
          <table:table-cell table:style-name="ce27" table:formula="of:=([.L16]/4000)*2*PI()*20.5679" office:value-type="float" office:value="750.191336696724" calcext:value-type="float">
            <text:p>750.191 mm</text:p>
          </table:table-cell>
          <table:table-cell table:style-name="ce29" table:formula="of:=([.L16]/4000)*6.28*20.5679" office:value-type="float" office:value="749.81102166" calcext:value-type="float">
            <text:p>749.811 mm</text:p>
          </table:table-cell>
          <table:table-cell table:style-name="ce29" table:formula="of:=([.L16]/4000)*6.28*20.61" office:value-type="float" office:value="751.345794" calcext:value-type="float">
            <text:p>751.346 mm</text:p>
          </table:table-cell>
          <table:table-cell table:style-name="ce16" office:value-type="float" office:value="23220" calcext:value-type="float">
            <text:p>23220</text:p>
          </table:table-cell>
          <table:table-cell table:style-name="ce16"/>
          <table:table-cell table:style-name="ce16" office:value-type="float" office:value="23217" calcext:value-type="float">
            <text:p>23217</text:p>
          </table:table-cell>
          <table:table-cell table:style-name="ce2" table:number-columns-repeated="2"/>
          <table:table-cell table:style-name="ce27" table:formula="of:=([.T17]/4000)*2*PI()*20.5679" office:value-type="float" office:value="1496.79648741699" calcext:value-type="float">
            <text:p>1496.796 mm</text:p>
          </table:table-cell>
          <table:table-cell table:style-name="ce29" table:formula="of:=([.T17]/4000)*6.28*20.5679" office:value-type="float" office:value="1496.037675387" calcext:value-type="float">
            <text:p>1496.038 mm</text:p>
          </table:table-cell>
          <table:table-cell table:style-name="ce29" table:formula="of:=([.T17]/4000)*6.28*20.61" office:value-type="float" office:value="1499.0998833" calcext:value-type="float">
            <text:p>1499.100 mm</text:p>
          </table:table-cell>
          <table:table-cell table:style-name="ce16" office:value-type="float" office:value="46352" calcext:value-type="float">
            <text:p>46352</text:p>
          </table:table-cell>
          <table:table-cell table:style-name="ce16"/>
          <table:table-cell table:style-name="ce16" office:value-type="float" office:value="46405" calcext:value-type="float">
            <text:p>46405</text:p>
          </table:table-cell>
          <table:table-cell table:style-name="ce2" table:number-columns-repeated="2"/>
          <table:table-cell table:style-name="ce27" table:formula="of:=([.AB16]/4000)*2*PI()*20.5679" office:value-type="float" office:value="2996.01607346672" calcext:value-type="float">
            <text:p>2996.016 mm</text:p>
          </table:table-cell>
          <table:table-cell table:style-name="ce29" table:formula="of:=([.AB16]/4000)*6.28*20.5679" office:value-type="float" office:value="2994.497220999" calcext:value-type="float">
            <text:p>2994.497 mm</text:p>
          </table:table-cell>
          <table:table-cell table:style-name="ce29" table:formula="of:=([.AB16]/4000)*6.28*20.61" office:value-type="float" office:value="3000.6265941" calcext:value-type="float">
            <text:p>3000.627 mm</text:p>
          </table:table-cell>
          <table:table-cell table:style-name="ce16" office:value-type="float" office:value="92733" calcext:value-type="float">
            <text:p>92733</text:p>
          </table:table-cell>
          <table:table-cell table:style-name="ce16"/>
          <table:table-cell table:style-name="ce16" office:value-type="float" office:value="92211" calcext:value-type="float">
            <text:p>92211</text:p>
          </table:table-cell>
          <table:table-cell table:style-name="ce2" table:number-columns-repeated="2"/>
          <table:table-cell table:style-name="ce27" table:formula="of:=([.AJ16]/4000)*2*PI()*20.5679" office:value-type="float" office:value="4494.62180786283" calcext:value-type="float">
            <text:p>4494.622 mm</text:p>
          </table:table-cell>
          <table:table-cell table:style-name="ce29" table:formula="of:=([.AJ16]/4000)*6.28*20.5679" office:value-type="float" office:value="4492.343226154" calcext:value-type="float">
            <text:p>4492.343 mm</text:p>
          </table:table-cell>
          <table:table-cell table:style-name="ce29" table:formula="of:=([.AJ16]/4000)*6.28*20.61" office:value-type="float" office:value="4501.5385086" calcext:value-type="float">
            <text:p>4501.539 mm</text:p>
          </table:table-cell>
          <table:table-cell table:style-name="ce16" office:value-type="float" office:value="139118" calcext:value-type="float">
            <text:p>139118</text:p>
          </table:table-cell>
          <table:table-cell table:style-name="ce16"/>
          <table:table-cell table:style-name="ce16" office:value-type="float" office:value="139240" calcext:value-type="float">
            <text:p>139240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6" calcext:value-type="float">
            <text:p>196</text:p>
          </table:table-cell>
          <table:table-cell table:number-columns-repeated="981"/>
        </table:table-row>
        <table:table-row table:style-name="ro1">
          <table:table-cell table:style-name="ce27" table:formula="of:=([.D17]/4000)*2*PI()*20.5679" office:value-type="float" office:value="660.148991504055" calcext:value-type="float">
            <text:p>660.149 mm</text:p>
          </table:table-cell>
          <table:table-cell table:style-name="ce29" table:formula="of:=([.D17]/4000)*6.28*20.5679" office:value-type="float" office:value="659.814324099" calcext:value-type="float">
            <text:p>659.814 mm</text:p>
          </table:table-cell>
          <table:table-cell table:style-name="ce29" table:formula="of:=([.D17]/4000)*6.28*20.61" office:value-type="float" office:value="661.1648841" calcext:value-type="float">
            <text:p>661.165 mm</text:p>
          </table:table-cell>
          <table:table-cell table:style-name="ce16" office:value-type="float" office:value="20433" calcext:value-type="float">
            <text:p>20433</text:p>
          </table:table-cell>
          <table:table-cell table:style-name="ce16"/>
          <table:table-cell table:style-name="ce16" office:value-type="float" office:value="20448" calcext:value-type="float">
            <text:p>20448</text:p>
          </table:table-cell>
          <table:table-cell table:style-name="ce2" table:number-columns-repeated="2"/>
          <table:table-cell table:style-name="ce27" table:formula="of:=([.L17]/4000)*2*PI()*20.5679" office:value-type="float" office:value="750.320568623804" calcext:value-type="float">
            <text:p>750.321 mm</text:p>
          </table:table-cell>
          <table:table-cell table:style-name="ce29" table:formula="of:=([.L17]/4000)*6.28*20.5679" office:value-type="float" office:value="749.940188072" calcext:value-type="float">
            <text:p>749.940 mm</text:p>
          </table:table-cell>
          <table:table-cell table:style-name="ce29" table:formula="of:=([.L17]/4000)*6.28*20.61" office:value-type="float" office:value="751.4752248" calcext:value-type="float">
            <text:p>751.475 mm</text:p>
          </table:table-cell>
          <table:table-cell table:style-name="ce16" office:value-type="float" office:value="23224" calcext:value-type="float">
            <text:p>23224</text:p>
          </table:table-cell>
          <table:table-cell table:style-name="ce16"/>
          <table:table-cell table:style-name="ce16" office:value-type="float" office:value="23202" calcext:value-type="float">
            <text:p>23202</text:p>
          </table:table-cell>
          <table:table-cell table:style-name="ce2" table:number-columns-repeated="2"/>
          <table:table-cell table:style-name="ce27" table:formula="of:=([.T18]/4000)*2*PI()*20.5679" office:value-type="float" office:value="1497.05495127115" calcext:value-type="float">
            <text:p>1497.055 mm</text:p>
          </table:table-cell>
          <table:table-cell table:style-name="ce29" table:formula="of:=([.T18]/4000)*6.28*20.5679" office:value-type="float" office:value="1496.296008211" calcext:value-type="float">
            <text:p>1496.296 mm</text:p>
          </table:table-cell>
          <table:table-cell table:style-name="ce29" table:formula="of:=([.T18]/4000)*6.28*20.61" office:value-type="float" office:value="1499.3587449" calcext:value-type="float">
            <text:p>1499.359 mm</text:p>
          </table:table-cell>
          <table:table-cell table:style-name="ce16" office:value-type="float" office:value="46329" calcext:value-type="float">
            <text:p>46329</text:p>
          </table:table-cell>
          <table:table-cell table:style-name="ce16"/>
          <table:table-cell table:style-name="ce16" office:value-type="float" office:value="46401" calcext:value-type="float">
            <text:p>46401</text:p>
          </table:table-cell>
          <table:table-cell table:style-name="ce2" table:number-columns-repeated="2"/>
          <table:table-cell table:style-name="ce27" table:formula="of:=([.AB17]/4000)*2*PI()*20.5679" office:value-type="float" office:value="2995.11144997717" calcext:value-type="float">
            <text:p>2995.111 mm</text:p>
          </table:table-cell>
          <table:table-cell table:style-name="ce29" table:formula="of:=([.AB17]/4000)*6.28*20.5679" office:value-type="float" office:value="2993.593056115" calcext:value-type="float">
            <text:p>2993.593 mm</text:p>
          </table:table-cell>
          <table:table-cell table:style-name="ce29" table:formula="of:=([.AB17]/4000)*6.28*20.61" office:value-type="float" office:value="2999.7205785" calcext:value-type="float">
            <text:p>2999.721 mm</text:p>
          </table:table-cell>
          <table:table-cell table:style-name="ce16" office:value-type="float" office:value="92705" calcext:value-type="float">
            <text:p>92705</text:p>
          </table:table-cell>
          <table:table-cell table:style-name="ce16"/>
          <table:table-cell table:style-name="ce16" office:value-type="float" office:value="92838" calcext:value-type="float">
            <text:p>92838</text:p>
          </table:table-cell>
          <table:table-cell table:style-name="ce2" table:number-columns-repeated="2"/>
          <table:table-cell table:style-name="ce27" table:formula="of:=([.AJ17]/4000)*2*PI()*20.5679" office:value-type="float" office:value="4492.32794115717" calcext:value-type="float">
            <text:p>4492.328 mm</text:p>
          </table:table-cell>
          <table:table-cell table:style-name="ce29" table:formula="of:=([.AJ17]/4000)*6.28*20.5679" office:value-type="float" office:value="4490.050522341" calcext:value-type="float">
            <text:p>4490.051 mm</text:p>
          </table:table-cell>
          <table:table-cell table:style-name="ce29" table:formula="of:=([.AJ17]/4000)*6.28*20.61" office:value-type="float" office:value="4499.2411119" calcext:value-type="float">
            <text:p>4499.241 mm</text:p>
          </table:table-cell>
          <table:table-cell table:style-name="ce16" office:value-type="float" office:value="139047" calcext:value-type="float">
            <text:p>139047</text:p>
          </table:table-cell>
          <table:table-cell table:style-name="ce16"/>
          <table:table-cell table:style-name="ce16" office:value-type="float" office:value="139255" calcext:value-type="float">
            <text:p>139255</text:p>
          </table:table-cell>
          <table:table-cell table:style-name="ce2" table:number-columns-repeated="2"/>
          <table:table-cell table:style-name="ce16" office:value-type="float" office:value="219" calcext:value-type="float">
            <text:p>219</text:p>
          </table:table-cell>
          <table:table-cell table:style-name="ce2"/>
          <table:table-cell table:style-name="ce16" office:value-type="float" office:value="200" calcext:value-type="float">
            <text:p>200</text:p>
          </table:table-cell>
          <table:table-cell table:number-columns-repeated="981"/>
        </table:table-row>
        <table:table-row table:style-name="ro1">
          <table:table-cell table:style-name="ce27" table:formula="of:=([.D18]/4000)*2*PI()*20.5679" office:value-type="float" office:value="659.825911686356" calcext:value-type="float">
            <text:p>659.826 mm</text:p>
          </table:table-cell>
          <table:table-cell table:style-name="ce29" table:formula="of:=([.D18]/4000)*6.28*20.5679" office:value-type="float" office:value="659.491408069" calcext:value-type="float">
            <text:p>659.491 mm</text:p>
          </table:table-cell>
          <table:table-cell table:style-name="ce29" table:formula="of:=([.D18]/4000)*6.28*20.61" office:value-type="float" office:value="660.8413071" calcext:value-type="float">
            <text:p>660.841 mm</text:p>
          </table:table-cell>
          <table:table-cell table:style-name="ce16" office:value-type="float" office:value="20423" calcext:value-type="float">
            <text:p>20423</text:p>
          </table:table-cell>
          <table:table-cell table:style-name="ce16"/>
          <table:table-cell table:style-name="ce16" office:value-type="float" office:value="20454" calcext:value-type="float">
            <text:p>20454</text:p>
          </table:table-cell>
          <table:table-cell table:style-name="ce2" table:number-columns-repeated="2"/>
          <table:table-cell table:style-name="ce27" table:formula="of:=([.L18]/4000)*2*PI()*20.5679" office:value-type="float" office:value="749.803640915485" calcext:value-type="float">
            <text:p>749.804 mm</text:p>
          </table:table-cell>
          <table:table-cell table:style-name="ce29" table:formula="of:=([.L18]/4000)*6.28*20.5679" office:value-type="float" office:value="749.423522424" calcext:value-type="float">
            <text:p>749.424 mm</text:p>
          </table:table-cell>
          <table:table-cell table:style-name="ce29" table:formula="of:=([.L18]/4000)*6.28*20.61" office:value-type="float" office:value="750.9575016" calcext:value-type="float">
            <text:p>750.958 mm</text:p>
          </table:table-cell>
          <table:table-cell table:style-name="ce16" office:value-type="float" office:value="23208" calcext:value-type="float">
            <text:p>23208</text:p>
          </table:table-cell>
          <table:table-cell table:style-name="ce16"/>
          <table:table-cell table:style-name="ce16" office:value-type="float" office:value="23198" calcext:value-type="float">
            <text:p>23198</text:p>
          </table:table-cell>
          <table:table-cell table:style-name="ce2" table:number-columns-repeated="2"/>
          <table:table-cell table:style-name="ce27" table:formula="of:=([.T19]/4000)*2*PI()*20.5679" office:value-type="float" office:value="1497.21649118" calcext:value-type="float">
            <text:p>1497.216 mm</text:p>
          </table:table-cell>
          <table:table-cell table:style-name="ce29" table:formula="of:=([.T19]/4000)*6.28*20.5679" office:value-type="float" office:value="1496.457466226" calcext:value-type="float">
            <text:p>1496.457 mm</text:p>
          </table:table-cell>
          <table:table-cell table:style-name="ce29" table:formula="of:=([.T19]/4000)*6.28*20.61" office:value-type="float" office:value="1499.5205334" calcext:value-type="float">
            <text:p>1499.521 mm</text:p>
          </table:table-cell>
          <table:table-cell table:style-name="ce16" office:value-type="float" office:value="46337" calcext:value-type="float">
            <text:p>46337</text:p>
          </table:table-cell>
          <table:table-cell table:style-name="ce16"/>
          <table:table-cell table:style-name="ce16" office:value-type="float" office:value="46396" calcext:value-type="float">
            <text:p>46396</text:p>
          </table:table-cell>
          <table:table-cell table:style-name="ce2" table:number-columns-repeated="2"/>
          <table:table-cell table:style-name="ce27" table:formula="of:=([.AB18]/4000)*2*PI()*20.5679" office:value-type="float" office:value="2995.17606594071" calcext:value-type="float">
            <text:p>2995.176 mm</text:p>
          </table:table-cell>
          <table:table-cell table:style-name="ce29" table:formula="of:=([.AB18]/4000)*6.28*20.5679" office:value-type="float" office:value="2993.657639321" calcext:value-type="float">
            <text:p>2993.658 mm</text:p>
          </table:table-cell>
          <table:table-cell table:style-name="ce29" table:formula="of:=([.AB18]/4000)*6.28*20.61" office:value-type="float" office:value="2999.7852939" calcext:value-type="float">
            <text:p>2999.785 mm</text:p>
          </table:table-cell>
          <table:table-cell table:style-name="ce16" office:value-type="float" office:value="92707" calcext:value-type="float">
            <text:p>92707</text:p>
          </table:table-cell>
          <table:table-cell table:style-name="ce16"/>
          <table:table-cell table:style-name="ce16" office:value-type="float" office:value="92319" calcext:value-type="float">
            <text:p>92319</text:p>
          </table:table-cell>
          <table:table-cell table:style-name="ce2" table:number-columns-repeated="2"/>
          <table:table-cell table:style-name="ce27" table:formula="of:=([.AJ18]/4000)*2*PI()*20.5679" office:value-type="float" office:value="4494.42795997221" calcext:value-type="float">
            <text:p>4494.428 mm</text:p>
          </table:table-cell>
          <table:table-cell table:style-name="ce29" table:formula="of:=([.AJ18]/4000)*6.28*20.5679" office:value-type="float" office:value="4492.149476536" calcext:value-type="float">
            <text:p>4492.149 mm</text:p>
          </table:table-cell>
          <table:table-cell table:style-name="ce29" table:formula="of:=([.AJ18]/4000)*6.28*20.61" office:value-type="float" office:value="4501.3443624" calcext:value-type="float">
            <text:p>4501.344 mm</text:p>
          </table:table-cell>
          <table:table-cell table:style-name="ce16" office:value-type="float" office:value="139112" calcext:value-type="float">
            <text:p>139112</text:p>
          </table:table-cell>
          <table:table-cell table:style-name="ce16"/>
          <table:table-cell table:style-name="ce16" office:value-type="float" office:value="139237" calcext:value-type="float">
            <text:p>139237</text:p>
          </table:table-cell>
          <table:table-cell table:style-name="ce2" table:number-columns-repeated="2"/>
          <table:table-cell table:style-name="ce16" office:value-type="float" office:value="215" calcext:value-type="float">
            <text:p>215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19]/4000)*2*PI()*20.5679" office:value-type="float" office:value="660.181299485825" calcext:value-type="float">
            <text:p>660.181 mm</text:p>
          </table:table-cell>
          <table:table-cell table:style-name="ce29" table:formula="of:=([.D19]/4000)*6.28*20.5679" office:value-type="float" office:value="659.846615702" calcext:value-type="float">
            <text:p>659.847 mm</text:p>
          </table:table-cell>
          <table:table-cell table:style-name="ce29" table:formula="of:=([.D19]/4000)*6.28*20.61" office:value-type="float" office:value="661.1972418" calcext:value-type="float">
            <text:p>661.197 mm</text:p>
          </table:table-cell>
          <table:table-cell table:style-name="ce16" office:value-type="float" office:value="20434" calcext:value-type="float">
            <text:p>20434</text:p>
          </table:table-cell>
          <table:table-cell table:style-name="ce16"/>
          <table:table-cell table:style-name="ce16" office:value-type="float" office:value="20451" calcext:value-type="float">
            <text:p>20451</text:p>
          </table:table-cell>
          <table:table-cell table:style-name="ce2" table:number-columns-repeated="2"/>
          <table:table-cell table:style-name="ce27" table:formula="of:=([.L19]/4000)*2*PI()*20.5679" office:value-type="float" office:value="749.545177061326" calcext:value-type="float">
            <text:p>749.545 mm</text:p>
          </table:table-cell>
          <table:table-cell table:style-name="ce29" table:formula="of:=([.L19]/4000)*6.28*20.5679" office:value-type="float" office:value="749.1651896" calcext:value-type="float">
            <text:p>749.165 mm</text:p>
          </table:table-cell>
          <table:table-cell table:style-name="ce29" table:formula="of:=([.L19]/4000)*6.28*20.61" office:value-type="float" office:value="750.69864" calcext:value-type="float">
            <text:p>750.699 mm</text:p>
          </table:table-cell>
          <table:table-cell table:style-name="ce16" office:value-type="float" office:value="23200" calcext:value-type="float">
            <text:p>23200</text:p>
          </table:table-cell>
          <table:table-cell table:style-name="ce16"/>
          <table:table-cell table:style-name="ce16" office:value-type="float" office:value="23163" calcext:value-type="float">
            <text:p>23163</text:p>
          </table:table-cell>
          <table:table-cell table:style-name="ce2" table:number-columns-repeated="2"/>
          <table:table-cell table:style-name="ce27" table:formula="of:=([.T20]/4000)*2*PI()*20.5679" office:value-type="float" office:value="1497.18418319823" calcext:value-type="float">
            <text:p>1497.184 mm</text:p>
          </table:table-cell>
          <table:table-cell table:style-name="ce29" table:formula="of:=([.T20]/4000)*6.28*20.5679" office:value-type="float" office:value="1496.425174623" calcext:value-type="float">
            <text:p>1496.425 mm</text:p>
          </table:table-cell>
          <table:table-cell table:style-name="ce29" table:formula="of:=([.T20]/4000)*6.28*20.61" office:value-type="float" office:value="1499.4881757" calcext:value-type="float">
            <text:p>1499.488 mm</text:p>
          </table:table-cell>
          <table:table-cell table:style-name="ce16" office:value-type="float" office:value="46342" calcext:value-type="float">
            <text:p>46342</text:p>
          </table:table-cell>
          <table:table-cell table:style-name="ce16"/>
          <table:table-cell table:style-name="ce16" office:value-type="float" office:value="46376" calcext:value-type="float">
            <text:p>46376</text:p>
          </table:table-cell>
          <table:table-cell table:style-name="ce2" table:number-columns-repeated="2"/>
          <table:table-cell table:style-name="ce27" table:formula="of:=([.AB19]/4000)*2*PI()*20.5679" office:value-type="float" office:value="2996.37146126619" calcext:value-type="float">
            <text:p>2996.371 mm</text:p>
          </table:table-cell>
          <table:table-cell table:style-name="ce29" table:formula="of:=([.AB19]/4000)*6.28*20.5679" office:value-type="float" office:value="2994.852428632" calcext:value-type="float">
            <text:p>2994.852 mm</text:p>
          </table:table-cell>
          <table:table-cell table:style-name="ce29" table:formula="of:=([.AB19]/4000)*6.28*20.61" office:value-type="float" office:value="3000.9825288" calcext:value-type="float">
            <text:p>3000.983 mm</text:p>
          </table:table-cell>
          <table:table-cell table:style-name="ce16" office:value-type="float" office:value="92744" calcext:value-type="float">
            <text:p>92744</text:p>
          </table:table-cell>
          <table:table-cell table:style-name="ce16"/>
          <table:table-cell table:style-name="ce16" office:value-type="float" office:value="92822" calcext:value-type="float">
            <text:p>92822</text:p>
          </table:table-cell>
          <table:table-cell table:style-name="ce2" table:number-columns-repeated="2"/>
          <table:table-cell table:style-name="ce27" table:formula="of:=([.AJ19]/4000)*2*PI()*20.5679" office:value-type="float" office:value="4492.71563693841" calcext:value-type="float">
            <text:p>4492.716 mm</text:p>
          </table:table-cell>
          <table:table-cell table:style-name="ce29" table:formula="of:=([.AJ19]/4000)*6.28*20.5679" office:value-type="float" office:value="4490.438021577" calcext:value-type="float">
            <text:p>4490.438 mm</text:p>
          </table:table-cell>
          <table:table-cell table:style-name="ce29" table:formula="of:=([.AJ19]/4000)*6.28*20.61" office:value-type="float" office:value="4499.6294043" calcext:value-type="float">
            <text:p>4499.629 mm</text:p>
          </table:table-cell>
          <table:table-cell table:style-name="ce16" office:value-type="float" office:value="139059" calcext:value-type="float">
            <text:p>139059</text:p>
          </table:table-cell>
          <table:table-cell table:style-name="ce16"/>
          <table:table-cell table:style-name="ce16" office:value-type="float" office:value="139254" calcext:value-type="float">
            <text:p>139254</text:p>
          </table:table-cell>
          <table:table-cell table:style-name="ce2" table:number-columns-repeated="2"/>
          <table:table-cell table:style-name="ce16" office:value-type="float" office:value="216" calcext:value-type="float">
            <text:p>216</text:p>
          </table:table-cell>
          <table:table-cell table:style-name="ce2"/>
          <table:table-cell table:style-name="ce16" office:value-type="float" office:value="198" calcext:value-type="float">
            <text:p>198</text:p>
          </table:table-cell>
          <table:table-cell table:number-columns-repeated="981"/>
        </table:table-row>
        <table:table-row table:style-name="ro1">
          <table:table-cell table:style-name="ce27" table:formula="of:=([.D20]/4000)*2*PI()*20.5679" office:value-type="float" office:value="659.696679759277" calcext:value-type="float">
            <text:p>659.697 mm</text:p>
          </table:table-cell>
          <table:table-cell table:style-name="ce29" table:formula="of:=([.D20]/4000)*6.28*20.5679" office:value-type="float" office:value="659.362241657" calcext:value-type="float">
            <text:p>659.362 mm</text:p>
          </table:table-cell>
          <table:table-cell table:style-name="ce29" table:formula="of:=([.D20]/4000)*6.28*20.61" office:value-type="float" office:value="660.7118763" calcext:value-type="float">
            <text:p>660.712 mm</text:p>
          </table:table-cell>
          <table:table-cell table:style-name="ce16" office:value-type="float" office:value="20419" calcext:value-type="float">
            <text:p>20419</text:p>
          </table:table-cell>
          <table:table-cell table:style-name="ce16"/>
          <table:table-cell table:style-name="ce16" office:value-type="float" office:value="20452" calcext:value-type="float">
            <text:p>20452</text:p>
          </table:table-cell>
          <table:table-cell table:style-name="ce2" table:number-columns-repeated="2"/>
          <table:table-cell table:style-name="ce27" table:formula="of:=([.L20]/4000)*2*PI()*20.5679" office:value-type="float" office:value="749.254405225397" calcext:value-type="float">
            <text:p>749.254 mm</text:p>
          </table:table-cell>
          <table:table-cell table:style-name="ce29" table:formula="of:=([.L20]/4000)*6.28*20.5679" office:value-type="float" office:value="748.874565173" calcext:value-type="float">
            <text:p>748.875 mm</text:p>
          </table:table-cell>
          <table:table-cell table:style-name="ce29" table:formula="of:=([.L20]/4000)*6.28*20.61" office:value-type="float" office:value="750.4074207" calcext:value-type="float">
            <text:p>750.407 mm</text:p>
          </table:table-cell>
          <table:table-cell table:style-name="ce16" office:value-type="float" office:value="23191" calcext:value-type="float">
            <text:p>23191</text:p>
          </table:table-cell>
          <table:table-cell table:style-name="ce16"/>
          <table:table-cell table:style-name="ce16" office:value-type="float" office:value="23232" calcext:value-type="float">
            <text:p>23232</text:p>
          </table:table-cell>
          <table:table-cell table:style-name="ce2" table:number-columns-repeated="2"/>
          <table:table-cell table:style-name="ce27" table:formula="of:=([.T21]/4000)*2*PI()*20.5679" office:value-type="float" office:value="1497.02264328938" calcext:value-type="float">
            <text:p>1497.023 mm</text:p>
          </table:table-cell>
          <table:table-cell table:style-name="ce29" table:formula="of:=([.T21]/4000)*6.28*20.5679" office:value-type="float" office:value="1496.263716608" calcext:value-type="float">
            <text:p>1496.264 mm</text:p>
          </table:table-cell>
          <table:table-cell table:style-name="ce29" table:formula="of:=([.T21]/4000)*6.28*20.61" office:value-type="float" office:value="1499.3263872" calcext:value-type="float">
            <text:p>1499.326 mm</text:p>
          </table:table-cell>
          <table:table-cell table:style-name="ce16" office:value-type="float" office:value="46341" calcext:value-type="float">
            <text:p>46341</text:p>
          </table:table-cell>
          <table:table-cell table:style-name="ce16"/>
          <table:table-cell table:style-name="ce16" office:value-type="float" office:value="43183" calcext:value-type="float">
            <text:p>43183</text:p>
          </table:table-cell>
          <table:table-cell table:style-name="ce2" table:number-columns-repeated="2"/>
          <table:table-cell table:style-name="ce27" table:formula="of:=([.AB20]/4000)*2*PI()*20.5679" office:value-type="float" office:value="2995.04683401363" calcext:value-type="float">
            <text:p>2995.047 mm</text:p>
          </table:table-cell>
          <table:table-cell table:style-name="ce29" table:formula="of:=([.AB20]/4000)*6.28*20.5679" office:value-type="float" office:value="2993.528472909" calcext:value-type="float">
            <text:p>2993.528 mm</text:p>
          </table:table-cell>
          <table:table-cell table:style-name="ce29" table:formula="of:=([.AB20]/4000)*6.28*20.61" office:value-type="float" office:value="2999.6558631" calcext:value-type="float">
            <text:p>2999.656 mm</text:p>
          </table:table-cell>
          <table:table-cell table:style-name="ce16" office:value-type="float" office:value="92703" calcext:value-type="float">
            <text:p>92703</text:p>
          </table:table-cell>
          <table:table-cell table:style-name="ce16"/>
          <table:table-cell table:style-name="ce16" office:value-type="float" office:value="92333" calcext:value-type="float">
            <text:p>92333</text:p>
          </table:table-cell>
          <table:table-cell table:style-name="ce2" table:number-columns-repeated="2"/>
          <table:table-cell table:style-name="ce27" table:formula="of:=([.AJ20]/4000)*2*PI()*20.5679" office:value-type="float" office:value="4493.3617965738" calcext:value-type="float">
            <text:p>4493.362 mm</text:p>
          </table:table-cell>
          <table:table-cell table:style-name="ce29" table:formula="of:=([.AJ20]/4000)*6.28*20.5679" office:value-type="float" office:value="4491.083853637" calcext:value-type="float">
            <text:p>4491.084 mm</text:p>
          </table:table-cell>
          <table:table-cell table:style-name="ce29" table:formula="of:=([.AJ20]/4000)*6.28*20.61" office:value-type="float" office:value="4500.2765583" calcext:value-type="float">
            <text:p>4500.277 mm</text:p>
          </table:table-cell>
          <table:table-cell table:style-name="ce16" office:value-type="float" office:value="139079" calcext:value-type="float">
            <text:p>139079</text:p>
          </table:table-cell>
          <table:table-cell table:style-name="ce16"/>
          <table:table-cell table:style-name="ce16" office:value-type="float" office:value="139230" calcext:value-type="float">
            <text:p>139230</text:p>
          </table:table-cell>
          <table:table-cell table:style-name="ce2" table:number-columns-repeated="2"/>
          <table:table-cell table:style-name="ce16" office:value-type="float" office:value="219" calcext:value-type="float">
            <text:p>219</text:p>
          </table:table-cell>
          <table:table-cell table:style-name="ce2"/>
          <table:table-cell table:style-name="ce16" office:value-type="float" office:value="202" calcext:value-type="float">
            <text:p>202</text:p>
          </table:table-cell>
          <table:table-cell table:number-columns-repeated="981"/>
        </table:table-row>
        <table:table-row table:style-name="ro1">
          <table:table-cell table:style-name="ce27" table:formula="of:=([.D21]/4000)*2*PI()*20.5679" office:value-type="float" office:value="660.084375540515" calcext:value-type="float">
            <text:p>660.084 mm</text:p>
          </table:table-cell>
          <table:table-cell table:style-name="ce29" table:formula="of:=([.D21]/4000)*6.28*20.5679" office:value-type="float" office:value="659.749740893" calcext:value-type="float">
            <text:p>659.750 mm</text:p>
          </table:table-cell>
          <table:table-cell table:style-name="ce29" table:formula="of:=([.D21]/4000)*6.28*20.61" office:value-type="float" office:value="661.1001687" calcext:value-type="float">
            <text:p>661.100 mm</text:p>
          </table:table-cell>
          <table:table-cell table:style-name="ce16" office:value-type="float" office:value="20431" calcext:value-type="float">
            <text:p>20431</text:p>
          </table:table-cell>
          <table:table-cell table:style-name="ce16"/>
          <table:table-cell table:style-name="ce16" office:value-type="float" office:value="20448" calcext:value-type="float">
            <text:p>20448</text:p>
          </table:table-cell>
          <table:table-cell table:style-name="ce2" table:number-columns-repeated="2"/>
          <table:table-cell table:style-name="ce27" table:formula="of:=([.L21]/4000)*2*PI()*20.5679" office:value-type="float" office:value="748.834401462389" calcext:value-type="float">
            <text:p>748.834 mm</text:p>
          </table:table-cell>
          <table:table-cell table:style-name="ce29" table:formula="of:=([.L21]/4000)*6.28*20.5679" office:value-type="float" office:value="748.454774334" calcext:value-type="float">
            <text:p>748.455 mm</text:p>
          </table:table-cell>
          <table:table-cell table:style-name="ce29" table:formula="of:=([.L21]/4000)*6.28*20.61" office:value-type="float" office:value="749.9867706" calcext:value-type="float">
            <text:p>749.987 mm</text:p>
          </table:table-cell>
          <table:table-cell table:style-name="ce16" office:value-type="float" office:value="23178" calcext:value-type="float">
            <text:p>23178</text:p>
          </table:table-cell>
          <table:table-cell table:style-name="ce16"/>
          <table:table-cell table:style-name="ce16" office:value-type="float" office:value="23168" calcext:value-type="float">
            <text:p>23168</text:p>
          </table:table-cell>
          <table:table-cell table:style-name="ce2" table:number-columns-repeated="2"/>
          <table:table-cell table:style-name="ce27" table:formula="of:=([.T22]/4000)*2*PI()*20.5679" office:value-type="float" office:value="1496.73187145345" calcext:value-type="float">
            <text:p>1496.732 mm</text:p>
          </table:table-cell>
          <table:table-cell table:style-name="ce29" table:formula="of:=([.T22]/4000)*6.28*20.5679" office:value-type="float" office:value="1495.973092181" calcext:value-type="float">
            <text:p>1495.973 mm</text:p>
          </table:table-cell>
          <table:table-cell table:style-name="ce29" table:formula="of:=([.T22]/4000)*6.28*20.61" office:value-type="float" office:value="1499.0351679" calcext:value-type="float">
            <text:p>1499.035 mm</text:p>
          </table:table-cell>
          <table:table-cell table:style-name="ce16" office:value-type="float" office:value="46336" calcext:value-type="float">
            <text:p>46336</text:p>
          </table:table-cell>
          <table:table-cell table:style-name="ce16"/>
          <table:table-cell table:style-name="ce16" office:value-type="float" office:value="46402" calcext:value-type="float">
            <text:p>46402</text:p>
          </table:table-cell>
          <table:table-cell table:style-name="ce2" table:number-columns-repeated="2"/>
          <table:table-cell table:style-name="ce27" table:formula="of:=([.AB21]/4000)*2*PI()*20.5679" office:value-type="float" office:value="2995.75760961256" calcext:value-type="float">
            <text:p>2995.758 mm</text:p>
          </table:table-cell>
          <table:table-cell table:style-name="ce29" table:formula="of:=([.AB21]/4000)*6.28*20.5679" office:value-type="float" office:value="2994.238888175" calcext:value-type="float">
            <text:p>2994.239 mm</text:p>
          </table:table-cell>
          <table:table-cell table:style-name="ce29" table:formula="of:=([.AB21]/4000)*6.28*20.61" office:value-type="float" office:value="3000.3677325" calcext:value-type="float">
            <text:p>3000.368 mm</text:p>
          </table:table-cell>
          <table:table-cell table:style-name="ce16" office:value-type="float" office:value="92725" calcext:value-type="float">
            <text:p>92725</text:p>
          </table:table-cell>
          <table:table-cell table:style-name="ce16"/>
          <table:table-cell table:style-name="ce16" office:value-type="float" office:value="92810" calcext:value-type="float">
            <text:p>92810</text:p>
          </table:table-cell>
          <table:table-cell table:style-name="ce2" table:number-columns-repeated="2"/>
          <table:table-cell table:style-name="ce27" table:formula="of:=([.AJ21]/4000)*2*PI()*20.5679" office:value-type="float" office:value="4491.58485757646" calcext:value-type="float">
            <text:p>4491.585 mm</text:p>
          </table:table-cell>
          <table:table-cell table:style-name="ce29" table:formula="of:=([.AJ21]/4000)*6.28*20.5679" office:value-type="float" office:value="4489.307815472" calcext:value-type="float">
            <text:p>4489.308 mm</text:p>
          </table:table-cell>
          <table:table-cell table:style-name="ce29" table:formula="of:=([.AJ21]/4000)*6.28*20.61" office:value-type="float" office:value="4498.4968848" calcext:value-type="float">
            <text:p>4498.497 mm</text:p>
          </table:table-cell>
          <table:table-cell table:style-name="ce16" office:value-type="float" office:value="139024" calcext:value-type="float">
            <text:p>139024</text:p>
          </table:table-cell>
          <table:table-cell table:style-name="ce16"/>
          <table:table-cell table:style-name="ce16" office:value-type="float" office:value="139156" calcext:value-type="float">
            <text:p>139156</text:p>
          </table:table-cell>
          <table:table-cell table:style-name="ce2" table:number-columns-repeated="2"/>
          <table:table-cell table:style-name="ce16" office:value-type="float" office:value="221" calcext:value-type="float">
            <text:p>221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22]/4000)*2*PI()*20.5679" office:value-type="float" office:value="659.728987741047" calcext:value-type="float">
            <text:p>659.729 mm</text:p>
          </table:table-cell>
          <table:table-cell table:style-name="ce29" table:formula="of:=([.D22]/4000)*6.28*20.5679" office:value-type="float" office:value="659.39453326" calcext:value-type="float">
            <text:p>659.395 mm</text:p>
          </table:table-cell>
          <table:table-cell table:style-name="ce29" table:formula="of:=([.D22]/4000)*6.28*20.61" office:value-type="float" office:value="660.744234" calcext:value-type="float">
            <text:p>660.744 mm</text:p>
          </table:table-cell>
          <table:table-cell table:style-name="ce16" office:value-type="float" office:value="20420" calcext:value-type="float">
            <text:p>20420</text:p>
          </table:table-cell>
          <table:table-cell table:style-name="ce16"/>
          <table:table-cell table:style-name="ce16" office:value-type="float" office:value="20455" calcext:value-type="float">
            <text:p>20455</text:p>
          </table:table-cell>
          <table:table-cell table:style-name="ce2" table:number-columns-repeated="2"/>
          <table:table-cell table:style-name="ce27" table:formula="of:=([.L22]/4000)*2*PI()*20.5679" office:value-type="float" office:value="748.834401462389" calcext:value-type="float">
            <text:p>748.834 mm</text:p>
          </table:table-cell>
          <table:table-cell table:style-name="ce29" table:formula="of:=([.L22]/4000)*6.28*20.5679" office:value-type="float" office:value="748.454774334" calcext:value-type="float">
            <text:p>748.455 mm</text:p>
          </table:table-cell>
          <table:table-cell table:style-name="ce29" table:formula="of:=([.L22]/4000)*6.28*20.61" office:value-type="float" office:value="749.9867706" calcext:value-type="float">
            <text:p>749.987 mm</text:p>
          </table:table-cell>
          <table:table-cell table:style-name="ce16" office:value-type="float" office:value="23178" calcext:value-type="float">
            <text:p>23178</text:p>
          </table:table-cell>
          <table:table-cell table:style-name="ce16"/>
          <table:table-cell table:style-name="ce16" office:value-type="float" office:value="23196" calcext:value-type="float">
            <text:p>23196</text:p>
          </table:table-cell>
          <table:table-cell table:style-name="ce2" table:number-columns-repeated="2"/>
          <table:table-cell table:style-name="ce27" table:formula="of:=([.T23]/4000)*2*PI()*20.5679" office:value-type="float" office:value="1497.02264328938" calcext:value-type="float">
            <text:p>1497.023 mm</text:p>
          </table:table-cell>
          <table:table-cell table:style-name="ce29" table:formula="of:=([.T23]/4000)*6.28*20.5679" office:value-type="float" office:value="1496.263716608" calcext:value-type="float">
            <text:p>1496.264 mm</text:p>
          </table:table-cell>
          <table:table-cell table:style-name="ce29" table:formula="of:=([.T23]/4000)*6.28*20.61" office:value-type="float" office:value="1499.3263872" calcext:value-type="float">
            <text:p>1499.326 mm</text:p>
          </table:table-cell>
          <table:table-cell table:style-name="ce16" office:value-type="float" office:value="46327" calcext:value-type="float">
            <text:p>46327</text:p>
          </table:table-cell>
          <table:table-cell table:style-name="ce16"/>
          <table:table-cell table:style-name="ce16" office:value-type="float" office:value="46400" calcext:value-type="float">
            <text:p>46400</text:p>
          </table:table-cell>
          <table:table-cell table:style-name="ce2" table:number-columns-repeated="2"/>
          <table:table-cell table:style-name="ce27" table:formula="of:=([.AB22]/4000)*2*PI()*20.5679" office:value-type="float" office:value="2995.78991759433" calcext:value-type="float">
            <text:p>2995.790 mm</text:p>
          </table:table-cell>
          <table:table-cell table:style-name="ce29" table:formula="of:=([.AB22]/4000)*6.28*20.5679" office:value-type="float" office:value="2994.271179778" calcext:value-type="float">
            <text:p>2994.271 mm</text:p>
          </table:table-cell>
          <table:table-cell table:style-name="ce29" table:formula="of:=([.AB22]/4000)*6.28*20.61" office:value-type="float" office:value="3000.4000902" calcext:value-type="float">
            <text:p>3000.400 mm</text:p>
          </table:table-cell>
          <table:table-cell table:style-name="ce16" office:value-type="float" office:value="92726" calcext:value-type="float">
            <text:p>92726</text:p>
          </table:table-cell>
          <table:table-cell table:style-name="ce16"/>
          <table:table-cell table:style-name="ce16" office:value-type="float" office:value="92165" calcext:value-type="float">
            <text:p>92165</text:p>
          </table:table-cell>
          <table:table-cell table:style-name="ce2" table:number-columns-repeated="2"/>
          <table:table-cell table:style-name="ce27" table:formula="of:=([.AJ22]/4000)*2*PI()*20.5679" office:value-type="float" office:value="4494.88027171699" calcext:value-type="float">
            <text:p>4494.880 mm</text:p>
          </table:table-cell>
          <table:table-cell table:style-name="ce29" table:formula="of:=([.AJ22]/4000)*6.28*20.5679" office:value-type="float" office:value="4492.601558978" calcext:value-type="float">
            <text:p>4492.602 mm</text:p>
          </table:table-cell>
          <table:table-cell table:style-name="ce29" table:formula="of:=([.AJ22]/4000)*6.28*20.61" office:value-type="float" office:value="4501.7973702" calcext:value-type="float">
            <text:p>4501.797 mm</text:p>
          </table:table-cell>
          <table:table-cell table:style-name="ce16" office:value-type="float" office:value="139126" calcext:value-type="float">
            <text:p>139126</text:p>
          </table:table-cell>
          <table:table-cell table:style-name="ce16"/>
          <table:table-cell table:style-name="ce16" office:value-type="float" office:value="139254" calcext:value-type="float">
            <text:p>139254</text:p>
          </table:table-cell>
          <table:table-cell table:style-name="ce2" table:number-columns-repeated="2"/>
          <table:table-cell table:style-name="ce16" office:value-type="float" office:value="219" calcext:value-type="float">
            <text:p>219</text:p>
          </table:table-cell>
          <table:table-cell table:style-name="ce2"/>
          <table:table-cell table:style-name="ce16" office:value-type="float" office:value="195" calcext:value-type="float">
            <text:p>195</text:p>
          </table:table-cell>
          <table:table-cell table:number-columns-repeated="981"/>
        </table:table-row>
        <table:table-row table:style-name="ro1">
          <table:table-cell table:style-name="ce27" table:formula="of:=([.D23]/4000)*2*PI()*20.5679" office:value-type="float" office:value="660.148991504055" calcext:value-type="float">
            <text:p>660.149 mm</text:p>
          </table:table-cell>
          <table:table-cell table:style-name="ce29" table:formula="of:=([.D23]/4000)*6.28*20.5679" office:value-type="float" office:value="659.814324099" calcext:value-type="float">
            <text:p>659.814 mm</text:p>
          </table:table-cell>
          <table:table-cell table:style-name="ce29" table:formula="of:=([.D23]/4000)*6.28*20.61" office:value-type="float" office:value="661.1648841" calcext:value-type="float">
            <text:p>661.165 mm</text:p>
          </table:table-cell>
          <table:table-cell table:style-name="ce16" office:value-type="float" office:value="20433" calcext:value-type="float">
            <text:p>20433</text:p>
          </table:table-cell>
          <table:table-cell table:style-name="ce16"/>
          <table:table-cell table:style-name="ce16" office:value-type="float" office:value="20449" calcext:value-type="float">
            <text:p>20449</text:p>
          </table:table-cell>
          <table:table-cell table:style-name="ce2" table:number-columns-repeated="2"/>
          <table:table-cell table:style-name="ce27" table:formula="of:=([.L23]/4000)*2*PI()*20.5679" office:value-type="float" office:value="750.514416514423" calcext:value-type="float">
            <text:p>750.514 mm</text:p>
          </table:table-cell>
          <table:table-cell table:style-name="ce29" table:formula="of:=([.L23]/4000)*6.28*20.5679" office:value-type="float" office:value="750.13393769" calcext:value-type="float">
            <text:p>750.134 mm</text:p>
          </table:table-cell>
          <table:table-cell table:style-name="ce29" table:formula="of:=([.L23]/4000)*6.28*20.61" office:value-type="float" office:value="751.669371" calcext:value-type="float">
            <text:p>751.669 mm</text:p>
          </table:table-cell>
          <table:table-cell table:style-name="ce16" office:value-type="float" office:value="23230" calcext:value-type="float">
            <text:p>23230</text:p>
          </table:table-cell>
          <table:table-cell table:style-name="ce16"/>
          <table:table-cell table:style-name="ce16" office:value-type="float" office:value="23204" calcext:value-type="float">
            <text:p>23204</text:p>
          </table:table-cell>
          <table:table-cell table:style-name="ce2" table:number-columns-repeated="2"/>
          <table:table-cell table:style-name="ce27" table:formula="of:=([.T24]/4000)*2*PI()*20.5679" office:value-type="float" office:value="1496.95802732584" calcext:value-type="float">
            <text:p>1496.958 mm</text:p>
          </table:table-cell>
          <table:table-cell table:style-name="ce29" table:formula="of:=([.T24]/4000)*6.28*20.5679" office:value-type="float" office:value="1496.199133402" calcext:value-type="float">
            <text:p>1496.199 mm</text:p>
          </table:table-cell>
          <table:table-cell table:style-name="ce29" table:formula="of:=([.T24]/4000)*6.28*20.61" office:value-type="float" office:value="1499.2616718" calcext:value-type="float">
            <text:p>1499.262 mm</text:p>
          </table:table-cell>
          <table:table-cell table:style-name="ce16" office:value-type="float" office:value="46336" calcext:value-type="float">
            <text:p>46336</text:p>
          </table:table-cell>
          <table:table-cell table:style-name="ce16"/>
          <table:table-cell table:style-name="ce16" office:value-type="float" office:value="46408" calcext:value-type="float">
            <text:p>46408</text:p>
          </table:table-cell>
          <table:table-cell table:style-name="ce2" table:number-columns-repeated="2"/>
          <table:table-cell table:style-name="ce27" table:formula="of:=([.AB23]/4000)*2*PI()*20.5679" office:value-type="float" office:value="2995.78991759433" calcext:value-type="float">
            <text:p>2995.790 mm</text:p>
          </table:table-cell>
          <table:table-cell table:style-name="ce29" table:formula="of:=([.AB23]/4000)*6.28*20.5679" office:value-type="float" office:value="2994.271179778" calcext:value-type="float">
            <text:p>2994.271 mm</text:p>
          </table:table-cell>
          <table:table-cell table:style-name="ce29" table:formula="of:=([.AB23]/4000)*6.28*20.61" office:value-type="float" office:value="3000.4000902" calcext:value-type="float">
            <text:p>3000.400 mm</text:p>
          </table:table-cell>
          <table:table-cell table:style-name="ce16" office:value-type="float" office:value="92726" calcext:value-type="float">
            <text:p>92726</text:p>
          </table:table-cell>
          <table:table-cell table:style-name="ce16"/>
          <table:table-cell table:style-name="ce16" office:value-type="float" office:value="92845" calcext:value-type="float">
            <text:p>92845</text:p>
          </table:table-cell>
          <table:table-cell table:style-name="ce2" table:number-columns-repeated="2"/>
          <table:table-cell table:style-name="ce27" table:formula="of:=([.AJ23]/4000)*2*PI()*20.5679" office:value-type="float" office:value="4491.68178152177" calcext:value-type="float">
            <text:p>4491.682 mm</text:p>
          </table:table-cell>
          <table:table-cell table:style-name="ce29" table:formula="of:=([.AJ23]/4000)*6.28*20.5679" office:value-type="float" office:value="4489.404690281" calcext:value-type="float">
            <text:p>4489.405 mm</text:p>
          </table:table-cell>
          <table:table-cell table:style-name="ce29" table:formula="of:=([.AJ23]/4000)*6.28*20.61" office:value-type="float" office:value="4498.5939579" calcext:value-type="float">
            <text:p>4498.594 mm</text:p>
          </table:table-cell>
          <table:table-cell table:style-name="ce16" office:value-type="float" office:value="139027" calcext:value-type="float">
            <text:p>139027</text:p>
          </table:table-cell>
          <table:table-cell table:style-name="ce16"/>
          <table:table-cell table:style-name="ce16" office:value-type="float" office:value="139234" calcext:value-type="float">
            <text:p>139234</text:p>
          </table:table-cell>
          <table:table-cell table:style-name="ce2" table:number-columns-repeated="2"/>
          <table:table-cell table:style-name="ce16" office:value-type="float" office:value="219" calcext:value-type="float">
            <text:p>219</text:p>
          </table:table-cell>
          <table:table-cell table:style-name="ce2"/>
          <table:table-cell table:style-name="ce16" office:value-type="float" office:value="196" calcext:value-type="float">
            <text:p>196</text:p>
          </table:table-cell>
          <table:table-cell table:number-columns-repeated="981"/>
        </table:table-row>
        <table:table-row table:style-name="ro1">
          <table:table-cell table:style-name="ce27" table:formula="of:=([.D24]/4000)*2*PI()*20.5679" office:value-type="float" office:value="659.761295722817" calcext:value-type="float">
            <text:p>659.761 mm</text:p>
          </table:table-cell>
          <table:table-cell table:style-name="ce29" table:formula="of:=([.D24]/4000)*6.28*20.5679" office:value-type="float" office:value="659.426824863" calcext:value-type="float">
            <text:p>659.427 mm</text:p>
          </table:table-cell>
          <table:table-cell table:style-name="ce29" table:formula="of:=([.D24]/4000)*6.28*20.61" office:value-type="float" office:value="660.7765917" calcext:value-type="float">
            <text:p>660.777 mm</text:p>
          </table:table-cell>
          <table:table-cell table:style-name="ce16" office:value-type="float" office:value="20421" calcext:value-type="float">
            <text:p>20421</text:p>
          </table:table-cell>
          <table:table-cell table:style-name="ce16"/>
          <table:table-cell table:style-name="ce16" office:value-type="float" office:value="20450" calcext:value-type="float">
            <text:p>20450</text:p>
          </table:table-cell>
          <table:table-cell table:style-name="ce2" table:number-columns-repeated="2"/>
          <table:table-cell table:style-name="ce27" table:formula="of:=([.L24]/4000)*2*PI()*20.5679" office:value-type="float" office:value="750.385184587343" calcext:value-type="float">
            <text:p>750.385 mm</text:p>
          </table:table-cell>
          <table:table-cell table:style-name="ce29" table:formula="of:=([.L24]/4000)*6.28*20.5679" office:value-type="float" office:value="750.004771278" calcext:value-type="float">
            <text:p>750.005 mm</text:p>
          </table:table-cell>
          <table:table-cell table:style-name="ce29" table:formula="of:=([.L24]/4000)*6.28*20.61" office:value-type="float" office:value="751.5399402" calcext:value-type="float">
            <text:p>751.540 mm</text:p>
          </table:table-cell>
          <table:table-cell table:style-name="ce16" office:value-type="float" office:value="23226" calcext:value-type="float">
            <text:p>23226</text:p>
          </table:table-cell>
          <table:table-cell table:style-name="ce16"/>
          <table:table-cell table:style-name="ce16" office:value-type="float" office:value="23209" calcext:value-type="float">
            <text:p>23209</text:p>
          </table:table-cell>
          <table:table-cell table:style-name="ce2" table:number-columns-repeated="2"/>
          <table:table-cell table:style-name="ce27" table:formula="of:=([.T25]/4000)*2*PI()*20.5679" office:value-type="float" office:value="1496.79648741699" calcext:value-type="float">
            <text:p>1496.796 mm</text:p>
          </table:table-cell>
          <table:table-cell table:style-name="ce29" table:formula="of:=([.T25]/4000)*6.28*20.5679" office:value-type="float" office:value="1496.037675387" calcext:value-type="float">
            <text:p>1496.038 mm</text:p>
          </table:table-cell>
          <table:table-cell table:style-name="ce29" table:formula="of:=([.T25]/4000)*6.28*20.61" office:value-type="float" office:value="1499.0998833" calcext:value-type="float">
            <text:p>1499.100 mm</text:p>
          </table:table-cell>
          <table:table-cell table:style-name="ce16" office:value-type="float" office:value="46334" calcext:value-type="float">
            <text:p>46334</text:p>
          </table:table-cell>
          <table:table-cell table:style-name="ce16" office:value-type="string" calcext:value-type="string">
            <text:p>FAST</text:p>
          </table:table-cell>
          <table:table-cell table:style-name="ce16" office:value-type="float" office:value="45336" calcext:value-type="float">
            <text:p>45336</text:p>
          </table:table-cell>
          <table:table-cell table:style-name="ce2" table:number-columns-repeated="2"/>
          <table:table-cell table:style-name="ce27" table:formula="of:=([.AB24]/4000)*2*PI()*20.5679" office:value-type="float" office:value="2995.4022218131" calcext:value-type="float">
            <text:p>2995.402 mm</text:p>
          </table:table-cell>
          <table:table-cell table:style-name="ce29" table:formula="of:=([.AB24]/4000)*6.28*20.5679" office:value-type="float" office:value="2993.883680542" calcext:value-type="float">
            <text:p>2993.884 mm</text:p>
          </table:table-cell>
          <table:table-cell table:style-name="ce29" table:formula="of:=([.AB24]/4000)*6.28*20.61" office:value-type="float" office:value="3000.0117978" calcext:value-type="float">
            <text:p>3000.012 mm</text:p>
          </table:table-cell>
          <table:table-cell table:style-name="ce16" office:value-type="float" office:value="92714" calcext:value-type="float">
            <text:p>92714</text:p>
          </table:table-cell>
          <table:table-cell table:style-name="ce16"/>
          <table:table-cell table:style-name="ce16" office:value-type="float" office:value="92347" calcext:value-type="float">
            <text:p>92347</text:p>
          </table:table-cell>
          <table:table-cell table:style-name="ce2" table:number-columns-repeated="2"/>
          <table:table-cell table:style-name="ce27" table:formula="of:=([.AJ24]/4000)*2*PI()*20.5679" office:value-type="float" office:value="4494.04026419097" calcext:value-type="float">
            <text:p>4494.040 mm</text:p>
          </table:table-cell>
          <table:table-cell table:style-name="ce29" table:formula="of:=([.AJ24]/4000)*6.28*20.5679" office:value-type="float" office:value="4491.7619773" calcext:value-type="float">
            <text:p>4491.762 mm</text:p>
          </table:table-cell>
          <table:table-cell table:style-name="ce29" table:formula="of:=([.AJ24]/4000)*6.28*20.61" office:value-type="float" office:value="4500.95607" calcext:value-type="float">
            <text:p>4500.956 mm</text:p>
          </table:table-cell>
          <table:table-cell table:style-name="ce16" office:value-type="float" office:value="139100" calcext:value-type="float">
            <text:p>139100</text:p>
          </table:table-cell>
          <table:table-cell table:style-name="ce16"/>
          <table:table-cell table:style-name="ce16" office:value-type="float" office:value="139235" calcext:value-type="float">
            <text:p>139235</text:p>
          </table:table-cell>
          <table:table-cell table:style-name="ce2" table:number-columns-repeated="2"/>
          <table:table-cell table:style-name="ce16" office:value-type="float" office:value="219" calcext:value-type="float">
            <text:p>219</text:p>
          </table:table-cell>
          <table:table-cell table:style-name="ce2"/>
          <table:table-cell table:style-name="ce16" office:value-type="float" office:value="200" calcext:value-type="float">
            <text:p>200</text:p>
          </table:table-cell>
          <table:table-cell table:number-columns-repeated="981"/>
        </table:table-row>
        <table:table-row table:style-name="ro1">
          <table:table-cell table:style-name="ce27" table:formula="of:=([.D25]/4000)*2*PI()*20.5679" office:value-type="float" office:value="660.181299485825" calcext:value-type="float">
            <text:p>660.181 mm</text:p>
          </table:table-cell>
          <table:table-cell table:style-name="ce29" table:formula="of:=([.D25]/4000)*6.28*20.5679" office:value-type="float" office:value="659.846615702" calcext:value-type="float">
            <text:p>659.847 mm</text:p>
          </table:table-cell>
          <table:table-cell table:style-name="ce29" table:formula="of:=([.D25]/4000)*6.28*20.61" office:value-type="float" office:value="661.1972418" calcext:value-type="float">
            <text:p>661.197 mm</text:p>
          </table:table-cell>
          <table:table-cell table:style-name="ce16" office:value-type="float" office:value="20434" calcext:value-type="float">
            <text:p>20434</text:p>
          </table:table-cell>
          <table:table-cell table:style-name="ce16"/>
          <table:table-cell table:style-name="ce16" office:value-type="float" office:value="20448" calcext:value-type="float">
            <text:p>20448</text:p>
          </table:table-cell>
          <table:table-cell table:style-name="ce2" table:number-columns-repeated="2"/>
          <table:table-cell table:style-name="ce27" table:formula="of:=([.L25]/4000)*2*PI()*20.5679" office:value-type="float" office:value="750.417492569113" calcext:value-type="float">
            <text:p>750.417 mm</text:p>
          </table:table-cell>
          <table:table-cell table:style-name="ce29" table:formula="of:=([.L25]/4000)*6.28*20.5679" office:value-type="float" office:value="750.037062881" calcext:value-type="float">
            <text:p>750.037 mm</text:p>
          </table:table-cell>
          <table:table-cell table:style-name="ce29" table:formula="of:=([.L25]/4000)*6.28*20.61" office:value-type="float" office:value="751.5722979" calcext:value-type="float">
            <text:p>751.572 mm</text:p>
          </table:table-cell>
          <table:table-cell table:style-name="ce16" office:value-type="float" office:value="23227" calcext:value-type="float">
            <text:p>23227</text:p>
          </table:table-cell>
          <table:table-cell table:style-name="ce16"/>
          <table:table-cell table:style-name="ce16" office:value-type="float" office:value="23197" calcext:value-type="float">
            <text:p>23197</text:p>
          </table:table-cell>
          <table:table-cell table:style-name="ce2" table:number-columns-repeated="2"/>
          <table:table-cell table:style-name="ce27" table:formula="of:=([.T26]/4000)*2*PI()*20.5679" office:value-type="float" office:value="1497.08725925292" calcext:value-type="float">
            <text:p>1497.087 mm</text:p>
          </table:table-cell>
          <table:table-cell table:style-name="ce29" table:formula="of:=([.T26]/4000)*6.28*20.5679" office:value-type="float" office:value="1496.328299814" calcext:value-type="float">
            <text:p>1496.328 mm</text:p>
          </table:table-cell>
          <table:table-cell table:style-name="ce29" table:formula="of:=([.T26]/4000)*6.28*20.61" office:value-type="float" office:value="1499.3911026" calcext:value-type="float">
            <text:p>1499.391 mm</text:p>
          </table:table-cell>
          <table:table-cell table:style-name="ce16" office:value-type="float" office:value="46329" calcext:value-type="float">
            <text:p>46329</text:p>
          </table:table-cell>
          <table:table-cell table:style-name="ce16" office:value-type="string" calcext:value-type="string">
            <text:p>FAST</text:p>
          </table:table-cell>
          <table:table-cell table:style-name="ce16" office:value-type="float" office:value="45350" calcext:value-type="float">
            <text:p>45350</text:p>
          </table:table-cell>
          <table:table-cell table:style-name="ce2" table:number-columns-repeated="2"/>
          <table:table-cell table:style-name="ce27" table:formula="of:=([.AB25]/4000)*2*PI()*20.5679" office:value-type="float" office:value="2994.62683025062" calcext:value-type="float">
            <text:p>2994.627 mm</text:p>
          </table:table-cell>
          <table:table-cell table:style-name="ce29" table:formula="of:=([.AB25]/4000)*6.28*20.5679" office:value-type="float" office:value="2993.10868207" calcext:value-type="float">
            <text:p>2993.109 mm</text:p>
          </table:table-cell>
          <table:table-cell table:style-name="ce29" table:formula="of:=([.AB25]/4000)*6.28*20.61" office:value-type="float" office:value="2999.235213" calcext:value-type="float">
            <text:p>2999.235 mm</text:p>
          </table:table-cell>
          <table:table-cell table:style-name="ce16" office:value-type="float" office:value="92690" calcext:value-type="float">
            <text:p>92690</text:p>
          </table:table-cell>
          <table:table-cell table:style-name="ce16"/>
          <table:table-cell table:style-name="ce16" office:value-type="float" office:value="92819" calcext:value-type="float">
            <text:p>92819</text:p>
          </table:table-cell>
          <table:table-cell table:style-name="ce2" table:number-columns-repeated="2"/>
          <table:table-cell table:style-name="ce27" table:formula="of:=([.AJ25]/4000)*2*PI()*20.5679" office:value-type="float" office:value="4492.06947730301" calcext:value-type="float">
            <text:p>4492.069 mm</text:p>
          </table:table-cell>
          <table:table-cell table:style-name="ce29" table:formula="of:=([.AJ25]/4000)*6.28*20.5679" office:value-type="float" office:value="4489.792189517" calcext:value-type="float">
            <text:p>4489.792 mm</text:p>
          </table:table-cell>
          <table:table-cell table:style-name="ce29" table:formula="of:=([.AJ25]/4000)*6.28*20.61" office:value-type="float" office:value="4498.9822503" calcext:value-type="float">
            <text:p>4498.982 mm</text:p>
          </table:table-cell>
          <table:table-cell table:style-name="ce16" office:value-type="float" office:value="139039" calcext:value-type="float">
            <text:p>139039</text:p>
          </table:table-cell>
          <table:table-cell table:style-name="ce16"/>
          <table:table-cell table:style-name="ce16" office:value-type="float" office:value="139228" calcext:value-type="float">
            <text:p>139228</text:p>
          </table:table-cell>
          <table:table-cell table:style-name="ce2" table:number-columns-repeated="2"/>
          <table:table-cell table:style-name="ce16" office:value-type="float" office:value="216" calcext:value-type="float">
            <text:p>216</text:p>
          </table:table-cell>
          <table:table-cell table:style-name="ce2"/>
          <table:table-cell table:style-name="ce16" office:value-type="float" office:value="199" calcext:value-type="float">
            <text:p>199</text:p>
          </table:table-cell>
          <table:table-cell table:number-columns-repeated="981"/>
        </table:table-row>
        <table:table-row table:style-name="ro1">
          <table:table-cell table:style-name="ce27" table:formula="of:=([.D26]/4000)*2*PI()*20.5679" office:value-type="float" office:value="659.761295722817" calcext:value-type="float">
            <text:p>659.761 mm</text:p>
          </table:table-cell>
          <table:table-cell table:style-name="ce29" table:formula="of:=([.D26]/4000)*6.28*20.5679" office:value-type="float" office:value="659.426824863" calcext:value-type="float">
            <text:p>659.427 mm</text:p>
          </table:table-cell>
          <table:table-cell table:style-name="ce29" table:formula="of:=([.D26]/4000)*6.28*20.61" office:value-type="float" office:value="660.7765917" calcext:value-type="float">
            <text:p>660.777 mm</text:p>
          </table:table-cell>
          <table:table-cell table:style-name="ce16" office:value-type="float" office:value="20421" calcext:value-type="float">
            <text:p>20421</text:p>
          </table:table-cell>
          <table:table-cell table:style-name="ce16"/>
          <table:table-cell table:style-name="ce16" office:value-type="float" office:value="20454" calcext:value-type="float">
            <text:p>20454</text:p>
          </table:table-cell>
          <table:table-cell table:style-name="ce2" table:number-columns-repeated="2"/>
          <table:table-cell table:style-name="ce27" table:formula="of:=([.L26]/4000)*2*PI()*20.5679" office:value-type="float" office:value="751.063652204511" calcext:value-type="float">
            <text:p>751.064 mm</text:p>
          </table:table-cell>
          <table:table-cell table:style-name="ce29" table:formula="of:=([.L26]/4000)*6.28*20.5679" office:value-type="float" office:value="750.682894941" calcext:value-type="float">
            <text:p>750.683 mm</text:p>
          </table:table-cell>
          <table:table-cell table:style-name="ce29" table:formula="of:=([.L26]/4000)*6.28*20.61" office:value-type="float" office:value="752.2194519" calcext:value-type="float">
            <text:p>752.219 mm</text:p>
          </table:table-cell>
          <table:table-cell table:style-name="ce16" office:value-type="float" office:value="23247" calcext:value-type="float">
            <text:p>23247</text:p>
          </table:table-cell>
          <table:table-cell table:style-name="ce16"/>
          <table:table-cell table:style-name="ce16" office:value-type="float" office:value="23233" calcext:value-type="float">
            <text:p>23233</text:p>
          </table:table-cell>
          <table:table-cell table:style-name="ce2" table:number-columns-repeated="2"/>
          <table:table-cell table:style-name="ce27" table:formula="of:=([.T27]/4000)*2*PI()*20.5679" office:value-type="float" office:value="1497.37803108885" calcext:value-type="float">
            <text:p>1497.378 mm</text:p>
          </table:table-cell>
          <table:table-cell table:style-name="ce29" table:formula="of:=([.T27]/4000)*6.28*20.5679" office:value-type="float" office:value="1496.618924241" calcext:value-type="float">
            <text:p>1496.619 mm</text:p>
          </table:table-cell>
          <table:table-cell table:style-name="ce29" table:formula="of:=([.T27]/4000)*6.28*20.61" office:value-type="float" office:value="1499.6823219" calcext:value-type="float">
            <text:p>1499.682 mm</text:p>
          </table:table-cell>
          <table:table-cell table:style-name="ce16" office:value-type="float" office:value="46338" calcext:value-type="float">
            <text:p>46338</text:p>
          </table:table-cell>
          <table:table-cell table:style-name="ce16" office:value-type="string" calcext:value-type="string">
            <text:p>FAST</text:p>
          </table:table-cell>
          <table:table-cell table:style-name="ce16" office:value-type="float" office:value="45720" calcext:value-type="float">
            <text:p>45720</text:p>
          </table:table-cell>
          <table:table-cell table:style-name="ce2" table:number-columns-repeated="2"/>
          <table:table-cell table:style-name="ce27" table:formula="of:=([.AB26]/4000)*2*PI()*20.5679" office:value-type="float" office:value="2996.1453053938" calcext:value-type="float">
            <text:p>2996.145 mm</text:p>
          </table:table-cell>
          <table:table-cell table:style-name="ce29" table:formula="of:=([.AB26]/4000)*6.28*20.5679" office:value-type="float" office:value="2994.626387411" calcext:value-type="float">
            <text:p>2994.626 mm</text:p>
          </table:table-cell>
          <table:table-cell table:style-name="ce29" table:formula="of:=([.AB26]/4000)*6.28*20.61" office:value-type="float" office:value="3000.7560249" calcext:value-type="float">
            <text:p>3000.756 mm</text:p>
          </table:table-cell>
          <table:table-cell table:style-name="ce16" office:value-type="float" office:value="92737" calcext:value-type="float">
            <text:p>92737</text:p>
          </table:table-cell>
          <table:table-cell table:style-name="ce16"/>
          <table:table-cell table:style-name="ce16" office:value-type="float" office:value="92503" calcext:value-type="float">
            <text:p>92503</text:p>
          </table:table-cell>
          <table:table-cell table:style-name="ce2" table:number-columns-repeated="2"/>
          <table:table-cell table:style-name="ce27" table:formula="of:=([.AJ26]/4000)*2*PI()*20.5679" office:value-type="float" office:value="4494.07257217274" calcext:value-type="float">
            <text:p>4494.073 mm</text:p>
          </table:table-cell>
          <table:table-cell table:style-name="ce29" table:formula="of:=([.AJ26]/4000)*6.28*20.5679" office:value-type="float" office:value="4491.794268903" calcext:value-type="float">
            <text:p>4491.794 mm</text:p>
          </table:table-cell>
          <table:table-cell table:style-name="ce29" table:formula="of:=([.AJ26]/4000)*6.28*20.61" office:value-type="float" office:value="4500.9884277" calcext:value-type="float">
            <text:p>4500.988 mm</text:p>
          </table:table-cell>
          <table:table-cell table:style-name="ce16" office:value-type="float" office:value="139101" calcext:value-type="float">
            <text:p>139101</text:p>
          </table:table-cell>
          <table:table-cell table:style-name="ce16"/>
          <table:table-cell table:style-name="ce16" office:value-type="float" office:value="139220" calcext:value-type="float">
            <text:p>139220</text:p>
          </table:table-cell>
          <table:table-cell table:style-name="ce2" table:number-columns-repeated="2"/>
          <table:table-cell table:style-name="ce16" office:value-type="float" office:value="219" calcext:value-type="float">
            <text:p>219</text:p>
          </table:table-cell>
          <table:table-cell table:style-name="ce2"/>
          <table:table-cell table:style-name="ce16" office:value-type="float" office:value="199" calcext:value-type="float">
            <text:p>199</text:p>
          </table:table-cell>
          <table:table-cell table:number-columns-repeated="981"/>
        </table:table-row>
        <table:table-row table:style-name="ro1">
          <table:table-cell table:style-name="ce27" table:formula="of:=([.D27]/4000)*2*PI()*20.5679" office:value-type="float" office:value="660.148991504055" calcext:value-type="float">
            <text:p>660.149 mm</text:p>
          </table:table-cell>
          <table:table-cell table:style-name="ce29" table:formula="of:=([.D27]/4000)*6.28*20.5679" office:value-type="float" office:value="659.814324099" calcext:value-type="float">
            <text:p>659.814 mm</text:p>
          </table:table-cell>
          <table:table-cell table:style-name="ce29" table:formula="of:=([.D27]/4000)*6.28*20.61" office:value-type="float" office:value="661.1648841" calcext:value-type="float">
            <text:p>661.165 mm</text:p>
          </table:table-cell>
          <table:table-cell table:style-name="ce16" office:value-type="float" office:value="20433" calcext:value-type="float">
            <text:p>20433</text:p>
          </table:table-cell>
          <table:table-cell table:style-name="ce16"/>
          <table:table-cell table:style-name="ce16" office:value-type="float" office:value="20452" calcext:value-type="float">
            <text:p>20452</text:p>
          </table:table-cell>
          <table:table-cell table:style-name="ce2" table:number-columns-repeated="2"/>
          <table:table-cell table:style-name="ce27" table:formula="of:=([.L27]/4000)*2*PI()*20.5679" office:value-type="float" office:value="750.352876605574" calcext:value-type="float">
            <text:p>750.353 mm</text:p>
          </table:table-cell>
          <table:table-cell table:style-name="ce29" table:formula="of:=([.L27]/4000)*6.28*20.5679" office:value-type="float" office:value="749.972479675" calcext:value-type="float">
            <text:p>749.972 mm</text:p>
          </table:table-cell>
          <table:table-cell table:style-name="ce29" table:formula="of:=([.L27]/4000)*6.28*20.61" office:value-type="float" office:value="751.5075825" calcext:value-type="float">
            <text:p>751.508 mm</text:p>
          </table:table-cell>
          <table:table-cell table:style-name="ce16" office:value-type="float" office:value="23225" calcext:value-type="float">
            <text:p>23225</text:p>
          </table:table-cell>
          <table:table-cell table:style-name="ce16"/>
          <table:table-cell table:style-name="ce16" office:value-type="float" office:value="23196" calcext:value-type="float">
            <text:p>23196</text:p>
          </table:table-cell>
          <table:table-cell table:style-name="ce2" table:number-columns-repeated="2"/>
          <table:table-cell table:style-name="ce27" table:formula="of:=([.T28]/4000)*2*PI()*20.5679" office:value-type="float" office:value="1497.73341888832" calcext:value-type="float">
            <text:p>1497.733 mm</text:p>
          </table:table-cell>
          <table:table-cell table:style-name="ce29" table:formula="of:=([.T28]/4000)*6.28*20.5679" office:value-type="float" office:value="1496.974131874" calcext:value-type="float">
            <text:p>1496.974 mm</text:p>
          </table:table-cell>
          <table:table-cell table:style-name="ce29" table:formula="of:=([.T28]/4000)*6.28*20.61" office:value-type="float" office:value="1500.0382566" calcext:value-type="float">
            <text:p>1500.038 mm</text:p>
          </table:table-cell>
          <table:table-cell table:style-name="ce16" office:value-type="float" office:value="46347" calcext:value-type="float">
            <text:p>46347</text:p>
          </table:table-cell>
          <table:table-cell table:style-name="ce16" office:value-type="string" calcext:value-type="string">
            <text:p>SLOW</text:p>
          </table:table-cell>
          <table:table-cell table:style-name="ce16" office:value-type="float" office:value="42991" calcext:value-type="float">
            <text:p>42991</text:p>
          </table:table-cell>
          <table:table-cell table:style-name="ce2" table:number-columns-repeated="2"/>
          <table:table-cell table:style-name="ce27" table:formula="of:=([.AB27]/4000)*2*PI()*20.5679" office:value-type="float" office:value="2994.52990630531" calcext:value-type="float">
            <text:p>2994.530 mm</text:p>
          </table:table-cell>
          <table:table-cell table:style-name="ce29" table:formula="of:=([.AB27]/4000)*6.28*20.5679" office:value-type="float" office:value="2993.011807261" calcext:value-type="float">
            <text:p>2993.012 mm</text:p>
          </table:table-cell>
          <table:table-cell table:style-name="ce29" table:formula="of:=([.AB27]/4000)*6.28*20.61" office:value-type="float" office:value="2999.1381399" calcext:value-type="float">
            <text:p>2999.138 mm</text:p>
          </table:table-cell>
          <table:table-cell table:style-name="ce16" office:value-type="float" office:value="92687" calcext:value-type="float">
            <text:p>92687</text:p>
          </table:table-cell>
          <table:table-cell table:style-name="ce16"/>
          <table:table-cell table:style-name="ce16" office:value-type="float" office:value="92852" calcext:value-type="float">
            <text:p>92852</text:p>
          </table:table-cell>
          <table:table-cell table:style-name="ce2" table:number-columns-repeated="2"/>
          <table:table-cell table:style-name="ce27" table:formula="of:=([.AJ27]/4000)*2*PI()*20.5679" office:value-type="float" office:value="4492.48948106601" calcext:value-type="float">
            <text:p>4492.489 mm</text:p>
          </table:table-cell>
          <table:table-cell table:style-name="ce29" table:formula="of:=([.AJ27]/4000)*6.28*20.5679" office:value-type="float" office:value="4490.211980356" calcext:value-type="float">
            <text:p>4490.212 mm</text:p>
          </table:table-cell>
          <table:table-cell table:style-name="ce29" table:formula="of:=([.AJ27]/4000)*6.28*20.61" office:value-type="float" office:value="4499.4029004" calcext:value-type="float">
            <text:p>4499.403 mm</text:p>
          </table:table-cell>
          <table:table-cell table:style-name="ce16" office:value-type="float" office:value="139052" calcext:value-type="float">
            <text:p>139052</text:p>
          </table:table-cell>
          <table:table-cell table:style-name="ce16"/>
          <table:table-cell table:style-name="ce16" office:value-type="float" office:value="139241" calcext:value-type="float">
            <text:p>139241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28]/4000)*2*PI()*20.5679" office:value-type="float" office:value="659.761295722817" calcext:value-type="float">
            <text:p>659.761 mm</text:p>
          </table:table-cell>
          <table:table-cell table:style-name="ce29" table:formula="of:=([.D28]/4000)*6.28*20.5679" office:value-type="float" office:value="659.426824863" calcext:value-type="float">
            <text:p>659.427 mm</text:p>
          </table:table-cell>
          <table:table-cell table:style-name="ce29" table:formula="of:=([.D28]/4000)*6.28*20.61" office:value-type="float" office:value="660.7765917" calcext:value-type="float">
            <text:p>660.777 mm</text:p>
          </table:table-cell>
          <table:table-cell table:style-name="ce16" office:value-type="float" office:value="20421" calcext:value-type="float">
            <text:p>20421</text:p>
          </table:table-cell>
          <table:table-cell table:style-name="ce16"/>
          <table:table-cell table:style-name="ce16" office:value-type="float" office:value="20455" calcext:value-type="float">
            <text:p>20455</text:p>
          </table:table-cell>
          <table:table-cell table:style-name="ce2" table:number-columns-repeated="2"/>
          <table:table-cell table:style-name="ce27" table:formula="of:=([.L28]/4000)*2*PI()*20.5679" office:value-type="float" office:value="750.223644678494" calcext:value-type="float">
            <text:p>750.224 mm</text:p>
          </table:table-cell>
          <table:table-cell table:style-name="ce29" table:formula="of:=([.L28]/4000)*6.28*20.5679" office:value-type="float" office:value="749.843313263" calcext:value-type="float">
            <text:p>749.843 mm</text:p>
          </table:table-cell>
          <table:table-cell table:style-name="ce29" table:formula="of:=([.L28]/4000)*6.28*20.61" office:value-type="float" office:value="751.3781517" calcext:value-type="float">
            <text:p>751.378 mm</text:p>
          </table:table-cell>
          <table:table-cell table:style-name="ce16" office:value-type="float" office:value="23221" calcext:value-type="float">
            <text:p>23221</text:p>
          </table:table-cell>
          <table:table-cell table:style-name="ce16"/>
          <table:table-cell table:style-name="ce16" office:value-type="float" office:value="23208" calcext:value-type="float">
            <text:p>23208</text:p>
          </table:table-cell>
          <table:table-cell table:style-name="ce2" table:number-columns-repeated="2"/>
          <table:table-cell table:style-name="ce27" table:formula="of:=([.T29]/4000)*2*PI()*20.5679" office:value-type="float" office:value="1497.50726301593" calcext:value-type="float">
            <text:p>1497.507 mm</text:p>
          </table:table-cell>
          <table:table-cell table:style-name="ce29" table:formula="of:=([.T29]/4000)*6.28*20.5679" office:value-type="float" office:value="1496.748090653" calcext:value-type="float">
            <text:p>1496.748 mm</text:p>
          </table:table-cell>
          <table:table-cell table:style-name="ce29" table:formula="of:=([.T29]/4000)*6.28*20.61" office:value-type="float" office:value="1499.8117527" calcext:value-type="float">
            <text:p>1499.812 mm</text:p>
          </table:table-cell>
          <table:table-cell table:style-name="ce16" office:value-type="float" office:value="46358" calcext:value-type="float">
            <text:p>46358</text:p>
          </table:table-cell>
          <table:table-cell table:style-name="ce16" office:value-type="string" calcext:value-type="string">
            <text:p>SLOW</text:p>
          </table:table-cell>
          <table:table-cell table:style-name="ce16" office:value-type="float" office:value="41873" calcext:value-type="float">
            <text:p>41873</text:p>
          </table:table-cell>
          <table:table-cell table:style-name="ce2" table:number-columns-repeated="2"/>
          <table:table-cell table:style-name="ce27" table:formula="of:=([.AB28]/4000)*2*PI()*20.5679" office:value-type="float" office:value="2994.1099025423" calcext:value-type="float">
            <text:p>2994.110 mm</text:p>
          </table:table-cell>
          <table:table-cell table:style-name="ce29" table:formula="of:=([.AB28]/4000)*6.28*20.5679" office:value-type="float" office:value="2992.592016422" calcext:value-type="float">
            <text:p>2992.592 mm</text:p>
          </table:table-cell>
          <table:table-cell table:style-name="ce29" table:formula="of:=([.AB28]/4000)*6.28*20.61" office:value-type="float" office:value="2998.7174898" calcext:value-type="float">
            <text:p>2998.717 mm</text:p>
          </table:table-cell>
          <table:table-cell table:style-name="ce16" office:value-type="float" office:value="92674" calcext:value-type="float">
            <text:p>92674</text:p>
          </table:table-cell>
          <table:table-cell table:style-name="ce16"/>
          <table:table-cell table:style-name="ce16" office:value-type="float" office:value="92415" calcext:value-type="float">
            <text:p>92415</text:p>
          </table:table-cell>
          <table:table-cell table:style-name="ce2" table:number-columns-repeated="2"/>
          <table:table-cell table:style-name="ce27" table:formula="of:=([.AJ28]/4000)*2*PI()*20.5679" office:value-type="float" office:value="4493.65256840973" calcext:value-type="float">
            <text:p>4493.653 mm</text:p>
          </table:table-cell>
          <table:table-cell table:style-name="ce29" table:formula="of:=([.AJ28]/4000)*6.28*20.5679" office:value-type="float" office:value="4491.374478064" calcext:value-type="float">
            <text:p>4491.374 mm</text:p>
          </table:table-cell>
          <table:table-cell table:style-name="ce29" table:formula="of:=([.AJ28]/4000)*6.28*20.61" office:value-type="float" office:value="4500.5677776" calcext:value-type="float">
            <text:p>4500.568 mm</text:p>
          </table:table-cell>
          <table:table-cell table:style-name="ce16" office:value-type="float" office:value="139088" calcext:value-type="float">
            <text:p>139088</text:p>
          </table:table-cell>
          <table:table-cell table:style-name="ce16"/>
          <table:table-cell table:style-name="ce16" office:value-type="float" office:value="139223" calcext:value-type="float">
            <text:p>139223</text:p>
          </table:table-cell>
          <table:table-cell table:style-name="ce2" table:number-columns-repeated="2"/>
          <table:table-cell table:style-name="ce16" office:value-type="float" office:value="219" calcext:value-type="float">
            <text:p>219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29]/4000)*2*PI()*20.5679" office:value-type="float" office:value="660.148991504055" calcext:value-type="float">
            <text:p>660.149 mm</text:p>
          </table:table-cell>
          <table:table-cell table:style-name="ce29" table:formula="of:=([.D29]/4000)*6.28*20.5679" office:value-type="float" office:value="659.814324099" calcext:value-type="float">
            <text:p>659.814 mm</text:p>
          </table:table-cell>
          <table:table-cell table:style-name="ce29" table:formula="of:=([.D29]/4000)*6.28*20.61" office:value-type="float" office:value="661.1648841" calcext:value-type="float">
            <text:p>661.165 mm</text:p>
          </table:table-cell>
          <table:table-cell table:style-name="ce16" office:value-type="float" office:value="20433" calcext:value-type="float">
            <text:p>20433</text:p>
          </table:table-cell>
          <table:table-cell table:style-name="ce16"/>
          <table:table-cell table:style-name="ce16" office:value-type="float" office:value="20450" calcext:value-type="float">
            <text:p>20450</text:p>
          </table:table-cell>
          <table:table-cell table:style-name="ce2" table:number-columns-repeated="2"/>
          <table:table-cell table:style-name="ce27" table:formula="of:=([.L29]/4000)*2*PI()*20.5679" office:value-type="float" office:value="750.449800550883" calcext:value-type="float">
            <text:p>750.450 mm</text:p>
          </table:table-cell>
          <table:table-cell table:style-name="ce29" table:formula="of:=([.L29]/4000)*6.28*20.5679" office:value-type="float" office:value="750.069354484" calcext:value-type="float">
            <text:p>750.069 mm</text:p>
          </table:table-cell>
          <table:table-cell table:style-name="ce29" table:formula="of:=([.L29]/4000)*6.28*20.61" office:value-type="float" office:value="751.6046556" calcext:value-type="float">
            <text:p>751.605 mm</text:p>
          </table:table-cell>
          <table:table-cell table:style-name="ce16" office:value-type="float" office:value="23228" calcext:value-type="float">
            <text:p>23228</text:p>
          </table:table-cell>
          <table:table-cell table:style-name="ce16"/>
          <table:table-cell table:style-name="ce16" office:value-type="float" office:value="23200" calcext:value-type="float">
            <text:p>23200</text:p>
          </table:table-cell>
          <table:table-cell table:style-name="ce2" table:number-columns-repeated="2"/>
          <table:table-cell table:style-name="ce27" table:formula="of:=([.T30]/4000)*2*PI()*20.5679" office:value-type="float" office:value="1497.63649494301" calcext:value-type="float">
            <text:p>1497.636 mm</text:p>
          </table:table-cell>
          <table:table-cell table:style-name="ce29" table:formula="of:=([.T30]/4000)*6.28*20.5679" office:value-type="float" office:value="1496.877257065" calcext:value-type="float">
            <text:p>1496.877 mm</text:p>
          </table:table-cell>
          <table:table-cell table:style-name="ce29" table:formula="of:=([.T30]/4000)*6.28*20.61" office:value-type="float" office:value="1499.9411835" calcext:value-type="float">
            <text:p>1499.941 mm</text:p>
          </table:table-cell>
          <table:table-cell table:style-name="ce16" office:value-type="float" office:value="46351" calcext:value-type="float">
            <text:p>46351</text:p>
          </table:table-cell>
          <table:table-cell table:style-name="ce16" office:value-type="string" calcext:value-type="string">
            <text:p>SLOW</text:p>
          </table:table-cell>
          <table:table-cell table:style-name="ce16" office:value-type="float" office:value="44727" calcext:value-type="float">
            <text:p>44727</text:p>
          </table:table-cell>
          <table:table-cell table:style-name="ce2" table:number-columns-repeated="2"/>
          <table:table-cell table:style-name="ce27" table:formula="of:=([.AB29]/4000)*2*PI()*20.5679" office:value-type="float" office:value="2994.20682648761" calcext:value-type="float">
            <text:p>2994.207 mm</text:p>
          </table:table-cell>
          <table:table-cell table:style-name="ce29" table:formula="of:=([.AB29]/4000)*6.28*20.5679" office:value-type="float" office:value="2992.688891231" calcext:value-type="float">
            <text:p>2992.689 mm</text:p>
          </table:table-cell>
          <table:table-cell table:style-name="ce29" table:formula="of:=([.AB29]/4000)*6.28*20.61" office:value-type="float" office:value="2998.8145629" calcext:value-type="float">
            <text:p>2998.815 mm</text:p>
          </table:table-cell>
          <table:table-cell table:style-name="ce16" office:value-type="float" office:value="92677" calcext:value-type="float">
            <text:p>92677</text:p>
          </table:table-cell>
          <table:table-cell table:style-name="ce16"/>
          <table:table-cell table:style-name="ce16" office:value-type="float" office:value="92836" calcext:value-type="float">
            <text:p>92836</text:p>
          </table:table-cell>
          <table:table-cell table:style-name="ce2" table:number-columns-repeated="2"/>
          <table:table-cell table:style-name="ce27" table:formula="of:=([.AJ29]/4000)*2*PI()*20.5679" office:value-type="float" office:value="4492.23101721186" calcext:value-type="float">
            <text:p>4492.231 mm</text:p>
          </table:table-cell>
          <table:table-cell table:style-name="ce29" table:formula="of:=([.AJ29]/4000)*6.28*20.5679" office:value-type="float" office:value="4489.953647532" calcext:value-type="float">
            <text:p>4489.954 mm</text:p>
          </table:table-cell>
          <table:table-cell table:style-name="ce29" table:formula="of:=([.AJ29]/4000)*6.28*20.61" office:value-type="float" office:value="4499.1440388" calcext:value-type="float">
            <text:p>4499.144 mm</text:p>
          </table:table-cell>
          <table:table-cell table:style-name="ce16" office:value-type="float" office:value="139044" calcext:value-type="float">
            <text:p>139044</text:p>
          </table:table-cell>
          <table:table-cell table:style-name="ce16"/>
          <table:table-cell table:style-name="ce16" office:value-type="float" office:value="139246" calcext:value-type="float">
            <text:p>139246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199" calcext:value-type="float">
            <text:p>199</text:p>
          </table:table-cell>
          <table:table-cell table:number-columns-repeated="981"/>
        </table:table-row>
        <table:table-row table:style-name="ro1">
          <table:table-cell table:style-name="ce27" table:formula="of:=([.D30]/4000)*2*PI()*20.5679" office:value-type="float" office:value="659.793603704586" calcext:value-type="float">
            <text:p>659.794 mm</text:p>
          </table:table-cell>
          <table:table-cell table:style-name="ce29" table:formula="of:=([.D30]/4000)*6.28*20.5679" office:value-type="float" office:value="659.459116466" calcext:value-type="float">
            <text:p>659.459 mm</text:p>
          </table:table-cell>
          <table:table-cell table:style-name="ce29" table:formula="of:=([.D30]/4000)*6.28*20.61" office:value-type="float" office:value="660.8089494" calcext:value-type="float">
            <text:p>660.809 mm</text:p>
          </table:table-cell>
          <table:table-cell table:style-name="ce16" office:value-type="float" office:value="20422" calcext:value-type="float">
            <text:p>20422</text:p>
          </table:table-cell>
          <table:table-cell table:style-name="ce16"/>
          <table:table-cell table:style-name="ce16" office:value-type="float" office:value="20455" calcext:value-type="float">
            <text:p>20455</text:p>
          </table:table-cell>
          <table:table-cell table:style-name="ce2" table:number-columns-repeated="2"/>
          <table:table-cell table:style-name="ce27" table:formula="of:=([.L30]/4000)*2*PI()*20.5679" office:value-type="float" office:value="750.094412751414" calcext:value-type="float">
            <text:p>750.094 mm</text:p>
          </table:table-cell>
          <table:table-cell table:style-name="ce29" table:formula="of:=([.L30]/4000)*6.28*20.5679" office:value-type="float" office:value="749.714146851" calcext:value-type="float">
            <text:p>749.714 mm</text:p>
          </table:table-cell>
          <table:table-cell table:style-name="ce29" table:formula="of:=([.L30]/4000)*6.28*20.61" office:value-type="float" office:value="751.2487209" calcext:value-type="float">
            <text:p>751.249 mm</text:p>
          </table:table-cell>
          <table:table-cell table:style-name="ce16" office:value-type="float" office:value="23217" calcext:value-type="float">
            <text:p>23217</text:p>
          </table:table-cell>
          <table:table-cell table:style-name="ce16"/>
          <table:table-cell table:style-name="ce16" office:value-type="float" office:value="23205" calcext:value-type="float">
            <text:p>23205</text:p>
          </table:table-cell>
          <table:table-cell table:style-name="ce2" table:number-columns-repeated="2"/>
          <table:table-cell table:style-name="ce27" table:formula="of:=([.T31]/4000)*2*PI()*20.5679" office:value-type="float" office:value="1496.73187145345" calcext:value-type="float">
            <text:p>1496.732 mm</text:p>
          </table:table-cell>
          <table:table-cell table:style-name="ce29" table:formula="of:=([.T31]/4000)*6.28*20.5679" office:value-type="float" office:value="1495.973092181" calcext:value-type="float">
            <text:p>1495.973 mm</text:p>
          </table:table-cell>
          <table:table-cell table:style-name="ce29" table:formula="of:=([.T31]/4000)*6.28*20.61" office:value-type="float" office:value="1499.0351679" calcext:value-type="float">
            <text:p>1499.035 mm</text:p>
          </table:table-cell>
          <table:table-cell table:style-name="ce16" office:value-type="float" office:value="46355" calcext:value-type="float">
            <text:p>46355</text:p>
          </table:table-cell>
          <table:table-cell table:style-name="ce16" office:value-type="string" calcext:value-type="string">
            <text:p>SLOW</text:p>
          </table:table-cell>
          <table:table-cell table:style-name="ce16" office:value-type="float" office:value="42185" calcext:value-type="float">
            <text:p>42185</text:p>
          </table:table-cell>
          <table:table-cell table:style-name="ce2" table:number-columns-repeated="2"/>
          <table:table-cell table:style-name="ce27" table:formula="of:=([.AB30]/4000)*2*PI()*20.5679" office:value-type="float" office:value="2994.30375043292" calcext:value-type="float">
            <text:p>2994.304 mm</text:p>
          </table:table-cell>
          <table:table-cell table:style-name="ce29" table:formula="of:=([.AB30]/4000)*6.28*20.5679" office:value-type="float" office:value="2992.78576604" calcext:value-type="float">
            <text:p>2992.786 mm</text:p>
          </table:table-cell>
          <table:table-cell table:style-name="ce29" table:formula="of:=([.AB30]/4000)*6.28*20.61" office:value-type="float" office:value="2998.911636" calcext:value-type="float">
            <text:p>2998.912 mm</text:p>
          </table:table-cell>
          <table:table-cell table:style-name="ce16" office:value-type="float" office:value="92680" calcext:value-type="float">
            <text:p>92680</text:p>
          </table:table-cell>
          <table:table-cell table:style-name="ce16"/>
          <table:table-cell table:style-name="ce16" office:value-type="float" office:value="92582" calcext:value-type="float">
            <text:p>92582</text:p>
          </table:table-cell>
          <table:table-cell table:style-name="ce2" table:number-columns-repeated="2"/>
          <table:table-cell table:style-name="ce27" table:formula="of:=([.AJ30]/4000)*2*PI()*20.5679" office:value-type="float" office:value="4493.52333648265" calcext:value-type="float">
            <text:p>4493.523 mm</text:p>
          </table:table-cell>
          <table:table-cell table:style-name="ce29" table:formula="of:=([.AJ30]/4000)*6.28*20.5679" office:value-type="float" office:value="4491.245311652" calcext:value-type="float">
            <text:p>4491.245 mm</text:p>
          </table:table-cell>
          <table:table-cell table:style-name="ce29" table:formula="of:=([.AJ30]/4000)*6.28*20.61" office:value-type="float" office:value="4500.4383468" calcext:value-type="float">
            <text:p>4500.438 mm</text:p>
          </table:table-cell>
          <table:table-cell table:style-name="ce16" office:value-type="float" office:value="139084" calcext:value-type="float">
            <text:p>139084</text:p>
          </table:table-cell>
          <table:table-cell table:style-name="ce16"/>
          <table:table-cell table:style-name="ce16" office:value-type="float" office:value="139236" calcext:value-type="float">
            <text:p>139236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198" calcext:value-type="float">
            <text:p>198</text:p>
          </table:table-cell>
          <table:table-cell table:number-columns-repeated="981"/>
        </table:table-row>
        <table:table-row table:style-name="ro1">
          <table:table-cell table:style-name="ce27" table:formula="of:=([.D31]/4000)*2*PI()*20.5679" office:value-type="float" office:value="660.116683522285" calcext:value-type="float">
            <text:p>660.117 mm</text:p>
          </table:table-cell>
          <table:table-cell table:style-name="ce29" table:formula="of:=([.D31]/4000)*6.28*20.5679" office:value-type="float" office:value="659.782032496" calcext:value-type="float">
            <text:p>659.782 mm</text:p>
          </table:table-cell>
          <table:table-cell table:style-name="ce29" table:formula="of:=([.D31]/4000)*6.28*20.61" office:value-type="float" office:value="661.1325264" calcext:value-type="float">
            <text:p>661.133 mm</text:p>
          </table:table-cell>
          <table:table-cell table:style-name="ce16" office:value-type="float" office:value="20432" calcext:value-type="float">
            <text:p>20432</text:p>
          </table:table-cell>
          <table:table-cell table:style-name="ce16"/>
          <table:table-cell table:style-name="ce16" office:value-type="float" office:value="20451" calcext:value-type="float">
            <text:p>20451</text:p>
          </table:table-cell>
          <table:table-cell table:style-name="ce2" table:number-columns-repeated="2"/>
          <table:table-cell table:style-name="ce27" table:formula="of:=([.L31]/4000)*2*PI()*20.5679" office:value-type="float" office:value="750.255952660264" calcext:value-type="float">
            <text:p>750.256 mm</text:p>
          </table:table-cell>
          <table:table-cell table:style-name="ce29" table:formula="of:=([.L31]/4000)*6.28*20.5679" office:value-type="float" office:value="749.875604866" calcext:value-type="float">
            <text:p>749.876 mm</text:p>
          </table:table-cell>
          <table:table-cell table:style-name="ce29" table:formula="of:=([.L31]/4000)*6.28*20.61" office:value-type="float" office:value="751.4105094" calcext:value-type="float">
            <text:p>751.411 mm</text:p>
          </table:table-cell>
          <table:table-cell table:style-name="ce16" office:value-type="float" office:value="23222" calcext:value-type="float">
            <text:p>23222</text:p>
          </table:table-cell>
          <table:table-cell table:style-name="ce16"/>
          <table:table-cell table:style-name="ce16" office:value-type="float" office:value="23193" calcext:value-type="float">
            <text:p>23193</text:p>
          </table:table-cell>
          <table:table-cell table:style-name="ce2" table:number-columns-repeated="2"/>
          <table:table-cell table:style-name="ce27" table:formula="of:=([.T32]/4000)*2*PI()*20.5679" office:value-type="float" office:value="1497.08725925292" calcext:value-type="float">
            <text:p>1497.087 mm</text:p>
          </table:table-cell>
          <table:table-cell table:style-name="ce29" table:formula="of:=([.T32]/4000)*6.28*20.5679" office:value-type="float" office:value="1496.328299814" calcext:value-type="float">
            <text:p>1496.328 mm</text:p>
          </table:table-cell>
          <table:table-cell table:style-name="ce29" table:formula="of:=([.T32]/4000)*6.28*20.61" office:value-type="float" office:value="1499.3911026" calcext:value-type="float">
            <text:p>1499.391 mm</text:p>
          </table:table-cell>
          <table:table-cell table:style-name="ce16" office:value-type="float" office:value="46327" calcext:value-type="float">
            <text:p>46327</text:p>
          </table:table-cell>
          <table:table-cell table:style-name="ce16"/>
          <table:table-cell table:style-name="ce16" office:value-type="float" office:value="46394" calcext:value-type="float">
            <text:p>46394</text:p>
          </table:table-cell>
          <table:table-cell table:style-name="ce2" table:number-columns-repeated="2"/>
          <table:table-cell table:style-name="ce27" table:formula="of:=([.AB31]/4000)*2*PI()*20.5679" office:value-type="float" office:value="2994.49759832354" calcext:value-type="float">
            <text:p>2994.498 mm</text:p>
          </table:table-cell>
          <table:table-cell table:style-name="ce29" table:formula="of:=([.AB31]/4000)*6.28*20.5679" office:value-type="float" office:value="2992.979515658" calcext:value-type="float">
            <text:p>2992.980 mm</text:p>
          </table:table-cell>
          <table:table-cell table:style-name="ce29" table:formula="of:=([.AB31]/4000)*6.28*20.61" office:value-type="float" office:value="2999.1057822" calcext:value-type="float">
            <text:p>2999.106 mm</text:p>
          </table:table-cell>
          <table:table-cell table:style-name="ce16" office:value-type="float" office:value="92686" calcext:value-type="float">
            <text:p>92686</text:p>
          </table:table-cell>
          <table:table-cell table:style-name="ce16"/>
          <table:table-cell table:style-name="ce16" office:value-type="float" office:value="92822" calcext:value-type="float">
            <text:p>92822</text:p>
          </table:table-cell>
          <table:table-cell table:style-name="ce2" table:number-columns-repeated="2"/>
          <table:table-cell table:style-name="ce27" table:formula="of:=([.AJ31]/4000)*2*PI()*20.5679" office:value-type="float" office:value="4491.94024537593" calcext:value-type="float">
            <text:p>4491.940 mm</text:p>
          </table:table-cell>
          <table:table-cell table:style-name="ce29" table:formula="of:=([.AJ31]/4000)*6.28*20.5679" office:value-type="float" office:value="4489.663023105" calcext:value-type="float">
            <text:p>4489.663 mm</text:p>
          </table:table-cell>
          <table:table-cell table:style-name="ce29" table:formula="of:=([.AJ31]/4000)*6.28*20.61" office:value-type="float" office:value="4498.8528195" calcext:value-type="float">
            <text:p>4498.853 mm</text:p>
          </table:table-cell>
          <table:table-cell table:style-name="ce16" office:value-type="float" office:value="139035" calcext:value-type="float">
            <text:p>139035</text:p>
          </table:table-cell>
          <table:table-cell table:style-name="ce16"/>
          <table:table-cell table:style-name="ce16" office:value-type="float" office:value="139243" calcext:value-type="float">
            <text:p>139243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5" calcext:value-type="float">
            <text:p>195</text:p>
          </table:table-cell>
          <table:table-cell table:number-columns-repeated="981"/>
        </table:table-row>
        <table:table-row table:style-name="ro1">
          <table:table-cell table:style-name="ce27" table:formula="of:=([.D32]/4000)*2*PI()*20.5679" office:value-type="float" office:value="659.761295722817" calcext:value-type="float">
            <text:p>659.761 mm</text:p>
          </table:table-cell>
          <table:table-cell table:style-name="ce29" table:formula="of:=([.D32]/4000)*6.28*20.5679" office:value-type="float" office:value="659.426824863" calcext:value-type="float">
            <text:p>659.427 mm</text:p>
          </table:table-cell>
          <table:table-cell table:style-name="ce29" table:formula="of:=([.D32]/4000)*6.28*20.61" office:value-type="float" office:value="660.7765917" calcext:value-type="float">
            <text:p>660.777 mm</text:p>
          </table:table-cell>
          <table:table-cell table:style-name="ce16" office:value-type="float" office:value="20421" calcext:value-type="float">
            <text:p>20421</text:p>
          </table:table-cell>
          <table:table-cell table:style-name="ce16"/>
          <table:table-cell table:style-name="ce16" office:value-type="float" office:value="20454" calcext:value-type="float">
            <text:p>20454</text:p>
          </table:table-cell>
          <table:table-cell table:style-name="ce2" table:number-columns-repeated="2"/>
          <table:table-cell table:style-name="ce27" table:formula="of:=([.L32]/4000)*2*PI()*20.5679" office:value-type="float" office:value="749.706716970176" calcext:value-type="float">
            <text:p>749.707 mm</text:p>
          </table:table-cell>
          <table:table-cell table:style-name="ce29" table:formula="of:=([.L32]/4000)*6.28*20.5679" office:value-type="float" office:value="749.326647615" calcext:value-type="float">
            <text:p>749.327 mm</text:p>
          </table:table-cell>
          <table:table-cell table:style-name="ce29" table:formula="of:=([.L32]/4000)*6.28*20.61" office:value-type="float" office:value="750.8604285" calcext:value-type="float">
            <text:p>750.860 mm</text:p>
          </table:table-cell>
          <table:table-cell table:style-name="ce16" office:value-type="float" office:value="23205" calcext:value-type="float">
            <text:p>23205</text:p>
          </table:table-cell>
          <table:table-cell table:style-name="ce16"/>
          <table:table-cell table:style-name="ce16" office:value-type="float" office:value="23197" calcext:value-type="float">
            <text:p>23197</text:p>
          </table:table-cell>
          <table:table-cell table:style-name="ce2" table:number-columns-repeated="2"/>
          <table:table-cell table:style-name="ce27" table:formula="of:=([.T33]/4000)*2*PI()*20.5679" office:value-type="float" office:value="1496.99033530761" calcext:value-type="float">
            <text:p>1496.990 mm</text:p>
          </table:table-cell>
          <table:table-cell table:style-name="ce29" table:formula="of:=([.T33]/4000)*6.28*20.5679" office:value-type="float" office:value="1496.231425005" calcext:value-type="float">
            <text:p>1496.231 mm</text:p>
          </table:table-cell>
          <table:table-cell table:style-name="ce29" table:formula="of:=([.T33]/4000)*6.28*20.61" office:value-type="float" office:value="1499.2940295" calcext:value-type="float">
            <text:p>1499.294 mm</text:p>
          </table:table-cell>
          <table:table-cell table:style-name="ce16" office:value-type="float" office:value="46338" calcext:value-type="float">
            <text:p>46338</text:p>
          </table:table-cell>
          <table:table-cell table:style-name="ce16"/>
          <table:table-cell table:style-name="ce16" office:value-type="float" office:value="46453" calcext:value-type="float">
            <text:p>46453</text:p>
          </table:table-cell>
          <table:table-cell table:style-name="ce2" table:number-columns-repeated="2"/>
          <table:table-cell table:style-name="ce27" table:formula="of:=([.AB32]/4000)*2*PI()*20.5679" office:value-type="float" office:value="2994.72375419593" calcext:value-type="float">
            <text:p>2994.724 mm</text:p>
          </table:table-cell>
          <table:table-cell table:style-name="ce29" table:formula="of:=([.AB32]/4000)*6.28*20.5679" office:value-type="float" office:value="2993.205556879" calcext:value-type="float">
            <text:p>2993.206 mm</text:p>
          </table:table-cell>
          <table:table-cell table:style-name="ce29" table:formula="of:=([.AB32]/4000)*6.28*20.61" office:value-type="float" office:value="2999.3322861" calcext:value-type="float">
            <text:p>2999.332 mm</text:p>
          </table:table-cell>
          <table:table-cell table:style-name="ce16" office:value-type="float" office:value="92693" calcext:value-type="float">
            <text:p>92693</text:p>
          </table:table-cell>
          <table:table-cell table:style-name="ce16"/>
          <table:table-cell table:style-name="ce16" office:value-type="float" office:value="92512" calcext:value-type="float">
            <text:p>92512</text:p>
          </table:table-cell>
          <table:table-cell table:style-name="ce2" table:number-columns-repeated="2"/>
          <table:table-cell table:style-name="ce27" table:formula="of:=([.AJ32]/4000)*2*PI()*20.5679" office:value-type="float" office:value="4493.97564822743" calcext:value-type="float">
            <text:p>4493.976 mm</text:p>
          </table:table-cell>
          <table:table-cell table:style-name="ce29" table:formula="of:=([.AJ32]/4000)*6.28*20.5679" office:value-type="float" office:value="4491.697394094" calcext:value-type="float">
            <text:p>4491.697 mm</text:p>
          </table:table-cell>
          <table:table-cell table:style-name="ce29" table:formula="of:=([.AJ32]/4000)*6.28*20.61" office:value-type="float" office:value="4500.8913546" calcext:value-type="float">
            <text:p>4500.891 mm</text:p>
          </table:table-cell>
          <table:table-cell table:style-name="ce16" office:value-type="float" office:value="139098" calcext:value-type="float">
            <text:p>139098</text:p>
          </table:table-cell>
          <table:table-cell table:style-name="ce16"/>
          <table:table-cell table:style-name="ce16" office:value-type="float" office:value="139259" calcext:value-type="float">
            <text:p>139259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33]/4000)*2*PI()*20.5679" office:value-type="float" office:value="660.245915449365" calcext:value-type="float">
            <text:p>660.246 mm</text:p>
          </table:table-cell>
          <table:table-cell table:style-name="ce29" table:formula="of:=([.D33]/4000)*6.28*20.5679" office:value-type="float" office:value="659.911198908" calcext:value-type="float">
            <text:p>659.911 mm</text:p>
          </table:table-cell>
          <table:table-cell table:style-name="ce29" table:formula="of:=([.D33]/4000)*6.28*20.61" office:value-type="float" office:value="661.2619572" calcext:value-type="float">
            <text:p>661.262 mm</text:p>
          </table:table-cell>
          <table:table-cell table:style-name="ce16" office:value-type="float" office:value="20436" calcext:value-type="float">
            <text:p>20436</text:p>
          </table:table-cell>
          <table:table-cell table:style-name="ce16"/>
          <table:table-cell table:style-name="ce16" office:value-type="float" office:value="20453" calcext:value-type="float">
            <text:p>20453</text:p>
          </table:table-cell>
          <table:table-cell table:style-name="ce2" table:number-columns-repeated="2"/>
          <table:table-cell table:style-name="ce27" table:formula="of:=([.L33]/4000)*2*PI()*20.5679" office:value-type="float" office:value="750.223644678494" calcext:value-type="float">
            <text:p>750.224 mm</text:p>
          </table:table-cell>
          <table:table-cell table:style-name="ce29" table:formula="of:=([.L33]/4000)*6.28*20.5679" office:value-type="float" office:value="749.843313263" calcext:value-type="float">
            <text:p>749.843 mm</text:p>
          </table:table-cell>
          <table:table-cell table:style-name="ce29" table:formula="of:=([.L33]/4000)*6.28*20.61" office:value-type="float" office:value="751.3781517" calcext:value-type="float">
            <text:p>751.378 mm</text:p>
          </table:table-cell>
          <table:table-cell table:style-name="ce16" office:value-type="float" office:value="23221" calcext:value-type="float">
            <text:p>23221</text:p>
          </table:table-cell>
          <table:table-cell table:style-name="ce16"/>
          <table:table-cell table:style-name="ce16" office:value-type="float" office:value="23191" calcext:value-type="float">
            <text:p>23191</text:p>
          </table:table-cell>
          <table:table-cell table:style-name="ce2" table:number-columns-repeated="2"/>
          <table:table-cell table:style-name="ce27" table:formula="of:=([.T34]/4000)*2*PI()*20.5679" office:value-type="float" office:value="1497.02264328938" calcext:value-type="float">
            <text:p>1497.023 mm</text:p>
          </table:table-cell>
          <table:table-cell table:style-name="ce29" table:formula="of:=([.T34]/4000)*6.28*20.5679" office:value-type="float" office:value="1496.263716608" calcext:value-type="float">
            <text:p>1496.264 mm</text:p>
          </table:table-cell>
          <table:table-cell table:style-name="ce29" table:formula="of:=([.T34]/4000)*6.28*20.61" office:value-type="float" office:value="1499.3263872" calcext:value-type="float">
            <text:p>1499.326 mm</text:p>
          </table:table-cell>
          <table:table-cell table:style-name="ce16" office:value-type="float" office:value="46335" calcext:value-type="float">
            <text:p>46335</text:p>
          </table:table-cell>
          <table:table-cell table:style-name="ce16"/>
          <table:table-cell table:style-name="ce16" office:value-type="float" office:value="46388" calcext:value-type="float">
            <text:p>46388</text:p>
          </table:table-cell>
          <table:table-cell table:style-name="ce2" table:number-columns-repeated="2"/>
          <table:table-cell table:style-name="ce27" table:formula="of:=([.AB33]/4000)*2*PI()*20.5679" office:value-type="float" office:value="2994.7560621777" calcext:value-type="float">
            <text:p>2994.756 mm</text:p>
          </table:table-cell>
          <table:table-cell table:style-name="ce29" table:formula="of:=([.AB33]/4000)*6.28*20.5679" office:value-type="float" office:value="2993.237848482" calcext:value-type="float">
            <text:p>2993.238 mm</text:p>
          </table:table-cell>
          <table:table-cell table:style-name="ce29" table:formula="of:=([.AB33]/4000)*6.28*20.61" office:value-type="float" office:value="2999.3646438" calcext:value-type="float">
            <text:p>2999.365 mm</text:p>
          </table:table-cell>
          <table:table-cell table:style-name="ce16" office:value-type="float" office:value="92694" calcext:value-type="float">
            <text:p>92694</text:p>
          </table:table-cell>
          <table:table-cell table:style-name="ce16"/>
          <table:table-cell table:style-name="ce16" office:value-type="float" office:value="92805" calcext:value-type="float">
            <text:p>92805</text:p>
          </table:table-cell>
          <table:table-cell table:style-name="ce2" table:number-columns-repeated="2"/>
          <table:table-cell table:style-name="ce27" table:formula="of:=([.AJ33]/4000)*2*PI()*20.5679" office:value-type="float" office:value="4491.9725533577" calcext:value-type="float">
            <text:p>4491.973 mm</text:p>
          </table:table-cell>
          <table:table-cell table:style-name="ce29" table:formula="of:=([.AJ33]/4000)*6.28*20.5679" office:value-type="float" office:value="4489.695314708" calcext:value-type="float">
            <text:p>4489.695 mm</text:p>
          </table:table-cell>
          <table:table-cell table:style-name="ce29" table:formula="of:=([.AJ33]/4000)*6.28*20.61" office:value-type="float" office:value="4498.8851772" calcext:value-type="float">
            <text:p>4498.885 mm</text:p>
          </table:table-cell>
          <table:table-cell table:style-name="ce16" office:value-type="float" office:value="139036" calcext:value-type="float">
            <text:p>139036</text:p>
          </table:table-cell>
          <table:table-cell table:style-name="ce16"/>
          <table:table-cell table:style-name="ce16" office:value-type="float" office:value="139272" calcext:value-type="float">
            <text:p>139272</text:p>
          </table:table-cell>
          <table:table-cell table:style-name="ce2" table:number-columns-repeated="2"/>
          <table:table-cell table:style-name="ce16" office:value-type="float" office:value="219" calcext:value-type="float">
            <text:p>219</text:p>
          </table:table-cell>
          <table:table-cell table:style-name="ce2"/>
          <table:table-cell table:style-name="ce16" office:value-type="float" office:value="198" calcext:value-type="float">
            <text:p>198</text:p>
          </table:table-cell>
          <table:table-cell table:number-columns-repeated="981"/>
        </table:table-row>
        <table:table-row table:style-name="ro1">
          <table:table-cell table:style-name="ce27" table:formula="of:=([.D34]/4000)*2*PI()*20.5679" office:value-type="float" office:value="659.728987741047" calcext:value-type="float">
            <text:p>659.729 mm</text:p>
          </table:table-cell>
          <table:table-cell table:style-name="ce29" table:formula="of:=([.D34]/4000)*6.28*20.5679" office:value-type="float" office:value="659.39453326" calcext:value-type="float">
            <text:p>659.395 mm</text:p>
          </table:table-cell>
          <table:table-cell table:style-name="ce29" table:formula="of:=([.D34]/4000)*6.28*20.61" office:value-type="float" office:value="660.744234" calcext:value-type="float">
            <text:p>660.744 mm</text:p>
          </table:table-cell>
          <table:table-cell table:style-name="ce16" office:value-type="float" office:value="20420" calcext:value-type="float">
            <text:p>20420</text:p>
          </table:table-cell>
          <table:table-cell table:style-name="ce16"/>
          <table:table-cell table:style-name="ce16" office:value-type="float" office:value="20457" calcext:value-type="float">
            <text:p>20457</text:p>
          </table:table-cell>
          <table:table-cell table:style-name="ce2" table:number-columns-repeated="2"/>
          <table:table-cell table:style-name="ce27" table:formula="of:=([.L34]/4000)*2*PI()*20.5679" office:value-type="float" office:value="749.900564860795" calcext:value-type="float">
            <text:p>749.901 mm</text:p>
          </table:table-cell>
          <table:table-cell table:style-name="ce29" table:formula="of:=([.L34]/4000)*6.28*20.5679" office:value-type="float" office:value="749.520397233" calcext:value-type="float">
            <text:p>749.520 mm</text:p>
          </table:table-cell>
          <table:table-cell table:style-name="ce29" table:formula="of:=([.L34]/4000)*6.28*20.61" office:value-type="float" office:value="751.0545747" calcext:value-type="float">
            <text:p>751.055 mm</text:p>
          </table:table-cell>
          <table:table-cell table:style-name="ce16" office:value-type="float" office:value="23211" calcext:value-type="float">
            <text:p>23211</text:p>
          </table:table-cell>
          <table:table-cell table:style-name="ce16"/>
          <table:table-cell table:style-name="ce16" office:value-type="float" office:value="23200" calcext:value-type="float">
            <text:p>23200</text:p>
          </table:table-cell>
          <table:table-cell table:style-name="ce2" table:number-columns-repeated="2"/>
          <table:table-cell table:style-name="ce27" table:formula="of:=([.T35]/4000)*2*PI()*20.5679" office:value-type="float" office:value="1496.63494750814" calcext:value-type="float">
            <text:p>1496.635 mm</text:p>
          </table:table-cell>
          <table:table-cell table:style-name="ce29" table:formula="of:=([.T35]/4000)*6.28*20.5679" office:value-type="float" office:value="1495.876217372" calcext:value-type="float">
            <text:p>1495.876 mm</text:p>
          </table:table-cell>
          <table:table-cell table:style-name="ce29" table:formula="of:=([.T35]/4000)*6.28*20.61" office:value-type="float" office:value="1498.9380948" calcext:value-type="float">
            <text:p>1498.938 mm</text:p>
          </table:table-cell>
          <table:table-cell table:style-name="ce16" office:value-type="float" office:value="46336" calcext:value-type="float">
            <text:p>46336</text:p>
          </table:table-cell>
          <table:table-cell table:style-name="ce16"/>
          <table:table-cell table:style-name="ce16" office:value-type="float" office:value="45734" calcext:value-type="float">
            <text:p>45734</text:p>
          </table:table-cell>
          <table:table-cell table:style-name="ce2" table:number-columns-repeated="2"/>
          <table:table-cell table:style-name="ce27" table:formula="of:=([.AB34]/4000)*2*PI()*20.5679" office:value-type="float" office:value="2994.52990630531" calcext:value-type="float">
            <text:p>2994.530 mm</text:p>
          </table:table-cell>
          <table:table-cell table:style-name="ce29" table:formula="of:=([.AB34]/4000)*6.28*20.5679" office:value-type="float" office:value="2993.011807261" calcext:value-type="float">
            <text:p>2993.012 mm</text:p>
          </table:table-cell>
          <table:table-cell table:style-name="ce29" table:formula="of:=([.AB34]/4000)*6.28*20.61" office:value-type="float" office:value="2999.1381399" calcext:value-type="float">
            <text:p>2999.138 mm</text:p>
          </table:table-cell>
          <table:table-cell table:style-name="ce16" office:value-type="float" office:value="92687" calcext:value-type="float">
            <text:p>92687</text:p>
          </table:table-cell>
          <table:table-cell table:style-name="ce16"/>
          <table:table-cell table:style-name="ce16" office:value-type="float" office:value="92413" calcext:value-type="float">
            <text:p>92413</text:p>
          </table:table-cell>
          <table:table-cell table:style-name="ce2" table:number-columns-repeated="2"/>
          <table:table-cell table:style-name="ce27" table:formula="of:=([.AJ34]/4000)*2*PI()*20.5679" office:value-type="float" office:value="4494.16949611805" calcext:value-type="float">
            <text:p>4494.169 mm</text:p>
          </table:table-cell>
          <table:table-cell table:style-name="ce29" table:formula="of:=([.AJ34]/4000)*6.28*20.5679" office:value-type="float" office:value="4491.891143712" calcext:value-type="float">
            <text:p>4491.891 mm</text:p>
          </table:table-cell>
          <table:table-cell table:style-name="ce29" table:formula="of:=([.AJ34]/4000)*6.28*20.61" office:value-type="float" office:value="4501.0855008" calcext:value-type="float">
            <text:p>4501.086 mm</text:p>
          </table:table-cell>
          <table:table-cell table:style-name="ce16" office:value-type="float" office:value="139104" calcext:value-type="float">
            <text:p>139104</text:p>
          </table:table-cell>
          <table:table-cell table:style-name="ce16"/>
          <table:table-cell table:style-name="ce16" office:value-type="float" office:value="139275" calcext:value-type="float">
            <text:p>139275</text:p>
          </table:table-cell>
          <table:table-cell table:style-name="ce2" table:number-columns-repeated="2"/>
          <table:table-cell table:style-name="ce16" office:value-type="float" office:value="216" calcext:value-type="float">
            <text:p>216</text:p>
          </table:table-cell>
          <table:table-cell table:style-name="ce2"/>
          <table:table-cell table:style-name="ce16" office:value-type="float" office:value="202" calcext:value-type="float">
            <text:p>202</text:p>
          </table:table-cell>
          <table:table-cell table:number-columns-repeated="981"/>
        </table:table-row>
        <table:table-row table:style-name="ro1">
          <table:table-cell table:style-name="ce27" table:formula="of:=([.D35]/4000)*2*PI()*20.5679" office:value-type="float" office:value="660.181299485825" calcext:value-type="float">
            <text:p>660.181 mm</text:p>
          </table:table-cell>
          <table:table-cell table:style-name="ce29" table:formula="of:=([.D35]/4000)*6.28*20.5679" office:value-type="float" office:value="659.846615702" calcext:value-type="float">
            <text:p>659.847 mm</text:p>
          </table:table-cell>
          <table:table-cell table:style-name="ce29" table:formula="of:=([.D35]/4000)*6.28*20.61" office:value-type="float" office:value="661.1972418" calcext:value-type="float">
            <text:p>661.197 mm</text:p>
          </table:table-cell>
          <table:table-cell table:style-name="ce16" office:value-type="float" office:value="20434" calcext:value-type="float">
            <text:p>20434</text:p>
          </table:table-cell>
          <table:table-cell table:style-name="ce16"/>
          <table:table-cell table:style-name="ce16" office:value-type="float" office:value="20451" calcext:value-type="float">
            <text:p>20451</text:p>
          </table:table-cell>
          <table:table-cell table:style-name="ce2" table:number-columns-repeated="2"/>
          <table:table-cell table:style-name="ce27" table:formula="of:=([.L35]/4000)*2*PI()*20.5679" office:value-type="float" office:value="750.094412751414" calcext:value-type="float">
            <text:p>750.094 mm</text:p>
          </table:table-cell>
          <table:table-cell table:style-name="ce29" table:formula="of:=([.L35]/4000)*6.28*20.5679" office:value-type="float" office:value="749.714146851" calcext:value-type="float">
            <text:p>749.714 mm</text:p>
          </table:table-cell>
          <table:table-cell table:style-name="ce29" table:formula="of:=([.L35]/4000)*6.28*20.61" office:value-type="float" office:value="751.2487209" calcext:value-type="float">
            <text:p>751.249 mm</text:p>
          </table:table-cell>
          <table:table-cell table:style-name="ce16" office:value-type="float" office:value="23217" calcext:value-type="float">
            <text:p>23217</text:p>
          </table:table-cell>
          <table:table-cell table:style-name="ce16"/>
          <table:table-cell table:style-name="ce16" office:value-type="float" office:value="23190" calcext:value-type="float">
            <text:p>23190</text:p>
          </table:table-cell>
          <table:table-cell table:style-name="ce2" table:number-columns-repeated="2"/>
          <table:table-cell table:style-name="ce27" table:formula="of:=([.T36]/4000)*2*PI()*20.5679" office:value-type="float" office:value="1497.18418319823" calcext:value-type="float">
            <text:p>1497.184 mm</text:p>
          </table:table-cell>
          <table:table-cell table:style-name="ce29" table:formula="of:=([.T36]/4000)*6.28*20.5679" office:value-type="float" office:value="1496.425174623" calcext:value-type="float">
            <text:p>1496.425 mm</text:p>
          </table:table-cell>
          <table:table-cell table:style-name="ce29" table:formula="of:=([.T36]/4000)*6.28*20.61" office:value-type="float" office:value="1499.4881757" calcext:value-type="float">
            <text:p>1499.488 mm</text:p>
          </table:table-cell>
          <table:table-cell table:style-name="ce16" office:value-type="float" office:value="46324" calcext:value-type="float">
            <text:p>46324</text:p>
          </table:table-cell>
          <table:table-cell table:style-name="ce16"/>
          <table:table-cell table:style-name="ce16" office:value-type="float" office:value="-46404" calcext:value-type="float">
            <text:p>-46404</text:p>
          </table:table-cell>
          <table:table-cell table:style-name="ce2" table:number-columns-repeated="2"/>
          <table:table-cell table:style-name="ce27" table:formula="of:=([.AB35]/4000)*2*PI()*20.5679" office:value-type="float" office:value="2995.14375795894" calcext:value-type="float">
            <text:p>2995.144 mm</text:p>
          </table:table-cell>
          <table:table-cell table:style-name="ce29" table:formula="of:=([.AB35]/4000)*6.28*20.5679" office:value-type="float" office:value="2993.625347718" calcext:value-type="float">
            <text:p>2993.625 mm</text:p>
          </table:table-cell>
          <table:table-cell table:style-name="ce29" table:formula="of:=([.AB35]/4000)*6.28*20.61" office:value-type="float" office:value="2999.7529362" calcext:value-type="float">
            <text:p>2999.753 mm</text:p>
          </table:table-cell>
          <table:table-cell table:style-name="ce16" office:value-type="float" office:value="92706" calcext:value-type="float">
            <text:p>92706</text:p>
          </table:table-cell>
          <table:table-cell table:style-name="ce16"/>
          <table:table-cell table:style-name="ce16" office:value-type="float" office:value="92872" calcext:value-type="float">
            <text:p>92872</text:p>
          </table:table-cell>
          <table:table-cell table:style-name="ce2" table:number-columns-repeated="2"/>
          <table:table-cell table:style-name="ce27" table:formula="of:=([.AJ35]/4000)*2*PI()*20.5679" office:value-type="float" office:value="4492.13409326655" calcext:value-type="float">
            <text:p>4492.134 mm</text:p>
          </table:table-cell>
          <table:table-cell table:style-name="ce29" table:formula="of:=([.AJ35]/4000)*6.28*20.5679" office:value-type="float" office:value="4489.856772723" calcext:value-type="float">
            <text:p>4489.857 mm</text:p>
          </table:table-cell>
          <table:table-cell table:style-name="ce29" table:formula="of:=([.AJ35]/4000)*6.28*20.61" office:value-type="float" office:value="4499.0469657" calcext:value-type="float">
            <text:p>4499.047 mm</text:p>
          </table:table-cell>
          <table:table-cell table:style-name="ce16" office:value-type="float" office:value="139041" calcext:value-type="float">
            <text:p>139041</text:p>
          </table:table-cell>
          <table:table-cell table:style-name="ce16"/>
          <table:table-cell table:style-name="ce16" office:value-type="float" office:value="139286" calcext:value-type="float">
            <text:p>139286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36]/4000)*2*PI()*20.5679" office:value-type="float" office:value="659.728987741047" calcext:value-type="float">
            <text:p>659.729 mm</text:p>
          </table:table-cell>
          <table:table-cell table:style-name="ce29" table:formula="of:=([.D36]/4000)*6.28*20.5679" office:value-type="float" office:value="659.39453326" calcext:value-type="float">
            <text:p>659.395 mm</text:p>
          </table:table-cell>
          <table:table-cell table:style-name="ce29" table:formula="of:=([.D36]/4000)*6.28*20.61" office:value-type="float" office:value="660.744234" calcext:value-type="float">
            <text:p>660.744 mm</text:p>
          </table:table-cell>
          <table:table-cell table:style-name="ce16" office:value-type="float" office:value="20420" calcext:value-type="float">
            <text:p>20420</text:p>
          </table:table-cell>
          <table:table-cell table:style-name="ce16"/>
          <table:table-cell table:style-name="ce16" office:value-type="float" office:value="20454" calcext:value-type="float">
            <text:p>20454</text:p>
          </table:table-cell>
          <table:table-cell table:style-name="ce2" table:number-columns-repeated="2"/>
          <table:table-cell table:style-name="ce27" table:formula="of:=([.L36]/4000)*2*PI()*20.5679" office:value-type="float" office:value="750.029796787875" calcext:value-type="float">
            <text:p>750.030 mm</text:p>
          </table:table-cell>
          <table:table-cell table:style-name="ce29" table:formula="of:=([.L36]/4000)*6.28*20.5679" office:value-type="float" office:value="749.649563645" calcext:value-type="float">
            <text:p>749.650 mm</text:p>
          </table:table-cell>
          <table:table-cell table:style-name="ce29" table:formula="of:=([.L36]/4000)*6.28*20.61" office:value-type="float" office:value="751.1840055" calcext:value-type="float">
            <text:p>751.184 mm</text:p>
          </table:table-cell>
          <table:table-cell table:style-name="ce16" office:value-type="float" office:value="23215" calcext:value-type="float">
            <text:p>23215</text:p>
          </table:table-cell>
          <table:table-cell table:style-name="ce16"/>
          <table:table-cell table:style-name="ce16" office:value-type="float" office:value="23202" calcext:value-type="float">
            <text:p>23202</text:p>
          </table:table-cell>
          <table:table-cell table:style-name="ce2" table:number-columns-repeated="2"/>
          <table:table-cell table:style-name="ce27" table:formula="of:=([.T37]/4000)*2*PI()*20.5679" office:value-type="float" office:value="1496.50571558106" calcext:value-type="float">
            <text:p>1496.506 mm</text:p>
          </table:table-cell>
          <table:table-cell table:style-name="ce29" table:formula="of:=([.T37]/4000)*6.28*20.5679" office:value-type="float" office:value="1495.74705096" calcext:value-type="float">
            <text:p>1495.747 mm</text:p>
          </table:table-cell>
          <table:table-cell table:style-name="ce29" table:formula="of:=([.T37]/4000)*6.28*20.61" office:value-type="float" office:value="1498.808664" calcext:value-type="float">
            <text:p>1498.809 mm</text:p>
          </table:table-cell>
          <table:table-cell table:style-name="ce16" office:value-type="float" office:value="46341" calcext:value-type="float">
            <text:p>46341</text:p>
          </table:table-cell>
          <table:table-cell table:style-name="ce16"/>
          <table:table-cell table:style-name="ce16" office:value-type="float" office:value="46414" calcext:value-type="float">
            <text:p>46414</text:p>
          </table:table-cell>
          <table:table-cell table:style-name="ce2" table:number-columns-repeated="2"/>
          <table:table-cell table:style-name="ce27" table:formula="of:=([.AB36]/4000)*2*PI()*20.5679" office:value-type="float" office:value="2994.7560621777" calcext:value-type="float">
            <text:p>2994.756 mm</text:p>
          </table:table-cell>
          <table:table-cell table:style-name="ce29" table:formula="of:=([.AB36]/4000)*6.28*20.5679" office:value-type="float" office:value="2993.237848482" calcext:value-type="float">
            <text:p>2993.238 mm</text:p>
          </table:table-cell>
          <table:table-cell table:style-name="ce29" table:formula="of:=([.AB36]/4000)*6.28*20.61" office:value-type="float" office:value="2999.3646438" calcext:value-type="float">
            <text:p>2999.365 mm</text:p>
          </table:table-cell>
          <table:table-cell table:style-name="ce16" office:value-type="float" office:value="92694" calcext:value-type="float">
            <text:p>92694</text:p>
          </table:table-cell>
          <table:table-cell table:style-name="ce16"/>
          <table:table-cell table:style-name="ce16" office:value-type="float" office:value="92274" calcext:value-type="float">
            <text:p>92274</text:p>
          </table:table-cell>
          <table:table-cell table:style-name="ce2" table:number-columns-repeated="2"/>
          <table:table-cell table:style-name="ce27" table:formula="of:=([.AJ36]/4000)*2*PI()*20.5679" office:value-type="float" office:value="4494.29872804513" calcext:value-type="float">
            <text:p>4494.299 mm</text:p>
          </table:table-cell>
          <table:table-cell table:style-name="ce29" table:formula="of:=([.AJ36]/4000)*6.28*20.5679" office:value-type="float" office:value="4492.020310124" calcext:value-type="float">
            <text:p>4492.020 mm</text:p>
          </table:table-cell>
          <table:table-cell table:style-name="ce29" table:formula="of:=([.AJ36]/4000)*6.28*20.61" office:value-type="float" office:value="4501.2149316" calcext:value-type="float">
            <text:p>4501.215 mm</text:p>
          </table:table-cell>
          <table:table-cell table:style-name="ce16" office:value-type="float" office:value="139108" calcext:value-type="float">
            <text:p>139108</text:p>
          </table:table-cell>
          <table:table-cell table:style-name="ce16"/>
          <table:table-cell table:style-name="ce16" office:value-type="float" office:value="139288" calcext:value-type="float">
            <text:p>139288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5" calcext:value-type="float">
            <text:p>195</text:p>
          </table:table-cell>
          <table:table-cell table:number-columns-repeated="981"/>
        </table:table-row>
        <table:table-row table:style-name="ro1">
          <table:table-cell table:style-name="ce27" table:formula="of:=([.D37]/4000)*2*PI()*20.5679" office:value-type="float" office:value="660.116683522285" calcext:value-type="float">
            <text:p>660.117 mm</text:p>
          </table:table-cell>
          <table:table-cell table:style-name="ce29" table:formula="of:=([.D37]/4000)*6.28*20.5679" office:value-type="float" office:value="659.782032496" calcext:value-type="float">
            <text:p>659.782 mm</text:p>
          </table:table-cell>
          <table:table-cell table:style-name="ce29" table:formula="of:=([.D37]/4000)*6.28*20.61" office:value-type="float" office:value="661.1325264" calcext:value-type="float">
            <text:p>661.133 mm</text:p>
          </table:table-cell>
          <table:table-cell table:style-name="ce16" office:value-type="float" office:value="20432" calcext:value-type="float">
            <text:p>20432</text:p>
          </table:table-cell>
          <table:table-cell table:style-name="ce16"/>
          <table:table-cell table:style-name="ce16" office:value-type="float" office:value="20451" calcext:value-type="float">
            <text:p>20451</text:p>
          </table:table-cell>
          <table:table-cell table:style-name="ce2" table:number-columns-repeated="2"/>
          <table:table-cell table:style-name="ce27" table:formula="of:=([.L37]/4000)*2*PI()*20.5679" office:value-type="float" office:value="750.320568623804" calcext:value-type="float">
            <text:p>750.321 mm</text:p>
          </table:table-cell>
          <table:table-cell table:style-name="ce29" table:formula="of:=([.L37]/4000)*6.28*20.5679" office:value-type="float" office:value="749.940188072" calcext:value-type="float">
            <text:p>749.940 mm</text:p>
          </table:table-cell>
          <table:table-cell table:style-name="ce29" table:formula="of:=([.L37]/4000)*6.28*20.61" office:value-type="float" office:value="751.4752248" calcext:value-type="float">
            <text:p>751.475 mm</text:p>
          </table:table-cell>
          <table:table-cell table:style-name="ce16" office:value-type="float" office:value="23224" calcext:value-type="float">
            <text:p>23224</text:p>
          </table:table-cell>
          <table:table-cell table:style-name="ce16"/>
          <table:table-cell table:style-name="ce16" office:value-type="float" office:value="23195" calcext:value-type="float">
            <text:p>23195</text:p>
          </table:table-cell>
          <table:table-cell table:style-name="ce2" table:number-columns-repeated="2"/>
          <table:table-cell table:style-name="ce27" table:formula="of:=([.T38]/4000)*2*PI()*20.5679" office:value-type="float" office:value="1496.92571934407" calcext:value-type="float">
            <text:p>1496.926 mm</text:p>
          </table:table-cell>
          <table:table-cell table:style-name="ce29" table:formula="of:=([.T38]/4000)*6.28*20.5679" office:value-type="float" office:value="1496.166841799" calcext:value-type="float">
            <text:p>1496.167 mm</text:p>
          </table:table-cell>
          <table:table-cell table:style-name="ce29" table:formula="of:=([.T38]/4000)*6.28*20.61" office:value-type="float" office:value="1499.2293141" calcext:value-type="float">
            <text:p>1499.229 mm</text:p>
          </table:table-cell>
          <table:table-cell table:style-name="ce16" office:value-type="float" office:value="46320" calcext:value-type="float">
            <text:p>46320</text:p>
          </table:table-cell>
          <table:table-cell table:style-name="ce16"/>
          <table:table-cell table:style-name="ce16" office:value-type="float" office:value="-46368" calcext:value-type="float">
            <text:p>-46368</text:p>
          </table:table-cell>
          <table:table-cell table:style-name="ce2" table:number-columns-repeated="2"/>
          <table:table-cell table:style-name="ce27" table:formula="of:=([.AB37]/4000)*2*PI()*20.5679" office:value-type="float" office:value="2994.72375419593" calcext:value-type="float">
            <text:p>2994.724 mm</text:p>
          </table:table-cell>
          <table:table-cell table:style-name="ce29" table:formula="of:=([.AB37]/4000)*6.28*20.5679" office:value-type="float" office:value="2993.205556879" calcext:value-type="float">
            <text:p>2993.206 mm</text:p>
          </table:table-cell>
          <table:table-cell table:style-name="ce29" table:formula="of:=([.AB37]/4000)*6.28*20.61" office:value-type="float" office:value="2999.3322861" calcext:value-type="float">
            <text:p>2999.332 mm</text:p>
          </table:table-cell>
          <table:table-cell table:style-name="ce16" office:value-type="float" office:value="92693" calcext:value-type="float">
            <text:p>92693</text:p>
          </table:table-cell>
          <table:table-cell table:style-name="ce16"/>
          <table:table-cell table:style-name="ce16" office:value-type="float" office:value="92836" calcext:value-type="float">
            <text:p>92836</text:p>
          </table:table-cell>
          <table:table-cell table:style-name="ce2" table:number-columns-repeated="2"/>
          <table:table-cell table:style-name="ce27" table:formula="of:=([.AJ37]/4000)*2*PI()*20.5679" office:value-type="float" office:value="4492.36024913894" calcext:value-type="float">
            <text:p>4492.360 mm</text:p>
          </table:table-cell>
          <table:table-cell table:style-name="ce29" table:formula="of:=([.AJ37]/4000)*6.28*20.5679" office:value-type="float" office:value="4490.082813944" calcext:value-type="float">
            <text:p>4490.083 mm</text:p>
          </table:table-cell>
          <table:table-cell table:style-name="ce29" table:formula="of:=([.AJ37]/4000)*6.28*20.61" office:value-type="float" office:value="4499.2734696" calcext:value-type="float">
            <text:p>4499.273 mm</text:p>
          </table:table-cell>
          <table:table-cell table:style-name="ce16" office:value-type="float" office:value="139048" calcext:value-type="float">
            <text:p>139048</text:p>
          </table:table-cell>
          <table:table-cell table:style-name="ce16"/>
          <table:table-cell table:style-name="ce16" office:value-type="float" office:value="139276" calcext:value-type="float">
            <text:p>139276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198" calcext:value-type="float">
            <text:p>198</text:p>
          </table:table-cell>
          <table:table-cell table:number-columns-repeated="981"/>
        </table:table-row>
        <table:table-row table:style-name="ro1">
          <table:table-cell table:style-name="ce27" table:formula="of:=([.D38]/4000)*2*PI()*20.5679" office:value-type="float" office:value="659.728987741047" calcext:value-type="float">
            <text:p>659.729 mm</text:p>
          </table:table-cell>
          <table:table-cell table:style-name="ce29" table:formula="of:=([.D38]/4000)*6.28*20.5679" office:value-type="float" office:value="659.39453326" calcext:value-type="float">
            <text:p>659.395 mm</text:p>
          </table:table-cell>
          <table:table-cell table:style-name="ce29" table:formula="of:=([.D38]/4000)*6.28*20.61" office:value-type="float" office:value="660.744234" calcext:value-type="float">
            <text:p>660.744 mm</text:p>
          </table:table-cell>
          <table:table-cell table:style-name="ce16" office:value-type="float" office:value="20420" calcext:value-type="float">
            <text:p>20420</text:p>
          </table:table-cell>
          <table:table-cell table:style-name="ce16"/>
          <table:table-cell table:style-name="ce16" office:value-type="float" office:value="20452" calcext:value-type="float">
            <text:p>20452</text:p>
          </table:table-cell>
          <table:table-cell table:style-name="ce2" table:number-columns-repeated="2"/>
          <table:table-cell table:style-name="ce27" table:formula="of:=([.L38]/4000)*2*PI()*20.5679" office:value-type="float" office:value="750.352876605574" calcext:value-type="float">
            <text:p>750.353 mm</text:p>
          </table:table-cell>
          <table:table-cell table:style-name="ce29" table:formula="of:=([.L38]/4000)*6.28*20.5679" office:value-type="float" office:value="749.972479675" calcext:value-type="float">
            <text:p>749.972 mm</text:p>
          </table:table-cell>
          <table:table-cell table:style-name="ce29" table:formula="of:=([.L38]/4000)*6.28*20.61" office:value-type="float" office:value="751.5075825" calcext:value-type="float">
            <text:p>751.508 mm</text:p>
          </table:table-cell>
          <table:table-cell table:style-name="ce16" office:value-type="float" office:value="23225" calcext:value-type="float">
            <text:p>23225</text:p>
          </table:table-cell>
          <table:table-cell table:style-name="ce16"/>
          <table:table-cell table:style-name="ce16" office:value-type="float" office:value="23210" calcext:value-type="float">
            <text:p>23210</text:p>
          </table:table-cell>
          <table:table-cell table:style-name="ce2" table:number-columns-repeated="2"/>
          <table:table-cell table:style-name="ce27" table:formula="of:=([.T39]/4000)*2*PI()*20.5679" office:value-type="float" office:value="1497.18418319823" calcext:value-type="float">
            <text:p>1497.184 mm</text:p>
          </table:table-cell>
          <table:table-cell table:style-name="ce29" table:formula="of:=([.T39]/4000)*6.28*20.5679" office:value-type="float" office:value="1496.425174623" calcext:value-type="float">
            <text:p>1496.425 mm</text:p>
          </table:table-cell>
          <table:table-cell table:style-name="ce29" table:formula="of:=([.T39]/4000)*6.28*20.61" office:value-type="float" office:value="1499.4881757" calcext:value-type="float">
            <text:p>1499.488 mm</text:p>
          </table:table-cell>
          <table:table-cell table:style-name="ce16" office:value-type="float" office:value="46333" calcext:value-type="float">
            <text:p>46333</text:p>
          </table:table-cell>
          <table:table-cell table:style-name="ce16"/>
          <table:table-cell table:style-name="ce16" office:value-type="float" office:value="44779" calcext:value-type="float">
            <text:p>44779</text:p>
          </table:table-cell>
          <table:table-cell table:style-name="ce2" table:number-columns-repeated="2"/>
          <table:table-cell table:style-name="ce27" table:formula="of:=([.AB38]/4000)*2*PI()*20.5679" office:value-type="float" office:value="2994.65913823239" calcext:value-type="float">
            <text:p>2994.659 mm</text:p>
          </table:table-cell>
          <table:table-cell table:style-name="ce29" table:formula="of:=([.AB38]/4000)*6.28*20.5679" office:value-type="float" office:value="2993.140973673" calcext:value-type="float">
            <text:p>2993.141 mm</text:p>
          </table:table-cell>
          <table:table-cell table:style-name="ce29" table:formula="of:=([.AB38]/4000)*6.28*20.61" office:value-type="float" office:value="2999.2675707" calcext:value-type="float">
            <text:p>2999.268 mm</text:p>
          </table:table-cell>
          <table:table-cell table:style-name="ce16" office:value-type="float" office:value="92691" calcext:value-type="float">
            <text:p>92691</text:p>
          </table:table-cell>
          <table:table-cell table:style-name="ce16"/>
          <table:table-cell table:style-name="ce16" office:value-type="float" office:value="92360" calcext:value-type="float">
            <text:p>92360</text:p>
          </table:table-cell>
          <table:table-cell table:style-name="ce2" table:number-columns-repeated="2"/>
          <table:table-cell table:style-name="ce27" table:formula="of:=([.AJ38]/4000)*2*PI()*20.5679" office:value-type="float" office:value="4494.3310360269" calcext:value-type="float">
            <text:p>4494.331 mm</text:p>
          </table:table-cell>
          <table:table-cell table:style-name="ce29" table:formula="of:=([.AJ38]/4000)*6.28*20.5679" office:value-type="float" office:value="4492.052601727" calcext:value-type="float">
            <text:p>4492.053 mm</text:p>
          </table:table-cell>
          <table:table-cell table:style-name="ce29" table:formula="of:=([.AJ38]/4000)*6.28*20.61" office:value-type="float" office:value="4501.2472893" calcext:value-type="float">
            <text:p>4501.247 mm</text:p>
          </table:table-cell>
          <table:table-cell table:style-name="ce16" office:value-type="float" office:value="139109" calcext:value-type="float">
            <text:p>139109</text:p>
          </table:table-cell>
          <table:table-cell table:style-name="ce16"/>
          <table:table-cell table:style-name="ce16" office:value-type="float" office:value="139272" calcext:value-type="float">
            <text:p>139272</text:p>
          </table:table-cell>
          <table:table-cell table:style-name="ce2" table:number-columns-repeated="2"/>
          <table:table-cell table:style-name="ce16" office:value-type="float" office:value="214" calcext:value-type="float">
            <text:p>214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39]/4000)*2*PI()*20.5679" office:value-type="float" office:value="660.084375540515" calcext:value-type="float">
            <text:p>660.084 mm</text:p>
          </table:table-cell>
          <table:table-cell table:style-name="ce29" table:formula="of:=([.D39]/4000)*6.28*20.5679" office:value-type="float" office:value="659.749740893" calcext:value-type="float">
            <text:p>659.750 mm</text:p>
          </table:table-cell>
          <table:table-cell table:style-name="ce29" table:formula="of:=([.D39]/4000)*6.28*20.61" office:value-type="float" office:value="661.1001687" calcext:value-type="float">
            <text:p>661.100 mm</text:p>
          </table:table-cell>
          <table:table-cell table:style-name="ce16" office:value-type="float" office:value="20431" calcext:value-type="float">
            <text:p>20431</text:p>
          </table:table-cell>
          <table:table-cell table:style-name="ce16"/>
          <table:table-cell table:style-name="ce16" office:value-type="float" office:value="20450" calcext:value-type="float">
            <text:p>20450</text:p>
          </table:table-cell>
          <table:table-cell table:style-name="ce2" table:number-columns-repeated="2"/>
          <table:table-cell table:style-name="ce27" table:formula="of:=([.L39]/4000)*2*PI()*20.5679" office:value-type="float" office:value="750.740572386812" calcext:value-type="float">
            <text:p>750.741 mm</text:p>
          </table:table-cell>
          <table:table-cell table:style-name="ce29" table:formula="of:=([.L39]/4000)*6.28*20.5679" office:value-type="float" office:value="750.359978911" calcext:value-type="float">
            <text:p>750.360 mm</text:p>
          </table:table-cell>
          <table:table-cell table:style-name="ce29" table:formula="of:=([.L39]/4000)*6.28*20.61" office:value-type="float" office:value="751.8958749" calcext:value-type="float">
            <text:p>751.896 mm</text:p>
          </table:table-cell>
          <table:table-cell table:style-name="ce16" office:value-type="float" office:value="23237" calcext:value-type="float">
            <text:p>23237</text:p>
          </table:table-cell>
          <table:table-cell table:style-name="ce16"/>
          <table:table-cell table:style-name="ce16" office:value-type="float" office:value="23212" calcext:value-type="float">
            <text:p>23212</text:p>
          </table:table-cell>
          <table:table-cell table:style-name="ce2" table:number-columns-repeated="2"/>
          <table:table-cell table:style-name="ce27" table:formula="of:=([.T40]/4000)*2*PI()*20.5679" office:value-type="float" office:value="1497.50726301593" calcext:value-type="float">
            <text:p>1497.507 mm</text:p>
          </table:table-cell>
          <table:table-cell table:style-name="ce29" table:formula="of:=([.T40]/4000)*6.28*20.5679" office:value-type="float" office:value="1496.748090653" calcext:value-type="float">
            <text:p>1496.748 mm</text:p>
          </table:table-cell>
          <table:table-cell table:style-name="ce29" table:formula="of:=([.T40]/4000)*6.28*20.61" office:value-type="float" office:value="1499.8117527" calcext:value-type="float">
            <text:p>1499.812 mm</text:p>
          </table:table-cell>
          <table:table-cell table:style-name="ce16" office:value-type="float" office:value="46341" calcext:value-type="float">
            <text:p>46341</text:p>
          </table:table-cell>
          <table:table-cell table:style-name="ce16"/>
          <table:table-cell table:style-name="ce16" office:value-type="float" office:value="-46412" calcext:value-type="float">
            <text:p>-46412</text:p>
          </table:table-cell>
          <table:table-cell table:style-name="ce2" table:number-columns-repeated="2"/>
          <table:table-cell table:style-name="ce27" table:formula="of:=([.AB39]/4000)*2*PI()*20.5679" office:value-type="float" office:value="2994.82067814124" calcext:value-type="float">
            <text:p>2994.821 mm</text:p>
          </table:table-cell>
          <table:table-cell table:style-name="ce29" table:formula="of:=([.AB39]/4000)*6.28*20.5679" office:value-type="float" office:value="2993.302431688" calcext:value-type="float">
            <text:p>2993.302 mm</text:p>
          </table:table-cell>
          <table:table-cell table:style-name="ce29" table:formula="of:=([.AB39]/4000)*6.28*20.61" office:value-type="float" office:value="2999.4293592" calcext:value-type="float">
            <text:p>2999.429 mm</text:p>
          </table:table-cell>
          <table:table-cell table:style-name="ce16" office:value-type="float" office:value="92696" calcext:value-type="float">
            <text:p>92696</text:p>
          </table:table-cell>
          <table:table-cell table:style-name="ce16"/>
          <table:table-cell table:style-name="ce16" office:value-type="float" office:value="92840" calcext:value-type="float">
            <text:p>92840</text:p>
          </table:table-cell>
          <table:table-cell table:style-name="ce2" table:number-columns-repeated="2"/>
          <table:table-cell table:style-name="ce27" table:formula="of:=([.AJ39]/4000)*2*PI()*20.5679" office:value-type="float" office:value="4492.2956331754" calcext:value-type="float">
            <text:p>4492.296 mm</text:p>
          </table:table-cell>
          <table:table-cell table:style-name="ce29" table:formula="of:=([.AJ39]/4000)*6.28*20.5679" office:value-type="float" office:value="4490.018230738" calcext:value-type="float">
            <text:p>4490.018 mm</text:p>
          </table:table-cell>
          <table:table-cell table:style-name="ce29" table:formula="of:=([.AJ39]/4000)*6.28*20.61" office:value-type="float" office:value="4499.2087542" calcext:value-type="float">
            <text:p>4499.209 mm</text:p>
          </table:table-cell>
          <table:table-cell table:style-name="ce16" office:value-type="float" office:value="139046" calcext:value-type="float">
            <text:p>139046</text:p>
          </table:table-cell>
          <table:table-cell table:style-name="ce16"/>
          <table:table-cell table:style-name="ce16" office:value-type="float" office:value="139279" calcext:value-type="float">
            <text:p>139279</text:p>
          </table:table-cell>
          <table:table-cell table:style-name="ce2" table:number-columns-repeated="2"/>
          <table:table-cell table:style-name="ce16" office:value-type="float" office:value="215" calcext:value-type="float">
            <text:p>215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40]/4000)*2*PI()*20.5679" office:value-type="float" office:value="659.728987741047" calcext:value-type="float">
            <text:p>659.729 mm</text:p>
          </table:table-cell>
          <table:table-cell table:style-name="ce29" table:formula="of:=([.D40]/4000)*6.28*20.5679" office:value-type="float" office:value="659.39453326" calcext:value-type="float">
            <text:p>659.395 mm</text:p>
          </table:table-cell>
          <table:table-cell table:style-name="ce29" table:formula="of:=([.D40]/4000)*6.28*20.61" office:value-type="float" office:value="660.744234" calcext:value-type="float">
            <text:p>660.744 mm</text:p>
          </table:table-cell>
          <table:table-cell table:style-name="ce16" office:value-type="float" office:value="20420" calcext:value-type="float">
            <text:p>20420</text:p>
          </table:table-cell>
          <table:table-cell table:style-name="ce16"/>
          <table:table-cell table:style-name="ce16" office:value-type="float" office:value="20453" calcext:value-type="float">
            <text:p>20453</text:p>
          </table:table-cell>
          <table:table-cell table:style-name="ce2" table:number-columns-repeated="2"/>
          <table:table-cell table:style-name="ce27" table:formula="of:=([.L40]/4000)*2*PI()*20.5679" office:value-type="float" office:value="750.514416514423" calcext:value-type="float">
            <text:p>750.514 mm</text:p>
          </table:table-cell>
          <table:table-cell table:style-name="ce29" table:formula="of:=([.L40]/4000)*6.28*20.5679" office:value-type="float" office:value="750.13393769" calcext:value-type="float">
            <text:p>750.134 mm</text:p>
          </table:table-cell>
          <table:table-cell table:style-name="ce29" table:formula="of:=([.L40]/4000)*6.28*20.61" office:value-type="float" office:value="751.669371" calcext:value-type="float">
            <text:p>751.669 mm</text:p>
          </table:table-cell>
          <table:table-cell table:style-name="ce16" office:value-type="float" office:value="23230" calcext:value-type="float">
            <text:p>23230</text:p>
          </table:table-cell>
          <table:table-cell table:style-name="ce16"/>
          <table:table-cell table:style-name="ce16" office:value-type="float" office:value="23215" calcext:value-type="float">
            <text:p>23215</text:p>
          </table:table-cell>
          <table:table-cell table:style-name="ce2" table:number-columns-repeated="2"/>
          <table:table-cell table:style-name="ce27" table:formula="of:=([.T41]/4000)*2*PI()*20.5679" office:value-type="float" office:value="1497.57187897947" calcext:value-type="float">
            <text:p>1497.572 mm</text:p>
          </table:table-cell>
          <table:table-cell table:style-name="ce29" table:formula="of:=([.T41]/4000)*6.28*20.5679" office:value-type="float" office:value="1496.812673859" calcext:value-type="float">
            <text:p>1496.813 mm</text:p>
          </table:table-cell>
          <table:table-cell table:style-name="ce29" table:formula="of:=([.T41]/4000)*6.28*20.61" office:value-type="float" office:value="1499.8764681" calcext:value-type="float">
            <text:p>1499.876 mm</text:p>
          </table:table-cell>
          <table:table-cell table:style-name="ce16" office:value-type="float" office:value="46351" calcext:value-type="float">
            <text:p>46351</text:p>
          </table:table-cell>
          <table:table-cell table:style-name="ce16"/>
          <table:table-cell table:style-name="ce16" office:value-type="float" office:value="44844" calcext:value-type="float">
            <text:p>44844</text:p>
          </table:table-cell>
          <table:table-cell table:style-name="ce2" table:number-columns-repeated="2"/>
          <table:table-cell table:style-name="ce27" table:formula="of:=([.AB40]/4000)*2*PI()*20.5679" office:value-type="float" office:value="2994.88529410478" calcext:value-type="float">
            <text:p>2994.885 mm</text:p>
          </table:table-cell>
          <table:table-cell table:style-name="ce29" table:formula="of:=([.AB40]/4000)*6.28*20.5679" office:value-type="float" office:value="2993.367014894" calcext:value-type="float">
            <text:p>2993.367 mm</text:p>
          </table:table-cell>
          <table:table-cell table:style-name="ce29" table:formula="of:=([.AB40]/4000)*6.28*20.61" office:value-type="float" office:value="2999.4940746" calcext:value-type="float">
            <text:p>2999.494 mm</text:p>
          </table:table-cell>
          <table:table-cell table:style-name="ce16" office:value-type="float" office:value="92698" calcext:value-type="float">
            <text:p>92698</text:p>
          </table:table-cell>
          <table:table-cell table:style-name="ce16"/>
          <table:table-cell table:style-name="ce16" office:value-type="float" office:value="92296" calcext:value-type="float">
            <text:p>92296</text:p>
          </table:table-cell>
          <table:table-cell table:style-name="ce2" table:number-columns-repeated="2"/>
          <table:table-cell table:style-name="ce27" table:formula="of:=([.AJ40]/4000)*2*PI()*20.5679" office:value-type="float" office:value="4494.39565199044" calcext:value-type="float">
            <text:p>4494.396 mm</text:p>
          </table:table-cell>
          <table:table-cell table:style-name="ce29" table:formula="of:=([.AJ40]/4000)*6.28*20.5679" office:value-type="float" office:value="4492.117184933" calcext:value-type="float">
            <text:p>4492.117 mm</text:p>
          </table:table-cell>
          <table:table-cell table:style-name="ce29" table:formula="of:=([.AJ40]/4000)*6.28*20.61" office:value-type="float" office:value="4501.3120047" calcext:value-type="float">
            <text:p>4501.312 mm</text:p>
          </table:table-cell>
          <table:table-cell table:style-name="ce16" office:value-type="float" office:value="139111" calcext:value-type="float">
            <text:p>139111</text:p>
          </table:table-cell>
          <table:table-cell table:style-name="ce16"/>
          <table:table-cell table:style-name="ce16" office:value-type="float" office:value="139274" calcext:value-type="float">
            <text:p>139274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198" calcext:value-type="float">
            <text:p>198</text:p>
          </table:table-cell>
          <table:table-cell table:number-columns-repeated="981"/>
        </table:table-row>
        <table:table-row table:style-name="ro1">
          <table:table-cell table:style-name="ce27" table:formula="of:=([.D41]/4000)*2*PI()*20.5679" office:value-type="float" office:value="660.116683522285" calcext:value-type="float">
            <text:p>660.117 mm</text:p>
          </table:table-cell>
          <table:table-cell table:style-name="ce29" table:formula="of:=([.D41]/4000)*6.28*20.5679" office:value-type="float" office:value="659.782032496" calcext:value-type="float">
            <text:p>659.782 mm</text:p>
          </table:table-cell>
          <table:table-cell table:style-name="ce29" table:formula="of:=([.D41]/4000)*6.28*20.61" office:value-type="float" office:value="661.1325264" calcext:value-type="float">
            <text:p>661.133 mm</text:p>
          </table:table-cell>
          <table:table-cell table:style-name="ce16" office:value-type="float" office:value="20432" calcext:value-type="float">
            <text:p>20432</text:p>
          </table:table-cell>
          <table:table-cell table:style-name="ce16"/>
          <table:table-cell table:style-name="ce16" office:value-type="float" office:value="20448" calcext:value-type="float">
            <text:p>20448</text:p>
          </table:table-cell>
          <table:table-cell table:style-name="ce2" table:number-columns-repeated="2"/>
          <table:table-cell table:style-name="ce27" table:formula="of:=([.L41]/4000)*2*PI()*20.5679" office:value-type="float" office:value="750.740572386812" calcext:value-type="float">
            <text:p>750.741 mm</text:p>
          </table:table-cell>
          <table:table-cell table:style-name="ce29" table:formula="of:=([.L41]/4000)*6.28*20.5679" office:value-type="float" office:value="750.359978911" calcext:value-type="float">
            <text:p>750.360 mm</text:p>
          </table:table-cell>
          <table:table-cell table:style-name="ce29" table:formula="of:=([.L41]/4000)*6.28*20.61" office:value-type="float" office:value="751.8958749" calcext:value-type="float">
            <text:p>751.896 mm</text:p>
          </table:table-cell>
          <table:table-cell table:style-name="ce16" office:value-type="float" office:value="23237" calcext:value-type="float">
            <text:p>23237</text:p>
          </table:table-cell>
          <table:table-cell table:style-name="ce16"/>
          <table:table-cell table:style-name="ce16" office:value-type="float" office:value="23211" calcext:value-type="float">
            <text:p>23211</text:p>
          </table:table-cell>
          <table:table-cell table:style-name="ce2" table:number-columns-repeated="2"/>
          <table:table-cell table:style-name="ce27" table:formula="of:=([.T42]/4000)*2*PI()*20.5679" office:value-type="float" office:value="1497.73341888832" calcext:value-type="float">
            <text:p>1497.733 mm</text:p>
          </table:table-cell>
          <table:table-cell table:style-name="ce29" table:formula="of:=([.T42]/4000)*6.28*20.5679" office:value-type="float" office:value="1496.974131874" calcext:value-type="float">
            <text:p>1496.974 mm</text:p>
          </table:table-cell>
          <table:table-cell table:style-name="ce29" table:formula="of:=([.T42]/4000)*6.28*20.61" office:value-type="float" office:value="1500.0382566" calcext:value-type="float">
            <text:p>1500.038 mm</text:p>
          </table:table-cell>
          <table:table-cell table:style-name="ce16" office:value-type="float" office:value="46353" calcext:value-type="float">
            <text:p>46353</text:p>
          </table:table-cell>
          <table:table-cell table:style-name="ce16"/>
          <table:table-cell table:style-name="ce16" office:value-type="float" office:value="-46425" calcext:value-type="float">
            <text:p>-46425</text:p>
          </table:table-cell>
          <table:table-cell table:style-name="ce2" table:number-columns-repeated="2"/>
          <table:table-cell table:style-name="ce27" table:formula="of:=([.AB41]/4000)*2*PI()*20.5679" office:value-type="float" office:value="2994.7560621777" calcext:value-type="float">
            <text:p>2994.756 mm</text:p>
          </table:table-cell>
          <table:table-cell table:style-name="ce29" table:formula="of:=([.AB41]/4000)*6.28*20.5679" office:value-type="float" office:value="2993.237848482" calcext:value-type="float">
            <text:p>2993.238 mm</text:p>
          </table:table-cell>
          <table:table-cell table:style-name="ce29" table:formula="of:=([.AB41]/4000)*6.28*20.61" office:value-type="float" office:value="2999.3646438" calcext:value-type="float">
            <text:p>2999.365 mm</text:p>
          </table:table-cell>
          <table:table-cell table:style-name="ce16" office:value-type="float" office:value="92694" calcext:value-type="float">
            <text:p>92694</text:p>
          </table:table-cell>
          <table:table-cell table:style-name="ce16"/>
          <table:table-cell table:style-name="ce16" office:value-type="float" office:value="92837" calcext:value-type="float">
            <text:p>92837</text:p>
          </table:table-cell>
          <table:table-cell table:style-name="ce2" table:number-columns-repeated="2"/>
          <table:table-cell table:style-name="ce27" table:formula="of:=([.AJ41]/4000)*2*PI()*20.5679" office:value-type="float" office:value="4492.39255712071" calcext:value-type="float">
            <text:p>4492.393 mm</text:p>
          </table:table-cell>
          <table:table-cell table:style-name="ce29" table:formula="of:=([.AJ41]/4000)*6.28*20.5679" office:value-type="float" office:value="4490.115105547" calcext:value-type="float">
            <text:p>4490.115 mm</text:p>
          </table:table-cell>
          <table:table-cell table:style-name="ce29" table:formula="of:=([.AJ41]/4000)*6.28*20.61" office:value-type="float" office:value="4499.3058273" calcext:value-type="float">
            <text:p>4499.306 mm</text:p>
          </table:table-cell>
          <table:table-cell table:style-name="ce16" office:value-type="float" office:value="139049" calcext:value-type="float">
            <text:p>139049</text:p>
          </table:table-cell>
          <table:table-cell table:style-name="ce16"/>
          <table:table-cell table:style-name="ce16" office:value-type="float" office:value="139274" calcext:value-type="float">
            <text:p>139274</text:p>
          </table:table-cell>
          <table:table-cell table:style-name="ce2" table:number-columns-repeated="2"/>
          <table:table-cell table:style-name="ce16" office:value-type="float" office:value="216" calcext:value-type="float">
            <text:p>216</text:p>
          </table:table-cell>
          <table:table-cell table:style-name="ce2"/>
          <table:table-cell table:style-name="ce16" office:value-type="float" office:value="198" calcext:value-type="float">
            <text:p>198</text:p>
          </table:table-cell>
          <table:table-cell table:number-columns-repeated="981"/>
        </table:table-row>
        <table:table-row table:style-name="ro1">
          <table:table-cell table:style-name="ce27" table:formula="of:=([.D42]/4000)*2*PI()*20.5679" office:value-type="float" office:value="659.858219668126" calcext:value-type="float">
            <text:p>659.858 mm</text:p>
          </table:table-cell>
          <table:table-cell table:style-name="ce29" table:formula="of:=([.D42]/4000)*6.28*20.5679" office:value-type="float" office:value="659.523699672" calcext:value-type="float">
            <text:p>659.524 mm</text:p>
          </table:table-cell>
          <table:table-cell table:style-name="ce29" table:formula="of:=([.D42]/4000)*6.28*20.61" office:value-type="float" office:value="660.8736648" calcext:value-type="float">
            <text:p>660.874 mm</text:p>
          </table:table-cell>
          <table:table-cell table:style-name="ce16" office:value-type="float" office:value="20424" calcext:value-type="float">
            <text:p>20424</text:p>
          </table:table-cell>
          <table:table-cell table:style-name="ce16"/>
          <table:table-cell table:style-name="ce16" office:value-type="float" office:value="20453" calcext:value-type="float">
            <text:p>20453</text:p>
          </table:table-cell>
          <table:table-cell table:style-name="ce2" table:number-columns-repeated="2"/>
          <table:table-cell table:style-name="ce27" table:formula="of:=([.L42]/4000)*2*PI()*20.5679" office:value-type="float" office:value="750.385184587343" calcext:value-type="float">
            <text:p>750.385 mm</text:p>
          </table:table-cell>
          <table:table-cell table:style-name="ce29" table:formula="of:=([.L42]/4000)*6.28*20.5679" office:value-type="float" office:value="750.004771278" calcext:value-type="float">
            <text:p>750.005 mm</text:p>
          </table:table-cell>
          <table:table-cell table:style-name="ce29" table:formula="of:=([.L42]/4000)*6.28*20.61" office:value-type="float" office:value="751.5399402" calcext:value-type="float">
            <text:p>751.540 mm</text:p>
          </table:table-cell>
          <table:table-cell table:style-name="ce16" office:value-type="float" office:value="23226" calcext:value-type="float">
            <text:p>23226</text:p>
          </table:table-cell>
          <table:table-cell table:style-name="ce16"/>
          <table:table-cell table:style-name="ce16" office:value-type="float" office:value="23216" calcext:value-type="float">
            <text:p>23216</text:p>
          </table:table-cell>
          <table:table-cell table:style-name="ce2" table:number-columns-repeated="2"/>
          <table:table-cell table:style-name="ce27" table:formula="of:=([.T43]/4000)*2*PI()*20.5679" office:value-type="float" office:value="1497.44264705239" calcext:value-type="float">
            <text:p>1497.443 mm</text:p>
          </table:table-cell>
          <table:table-cell table:style-name="ce29" table:formula="of:=([.T43]/4000)*6.28*20.5679" office:value-type="float" office:value="1496.683507447" calcext:value-type="float">
            <text:p>1496.684 mm</text:p>
          </table:table-cell>
          <table:table-cell table:style-name="ce29" table:formula="of:=([.T43]/4000)*6.28*20.61" office:value-type="float" office:value="1499.7470373" calcext:value-type="float">
            <text:p>1499.747 mm</text:p>
          </table:table-cell>
          <table:table-cell table:style-name="ce16" office:value-type="float" office:value="46358" calcext:value-type="float">
            <text:p>46358</text:p>
          </table:table-cell>
          <table:table-cell table:style-name="ce16"/>
          <table:table-cell table:style-name="ce16" office:value-type="float" office:value="45324" calcext:value-type="float">
            <text:p>45324</text:p>
          </table:table-cell>
          <table:table-cell table:style-name="ce2" table:number-columns-repeated="2"/>
          <table:table-cell table:style-name="ce27" table:formula="of:=([.AB42]/4000)*2*PI()*20.5679" office:value-type="float" office:value="2994.56221428708" calcext:value-type="float">
            <text:p>2994.562 mm</text:p>
          </table:table-cell>
          <table:table-cell table:style-name="ce29" table:formula="of:=([.AB42]/4000)*6.28*20.5679" office:value-type="float" office:value="2993.044098864" calcext:value-type="float">
            <text:p>2993.044 mm</text:p>
          </table:table-cell>
          <table:table-cell table:style-name="ce29" table:formula="of:=([.AB42]/4000)*6.28*20.61" office:value-type="float" office:value="2999.1704976" calcext:value-type="float">
            <text:p>2999.170 mm</text:p>
          </table:table-cell>
          <table:table-cell table:style-name="ce16" office:value-type="float" office:value="92688" calcext:value-type="float">
            <text:p>92688</text:p>
          </table:table-cell>
          <table:table-cell table:style-name="ce16"/>
          <table:table-cell table:style-name="ce16" office:value-type="float" office:value="92799" calcext:value-type="float">
            <text:p>92799</text:p>
          </table:table-cell>
          <table:table-cell table:style-name="ce2" table:number-columns-repeated="2"/>
          <table:table-cell table:style-name="ce27" table:formula="of:=([.AJ42]/4000)*2*PI()*20.5679" office:value-type="float" office:value="4494.55719189929" calcext:value-type="float">
            <text:p>4494.557 mm</text:p>
          </table:table-cell>
          <table:table-cell table:style-name="ce29" table:formula="of:=([.AJ42]/4000)*6.28*20.5679" office:value-type="float" office:value="4492.278642948" calcext:value-type="float">
            <text:p>4492.279 mm</text:p>
          </table:table-cell>
          <table:table-cell table:style-name="ce29" table:formula="of:=([.AJ42]/4000)*6.28*20.61" office:value-type="float" office:value="4501.4737932" calcext:value-type="float">
            <text:p>4501.474 mm</text:p>
          </table:table-cell>
          <table:table-cell table:style-name="ce16" office:value-type="float" office:value="139116" calcext:value-type="float">
            <text:p>139116</text:p>
          </table:table-cell>
          <table:table-cell table:style-name="ce16"/>
          <table:table-cell table:style-name="ce16" office:value-type="float" office:value="139268" calcext:value-type="float">
            <text:p>139268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43]/4000)*2*PI()*20.5679" office:value-type="float" office:value="660.148991504055" calcext:value-type="float">
            <text:p>660.149 mm</text:p>
          </table:table-cell>
          <table:table-cell table:style-name="ce29" table:formula="of:=([.D43]/4000)*6.28*20.5679" office:value-type="float" office:value="659.814324099" calcext:value-type="float">
            <text:p>659.814 mm</text:p>
          </table:table-cell>
          <table:table-cell table:style-name="ce29" table:formula="of:=([.D43]/4000)*6.28*20.61" office:value-type="float" office:value="661.1648841" calcext:value-type="float">
            <text:p>661.165 mm</text:p>
          </table:table-cell>
          <table:table-cell table:style-name="ce16" office:value-type="float" office:value="20433" calcext:value-type="float">
            <text:p>20433</text:p>
          </table:table-cell>
          <table:table-cell table:style-name="ce16"/>
          <table:table-cell table:style-name="ce16" office:value-type="float" office:value="20449" calcext:value-type="float">
            <text:p>20449</text:p>
          </table:table-cell>
          <table:table-cell table:style-name="ce2" table:number-columns-repeated="2"/>
          <table:table-cell table:style-name="ce27" table:formula="of:=([.L43]/4000)*2*PI()*20.5679" office:value-type="float" office:value="750.708264405042" calcext:value-type="float">
            <text:p>750.708 mm</text:p>
          </table:table-cell>
          <table:table-cell table:style-name="ce29" table:formula="of:=([.L43]/4000)*6.28*20.5679" office:value-type="float" office:value="750.327687308" calcext:value-type="float">
            <text:p>750.328 mm</text:p>
          </table:table-cell>
          <table:table-cell table:style-name="ce29" table:formula="of:=([.L43]/4000)*6.28*20.61" office:value-type="float" office:value="751.8635172" calcext:value-type="float">
            <text:p>751.864 mm</text:p>
          </table:table-cell>
          <table:table-cell table:style-name="ce16" office:value-type="float" office:value="23236" calcext:value-type="float">
            <text:p>23236</text:p>
          </table:table-cell>
          <table:table-cell table:style-name="ce16"/>
          <table:table-cell table:style-name="ce16" office:value-type="float" office:value="23209" calcext:value-type="float">
            <text:p>23209</text:p>
          </table:table-cell>
          <table:table-cell table:style-name="ce2" table:number-columns-repeated="2"/>
          <table:table-cell table:style-name="ce27" table:formula="of:=([.T44]/4000)*2*PI()*20.5679" office:value-type="float" office:value="1497.63649494301" calcext:value-type="float">
            <text:p>1497.636 mm</text:p>
          </table:table-cell>
          <table:table-cell table:style-name="ce29" table:formula="of:=([.T44]/4000)*6.28*20.5679" office:value-type="float" office:value="1496.877257065" calcext:value-type="float">
            <text:p>1496.877 mm</text:p>
          </table:table-cell>
          <table:table-cell table:style-name="ce29" table:formula="of:=([.T44]/4000)*6.28*20.61" office:value-type="float" office:value="1499.9411835" calcext:value-type="float">
            <text:p>1499.941 mm</text:p>
          </table:table-cell>
          <table:table-cell table:style-name="ce16" office:value-type="float" office:value="46349" calcext:value-type="float">
            <text:p>46349</text:p>
          </table:table-cell>
          <table:table-cell table:style-name="ce16"/>
          <table:table-cell table:style-name="ce16" office:value-type="float" office:value="-46425" calcext:value-type="float">
            <text:p>-46425</text:p>
          </table:table-cell>
          <table:table-cell table:style-name="ce2" table:number-columns-repeated="2"/>
          <table:table-cell table:style-name="ce27" table:formula="of:=([.AB43]/4000)*2*PI()*20.5679" office:value-type="float" office:value="2994.7560621777" calcext:value-type="float">
            <text:p>2994.756 mm</text:p>
          </table:table-cell>
          <table:table-cell table:style-name="ce29" table:formula="of:=([.AB43]/4000)*6.28*20.5679" office:value-type="float" office:value="2993.237848482" calcext:value-type="float">
            <text:p>2993.238 mm</text:p>
          </table:table-cell>
          <table:table-cell table:style-name="ce29" table:formula="of:=([.AB43]/4000)*6.28*20.61" office:value-type="float" office:value="2999.3646438" calcext:value-type="float">
            <text:p>2999.365 mm</text:p>
          </table:table-cell>
          <table:table-cell table:style-name="ce16" office:value-type="float" office:value="92694" calcext:value-type="float">
            <text:p>92694</text:p>
          </table:table-cell>
          <table:table-cell table:style-name="ce16"/>
          <table:table-cell table:style-name="ce16" office:value-type="float" office:value="92330" calcext:value-type="float">
            <text:p>92330</text:p>
          </table:table-cell>
          <table:table-cell table:style-name="ce2" table:number-columns-repeated="2"/>
          <table:table-cell table:style-name="ce27" table:formula="of:=([.AJ43]/4000)*2*PI()*20.5679" office:value-type="float" office:value="4492.58640501133" calcext:value-type="float">
            <text:p>4492.586 mm</text:p>
          </table:table-cell>
          <table:table-cell table:style-name="ce29" table:formula="of:=([.AJ43]/4000)*6.28*20.5679" office:value-type="float" office:value="4490.308855165" calcext:value-type="float">
            <text:p>4490.309 mm</text:p>
          </table:table-cell>
          <table:table-cell table:style-name="ce29" table:formula="of:=([.AJ43]/4000)*6.28*20.61" office:value-type="float" office:value="4499.4999735" calcext:value-type="float">
            <text:p>4499.500 mm</text:p>
          </table:table-cell>
          <table:table-cell table:style-name="ce16" office:value-type="float" office:value="139055" calcext:value-type="float">
            <text:p>139055</text:p>
          </table:table-cell>
          <table:table-cell table:style-name="ce16"/>
          <table:table-cell table:style-name="ce16" office:value-type="float" office:value="139262" calcext:value-type="float">
            <text:p>139262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4" calcext:value-type="float">
            <text:p>194</text:p>
          </table:table-cell>
          <table:table-cell table:number-columns-repeated="981"/>
        </table:table-row>
        <table:table-row table:style-name="ro1">
          <table:table-cell table:style-name="ce27" table:formula="of:=([.D44]/4000)*2*PI()*20.5679" office:value-type="float" office:value="659.761295722817" calcext:value-type="float">
            <text:p>659.761 mm</text:p>
          </table:table-cell>
          <table:table-cell table:style-name="ce29" table:formula="of:=([.D44]/4000)*6.28*20.5679" office:value-type="float" office:value="659.426824863" calcext:value-type="float">
            <text:p>659.427 mm</text:p>
          </table:table-cell>
          <table:table-cell table:style-name="ce29" table:formula="of:=([.D44]/4000)*6.28*20.61" office:value-type="float" office:value="660.7765917" calcext:value-type="float">
            <text:p>660.777 mm</text:p>
          </table:table-cell>
          <table:table-cell table:style-name="ce16" office:value-type="float" office:value="20421" calcext:value-type="float">
            <text:p>20421</text:p>
          </table:table-cell>
          <table:table-cell table:style-name="ce16"/>
          <table:table-cell table:style-name="ce16" office:value-type="float" office:value="20453" calcext:value-type="float">
            <text:p>20453</text:p>
          </table:table-cell>
          <table:table-cell table:style-name="ce2" table:number-columns-repeated="2"/>
          <table:table-cell table:style-name="ce27" table:formula="of:=([.L44]/4000)*2*PI()*20.5679" office:value-type="float" office:value="750.449800550883" calcext:value-type="float">
            <text:p>750.450 mm</text:p>
          </table:table-cell>
          <table:table-cell table:style-name="ce29" table:formula="of:=([.L44]/4000)*6.28*20.5679" office:value-type="float" office:value="750.069354484" calcext:value-type="float">
            <text:p>750.069 mm</text:p>
          </table:table-cell>
          <table:table-cell table:style-name="ce29" table:formula="of:=([.L44]/4000)*6.28*20.61" office:value-type="float" office:value="751.6046556" calcext:value-type="float">
            <text:p>751.605 mm</text:p>
          </table:table-cell>
          <table:table-cell table:style-name="ce16" office:value-type="float" office:value="23228" calcext:value-type="float">
            <text:p>23228</text:p>
          </table:table-cell>
          <table:table-cell table:style-name="ce16"/>
          <table:table-cell table:style-name="ce16" office:value-type="float" office:value="23216" calcext:value-type="float">
            <text:p>23216</text:p>
          </table:table-cell>
          <table:table-cell table:style-name="ce2" table:number-columns-repeated="2"/>
          <table:table-cell table:style-name="ce27" table:formula="of:=([.T45]/4000)*2*PI()*20.5679" office:value-type="float" office:value="1497.47495503416" calcext:value-type="float">
            <text:p>1497.475 mm</text:p>
          </table:table-cell>
          <table:table-cell table:style-name="ce29" table:formula="of:=([.T45]/4000)*6.28*20.5679" office:value-type="float" office:value="1496.71579905" calcext:value-type="float">
            <text:p>1496.716 mm</text:p>
          </table:table-cell>
          <table:table-cell table:style-name="ce29" table:formula="of:=([.T45]/4000)*6.28*20.61" office:value-type="float" office:value="1499.779395" calcext:value-type="float">
            <text:p>1499.779 mm</text:p>
          </table:table-cell>
          <table:table-cell table:style-name="ce16" office:value-type="float" office:value="46355" calcext:value-type="float">
            <text:p>46355</text:p>
          </table:table-cell>
          <table:table-cell table:style-name="ce16"/>
          <table:table-cell table:style-name="ce16" office:value-type="float" office:value="44236" calcext:value-type="float">
            <text:p>44236</text:p>
          </table:table-cell>
          <table:table-cell table:style-name="ce2" table:number-columns-repeated="2"/>
          <table:table-cell table:style-name="ce27" table:formula="of:=([.AB44]/4000)*2*PI()*20.5679" office:value-type="float" office:value="2994.23913446938" calcext:value-type="float">
            <text:p>2994.239 mm</text:p>
          </table:table-cell>
          <table:table-cell table:style-name="ce29" table:formula="of:=([.AB44]/4000)*6.28*20.5679" office:value-type="float" office:value="2992.721182834" calcext:value-type="float">
            <text:p>2992.721 mm</text:p>
          </table:table-cell>
          <table:table-cell table:style-name="ce29" table:formula="of:=([.AB44]/4000)*6.28*20.61" office:value-type="float" office:value="2998.8469206" calcext:value-type="float">
            <text:p>2998.847 mm</text:p>
          </table:table-cell>
          <table:table-cell table:style-name="ce16" office:value-type="float" office:value="92678" calcext:value-type="float">
            <text:p>92678</text:p>
          </table:table-cell>
          <table:table-cell table:style-name="ce16"/>
          <table:table-cell table:style-name="ce16" office:value-type="float" office:value="92833" calcext:value-type="float">
            <text:p>92833</text:p>
          </table:table-cell>
          <table:table-cell table:style-name="ce2" table:number-columns-repeated="2"/>
          <table:table-cell table:style-name="ce27" table:formula="of:=([.AJ44]/4000)*2*PI()*20.5679" office:value-type="float" office:value="4494.62180786283" calcext:value-type="float">
            <text:p>4494.622 mm</text:p>
          </table:table-cell>
          <table:table-cell table:style-name="ce29" table:formula="of:=([.AJ44]/4000)*6.28*20.5679" office:value-type="float" office:value="4492.343226154" calcext:value-type="float">
            <text:p>4492.343 mm</text:p>
          </table:table-cell>
          <table:table-cell table:style-name="ce29" table:formula="of:=([.AJ44]/4000)*6.28*20.61" office:value-type="float" office:value="4501.5385086" calcext:value-type="float">
            <text:p>4501.539 mm</text:p>
          </table:table-cell>
          <table:table-cell table:style-name="ce16" office:value-type="float" office:value="139118" calcext:value-type="float">
            <text:p>139118</text:p>
          </table:table-cell>
          <table:table-cell table:style-name="ce16"/>
          <table:table-cell table:style-name="ce16" office:value-type="float" office:value="139259" calcext:value-type="float">
            <text:p>139259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8" calcext:value-type="float">
            <text:p>198</text:p>
          </table:table-cell>
          <table:table-cell table:number-columns-repeated="981"/>
        </table:table-row>
        <table:table-row table:style-name="ro1">
          <table:table-cell table:style-name="ce27" table:formula="of:=([.D45]/4000)*2*PI()*20.5679" office:value-type="float" office:value="660.181299485825" calcext:value-type="float">
            <text:p>660.181 mm</text:p>
          </table:table-cell>
          <table:table-cell table:style-name="ce29" table:formula="of:=([.D45]/4000)*6.28*20.5679" office:value-type="float" office:value="659.846615702" calcext:value-type="float">
            <text:p>659.847 mm</text:p>
          </table:table-cell>
          <table:table-cell table:style-name="ce29" table:formula="of:=([.D45]/4000)*6.28*20.61" office:value-type="float" office:value="661.1972418" calcext:value-type="float">
            <text:p>661.197 mm</text:p>
          </table:table-cell>
          <table:table-cell table:style-name="ce16" office:value-type="float" office:value="20434" calcext:value-type="float">
            <text:p>20434</text:p>
          </table:table-cell>
          <table:table-cell table:style-name="ce16"/>
          <table:table-cell table:style-name="ce16" office:value-type="float" office:value="20450" calcext:value-type="float">
            <text:p>20450</text:p>
          </table:table-cell>
          <table:table-cell table:style-name="ce2" table:number-columns-repeated="2"/>
          <table:table-cell table:style-name="ce27" table:formula="of:=([.L45]/4000)*2*PI()*20.5679" office:value-type="float" office:value="750.611340459732" calcext:value-type="float">
            <text:p>750.611 mm</text:p>
          </table:table-cell>
          <table:table-cell table:style-name="ce29" table:formula="of:=([.L45]/4000)*6.28*20.5679" office:value-type="float" office:value="750.230812499" calcext:value-type="float">
            <text:p>750.231 mm</text:p>
          </table:table-cell>
          <table:table-cell table:style-name="ce29" table:formula="of:=([.L45]/4000)*6.28*20.61" office:value-type="float" office:value="751.7664441" calcext:value-type="float">
            <text:p>751.766 mm</text:p>
          </table:table-cell>
          <table:table-cell table:style-name="ce16" office:value-type="float" office:value="23233" calcext:value-type="float">
            <text:p>23233</text:p>
          </table:table-cell>
          <table:table-cell table:style-name="ce16"/>
          <table:table-cell table:style-name="ce16" office:value-type="float" office:value="23207" calcext:value-type="float">
            <text:p>23207</text:p>
          </table:table-cell>
          <table:table-cell table:style-name="ce2" table:number-columns-repeated="2"/>
          <table:table-cell table:style-name="ce27" table:formula="of:=([.T46]/4000)*2*PI()*20.5679" office:value-type="float" office:value="1497.41033907062" calcext:value-type="float">
            <text:p>1497.410 mm</text:p>
          </table:table-cell>
          <table:table-cell table:style-name="ce29" table:formula="of:=([.T46]/4000)*6.28*20.5679" office:value-type="float" office:value="1496.651215844" calcext:value-type="float">
            <text:p>1496.651 mm</text:p>
          </table:table-cell>
          <table:table-cell table:style-name="ce29" table:formula="of:=([.T46]/4000)*6.28*20.61" office:value-type="float" office:value="1499.7146796" calcext:value-type="float">
            <text:p>1499.715 mm</text:p>
          </table:table-cell>
          <table:table-cell table:style-name="ce16" office:value-type="float" office:value="46350" calcext:value-type="float">
            <text:p>46350</text:p>
          </table:table-cell>
          <table:table-cell table:style-name="ce16"/>
          <table:table-cell table:style-name="ce16" office:value-type="float" office:value="-46411" calcext:value-type="float">
            <text:p>-46411</text:p>
          </table:table-cell>
          <table:table-cell table:style-name="ce2" table:number-columns-repeated="2"/>
          <table:table-cell table:style-name="ce27" table:formula="of:=([.AB45]/4000)*2*PI()*20.5679" office:value-type="float" office:value="2994.56221428708" calcext:value-type="float">
            <text:p>2994.562 mm</text:p>
          </table:table-cell>
          <table:table-cell table:style-name="ce29" table:formula="of:=([.AB45]/4000)*6.28*20.5679" office:value-type="float" office:value="2993.044098864" calcext:value-type="float">
            <text:p>2993.044 mm</text:p>
          </table:table-cell>
          <table:table-cell table:style-name="ce29" table:formula="of:=([.AB45]/4000)*6.28*20.61" office:value-type="float" office:value="2999.1704976" calcext:value-type="float">
            <text:p>2999.170 mm</text:p>
          </table:table-cell>
          <table:table-cell table:style-name="ce16" office:value-type="float" office:value="92688" calcext:value-type="float">
            <text:p>92688</text:p>
          </table:table-cell>
          <table:table-cell table:style-name="ce16"/>
          <table:table-cell table:style-name="ce16" office:value-type="float" office:value="92376" calcext:value-type="float">
            <text:p>92376</text:p>
          </table:table-cell>
          <table:table-cell table:style-name="ce2" table:number-columns-repeated="2"/>
          <table:table-cell table:style-name="ce27" table:formula="of:=([.AJ45]/4000)*2*PI()*20.5679" office:value-type="float" office:value="4492.26332519363" calcext:value-type="float">
            <text:p>4492.263 mm</text:p>
          </table:table-cell>
          <table:table-cell table:style-name="ce29" table:formula="of:=([.AJ45]/4000)*6.28*20.5679" office:value-type="float" office:value="4489.985939135" calcext:value-type="float">
            <text:p>4489.986 mm</text:p>
          </table:table-cell>
          <table:table-cell table:style-name="ce29" table:formula="of:=([.AJ45]/4000)*6.28*20.61" office:value-type="float" office:value="4499.1763965" calcext:value-type="float">
            <text:p>4499.176 mm</text:p>
          </table:table-cell>
          <table:table-cell table:style-name="ce16" office:value-type="float" office:value="139045" calcext:value-type="float">
            <text:p>139045</text:p>
          </table:table-cell>
          <table:table-cell table:style-name="ce16"/>
          <table:table-cell table:style-name="ce16" office:value-type="float" office:value="139264" calcext:value-type="float">
            <text:p>139264</text:p>
          </table:table-cell>
          <table:table-cell table:style-name="ce2" table:number-columns-repeated="2"/>
          <table:table-cell table:style-name="ce16" office:value-type="float" office:value="216" calcext:value-type="float">
            <text:p>216</text:p>
          </table:table-cell>
          <table:table-cell table:style-name="ce2"/>
          <table:table-cell table:style-name="ce16" office:value-type="float" office:value="198" calcext:value-type="float">
            <text:p>198</text:p>
          </table:table-cell>
          <table:table-cell table:number-columns-repeated="981"/>
        </table:table-row>
        <table:table-row table:style-name="ro1">
          <table:table-cell table:style-name="ce27" table:formula="of:=([.D46]/4000)*2*PI()*20.5679" office:value-type="float" office:value="659.825911686356" calcext:value-type="float">
            <text:p>659.826 mm</text:p>
          </table:table-cell>
          <table:table-cell table:style-name="ce29" table:formula="of:=([.D46]/4000)*6.28*20.5679" office:value-type="float" office:value="659.491408069" calcext:value-type="float">
            <text:p>659.491 mm</text:p>
          </table:table-cell>
          <table:table-cell table:style-name="ce29" table:formula="of:=([.D46]/4000)*6.28*20.61" office:value-type="float" office:value="660.8413071" calcext:value-type="float">
            <text:p>660.841 mm</text:p>
          </table:table-cell>
          <table:table-cell table:style-name="ce16" office:value-type="float" office:value="20423" calcext:value-type="float">
            <text:p>20423</text:p>
          </table:table-cell>
          <table:table-cell table:style-name="ce16"/>
          <table:table-cell table:style-name="ce16" office:value-type="float" office:value="20452" calcext:value-type="float">
            <text:p>20452</text:p>
          </table:table-cell>
          <table:table-cell table:style-name="ce2" table:number-columns-repeated="2"/>
          <table:table-cell table:style-name="ce27" table:formula="of:=([.L46]/4000)*2*PI()*20.5679" office:value-type="float" office:value="750.675956423272" calcext:value-type="float">
            <text:p>750.676 mm</text:p>
          </table:table-cell>
          <table:table-cell table:style-name="ce29" table:formula="of:=([.L46]/4000)*6.28*20.5679" office:value-type="float" office:value="750.295395705" calcext:value-type="float">
            <text:p>750.295 mm</text:p>
          </table:table-cell>
          <table:table-cell table:style-name="ce29" table:formula="of:=([.L46]/4000)*6.28*20.61" office:value-type="float" office:value="751.8311595" calcext:value-type="float">
            <text:p>751.831 mm</text:p>
          </table:table-cell>
          <table:table-cell table:style-name="ce16" office:value-type="float" office:value="23235" calcext:value-type="float">
            <text:p>23235</text:p>
          </table:table-cell>
          <table:table-cell table:style-name="ce16"/>
          <table:table-cell table:style-name="ce16" office:value-type="float" office:value="23204" calcext:value-type="float">
            <text:p>23204</text:p>
          </table:table-cell>
          <table:table-cell table:style-name="ce2" table:number-columns-repeated="2"/>
          <table:table-cell table:style-name="ce27" table:formula="of:=([.T47]/4000)*2*PI()*20.5679" office:value-type="float" office:value="1497.44264705239" calcext:value-type="float">
            <text:p>1497.443 mm</text:p>
          </table:table-cell>
          <table:table-cell table:style-name="ce29" table:formula="of:=([.T47]/4000)*6.28*20.5679" office:value-type="float" office:value="1496.683507447" calcext:value-type="float">
            <text:p>1496.684 mm</text:p>
          </table:table-cell>
          <table:table-cell table:style-name="ce29" table:formula="of:=([.T47]/4000)*6.28*20.61" office:value-type="float" office:value="1499.7470373" calcext:value-type="float">
            <text:p>1499.747 mm</text:p>
          </table:table-cell>
          <table:table-cell table:style-name="ce16" office:value-type="float" office:value="46348" calcext:value-type="float">
            <text:p>46348</text:p>
          </table:table-cell>
          <table:table-cell table:style-name="ce16"/>
          <table:table-cell table:style-name="ce16" office:value-type="float" office:value="45667" calcext:value-type="float">
            <text:p>45667</text:p>
          </table:table-cell>
          <table:table-cell table:style-name="ce2" table:number-columns-repeated="2"/>
          <table:table-cell table:style-name="ce27" table:formula="of:=([.AB46]/4000)*2*PI()*20.5679" office:value-type="float" office:value="2994.72375419593" calcext:value-type="float">
            <text:p>2994.724 mm</text:p>
          </table:table-cell>
          <table:table-cell table:style-name="ce29" table:formula="of:=([.AB46]/4000)*6.28*20.5679" office:value-type="float" office:value="2993.205556879" calcext:value-type="float">
            <text:p>2993.206 mm</text:p>
          </table:table-cell>
          <table:table-cell table:style-name="ce29" table:formula="of:=([.AB46]/4000)*6.28*20.61" office:value-type="float" office:value="2999.3322861" calcext:value-type="float">
            <text:p>2999.332 mm</text:p>
          </table:table-cell>
          <table:table-cell table:style-name="ce16" office:value-type="float" office:value="92693" calcext:value-type="float">
            <text:p>92693</text:p>
          </table:table-cell>
          <table:table-cell table:style-name="ce16"/>
          <table:table-cell table:style-name="ce16" office:value-type="float" office:value="92841" calcext:value-type="float">
            <text:p>92841</text:p>
          </table:table-cell>
          <table:table-cell table:style-name="ce2" table:number-columns-repeated="2"/>
          <table:table-cell table:style-name="ce27" table:formula="of:=([.AJ46]/4000)*2*PI()*20.5679" office:value-type="float" office:value="4494.58949988106" calcext:value-type="float">
            <text:p>4494.589 mm</text:p>
          </table:table-cell>
          <table:table-cell table:style-name="ce29" table:formula="of:=([.AJ46]/4000)*6.28*20.5679" office:value-type="float" office:value="4492.310934551" calcext:value-type="float">
            <text:p>4492.311 mm</text:p>
          </table:table-cell>
          <table:table-cell table:style-name="ce29" table:formula="of:=([.AJ46]/4000)*6.28*20.61" office:value-type="float" office:value="4501.5061509" calcext:value-type="float">
            <text:p>4501.506 mm</text:p>
          </table:table-cell>
          <table:table-cell table:style-name="ce16" office:value-type="float" office:value="139117" calcext:value-type="float">
            <text:p>139117</text:p>
          </table:table-cell>
          <table:table-cell table:style-name="ce16"/>
          <table:table-cell table:style-name="ce16" office:value-type="float" office:value="139253" calcext:value-type="float">
            <text:p>139253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9" calcext:value-type="float">
            <text:p>199</text:p>
          </table:table-cell>
          <table:table-cell table:number-columns-repeated="981"/>
        </table:table-row>
        <table:table-row table:style-name="ro1">
          <table:table-cell table:style-name="ce27" table:formula="of:=([.D47]/4000)*2*PI()*20.5679" office:value-type="float" office:value="660.181299485825" calcext:value-type="float">
            <text:p>660.181 mm</text:p>
          </table:table-cell>
          <table:table-cell table:style-name="ce29" table:formula="of:=([.D47]/4000)*6.28*20.5679" office:value-type="float" office:value="659.846615702" calcext:value-type="float">
            <text:p>659.847 mm</text:p>
          </table:table-cell>
          <table:table-cell table:style-name="ce29" table:formula="of:=([.D47]/4000)*6.28*20.61" office:value-type="float" office:value="661.1972418" calcext:value-type="float">
            <text:p>661.197 mm</text:p>
          </table:table-cell>
          <table:table-cell table:style-name="ce16" office:value-type="float" office:value="20434" calcext:value-type="float">
            <text:p>20434</text:p>
          </table:table-cell>
          <table:table-cell table:style-name="ce16"/>
          <table:table-cell table:style-name="ce16" office:value-type="float" office:value="20448" calcext:value-type="float">
            <text:p>20448</text:p>
          </table:table-cell>
          <table:table-cell table:style-name="ce2" table:number-columns-repeated="2"/>
          <table:table-cell table:style-name="ce27" table:formula="of:=([.L47]/4000)*2*PI()*20.5679" office:value-type="float" office:value="750.449800550883" calcext:value-type="float">
            <text:p>750.450 mm</text:p>
          </table:table-cell>
          <table:table-cell table:style-name="ce29" table:formula="of:=([.L47]/4000)*6.28*20.5679" office:value-type="float" office:value="750.069354484" calcext:value-type="float">
            <text:p>750.069 mm</text:p>
          </table:table-cell>
          <table:table-cell table:style-name="ce29" table:formula="of:=([.L47]/4000)*6.28*20.61" office:value-type="float" office:value="751.6046556" calcext:value-type="float">
            <text:p>751.605 mm</text:p>
          </table:table-cell>
          <table:table-cell table:style-name="ce16" office:value-type="float" office:value="23228" calcext:value-type="float">
            <text:p>23228</text:p>
          </table:table-cell>
          <table:table-cell table:style-name="ce16"/>
          <table:table-cell table:style-name="ce16" office:value-type="float" office:value="23213" calcext:value-type="float">
            <text:p>23213</text:p>
          </table:table-cell>
          <table:table-cell table:style-name="ce2" table:number-columns-repeated="2"/>
          <table:table-cell table:style-name="ce27" table:formula="of:=([.T48]/4000)*2*PI()*20.5679" office:value-type="float" office:value="1497.60418696124" calcext:value-type="float">
            <text:p>1497.604 mm</text:p>
          </table:table-cell>
          <table:table-cell table:style-name="ce29" table:formula="of:=([.T48]/4000)*6.28*20.5679" office:value-type="float" office:value="1496.844965462" calcext:value-type="float">
            <text:p>1496.845 mm</text:p>
          </table:table-cell>
          <table:table-cell table:style-name="ce29" table:formula="of:=([.T48]/4000)*6.28*20.61" office:value-type="float" office:value="1499.9088258" calcext:value-type="float">
            <text:p>1499.909 mm</text:p>
          </table:table-cell>
          <table:table-cell table:style-name="ce16" office:value-type="float" office:value="46349" calcext:value-type="float">
            <text:p>46349</text:p>
          </table:table-cell>
          <table:table-cell table:style-name="ce16"/>
          <table:table-cell table:style-name="ce16" office:value-type="float" office:value="-46411" calcext:value-type="float">
            <text:p>-46411</text:p>
          </table:table-cell>
          <table:table-cell table:style-name="ce2" table:number-columns-repeated="2"/>
          <table:table-cell table:style-name="ce27" table:formula="of:=([.AB47]/4000)*2*PI()*20.5679" office:value-type="float" office:value="2994.65913823239" calcext:value-type="float">
            <text:p>2994.659 mm</text:p>
          </table:table-cell>
          <table:table-cell table:style-name="ce29" table:formula="of:=([.AB47]/4000)*6.28*20.5679" office:value-type="float" office:value="2993.140973673" calcext:value-type="float">
            <text:p>2993.141 mm</text:p>
          </table:table-cell>
          <table:table-cell table:style-name="ce29" table:formula="of:=([.AB47]/4000)*6.28*20.61" office:value-type="float" office:value="2999.2675707" calcext:value-type="float">
            <text:p>2999.268 mm</text:p>
          </table:table-cell>
          <table:table-cell table:style-name="ce16" office:value-type="float" office:value="92691" calcext:value-type="float">
            <text:p>92691</text:p>
          </table:table-cell>
          <table:table-cell table:style-name="ce16"/>
          <table:table-cell table:style-name="ce16" office:value-type="float" office:value="92308" calcext:value-type="float">
            <text:p>92308</text:p>
          </table:table-cell>
          <table:table-cell table:style-name="ce2" table:number-columns-repeated="2"/>
          <table:table-cell table:style-name="ce27" table:formula="of:=([.AJ47]/4000)*2*PI()*20.5679" office:value-type="float" office:value="4492.19870923009" calcext:value-type="float">
            <text:p>4492.199 mm</text:p>
          </table:table-cell>
          <table:table-cell table:style-name="ce29" table:formula="of:=([.AJ47]/4000)*6.28*20.5679" office:value-type="float" office:value="4489.921355929" calcext:value-type="float">
            <text:p>4489.921 mm</text:p>
          </table:table-cell>
          <table:table-cell table:style-name="ce29" table:formula="of:=([.AJ47]/4000)*6.28*20.61" office:value-type="float" office:value="4499.1116811" calcext:value-type="float">
            <text:p>4499.112 mm</text:p>
          </table:table-cell>
          <table:table-cell table:style-name="ce16" office:value-type="float" office:value="139043" calcext:value-type="float">
            <text:p>139043</text:p>
          </table:table-cell>
          <table:table-cell table:style-name="ce16"/>
          <table:table-cell table:style-name="ce16" office:value-type="float" office:value="139283" calcext:value-type="float">
            <text:p>139283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9" calcext:value-type="float">
            <text:p>199</text:p>
          </table:table-cell>
          <table:table-cell table:number-columns-repeated="981"/>
        </table:table-row>
        <table:table-row table:style-name="ro1">
          <table:table-cell table:style-name="ce27" table:formula="of:=([.D48]/4000)*2*PI()*20.5679" office:value-type="float" office:value="659.664371777507" calcext:value-type="float">
            <text:p>659.664 mm</text:p>
          </table:table-cell>
          <table:table-cell table:style-name="ce29" table:formula="of:=([.D48]/4000)*6.28*20.5679" office:value-type="float" office:value="659.329950054" calcext:value-type="float">
            <text:p>659.330 mm</text:p>
          </table:table-cell>
          <table:table-cell table:style-name="ce29" table:formula="of:=([.D48]/4000)*6.28*20.61" office:value-type="float" office:value="660.6795186" calcext:value-type="float">
            <text:p>660.680 mm</text:p>
          </table:table-cell>
          <table:table-cell table:style-name="ce16" office:value-type="float" office:value="20418" calcext:value-type="float">
            <text:p>20418</text:p>
          </table:table-cell>
          <table:table-cell table:style-name="ce16"/>
          <table:table-cell table:style-name="ce16" office:value-type="float" office:value="20447" calcext:value-type="float">
            <text:p>20447</text:p>
          </table:table-cell>
          <table:table-cell table:style-name="ce2" table:number-columns-repeated="2"/>
          <table:table-cell table:style-name="ce27" table:formula="of:=([.L48]/4000)*2*PI()*20.5679" office:value-type="float" office:value="750.869804313892" calcext:value-type="float">
            <text:p>750.870 mm</text:p>
          </table:table-cell>
          <table:table-cell table:style-name="ce29" table:formula="of:=([.L48]/4000)*6.28*20.5679" office:value-type="float" office:value="750.489145323" calcext:value-type="float">
            <text:p>750.489 mm</text:p>
          </table:table-cell>
          <table:table-cell table:style-name="ce29" table:formula="of:=([.L48]/4000)*6.28*20.61" office:value-type="float" office:value="752.0253057" calcext:value-type="float">
            <text:p>752.025 mm</text:p>
          </table:table-cell>
          <table:table-cell table:style-name="ce16" office:value-type="float" office:value="23241" calcext:value-type="float">
            <text:p>23241</text:p>
          </table:table-cell>
          <table:table-cell table:style-name="ce16"/>
          <table:table-cell table:style-name="ce16" office:value-type="float" office:value="23213" calcext:value-type="float">
            <text:p>23213</text:p>
          </table:table-cell>
          <table:table-cell table:style-name="ce2" table:number-columns-repeated="2"/>
          <table:table-cell table:style-name="ce27" table:formula="of:=([.T49]/4000)*2*PI()*20.5679" office:value-type="float" office:value="1497.44264705239" calcext:value-type="float">
            <text:p>1497.443 mm</text:p>
          </table:table-cell>
          <table:table-cell table:style-name="ce29" table:formula="of:=([.T49]/4000)*6.28*20.5679" office:value-type="float" office:value="1496.683507447" calcext:value-type="float">
            <text:p>1496.684 mm</text:p>
          </table:table-cell>
          <table:table-cell table:style-name="ce29" table:formula="of:=([.T49]/4000)*6.28*20.61" office:value-type="float" office:value="1499.7470373" calcext:value-type="float">
            <text:p>1499.747 mm</text:p>
          </table:table-cell>
          <table:table-cell table:style-name="ce16" office:value-type="float" office:value="46354" calcext:value-type="float">
            <text:p>46354</text:p>
          </table:table-cell>
          <table:table-cell table:style-name="ce16"/>
          <table:table-cell table:style-name="ce16" office:value-type="float" office:value="45786" calcext:value-type="float">
            <text:p>45786</text:p>
          </table:table-cell>
          <table:table-cell table:style-name="ce2" table:number-columns-repeated="2"/>
          <table:table-cell table:style-name="ce27" table:formula="of:=([.AB48]/4000)*2*PI()*20.5679" office:value-type="float" office:value="2994.72375419593" calcext:value-type="float">
            <text:p>2994.724 mm</text:p>
          </table:table-cell>
          <table:table-cell table:style-name="ce29" table:formula="of:=([.AB48]/4000)*6.28*20.5679" office:value-type="float" office:value="2993.205556879" calcext:value-type="float">
            <text:p>2993.206 mm</text:p>
          </table:table-cell>
          <table:table-cell table:style-name="ce29" table:formula="of:=([.AB48]/4000)*6.28*20.61" office:value-type="float" office:value="2999.3322861" calcext:value-type="float">
            <text:p>2999.332 mm</text:p>
          </table:table-cell>
          <table:table-cell table:style-name="ce16" office:value-type="float" office:value="92693" calcext:value-type="float">
            <text:p>92693</text:p>
          </table:table-cell>
          <table:table-cell table:style-name="ce16"/>
          <table:table-cell table:style-name="ce16" office:value-type="float" office:value="92866" calcext:value-type="float">
            <text:p>92866</text:p>
          </table:table-cell>
          <table:table-cell table:style-name="ce2" table:number-columns-repeated="2"/>
          <table:table-cell table:style-name="ce27" table:formula="of:=([.AJ48]/4000)*2*PI()*20.5679" office:value-type="float" office:value="4494.13718813628" calcext:value-type="float">
            <text:p>4494.137 mm</text:p>
          </table:table-cell>
          <table:table-cell table:style-name="ce29" table:formula="of:=([.AJ48]/4000)*6.28*20.5679" office:value-type="float" office:value="4491.858852109" calcext:value-type="float">
            <text:p>4491.859 mm</text:p>
          </table:table-cell>
          <table:table-cell table:style-name="ce29" table:formula="of:=([.AJ48]/4000)*6.28*20.61" office:value-type="float" office:value="4501.0531431" calcext:value-type="float">
            <text:p>4501.053 mm</text:p>
          </table:table-cell>
          <table:table-cell table:style-name="ce16" office:value-type="float" office:value="139103" calcext:value-type="float">
            <text:p>139103</text:p>
          </table:table-cell>
          <table:table-cell table:style-name="ce16"/>
          <table:table-cell table:style-name="ce16" office:value-type="float" office:value="139273" calcext:value-type="float">
            <text:p>139273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49]/4000)*2*PI()*20.5679" office:value-type="float" office:value="659.987451595206" calcext:value-type="float">
            <text:p>659.987 mm</text:p>
          </table:table-cell>
          <table:table-cell table:style-name="ce29" table:formula="of:=([.D49]/4000)*6.28*20.5679" office:value-type="float" office:value="659.652866084" calcext:value-type="float">
            <text:p>659.653 mm</text:p>
          </table:table-cell>
          <table:table-cell table:style-name="ce29" table:formula="of:=([.D49]/4000)*6.28*20.61" office:value-type="float" office:value="661.0030956" calcext:value-type="float">
            <text:p>661.003 mm</text:p>
          </table:table-cell>
          <table:table-cell table:style-name="ce16" office:value-type="float" office:value="20428" calcext:value-type="float">
            <text:p>20428</text:p>
          </table:table-cell>
          <table:table-cell table:style-name="ce16"/>
          <table:table-cell table:style-name="ce16" office:value-type="float" office:value="20445" calcext:value-type="float">
            <text:p>20445</text:p>
          </table:table-cell>
          <table:table-cell table:style-name="ce2" table:number-columns-repeated="2"/>
          <table:table-cell table:style-name="ce27" table:formula="of:=([.L49]/4000)*2*PI()*20.5679" office:value-type="float" office:value="750.643648441502" calcext:value-type="float">
            <text:p>750.644 mm</text:p>
          </table:table-cell>
          <table:table-cell table:style-name="ce29" table:formula="of:=([.L49]/4000)*6.28*20.5679" office:value-type="float" office:value="750.263104102" calcext:value-type="float">
            <text:p>750.263 mm</text:p>
          </table:table-cell>
          <table:table-cell table:style-name="ce29" table:formula="of:=([.L49]/4000)*6.28*20.61" office:value-type="float" office:value="751.7988018" calcext:value-type="float">
            <text:p>751.799 mm</text:p>
          </table:table-cell>
          <table:table-cell table:style-name="ce16" office:value-type="float" office:value="23234" calcext:value-type="float">
            <text:p>23234</text:p>
          </table:table-cell>
          <table:table-cell table:style-name="ce16"/>
          <table:table-cell table:style-name="ce16" office:value-type="float" office:value="23218" calcext:value-type="float">
            <text:p>23218</text:p>
          </table:table-cell>
          <table:table-cell table:style-name="ce2" table:number-columns-repeated="2"/>
          <table:table-cell table:style-name="ce27" table:formula="of:=([.T50]/4000)*2*PI()*20.5679" office:value-type="float" office:value="1497.83034283363" calcext:value-type="float">
            <text:p>1497.830 mm</text:p>
          </table:table-cell>
          <table:table-cell table:style-name="ce29" table:formula="of:=([.T50]/4000)*6.28*20.5679" office:value-type="float" office:value="1497.071006683" calcext:value-type="float">
            <text:p>1497.071 mm</text:p>
          </table:table-cell>
          <table:table-cell table:style-name="ce29" table:formula="of:=([.T50]/4000)*6.28*20.61" office:value-type="float" office:value="1500.1353297" calcext:value-type="float">
            <text:p>1500.135 mm</text:p>
          </table:table-cell>
          <table:table-cell table:style-name="ce16" office:value-type="float" office:value="46349" calcext:value-type="float">
            <text:p>46349</text:p>
          </table:table-cell>
          <table:table-cell table:style-name="ce16"/>
          <table:table-cell table:style-name="ce16" office:value-type="float" office:value="-46418" calcext:value-type="float">
            <text:p>-46418</text:p>
          </table:table-cell>
          <table:table-cell table:style-name="ce2" table:number-columns-repeated="2"/>
          <table:table-cell table:style-name="ce27" table:formula="of:=([.AB49]/4000)*2*PI()*20.5679" office:value-type="float" office:value="2994.91760208655" calcext:value-type="float">
            <text:p>2994.918 mm</text:p>
          </table:table-cell>
          <table:table-cell table:style-name="ce29" table:formula="of:=([.AB49]/4000)*6.28*20.5679" office:value-type="float" office:value="2993.399306497" calcext:value-type="float">
            <text:p>2993.399 mm</text:p>
          </table:table-cell>
          <table:table-cell table:style-name="ce29" table:formula="of:=([.AB49]/4000)*6.28*20.61" office:value-type="float" office:value="2999.5264323" calcext:value-type="float">
            <text:p>2999.526 mm</text:p>
          </table:table-cell>
          <table:table-cell table:style-name="ce16" office:value-type="float" office:value="92699" calcext:value-type="float">
            <text:p>92699</text:p>
          </table:table-cell>
          <table:table-cell table:style-name="ce16"/>
          <table:table-cell table:style-name="ce16" office:value-type="float" office:value="92304" calcext:value-type="float">
            <text:p>92304</text:p>
          </table:table-cell>
          <table:table-cell table:style-name="ce2" table:number-columns-repeated="2"/>
          <table:table-cell table:style-name="ce27" table:formula="of:=([.AJ49]/4000)*2*PI()*20.5679" office:value-type="float" office:value="4490.22792234212" calcext:value-type="float">
            <text:p>4490.228 mm</text:p>
          </table:table-cell>
          <table:table-cell table:style-name="ce29" table:formula="of:=([.AJ49]/4000)*6.28*20.5679" office:value-type="float" office:value="4487.951568146" calcext:value-type="float">
            <text:p>4487.952 mm</text:p>
          </table:table-cell>
          <table:table-cell table:style-name="ce29" table:formula="of:=([.AJ49]/4000)*6.28*20.61" office:value-type="float" office:value="4497.1378614" calcext:value-type="float">
            <text:p>4497.138 mm</text:p>
          </table:table-cell>
          <table:table-cell table:style-name="ce16" office:value-type="float" office:value="138982" calcext:value-type="float">
            <text:p>138982</text:p>
          </table:table-cell>
          <table:table-cell table:style-name="ce16"/>
          <table:table-cell table:style-name="ce16" office:value-type="float" office:value="139198" calcext:value-type="float">
            <text:p>139198</text:p>
          </table:table-cell>
          <table:table-cell table:style-name="ce2" table:number-columns-repeated="2"/>
          <table:table-cell table:style-name="ce16" office:value-type="float" office:value="216" calcext:value-type="float">
            <text:p>216</text:p>
          </table:table-cell>
          <table:table-cell table:style-name="ce2"/>
          <table:table-cell table:style-name="ce16" office:value-type="float" office:value="198" calcext:value-type="float">
            <text:p>198</text:p>
          </table:table-cell>
          <table:table-cell table:number-columns-repeated="981"/>
        </table:table-row>
        <table:table-row table:style-name="ro1">
          <table:table-cell table:style-name="ce27" table:formula="of:=([.D50]/4000)*2*PI()*20.5679" office:value-type="float" office:value="659.728987741047" calcext:value-type="float">
            <text:p>659.729 mm</text:p>
          </table:table-cell>
          <table:table-cell table:style-name="ce29" table:formula="of:=([.D50]/4000)*6.28*20.5679" office:value-type="float" office:value="659.39453326" calcext:value-type="float">
            <text:p>659.395 mm</text:p>
          </table:table-cell>
          <table:table-cell table:style-name="ce29" table:formula="of:=([.D50]/4000)*6.28*20.61" office:value-type="float" office:value="660.744234" calcext:value-type="float">
            <text:p>660.744 mm</text:p>
          </table:table-cell>
          <table:table-cell table:style-name="ce16" office:value-type="float" office:value="20420" calcext:value-type="float">
            <text:p>20420</text:p>
          </table:table-cell>
          <table:table-cell table:style-name="ce16"/>
          <table:table-cell table:style-name="ce16" office:value-type="float" office:value="20452" calcext:value-type="float">
            <text:p>20452</text:p>
          </table:table-cell>
          <table:table-cell table:style-name="ce2" table:number-columns-repeated="2"/>
          <table:table-cell table:style-name="ce27" table:formula="of:=([.L50]/4000)*2*PI()*20.5679" office:value-type="float" office:value="750.966728259201" calcext:value-type="float">
            <text:p>750.967 mm</text:p>
          </table:table-cell>
          <table:table-cell table:style-name="ce29" table:formula="of:=([.L50]/4000)*6.28*20.5679" office:value-type="float" office:value="750.586020132" calcext:value-type="float">
            <text:p>750.586 mm</text:p>
          </table:table-cell>
          <table:table-cell table:style-name="ce29" table:formula="of:=([.L50]/4000)*6.28*20.61" office:value-type="float" office:value="752.1223788" calcext:value-type="float">
            <text:p>752.122 mm</text:p>
          </table:table-cell>
          <table:table-cell table:style-name="ce16" office:value-type="float" office:value="23244" calcext:value-type="float">
            <text:p>23244</text:p>
          </table:table-cell>
          <table:table-cell table:style-name="ce16"/>
          <table:table-cell table:style-name="ce16" office:value-type="float" office:value="23215" calcext:value-type="float">
            <text:p>23215</text:p>
          </table:table-cell>
          <table:table-cell table:style-name="ce2" table:number-columns-repeated="2"/>
          <table:table-cell table:style-name="ce27" table:formula="of:=([.T51]/4000)*2*PI()*20.5679" office:value-type="float" office:value="1497.73341888832" calcext:value-type="float">
            <text:p>1497.733 mm</text:p>
          </table:table-cell>
          <table:table-cell table:style-name="ce29" table:formula="of:=([.T51]/4000)*6.28*20.5679" office:value-type="float" office:value="1496.974131874" calcext:value-type="float">
            <text:p>1496.974 mm</text:p>
          </table:table-cell>
          <table:table-cell table:style-name="ce29" table:formula="of:=([.T51]/4000)*6.28*20.61" office:value-type="float" office:value="1500.0382566" calcext:value-type="float">
            <text:p>1500.038 mm</text:p>
          </table:table-cell>
          <table:table-cell table:style-name="ce16" office:value-type="float" office:value="46361" calcext:value-type="float">
            <text:p>46361</text:p>
          </table:table-cell>
          <table:table-cell table:style-name="ce16"/>
          <table:table-cell table:style-name="ce16" office:value-type="float" office:value="44998" calcext:value-type="float">
            <text:p>44998</text:p>
          </table:table-cell>
          <table:table-cell table:style-name="ce2" table:number-columns-repeated="2"/>
          <table:table-cell table:style-name="ce27" table:formula="of:=([.AB50]/4000)*2*PI()*20.5679" office:value-type="float" office:value="2994.72375419593" calcext:value-type="float">
            <text:p>2994.724 mm</text:p>
          </table:table-cell>
          <table:table-cell table:style-name="ce29" table:formula="of:=([.AB50]/4000)*6.28*20.5679" office:value-type="float" office:value="2993.205556879" calcext:value-type="float">
            <text:p>2993.206 mm</text:p>
          </table:table-cell>
          <table:table-cell table:style-name="ce29" table:formula="of:=([.AB50]/4000)*6.28*20.61" office:value-type="float" office:value="2999.3322861" calcext:value-type="float">
            <text:p>2999.332 mm</text:p>
          </table:table-cell>
          <table:table-cell table:style-name="ce16" office:value-type="float" office:value="92693" calcext:value-type="float">
            <text:p>92693</text:p>
          </table:table-cell>
          <table:table-cell table:style-name="ce16"/>
          <table:table-cell table:style-name="ce16" office:value-type="float" office:value="92812" calcext:value-type="float">
            <text:p>92812</text:p>
          </table:table-cell>
          <table:table-cell table:style-name="ce2" table:number-columns-repeated="2"/>
          <table:table-cell table:style-name="ce27" table:formula="of:=([.AJ50]/4000)*2*PI()*20.5679" office:value-type="float" office:value="4494.46026795398" calcext:value-type="float">
            <text:p>4494.460 mm</text:p>
          </table:table-cell>
          <table:table-cell table:style-name="ce29" table:formula="of:=([.AJ50]/4000)*6.28*20.5679" office:value-type="float" office:value="4492.181768139" calcext:value-type="float">
            <text:p>4492.182 mm</text:p>
          </table:table-cell>
          <table:table-cell table:style-name="ce29" table:formula="of:=([.AJ50]/4000)*6.28*20.61" office:value-type="float" office:value="4501.3767201" calcext:value-type="float">
            <text:p>4501.377 mm</text:p>
          </table:table-cell>
          <table:table-cell table:style-name="ce16" office:value-type="float" office:value="139113" calcext:value-type="float">
            <text:p>139113</text:p>
          </table:table-cell>
          <table:table-cell table:style-name="ce16"/>
          <table:table-cell table:style-name="ce16" office:value-type="float" office:value="139267" calcext:value-type="float">
            <text:p>139267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196" calcext:value-type="float">
            <text:p>196</text:p>
          </table:table-cell>
          <table:table-cell table:number-columns-repeated="981"/>
        </table:table-row>
        <table:table-row table:style-name="ro1">
          <table:table-cell table:style-name="ce27" table:formula="of:=([.D51]/4000)*2*PI()*20.5679" office:value-type="float" office:value="660.181299485825" calcext:value-type="float">
            <text:p>660.181 mm</text:p>
          </table:table-cell>
          <table:table-cell table:style-name="ce29" table:formula="of:=([.D51]/4000)*6.28*20.5679" office:value-type="float" office:value="659.846615702" calcext:value-type="float">
            <text:p>659.847 mm</text:p>
          </table:table-cell>
          <table:table-cell table:style-name="ce29" table:formula="of:=([.D51]/4000)*6.28*20.61" office:value-type="float" office:value="661.1972418" calcext:value-type="float">
            <text:p>661.197 mm</text:p>
          </table:table-cell>
          <table:table-cell table:style-name="ce16" office:value-type="float" office:value="20434" calcext:value-type="float">
            <text:p>20434</text:p>
          </table:table-cell>
          <table:table-cell table:style-name="ce16"/>
          <table:table-cell table:style-name="ce16" office:value-type="float" office:value="20453" calcext:value-type="float">
            <text:p>20453</text:p>
          </table:table-cell>
          <table:table-cell table:style-name="ce2" table:number-columns-repeated="2"/>
          <table:table-cell table:style-name="ce27" table:formula="of:=([.L51]/4000)*2*PI()*20.5679" office:value-type="float" office:value="750.094412751414" calcext:value-type="float">
            <text:p>750.094 mm</text:p>
          </table:table-cell>
          <table:table-cell table:style-name="ce29" table:formula="of:=([.L51]/4000)*6.28*20.5679" office:value-type="float" office:value="749.714146851" calcext:value-type="float">
            <text:p>749.714 mm</text:p>
          </table:table-cell>
          <table:table-cell table:style-name="ce29" table:formula="of:=([.L51]/4000)*6.28*20.61" office:value-type="float" office:value="751.2487209" calcext:value-type="float">
            <text:p>751.249 mm</text:p>
          </table:table-cell>
          <table:table-cell table:style-name="ce16" office:value-type="float" office:value="23217" calcext:value-type="float">
            <text:p>23217</text:p>
          </table:table-cell>
          <table:table-cell table:style-name="ce16"/>
          <table:table-cell table:style-name="ce16" office:value-type="float" office:value="23204" calcext:value-type="float">
            <text:p>23204</text:p>
          </table:table-cell>
          <table:table-cell table:style-name="ce2" table:number-columns-repeated="2"/>
          <table:table-cell table:style-name="ce27" table:formula="of:=([.T52]/4000)*2*PI()*20.5679" office:value-type="float" office:value="1498.02419072425" calcext:value-type="float">
            <text:p>1498.024 mm</text:p>
          </table:table-cell>
          <table:table-cell table:style-name="ce29" table:formula="of:=([.T52]/4000)*6.28*20.5679" office:value-type="float" office:value="1497.264756301" calcext:value-type="float">
            <text:p>1497.265 mm</text:p>
          </table:table-cell>
          <table:table-cell table:style-name="ce29" table:formula="of:=([.T52]/4000)*6.28*20.61" office:value-type="float" office:value="1500.3294759" calcext:value-type="float">
            <text:p>1500.329 mm</text:p>
          </table:table-cell>
          <table:table-cell table:style-name="ce16" office:value-type="float" office:value="46358" calcext:value-type="float">
            <text:p>46358</text:p>
          </table:table-cell>
          <table:table-cell table:style-name="ce16"/>
          <table:table-cell table:style-name="ce16" office:value-type="float" office:value="-46428" calcext:value-type="float">
            <text:p>-46428</text:p>
          </table:table-cell>
          <table:table-cell table:style-name="ce2" table:number-columns-repeated="2"/>
          <table:table-cell table:style-name="ce27" table:formula="of:=([.AB51]/4000)*2*PI()*20.5679" office:value-type="float" office:value="2994.23913446938" calcext:value-type="float">
            <text:p>2994.239 mm</text:p>
          </table:table-cell>
          <table:table-cell table:style-name="ce29" table:formula="of:=([.AB51]/4000)*6.28*20.5679" office:value-type="float" office:value="2992.721182834" calcext:value-type="float">
            <text:p>2992.721 mm</text:p>
          </table:table-cell>
          <table:table-cell table:style-name="ce29" table:formula="of:=([.AB51]/4000)*6.28*20.61" office:value-type="float" office:value="2998.8469206" calcext:value-type="float">
            <text:p>2998.847 mm</text:p>
          </table:table-cell>
          <table:table-cell table:style-name="ce16" office:value-type="float" office:value="92678" calcext:value-type="float">
            <text:p>92678</text:p>
          </table:table-cell>
          <table:table-cell table:style-name="ce16"/>
          <table:table-cell table:style-name="ce16" office:value-type="float" office:value="92304" calcext:value-type="float">
            <text:p>92304</text:p>
          </table:table-cell>
          <table:table-cell table:style-name="ce2" table:number-columns-repeated="2"/>
          <table:table-cell table:style-name="ce27" table:formula="of:=([.AJ51]/4000)*2*PI()*20.5679" office:value-type="float" office:value="4492.03716932124" calcext:value-type="float">
            <text:p>4492.037 mm</text:p>
          </table:table-cell>
          <table:table-cell table:style-name="ce29" table:formula="of:=([.AJ51]/4000)*6.28*20.5679" office:value-type="float" office:value="4489.759897914" calcext:value-type="float">
            <text:p>4489.760 mm</text:p>
          </table:table-cell>
          <table:table-cell table:style-name="ce29" table:formula="of:=([.AJ51]/4000)*6.28*20.61" office:value-type="float" office:value="4498.9498926" calcext:value-type="float">
            <text:p>4498.950 mm</text:p>
          </table:table-cell>
          <table:table-cell table:style-name="ce16" office:value-type="float" office:value="139038" calcext:value-type="float">
            <text:p>139038</text:p>
          </table:table-cell>
          <table:table-cell table:style-name="ce16"/>
          <table:table-cell table:style-name="ce16" office:value-type="float" office:value="139257" calcext:value-type="float">
            <text:p>139257</text:p>
          </table:table-cell>
          <table:table-cell table:style-name="ce2" table:number-columns-repeated="2"/>
          <table:table-cell table:style-name="ce16" office:value-type="float" office:value="215" calcext:value-type="float">
            <text:p>215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52]/4000)*2*PI()*20.5679" office:value-type="float" office:value="659.761295722817" calcext:value-type="float">
            <text:p>659.761 mm</text:p>
          </table:table-cell>
          <table:table-cell table:style-name="ce29" table:formula="of:=([.D52]/4000)*6.28*20.5679" office:value-type="float" office:value="659.426824863" calcext:value-type="float">
            <text:p>659.427 mm</text:p>
          </table:table-cell>
          <table:table-cell table:style-name="ce29" table:formula="of:=([.D52]/4000)*6.28*20.61" office:value-type="float" office:value="660.7765917" calcext:value-type="float">
            <text:p>660.777 mm</text:p>
          </table:table-cell>
          <table:table-cell table:style-name="ce16" office:value-type="float" office:value="20421" calcext:value-type="float">
            <text:p>20421</text:p>
          </table:table-cell>
          <table:table-cell table:style-name="ce16"/>
          <table:table-cell table:style-name="ce16" office:value-type="float" office:value="20454" calcext:value-type="float">
            <text:p>20454</text:p>
          </table:table-cell>
          <table:table-cell table:style-name="ce2" table:number-columns-repeated="2"/>
          <table:table-cell table:style-name="ce27" table:formula="of:=([.L52]/4000)*2*PI()*20.5679" office:value-type="float" office:value="750.449800550883" calcext:value-type="float">
            <text:p>750.450 mm</text:p>
          </table:table-cell>
          <table:table-cell table:style-name="ce29" table:formula="of:=([.L52]/4000)*6.28*20.5679" office:value-type="float" office:value="750.069354484" calcext:value-type="float">
            <text:p>750.069 mm</text:p>
          </table:table-cell>
          <table:table-cell table:style-name="ce29" table:formula="of:=([.L52]/4000)*6.28*20.61" office:value-type="float" office:value="751.6046556" calcext:value-type="float">
            <text:p>751.605 mm</text:p>
          </table:table-cell>
          <table:table-cell table:style-name="ce16" office:value-type="float" office:value="23228" calcext:value-type="float">
            <text:p>23228</text:p>
          </table:table-cell>
          <table:table-cell table:style-name="ce16"/>
          <table:table-cell table:style-name="ce16" office:value-type="float" office:value="23201" calcext:value-type="float">
            <text:p>23201</text:p>
          </table:table-cell>
          <table:table-cell table:style-name="ce2" table:number-columns-repeated="2"/>
          <table:table-cell table:style-name="ce27" table:formula="of:=([.T53]/4000)*2*PI()*20.5679" office:value-type="float" office:value="1497.41033907062" calcext:value-type="float">
            <text:p>1497.410 mm</text:p>
          </table:table-cell>
          <table:table-cell table:style-name="ce29" table:formula="of:=([.T53]/4000)*6.28*20.5679" office:value-type="float" office:value="1496.651215844" calcext:value-type="float">
            <text:p>1496.651 mm</text:p>
          </table:table-cell>
          <table:table-cell table:style-name="ce29" table:formula="of:=([.T53]/4000)*6.28*20.61" office:value-type="float" office:value="1499.7146796" calcext:value-type="float">
            <text:p>1499.715 mm</text:p>
          </table:table-cell>
          <table:table-cell table:style-name="ce16" office:value-type="float" office:value="46367" calcext:value-type="float">
            <text:p>46367</text:p>
          </table:table-cell>
          <table:table-cell table:style-name="ce16"/>
          <table:table-cell table:style-name="ce16" office:value-type="float" office:value="44357" calcext:value-type="float">
            <text:p>44357</text:p>
          </table:table-cell>
          <table:table-cell table:style-name="ce2" table:number-columns-repeated="2"/>
          <table:table-cell table:style-name="ce27" table:formula="of:=([.AB52]/4000)*2*PI()*20.5679" office:value-type="float" office:value="2994.01297859699" calcext:value-type="float">
            <text:p>2994.013 mm</text:p>
          </table:table-cell>
          <table:table-cell table:style-name="ce29" table:formula="of:=([.AB52]/4000)*6.28*20.5679" office:value-type="float" office:value="2992.495141613" calcext:value-type="float">
            <text:p>2992.495 mm</text:p>
          </table:table-cell>
          <table:table-cell table:style-name="ce29" table:formula="of:=([.AB52]/4000)*6.28*20.61" office:value-type="float" office:value="2998.6204167" calcext:value-type="float">
            <text:p>2998.620 mm</text:p>
          </table:table-cell>
          <table:table-cell table:style-name="ce16" office:value-type="float" office:value="92671" calcext:value-type="float">
            <text:p>92671</text:p>
          </table:table-cell>
          <table:table-cell table:style-name="ce16"/>
          <table:table-cell table:style-name="ce16" office:value-type="float" office:value="92812" calcext:value-type="float">
            <text:p>92812</text:p>
          </table:table-cell>
          <table:table-cell table:style-name="ce2" table:number-columns-repeated="2"/>
          <table:table-cell table:style-name="ce27" table:formula="of:=([.AJ52]/4000)*2*PI()*20.5679" office:value-type="float" office:value="4494.39565199044" calcext:value-type="float">
            <text:p>4494.396 mm</text:p>
          </table:table-cell>
          <table:table-cell table:style-name="ce29" table:formula="of:=([.AJ52]/4000)*6.28*20.5679" office:value-type="float" office:value="4492.117184933" calcext:value-type="float">
            <text:p>4492.117 mm</text:p>
          </table:table-cell>
          <table:table-cell table:style-name="ce29" table:formula="of:=([.AJ52]/4000)*6.28*20.61" office:value-type="float" office:value="4501.3120047" calcext:value-type="float">
            <text:p>4501.312 mm</text:p>
          </table:table-cell>
          <table:table-cell table:style-name="ce16" office:value-type="float" office:value="139111" calcext:value-type="float">
            <text:p>139111</text:p>
          </table:table-cell>
          <table:table-cell table:style-name="ce16"/>
          <table:table-cell table:style-name="ce16" office:value-type="float" office:value="139263" calcext:value-type="float">
            <text:p>139263</text:p>
          </table:table-cell>
          <table:table-cell table:style-name="ce2" table:number-columns-repeated="2"/>
          <table:table-cell table:style-name="ce16" office:value-type="float" office:value="213" calcext:value-type="float">
            <text:p>213</text:p>
          </table:table-cell>
          <table:table-cell table:style-name="ce2"/>
          <table:table-cell table:style-name="ce16" office:value-type="float" office:value="193" calcext:value-type="float">
            <text:p>193</text:p>
          </table:table-cell>
          <table:table-cell table:number-columns-repeated="981"/>
        </table:table-row>
        <table:table-row table:style-name="ro1">
          <table:table-cell table:style-name="ce27" table:formula="of:=([.D53]/4000)*2*PI()*20.5679" office:value-type="float" office:value="660.213607467595" calcext:value-type="float">
            <text:p>660.214 mm</text:p>
          </table:table-cell>
          <table:table-cell table:style-name="ce29" table:formula="of:=([.D53]/4000)*6.28*20.5679" office:value-type="float" office:value="659.878907305" calcext:value-type="float">
            <text:p>659.879 mm</text:p>
          </table:table-cell>
          <table:table-cell table:style-name="ce29" table:formula="of:=([.D53]/4000)*6.28*20.61" office:value-type="float" office:value="661.2295995" calcext:value-type="float">
            <text:p>661.230 mm</text:p>
          </table:table-cell>
          <table:table-cell table:style-name="ce16" office:value-type="float" office:value="20435" calcext:value-type="float">
            <text:p>20435</text:p>
          </table:table-cell>
          <table:table-cell table:style-name="ce16"/>
          <table:table-cell table:style-name="ce16" office:value-type="float" office:value="20449" calcext:value-type="float">
            <text:p>20449</text:p>
          </table:table-cell>
          <table:table-cell table:style-name="ce2" table:number-columns-repeated="2"/>
          <table:table-cell table:style-name="ce27" table:formula="of:=([.L53]/4000)*2*PI()*20.5679" office:value-type="float" office:value="750.449800550883" calcext:value-type="float">
            <text:p>750.450 mm</text:p>
          </table:table-cell>
          <table:table-cell table:style-name="ce29" table:formula="of:=([.L53]/4000)*6.28*20.5679" office:value-type="float" office:value="750.069354484" calcext:value-type="float">
            <text:p>750.069 mm</text:p>
          </table:table-cell>
          <table:table-cell table:style-name="ce29" table:formula="of:=([.L53]/4000)*6.28*20.61" office:value-type="float" office:value="751.6046556" calcext:value-type="float">
            <text:p>751.605 mm</text:p>
          </table:table-cell>
          <table:table-cell table:style-name="ce16" office:value-type="float" office:value="23228" calcext:value-type="float">
            <text:p>23228</text:p>
          </table:table-cell>
          <table:table-cell table:style-name="ce16"/>
          <table:table-cell table:style-name="ce16" office:value-type="float" office:value="23215" calcext:value-type="float">
            <text:p>23215</text:p>
          </table:table-cell>
          <table:table-cell table:style-name="ce2" table:number-columns-repeated="2"/>
          <table:table-cell table:style-name="ce27" table:formula="of:=([.T54]/4000)*2*PI()*20.5679" office:value-type="float" office:value="1497.83034283363" calcext:value-type="float">
            <text:p>1497.830 mm</text:p>
          </table:table-cell>
          <table:table-cell table:style-name="ce29" table:formula="of:=([.T54]/4000)*6.28*20.5679" office:value-type="float" office:value="1497.071006683" calcext:value-type="float">
            <text:p>1497.071 mm</text:p>
          </table:table-cell>
          <table:table-cell table:style-name="ce29" table:formula="of:=([.T54]/4000)*6.28*20.61" office:value-type="float" office:value="1500.1353297" calcext:value-type="float">
            <text:p>1500.135 mm</text:p>
          </table:table-cell>
          <table:table-cell table:style-name="ce16" office:value-type="float" office:value="46348" calcext:value-type="float">
            <text:p>46348</text:p>
          </table:table-cell>
          <table:table-cell table:style-name="ce16"/>
          <table:table-cell table:style-name="ce16" office:value-type="float" office:value="-46416" calcext:value-type="float">
            <text:p>-46416</text:p>
          </table:table-cell>
          <table:table-cell table:style-name="ce2" table:number-columns-repeated="2"/>
          <table:table-cell table:style-name="ce27" table:formula="of:=([.AB53]/4000)*2*PI()*20.5679" office:value-type="float" office:value="2994.27144245115" calcext:value-type="float">
            <text:p>2994.271 mm</text:p>
          </table:table-cell>
          <table:table-cell table:style-name="ce29" table:formula="of:=([.AB53]/4000)*6.28*20.5679" office:value-type="float" office:value="2992.753474437" calcext:value-type="float">
            <text:p>2992.753 mm</text:p>
          </table:table-cell>
          <table:table-cell table:style-name="ce29" table:formula="of:=([.AB53]/4000)*6.28*20.61" office:value-type="float" office:value="2998.8792783" calcext:value-type="float">
            <text:p>2998.879 mm</text:p>
          </table:table-cell>
          <table:table-cell table:style-name="ce16" office:value-type="float" office:value="92679" calcext:value-type="float">
            <text:p>92679</text:p>
          </table:table-cell>
          <table:table-cell table:style-name="ce16"/>
          <table:table-cell table:style-name="ce16" office:value-type="float" office:value="92272" calcext:value-type="float">
            <text:p>92272</text:p>
          </table:table-cell>
          <table:table-cell table:style-name="ce2" table:number-columns-repeated="2"/>
          <table:table-cell table:style-name="ce27" table:formula="of:=([.AJ53]/4000)*2*PI()*20.5679" office:value-type="float" office:value="4492.23101721186" calcext:value-type="float">
            <text:p>4492.231 mm</text:p>
          </table:table-cell>
          <table:table-cell table:style-name="ce29" table:formula="of:=([.AJ53]/4000)*6.28*20.5679" office:value-type="float" office:value="4489.953647532" calcext:value-type="float">
            <text:p>4489.954 mm</text:p>
          </table:table-cell>
          <table:table-cell table:style-name="ce29" table:formula="of:=([.AJ53]/4000)*6.28*20.61" office:value-type="float" office:value="4499.1440388" calcext:value-type="float">
            <text:p>4499.144 mm</text:p>
          </table:table-cell>
          <table:table-cell table:style-name="ce16" office:value-type="float" office:value="139044" calcext:value-type="float">
            <text:p>139044</text:p>
          </table:table-cell>
          <table:table-cell table:style-name="ce16"/>
          <table:table-cell table:style-name="ce16" office:value-type="float" office:value="139255" calcext:value-type="float">
            <text:p>139255</text:p>
          </table:table-cell>
          <table:table-cell table:style-name="ce2" table:number-columns-repeated="2"/>
          <table:table-cell table:style-name="ce16" office:value-type="float" office:value="219" calcext:value-type="float">
            <text:p>219</text:p>
          </table:table-cell>
          <table:table-cell table:style-name="ce2"/>
          <table:table-cell table:style-name="ce16" office:value-type="float" office:value="198" calcext:value-type="float">
            <text:p>198</text:p>
          </table:table-cell>
          <table:table-cell table:number-columns-repeated="981"/>
        </table:table-row>
        <table:table-row table:style-name="ro1">
          <table:table-cell table:style-name="ce27" table:formula="of:=([.D54]/4000)*2*PI()*20.5679" office:value-type="float" office:value="659.793603704586" calcext:value-type="float">
            <text:p>659.794 mm</text:p>
          </table:table-cell>
          <table:table-cell table:style-name="ce29" table:formula="of:=([.D54]/4000)*6.28*20.5679" office:value-type="float" office:value="659.459116466" calcext:value-type="float">
            <text:p>659.459 mm</text:p>
          </table:table-cell>
          <table:table-cell table:style-name="ce29" table:formula="of:=([.D54]/4000)*6.28*20.61" office:value-type="float" office:value="660.8089494" calcext:value-type="float">
            <text:p>660.809 mm</text:p>
          </table:table-cell>
          <table:table-cell table:style-name="ce16" office:value-type="float" office:value="20422" calcext:value-type="float">
            <text:p>20422</text:p>
          </table:table-cell>
          <table:table-cell table:style-name="ce16"/>
          <table:table-cell table:style-name="ce16" office:value-type="float" office:value="20451" calcext:value-type="float">
            <text:p>20451</text:p>
          </table:table-cell>
          <table:table-cell table:style-name="ce2" table:number-columns-repeated="2"/>
          <table:table-cell table:style-name="ce27" table:formula="of:=([.L54]/4000)*2*PI()*20.5679" office:value-type="float" office:value="750.675956423272" calcext:value-type="float">
            <text:p>750.676 mm</text:p>
          </table:table-cell>
          <table:table-cell table:style-name="ce29" table:formula="of:=([.L54]/4000)*6.28*20.5679" office:value-type="float" office:value="750.295395705" calcext:value-type="float">
            <text:p>750.295 mm</text:p>
          </table:table-cell>
          <table:table-cell table:style-name="ce29" table:formula="of:=([.L54]/4000)*6.28*20.61" office:value-type="float" office:value="751.8311595" calcext:value-type="float">
            <text:p>751.831 mm</text:p>
          </table:table-cell>
          <table:table-cell table:style-name="ce16" office:value-type="float" office:value="23235" calcext:value-type="float">
            <text:p>23235</text:p>
          </table:table-cell>
          <table:table-cell table:style-name="ce16"/>
          <table:table-cell table:style-name="ce16" office:value-type="float" office:value="23209" calcext:value-type="float">
            <text:p>23209</text:p>
          </table:table-cell>
          <table:table-cell table:style-name="ce2" table:number-columns-repeated="2"/>
          <table:table-cell table:style-name="ce27" table:formula="of:=([.T55]/4000)*2*PI()*20.5679" office:value-type="float" office:value="1497.79803485186" calcext:value-type="float">
            <text:p>1497.798 mm</text:p>
          </table:table-cell>
          <table:table-cell table:style-name="ce29" table:formula="of:=([.T55]/4000)*6.28*20.5679" office:value-type="float" office:value="1497.03871508" calcext:value-type="float">
            <text:p>1497.039 mm</text:p>
          </table:table-cell>
          <table:table-cell table:style-name="ce29" table:formula="of:=([.T55]/4000)*6.28*20.61" office:value-type="float" office:value="1500.102972" calcext:value-type="float">
            <text:p>1500.103 mm</text:p>
          </table:table-cell>
          <table:table-cell table:style-name="ce16" office:value-type="float" office:value="46361" calcext:value-type="float">
            <text:p>46361</text:p>
          </table:table-cell>
          <table:table-cell table:style-name="ce16"/>
          <table:table-cell table:style-name="ce16" office:value-type="float" office:value="43756" calcext:value-type="float">
            <text:p>43756</text:p>
          </table:table-cell>
          <table:table-cell table:style-name="ce2" table:number-columns-repeated="2"/>
          <table:table-cell table:style-name="ce27" table:formula="of:=([.AB54]/4000)*2*PI()*20.5679" office:value-type="float" office:value="2993.81913070637" calcext:value-type="float">
            <text:p>2993.819 mm</text:p>
          </table:table-cell>
          <table:table-cell table:style-name="ce29" table:formula="of:=([.AB54]/4000)*6.28*20.5679" office:value-type="float" office:value="2992.301391995" calcext:value-type="float">
            <text:p>2992.301 mm</text:p>
          </table:table-cell>
          <table:table-cell table:style-name="ce29" table:formula="of:=([.AB54]/4000)*6.28*20.61" office:value-type="float" office:value="2998.4262705" calcext:value-type="float">
            <text:p>2998.426 mm</text:p>
          </table:table-cell>
          <table:table-cell table:style-name="ce16" office:value-type="float" office:value="92665" calcext:value-type="float">
            <text:p>92665</text:p>
          </table:table-cell>
          <table:table-cell table:style-name="ce16"/>
          <table:table-cell table:style-name="ce16" office:value-type="float" office:value="92817" calcext:value-type="float">
            <text:p>92817</text:p>
          </table:table-cell>
          <table:table-cell table:style-name="ce2" table:number-columns-repeated="2"/>
          <table:table-cell table:style-name="ce27" table:formula="of:=([.AJ54]/4000)*2*PI()*20.5679" office:value-type="float" office:value="4494.42795997221" calcext:value-type="float">
            <text:p>4494.428 mm</text:p>
          </table:table-cell>
          <table:table-cell table:style-name="ce29" table:formula="of:=([.AJ54]/4000)*6.28*20.5679" office:value-type="float" office:value="4492.149476536" calcext:value-type="float">
            <text:p>4492.149 mm</text:p>
          </table:table-cell>
          <table:table-cell table:style-name="ce29" table:formula="of:=([.AJ54]/4000)*6.28*20.61" office:value-type="float" office:value="4501.3443624" calcext:value-type="float">
            <text:p>4501.344 mm</text:p>
          </table:table-cell>
          <table:table-cell table:style-name="ce16" office:value-type="float" office:value="139112" calcext:value-type="float">
            <text:p>139112</text:p>
          </table:table-cell>
          <table:table-cell table:style-name="ce16"/>
          <table:table-cell table:style-name="ce16" office:value-type="float" office:value="139263" calcext:value-type="float">
            <text:p>139263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55]/4000)*2*PI()*20.5679" office:value-type="float" office:value="660.116683522285" calcext:value-type="float">
            <text:p>660.117 mm</text:p>
          </table:table-cell>
          <table:table-cell table:style-name="ce29" table:formula="of:=([.D55]/4000)*6.28*20.5679" office:value-type="float" office:value="659.782032496" calcext:value-type="float">
            <text:p>659.782 mm</text:p>
          </table:table-cell>
          <table:table-cell table:style-name="ce29" table:formula="of:=([.D55]/4000)*6.28*20.61" office:value-type="float" office:value="661.1325264" calcext:value-type="float">
            <text:p>661.133 mm</text:p>
          </table:table-cell>
          <table:table-cell table:style-name="ce16" office:value-type="float" office:value="20432" calcext:value-type="float">
            <text:p>20432</text:p>
          </table:table-cell>
          <table:table-cell table:style-name="ce16"/>
          <table:table-cell table:style-name="ce16" office:value-type="float" office:value="20447" calcext:value-type="float">
            <text:p>20447</text:p>
          </table:table-cell>
          <table:table-cell table:style-name="ce2" table:number-columns-repeated="2"/>
          <table:table-cell table:style-name="ce27" table:formula="of:=([.L55]/4000)*2*PI()*20.5679" office:value-type="float" office:value="750.126720733184" calcext:value-type="float">
            <text:p>750.127 mm</text:p>
          </table:table-cell>
          <table:table-cell table:style-name="ce29" table:formula="of:=([.L55]/4000)*6.28*20.5679" office:value-type="float" office:value="749.746438454" calcext:value-type="float">
            <text:p>749.746 mm</text:p>
          </table:table-cell>
          <table:table-cell table:style-name="ce29" table:formula="of:=([.L55]/4000)*6.28*20.61" office:value-type="float" office:value="751.2810786" calcext:value-type="float">
            <text:p>751.281 mm</text:p>
          </table:table-cell>
          <table:table-cell table:style-name="ce16" office:value-type="float" office:value="23218" calcext:value-type="float">
            <text:p>23218</text:p>
          </table:table-cell>
          <table:table-cell table:style-name="ce16"/>
          <table:table-cell table:style-name="ce16" office:value-type="float" office:value="23210" calcext:value-type="float">
            <text:p>23210</text:p>
          </table:table-cell>
          <table:table-cell table:style-name="ce2" table:number-columns-repeated="2"/>
          <table:table-cell table:style-name="ce27" table:formula="of:=([.T56]/4000)*2*PI()*20.5679" office:value-type="float" office:value="1497.99188274248" calcext:value-type="float">
            <text:p>1497.992 mm</text:p>
          </table:table-cell>
          <table:table-cell table:style-name="ce29" table:formula="of:=([.T56]/4000)*6.28*20.5679" office:value-type="float" office:value="1497.232464698" calcext:value-type="float">
            <text:p>1497.232 mm</text:p>
          </table:table-cell>
          <table:table-cell table:style-name="ce29" table:formula="of:=([.T56]/4000)*6.28*20.61" office:value-type="float" office:value="1500.2971182" calcext:value-type="float">
            <text:p>1500.297 mm</text:p>
          </table:table-cell>
          <table:table-cell table:style-name="ce16" office:value-type="float" office:value="46360" calcext:value-type="float">
            <text:p>46360</text:p>
          </table:table-cell>
          <table:table-cell table:style-name="ce16"/>
          <table:table-cell table:style-name="ce16" office:value-type="float" office:value="-46424" calcext:value-type="float">
            <text:p>-46424</text:p>
          </table:table-cell>
          <table:table-cell table:style-name="ce2" table:number-columns-repeated="2"/>
          <table:table-cell table:style-name="ce27" table:formula="of:=([.AB55]/4000)*2*PI()*20.5679" office:value-type="float" office:value="2993.98067061522" calcext:value-type="float">
            <text:p>2993.981 mm</text:p>
          </table:table-cell>
          <table:table-cell table:style-name="ce29" table:formula="of:=([.AB55]/4000)*6.28*20.5679" office:value-type="float" office:value="2992.46285001" calcext:value-type="float">
            <text:p>2992.463 mm</text:p>
          </table:table-cell>
          <table:table-cell table:style-name="ce29" table:formula="of:=([.AB55]/4000)*6.28*20.61" office:value-type="float" office:value="2998.588059" calcext:value-type="float">
            <text:p>2998.588 mm</text:p>
          </table:table-cell>
          <table:table-cell table:style-name="ce16" office:value-type="float" office:value="92670" calcext:value-type="float">
            <text:p>92670</text:p>
          </table:table-cell>
          <table:table-cell table:style-name="ce16"/>
          <table:table-cell table:style-name="ce16" office:value-type="float" office:value="92371" calcext:value-type="float">
            <text:p>92371</text:p>
          </table:table-cell>
          <table:table-cell table:style-name="ce2" table:number-columns-repeated="2"/>
          <table:table-cell table:style-name="ce27" table:formula="of:=([.AJ55]/4000)*2*PI()*20.5679" office:value-type="float" office:value="4492.36024913894" calcext:value-type="float">
            <text:p>4492.360 mm</text:p>
          </table:table-cell>
          <table:table-cell table:style-name="ce29" table:formula="of:=([.AJ55]/4000)*6.28*20.5679" office:value-type="float" office:value="4490.082813944" calcext:value-type="float">
            <text:p>4490.083 mm</text:p>
          </table:table-cell>
          <table:table-cell table:style-name="ce29" table:formula="of:=([.AJ55]/4000)*6.28*20.61" office:value-type="float" office:value="4499.2734696" calcext:value-type="float">
            <text:p>4499.273 mm</text:p>
          </table:table-cell>
          <table:table-cell table:style-name="ce16" office:value-type="float" office:value="139048" calcext:value-type="float">
            <text:p>139048</text:p>
          </table:table-cell>
          <table:table-cell table:style-name="ce16"/>
          <table:table-cell table:style-name="ce16" office:value-type="float" office:value="139255" calcext:value-type="float">
            <text:p>139255</text:p>
          </table:table-cell>
          <table:table-cell table:style-name="ce2" table:number-columns-repeated="2"/>
          <table:table-cell table:style-name="ce16" office:value-type="float" office:value="220" calcext:value-type="float">
            <text:p>220</text:p>
          </table:table-cell>
          <table:table-cell table:style-name="ce2"/>
          <table:table-cell table:style-name="ce16" office:value-type="float" office:value="190" calcext:value-type="float">
            <text:p>190</text:p>
          </table:table-cell>
          <table:table-cell table:number-columns-repeated="981"/>
        </table:table-row>
        <table:table-row table:style-name="ro1">
          <table:table-cell table:style-name="ce27" table:formula="of:=([.D56]/4000)*2*PI()*20.5679" office:value-type="float" office:value="659.793603704586" calcext:value-type="float">
            <text:p>659.794 mm</text:p>
          </table:table-cell>
          <table:table-cell table:style-name="ce29" table:formula="of:=([.D56]/4000)*6.28*20.5679" office:value-type="float" office:value="659.459116466" calcext:value-type="float">
            <text:p>659.459 mm</text:p>
          </table:table-cell>
          <table:table-cell table:style-name="ce29" table:formula="of:=([.D56]/4000)*6.28*20.61" office:value-type="float" office:value="660.8089494" calcext:value-type="float">
            <text:p>660.809 mm</text:p>
          </table:table-cell>
          <table:table-cell table:style-name="ce16" office:value-type="float" office:value="20422" calcext:value-type="float">
            <text:p>20422</text:p>
          </table:table-cell>
          <table:table-cell table:style-name="ce16"/>
          <table:table-cell table:style-name="ce16" office:value-type="float" office:value="20450" calcext:value-type="float">
            <text:p>20450</text:p>
          </table:table-cell>
          <table:table-cell table:style-name="ce2" table:number-columns-repeated="2"/>
          <table:table-cell table:style-name="ce27" table:formula="of:=([.L56]/4000)*2*PI()*20.5679" office:value-type="float" office:value="750.579032477963" calcext:value-type="float">
            <text:p>750.579 mm</text:p>
          </table:table-cell>
          <table:table-cell table:style-name="ce29" table:formula="of:=([.L56]/4000)*6.28*20.5679" office:value-type="float" office:value="750.198520896" calcext:value-type="float">
            <text:p>750.199 mm</text:p>
          </table:table-cell>
          <table:table-cell table:style-name="ce29" table:formula="of:=([.L56]/4000)*6.28*20.61" office:value-type="float" office:value="751.7340864" calcext:value-type="float">
            <text:p>751.734 mm</text:p>
          </table:table-cell>
          <table:table-cell table:style-name="ce16" office:value-type="float" office:value="23232" calcext:value-type="float">
            <text:p>23232</text:p>
          </table:table-cell>
          <table:table-cell table:style-name="ce16"/>
          <table:table-cell table:style-name="ce16" office:value-type="float" office:value="23206" calcext:value-type="float">
            <text:p>23206</text:p>
          </table:table-cell>
          <table:table-cell table:style-name="ce2" table:number-columns-repeated="2"/>
          <table:table-cell table:style-name="ce27" table:formula="of:=([.T57]/4000)*2*PI()*20.5679" office:value-type="float" office:value="1497.8626508154" calcext:value-type="float">
            <text:p>1497.863 mm</text:p>
          </table:table-cell>
          <table:table-cell table:style-name="ce29" table:formula="of:=([.T57]/4000)*6.28*20.5679" office:value-type="float" office:value="1497.103298286" calcext:value-type="float">
            <text:p>1497.103 mm</text:p>
          </table:table-cell>
          <table:table-cell table:style-name="ce29" table:formula="of:=([.T57]/4000)*6.28*20.61" office:value-type="float" office:value="1500.1676874" calcext:value-type="float">
            <text:p>1500.168 mm</text:p>
          </table:table-cell>
          <table:table-cell table:style-name="ce16" office:value-type="float" office:value="46366" calcext:value-type="float">
            <text:p>46366</text:p>
          </table:table-cell>
          <table:table-cell table:style-name="ce16"/>
          <table:table-cell table:style-name="ce16" office:value-type="float" office:value="45578" calcext:value-type="float">
            <text:p>45578</text:p>
          </table:table-cell>
          <table:table-cell table:style-name="ce2" table:number-columns-repeated="2"/>
          <table:table-cell table:style-name="ce27" table:formula="of:=([.AB56]/4000)*2*PI()*20.5679" office:value-type="float" office:value="2993.59297483398" calcext:value-type="float">
            <text:p>2993.593 mm</text:p>
          </table:table-cell>
          <table:table-cell table:style-name="ce29" table:formula="of:=([.AB56]/4000)*6.28*20.5679" office:value-type="float" office:value="2992.075350774" calcext:value-type="float">
            <text:p>2992.075 mm</text:p>
          </table:table-cell>
          <table:table-cell table:style-name="ce29" table:formula="of:=([.AB56]/4000)*6.28*20.61" office:value-type="float" office:value="2998.1997666" calcext:value-type="float">
            <text:p>2998.200 mm</text:p>
          </table:table-cell>
          <table:table-cell table:style-name="ce16" office:value-type="float" office:value="92658" calcext:value-type="float">
            <text:p>92658</text:p>
          </table:table-cell>
          <table:table-cell table:style-name="ce16"/>
          <table:table-cell table:style-name="ce16" office:value-type="float" office:value="92845" calcext:value-type="float">
            <text:p>92845</text:p>
          </table:table-cell>
          <table:table-cell table:style-name="ce2" table:number-columns-repeated="2"/>
          <table:table-cell table:style-name="ce27" table:formula="of:=([.AJ56]/4000)*2*PI()*20.5679" office:value-type="float" office:value="4494.20180409982" calcext:value-type="float">
            <text:p>4494.202 mm</text:p>
          </table:table-cell>
          <table:table-cell table:style-name="ce29" table:formula="of:=([.AJ56]/4000)*6.28*20.5679" office:value-type="float" office:value="4491.923435315" calcext:value-type="float">
            <text:p>4491.923 mm</text:p>
          </table:table-cell>
          <table:table-cell table:style-name="ce29" table:formula="of:=([.AJ56]/4000)*6.28*20.61" office:value-type="float" office:value="4501.1178585" calcext:value-type="float">
            <text:p>4501.118 mm</text:p>
          </table:table-cell>
          <table:table-cell table:style-name="ce16" office:value-type="float" office:value="139105" calcext:value-type="float">
            <text:p>139105</text:p>
          </table:table-cell>
          <table:table-cell table:style-name="ce16"/>
          <table:table-cell table:style-name="ce16" office:value-type="float" office:value="139260" calcext:value-type="float">
            <text:p>139260</text:p>
          </table:table-cell>
          <table:table-cell table:style-name="ce2" table:number-columns-repeated="2"/>
          <table:table-cell table:style-name="ce16" office:value-type="float" office:value="219" calcext:value-type="float">
            <text:p>219</text:p>
          </table:table-cell>
          <table:table-cell table:style-name="ce2"/>
          <table:table-cell table:style-name="ce16" office:value-type="float" office:value="194" calcext:value-type="float">
            <text:p>194</text:p>
          </table:table-cell>
          <table:table-cell table:number-columns-repeated="981"/>
        </table:table-row>
        <table:table-row table:style-name="ro1">
          <table:table-cell table:style-name="ce27" table:formula="of:=([.D57]/4000)*2*PI()*20.5679" office:value-type="float" office:value="660.052067558746" calcext:value-type="float">
            <text:p>660.052 mm</text:p>
          </table:table-cell>
          <table:table-cell table:style-name="ce29" table:formula="of:=([.D57]/4000)*6.28*20.5679" office:value-type="float" office:value="659.71744929" calcext:value-type="float">
            <text:p>659.717 mm</text:p>
          </table:table-cell>
          <table:table-cell table:style-name="ce29" table:formula="of:=([.D57]/4000)*6.28*20.61" office:value-type="float" office:value="661.067811" calcext:value-type="float">
            <text:p>661.068 mm</text:p>
          </table:table-cell>
          <table:table-cell table:style-name="ce16" office:value-type="float" office:value="20430" calcext:value-type="float">
            <text:p>20430</text:p>
          </table:table-cell>
          <table:table-cell table:style-name="ce16"/>
          <table:table-cell table:style-name="ce16" office:value-type="float" office:value="20450" calcext:value-type="float">
            <text:p>20450</text:p>
          </table:table-cell>
          <table:table-cell table:style-name="ce2" table:number-columns-repeated="2"/>
          <table:table-cell table:style-name="ce27" table:formula="of:=([.L57]/4000)*2*PI()*20.5679" office:value-type="float" office:value="749.932872842565" calcext:value-type="float">
            <text:p>749.933 mm</text:p>
          </table:table-cell>
          <table:table-cell table:style-name="ce29" table:formula="of:=([.L57]/4000)*6.28*20.5679" office:value-type="float" office:value="749.552688836" calcext:value-type="float">
            <text:p>749.553 mm</text:p>
          </table:table-cell>
          <table:table-cell table:style-name="ce29" table:formula="of:=([.L57]/4000)*6.28*20.61" office:value-type="float" office:value="751.0869324" calcext:value-type="float">
            <text:p>751.087 mm</text:p>
          </table:table-cell>
          <table:table-cell table:style-name="ce16" office:value-type="float" office:value="23212" calcext:value-type="float">
            <text:p>23212</text:p>
          </table:table-cell>
          <table:table-cell table:style-name="ce16"/>
          <table:table-cell table:style-name="ce16" office:value-type="float" office:value="23198" calcext:value-type="float">
            <text:p>23198</text:p>
          </table:table-cell>
          <table:table-cell table:style-name="ce2" table:number-columns-repeated="2"/>
          <table:table-cell table:style-name="ce27" table:formula="of:=([.T58]/4000)*2*PI()*20.5679" office:value-type="float" office:value="1498.25034659664" calcext:value-type="float">
            <text:p>1498.250 mm</text:p>
          </table:table-cell>
          <table:table-cell table:style-name="ce29" table:formula="of:=([.T58]/4000)*6.28*20.5679" office:value-type="float" office:value="1497.490797522" calcext:value-type="float">
            <text:p>1497.491 mm</text:p>
          </table:table-cell>
          <table:table-cell table:style-name="ce29" table:formula="of:=([.T58]/4000)*6.28*20.61" office:value-type="float" office:value="1500.5559798" calcext:value-type="float">
            <text:p>1500.556 mm</text:p>
          </table:table-cell>
          <table:table-cell table:style-name="ce16" office:value-type="float" office:value="46362" calcext:value-type="float">
            <text:p>46362</text:p>
          </table:table-cell>
          <table:table-cell table:style-name="ce16"/>
          <table:table-cell table:style-name="ce16" office:value-type="float" office:value="-46423" calcext:value-type="float">
            <text:p>-46423</text:p>
          </table:table-cell>
          <table:table-cell table:style-name="ce2" table:number-columns-repeated="2"/>
          <table:table-cell table:style-name="ce27" table:formula="of:=([.AB57]/4000)*2*PI()*20.5679" office:value-type="float" office:value="2993.65759079752" calcext:value-type="float">
            <text:p>2993.658 mm</text:p>
          </table:table-cell>
          <table:table-cell table:style-name="ce29" table:formula="of:=([.AB57]/4000)*6.28*20.5679" office:value-type="float" office:value="2992.13993398" calcext:value-type="float">
            <text:p>2992.140 mm</text:p>
          </table:table-cell>
          <table:table-cell table:style-name="ce29" table:formula="of:=([.AB57]/4000)*6.28*20.61" office:value-type="float" office:value="2998.264482" calcext:value-type="float">
            <text:p>2998.264 mm</text:p>
          </table:table-cell>
          <table:table-cell table:style-name="ce16" office:value-type="float" office:value="92660" calcext:value-type="float">
            <text:p>92660</text:p>
          </table:table-cell>
          <table:table-cell table:style-name="ce16"/>
          <table:table-cell table:style-name="ce16" office:value-type="float" office:value="92385" calcext:value-type="float">
            <text:p>92385</text:p>
          </table:table-cell>
          <table:table-cell table:style-name="ce2" table:number-columns-repeated="2"/>
          <table:table-cell table:style-name="ce27" table:formula="of:=([.AJ57]/4000)*2*PI()*20.5679" office:value-type="float" office:value="4492.52178904778" calcext:value-type="float">
            <text:p>4492.522 mm</text:p>
          </table:table-cell>
          <table:table-cell table:style-name="ce29" table:formula="of:=([.AJ57]/4000)*6.28*20.5679" office:value-type="float" office:value="4490.244271959" calcext:value-type="float">
            <text:p>4490.244 mm</text:p>
          </table:table-cell>
          <table:table-cell table:style-name="ce29" table:formula="of:=([.AJ57]/4000)*6.28*20.61" office:value-type="float" office:value="4499.4352581" calcext:value-type="float">
            <text:p>4499.435 mm</text:p>
          </table:table-cell>
          <table:table-cell table:style-name="ce16" office:value-type="float" office:value="139053" calcext:value-type="float">
            <text:p>139053</text:p>
          </table:table-cell>
          <table:table-cell table:style-name="ce16"/>
          <table:table-cell table:style-name="ce16" office:value-type="float" office:value="139262" calcext:value-type="float">
            <text:p>139262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202" calcext:value-type="float">
            <text:p>202</text:p>
          </table:table-cell>
          <table:table-cell table:number-columns-repeated="981"/>
        </table:table-row>
        <table:table-row table:style-name="ro1">
          <table:table-cell table:style-name="ce27" table:formula="of:=([.D58]/4000)*2*PI()*20.5679" office:value-type="float" office:value="659.728987741047" calcext:value-type="float">
            <text:p>659.729 mm</text:p>
          </table:table-cell>
          <table:table-cell table:style-name="ce29" table:formula="of:=([.D58]/4000)*6.28*20.5679" office:value-type="float" office:value="659.39453326" calcext:value-type="float">
            <text:p>659.395 mm</text:p>
          </table:table-cell>
          <table:table-cell table:style-name="ce29" table:formula="of:=([.D58]/4000)*6.28*20.61" office:value-type="float" office:value="660.744234" calcext:value-type="float">
            <text:p>660.744 mm</text:p>
          </table:table-cell>
          <table:table-cell table:style-name="ce16" office:value-type="float" office:value="20420" calcext:value-type="float">
            <text:p>20420</text:p>
          </table:table-cell>
          <table:table-cell table:style-name="ce16"/>
          <table:table-cell table:style-name="ce16" office:value-type="float" office:value="20447" calcext:value-type="float">
            <text:p>20447</text:p>
          </table:table-cell>
          <table:table-cell table:style-name="ce2" table:number-columns-repeated="2"/>
          <table:table-cell table:style-name="ce27" table:formula="of:=([.L58]/4000)*2*PI()*20.5679" office:value-type="float" office:value="750.029796787875" calcext:value-type="float">
            <text:p>750.030 mm</text:p>
          </table:table-cell>
          <table:table-cell table:style-name="ce29" table:formula="of:=([.L58]/4000)*6.28*20.5679" office:value-type="float" office:value="749.649563645" calcext:value-type="float">
            <text:p>749.650 mm</text:p>
          </table:table-cell>
          <table:table-cell table:style-name="ce29" table:formula="of:=([.L58]/4000)*6.28*20.61" office:value-type="float" office:value="751.1840055" calcext:value-type="float">
            <text:p>751.184 mm</text:p>
          </table:table-cell>
          <table:table-cell table:style-name="ce16" office:value-type="float" office:value="23215" calcext:value-type="float">
            <text:p>23215</text:p>
          </table:table-cell>
          <table:table-cell table:style-name="ce16"/>
          <table:table-cell table:style-name="ce16" office:value-type="float" office:value="23187" calcext:value-type="float">
            <text:p>23187</text:p>
          </table:table-cell>
          <table:table-cell table:style-name="ce2" table:number-columns-repeated="2"/>
          <table:table-cell table:style-name="ce27" table:formula="of:=([.T59]/4000)*2*PI()*20.5679" office:value-type="float" office:value="1497.60418696124" calcext:value-type="float">
            <text:p>1497.604 mm</text:p>
          </table:table-cell>
          <table:table-cell table:style-name="ce29" table:formula="of:=([.T59]/4000)*6.28*20.5679" office:value-type="float" office:value="1496.844965462" calcext:value-type="float">
            <text:p>1496.845 mm</text:p>
          </table:table-cell>
          <table:table-cell table:style-name="ce29" table:formula="of:=([.T59]/4000)*6.28*20.61" office:value-type="float" office:value="1499.9088258" calcext:value-type="float">
            <text:p>1499.909 mm</text:p>
          </table:table-cell>
          <table:table-cell table:style-name="ce16" office:value-type="float" office:value="46374" calcext:value-type="float">
            <text:p>46374</text:p>
          </table:table-cell>
          <table:table-cell table:style-name="ce16"/>
          <table:table-cell table:style-name="ce16" office:value-type="float" office:value="46256" calcext:value-type="float">
            <text:p>46256</text:p>
          </table:table-cell>
          <table:table-cell table:style-name="ce2" table:number-columns-repeated="2"/>
          <table:table-cell table:style-name="ce27" table:formula="of:=([.AB58]/4000)*2*PI()*20.5679" office:value-type="float" office:value="2993.68989877929" calcext:value-type="float">
            <text:p>2993.690 mm</text:p>
          </table:table-cell>
          <table:table-cell table:style-name="ce29" table:formula="of:=([.AB58]/4000)*6.28*20.5679" office:value-type="float" office:value="2992.172225583" calcext:value-type="float">
            <text:p>2992.172 mm</text:p>
          </table:table-cell>
          <table:table-cell table:style-name="ce29" table:formula="of:=([.AB58]/4000)*6.28*20.61" office:value-type="float" office:value="2998.2968397" calcext:value-type="float">
            <text:p>2998.297 mm</text:p>
          </table:table-cell>
          <table:table-cell table:style-name="ce16" office:value-type="float" office:value="92661" calcext:value-type="float">
            <text:p>92661</text:p>
          </table:table-cell>
          <table:table-cell table:style-name="ce16"/>
          <table:table-cell table:style-name="ce16" office:value-type="float" office:value="92878" calcext:value-type="float">
            <text:p>92878</text:p>
          </table:table-cell>
          <table:table-cell table:style-name="ce2" table:number-columns-repeated="2"/>
          <table:table-cell table:style-name="ce27" table:formula="of:=([.AJ58]/4000)*2*PI()*20.5679" office:value-type="float" office:value="4494.42795997221" calcext:value-type="float">
            <text:p>4494.428 mm</text:p>
          </table:table-cell>
          <table:table-cell table:style-name="ce29" table:formula="of:=([.AJ58]/4000)*6.28*20.5679" office:value-type="float" office:value="4492.149476536" calcext:value-type="float">
            <text:p>4492.149 mm</text:p>
          </table:table-cell>
          <table:table-cell table:style-name="ce29" table:formula="of:=([.AJ58]/4000)*6.28*20.61" office:value-type="float" office:value="4501.3443624" calcext:value-type="float">
            <text:p>4501.344 mm</text:p>
          </table:table-cell>
          <table:table-cell table:style-name="ce16" office:value-type="float" office:value="139112" calcext:value-type="float">
            <text:p>139112</text:p>
          </table:table-cell>
          <table:table-cell table:style-name="ce16"/>
          <table:table-cell table:style-name="ce16" office:value-type="float" office:value="139259" calcext:value-type="float">
            <text:p>139259</text:p>
          </table:table-cell>
          <table:table-cell table:style-name="ce2" table:number-columns-repeated="2"/>
          <table:table-cell table:style-name="ce16" office:value-type="float" office:value="216" calcext:value-type="float">
            <text:p>216</text:p>
          </table:table-cell>
          <table:table-cell table:style-name="ce2"/>
          <table:table-cell table:style-name="ce16" office:value-type="float" office:value="200" calcext:value-type="float">
            <text:p>200</text:p>
          </table:table-cell>
          <table:table-cell table:number-columns-repeated="981"/>
        </table:table-row>
        <table:table-row table:style-name="ro1">
          <table:table-cell table:style-name="ce27" table:formula="of:=([.D59]/4000)*2*PI()*20.5679" office:value-type="float" office:value="660.148991504055" calcext:value-type="float">
            <text:p>660.149 mm</text:p>
          </table:table-cell>
          <table:table-cell table:style-name="ce29" table:formula="of:=([.D59]/4000)*6.28*20.5679" office:value-type="float" office:value="659.814324099" calcext:value-type="float">
            <text:p>659.814 mm</text:p>
          </table:table-cell>
          <table:table-cell table:style-name="ce29" table:formula="of:=([.D59]/4000)*6.28*20.61" office:value-type="float" office:value="661.1648841" calcext:value-type="float">
            <text:p>661.165 mm</text:p>
          </table:table-cell>
          <table:table-cell table:style-name="ce16" office:value-type="float" office:value="20433" calcext:value-type="float">
            <text:p>20433</text:p>
          </table:table-cell>
          <table:table-cell table:style-name="ce16"/>
          <table:table-cell table:style-name="ce16" office:value-type="float" office:value="20450" calcext:value-type="float">
            <text:p>20450</text:p>
          </table:table-cell>
          <table:table-cell table:style-name="ce2" table:number-columns-repeated="2"/>
          <table:table-cell table:style-name="ce27" table:formula="of:=([.L59]/4000)*2*PI()*20.5679" office:value-type="float" office:value="750.126720733184" calcext:value-type="float">
            <text:p>750.127 mm</text:p>
          </table:table-cell>
          <table:table-cell table:style-name="ce29" table:formula="of:=([.L59]/4000)*6.28*20.5679" office:value-type="float" office:value="749.746438454" calcext:value-type="float">
            <text:p>749.746 mm</text:p>
          </table:table-cell>
          <table:table-cell table:style-name="ce29" table:formula="of:=([.L59]/4000)*6.28*20.61" office:value-type="float" office:value="751.2810786" calcext:value-type="float">
            <text:p>751.281 mm</text:p>
          </table:table-cell>
          <table:table-cell table:style-name="ce16" office:value-type="float" office:value="23218" calcext:value-type="float">
            <text:p>23218</text:p>
          </table:table-cell>
          <table:table-cell table:style-name="ce16"/>
          <table:table-cell table:style-name="ce16" office:value-type="float" office:value="23206" calcext:value-type="float">
            <text:p>23206</text:p>
          </table:table-cell>
          <table:table-cell table:style-name="ce2" table:number-columns-repeated="2"/>
          <table:table-cell table:style-name="ce27" table:formula="of:=([.T60]/4000)*2*PI()*20.5679" office:value-type="float" office:value="1497.92726677894" calcext:value-type="float">
            <text:p>1497.927 mm</text:p>
          </table:table-cell>
          <table:table-cell table:style-name="ce29" table:formula="of:=([.T60]/4000)*6.28*20.5679" office:value-type="float" office:value="1497.167881492" calcext:value-type="float">
            <text:p>1497.168 mm</text:p>
          </table:table-cell>
          <table:table-cell table:style-name="ce29" table:formula="of:=([.T60]/4000)*6.28*20.61" office:value-type="float" office:value="1500.2324028" calcext:value-type="float">
            <text:p>1500.232 mm</text:p>
          </table:table-cell>
          <table:table-cell table:style-name="ce16" office:value-type="float" office:value="46354" calcext:value-type="float">
            <text:p>46354</text:p>
          </table:table-cell>
          <table:table-cell table:style-name="ce16"/>
          <table:table-cell table:style-name="ce16" office:value-type="float" office:value="-46421" calcext:value-type="float">
            <text:p>-46421</text:p>
          </table:table-cell>
          <table:table-cell table:style-name="ce2" table:number-columns-repeated="2"/>
          <table:table-cell table:style-name="ce27" table:formula="of:=([.AB59]/4000)*2*PI()*20.5679" office:value-type="float" office:value="2993.75451474283" calcext:value-type="float">
            <text:p>2993.755 mm</text:p>
          </table:table-cell>
          <table:table-cell table:style-name="ce29" table:formula="of:=([.AB59]/4000)*6.28*20.5679" office:value-type="float" office:value="2992.236808789" calcext:value-type="float">
            <text:p>2992.237 mm</text:p>
          </table:table-cell>
          <table:table-cell table:style-name="ce29" table:formula="of:=([.AB59]/4000)*6.28*20.61" office:value-type="float" office:value="2998.3615551" calcext:value-type="float">
            <text:p>2998.362 mm</text:p>
          </table:table-cell>
          <table:table-cell table:style-name="ce16" office:value-type="float" office:value="92663" calcext:value-type="float">
            <text:p>92663</text:p>
          </table:table-cell>
          <table:table-cell table:style-name="ce16"/>
          <table:table-cell table:style-name="ce16" office:value-type="float" office:value="92127" calcext:value-type="float">
            <text:p>92127</text:p>
          </table:table-cell>
          <table:table-cell table:style-name="ce2" table:number-columns-repeated="2"/>
          <table:table-cell table:style-name="ce27" table:formula="of:=([.AJ59]/4000)*2*PI()*20.5679" office:value-type="float" office:value="4492.78025290194" calcext:value-type="float">
            <text:p>4492.780 mm</text:p>
          </table:table-cell>
          <table:table-cell table:style-name="ce29" table:formula="of:=([.AJ59]/4000)*6.28*20.5679" office:value-type="float" office:value="4490.502604783" calcext:value-type="float">
            <text:p>4490.503 mm</text:p>
          </table:table-cell>
          <table:table-cell table:style-name="ce29" table:formula="of:=([.AJ59]/4000)*6.28*20.61" office:value-type="float" office:value="4499.6941197" calcext:value-type="float">
            <text:p>4499.694 mm</text:p>
          </table:table-cell>
          <table:table-cell table:style-name="ce16" office:value-type="float" office:value="139061" calcext:value-type="float">
            <text:p>139061</text:p>
          </table:table-cell>
          <table:table-cell table:style-name="ce16"/>
          <table:table-cell table:style-name="ce16" office:value-type="float" office:value="139253" calcext:value-type="float">
            <text:p>139253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60]/4000)*2*PI()*20.5679" office:value-type="float" office:value="659.761295722817" calcext:value-type="float">
            <text:p>659.761 mm</text:p>
          </table:table-cell>
          <table:table-cell table:style-name="ce29" table:formula="of:=([.D60]/4000)*6.28*20.5679" office:value-type="float" office:value="659.426824863" calcext:value-type="float">
            <text:p>659.427 mm</text:p>
          </table:table-cell>
          <table:table-cell table:style-name="ce29" table:formula="of:=([.D60]/4000)*6.28*20.61" office:value-type="float" office:value="660.7765917" calcext:value-type="float">
            <text:p>660.777 mm</text:p>
          </table:table-cell>
          <table:table-cell table:style-name="ce16" office:value-type="float" office:value="20421" calcext:value-type="float">
            <text:p>20421</text:p>
          </table:table-cell>
          <table:table-cell table:style-name="ce16"/>
          <table:table-cell table:style-name="ce16" office:value-type="float" office:value="20446" calcext:value-type="float">
            <text:p>20446</text:p>
          </table:table-cell>
          <table:table-cell table:style-name="ce2" table:number-columns-repeated="2"/>
          <table:table-cell table:style-name="ce27" table:formula="of:=([.L60]/4000)*2*PI()*20.5679" office:value-type="float" office:value="749.771332933716" calcext:value-type="float">
            <text:p>749.771 mm</text:p>
          </table:table-cell>
          <table:table-cell table:style-name="ce29" table:formula="of:=([.L60]/4000)*6.28*20.5679" office:value-type="float" office:value="749.391230821" calcext:value-type="float">
            <text:p>749.391 mm</text:p>
          </table:table-cell>
          <table:table-cell table:style-name="ce29" table:formula="of:=([.L60]/4000)*6.28*20.61" office:value-type="float" office:value="750.9251439" calcext:value-type="float">
            <text:p>750.925 mm</text:p>
          </table:table-cell>
          <table:table-cell table:style-name="ce16" office:value-type="float" office:value="23207" calcext:value-type="float">
            <text:p>23207</text:p>
          </table:table-cell>
          <table:table-cell table:style-name="ce16"/>
          <table:table-cell table:style-name="ce16" office:value-type="float" office:value="23180" calcext:value-type="float">
            <text:p>23180</text:p>
          </table:table-cell>
          <table:table-cell table:style-name="ce2" table:number-columns-repeated="2"/>
          <table:table-cell table:style-name="ce27" table:formula="of:=([.T61]/4000)*2*PI()*20.5679" office:value-type="float" office:value="1497.5395709977" calcext:value-type="float">
            <text:p>1497.540 mm</text:p>
          </table:table-cell>
          <table:table-cell table:style-name="ce29" table:formula="of:=([.T61]/4000)*6.28*20.5679" office:value-type="float" office:value="1496.780382256" calcext:value-type="float">
            <text:p>1496.780 mm</text:p>
          </table:table-cell>
          <table:table-cell table:style-name="ce29" table:formula="of:=([.T61]/4000)*6.28*20.61" office:value-type="float" office:value="1499.8441104" calcext:value-type="float">
            <text:p>1499.844 mm</text:p>
          </table:table-cell>
          <table:table-cell table:style-name="ce16" office:value-type="float" office:value="46364" calcext:value-type="float">
            <text:p>46364</text:p>
          </table:table-cell>
          <table:table-cell table:style-name="ce16"/>
          <table:table-cell table:style-name="ce16" office:value-type="float" office:value="46345" calcext:value-type="float">
            <text:p>46345</text:p>
          </table:table-cell>
          <table:table-cell table:style-name="ce2" table:number-columns-repeated="2"/>
          <table:table-cell table:style-name="ce27" table:formula="of:=([.AB60]/4000)*2*PI()*20.5679" office:value-type="float" office:value="2993.72220676106" calcext:value-type="float">
            <text:p>2993.722 mm</text:p>
          </table:table-cell>
          <table:table-cell table:style-name="ce29" table:formula="of:=([.AB60]/4000)*6.28*20.5679" office:value-type="float" office:value="2992.204517186" calcext:value-type="float">
            <text:p>2992.205 mm</text:p>
          </table:table-cell>
          <table:table-cell table:style-name="ce29" table:formula="of:=([.AB60]/4000)*6.28*20.61" office:value-type="float" office:value="2998.3291974" calcext:value-type="float">
            <text:p>2998.329 mm</text:p>
          </table:table-cell>
          <table:table-cell table:style-name="ce16" office:value-type="float" office:value="92662" calcext:value-type="float">
            <text:p>92662</text:p>
          </table:table-cell>
          <table:table-cell table:style-name="ce16"/>
          <table:table-cell table:style-name="ce16" office:value-type="float" office:value="92801" calcext:value-type="float">
            <text:p>92801</text:p>
          </table:table-cell>
          <table:table-cell table:style-name="ce2" table:number-columns-repeated="2"/>
          <table:table-cell table:style-name="ce27" table:formula="of:=([.AJ60]/4000)*2*PI()*20.5679" office:value-type="float" office:value="4494.3310360269" calcext:value-type="float">
            <text:p>4494.331 mm</text:p>
          </table:table-cell>
          <table:table-cell table:style-name="ce29" table:formula="of:=([.AJ60]/4000)*6.28*20.5679" office:value-type="float" office:value="4492.052601727" calcext:value-type="float">
            <text:p>4492.053 mm</text:p>
          </table:table-cell>
          <table:table-cell table:style-name="ce29" table:formula="of:=([.AJ60]/4000)*6.28*20.61" office:value-type="float" office:value="4501.2472893" calcext:value-type="float">
            <text:p>4501.247 mm</text:p>
          </table:table-cell>
          <table:table-cell table:style-name="ce16" office:value-type="float" office:value="139109" calcext:value-type="float">
            <text:p>139109</text:p>
          </table:table-cell>
          <table:table-cell table:style-name="ce16"/>
          <table:table-cell table:style-name="ce16" office:value-type="float" office:value="139258" calcext:value-type="float">
            <text:p>139258</text:p>
          </table:table-cell>
          <table:table-cell table:style-name="ce2" table:number-columns-repeated="2"/>
          <table:table-cell table:style-name="ce16" office:value-type="float" office:value="216" calcext:value-type="float">
            <text:p>216</text:p>
          </table:table-cell>
          <table:table-cell table:style-name="ce2"/>
          <table:table-cell table:style-name="ce16" office:value-type="float" office:value="193" calcext:value-type="float">
            <text:p>193</text:p>
          </table:table-cell>
          <table:table-cell table:number-columns-repeated="981"/>
        </table:table-row>
        <table:table-row table:style-name="ro1">
          <table:table-cell table:style-name="ce27" table:formula="of:=([.D61]/4000)*2*PI()*20.5679" office:value-type="float" office:value="659.987451595206" calcext:value-type="float">
            <text:p>659.987 mm</text:p>
          </table:table-cell>
          <table:table-cell table:style-name="ce29" table:formula="of:=([.D61]/4000)*6.28*20.5679" office:value-type="float" office:value="659.652866084" calcext:value-type="float">
            <text:p>659.653 mm</text:p>
          </table:table-cell>
          <table:table-cell table:style-name="ce29" table:formula="of:=([.D61]/4000)*6.28*20.61" office:value-type="float" office:value="661.0030956" calcext:value-type="float">
            <text:p>661.003 mm</text:p>
          </table:table-cell>
          <table:table-cell table:style-name="ce16" office:value-type="float" office:value="20428" calcext:value-type="float">
            <text:p>20428</text:p>
          </table:table-cell>
          <table:table-cell table:style-name="ce16"/>
          <table:table-cell table:style-name="ce16" office:value-type="float" office:value="20446" calcext:value-type="float">
            <text:p>20446</text:p>
          </table:table-cell>
          <table:table-cell table:style-name="ce2" table:number-columns-repeated="2"/>
          <table:table-cell table:style-name="ce27" table:formula="of:=([.L61]/4000)*2*PI()*20.5679" office:value-type="float" office:value="749.125173298318" calcext:value-type="float">
            <text:p>749.125 mm</text:p>
          </table:table-cell>
          <table:table-cell table:style-name="ce29" table:formula="of:=([.L61]/4000)*6.28*20.5679" office:value-type="float" office:value="748.745398761" calcext:value-type="float">
            <text:p>748.745 mm</text:p>
          </table:table-cell>
          <table:table-cell table:style-name="ce29" table:formula="of:=([.L61]/4000)*6.28*20.61" office:value-type="float" office:value="750.2779899" calcext:value-type="float">
            <text:p>750.278 mm</text:p>
          </table:table-cell>
          <table:table-cell table:style-name="ce16" office:value-type="float" office:value="23187" calcext:value-type="float">
            <text:p>23187</text:p>
          </table:table-cell>
          <table:table-cell table:style-name="ce16"/>
          <table:table-cell table:style-name="ce16" office:value-type="float" office:value="23175" calcext:value-type="float">
            <text:p>23175</text:p>
          </table:table-cell>
          <table:table-cell table:style-name="ce2" table:number-columns-repeated="2"/>
          <table:table-cell table:style-name="ce27" table:formula="of:=([.T62]/4000)*2*PI()*20.5679" office:value-type="float" office:value="1498.02419072425" calcext:value-type="float">
            <text:p>1498.024 mm</text:p>
          </table:table-cell>
          <table:table-cell table:style-name="ce29" table:formula="of:=([.T62]/4000)*6.28*20.5679" office:value-type="float" office:value="1497.264756301" calcext:value-type="float">
            <text:p>1497.265 mm</text:p>
          </table:table-cell>
          <table:table-cell table:style-name="ce29" table:formula="of:=([.T62]/4000)*6.28*20.61" office:value-type="float" office:value="1500.3294759" calcext:value-type="float">
            <text:p>1500.329 mm</text:p>
          </table:table-cell>
          <table:table-cell table:style-name="ce16" office:value-type="float" office:value="46352" calcext:value-type="float">
            <text:p>46352</text:p>
          </table:table-cell>
          <table:table-cell table:style-name="ce16"/>
          <table:table-cell table:style-name="ce16" office:value-type="float" office:value="-46411" calcext:value-type="float">
            <text:p>-46411</text:p>
          </table:table-cell>
          <table:table-cell table:style-name="ce2" table:number-columns-repeated="2"/>
          <table:table-cell table:style-name="ce27" table:formula="of:=([.AB61]/4000)*2*PI()*20.5679" office:value-type="float" office:value="2993.94836263345" calcext:value-type="float">
            <text:p>2993.948 mm</text:p>
          </table:table-cell>
          <table:table-cell table:style-name="ce29" table:formula="of:=([.AB61]/4000)*6.28*20.5679" office:value-type="float" office:value="2992.430558407" calcext:value-type="float">
            <text:p>2992.431 mm</text:p>
          </table:table-cell>
          <table:table-cell table:style-name="ce29" table:formula="of:=([.AB61]/4000)*6.28*20.61" office:value-type="float" office:value="2998.5557013" calcext:value-type="float">
            <text:p>2998.556 mm</text:p>
          </table:table-cell>
          <table:table-cell table:style-name="ce16" office:value-type="float" office:value="92669" calcext:value-type="float">
            <text:p>92669</text:p>
          </table:table-cell>
          <table:table-cell table:style-name="ce16"/>
          <table:table-cell table:style-name="ce16" office:value-type="float" office:value="92403" calcext:value-type="float">
            <text:p>92403</text:p>
          </table:table-cell>
          <table:table-cell table:style-name="ce2" table:number-columns-repeated="2"/>
          <table:table-cell table:style-name="ce27" table:formula="of:=([.AJ61]/4000)*2*PI()*20.5679" office:value-type="float" office:value="4492.6187129931" calcext:value-type="float">
            <text:p>4492.619 mm</text:p>
          </table:table-cell>
          <table:table-cell table:style-name="ce29" table:formula="of:=([.AJ61]/4000)*6.28*20.5679" office:value-type="float" office:value="4490.341146768" calcext:value-type="float">
            <text:p>4490.341 mm</text:p>
          </table:table-cell>
          <table:table-cell table:style-name="ce29" table:formula="of:=([.AJ61]/4000)*6.28*20.61" office:value-type="float" office:value="4499.5323312" calcext:value-type="float">
            <text:p>4499.532 mm</text:p>
          </table:table-cell>
          <table:table-cell table:style-name="ce16" office:value-type="float" office:value="139056" calcext:value-type="float">
            <text:p>139056</text:p>
          </table:table-cell>
          <table:table-cell table:style-name="ce16"/>
          <table:table-cell table:style-name="ce16" office:value-type="float" office:value="139256" calcext:value-type="float">
            <text:p>139256</text:p>
          </table:table-cell>
          <table:table-cell table:style-name="ce2" table:number-columns-repeated="2"/>
          <table:table-cell table:style-name="ce16" office:value-type="float" office:value="216" calcext:value-type="float">
            <text:p>216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62]/4000)*2*PI()*20.5679" office:value-type="float" office:value="659.696679759277" calcext:value-type="float">
            <text:p>659.697 mm</text:p>
          </table:table-cell>
          <table:table-cell table:style-name="ce29" table:formula="of:=([.D62]/4000)*6.28*20.5679" office:value-type="float" office:value="659.362241657" calcext:value-type="float">
            <text:p>659.362 mm</text:p>
          </table:table-cell>
          <table:table-cell table:style-name="ce29" table:formula="of:=([.D62]/4000)*6.28*20.61" office:value-type="float" office:value="660.7118763" calcext:value-type="float">
            <text:p>660.712 mm</text:p>
          </table:table-cell>
          <table:table-cell table:style-name="ce16" office:value-type="float" office:value="20419" calcext:value-type="float">
            <text:p>20419</text:p>
          </table:table-cell>
          <table:table-cell table:style-name="ce16"/>
          <table:table-cell table:style-name="ce16" office:value-type="float" office:value="20446" calcext:value-type="float">
            <text:p>20446</text:p>
          </table:table-cell>
          <table:table-cell table:style-name="ce2" table:number-columns-repeated="2"/>
          <table:table-cell table:style-name="ce27" table:formula="of:=([.L62]/4000)*2*PI()*20.5679" office:value-type="float" office:value="750.288260642034" calcext:value-type="float">
            <text:p>750.288 mm</text:p>
          </table:table-cell>
          <table:table-cell table:style-name="ce29" table:formula="of:=([.L62]/4000)*6.28*20.5679" office:value-type="float" office:value="749.907896469" calcext:value-type="float">
            <text:p>749.908 mm</text:p>
          </table:table-cell>
          <table:table-cell table:style-name="ce29" table:formula="of:=([.L62]/4000)*6.28*20.61" office:value-type="float" office:value="751.4428671" calcext:value-type="float">
            <text:p>751.443 mm</text:p>
          </table:table-cell>
          <table:table-cell table:style-name="ce16" office:value-type="float" office:value="23223" calcext:value-type="float">
            <text:p>23223</text:p>
          </table:table-cell>
          <table:table-cell table:style-name="ce16"/>
          <table:table-cell table:style-name="ce16" office:value-type="float" office:value="23196" calcext:value-type="float">
            <text:p>23196</text:p>
          </table:table-cell>
          <table:table-cell table:style-name="ce2" table:number-columns-repeated="2"/>
          <table:table-cell table:style-name="ce27" table:formula="of:=([.T63]/4000)*2*PI()*20.5679" office:value-type="float" office:value="1497.50726301593" calcext:value-type="float">
            <text:p>1497.507 mm</text:p>
          </table:table-cell>
          <table:table-cell table:style-name="ce29" table:formula="of:=([.T63]/4000)*6.28*20.5679" office:value-type="float" office:value="1496.748090653" calcext:value-type="float">
            <text:p>1496.748 mm</text:p>
          </table:table-cell>
          <table:table-cell table:style-name="ce29" table:formula="of:=([.T63]/4000)*6.28*20.61" office:value-type="float" office:value="1499.8117527" calcext:value-type="float">
            <text:p>1499.812 mm</text:p>
          </table:table-cell>
          <table:table-cell table:style-name="ce16" office:value-type="float" office:value="46367" calcext:value-type="float">
            <text:p>46367</text:p>
          </table:table-cell>
          <table:table-cell table:style-name="ce16"/>
          <table:table-cell table:style-name="ce16" office:value-type="float" office:value="44126" calcext:value-type="float">
            <text:p>44126</text:p>
          </table:table-cell>
          <table:table-cell table:style-name="ce2" table:number-columns-repeated="2"/>
          <table:table-cell table:style-name="ce27" table:formula="of:=([.AB62]/4000)*2*PI()*20.5679" office:value-type="float" office:value="2994.07759456053" calcext:value-type="float">
            <text:p>2994.078 mm</text:p>
          </table:table-cell>
          <table:table-cell table:style-name="ce29" table:formula="of:=([.AB62]/4000)*6.28*20.5679" office:value-type="float" office:value="2992.559724819" calcext:value-type="float">
            <text:p>2992.560 mm</text:p>
          </table:table-cell>
          <table:table-cell table:style-name="ce29" table:formula="of:=([.AB62]/4000)*6.28*20.61" office:value-type="float" office:value="2998.6851321" calcext:value-type="float">
            <text:p>2998.685 mm</text:p>
          </table:table-cell>
          <table:table-cell table:style-name="ce16" office:value-type="float" office:value="92673" calcext:value-type="float">
            <text:p>92673</text:p>
          </table:table-cell>
          <table:table-cell table:style-name="ce16"/>
          <table:table-cell table:style-name="ce16" office:value-type="float" office:value="92826" calcext:value-type="float">
            <text:p>92826</text:p>
          </table:table-cell>
          <table:table-cell table:style-name="ce2" table:number-columns-repeated="2"/>
          <table:table-cell table:style-name="ce27" table:formula="of:=([.AJ62]/4000)*2*PI()*20.5679" office:value-type="float" office:value="4494.13718813628" calcext:value-type="float">
            <text:p>4494.137 mm</text:p>
          </table:table-cell>
          <table:table-cell table:style-name="ce29" table:formula="of:=([.AJ62]/4000)*6.28*20.5679" office:value-type="float" office:value="4491.858852109" calcext:value-type="float">
            <text:p>4491.859 mm</text:p>
          </table:table-cell>
          <table:table-cell table:style-name="ce29" table:formula="of:=([.AJ62]/4000)*6.28*20.61" office:value-type="float" office:value="4501.0531431" calcext:value-type="float">
            <text:p>4501.053 mm</text:p>
          </table:table-cell>
          <table:table-cell table:style-name="ce16" office:value-type="float" office:value="139103" calcext:value-type="float">
            <text:p>139103</text:p>
          </table:table-cell>
          <table:table-cell table:style-name="ce16"/>
          <table:table-cell table:style-name="ce16" office:value-type="float" office:value="139256" calcext:value-type="float">
            <text:p>139256</text:p>
          </table:table-cell>
          <table:table-cell table:style-name="ce2" table:number-columns-repeated="2"/>
          <table:table-cell table:style-name="ce16" office:value-type="float" office:value="219" calcext:value-type="float">
            <text:p>219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63]/4000)*2*PI()*20.5679" office:value-type="float" office:value="659.955143613436" calcext:value-type="float">
            <text:p>659.955 mm</text:p>
          </table:table-cell>
          <table:table-cell table:style-name="ce29" table:formula="of:=([.D63]/4000)*6.28*20.5679" office:value-type="float" office:value="659.620574481" calcext:value-type="float">
            <text:p>659.621 mm</text:p>
          </table:table-cell>
          <table:table-cell table:style-name="ce29" table:formula="of:=([.D63]/4000)*6.28*20.61" office:value-type="float" office:value="660.9707379" calcext:value-type="float">
            <text:p>660.971 mm</text:p>
          </table:table-cell>
          <table:table-cell table:style-name="ce16" office:value-type="float" office:value="20427" calcext:value-type="float">
            <text:p>20427</text:p>
          </table:table-cell>
          <table:table-cell table:style-name="ce16"/>
          <table:table-cell table:style-name="ce16" office:value-type="float" office:value="20446" calcext:value-type="float">
            <text:p>20446</text:p>
          </table:table-cell>
          <table:table-cell table:style-name="ce2" table:number-columns-repeated="2"/>
          <table:table-cell table:style-name="ce27" table:formula="of:=([.L63]/4000)*2*PI()*20.5679" office:value-type="float" office:value="750.449800550883" calcext:value-type="float">
            <text:p>750.450 mm</text:p>
          </table:table-cell>
          <table:table-cell table:style-name="ce29" table:formula="of:=([.L63]/4000)*6.28*20.5679" office:value-type="float" office:value="750.069354484" calcext:value-type="float">
            <text:p>750.069 mm</text:p>
          </table:table-cell>
          <table:table-cell table:style-name="ce29" table:formula="of:=([.L63]/4000)*6.28*20.61" office:value-type="float" office:value="751.6046556" calcext:value-type="float">
            <text:p>751.605 mm</text:p>
          </table:table-cell>
          <table:table-cell table:style-name="ce16" office:value-type="float" office:value="23228" calcext:value-type="float">
            <text:p>23228</text:p>
          </table:table-cell>
          <table:table-cell table:style-name="ce16"/>
          <table:table-cell table:style-name="ce16" office:value-type="float" office:value="23215" calcext:value-type="float">
            <text:p>23215</text:p>
          </table:table-cell>
          <table:table-cell table:style-name="ce2" table:number-columns-repeated="2"/>
          <table:table-cell table:style-name="ce27" table:formula="of:=([.T64]/4000)*2*PI()*20.5679" office:value-type="float" office:value="1497.83034283363" calcext:value-type="float">
            <text:p>1497.830 mm</text:p>
          </table:table-cell>
          <table:table-cell table:style-name="ce29" table:formula="of:=([.T64]/4000)*6.28*20.5679" office:value-type="float" office:value="1497.071006683" calcext:value-type="float">
            <text:p>1497.071 mm</text:p>
          </table:table-cell>
          <table:table-cell table:style-name="ce29" table:formula="of:=([.T64]/4000)*6.28*20.61" office:value-type="float" office:value="1500.1353297" calcext:value-type="float">
            <text:p>1500.135 mm</text:p>
          </table:table-cell>
          <table:table-cell table:style-name="ce16" office:value-type="float" office:value="46351" calcext:value-type="float">
            <text:p>46351</text:p>
          </table:table-cell>
          <table:table-cell table:style-name="ce16"/>
          <table:table-cell table:style-name="ce16" office:value-type="float" office:value="-46418" calcext:value-type="float">
            <text:p>-46418</text:p>
          </table:table-cell>
          <table:table-cell table:style-name="ce2" table:number-columns-repeated="2"/>
          <table:table-cell table:style-name="ce27" table:formula="of:=([.AB63]/4000)*2*PI()*20.5679" office:value-type="float" office:value="2993.88374666991" calcext:value-type="float">
            <text:p>2993.884 mm</text:p>
          </table:table-cell>
          <table:table-cell table:style-name="ce29" table:formula="of:=([.AB63]/4000)*6.28*20.5679" office:value-type="float" office:value="2992.365975201" calcext:value-type="float">
            <text:p>2992.366 mm</text:p>
          </table:table-cell>
          <table:table-cell table:style-name="ce29" table:formula="of:=([.AB63]/4000)*6.28*20.61" office:value-type="float" office:value="2998.4909859" calcext:value-type="float">
            <text:p>2998.491 mm</text:p>
          </table:table-cell>
          <table:table-cell table:style-name="ce16" office:value-type="float" office:value="92667" calcext:value-type="float">
            <text:p>92667</text:p>
          </table:table-cell>
          <table:table-cell table:style-name="ce16"/>
          <table:table-cell table:style-name="ce16" office:value-type="float" office:value="92240" calcext:value-type="float">
            <text:p>92240</text:p>
          </table:table-cell>
          <table:table-cell table:style-name="ce2" table:number-columns-repeated="2"/>
          <table:table-cell table:style-name="ce27" table:formula="of:=([.AJ63]/4000)*2*PI()*20.5679" office:value-type="float" office:value="4492.71563693841" calcext:value-type="float">
            <text:p>4492.716 mm</text:p>
          </table:table-cell>
          <table:table-cell table:style-name="ce29" table:formula="of:=([.AJ63]/4000)*6.28*20.5679" office:value-type="float" office:value="4490.438021577" calcext:value-type="float">
            <text:p>4490.438 mm</text:p>
          </table:table-cell>
          <table:table-cell table:style-name="ce29" table:formula="of:=([.AJ63]/4000)*6.28*20.61" office:value-type="float" office:value="4499.6294043" calcext:value-type="float">
            <text:p>4499.629 mm</text:p>
          </table:table-cell>
          <table:table-cell table:style-name="ce16" office:value-type="float" office:value="139059" calcext:value-type="float">
            <text:p>139059</text:p>
          </table:table-cell>
          <table:table-cell table:style-name="ce16"/>
          <table:table-cell table:style-name="ce16" office:value-type="float" office:value="139254" calcext:value-type="float">
            <text:p>139254</text:p>
          </table:table-cell>
          <table:table-cell table:style-name="ce2" table:number-columns-repeated="2"/>
          <table:table-cell table:style-name="ce16" office:value-type="float" office:value="216" calcext:value-type="float">
            <text:p>216</text:p>
          </table:table-cell>
          <table:table-cell table:style-name="ce2"/>
          <table:table-cell table:style-name="ce16" office:value-type="float" office:value="198" calcext:value-type="float">
            <text:p>198</text:p>
          </table:table-cell>
          <table:table-cell table:number-columns-repeated="981"/>
        </table:table-row>
        <table:table-row table:style-name="ro1">
          <table:table-cell table:style-name="ce27" table:formula="of:=([.D64]/4000)*2*PI()*20.5679" office:value-type="float" office:value="659.793603704586" calcext:value-type="float">
            <text:p>659.794 mm</text:p>
          </table:table-cell>
          <table:table-cell table:style-name="ce29" table:formula="of:=([.D64]/4000)*6.28*20.5679" office:value-type="float" office:value="659.459116466" calcext:value-type="float">
            <text:p>659.459 mm</text:p>
          </table:table-cell>
          <table:table-cell table:style-name="ce29" table:formula="of:=([.D64]/4000)*6.28*20.61" office:value-type="float" office:value="660.8089494" calcext:value-type="float">
            <text:p>660.809 mm</text:p>
          </table:table-cell>
          <table:table-cell table:style-name="ce16" office:value-type="float" office:value="20422" calcext:value-type="float">
            <text:p>20422</text:p>
          </table:table-cell>
          <table:table-cell table:style-name="ce16"/>
          <table:table-cell table:style-name="ce16" office:value-type="float" office:value="20451" calcext:value-type="float">
            <text:p>20451</text:p>
          </table:table-cell>
          <table:table-cell table:style-name="ce2" table:number-columns-repeated="2"/>
          <table:table-cell table:style-name="ce27" table:formula="of:=([.L64]/4000)*2*PI()*20.5679" office:value-type="float" office:value="750.999036240971" calcext:value-type="float">
            <text:p>750.999 mm</text:p>
          </table:table-cell>
          <table:table-cell table:style-name="ce29" table:formula="of:=([.L64]/4000)*6.28*20.5679" office:value-type="float" office:value="750.618311735" calcext:value-type="float">
            <text:p>750.618 mm</text:p>
          </table:table-cell>
          <table:table-cell table:style-name="ce29" table:formula="of:=([.L64]/4000)*6.28*20.61" office:value-type="float" office:value="752.1547365" calcext:value-type="float">
            <text:p>752.155 mm</text:p>
          </table:table-cell>
          <table:table-cell table:style-name="ce16" office:value-type="float" office:value="23245" calcext:value-type="float">
            <text:p>23245</text:p>
          </table:table-cell>
          <table:table-cell table:style-name="ce16"/>
          <table:table-cell table:style-name="ce16" office:value-type="float" office:value="23221" calcext:value-type="float">
            <text:p>23221</text:p>
          </table:table-cell>
          <table:table-cell table:style-name="ce2" table:number-columns-repeated="2"/>
          <table:table-cell table:style-name="ce27" table:formula="of:=([.T65]/4000)*2*PI()*20.5679" office:value-type="float" office:value="1497.73341888832" calcext:value-type="float">
            <text:p>1497.733 mm</text:p>
          </table:table-cell>
          <table:table-cell table:style-name="ce29" table:formula="of:=([.T65]/4000)*6.28*20.5679" office:value-type="float" office:value="1496.974131874" calcext:value-type="float">
            <text:p>1496.974 mm</text:p>
          </table:table-cell>
          <table:table-cell table:style-name="ce29" table:formula="of:=([.T65]/4000)*6.28*20.61" office:value-type="float" office:value="1500.0382566" calcext:value-type="float">
            <text:p>1500.038 mm</text:p>
          </table:table-cell>
          <table:table-cell table:style-name="ce16" office:value-type="float" office:value="46361" calcext:value-type="float">
            <text:p>46361</text:p>
          </table:table-cell>
          <table:table-cell table:style-name="ce16"/>
          <table:table-cell table:style-name="ce16" office:value-type="float" office:value="44637" calcext:value-type="float">
            <text:p>44637</text:p>
          </table:table-cell>
          <table:table-cell table:style-name="ce2" table:number-columns-repeated="2"/>
          <table:table-cell table:style-name="ce27" table:formula="of:=([.AB64]/4000)*2*PI()*20.5679" office:value-type="float" office:value="2995.98376548495" calcext:value-type="float">
            <text:p>2995.984 mm</text:p>
          </table:table-cell>
          <table:table-cell table:style-name="ce29" table:formula="of:=([.AB64]/4000)*6.28*20.5679" office:value-type="float" office:value="2994.464929396" calcext:value-type="float">
            <text:p>2994.465 mm</text:p>
          </table:table-cell>
          <table:table-cell table:style-name="ce29" table:formula="of:=([.AB64]/4000)*6.28*20.61" office:value-type="float" office:value="3000.5942364" calcext:value-type="float">
            <text:p>3000.594 mm</text:p>
          </table:table-cell>
          <table:table-cell table:style-name="ce16" office:value-type="float" office:value="92732" calcext:value-type="float">
            <text:p>92732</text:p>
          </table:table-cell>
          <table:table-cell table:style-name="ce16"/>
          <table:table-cell table:style-name="ce16" office:value-type="float" office:value="92845" calcext:value-type="float">
            <text:p>92845</text:p>
          </table:table-cell>
          <table:table-cell table:style-name="ce2" table:number-columns-repeated="2"/>
          <table:table-cell table:style-name="ce27" table:formula="of:=([.AJ64]/4000)*2*PI()*20.5679" office:value-type="float" office:value="4494.55719189929" calcext:value-type="float">
            <text:p>4494.557 mm</text:p>
          </table:table-cell>
          <table:table-cell table:style-name="ce29" table:formula="of:=([.AJ64]/4000)*6.28*20.5679" office:value-type="float" office:value="4492.278642948" calcext:value-type="float">
            <text:p>4492.279 mm</text:p>
          </table:table-cell>
          <table:table-cell table:style-name="ce29" table:formula="of:=([.AJ64]/4000)*6.28*20.61" office:value-type="float" office:value="4501.4737932" calcext:value-type="float">
            <text:p>4501.474 mm</text:p>
          </table:table-cell>
          <table:table-cell table:style-name="ce16" office:value-type="float" office:value="139116" calcext:value-type="float">
            <text:p>139116</text:p>
          </table:table-cell>
          <table:table-cell table:style-name="ce16"/>
          <table:table-cell table:style-name="ce16" office:value-type="float" office:value="139258" calcext:value-type="float">
            <text:p>139258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201" calcext:value-type="float">
            <text:p>201</text:p>
          </table:table-cell>
          <table:table-cell table:number-columns-repeated="981"/>
        </table:table-row>
        <table:table-row table:style-name="ro1">
          <table:table-cell table:style-name="ce27" table:formula="of:=([.D65]/4000)*2*PI()*20.5679" office:value-type="float" office:value="660.148991504055" calcext:value-type="float">
            <text:p>660.149 mm</text:p>
          </table:table-cell>
          <table:table-cell table:style-name="ce29" table:formula="of:=([.D65]/4000)*6.28*20.5679" office:value-type="float" office:value="659.814324099" calcext:value-type="float">
            <text:p>659.814 mm</text:p>
          </table:table-cell>
          <table:table-cell table:style-name="ce29" table:formula="of:=([.D65]/4000)*6.28*20.61" office:value-type="float" office:value="661.1648841" calcext:value-type="float">
            <text:p>661.165 mm</text:p>
          </table:table-cell>
          <table:table-cell table:style-name="ce16" office:value-type="float" office:value="20433" calcext:value-type="float">
            <text:p>20433</text:p>
          </table:table-cell>
          <table:table-cell table:style-name="ce16"/>
          <table:table-cell table:style-name="ce16" office:value-type="float" office:value="20450" calcext:value-type="float">
            <text:p>20450</text:p>
          </table:table-cell>
          <table:table-cell table:style-name="ce2" table:number-columns-repeated="2"/>
          <table:table-cell table:style-name="ce27" table:formula="of:=([.L65]/4000)*2*PI()*20.5679" office:value-type="float" office:value="750.837496332122" calcext:value-type="float">
            <text:p>750.837 mm</text:p>
          </table:table-cell>
          <table:table-cell table:style-name="ce29" table:formula="of:=([.L65]/4000)*6.28*20.5679" office:value-type="float" office:value="750.45685372" calcext:value-type="float">
            <text:p>750.457 mm</text:p>
          </table:table-cell>
          <table:table-cell table:style-name="ce29" table:formula="of:=([.L65]/4000)*6.28*20.61" office:value-type="float" office:value="751.992948" calcext:value-type="float">
            <text:p>751.993 mm</text:p>
          </table:table-cell>
          <table:table-cell table:style-name="ce16" office:value-type="float" office:value="23240" calcext:value-type="float">
            <text:p>23240</text:p>
          </table:table-cell>
          <table:table-cell table:style-name="ce16"/>
          <table:table-cell table:style-name="ce16" office:value-type="float" office:value="23217" calcext:value-type="float">
            <text:p>23217</text:p>
          </table:table-cell>
          <table:table-cell table:style-name="ce2" table:number-columns-repeated="2"/>
          <table:table-cell table:style-name="ce27" table:formula="of:=([.T66]/4000)*2*PI()*20.5679" office:value-type="float" office:value="1497.99188274248" calcext:value-type="float">
            <text:p>1497.992 mm</text:p>
          </table:table-cell>
          <table:table-cell table:style-name="ce29" table:formula="of:=([.T66]/4000)*6.28*20.5679" office:value-type="float" office:value="1497.232464698" calcext:value-type="float">
            <text:p>1497.232 mm</text:p>
          </table:table-cell>
          <table:table-cell table:style-name="ce29" table:formula="of:=([.T66]/4000)*6.28*20.61" office:value-type="float" office:value="1500.2971182" calcext:value-type="float">
            <text:p>1500.297 mm</text:p>
          </table:table-cell>
          <table:table-cell table:style-name="ce16" office:value-type="float" office:value="46358" calcext:value-type="float">
            <text:p>46358</text:p>
          </table:table-cell>
          <table:table-cell table:style-name="ce16"/>
          <table:table-cell table:style-name="ce16" office:value-type="float" office:value="-46423" calcext:value-type="float">
            <text:p>-46423</text:p>
          </table:table-cell>
          <table:table-cell table:style-name="ce2" table:number-columns-repeated="2"/>
          <table:table-cell table:style-name="ce27" table:formula="of:=([.AB65]/4000)*2*PI()*20.5679" office:value-type="float" office:value="2996.30684530265" calcext:value-type="float">
            <text:p>2996.307 mm</text:p>
          </table:table-cell>
          <table:table-cell table:style-name="ce29" table:formula="of:=([.AB65]/4000)*6.28*20.5679" office:value-type="float" office:value="2994.787845426" calcext:value-type="float">
            <text:p>2994.788 mm</text:p>
          </table:table-cell>
          <table:table-cell table:style-name="ce29" table:formula="of:=([.AB65]/4000)*6.28*20.61" office:value-type="float" office:value="3000.9178134" calcext:value-type="float">
            <text:p>3000.918 mm</text:p>
          </table:table-cell>
          <table:table-cell table:style-name="ce16" office:value-type="float" office:value="92742" calcext:value-type="float">
            <text:p>92742</text:p>
          </table:table-cell>
          <table:table-cell table:style-name="ce16"/>
          <table:table-cell table:style-name="ce16" office:value-type="float" office:value="92287" calcext:value-type="float">
            <text:p>92287</text:p>
          </table:table-cell>
          <table:table-cell table:style-name="ce2" table:number-columns-repeated="2"/>
          <table:table-cell table:style-name="ce27" table:formula="of:=([.AJ65]/4000)*2*PI()*20.5679" office:value-type="float" office:value="4492.6187129931" calcext:value-type="float">
            <text:p>4492.619 mm</text:p>
          </table:table-cell>
          <table:table-cell table:style-name="ce29" table:formula="of:=([.AJ65]/4000)*6.28*20.5679" office:value-type="float" office:value="4490.341146768" calcext:value-type="float">
            <text:p>4490.341 mm</text:p>
          </table:table-cell>
          <table:table-cell table:style-name="ce29" table:formula="of:=([.AJ65]/4000)*6.28*20.61" office:value-type="float" office:value="4499.5323312" calcext:value-type="float">
            <text:p>4499.532 mm</text:p>
          </table:table-cell>
          <table:table-cell table:style-name="ce16" office:value-type="float" office:value="139056" calcext:value-type="float">
            <text:p>139056</text:p>
          </table:table-cell>
          <table:table-cell table:style-name="ce16"/>
          <table:table-cell table:style-name="ce16" office:value-type="float" office:value="139256" calcext:value-type="float">
            <text:p>139256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66]/4000)*2*PI()*20.5679" office:value-type="float" office:value="659.825911686356" calcext:value-type="float">
            <text:p>659.826 mm</text:p>
          </table:table-cell>
          <table:table-cell table:style-name="ce29" table:formula="of:=([.D66]/4000)*6.28*20.5679" office:value-type="float" office:value="659.491408069" calcext:value-type="float">
            <text:p>659.491 mm</text:p>
          </table:table-cell>
          <table:table-cell table:style-name="ce29" table:formula="of:=([.D66]/4000)*6.28*20.61" office:value-type="float" office:value="660.8413071" calcext:value-type="float">
            <text:p>660.841 mm</text:p>
          </table:table-cell>
          <table:table-cell table:style-name="ce16" office:value-type="float" office:value="20423" calcext:value-type="float">
            <text:p>20423</text:p>
          </table:table-cell>
          <table:table-cell table:style-name="ce16"/>
          <table:table-cell table:style-name="ce16" office:value-type="float" office:value="20450" calcext:value-type="float">
            <text:p>20450</text:p>
          </table:table-cell>
          <table:table-cell table:style-name="ce2" table:number-columns-repeated="2"/>
          <table:table-cell table:style-name="ce27" table:formula="of:=([.L66]/4000)*2*PI()*20.5679" office:value-type="float" office:value="750.514416514423" calcext:value-type="float">
            <text:p>750.514 mm</text:p>
          </table:table-cell>
          <table:table-cell table:style-name="ce29" table:formula="of:=([.L66]/4000)*6.28*20.5679" office:value-type="float" office:value="750.13393769" calcext:value-type="float">
            <text:p>750.134 mm</text:p>
          </table:table-cell>
          <table:table-cell table:style-name="ce29" table:formula="of:=([.L66]/4000)*6.28*20.61" office:value-type="float" office:value="751.669371" calcext:value-type="float">
            <text:p>751.669 mm</text:p>
          </table:table-cell>
          <table:table-cell table:style-name="ce16" office:value-type="float" office:value="23230" calcext:value-type="float">
            <text:p>23230</text:p>
          </table:table-cell>
          <table:table-cell table:style-name="ce16"/>
          <table:table-cell table:style-name="ce16" office:value-type="float" office:value="23218" calcext:value-type="float">
            <text:p>23218</text:p>
          </table:table-cell>
          <table:table-cell table:style-name="ce2" table:number-columns-repeated="2"/>
          <table:table-cell table:style-name="ce27" table:formula="of:=([.T67]/4000)*2*PI()*20.5679" office:value-type="float" office:value="1498.1857306331" calcext:value-type="float">
            <text:p>1498.186 mm</text:p>
          </table:table-cell>
          <table:table-cell table:style-name="ce29" table:formula="of:=([.T67]/4000)*6.28*20.5679" office:value-type="float" office:value="1497.426214316" calcext:value-type="float">
            <text:p>1497.426 mm</text:p>
          </table:table-cell>
          <table:table-cell table:style-name="ce29" table:formula="of:=([.T67]/4000)*6.28*20.61" office:value-type="float" office:value="1500.4912644" calcext:value-type="float">
            <text:p>1500.491 mm</text:p>
          </table:table-cell>
          <table:table-cell table:style-name="ce16" office:value-type="float" office:value="46366" calcext:value-type="float">
            <text:p>46366</text:p>
          </table:table-cell>
          <table:table-cell table:style-name="ce16"/>
          <table:table-cell table:style-name="ce16" office:value-type="float" office:value="45802" calcext:value-type="float">
            <text:p>45802</text:p>
          </table:table-cell>
          <table:table-cell table:style-name="ce2" table:number-columns-repeated="2"/>
          <table:table-cell table:style-name="ce27" table:formula="of:=([.AB66]/4000)*2*PI()*20.5679" office:value-type="float" office:value="2995.72530163079" calcext:value-type="float">
            <text:p>2995.725 mm</text:p>
          </table:table-cell>
          <table:table-cell table:style-name="ce29" table:formula="of:=([.AB66]/4000)*6.28*20.5679" office:value-type="float" office:value="2994.206596572" calcext:value-type="float">
            <text:p>2994.207 mm</text:p>
          </table:table-cell>
          <table:table-cell table:style-name="ce29" table:formula="of:=([.AB66]/4000)*6.28*20.61" office:value-type="float" office:value="3000.3353748" calcext:value-type="float">
            <text:p>3000.335 mm</text:p>
          </table:table-cell>
          <table:table-cell table:style-name="ce16" office:value-type="float" office:value="92724" calcext:value-type="float">
            <text:p>92724</text:p>
          </table:table-cell>
          <table:table-cell table:style-name="ce16"/>
          <table:table-cell table:style-name="ce16" office:value-type="float" office:value="92839" calcext:value-type="float">
            <text:p>92839</text:p>
          </table:table-cell>
          <table:table-cell table:style-name="ce2" table:number-columns-repeated="2"/>
          <table:table-cell table:style-name="ce27" table:formula="of:=([.AJ66]/4000)*2*PI()*20.5679" office:value-type="float" office:value="4494.42795997221" calcext:value-type="float">
            <text:p>4494.428 mm</text:p>
          </table:table-cell>
          <table:table-cell table:style-name="ce29" table:formula="of:=([.AJ66]/4000)*6.28*20.5679" office:value-type="float" office:value="4492.149476536" calcext:value-type="float">
            <text:p>4492.149 mm</text:p>
          </table:table-cell>
          <table:table-cell table:style-name="ce29" table:formula="of:=([.AJ66]/4000)*6.28*20.61" office:value-type="float" office:value="4501.3443624" calcext:value-type="float">
            <text:p>4501.344 mm</text:p>
          </table:table-cell>
          <table:table-cell table:style-name="ce16" office:value-type="float" office:value="139112" calcext:value-type="float">
            <text:p>139112</text:p>
          </table:table-cell>
          <table:table-cell table:style-name="ce16"/>
          <table:table-cell table:style-name="ce16" office:value-type="float" office:value="139253" calcext:value-type="float">
            <text:p>139253</text:p>
          </table:table-cell>
          <table:table-cell table:style-name="ce2" table:number-columns-repeated="2"/>
          <table:table-cell table:style-name="ce16" office:value-type="float" office:value="219" calcext:value-type="float">
            <text:p>219</text:p>
          </table:table-cell>
          <table:table-cell table:style-name="ce2"/>
          <table:table-cell table:style-name="ce16" office:value-type="float" office:value="196" calcext:value-type="float">
            <text:p>196</text:p>
          </table:table-cell>
          <table:table-cell table:number-columns-repeated="981"/>
        </table:table-row>
        <table:table-row table:style-name="ro1">
          <table:table-cell table:style-name="ce27" table:formula="of:=([.D67]/4000)*2*PI()*20.5679" office:value-type="float" office:value="660.148991504055" calcext:value-type="float">
            <text:p>660.149 mm</text:p>
          </table:table-cell>
          <table:table-cell table:style-name="ce29" table:formula="of:=([.D67]/4000)*6.28*20.5679" office:value-type="float" office:value="659.814324099" calcext:value-type="float">
            <text:p>659.814 mm</text:p>
          </table:table-cell>
          <table:table-cell table:style-name="ce29" table:formula="of:=([.D67]/4000)*6.28*20.61" office:value-type="float" office:value="661.1648841" calcext:value-type="float">
            <text:p>661.165 mm</text:p>
          </table:table-cell>
          <table:table-cell table:style-name="ce16" office:value-type="float" office:value="20433" calcext:value-type="float">
            <text:p>20433</text:p>
          </table:table-cell>
          <table:table-cell table:style-name="ce16"/>
          <table:table-cell table:style-name="ce16" office:value-type="float" office:value="20445" calcext:value-type="float">
            <text:p>20445</text:p>
          </table:table-cell>
          <table:table-cell table:style-name="ce2" table:number-columns-repeated="2"/>
          <table:table-cell table:style-name="ce27" table:formula="of:=([.L67]/4000)*2*PI()*20.5679" office:value-type="float" office:value="750.708264405042" calcext:value-type="float">
            <text:p>750.708 mm</text:p>
          </table:table-cell>
          <table:table-cell table:style-name="ce29" table:formula="of:=([.L67]/4000)*6.28*20.5679" office:value-type="float" office:value="750.327687308" calcext:value-type="float">
            <text:p>750.328 mm</text:p>
          </table:table-cell>
          <table:table-cell table:style-name="ce29" table:formula="of:=([.L67]/4000)*6.28*20.61" office:value-type="float" office:value="751.8635172" calcext:value-type="float">
            <text:p>751.864 mm</text:p>
          </table:table-cell>
          <table:table-cell table:style-name="ce16" office:value-type="float" office:value="23236" calcext:value-type="float">
            <text:p>23236</text:p>
          </table:table-cell>
          <table:table-cell table:style-name="ce16"/>
          <table:table-cell table:style-name="ce16" office:value-type="float" office:value="23211" calcext:value-type="float">
            <text:p>23211</text:p>
          </table:table-cell>
          <table:table-cell table:style-name="ce2" table:number-columns-repeated="2"/>
          <table:table-cell table:style-name="ce27" table:formula="of:=([.T68]/4000)*2*PI()*20.5679" office:value-type="float" office:value="1498.41188650549" calcext:value-type="float">
            <text:p>1498.412 mm</text:p>
          </table:table-cell>
          <table:table-cell table:style-name="ce29" table:formula="of:=([.T68]/4000)*6.28*20.5679" office:value-type="float" office:value="1497.652255537" calcext:value-type="float">
            <text:p>1497.652 mm</text:p>
          </table:table-cell>
          <table:table-cell table:style-name="ce29" table:formula="of:=([.T68]/4000)*6.28*20.61" office:value-type="float" office:value="1500.7177683" calcext:value-type="float">
            <text:p>1500.718 mm</text:p>
          </table:table-cell>
          <table:table-cell table:style-name="ce16" office:value-type="float" office:value="46372" calcext:value-type="float">
            <text:p>46372</text:p>
          </table:table-cell>
          <table:table-cell table:style-name="ce16"/>
          <table:table-cell table:style-name="ce16" office:value-type="float" office:value="-46437" calcext:value-type="float">
            <text:p>-46437</text:p>
          </table:table-cell>
          <table:table-cell table:style-name="ce2" table:number-columns-repeated="2"/>
          <table:table-cell table:style-name="ce27" table:formula="of:=([.AB67]/4000)*2*PI()*20.5679" office:value-type="float" office:value="2997.50224062814" calcext:value-type="float">
            <text:p>2997.502 mm</text:p>
          </table:table-cell>
          <table:table-cell table:style-name="ce29" table:formula="of:=([.AB67]/4000)*6.28*20.5679" office:value-type="float" office:value="2995.982634737" calcext:value-type="float">
            <text:p>2995.983 mm</text:p>
          </table:table-cell>
          <table:table-cell table:style-name="ce29" table:formula="of:=([.AB67]/4000)*6.28*20.61" office:value-type="float" office:value="3002.1150483" calcext:value-type="float">
            <text:p>3002.115 mm</text:p>
          </table:table-cell>
          <table:table-cell table:style-name="ce16" office:value-type="float" office:value="92779" calcext:value-type="float">
            <text:p>92779</text:p>
          </table:table-cell>
          <table:table-cell table:style-name="ce16"/>
          <table:table-cell table:style-name="ce16" office:value-type="float" office:value="92299" calcext:value-type="float">
            <text:p>92299</text:p>
          </table:table-cell>
          <table:table-cell table:style-name="ce2" table:number-columns-repeated="2"/>
          <table:table-cell table:style-name="ce27" table:formula="of:=([.AJ67]/4000)*2*PI()*20.5679" office:value-type="float" office:value="4492.55409702956" calcext:value-type="float">
            <text:p>4492.554 mm</text:p>
          </table:table-cell>
          <table:table-cell table:style-name="ce29" table:formula="of:=([.AJ67]/4000)*6.28*20.5679" office:value-type="float" office:value="4490.276563562" calcext:value-type="float">
            <text:p>4490.277 mm</text:p>
          </table:table-cell>
          <table:table-cell table:style-name="ce29" table:formula="of:=([.AJ67]/4000)*6.28*20.61" office:value-type="float" office:value="4499.4676158" calcext:value-type="float">
            <text:p>4499.468 mm</text:p>
          </table:table-cell>
          <table:table-cell table:style-name="ce16" office:value-type="float" office:value="139054" calcext:value-type="float">
            <text:p>139054</text:p>
          </table:table-cell>
          <table:table-cell table:style-name="ce16"/>
          <table:table-cell table:style-name="ce16" office:value-type="float" office:value="139268" calcext:value-type="float">
            <text:p>139268</text:p>
          </table:table-cell>
          <table:table-cell table:style-name="ce2" table:number-columns-repeated="2"/>
          <table:table-cell table:style-name="ce16" office:value-type="float" office:value="220" calcext:value-type="float">
            <text:p>220</text:p>
          </table:table-cell>
          <table:table-cell table:style-name="ce2"/>
          <table:table-cell table:style-name="ce16" office:value-type="float" office:value="198" calcext:value-type="float">
            <text:p>198</text:p>
          </table:table-cell>
          <table:table-cell table:number-columns-repeated="981"/>
        </table:table-row>
        <table:table-row table:style-name="ro1">
          <table:table-cell table:style-name="ce27" table:formula="of:=([.D68]/4000)*2*PI()*20.5679" office:value-type="float" office:value="659.793603704586" calcext:value-type="float">
            <text:p>659.794 mm</text:p>
          </table:table-cell>
          <table:table-cell table:style-name="ce29" table:formula="of:=([.D68]/4000)*6.28*20.5679" office:value-type="float" office:value="659.459116466" calcext:value-type="float">
            <text:p>659.459 mm</text:p>
          </table:table-cell>
          <table:table-cell table:style-name="ce29" table:formula="of:=([.D68]/4000)*6.28*20.61" office:value-type="float" office:value="660.8089494" calcext:value-type="float">
            <text:p>660.809 mm</text:p>
          </table:table-cell>
          <table:table-cell table:style-name="ce16" office:value-type="float" office:value="20422" calcext:value-type="float">
            <text:p>20422</text:p>
          </table:table-cell>
          <table:table-cell table:style-name="ce16"/>
          <table:table-cell table:style-name="ce16" office:value-type="float" office:value="20444" calcext:value-type="float">
            <text:p>20444</text:p>
          </table:table-cell>
          <table:table-cell table:style-name="ce2" table:number-columns-repeated="2"/>
          <table:table-cell table:style-name="ce27" table:formula="of:=([.L68]/4000)*2*PI()*20.5679" office:value-type="float" office:value="750.805188350352" calcext:value-type="float">
            <text:p>750.805 mm</text:p>
          </table:table-cell>
          <table:table-cell table:style-name="ce29" table:formula="of:=([.L68]/4000)*6.28*20.5679" office:value-type="float" office:value="750.424562117" calcext:value-type="float">
            <text:p>750.425 mm</text:p>
          </table:table-cell>
          <table:table-cell table:style-name="ce29" table:formula="of:=([.L68]/4000)*6.28*20.61" office:value-type="float" office:value="751.9605903" calcext:value-type="float">
            <text:p>751.961 mm</text:p>
          </table:table-cell>
          <table:table-cell table:style-name="ce16" office:value-type="float" office:value="23239" calcext:value-type="float">
            <text:p>23239</text:p>
          </table:table-cell>
          <table:table-cell table:style-name="ce16"/>
          <table:table-cell table:style-name="ce16" office:value-type="float" office:value="23228" calcext:value-type="float">
            <text:p>23228</text:p>
          </table:table-cell>
          <table:table-cell table:style-name="ce2" table:number-columns-repeated="2"/>
          <table:table-cell table:style-name="ce27" table:formula="of:=([.T69]/4000)*2*PI()*20.5679" office:value-type="float" office:value="1498.21803861487" calcext:value-type="float">
            <text:p>1498.218 mm</text:p>
          </table:table-cell>
          <table:table-cell table:style-name="ce29" table:formula="of:=([.T69]/4000)*6.28*20.5679" office:value-type="float" office:value="1497.458505919" calcext:value-type="float">
            <text:p>1497.459 mm</text:p>
          </table:table-cell>
          <table:table-cell table:style-name="ce29" table:formula="of:=([.T69]/4000)*6.28*20.61" office:value-type="float" office:value="1500.5236221" calcext:value-type="float">
            <text:p>1500.524 mm</text:p>
          </table:table-cell>
          <table:table-cell table:style-name="ce16" office:value-type="float" office:value="46379" calcext:value-type="float">
            <text:p>46379</text:p>
          </table:table-cell>
          <table:table-cell table:style-name="ce16"/>
          <table:table-cell table:style-name="ce16" office:value-type="float" office:value="45516" calcext:value-type="float">
            <text:p>45516</text:p>
          </table:table-cell>
          <table:table-cell table:style-name="ce2" table:number-columns-repeated="2"/>
          <table:table-cell table:style-name="ce27" table:formula="of:=([.AB68]/4000)*2*PI()*20.5679" office:value-type="float" office:value="2997.92224439115" calcext:value-type="float">
            <text:p>2997.922 mm</text:p>
          </table:table-cell>
          <table:table-cell table:style-name="ce29" table:formula="of:=([.AB68]/4000)*6.28*20.5679" office:value-type="float" office:value="2996.402425576" calcext:value-type="float">
            <text:p>2996.402 mm</text:p>
          </table:table-cell>
          <table:table-cell table:style-name="ce29" table:formula="of:=([.AB68]/4000)*6.28*20.61" office:value-type="float" office:value="3002.5356984" calcext:value-type="float">
            <text:p>3002.536 mm</text:p>
          </table:table-cell>
          <table:table-cell table:style-name="ce16" office:value-type="float" office:value="92792" calcext:value-type="float">
            <text:p>92792</text:p>
          </table:table-cell>
          <table:table-cell table:style-name="ce16"/>
          <table:table-cell table:style-name="ce16" office:value-type="float" office:value="92841" calcext:value-type="float">
            <text:p>92841</text:p>
          </table:table-cell>
          <table:table-cell table:style-name="ce2" table:number-columns-repeated="2"/>
          <table:table-cell table:style-name="ce27" table:formula="of:=([.AJ68]/4000)*2*PI()*20.5679" office:value-type="float" office:value="4493.84641630035" calcext:value-type="float">
            <text:p>4493.846 mm</text:p>
          </table:table-cell>
          <table:table-cell table:style-name="ce29" table:formula="of:=([.AJ68]/4000)*6.28*20.5679" office:value-type="float" office:value="4491.568227682" calcext:value-type="float">
            <text:p>4491.568 mm</text:p>
          </table:table-cell>
          <table:table-cell table:style-name="ce29" table:formula="of:=([.AJ68]/4000)*6.28*20.61" office:value-type="float" office:value="4500.7619238" calcext:value-type="float">
            <text:p>4500.762 mm</text:p>
          </table:table-cell>
          <table:table-cell table:style-name="ce16" office:value-type="float" office:value="139094" calcext:value-type="float">
            <text:p>139094</text:p>
          </table:table-cell>
          <table:table-cell table:style-name="ce16"/>
          <table:table-cell table:style-name="ce16" office:value-type="float" office:value="139253" calcext:value-type="float">
            <text:p>139253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3" calcext:value-type="float">
            <text:p>193</text:p>
          </table:table-cell>
          <table:table-cell table:number-columns-repeated="981"/>
        </table:table-row>
        <table:table-row table:style-name="ro1">
          <table:table-cell table:style-name="ce27" table:formula="of:=([.D69]/4000)*2*PI()*20.5679" office:value-type="float" office:value="660.148991504055" calcext:value-type="float">
            <text:p>660.149 mm</text:p>
          </table:table-cell>
          <table:table-cell table:style-name="ce29" table:formula="of:=([.D69]/4000)*6.28*20.5679" office:value-type="float" office:value="659.814324099" calcext:value-type="float">
            <text:p>659.814 mm</text:p>
          </table:table-cell>
          <table:table-cell table:style-name="ce29" table:formula="of:=([.D69]/4000)*6.28*20.61" office:value-type="float" office:value="661.1648841" calcext:value-type="float">
            <text:p>661.165 mm</text:p>
          </table:table-cell>
          <table:table-cell table:style-name="ce16" office:value-type="float" office:value="20433" calcext:value-type="float">
            <text:p>20433</text:p>
          </table:table-cell>
          <table:table-cell table:style-name="ce16"/>
          <table:table-cell table:style-name="ce16" office:value-type="float" office:value="20445" calcext:value-type="float">
            <text:p>20445</text:p>
          </table:table-cell>
          <table:table-cell table:style-name="ce2" table:number-columns-repeated="2"/>
          <table:table-cell table:style-name="ce27" table:formula="of:=([.L69]/4000)*2*PI()*20.5679" office:value-type="float" office:value="751.031344222741" calcext:value-type="float">
            <text:p>751.031 mm</text:p>
          </table:table-cell>
          <table:table-cell table:style-name="ce29" table:formula="of:=([.L69]/4000)*6.28*20.5679" office:value-type="float" office:value="750.650603338" calcext:value-type="float">
            <text:p>750.651 mm</text:p>
          </table:table-cell>
          <table:table-cell table:style-name="ce29" table:formula="of:=([.L69]/4000)*6.28*20.61" office:value-type="float" office:value="752.1870942" calcext:value-type="float">
            <text:p>752.187 mm</text:p>
          </table:table-cell>
          <table:table-cell table:style-name="ce16" office:value-type="float" office:value="23246" calcext:value-type="float">
            <text:p>23246</text:p>
          </table:table-cell>
          <table:table-cell table:style-name="ce16"/>
          <table:table-cell table:style-name="ce16" office:value-type="float" office:value="23223" calcext:value-type="float">
            <text:p>23223</text:p>
          </table:table-cell>
          <table:table-cell table:style-name="ce2" table:number-columns-repeated="2"/>
          <table:table-cell table:style-name="ce27" table:formula="of:=([.T70]/4000)*2*PI()*20.5679" office:value-type="float" office:value="1498.73496632318" calcext:value-type="float">
            <text:p>1498.735 mm</text:p>
          </table:table-cell>
          <table:table-cell table:style-name="ce29" table:formula="of:=([.T70]/4000)*6.28*20.5679" office:value-type="float" office:value="1497.975171567" calcext:value-type="float">
            <text:p>1497.975 mm</text:p>
          </table:table-cell>
          <table:table-cell table:style-name="ce29" table:formula="of:=([.T70]/4000)*6.28*20.61" office:value-type="float" office:value="1501.0413453" calcext:value-type="float">
            <text:p>1501.041 mm</text:p>
          </table:table-cell>
          <table:table-cell table:style-name="ce16" office:value-type="float" office:value="46373" calcext:value-type="float">
            <text:p>46373</text:p>
          </table:table-cell>
          <table:table-cell table:style-name="ce16"/>
          <table:table-cell table:style-name="ce16" office:value-type="float" office:value="-46437" calcext:value-type="float">
            <text:p>-46437</text:p>
          </table:table-cell>
          <table:table-cell table:style-name="ce2" table:number-columns-repeated="2"/>
          <table:table-cell table:style-name="ce27" table:formula="of:=([.AB69]/4000)*2*PI()*20.5679" office:value-type="float" office:value="2996.95300493805" calcext:value-type="float">
            <text:p>2996.953 mm</text:p>
          </table:table-cell>
          <table:table-cell table:style-name="ce29" table:formula="of:=([.AB69]/4000)*6.28*20.5679" office:value-type="float" office:value="2995.433677486" calcext:value-type="float">
            <text:p>2995.434 mm</text:p>
          </table:table-cell>
          <table:table-cell table:style-name="ce29" table:formula="of:=([.AB69]/4000)*6.28*20.61" office:value-type="float" office:value="3001.5649674" calcext:value-type="float">
            <text:p>3001.565 mm</text:p>
          </table:table-cell>
          <table:table-cell table:style-name="ce16" office:value-type="float" office:value="92762" calcext:value-type="float">
            <text:p>92762</text:p>
          </table:table-cell>
          <table:table-cell table:style-name="ce16"/>
          <table:table-cell table:style-name="ce16" office:value-type="float" office:value="92179" calcext:value-type="float">
            <text:p>92179</text:p>
          </table:table-cell>
          <table:table-cell table:style-name="ce2" table:number-columns-repeated="2"/>
          <table:table-cell table:style-name="ce27" table:formula="of:=([.AJ69]/4000)*2*PI()*20.5679" office:value-type="float" office:value="4491.90793739416" calcext:value-type="float">
            <text:p>4491.908 mm</text:p>
          </table:table-cell>
          <table:table-cell table:style-name="ce29" table:formula="of:=([.AJ69]/4000)*6.28*20.5679" office:value-type="float" office:value="4489.630731502" calcext:value-type="float">
            <text:p>4489.631 mm</text:p>
          </table:table-cell>
          <table:table-cell table:style-name="ce29" table:formula="of:=([.AJ69]/4000)*6.28*20.61" office:value-type="float" office:value="4498.8204618" calcext:value-type="float">
            <text:p>4498.820 mm</text:p>
          </table:table-cell>
          <table:table-cell table:style-name="ce16" office:value-type="float" office:value="139034" calcext:value-type="float">
            <text:p>139034</text:p>
          </table:table-cell>
          <table:table-cell table:style-name="ce16"/>
          <table:table-cell table:style-name="ce16" office:value-type="float" office:value="139267" calcext:value-type="float">
            <text:p>139267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194" calcext:value-type="float">
            <text:p>194</text:p>
          </table:table-cell>
          <table:table-cell table:number-columns-repeated="981"/>
        </table:table-row>
        <table:table-row table:style-name="ro1">
          <table:table-cell table:style-name="ce27" table:formula="of:=([.D70]/4000)*2*PI()*20.5679" office:value-type="float" office:value="659.728987741047" calcext:value-type="float">
            <text:p>659.729 mm</text:p>
          </table:table-cell>
          <table:table-cell table:style-name="ce29" table:formula="of:=([.D70]/4000)*6.28*20.5679" office:value-type="float" office:value="659.39453326" calcext:value-type="float">
            <text:p>659.395 mm</text:p>
          </table:table-cell>
          <table:table-cell table:style-name="ce29" table:formula="of:=([.D70]/4000)*6.28*20.61" office:value-type="float" office:value="660.744234" calcext:value-type="float">
            <text:p>660.744 mm</text:p>
          </table:table-cell>
          <table:table-cell table:style-name="ce16" office:value-type="float" office:value="20420" calcext:value-type="float">
            <text:p>20420</text:p>
          </table:table-cell>
          <table:table-cell table:style-name="ce16"/>
          <table:table-cell table:style-name="ce16" office:value-type="float" office:value="20446" calcext:value-type="float">
            <text:p>20446</text:p>
          </table:table-cell>
          <table:table-cell table:style-name="ce2" table:number-columns-repeated="2"/>
          <table:table-cell table:style-name="ce27" table:formula="of:=([.L70]/4000)*2*PI()*20.5679" office:value-type="float" office:value="749.674408988406" calcext:value-type="float">
            <text:p>749.674 mm</text:p>
          </table:table-cell>
          <table:table-cell table:style-name="ce29" table:formula="of:=([.L70]/4000)*6.28*20.5679" office:value-type="float" office:value="749.294356012" calcext:value-type="float">
            <text:p>749.294 mm</text:p>
          </table:table-cell>
          <table:table-cell table:style-name="ce29" table:formula="of:=([.L70]/4000)*6.28*20.61" office:value-type="float" office:value="750.8280708" calcext:value-type="float">
            <text:p>750.828 mm</text:p>
          </table:table-cell>
          <table:table-cell table:style-name="ce16" office:value-type="float" office:value="23204" calcext:value-type="float">
            <text:p>23204</text:p>
          </table:table-cell>
          <table:table-cell table:style-name="ce16"/>
          <table:table-cell table:style-name="ce16" office:value-type="float" office:value="23190" calcext:value-type="float">
            <text:p>23190</text:p>
          </table:table-cell>
          <table:table-cell table:style-name="ce2" table:number-columns-repeated="2"/>
          <table:table-cell table:style-name="ce27" table:formula="of:=([.T71]/4000)*2*PI()*20.5679" office:value-type="float" office:value="1498.57342641433" calcext:value-type="float">
            <text:p>1498.573 mm</text:p>
          </table:table-cell>
          <table:table-cell table:style-name="ce29" table:formula="of:=([.T71]/4000)*6.28*20.5679" office:value-type="float" office:value="1497.813713552" calcext:value-type="float">
            <text:p>1497.814 mm</text:p>
          </table:table-cell>
          <table:table-cell table:style-name="ce29" table:formula="of:=([.T71]/4000)*6.28*20.61" office:value-type="float" office:value="1500.8795568" calcext:value-type="float">
            <text:p>1500.880 mm</text:p>
          </table:table-cell>
          <table:table-cell table:style-name="ce16" office:value-type="float" office:value="46389" calcext:value-type="float">
            <text:p>46389</text:p>
          </table:table-cell>
          <table:table-cell table:style-name="ce16"/>
          <table:table-cell table:style-name="ce16" office:value-type="float" office:value="44533" calcext:value-type="float">
            <text:p>44533</text:p>
          </table:table-cell>
          <table:table-cell table:style-name="ce2" table:number-columns-repeated="2"/>
          <table:table-cell table:style-name="ce27" table:formula="of:=([.AB70]/4000)*2*PI()*20.5679" office:value-type="float" office:value="2996.1453053938" calcext:value-type="float">
            <text:p>2996.145 mm</text:p>
          </table:table-cell>
          <table:table-cell table:style-name="ce29" table:formula="of:=([.AB70]/4000)*6.28*20.5679" office:value-type="float" office:value="2994.626387411" calcext:value-type="float">
            <text:p>2994.626 mm</text:p>
          </table:table-cell>
          <table:table-cell table:style-name="ce29" table:formula="of:=([.AB70]/4000)*6.28*20.61" office:value-type="float" office:value="3000.7560249" calcext:value-type="float">
            <text:p>3000.756 mm</text:p>
          </table:table-cell>
          <table:table-cell table:style-name="ce16" office:value-type="float" office:value="92737" calcext:value-type="float">
            <text:p>92737</text:p>
          </table:table-cell>
          <table:table-cell table:style-name="ce16"/>
          <table:table-cell table:style-name="ce16" office:value-type="float" office:value="92859" calcext:value-type="float">
            <text:p>92859</text:p>
          </table:table-cell>
          <table:table-cell table:style-name="ce2" table:number-columns-repeated="2"/>
          <table:table-cell table:style-name="ce27" table:formula="of:=([.AJ70]/4000)*2*PI()*20.5679" office:value-type="float" office:value="4493.78180033681" calcext:value-type="float">
            <text:p>4493.782 mm</text:p>
          </table:table-cell>
          <table:table-cell table:style-name="ce29" table:formula="of:=([.AJ70]/4000)*6.28*20.5679" office:value-type="float" office:value="4491.503644476" calcext:value-type="float">
            <text:p>4491.504 mm</text:p>
          </table:table-cell>
          <table:table-cell table:style-name="ce29" table:formula="of:=([.AJ70]/4000)*6.28*20.61" office:value-type="float" office:value="4500.6972084" calcext:value-type="float">
            <text:p>4500.697 mm</text:p>
          </table:table-cell>
          <table:table-cell table:style-name="ce16" office:value-type="float" office:value="139092" calcext:value-type="float">
            <text:p>139092</text:p>
          </table:table-cell>
          <table:table-cell table:style-name="ce16"/>
          <table:table-cell table:style-name="ce16" office:value-type="float" office:value="139258" calcext:value-type="float">
            <text:p>139258</text:p>
          </table:table-cell>
          <table:table-cell table:style-name="ce2" table:number-columns-repeated="2"/>
          <table:table-cell table:style-name="ce16" office:value-type="float" office:value="215" calcext:value-type="float">
            <text:p>215</text:p>
          </table:table-cell>
          <table:table-cell table:style-name="ce2"/>
          <table:table-cell table:style-name="ce16" office:value-type="float" office:value="193" calcext:value-type="float">
            <text:p>193</text:p>
          </table:table-cell>
          <table:table-cell table:number-columns-repeated="981"/>
        </table:table-row>
        <table:table-row table:style-name="ro1">
          <table:table-cell table:style-name="ce27" table:formula="of:=([.D71]/4000)*2*PI()*20.5679" office:value-type="float" office:value="660.019759576976" calcext:value-type="float">
            <text:p>660.020 mm</text:p>
          </table:table-cell>
          <table:table-cell table:style-name="ce29" table:formula="of:=([.D71]/4000)*6.28*20.5679" office:value-type="float" office:value="659.685157687" calcext:value-type="float">
            <text:p>659.685 mm</text:p>
          </table:table-cell>
          <table:table-cell table:style-name="ce29" table:formula="of:=([.D71]/4000)*6.28*20.61" office:value-type="float" office:value="661.0354533" calcext:value-type="float">
            <text:p>661.035 mm</text:p>
          </table:table-cell>
          <table:table-cell table:style-name="ce16" office:value-type="float" office:value="20429" calcext:value-type="float">
            <text:p>20429</text:p>
          </table:table-cell>
          <table:table-cell table:style-name="ce16"/>
          <table:table-cell table:style-name="ce16" office:value-type="float" office:value="20445" calcext:value-type="float">
            <text:p>20445</text:p>
          </table:table-cell>
          <table:table-cell table:style-name="ce2" table:number-columns-repeated="2"/>
          <table:table-cell table:style-name="ce27" table:formula="of:=([.L71]/4000)*2*PI()*20.5679" office:value-type="float" office:value="750.159028714954" calcext:value-type="float">
            <text:p>750.159 mm</text:p>
          </table:table-cell>
          <table:table-cell table:style-name="ce29" table:formula="of:=([.L71]/4000)*6.28*20.5679" office:value-type="float" office:value="749.778730057" calcext:value-type="float">
            <text:p>749.779 mm</text:p>
          </table:table-cell>
          <table:table-cell table:style-name="ce29" table:formula="of:=([.L71]/4000)*6.28*20.61" office:value-type="float" office:value="751.3134363" calcext:value-type="float">
            <text:p>751.313 mm</text:p>
          </table:table-cell>
          <table:table-cell table:style-name="ce16" office:value-type="float" office:value="23219" calcext:value-type="float">
            <text:p>23219</text:p>
          </table:table-cell>
          <table:table-cell table:style-name="ce16"/>
          <table:table-cell table:style-name="ce16" office:value-type="float" office:value="23196" calcext:value-type="float">
            <text:p>23196</text:p>
          </table:table-cell>
          <table:table-cell table:style-name="ce2" table:number-columns-repeated="2"/>
          <table:table-cell table:style-name="ce27" table:formula="of:=([.T72]/4000)*2*PI()*20.5679" office:value-type="float" office:value="1498.67035035964" calcext:value-type="float">
            <text:p>1498.670 mm</text:p>
          </table:table-cell>
          <table:table-cell table:style-name="ce29" table:formula="of:=([.T72]/4000)*6.28*20.5679" office:value-type="float" office:value="1497.910588361" calcext:value-type="float">
            <text:p>1497.911 mm</text:p>
          </table:table-cell>
          <table:table-cell table:style-name="ce29" table:formula="of:=([.T72]/4000)*6.28*20.61" office:value-type="float" office:value="1500.9766299" calcext:value-type="float">
            <text:p>1500.977 mm</text:p>
          </table:table-cell>
          <table:table-cell table:style-name="ce16" office:value-type="float" office:value="46384" calcext:value-type="float">
            <text:p>46384</text:p>
          </table:table-cell>
          <table:table-cell table:style-name="ce16"/>
          <table:table-cell table:style-name="ce16" office:value-type="float" office:value="-46439" calcext:value-type="float">
            <text:p>-46439</text:p>
          </table:table-cell>
          <table:table-cell table:style-name="ce2" table:number-columns-repeated="2"/>
          <table:table-cell table:style-name="ce27" table:formula="of:=([.AB71]/4000)*2*PI()*20.5679" office:value-type="float" office:value="2996.69454108389" calcext:value-type="float">
            <text:p>2996.695 mm</text:p>
          </table:table-cell>
          <table:table-cell table:style-name="ce29" table:formula="of:=([.AB71]/4000)*6.28*20.5679" office:value-type="float" office:value="2995.175344662" calcext:value-type="float">
            <text:p>2995.175 mm</text:p>
          </table:table-cell>
          <table:table-cell table:style-name="ce29" table:formula="of:=([.AB71]/4000)*6.28*20.61" office:value-type="float" office:value="3001.3061058" calcext:value-type="float">
            <text:p>3001.306 mm</text:p>
          </table:table-cell>
          <table:table-cell table:style-name="ce16" office:value-type="float" office:value="92754" calcext:value-type="float">
            <text:p>92754</text:p>
          </table:table-cell>
          <table:table-cell table:style-name="ce16"/>
          <table:table-cell table:style-name="ce16" office:value-type="float" office:value="92470" calcext:value-type="float">
            <text:p>92470</text:p>
          </table:table-cell>
          <table:table-cell table:style-name="ce2" table:number-columns-repeated="2"/>
          <table:table-cell table:style-name="ce27" table:formula="of:=([.AJ71]/4000)*2*PI()*20.5679" office:value-type="float" office:value="4493.84641630035" calcext:value-type="float">
            <text:p>4493.846 mm</text:p>
          </table:table-cell>
          <table:table-cell table:style-name="ce29" table:formula="of:=([.AJ71]/4000)*6.28*20.5679" office:value-type="float" office:value="4491.568227682" calcext:value-type="float">
            <text:p>4491.568 mm</text:p>
          </table:table-cell>
          <table:table-cell table:style-name="ce29" table:formula="of:=([.AJ71]/4000)*6.28*20.61" office:value-type="float" office:value="4500.7619238" calcext:value-type="float">
            <text:p>4500.762 mm</text:p>
          </table:table-cell>
          <table:table-cell table:style-name="ce16" office:value-type="float" office:value="139094" calcext:value-type="float">
            <text:p>139094</text:p>
          </table:table-cell>
          <table:table-cell table:style-name="ce16"/>
          <table:table-cell table:style-name="ce16" office:value-type="float" office:value="139250" calcext:value-type="float">
            <text:p>139250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196" calcext:value-type="float">
            <text:p>196</text:p>
          </table:table-cell>
          <table:table-cell table:number-columns-repeated="981"/>
        </table:table-row>
        <table:table-row table:style-name="ro1">
          <table:table-cell table:style-name="ce27" table:formula="of:=([.D72]/4000)*2*PI()*20.5679" office:value-type="float" office:value="659.664371777507" calcext:value-type="float">
            <text:p>659.664 mm</text:p>
          </table:table-cell>
          <table:table-cell table:style-name="ce29" table:formula="of:=([.D72]/4000)*6.28*20.5679" office:value-type="float" office:value="659.329950054" calcext:value-type="float">
            <text:p>659.330 mm</text:p>
          </table:table-cell>
          <table:table-cell table:style-name="ce29" table:formula="of:=([.D72]/4000)*6.28*20.61" office:value-type="float" office:value="660.6795186" calcext:value-type="float">
            <text:p>660.680 mm</text:p>
          </table:table-cell>
          <table:table-cell table:style-name="ce16" office:value-type="float" office:value="20418" calcext:value-type="float">
            <text:p>20418</text:p>
          </table:table-cell>
          <table:table-cell table:style-name="ce16"/>
          <table:table-cell table:style-name="ce16" office:value-type="float" office:value="20446" calcext:value-type="float">
            <text:p>20446</text:p>
          </table:table-cell>
          <table:table-cell table:style-name="ce2" table:number-columns-repeated="2"/>
          <table:table-cell table:style-name="ce27" table:formula="of:=([.L72]/4000)*2*PI()*20.5679" office:value-type="float" office:value="750.094412751414" calcext:value-type="float">
            <text:p>750.094 mm</text:p>
          </table:table-cell>
          <table:table-cell table:style-name="ce29" table:formula="of:=([.L72]/4000)*6.28*20.5679" office:value-type="float" office:value="749.714146851" calcext:value-type="float">
            <text:p>749.714 mm</text:p>
          </table:table-cell>
          <table:table-cell table:style-name="ce29" table:formula="of:=([.L72]/4000)*6.28*20.61" office:value-type="float" office:value="751.2487209" calcext:value-type="float">
            <text:p>751.249 mm</text:p>
          </table:table-cell>
          <table:table-cell table:style-name="ce16" office:value-type="float" office:value="23217" calcext:value-type="float">
            <text:p>23217</text:p>
          </table:table-cell>
          <table:table-cell table:style-name="ce16"/>
          <table:table-cell table:style-name="ce16" office:value-type="float" office:value="23207" calcext:value-type="float">
            <text:p>23207</text:p>
          </table:table-cell>
          <table:table-cell table:style-name="ce2" table:number-columns-repeated="2"/>
          <table:table-cell table:style-name="ce27" table:formula="of:=([.T73]/4000)*2*PI()*20.5679" office:value-type="float" office:value="1498.31496256018" calcext:value-type="float">
            <text:p>1498.315 mm</text:p>
          </table:table-cell>
          <table:table-cell table:style-name="ce29" table:formula="of:=([.T73]/4000)*6.28*20.5679" office:value-type="float" office:value="1497.555380728" calcext:value-type="float">
            <text:p>1497.555 mm</text:p>
          </table:table-cell>
          <table:table-cell table:style-name="ce29" table:formula="of:=([.T73]/4000)*6.28*20.61" office:value-type="float" office:value="1500.6206952" calcext:value-type="float">
            <text:p>1500.621 mm</text:p>
          </table:table-cell>
          <table:table-cell table:style-name="ce16" office:value-type="float" office:value="46387" calcext:value-type="float">
            <text:p>46387</text:p>
          </table:table-cell>
          <table:table-cell table:style-name="ce16"/>
          <table:table-cell table:style-name="ce16" office:value-type="float" office:value="46062" calcext:value-type="float">
            <text:p>46062</text:p>
          </table:table-cell>
          <table:table-cell table:style-name="ce2" table:number-columns-repeated="2"/>
          <table:table-cell table:style-name="ce27" table:formula="of:=([.AB72]/4000)*2*PI()*20.5679" office:value-type="float" office:value="2996.20992135734" calcext:value-type="float">
            <text:p>2996.210 mm</text:p>
          </table:table-cell>
          <table:table-cell table:style-name="ce29" table:formula="of:=([.AB72]/4000)*6.28*20.5679" office:value-type="float" office:value="2994.690970617" calcext:value-type="float">
            <text:p>2994.691 mm</text:p>
          </table:table-cell>
          <table:table-cell table:style-name="ce29" table:formula="of:=([.AB72]/4000)*6.28*20.61" office:value-type="float" office:value="3000.8207403" calcext:value-type="float">
            <text:p>3000.821 mm</text:p>
          </table:table-cell>
          <table:table-cell table:style-name="ce16" office:value-type="float" office:value="92739" calcext:value-type="float">
            <text:p>92739</text:p>
          </table:table-cell>
          <table:table-cell table:style-name="ce16"/>
          <table:table-cell table:style-name="ce16" office:value-type="float" office:value="92837" calcext:value-type="float">
            <text:p>92837</text:p>
          </table:table-cell>
          <table:table-cell table:style-name="ce2" table:number-columns-repeated="2"/>
          <table:table-cell table:style-name="ce27" table:formula="of:=([.AJ72]/4000)*2*PI()*20.5679" office:value-type="float" office:value="4492.55409702956" calcext:value-type="float">
            <text:p>4492.554 mm</text:p>
          </table:table-cell>
          <table:table-cell table:style-name="ce29" table:formula="of:=([.AJ72]/4000)*6.28*20.5679" office:value-type="float" office:value="4490.276563562" calcext:value-type="float">
            <text:p>4490.277 mm</text:p>
          </table:table-cell>
          <table:table-cell table:style-name="ce29" table:formula="of:=([.AJ72]/4000)*6.28*20.61" office:value-type="float" office:value="4499.4676158" calcext:value-type="float">
            <text:p>4499.468 mm</text:p>
          </table:table-cell>
          <table:table-cell table:style-name="ce16" office:value-type="float" office:value="139054" calcext:value-type="float">
            <text:p>139054</text:p>
          </table:table-cell>
          <table:table-cell table:style-name="ce16"/>
          <table:table-cell table:style-name="ce16" office:value-type="float" office:value="139262" calcext:value-type="float">
            <text:p>139262</text:p>
          </table:table-cell>
          <table:table-cell table:style-name="ce2" table:number-columns-repeated="2"/>
          <table:table-cell table:style-name="ce16" office:value-type="float" office:value="219" calcext:value-type="float">
            <text:p>219</text:p>
          </table:table-cell>
          <table:table-cell table:style-name="ce2"/>
          <table:table-cell table:style-name="ce16" office:value-type="float" office:value="195" calcext:value-type="float">
            <text:p>195</text:p>
          </table:table-cell>
          <table:table-cell table:number-columns-repeated="981"/>
        </table:table-row>
        <table:table-row table:style-name="ro1">
          <table:table-cell table:style-name="ce27" table:formula="of:=([.D73]/4000)*2*PI()*20.5679" office:value-type="float" office:value="659.955143613436" calcext:value-type="float">
            <text:p>659.955 mm</text:p>
          </table:table-cell>
          <table:table-cell table:style-name="ce29" table:formula="of:=([.D73]/4000)*6.28*20.5679" office:value-type="float" office:value="659.620574481" calcext:value-type="float">
            <text:p>659.621 mm</text:p>
          </table:table-cell>
          <table:table-cell table:style-name="ce29" table:formula="of:=([.D73]/4000)*6.28*20.61" office:value-type="float" office:value="660.9707379" calcext:value-type="float">
            <text:p>660.971 mm</text:p>
          </table:table-cell>
          <table:table-cell table:style-name="ce16" office:value-type="float" office:value="20427" calcext:value-type="float">
            <text:p>20427</text:p>
          </table:table-cell>
          <table:table-cell table:style-name="ce16"/>
          <table:table-cell table:style-name="ce16" office:value-type="float" office:value="20444" calcext:value-type="float">
            <text:p>20444</text:p>
          </table:table-cell>
          <table:table-cell table:style-name="ce2" table:number-columns-repeated="2"/>
          <table:table-cell table:style-name="ce27" table:formula="of:=([.L73]/4000)*2*PI()*20.5679" office:value-type="float" office:value="750.417492569113" calcext:value-type="float">
            <text:p>750.417 mm</text:p>
          </table:table-cell>
          <table:table-cell table:style-name="ce29" table:formula="of:=([.L73]/4000)*6.28*20.5679" office:value-type="float" office:value="750.037062881" calcext:value-type="float">
            <text:p>750.037 mm</text:p>
          </table:table-cell>
          <table:table-cell table:style-name="ce29" table:formula="of:=([.L73]/4000)*6.28*20.61" office:value-type="float" office:value="751.5722979" calcext:value-type="float">
            <text:p>751.572 mm</text:p>
          </table:table-cell>
          <table:table-cell table:style-name="ce16" office:value-type="float" office:value="23227" calcext:value-type="float">
            <text:p>23227</text:p>
          </table:table-cell>
          <table:table-cell table:style-name="ce16"/>
          <table:table-cell table:style-name="ce16" office:value-type="float" office:value="23203" calcext:value-type="float">
            <text:p>23203</text:p>
          </table:table-cell>
          <table:table-cell table:style-name="ce2" table:number-columns-repeated="2"/>
          <table:table-cell table:style-name="ce27" table:formula="of:=([.T74]/4000)*2*PI()*20.5679" office:value-type="float" office:value="1498.73496632318" calcext:value-type="float">
            <text:p>1498.735 mm</text:p>
          </table:table-cell>
          <table:table-cell table:style-name="ce29" table:formula="of:=([.T74]/4000)*6.28*20.5679" office:value-type="float" office:value="1497.975171567" calcext:value-type="float">
            <text:p>1497.975 mm</text:p>
          </table:table-cell>
          <table:table-cell table:style-name="ce29" table:formula="of:=([.T74]/4000)*6.28*20.61" office:value-type="float" office:value="1501.0413453" calcext:value-type="float">
            <text:p>1501.041 mm</text:p>
          </table:table-cell>
          <table:table-cell table:style-name="ce16" office:value-type="float" office:value="46376" calcext:value-type="float">
            <text:p>46376</text:p>
          </table:table-cell>
          <table:table-cell table:style-name="ce16"/>
          <table:table-cell table:style-name="ce16" office:value-type="float" office:value="-46424" calcext:value-type="float">
            <text:p>-46424</text:p>
          </table:table-cell>
          <table:table-cell table:style-name="ce2" table:number-columns-repeated="2"/>
          <table:table-cell table:style-name="ce27" table:formula="of:=([.AB73]/4000)*2*PI()*20.5679" office:value-type="float" office:value="2997.1145448469" calcext:value-type="float">
            <text:p>2997.115 mm</text:p>
          </table:table-cell>
          <table:table-cell table:style-name="ce29" table:formula="of:=([.AB73]/4000)*6.28*20.5679" office:value-type="float" office:value="2995.595135501" calcext:value-type="float">
            <text:p>2995.595 mm</text:p>
          </table:table-cell>
          <table:table-cell table:style-name="ce29" table:formula="of:=([.AB73]/4000)*6.28*20.61" office:value-type="float" office:value="3001.7267559" calcext:value-type="float">
            <text:p>3001.727 mm</text:p>
          </table:table-cell>
          <table:table-cell table:style-name="ce16" office:value-type="float" office:value="92767" calcext:value-type="float">
            <text:p>92767</text:p>
          </table:table-cell>
          <table:table-cell table:style-name="ce16"/>
          <table:table-cell table:style-name="ce16" office:value-type="float" office:value="92264" calcext:value-type="float">
            <text:p>92264</text:p>
          </table:table-cell>
          <table:table-cell table:style-name="ce2" table:number-columns-repeated="2"/>
          <table:table-cell table:style-name="ce27" table:formula="of:=([.AJ73]/4000)*2*PI()*20.5679" office:value-type="float" office:value="4492.32794115717" calcext:value-type="float">
            <text:p>4492.328 mm</text:p>
          </table:table-cell>
          <table:table-cell table:style-name="ce29" table:formula="of:=([.AJ73]/4000)*6.28*20.5679" office:value-type="float" office:value="4490.050522341" calcext:value-type="float">
            <text:p>4490.051 mm</text:p>
          </table:table-cell>
          <table:table-cell table:style-name="ce29" table:formula="of:=([.AJ73]/4000)*6.28*20.61" office:value-type="float" office:value="4499.2411119" calcext:value-type="float">
            <text:p>4499.241 mm</text:p>
          </table:table-cell>
          <table:table-cell table:style-name="ce16" office:value-type="float" office:value="139047" calcext:value-type="float">
            <text:p>139047</text:p>
          </table:table-cell>
          <table:table-cell table:style-name="ce16"/>
          <table:table-cell table:style-name="ce16" office:value-type="float" office:value="139265" calcext:value-type="float">
            <text:p>139265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199" calcext:value-type="float">
            <text:p>199</text:p>
          </table:table-cell>
          <table:table-cell table:number-columns-repeated="981"/>
        </table:table-row>
        <table:table-row table:style-name="ro1">
          <table:table-cell table:style-name="ce27" table:formula="of:=([.D74]/4000)*2*PI()*20.5679" office:value-type="float" office:value="659.793603704586" calcext:value-type="float">
            <text:p>659.794 mm</text:p>
          </table:table-cell>
          <table:table-cell table:style-name="ce29" table:formula="of:=([.D74]/4000)*6.28*20.5679" office:value-type="float" office:value="659.459116466" calcext:value-type="float">
            <text:p>659.459 mm</text:p>
          </table:table-cell>
          <table:table-cell table:style-name="ce29" table:formula="of:=([.D74]/4000)*6.28*20.61" office:value-type="float" office:value="660.8089494" calcext:value-type="float">
            <text:p>660.809 mm</text:p>
          </table:table-cell>
          <table:table-cell table:style-name="ce16" office:value-type="float" office:value="20422" calcext:value-type="float">
            <text:p>20422</text:p>
          </table:table-cell>
          <table:table-cell table:style-name="ce16"/>
          <table:table-cell table:style-name="ce16" office:value-type="float" office:value="20447" calcext:value-type="float">
            <text:p>20447</text:p>
          </table:table-cell>
          <table:table-cell table:style-name="ce2" table:number-columns-repeated="2"/>
          <table:table-cell table:style-name="ce27" table:formula="of:=([.L74]/4000)*2*PI()*20.5679" office:value-type="float" office:value="749.803640915485" calcext:value-type="float">
            <text:p>749.804 mm</text:p>
          </table:table-cell>
          <table:table-cell table:style-name="ce29" table:formula="of:=([.L74]/4000)*6.28*20.5679" office:value-type="float" office:value="749.423522424" calcext:value-type="float">
            <text:p>749.424 mm</text:p>
          </table:table-cell>
          <table:table-cell table:style-name="ce29" table:formula="of:=([.L74]/4000)*6.28*20.61" office:value-type="float" office:value="750.9575016" calcext:value-type="float">
            <text:p>750.958 mm</text:p>
          </table:table-cell>
          <table:table-cell table:style-name="ce16" office:value-type="float" office:value="23208" calcext:value-type="float">
            <text:p>23208</text:p>
          </table:table-cell>
          <table:table-cell table:style-name="ce16"/>
          <table:table-cell table:style-name="ce16" office:value-type="float" office:value="23199" calcext:value-type="float">
            <text:p>23199</text:p>
          </table:table-cell>
          <table:table-cell table:style-name="ce2" table:number-columns-repeated="2"/>
          <table:table-cell table:style-name="ce27" table:formula="of:=([.T75]/4000)*2*PI()*20.5679" office:value-type="float" office:value="1498.54111843256" calcext:value-type="float">
            <text:p>1498.541 mm</text:p>
          </table:table-cell>
          <table:table-cell table:style-name="ce29" table:formula="of:=([.T75]/4000)*6.28*20.5679" office:value-type="float" office:value="1497.781421949" calcext:value-type="float">
            <text:p>1497.781 mm</text:p>
          </table:table-cell>
          <table:table-cell table:style-name="ce29" table:formula="of:=([.T75]/4000)*6.28*20.61" office:value-type="float" office:value="1500.8471991" calcext:value-type="float">
            <text:p>1500.847 mm</text:p>
          </table:table-cell>
          <table:table-cell table:style-name="ce16" office:value-type="float" office:value="46389" calcext:value-type="float">
            <text:p>46389</text:p>
          </table:table-cell>
          <table:table-cell table:style-name="ce16"/>
          <table:table-cell table:style-name="ce16" office:value-type="float" office:value="45832" calcext:value-type="float">
            <text:p>45832</text:p>
          </table:table-cell>
          <table:table-cell table:style-name="ce2" table:number-columns-repeated="2"/>
          <table:table-cell table:style-name="ce27" table:formula="of:=([.AB74]/4000)*2*PI()*20.5679" office:value-type="float" office:value="2994.52990630531" calcext:value-type="float">
            <text:p>2994.530 mm</text:p>
          </table:table-cell>
          <table:table-cell table:style-name="ce29" table:formula="of:=([.AB74]/4000)*6.28*20.5679" office:value-type="float" office:value="2993.011807261" calcext:value-type="float">
            <text:p>2993.012 mm</text:p>
          </table:table-cell>
          <table:table-cell table:style-name="ce29" table:formula="of:=([.AB74]/4000)*6.28*20.61" office:value-type="float" office:value="2999.1381399" calcext:value-type="float">
            <text:p>2999.138 mm</text:p>
          </table:table-cell>
          <table:table-cell table:style-name="ce16" office:value-type="float" office:value="92687" calcext:value-type="float">
            <text:p>92687</text:p>
          </table:table-cell>
          <table:table-cell table:style-name="ce16"/>
          <table:table-cell table:style-name="ce16" office:value-type="float" office:value="92831" calcext:value-type="float">
            <text:p>92831</text:p>
          </table:table-cell>
          <table:table-cell table:style-name="ce2" table:number-columns-repeated="2"/>
          <table:table-cell table:style-name="ce27" table:formula="of:=([.AJ74]/4000)*2*PI()*20.5679" office:value-type="float" office:value="4494.04026419097" calcext:value-type="float">
            <text:p>4494.040 mm</text:p>
          </table:table-cell>
          <table:table-cell table:style-name="ce29" table:formula="of:=([.AJ74]/4000)*6.28*20.5679" office:value-type="float" office:value="4491.7619773" calcext:value-type="float">
            <text:p>4491.762 mm</text:p>
          </table:table-cell>
          <table:table-cell table:style-name="ce29" table:formula="of:=([.AJ74]/4000)*6.28*20.61" office:value-type="float" office:value="4500.95607" calcext:value-type="float">
            <text:p>4500.956 mm</text:p>
          </table:table-cell>
          <table:table-cell table:style-name="ce16" office:value-type="float" office:value="139100" calcext:value-type="float">
            <text:p>139100</text:p>
          </table:table-cell>
          <table:table-cell table:style-name="ce16"/>
          <table:table-cell table:style-name="ce16" office:value-type="float" office:value="139248" calcext:value-type="float">
            <text:p>139248</text:p>
          </table:table-cell>
          <table:table-cell table:style-name="ce2" table:number-columns-repeated="2"/>
          <table:table-cell table:style-name="ce16" office:value-type="float" office:value="215" calcext:value-type="float">
            <text:p>215</text:p>
          </table:table-cell>
          <table:table-cell table:style-name="ce2"/>
          <table:table-cell table:style-name="ce16" office:value-type="float" office:value="199" calcext:value-type="float">
            <text:p>199</text:p>
          </table:table-cell>
          <table:table-cell table:number-columns-repeated="981"/>
        </table:table-row>
        <table:table-row table:style-name="ro1">
          <table:table-cell table:style-name="ce27" table:formula="of:=([.D75]/4000)*2*PI()*20.5679" office:value-type="float" office:value="660.019759576976" calcext:value-type="float">
            <text:p>660.020 mm</text:p>
          </table:table-cell>
          <table:table-cell table:style-name="ce29" table:formula="of:=([.D75]/4000)*6.28*20.5679" office:value-type="float" office:value="659.685157687" calcext:value-type="float">
            <text:p>659.685 mm</text:p>
          </table:table-cell>
          <table:table-cell table:style-name="ce29" table:formula="of:=([.D75]/4000)*6.28*20.61" office:value-type="float" office:value="661.0354533" calcext:value-type="float">
            <text:p>661.035 mm</text:p>
          </table:table-cell>
          <table:table-cell table:style-name="ce16" office:value-type="float" office:value="20429" calcext:value-type="float">
            <text:p>20429</text:p>
          </table:table-cell>
          <table:table-cell table:style-name="ce16"/>
          <table:table-cell table:style-name="ce16" office:value-type="float" office:value="20440" calcext:value-type="float">
            <text:p>20440</text:p>
          </table:table-cell>
          <table:table-cell table:style-name="ce2" table:number-columns-repeated="2"/>
          <table:table-cell table:style-name="ce27" table:formula="of:=([.L75]/4000)*2*PI()*20.5679" office:value-type="float" office:value="749.997488806105" calcext:value-type="float">
            <text:p>749.997 mm</text:p>
          </table:table-cell>
          <table:table-cell table:style-name="ce29" table:formula="of:=([.L75]/4000)*6.28*20.5679" office:value-type="float" office:value="749.617272042" calcext:value-type="float">
            <text:p>749.617 mm</text:p>
          </table:table-cell>
          <table:table-cell table:style-name="ce29" table:formula="of:=([.L75]/4000)*6.28*20.61" office:value-type="float" office:value="751.1516478" calcext:value-type="float">
            <text:p>751.152 mm</text:p>
          </table:table-cell>
          <table:table-cell table:style-name="ce16" office:value-type="float" office:value="23214" calcext:value-type="float">
            <text:p>23214</text:p>
          </table:table-cell>
          <table:table-cell table:style-name="ce16"/>
          <table:table-cell table:style-name="ce16" office:value-type="float" office:value="23189" calcext:value-type="float">
            <text:p>23189</text:p>
          </table:table-cell>
          <table:table-cell table:style-name="ce2" table:number-columns-repeated="2"/>
          <table:table-cell table:style-name="ce27" table:formula="of:=([.T76]/4000)*2*PI()*20.5679" office:value-type="float" office:value="1498.6057343961" calcext:value-type="float">
            <text:p>1498.606 mm</text:p>
          </table:table-cell>
          <table:table-cell table:style-name="ce29" table:formula="of:=([.T76]/4000)*6.28*20.5679" office:value-type="float" office:value="1497.846005155" calcext:value-type="float">
            <text:p>1497.846 mm</text:p>
          </table:table-cell>
          <table:table-cell table:style-name="ce29" table:formula="of:=([.T76]/4000)*6.28*20.61" office:value-type="float" office:value="1500.9119145" calcext:value-type="float">
            <text:p>1500.912 mm</text:p>
          </table:table-cell>
          <table:table-cell table:style-name="ce16" office:value-type="float" office:value="46383" calcext:value-type="float">
            <text:p>46383</text:p>
          </table:table-cell>
          <table:table-cell table:style-name="ce16"/>
          <table:table-cell table:style-name="ce16" office:value-type="float" office:value="-46435" calcext:value-type="float">
            <text:p>-46435</text:p>
          </table:table-cell>
          <table:table-cell table:style-name="ce2" table:number-columns-repeated="2"/>
          <table:table-cell table:style-name="ce27" table:formula="of:=([.AB75]/4000)*2*PI()*20.5679" office:value-type="float" office:value="2995.04683401363" calcext:value-type="float">
            <text:p>2995.047 mm</text:p>
          </table:table-cell>
          <table:table-cell table:style-name="ce29" table:formula="of:=([.AB75]/4000)*6.28*20.5679" office:value-type="float" office:value="2993.528472909" calcext:value-type="float">
            <text:p>2993.528 mm</text:p>
          </table:table-cell>
          <table:table-cell table:style-name="ce29" table:formula="of:=([.AB75]/4000)*6.28*20.61" office:value-type="float" office:value="2999.6558631" calcext:value-type="float">
            <text:p>2999.656 mm</text:p>
          </table:table-cell>
          <table:table-cell table:style-name="ce16" office:value-type="float" office:value="92703" calcext:value-type="float">
            <text:p>92703</text:p>
          </table:table-cell>
          <table:table-cell table:style-name="ce16"/>
          <table:table-cell table:style-name="ce16" office:value-type="float" office:value="92369" calcext:value-type="float">
            <text:p>92369</text:p>
          </table:table-cell>
          <table:table-cell table:style-name="ce2" table:number-columns-repeated="2"/>
          <table:table-cell table:style-name="ce27" table:formula="of:=([.AJ75]/4000)*2*PI()*20.5679" office:value-type="float" office:value="4492.32794115717" calcext:value-type="float">
            <text:p>4492.328 mm</text:p>
          </table:table-cell>
          <table:table-cell table:style-name="ce29" table:formula="of:=([.AJ75]/4000)*6.28*20.5679" office:value-type="float" office:value="4490.050522341" calcext:value-type="float">
            <text:p>4490.051 mm</text:p>
          </table:table-cell>
          <table:table-cell table:style-name="ce29" table:formula="of:=([.AJ75]/4000)*6.28*20.61" office:value-type="float" office:value="4499.2411119" calcext:value-type="float">
            <text:p>4499.241 mm</text:p>
          </table:table-cell>
          <table:table-cell table:style-name="ce16" office:value-type="float" office:value="139047" calcext:value-type="float">
            <text:p>139047</text:p>
          </table:table-cell>
          <table:table-cell table:style-name="ce16"/>
          <table:table-cell table:style-name="ce16" office:value-type="float" office:value="139262" calcext:value-type="float">
            <text:p>139262</text:p>
          </table:table-cell>
          <table:table-cell table:style-name="ce2" table:number-columns-repeated="2"/>
          <table:table-cell table:style-name="ce16" office:value-type="float" office:value="214" calcext:value-type="float">
            <text:p>214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76]/4000)*2*PI()*20.5679" office:value-type="float" office:value="659.955143613436" calcext:value-type="float">
            <text:p>659.955 mm</text:p>
          </table:table-cell>
          <table:table-cell table:style-name="ce29" table:formula="of:=([.D76]/4000)*6.28*20.5679" office:value-type="float" office:value="659.620574481" calcext:value-type="float">
            <text:p>659.621 mm</text:p>
          </table:table-cell>
          <table:table-cell table:style-name="ce29" table:formula="of:=([.D76]/4000)*6.28*20.61" office:value-type="float" office:value="660.9707379" calcext:value-type="float">
            <text:p>660.971 mm</text:p>
          </table:table-cell>
          <table:table-cell table:style-name="ce16" office:value-type="float" office:value="20427" calcext:value-type="float">
            <text:p>20427</text:p>
          </table:table-cell>
          <table:table-cell table:style-name="ce16"/>
          <table:table-cell table:style-name="ce16" office:value-type="float" office:value="20443" calcext:value-type="float">
            <text:p>20443</text:p>
          </table:table-cell>
          <table:table-cell table:style-name="ce2" table:number-columns-repeated="2"/>
          <table:table-cell table:style-name="ce27" table:formula="of:=([.L76]/4000)*2*PI()*20.5679" office:value-type="float" office:value="749.480561097787" calcext:value-type="float">
            <text:p>749.481 mm</text:p>
          </table:table-cell>
          <table:table-cell table:style-name="ce29" table:formula="of:=([.L76]/4000)*6.28*20.5679" office:value-type="float" office:value="749.100606394" calcext:value-type="float">
            <text:p>749.101 mm</text:p>
          </table:table-cell>
          <table:table-cell table:style-name="ce29" table:formula="of:=([.L76]/4000)*6.28*20.61" office:value-type="float" office:value="750.6339246" calcext:value-type="float">
            <text:p>750.634 mm</text:p>
          </table:table-cell>
          <table:table-cell table:style-name="ce16" office:value-type="float" office:value="23198" calcext:value-type="float">
            <text:p>23198</text:p>
          </table:table-cell>
          <table:table-cell table:style-name="ce16"/>
          <table:table-cell table:style-name="ce16" office:value-type="float" office:value="23186" calcext:value-type="float">
            <text:p>23186</text:p>
          </table:table-cell>
          <table:table-cell table:style-name="ce2" table:number-columns-repeated="2"/>
          <table:table-cell table:style-name="ce27" table:formula="of:=([.T77]/4000)*2*PI()*20.5679" office:value-type="float" office:value="1497.66880292478" calcext:value-type="float">
            <text:p>1497.669 mm</text:p>
          </table:table-cell>
          <table:table-cell table:style-name="ce29" table:formula="of:=([.T77]/4000)*6.28*20.5679" office:value-type="float" office:value="1496.909548668" calcext:value-type="float">
            <text:p>1496.910 mm</text:p>
          </table:table-cell>
          <table:table-cell table:style-name="ce29" table:formula="of:=([.T77]/4000)*6.28*20.61" office:value-type="float" office:value="1499.9735412" calcext:value-type="float">
            <text:p>1499.974 mm</text:p>
          </table:table-cell>
          <table:table-cell table:style-name="ce16" office:value-type="float" office:value="46385" calcext:value-type="float">
            <text:p>46385</text:p>
          </table:table-cell>
          <table:table-cell table:style-name="ce16"/>
          <table:table-cell table:style-name="ce16" office:value-type="float" office:value="45305" calcext:value-type="float">
            <text:p>45305</text:p>
          </table:table-cell>
          <table:table-cell table:style-name="ce2" table:number-columns-repeated="2"/>
          <table:table-cell table:style-name="ce27" table:formula="of:=([.AB76]/4000)*2*PI()*20.5679" office:value-type="float" office:value="2994.01297859699" calcext:value-type="float">
            <text:p>2994.013 mm</text:p>
          </table:table-cell>
          <table:table-cell table:style-name="ce29" table:formula="of:=([.AB76]/4000)*6.28*20.5679" office:value-type="float" office:value="2992.495141613" calcext:value-type="float">
            <text:p>2992.495 mm</text:p>
          </table:table-cell>
          <table:table-cell table:style-name="ce29" table:formula="of:=([.AB76]/4000)*6.28*20.61" office:value-type="float" office:value="2998.6204167" calcext:value-type="float">
            <text:p>2998.620 mm</text:p>
          </table:table-cell>
          <table:table-cell table:style-name="ce16" office:value-type="float" office:value="92671" calcext:value-type="float">
            <text:p>92671</text:p>
          </table:table-cell>
          <table:table-cell table:style-name="ce16"/>
          <table:table-cell table:style-name="ce16" office:value-type="float" office:value="92854" calcext:value-type="float">
            <text:p>92854</text:p>
          </table:table-cell>
          <table:table-cell table:style-name="ce2" table:number-columns-repeated="2"/>
          <table:table-cell table:style-name="ce27" table:formula="of:=([.AJ76]/4000)*2*PI()*20.5679" office:value-type="float" office:value="4493.91103226389" calcext:value-type="float">
            <text:p>4493.911 mm</text:p>
          </table:table-cell>
          <table:table-cell table:style-name="ce29" table:formula="of:=([.AJ76]/4000)*6.28*20.5679" office:value-type="float" office:value="4491.632810888" calcext:value-type="float">
            <text:p>4491.633 mm</text:p>
          </table:table-cell>
          <table:table-cell table:style-name="ce29" table:formula="of:=([.AJ76]/4000)*6.28*20.61" office:value-type="float" office:value="4500.8266392" calcext:value-type="float">
            <text:p>4500.827 mm</text:p>
          </table:table-cell>
          <table:table-cell table:style-name="ce16" office:value-type="float" office:value="139096" calcext:value-type="float">
            <text:p>139096</text:p>
          </table:table-cell>
          <table:table-cell table:style-name="ce16"/>
          <table:table-cell table:style-name="ce16" office:value-type="float" office:value="139248" calcext:value-type="float">
            <text:p>139248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77]/4000)*2*PI()*20.5679" office:value-type="float" office:value="659.890527649896" calcext:value-type="float">
            <text:p>659.891 mm</text:p>
          </table:table-cell>
          <table:table-cell table:style-name="ce29" table:formula="of:=([.D77]/4000)*6.28*20.5679" office:value-type="float" office:value="659.555991275" calcext:value-type="float">
            <text:p>659.556 mm</text:p>
          </table:table-cell>
          <table:table-cell table:style-name="ce29" table:formula="of:=([.D77]/4000)*6.28*20.61" office:value-type="float" office:value="660.9060225" calcext:value-type="float">
            <text:p>660.906 mm</text:p>
          </table:table-cell>
          <table:table-cell table:style-name="ce16" office:value-type="float" office:value="20425" calcext:value-type="float">
            <text:p>20425</text:p>
          </table:table-cell>
          <table:table-cell table:style-name="ce16"/>
          <table:table-cell table:style-name="ce16" office:value-type="float" office:value="20452" calcext:value-type="float">
            <text:p>20452</text:p>
          </table:table-cell>
          <table:table-cell table:style-name="ce2" table:number-columns-repeated="2"/>
          <table:table-cell table:style-name="ce27" table:formula="of:=([.L77]/4000)*2*PI()*20.5679" office:value-type="float" office:value="750.029796787875" calcext:value-type="float">
            <text:p>750.030 mm</text:p>
          </table:table-cell>
          <table:table-cell table:style-name="ce29" table:formula="of:=([.L77]/4000)*6.28*20.5679" office:value-type="float" office:value="749.649563645" calcext:value-type="float">
            <text:p>749.650 mm</text:p>
          </table:table-cell>
          <table:table-cell table:style-name="ce29" table:formula="of:=([.L77]/4000)*6.28*20.61" office:value-type="float" office:value="751.1840055" calcext:value-type="float">
            <text:p>751.184 mm</text:p>
          </table:table-cell>
          <table:table-cell table:style-name="ce16" office:value-type="float" office:value="23215" calcext:value-type="float">
            <text:p>23215</text:p>
          </table:table-cell>
          <table:table-cell table:style-name="ce16"/>
          <table:table-cell table:style-name="ce16" office:value-type="float" office:value="23192" calcext:value-type="float">
            <text:p>23192</text:p>
          </table:table-cell>
          <table:table-cell table:style-name="ce2" table:number-columns-repeated="2"/>
          <table:table-cell table:style-name="ce27" table:formula="of:=([.T78]/4000)*2*PI()*20.5679" office:value-type="float" office:value="1498.15342265133" calcext:value-type="float">
            <text:p>1498.153 mm</text:p>
          </table:table-cell>
          <table:table-cell table:style-name="ce29" table:formula="of:=([.T78]/4000)*6.28*20.5679" office:value-type="float" office:value="1497.393922713" calcext:value-type="float">
            <text:p>1497.394 mm</text:p>
          </table:table-cell>
          <table:table-cell table:style-name="ce29" table:formula="of:=([.T78]/4000)*6.28*20.61" office:value-type="float" office:value="1500.4589067" calcext:value-type="float">
            <text:p>1500.459 mm</text:p>
          </table:table-cell>
          <table:table-cell table:style-name="ce16" office:value-type="float" office:value="46356" calcext:value-type="float">
            <text:p>46356</text:p>
          </table:table-cell>
          <table:table-cell table:style-name="ce16"/>
          <table:table-cell table:style-name="ce16" office:value-type="float" office:value="-46419" calcext:value-type="float">
            <text:p>-46419</text:p>
          </table:table-cell>
          <table:table-cell table:style-name="ce2" table:number-columns-repeated="2"/>
          <table:table-cell table:style-name="ce27" table:formula="of:=([.AB77]/4000)*2*PI()*20.5679" office:value-type="float" office:value="2994.85298612301" calcext:value-type="float">
            <text:p>2994.853 mm</text:p>
          </table:table-cell>
          <table:table-cell table:style-name="ce29" table:formula="of:=([.AB77]/4000)*6.28*20.5679" office:value-type="float" office:value="2993.334723291" calcext:value-type="float">
            <text:p>2993.335 mm</text:p>
          </table:table-cell>
          <table:table-cell table:style-name="ce29" table:formula="of:=([.AB77]/4000)*6.28*20.61" office:value-type="float" office:value="2999.4617169" calcext:value-type="float">
            <text:p>2999.462 mm</text:p>
          </table:table-cell>
          <table:table-cell table:style-name="ce16" office:value-type="float" office:value="92697" calcext:value-type="float">
            <text:p>92697</text:p>
          </table:table-cell>
          <table:table-cell table:style-name="ce16"/>
          <table:table-cell table:style-name="ce16" office:value-type="float" office:value="92185" calcext:value-type="float">
            <text:p>92185</text:p>
          </table:table-cell>
          <table:table-cell table:style-name="ce2" table:number-columns-repeated="2"/>
          <table:table-cell table:style-name="ce27" table:formula="of:=([.AJ77]/4000)*2*PI()*20.5679" office:value-type="float" office:value="4492.42486510248" calcext:value-type="float">
            <text:p>4492.425 mm</text:p>
          </table:table-cell>
          <table:table-cell table:style-name="ce29" table:formula="of:=([.AJ77]/4000)*6.28*20.5679" office:value-type="float" office:value="4490.14739715" calcext:value-type="float">
            <text:p>4490.147 mm</text:p>
          </table:table-cell>
          <table:table-cell table:style-name="ce29" table:formula="of:=([.AJ77]/4000)*6.28*20.61" office:value-type="float" office:value="4499.338185" calcext:value-type="float">
            <text:p>4499.338 mm</text:p>
          </table:table-cell>
          <table:table-cell table:style-name="ce16" office:value-type="float" office:value="139050" calcext:value-type="float">
            <text:p>139050</text:p>
          </table:table-cell>
          <table:table-cell table:style-name="ce16"/>
          <table:table-cell table:style-name="ce16" office:value-type="float" office:value="139261" calcext:value-type="float">
            <text:p>139261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9" calcext:value-type="float">
            <text:p>199</text:p>
          </table:table-cell>
          <table:table-cell table:number-columns-repeated="981"/>
        </table:table-row>
        <table:table-row table:style-name="ro1">
          <table:table-cell table:style-name="ce27" table:formula="of:=([.D78]/4000)*2*PI()*20.5679" office:value-type="float" office:value="660.148991504055" calcext:value-type="float">
            <text:p>660.149 mm</text:p>
          </table:table-cell>
          <table:table-cell table:style-name="ce29" table:formula="of:=([.D78]/4000)*6.28*20.5679" office:value-type="float" office:value="659.814324099" calcext:value-type="float">
            <text:p>659.814 mm</text:p>
          </table:table-cell>
          <table:table-cell table:style-name="ce29" table:formula="of:=([.D78]/4000)*6.28*20.61" office:value-type="float" office:value="661.1648841" calcext:value-type="float">
            <text:p>661.165 mm</text:p>
          </table:table-cell>
          <table:table-cell table:style-name="ce16" office:value-type="float" office:value="20433" calcext:value-type="float">
            <text:p>20433</text:p>
          </table:table-cell>
          <table:table-cell table:style-name="ce16"/>
          <table:table-cell table:style-name="ce16" office:value-type="float" office:value="20446" calcext:value-type="float">
            <text:p>20446</text:p>
          </table:table-cell>
          <table:table-cell table:style-name="ce2" table:number-columns-repeated="2"/>
          <table:table-cell table:style-name="ce27" table:formula="of:=([.L78]/4000)*2*PI()*20.5679" office:value-type="float" office:value="749.448253116017" calcext:value-type="float">
            <text:p>749.448 mm</text:p>
          </table:table-cell>
          <table:table-cell table:style-name="ce29" table:formula="of:=([.L78]/4000)*6.28*20.5679" office:value-type="float" office:value="749.068314791" calcext:value-type="float">
            <text:p>749.068 mm</text:p>
          </table:table-cell>
          <table:table-cell table:style-name="ce29" table:formula="of:=([.L78]/4000)*6.28*20.61" office:value-type="float" office:value="750.6015669" calcext:value-type="float">
            <text:p>750.602 mm</text:p>
          </table:table-cell>
          <table:table-cell table:style-name="ce16" office:value-type="float" office:value="23197" calcext:value-type="float">
            <text:p>23197</text:p>
          </table:table-cell>
          <table:table-cell table:style-name="ce16"/>
          <table:table-cell table:style-name="ce16" office:value-type="float" office:value="23186" calcext:value-type="float">
            <text:p>23186</text:p>
          </table:table-cell>
          <table:table-cell table:style-name="ce2" table:number-columns-repeated="2"/>
          <table:table-cell table:style-name="ce27" table:formula="of:=([.T79]/4000)*2*PI()*20.5679" office:value-type="float" office:value="1498.50881045079" calcext:value-type="float">
            <text:p>1498.509 mm</text:p>
          </table:table-cell>
          <table:table-cell table:style-name="ce29" table:formula="of:=([.T79]/4000)*6.28*20.5679" office:value-type="float" office:value="1497.749130346" calcext:value-type="float">
            <text:p>1497.749 mm</text:p>
          </table:table-cell>
          <table:table-cell table:style-name="ce29" table:formula="of:=([.T79]/4000)*6.28*20.61" office:value-type="float" office:value="1500.8148414" calcext:value-type="float">
            <text:p>1500.815 mm</text:p>
          </table:table-cell>
          <table:table-cell table:style-name="ce16" office:value-type="float" office:value="46371" calcext:value-type="float">
            <text:p>46371</text:p>
          </table:table-cell>
          <table:table-cell table:style-name="ce16"/>
          <table:table-cell table:style-name="ce16" office:value-type="float" office:value="44993" calcext:value-type="float">
            <text:p>44993</text:p>
          </table:table-cell>
          <table:table-cell table:style-name="ce2" table:number-columns-repeated="2"/>
          <table:table-cell table:style-name="ce27" table:formula="of:=([.AB78]/4000)*2*PI()*20.5679" office:value-type="float" office:value="2994.17451850584" calcext:value-type="float">
            <text:p>2994.175 mm</text:p>
          </table:table-cell>
          <table:table-cell table:style-name="ce29" table:formula="of:=([.AB78]/4000)*6.28*20.5679" office:value-type="float" office:value="2992.656599628" calcext:value-type="float">
            <text:p>2992.657 mm</text:p>
          </table:table-cell>
          <table:table-cell table:style-name="ce29" table:formula="of:=([.AB78]/4000)*6.28*20.61" office:value-type="float" office:value="2998.7822052" calcext:value-type="float">
            <text:p>2998.782 mm</text:p>
          </table:table-cell>
          <table:table-cell table:style-name="ce16" office:value-type="float" office:value="92676" calcext:value-type="float">
            <text:p>92676</text:p>
          </table:table-cell>
          <table:table-cell table:style-name="ce16"/>
          <table:table-cell table:style-name="ce16" office:value-type="float" office:value="92839" calcext:value-type="float">
            <text:p>92839</text:p>
          </table:table-cell>
          <table:table-cell table:style-name="ce2" table:number-columns-repeated="2"/>
          <table:table-cell table:style-name="ce27" table:formula="of:=([.AJ78]/4000)*2*PI()*20.5679" office:value-type="float" office:value="4493.81410831858" calcext:value-type="float">
            <text:p>4493.814 mm</text:p>
          </table:table-cell>
          <table:table-cell table:style-name="ce29" table:formula="of:=([.AJ78]/4000)*6.28*20.5679" office:value-type="float" office:value="4491.535936079" calcext:value-type="float">
            <text:p>4491.536 mm</text:p>
          </table:table-cell>
          <table:table-cell table:style-name="ce29" table:formula="of:=([.AJ78]/4000)*6.28*20.61" office:value-type="float" office:value="4500.7295661" calcext:value-type="float">
            <text:p>4500.730 mm</text:p>
          </table:table-cell>
          <table:table-cell table:style-name="ce16" office:value-type="float" office:value="139093" calcext:value-type="float">
            <text:p>139093</text:p>
          </table:table-cell>
          <table:table-cell table:style-name="ce16"/>
          <table:table-cell table:style-name="ce16" office:value-type="float" office:value="139245" calcext:value-type="float">
            <text:p>139245</text:p>
          </table:table-cell>
          <table:table-cell table:style-name="ce2" table:number-columns-repeated="2"/>
          <table:table-cell table:style-name="ce16" office:value-type="float" office:value="215" calcext:value-type="float">
            <text:p>215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79]/4000)*2*PI()*20.5679" office:value-type="float" office:value="659.825911686356" calcext:value-type="float">
            <text:p>659.826 mm</text:p>
          </table:table-cell>
          <table:table-cell table:style-name="ce29" table:formula="of:=([.D79]/4000)*6.28*20.5679" office:value-type="float" office:value="659.491408069" calcext:value-type="float">
            <text:p>659.491 mm</text:p>
          </table:table-cell>
          <table:table-cell table:style-name="ce29" table:formula="of:=([.D79]/4000)*6.28*20.61" office:value-type="float" office:value="660.8413071" calcext:value-type="float">
            <text:p>660.841 mm</text:p>
          </table:table-cell>
          <table:table-cell table:style-name="ce16" office:value-type="float" office:value="20423" calcext:value-type="float">
            <text:p>20423</text:p>
          </table:table-cell>
          <table:table-cell table:style-name="ce16"/>
          <table:table-cell table:style-name="ce16" office:value-type="float" office:value="20449" calcext:value-type="float">
            <text:p>20449</text:p>
          </table:table-cell>
          <table:table-cell table:style-name="ce2" table:number-columns-repeated="2"/>
          <table:table-cell table:style-name="ce27" table:formula="of:=([.L79]/4000)*2*PI()*20.5679" office:value-type="float" office:value="749.706716970176" calcext:value-type="float">
            <text:p>749.707 mm</text:p>
          </table:table-cell>
          <table:table-cell table:style-name="ce29" table:formula="of:=([.L79]/4000)*6.28*20.5679" office:value-type="float" office:value="749.326647615" calcext:value-type="float">
            <text:p>749.327 mm</text:p>
          </table:table-cell>
          <table:table-cell table:style-name="ce29" table:formula="of:=([.L79]/4000)*6.28*20.61" office:value-type="float" office:value="750.8604285" calcext:value-type="float">
            <text:p>750.860 mm</text:p>
          </table:table-cell>
          <table:table-cell table:style-name="ce16" office:value-type="float" office:value="23205" calcext:value-type="float">
            <text:p>23205</text:p>
          </table:table-cell>
          <table:table-cell table:style-name="ce16"/>
          <table:table-cell table:style-name="ce16" office:value-type="float" office:value="23180" calcext:value-type="float">
            <text:p>23180</text:p>
          </table:table-cell>
          <table:table-cell table:style-name="ce2" table:number-columns-repeated="2"/>
          <table:table-cell table:style-name="ce27" table:formula="of:=([.T80]/4000)*2*PI()*20.5679" office:value-type="float" office:value="1498.70265834141" calcext:value-type="float">
            <text:p>1498.703 mm</text:p>
          </table:table-cell>
          <table:table-cell table:style-name="ce29" table:formula="of:=([.T80]/4000)*6.28*20.5679" office:value-type="float" office:value="1497.942879964" calcext:value-type="float">
            <text:p>1497.943 mm</text:p>
          </table:table-cell>
          <table:table-cell table:style-name="ce29" table:formula="of:=([.T80]/4000)*6.28*20.61" office:value-type="float" office:value="1501.0089876" calcext:value-type="float">
            <text:p>1501.009 mm</text:p>
          </table:table-cell>
          <table:table-cell table:style-name="ce16" office:value-type="float" office:value="46382" calcext:value-type="float">
            <text:p>46382</text:p>
          </table:table-cell>
          <table:table-cell table:style-name="ce16"/>
          <table:table-cell table:style-name="ce16" office:value-type="float" office:value="-46434" calcext:value-type="float">
            <text:p>-46434</text:p>
          </table:table-cell>
          <table:table-cell table:style-name="ce2" table:number-columns-repeated="2"/>
          <table:table-cell table:style-name="ce27" table:formula="of:=([.AB79]/4000)*2*PI()*20.5679" office:value-type="float" office:value="2995.01452603186" calcext:value-type="float">
            <text:p>2995.015 mm</text:p>
          </table:table-cell>
          <table:table-cell table:style-name="ce29" table:formula="of:=([.AB79]/4000)*6.28*20.5679" office:value-type="float" office:value="2993.496181306" calcext:value-type="float">
            <text:p>2993.496 mm</text:p>
          </table:table-cell>
          <table:table-cell table:style-name="ce29" table:formula="of:=([.AB79]/4000)*6.28*20.61" office:value-type="float" office:value="2999.6235054" calcext:value-type="float">
            <text:p>2999.624 mm</text:p>
          </table:table-cell>
          <table:table-cell table:style-name="ce16" office:value-type="float" office:value="92702" calcext:value-type="float">
            <text:p>92702</text:p>
          </table:table-cell>
          <table:table-cell table:style-name="ce16"/>
          <table:table-cell table:style-name="ce16" office:value-type="float" office:value="92321" calcext:value-type="float">
            <text:p>92321</text:p>
          </table:table-cell>
          <table:table-cell table:style-name="ce2" table:number-columns-repeated="2"/>
          <table:table-cell table:style-name="ce27" table:formula="of:=([.AJ79]/4000)*2*PI()*20.5679" office:value-type="float" office:value="4492.48948106601" calcext:value-type="float">
            <text:p>4492.489 mm</text:p>
          </table:table-cell>
          <table:table-cell table:style-name="ce29" table:formula="of:=([.AJ79]/4000)*6.28*20.5679" office:value-type="float" office:value="4490.211980356" calcext:value-type="float">
            <text:p>4490.212 mm</text:p>
          </table:table-cell>
          <table:table-cell table:style-name="ce29" table:formula="of:=([.AJ79]/4000)*6.28*20.61" office:value-type="float" office:value="4499.4029004" calcext:value-type="float">
            <text:p>4499.403 mm</text:p>
          </table:table-cell>
          <table:table-cell table:style-name="ce16" office:value-type="float" office:value="139052" calcext:value-type="float">
            <text:p>139052</text:p>
          </table:table-cell>
          <table:table-cell table:style-name="ce16"/>
          <table:table-cell table:style-name="ce16" office:value-type="float" office:value="139249" calcext:value-type="float">
            <text:p>139249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195" calcext:value-type="float">
            <text:p>195</text:p>
          </table:table-cell>
          <table:table-cell table:number-columns-repeated="981"/>
        </table:table-row>
        <table:table-row table:style-name="ro1">
          <table:table-cell table:style-name="ce27" table:formula="of:=([.D80]/4000)*2*PI()*20.5679" office:value-type="float" office:value="660.019759576976" calcext:value-type="float">
            <text:p>660.020 mm</text:p>
          </table:table-cell>
          <table:table-cell table:style-name="ce29" table:formula="of:=([.D80]/4000)*6.28*20.5679" office:value-type="float" office:value="659.685157687" calcext:value-type="float">
            <text:p>659.685 mm</text:p>
          </table:table-cell>
          <table:table-cell table:style-name="ce29" table:formula="of:=([.D80]/4000)*6.28*20.61" office:value-type="float" office:value="661.0354533" calcext:value-type="float">
            <text:p>661.035 mm</text:p>
          </table:table-cell>
          <table:table-cell table:style-name="ce16" office:value-type="float" office:value="20429" calcext:value-type="float">
            <text:p>20429</text:p>
          </table:table-cell>
          <table:table-cell table:style-name="ce16"/>
          <table:table-cell table:style-name="ce16" office:value-type="float" office:value="20446" calcext:value-type="float">
            <text:p>20446</text:p>
          </table:table-cell>
          <table:table-cell table:style-name="ce2" table:number-columns-repeated="2"/>
          <table:table-cell table:style-name="ce27" table:formula="of:=([.L80]/4000)*2*PI()*20.5679" office:value-type="float" office:value="749.609793024866" calcext:value-type="float">
            <text:p>749.610 mm</text:p>
          </table:table-cell>
          <table:table-cell table:style-name="ce29" table:formula="of:=([.L80]/4000)*6.28*20.5679" office:value-type="float" office:value="749.229772806" calcext:value-type="float">
            <text:p>749.230 mm</text:p>
          </table:table-cell>
          <table:table-cell table:style-name="ce29" table:formula="of:=([.L80]/4000)*6.28*20.61" office:value-type="float" office:value="750.7633554" calcext:value-type="float">
            <text:p>750.763 mm</text:p>
          </table:table-cell>
          <table:table-cell table:style-name="ce16" office:value-type="float" office:value="23202" calcext:value-type="float">
            <text:p>23202</text:p>
          </table:table-cell>
          <table:table-cell table:style-name="ce16"/>
          <table:table-cell table:style-name="ce16" office:value-type="float" office:value="23187" calcext:value-type="float">
            <text:p>23187</text:p>
          </table:table-cell>
          <table:table-cell table:style-name="ce2" table:number-columns-repeated="2"/>
          <table:table-cell table:style-name="ce27" table:formula="of:=([.T81]/4000)*2*PI()*20.5679" office:value-type="float" office:value="1498.31496256018" calcext:value-type="float">
            <text:p>1498.315 mm</text:p>
          </table:table-cell>
          <table:table-cell table:style-name="ce29" table:formula="of:=([.T81]/4000)*6.28*20.5679" office:value-type="float" office:value="1497.555380728" calcext:value-type="float">
            <text:p>1497.555 mm</text:p>
          </table:table-cell>
          <table:table-cell table:style-name="ce29" table:formula="of:=([.T81]/4000)*6.28*20.61" office:value-type="float" office:value="1500.6206952" calcext:value-type="float">
            <text:p>1500.621 mm</text:p>
          </table:table-cell>
          <table:table-cell table:style-name="ce16" office:value-type="float" office:value="46388" calcext:value-type="float">
            <text:p>46388</text:p>
          </table:table-cell>
          <table:table-cell table:style-name="ce16"/>
          <table:table-cell table:style-name="ce16" office:value-type="float" office:value="45467" calcext:value-type="float">
            <text:p>45467</text:p>
          </table:table-cell>
          <table:table-cell table:style-name="ce2" table:number-columns-repeated="2"/>
          <table:table-cell table:style-name="ce27" table:formula="of:=([.AB80]/4000)*2*PI()*20.5679" office:value-type="float" office:value="2994.36836639646" calcext:value-type="float">
            <text:p>2994.368 mm</text:p>
          </table:table-cell>
          <table:table-cell table:style-name="ce29" table:formula="of:=([.AB80]/4000)*6.28*20.5679" office:value-type="float" office:value="2992.850349246" calcext:value-type="float">
            <text:p>2992.850 mm</text:p>
          </table:table-cell>
          <table:table-cell table:style-name="ce29" table:formula="of:=([.AB80]/4000)*6.28*20.61" office:value-type="float" office:value="2998.9763514" calcext:value-type="float">
            <text:p>2998.976 mm</text:p>
          </table:table-cell>
          <table:table-cell table:style-name="ce16" office:value-type="float" office:value="92682" calcext:value-type="float">
            <text:p>92682</text:p>
          </table:table-cell>
          <table:table-cell table:style-name="ce16"/>
          <table:table-cell table:style-name="ce16" office:value-type="float" office:value="92868" calcext:value-type="float">
            <text:p>92868</text:p>
          </table:table-cell>
          <table:table-cell table:style-name="ce2" table:number-columns-repeated="2"/>
          <table:table-cell table:style-name="ce27" table:formula="of:=([.AJ80]/4000)*2*PI()*20.5679" office:value-type="float" office:value="4494.07257217274" calcext:value-type="float">
            <text:p>4494.073 mm</text:p>
          </table:table-cell>
          <table:table-cell table:style-name="ce29" table:formula="of:=([.AJ80]/4000)*6.28*20.5679" office:value-type="float" office:value="4491.794268903" calcext:value-type="float">
            <text:p>4491.794 mm</text:p>
          </table:table-cell>
          <table:table-cell table:style-name="ce29" table:formula="of:=([.AJ80]/4000)*6.28*20.61" office:value-type="float" office:value="4500.9884277" calcext:value-type="float">
            <text:p>4500.988 mm</text:p>
          </table:table-cell>
          <table:table-cell table:style-name="ce16" office:value-type="float" office:value="139101" calcext:value-type="float">
            <text:p>139101</text:p>
          </table:table-cell>
          <table:table-cell table:style-name="ce16"/>
          <table:table-cell table:style-name="ce16" office:value-type="float" office:value="139237" calcext:value-type="float">
            <text:p>139237</text:p>
          </table:table-cell>
          <table:table-cell table:style-name="ce2" table:number-columns-repeated="2"/>
          <table:table-cell table:style-name="ce16" office:value-type="float" office:value="220" calcext:value-type="float">
            <text:p>220</text:p>
          </table:table-cell>
          <table:table-cell table:style-name="ce2"/>
          <table:table-cell table:style-name="ce16" office:value-type="float" office:value="193" calcext:value-type="float">
            <text:p>193</text:p>
          </table:table-cell>
          <table:table-cell table:number-columns-repeated="981"/>
        </table:table-row>
        <table:table-row table:style-name="ro1">
          <table:table-cell table:style-name="ce27" table:formula="of:=([.D81]/4000)*2*PI()*20.5679" office:value-type="float" office:value="659.728987741047" calcext:value-type="float">
            <text:p>659.729 mm</text:p>
          </table:table-cell>
          <table:table-cell table:style-name="ce29" table:formula="of:=([.D81]/4000)*6.28*20.5679" office:value-type="float" office:value="659.39453326" calcext:value-type="float">
            <text:p>659.395 mm</text:p>
          </table:table-cell>
          <table:table-cell table:style-name="ce29" table:formula="of:=([.D81]/4000)*6.28*20.61" office:value-type="float" office:value="660.744234" calcext:value-type="float">
            <text:p>660.744 mm</text:p>
          </table:table-cell>
          <table:table-cell table:style-name="ce16" office:value-type="float" office:value="20420" calcext:value-type="float">
            <text:p>20420</text:p>
          </table:table-cell>
          <table:table-cell table:style-name="ce16"/>
          <table:table-cell table:style-name="ce16" office:value-type="float" office:value="20448" calcext:value-type="float">
            <text:p>20448</text:p>
          </table:table-cell>
          <table:table-cell table:style-name="ce2" table:number-columns-repeated="2"/>
          <table:table-cell table:style-name="ce27" table:formula="of:=([.L81]/4000)*2*PI()*20.5679" office:value-type="float" office:value="750.159028714954" calcext:value-type="float">
            <text:p>750.159 mm</text:p>
          </table:table-cell>
          <table:table-cell table:style-name="ce29" table:formula="of:=([.L81]/4000)*6.28*20.5679" office:value-type="float" office:value="749.778730057" calcext:value-type="float">
            <text:p>749.779 mm</text:p>
          </table:table-cell>
          <table:table-cell table:style-name="ce29" table:formula="of:=([.L81]/4000)*6.28*20.61" office:value-type="float" office:value="751.3134363" calcext:value-type="float">
            <text:p>751.313 mm</text:p>
          </table:table-cell>
          <table:table-cell table:style-name="ce16" office:value-type="float" office:value="23219" calcext:value-type="float">
            <text:p>23219</text:p>
          </table:table-cell>
          <table:table-cell table:style-name="ce16"/>
          <table:table-cell table:style-name="ce16" office:value-type="float" office:value="23192" calcext:value-type="float">
            <text:p>23192</text:p>
          </table:table-cell>
          <table:table-cell table:style-name="ce2" table:number-columns-repeated="2"/>
          <table:table-cell table:style-name="ce27" table:formula="of:=([.T82]/4000)*2*PI()*20.5679" office:value-type="float" office:value="1498.73496632318" calcext:value-type="float">
            <text:p>1498.735 mm</text:p>
          </table:table-cell>
          <table:table-cell table:style-name="ce29" table:formula="of:=([.T82]/4000)*6.28*20.5679" office:value-type="float" office:value="1497.975171567" calcext:value-type="float">
            <text:p>1497.975 mm</text:p>
          </table:table-cell>
          <table:table-cell table:style-name="ce29" table:formula="of:=([.T82]/4000)*6.28*20.61" office:value-type="float" office:value="1501.0413453" calcext:value-type="float">
            <text:p>1501.041 mm</text:p>
          </table:table-cell>
          <table:table-cell table:style-name="ce16" office:value-type="float" office:value="46376" calcext:value-type="float">
            <text:p>46376</text:p>
          </table:table-cell>
          <table:table-cell table:style-name="ce16"/>
          <table:table-cell table:style-name="ce16" office:value-type="float" office:value="-46433" calcext:value-type="float">
            <text:p>-46433</text:p>
          </table:table-cell>
          <table:table-cell table:style-name="ce2" table:number-columns-repeated="2"/>
          <table:table-cell table:style-name="ce27" table:formula="of:=([.AB81]/4000)*2*PI()*20.5679" office:value-type="float" office:value="2994.52990630531" calcext:value-type="float">
            <text:p>2994.530 mm</text:p>
          </table:table-cell>
          <table:table-cell table:style-name="ce29" table:formula="of:=([.AB81]/4000)*6.28*20.5679" office:value-type="float" office:value="2993.011807261" calcext:value-type="float">
            <text:p>2993.012 mm</text:p>
          </table:table-cell>
          <table:table-cell table:style-name="ce29" table:formula="of:=([.AB81]/4000)*6.28*20.61" office:value-type="float" office:value="2999.1381399" calcext:value-type="float">
            <text:p>2999.138 mm</text:p>
          </table:table-cell>
          <table:table-cell table:style-name="ce16" office:value-type="float" office:value="92687" calcext:value-type="float">
            <text:p>92687</text:p>
          </table:table-cell>
          <table:table-cell table:style-name="ce16"/>
          <table:table-cell table:style-name="ce16" office:value-type="float" office:value="92324" calcext:value-type="float">
            <text:p>92324</text:p>
          </table:table-cell>
          <table:table-cell table:style-name="ce2" table:number-columns-repeated="2"/>
          <table:table-cell table:style-name="ce27" table:formula="of:=([.AJ81]/4000)*2*PI()*20.5679" office:value-type="float" office:value="4492.58640501133" calcext:value-type="float">
            <text:p>4492.586 mm</text:p>
          </table:table-cell>
          <table:table-cell table:style-name="ce29" table:formula="of:=([.AJ81]/4000)*6.28*20.5679" office:value-type="float" office:value="4490.308855165" calcext:value-type="float">
            <text:p>4490.309 mm</text:p>
          </table:table-cell>
          <table:table-cell table:style-name="ce29" table:formula="of:=([.AJ81]/4000)*6.28*20.61" office:value-type="float" office:value="4499.4999735" calcext:value-type="float">
            <text:p>4499.500 mm</text:p>
          </table:table-cell>
          <table:table-cell table:style-name="ce16" office:value-type="float" office:value="139055" calcext:value-type="float">
            <text:p>139055</text:p>
          </table:table-cell>
          <table:table-cell table:style-name="ce16"/>
          <table:table-cell table:style-name="ce16" office:value-type="float" office:value="139260" calcext:value-type="float">
            <text:p>139260</text:p>
          </table:table-cell>
          <table:table-cell table:style-name="ce2" table:number-columns-repeated="2"/>
          <table:table-cell table:style-name="ce16" office:value-type="float" office:value="216" calcext:value-type="float">
            <text:p>216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82]/4000)*2*PI()*20.5679" office:value-type="float" office:value="660.019759576976" calcext:value-type="float">
            <text:p>660.020 mm</text:p>
          </table:table-cell>
          <table:table-cell table:style-name="ce29" table:formula="of:=([.D82]/4000)*6.28*20.5679" office:value-type="float" office:value="659.685157687" calcext:value-type="float">
            <text:p>659.685 mm</text:p>
          </table:table-cell>
          <table:table-cell table:style-name="ce29" table:formula="of:=([.D82]/4000)*6.28*20.61" office:value-type="float" office:value="661.0354533" calcext:value-type="float">
            <text:p>661.035 mm</text:p>
          </table:table-cell>
          <table:table-cell table:style-name="ce16" office:value-type="float" office:value="20429" calcext:value-type="float">
            <text:p>20429</text:p>
          </table:table-cell>
          <table:table-cell table:style-name="ce16"/>
          <table:table-cell table:style-name="ce16" office:value-type="float" office:value="20444" calcext:value-type="float">
            <text:p>20444</text:p>
          </table:table-cell>
          <table:table-cell table:style-name="ce2" table:number-columns-repeated="2"/>
          <table:table-cell table:style-name="ce27" table:formula="of:=([.L82]/4000)*2*PI()*20.5679" office:value-type="float" office:value="749.803640915485" calcext:value-type="float">
            <text:p>749.804 mm</text:p>
          </table:table-cell>
          <table:table-cell table:style-name="ce29" table:formula="of:=([.L82]/4000)*6.28*20.5679" office:value-type="float" office:value="749.423522424" calcext:value-type="float">
            <text:p>749.424 mm</text:p>
          </table:table-cell>
          <table:table-cell table:style-name="ce29" table:formula="of:=([.L82]/4000)*6.28*20.61" office:value-type="float" office:value="750.9575016" calcext:value-type="float">
            <text:p>750.958 mm</text:p>
          </table:table-cell>
          <table:table-cell table:style-name="ce16" office:value-type="float" office:value="23208" calcext:value-type="float">
            <text:p>23208</text:p>
          </table:table-cell>
          <table:table-cell table:style-name="ce16"/>
          <table:table-cell table:style-name="ce16" office:value-type="float" office:value="23194" calcext:value-type="float">
            <text:p>23194</text:p>
          </table:table-cell>
          <table:table-cell table:style-name="ce2" table:number-columns-repeated="2"/>
          <table:table-cell table:style-name="ce27" table:formula="of:=([.T83]/4000)*2*PI()*20.5679" office:value-type="float" office:value="1498.41188650549" calcext:value-type="float">
            <text:p>1498.412 mm</text:p>
          </table:table-cell>
          <table:table-cell table:style-name="ce29" table:formula="of:=([.T83]/4000)*6.28*20.5679" office:value-type="float" office:value="1497.652255537" calcext:value-type="float">
            <text:p>1497.652 mm</text:p>
          </table:table-cell>
          <table:table-cell table:style-name="ce29" table:formula="of:=([.T83]/4000)*6.28*20.61" office:value-type="float" office:value="1500.7177683" calcext:value-type="float">
            <text:p>1500.718 mm</text:p>
          </table:table-cell>
          <table:table-cell table:style-name="ce16" office:value-type="float" office:value="46389" calcext:value-type="float">
            <text:p>46389</text:p>
          </table:table-cell>
          <table:table-cell table:style-name="ce16"/>
          <table:table-cell table:style-name="ce16" office:value-type="float" office:value="45706" calcext:value-type="float">
            <text:p>45706</text:p>
          </table:table-cell>
          <table:table-cell table:style-name="ce2" table:number-columns-repeated="2"/>
          <table:table-cell table:style-name="ce27" table:formula="of:=([.AB82]/4000)*2*PI()*20.5679" office:value-type="float" office:value="2995.95145750318" calcext:value-type="float">
            <text:p>2995.951 mm</text:p>
          </table:table-cell>
          <table:table-cell table:style-name="ce29" table:formula="of:=([.AB82]/4000)*6.28*20.5679" office:value-type="float" office:value="2994.432637793" calcext:value-type="float">
            <text:p>2994.433 mm</text:p>
          </table:table-cell>
          <table:table-cell table:style-name="ce29" table:formula="of:=([.AB82]/4000)*6.28*20.61" office:value-type="float" office:value="3000.5618787" calcext:value-type="float">
            <text:p>3000.562 mm</text:p>
          </table:table-cell>
          <table:table-cell table:style-name="ce16" office:value-type="float" office:value="92731" calcext:value-type="float">
            <text:p>92731</text:p>
          </table:table-cell>
          <table:table-cell table:style-name="ce16"/>
          <table:table-cell table:style-name="ce16" office:value-type="float" office:value="92780" calcext:value-type="float">
            <text:p>92780</text:p>
          </table:table-cell>
          <table:table-cell table:style-name="ce2" table:number-columns-repeated="2"/>
          <table:table-cell table:style-name="ce27" table:formula="of:=([.AJ82]/4000)*2*PI()*20.5679" office:value-type="float" office:value="4494.20180409982" calcext:value-type="float">
            <text:p>4494.202 mm</text:p>
          </table:table-cell>
          <table:table-cell table:style-name="ce29" table:formula="of:=([.AJ82]/4000)*6.28*20.5679" office:value-type="float" office:value="4491.923435315" calcext:value-type="float">
            <text:p>4491.923 mm</text:p>
          </table:table-cell>
          <table:table-cell table:style-name="ce29" table:formula="of:=([.AJ82]/4000)*6.28*20.61" office:value-type="float" office:value="4501.1178585" calcext:value-type="float">
            <text:p>4501.118 mm</text:p>
          </table:table-cell>
          <table:table-cell table:style-name="ce16" office:value-type="float" office:value="139105" calcext:value-type="float">
            <text:p>139105</text:p>
          </table:table-cell>
          <table:table-cell table:style-name="ce16"/>
          <table:table-cell table:style-name="ce16" office:value-type="float" office:value="139239" calcext:value-type="float">
            <text:p>139239</text:p>
          </table:table-cell>
          <table:table-cell table:style-name="ce2" table:number-columns-repeated="2"/>
          <table:table-cell table:style-name="ce16" office:value-type="float" office:value="215" calcext:value-type="float">
            <text:p>215</text:p>
          </table:table-cell>
          <table:table-cell table:style-name="ce2"/>
          <table:table-cell table:style-name="ce16" office:value-type="float" office:value="193" calcext:value-type="float">
            <text:p>193</text:p>
          </table:table-cell>
          <table:table-cell table:number-columns-repeated="981"/>
        </table:table-row>
        <table:table-row table:style-name="ro1">
          <table:table-cell table:style-name="ce27" table:formula="of:=([.D83]/4000)*2*PI()*20.5679" office:value-type="float" office:value="659.696679759277" calcext:value-type="float">
            <text:p>659.697 mm</text:p>
          </table:table-cell>
          <table:table-cell table:style-name="ce29" table:formula="of:=([.D83]/4000)*6.28*20.5679" office:value-type="float" office:value="659.362241657" calcext:value-type="float">
            <text:p>659.362 mm</text:p>
          </table:table-cell>
          <table:table-cell table:style-name="ce29" table:formula="of:=([.D83]/4000)*6.28*20.61" office:value-type="float" office:value="660.7118763" calcext:value-type="float">
            <text:p>660.712 mm</text:p>
          </table:table-cell>
          <table:table-cell table:style-name="ce16" office:value-type="float" office:value="20419" calcext:value-type="float">
            <text:p>20419</text:p>
          </table:table-cell>
          <table:table-cell table:style-name="ce16"/>
          <table:table-cell table:style-name="ce16" office:value-type="float" office:value="20445" calcext:value-type="float">
            <text:p>20445</text:p>
          </table:table-cell>
          <table:table-cell table:style-name="ce2" table:number-columns-repeated="2"/>
          <table:table-cell table:style-name="ce27" table:formula="of:=([.L83]/4000)*2*PI()*20.5679" office:value-type="float" office:value="750.191336696724" calcext:value-type="float">
            <text:p>750.191 mm</text:p>
          </table:table-cell>
          <table:table-cell table:style-name="ce29" table:formula="of:=([.L83]/4000)*6.28*20.5679" office:value-type="float" office:value="749.81102166" calcext:value-type="float">
            <text:p>749.811 mm</text:p>
          </table:table-cell>
          <table:table-cell table:style-name="ce29" table:formula="of:=([.L83]/4000)*6.28*20.61" office:value-type="float" office:value="751.345794" calcext:value-type="float">
            <text:p>751.346 mm</text:p>
          </table:table-cell>
          <table:table-cell table:style-name="ce16" office:value-type="float" office:value="23220" calcext:value-type="float">
            <text:p>23220</text:p>
          </table:table-cell>
          <table:table-cell table:style-name="ce16"/>
          <table:table-cell table:style-name="ce16" office:value-type="float" office:value="23193" calcext:value-type="float">
            <text:p>23193</text:p>
          </table:table-cell>
          <table:table-cell table:style-name="ce2" table:number-columns-repeated="2"/>
          <table:table-cell table:style-name="ce27" table:formula="of:=([.T84]/4000)*2*PI()*20.5679" office:value-type="float" office:value="1498.57342641433" calcext:value-type="float">
            <text:p>1498.573 mm</text:p>
          </table:table-cell>
          <table:table-cell table:style-name="ce29" table:formula="of:=([.T84]/4000)*6.28*20.5679" office:value-type="float" office:value="1497.813713552" calcext:value-type="float">
            <text:p>1497.814 mm</text:p>
          </table:table-cell>
          <table:table-cell table:style-name="ce29" table:formula="of:=([.T84]/4000)*6.28*20.61" office:value-type="float" office:value="1500.8795568" calcext:value-type="float">
            <text:p>1500.880 mm</text:p>
          </table:table-cell>
          <table:table-cell table:style-name="ce16" office:value-type="float" office:value="46379" calcext:value-type="float">
            <text:p>46379</text:p>
          </table:table-cell>
          <table:table-cell table:style-name="ce16"/>
          <table:table-cell table:style-name="ce16" office:value-type="float" office:value="-46438" calcext:value-type="float">
            <text:p>-46438</text:p>
          </table:table-cell>
          <table:table-cell table:style-name="ce2" table:number-columns-repeated="2"/>
          <table:table-cell table:style-name="ce27" table:formula="of:=([.AB83]/4000)*2*PI()*20.5679" office:value-type="float" office:value="2996.33915328442" calcext:value-type="float">
            <text:p>2996.339 mm</text:p>
          </table:table-cell>
          <table:table-cell table:style-name="ce29" table:formula="of:=([.AB83]/4000)*6.28*20.5679" office:value-type="float" office:value="2994.820137029" calcext:value-type="float">
            <text:p>2994.820 mm</text:p>
          </table:table-cell>
          <table:table-cell table:style-name="ce29" table:formula="of:=([.AB83]/4000)*6.28*20.61" office:value-type="float" office:value="3000.9501711" calcext:value-type="float">
            <text:p>3000.950 mm</text:p>
          </table:table-cell>
          <table:table-cell table:style-name="ce16" office:value-type="float" office:value="92743" calcext:value-type="float">
            <text:p>92743</text:p>
          </table:table-cell>
          <table:table-cell table:style-name="ce16"/>
          <table:table-cell table:style-name="ce16" office:value-type="float" office:value="92208" calcext:value-type="float">
            <text:p>92208</text:p>
          </table:table-cell>
          <table:table-cell table:style-name="ce2" table:number-columns-repeated="2"/>
          <table:table-cell table:style-name="ce27" table:formula="of:=([.AJ83]/4000)*2*PI()*20.5679" office:value-type="float" office:value="4492.19870923009" calcext:value-type="float">
            <text:p>4492.199 mm</text:p>
          </table:table-cell>
          <table:table-cell table:style-name="ce29" table:formula="of:=([.AJ83]/4000)*6.28*20.5679" office:value-type="float" office:value="4489.921355929" calcext:value-type="float">
            <text:p>4489.921 mm</text:p>
          </table:table-cell>
          <table:table-cell table:style-name="ce29" table:formula="of:=([.AJ83]/4000)*6.28*20.61" office:value-type="float" office:value="4499.1116811" calcext:value-type="float">
            <text:p>4499.112 mm</text:p>
          </table:table-cell>
          <table:table-cell table:style-name="ce16" office:value-type="float" office:value="139043" calcext:value-type="float">
            <text:p>139043</text:p>
          </table:table-cell>
          <table:table-cell table:style-name="ce16"/>
          <table:table-cell table:style-name="ce16" office:value-type="float" office:value="139254" calcext:value-type="float">
            <text:p>139254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84]/4000)*2*PI()*20.5679" office:value-type="float" office:value="660.052067558746" calcext:value-type="float">
            <text:p>660.052 mm</text:p>
          </table:table-cell>
          <table:table-cell table:style-name="ce29" table:formula="of:=([.D84]/4000)*6.28*20.5679" office:value-type="float" office:value="659.71744929" calcext:value-type="float">
            <text:p>659.717 mm</text:p>
          </table:table-cell>
          <table:table-cell table:style-name="ce29" table:formula="of:=([.D84]/4000)*6.28*20.61" office:value-type="float" office:value="661.067811" calcext:value-type="float">
            <text:p>661.068 mm</text:p>
          </table:table-cell>
          <table:table-cell table:style-name="ce16" office:value-type="float" office:value="20430" calcext:value-type="float">
            <text:p>20430</text:p>
          </table:table-cell>
          <table:table-cell table:style-name="ce16"/>
          <table:table-cell table:style-name="ce16" office:value-type="float" office:value="20442" calcext:value-type="float">
            <text:p>20442</text:p>
          </table:table-cell>
          <table:table-cell table:style-name="ce2" table:number-columns-repeated="2"/>
          <table:table-cell table:style-name="ce27" table:formula="of:=([.L84]/4000)*2*PI()*20.5679" office:value-type="float" office:value="750.255952660264" calcext:value-type="float">
            <text:p>750.256 mm</text:p>
          </table:table-cell>
          <table:table-cell table:style-name="ce29" table:formula="of:=([.L84]/4000)*6.28*20.5679" office:value-type="float" office:value="749.875604866" calcext:value-type="float">
            <text:p>749.876 mm</text:p>
          </table:table-cell>
          <table:table-cell table:style-name="ce29" table:formula="of:=([.L84]/4000)*6.28*20.61" office:value-type="float" office:value="751.4105094" calcext:value-type="float">
            <text:p>751.411 mm</text:p>
          </table:table-cell>
          <table:table-cell table:style-name="ce16" office:value-type="float" office:value="23222" calcext:value-type="float">
            <text:p>23222</text:p>
          </table:table-cell>
          <table:table-cell table:style-name="ce16"/>
          <table:table-cell table:style-name="ce16" office:value-type="float" office:value="23207" calcext:value-type="float">
            <text:p>23207</text:p>
          </table:table-cell>
          <table:table-cell table:style-name="ce2" table:number-columns-repeated="2"/>
          <table:table-cell table:style-name="ce27" table:formula="of:=([.T85]/4000)*2*PI()*20.5679" office:value-type="float" office:value="1498.1857306331" calcext:value-type="float">
            <text:p>1498.186 mm</text:p>
          </table:table-cell>
          <table:table-cell table:style-name="ce29" table:formula="of:=([.T85]/4000)*6.28*20.5679" office:value-type="float" office:value="1497.426214316" calcext:value-type="float">
            <text:p>1497.426 mm</text:p>
          </table:table-cell>
          <table:table-cell table:style-name="ce29" table:formula="of:=([.T85]/4000)*6.28*20.61" office:value-type="float" office:value="1500.4912644" calcext:value-type="float">
            <text:p>1500.491 mm</text:p>
          </table:table-cell>
          <table:table-cell table:style-name="ce16" office:value-type="float" office:value="46384" calcext:value-type="float">
            <text:p>46384</text:p>
          </table:table-cell>
          <table:table-cell table:style-name="ce16"/>
          <table:table-cell table:style-name="ce16" office:value-type="float" office:value="44715" calcext:value-type="float">
            <text:p>44715</text:p>
          </table:table-cell>
          <table:table-cell table:style-name="ce2" table:number-columns-repeated="2"/>
          <table:table-cell table:style-name="ce27" table:formula="of:=([.AB84]/4000)*2*PI()*20.5679" office:value-type="float" office:value="2994.91760208655" calcext:value-type="float">
            <text:p>2994.918 mm</text:p>
          </table:table-cell>
          <table:table-cell table:style-name="ce29" table:formula="of:=([.AB84]/4000)*6.28*20.5679" office:value-type="float" office:value="2993.399306497" calcext:value-type="float">
            <text:p>2993.399 mm</text:p>
          </table:table-cell>
          <table:table-cell table:style-name="ce29" table:formula="of:=([.AB84]/4000)*6.28*20.61" office:value-type="float" office:value="2999.5264323" calcext:value-type="float">
            <text:p>2999.526 mm</text:p>
          </table:table-cell>
          <table:table-cell table:style-name="ce16" office:value-type="float" office:value="92699" calcext:value-type="float">
            <text:p>92699</text:p>
          </table:table-cell>
          <table:table-cell table:style-name="ce16"/>
          <table:table-cell table:style-name="ce16" office:value-type="float" office:value="92797" calcext:value-type="float">
            <text:p>92797</text:p>
          </table:table-cell>
          <table:table-cell table:style-name="ce2" table:number-columns-repeated="2"/>
          <table:table-cell table:style-name="ce27" table:formula="of:=([.AJ84]/4000)*2*PI()*20.5679" office:value-type="float" office:value="4494.46026795398" calcext:value-type="float">
            <text:p>4494.460 mm</text:p>
          </table:table-cell>
          <table:table-cell table:style-name="ce29" table:formula="of:=([.AJ84]/4000)*6.28*20.5679" office:value-type="float" office:value="4492.181768139" calcext:value-type="float">
            <text:p>4492.182 mm</text:p>
          </table:table-cell>
          <table:table-cell table:style-name="ce29" table:formula="of:=([.AJ84]/4000)*6.28*20.61" office:value-type="float" office:value="4501.3767201" calcext:value-type="float">
            <text:p>4501.377 mm</text:p>
          </table:table-cell>
          <table:table-cell table:style-name="ce16" office:value-type="float" office:value="139113" calcext:value-type="float">
            <text:p>139113</text:p>
          </table:table-cell>
          <table:table-cell table:style-name="ce16"/>
          <table:table-cell table:style-name="ce16" office:value-type="float" office:value="139245" calcext:value-type="float">
            <text:p>139245</text:p>
          </table:table-cell>
          <table:table-cell table:style-name="ce2" table:number-columns-repeated="2"/>
          <table:table-cell table:style-name="ce16" office:value-type="float" office:value="214" calcext:value-type="float">
            <text:p>214</text:p>
          </table:table-cell>
          <table:table-cell table:style-name="ce2"/>
          <table:table-cell table:style-name="ce16" office:value-type="float" office:value="198" calcext:value-type="float">
            <text:p>198</text:p>
          </table:table-cell>
          <table:table-cell table:number-columns-repeated="981"/>
        </table:table-row>
        <table:table-row table:style-name="ro1">
          <table:table-cell table:style-name="ce27" table:formula="of:=([.D85]/4000)*2*PI()*20.5679" office:value-type="float" office:value="659.825911686356" calcext:value-type="float">
            <text:p>659.826 mm</text:p>
          </table:table-cell>
          <table:table-cell table:style-name="ce29" table:formula="of:=([.D85]/4000)*6.28*20.5679" office:value-type="float" office:value="659.491408069" calcext:value-type="float">
            <text:p>659.491 mm</text:p>
          </table:table-cell>
          <table:table-cell table:style-name="ce29" table:formula="of:=([.D85]/4000)*6.28*20.61" office:value-type="float" office:value="660.8413071" calcext:value-type="float">
            <text:p>660.841 mm</text:p>
          </table:table-cell>
          <table:table-cell table:style-name="ce16" office:value-type="float" office:value="20423" calcext:value-type="float">
            <text:p>20423</text:p>
          </table:table-cell>
          <table:table-cell table:style-name="ce16"/>
          <table:table-cell table:style-name="ce16" office:value-type="float" office:value="20450" calcext:value-type="float">
            <text:p>20450</text:p>
          </table:table-cell>
          <table:table-cell table:style-name="ce2" table:number-columns-repeated="2"/>
          <table:table-cell table:style-name="ce27" table:formula="of:=([.L85]/4000)*2*PI()*20.5679" office:value-type="float" office:value="750.094412751414" calcext:value-type="float">
            <text:p>750.094 mm</text:p>
          </table:table-cell>
          <table:table-cell table:style-name="ce29" table:formula="of:=([.L85]/4000)*6.28*20.5679" office:value-type="float" office:value="749.714146851" calcext:value-type="float">
            <text:p>749.714 mm</text:p>
          </table:table-cell>
          <table:table-cell table:style-name="ce29" table:formula="of:=([.L85]/4000)*6.28*20.61" office:value-type="float" office:value="751.2487209" calcext:value-type="float">
            <text:p>751.249 mm</text:p>
          </table:table-cell>
          <table:table-cell table:style-name="ce16" office:value-type="float" office:value="23217" calcext:value-type="float">
            <text:p>23217</text:p>
          </table:table-cell>
          <table:table-cell table:style-name="ce16"/>
          <table:table-cell table:style-name="ce16" office:value-type="float" office:value="23192" calcext:value-type="float">
            <text:p>23192</text:p>
          </table:table-cell>
          <table:table-cell table:style-name="ce2" table:number-columns-repeated="2"/>
          <table:table-cell table:style-name="ce27" table:formula="of:=([.T86]/4000)*2*PI()*20.5679" office:value-type="float" office:value="1499.18727806796" calcext:value-type="float">
            <text:p>1499.187 mm</text:p>
          </table:table-cell>
          <table:table-cell table:style-name="ce29" table:formula="of:=([.T86]/4000)*6.28*20.5679" office:value-type="float" office:value="1498.427254009" calcext:value-type="float">
            <text:p>1498.427 mm</text:p>
          </table:table-cell>
          <table:table-cell table:style-name="ce29" table:formula="of:=([.T86]/4000)*6.28*20.61" office:value-type="float" office:value="1501.4943531" calcext:value-type="float">
            <text:p>1501.494 mm</text:p>
          </table:table-cell>
          <table:table-cell table:style-name="ce16" office:value-type="float" office:value="46372" calcext:value-type="float">
            <text:p>46372</text:p>
          </table:table-cell>
          <table:table-cell table:style-name="ce16"/>
          <table:table-cell table:style-name="ce16" office:value-type="float" office:value="-46435" calcext:value-type="float">
            <text:p>-46435</text:p>
          </table:table-cell>
          <table:table-cell table:style-name="ce2" table:number-columns-repeated="2"/>
          <table:table-cell table:style-name="ce27" table:formula="of:=([.AB85]/4000)*2*PI()*20.5679" office:value-type="float" office:value="2995.36991383133" calcext:value-type="float">
            <text:p>2995.370 mm</text:p>
          </table:table-cell>
          <table:table-cell table:style-name="ce29" table:formula="of:=([.AB85]/4000)*6.28*20.5679" office:value-type="float" office:value="2993.851388939" calcext:value-type="float">
            <text:p>2993.851 mm</text:p>
          </table:table-cell>
          <table:table-cell table:style-name="ce29" table:formula="of:=([.AB85]/4000)*6.28*20.61" office:value-type="float" office:value="2999.9794401" calcext:value-type="float">
            <text:p>2999.979 mm</text:p>
          </table:table-cell>
          <table:table-cell table:style-name="ce16" office:value-type="float" office:value="92713" calcext:value-type="float">
            <text:p>92713</text:p>
          </table:table-cell>
          <table:table-cell table:style-name="ce16"/>
          <table:table-cell table:style-name="ce16" office:value-type="float" office:value="92242" calcext:value-type="float">
            <text:p>92242</text:p>
          </table:table-cell>
          <table:table-cell table:style-name="ce2" table:number-columns-repeated="2"/>
          <table:table-cell table:style-name="ce27" table:formula="of:=([.AJ85]/4000)*2*PI()*20.5679" office:value-type="float" office:value="4492.52178904778" calcext:value-type="float">
            <text:p>4492.522 mm</text:p>
          </table:table-cell>
          <table:table-cell table:style-name="ce29" table:formula="of:=([.AJ85]/4000)*6.28*20.5679" office:value-type="float" office:value="4490.244271959" calcext:value-type="float">
            <text:p>4490.244 mm</text:p>
          </table:table-cell>
          <table:table-cell table:style-name="ce29" table:formula="of:=([.AJ85]/4000)*6.28*20.61" office:value-type="float" office:value="4499.4352581" calcext:value-type="float">
            <text:p>4499.435 mm</text:p>
          </table:table-cell>
          <table:table-cell table:style-name="ce16" office:value-type="float" office:value="139053" calcext:value-type="float">
            <text:p>139053</text:p>
          </table:table-cell>
          <table:table-cell table:style-name="ce16"/>
          <table:table-cell table:style-name="ce16" office:value-type="float" office:value="139253" calcext:value-type="float">
            <text:p>139253</text:p>
          </table:table-cell>
          <table:table-cell table:style-name="ce2" table:number-columns-repeated="2"/>
          <table:table-cell table:style-name="ce16" office:value-type="float" office:value="214" calcext:value-type="float">
            <text:p>214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86]/4000)*2*PI()*20.5679" office:value-type="float" office:value="660.116683522285" calcext:value-type="float">
            <text:p>660.117 mm</text:p>
          </table:table-cell>
          <table:table-cell table:style-name="ce29" table:formula="of:=([.D86]/4000)*6.28*20.5679" office:value-type="float" office:value="659.782032496" calcext:value-type="float">
            <text:p>659.782 mm</text:p>
          </table:table-cell>
          <table:table-cell table:style-name="ce29" table:formula="of:=([.D86]/4000)*6.28*20.61" office:value-type="float" office:value="661.1325264" calcext:value-type="float">
            <text:p>661.133 mm</text:p>
          </table:table-cell>
          <table:table-cell table:style-name="ce16" office:value-type="float" office:value="20432" calcext:value-type="float">
            <text:p>20432</text:p>
          </table:table-cell>
          <table:table-cell table:style-name="ce16"/>
          <table:table-cell table:style-name="ce16" office:value-type="float" office:value="20447" calcext:value-type="float">
            <text:p>20447</text:p>
          </table:table-cell>
          <table:table-cell table:style-name="ce2" table:number-columns-repeated="2"/>
          <table:table-cell table:style-name="ce27" table:formula="of:=([.L86]/4000)*2*PI()*20.5679" office:value-type="float" office:value="749.868256879025" calcext:value-type="float">
            <text:p>749.868 mm</text:p>
          </table:table-cell>
          <table:table-cell table:style-name="ce29" table:formula="of:=([.L86]/4000)*6.28*20.5679" office:value-type="float" office:value="749.48810563" calcext:value-type="float">
            <text:p>749.488 mm</text:p>
          </table:table-cell>
          <table:table-cell table:style-name="ce29" table:formula="of:=([.L86]/4000)*6.28*20.61" office:value-type="float" office:value="751.022217" calcext:value-type="float">
            <text:p>751.022 mm</text:p>
          </table:table-cell>
          <table:table-cell table:style-name="ce16" office:value-type="float" office:value="23210" calcext:value-type="float">
            <text:p>23210</text:p>
          </table:table-cell>
          <table:table-cell table:style-name="ce16"/>
          <table:table-cell table:style-name="ce16" office:value-type="float" office:value="23199" calcext:value-type="float">
            <text:p>23199</text:p>
          </table:table-cell>
          <table:table-cell table:style-name="ce2" table:number-columns-repeated="2"/>
          <table:table-cell table:style-name="ce27" table:formula="of:=([.T87]/4000)*2*PI()*20.5679" office:value-type="float" office:value="1498.54111843256" calcext:value-type="float">
            <text:p>1498.541 mm</text:p>
          </table:table-cell>
          <table:table-cell table:style-name="ce29" table:formula="of:=([.T87]/4000)*6.28*20.5679" office:value-type="float" office:value="1497.781421949" calcext:value-type="float">
            <text:p>1497.781 mm</text:p>
          </table:table-cell>
          <table:table-cell table:style-name="ce29" table:formula="of:=([.T87]/4000)*6.28*20.61" office:value-type="float" office:value="1500.8471991" calcext:value-type="float">
            <text:p>1500.847 mm</text:p>
          </table:table-cell>
          <table:table-cell table:style-name="ce16" office:value-type="float" office:value="46403" calcext:value-type="float">
            <text:p>46403</text:p>
          </table:table-cell>
          <table:table-cell table:style-name="ce16"/>
          <table:table-cell table:style-name="ce16" office:value-type="float" office:value="46004" calcext:value-type="float">
            <text:p>46004</text:p>
          </table:table-cell>
          <table:table-cell table:style-name="ce2" table:number-columns-repeated="2"/>
          <table:table-cell table:style-name="ce27" table:formula="of:=([.AB86]/4000)*2*PI()*20.5679" office:value-type="float" office:value="2994.7560621777" calcext:value-type="float">
            <text:p>2994.756 mm</text:p>
          </table:table-cell>
          <table:table-cell table:style-name="ce29" table:formula="of:=([.AB86]/4000)*6.28*20.5679" office:value-type="float" office:value="2993.237848482" calcext:value-type="float">
            <text:p>2993.238 mm</text:p>
          </table:table-cell>
          <table:table-cell table:style-name="ce29" table:formula="of:=([.AB86]/4000)*6.28*20.61" office:value-type="float" office:value="2999.3646438" calcext:value-type="float">
            <text:p>2999.365 mm</text:p>
          </table:table-cell>
          <table:table-cell table:style-name="ce16" office:value-type="float" office:value="92694" calcext:value-type="float">
            <text:p>92694</text:p>
          </table:table-cell>
          <table:table-cell table:style-name="ce16"/>
          <table:table-cell table:style-name="ce16" office:value-type="float" office:value="92810" calcext:value-type="float">
            <text:p>92810</text:p>
          </table:table-cell>
          <table:table-cell table:style-name="ce2" table:number-columns-repeated="2"/>
          <table:table-cell table:style-name="ce27" table:formula="of:=([.AJ86]/4000)*2*PI()*20.5679" office:value-type="float" office:value="4494.3310360269" calcext:value-type="float">
            <text:p>4494.331 mm</text:p>
          </table:table-cell>
          <table:table-cell table:style-name="ce29" table:formula="of:=([.AJ86]/4000)*6.28*20.5679" office:value-type="float" office:value="4492.052601727" calcext:value-type="float">
            <text:p>4492.053 mm</text:p>
          </table:table-cell>
          <table:table-cell table:style-name="ce29" table:formula="of:=([.AJ86]/4000)*6.28*20.61" office:value-type="float" office:value="4501.2472893" calcext:value-type="float">
            <text:p>4501.247 mm</text:p>
          </table:table-cell>
          <table:table-cell table:style-name="ce16" office:value-type="float" office:value="139109" calcext:value-type="float">
            <text:p>139109</text:p>
          </table:table-cell>
          <table:table-cell table:style-name="ce16"/>
          <table:table-cell table:style-name="ce16" office:value-type="float" office:value="139238" calcext:value-type="float">
            <text:p>139238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9" calcext:value-type="float">
            <text:p>199</text:p>
          </table:table-cell>
          <table:table-cell table:number-columns-repeated="981"/>
        </table:table-row>
        <table:table-row table:style-name="ro1">
          <table:table-cell table:style-name="ce27" table:formula="of:=([.D87]/4000)*2*PI()*20.5679" office:value-type="float" office:value="659.825911686356" calcext:value-type="float">
            <text:p>659.826 mm</text:p>
          </table:table-cell>
          <table:table-cell table:style-name="ce29" table:formula="of:=([.D87]/4000)*6.28*20.5679" office:value-type="float" office:value="659.491408069" calcext:value-type="float">
            <text:p>659.491 mm</text:p>
          </table:table-cell>
          <table:table-cell table:style-name="ce29" table:formula="of:=([.D87]/4000)*6.28*20.61" office:value-type="float" office:value="660.8413071" calcext:value-type="float">
            <text:p>660.841 mm</text:p>
          </table:table-cell>
          <table:table-cell table:style-name="ce16" office:value-type="float" office:value="20423" calcext:value-type="float">
            <text:p>20423</text:p>
          </table:table-cell>
          <table:table-cell table:style-name="ce16"/>
          <table:table-cell table:style-name="ce16" office:value-type="float" office:value="20450" calcext:value-type="float">
            <text:p>20450</text:p>
          </table:table-cell>
          <table:table-cell table:style-name="ce2" table:number-columns-repeated="2"/>
          <table:table-cell table:style-name="ce27" table:formula="of:=([.L87]/4000)*2*PI()*20.5679" office:value-type="float" office:value="750.126720733184" calcext:value-type="float">
            <text:p>750.127 mm</text:p>
          </table:table-cell>
          <table:table-cell table:style-name="ce29" table:formula="of:=([.L87]/4000)*6.28*20.5679" office:value-type="float" office:value="749.746438454" calcext:value-type="float">
            <text:p>749.746 mm</text:p>
          </table:table-cell>
          <table:table-cell table:style-name="ce29" table:formula="of:=([.L87]/4000)*6.28*20.61" office:value-type="float" office:value="751.2810786" calcext:value-type="float">
            <text:p>751.281 mm</text:p>
          </table:table-cell>
          <table:table-cell table:style-name="ce16" office:value-type="float" office:value="23218" calcext:value-type="float">
            <text:p>23218</text:p>
          </table:table-cell>
          <table:table-cell table:style-name="ce16"/>
          <table:table-cell table:style-name="ce16" office:value-type="float" office:value="23192" calcext:value-type="float">
            <text:p>23192</text:p>
          </table:table-cell>
          <table:table-cell table:style-name="ce2" table:number-columns-repeated="2"/>
          <table:table-cell table:style-name="ce27" table:formula="of:=([.T88]/4000)*2*PI()*20.5679" office:value-type="float" office:value="1497.44264705239" calcext:value-type="float">
            <text:p>1497.443 mm</text:p>
          </table:table-cell>
          <table:table-cell table:style-name="ce29" table:formula="of:=([.T88]/4000)*6.28*20.5679" office:value-type="float" office:value="1496.683507447" calcext:value-type="float">
            <text:p>1496.684 mm</text:p>
          </table:table-cell>
          <table:table-cell table:style-name="ce29" table:formula="of:=([.T88]/4000)*6.28*20.61" office:value-type="float" office:value="1499.7470373" calcext:value-type="float">
            <text:p>1499.747 mm</text:p>
          </table:table-cell>
          <table:table-cell table:style-name="ce16" office:value-type="float" office:value="46383" calcext:value-type="float">
            <text:p>46383</text:p>
          </table:table-cell>
          <table:table-cell table:style-name="ce16"/>
          <table:table-cell table:style-name="ce16" office:value-type="float" office:value="-46439" calcext:value-type="float">
            <text:p>-46439</text:p>
          </table:table-cell>
          <table:table-cell table:style-name="ce2" table:number-columns-repeated="2"/>
          <table:table-cell table:style-name="ce27" table:formula="of:=([.AB87]/4000)*2*PI()*20.5679" office:value-type="float" office:value="2995.01452603186" calcext:value-type="float">
            <text:p>2995.015 mm</text:p>
          </table:table-cell>
          <table:table-cell table:style-name="ce29" table:formula="of:=([.AB87]/4000)*6.28*20.5679" office:value-type="float" office:value="2993.496181306" calcext:value-type="float">
            <text:p>2993.496 mm</text:p>
          </table:table-cell>
          <table:table-cell table:style-name="ce29" table:formula="of:=([.AB87]/4000)*6.28*20.61" office:value-type="float" office:value="2999.6235054" calcext:value-type="float">
            <text:p>2999.624 mm</text:p>
          </table:table-cell>
          <table:table-cell table:style-name="ce16" office:value-type="float" office:value="92702" calcext:value-type="float">
            <text:p>92702</text:p>
          </table:table-cell>
          <table:table-cell table:style-name="ce16"/>
          <table:table-cell table:style-name="ce16" office:value-type="float" office:value="92483" calcext:value-type="float">
            <text:p>92483</text:p>
          </table:table-cell>
          <table:table-cell table:style-name="ce2" table:number-columns-repeated="2"/>
          <table:table-cell table:style-name="ce27" table:formula="of:=([.AJ87]/4000)*2*PI()*20.5679" office:value-type="float" office:value="4492.84486886548" calcext:value-type="float">
            <text:p>4492.845 mm</text:p>
          </table:table-cell>
          <table:table-cell table:style-name="ce29" table:formula="of:=([.AJ87]/4000)*6.28*20.5679" office:value-type="float" office:value="4490.567187989" calcext:value-type="float">
            <text:p>4490.567 mm</text:p>
          </table:table-cell>
          <table:table-cell table:style-name="ce29" table:formula="of:=([.AJ87]/4000)*6.28*20.61" office:value-type="float" office:value="4499.7588351" calcext:value-type="float">
            <text:p>4499.759 mm</text:p>
          </table:table-cell>
          <table:table-cell table:style-name="ce16" office:value-type="float" office:value="139063" calcext:value-type="float">
            <text:p>139063</text:p>
          </table:table-cell>
          <table:table-cell table:style-name="ce16"/>
          <table:table-cell table:style-name="ce16" office:value-type="float" office:value="139255" calcext:value-type="float">
            <text:p>139255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201" calcext:value-type="float">
            <text:p>201</text:p>
          </table:table-cell>
          <table:table-cell table:number-columns-repeated="981"/>
        </table:table-row>
        <table:table-row table:style-name="ro1">
          <table:table-cell table:style-name="ce27" table:formula="of:=([.D88]/4000)*2*PI()*20.5679" office:value-type="float" office:value="659.987451595206" calcext:value-type="float">
            <text:p>659.987 mm</text:p>
          </table:table-cell>
          <table:table-cell table:style-name="ce29" table:formula="of:=([.D88]/4000)*6.28*20.5679" office:value-type="float" office:value="659.652866084" calcext:value-type="float">
            <text:p>659.653 mm</text:p>
          </table:table-cell>
          <table:table-cell table:style-name="ce29" table:formula="of:=([.D88]/4000)*6.28*20.61" office:value-type="float" office:value="661.0030956" calcext:value-type="float">
            <text:p>661.003 mm</text:p>
          </table:table-cell>
          <table:table-cell table:style-name="ce16" office:value-type="float" office:value="20428" calcext:value-type="float">
            <text:p>20428</text:p>
          </table:table-cell>
          <table:table-cell table:style-name="ce16"/>
          <table:table-cell table:style-name="ce16" office:value-type="float" office:value="20443" calcext:value-type="float">
            <text:p>20443</text:p>
          </table:table-cell>
          <table:table-cell table:style-name="ce2" table:number-columns-repeated="2"/>
          <table:table-cell table:style-name="ce27" table:formula="of:=([.L88]/4000)*2*PI()*20.5679" office:value-type="float" office:value="749.545177061326" calcext:value-type="float">
            <text:p>749.545 mm</text:p>
          </table:table-cell>
          <table:table-cell table:style-name="ce29" table:formula="of:=([.L88]/4000)*6.28*20.5679" office:value-type="float" office:value="749.1651896" calcext:value-type="float">
            <text:p>749.165 mm</text:p>
          </table:table-cell>
          <table:table-cell table:style-name="ce29" table:formula="of:=([.L88]/4000)*6.28*20.61" office:value-type="float" office:value="750.69864" calcext:value-type="float">
            <text:p>750.699 mm</text:p>
          </table:table-cell>
          <table:table-cell table:style-name="ce16" office:value-type="float" office:value="23200" calcext:value-type="float">
            <text:p>23200</text:p>
          </table:table-cell>
          <table:table-cell table:style-name="ce16"/>
          <table:table-cell table:style-name="ce16" office:value-type="float" office:value="23191" calcext:value-type="float">
            <text:p>23191</text:p>
          </table:table-cell>
          <table:table-cell table:style-name="ce2" table:number-columns-repeated="2"/>
          <table:table-cell table:style-name="ce27" table:formula="of:=([.T89]/4000)*2*PI()*20.5679" office:value-type="float" office:value="1497.18418319823" calcext:value-type="float">
            <text:p>1497.184 mm</text:p>
          </table:table-cell>
          <table:table-cell table:style-name="ce29" table:formula="of:=([.T89]/4000)*6.28*20.5679" office:value-type="float" office:value="1496.425174623" calcext:value-type="float">
            <text:p>1496.425 mm</text:p>
          </table:table-cell>
          <table:table-cell table:style-name="ce29" table:formula="of:=([.T89]/4000)*6.28*20.61" office:value-type="float" office:value="1499.4881757" calcext:value-type="float">
            <text:p>1499.488 mm</text:p>
          </table:table-cell>
          <table:table-cell table:style-name="ce16" office:value-type="float" office:value="46349" calcext:value-type="float">
            <text:p>46349</text:p>
          </table:table-cell>
          <table:table-cell table:style-name="ce16"/>
          <table:table-cell table:style-name="ce16" office:value-type="float" office:value="45413" calcext:value-type="float">
            <text:p>45413</text:p>
          </table:table-cell>
          <table:table-cell table:style-name="ce2" table:number-columns-repeated="2"/>
          <table:table-cell table:style-name="ce27" table:formula="of:=([.AB88]/4000)*2*PI()*20.5679" office:value-type="float" office:value="2994.85298612301" calcext:value-type="float">
            <text:p>2994.853 mm</text:p>
          </table:table-cell>
          <table:table-cell table:style-name="ce29" table:formula="of:=([.AB88]/4000)*6.28*20.5679" office:value-type="float" office:value="2993.334723291" calcext:value-type="float">
            <text:p>2993.335 mm</text:p>
          </table:table-cell>
          <table:table-cell table:style-name="ce29" table:formula="of:=([.AB88]/4000)*6.28*20.61" office:value-type="float" office:value="2999.4617169" calcext:value-type="float">
            <text:p>2999.462 mm</text:p>
          </table:table-cell>
          <table:table-cell table:style-name="ce16" office:value-type="float" office:value="92697" calcext:value-type="float">
            <text:p>92697</text:p>
          </table:table-cell>
          <table:table-cell table:style-name="ce16"/>
          <table:table-cell table:style-name="ce16" office:value-type="float" office:value="92814" calcext:value-type="float">
            <text:p>92814</text:p>
          </table:table-cell>
          <table:table-cell table:style-name="ce2" table:number-columns-repeated="2"/>
          <table:table-cell table:style-name="ce27" table:formula="of:=([.AJ88]/4000)*2*PI()*20.5679" office:value-type="float" office:value="4494.20180409982" calcext:value-type="float">
            <text:p>4494.202 mm</text:p>
          </table:table-cell>
          <table:table-cell table:style-name="ce29" table:formula="of:=([.AJ88]/4000)*6.28*20.5679" office:value-type="float" office:value="4491.923435315" calcext:value-type="float">
            <text:p>4491.923 mm</text:p>
          </table:table-cell>
          <table:table-cell table:style-name="ce29" table:formula="of:=([.AJ88]/4000)*6.28*20.61" office:value-type="float" office:value="4501.1178585" calcext:value-type="float">
            <text:p>4501.118 mm</text:p>
          </table:table-cell>
          <table:table-cell table:style-name="ce16" office:value-type="float" office:value="139105" calcext:value-type="float">
            <text:p>139105</text:p>
          </table:table-cell>
          <table:table-cell table:style-name="ce16"/>
          <table:table-cell table:style-name="ce16" office:value-type="float" office:value="139233" calcext:value-type="float">
            <text:p>139233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200" calcext:value-type="float">
            <text:p>200</text:p>
          </table:table-cell>
          <table:table-cell table:number-columns-repeated="981"/>
        </table:table-row>
        <table:table-row table:style-name="ro1">
          <table:table-cell table:style-name="ce27" table:formula="of:=([.D89]/4000)*2*PI()*20.5679" office:value-type="float" office:value="659.728987741047" calcext:value-type="float">
            <text:p>659.729 mm</text:p>
          </table:table-cell>
          <table:table-cell table:style-name="ce29" table:formula="of:=([.D89]/4000)*6.28*20.5679" office:value-type="float" office:value="659.39453326" calcext:value-type="float">
            <text:p>659.395 mm</text:p>
          </table:table-cell>
          <table:table-cell table:style-name="ce29" table:formula="of:=([.D89]/4000)*6.28*20.61" office:value-type="float" office:value="660.744234" calcext:value-type="float">
            <text:p>660.744 mm</text:p>
          </table:table-cell>
          <table:table-cell table:style-name="ce16" office:value-type="float" office:value="20420" calcext:value-type="float">
            <text:p>20420</text:p>
          </table:table-cell>
          <table:table-cell table:style-name="ce16"/>
          <table:table-cell table:style-name="ce16" office:value-type="float" office:value="20446" calcext:value-type="float">
            <text:p>20446</text:p>
          </table:table-cell>
          <table:table-cell table:style-name="ce2" table:number-columns-repeated="2"/>
          <table:table-cell table:style-name="ce27" table:formula="of:=([.L89]/4000)*2*PI()*20.5679" office:value-type="float" office:value="750.223644678494" calcext:value-type="float">
            <text:p>750.224 mm</text:p>
          </table:table-cell>
          <table:table-cell table:style-name="ce29" table:formula="of:=([.L89]/4000)*6.28*20.5679" office:value-type="float" office:value="749.843313263" calcext:value-type="float">
            <text:p>749.843 mm</text:p>
          </table:table-cell>
          <table:table-cell table:style-name="ce29" table:formula="of:=([.L89]/4000)*6.28*20.61" office:value-type="float" office:value="751.3781517" calcext:value-type="float">
            <text:p>751.378 mm</text:p>
          </table:table-cell>
          <table:table-cell table:style-name="ce16" office:value-type="float" office:value="23221" calcext:value-type="float">
            <text:p>23221</text:p>
          </table:table-cell>
          <table:table-cell table:style-name="ce16"/>
          <table:table-cell table:style-name="ce16" office:value-type="float" office:value="23200" calcext:value-type="float">
            <text:p>23200</text:p>
          </table:table-cell>
          <table:table-cell table:style-name="ce2" table:number-columns-repeated="2"/>
          <table:table-cell table:style-name="ce27" table:formula="of:=([.T90]/4000)*2*PI()*20.5679" office:value-type="float" office:value="1497.21649118" calcext:value-type="float">
            <text:p>1497.216 mm</text:p>
          </table:table-cell>
          <table:table-cell table:style-name="ce29" table:formula="of:=([.T90]/4000)*6.28*20.5679" office:value-type="float" office:value="1496.457466226" calcext:value-type="float">
            <text:p>1496.457 mm</text:p>
          </table:table-cell>
          <table:table-cell table:style-name="ce29" table:formula="of:=([.T90]/4000)*6.28*20.61" office:value-type="float" office:value="1499.5205334" calcext:value-type="float">
            <text:p>1499.521 mm</text:p>
          </table:table-cell>
          <table:table-cell table:style-name="ce16" office:value-type="float" office:value="46341" calcext:value-type="float">
            <text:p>46341</text:p>
          </table:table-cell>
          <table:table-cell table:style-name="ce16"/>
          <table:table-cell table:style-name="ce16" office:value-type="float" office:value="-46389" calcext:value-type="float">
            <text:p>-46389</text:p>
          </table:table-cell>
          <table:table-cell table:style-name="ce2" table:number-columns-repeated="2"/>
          <table:table-cell table:style-name="ce27" table:formula="of:=([.AB89]/4000)*2*PI()*20.5679" office:value-type="float" office:value="2995.11144997717" calcext:value-type="float">
            <text:p>2995.111 mm</text:p>
          </table:table-cell>
          <table:table-cell table:style-name="ce29" table:formula="of:=([.AB89]/4000)*6.28*20.5679" office:value-type="float" office:value="2993.593056115" calcext:value-type="float">
            <text:p>2993.593 mm</text:p>
          </table:table-cell>
          <table:table-cell table:style-name="ce29" table:formula="of:=([.AB89]/4000)*6.28*20.61" office:value-type="float" office:value="2999.7205785" calcext:value-type="float">
            <text:p>2999.721 mm</text:p>
          </table:table-cell>
          <table:table-cell table:style-name="ce16" office:value-type="float" office:value="92705" calcext:value-type="float">
            <text:p>92705</text:p>
          </table:table-cell>
          <table:table-cell table:style-name="ce16"/>
          <table:table-cell table:style-name="ce16" office:value-type="float" office:value="92249" calcext:value-type="float">
            <text:p>92249</text:p>
          </table:table-cell>
          <table:table-cell table:style-name="ce2" table:number-columns-repeated="2"/>
          <table:table-cell table:style-name="ce27" table:formula="of:=([.AJ89]/4000)*2*PI()*20.5679" office:value-type="float" office:value="4492.55409702956" calcext:value-type="float">
            <text:p>4492.554 mm</text:p>
          </table:table-cell>
          <table:table-cell table:style-name="ce29" table:formula="of:=([.AJ89]/4000)*6.28*20.5679" office:value-type="float" office:value="4490.276563562" calcext:value-type="float">
            <text:p>4490.277 mm</text:p>
          </table:table-cell>
          <table:table-cell table:style-name="ce29" table:formula="of:=([.AJ89]/4000)*6.28*20.61" office:value-type="float" office:value="4499.4676158" calcext:value-type="float">
            <text:p>4499.468 mm</text:p>
          </table:table-cell>
          <table:table-cell table:style-name="ce16" office:value-type="float" office:value="139054" calcext:value-type="float">
            <text:p>139054</text:p>
          </table:table-cell>
          <table:table-cell table:style-name="ce16"/>
          <table:table-cell table:style-name="ce16" office:value-type="float" office:value="139259" calcext:value-type="float">
            <text:p>139259</text:p>
          </table:table-cell>
          <table:table-cell table:style-name="ce2" table:number-columns-repeated="2"/>
          <table:table-cell table:style-name="ce16" office:value-type="float" office:value="215" calcext:value-type="float">
            <text:p>215</text:p>
          </table:table-cell>
          <table:table-cell table:style-name="ce2"/>
          <table:table-cell table:style-name="ce16" office:value-type="float" office:value="198" calcext:value-type="float">
            <text:p>198</text:p>
          </table:table-cell>
          <table:table-cell table:number-columns-repeated="981"/>
        </table:table-row>
        <table:table-row table:style-name="ro1">
          <table:table-cell table:style-name="ce27" table:formula="of:=([.D90]/4000)*2*PI()*20.5679" office:value-type="float" office:value="660.084375540515" calcext:value-type="float">
            <text:p>660.084 mm</text:p>
          </table:table-cell>
          <table:table-cell table:style-name="ce29" table:formula="of:=([.D90]/4000)*6.28*20.5679" office:value-type="float" office:value="659.749740893" calcext:value-type="float">
            <text:p>659.750 mm</text:p>
          </table:table-cell>
          <table:table-cell table:style-name="ce29" table:formula="of:=([.D90]/4000)*6.28*20.61" office:value-type="float" office:value="661.1001687" calcext:value-type="float">
            <text:p>661.100 mm</text:p>
          </table:table-cell>
          <table:table-cell table:style-name="ce16" office:value-type="float" office:value="20431" calcext:value-type="float">
            <text:p>20431</text:p>
          </table:table-cell>
          <table:table-cell table:style-name="ce16"/>
          <table:table-cell table:style-name="ce16" office:value-type="float" office:value="20444" calcext:value-type="float">
            <text:p>20444</text:p>
          </table:table-cell>
          <table:table-cell table:style-name="ce2" table:number-columns-repeated="2"/>
          <table:table-cell table:style-name="ce27" table:formula="of:=([.L90]/4000)*2*PI()*20.5679" office:value-type="float" office:value="749.900564860795" calcext:value-type="float">
            <text:p>749.901 mm</text:p>
          </table:table-cell>
          <table:table-cell table:style-name="ce29" table:formula="of:=([.L90]/4000)*6.28*20.5679" office:value-type="float" office:value="749.520397233" calcext:value-type="float">
            <text:p>749.520 mm</text:p>
          </table:table-cell>
          <table:table-cell table:style-name="ce29" table:formula="of:=([.L90]/4000)*6.28*20.61" office:value-type="float" office:value="751.0545747" calcext:value-type="float">
            <text:p>751.055 mm</text:p>
          </table:table-cell>
          <table:table-cell table:style-name="ce16" office:value-type="float" office:value="23211" calcext:value-type="float">
            <text:p>23211</text:p>
          </table:table-cell>
          <table:table-cell table:style-name="ce16"/>
          <table:table-cell table:style-name="ce16" office:value-type="float" office:value="23203" calcext:value-type="float">
            <text:p>23203</text:p>
          </table:table-cell>
          <table:table-cell table:style-name="ce2" table:number-columns-repeated="2"/>
          <table:table-cell table:style-name="ce27" table:formula="of:=([.T91]/4000)*2*PI()*20.5679" office:value-type="float" office:value="1496.79648741699" calcext:value-type="float">
            <text:p>1496.796 mm</text:p>
          </table:table-cell>
          <table:table-cell table:style-name="ce29" table:formula="of:=([.T91]/4000)*6.28*20.5679" office:value-type="float" office:value="1496.037675387" calcext:value-type="float">
            <text:p>1496.038 mm</text:p>
          </table:table-cell>
          <table:table-cell table:style-name="ce29" table:formula="of:=([.T91]/4000)*6.28*20.61" office:value-type="float" office:value="1499.0998833" calcext:value-type="float">
            <text:p>1499.100 mm</text:p>
          </table:table-cell>
          <table:table-cell table:style-name="ce16" office:value-type="float" office:value="46342" calcext:value-type="float">
            <text:p>46342</text:p>
          </table:table-cell>
          <table:table-cell table:style-name="ce16"/>
          <table:table-cell table:style-name="ce16" office:value-type="float" office:value="45755" calcext:value-type="float">
            <text:p>45755</text:p>
          </table:table-cell>
          <table:table-cell table:style-name="ce2" table:number-columns-repeated="2"/>
          <table:table-cell table:style-name="ce27" table:formula="of:=([.AB90]/4000)*2*PI()*20.5679" office:value-type="float" office:value="2995.01452603186" calcext:value-type="float">
            <text:p>2995.015 mm</text:p>
          </table:table-cell>
          <table:table-cell table:style-name="ce29" table:formula="of:=([.AB90]/4000)*6.28*20.5679" office:value-type="float" office:value="2993.496181306" calcext:value-type="float">
            <text:p>2993.496 mm</text:p>
          </table:table-cell>
          <table:table-cell table:style-name="ce29" table:formula="of:=([.AB90]/4000)*6.28*20.61" office:value-type="float" office:value="2999.6235054" calcext:value-type="float">
            <text:p>2999.624 mm</text:p>
          </table:table-cell>
          <table:table-cell table:style-name="ce16" office:value-type="float" office:value="92702" calcext:value-type="float">
            <text:p>92702</text:p>
          </table:table-cell>
          <table:table-cell table:style-name="ce16"/>
          <table:table-cell table:style-name="ce16" office:value-type="float" office:value="92827" calcext:value-type="float">
            <text:p>92827</text:p>
          </table:table-cell>
          <table:table-cell table:style-name="ce2" table:number-columns-repeated="2"/>
          <table:table-cell table:style-name="ce27" table:formula="of:=([.AJ90]/4000)*2*PI()*20.5679" office:value-type="float" office:value="4493.94334024566" calcext:value-type="float">
            <text:p>4493.943 mm</text:p>
          </table:table-cell>
          <table:table-cell table:style-name="ce29" table:formula="of:=([.AJ90]/4000)*6.28*20.5679" office:value-type="float" office:value="4491.665102491" calcext:value-type="float">
            <text:p>4491.665 mm</text:p>
          </table:table-cell>
          <table:table-cell table:style-name="ce29" table:formula="of:=([.AJ90]/4000)*6.28*20.61" office:value-type="float" office:value="4500.8589969" calcext:value-type="float">
            <text:p>4500.859 mm</text:p>
          </table:table-cell>
          <table:table-cell table:style-name="ce16" office:value-type="float" office:value="139097" calcext:value-type="float">
            <text:p>139097</text:p>
          </table:table-cell>
          <table:table-cell table:style-name="ce16"/>
          <table:table-cell table:style-name="ce16" office:value-type="float" office:value="139237" calcext:value-type="float">
            <text:p>139237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91]/4000)*2*PI()*20.5679" office:value-type="float" office:value="659.825911686356" calcext:value-type="float">
            <text:p>659.826 mm</text:p>
          </table:table-cell>
          <table:table-cell table:style-name="ce29" table:formula="of:=([.D91]/4000)*6.28*20.5679" office:value-type="float" office:value="659.491408069" calcext:value-type="float">
            <text:p>659.491 mm</text:p>
          </table:table-cell>
          <table:table-cell table:style-name="ce29" table:formula="of:=([.D91]/4000)*6.28*20.61" office:value-type="float" office:value="660.8413071" calcext:value-type="float">
            <text:p>660.841 mm</text:p>
          </table:table-cell>
          <table:table-cell table:style-name="ce16" office:value-type="float" office:value="20423" calcext:value-type="float">
            <text:p>20423</text:p>
          </table:table-cell>
          <table:table-cell table:style-name="ce16"/>
          <table:table-cell table:style-name="ce16" office:value-type="float" office:value="20450" calcext:value-type="float">
            <text:p>20450</text:p>
          </table:table-cell>
          <table:table-cell table:style-name="ce2" table:number-columns-repeated="2"/>
          <table:table-cell table:style-name="ce27" table:formula="of:=([.L91]/4000)*2*PI()*20.5679" office:value-type="float" office:value="750.482108532653" calcext:value-type="float">
            <text:p>750.482 mm</text:p>
          </table:table-cell>
          <table:table-cell table:style-name="ce29" table:formula="of:=([.L91]/4000)*6.28*20.5679" office:value-type="float" office:value="750.101646087" calcext:value-type="float">
            <text:p>750.102 mm</text:p>
          </table:table-cell>
          <table:table-cell table:style-name="ce29" table:formula="of:=([.L91]/4000)*6.28*20.61" office:value-type="float" office:value="751.6370133" calcext:value-type="float">
            <text:p>751.637 mm</text:p>
          </table:table-cell>
          <table:table-cell table:style-name="ce16" office:value-type="float" office:value="23229" calcext:value-type="float">
            <text:p>23229</text:p>
          </table:table-cell>
          <table:table-cell table:style-name="ce16"/>
          <table:table-cell table:style-name="ce16" office:value-type="float" office:value="23205" calcext:value-type="float">
            <text:p>23205</text:p>
          </table:table-cell>
          <table:table-cell table:style-name="ce2" table:number-columns-repeated="2"/>
          <table:table-cell table:style-name="ce27" table:formula="of:=([.T92]/4000)*2*PI()*20.5679" office:value-type="float" office:value="1497.18418319823" calcext:value-type="float">
            <text:p>1497.184 mm</text:p>
          </table:table-cell>
          <table:table-cell table:style-name="ce29" table:formula="of:=([.T92]/4000)*6.28*20.5679" office:value-type="float" office:value="1496.425174623" calcext:value-type="float">
            <text:p>1496.425 mm</text:p>
          </table:table-cell>
          <table:table-cell table:style-name="ce29" table:formula="of:=([.T92]/4000)*6.28*20.61" office:value-type="float" office:value="1499.4881757" calcext:value-type="float">
            <text:p>1499.488 mm</text:p>
          </table:table-cell>
          <table:table-cell table:style-name="ce16" office:value-type="float" office:value="46329" calcext:value-type="float">
            <text:p>46329</text:p>
          </table:table-cell>
          <table:table-cell table:style-name="ce16"/>
          <table:table-cell table:style-name="ce16" office:value-type="float" office:value="46385" calcext:value-type="float">
            <text:p>46385</text:p>
          </table:table-cell>
          <table:table-cell table:style-name="ce2" table:number-columns-repeated="2"/>
          <table:table-cell table:style-name="ce27" table:formula="of:=([.AB91]/4000)*2*PI()*20.5679" office:value-type="float" office:value="2995.0791419954" calcext:value-type="float">
            <text:p>2995.079 mm</text:p>
          </table:table-cell>
          <table:table-cell table:style-name="ce29" table:formula="of:=([.AB91]/4000)*6.28*20.5679" office:value-type="float" office:value="2993.560764512" calcext:value-type="float">
            <text:p>2993.561 mm</text:p>
          </table:table-cell>
          <table:table-cell table:style-name="ce29" table:formula="of:=([.AB91]/4000)*6.28*20.61" office:value-type="float" office:value="2999.6882208" calcext:value-type="float">
            <text:p>2999.688 mm</text:p>
          </table:table-cell>
          <table:table-cell table:style-name="ce16" office:value-type="float" office:value="92704" calcext:value-type="float">
            <text:p>92704</text:p>
          </table:table-cell>
          <table:table-cell table:style-name="ce16"/>
          <table:table-cell table:style-name="ce16" office:value-type="float" office:value="92416" calcext:value-type="float">
            <text:p>92416</text:p>
          </table:table-cell>
          <table:table-cell table:style-name="ce2" table:number-columns-repeated="2"/>
          <table:table-cell table:style-name="ce27" table:formula="of:=([.AJ91]/4000)*2*PI()*20.5679" office:value-type="float" office:value="4492.65102097486" calcext:value-type="float">
            <text:p>4492.651 mm</text:p>
          </table:table-cell>
          <table:table-cell table:style-name="ce29" table:formula="of:=([.AJ91]/4000)*6.28*20.5679" office:value-type="float" office:value="4490.373438371" calcext:value-type="float">
            <text:p>4490.373 mm</text:p>
          </table:table-cell>
          <table:table-cell table:style-name="ce29" table:formula="of:=([.AJ91]/4000)*6.28*20.61" office:value-type="float" office:value="4499.5646889" calcext:value-type="float">
            <text:p>4499.565 mm</text:p>
          </table:table-cell>
          <table:table-cell table:style-name="ce16" office:value-type="float" office:value="139057" calcext:value-type="float">
            <text:p>139057</text:p>
          </table:table-cell>
          <table:table-cell table:style-name="ce16"/>
          <table:table-cell table:style-name="ce16" office:value-type="float" office:value="139262" calcext:value-type="float">
            <text:p>139262</text:p>
          </table:table-cell>
          <table:table-cell table:style-name="ce2" table:number-columns-repeated="2"/>
          <table:table-cell table:style-name="ce16" office:value-type="float" office:value="219" calcext:value-type="float">
            <text:p>219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92]/4000)*2*PI()*20.5679" office:value-type="float" office:value="660.116683522285" calcext:value-type="float">
            <text:p>660.117 mm</text:p>
          </table:table-cell>
          <table:table-cell table:style-name="ce29" table:formula="of:=([.D92]/4000)*6.28*20.5679" office:value-type="float" office:value="659.782032496" calcext:value-type="float">
            <text:p>659.782 mm</text:p>
          </table:table-cell>
          <table:table-cell table:style-name="ce29" table:formula="of:=([.D92]/4000)*6.28*20.61" office:value-type="float" office:value="661.1325264" calcext:value-type="float">
            <text:p>661.133 mm</text:p>
          </table:table-cell>
          <table:table-cell table:style-name="ce16" office:value-type="float" office:value="20432" calcext:value-type="float">
            <text:p>20432</text:p>
          </table:table-cell>
          <table:table-cell table:style-name="ce16"/>
          <table:table-cell table:style-name="ce16" office:value-type="float" office:value="20446" calcext:value-type="float">
            <text:p>20446</text:p>
          </table:table-cell>
          <table:table-cell table:style-name="ce2" table:number-columns-repeated="2"/>
          <table:table-cell table:style-name="ce27" table:formula="of:=([.L92]/4000)*2*PI()*20.5679" office:value-type="float" office:value="750.029796787875" calcext:value-type="float">
            <text:p>750.030 mm</text:p>
          </table:table-cell>
          <table:table-cell table:style-name="ce29" table:formula="of:=([.L92]/4000)*6.28*20.5679" office:value-type="float" office:value="749.649563645" calcext:value-type="float">
            <text:p>749.650 mm</text:p>
          </table:table-cell>
          <table:table-cell table:style-name="ce29" table:formula="of:=([.L92]/4000)*6.28*20.61" office:value-type="float" office:value="751.1840055" calcext:value-type="float">
            <text:p>751.184 mm</text:p>
          </table:table-cell>
          <table:table-cell table:style-name="ce16" office:value-type="float" office:value="23215" calcext:value-type="float">
            <text:p>23215</text:p>
          </table:table-cell>
          <table:table-cell table:style-name="ce16"/>
          <table:table-cell table:style-name="ce16" office:value-type="float" office:value="23209" calcext:value-type="float">
            <text:p>23209</text:p>
          </table:table-cell>
          <table:table-cell table:style-name="ce2" table:number-columns-repeated="2"/>
          <table:table-cell table:style-name="ce27" table:formula="of:=([.T93]/4000)*2*PI()*20.5679" office:value-type="float" office:value="1496.99033530761" calcext:value-type="float">
            <text:p>1496.990 mm</text:p>
          </table:table-cell>
          <table:table-cell table:style-name="ce29" table:formula="of:=([.T93]/4000)*6.28*20.5679" office:value-type="float" office:value="1496.231425005" calcext:value-type="float">
            <text:p>1496.231 mm</text:p>
          </table:table-cell>
          <table:table-cell table:style-name="ce29" table:formula="of:=([.T93]/4000)*6.28*20.61" office:value-type="float" office:value="1499.2940295" calcext:value-type="float">
            <text:p>1499.294 mm</text:p>
          </table:table-cell>
          <table:table-cell table:style-name="ce16" office:value-type="float" office:value="46341" calcext:value-type="float">
            <text:p>46341</text:p>
          </table:table-cell>
          <table:table-cell table:style-name="ce16"/>
          <table:table-cell table:style-name="ce16" office:value-type="float" office:value="45536" calcext:value-type="float">
            <text:p>45536</text:p>
          </table:table-cell>
          <table:table-cell table:style-name="ce2" table:number-columns-repeated="2"/>
          <table:table-cell table:style-name="ce27" table:formula="of:=([.AB92]/4000)*2*PI()*20.5679" office:value-type="float" office:value="2994.94991006832" calcext:value-type="float">
            <text:p>2994.950 mm</text:p>
          </table:table-cell>
          <table:table-cell table:style-name="ce29" table:formula="of:=([.AB92]/4000)*6.28*20.5679" office:value-type="float" office:value="2993.4315981" calcext:value-type="float">
            <text:p>2993.432 mm</text:p>
          </table:table-cell>
          <table:table-cell table:style-name="ce29" table:formula="of:=([.AB92]/4000)*6.28*20.61" office:value-type="float" office:value="2999.55879" calcext:value-type="float">
            <text:p>2999.559 mm</text:p>
          </table:table-cell>
          <table:table-cell table:style-name="ce16" office:value-type="float" office:value="92700" calcext:value-type="float">
            <text:p>92700</text:p>
          </table:table-cell>
          <table:table-cell table:style-name="ce16"/>
          <table:table-cell table:style-name="ce16" office:value-type="float" office:value="92825" calcext:value-type="float">
            <text:p>92825</text:p>
          </table:table-cell>
          <table:table-cell table:style-name="ce2" table:number-columns-repeated="2"/>
          <table:table-cell table:style-name="ce27" table:formula="of:=([.AJ92]/4000)*2*PI()*20.5679" office:value-type="float" office:value="4494.23411208159" calcext:value-type="float">
            <text:p>4494.234 mm</text:p>
          </table:table-cell>
          <table:table-cell table:style-name="ce29" table:formula="of:=([.AJ92]/4000)*6.28*20.5679" office:value-type="float" office:value="4491.955726918" calcext:value-type="float">
            <text:p>4491.956 mm</text:p>
          </table:table-cell>
          <table:table-cell table:style-name="ce29" table:formula="of:=([.AJ92]/4000)*6.28*20.61" office:value-type="float" office:value="4501.1502162" calcext:value-type="float">
            <text:p>4501.150 mm</text:p>
          </table:table-cell>
          <table:table-cell table:style-name="ce16" office:value-type="float" office:value="139106" calcext:value-type="float">
            <text:p>139106</text:p>
          </table:table-cell>
          <table:table-cell table:style-name="ce16"/>
          <table:table-cell table:style-name="ce16" office:value-type="float" office:value="139248" calcext:value-type="float">
            <text:p>139248</text:p>
          </table:table-cell>
          <table:table-cell table:style-name="ce2" table:number-columns-repeated="2"/>
          <table:table-cell table:style-name="ce16" office:value-type="float" office:value="219" calcext:value-type="float">
            <text:p>219</text:p>
          </table:table-cell>
          <table:table-cell table:style-name="ce2"/>
          <table:table-cell table:style-name="ce16" office:value-type="float" office:value="196" calcext:value-type="float">
            <text:p>196</text:p>
          </table:table-cell>
          <table:table-cell table:number-columns-repeated="981"/>
        </table:table-row>
        <table:table-row table:style-name="ro1">
          <table:table-cell table:style-name="ce27" table:formula="of:=([.D93]/4000)*2*PI()*20.5679" office:value-type="float" office:value="659.793603704586" calcext:value-type="float">
            <text:p>659.794 mm</text:p>
          </table:table-cell>
          <table:table-cell table:style-name="ce29" table:formula="of:=([.D93]/4000)*6.28*20.5679" office:value-type="float" office:value="659.459116466" calcext:value-type="float">
            <text:p>659.459 mm</text:p>
          </table:table-cell>
          <table:table-cell table:style-name="ce29" table:formula="of:=([.D93]/4000)*6.28*20.61" office:value-type="float" office:value="660.8089494" calcext:value-type="float">
            <text:p>660.809 mm</text:p>
          </table:table-cell>
          <table:table-cell table:style-name="ce16" office:value-type="float" office:value="20422" calcext:value-type="float">
            <text:p>20422</text:p>
          </table:table-cell>
          <table:table-cell table:style-name="ce16"/>
          <table:table-cell table:style-name="ce16" office:value-type="float" office:value="20445" calcext:value-type="float">
            <text:p>20445</text:p>
          </table:table-cell>
          <table:table-cell table:style-name="ce2" table:number-columns-repeated="2"/>
          <table:table-cell table:style-name="ce27" table:formula="of:=([.L93]/4000)*2*PI()*20.5679" office:value-type="float" office:value="750.514416514423" calcext:value-type="float">
            <text:p>750.514 mm</text:p>
          </table:table-cell>
          <table:table-cell table:style-name="ce29" table:formula="of:=([.L93]/4000)*6.28*20.5679" office:value-type="float" office:value="750.13393769" calcext:value-type="float">
            <text:p>750.134 mm</text:p>
          </table:table-cell>
          <table:table-cell table:style-name="ce29" table:formula="of:=([.L93]/4000)*6.28*20.61" office:value-type="float" office:value="751.669371" calcext:value-type="float">
            <text:p>751.669 mm</text:p>
          </table:table-cell>
          <table:table-cell table:style-name="ce16" office:value-type="float" office:value="23230" calcext:value-type="float">
            <text:p>23230</text:p>
          </table:table-cell>
          <table:table-cell table:style-name="ce16"/>
          <table:table-cell table:style-name="ce16" office:value-type="float" office:value="23207" calcext:value-type="float">
            <text:p>23207</text:p>
          </table:table-cell>
          <table:table-cell table:style-name="ce2" table:number-columns-repeated="2"/>
          <table:table-cell table:style-name="ce27" table:formula="of:=([.T94]/4000)*2*PI()*20.5679" office:value-type="float" office:value="1496.73187145345" calcext:value-type="float">
            <text:p>1496.732 mm</text:p>
          </table:table-cell>
          <table:table-cell table:style-name="ce29" table:formula="of:=([.T94]/4000)*6.28*20.5679" office:value-type="float" office:value="1495.973092181" calcext:value-type="float">
            <text:p>1495.973 mm</text:p>
          </table:table-cell>
          <table:table-cell table:style-name="ce29" table:formula="of:=([.T94]/4000)*6.28*20.61" office:value-type="float" office:value="1499.0351679" calcext:value-type="float">
            <text:p>1499.035 mm</text:p>
          </table:table-cell>
          <table:table-cell table:style-name="ce16" office:value-type="float" office:value="46335" calcext:value-type="float">
            <text:p>46335</text:p>
          </table:table-cell>
          <table:table-cell table:style-name="ce16"/>
          <table:table-cell table:style-name="ce16" office:value-type="float" office:value="46393" calcext:value-type="float">
            <text:p>46393</text:p>
          </table:table-cell>
          <table:table-cell table:style-name="ce2" table:number-columns-repeated="2"/>
          <table:table-cell table:style-name="ce27" table:formula="of:=([.AB93]/4000)*2*PI()*20.5679" office:value-type="float" office:value="2994.56221428708" calcext:value-type="float">
            <text:p>2994.562 mm</text:p>
          </table:table-cell>
          <table:table-cell table:style-name="ce29" table:formula="of:=([.AB93]/4000)*6.28*20.5679" office:value-type="float" office:value="2993.044098864" calcext:value-type="float">
            <text:p>2993.044 mm</text:p>
          </table:table-cell>
          <table:table-cell table:style-name="ce29" table:formula="of:=([.AB93]/4000)*6.28*20.61" office:value-type="float" office:value="2999.1704976" calcext:value-type="float">
            <text:p>2999.170 mm</text:p>
          </table:table-cell>
          <table:table-cell table:style-name="ce16" office:value-type="float" office:value="92688" calcext:value-type="float">
            <text:p>92688</text:p>
          </table:table-cell>
          <table:table-cell table:style-name="ce16"/>
          <table:table-cell table:style-name="ce16" office:value-type="float" office:value="92304" calcext:value-type="float">
            <text:p>92304</text:p>
          </table:table-cell>
          <table:table-cell table:style-name="ce2" table:number-columns-repeated="2"/>
          <table:table-cell table:style-name="ce27" table:formula="of:=([.AJ93]/4000)*2*PI()*20.5679" office:value-type="float" office:value="4492.16640124832" calcext:value-type="float">
            <text:p>4492.166 mm</text:p>
          </table:table-cell>
          <table:table-cell table:style-name="ce29" table:formula="of:=([.AJ93]/4000)*6.28*20.5679" office:value-type="float" office:value="4489.889064326" calcext:value-type="float">
            <text:p>4489.889 mm</text:p>
          </table:table-cell>
          <table:table-cell table:style-name="ce29" table:formula="of:=([.AJ93]/4000)*6.28*20.61" office:value-type="float" office:value="4499.0793234" calcext:value-type="float">
            <text:p>4499.079 mm</text:p>
          </table:table-cell>
          <table:table-cell table:style-name="ce16" office:value-type="float" office:value="139042" calcext:value-type="float">
            <text:p>139042</text:p>
          </table:table-cell>
          <table:table-cell table:style-name="ce16"/>
          <table:table-cell table:style-name="ce16" office:value-type="float" office:value="139247" calcext:value-type="float">
            <text:p>139247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200" calcext:value-type="float">
            <text:p>200</text:p>
          </table:table-cell>
          <table:table-cell table:number-columns-repeated="981"/>
        </table:table-row>
        <table:table-row table:style-name="ro1">
          <table:table-cell table:style-name="ce27" table:formula="of:=([.D94]/4000)*2*PI()*20.5679" office:value-type="float" office:value="659.987451595206" calcext:value-type="float">
            <text:p>659.987 mm</text:p>
          </table:table-cell>
          <table:table-cell table:style-name="ce29" table:formula="of:=([.D94]/4000)*6.28*20.5679" office:value-type="float" office:value="659.652866084" calcext:value-type="float">
            <text:p>659.653 mm</text:p>
          </table:table-cell>
          <table:table-cell table:style-name="ce29" table:formula="of:=([.D94]/4000)*6.28*20.61" office:value-type="float" office:value="661.0030956" calcext:value-type="float">
            <text:p>661.003 mm</text:p>
          </table:table-cell>
          <table:table-cell table:style-name="ce16" office:value-type="float" office:value="20428" calcext:value-type="float">
            <text:p>20428</text:p>
          </table:table-cell>
          <table:table-cell table:style-name="ce16"/>
          <table:table-cell table:style-name="ce16" office:value-type="float" office:value="20440" calcext:value-type="float">
            <text:p>20440</text:p>
          </table:table-cell>
          <table:table-cell table:style-name="ce2" table:number-columns-repeated="2"/>
          <table:table-cell table:style-name="ce27" table:formula="of:=([.L94]/4000)*2*PI()*20.5679" office:value-type="float" office:value="749.900564860795" calcext:value-type="float">
            <text:p>749.901 mm</text:p>
          </table:table-cell>
          <table:table-cell table:style-name="ce29" table:formula="of:=([.L94]/4000)*6.28*20.5679" office:value-type="float" office:value="749.520397233" calcext:value-type="float">
            <text:p>749.520 mm</text:p>
          </table:table-cell>
          <table:table-cell table:style-name="ce29" table:formula="of:=([.L94]/4000)*6.28*20.61" office:value-type="float" office:value="751.0545747" calcext:value-type="float">
            <text:p>751.055 mm</text:p>
          </table:table-cell>
          <table:table-cell table:style-name="ce16" office:value-type="float" office:value="23211" calcext:value-type="float">
            <text:p>23211</text:p>
          </table:table-cell>
          <table:table-cell table:style-name="ce16"/>
          <table:table-cell table:style-name="ce16" office:value-type="float" office:value="23202" calcext:value-type="float">
            <text:p>23202</text:p>
          </table:table-cell>
          <table:table-cell table:style-name="ce2" table:number-columns-repeated="2"/>
          <table:table-cell table:style-name="ce27" table:formula="of:=([.T95]/4000)*2*PI()*20.5679" office:value-type="float" office:value="1496.05340383628" calcext:value-type="float">
            <text:p>1496.053 mm</text:p>
          </table:table-cell>
          <table:table-cell table:style-name="ce29" table:formula="of:=([.T95]/4000)*6.28*20.5679" office:value-type="float" office:value="1495.294968518" calcext:value-type="float">
            <text:p>1495.295 mm</text:p>
          </table:table-cell>
          <table:table-cell table:style-name="ce29" table:formula="of:=([.T95]/4000)*6.28*20.61" office:value-type="float" office:value="1498.3556562" calcext:value-type="float">
            <text:p>1498.356 mm</text:p>
          </table:table-cell>
          <table:table-cell table:style-name="ce16" office:value-type="float" office:value="46327" calcext:value-type="float">
            <text:p>46327</text:p>
          </table:table-cell>
          <table:table-cell table:style-name="ce16"/>
          <table:table-cell table:style-name="ce16" office:value-type="float" office:value="45379" calcext:value-type="float">
            <text:p>45379</text:p>
          </table:table-cell>
          <table:table-cell table:style-name="ce2" table:number-columns-repeated="2"/>
          <table:table-cell table:style-name="ce27" table:formula="of:=([.AB94]/4000)*2*PI()*20.5679" office:value-type="float" office:value="2995.33760584956" calcext:value-type="float">
            <text:p>2995.338 mm</text:p>
          </table:table-cell>
          <table:table-cell table:style-name="ce29" table:formula="of:=([.AB94]/4000)*6.28*20.5679" office:value-type="float" office:value="2993.819097336" calcext:value-type="float">
            <text:p>2993.819 mm</text:p>
          </table:table-cell>
          <table:table-cell table:style-name="ce29" table:formula="of:=([.AB94]/4000)*6.28*20.61" office:value-type="float" office:value="2999.9470824" calcext:value-type="float">
            <text:p>2999.947 mm</text:p>
          </table:table-cell>
          <table:table-cell table:style-name="ce16" office:value-type="float" office:value="92712" calcext:value-type="float">
            <text:p>92712</text:p>
          </table:table-cell>
          <table:table-cell table:style-name="ce16"/>
          <table:table-cell table:style-name="ce16" office:value-type="float" office:value="92831" calcext:value-type="float">
            <text:p>92831</text:p>
          </table:table-cell>
          <table:table-cell table:style-name="ce2" table:number-columns-repeated="2"/>
          <table:table-cell table:style-name="ce27" table:formula="of:=([.AJ94]/4000)*2*PI()*20.5679" office:value-type="float" office:value="4494.52488391752" calcext:value-type="float">
            <text:p>4494.525 mm</text:p>
          </table:table-cell>
          <table:table-cell table:style-name="ce29" table:formula="of:=([.AJ94]/4000)*6.28*20.5679" office:value-type="float" office:value="4492.246351345" calcext:value-type="float">
            <text:p>4492.246 mm</text:p>
          </table:table-cell>
          <table:table-cell table:style-name="ce29" table:formula="of:=([.AJ94]/4000)*6.28*20.61" office:value-type="float" office:value="4501.4414355" calcext:value-type="float">
            <text:p>4501.441 mm</text:p>
          </table:table-cell>
          <table:table-cell table:style-name="ce16" office:value-type="float" office:value="139115" calcext:value-type="float">
            <text:p>139115</text:p>
          </table:table-cell>
          <table:table-cell table:style-name="ce16"/>
          <table:table-cell table:style-name="ce16" office:value-type="float" office:value="139248" calcext:value-type="float">
            <text:p>139248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3" calcext:value-type="float">
            <text:p>193</text:p>
          </table:table-cell>
          <table:table-cell table:number-columns-repeated="981"/>
        </table:table-row>
        <table:table-row table:style-name="ro1">
          <table:table-cell table:style-name="ce27" table:formula="of:=([.D95]/4000)*2*PI()*20.5679" office:value-type="float" office:value="659.664371777507" calcext:value-type="float">
            <text:p>659.664 mm</text:p>
          </table:table-cell>
          <table:table-cell table:style-name="ce29" table:formula="of:=([.D95]/4000)*6.28*20.5679" office:value-type="float" office:value="659.329950054" calcext:value-type="float">
            <text:p>659.330 mm</text:p>
          </table:table-cell>
          <table:table-cell table:style-name="ce29" table:formula="of:=([.D95]/4000)*6.28*20.61" office:value-type="float" office:value="660.6795186" calcext:value-type="float">
            <text:p>660.680 mm</text:p>
          </table:table-cell>
          <table:table-cell table:style-name="ce16" office:value-type="float" office:value="20418" calcext:value-type="float">
            <text:p>20418</text:p>
          </table:table-cell>
          <table:table-cell table:style-name="ce16"/>
          <table:table-cell table:style-name="ce16" office:value-type="float" office:value="20444" calcext:value-type="float">
            <text:p>20444</text:p>
          </table:table-cell>
          <table:table-cell table:style-name="ce2" table:number-columns-repeated="2"/>
          <table:table-cell table:style-name="ce27" table:formula="of:=([.L95]/4000)*2*PI()*20.5679" office:value-type="float" office:value="749.932872842565" calcext:value-type="float">
            <text:p>749.933 mm</text:p>
          </table:table-cell>
          <table:table-cell table:style-name="ce29" table:formula="of:=([.L95]/4000)*6.28*20.5679" office:value-type="float" office:value="749.552688836" calcext:value-type="float">
            <text:p>749.553 mm</text:p>
          </table:table-cell>
          <table:table-cell table:style-name="ce29" table:formula="of:=([.L95]/4000)*6.28*20.61" office:value-type="float" office:value="751.0869324" calcext:value-type="float">
            <text:p>751.087 mm</text:p>
          </table:table-cell>
          <table:table-cell table:style-name="ce16" office:value-type="float" office:value="23212" calcext:value-type="float">
            <text:p>23212</text:p>
          </table:table-cell>
          <table:table-cell table:style-name="ce16"/>
          <table:table-cell table:style-name="ce16" office:value-type="float" office:value="23188" calcext:value-type="float">
            <text:p>23188</text:p>
          </table:table-cell>
          <table:table-cell table:style-name="ce2" table:number-columns-repeated="2"/>
          <table:table-cell table:style-name="ce27" table:formula="of:=([.T96]/4000)*2*PI()*20.5679" office:value-type="float" office:value="1496.31186769044" calcext:value-type="float">
            <text:p>1496.312 mm</text:p>
          </table:table-cell>
          <table:table-cell table:style-name="ce29" table:formula="of:=([.T96]/4000)*6.28*20.5679" office:value-type="float" office:value="1495.553301342" calcext:value-type="float">
            <text:p>1495.553 mm</text:p>
          </table:table-cell>
          <table:table-cell table:style-name="ce29" table:formula="of:=([.T96]/4000)*6.28*20.61" office:value-type="float" office:value="1498.6145178" calcext:value-type="float">
            <text:p>1498.615 mm</text:p>
          </table:table-cell>
          <table:table-cell table:style-name="ce16" office:value-type="float" office:value="46306" calcext:value-type="float">
            <text:p>46306</text:p>
          </table:table-cell>
          <table:table-cell table:style-name="ce16"/>
          <table:table-cell table:style-name="ce16" office:value-type="float" office:value="-46359" calcext:value-type="float">
            <text:p>-46359</text:p>
          </table:table-cell>
          <table:table-cell table:style-name="ce2" table:number-columns-repeated="2"/>
          <table:table-cell table:style-name="ce27" table:formula="of:=([.AB95]/4000)*2*PI()*20.5679" office:value-type="float" office:value="2995.01452603186" calcext:value-type="float">
            <text:p>2995.015 mm</text:p>
          </table:table-cell>
          <table:table-cell table:style-name="ce29" table:formula="of:=([.AB95]/4000)*6.28*20.5679" office:value-type="float" office:value="2993.496181306" calcext:value-type="float">
            <text:p>2993.496 mm</text:p>
          </table:table-cell>
          <table:table-cell table:style-name="ce29" table:formula="of:=([.AB95]/4000)*6.28*20.61" office:value-type="float" office:value="2999.6235054" calcext:value-type="float">
            <text:p>2999.624 mm</text:p>
          </table:table-cell>
          <table:table-cell table:style-name="ce16" office:value-type="float" office:value="92702" calcext:value-type="float">
            <text:p>92702</text:p>
          </table:table-cell>
          <table:table-cell table:style-name="ce16"/>
          <table:table-cell table:style-name="ce16" office:value-type="float" office:value="92192" calcext:value-type="float">
            <text:p>92192</text:p>
          </table:table-cell>
          <table:table-cell table:style-name="ce2" table:number-columns-repeated="2"/>
          <table:table-cell table:style-name="ce27" table:formula="of:=([.AJ95]/4000)*2*PI()*20.5679" office:value-type="float" office:value="4493.78180033681" calcext:value-type="float">
            <text:p>4493.782 mm</text:p>
          </table:table-cell>
          <table:table-cell table:style-name="ce29" table:formula="of:=([.AJ95]/4000)*6.28*20.5679" office:value-type="float" office:value="4491.503644476" calcext:value-type="float">
            <text:p>4491.504 mm</text:p>
          </table:table-cell>
          <table:table-cell table:style-name="ce29" table:formula="of:=([.AJ95]/4000)*6.28*20.61" office:value-type="float" office:value="4500.6972084" calcext:value-type="float">
            <text:p>4500.697 mm</text:p>
          </table:table-cell>
          <table:table-cell table:style-name="ce16" office:value-type="float" office:value="139092" calcext:value-type="float">
            <text:p>139092</text:p>
          </table:table-cell>
          <table:table-cell table:style-name="ce16"/>
          <table:table-cell table:style-name="ce16" office:value-type="float" office:value="139230" calcext:value-type="float">
            <text:p>139230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96]/4000)*2*PI()*20.5679" office:value-type="float" office:value="660.052067558746" calcext:value-type="float">
            <text:p>660.052 mm</text:p>
          </table:table-cell>
          <table:table-cell table:style-name="ce29" table:formula="of:=([.D96]/4000)*6.28*20.5679" office:value-type="float" office:value="659.71744929" calcext:value-type="float">
            <text:p>659.717 mm</text:p>
          </table:table-cell>
          <table:table-cell table:style-name="ce29" table:formula="of:=([.D96]/4000)*6.28*20.61" office:value-type="float" office:value="661.067811" calcext:value-type="float">
            <text:p>661.068 mm</text:p>
          </table:table-cell>
          <table:table-cell table:style-name="ce16" office:value-type="float" office:value="20430" calcext:value-type="float">
            <text:p>20430</text:p>
          </table:table-cell>
          <table:table-cell table:style-name="ce16"/>
          <table:table-cell table:style-name="ce16" office:value-type="float" office:value="20439" calcext:value-type="float">
            <text:p>20439</text:p>
          </table:table-cell>
          <table:table-cell table:style-name="ce2" table:number-columns-repeated="2"/>
          <table:table-cell table:style-name="ce27" table:formula="of:=([.L96]/4000)*2*PI()*20.5679" office:value-type="float" office:value="749.254405225397" calcext:value-type="float">
            <text:p>749.254 mm</text:p>
          </table:table-cell>
          <table:table-cell table:style-name="ce29" table:formula="of:=([.L96]/4000)*6.28*20.5679" office:value-type="float" office:value="748.874565173" calcext:value-type="float">
            <text:p>748.875 mm</text:p>
          </table:table-cell>
          <table:table-cell table:style-name="ce29" table:formula="of:=([.L96]/4000)*6.28*20.61" office:value-type="float" office:value="750.4074207" calcext:value-type="float">
            <text:p>750.407 mm</text:p>
          </table:table-cell>
          <table:table-cell table:style-name="ce16" office:value-type="float" office:value="23191" calcext:value-type="float">
            <text:p>23191</text:p>
          </table:table-cell>
          <table:table-cell table:style-name="ce16"/>
          <table:table-cell table:style-name="ce16" office:value-type="float" office:value="23184" calcext:value-type="float">
            <text:p>23184</text:p>
          </table:table-cell>
          <table:table-cell table:style-name="ce2" table:number-columns-repeated="2"/>
          <table:table-cell table:style-name="ce27" table:formula="of:=([.T97]/4000)*2*PI()*20.5679" office:value-type="float" office:value="1496.2472517269" calcext:value-type="float">
            <text:p>1496.247 mm</text:p>
          </table:table-cell>
          <table:table-cell table:style-name="ce29" table:formula="of:=([.T97]/4000)*6.28*20.5679" office:value-type="float" office:value="1495.488718136" calcext:value-type="float">
            <text:p>1495.489 mm</text:p>
          </table:table-cell>
          <table:table-cell table:style-name="ce29" table:formula="of:=([.T97]/4000)*6.28*20.61" office:value-type="float" office:value="1498.5498024" calcext:value-type="float">
            <text:p>1498.550 mm</text:p>
          </table:table-cell>
          <table:table-cell table:style-name="ce16" office:value-type="float" office:value="46314" calcext:value-type="float">
            <text:p>46314</text:p>
          </table:table-cell>
          <table:table-cell table:style-name="ce16"/>
          <table:table-cell table:style-name="ce16" office:value-type="float" office:value="45465" calcext:value-type="float">
            <text:p>45465</text:p>
          </table:table-cell>
          <table:table-cell table:style-name="ce2" table:number-columns-repeated="2"/>
          <table:table-cell table:style-name="ce27" table:formula="of:=([.AB96]/4000)*2*PI()*20.5679" office:value-type="float" office:value="2995.4991457584" calcext:value-type="float">
            <text:p>2995.499 mm</text:p>
          </table:table-cell>
          <table:table-cell table:style-name="ce29" table:formula="of:=([.AB96]/4000)*6.28*20.5679" office:value-type="float" office:value="2993.980555351" calcext:value-type="float">
            <text:p>2993.981 mm</text:p>
          </table:table-cell>
          <table:table-cell table:style-name="ce29" table:formula="of:=([.AB96]/4000)*6.28*20.61" office:value-type="float" office:value="3000.1088709" calcext:value-type="float">
            <text:p>3000.109 mm</text:p>
          </table:table-cell>
          <table:table-cell table:style-name="ce16" office:value-type="float" office:value="92717" calcext:value-type="float">
            <text:p>92717</text:p>
          </table:table-cell>
          <table:table-cell table:style-name="ce16"/>
          <table:table-cell table:style-name="ce16" office:value-type="float" office:value="92820" calcext:value-type="float">
            <text:p>92820</text:p>
          </table:table-cell>
          <table:table-cell table:style-name="ce2" table:number-columns-repeated="2"/>
          <table:table-cell table:style-name="ce27" table:formula="of:=([.AJ96]/4000)*2*PI()*20.5679" office:value-type="float" office:value="4492.16640124832" calcext:value-type="float">
            <text:p>4492.166 mm</text:p>
          </table:table-cell>
          <table:table-cell table:style-name="ce29" table:formula="of:=([.AJ96]/4000)*6.28*20.5679" office:value-type="float" office:value="4489.889064326" calcext:value-type="float">
            <text:p>4489.889 mm</text:p>
          </table:table-cell>
          <table:table-cell table:style-name="ce29" table:formula="of:=([.AJ96]/4000)*6.28*20.61" office:value-type="float" office:value="4499.0793234" calcext:value-type="float">
            <text:p>4499.079 mm</text:p>
          </table:table-cell>
          <table:table-cell table:style-name="ce16" office:value-type="float" office:value="139042" calcext:value-type="float">
            <text:p>139042</text:p>
          </table:table-cell>
          <table:table-cell table:style-name="ce16"/>
          <table:table-cell table:style-name="ce16" office:value-type="float" office:value="139248" calcext:value-type="float">
            <text:p>139248</text:p>
          </table:table-cell>
          <table:table-cell table:style-name="ce2" table:number-columns-repeated="2"/>
          <table:table-cell table:style-name="ce16" office:value-type="float" office:value="216" calcext:value-type="float">
            <text:p>216</text:p>
          </table:table-cell>
          <table:table-cell table:style-name="ce2"/>
          <table:table-cell table:style-name="ce16" office:value-type="float" office:value="196" calcext:value-type="float">
            <text:p>196</text:p>
          </table:table-cell>
          <table:table-cell table:number-columns-repeated="981"/>
        </table:table-row>
        <table:table-row table:style-name="ro1">
          <table:table-cell table:style-name="ce27" table:formula="of:=([.D97]/4000)*2*PI()*20.5679" office:value-type="float" office:value="659.761295722817" calcext:value-type="float">
            <text:p>659.761 mm</text:p>
          </table:table-cell>
          <table:table-cell table:style-name="ce29" table:formula="of:=([.D97]/4000)*6.28*20.5679" office:value-type="float" office:value="659.426824863" calcext:value-type="float">
            <text:p>659.427 mm</text:p>
          </table:table-cell>
          <table:table-cell table:style-name="ce29" table:formula="of:=([.D97]/4000)*6.28*20.61" office:value-type="float" office:value="660.7765917" calcext:value-type="float">
            <text:p>660.777 mm</text:p>
          </table:table-cell>
          <table:table-cell table:style-name="ce16" office:value-type="float" office:value="20421" calcext:value-type="float">
            <text:p>20421</text:p>
          </table:table-cell>
          <table:table-cell table:style-name="ce16"/>
          <table:table-cell table:style-name="ce16" office:value-type="float" office:value="20444" calcext:value-type="float">
            <text:p>20444</text:p>
          </table:table-cell>
          <table:table-cell table:style-name="ce2" table:number-columns-repeated="2"/>
          <table:table-cell table:style-name="ce27" table:formula="of:=([.L97]/4000)*2*PI()*20.5679" office:value-type="float" office:value="749.448253116017" calcext:value-type="float">
            <text:p>749.448 mm</text:p>
          </table:table-cell>
          <table:table-cell table:style-name="ce29" table:formula="of:=([.L97]/4000)*6.28*20.5679" office:value-type="float" office:value="749.068314791" calcext:value-type="float">
            <text:p>749.068 mm</text:p>
          </table:table-cell>
          <table:table-cell table:style-name="ce29" table:formula="of:=([.L97]/4000)*6.28*20.61" office:value-type="float" office:value="750.6015669" calcext:value-type="float">
            <text:p>750.602 mm</text:p>
          </table:table-cell>
          <table:table-cell table:style-name="ce16" office:value-type="float" office:value="23197" calcext:value-type="float">
            <text:p>23197</text:p>
          </table:table-cell>
          <table:table-cell table:style-name="ce16"/>
          <table:table-cell table:style-name="ce16" office:value-type="float" office:value="23172" calcext:value-type="float">
            <text:p>23172</text:p>
          </table:table-cell>
          <table:table-cell table:style-name="ce2" table:number-columns-repeated="2"/>
          <table:table-cell table:style-name="ce27" table:formula="of:=([.T98]/4000)*2*PI()*20.5679" office:value-type="float" office:value="1496.69956347168" calcext:value-type="float">
            <text:p>1496.700 mm</text:p>
          </table:table-cell>
          <table:table-cell table:style-name="ce29" table:formula="of:=([.T98]/4000)*6.28*20.5679" office:value-type="float" office:value="1495.940800578" calcext:value-type="float">
            <text:p>1495.941 mm</text:p>
          </table:table-cell>
          <table:table-cell table:style-name="ce29" table:formula="of:=([.T98]/4000)*6.28*20.61" office:value-type="float" office:value="1499.0028102" calcext:value-type="float">
            <text:p>1499.003 mm</text:p>
          </table:table-cell>
          <table:table-cell table:style-name="ce16" office:value-type="float" office:value="46312" calcext:value-type="float">
            <text:p>46312</text:p>
          </table:table-cell>
          <table:table-cell table:style-name="ce16"/>
          <table:table-cell table:style-name="ce16" office:value-type="float" office:value="46372" calcext:value-type="float">
            <text:p>46372</text:p>
          </table:table-cell>
          <table:table-cell table:style-name="ce2" table:number-columns-repeated="2"/>
          <table:table-cell table:style-name="ce27" table:formula="of:=([.AB97]/4000)*2*PI()*20.5679" office:value-type="float" office:value="2994.49759832354" calcext:value-type="float">
            <text:p>2994.498 mm</text:p>
          </table:table-cell>
          <table:table-cell table:style-name="ce29" table:formula="of:=([.AB97]/4000)*6.28*20.5679" office:value-type="float" office:value="2992.979515658" calcext:value-type="float">
            <text:p>2992.980 mm</text:p>
          </table:table-cell>
          <table:table-cell table:style-name="ce29" table:formula="of:=([.AB97]/4000)*6.28*20.61" office:value-type="float" office:value="2999.1057822" calcext:value-type="float">
            <text:p>2999.106 mm</text:p>
          </table:table-cell>
          <table:table-cell table:style-name="ce16" office:value-type="float" office:value="92686" calcext:value-type="float">
            <text:p>92686</text:p>
          </table:table-cell>
          <table:table-cell table:style-name="ce16"/>
          <table:table-cell table:style-name="ce16" office:value-type="float" office:value="92179" calcext:value-type="float">
            <text:p>92179</text:p>
          </table:table-cell>
          <table:table-cell table:style-name="ce2" table:number-columns-repeated="2"/>
          <table:table-cell table:style-name="ce27" table:formula="of:=([.AJ97]/4000)*2*PI()*20.5679" office:value-type="float" office:value="4493.55564446442" calcext:value-type="float">
            <text:p>4493.556 mm</text:p>
          </table:table-cell>
          <table:table-cell table:style-name="ce29" table:formula="of:=([.AJ97]/4000)*6.28*20.5679" office:value-type="float" office:value="4491.277603255" calcext:value-type="float">
            <text:p>4491.278 mm</text:p>
          </table:table-cell>
          <table:table-cell table:style-name="ce29" table:formula="of:=([.AJ97]/4000)*6.28*20.61" office:value-type="float" office:value="4500.4707045" calcext:value-type="float">
            <text:p>4500.471 mm</text:p>
          </table:table-cell>
          <table:table-cell table:style-name="ce16" office:value-type="float" office:value="139085" calcext:value-type="float">
            <text:p>139085</text:p>
          </table:table-cell>
          <table:table-cell table:style-name="ce16"/>
          <table:table-cell table:style-name="ce16" office:value-type="float" office:value="139225" calcext:value-type="float">
            <text:p>139225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6" calcext:value-type="float">
            <text:p>196</text:p>
          </table:table-cell>
          <table:table-cell table:number-columns-repeated="981"/>
        </table:table-row>
        <table:table-row table:style-name="ro1">
          <table:table-cell table:style-name="ce27" table:formula="of:=([.D98]/4000)*2*PI()*20.5679" office:value-type="float" office:value="660.019759576976" calcext:value-type="float">
            <text:p>660.020 mm</text:p>
          </table:table-cell>
          <table:table-cell table:style-name="ce29" table:formula="of:=([.D98]/4000)*6.28*20.5679" office:value-type="float" office:value="659.685157687" calcext:value-type="float">
            <text:p>659.685 mm</text:p>
          </table:table-cell>
          <table:table-cell table:style-name="ce29" table:formula="of:=([.D98]/4000)*6.28*20.61" office:value-type="float" office:value="661.0354533" calcext:value-type="float">
            <text:p>661.035 mm</text:p>
          </table:table-cell>
          <table:table-cell table:style-name="ce16" office:value-type="float" office:value="20429" calcext:value-type="float">
            <text:p>20429</text:p>
          </table:table-cell>
          <table:table-cell table:style-name="ce16"/>
          <table:table-cell table:style-name="ce16" office:value-type="float" office:value="20443" calcext:value-type="float">
            <text:p>20443</text:p>
          </table:table-cell>
          <table:table-cell table:style-name="ce2" table:number-columns-repeated="2"/>
          <table:table-cell table:style-name="ce27" table:formula="of:=([.L98]/4000)*2*PI()*20.5679" office:value-type="float" office:value="749.545177061326" calcext:value-type="float">
            <text:p>749.545 mm</text:p>
          </table:table-cell>
          <table:table-cell table:style-name="ce29" table:formula="of:=([.L98]/4000)*6.28*20.5679" office:value-type="float" office:value="749.1651896" calcext:value-type="float">
            <text:p>749.165 mm</text:p>
          </table:table-cell>
          <table:table-cell table:style-name="ce29" table:formula="of:=([.L98]/4000)*6.28*20.61" office:value-type="float" office:value="750.69864" calcext:value-type="float">
            <text:p>750.699 mm</text:p>
          </table:table-cell>
          <table:table-cell table:style-name="ce16" office:value-type="float" office:value="23200" calcext:value-type="float">
            <text:p>23200</text:p>
          </table:table-cell>
          <table:table-cell table:style-name="ce16"/>
          <table:table-cell table:style-name="ce16" office:value-type="float" office:value="23193" calcext:value-type="float">
            <text:p>23193</text:p>
          </table:table-cell>
          <table:table-cell table:style-name="ce2" table:number-columns-repeated="2"/>
          <table:table-cell table:style-name="ce27" table:formula="of:=([.T99]/4000)*2*PI()*20.5679" office:value-type="float" office:value="1496.95802732584" calcext:value-type="float">
            <text:p>1496.958 mm</text:p>
          </table:table-cell>
          <table:table-cell table:style-name="ce29" table:formula="of:=([.T99]/4000)*6.28*20.5679" office:value-type="float" office:value="1496.199133402" calcext:value-type="float">
            <text:p>1496.199 mm</text:p>
          </table:table-cell>
          <table:table-cell table:style-name="ce29" table:formula="of:=([.T99]/4000)*6.28*20.61" office:value-type="float" office:value="1499.2616718" calcext:value-type="float">
            <text:p>1499.262 mm</text:p>
          </table:table-cell>
          <table:table-cell table:style-name="ce16" office:value-type="float" office:value="46326" calcext:value-type="float">
            <text:p>46326</text:p>
          </table:table-cell>
          <table:table-cell table:style-name="ce16"/>
          <table:table-cell table:style-name="ce16" office:value-type="float" office:value="46070" calcext:value-type="float">
            <text:p>46070</text:p>
          </table:table-cell>
          <table:table-cell table:style-name="ce2" table:number-columns-repeated="2"/>
          <table:table-cell table:style-name="ce27" table:formula="of:=([.AB98]/4000)*2*PI()*20.5679" office:value-type="float" office:value="2994.88529410478" calcext:value-type="float">
            <text:p>2994.885 mm</text:p>
          </table:table-cell>
          <table:table-cell table:style-name="ce29" table:formula="of:=([.AB98]/4000)*6.28*20.5679" office:value-type="float" office:value="2993.367014894" calcext:value-type="float">
            <text:p>2993.367 mm</text:p>
          </table:table-cell>
          <table:table-cell table:style-name="ce29" table:formula="of:=([.AB98]/4000)*6.28*20.61" office:value-type="float" office:value="2999.4940746" calcext:value-type="float">
            <text:p>2999.494 mm</text:p>
          </table:table-cell>
          <table:table-cell table:style-name="ce16" office:value-type="float" office:value="92698" calcext:value-type="float">
            <text:p>92698</text:p>
          </table:table-cell>
          <table:table-cell table:style-name="ce16"/>
          <table:table-cell table:style-name="ce16" office:value-type="float" office:value="92813" calcext:value-type="float">
            <text:p>92813</text:p>
          </table:table-cell>
          <table:table-cell table:style-name="ce2" table:number-columns-repeated="2"/>
          <table:table-cell table:style-name="ce27" table:formula="of:=([.AJ98]/4000)*2*PI()*20.5679" office:value-type="float" office:value="4492.42486510248" calcext:value-type="float">
            <text:p>4492.425 mm</text:p>
          </table:table-cell>
          <table:table-cell table:style-name="ce29" table:formula="of:=([.AJ98]/4000)*6.28*20.5679" office:value-type="float" office:value="4490.14739715" calcext:value-type="float">
            <text:p>4490.147 mm</text:p>
          </table:table-cell>
          <table:table-cell table:style-name="ce29" table:formula="of:=([.AJ98]/4000)*6.28*20.61" office:value-type="float" office:value="4499.338185" calcext:value-type="float">
            <text:p>4499.338 mm</text:p>
          </table:table-cell>
          <table:table-cell table:style-name="ce16" office:value-type="float" office:value="139050" calcext:value-type="float">
            <text:p>139050</text:p>
          </table:table-cell>
          <table:table-cell table:style-name="ce16"/>
          <table:table-cell table:style-name="ce16" office:value-type="float" office:value="139240" calcext:value-type="float">
            <text:p>139240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99]/4000)*2*PI()*20.5679" office:value-type="float" office:value="659.922835631666" calcext:value-type="float">
            <text:p>659.923 mm</text:p>
          </table:table-cell>
          <table:table-cell table:style-name="ce29" table:formula="of:=([.D99]/4000)*6.28*20.5679" office:value-type="float" office:value="659.588282878" calcext:value-type="float">
            <text:p>659.588 mm</text:p>
          </table:table-cell>
          <table:table-cell table:style-name="ce29" table:formula="of:=([.D99]/4000)*6.28*20.61" office:value-type="float" office:value="660.9383802" calcext:value-type="float">
            <text:p>660.938 mm</text:p>
          </table:table-cell>
          <table:table-cell table:style-name="ce16" office:value-type="float" office:value="20426" calcext:value-type="float">
            <text:p>20426</text:p>
          </table:table-cell>
          <table:table-cell table:style-name="ce16"/>
          <table:table-cell table:style-name="ce16" office:value-type="float" office:value="20450" calcext:value-type="float">
            <text:p>20450</text:p>
          </table:table-cell>
          <table:table-cell table:style-name="ce2" table:number-columns-repeated="2"/>
          <table:table-cell table:style-name="ce27" table:formula="of:=([.L99]/4000)*2*PI()*20.5679" office:value-type="float" office:value="750.449800550883" calcext:value-type="float">
            <text:p>750.450 mm</text:p>
          </table:table-cell>
          <table:table-cell table:style-name="ce29" table:formula="of:=([.L99]/4000)*6.28*20.5679" office:value-type="float" office:value="750.069354484" calcext:value-type="float">
            <text:p>750.069 mm</text:p>
          </table:table-cell>
          <table:table-cell table:style-name="ce29" table:formula="of:=([.L99]/4000)*6.28*20.61" office:value-type="float" office:value="751.6046556" calcext:value-type="float">
            <text:p>751.605 mm</text:p>
          </table:table-cell>
          <table:table-cell table:style-name="ce16" office:value-type="float" office:value="23228" calcext:value-type="float">
            <text:p>23228</text:p>
          </table:table-cell>
          <table:table-cell table:style-name="ce16"/>
          <table:table-cell table:style-name="ce16" office:value-type="float" office:value="23205" calcext:value-type="float">
            <text:p>23205</text:p>
          </table:table-cell>
          <table:table-cell table:style-name="ce2" table:number-columns-repeated="2"/>
          <table:table-cell table:style-name="ce27" table:formula="of:=([.T100]/4000)*2*PI()*20.5679" office:value-type="float" office:value="1496.86110338053" calcext:value-type="float">
            <text:p>1496.861 mm</text:p>
          </table:table-cell>
          <table:table-cell table:style-name="ce29" table:formula="of:=([.T100]/4000)*6.28*20.5679" office:value-type="float" office:value="1496.102258593" calcext:value-type="float">
            <text:p>1496.102 mm</text:p>
          </table:table-cell>
          <table:table-cell table:style-name="ce29" table:formula="of:=([.T100]/4000)*6.28*20.61" office:value-type="float" office:value="1499.1645987" calcext:value-type="float">
            <text:p>1499.165 mm</text:p>
          </table:table-cell>
          <table:table-cell table:style-name="ce16" office:value-type="float" office:value="46334" calcext:value-type="float">
            <text:p>46334</text:p>
          </table:table-cell>
          <table:table-cell table:style-name="ce16"/>
          <table:table-cell table:style-name="ce16" office:value-type="float" office:value="-46389" calcext:value-type="float">
            <text:p>-46389</text:p>
          </table:table-cell>
          <table:table-cell table:style-name="ce2" table:number-columns-repeated="2"/>
          <table:table-cell table:style-name="ce27" table:formula="of:=([.AB99]/4000)*2*PI()*20.5679" office:value-type="float" office:value="2994.69144621416" calcext:value-type="float">
            <text:p>2994.691 mm</text:p>
          </table:table-cell>
          <table:table-cell table:style-name="ce29" table:formula="of:=([.AB99]/4000)*6.28*20.5679" office:value-type="float" office:value="2993.173265276" calcext:value-type="float">
            <text:p>2993.173 mm</text:p>
          </table:table-cell>
          <table:table-cell table:style-name="ce29" table:formula="of:=([.AB99]/4000)*6.28*20.61" office:value-type="float" office:value="2999.2999284" calcext:value-type="float">
            <text:p>2999.300 mm</text:p>
          </table:table-cell>
          <table:table-cell table:style-name="ce16" office:value-type="float" office:value="92692" calcext:value-type="float">
            <text:p>92692</text:p>
          </table:table-cell>
          <table:table-cell table:style-name="ce16"/>
          <table:table-cell table:style-name="ce16" office:value-type="float" office:value="92189" calcext:value-type="float">
            <text:p>92189</text:p>
          </table:table-cell>
          <table:table-cell table:style-name="ce2" table:number-columns-repeated="2"/>
          <table:table-cell table:style-name="ce27" table:formula="of:=([.AJ99]/4000)*2*PI()*20.5679" office:value-type="float" office:value="4493.65256840973" calcext:value-type="float">
            <text:p>4493.653 mm</text:p>
          </table:table-cell>
          <table:table-cell table:style-name="ce29" table:formula="of:=([.AJ99]/4000)*6.28*20.5679" office:value-type="float" office:value="4491.374478064" calcext:value-type="float">
            <text:p>4491.374 mm</text:p>
          </table:table-cell>
          <table:table-cell table:style-name="ce29" table:formula="of:=([.AJ99]/4000)*6.28*20.61" office:value-type="float" office:value="4500.5677776" calcext:value-type="float">
            <text:p>4500.568 mm</text:p>
          </table:table-cell>
          <table:table-cell table:style-name="ce16" office:value-type="float" office:value="139088" calcext:value-type="float">
            <text:p>139088</text:p>
          </table:table-cell>
          <table:table-cell table:style-name="ce16"/>
          <table:table-cell table:style-name="ce16" office:value-type="float" office:value="139225" calcext:value-type="float">
            <text:p>139225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100]/4000)*2*PI()*20.5679" office:value-type="float" office:value="660.052067558746" calcext:value-type="float">
            <text:p>660.052 mm</text:p>
          </table:table-cell>
          <table:table-cell table:style-name="ce29" table:formula="of:=([.D100]/4000)*6.28*20.5679" office:value-type="float" office:value="659.71744929" calcext:value-type="float">
            <text:p>659.717 mm</text:p>
          </table:table-cell>
          <table:table-cell table:style-name="ce29" table:formula="of:=([.D100]/4000)*6.28*20.61" office:value-type="float" office:value="661.067811" calcext:value-type="float">
            <text:p>661.068 mm</text:p>
          </table:table-cell>
          <table:table-cell table:style-name="ce16" office:value-type="float" office:value="20430" calcext:value-type="float">
            <text:p>20430</text:p>
          </table:table-cell>
          <table:table-cell table:style-name="ce16"/>
          <table:table-cell table:style-name="ce16" office:value-type="float" office:value="20444" calcext:value-type="float">
            <text:p>20444</text:p>
          </table:table-cell>
          <table:table-cell table:style-name="ce2" table:number-columns-repeated="2"/>
          <table:table-cell table:style-name="ce27" table:formula="of:=([.L100]/4000)*2*PI()*20.5679" office:value-type="float" office:value="749.932872842565" calcext:value-type="float">
            <text:p>749.933 mm</text:p>
          </table:table-cell>
          <table:table-cell table:style-name="ce29" table:formula="of:=([.L100]/4000)*6.28*20.5679" office:value-type="float" office:value="749.552688836" calcext:value-type="float">
            <text:p>749.553 mm</text:p>
          </table:table-cell>
          <table:table-cell table:style-name="ce29" table:formula="of:=([.L100]/4000)*6.28*20.61" office:value-type="float" office:value="751.0869324" calcext:value-type="float">
            <text:p>751.087 mm</text:p>
          </table:table-cell>
          <table:table-cell table:style-name="ce16" office:value-type="float" office:value="23212" calcext:value-type="float">
            <text:p>23212</text:p>
          </table:table-cell>
          <table:table-cell table:style-name="ce16"/>
          <table:table-cell table:style-name="ce16" office:value-type="float" office:value="23204" calcext:value-type="float">
            <text:p>23204</text:p>
          </table:table-cell>
          <table:table-cell table:style-name="ce2" table:number-columns-repeated="2"/>
          <table:table-cell table:style-name="ce27" table:formula="of:=([.T101]/4000)*2*PI()*20.5679" office:value-type="float" office:value="1496.40879163575" calcext:value-type="float">
            <text:p>1496.409 mm</text:p>
          </table:table-cell>
          <table:table-cell table:style-name="ce29" table:formula="of:=([.T101]/4000)*6.28*20.5679" office:value-type="float" office:value="1495.650176151" calcext:value-type="float">
            <text:p>1495.650 mm</text:p>
          </table:table-cell>
          <table:table-cell table:style-name="ce29" table:formula="of:=([.T101]/4000)*6.28*20.61" office:value-type="float" office:value="1498.7115909" calcext:value-type="float">
            <text:p>1498.712 mm</text:p>
          </table:table-cell>
          <table:table-cell table:style-name="ce16" office:value-type="float" office:value="46331" calcext:value-type="float">
            <text:p>46331</text:p>
          </table:table-cell>
          <table:table-cell table:style-name="ce16"/>
          <table:table-cell table:style-name="ce16" office:value-type="float" office:value="46688" calcext:value-type="float">
            <text:p>46688</text:p>
          </table:table-cell>
          <table:table-cell table:style-name="ce2" table:number-columns-repeated="2"/>
          <table:table-cell table:style-name="ce27" table:formula="of:=([.AB100]/4000)*2*PI()*20.5679" office:value-type="float" office:value="2995.04683401363" calcext:value-type="float">
            <text:p>2995.047 mm</text:p>
          </table:table-cell>
          <table:table-cell table:style-name="ce29" table:formula="of:=([.AB100]/4000)*6.28*20.5679" office:value-type="float" office:value="2993.528472909" calcext:value-type="float">
            <text:p>2993.528 mm</text:p>
          </table:table-cell>
          <table:table-cell table:style-name="ce29" table:formula="of:=([.AB100]/4000)*6.28*20.61" office:value-type="float" office:value="2999.6558631" calcext:value-type="float">
            <text:p>2999.656 mm</text:p>
          </table:table-cell>
          <table:table-cell table:style-name="ce16" office:value-type="float" office:value="92703" calcext:value-type="float">
            <text:p>92703</text:p>
          </table:table-cell>
          <table:table-cell table:style-name="ce16"/>
          <table:table-cell table:style-name="ce16" office:value-type="float" office:value="92824" calcext:value-type="float">
            <text:p>92824</text:p>
          </table:table-cell>
          <table:table-cell table:style-name="ce2" table:number-columns-repeated="2"/>
          <table:table-cell table:style-name="ce27" table:formula="of:=([.AJ100]/4000)*2*PI()*20.5679" office:value-type="float" office:value="4492.42486510248" calcext:value-type="float">
            <text:p>4492.425 mm</text:p>
          </table:table-cell>
          <table:table-cell table:style-name="ce29" table:formula="of:=([.AJ100]/4000)*6.28*20.5679" office:value-type="float" office:value="4490.14739715" calcext:value-type="float">
            <text:p>4490.147 mm</text:p>
          </table:table-cell>
          <table:table-cell table:style-name="ce29" table:formula="of:=([.AJ100]/4000)*6.28*20.61" office:value-type="float" office:value="4499.338185" calcext:value-type="float">
            <text:p>4499.338 mm</text:p>
          </table:table-cell>
          <table:table-cell table:style-name="ce16" office:value-type="float" office:value="139050" calcext:value-type="float">
            <text:p>139050</text:p>
          </table:table-cell>
          <table:table-cell table:style-name="ce16"/>
          <table:table-cell table:style-name="ce16" office:value-type="float" office:value="139247" calcext:value-type="float">
            <text:p>139247</text:p>
          </table:table-cell>
          <table:table-cell table:style-name="ce2" table:number-columns-repeated="2"/>
          <table:table-cell table:style-name="ce16" office:value-type="float" office:value="220" calcext:value-type="float">
            <text:p>220</text:p>
          </table:table-cell>
          <table:table-cell table:style-name="ce2"/>
          <table:table-cell table:style-name="ce16" office:value-type="float" office:value="194" calcext:value-type="float">
            <text:p>194</text:p>
          </table:table-cell>
          <table:table-cell table:number-columns-repeated="981"/>
        </table:table-row>
        <table:table-row table:style-name="ro1">
          <table:table-cell table:style-name="ce27" table:formula="of:=([.D101]/4000)*2*PI()*20.5679" office:value-type="float" office:value="659.728987741047" calcext:value-type="float">
            <text:p>659.729 mm</text:p>
          </table:table-cell>
          <table:table-cell table:style-name="ce29" table:formula="of:=([.D101]/4000)*6.28*20.5679" office:value-type="float" office:value="659.39453326" calcext:value-type="float">
            <text:p>659.395 mm</text:p>
          </table:table-cell>
          <table:table-cell table:style-name="ce29" table:formula="of:=([.D101]/4000)*6.28*20.61" office:value-type="float" office:value="660.744234" calcext:value-type="float">
            <text:p>660.744 mm</text:p>
          </table:table-cell>
          <table:table-cell table:style-name="ce16" office:value-type="float" office:value="20420" calcext:value-type="float">
            <text:p>20420</text:p>
          </table:table-cell>
          <table:table-cell table:style-name="ce16"/>
          <table:table-cell table:style-name="ce16" office:value-type="float" office:value="20446" calcext:value-type="float">
            <text:p>20446</text:p>
          </table:table-cell>
          <table:table-cell table:style-name="ce2" table:number-columns-repeated="2"/>
          <table:table-cell table:style-name="ce27" table:formula="of:=([.L101]/4000)*2*PI()*20.5679" office:value-type="float" office:value="750.159028714954" calcext:value-type="float">
            <text:p>750.159 mm</text:p>
          </table:table-cell>
          <table:table-cell table:style-name="ce29" table:formula="of:=([.L101]/4000)*6.28*20.5679" office:value-type="float" office:value="749.778730057" calcext:value-type="float">
            <text:p>749.779 mm</text:p>
          </table:table-cell>
          <table:table-cell table:style-name="ce29" table:formula="of:=([.L101]/4000)*6.28*20.61" office:value-type="float" office:value="751.3134363" calcext:value-type="float">
            <text:p>751.313 mm</text:p>
          </table:table-cell>
          <table:table-cell table:style-name="ce16" office:value-type="float" office:value="23219" calcext:value-type="float">
            <text:p>23219</text:p>
          </table:table-cell>
          <table:table-cell table:style-name="ce16"/>
          <table:table-cell table:style-name="ce16" office:value-type="float" office:value="23194" calcext:value-type="float">
            <text:p>23194</text:p>
          </table:table-cell>
          <table:table-cell table:style-name="ce2" table:number-columns-repeated="2"/>
          <table:table-cell table:style-name="ce27" table:formula="of:=([.T102]/4000)*2*PI()*20.5679" office:value-type="float" office:value="1496.79648741699" calcext:value-type="float">
            <text:p>1496.796 mm</text:p>
          </table:table-cell>
          <table:table-cell table:style-name="ce29" table:formula="of:=([.T102]/4000)*6.28*20.5679" office:value-type="float" office:value="1496.037675387" calcext:value-type="float">
            <text:p>1496.038 mm</text:p>
          </table:table-cell>
          <table:table-cell table:style-name="ce29" table:formula="of:=([.T102]/4000)*6.28*20.61" office:value-type="float" office:value="1499.0998833" calcext:value-type="float">
            <text:p>1499.100 mm</text:p>
          </table:table-cell>
          <table:table-cell table:style-name="ce16" office:value-type="float" office:value="46317" calcext:value-type="float">
            <text:p>46317</text:p>
          </table:table-cell>
          <table:table-cell table:style-name="ce16"/>
          <table:table-cell table:style-name="ce16" office:value-type="float" office:value="46385" calcext:value-type="float">
            <text:p>46385</text:p>
          </table:table-cell>
          <table:table-cell table:style-name="ce2" table:number-columns-repeated="2"/>
          <table:table-cell table:style-name="ce27" table:formula="of:=([.AB101]/4000)*2*PI()*20.5679" office:value-type="float" office:value="2994.36836639646" calcext:value-type="float">
            <text:p>2994.368 mm</text:p>
          </table:table-cell>
          <table:table-cell table:style-name="ce29" table:formula="of:=([.AB101]/4000)*6.28*20.5679" office:value-type="float" office:value="2992.850349246" calcext:value-type="float">
            <text:p>2992.850 mm</text:p>
          </table:table-cell>
          <table:table-cell table:style-name="ce29" table:formula="of:=([.AB101]/4000)*6.28*20.61" office:value-type="float" office:value="2998.9763514" calcext:value-type="float">
            <text:p>2998.976 mm</text:p>
          </table:table-cell>
          <table:table-cell table:style-name="ce16" office:value-type="float" office:value="92682" calcext:value-type="float">
            <text:p>92682</text:p>
          </table:table-cell>
          <table:table-cell table:style-name="ce16"/>
          <table:table-cell table:style-name="ce16" office:value-type="float" office:value="92381" calcext:value-type="float">
            <text:p>92381</text:p>
          </table:table-cell>
          <table:table-cell table:style-name="ce2" table:number-columns-repeated="2"/>
          <table:table-cell table:style-name="ce27" table:formula="of:=([.AJ101]/4000)*2*PI()*20.5679" office:value-type="float" office:value="4493.45872051911" calcext:value-type="float">
            <text:p>4493.459 mm</text:p>
          </table:table-cell>
          <table:table-cell table:style-name="ce29" table:formula="of:=([.AJ101]/4000)*6.28*20.5679" office:value-type="float" office:value="4491.180728446" calcext:value-type="float">
            <text:p>4491.181 mm</text:p>
          </table:table-cell>
          <table:table-cell table:style-name="ce29" table:formula="of:=([.AJ101]/4000)*6.28*20.61" office:value-type="float" office:value="4500.3736314" calcext:value-type="float">
            <text:p>4500.374 mm</text:p>
          </table:table-cell>
          <table:table-cell table:style-name="ce16" office:value-type="float" office:value="139082" calcext:value-type="float">
            <text:p>139082</text:p>
          </table:table-cell>
          <table:table-cell table:style-name="ce16"/>
          <table:table-cell table:style-name="ce16" office:value-type="float" office:value="139226" calcext:value-type="float">
            <text:p>139226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9" calcext:value-type="float">
            <text:p>199</text:p>
          </table:table-cell>
          <table:table-cell table:number-columns-repeated="981"/>
        </table:table-row>
        <table:table-row table:style-name="ro1">
          <table:table-cell table:style-name="ce27" table:formula="of:=([.D102]/4000)*2*PI()*20.5679" office:value-type="float" office:value="659.987451595206" calcext:value-type="float">
            <text:p>659.987 mm</text:p>
          </table:table-cell>
          <table:table-cell table:style-name="ce29" table:formula="of:=([.D102]/4000)*6.28*20.5679" office:value-type="float" office:value="659.652866084" calcext:value-type="float">
            <text:p>659.653 mm</text:p>
          </table:table-cell>
          <table:table-cell table:style-name="ce29" table:formula="of:=([.D102]/4000)*6.28*20.61" office:value-type="float" office:value="661.0030956" calcext:value-type="float">
            <text:p>661.003 mm</text:p>
          </table:table-cell>
          <table:table-cell table:style-name="ce16" office:value-type="float" office:value="20428" calcext:value-type="float">
            <text:p>20428</text:p>
          </table:table-cell>
          <table:table-cell table:style-name="ce16"/>
          <table:table-cell table:style-name="ce16" office:value-type="float" office:value="20443" calcext:value-type="float">
            <text:p>20443</text:p>
          </table:table-cell>
          <table:table-cell table:style-name="ce2" table:number-columns-repeated="2"/>
          <table:table-cell table:style-name="ce27" table:formula="of:=([.L102]/4000)*2*PI()*20.5679" office:value-type="float" office:value="749.835948897255" calcext:value-type="float">
            <text:p>749.836 mm</text:p>
          </table:table-cell>
          <table:table-cell table:style-name="ce29" table:formula="of:=([.L102]/4000)*6.28*20.5679" office:value-type="float" office:value="749.455814027" calcext:value-type="float">
            <text:p>749.456 mm</text:p>
          </table:table-cell>
          <table:table-cell table:style-name="ce29" table:formula="of:=([.L102]/4000)*6.28*20.61" office:value-type="float" office:value="750.9898593" calcext:value-type="float">
            <text:p>750.990 mm</text:p>
          </table:table-cell>
          <table:table-cell table:style-name="ce16" office:value-type="float" office:value="23209" calcext:value-type="float">
            <text:p>23209</text:p>
          </table:table-cell>
          <table:table-cell table:style-name="ce16"/>
          <table:table-cell table:style-name="ce16" office:value-type="float" office:value="23200" calcext:value-type="float">
            <text:p>23200</text:p>
          </table:table-cell>
          <table:table-cell table:style-name="ce2" table:number-columns-repeated="2"/>
          <table:table-cell table:style-name="ce27" table:formula="of:=([.T103]/4000)*2*PI()*20.5679" office:value-type="float" office:value="1496.21494374513" calcext:value-type="float">
            <text:p>1496.215 mm</text:p>
          </table:table-cell>
          <table:table-cell table:style-name="ce29" table:formula="of:=([.T103]/4000)*6.28*20.5679" office:value-type="float" office:value="1495.456426533" calcext:value-type="float">
            <text:p>1495.456 mm</text:p>
          </table:table-cell>
          <table:table-cell table:style-name="ce29" table:formula="of:=([.T103]/4000)*6.28*20.61" office:value-type="float" office:value="1498.5174447" calcext:value-type="float">
            <text:p>1498.517 mm</text:p>
          </table:table-cell>
          <table:table-cell table:style-name="ce16" office:value-type="float" office:value="46329" calcext:value-type="float">
            <text:p>46329</text:p>
          </table:table-cell>
          <table:table-cell table:style-name="ce16"/>
          <table:table-cell table:style-name="ce16" office:value-type="float" office:value="45529" calcext:value-type="float">
            <text:p>45529</text:p>
          </table:table-cell>
          <table:table-cell table:style-name="ce2" table:number-columns-repeated="2"/>
          <table:table-cell table:style-name="ce27" table:formula="of:=([.AB102]/4000)*2*PI()*20.5679" office:value-type="float" office:value="2994.23913446938" calcext:value-type="float">
            <text:p>2994.239 mm</text:p>
          </table:table-cell>
          <table:table-cell table:style-name="ce29" table:formula="of:=([.AB102]/4000)*6.28*20.5679" office:value-type="float" office:value="2992.721182834" calcext:value-type="float">
            <text:p>2992.721 mm</text:p>
          </table:table-cell>
          <table:table-cell table:style-name="ce29" table:formula="of:=([.AB102]/4000)*6.28*20.61" office:value-type="float" office:value="2998.8469206" calcext:value-type="float">
            <text:p>2998.847 mm</text:p>
          </table:table-cell>
          <table:table-cell table:style-name="ce16" office:value-type="float" office:value="92678" calcext:value-type="float">
            <text:p>92678</text:p>
          </table:table-cell>
          <table:table-cell table:style-name="ce16"/>
          <table:table-cell table:style-name="ce16" office:value-type="float" office:value="92831" calcext:value-type="float">
            <text:p>92831</text:p>
          </table:table-cell>
          <table:table-cell table:style-name="ce2" table:number-columns-repeated="2"/>
          <table:table-cell table:style-name="ce27" table:formula="of:=([.AJ102]/4000)*2*PI()*20.5679" office:value-type="float" office:value="4492.45717308424" calcext:value-type="float">
            <text:p>4492.457 mm</text:p>
          </table:table-cell>
          <table:table-cell table:style-name="ce29" table:formula="of:=([.AJ102]/4000)*6.28*20.5679" office:value-type="float" office:value="4490.179688753" calcext:value-type="float">
            <text:p>4490.180 mm</text:p>
          </table:table-cell>
          <table:table-cell table:style-name="ce29" table:formula="of:=([.AJ102]/4000)*6.28*20.61" office:value-type="float" office:value="4499.3705427" calcext:value-type="float">
            <text:p>4499.371 mm</text:p>
          </table:table-cell>
          <table:table-cell table:style-name="ce16" office:value-type="float" office:value="139051" calcext:value-type="float">
            <text:p>139051</text:p>
          </table:table-cell>
          <table:table-cell table:style-name="ce16"/>
          <table:table-cell table:style-name="ce16" office:value-type="float" office:value="139259" calcext:value-type="float">
            <text:p>139259</text:p>
          </table:table-cell>
          <table:table-cell table:style-name="ce2" table:number-columns-repeated="2"/>
          <table:table-cell table:style-name="ce16" office:value-type="float" office:value="216" calcext:value-type="float">
            <text:p>216</text:p>
          </table:table-cell>
          <table:table-cell table:style-name="ce2"/>
          <table:table-cell table:style-name="ce16" office:value-type="float" office:value="198" calcext:value-type="float">
            <text:p>198</text:p>
          </table:table-cell>
          <table:table-cell table:number-columns-repeated="981"/>
        </table:table-row>
        <table:table-row table:style-name="ro1">
          <table:table-cell table:style-name="ce27" table:formula="of:=([.D103]/4000)*2*PI()*20.5679" office:value-type="float" office:value="659.825911686356" calcext:value-type="float">
            <text:p>659.826 mm</text:p>
          </table:table-cell>
          <table:table-cell table:style-name="ce29" table:formula="of:=([.D103]/4000)*6.28*20.5679" office:value-type="float" office:value="659.491408069" calcext:value-type="float">
            <text:p>659.491 mm</text:p>
          </table:table-cell>
          <table:table-cell table:style-name="ce29" table:formula="of:=([.D103]/4000)*6.28*20.61" office:value-type="float" office:value="660.8413071" calcext:value-type="float">
            <text:p>660.841 mm</text:p>
          </table:table-cell>
          <table:table-cell table:style-name="ce16" office:value-type="float" office:value="20423" calcext:value-type="float">
            <text:p>20423</text:p>
          </table:table-cell>
          <table:table-cell table:style-name="ce16"/>
          <table:table-cell table:style-name="ce16" office:value-type="float" office:value="20448" calcext:value-type="float">
            <text:p>20448</text:p>
          </table:table-cell>
          <table:table-cell table:style-name="ce2" table:number-columns-repeated="2"/>
          <table:table-cell table:style-name="ce27" table:formula="of:=([.L103]/4000)*2*PI()*20.5679" office:value-type="float" office:value="749.965180824335" calcext:value-type="float">
            <text:p>749.965 mm</text:p>
          </table:table-cell>
          <table:table-cell table:style-name="ce29" table:formula="of:=([.L103]/4000)*6.28*20.5679" office:value-type="float" office:value="749.584980439" calcext:value-type="float">
            <text:p>749.585 mm</text:p>
          </table:table-cell>
          <table:table-cell table:style-name="ce29" table:formula="of:=([.L103]/4000)*6.28*20.61" office:value-type="float" office:value="751.1192901" calcext:value-type="float">
            <text:p>751.119 mm</text:p>
          </table:table-cell>
          <table:table-cell table:style-name="ce16" office:value-type="float" office:value="23213" calcext:value-type="float">
            <text:p>23213</text:p>
          </table:table-cell>
          <table:table-cell table:style-name="ce16"/>
          <table:table-cell table:style-name="ce16" office:value-type="float" office:value="23190" calcext:value-type="float">
            <text:p>23190</text:p>
          </table:table-cell>
          <table:table-cell table:style-name="ce2" table:number-columns-repeated="2"/>
          <table:table-cell table:style-name="ce27" table:formula="of:=([.T104]/4000)*2*PI()*20.5679" office:value-type="float" office:value="1496.37648365398" calcext:value-type="float">
            <text:p>1496.376 mm</text:p>
          </table:table-cell>
          <table:table-cell table:style-name="ce29" table:formula="of:=([.T104]/4000)*6.28*20.5679" office:value-type="float" office:value="1495.617884548" calcext:value-type="float">
            <text:p>1495.618 mm</text:p>
          </table:table-cell>
          <table:table-cell table:style-name="ce29" table:formula="of:=([.T104]/4000)*6.28*20.61" office:value-type="float" office:value="1498.6792332" calcext:value-type="float">
            <text:p>1498.679 mm</text:p>
          </table:table-cell>
          <table:table-cell table:style-name="ce16" office:value-type="float" office:value="46311" calcext:value-type="float">
            <text:p>46311</text:p>
          </table:table-cell>
          <table:table-cell table:style-name="ce16"/>
          <table:table-cell table:style-name="ce16" office:value-type="float" office:value="46373" calcext:value-type="float">
            <text:p>46373</text:p>
          </table:table-cell>
          <table:table-cell table:style-name="ce2" table:number-columns-repeated="2"/>
          <table:table-cell table:style-name="ce27" table:formula="of:=([.AB103]/4000)*2*PI()*20.5679" office:value-type="float" office:value="2994.20682648761" calcext:value-type="float">
            <text:p>2994.207 mm</text:p>
          </table:table-cell>
          <table:table-cell table:style-name="ce29" table:formula="of:=([.AB103]/4000)*6.28*20.5679" office:value-type="float" office:value="2992.688891231" calcext:value-type="float">
            <text:p>2992.689 mm</text:p>
          </table:table-cell>
          <table:table-cell table:style-name="ce29" table:formula="of:=([.AB103]/4000)*6.28*20.61" office:value-type="float" office:value="2998.8145629" calcext:value-type="float">
            <text:p>2998.815 mm</text:p>
          </table:table-cell>
          <table:table-cell table:style-name="ce16" office:value-type="float" office:value="92677" calcext:value-type="float">
            <text:p>92677</text:p>
          </table:table-cell>
          <table:table-cell table:style-name="ce16"/>
          <table:table-cell table:style-name="ce16" office:value-type="float" office:value="92536" calcext:value-type="float">
            <text:p>92536</text:p>
          </table:table-cell>
          <table:table-cell table:style-name="ce2" table:number-columns-repeated="2"/>
          <table:table-cell table:style-name="ce27" table:formula="of:=([.AJ103]/4000)*2*PI()*20.5679" office:value-type="float" office:value="4493.74949235504" calcext:value-type="float">
            <text:p>4493.749 mm</text:p>
          </table:table-cell>
          <table:table-cell table:style-name="ce29" table:formula="of:=([.AJ103]/4000)*6.28*20.5679" office:value-type="float" office:value="4491.471352873" calcext:value-type="float">
            <text:p>4491.471 mm</text:p>
          </table:table-cell>
          <table:table-cell table:style-name="ce29" table:formula="of:=([.AJ103]/4000)*6.28*20.61" office:value-type="float" office:value="4500.6648507" calcext:value-type="float">
            <text:p>4500.665 mm</text:p>
          </table:table-cell>
          <table:table-cell table:style-name="ce16" office:value-type="float" office:value="139091" calcext:value-type="float">
            <text:p>139091</text:p>
          </table:table-cell>
          <table:table-cell table:style-name="ce16"/>
          <table:table-cell table:style-name="ce16" office:value-type="float" office:value="139232" calcext:value-type="float">
            <text:p>139232</text:p>
          </table:table-cell>
          <table:table-cell table:style-name="ce2" table:number-columns-repeated="2"/>
          <table:table-cell table:style-name="ce16" office:value-type="float" office:value="220" calcext:value-type="float">
            <text:p>220</text:p>
          </table:table-cell>
          <table:table-cell table:style-name="ce2"/>
          <table:table-cell table:style-name="ce16" office:value-type="float" office:value="198" calcext:value-type="float">
            <text:p>198</text:p>
          </table:table-cell>
          <table:table-cell table:number-columns-repeated="981"/>
        </table:table-row>
        <table:table-row table:style-name="ro1">
          <table:table-cell table:style-name="ce27" table:formula="of:=([.D104]/4000)*2*PI()*20.5679" office:value-type="float" office:value="660.116683522285" calcext:value-type="float">
            <text:p>660.117 mm</text:p>
          </table:table-cell>
          <table:table-cell table:style-name="ce29" table:formula="of:=([.D104]/4000)*6.28*20.5679" office:value-type="float" office:value="659.782032496" calcext:value-type="float">
            <text:p>659.782 mm</text:p>
          </table:table-cell>
          <table:table-cell table:style-name="ce29" table:formula="of:=([.D104]/4000)*6.28*20.61" office:value-type="float" office:value="661.1325264" calcext:value-type="float">
            <text:p>661.133 mm</text:p>
          </table:table-cell>
          <table:table-cell table:style-name="ce16" office:value-type="float" office:value="20432" calcext:value-type="float">
            <text:p>20432</text:p>
          </table:table-cell>
          <table:table-cell table:style-name="ce16"/>
          <table:table-cell table:style-name="ce16" office:value-type="float" office:value="20448" calcext:value-type="float">
            <text:p>20448</text:p>
          </table:table-cell>
          <table:table-cell table:style-name="ce2" table:number-columns-repeated="2"/>
          <table:table-cell table:style-name="ce27" table:formula="of:=([.L104]/4000)*2*PI()*20.5679" office:value-type="float" office:value="749.254405225397" calcext:value-type="float">
            <text:p>749.254 mm</text:p>
          </table:table-cell>
          <table:table-cell table:style-name="ce29" table:formula="of:=([.L104]/4000)*6.28*20.5679" office:value-type="float" office:value="748.874565173" calcext:value-type="float">
            <text:p>748.875 mm</text:p>
          </table:table-cell>
          <table:table-cell table:style-name="ce29" table:formula="of:=([.L104]/4000)*6.28*20.61" office:value-type="float" office:value="750.4074207" calcext:value-type="float">
            <text:p>750.407 mm</text:p>
          </table:table-cell>
          <table:table-cell table:style-name="ce16" office:value-type="float" office:value="23191" calcext:value-type="float">
            <text:p>23191</text:p>
          </table:table-cell>
          <table:table-cell table:style-name="ce16"/>
          <table:table-cell table:style-name="ce16" office:value-type="float" office:value="23183" calcext:value-type="float">
            <text:p>23183</text:p>
          </table:table-cell>
          <table:table-cell table:style-name="ce2" table:number-columns-repeated="2"/>
          <table:table-cell table:style-name="ce27" table:formula="of:=([.T105]/4000)*2*PI()*20.5679" office:value-type="float" office:value="1495.95647989097" calcext:value-type="float">
            <text:p>1495.956 mm</text:p>
          </table:table-cell>
          <table:table-cell table:style-name="ce29" table:formula="of:=([.T105]/4000)*6.28*20.5679" office:value-type="float" office:value="1495.198093709" calcext:value-type="float">
            <text:p>1495.198 mm</text:p>
          </table:table-cell>
          <table:table-cell table:style-name="ce29" table:formula="of:=([.T105]/4000)*6.28*20.61" office:value-type="float" office:value="1498.2585831" calcext:value-type="float">
            <text:p>1498.259 mm</text:p>
          </table:table-cell>
          <table:table-cell table:style-name="ce16" office:value-type="float" office:value="46316" calcext:value-type="float">
            <text:p>46316</text:p>
          </table:table-cell>
          <table:table-cell table:style-name="ce16"/>
          <table:table-cell table:style-name="ce16" office:value-type="float" office:value="44861" calcext:value-type="float">
            <text:p>44861</text:p>
          </table:table-cell>
          <table:table-cell table:style-name="ce2" table:number-columns-repeated="2"/>
          <table:table-cell table:style-name="ce27" table:formula="of:=([.AB104]/4000)*2*PI()*20.5679" office:value-type="float" office:value="2994.62683025062" calcext:value-type="float">
            <text:p>2994.627 mm</text:p>
          </table:table-cell>
          <table:table-cell table:style-name="ce29" table:formula="of:=([.AB104]/4000)*6.28*20.5679" office:value-type="float" office:value="2993.10868207" calcext:value-type="float">
            <text:p>2993.109 mm</text:p>
          </table:table-cell>
          <table:table-cell table:style-name="ce29" table:formula="of:=([.AB104]/4000)*6.28*20.61" office:value-type="float" office:value="2999.235213" calcext:value-type="float">
            <text:p>2999.235 mm</text:p>
          </table:table-cell>
          <table:table-cell table:style-name="ce16" office:value-type="float" office:value="92690" calcext:value-type="float">
            <text:p>92690</text:p>
          </table:table-cell>
          <table:table-cell table:style-name="ce16"/>
          <table:table-cell table:style-name="ce16" office:value-type="float" office:value="92831" calcext:value-type="float">
            <text:p>92831</text:p>
          </table:table-cell>
          <table:table-cell table:style-name="ce2" table:number-columns-repeated="2"/>
          <table:table-cell table:style-name="ce27" table:formula="of:=([.AJ104]/4000)*2*PI()*20.5679" office:value-type="float" office:value="4492.39255712071" calcext:value-type="float">
            <text:p>4492.393 mm</text:p>
          </table:table-cell>
          <table:table-cell table:style-name="ce29" table:formula="of:=([.AJ104]/4000)*6.28*20.5679" office:value-type="float" office:value="4490.115105547" calcext:value-type="float">
            <text:p>4490.115 mm</text:p>
          </table:table-cell>
          <table:table-cell table:style-name="ce29" table:formula="of:=([.AJ104]/4000)*6.28*20.61" office:value-type="float" office:value="4499.3058273" calcext:value-type="float">
            <text:p>4499.306 mm</text:p>
          </table:table-cell>
          <table:table-cell table:style-name="ce16" office:value-type="float" office:value="139049" calcext:value-type="float">
            <text:p>139049</text:p>
          </table:table-cell>
          <table:table-cell table:style-name="ce16"/>
          <table:table-cell table:style-name="ce16" office:value-type="float" office:value="139256" calcext:value-type="float">
            <text:p>139256</text:p>
          </table:table-cell>
          <table:table-cell table:style-name="ce2" table:number-columns-repeated="2"/>
          <table:table-cell table:style-name="ce16" office:value-type="float" office:value="219" calcext:value-type="float">
            <text:p>219</text:p>
          </table:table-cell>
          <table:table-cell table:style-name="ce2"/>
          <table:table-cell table:style-name="ce16" office:value-type="float" office:value="195" calcext:value-type="float">
            <text:p>195</text:p>
          </table:table-cell>
          <table:table-cell table:number-columns-repeated="981"/>
        </table:table-row>
        <table:table-row table:style-name="ro1">
          <table:table-cell table:style-name="ce27" table:formula="of:=([.D105]/4000)*2*PI()*20.5679" office:value-type="float" office:value="659.858219668126" calcext:value-type="float">
            <text:p>659.858 mm</text:p>
          </table:table-cell>
          <table:table-cell table:style-name="ce29" table:formula="of:=([.D105]/4000)*6.28*20.5679" office:value-type="float" office:value="659.523699672" calcext:value-type="float">
            <text:p>659.524 mm</text:p>
          </table:table-cell>
          <table:table-cell table:style-name="ce29" table:formula="of:=([.D105]/4000)*6.28*20.61" office:value-type="float" office:value="660.8736648" calcext:value-type="float">
            <text:p>660.874 mm</text:p>
          </table:table-cell>
          <table:table-cell table:style-name="ce16" office:value-type="float" office:value="20424" calcext:value-type="float">
            <text:p>20424</text:p>
          </table:table-cell>
          <table:table-cell table:style-name="ce16"/>
          <table:table-cell table:style-name="ce16" office:value-type="float" office:value="20452" calcext:value-type="float">
            <text:p>20452</text:p>
          </table:table-cell>
          <table:table-cell table:style-name="ce2" table:number-columns-repeated="2"/>
          <table:table-cell table:style-name="ce27" table:formula="of:=([.L105]/4000)*2*PI()*20.5679" office:value-type="float" office:value="749.286713207167" calcext:value-type="float">
            <text:p>749.287 mm</text:p>
          </table:table-cell>
          <table:table-cell table:style-name="ce29" table:formula="of:=([.L105]/4000)*6.28*20.5679" office:value-type="float" office:value="748.906856776" calcext:value-type="float">
            <text:p>748.907 mm</text:p>
          </table:table-cell>
          <table:table-cell table:style-name="ce29" table:formula="of:=([.L105]/4000)*6.28*20.61" office:value-type="float" office:value="750.4397784" calcext:value-type="float">
            <text:p>750.440 mm</text:p>
          </table:table-cell>
          <table:table-cell table:style-name="ce16" office:value-type="float" office:value="23192" calcext:value-type="float">
            <text:p>23192</text:p>
          </table:table-cell>
          <table:table-cell table:style-name="ce16"/>
          <table:table-cell table:style-name="ce16" office:value-type="float" office:value="23169" calcext:value-type="float">
            <text:p>23169</text:p>
          </table:table-cell>
          <table:table-cell table:style-name="ce2" table:number-columns-repeated="2"/>
          <table:table-cell table:style-name="ce27" table:formula="of:=([.T106]/4000)*2*PI()*20.5679" office:value-type="float" office:value="1496.44109961752" calcext:value-type="float">
            <text:p>1496.441 mm</text:p>
          </table:table-cell>
          <table:table-cell table:style-name="ce29" table:formula="of:=([.T106]/4000)*6.28*20.5679" office:value-type="float" office:value="1495.682467754" calcext:value-type="float">
            <text:p>1495.682 mm</text:p>
          </table:table-cell>
          <table:table-cell table:style-name="ce29" table:formula="of:=([.T106]/4000)*6.28*20.61" office:value-type="float" office:value="1498.7439486" calcext:value-type="float">
            <text:p>1498.744 mm</text:p>
          </table:table-cell>
          <table:table-cell table:style-name="ce16" office:value-type="float" office:value="46303" calcext:value-type="float">
            <text:p>46303</text:p>
          </table:table-cell>
          <table:table-cell table:style-name="ce16"/>
          <table:table-cell table:style-name="ce16" office:value-type="float" office:value="46370" calcext:value-type="float">
            <text:p>46370</text:p>
          </table:table-cell>
          <table:table-cell table:style-name="ce2" table:number-columns-repeated="2"/>
          <table:table-cell table:style-name="ce27" table:formula="of:=([.AB105]/4000)*2*PI()*20.5679" office:value-type="float" office:value="2994.7560621777" calcext:value-type="float">
            <text:p>2994.756 mm</text:p>
          </table:table-cell>
          <table:table-cell table:style-name="ce29" table:formula="of:=([.AB105]/4000)*6.28*20.5679" office:value-type="float" office:value="2993.237848482" calcext:value-type="float">
            <text:p>2993.238 mm</text:p>
          </table:table-cell>
          <table:table-cell table:style-name="ce29" table:formula="of:=([.AB105]/4000)*6.28*20.61" office:value-type="float" office:value="2999.3646438" calcext:value-type="float">
            <text:p>2999.365 mm</text:p>
          </table:table-cell>
          <table:table-cell table:style-name="ce16" office:value-type="float" office:value="92694" calcext:value-type="float">
            <text:p>92694</text:p>
          </table:table-cell>
          <table:table-cell table:style-name="ce16"/>
          <table:table-cell table:style-name="ce16" office:value-type="float" office:value="92482" calcext:value-type="float">
            <text:p>92482</text:p>
          </table:table-cell>
          <table:table-cell table:style-name="ce2" table:number-columns-repeated="2"/>
          <table:table-cell table:style-name="ce27" table:formula="of:=([.AJ105]/4000)*2*PI()*20.5679" office:value-type="float" office:value="4493.3617965738" calcext:value-type="float">
            <text:p>4493.362 mm</text:p>
          </table:table-cell>
          <table:table-cell table:style-name="ce29" table:formula="of:=([.AJ105]/4000)*6.28*20.5679" office:value-type="float" office:value="4491.083853637" calcext:value-type="float">
            <text:p>4491.084 mm</text:p>
          </table:table-cell>
          <table:table-cell table:style-name="ce29" table:formula="of:=([.AJ105]/4000)*6.28*20.61" office:value-type="float" office:value="4500.2765583" calcext:value-type="float">
            <text:p>4500.277 mm</text:p>
          </table:table-cell>
          <table:table-cell table:style-name="ce16" office:value-type="float" office:value="139079" calcext:value-type="float">
            <text:p>139079</text:p>
          </table:table-cell>
          <table:table-cell table:style-name="ce16"/>
          <table:table-cell table:style-name="ce16" office:value-type="float" office:value="139229" calcext:value-type="float">
            <text:p>139229</text:p>
          </table:table-cell>
          <table:table-cell table:style-name="ce2" table:number-columns-repeated="2"/>
          <table:table-cell table:style-name="ce16" office:value-type="float" office:value="216" calcext:value-type="float">
            <text:p>216</text:p>
          </table:table-cell>
          <table:table-cell table:style-name="ce2"/>
          <table:table-cell table:style-name="ce16" office:value-type="float" office:value="195" calcext:value-type="float">
            <text:p>195</text:p>
          </table:table-cell>
          <table:table-cell table:number-columns-repeated="981"/>
        </table:table-row>
        <table:table-row table:style-name="ro1">
          <table:table-cell table:style-name="ce27" table:formula="of:=([.D106]/4000)*2*PI()*20.5679" office:value-type="float" office:value="660.084375540515" calcext:value-type="float">
            <text:p>660.084 mm</text:p>
          </table:table-cell>
          <table:table-cell table:style-name="ce29" table:formula="of:=([.D106]/4000)*6.28*20.5679" office:value-type="float" office:value="659.749740893" calcext:value-type="float">
            <text:p>659.750 mm</text:p>
          </table:table-cell>
          <table:table-cell table:style-name="ce29" table:formula="of:=([.D106]/4000)*6.28*20.61" office:value-type="float" office:value="661.1001687" calcext:value-type="float">
            <text:p>661.100 mm</text:p>
          </table:table-cell>
          <table:table-cell table:style-name="ce16" office:value-type="float" office:value="20431" calcext:value-type="float">
            <text:p>20431</text:p>
          </table:table-cell>
          <table:table-cell table:style-name="ce16"/>
          <table:table-cell table:style-name="ce16" office:value-type="float" office:value="20445" calcext:value-type="float">
            <text:p>20445</text:p>
          </table:table-cell>
          <table:table-cell table:style-name="ce2" table:number-columns-repeated="2"/>
          <table:table-cell table:style-name="ce27" table:formula="of:=([.L106]/4000)*2*PI()*20.5679" office:value-type="float" office:value="749.319021188937" calcext:value-type="float">
            <text:p>749.319 mm</text:p>
          </table:table-cell>
          <table:table-cell table:style-name="ce29" table:formula="of:=([.L106]/4000)*6.28*20.5679" office:value-type="float" office:value="748.939148379" calcext:value-type="float">
            <text:p>748.939 mm</text:p>
          </table:table-cell>
          <table:table-cell table:style-name="ce29" table:formula="of:=([.L106]/4000)*6.28*20.61" office:value-type="float" office:value="750.4721361" calcext:value-type="float">
            <text:p>750.472 mm</text:p>
          </table:table-cell>
          <table:table-cell table:style-name="ce16" office:value-type="float" office:value="23193" calcext:value-type="float">
            <text:p>23193</text:p>
          </table:table-cell>
          <table:table-cell table:style-name="ce16"/>
          <table:table-cell table:style-name="ce16" office:value-type="float" office:value="23182" calcext:value-type="float">
            <text:p>23182</text:p>
          </table:table-cell>
          <table:table-cell table:style-name="ce2" table:number-columns-repeated="2"/>
          <table:table-cell table:style-name="ce27" table:formula="of:=([.T107]/4000)*2*PI()*20.5679" office:value-type="float" office:value="1497.18418319823" calcext:value-type="float">
            <text:p>1497.184 mm</text:p>
          </table:table-cell>
          <table:table-cell table:style-name="ce29" table:formula="of:=([.T107]/4000)*6.28*20.5679" office:value-type="float" office:value="1496.425174623" calcext:value-type="float">
            <text:p>1496.425 mm</text:p>
          </table:table-cell>
          <table:table-cell table:style-name="ce29" table:formula="of:=([.T107]/4000)*6.28*20.61" office:value-type="float" office:value="1499.4881757" calcext:value-type="float">
            <text:p>1499.488 mm</text:p>
          </table:table-cell>
          <table:table-cell table:style-name="ce16" office:value-type="float" office:value="46318" calcext:value-type="float">
            <text:p>46318</text:p>
          </table:table-cell>
          <table:table-cell table:style-name="ce16"/>
          <table:table-cell table:style-name="ce16" office:value-type="float" office:value="40323" calcext:value-type="float">
            <text:p>40323</text:p>
          </table:table-cell>
          <table:table-cell table:style-name="ce2" table:number-columns-repeated="2"/>
          <table:table-cell table:style-name="ce27" table:formula="of:=([.AB106]/4000)*2*PI()*20.5679" office:value-type="float" office:value="2995.14375795894" calcext:value-type="float">
            <text:p>2995.144 mm</text:p>
          </table:table-cell>
          <table:table-cell table:style-name="ce29" table:formula="of:=([.AB106]/4000)*6.28*20.5679" office:value-type="float" office:value="2993.625347718" calcext:value-type="float">
            <text:p>2993.625 mm</text:p>
          </table:table-cell>
          <table:table-cell table:style-name="ce29" table:formula="of:=([.AB106]/4000)*6.28*20.61" office:value-type="float" office:value="2999.7529362" calcext:value-type="float">
            <text:p>2999.753 mm</text:p>
          </table:table-cell>
          <table:table-cell table:style-name="ce16" office:value-type="float" office:value="92706" calcext:value-type="float">
            <text:p>92706</text:p>
          </table:table-cell>
          <table:table-cell table:style-name="ce16"/>
          <table:table-cell table:style-name="ce16" office:value-type="float" office:value="92808" calcext:value-type="float">
            <text:p>92808</text:p>
          </table:table-cell>
          <table:table-cell table:style-name="ce2" table:number-columns-repeated="2"/>
          <table:table-cell table:style-name="ce27" table:formula="of:=([.AJ106]/4000)*2*PI()*20.5679" office:value-type="float" office:value="4492.42486510248" calcext:value-type="float">
            <text:p>4492.425 mm</text:p>
          </table:table-cell>
          <table:table-cell table:style-name="ce29" table:formula="of:=([.AJ106]/4000)*6.28*20.5679" office:value-type="float" office:value="4490.14739715" calcext:value-type="float">
            <text:p>4490.147 mm</text:p>
          </table:table-cell>
          <table:table-cell table:style-name="ce29" table:formula="of:=([.AJ106]/4000)*6.28*20.61" office:value-type="float" office:value="4499.338185" calcext:value-type="float">
            <text:p>4499.338 mm</text:p>
          </table:table-cell>
          <table:table-cell table:style-name="ce16" office:value-type="float" office:value="139050" calcext:value-type="float">
            <text:p>139050</text:p>
          </table:table-cell>
          <table:table-cell table:style-name="ce16"/>
          <table:table-cell table:style-name="ce16" office:value-type="float" office:value="139245" calcext:value-type="float">
            <text:p>139245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196" calcext:value-type="float">
            <text:p>196</text:p>
          </table:table-cell>
          <table:table-cell table:number-columns-repeated="981"/>
        </table:table-row>
        <table:table-row table:style-name="ro1">
          <table:table-cell table:style-name="ce27" table:formula="of:=([.D107]/4000)*2*PI()*20.5679" office:value-type="float" office:value="659.858219668126" calcext:value-type="float">
            <text:p>659.858 mm</text:p>
          </table:table-cell>
          <table:table-cell table:style-name="ce29" table:formula="of:=([.D107]/4000)*6.28*20.5679" office:value-type="float" office:value="659.523699672" calcext:value-type="float">
            <text:p>659.524 mm</text:p>
          </table:table-cell>
          <table:table-cell table:style-name="ce29" table:formula="of:=([.D107]/4000)*6.28*20.61" office:value-type="float" office:value="660.8736648" calcext:value-type="float">
            <text:p>660.874 mm</text:p>
          </table:table-cell>
          <table:table-cell table:style-name="ce16" office:value-type="float" office:value="20424" calcext:value-type="float">
            <text:p>20424</text:p>
          </table:table-cell>
          <table:table-cell table:style-name="ce16"/>
          <table:table-cell table:style-name="ce16" office:value-type="float" office:value="20446" calcext:value-type="float">
            <text:p>20446</text:p>
          </table:table-cell>
          <table:table-cell table:style-name="ce2" table:number-columns-repeated="2"/>
          <table:table-cell table:style-name="ce27" table:formula="of:=([.L107]/4000)*2*PI()*20.5679" office:value-type="float" office:value="750.320568623804" calcext:value-type="float">
            <text:p>750.321 mm</text:p>
          </table:table-cell>
          <table:table-cell table:style-name="ce29" table:formula="of:=([.L107]/4000)*6.28*20.5679" office:value-type="float" office:value="749.940188072" calcext:value-type="float">
            <text:p>749.940 mm</text:p>
          </table:table-cell>
          <table:table-cell table:style-name="ce29" table:formula="of:=([.L107]/4000)*6.28*20.61" office:value-type="float" office:value="751.4752248" calcext:value-type="float">
            <text:p>751.475 mm</text:p>
          </table:table-cell>
          <table:table-cell table:style-name="ce16" office:value-type="float" office:value="23224" calcext:value-type="float">
            <text:p>23224</text:p>
          </table:table-cell>
          <table:table-cell table:style-name="ce16"/>
          <table:table-cell table:style-name="ce16" office:value-type="float" office:value="23199" calcext:value-type="float">
            <text:p>23199</text:p>
          </table:table-cell>
          <table:table-cell table:style-name="ce2" table:number-columns-repeated="2"/>
          <table:table-cell table:style-name="ce27" table:formula="of:=([.T108]/4000)*2*PI()*20.5679" office:value-type="float" office:value="1497.47495503416" calcext:value-type="float">
            <text:p>1497.475 mm</text:p>
          </table:table-cell>
          <table:table-cell table:style-name="ce29" table:formula="of:=([.T108]/4000)*6.28*20.5679" office:value-type="float" office:value="1496.71579905" calcext:value-type="float">
            <text:p>1496.716 mm</text:p>
          </table:table-cell>
          <table:table-cell table:style-name="ce29" table:formula="of:=([.T108]/4000)*6.28*20.61" office:value-type="float" office:value="1499.779395" calcext:value-type="float">
            <text:p>1499.779 mm</text:p>
          </table:table-cell>
          <table:table-cell table:style-name="ce16" office:value-type="float" office:value="46341" calcext:value-type="float">
            <text:p>46341</text:p>
          </table:table-cell>
          <table:table-cell table:style-name="ce16"/>
          <table:table-cell table:style-name="ce16" office:value-type="float" office:value="46422" calcext:value-type="float">
            <text:p>46422</text:p>
          </table:table-cell>
          <table:table-cell table:style-name="ce2" table:number-columns-repeated="2"/>
          <table:table-cell table:style-name="ce27" table:formula="of:=([.AB107]/4000)*2*PI()*20.5679" office:value-type="float" office:value="2994.69144621416" calcext:value-type="float">
            <text:p>2994.691 mm</text:p>
          </table:table-cell>
          <table:table-cell table:style-name="ce29" table:formula="of:=([.AB107]/4000)*6.28*20.5679" office:value-type="float" office:value="2993.173265276" calcext:value-type="float">
            <text:p>2993.173 mm</text:p>
          </table:table-cell>
          <table:table-cell table:style-name="ce29" table:formula="of:=([.AB107]/4000)*6.28*20.61" office:value-type="float" office:value="2999.2999284" calcext:value-type="float">
            <text:p>2999.300 mm</text:p>
          </table:table-cell>
          <table:table-cell table:style-name="ce16" office:value-type="float" office:value="92692" calcext:value-type="float">
            <text:p>92692</text:p>
          </table:table-cell>
          <table:table-cell table:style-name="ce16"/>
          <table:table-cell table:style-name="ce16" office:value-type="float" office:value="92292" calcext:value-type="float">
            <text:p>92292</text:p>
          </table:table-cell>
          <table:table-cell table:style-name="ce2" table:number-columns-repeated="2"/>
          <table:table-cell table:style-name="ce27" table:formula="of:=([.AJ107]/4000)*2*PI()*20.5679" office:value-type="float" office:value="4493.26487262849" calcext:value-type="float">
            <text:p>4493.265 mm</text:p>
          </table:table-cell>
          <table:table-cell table:style-name="ce29" table:formula="of:=([.AJ107]/4000)*6.28*20.5679" office:value-type="float" office:value="4490.986978828" calcext:value-type="float">
            <text:p>4490.987 mm</text:p>
          </table:table-cell>
          <table:table-cell table:style-name="ce29" table:formula="of:=([.AJ107]/4000)*6.28*20.61" office:value-type="float" office:value="4500.1794852" calcext:value-type="float">
            <text:p>4500.179 mm</text:p>
          </table:table-cell>
          <table:table-cell table:style-name="ce16" office:value-type="float" office:value="139076" calcext:value-type="float">
            <text:p>139076</text:p>
          </table:table-cell>
          <table:table-cell table:style-name="ce16"/>
          <table:table-cell table:style-name="ce16" office:value-type="float" office:value="139218" calcext:value-type="float">
            <text:p>139218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5" calcext:value-type="float">
            <text:p>195</text:p>
          </table:table-cell>
          <table:table-cell table:number-columns-repeated="981"/>
        </table:table-row>
        <table:table-row table:style-name="ro1">
          <table:table-cell table:style-name="ce27" table:formula="of:=([.D108]/4000)*2*PI()*20.5679" office:value-type="float" office:value="660.052067558746" calcext:value-type="float">
            <text:p>660.052 mm</text:p>
          </table:table-cell>
          <table:table-cell table:style-name="ce29" table:formula="of:=([.D108]/4000)*6.28*20.5679" office:value-type="float" office:value="659.71744929" calcext:value-type="float">
            <text:p>659.717 mm</text:p>
          </table:table-cell>
          <table:table-cell table:style-name="ce29" table:formula="of:=([.D108]/4000)*6.28*20.61" office:value-type="float" office:value="661.067811" calcext:value-type="float">
            <text:p>661.068 mm</text:p>
          </table:table-cell>
          <table:table-cell table:style-name="ce16" office:value-type="float" office:value="20430" calcext:value-type="float">
            <text:p>20430</text:p>
          </table:table-cell>
          <table:table-cell table:style-name="ce16"/>
          <table:table-cell table:style-name="ce16" office:value-type="float" office:value="20445" calcext:value-type="float">
            <text:p>20445</text:p>
          </table:table-cell>
          <table:table-cell table:style-name="ce2" table:number-columns-repeated="2"/>
          <table:table-cell table:style-name="ce27" table:formula="of:=([.L108]/4000)*2*PI()*20.5679" office:value-type="float" office:value="749.739024951946" calcext:value-type="float">
            <text:p>749.739 mm</text:p>
          </table:table-cell>
          <table:table-cell table:style-name="ce29" table:formula="of:=([.L108]/4000)*6.28*20.5679" office:value-type="float" office:value="749.358939218" calcext:value-type="float">
            <text:p>749.359 mm</text:p>
          </table:table-cell>
          <table:table-cell table:style-name="ce29" table:formula="of:=([.L108]/4000)*6.28*20.61" office:value-type="float" office:value="750.8927862" calcext:value-type="float">
            <text:p>750.893 mm</text:p>
          </table:table-cell>
          <table:table-cell table:style-name="ce16" office:value-type="float" office:value="23206" calcext:value-type="float">
            <text:p>23206</text:p>
          </table:table-cell>
          <table:table-cell table:style-name="ce16"/>
          <table:table-cell table:style-name="ce16" office:value-type="float" office:value="23199" calcext:value-type="float">
            <text:p>23199</text:p>
          </table:table-cell>
          <table:table-cell table:style-name="ce2" table:number-columns-repeated="2"/>
          <table:table-cell table:style-name="ce27" table:formula="of:=([.T109]/4000)*2*PI()*20.5679" office:value-type="float" office:value="1498.12111466956" calcext:value-type="float">
            <text:p>1498.121 mm</text:p>
          </table:table-cell>
          <table:table-cell table:style-name="ce29" table:formula="of:=([.T109]/4000)*6.28*20.5679" office:value-type="float" office:value="1497.36163111" calcext:value-type="float">
            <text:p>1497.362 mm</text:p>
          </table:table-cell>
          <table:table-cell table:style-name="ce29" table:formula="of:=([.T109]/4000)*6.28*20.61" office:value-type="float" office:value="1500.426549" calcext:value-type="float">
            <text:p>1500.427 mm</text:p>
          </table:table-cell>
          <table:table-cell table:style-name="ce16" office:value-type="float" office:value="46350" calcext:value-type="float">
            <text:p>46350</text:p>
          </table:table-cell>
          <table:table-cell table:style-name="ce16"/>
          <table:table-cell table:style-name="ce16" office:value-type="float" office:value="46235" calcext:value-type="float">
            <text:p>46235</text:p>
          </table:table-cell>
          <table:table-cell table:style-name="ce2" table:number-columns-repeated="2"/>
          <table:table-cell table:style-name="ce27" table:formula="of:=([.AB108]/4000)*2*PI()*20.5679" office:value-type="float" office:value="2994.65913823239" calcext:value-type="float">
            <text:p>2994.659 mm</text:p>
          </table:table-cell>
          <table:table-cell table:style-name="ce29" table:formula="of:=([.AB108]/4000)*6.28*20.5679" office:value-type="float" office:value="2993.140973673" calcext:value-type="float">
            <text:p>2993.141 mm</text:p>
          </table:table-cell>
          <table:table-cell table:style-name="ce29" table:formula="of:=([.AB108]/4000)*6.28*20.61" office:value-type="float" office:value="2999.2675707" calcext:value-type="float">
            <text:p>2999.268 mm</text:p>
          </table:table-cell>
          <table:table-cell table:style-name="ce16" office:value-type="float" office:value="92691" calcext:value-type="float">
            <text:p>92691</text:p>
          </table:table-cell>
          <table:table-cell table:style-name="ce16"/>
          <table:table-cell table:style-name="ce16" office:value-type="float" office:value="92796" calcext:value-type="float">
            <text:p>92796</text:p>
          </table:table-cell>
          <table:table-cell table:style-name="ce2" table:number-columns-repeated="2"/>
          <table:table-cell table:style-name="ce27" table:formula="of:=([.AJ108]/4000)*2*PI()*20.5679" office:value-type="float" office:value="4492.26332519363" calcext:value-type="float">
            <text:p>4492.263 mm</text:p>
          </table:table-cell>
          <table:table-cell table:style-name="ce29" table:formula="of:=([.AJ108]/4000)*6.28*20.5679" office:value-type="float" office:value="4489.985939135" calcext:value-type="float">
            <text:p>4489.986 mm</text:p>
          </table:table-cell>
          <table:table-cell table:style-name="ce29" table:formula="of:=([.AJ108]/4000)*6.28*20.61" office:value-type="float" office:value="4499.1763965" calcext:value-type="float">
            <text:p>4499.176 mm</text:p>
          </table:table-cell>
          <table:table-cell table:style-name="ce16" office:value-type="float" office:value="139045" calcext:value-type="float">
            <text:p>139045</text:p>
          </table:table-cell>
          <table:table-cell table:style-name="ce16"/>
          <table:table-cell table:style-name="ce16" office:value-type="float" office:value="139238" calcext:value-type="float">
            <text:p>139238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4" calcext:value-type="float">
            <text:p>194</text:p>
          </table:table-cell>
          <table:table-cell table:number-columns-repeated="981"/>
        </table:table-row>
        <table:table-row table:style-name="ro1">
          <table:table-cell table:style-name="ce27" table:formula="of:=([.D109]/4000)*2*PI()*20.5679" office:value-type="float" office:value="659.858219668126" calcext:value-type="float">
            <text:p>659.858 mm</text:p>
          </table:table-cell>
          <table:table-cell table:style-name="ce29" table:formula="of:=([.D109]/4000)*6.28*20.5679" office:value-type="float" office:value="659.523699672" calcext:value-type="float">
            <text:p>659.524 mm</text:p>
          </table:table-cell>
          <table:table-cell table:style-name="ce29" table:formula="of:=([.D109]/4000)*6.28*20.61" office:value-type="float" office:value="660.8736648" calcext:value-type="float">
            <text:p>660.874 mm</text:p>
          </table:table-cell>
          <table:table-cell table:style-name="ce16" office:value-type="float" office:value="20424" calcext:value-type="float">
            <text:p>20424</text:p>
          </table:table-cell>
          <table:table-cell table:style-name="ce16"/>
          <table:table-cell table:style-name="ce16" office:value-type="float" office:value="20449" calcext:value-type="float">
            <text:p>20449</text:p>
          </table:table-cell>
          <table:table-cell table:style-name="ce2" table:number-columns-repeated="2"/>
          <table:table-cell table:style-name="ce27" table:formula="of:=([.L109]/4000)*2*PI()*20.5679" office:value-type="float" office:value="750.159028714954" calcext:value-type="float">
            <text:p>750.159 mm</text:p>
          </table:table-cell>
          <table:table-cell table:style-name="ce29" table:formula="of:=([.L109]/4000)*6.28*20.5679" office:value-type="float" office:value="749.778730057" calcext:value-type="float">
            <text:p>749.779 mm</text:p>
          </table:table-cell>
          <table:table-cell table:style-name="ce29" table:formula="of:=([.L109]/4000)*6.28*20.61" office:value-type="float" office:value="751.3134363" calcext:value-type="float">
            <text:p>751.313 mm</text:p>
          </table:table-cell>
          <table:table-cell table:style-name="ce16" office:value-type="float" office:value="23219" calcext:value-type="float">
            <text:p>23219</text:p>
          </table:table-cell>
          <table:table-cell table:style-name="ce16"/>
          <table:table-cell table:style-name="ce16" office:value-type="float" office:value="23197" calcext:value-type="float">
            <text:p>23197</text:p>
          </table:table-cell>
          <table:table-cell table:style-name="ce2" table:number-columns-repeated="2"/>
          <table:table-cell table:style-name="ce27" table:formula="of:=([.T110]/4000)*2*PI()*20.5679" office:value-type="float" office:value="1498.31496256018" calcext:value-type="float">
            <text:p>1498.315 mm</text:p>
          </table:table-cell>
          <table:table-cell table:style-name="ce29" table:formula="of:=([.T110]/4000)*6.28*20.5679" office:value-type="float" office:value="1497.555380728" calcext:value-type="float">
            <text:p>1497.555 mm</text:p>
          </table:table-cell>
          <table:table-cell table:style-name="ce29" table:formula="of:=([.T110]/4000)*6.28*20.61" office:value-type="float" office:value="1500.6206952" calcext:value-type="float">
            <text:p>1500.621 mm</text:p>
          </table:table-cell>
          <table:table-cell table:style-name="ce16" office:value-type="float" office:value="46370" calcext:value-type="float">
            <text:p>46370</text:p>
          </table:table-cell>
          <table:table-cell table:style-name="ce16"/>
          <table:table-cell table:style-name="ce16" office:value-type="float" office:value="-46450" calcext:value-type="float">
            <text:p>-46450</text:p>
          </table:table-cell>
          <table:table-cell table:style-name="ce2" table:number-columns-repeated="2"/>
          <table:table-cell table:style-name="ce27" table:formula="of:=([.AB109]/4000)*2*PI()*20.5679" office:value-type="float" office:value="2994.52990630531" calcext:value-type="float">
            <text:p>2994.530 mm</text:p>
          </table:table-cell>
          <table:table-cell table:style-name="ce29" table:formula="of:=([.AB109]/4000)*6.28*20.5679" office:value-type="float" office:value="2993.011807261" calcext:value-type="float">
            <text:p>2993.012 mm</text:p>
          </table:table-cell>
          <table:table-cell table:style-name="ce29" table:formula="of:=([.AB109]/4000)*6.28*20.61" office:value-type="float" office:value="2999.1381399" calcext:value-type="float">
            <text:p>2999.138 mm</text:p>
          </table:table-cell>
          <table:table-cell table:style-name="ce16" office:value-type="float" office:value="92687" calcext:value-type="float">
            <text:p>92687</text:p>
          </table:table-cell>
          <table:table-cell table:style-name="ce16"/>
          <table:table-cell table:style-name="ce16" office:value-type="float" office:value="92147" calcext:value-type="float">
            <text:p>92147</text:p>
          </table:table-cell>
          <table:table-cell table:style-name="ce2" table:number-columns-repeated="2"/>
          <table:table-cell table:style-name="ce27" table:formula="of:=([.AJ109]/4000)*2*PI()*20.5679" office:value-type="float" office:value="4493.58795244619" calcext:value-type="float">
            <text:p>4493.588 mm</text:p>
          </table:table-cell>
          <table:table-cell table:style-name="ce29" table:formula="of:=([.AJ109]/4000)*6.28*20.5679" office:value-type="float" office:value="4491.309894858" calcext:value-type="float">
            <text:p>4491.310 mm</text:p>
          </table:table-cell>
          <table:table-cell table:style-name="ce29" table:formula="of:=([.AJ109]/4000)*6.28*20.61" office:value-type="float" office:value="4500.5030622" calcext:value-type="float">
            <text:p>4500.503 mm</text:p>
          </table:table-cell>
          <table:table-cell table:style-name="ce16" office:value-type="float" office:value="139086" calcext:value-type="float">
            <text:p>139086</text:p>
          </table:table-cell>
          <table:table-cell table:style-name="ce16"/>
          <table:table-cell table:style-name="ce16" office:value-type="float" office:value="139231" calcext:value-type="float">
            <text:p>139231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6" calcext:value-type="float">
            <text:p>196</text:p>
          </table:table-cell>
          <table:table-cell table:number-columns-repeated="981"/>
        </table:table-row>
        <table:table-row table:style-name="ro1">
          <table:table-cell table:style-name="ce27" table:formula="of:=([.D110]/4000)*2*PI()*20.5679" office:value-type="float" office:value="660.116683522285" calcext:value-type="float">
            <text:p>660.117 mm</text:p>
          </table:table-cell>
          <table:table-cell table:style-name="ce29" table:formula="of:=([.D110]/4000)*6.28*20.5679" office:value-type="float" office:value="659.782032496" calcext:value-type="float">
            <text:p>659.782 mm</text:p>
          </table:table-cell>
          <table:table-cell table:style-name="ce29" table:formula="of:=([.D110]/4000)*6.28*20.61" office:value-type="float" office:value="661.1325264" calcext:value-type="float">
            <text:p>661.133 mm</text:p>
          </table:table-cell>
          <table:table-cell table:style-name="ce16" office:value-type="float" office:value="20432" calcext:value-type="float">
            <text:p>20432</text:p>
          </table:table-cell>
          <table:table-cell table:style-name="ce16"/>
          <table:table-cell table:style-name="ce16" office:value-type="float" office:value="20445" calcext:value-type="float">
            <text:p>20445</text:p>
          </table:table-cell>
          <table:table-cell table:style-name="ce2" table:number-columns-repeated="2"/>
          <table:table-cell table:style-name="ce27" table:formula="of:=([.L110]/4000)*2*PI()*20.5679" office:value-type="float" office:value="750.062104769644" calcext:value-type="float">
            <text:p>750.062 mm</text:p>
          </table:table-cell>
          <table:table-cell table:style-name="ce29" table:formula="of:=([.L110]/4000)*6.28*20.5679" office:value-type="float" office:value="749.681855248" calcext:value-type="float">
            <text:p>749.682 mm</text:p>
          </table:table-cell>
          <table:table-cell table:style-name="ce29" table:formula="of:=([.L110]/4000)*6.28*20.61" office:value-type="float" office:value="751.2163632" calcext:value-type="float">
            <text:p>751.216 mm</text:p>
          </table:table-cell>
          <table:table-cell table:style-name="ce16" office:value-type="float" office:value="23216" calcext:value-type="float">
            <text:p>23216</text:p>
          </table:table-cell>
          <table:table-cell table:style-name="ce16"/>
          <table:table-cell table:style-name="ce16" office:value-type="float" office:value="23202" calcext:value-type="float">
            <text:p>23202</text:p>
          </table:table-cell>
          <table:table-cell table:style-name="ce2" table:number-columns-repeated="2"/>
          <table:table-cell table:style-name="ce27" table:formula="of:=([.T111]/4000)*2*PI()*20.5679" office:value-type="float" office:value="1497.08725925292" calcext:value-type="float">
            <text:p>1497.087 mm</text:p>
          </table:table-cell>
          <table:table-cell table:style-name="ce29" table:formula="of:=([.T111]/4000)*6.28*20.5679" office:value-type="float" office:value="1496.328299814" calcext:value-type="float">
            <text:p>1496.328 mm</text:p>
          </table:table-cell>
          <table:table-cell table:style-name="ce29" table:formula="of:=([.T111]/4000)*6.28*20.61" office:value-type="float" office:value="1499.3911026" calcext:value-type="float">
            <text:p>1499.391 mm</text:p>
          </table:table-cell>
          <table:table-cell table:style-name="ce16" office:value-type="float" office:value="46376" calcext:value-type="float">
            <text:p>46376</text:p>
          </table:table-cell>
          <table:table-cell table:style-name="ce16"/>
          <table:table-cell table:style-name="ce16" office:value-type="float" office:value="46269" calcext:value-type="float">
            <text:p>46269</text:p>
          </table:table-cell>
          <table:table-cell table:style-name="ce2" table:number-columns-repeated="2"/>
          <table:table-cell table:style-name="ce27" table:formula="of:=([.AB110]/4000)*2*PI()*20.5679" office:value-type="float" office:value="2994.30375043292" calcext:value-type="float">
            <text:p>2994.304 mm</text:p>
          </table:table-cell>
          <table:table-cell table:style-name="ce29" table:formula="of:=([.AB110]/4000)*6.28*20.5679" office:value-type="float" office:value="2992.78576604" calcext:value-type="float">
            <text:p>2992.786 mm</text:p>
          </table:table-cell>
          <table:table-cell table:style-name="ce29" table:formula="of:=([.AB110]/4000)*6.28*20.61" office:value-type="float" office:value="2998.911636" calcext:value-type="float">
            <text:p>2998.912 mm</text:p>
          </table:table-cell>
          <table:table-cell table:style-name="ce16" office:value-type="float" office:value="92680" calcext:value-type="float">
            <text:p>92680</text:p>
          </table:table-cell>
          <table:table-cell table:style-name="ce16"/>
          <table:table-cell table:style-name="ce16" office:value-type="float" office:value="92796" calcext:value-type="float">
            <text:p>92796</text:p>
          </table:table-cell>
          <table:table-cell table:style-name="ce2" table:number-columns-repeated="2"/>
          <table:table-cell table:style-name="ce27" table:formula="of:=([.AJ110]/4000)*2*PI()*20.5679" office:value-type="float" office:value="4492.39255712071" calcext:value-type="float">
            <text:p>4492.393 mm</text:p>
          </table:table-cell>
          <table:table-cell table:style-name="ce29" table:formula="of:=([.AJ110]/4000)*6.28*20.5679" office:value-type="float" office:value="4490.115105547" calcext:value-type="float">
            <text:p>4490.115 mm</text:p>
          </table:table-cell>
          <table:table-cell table:style-name="ce29" table:formula="of:=([.AJ110]/4000)*6.28*20.61" office:value-type="float" office:value="4499.3058273" calcext:value-type="float">
            <text:p>4499.306 mm</text:p>
          </table:table-cell>
          <table:table-cell table:style-name="ce16" office:value-type="float" office:value="139049" calcext:value-type="float">
            <text:p>139049</text:p>
          </table:table-cell>
          <table:table-cell table:style-name="ce16"/>
          <table:table-cell table:style-name="ce16" office:value-type="float" office:value="139249" calcext:value-type="float">
            <text:p>139249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196" calcext:value-type="float">
            <text:p>196</text:p>
          </table:table-cell>
          <table:table-cell table:number-columns-repeated="981"/>
        </table:table-row>
        <table:table-row table:style-name="ro1">
          <table:table-cell table:style-name="ce27" table:formula="of:=([.D111]/4000)*2*PI()*20.5679" office:value-type="float" office:value="659.793603704586" calcext:value-type="float">
            <text:p>659.794 mm</text:p>
          </table:table-cell>
          <table:table-cell table:style-name="ce29" table:formula="of:=([.D111]/4000)*6.28*20.5679" office:value-type="float" office:value="659.459116466" calcext:value-type="float">
            <text:p>659.459 mm</text:p>
          </table:table-cell>
          <table:table-cell table:style-name="ce29" table:formula="of:=([.D111]/4000)*6.28*20.61" office:value-type="float" office:value="660.8089494" calcext:value-type="float">
            <text:p>660.809 mm</text:p>
          </table:table-cell>
          <table:table-cell table:style-name="ce16" office:value-type="float" office:value="20422" calcext:value-type="float">
            <text:p>20422</text:p>
          </table:table-cell>
          <table:table-cell table:style-name="ce16"/>
          <table:table-cell table:style-name="ce16" office:value-type="float" office:value="20446" calcext:value-type="float">
            <text:p>20446</text:p>
          </table:table-cell>
          <table:table-cell table:style-name="ce2" table:number-columns-repeated="2"/>
          <table:table-cell table:style-name="ce27" table:formula="of:=([.L111]/4000)*2*PI()*20.5679" office:value-type="float" office:value="750.320568623804" calcext:value-type="float">
            <text:p>750.321 mm</text:p>
          </table:table-cell>
          <table:table-cell table:style-name="ce29" table:formula="of:=([.L111]/4000)*6.28*20.5679" office:value-type="float" office:value="749.940188072" calcext:value-type="float">
            <text:p>749.940 mm</text:p>
          </table:table-cell>
          <table:table-cell table:style-name="ce29" table:formula="of:=([.L111]/4000)*6.28*20.61" office:value-type="float" office:value="751.4752248" calcext:value-type="float">
            <text:p>751.475 mm</text:p>
          </table:table-cell>
          <table:table-cell table:style-name="ce16" office:value-type="float" office:value="23224" calcext:value-type="float">
            <text:p>23224</text:p>
          </table:table-cell>
          <table:table-cell table:style-name="ce16"/>
          <table:table-cell table:style-name="ce16" office:value-type="float" office:value="23199" calcext:value-type="float">
            <text:p>23199</text:p>
          </table:table-cell>
          <table:table-cell table:style-name="ce2" table:number-columns-repeated="2"/>
          <table:table-cell table:style-name="ce27" table:formula="of:=([.T112]/4000)*2*PI()*20.5679" office:value-type="float" office:value="1497.95957476071" calcext:value-type="float">
            <text:p>1497.960 mm</text:p>
          </table:table-cell>
          <table:table-cell table:style-name="ce29" table:formula="of:=([.T112]/4000)*6.28*20.5679" office:value-type="float" office:value="1497.200173095" calcext:value-type="float">
            <text:p>1497.200 mm</text:p>
          </table:table-cell>
          <table:table-cell table:style-name="ce29" table:formula="of:=([.T112]/4000)*6.28*20.61" office:value-type="float" office:value="1500.2647605" calcext:value-type="float">
            <text:p>1500.265 mm</text:p>
          </table:table-cell>
          <table:table-cell table:style-name="ce16" office:value-type="float" office:value="46338" calcext:value-type="float">
            <text:p>46338</text:p>
          </table:table-cell>
          <table:table-cell table:style-name="ce16"/>
          <table:table-cell table:style-name="ce16" office:value-type="float" office:value="-46391" calcext:value-type="float">
            <text:p>-46391</text:p>
          </table:table-cell>
          <table:table-cell table:style-name="ce2" table:number-columns-repeated="2"/>
          <table:table-cell table:style-name="ce27" table:formula="of:=([.AB111]/4000)*2*PI()*20.5679" office:value-type="float" office:value="2994.85298612301" calcext:value-type="float">
            <text:p>2994.853 mm</text:p>
          </table:table-cell>
          <table:table-cell table:style-name="ce29" table:formula="of:=([.AB111]/4000)*6.28*20.5679" office:value-type="float" office:value="2993.334723291" calcext:value-type="float">
            <text:p>2993.335 mm</text:p>
          </table:table-cell>
          <table:table-cell table:style-name="ce29" table:formula="of:=([.AB111]/4000)*6.28*20.61" office:value-type="float" office:value="2999.4617169" calcext:value-type="float">
            <text:p>2999.462 mm</text:p>
          </table:table-cell>
          <table:table-cell table:style-name="ce16" office:value-type="float" office:value="92697" calcext:value-type="float">
            <text:p>92697</text:p>
          </table:table-cell>
          <table:table-cell table:style-name="ce16"/>
          <table:table-cell table:style-name="ce16" office:value-type="float" office:value="92191" calcext:value-type="float">
            <text:p>92191</text:p>
          </table:table-cell>
          <table:table-cell table:style-name="ce2" table:number-columns-repeated="2"/>
          <table:table-cell table:style-name="ce27" table:formula="of:=([.AJ111]/4000)*2*PI()*20.5679" office:value-type="float" office:value="4493.29718061026" calcext:value-type="float">
            <text:p>4493.297 mm</text:p>
          </table:table-cell>
          <table:table-cell table:style-name="ce29" table:formula="of:=([.AJ111]/4000)*6.28*20.5679" office:value-type="float" office:value="4491.019270431" calcext:value-type="float">
            <text:p>4491.019 mm</text:p>
          </table:table-cell>
          <table:table-cell table:style-name="ce29" table:formula="of:=([.AJ111]/4000)*6.28*20.61" office:value-type="float" office:value="4500.2118429" calcext:value-type="float">
            <text:p>4500.212 mm</text:p>
          </table:table-cell>
          <table:table-cell table:style-name="ce16" office:value-type="float" office:value="139077" calcext:value-type="float">
            <text:p>139077</text:p>
          </table:table-cell>
          <table:table-cell table:style-name="ce16"/>
          <table:table-cell table:style-name="ce16" office:value-type="float" office:value="139223" calcext:value-type="float">
            <text:p>139223</text:p>
          </table:table-cell>
          <table:table-cell table:style-name="ce2" table:number-columns-repeated="2"/>
          <table:table-cell table:style-name="ce16" office:value-type="float" office:value="215" calcext:value-type="float">
            <text:p>215</text:p>
          </table:table-cell>
          <table:table-cell table:style-name="ce2"/>
          <table:table-cell table:style-name="ce16" office:value-type="float" office:value="202" calcext:value-type="float">
            <text:p>202</text:p>
          </table:table-cell>
          <table:table-cell table:number-columns-repeated="981"/>
        </table:table-row>
        <table:table-row table:style-name="ro1">
          <table:table-cell table:style-name="ce27" table:formula="of:=([.D112]/4000)*2*PI()*20.5679" office:value-type="float" office:value="660.116683522285" calcext:value-type="float">
            <text:p>660.117 mm</text:p>
          </table:table-cell>
          <table:table-cell table:style-name="ce29" table:formula="of:=([.D112]/4000)*6.28*20.5679" office:value-type="float" office:value="659.782032496" calcext:value-type="float">
            <text:p>659.782 mm</text:p>
          </table:table-cell>
          <table:table-cell table:style-name="ce29" table:formula="of:=([.D112]/4000)*6.28*20.61" office:value-type="float" office:value="661.1325264" calcext:value-type="float">
            <text:p>661.133 mm</text:p>
          </table:table-cell>
          <table:table-cell table:style-name="ce16" office:value-type="float" office:value="20432" calcext:value-type="float">
            <text:p>20432</text:p>
          </table:table-cell>
          <table:table-cell table:style-name="ce16"/>
          <table:table-cell table:style-name="ce16" office:value-type="float" office:value="20447" calcext:value-type="float">
            <text:p>20447</text:p>
          </table:table-cell>
          <table:table-cell table:style-name="ce2" table:number-columns-repeated="2"/>
          <table:table-cell table:style-name="ce27" table:formula="of:=([.L112]/4000)*2*PI()*20.5679" office:value-type="float" office:value="749.739024951946" calcext:value-type="float">
            <text:p>749.739 mm</text:p>
          </table:table-cell>
          <table:table-cell table:style-name="ce29" table:formula="of:=([.L112]/4000)*6.28*20.5679" office:value-type="float" office:value="749.358939218" calcext:value-type="float">
            <text:p>749.359 mm</text:p>
          </table:table-cell>
          <table:table-cell table:style-name="ce29" table:formula="of:=([.L112]/4000)*6.28*20.61" office:value-type="float" office:value="750.8927862" calcext:value-type="float">
            <text:p>750.893 mm</text:p>
          </table:table-cell>
          <table:table-cell table:style-name="ce16" office:value-type="float" office:value="23206" calcext:value-type="float">
            <text:p>23206</text:p>
          </table:table-cell>
          <table:table-cell table:style-name="ce16"/>
          <table:table-cell table:style-name="ce16" office:value-type="float" office:value="23190" calcext:value-type="float">
            <text:p>23190</text:p>
          </table:table-cell>
          <table:table-cell table:style-name="ce2" table:number-columns-repeated="2"/>
          <table:table-cell table:style-name="ce27" table:formula="of:=([.T113]/4000)*2*PI()*20.5679" office:value-type="float" office:value="1498.05649870602" calcext:value-type="float">
            <text:p>1498.056 mm</text:p>
          </table:table-cell>
          <table:table-cell table:style-name="ce29" table:formula="of:=([.T113]/4000)*6.28*20.5679" office:value-type="float" office:value="1497.297047904" calcext:value-type="float">
            <text:p>1497.297 mm</text:p>
          </table:table-cell>
          <table:table-cell table:style-name="ce29" table:formula="of:=([.T113]/4000)*6.28*20.61" office:value-type="float" office:value="1500.3618336" calcext:value-type="float">
            <text:p>1500.362 mm</text:p>
          </table:table-cell>
          <table:table-cell table:style-name="ce16" office:value-type="float" office:value="46365" calcext:value-type="float">
            <text:p>46365</text:p>
          </table:table-cell>
          <table:table-cell table:style-name="ce16"/>
          <table:table-cell table:style-name="ce16" office:value-type="float" office:value="46389" calcext:value-type="float">
            <text:p>46389</text:p>
          </table:table-cell>
          <table:table-cell table:style-name="ce2" table:number-columns-repeated="2"/>
          <table:table-cell table:style-name="ce27" table:formula="of:=([.AB112]/4000)*2*PI()*20.5679" office:value-type="float" office:value="2994.72375419593" calcext:value-type="float">
            <text:p>2994.724 mm</text:p>
          </table:table-cell>
          <table:table-cell table:style-name="ce29" table:formula="of:=([.AB112]/4000)*6.28*20.5679" office:value-type="float" office:value="2993.205556879" calcext:value-type="float">
            <text:p>2993.206 mm</text:p>
          </table:table-cell>
          <table:table-cell table:style-name="ce29" table:formula="of:=([.AB112]/4000)*6.28*20.61" office:value-type="float" office:value="2999.3322861" calcext:value-type="float">
            <text:p>2999.332 mm</text:p>
          </table:table-cell>
          <table:table-cell table:style-name="ce16" office:value-type="float" office:value="92693" calcext:value-type="float">
            <text:p>92693</text:p>
          </table:table-cell>
          <table:table-cell table:style-name="ce16"/>
          <table:table-cell table:style-name="ce16" office:value-type="float" office:value="92802" calcext:value-type="float">
            <text:p>92802</text:p>
          </table:table-cell>
          <table:table-cell table:style-name="ce2" table:number-columns-repeated="2"/>
          <table:table-cell table:style-name="ce27" table:formula="of:=([.AJ112]/4000)*2*PI()*20.5679" office:value-type="float" office:value="4492.58640501133" calcext:value-type="float">
            <text:p>4492.586 mm</text:p>
          </table:table-cell>
          <table:table-cell table:style-name="ce29" table:formula="of:=([.AJ112]/4000)*6.28*20.5679" office:value-type="float" office:value="4490.308855165" calcext:value-type="float">
            <text:p>4490.309 mm</text:p>
          </table:table-cell>
          <table:table-cell table:style-name="ce29" table:formula="of:=([.AJ112]/4000)*6.28*20.61" office:value-type="float" office:value="4499.4999735" calcext:value-type="float">
            <text:p>4499.500 mm</text:p>
          </table:table-cell>
          <table:table-cell table:style-name="ce16" office:value-type="float" office:value="139055" calcext:value-type="float">
            <text:p>139055</text:p>
          </table:table-cell>
          <table:table-cell table:style-name="ce16"/>
          <table:table-cell table:style-name="ce16" office:value-type="float" office:value="139251" calcext:value-type="float">
            <text:p>139251</text:p>
          </table:table-cell>
          <table:table-cell table:style-name="ce2" table:number-columns-repeated="2"/>
          <table:table-cell table:style-name="ce16" office:value-type="float" office:value="213" calcext:value-type="float">
            <text:p>213</text:p>
          </table:table-cell>
          <table:table-cell table:style-name="ce2"/>
          <table:table-cell table:style-name="ce16" office:value-type="float" office:value="194" calcext:value-type="float">
            <text:p>194</text:p>
          </table:table-cell>
          <table:table-cell table:number-columns-repeated="981"/>
        </table:table-row>
        <table:table-row table:style-name="ro1">
          <table:table-cell table:style-name="ce27" table:formula="of:=([.D113]/4000)*2*PI()*20.5679" office:value-type="float" office:value="659.858219668126" calcext:value-type="float">
            <text:p>659.858 mm</text:p>
          </table:table-cell>
          <table:table-cell table:style-name="ce29" table:formula="of:=([.D113]/4000)*6.28*20.5679" office:value-type="float" office:value="659.523699672" calcext:value-type="float">
            <text:p>659.524 mm</text:p>
          </table:table-cell>
          <table:table-cell table:style-name="ce29" table:formula="of:=([.D113]/4000)*6.28*20.61" office:value-type="float" office:value="660.8736648" calcext:value-type="float">
            <text:p>660.874 mm</text:p>
          </table:table-cell>
          <table:table-cell table:style-name="ce16" office:value-type="float" office:value="20424" calcext:value-type="float">
            <text:p>20424</text:p>
          </table:table-cell>
          <table:table-cell table:style-name="ce16"/>
          <table:table-cell table:style-name="ce16" office:value-type="float" office:value="20449" calcext:value-type="float">
            <text:p>20449</text:p>
          </table:table-cell>
          <table:table-cell table:style-name="ce2" table:number-columns-repeated="2"/>
          <table:table-cell table:style-name="ce27" table:formula="of:=([.L113]/4000)*2*PI()*20.5679" office:value-type="float" office:value="749.545177061326" calcext:value-type="float">
            <text:p>749.545 mm</text:p>
          </table:table-cell>
          <table:table-cell table:style-name="ce29" table:formula="of:=([.L113]/4000)*6.28*20.5679" office:value-type="float" office:value="749.1651896" calcext:value-type="float">
            <text:p>749.165 mm</text:p>
          </table:table-cell>
          <table:table-cell table:style-name="ce29" table:formula="of:=([.L113]/4000)*6.28*20.61" office:value-type="float" office:value="750.69864" calcext:value-type="float">
            <text:p>750.699 mm</text:p>
          </table:table-cell>
          <table:table-cell table:style-name="ce16" office:value-type="float" office:value="23200" calcext:value-type="float">
            <text:p>23200</text:p>
          </table:table-cell>
          <table:table-cell table:style-name="ce16"/>
          <table:table-cell table:style-name="ce16" office:value-type="float" office:value="23179" calcext:value-type="float">
            <text:p>23179</text:p>
          </table:table-cell>
          <table:table-cell table:style-name="ce2" table:number-columns-repeated="2"/>
          <table:table-cell table:style-name="ce27" table:formula="of:=([.T114]/4000)*2*PI()*20.5679" office:value-type="float" office:value="1497.99188274248" calcext:value-type="float">
            <text:p>1497.992 mm</text:p>
          </table:table-cell>
          <table:table-cell table:style-name="ce29" table:formula="of:=([.T114]/4000)*6.28*20.5679" office:value-type="float" office:value="1497.232464698" calcext:value-type="float">
            <text:p>1497.232 mm</text:p>
          </table:table-cell>
          <table:table-cell table:style-name="ce29" table:formula="of:=([.T114]/4000)*6.28*20.61" office:value-type="float" office:value="1500.2971182" calcext:value-type="float">
            <text:p>1500.297 mm</text:p>
          </table:table-cell>
          <table:table-cell table:style-name="ce16" office:value-type="float" office:value="46368" calcext:value-type="float">
            <text:p>46368</text:p>
          </table:table-cell>
          <table:table-cell table:style-name="ce16"/>
          <table:table-cell table:style-name="ce16" office:value-type="float" office:value="-46405" calcext:value-type="float">
            <text:p>-46405</text:p>
          </table:table-cell>
          <table:table-cell table:style-name="ce2" table:number-columns-repeated="2"/>
          <table:table-cell table:style-name="ce27" table:formula="of:=([.AB113]/4000)*2*PI()*20.5679" office:value-type="float" office:value="2994.43298236" calcext:value-type="float">
            <text:p>2994.433 mm</text:p>
          </table:table-cell>
          <table:table-cell table:style-name="ce29" table:formula="of:=([.AB113]/4000)*6.28*20.5679" office:value-type="float" office:value="2992.914932452" calcext:value-type="float">
            <text:p>2992.915 mm</text:p>
          </table:table-cell>
          <table:table-cell table:style-name="ce29" table:formula="of:=([.AB113]/4000)*6.28*20.61" office:value-type="float" office:value="2999.0410668" calcext:value-type="float">
            <text:p>2999.041 mm</text:p>
          </table:table-cell>
          <table:table-cell table:style-name="ce16" office:value-type="float" office:value="92684" calcext:value-type="float">
            <text:p>92684</text:p>
          </table:table-cell>
          <table:table-cell table:style-name="ce16"/>
          <table:table-cell table:style-name="ce16" office:value-type="float" office:value="92137" calcext:value-type="float">
            <text:p>92137</text:p>
          </table:table-cell>
          <table:table-cell table:style-name="ce2" table:number-columns-repeated="2"/>
          <table:table-cell table:style-name="ce27" table:formula="of:=([.AJ113]/4000)*2*PI()*20.5679" office:value-type="float" office:value="4493.49102850088" calcext:value-type="float">
            <text:p>4493.491 mm</text:p>
          </table:table-cell>
          <table:table-cell table:style-name="ce29" table:formula="of:=([.AJ113]/4000)*6.28*20.5679" office:value-type="float" office:value="4491.213020049" calcext:value-type="float">
            <text:p>4491.213 mm</text:p>
          </table:table-cell>
          <table:table-cell table:style-name="ce29" table:formula="of:=([.AJ113]/4000)*6.28*20.61" office:value-type="float" office:value="4500.4059891" calcext:value-type="float">
            <text:p>4500.406 mm</text:p>
          </table:table-cell>
          <table:table-cell table:style-name="ce16" office:value-type="float" office:value="139083" calcext:value-type="float">
            <text:p>139083</text:p>
          </table:table-cell>
          <table:table-cell table:style-name="ce16"/>
          <table:table-cell table:style-name="ce16" office:value-type="float" office:value="139229" calcext:value-type="float">
            <text:p>139229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200" calcext:value-type="float">
            <text:p>200</text:p>
          </table:table-cell>
          <table:table-cell table:number-columns-repeated="981"/>
        </table:table-row>
        <table:table-row table:style-name="ro1">
          <table:table-cell table:style-name="ce27" table:formula="of:=([.D114]/4000)*2*PI()*20.5679" office:value-type="float" office:value="660.052067558746" calcext:value-type="float">
            <text:p>660.052 mm</text:p>
          </table:table-cell>
          <table:table-cell table:style-name="ce29" table:formula="of:=([.D114]/4000)*6.28*20.5679" office:value-type="float" office:value="659.71744929" calcext:value-type="float">
            <text:p>659.717 mm</text:p>
          </table:table-cell>
          <table:table-cell table:style-name="ce29" table:formula="of:=([.D114]/4000)*6.28*20.61" office:value-type="float" office:value="661.067811" calcext:value-type="float">
            <text:p>661.068 mm</text:p>
          </table:table-cell>
          <table:table-cell table:style-name="ce16" office:value-type="float" office:value="20430" calcext:value-type="float">
            <text:p>20430</text:p>
          </table:table-cell>
          <table:table-cell table:style-name="ce16"/>
          <table:table-cell table:style-name="ce16" office:value-type="float" office:value="20442" calcext:value-type="float">
            <text:p>20442</text:p>
          </table:table-cell>
          <table:table-cell table:style-name="ce2" table:number-columns-repeated="2"/>
          <table:table-cell table:style-name="ce27" table:formula="of:=([.L114]/4000)*2*PI()*20.5679" office:value-type="float" office:value="749.545177061326" calcext:value-type="float">
            <text:p>749.545 mm</text:p>
          </table:table-cell>
          <table:table-cell table:style-name="ce29" table:formula="of:=([.L114]/4000)*6.28*20.5679" office:value-type="float" office:value="749.1651896" calcext:value-type="float">
            <text:p>749.165 mm</text:p>
          </table:table-cell>
          <table:table-cell table:style-name="ce29" table:formula="of:=([.L114]/4000)*6.28*20.61" office:value-type="float" office:value="750.69864" calcext:value-type="float">
            <text:p>750.699 mm</text:p>
          </table:table-cell>
          <table:table-cell table:style-name="ce16" office:value-type="float" office:value="23200" calcext:value-type="float">
            <text:p>23200</text:p>
          </table:table-cell>
          <table:table-cell table:style-name="ce16"/>
          <table:table-cell table:style-name="ce16" office:value-type="float" office:value="23186" calcext:value-type="float">
            <text:p>23186</text:p>
          </table:table-cell>
          <table:table-cell table:style-name="ce2" table:number-columns-repeated="2"/>
          <table:table-cell table:style-name="ce27" table:formula="of:=([.T115]/4000)*2*PI()*20.5679" office:value-type="float" office:value="1497.50726301593" calcext:value-type="float">
            <text:p>1497.507 mm</text:p>
          </table:table-cell>
          <table:table-cell table:style-name="ce29" table:formula="of:=([.T115]/4000)*6.28*20.5679" office:value-type="float" office:value="1496.748090653" calcext:value-type="float">
            <text:p>1496.748 mm</text:p>
          </table:table-cell>
          <table:table-cell table:style-name="ce29" table:formula="of:=([.T115]/4000)*6.28*20.61" office:value-type="float" office:value="1499.8117527" calcext:value-type="float">
            <text:p>1499.812 mm</text:p>
          </table:table-cell>
          <table:table-cell table:style-name="ce16" office:value-type="float" office:value="46366" calcext:value-type="float">
            <text:p>46366</text:p>
          </table:table-cell>
          <table:table-cell table:style-name="ce16"/>
          <table:table-cell table:style-name="ce16" office:value-type="float" office:value="46395" calcext:value-type="float">
            <text:p>46395</text:p>
          </table:table-cell>
          <table:table-cell table:style-name="ce2" table:number-columns-repeated="2"/>
          <table:table-cell table:style-name="ce27" table:formula="of:=([.AB114]/4000)*2*PI()*20.5679" office:value-type="float" office:value="2994.01297859699" calcext:value-type="float">
            <text:p>2994.013 mm</text:p>
          </table:table-cell>
          <table:table-cell table:style-name="ce29" table:formula="of:=([.AB114]/4000)*6.28*20.5679" office:value-type="float" office:value="2992.495141613" calcext:value-type="float">
            <text:p>2992.495 mm</text:p>
          </table:table-cell>
          <table:table-cell table:style-name="ce29" table:formula="of:=([.AB114]/4000)*6.28*20.61" office:value-type="float" office:value="2998.6204167" calcext:value-type="float">
            <text:p>2998.620 mm</text:p>
          </table:table-cell>
          <table:table-cell table:style-name="ce16" office:value-type="float" office:value="92671" calcext:value-type="float">
            <text:p>92671</text:p>
          </table:table-cell>
          <table:table-cell table:style-name="ce16"/>
          <table:table-cell table:style-name="ce16" office:value-type="float" office:value="92299" calcext:value-type="float">
            <text:p>92299</text:p>
          </table:table-cell>
          <table:table-cell table:style-name="ce2" table:number-columns-repeated="2"/>
          <table:table-cell table:style-name="ce27" table:formula="of:=([.AJ114]/4000)*2*PI()*20.5679" office:value-type="float" office:value="4492.06947730301" calcext:value-type="float">
            <text:p>4492.069 mm</text:p>
          </table:table-cell>
          <table:table-cell table:style-name="ce29" table:formula="of:=([.AJ114]/4000)*6.28*20.5679" office:value-type="float" office:value="4489.792189517" calcext:value-type="float">
            <text:p>4489.792 mm</text:p>
          </table:table-cell>
          <table:table-cell table:style-name="ce29" table:formula="of:=([.AJ114]/4000)*6.28*20.61" office:value-type="float" office:value="4498.9822503" calcext:value-type="float">
            <text:p>4498.982 mm</text:p>
          </table:table-cell>
          <table:table-cell table:style-name="ce16" office:value-type="float" office:value="139039" calcext:value-type="float">
            <text:p>139039</text:p>
          </table:table-cell>
          <table:table-cell table:style-name="ce16"/>
          <table:table-cell table:style-name="ce16" office:value-type="float" office:value="139245" calcext:value-type="float">
            <text:p>139245</text:p>
          </table:table-cell>
          <table:table-cell table:style-name="ce2" table:number-columns-repeated="2"/>
          <table:table-cell table:style-name="ce16" office:value-type="float" office:value="220" calcext:value-type="float">
            <text:p>220</text:p>
          </table:table-cell>
          <table:table-cell table:style-name="ce2"/>
          <table:table-cell table:style-name="ce16" office:value-type="float" office:value="197" calcext:value-type="float">
            <text:p>197</text:p>
          </table:table-cell>
          <table:table-cell table:number-columns-repeated="981"/>
        </table:table-row>
        <table:table-row table:style-name="ro1">
          <table:table-cell table:style-name="ce27" table:formula="of:=([.D115]/4000)*2*PI()*20.5679" office:value-type="float" office:value="659.793603704586" calcext:value-type="float">
            <text:p>659.794 mm</text:p>
          </table:table-cell>
          <table:table-cell table:style-name="ce29" table:formula="of:=([.D115]/4000)*6.28*20.5679" office:value-type="float" office:value="659.459116466" calcext:value-type="float">
            <text:p>659.459 mm</text:p>
          </table:table-cell>
          <table:table-cell table:style-name="ce29" table:formula="of:=([.D115]/4000)*6.28*20.61" office:value-type="float" office:value="660.8089494" calcext:value-type="float">
            <text:p>660.809 mm</text:p>
          </table:table-cell>
          <table:table-cell table:style-name="ce16" office:value-type="float" office:value="20422" calcext:value-type="float">
            <text:p>20422</text:p>
          </table:table-cell>
          <table:table-cell table:style-name="ce16"/>
          <table:table-cell table:style-name="ce16" office:value-type="float" office:value="20448" calcext:value-type="float">
            <text:p>20448</text:p>
          </table:table-cell>
          <table:table-cell table:style-name="ce2" table:number-columns-repeated="2"/>
          <table:table-cell table:style-name="ce27" table:formula="of:=([.L115]/4000)*2*PI()*20.5679" office:value-type="float" office:value="750.255952660264" calcext:value-type="float">
            <text:p>750.256 mm</text:p>
          </table:table-cell>
          <table:table-cell table:style-name="ce29" table:formula="of:=([.L115]/4000)*6.28*20.5679" office:value-type="float" office:value="749.875604866" calcext:value-type="float">
            <text:p>749.876 mm</text:p>
          </table:table-cell>
          <table:table-cell table:style-name="ce29" table:formula="of:=([.L115]/4000)*6.28*20.61" office:value-type="float" office:value="751.4105094" calcext:value-type="float">
            <text:p>751.411 mm</text:p>
          </table:table-cell>
          <table:table-cell table:style-name="ce16" office:value-type="float" office:value="23222" calcext:value-type="float">
            <text:p>23222</text:p>
          </table:table-cell>
          <table:table-cell table:style-name="ce16"/>
          <table:table-cell table:style-name="ce16" office:value-type="float" office:value="23196" calcext:value-type="float">
            <text:p>23196</text:p>
          </table:table-cell>
          <table:table-cell table:style-name="ce2" table:number-columns-repeated="2"/>
          <table:table-cell table:style-name="ce27" table:formula="of:=([.T116]/4000)*2*PI()*20.5679" office:value-type="float" office:value="1497.60418696124" calcext:value-type="float">
            <text:p>1497.604 mm</text:p>
          </table:table-cell>
          <table:table-cell table:style-name="ce29" table:formula="of:=([.T116]/4000)*6.28*20.5679" office:value-type="float" office:value="1496.844965462" calcext:value-type="float">
            <text:p>1496.845 mm</text:p>
          </table:table-cell>
          <table:table-cell table:style-name="ce29" table:formula="of:=([.T116]/4000)*6.28*20.61" office:value-type="float" office:value="1499.9088258" calcext:value-type="float">
            <text:p>1499.909 mm</text:p>
          </table:table-cell>
          <table:table-cell table:style-name="ce16" office:value-type="float" office:value="46351" calcext:value-type="float">
            <text:p>46351</text:p>
          </table:table-cell>
          <table:table-cell table:style-name="ce16"/>
          <table:table-cell table:style-name="ce16" office:value-type="float" office:value="-46404" calcext:value-type="float">
            <text:p>-46404</text:p>
          </table:table-cell>
          <table:table-cell table:style-name="ce2" table:number-columns-repeated="2"/>
          <table:table-cell table:style-name="ce27" table:formula="of:=([.AB115]/4000)*2*PI()*20.5679" office:value-type="float" office:value="2994.56221428708" calcext:value-type="float">
            <text:p>2994.562 mm</text:p>
          </table:table-cell>
          <table:table-cell table:style-name="ce29" table:formula="of:=([.AB115]/4000)*6.28*20.5679" office:value-type="float" office:value="2993.044098864" calcext:value-type="float">
            <text:p>2993.044 mm</text:p>
          </table:table-cell>
          <table:table-cell table:style-name="ce29" table:formula="of:=([.AB115]/4000)*6.28*20.61" office:value-type="float" office:value="2999.1704976" calcext:value-type="float">
            <text:p>2999.170 mm</text:p>
          </table:table-cell>
          <table:table-cell table:style-name="ce16" office:value-type="float" office:value="92688" calcext:value-type="float">
            <text:p>92688</text:p>
          </table:table-cell>
          <table:table-cell table:style-name="ce16"/>
          <table:table-cell table:style-name="ce16" office:value-type="float" office:value="92801" calcext:value-type="float">
            <text:p>92801</text:p>
          </table:table-cell>
          <table:table-cell table:style-name="ce2" table:number-columns-repeated="2"/>
          <table:table-cell table:style-name="ce27" table:formula="of:=([.AJ115]/4000)*2*PI()*20.5679" office:value-type="float" office:value="4493.16794868318" calcext:value-type="float">
            <text:p>4493.168 mm</text:p>
          </table:table-cell>
          <table:table-cell table:style-name="ce29" table:formula="of:=([.AJ115]/4000)*6.28*20.5679" office:value-type="float" office:value="4490.890104019" calcext:value-type="float">
            <text:p>4490.890 mm</text:p>
          </table:table-cell>
          <table:table-cell table:style-name="ce29" table:formula="of:=([.AJ115]/4000)*6.28*20.61" office:value-type="float" office:value="4500.0824121" calcext:value-type="float">
            <text:p>4500.082 mm</text:p>
          </table:table-cell>
          <table:table-cell table:style-name="ce16" office:value-type="float" office:value="139073" calcext:value-type="float">
            <text:p>139073</text:p>
          </table:table-cell>
          <table:table-cell table:style-name="ce16"/>
          <table:table-cell table:style-name="ce16" office:value-type="float" office:value="139211" calcext:value-type="float">
            <text:p>139211</text:p>
          </table:table-cell>
          <table:table-cell table:style-name="ce2" table:number-columns-repeated="2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200" calcext:value-type="float">
            <text:p>200</text:p>
          </table:table-cell>
          <table:table-cell table:number-columns-repeated="981"/>
        </table:table-row>
        <table:table-row table:style-name="ro1">
          <table:table-cell table:style-name="ce27" table:formula="of:=([.D116]/4000)*2*PI()*20.5679" office:value-type="float" office:value="660.181299485825" calcext:value-type="float">
            <text:p>660.181 mm</text:p>
          </table:table-cell>
          <table:table-cell table:style-name="ce29" table:formula="of:=([.D116]/4000)*6.28*20.5679" office:value-type="float" office:value="659.846615702" calcext:value-type="float">
            <text:p>659.847 mm</text:p>
          </table:table-cell>
          <table:table-cell table:style-name="ce29" table:formula="of:=([.D116]/4000)*6.28*20.61" office:value-type="float" office:value="661.1972418" calcext:value-type="float">
            <text:p>661.197 mm</text:p>
          </table:table-cell>
          <table:table-cell table:style-name="ce16" office:value-type="float" office:value="20434" calcext:value-type="float">
            <text:p>20434</text:p>
          </table:table-cell>
          <table:table-cell table:style-name="ce16"/>
          <table:table-cell table:style-name="ce16" office:value-type="float" office:value="20446" calcext:value-type="float">
            <text:p>20446</text:p>
          </table:table-cell>
          <table:table-cell table:style-name="ce2" table:number-columns-repeated="2"/>
          <table:table-cell table:style-name="ce27" table:formula="of:=([.L116]/4000)*2*PI()*20.5679" office:value-type="float" office:value="749.609793024866" calcext:value-type="float">
            <text:p>749.610 mm</text:p>
          </table:table-cell>
          <table:table-cell table:style-name="ce29" table:formula="of:=([.L116]/4000)*6.28*20.5679" office:value-type="float" office:value="749.229772806" calcext:value-type="float">
            <text:p>749.230 mm</text:p>
          </table:table-cell>
          <table:table-cell table:style-name="ce29" table:formula="of:=([.L116]/4000)*6.28*20.61" office:value-type="float" office:value="750.7633554" calcext:value-type="float">
            <text:p>750.763 mm</text:p>
          </table:table-cell>
          <table:table-cell table:style-name="ce16" office:value-type="float" office:value="23202" calcext:value-type="float">
            <text:p>23202</text:p>
          </table:table-cell>
          <table:table-cell table:style-name="ce16"/>
          <table:table-cell table:style-name="ce16" office:value-type="float" office:value="23191" calcext:value-type="float">
            <text:p>23191</text:p>
          </table:table-cell>
          <table:table-cell table:style-name="ce2" table:number-columns-repeated="2"/>
          <table:table-cell table:style-name="ce16" table:number-columns-repeated="2"/>
          <table:table-cell table:style-name="ce32"/>
          <table:table-cell table:style-name="ce16" office:value-type="float" office:value="46354" calcext:value-type="float">
            <text:p>46354</text:p>
          </table:table-cell>
          <table:table-cell table:style-name="ce16"/>
          <table:table-cell table:style-name="ce16" office:value-type="float" office:value="46389" calcext:value-type="float">
            <text:p>46389</text:p>
          </table:table-cell>
          <table:table-cell table:style-name="ce2" table:number-columns-repeated="2"/>
          <table:table-cell table:style-name="ce27" table:formula="of:=([.AB116]/4000)*2*PI()*20.5679" office:value-type="float" office:value="2995.33760584956" calcext:value-type="float">
            <text:p>2995.338 mm</text:p>
          </table:table-cell>
          <table:table-cell table:style-name="ce29" table:formula="of:=([.AB116]/4000)*6.28*20.5679" office:value-type="float" office:value="2993.819097336" calcext:value-type="float">
            <text:p>2993.819 mm</text:p>
          </table:table-cell>
          <table:table-cell table:style-name="ce29" table:formula="of:=([.AB116]/4000)*6.28*20.61" office:value-type="float" office:value="2999.9470824" calcext:value-type="float">
            <text:p>2999.947 mm</text:p>
          </table:table-cell>
          <table:table-cell table:style-name="ce16" office:value-type="float" office:value="92712" calcext:value-type="float">
            <text:p>92712</text:p>
          </table:table-cell>
          <table:table-cell table:style-name="ce16"/>
          <table:table-cell table:style-name="ce16" office:value-type="float" office:value="92255" calcext:value-type="float">
            <text:p>92255</text:p>
          </table:table-cell>
          <table:table-cell table:style-name="ce2" table:number-columns-repeated="2"/>
          <table:table-cell table:style-name="ce27" table:formula="of:=([.AJ116]/4000)*2*PI()*20.5679" office:value-type="float" office:value="4491.9725533577" calcext:value-type="float">
            <text:p>4491.973 mm</text:p>
          </table:table-cell>
          <table:table-cell table:style-name="ce29" table:formula="of:=([.AJ116]/4000)*6.28*20.5679" office:value-type="float" office:value="4489.695314708" calcext:value-type="float">
            <text:p>4489.695 mm</text:p>
          </table:table-cell>
          <table:table-cell table:style-name="ce29" table:formula="of:=([.AJ116]/4000)*6.28*20.61" office:value-type="float" office:value="4498.8851772" calcext:value-type="float">
            <text:p>4498.885 mm</text:p>
          </table:table-cell>
          <table:table-cell table:style-name="ce16" office:value-type="float" office:value="139036" calcext:value-type="float">
            <text:p>139036</text:p>
          </table:table-cell>
          <table:table-cell table:style-name="ce16"/>
          <table:table-cell table:style-name="ce16" office:value-type="float" office:value="139242" calcext:value-type="float">
            <text:p>139242</text:p>
          </table:table-cell>
          <table:table-cell table:style-name="ce2" table:number-columns-repeated="2"/>
          <table:table-cell table:style-name="ce16" office:value-type="float" office:value="218" calcext:value-type="float">
            <text:p>218</text:p>
          </table:table-cell>
          <table:table-cell table:style-name="ce2"/>
          <table:table-cell table:style-name="ce16" office:value-type="float" office:value="196" calcext:value-type="float">
            <text:p>196</text:p>
          </table:table-cell>
          <table:table-cell table:number-columns-repeated="981"/>
        </table:table-row>
        <table:table-row table:style-name="ro1">
          <table:table-cell table:style-name="ce2" table:number-columns-repeated="18"/>
          <table:table-cell table:style-name="ce1"/>
          <table:table-cell table:style-name="ce2" table:number-columns-repeated="21"/>
          <table:table-cell table:style-name="ce16" office:value-type="float" office:value="217" calcext:value-type="float">
            <text:p>217</text:p>
          </table:table-cell>
          <table:table-cell table:style-name="ce2"/>
          <table:table-cell table:style-name="ce16" office:value-type="float" office:value="195" calcext:value-type="float">
            <text:p>195</text:p>
          </table:table-cell>
          <table:table-cell table:number-columns-repeated="981"/>
        </table:table-row>
        <table:table-row table:style-name="ro1">
          <table:table-cell table:style-name="ce2" table:number-columns-repeated="10"/>
          <table:table-cell table:style-name="ce1" table:number-columns-repeated="4"/>
          <table:table-cell table:style-name="ce2" table:number-columns-repeated="5"/>
          <table:table-cell table:style-name="ce1" table:number-columns-repeated="3"/>
          <table:table-cell table:style-name="ce2" table:number-columns-repeated="21"/>
          <table:table-cell table:number-columns-repeated="981"/>
        </table:table-row>
        <table:table-row table:style-name="ro1">
          <table:table-cell table:style-name="ce28"/>
          <table:table-cell table:style-name="ce30" office:value-type="string" calcext:value-type="string">
            <text:p>VAR 110 LEFT 0.66M</text:p>
            <text:p>DISTANCE</text:p>
          </table:table-cell>
          <table:table-cell table:style-name="ce28"/>
          <table:table-cell table:style-name="ce30" office:value-type="string" calcext:value-type="string">
            <text:p>VAR 110 LEFT 0.66M</text:p>
          </table:table-cell>
          <table:table-cell table:style-name="ce28"/>
          <table:table-cell table:style-name="ce30" office:value-type="string" calcext:value-type="string">
            <text:p>VAR 110 RIGHT 0.66M</text:p>
          </table:table-cell>
          <table:table-cell table:style-name="ce28" table:number-columns-repeated="3"/>
          <table:table-cell table:style-name="ce30" office:value-type="string" calcext:value-type="string">
            <text:p>VAR 110 LEFT 0.75M</text:p>
            <text:p>DISTANCE</text:p>
          </table:table-cell>
          <table:table-cell table:style-name="ce28"/>
          <table:table-cell table:style-name="ce30" office:value-type="string" calcext:value-type="string">
            <text:p>VAR 110 LEFT 0.75M</text:p>
          </table:table-cell>
          <table:table-cell table:style-name="ce28"/>
          <table:table-cell table:style-name="ce30" office:value-type="string" calcext:value-type="string">
            <text:p>VAR 110 RIGHT 0.75M</text:p>
          </table:table-cell>
          <table:table-cell table:style-name="ce28" table:number-columns-repeated="3"/>
          <table:table-cell table:style-name="ce30" office:value-type="string" calcext:value-type="string">
            <text:p>VAR 110 LEFT 1.5M</text:p>
            <text:p>DISTANCE</text:p>
          </table:table-cell>
          <table:table-cell table:style-name="ce28"/>
          <table:table-cell table:style-name="ce30" office:value-type="string" calcext:value-type="string">
            <text:p>VAR 110 LEFT 1.5M</text:p>
          </table:table-cell>
          <table:table-cell table:style-name="ce28"/>
          <table:table-cell table:style-name="ce30" office:value-type="string" calcext:value-type="string">
            <text:p>VAR 110 RIGHT 1.5M</text:p>
          </table:table-cell>
          <table:table-cell table:style-name="ce28" table:number-columns-repeated="3"/>
          <table:table-cell table:style-name="ce30" office:value-type="string" calcext:value-type="string">
            <text:p>VAR 110 LEFT 3M</text:p>
            <text:p>DISTANCE</text:p>
          </table:table-cell>
          <table:table-cell table:style-name="ce28"/>
          <table:table-cell table:style-name="ce30" office:value-type="string" calcext:value-type="string">
            <text:p>VAR 110 LEFT 3M</text:p>
          </table:table-cell>
          <table:table-cell table:style-name="ce28"/>
          <table:table-cell table:style-name="ce30" office:value-type="string" calcext:value-type="string">
            <text:p>VAR 110 RIGHT 3M</text:p>
          </table:table-cell>
          <table:table-cell table:style-name="ce28" table:number-columns-repeated="3"/>
          <table:table-cell table:style-name="ce30" office:value-type="string" calcext:value-type="string">
            <text:p>VAR 110 LEFT 4.5M</text:p>
            <text:p>DISTANCE</text:p>
          </table:table-cell>
          <table:table-cell table:style-name="ce28"/>
          <table:table-cell table:style-name="ce30" office:value-type="string" calcext:value-type="string">
            <text:p>VAR 110 LEFT 4.5M</text:p>
          </table:table-cell>
          <table:table-cell table:style-name="ce28"/>
          <table:table-cell table:style-name="ce30" office:value-type="string" calcext:value-type="string">
            <text:p>VAR 110 RIGHT 4.5M</text:p>
          </table:table-cell>
          <table:table-cell table:style-name="ce28" table:number-columns-repeated="2"/>
          <table:table-cell table:style-name="ce30" office:value-type="string" calcext:value-type="string">
            <text:p>VAR 110 LEFT 20CM</text:p>
          </table:table-cell>
          <table:table-cell table:style-name="ce28"/>
          <table:table-cell table:style-name="ce30" office:value-type="string" calcext:value-type="string">
            <text:p>VAR 110 LEFT 20CM</text:p>
          </table:table-cell>
          <table:table-cell table:number-columns-repeated="981"/>
        </table:table-row>
        <table:table-row table:style-name="ro1">
          <table:table-cell table:style-name="ce28"/>
          <table:table-cell table:style-name="ce28" table:formula="of:=VAR([.B6:.B116])" office:value-type="float" office:value="0.03107046316" calcext:value-type="float">
            <text:p>0.03107046316</text:p>
          </table:table-cell>
          <table:table-cell table:style-name="ce28"/>
          <table:table-cell table:style-name="ce28" table:formula="of:=VAR([.D6:.D116])" office:value-type="float" office:value="29.796724" calcext:value-type="float">
            <text:p>29.796724</text:p>
          </table:table-cell>
          <table:table-cell table:style-name="ce28"/>
          <table:table-cell table:style-name="ce28" table:formula="of:=VAR([.F6:.F116])" office:value-type="float" office:value="16.56232596" calcext:value-type="float">
            <text:p>16.56232596</text:p>
          </table:table-cell>
          <table:table-cell table:style-name="ce28" table:number-columns-repeated="3"/>
          <table:table-cell table:style-name="ce28" table:formula="of:=VAR([.J6:.J116])" office:value-type="float" office:value="0.2126632966" calcext:value-type="float">
            <text:p>0.2126632966</text:p>
          </table:table-cell>
          <table:table-cell table:style-name="ce28"/>
          <table:table-cell table:style-name="ce28" table:formula="of:=VAR([.L6:.L116])" office:value-type="float" office:value="203.9451269" calcext:value-type="float">
            <text:p>203.9451269</text:p>
          </table:table-cell>
          <table:table-cell table:style-name="ce28"/>
          <table:table-cell table:style-name="ce28" table:formula="of:=VAR([.N6:.N116])" office:value-type="float" office:value="175.3475839" calcext:value-type="float">
            <text:p>175.3475839</text:p>
          </table:table-cell>
          <table:table-cell table:style-name="ce28" table:number-columns-repeated="3"/>
          <table:table-cell table:style-name="ce28" table:formula="of:=VAR([.R6:.R116])" office:value-type="float" office:value="0.4727204603" calcext:value-type="float">
            <text:p>0.4727204603</text:p>
          </table:table-cell>
          <table:table-cell table:style-name="ce28"/>
          <table:table-cell table:style-name="ce28" table:formula="of:=VAR([.T6:.T116])" office:value-type="float" office:value="454.1490581" calcext:value-type="float">
            <text:p>454.1490581</text:p>
          </table:table-cell>
          <table:table-cell table:style-name="ce28"/>
          <table:table-cell table:style-name="ce28" table:formula="of:=VAR([.V6:.V116])" office:value-type="float" office:value="1813206352" calcext:value-type="float">
            <text:p>1813206352</text:p>
          </table:table-cell>
          <table:table-cell table:style-name="ce28" table:number-columns-repeated="3"/>
          <table:table-cell table:style-name="ce28" table:formula="of:=VAR([.Z6:.Z116])" office:value-type="float" office:value="0.6878492817" calcext:value-type="float">
            <text:p>0.6878492817</text:p>
          </table:table-cell>
          <table:table-cell table:style-name="ce28"/>
          <table:table-cell table:style-name="ce28" table:formula="of:=VAR([.AB6:.AB116])" office:value-type="float" office:value="659.6507781" calcext:value-type="float">
            <text:p>659.6507781</text:p>
          </table:table-cell>
          <table:table-cell table:style-name="ce28"/>
          <table:table-cell table:style-name="ce28" table:formula="of:=VAR([.AD6:.AD116])" office:value-type="float" office:value="79241.39869" calcext:value-type="float">
            <text:p>79241.39869</text:p>
          </table:table-cell>
          <table:table-cell table:style-name="ce28" table:number-columns-repeated="3"/>
          <table:table-cell table:style-name="ce28" table:formula="of:=VAR([.AH6:.AH116])" office:value-type="float" office:value="1.00172127" calcext:value-type="float">
            <text:p>1.00172127</text:p>
          </table:table-cell>
          <table:table-cell table:style-name="ce28"/>
          <table:table-cell table:style-name="ce28" table:formula="of:=VAR([.AJ6:.AJ116])" office:value-type="float" office:value="960.6555283" calcext:value-type="float">
            <text:p>960.6555283</text:p>
          </table:table-cell>
          <table:table-cell table:style-name="ce28"/>
          <table:table-cell table:style-name="ce28" table:formula="of:=VAR([.AL6:.AL116])" office:value-type="float" office:value="399.4316134" calcext:value-type="float">
            <text:p>399.4316134</text:p>
          </table:table-cell>
          <table:table-cell table:style-name="ce28" table:number-columns-repeated="2"/>
          <table:table-cell table:style-name="ce28" table:formula="of:=VAR([.AO6:.AO117])" office:value-type="float" office:value="2.72972973" calcext:value-type="float">
            <text:p>2.72972973</text:p>
          </table:table-cell>
          <table:table-cell table:style-name="ce28"/>
          <table:table-cell table:style-name="ce28" table:formula="of:=VAR([.AQ6:.AQ117])" office:value-type="float" office:value="5.389880952" calcext:value-type="float">
            <text:p>5.389880952</text:p>
          </table:table-cell>
          <table:table-cell table:number-columns-repeated="981"/>
        </table:table-row>
        <table:table-row table:style-name="ro1">
          <table:table-cell table:style-name="ce28" table:number-columns-repeated="43"/>
          <table:table-cell table:number-columns-repeated="981"/>
        </table:table-row>
        <table:table-row table:style-name="ro1">
          <table:table-cell table:style-name="ce28"/>
          <table:table-cell table:style-name="ce30" office:value-type="string" calcext:value-type="string">
            <text:p>ST_DEV 110 LEFT 0.66M</text:p>
            <text:p>DISTANCE</text:p>
          </table:table-cell>
          <table:table-cell table:style-name="ce28"/>
          <table:table-cell table:style-name="ce30" office:value-type="string" calcext:value-type="string">
            <text:p>STD_DEV 110 LEFT 0.66M</text:p>
          </table:table-cell>
          <table:table-cell table:style-name="ce28"/>
          <table:table-cell table:style-name="ce30" office:value-type="string" calcext:value-type="string">
            <text:p>STD_DEV 110 RIGHT 0.66M</text:p>
          </table:table-cell>
          <table:table-cell table:style-name="ce28" table:number-columns-repeated="3"/>
          <table:table-cell table:style-name="ce30" office:value-type="string" calcext:value-type="string">
            <text:p>ST_DEV 110 LEFT 0.75M</text:p>
            <text:p>DISTANCE</text:p>
          </table:table-cell>
          <table:table-cell table:style-name="ce28"/>
          <table:table-cell table:style-name="ce30" office:value-type="string" calcext:value-type="string">
            <text:p>STD_DEV 110 LEFT 0.75M</text:p>
          </table:table-cell>
          <table:table-cell table:style-name="ce28"/>
          <table:table-cell table:style-name="ce30" office:value-type="string" calcext:value-type="string">
            <text:p>STD_DEV 110 RIGHT 0.75M</text:p>
          </table:table-cell>
          <table:table-cell table:style-name="ce28" table:number-columns-repeated="3"/>
          <table:table-cell table:style-name="ce30" office:value-type="string" calcext:value-type="string">
            <text:p>ST_DEV 110 LEFT 1.5M</text:p>
            <text:p>DISTANCE</text:p>
          </table:table-cell>
          <table:table-cell table:style-name="ce28"/>
          <table:table-cell table:style-name="ce30" office:value-type="string" calcext:value-type="string">
            <text:p>STD_DEV 110 LEFT 1.5M</text:p>
          </table:table-cell>
          <table:table-cell table:style-name="ce28"/>
          <table:table-cell table:style-name="ce30" office:value-type="string" calcext:value-type="string">
            <text:p>STD_DEV 110 RIGHT 1.5M</text:p>
          </table:table-cell>
          <table:table-cell table:style-name="ce28" table:number-columns-repeated="3"/>
          <table:table-cell table:style-name="ce30" office:value-type="string" calcext:value-type="string">
            <text:p>ST_DEV 110 LEFT 3M</text:p>
            <text:p>DISTANCE</text:p>
          </table:table-cell>
          <table:table-cell table:style-name="ce28"/>
          <table:table-cell table:style-name="ce30" office:value-type="string" calcext:value-type="string">
            <text:p>STD_DEV 110 LEFT 3M</text:p>
          </table:table-cell>
          <table:table-cell table:style-name="ce28"/>
          <table:table-cell table:style-name="ce30" office:value-type="string" calcext:value-type="string">
            <text:p>STD_DEV 110 RIGHT 3M</text:p>
          </table:table-cell>
          <table:table-cell table:style-name="ce28" table:number-columns-repeated="3"/>
          <table:table-cell table:style-name="ce30" office:value-type="string" calcext:value-type="string">
            <text:p>ST_DEV 110 LEFT 4.5M</text:p>
            <text:p>DISTANCE</text:p>
          </table:table-cell>
          <table:table-cell table:style-name="ce28"/>
          <table:table-cell table:style-name="ce30" office:value-type="string" calcext:value-type="string">
            <text:p>STD_DEV 110 LEFT 4.5M</text:p>
          </table:table-cell>
          <table:table-cell table:style-name="ce28"/>
          <table:table-cell table:style-name="ce30" office:value-type="string" calcext:value-type="string">
            <text:p>STD_DEV 110 RIGHT 4.5M</text:p>
          </table:table-cell>
          <table:table-cell table:style-name="ce28" table:number-columns-repeated="2"/>
          <table:table-cell table:style-name="ce35" office:value-type="string" calcext:value-type="string">
            <text:p>MEDIAN 110 LEFT 20CM</text:p>
          </table:table-cell>
          <table:table-cell table:style-name="ce28"/>
          <table:table-cell table:style-name="ce35" office:value-type="string" calcext:value-type="string">
            <text:p>MEDIAN 110 LEFT 20CM</text:p>
          </table:table-cell>
          <table:table-cell table:number-columns-repeated="981"/>
        </table:table-row>
        <table:table-row table:style-name="ro1">
          <table:table-cell table:style-name="ce28"/>
          <table:table-cell table:style-name="ce28" table:formula="of:=STDEV([.B6:.B116])" office:value-type="float" office:value="0.176268157" calcext:value-type="float">
            <text:p>0.176268157</text:p>
          </table:table-cell>
          <table:table-cell table:style-name="ce28"/>
          <table:table-cell table:style-name="ce28" table:formula="of:=STDEV([.D6:.D116])" office:value-type="float" office:value="5.458637559" calcext:value-type="float">
            <text:p>5.458637559</text:p>
          </table:table-cell>
          <table:table-cell table:style-name="ce28"/>
          <table:table-cell table:style-name="ce28" table:formula="of:=STDEV([.F6:.F116])" office:value-type="float" office:value="4.069683767" calcext:value-type="float">
            <text:p>4.069683767</text:p>
          </table:table-cell>
          <table:table-cell table:style-name="ce28" table:number-columns-repeated="3"/>
          <table:table-cell table:style-name="ce28" table:formula="of:=STDEV([.J6:.J116])" office:value-type="float" office:value="0.4611543089" calcext:value-type="float">
            <text:p>0.4611543089</text:p>
          </table:table-cell>
          <table:table-cell table:style-name="ce28"/>
          <table:table-cell table:style-name="ce28" table:formula="of:=STDEV([.L6:.L116])" office:value-type="float" office:value="14.28093579" calcext:value-type="float">
            <text:p>14.28093579</text:p>
          </table:table-cell>
          <table:table-cell table:style-name="ce28"/>
          <table:table-cell table:style-name="ce28" table:formula="of:=STDEV([.N6:.N116])" office:value-type="float" office:value="13.24188748" calcext:value-type="float">
            <text:p>13.24188748</text:p>
          </table:table-cell>
          <table:table-cell table:style-name="ce28" table:number-columns-repeated="3"/>
          <table:table-cell table:style-name="ce28" table:formula="of:=STDEV([.R6:.R116])" office:value-type="float" office:value="0.6875466968" calcext:value-type="float">
            <text:p>0.6875466968</text:p>
          </table:table-cell>
          <table:table-cell table:style-name="ce28"/>
          <table:table-cell table:style-name="ce28" table:formula="of:=STDEV([.T6:.T116])" office:value-type="float" office:value="21.31077329" calcext:value-type="float">
            <text:p>21.31077329</text:p>
          </table:table-cell>
          <table:table-cell table:style-name="ce28"/>
          <table:table-cell table:style-name="ce28" table:formula="of:=STDEV([.V6:.V116])" office:value-type="float" office:value="42581.76079" calcext:value-type="float">
            <text:p>42581.76079</text:p>
          </table:table-cell>
          <table:table-cell table:style-name="ce28" table:number-columns-repeated="3"/>
          <table:table-cell table:style-name="ce28" table:formula="of:=STDEV([.Z6:.Z116])" office:value-type="float" office:value="0.8293667956" calcext:value-type="float">
            <text:p>0.8293667956</text:p>
          </table:table-cell>
          <table:table-cell table:style-name="ce28"/>
          <table:table-cell table:style-name="ce28" table:formula="of:=STDEV([.AB6:.AB116])" office:value-type="float" office:value="25.68366754" calcext:value-type="float">
            <text:p>25.68366754</text:p>
          </table:table-cell>
          <table:table-cell table:style-name="ce28"/>
          <table:table-cell table:style-name="ce28" table:formula="of:=STDEV([.AD6:.AD116])" office:value-type="float" office:value="281.4984879" calcext:value-type="float">
            <text:p>281.4984879</text:p>
          </table:table-cell>
          <table:table-cell table:style-name="ce28" table:number-columns-repeated="3"/>
          <table:table-cell table:style-name="ce28" table:formula="of:=STDEV([.AH6:.AH116])" office:value-type="float" office:value="1.000860265" calcext:value-type="float">
            <text:p>1.000860265</text:p>
          </table:table-cell>
          <table:table-cell table:style-name="ce28"/>
          <table:table-cell table:style-name="ce28" table:formula="of:=STDEV([.AJ6:.AJ116])" office:value-type="float" office:value="30.99444351" calcext:value-type="float">
            <text:p>30.99444351</text:p>
          </table:table-cell>
          <table:table-cell table:style-name="ce28"/>
          <table:table-cell table:style-name="ce28" table:formula="of:=STDEV([.AL6:.AL116])" office:value-type="float" office:value="19.98578528" calcext:value-type="float">
            <text:p>19.98578528</text:p>
          </table:table-cell>
          <table:table-cell table:style-name="ce28" table:number-columns-repeated="2"/>
          <table:table-cell table:style-name="ce28" table:formula="of:=MEDIAN([.AO6:.AO117])" office:value-type="float" office:value="217" calcext:value-type="float">
            <text:p>217</text:p>
          </table:table-cell>
          <table:table-cell table:style-name="ce28"/>
          <table:table-cell table:style-name="ce28" table:formula="of:=MEDIAN([.AQ6:.AQ117])" office:value-type="float" office:value="197" calcext:value-type="float">
            <text:p>197</text:p>
          </table:table-cell>
          <table:table-cell table:number-columns-repeated="981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0"/>
      <number:text> mm</number:text>
    </number:number-style>
    <number:number-style style:name="N126">
      <number:number number:decimal-places="0" loext:min-decimal-places="0" number:min-integer-digits="1"/>
      <number:text> mm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LD" style:display-name="PageStyle_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AL" style:display-name="PageStyle_FI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0507" meta:object-count="0"/>
    <meta:generator>LibreOfficeDev/6.0.5.2$Linux_X86_64 LibreOffice_project/</meta:generator>
  </office:meta>
</office:document-meta>
</file>